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439in"/>
    </style:style>
    <style:style style:name="co7" style:family="table-column">
      <style:table-column-properties fo:break-before="auto" style:column-width="2.1902in"/>
    </style:style>
    <style:style style:name="co8" style:family="table-column">
      <style:table-column-properties fo:break-before="auto" style:column-width="1.8689in"/>
    </style:style>
    <style:style style:name="co9" style:family="table-column">
      <style:table-column-properties fo:break-before="auto" style:column-width="0.8783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1.2146in"/>
    </style:style>
    <style:style style:name="co12" style:family="table-column">
      <style:table-column-properties fo:break-before="auto" style:column-width="1.1283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2" style:family="table" style:master-page-name="Default">
      <style:table-properties table:display="true" style:writing-mode="lr-tb" tableooo:tab-color="#99ff66"/>
    </style:style>
    <style:style style:name="ta3" style:family="table" style:master-page-name="Default">
      <style:table-properties table:display="true" style:writing-mode="lr-tb" tableooo:tab-color="#ff3333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 style:data-style-name="N75"/>
    <style:style style:name="ce16" style:family="table-cell" style:parent-style-name="Default" style:data-style-name="N37"/>
    <style:style style:name="ce17" style:family="table-cell" style:parent-style-name="Default" style:data-style-name="N0"/>
    <style:style style:name="ce18" style:family="table-cell" style:parent-style-name="Default" style:data-style-name="N99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20" style:family="table-cell" style:parent-style-name="Default">
      <style:text-properties fo:color="#6666ff"/>
    </style:style>
    <style:style style:name="ce21" style:family="table-cell" style:parent-style-name="Default">
      <style:table-cell-properties fo:background-color="#999999"/>
      <style:text-properties style:use-window-font-color="tru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23" style:family="table-cell" style:parent-style-name="Default" style:data-style-name="N37">
      <style:text-properties fo:color="#6666ff"/>
    </style:style>
    <style:style style:name="ce24" style:family="table-cell" style:parent-style-name="Default">
      <style:text-properties fo:color="#ff3333"/>
    </style:style>
    <style:style style:name="ce25" style:family="table-cell" style:parent-style-name="Default" style:data-style-name="N75">
      <style:text-properties fo:color="#ff3333"/>
    </style:style>
    <style:style style:name="ce26" style:family="table-cell" style:parent-style-name="Default">
      <style:table-cell-properties fo:background-color="#999999"/>
    </style:style>
    <style:style style:name="ce27" style:family="table-cell" style:parent-style-name="Default">
      <style:text-properties fo:color="#ff3333" style:font-name="Nimbus Sans L" style:font-name-asian="DejaVu Sans" style:font-name-complex="DejaVu Sans"/>
    </style:style>
    <style:style style:name="ce28" style:family="table-cell" style:parent-style-name="Default">
      <style:table-cell-properties fo:background-color="#999999"/>
      <style:text-properties fo:color="#6666ff"/>
    </style:style>
    <style:style style:name="ce29" style:family="table-cell" style:parent-style-name="Default" style:data-style-name="N37">
      <style:table-cell-properties fo:background-color="#999999"/>
    </style:style>
    <style:style style:name="ce30" style:family="table-cell" style:parent-style-name="Default" style:data-style-name="N37">
      <style:text-properties fo:color="#ff3333"/>
    </style:style>
    <style:style style:name="ce31" style:family="table-cell" style:parent-style-name="Default" style:data-style-name="N37">
      <style:text-properties style:use-window-font-color="true"/>
    </style:style>
    <style:style style:name="ce32" style:family="table-cell" style:parent-style-name="Default" style:data-style-name="N100"/>
    <style:style style:name="ce33" style:family="table-cell" style:parent-style-name="Default">
      <style:table-cell-properties fo:background-color="transparent"/>
      <style:text-properties fo:color="#6666ff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5" style:family="table-cell" style:parent-style-name="Default" style:data-style-name="N39">
      <style:table-cell-properties fo:background-color="transparent"/>
      <style:text-properties fo:color="#6666f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39"/>
    <style:style style:name="ce38" style:family="table-cell" style:parent-style-name="Default">
      <style:table-cell-properties fo:background-color="#ffcccc"/>
    </style:style>
  </office:automatic-styles>
  <office:body>
    <office:spreadsheet>
      <table:table table:name="Recip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How many people the dish feeds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>
            <text:p>Cereal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Joghu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lk (UHT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nflak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table:number-columns-repeated="3"/>
          <table:table-cell table:style-name="ce2" office:value-type="float" office:value="1.5" calcext:value-type="float">
            <text:p>1.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Banana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Oth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Bread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Brötche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ze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Drink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Orang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Tea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Coff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uga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 Mil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calcext:value-type="string">
            <text:p>Egg sandwich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cumber sandwich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ef / Sausages / Bratwurst</text:p>
          </table:table-cell>
          <table:table-cell table:style-name="ce6" table:number-columns-repeated="3"/>
          <table:table-cell table:style-name="ce4" table:formula="of:=[.C51]/200" office:value-type="float" office:value="0.375" calcext:value-type="float">
            <text:p>0.375</text:p>
          </table:table-cell>
          <table:table-cell table:style-name="ce4" office:value-type="string" calcext:value-type="string">
            <text:p>Should have 200g sides, 200g meat, per person</text:p>
          </table:table-cell>
          <table:table-cell table:style-name="ce9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ish / Salmon</text:p>
          </table:table-cell>
          <table:table-cell table:style-name="ce5"/>
          <table:table-cell table:style-name="ce4" table:number-columns-repeated="2"/>
          <table:table-cell table:style-name="ce4" table:formula="of:=[.C54]/200" office:value-type="float" office:value="0.001" calcext:value-type="float">
            <text:p>0.001</text:p>
          </table:table-cell>
          <table:table-cell table:style-name="ce9"/>
          <table:table-cell table:style-name="ce12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aloumi</text:p>
          </table:table-cell>
          <table:table-cell table:style-name="ce4"/>
          <table:table-cell table:style-name="ce5" table:number-columns-repeated="2"/>
          <table:table-cell table:style-name="ce4" table:formula="of:=[.C57]/200" office:value-type="float" office:value="0.0015" calcext:value-type="float">
            <text:p>0.0015</text:p>
          </table:table-cell>
          <table:table-cell table:style-name="ce9"/>
          <table:table-cell table:style-name="ce13"/>
          <table:table-cell table:style-name="ce5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ied onions</text:p>
          </table:table-cell>
          <table:table-cell table:style-name="ce4" table:number-columns-repeated="4"/>
          <table:table-cell table:style-name="ce9"/>
          <table:table-cell table:style-name="ce12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auerkraut</text:p>
          </table:table-cell>
          <table:table-cell table:style-name="ce5"/>
          <table:table-cell table:style-name="ce4" table:number-columns-repeated="3"/>
          <table:table-cell table:style-name="ce9"/>
          <table:table-cell table:style-name="ce12"/>
          <table:table-cell table:style-name="ce11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4" table:number-columns-repeated="4"/>
          <table:table-cell table:style-name="ce9"/>
          <table:table-cell table:style-name="ce12"/>
          <table:table-cell table:style-name="ce11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C69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4" office:value-type="float" office:value="16" calcext:value-type="float">
            <text:p>16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diced potatos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3 cups diced (can be unpeeled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c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i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mall onion, d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ion</text:p>
          </table:table-cell>
          <table:table-cell/>
          <table:table-cell office:value-type="string" calcext:value-type="string">
            <text:p>150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1/4 cup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<text:s/>(/4 for main)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nack platter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ce1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ischekä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XX Constraint: Dishes should not be listed twice.</text:p>
          </table:table-cell>
          <table:table-cell table:number-columns-repeated="1023"/>
        </table:table-row>
      </table:table>
      <table:table table:name="Me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Chicken 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eet stuff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 table:number-columns-repeated="3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es" table:style-name="ta1">
        <office:forms form:automatic-focus="false" form:apply-design-mode="false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14" office:value-type="string" calcext:value-type="string">
            <text:p>Meal</text:p>
          </table:table-cell>
          <table:table-cell table:style-name="ce14" table:number-columns-repeated="3"/>
          <table:table-cell table:number-columns-repeated="6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Breakfast</text:p>
          </table:table-cell>
          <table:table-cell table:style-name="ce17" table:number-columns-repeated="3"/>
          <table:table-cell table:style-name="ce14"/>
          <table:table-cell table:style-name="ce17" table:number-columns-repeated="3"/>
          <table:table-cell table:style-name="ce18" table:number-columns-repeated="2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Lunch</text:p>
          </table:table-cell>
          <table:table-cell table:style-name="ce17" table:number-columns-repeated="3"/>
          <table:table-cell table:style-name="ce14"/>
          <table:table-cell table:style-name="ce17" table:number-columns-repeated="3"/>
          <table:table-cell table:style-name="ce18" table:number-columns-repeated="2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BBQ</text:p>
          </table:table-cell>
          <table:table-cell table:style-name="ce17"/>
          <table:table-cell table:style-name="ce18"/>
          <table:table-cell table:style-name="ce17"/>
          <table:table-cell table:style-name="ce14"/>
          <table:table-cell table:style-name="ce17" table:number-columns-repeated="2"/>
          <table:table-cell table:style-name="ce18"/>
          <table:table-cell table:style-name="ce17" table:number-columns-repeated="2"/>
        </table:table-row>
        <table:table-row table:style-name="ro1">
          <table:table-cell table:number-columns-repeated="2"/>
          <table:table-cell table:style-name="ce18"/>
          <table:table-cell table:style-name="ce17"/>
          <table:table-cell table:style-name="ce18"/>
          <table:table-cell table:style-name="ce14"/>
          <table:table-cell table:style-name="ce17" table:number-columns-repeated="3"/>
          <table:table-cell table:style-name="ce18" table:number-columns-repeated="2"/>
        </table:table-row>
        <table:table-row table:style-name="ro1">
          <table:table-cell table:formula="of:=[.A4]+1" office:value-type="date" office:date-value="2014-07-19" calcext:value-type="date">
            <text:p>Jul 19, 2014</text:p>
          </table:table-cell>
          <table:table-cell office:value-type="string" calcext:value-type="string">
            <text:p>Breakfast</text:p>
          </table:table-cell>
          <table:table-cell table:style-name="ce18"/>
          <table:table-cell table:style-name="ce17"/>
          <table:table-cell table:style-name="ce18"/>
          <table:table-cell table:number-columns-repeated="6"/>
        </table:table-row>
        <table:table-row table:style-name="ro1">
          <table:table-cell table:formula="of:=[.A6]" office:value-type="date" office:date-value="2014-07-19" calcext:value-type="date">
            <text:p>Jul 19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formula="of:=[.A7]" office:value-type="date" office:date-value="2014-07-19" calcext:value-type="date">
            <text:p>Jul 19, 2014</text:p>
          </table:table-cell>
          <table:table-cell office:value-type="string" calcext:value-type="string">
            <text:p>BBQ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formula="of:=[.A8]+1" office:value-type="date" office:date-value="2014-07-20" calcext:value-type="date">
            <text:p>Jul 20, 2014</text:p>
          </table:table-cell>
          <table:table-cell office:value-type="string" calcext:value-type="string">
            <text:p>Breakfast</text:p>
          </table:table-cell>
          <table:table-cell table:number-columns-repeated="9"/>
        </table:table-row>
        <table:table-row table:style-name="ro1">
          <table:table-cell table:formula="of:=[.A10]" office:value-type="date" office:date-value="2014-07-20" calcext:value-type="date">
            <text:p>Jul 20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formula="of:=[.A11]" office:value-type="date" office:date-value="2014-07-20" calcext:value-type="date">
            <text:p>Jul 20, 2014</text:p>
          </table:table-cell>
          <table:table-cell office:value-type="string" calcext:value-type="string">
            <text:p>Dinner</text:p>
          </table:table-cell>
          <table:table-cell table:number-columns-repeated="9"/>
        </table:table-row>
        <table:table-row table:style-name="ro1">
          <table:table-cell table:formula="of:=[.A12]" office:value-type="date" office:date-value="2014-07-20" calcext:value-type="date">
            <text:p>Jul 20, 2014</text:p>
          </table:table-cell>
          <table:table-cell office:value-type="string" calcext:value-type="string">
            <text:p>Dessert</text:p>
          </table:table-cell>
          <table:table-cell table:number-columns-repeated="9"/>
        </table:table-row>
        <table:table-row table:style-name="ro1">
          <table:table-cell table:style-name="ce16"/>
          <table:table-cell table:number-columns-repeated="10"/>
        </table:table-row>
        <table:table-row table:style-name="ro1">
          <table:table-cell table:formula="of:=[.A13]+1" office:value-type="date" office:date-value="2014-07-21" calcext:value-type="date">
            <text:p>Jul 21, 2014</text:p>
          </table:table-cell>
          <table:table-cell office:value-type="string" calcext:value-type="string">
            <text:p>Breakfast</text:p>
          </table:table-cell>
          <table:table-cell table:number-columns-repeated="9"/>
        </table:table-row>
        <table:table-row table:style-name="ro1">
          <table:table-cell table:formula="of:=[.A15]" office:value-type="date" office:date-value="2014-07-21" calcext:value-type="date">
            <text:p>Jul 21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</table:table>
      <table:table table:name="Expand Dates" table:style-name="ta2">
        <office:forms form:automatic-focus="false" form:apply-design-mode="false"/>
        <table:table-column table:style-name="co1" table:default-cell-style-name="ce20"/>
        <table:table-column table:style-name="co1" table:default-cell-style-name="ce14"/>
        <table:table-column table:style-name="co1" table:number-columns-repeated="3" table:default-cell-style-name="ce20"/>
        <table:table-column table:style-name="co2" table:default-cell-style-name="ce2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24"/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2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table:style-name="ce19" office:value-type="string" calcext:value-type="string" table:number-columns-spanned="5" table:number-rows-spanned="1">
            <text:p>Meals</text:p>
          </table:table-cell>
          <table:covered-table-cell table:style-name="ce19"/>
          <table:covered-table-cell table:number-columns-repeated="3"/>
          <table:table-cell/>
          <table:table-cell table:style-name="ce22" office:value-type="string" calcext:value-type="string" table:number-columns-spanned="2" table:number-rows-spanned="1">
            <text:p>Dates</text:p>
          </table:table-cell>
          <table:covered-table-cell table:style-name="ce20"/>
          <table:table-cell table:style-name="ce20"/>
          <table:table-cell/>
          <table:table-cell table:style-name="ce15" table:number-matrix-columns-spanned="3" table:number-matrix-rows-spanned="2" table:formula="of:=TRANSPOSE([.G3:.H5])" office:value-type="date" office:date-value="2014-07-18" calcext:value-type="date">
            <text:p>Jul 18, 2014</text:p>
          </table:table-cell>
          <table:table-cell table:style-name="ce15" office:value-type="date" office:date-value="2014-07-18" calcext:value-type="date">
            <text:p>Jul 18, 2014</text:p>
          </table:table-cell>
          <table:table-cell table:style-name="ce15" office:value-type="date" office:date-value="2014-07-18" calcext:value-type="date">
            <text:p>Jul 18, 2014</text:p>
          </table:table-cell>
          <table:table-cell table:style-name="ce25" table:formula="of:=[.M1]" office:value-type="date" office:date-value="2014-07-18" calcext:value-type="date">
            <text:p>Jul 18, 2014</text:p>
          </table:table-cell>
          <table:table-cell table:style-name="ce15" table:number-matrix-columns-spanned="3" table:number-matrix-rows-spanned="2" table:formula="of:=TRANSPOSE([.G7:.H9])" office:value-type="date" office:date-value="2014-07-19" calcext:value-type="date">
            <text:p>Jul 19, 2014</text:p>
          </table:table-cell>
          <table:table-cell table:style-name="ce15" office:value-type="date" office:date-value="2014-07-19" calcext:value-type="date">
            <text:p>Jul 19, 2014</text:p>
          </table:table-cell>
          <table:table-cell table:style-name="ce15" office:value-type="date" office:date-value="2014-07-19" calcext:value-type="date">
            <text:p>Jul 19, 2014</text:p>
          </table:table-cell>
          <table:table-cell table:style-name="ce25" table:formula="of:=[.Q1]" office:value-type="date" office:date-value="2014-07-19" calcext:value-type="date">
            <text:p>Jul 19, 2014</text:p>
          </table:table-cell>
          <table:table-cell table:style-name="ce15" table:number-matrix-columns-spanned="4" table:number-matrix-rows-spanned="2" table:formula="of:=TRANSPOSE([.G11:.H14])" office:value-type="date" office:date-value="2014-07-20" calcext:value-type="date">
            <text:p>Jul 20, 2014</text:p>
          </table:table-cell>
          <table:table-cell table:style-name="ce15" office:value-type="date" office:date-value="2014-07-20" calcext:value-type="date">
            <text:p>Jul 20, 2014</text:p>
          </table:table-cell>
          <table:table-cell table:style-name="ce15" office:value-type="date" office:date-value="2014-07-20" calcext:value-type="date">
            <text:p>Jul 20, 2014</text:p>
          </table:table-cell>
          <table:table-cell table:style-name="ce15" office:value-type="date" office:date-value="2014-07-20" calcext:value-type="date">
            <text:p>Jul 20, 2014</text:p>
          </table:table-cell>
          <table:table-cell table:style-name="ce25" table:formula="of:=[.V1]" office:value-type="date" office:date-value="2014-07-20" calcext:value-type="date">
            <text:p>Jul 20, 2014</text:p>
          </table:table-cell>
          <table:table-cell table:style-name="ce15" table:number-matrix-columns-spanned="2" table:number-matrix-rows-spanned="2" table:formula="of:=TRANSPOSE([.G16:.H17])" office:value-type="date" office:date-value="2014-07-21" calcext:value-type="date">
            <text:p>Jul 21, 2014</text:p>
          </table:table-cell>
          <table:table-cell table:style-name="ce15" office:value-type="date" office:date-value="2014-07-21" calcext:value-type="date">
            <text:p>Jul 21, 2014</text:p>
          </table:table-cell>
          <table:table-cell table:style-name="ce25" table:formula="of:=[.Y1]" office:value-type="date" office:date-value="2014-07-21" calcext:value-type="date">
            <text:p>Jul 21, 2014</text:p>
          </table:table-cell>
          <table:table-cell table:style-name="ce15"/>
        </table:table-row>
        <table:table-row table:style-name="ro1">
          <table:table-cell table:formula="of:=[Meals.A1]" office:value-type="string" office:string-value="Meal" calcext:value-type="string">
            <text:p>Meal</text:p>
          </table:table-cell>
          <table:table-cell office:value-type="string" calcext:value-type="string">
            <text:p>Meal, expanded</text:p>
          </table:table-cell>
          <table:table-cell table:formula="of:=[Meals.B1]" office:value-type="string" office:string-value="Course" calcext:value-type="string">
            <text:p>Course</text:p>
          </table:table-cell>
          <table:table-cell table:formula="of:=[Meals.C1]" office:value-type="string" office:string-value="Dish" calcext:value-type="string">
            <text:p>Dish</text:p>
          </table:table-cell>
          <table:table-cell table:formula="of:=[Meals.D1]" office:value-type="string" office:string-value="Proportion of the course that this dish accounts for" calcext:value-type="string">
            <text:p>Proportion of the course that this dish accounts for</text:p>
          </table:table-cell>
          <table:table-cell/>
          <table:table-cell table:style-name="ce20" table:formula="of:=[Dates.A1]" office:value-type="string" office:string-value="Date" calcext:value-type="string">
            <text:p>Date</text:p>
          </table:table-cell>
          <table:table-cell table:style-name="ce20" table:formula="of:=[Dates.B1]" office:value-type="string" office:string-value="Meal" calcext:value-type="string">
            <text:p>Meal</text:p>
          </table:table-cell>
          <table:table-cell table:style-name="ce20"/>
          <table:table-cell office:value-type="string" calcext:value-type="string">
            <text:p>Dish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BBQ" calcext:value-type="string">
            <text:p>BBQ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BBQ" calcext:value-type="string">
            <text:p>BBQ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Dinner" calcext:value-type="string">
            <text:p>Dinner</text:p>
          </table:table-cell>
          <table:table-cell office:value-type="string" office:string-value="Dessert" calcext:value-type="string">
            <text:p>Dessert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formula="of:=[Meals.A2]" office:value-type="string" office:string-value="Breakfast" calcext:value-type="string">
            <text:p>Breakfast</text:p>
          </table:table-cell>
          <table:table-cell table:formula="of:=IF(AND([.A3]=0;NOT([.C3]=0));[.B2];[.A3])" office:value-type="string" office:string-value="Breakfast" calcext:value-type="string">
            <text:p>Breakfast</text:p>
          </table:table-cell>
          <table:table-cell table:formula="of:=[Meals.B2]" office:value-type="string" office:string-value="Food" calcext:value-type="string">
            <text:p>Food</text:p>
          </table:table-cell>
          <table:table-cell table:formula="of:=[Meals.C2]" office:value-type="string" office:string-value="Cereal" calcext:value-type="string">
            <text:p>Cereal</text:p>
          </table:table-cell>
          <table:table-cell table:formula="of:=[Meals.D2]" office:value-type="float" office:value="0.25" calcext:value-type="float">
            <text:p>0.25</text:p>
          </table:table-cell>
          <table:table-cell/>
          <table:table-cell table:style-name="ce23" table:formula="of:=[Dates.A2]" office:value-type="date" office:date-value="2014-07-18" calcext:value-type="date">
            <text:p>07/18/14</text:p>
          </table:table-cell>
          <table:table-cell table:style-name="ce20" table:formula="of:=[Dates.B2]" office:value-type="string" office:string-value="Breakfast" calcext:value-type="string">
            <text:p>Breakfast</text:p>
          </table:table-cell>
          <table:table-cell table:style-name="ce20"/>
          <table:table-cell table:formula="of:=[.D3]" office:value-type="string" office:string-value="Cereal" calcext:value-type="string">
            <text:p>Cereal</text:p>
          </table:table-cell>
          <table:table-cell table:formula="of:=IF([.$B3]=[.K$2];[.$E3];0)" office:value-type="float" office:value="0.25" calcext:value-type="float">
            <text:p>0.25</text:p>
          </table:table-cell>
          <table:table-cell table:formula="of:=IF([.$B3]=[.L$2];[.$E3];0)" office:value-type="float" office:value="0" calcext:value-type="float">
            <text:p>0</text:p>
          </table:table-cell>
          <table:table-cell table:formula="of:=IF([.$B3]=[.M$2];[.$E3];0)" office:value-type="float" office:value="0" calcext:value-type="float">
            <text:p>0</text:p>
          </table:table-cell>
          <table:table-cell table:formula="of:=SUM([.K3:.M3])" office:value-type="float" office:value="0.25" calcext:value-type="float">
            <text:p>0.25</text:p>
          </table:table-cell>
          <table:table-cell table:formula="of:=IF([.$B3]=[.O$2];[.$E3];0)" office:value-type="float" office:value="0.25" calcext:value-type="float">
            <text:p>0.25</text:p>
          </table:table-cell>
          <table:table-cell table:formula="of:=IF([.$B3]=[.P$2];[.$E3];0)" office:value-type="float" office:value="0" calcext:value-type="float">
            <text:p>0</text:p>
          </table:table-cell>
          <table:table-cell table:formula="of:=IF([.$B3]=[.Q$2];[.$E3];0)" office:value-type="float" office:value="0" calcext:value-type="float">
            <text:p>0</text:p>
          </table:table-cell>
          <table:table-cell table:formula="of:=SUM([.O3:.Q3])" office:value-type="float" office:value="0.25" calcext:value-type="float">
            <text:p>0.25</text:p>
          </table:table-cell>
          <table:table-cell table:formula="of:=IF([.$B3]=[.S$2];[.$E3];0)" office:value-type="float" office:value="0.25" calcext:value-type="float">
            <text:p>0.25</text:p>
          </table:table-cell>
          <table:table-cell table:formula="of:=IF([.$B3]=[.T$2];[.$E3];0)" office:value-type="float" office:value="0" calcext:value-type="float">
            <text:p>0</text:p>
          </table:table-cell>
          <table:table-cell table:formula="of:=IF([.$B3]=[.U$2];[.$E3];0)" office:value-type="float" office:value="0" calcext:value-type="float">
            <text:p>0</text:p>
          </table:table-cell>
          <table:table-cell table:formula="of:=IF([.$B3]=[.V$2];[.$E3];0)" office:value-type="float" office:value="0" calcext:value-type="float">
            <text:p>0</text:p>
          </table:table-cell>
          <table:table-cell table:formula="of:=SUM([.S3:.V3])" office:value-type="float" office:value="0.25" calcext:value-type="float">
            <text:p>0.25</text:p>
          </table:table-cell>
          <table:table-cell table:formula="of:=IF([.$B3]=[.X$2];[.$E3];0)" office:value-type="float" office:value="0.25" calcext:value-type="float">
            <text:p>0.25</text:p>
          </table:table-cell>
          <table:table-cell table:formula="of:=IF([.$B3]=[.Y$2];[.$E3];0)" office:value-type="float" office:value="0" calcext:value-type="float">
            <text:p>0</text:p>
          </table:table-cell>
          <table:table-cell table:formula="of:=SUM([.X3:.Y3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3]" office:value-type="float" office:value="0" calcext:value-type="float">
            <text:p>0</text:p>
          </table:table-cell>
          <table:table-cell table:formula="of:=IF(AND([.A4]=0;NOT([.C4]=0));[.B3];[.A4])" office:value-type="string" office:string-value="Breakfast" calcext:value-type="string">
            <text:p>Breakfast</text:p>
          </table:table-cell>
          <table:table-cell table:formula="of:=[Meals.B3]" office:value-type="string" office:string-value="Food" calcext:value-type="string">
            <text:p>Food</text:p>
          </table:table-cell>
          <table:table-cell table:formula="of:=[Meals.C3]" office:value-type="string" office:string-value="Fruit" calcext:value-type="string">
            <text:p>Fruit</text:p>
          </table:table-cell>
          <table:table-cell table:formula="of:=[Meals.D3]" office:value-type="float" office:value="0.5" calcext:value-type="float">
            <text:p>0.5</text:p>
          </table:table-cell>
          <table:table-cell/>
          <table:table-cell table:style-name="ce23" table:formula="of:=[Dates.A3]" office:value-type="date" office:date-value="2014-07-18" calcext:value-type="date">
            <text:p>07/18/14</text:p>
          </table:table-cell>
          <table:table-cell table:style-name="ce20" table:formula="of:=[Dates.B3]" office:value-type="string" office:string-value="Lunch" calcext:value-type="string">
            <text:p>Lunch</text:p>
          </table:table-cell>
          <table:table-cell table:style-name="ce20"/>
          <table:table-cell table:formula="of:=[.D4]" office:value-type="string" office:string-value="Fruit" calcext:value-type="string">
            <text:p>Fruit</text:p>
          </table:table-cell>
          <table:table-cell table:formula="of:=IF([.$B4]=[.K$2];[.$E4];0)" office:value-type="float" office:value="0.5" calcext:value-type="float">
            <text:p>0.5</text:p>
          </table:table-cell>
          <table:table-cell table:formula="of:=IF([.$B4]=[.L$2];[.$E4];0)" office:value-type="float" office:value="0" calcext:value-type="float">
            <text:p>0</text:p>
          </table:table-cell>
          <table:table-cell table:formula="of:=IF([.$B4]=[.M$2];[.$E4];0)" office:value-type="float" office:value="0" calcext:value-type="float">
            <text:p>0</text:p>
          </table:table-cell>
          <table:table-cell table:formula="of:=SUM([.K4:.M4])" office:value-type="float" office:value="0.5" calcext:value-type="float">
            <text:p>0.5</text:p>
          </table:table-cell>
          <table:table-cell table:formula="of:=IF([.$B4]=[.O$2];[.$E4];0)" office:value-type="float" office:value="0.5" calcext:value-type="float">
            <text:p>0.5</text:p>
          </table:table-cell>
          <table:table-cell table:formula="of:=IF([.$B4]=[.P$2];[.$E4];0)" office:value-type="float" office:value="0" calcext:value-type="float">
            <text:p>0</text:p>
          </table:table-cell>
          <table:table-cell table:formula="of:=IF([.$B4]=[.Q$2];[.$E4];0)" office:value-type="float" office:value="0" calcext:value-type="float">
            <text:p>0</text:p>
          </table:table-cell>
          <table:table-cell table:formula="of:=SUM([.O4:.Q4])" office:value-type="float" office:value="0.5" calcext:value-type="float">
            <text:p>0.5</text:p>
          </table:table-cell>
          <table:table-cell table:formula="of:=IF([.$B4]=[.S$2];[.$E4];0)" office:value-type="float" office:value="0.5" calcext:value-type="float">
            <text:p>0.5</text:p>
          </table:table-cell>
          <table:table-cell table:formula="of:=IF([.$B4]=[.T$2];[.$E4];0)" office:value-type="float" office:value="0" calcext:value-type="float">
            <text:p>0</text:p>
          </table:table-cell>
          <table:table-cell table:formula="of:=IF([.$B4]=[.U$2];[.$E4];0)" office:value-type="float" office:value="0" calcext:value-type="float">
            <text:p>0</text:p>
          </table:table-cell>
          <table:table-cell table:formula="of:=IF([.$B4]=[.V$2];[.$E4];0)" office:value-type="float" office:value="0" calcext:value-type="float">
            <text:p>0</text:p>
          </table:table-cell>
          <table:table-cell table:formula="of:=SUM([.S4:.V4])" office:value-type="float" office:value="0.5" calcext:value-type="float">
            <text:p>0.5</text:p>
          </table:table-cell>
          <table:table-cell table:formula="of:=IF([.$B4]=[.X$2];[.$E4];0)" office:value-type="float" office:value="0.5" calcext:value-type="float">
            <text:p>0.5</text:p>
          </table:table-cell>
          <table:table-cell table:formula="of:=IF([.$B4]=[.Y$2];[.$E4];0)" office:value-type="float" office:value="0" calcext:value-type="float">
            <text:p>0</text:p>
          </table:table-cell>
          <table:table-cell table:formula="of:=SUM([.X4:.Y4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4]" office:value-type="float" office:value="0" calcext:value-type="float">
            <text:p>0</text:p>
          </table:table-cell>
          <table:table-cell table:formula="of:=IF(AND([.A5]=0;NOT([.C5]=0));[.B4];[.A5])" office:value-type="string" office:string-value="Breakfast" calcext:value-type="string">
            <text:p>Breakfast</text:p>
          </table:table-cell>
          <table:table-cell table:formula="of:=[Meals.B4]" office:value-type="string" office:string-value="Food" calcext:value-type="string">
            <text:p>Food</text:p>
          </table:table-cell>
          <table:table-cell table:formula="of:=[Meals.C4]" office:value-type="string" office:string-value="Bread" calcext:value-type="string">
            <text:p>Bread</text:p>
          </table:table-cell>
          <table:table-cell table:formula="of:=[Meals.D4]" office:value-type="float" office:value="0.25" calcext:value-type="float">
            <text:p>0.25</text:p>
          </table:table-cell>
          <table:table-cell/>
          <table:table-cell table:style-name="ce23" table:formula="of:=[Dates.A4]" office:value-type="date" office:date-value="2014-07-18" calcext:value-type="date">
            <text:p>07/18/14</text:p>
          </table:table-cell>
          <table:table-cell table:style-name="ce20" table:formula="of:=[Dates.B4]" office:value-type="string" office:string-value="BBQ" calcext:value-type="string">
            <text:p>BBQ</text:p>
          </table:table-cell>
          <table:table-cell table:style-name="ce20"/>
          <table:table-cell table:formula="of:=[.D5]" office:value-type="string" office:string-value="Bread" calcext:value-type="string">
            <text:p>Bread</text:p>
          </table:table-cell>
          <table:table-cell table:formula="of:=IF([.$B5]=[.K$2];[.$E5];0)" office:value-type="float" office:value="0.25" calcext:value-type="float">
            <text:p>0.25</text:p>
          </table:table-cell>
          <table:table-cell table:formula="of:=IF([.$B5]=[.L$2];[.$E5];0)" office:value-type="float" office:value="0" calcext:value-type="float">
            <text:p>0</text:p>
          </table:table-cell>
          <table:table-cell table:formula="of:=IF([.$B5]=[.M$2];[.$E5];0)" office:value-type="float" office:value="0" calcext:value-type="float">
            <text:p>0</text:p>
          </table:table-cell>
          <table:table-cell table:formula="of:=SUM([.K5:.M5])" office:value-type="float" office:value="0.25" calcext:value-type="float">
            <text:p>0.25</text:p>
          </table:table-cell>
          <table:table-cell table:formula="of:=IF([.$B5]=[.O$2];[.$E5];0)" office:value-type="float" office:value="0.25" calcext:value-type="float">
            <text:p>0.25</text:p>
          </table:table-cell>
          <table:table-cell table:formula="of:=IF([.$B5]=[.P$2];[.$E5];0)" office:value-type="float" office:value="0" calcext:value-type="float">
            <text:p>0</text:p>
          </table:table-cell>
          <table:table-cell table:formula="of:=IF([.$B5]=[.Q$2];[.$E5];0)" office:value-type="float" office:value="0" calcext:value-type="float">
            <text:p>0</text:p>
          </table:table-cell>
          <table:table-cell table:formula="of:=SUM([.O5:.Q5])" office:value-type="float" office:value="0.25" calcext:value-type="float">
            <text:p>0.25</text:p>
          </table:table-cell>
          <table:table-cell table:formula="of:=IF([.$B5]=[.S$2];[.$E5];0)" office:value-type="float" office:value="0.25" calcext:value-type="float">
            <text:p>0.25</text:p>
          </table:table-cell>
          <table:table-cell table:formula="of:=IF([.$B5]=[.T$2];[.$E5];0)" office:value-type="float" office:value="0" calcext:value-type="float">
            <text:p>0</text:p>
          </table:table-cell>
          <table:table-cell table:formula="of:=IF([.$B5]=[.U$2];[.$E5];0)" office:value-type="float" office:value="0" calcext:value-type="float">
            <text:p>0</text:p>
          </table:table-cell>
          <table:table-cell table:formula="of:=IF([.$B5]=[.V$2];[.$E5];0)" office:value-type="float" office:value="0" calcext:value-type="float">
            <text:p>0</text:p>
          </table:table-cell>
          <table:table-cell table:formula="of:=SUM([.S5:.V5])" office:value-type="float" office:value="0.25" calcext:value-type="float">
            <text:p>0.25</text:p>
          </table:table-cell>
          <table:table-cell table:formula="of:=IF([.$B5]=[.X$2];[.$E5];0)" office:value-type="float" office:value="0.25" calcext:value-type="float">
            <text:p>0.25</text:p>
          </table:table-cell>
          <table:table-cell table:formula="of:=IF([.$B5]=[.Y$2];[.$E5];0)" office:value-type="float" office:value="0" calcext:value-type="float">
            <text:p>0</text:p>
          </table:table-cell>
          <table:table-cell table:formula="of:=SUM([.X5:.Y5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5]" office:value-type="float" office:value="0" calcext:value-type="float">
            <text:p>0</text:p>
          </table:table-cell>
          <table:table-cell table:formula="of:=IF(AND([.A6]=0;NOT([.C6]=0));[.B5];[.A6])" office:value-type="string" office:string-value="Breakfast" calcext:value-type="string">
            <text:p>Breakfast</text:p>
          </table:table-cell>
          <table:table-cell table:formula="of:=[Meals.B5]" office:value-type="string" office:string-value="Drink" calcext:value-type="string">
            <text:p>Drink</text:p>
          </table:table-cell>
          <table:table-cell table:formula="of:=[Meals.C5]" office:value-type="string" office:string-value="Drinks" calcext:value-type="string">
            <text:p>Drinks</text:p>
          </table:table-cell>
          <table:table-cell table:formula="of:=[Meals.D5]" office:value-type="float" office:value="1" calcext:value-type="float">
            <text:p>1</text:p>
          </table:table-cell>
          <table:table-cell/>
          <table:table-cell table:style-name="ce23" table:formula="of:=[Dates.A5]" office:value-type="date" office:date-value="1899-12-30" calcext:value-type="date">
            <text:p>12/30/99</text:p>
          </table:table-cell>
          <table:table-cell table:style-name="ce20" table:formula="of:=[Dates.B5]" office:value-type="float" office:value="0" calcext:value-type="float">
            <text:p>0</text:p>
          </table:table-cell>
          <table:table-cell table:style-name="ce20"/>
          <table:table-cell table:formula="of:=[.D6]" office:value-type="string" office:string-value="Drinks" calcext:value-type="string">
            <text:p>Drinks</text:p>
          </table:table-cell>
          <table:table-cell table:formula="of:=IF([.$B6]=[.K$2];[.$E6];0)" office:value-type="float" office:value="1" calcext:value-type="float">
            <text:p>1</text:p>
          </table:table-cell>
          <table:table-cell table:formula="of:=IF([.$B6]=[.L$2];[.$E6];0)" office:value-type="float" office:value="0" calcext:value-type="float">
            <text:p>0</text:p>
          </table:table-cell>
          <table:table-cell table:formula="of:=IF([.$B6]=[.M$2];[.$E6];0)" office:value-type="float" office:value="0" calcext:value-type="float">
            <text:p>0</text:p>
          </table:table-cell>
          <table:table-cell table:formula="of:=SUM([.K6:.M6])" office:value-type="float" office:value="1" calcext:value-type="float">
            <text:p>1</text:p>
          </table:table-cell>
          <table:table-cell table:formula="of:=IF([.$B6]=[.O$2];[.$E6];0)" office:value-type="float" office:value="1" calcext:value-type="float">
            <text:p>1</text:p>
          </table:table-cell>
          <table:table-cell table:formula="of:=IF([.$B6]=[.P$2];[.$E6];0)" office:value-type="float" office:value="0" calcext:value-type="float">
            <text:p>0</text:p>
          </table:table-cell>
          <table:table-cell table:formula="of:=IF([.$B6]=[.Q$2];[.$E6];0)" office:value-type="float" office:value="0" calcext:value-type="float">
            <text:p>0</text:p>
          </table:table-cell>
          <table:table-cell table:formula="of:=SUM([.O6:.Q6])" office:value-type="float" office:value="1" calcext:value-type="float">
            <text:p>1</text:p>
          </table:table-cell>
          <table:table-cell table:formula="of:=IF([.$B6]=[.S$2];[.$E6];0)" office:value-type="float" office:value="1" calcext:value-type="float">
            <text:p>1</text:p>
          </table:table-cell>
          <table:table-cell table:formula="of:=IF([.$B6]=[.T$2];[.$E6];0)" office:value-type="float" office:value="0" calcext:value-type="float">
            <text:p>0</text:p>
          </table:table-cell>
          <table:table-cell table:formula="of:=IF([.$B6]=[.U$2];[.$E6];0)" office:value-type="float" office:value="0" calcext:value-type="float">
            <text:p>0</text:p>
          </table:table-cell>
          <table:table-cell table:formula="of:=IF([.$B6]=[.V$2];[.$E6];0)" office:value-type="float" office:value="0" calcext:value-type="float">
            <text:p>0</text:p>
          </table:table-cell>
          <table:table-cell table:formula="of:=SUM([.S6:.V6])" office:value-type="float" office:value="1" calcext:value-type="float">
            <text:p>1</text:p>
          </table:table-cell>
          <table:table-cell table:formula="of:=IF([.$B6]=[.X$2];[.$E6];0)" office:value-type="float" office:value="1" calcext:value-type="float">
            <text:p>1</text:p>
          </table:table-cell>
          <table:table-cell table:formula="of:=IF([.$B6]=[.Y$2];[.$E6];0)" office:value-type="float" office:value="0" calcext:value-type="float">
            <text:p>0</text:p>
          </table:table-cell>
          <table:table-cell table:formula="of:=SUM([.X6:.Y6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Meals.A6]" office:value-type="float" office:value="0" calcext:value-type="float">
            <text:p>0</text:p>
          </table:table-cell>
          <table:table-cell table:formula="of:=IF(AND([.A7]=0;NOT([.C7]=0));[.B6];[.A7])" office:value-type="float" office:value="0" calcext:value-type="float">
            <text:p>0</text:p>
          </table:table-cell>
          <table:table-cell table:formula="of:=[Meals.B6]" office:value-type="float" office:value="0" calcext:value-type="float">
            <text:p>0</text:p>
          </table:table-cell>
          <table:table-cell table:formula="of:=[Meals.C6]" office:value-type="float" office:value="0" calcext:value-type="float">
            <text:p>0</text:p>
          </table:table-cell>
          <table:table-cell table:formula="of:=[Meals.D6]" office:value-type="float" office:value="0" calcext:value-type="float">
            <text:p>0</text:p>
          </table:table-cell>
          <table:table-cell/>
          <table:table-cell table:style-name="ce23" table:formula="of:=[Dates.A6]" office:value-type="date" office:date-value="2014-07-19" calcext:value-type="date">
            <text:p>07/19/14</text:p>
          </table:table-cell>
          <table:table-cell table:style-name="ce20" table:formula="of:=[Dates.B6]" office:value-type="string" office:string-value="Breakfast" calcext:value-type="string">
            <text:p>Breakfast</text:p>
          </table:table-cell>
          <table:table-cell table:style-name="ce20"/>
          <table:table-cell table:formula="of:=[.D7]" office:value-type="float" office:value="0" calcext:value-type="float">
            <text:p>0</text:p>
          </table:table-cell>
          <table:table-cell table:formula="of:=IF([.$B7]=[.K$2];[.$E7];0)" office:value-type="float" office:value="0" calcext:value-type="float">
            <text:p>0</text:p>
          </table:table-cell>
          <table:table-cell table:formula="of:=IF([.$B7]=[.L$2];[.$E7];0)" office:value-type="float" office:value="0" calcext:value-type="float">
            <text:p>0</text:p>
          </table:table-cell>
          <table:table-cell table:formula="of:=IF([.$B7]=[.M$2];[.$E7];0)" office:value-type="float" office:value="0" calcext:value-type="float">
            <text:p>0</text:p>
          </table:table-cell>
          <table:table-cell table:formula="of:=SUM([.K7:.M7])" office:value-type="float" office:value="0" calcext:value-type="float">
            <text:p>0</text:p>
          </table:table-cell>
          <table:table-cell table:formula="of:=IF([.$B7]=[.O$2];[.$E7];0)" office:value-type="float" office:value="0" calcext:value-type="float">
            <text:p>0</text:p>
          </table:table-cell>
          <table:table-cell table:formula="of:=IF([.$B7]=[.P$2];[.$E7];0)" office:value-type="float" office:value="0" calcext:value-type="float">
            <text:p>0</text:p>
          </table:table-cell>
          <table:table-cell table:formula="of:=IF([.$B7]=[.Q$2];[.$E7];0)" office:value-type="float" office:value="0" calcext:value-type="float">
            <text:p>0</text:p>
          </table:table-cell>
          <table:table-cell table:formula="of:=SUM([.O7:.Q7])" office:value-type="float" office:value="0" calcext:value-type="float">
            <text:p>0</text:p>
          </table:table-cell>
          <table:table-cell table:formula="of:=IF([.$B7]=[.S$2];[.$E7];0)" office:value-type="float" office:value="0" calcext:value-type="float">
            <text:p>0</text:p>
          </table:table-cell>
          <table:table-cell table:formula="of:=IF([.$B7]=[.T$2];[.$E7];0)" office:value-type="float" office:value="0" calcext:value-type="float">
            <text:p>0</text:p>
          </table:table-cell>
          <table:table-cell table:formula="of:=IF([.$B7]=[.U$2];[.$E7];0)" office:value-type="float" office:value="0" calcext:value-type="float">
            <text:p>0</text:p>
          </table:table-cell>
          <table:table-cell table:formula="of:=IF([.$B7]=[.V$2];[.$E7];0)" office:value-type="float" office:value="0" calcext:value-type="float">
            <text:p>0</text:p>
          </table:table-cell>
          <table:table-cell table:formula="of:=SUM([.S7:.V7])" office:value-type="float" office:value="0" calcext:value-type="float">
            <text:p>0</text:p>
          </table:table-cell>
          <table:table-cell table:formula="of:=IF([.$B7]=[.X$2];[.$E7];0)" office:value-type="float" office:value="0" calcext:value-type="float">
            <text:p>0</text:p>
          </table:table-cell>
          <table:table-cell table:formula="of:=IF([.$B7]=[.Y$2];[.$E7];0)" office:value-type="float" office:value="0" calcext:value-type="float">
            <text:p>0</text:p>
          </table:table-cell>
          <table:table-cell table:formula="of:=SUM([.X7:.Y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7]" office:value-type="string" office:string-value="Lunch" calcext:value-type="string">
            <text:p>Lunch</text:p>
          </table:table-cell>
          <table:table-cell table:formula="of:=IF(AND([.A8]=0;NOT([.C8]=0));[.B7];[.A8])" office:value-type="string" office:string-value="Lunch" calcext:value-type="string">
            <text:p>Lunch</text:p>
          </table:table-cell>
          <table:table-cell table:formula="of:=[Meals.B7]" office:value-type="string" office:string-value="Sandwich" calcext:value-type="string">
            <text:p>Sandwich</text:p>
          </table:table-cell>
          <table:table-cell table:formula="of:=[Meals.C7]" office:value-type="string" office:string-value="Egg sandwiches" calcext:value-type="string">
            <text:p>Egg sandwiches</text:p>
          </table:table-cell>
          <table:table-cell table:formula="of:=[Meals.D7]" office:value-type="float" office:value="0.25" calcext:value-type="float">
            <text:p>0.25</text:p>
          </table:table-cell>
          <table:table-cell/>
          <table:table-cell table:style-name="ce23" table:formula="of:=[Dates.A7]" office:value-type="date" office:date-value="2014-07-19" calcext:value-type="date">
            <text:p>07/19/14</text:p>
          </table:table-cell>
          <table:table-cell table:style-name="ce20" table:formula="of:=[Dates.B7]" office:value-type="string" office:string-value="Lunch" calcext:value-type="string">
            <text:p>Lunch</text:p>
          </table:table-cell>
          <table:table-cell table:style-name="ce20"/>
          <table:table-cell table:formula="of:=[.D8]" office:value-type="string" office:string-value="Egg sandwiches" calcext:value-type="string">
            <text:p>Egg sandwiches</text:p>
          </table:table-cell>
          <table:table-cell table:formula="of:=IF([.$B8]=[.K$2];[.$E8];0)" office:value-type="float" office:value="0" calcext:value-type="float">
            <text:p>0</text:p>
          </table:table-cell>
          <table:table-cell table:formula="of:=IF([.$B8]=[.L$2];[.$E8];0)" office:value-type="float" office:value="0.25" calcext:value-type="float">
            <text:p>0.25</text:p>
          </table:table-cell>
          <table:table-cell table:formula="of:=IF([.$B8]=[.M$2];[.$E8];0)" office:value-type="float" office:value="0" calcext:value-type="float">
            <text:p>0</text:p>
          </table:table-cell>
          <table:table-cell table:formula="of:=SUM([.K8:.M8])" office:value-type="float" office:value="0.25" calcext:value-type="float">
            <text:p>0.25</text:p>
          </table:table-cell>
          <table:table-cell table:formula="of:=IF([.$B8]=[.O$2];[.$E8];0)" office:value-type="float" office:value="0" calcext:value-type="float">
            <text:p>0</text:p>
          </table:table-cell>
          <table:table-cell table:formula="of:=IF([.$B8]=[.P$2];[.$E8];0)" office:value-type="float" office:value="0.25" calcext:value-type="float">
            <text:p>0.25</text:p>
          </table:table-cell>
          <table:table-cell table:formula="of:=IF([.$B8]=[.Q$2];[.$E8];0)" office:value-type="float" office:value="0" calcext:value-type="float">
            <text:p>0</text:p>
          </table:table-cell>
          <table:table-cell table:formula="of:=SUM([.O8:.Q8])" office:value-type="float" office:value="0.25" calcext:value-type="float">
            <text:p>0.25</text:p>
          </table:table-cell>
          <table:table-cell table:formula="of:=IF([.$B8]=[.S$2];[.$E8];0)" office:value-type="float" office:value="0" calcext:value-type="float">
            <text:p>0</text:p>
          </table:table-cell>
          <table:table-cell table:formula="of:=IF([.$B8]=[.T$2];[.$E8];0)" office:value-type="float" office:value="0.25" calcext:value-type="float">
            <text:p>0.25</text:p>
          </table:table-cell>
          <table:table-cell table:formula="of:=IF([.$B8]=[.U$2];[.$E8];0)" office:value-type="float" office:value="0" calcext:value-type="float">
            <text:p>0</text:p>
          </table:table-cell>
          <table:table-cell table:formula="of:=IF([.$B8]=[.V$2];[.$E8];0)" office:value-type="float" office:value="0" calcext:value-type="float">
            <text:p>0</text:p>
          </table:table-cell>
          <table:table-cell table:formula="of:=SUM([.S8:.V8])" office:value-type="float" office:value="0.25" calcext:value-type="float">
            <text:p>0.25</text:p>
          </table:table-cell>
          <table:table-cell table:formula="of:=IF([.$B8]=[.X$2];[.$E8];0)" office:value-type="float" office:value="0" calcext:value-type="float">
            <text:p>0</text:p>
          </table:table-cell>
          <table:table-cell table:formula="of:=IF([.$B8]=[.Y$2];[.$E8];0)" office:value-type="float" office:value="0.25" calcext:value-type="float">
            <text:p>0.25</text:p>
          </table:table-cell>
          <table:table-cell table:formula="of:=SUM([.X8:.Y8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8]" office:value-type="float" office:value="0" calcext:value-type="float">
            <text:p>0</text:p>
          </table:table-cell>
          <table:table-cell table:formula="of:=IF(AND([.A9]=0;NOT([.C9]=0));[.B8];[.A9])" office:value-type="string" office:string-value="Lunch" calcext:value-type="string">
            <text:p>Lunch</text:p>
          </table:table-cell>
          <table:table-cell table:formula="of:=[Meals.B8]" office:value-type="string" office:string-value="Sandwich" calcext:value-type="string">
            <text:p>Sandwich</text:p>
          </table:table-cell>
          <table:table-cell table:formula="of:=[Meals.C8]" office:value-type="string" office:string-value="Cucumber" calcext:value-type="string">
            <text:p>Cucumber</text:p>
          </table:table-cell>
          <table:table-cell table:formula="of:=[Meals.D8]" office:value-type="float" office:value="0.25" calcext:value-type="float">
            <text:p>0.25</text:p>
          </table:table-cell>
          <table:table-cell/>
          <table:table-cell table:style-name="ce23" table:formula="of:=[Dates.A8]" office:value-type="date" office:date-value="2014-07-19" calcext:value-type="date">
            <text:p>07/19/14</text:p>
          </table:table-cell>
          <table:table-cell table:style-name="ce20" table:formula="of:=[Dates.B8]" office:value-type="string" office:string-value="BBQ" calcext:value-type="string">
            <text:p>BBQ</text:p>
          </table:table-cell>
          <table:table-cell table:style-name="ce20"/>
          <table:table-cell table:formula="of:=[.D9]" office:value-type="string" office:string-value="Cucumber" calcext:value-type="string">
            <text:p>Cucumber</text:p>
          </table:table-cell>
          <table:table-cell table:formula="of:=IF([.$B9]=[.K$2];[.$E9];0)" office:value-type="float" office:value="0" calcext:value-type="float">
            <text:p>0</text:p>
          </table:table-cell>
          <table:table-cell table:formula="of:=IF([.$B9]=[.L$2];[.$E9];0)" office:value-type="float" office:value="0.25" calcext:value-type="float">
            <text:p>0.25</text:p>
          </table:table-cell>
          <table:table-cell table:formula="of:=IF([.$B9]=[.M$2];[.$E9];0)" office:value-type="float" office:value="0" calcext:value-type="float">
            <text:p>0</text:p>
          </table:table-cell>
          <table:table-cell table:formula="of:=SUM([.K9:.M9])" office:value-type="float" office:value="0.25" calcext:value-type="float">
            <text:p>0.25</text:p>
          </table:table-cell>
          <table:table-cell table:formula="of:=IF([.$B9]=[.O$2];[.$E9];0)" office:value-type="float" office:value="0" calcext:value-type="float">
            <text:p>0</text:p>
          </table:table-cell>
          <table:table-cell table:formula="of:=IF([.$B9]=[.P$2];[.$E9];0)" office:value-type="float" office:value="0.25" calcext:value-type="float">
            <text:p>0.25</text:p>
          </table:table-cell>
          <table:table-cell table:formula="of:=IF([.$B9]=[.Q$2];[.$E9];0)" office:value-type="float" office:value="0" calcext:value-type="float">
            <text:p>0</text:p>
          </table:table-cell>
          <table:table-cell table:formula="of:=SUM([.O9:.Q9])" office:value-type="float" office:value="0.25" calcext:value-type="float">
            <text:p>0.25</text:p>
          </table:table-cell>
          <table:table-cell table:formula="of:=IF([.$B9]=[.S$2];[.$E9];0)" office:value-type="float" office:value="0" calcext:value-type="float">
            <text:p>0</text:p>
          </table:table-cell>
          <table:table-cell table:formula="of:=IF([.$B9]=[.T$2];[.$E9];0)" office:value-type="float" office:value="0.25" calcext:value-type="float">
            <text:p>0.25</text:p>
          </table:table-cell>
          <table:table-cell table:formula="of:=IF([.$B9]=[.U$2];[.$E9];0)" office:value-type="float" office:value="0" calcext:value-type="float">
            <text:p>0</text:p>
          </table:table-cell>
          <table:table-cell table:formula="of:=IF([.$B9]=[.V$2];[.$E9];0)" office:value-type="float" office:value="0" calcext:value-type="float">
            <text:p>0</text:p>
          </table:table-cell>
          <table:table-cell table:formula="of:=SUM([.S9:.V9])" office:value-type="float" office:value="0.25" calcext:value-type="float">
            <text:p>0.25</text:p>
          </table:table-cell>
          <table:table-cell table:formula="of:=IF([.$B9]=[.X$2];[.$E9];0)" office:value-type="float" office:value="0" calcext:value-type="float">
            <text:p>0</text:p>
          </table:table-cell>
          <table:table-cell table:formula="of:=IF([.$B9]=[.Y$2];[.$E9];0)" office:value-type="float" office:value="0.25" calcext:value-type="float">
            <text:p>0.25</text:p>
          </table:table-cell>
          <table:table-cell table:formula="of:=SUM([.X9:.Y9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9]" office:value-type="float" office:value="0" calcext:value-type="float">
            <text:p>0</text:p>
          </table:table-cell>
          <table:table-cell table:formula="of:=IF(AND([.A10]=0;NOT([.C10]=0));[.B9];[.A10])" office:value-type="string" office:string-value="Lunch" calcext:value-type="string">
            <text:p>Lunch</text:p>
          </table:table-cell>
          <table:table-cell table:formula="of:=[Meals.B9]" office:value-type="string" office:string-value="Sandwich" calcext:value-type="string">
            <text:p>Sandwich</text:p>
          </table:table-cell>
          <table:table-cell table:formula="of:=[Meals.C9]" office:value-type="string" office:string-value="Brie / Apple" calcext:value-type="string">
            <text:p>Brie / Apple</text:p>
          </table:table-cell>
          <table:table-cell table:formula="of:=[Meals.D9]" office:value-type="float" office:value="0.25" calcext:value-type="float">
            <text:p>0.25</text:p>
          </table:table-cell>
          <table:table-cell/>
          <table:table-cell table:style-name="ce23" table:formula="of:=[Dates.A9]" office:value-type="date" office:date-value="1899-12-30" calcext:value-type="date">
            <text:p>12/30/99</text:p>
          </table:table-cell>
          <table:table-cell table:style-name="ce20" table:formula="of:=[Dates.B9]" office:value-type="float" office:value="0" calcext:value-type="float">
            <text:p>0</text:p>
          </table:table-cell>
          <table:table-cell table:style-name="ce20"/>
          <table:table-cell table:formula="of:=[.D10]" office:value-type="string" office:string-value="Brie / Apple" calcext:value-type="string">
            <text:p>Brie / Apple</text:p>
          </table:table-cell>
          <table:table-cell table:formula="of:=IF([.$B10]=[.K$2];[.$E10];0)" office:value-type="float" office:value="0" calcext:value-type="float">
            <text:p>0</text:p>
          </table:table-cell>
          <table:table-cell table:formula="of:=IF([.$B10]=[.L$2];[.$E10];0)" office:value-type="float" office:value="0.25" calcext:value-type="float">
            <text:p>0.25</text:p>
          </table:table-cell>
          <table:table-cell table:formula="of:=IF([.$B10]=[.M$2];[.$E10];0)" office:value-type="float" office:value="0" calcext:value-type="float">
            <text:p>0</text:p>
          </table:table-cell>
          <table:table-cell table:formula="of:=SUM([.K10:.M10])" office:value-type="float" office:value="0.25" calcext:value-type="float">
            <text:p>0.25</text:p>
          </table:table-cell>
          <table:table-cell table:formula="of:=IF([.$B10]=[.O$2];[.$E10];0)" office:value-type="float" office:value="0" calcext:value-type="float">
            <text:p>0</text:p>
          </table:table-cell>
          <table:table-cell table:formula="of:=IF([.$B10]=[.P$2];[.$E10];0)" office:value-type="float" office:value="0.25" calcext:value-type="float">
            <text:p>0.25</text:p>
          </table:table-cell>
          <table:table-cell table:formula="of:=IF([.$B10]=[.Q$2];[.$E10];0)" office:value-type="float" office:value="0" calcext:value-type="float">
            <text:p>0</text:p>
          </table:table-cell>
          <table:table-cell table:formula="of:=SUM([.O10:.Q10])" office:value-type="float" office:value="0.25" calcext:value-type="float">
            <text:p>0.25</text:p>
          </table:table-cell>
          <table:table-cell table:formula="of:=IF([.$B10]=[.S$2];[.$E10];0)" office:value-type="float" office:value="0" calcext:value-type="float">
            <text:p>0</text:p>
          </table:table-cell>
          <table:table-cell table:formula="of:=IF([.$B10]=[.T$2];[.$E10];0)" office:value-type="float" office:value="0.25" calcext:value-type="float">
            <text:p>0.25</text:p>
          </table:table-cell>
          <table:table-cell table:formula="of:=IF([.$B10]=[.U$2];[.$E10];0)" office:value-type="float" office:value="0" calcext:value-type="float">
            <text:p>0</text:p>
          </table:table-cell>
          <table:table-cell table:formula="of:=IF([.$B10]=[.V$2];[.$E10];0)" office:value-type="float" office:value="0" calcext:value-type="float">
            <text:p>0</text:p>
          </table:table-cell>
          <table:table-cell table:formula="of:=SUM([.S10:.V10])" office:value-type="float" office:value="0.25" calcext:value-type="float">
            <text:p>0.25</text:p>
          </table:table-cell>
          <table:table-cell table:formula="of:=IF([.$B10]=[.X$2];[.$E10];0)" office:value-type="float" office:value="0" calcext:value-type="float">
            <text:p>0</text:p>
          </table:table-cell>
          <table:table-cell table:formula="of:=IF([.$B10]=[.Y$2];[.$E10];0)" office:value-type="float" office:value="0.25" calcext:value-type="float">
            <text:p>0.25</text:p>
          </table:table-cell>
          <table:table-cell table:formula="of:=SUM([.X10:.Y10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10]" office:value-type="float" office:value="0" calcext:value-type="float">
            <text:p>0</text:p>
          </table:table-cell>
          <table:table-cell table:formula="of:=IF(AND([.A11]=0;NOT([.C11]=0));[.B10];[.A11])" office:value-type="string" office:string-value="Lunch" calcext:value-type="string">
            <text:p>Lunch</text:p>
          </table:table-cell>
          <table:table-cell table:formula="of:=[Meals.B10]" office:value-type="string" office:string-value="Sandwich" calcext:value-type="string">
            <text:p>Sandwich</text:p>
          </table:table-cell>
          <table:table-cell table:formula="of:=[Meals.C10]" office:value-type="string" office:string-value="Bratwurst / mustard / horseradish" calcext:value-type="string">
            <text:p>Bratwurst / mustard / horseradish</text:p>
          </table:table-cell>
          <table:table-cell table:formula="of:=[Meals.D10]" office:value-type="float" office:value="0.25" calcext:value-type="float">
            <text:p>0.25</text:p>
          </table:table-cell>
          <table:table-cell/>
          <table:table-cell table:style-name="ce23" table:formula="of:=[Dates.A10]" office:value-type="date" office:date-value="2014-07-20" calcext:value-type="date">
            <text:p>07/20/14</text:p>
          </table:table-cell>
          <table:table-cell table:style-name="ce20" table:formula="of:=[Dates.B10]" office:value-type="string" office:string-value="Breakfast" calcext:value-type="string">
            <text:p>Breakfast</text:p>
          </table:table-cell>
          <table:table-cell table:style-name="ce20"/>
          <table:table-cell table:formula="of:=[.D11]" office:value-type="string" office:string-value="Bratwurst / mustard / horseradish" calcext:value-type="string">
            <text:p>Bratwurst / mustard / horseradish</text:p>
          </table:table-cell>
          <table:table-cell table:formula="of:=IF([.$B11]=[.K$2];[.$E11];0)" office:value-type="float" office:value="0" calcext:value-type="float">
            <text:p>0</text:p>
          </table:table-cell>
          <table:table-cell table:formula="of:=IF([.$B11]=[.L$2];[.$E11];0)" office:value-type="float" office:value="0.25" calcext:value-type="float">
            <text:p>0.25</text:p>
          </table:table-cell>
          <table:table-cell table:formula="of:=IF([.$B11]=[.M$2];[.$E11];0)" office:value-type="float" office:value="0" calcext:value-type="float">
            <text:p>0</text:p>
          </table:table-cell>
          <table:table-cell table:formula="of:=SUM([.K11:.M11])" office:value-type="float" office:value="0.25" calcext:value-type="float">
            <text:p>0.25</text:p>
          </table:table-cell>
          <table:table-cell table:formula="of:=IF([.$B11]=[.O$2];[.$E11];0)" office:value-type="float" office:value="0" calcext:value-type="float">
            <text:p>0</text:p>
          </table:table-cell>
          <table:table-cell table:formula="of:=IF([.$B11]=[.P$2];[.$E11];0)" office:value-type="float" office:value="0.25" calcext:value-type="float">
            <text:p>0.25</text:p>
          </table:table-cell>
          <table:table-cell table:formula="of:=IF([.$B11]=[.Q$2];[.$E11];0)" office:value-type="float" office:value="0" calcext:value-type="float">
            <text:p>0</text:p>
          </table:table-cell>
          <table:table-cell table:formula="of:=SUM([.O11:.Q11])" office:value-type="float" office:value="0.25" calcext:value-type="float">
            <text:p>0.25</text:p>
          </table:table-cell>
          <table:table-cell table:formula="of:=IF([.$B11]=[.S$2];[.$E11];0)" office:value-type="float" office:value="0" calcext:value-type="float">
            <text:p>0</text:p>
          </table:table-cell>
          <table:table-cell table:formula="of:=IF([.$B11]=[.T$2];[.$E11];0)" office:value-type="float" office:value="0.25" calcext:value-type="float">
            <text:p>0.25</text:p>
          </table:table-cell>
          <table:table-cell table:formula="of:=IF([.$B11]=[.U$2];[.$E11];0)" office:value-type="float" office:value="0" calcext:value-type="float">
            <text:p>0</text:p>
          </table:table-cell>
          <table:table-cell table:formula="of:=IF([.$B11]=[.V$2];[.$E11];0)" office:value-type="float" office:value="0" calcext:value-type="float">
            <text:p>0</text:p>
          </table:table-cell>
          <table:table-cell table:formula="of:=SUM([.S11:.V11])" office:value-type="float" office:value="0.25" calcext:value-type="float">
            <text:p>0.25</text:p>
          </table:table-cell>
          <table:table-cell table:formula="of:=IF([.$B11]=[.X$2];[.$E11];0)" office:value-type="float" office:value="0" calcext:value-type="float">
            <text:p>0</text:p>
          </table:table-cell>
          <table:table-cell table:formula="of:=IF([.$B11]=[.Y$2];[.$E11];0)" office:value-type="float" office:value="0.25" calcext:value-type="float">
            <text:p>0.25</text:p>
          </table:table-cell>
          <table:table-cell table:formula="of:=SUM([.X11:.Y11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11]" office:value-type="float" office:value="0" calcext:value-type="float">
            <text:p>0</text:p>
          </table:table-cell>
          <table:table-cell table:formula="of:=IF(AND([.A12]=0;NOT([.C12]=0));[.B11];[.A12])" office:value-type="float" office:value="0" calcext:value-type="float">
            <text:p>0</text:p>
          </table:table-cell>
          <table:table-cell table:formula="of:=[Meals.B11]" office:value-type="float" office:value="0" calcext:value-type="float">
            <text:p>0</text:p>
          </table:table-cell>
          <table:table-cell table:formula="of:=[Meals.C11]" office:value-type="float" office:value="0" calcext:value-type="float">
            <text:p>0</text:p>
          </table:table-cell>
          <table:table-cell table:formula="of:=[Meals.D11]" office:value-type="float" office:value="0" calcext:value-type="float">
            <text:p>0</text:p>
          </table:table-cell>
          <table:table-cell/>
          <table:table-cell table:style-name="ce23" table:formula="of:=[Dates.A11]" office:value-type="date" office:date-value="2014-07-20" calcext:value-type="date">
            <text:p>07/20/14</text:p>
          </table:table-cell>
          <table:table-cell table:style-name="ce20" table:formula="of:=[Dates.B11]" office:value-type="string" office:string-value="Lunch" calcext:value-type="string">
            <text:p>Lunch</text:p>
          </table:table-cell>
          <table:table-cell table:style-name="ce20"/>
          <table:table-cell table:formula="of:=[.D12]" office:value-type="float" office:value="0" calcext:value-type="float">
            <text:p>0</text:p>
          </table:table-cell>
          <table:table-cell table:formula="of:=IF([.$B12]=[.K$2];[.$E12];0)" office:value-type="float" office:value="0" calcext:value-type="float">
            <text:p>0</text:p>
          </table:table-cell>
          <table:table-cell table:formula="of:=IF([.$B12]=[.L$2];[.$E12];0)" office:value-type="float" office:value="0" calcext:value-type="float">
            <text:p>0</text:p>
          </table:table-cell>
          <table:table-cell table:formula="of:=IF([.$B12]=[.M$2];[.$E12];0)" office:value-type="float" office:value="0" calcext:value-type="float">
            <text:p>0</text:p>
          </table:table-cell>
          <table:table-cell table:formula="of:=SUM([.K12:.M12])" office:value-type="float" office:value="0" calcext:value-type="float">
            <text:p>0</text:p>
          </table:table-cell>
          <table:table-cell table:formula="of:=IF([.$B12]=[.O$2];[.$E12];0)" office:value-type="float" office:value="0" calcext:value-type="float">
            <text:p>0</text:p>
          </table:table-cell>
          <table:table-cell table:formula="of:=IF([.$B12]=[.P$2];[.$E12];0)" office:value-type="float" office:value="0" calcext:value-type="float">
            <text:p>0</text:p>
          </table:table-cell>
          <table:table-cell table:formula="of:=IF([.$B12]=[.Q$2];[.$E12];0)" office:value-type="float" office:value="0" calcext:value-type="float">
            <text:p>0</text:p>
          </table:table-cell>
          <table:table-cell table:formula="of:=SUM([.O12:.Q12])" office:value-type="float" office:value="0" calcext:value-type="float">
            <text:p>0</text:p>
          </table:table-cell>
          <table:table-cell table:formula="of:=IF([.$B12]=[.S$2];[.$E12];0)" office:value-type="float" office:value="0" calcext:value-type="float">
            <text:p>0</text:p>
          </table:table-cell>
          <table:table-cell table:formula="of:=IF([.$B12]=[.T$2];[.$E12];0)" office:value-type="float" office:value="0" calcext:value-type="float">
            <text:p>0</text:p>
          </table:table-cell>
          <table:table-cell table:formula="of:=IF([.$B12]=[.U$2];[.$E12];0)" office:value-type="float" office:value="0" calcext:value-type="float">
            <text:p>0</text:p>
          </table:table-cell>
          <table:table-cell table:formula="of:=IF([.$B12]=[.V$2];[.$E12];0)" office:value-type="float" office:value="0" calcext:value-type="float">
            <text:p>0</text:p>
          </table:table-cell>
          <table:table-cell table:formula="of:=SUM([.S12:.V12])" office:value-type="float" office:value="0" calcext:value-type="float">
            <text:p>0</text:p>
          </table:table-cell>
          <table:table-cell table:formula="of:=IF([.$B12]=[.X$2];[.$E12];0)" office:value-type="float" office:value="0" calcext:value-type="float">
            <text:p>0</text:p>
          </table:table-cell>
          <table:table-cell table:formula="of:=IF([.$B12]=[.Y$2];[.$E12];0)" office:value-type="float" office:value="0" calcext:value-type="float">
            <text:p>0</text:p>
          </table:table-cell>
          <table:table-cell table:formula="of:=SUM([.X12:.Y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2]" office:value-type="string" office:string-value="BBQ" calcext:value-type="string">
            <text:p>BBQ</text:p>
          </table:table-cell>
          <table:table-cell table:formula="of:=IF(AND([.A13]=0;NOT([.C13]=0));[.B12];[.A13])" office:value-type="string" office:string-value="BBQ" calcext:value-type="string">
            <text:p>BBQ</text:p>
          </table:table-cell>
          <table:table-cell table:formula="of:=[Meals.B12]" office:value-type="string" office:string-value="Meat" calcext:value-type="string">
            <text:p>Meat</text:p>
          </table:table-cell>
          <table:table-cell table:formula="of:=[Meals.C12]" office:value-type="string" office:string-value="Beef / Sausages / Bratwurst" calcext:value-type="string">
            <text:p>Beef / Sausages / Bratwurst</text:p>
          </table:table-cell>
          <table:table-cell table:formula="of:=[Meals.D12]" office:value-type="float" office:value="0.25" calcext:value-type="float">
            <text:p>0.25</text:p>
          </table:table-cell>
          <table:table-cell/>
          <table:table-cell table:style-name="ce23" table:formula="of:=[Dates.A12]" office:value-type="date" office:date-value="2014-07-20" calcext:value-type="date">
            <text:p>07/20/14</text:p>
          </table:table-cell>
          <table:table-cell table:style-name="ce20" table:formula="of:=[Dates.B12]" office:value-type="string" office:string-value="Dinner" calcext:value-type="string">
            <text:p>Dinner</text:p>
          </table:table-cell>
          <table:table-cell table:style-name="ce20"/>
          <table:table-cell table:formula="of:=[.D13]" office:value-type="string" office:string-value="Beef / Sausages / Bratwurst" calcext:value-type="string">
            <text:p>Beef / Sausages / Bratwurst</text:p>
          </table:table-cell>
          <table:table-cell table:formula="of:=IF([.$B13]=[.K$2];[.$E13];0)" office:value-type="float" office:value="0" calcext:value-type="float">
            <text:p>0</text:p>
          </table:table-cell>
          <table:table-cell table:formula="of:=IF([.$B13]=[.L$2];[.$E13];0)" office:value-type="float" office:value="0" calcext:value-type="float">
            <text:p>0</text:p>
          </table:table-cell>
          <table:table-cell table:formula="of:=IF([.$B13]=[.M$2];[.$E13];0)" office:value-type="float" office:value="0.25" calcext:value-type="float">
            <text:p>0.25</text:p>
          </table:table-cell>
          <table:table-cell table:formula="of:=SUM([.K13:.M13])" office:value-type="float" office:value="0.25" calcext:value-type="float">
            <text:p>0.25</text:p>
          </table:table-cell>
          <table:table-cell table:formula="of:=IF([.$B13]=[.O$2];[.$E13];0)" office:value-type="float" office:value="0" calcext:value-type="float">
            <text:p>0</text:p>
          </table:table-cell>
          <table:table-cell table:formula="of:=IF([.$B13]=[.P$2];[.$E13];0)" office:value-type="float" office:value="0" calcext:value-type="float">
            <text:p>0</text:p>
          </table:table-cell>
          <table:table-cell table:formula="of:=IF([.$B13]=[.Q$2];[.$E13];0)" office:value-type="float" office:value="0.25" calcext:value-type="float">
            <text:p>0.25</text:p>
          </table:table-cell>
          <table:table-cell table:formula="of:=SUM([.O13:.Q13])" office:value-type="float" office:value="0.25" calcext:value-type="float">
            <text:p>0.25</text:p>
          </table:table-cell>
          <table:table-cell table:formula="of:=IF([.$B13]=[.S$2];[.$E13];0)" office:value-type="float" office:value="0" calcext:value-type="float">
            <text:p>0</text:p>
          </table:table-cell>
          <table:table-cell table:formula="of:=IF([.$B13]=[.T$2];[.$E13];0)" office:value-type="float" office:value="0" calcext:value-type="float">
            <text:p>0</text:p>
          </table:table-cell>
          <table:table-cell table:formula="of:=IF([.$B13]=[.U$2];[.$E13];0)" office:value-type="float" office:value="0" calcext:value-type="float">
            <text:p>0</text:p>
          </table:table-cell>
          <table:table-cell table:formula="of:=IF([.$B13]=[.V$2];[.$E13];0)" office:value-type="float" office:value="0" calcext:value-type="float">
            <text:p>0</text:p>
          </table:table-cell>
          <table:table-cell table:formula="of:=SUM([.S13:.V13])" office:value-type="float" office:value="0" calcext:value-type="float">
            <text:p>0</text:p>
          </table:table-cell>
          <table:table-cell table:formula="of:=IF([.$B13]=[.X$2];[.$E13];0)" office:value-type="float" office:value="0" calcext:value-type="float">
            <text:p>0</text:p>
          </table:table-cell>
          <table:table-cell table:formula="of:=IF([.$B13]=[.Y$2];[.$E13];0)" office:value-type="float" office:value="0" calcext:value-type="float">
            <text:p>0</text:p>
          </table:table-cell>
          <table:table-cell table:formula="of:=SUM([.X13:.Y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3]" office:value-type="float" office:value="0" calcext:value-type="float">
            <text:p>0</text:p>
          </table:table-cell>
          <table:table-cell table:formula="of:=IF(AND([.A14]=0;NOT([.C14]=0));[.B13];[.A14])" office:value-type="string" office:string-value="BBQ" calcext:value-type="string">
            <text:p>BBQ</text:p>
          </table:table-cell>
          <table:table-cell table:formula="of:=[Meals.B13]" office:value-type="string" office:string-value="Meat" calcext:value-type="string">
            <text:p>Meat</text:p>
          </table:table-cell>
          <table:table-cell table:formula="of:=[Meals.C13]" office:value-type="string" office:string-value="Fish / Salmon" calcext:value-type="string">
            <text:p>Fish / Salmon</text:p>
          </table:table-cell>
          <table:table-cell table:formula="of:=[Meals.D13]" office:value-type="float" office:value="0" calcext:value-type="float">
            <text:p>0</text:p>
          </table:table-cell>
          <table:table-cell/>
          <table:table-cell table:style-name="ce23" table:formula="of:=[Dates.A13]" office:value-type="date" office:date-value="2014-07-20" calcext:value-type="date">
            <text:p>07/20/14</text:p>
          </table:table-cell>
          <table:table-cell table:style-name="ce20" table:formula="of:=[Dates.B13]" office:value-type="string" office:string-value="Dessert" calcext:value-type="string">
            <text:p>Dessert</text:p>
          </table:table-cell>
          <table:table-cell table:style-name="ce20"/>
          <table:table-cell table:formula="of:=[.D14]" office:value-type="string" office:string-value="Fish / Salmon" calcext:value-type="string">
            <text:p>Fish / Salmon</text:p>
          </table:table-cell>
          <table:table-cell table:formula="of:=IF([.$B14]=[.K$2];[.$E14];0)" office:value-type="float" office:value="0" calcext:value-type="float">
            <text:p>0</text:p>
          </table:table-cell>
          <table:table-cell table:formula="of:=IF([.$B14]=[.L$2];[.$E14];0)" office:value-type="float" office:value="0" calcext:value-type="float">
            <text:p>0</text:p>
          </table:table-cell>
          <table:table-cell table:formula="of:=IF([.$B14]=[.M$2];[.$E14];0)" office:value-type="float" office:value="0" calcext:value-type="float">
            <text:p>0</text:p>
          </table:table-cell>
          <table:table-cell table:formula="of:=SUM([.K14:.M14])" office:value-type="float" office:value="0" calcext:value-type="float">
            <text:p>0</text:p>
          </table:table-cell>
          <table:table-cell table:formula="of:=IF([.$B14]=[.O$2];[.$E14];0)" office:value-type="float" office:value="0" calcext:value-type="float">
            <text:p>0</text:p>
          </table:table-cell>
          <table:table-cell table:formula="of:=IF([.$B14]=[.P$2];[.$E14];0)" office:value-type="float" office:value="0" calcext:value-type="float">
            <text:p>0</text:p>
          </table:table-cell>
          <table:table-cell table:formula="of:=IF([.$B14]=[.Q$2];[.$E14];0)" office:value-type="float" office:value="0" calcext:value-type="float">
            <text:p>0</text:p>
          </table:table-cell>
          <table:table-cell table:formula="of:=SUM([.O14:.Q14])" office:value-type="float" office:value="0" calcext:value-type="float">
            <text:p>0</text:p>
          </table:table-cell>
          <table:table-cell table:formula="of:=IF([.$B14]=[.S$2];[.$E14];0)" office:value-type="float" office:value="0" calcext:value-type="float">
            <text:p>0</text:p>
          </table:table-cell>
          <table:table-cell table:formula="of:=IF([.$B14]=[.T$2];[.$E14];0)" office:value-type="float" office:value="0" calcext:value-type="float">
            <text:p>0</text:p>
          </table:table-cell>
          <table:table-cell table:formula="of:=IF([.$B14]=[.U$2];[.$E14];0)" office:value-type="float" office:value="0" calcext:value-type="float">
            <text:p>0</text:p>
          </table:table-cell>
          <table:table-cell table:formula="of:=IF([.$B14]=[.V$2];[.$E14];0)" office:value-type="float" office:value="0" calcext:value-type="float">
            <text:p>0</text:p>
          </table:table-cell>
          <table:table-cell table:formula="of:=SUM([.S14:.V14])" office:value-type="float" office:value="0" calcext:value-type="float">
            <text:p>0</text:p>
          </table:table-cell>
          <table:table-cell table:formula="of:=IF([.$B14]=[.X$2];[.$E14];0)" office:value-type="float" office:value="0" calcext:value-type="float">
            <text:p>0</text:p>
          </table:table-cell>
          <table:table-cell table:formula="of:=IF([.$B14]=[.Y$2];[.$E14];0)" office:value-type="float" office:value="0" calcext:value-type="float">
            <text:p>0</text:p>
          </table:table-cell>
          <table:table-cell table:formula="of:=SUM([.X14:.Y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4]" office:value-type="float" office:value="0" calcext:value-type="float">
            <text:p>0</text:p>
          </table:table-cell>
          <table:table-cell table:formula="of:=IF(AND([.A15]=0;NOT([.C15]=0));[.B14];[.A15])" office:value-type="string" office:string-value="BBQ" calcext:value-type="string">
            <text:p>BBQ</text:p>
          </table:table-cell>
          <table:table-cell table:formula="of:=[Meals.B14]" office:value-type="string" office:string-value="Meat" calcext:value-type="string">
            <text:p>Meat</text:p>
          </table:table-cell>
          <table:table-cell table:formula="of:=[Meals.C14]" office:value-type="string" office:string-value="Haloumi" calcext:value-type="string">
            <text:p>Haloumi</text:p>
          </table:table-cell>
          <table:table-cell table:formula="of:=[Meals.D14]" office:value-type="float" office:value="0.25" calcext:value-type="float">
            <text:p>0.25</text:p>
          </table:table-cell>
          <table:table-cell/>
          <table:table-cell table:style-name="ce23" table:formula="of:=[Dates.A14]" office:value-type="date" office:date-value="1899-12-30" calcext:value-type="date">
            <text:p>12/30/99</text:p>
          </table:table-cell>
          <table:table-cell table:style-name="ce20" table:formula="of:=[Dates.B14]" office:value-type="float" office:value="0" calcext:value-type="float">
            <text:p>0</text:p>
          </table:table-cell>
          <table:table-cell table:style-name="ce20"/>
          <table:table-cell table:formula="of:=[.D15]" office:value-type="string" office:string-value="Haloumi" calcext:value-type="string">
            <text:p>Haloumi</text:p>
          </table:table-cell>
          <table:table-cell table:formula="of:=IF([.$B15]=[.K$2];[.$E15];0)" office:value-type="float" office:value="0" calcext:value-type="float">
            <text:p>0</text:p>
          </table:table-cell>
          <table:table-cell table:formula="of:=IF([.$B15]=[.L$2];[.$E15];0)" office:value-type="float" office:value="0" calcext:value-type="float">
            <text:p>0</text:p>
          </table:table-cell>
          <table:table-cell table:formula="of:=IF([.$B15]=[.M$2];[.$E15];0)" office:value-type="float" office:value="0.25" calcext:value-type="float">
            <text:p>0.25</text:p>
          </table:table-cell>
          <table:table-cell table:formula="of:=SUM([.K15:.M15])" office:value-type="float" office:value="0.25" calcext:value-type="float">
            <text:p>0.25</text:p>
          </table:table-cell>
          <table:table-cell table:formula="of:=IF([.$B15]=[.O$2];[.$E15];0)" office:value-type="float" office:value="0" calcext:value-type="float">
            <text:p>0</text:p>
          </table:table-cell>
          <table:table-cell table:formula="of:=IF([.$B15]=[.P$2];[.$E15];0)" office:value-type="float" office:value="0" calcext:value-type="float">
            <text:p>0</text:p>
          </table:table-cell>
          <table:table-cell table:formula="of:=IF([.$B15]=[.Q$2];[.$E15];0)" office:value-type="float" office:value="0.25" calcext:value-type="float">
            <text:p>0.25</text:p>
          </table:table-cell>
          <table:table-cell table:formula="of:=SUM([.O15:.Q15])" office:value-type="float" office:value="0.25" calcext:value-type="float">
            <text:p>0.25</text:p>
          </table:table-cell>
          <table:table-cell table:formula="of:=IF([.$B15]=[.S$2];[.$E15];0)" office:value-type="float" office:value="0" calcext:value-type="float">
            <text:p>0</text:p>
          </table:table-cell>
          <table:table-cell table:formula="of:=IF([.$B15]=[.T$2];[.$E15];0)" office:value-type="float" office:value="0" calcext:value-type="float">
            <text:p>0</text:p>
          </table:table-cell>
          <table:table-cell table:formula="of:=IF([.$B15]=[.U$2];[.$E15];0)" office:value-type="float" office:value="0" calcext:value-type="float">
            <text:p>0</text:p>
          </table:table-cell>
          <table:table-cell table:formula="of:=IF([.$B15]=[.V$2];[.$E15];0)" office:value-type="float" office:value="0" calcext:value-type="float">
            <text:p>0</text:p>
          </table:table-cell>
          <table:table-cell table:formula="of:=SUM([.S15:.V15])" office:value-type="float" office:value="0" calcext:value-type="float">
            <text:p>0</text:p>
          </table:table-cell>
          <table:table-cell table:formula="of:=IF([.$B15]=[.X$2];[.$E15];0)" office:value-type="float" office:value="0" calcext:value-type="float">
            <text:p>0</text:p>
          </table:table-cell>
          <table:table-cell table:formula="of:=IF([.$B15]=[.Y$2];[.$E15];0)" office:value-type="float" office:value="0" calcext:value-type="float">
            <text:p>0</text:p>
          </table:table-cell>
          <table:table-cell table:formula="of:=SUM([.X15:.Y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5]" office:value-type="float" office:value="0" calcext:value-type="float">
            <text:p>0</text:p>
          </table:table-cell>
          <table:table-cell table:formula="of:=IF(AND([.A16]=0;NOT([.C16]=0));[.B15];[.A16])" office:value-type="string" office:string-value="BBQ" calcext:value-type="string">
            <text:p>BBQ</text:p>
          </table:table-cell>
          <table:table-cell table:formula="of:=[Meals.B15]" office:value-type="string" office:string-value="Meat" calcext:value-type="string">
            <text:p>Meat</text:p>
          </table:table-cell>
          <table:table-cell table:formula="of:=[Meals.C15]" office:value-type="string" office:string-value="Chicken wings" calcext:value-type="string">
            <text:p>Chicken wings</text:p>
          </table:table-cell>
          <table:table-cell table:formula="of:=[Meals.D15]" office:value-type="float" office:value="0" calcext:value-type="float">
            <text:p>0</text:p>
          </table:table-cell>
          <table:table-cell/>
          <table:table-cell table:style-name="ce23" table:formula="of:=[Dates.A15]" office:value-type="date" office:date-value="2014-07-21" calcext:value-type="date">
            <text:p>07/21/14</text:p>
          </table:table-cell>
          <table:table-cell table:style-name="ce20" table:formula="of:=[Dates.B15]" office:value-type="string" office:string-value="Breakfast" calcext:value-type="string">
            <text:p>Breakfast</text:p>
          </table:table-cell>
          <table:table-cell table:style-name="ce20"/>
          <table:table-cell table:formula="of:=[.D16]" office:value-type="string" office:string-value="Chicken wings" calcext:value-type="string">
            <text:p>Chicken wings</text:p>
          </table:table-cell>
          <table:table-cell table:formula="of:=IF([.$B16]=[.K$2];[.$E16];0)" office:value-type="float" office:value="0" calcext:value-type="float">
            <text:p>0</text:p>
          </table:table-cell>
          <table:table-cell table:formula="of:=IF([.$B16]=[.L$2];[.$E16];0)" office:value-type="float" office:value="0" calcext:value-type="float">
            <text:p>0</text:p>
          </table:table-cell>
          <table:table-cell table:formula="of:=IF([.$B16]=[.M$2];[.$E16];0)" office:value-type="float" office:value="0" calcext:value-type="float">
            <text:p>0</text:p>
          </table:table-cell>
          <table:table-cell table:formula="of:=SUM([.K16:.M16])" office:value-type="float" office:value="0" calcext:value-type="float">
            <text:p>0</text:p>
          </table:table-cell>
          <table:table-cell table:formula="of:=IF([.$B16]=[.O$2];[.$E16];0)" office:value-type="float" office:value="0" calcext:value-type="float">
            <text:p>0</text:p>
          </table:table-cell>
          <table:table-cell table:formula="of:=IF([.$B16]=[.P$2];[.$E16];0)" office:value-type="float" office:value="0" calcext:value-type="float">
            <text:p>0</text:p>
          </table:table-cell>
          <table:table-cell table:formula="of:=IF([.$B16]=[.Q$2];[.$E16];0)" office:value-type="float" office:value="0" calcext:value-type="float">
            <text:p>0</text:p>
          </table:table-cell>
          <table:table-cell table:formula="of:=SUM([.O16:.Q16])" office:value-type="float" office:value="0" calcext:value-type="float">
            <text:p>0</text:p>
          </table:table-cell>
          <table:table-cell table:formula="of:=IF([.$B16]=[.S$2];[.$E16];0)" office:value-type="float" office:value="0" calcext:value-type="float">
            <text:p>0</text:p>
          </table:table-cell>
          <table:table-cell table:formula="of:=IF([.$B16]=[.T$2];[.$E16];0)" office:value-type="float" office:value="0" calcext:value-type="float">
            <text:p>0</text:p>
          </table:table-cell>
          <table:table-cell table:formula="of:=IF([.$B16]=[.U$2];[.$E16];0)" office:value-type="float" office:value="0" calcext:value-type="float">
            <text:p>0</text:p>
          </table:table-cell>
          <table:table-cell table:formula="of:=IF([.$B16]=[.V$2];[.$E16];0)" office:value-type="float" office:value="0" calcext:value-type="float">
            <text:p>0</text:p>
          </table:table-cell>
          <table:table-cell table:formula="of:=SUM([.S16:.V16])" office:value-type="float" office:value="0" calcext:value-type="float">
            <text:p>0</text:p>
          </table:table-cell>
          <table:table-cell table:formula="of:=IF([.$B16]=[.X$2];[.$E16];0)" office:value-type="float" office:value="0" calcext:value-type="float">
            <text:p>0</text:p>
          </table:table-cell>
          <table:table-cell table:formula="of:=IF([.$B16]=[.Y$2];[.$E16];0)" office:value-type="float" office:value="0" calcext:value-type="float">
            <text:p>0</text:p>
          </table:table-cell>
          <table:table-cell table:formula="of:=SUM([.X16:.Y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6]" office:value-type="float" office:value="0" calcext:value-type="float">
            <text:p>0</text:p>
          </table:table-cell>
          <table:table-cell table:formula="of:=IF(AND([.A17]=0;NOT([.C17]=0));[.B16];[.A17])" office:value-type="string" office:string-value="BBQ" calcext:value-type="string">
            <text:p>BBQ</text:p>
          </table:table-cell>
          <table:table-cell table:formula="of:=[Meals.B16]" office:value-type="string" office:string-value="Side" calcext:value-type="string">
            <text:p>Side</text:p>
          </table:table-cell>
          <table:table-cell table:formula="of:=[Meals.C16]" office:value-type="string" office:string-value="Sauerkraut" calcext:value-type="string">
            <text:p>Sauerkraut</text:p>
          </table:table-cell>
          <table:table-cell table:formula="of:=[Meals.D16]" office:value-type="float" office:value="0" calcext:value-type="float">
            <text:p>0</text:p>
          </table:table-cell>
          <table:table-cell/>
          <table:table-cell table:style-name="ce23" table:formula="of:=[Dates.A16]" office:value-type="date" office:date-value="2014-07-21" calcext:value-type="date">
            <text:p>07/21/14</text:p>
          </table:table-cell>
          <table:table-cell table:style-name="ce20" table:formula="of:=[Dates.B16]" office:value-type="string" office:string-value="Lunch" calcext:value-type="string">
            <text:p>Lunch</text:p>
          </table:table-cell>
          <table:table-cell table:style-name="ce20"/>
          <table:table-cell table:formula="of:=[.D17]" office:value-type="string" office:string-value="Sauerkraut" calcext:value-type="string">
            <text:p>Sauerkraut</text:p>
          </table:table-cell>
          <table:table-cell table:formula="of:=IF([.$B17]=[.K$2];[.$E17];0)" office:value-type="float" office:value="0" calcext:value-type="float">
            <text:p>0</text:p>
          </table:table-cell>
          <table:table-cell table:formula="of:=IF([.$B17]=[.L$2];[.$E17];0)" office:value-type="float" office:value="0" calcext:value-type="float">
            <text:p>0</text:p>
          </table:table-cell>
          <table:table-cell table:formula="of:=IF([.$B17]=[.M$2];[.$E17];0)" office:value-type="float" office:value="0" calcext:value-type="float">
            <text:p>0</text:p>
          </table:table-cell>
          <table:table-cell table:formula="of:=SUM([.K17:.M17])" office:value-type="float" office:value="0" calcext:value-type="float">
            <text:p>0</text:p>
          </table:table-cell>
          <table:table-cell table:formula="of:=IF([.$B17]=[.O$2];[.$E17];0)" office:value-type="float" office:value="0" calcext:value-type="float">
            <text:p>0</text:p>
          </table:table-cell>
          <table:table-cell table:formula="of:=IF([.$B17]=[.P$2];[.$E17];0)" office:value-type="float" office:value="0" calcext:value-type="float">
            <text:p>0</text:p>
          </table:table-cell>
          <table:table-cell table:formula="of:=IF([.$B17]=[.Q$2];[.$E17];0)" office:value-type="float" office:value="0" calcext:value-type="float">
            <text:p>0</text:p>
          </table:table-cell>
          <table:table-cell table:formula="of:=SUM([.O17:.Q17])" office:value-type="float" office:value="0" calcext:value-type="float">
            <text:p>0</text:p>
          </table:table-cell>
          <table:table-cell table:formula="of:=IF([.$B17]=[.S$2];[.$E17];0)" office:value-type="float" office:value="0" calcext:value-type="float">
            <text:p>0</text:p>
          </table:table-cell>
          <table:table-cell table:formula="of:=IF([.$B17]=[.T$2];[.$E17];0)" office:value-type="float" office:value="0" calcext:value-type="float">
            <text:p>0</text:p>
          </table:table-cell>
          <table:table-cell table:formula="of:=IF([.$B17]=[.U$2];[.$E17];0)" office:value-type="float" office:value="0" calcext:value-type="float">
            <text:p>0</text:p>
          </table:table-cell>
          <table:table-cell table:formula="of:=IF([.$B17]=[.V$2];[.$E17];0)" office:value-type="float" office:value="0" calcext:value-type="float">
            <text:p>0</text:p>
          </table:table-cell>
          <table:table-cell table:formula="of:=SUM([.S17:.V17])" office:value-type="float" office:value="0" calcext:value-type="float">
            <text:p>0</text:p>
          </table:table-cell>
          <table:table-cell table:formula="of:=IF([.$B17]=[.X$2];[.$E17];0)" office:value-type="float" office:value="0" calcext:value-type="float">
            <text:p>0</text:p>
          </table:table-cell>
          <table:table-cell table:formula="of:=IF([.$B17]=[.Y$2];[.$E17];0)" office:value-type="float" office:value="0" calcext:value-type="float">
            <text:p>0</text:p>
          </table:table-cell>
          <table:table-cell table:formula="of:=SUM([.X17:.Y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7]" office:value-type="float" office:value="0" calcext:value-type="float">
            <text:p>0</text:p>
          </table:table-cell>
          <table:table-cell table:formula="of:=IF(AND([.A18]=0;NOT([.C18]=0));[.B17];[.A18])" office:value-type="string" office:string-value="BBQ" calcext:value-type="string">
            <text:p>BBQ</text:p>
          </table:table-cell>
          <table:table-cell table:formula="of:=[Meals.B17]" office:value-type="string" office:string-value="Side" calcext:value-type="string">
            <text:p>Side</text:p>
          </table:table-cell>
          <table:table-cell table:formula="of:=[Meals.C17]" office:value-type="string" office:string-value="Corn" calcext:value-type="string">
            <text:p>Corn</text:p>
          </table:table-cell>
          <table:table-cell table:formula="of:=[Meals.D17]" office:value-type="float" office:value="0" calcext:value-type="float">
            <text:p>0</text:p>
          </table:table-cell>
          <table:table-cell/>
          <table:table-cell table:style-name="ce23" table:formula="of:=[Dates.A17]" office:value-type="date" office:date-value="1899-12-30" calcext:value-type="date">
            <text:p>12/30/99</text:p>
          </table:table-cell>
          <table:table-cell table:style-name="ce20" table:formula="of:=[Dates.B17]" office:value-type="float" office:value="0" calcext:value-type="float">
            <text:p>0</text:p>
          </table:table-cell>
          <table:table-cell table:style-name="ce20"/>
          <table:table-cell table:formula="of:=[.D18]" office:value-type="string" office:string-value="Corn" calcext:value-type="string">
            <text:p>Corn</text:p>
          </table:table-cell>
          <table:table-cell table:formula="of:=IF([.$B18]=[.K$2];[.$E18];0)" office:value-type="float" office:value="0" calcext:value-type="float">
            <text:p>0</text:p>
          </table:table-cell>
          <table:table-cell table:formula="of:=IF([.$B18]=[.L$2];[.$E18];0)" office:value-type="float" office:value="0" calcext:value-type="float">
            <text:p>0</text:p>
          </table:table-cell>
          <table:table-cell table:formula="of:=IF([.$B18]=[.M$2];[.$E18];0)" office:value-type="float" office:value="0" calcext:value-type="float">
            <text:p>0</text:p>
          </table:table-cell>
          <table:table-cell table:formula="of:=SUM([.K18:.M18])" office:value-type="float" office:value="0" calcext:value-type="float">
            <text:p>0</text:p>
          </table:table-cell>
          <table:table-cell table:formula="of:=IF([.$B18]=[.O$2];[.$E18];0)" office:value-type="float" office:value="0" calcext:value-type="float">
            <text:p>0</text:p>
          </table:table-cell>
          <table:table-cell table:formula="of:=IF([.$B18]=[.P$2];[.$E18];0)" office:value-type="float" office:value="0" calcext:value-type="float">
            <text:p>0</text:p>
          </table:table-cell>
          <table:table-cell table:formula="of:=IF([.$B18]=[.Q$2];[.$E18];0)" office:value-type="float" office:value="0" calcext:value-type="float">
            <text:p>0</text:p>
          </table:table-cell>
          <table:table-cell table:formula="of:=SUM([.O18:.Q18])" office:value-type="float" office:value="0" calcext:value-type="float">
            <text:p>0</text:p>
          </table:table-cell>
          <table:table-cell table:formula="of:=IF([.$B18]=[.S$2];[.$E18];0)" office:value-type="float" office:value="0" calcext:value-type="float">
            <text:p>0</text:p>
          </table:table-cell>
          <table:table-cell table:formula="of:=IF([.$B18]=[.T$2];[.$E18];0)" office:value-type="float" office:value="0" calcext:value-type="float">
            <text:p>0</text:p>
          </table:table-cell>
          <table:table-cell table:formula="of:=IF([.$B18]=[.U$2];[.$E18];0)" office:value-type="float" office:value="0" calcext:value-type="float">
            <text:p>0</text:p>
          </table:table-cell>
          <table:table-cell table:formula="of:=IF([.$B18]=[.V$2];[.$E18];0)" office:value-type="float" office:value="0" calcext:value-type="float">
            <text:p>0</text:p>
          </table:table-cell>
          <table:table-cell table:formula="of:=SUM([.S18:.V18])" office:value-type="float" office:value="0" calcext:value-type="float">
            <text:p>0</text:p>
          </table:table-cell>
          <table:table-cell table:formula="of:=IF([.$B18]=[.X$2];[.$E18];0)" office:value-type="float" office:value="0" calcext:value-type="float">
            <text:p>0</text:p>
          </table:table-cell>
          <table:table-cell table:formula="of:=IF([.$B18]=[.Y$2];[.$E18];0)" office:value-type="float" office:value="0" calcext:value-type="float">
            <text:p>0</text:p>
          </table:table-cell>
          <table:table-cell table:formula="of:=SUM([.X18:.Y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8]" office:value-type="float" office:value="0" calcext:value-type="float">
            <text:p>0</text:p>
          </table:table-cell>
          <table:table-cell table:formula="of:=IF(AND([.A19]=0;NOT([.C19]=0));[.B18];[.A19])" office:value-type="string" office:string-value="BBQ" calcext:value-type="string">
            <text:p>BBQ</text:p>
          </table:table-cell>
          <table:table-cell table:formula="of:=[Meals.B18]" office:value-type="string" office:string-value="Side" calcext:value-type="string">
            <text:p>Side</text:p>
          </table:table-cell>
          <table:table-cell table:formula="of:=[Meals.C18]" office:value-type="string" office:string-value="Fried onions" calcext:value-type="string">
            <text:p>Fried onions</text:p>
          </table:table-cell>
          <table:table-cell table:formula="of:=[Meals.D18]" office:value-type="float" office:value="0.25" calcext:value-type="float">
            <text:p>0.25</text:p>
          </table:table-cell>
          <table:table-cell/>
          <table:table-cell table:style-name="ce20" table:formula="of:=[Dates.A18]" office:value-type="float" office:value="0" calcext:value-type="float">
            <text:p>0</text:p>
          </table:table-cell>
          <table:table-cell table:style-name="ce20" table:formula="of:=[Dates.B18]" office:value-type="float" office:value="0" calcext:value-type="float">
            <text:p>0</text:p>
          </table:table-cell>
          <table:table-cell table:style-name="ce20"/>
          <table:table-cell table:formula="of:=[.D19]" office:value-type="string" office:string-value="Fried onions" calcext:value-type="string">
            <text:p>Fried onions</text:p>
          </table:table-cell>
          <table:table-cell table:formula="of:=IF([.$B19]=[.K$2];[.$E19];0)" office:value-type="float" office:value="0" calcext:value-type="float">
            <text:p>0</text:p>
          </table:table-cell>
          <table:table-cell table:formula="of:=IF([.$B19]=[.L$2];[.$E19];0)" office:value-type="float" office:value="0" calcext:value-type="float">
            <text:p>0</text:p>
          </table:table-cell>
          <table:table-cell table:formula="of:=IF([.$B19]=[.M$2];[.$E19];0)" office:value-type="float" office:value="0.25" calcext:value-type="float">
            <text:p>0.25</text:p>
          </table:table-cell>
          <table:table-cell table:formula="of:=SUM([.K19:.M19])" office:value-type="float" office:value="0.25" calcext:value-type="float">
            <text:p>0.25</text:p>
          </table:table-cell>
          <table:table-cell table:formula="of:=IF([.$B19]=[.O$2];[.$E19];0)" office:value-type="float" office:value="0" calcext:value-type="float">
            <text:p>0</text:p>
          </table:table-cell>
          <table:table-cell table:formula="of:=IF([.$B19]=[.P$2];[.$E19];0)" office:value-type="float" office:value="0" calcext:value-type="float">
            <text:p>0</text:p>
          </table:table-cell>
          <table:table-cell table:formula="of:=IF([.$B19]=[.Q$2];[.$E19];0)" office:value-type="float" office:value="0.25" calcext:value-type="float">
            <text:p>0.25</text:p>
          </table:table-cell>
          <table:table-cell table:formula="of:=SUM([.O19:.Q19])" office:value-type="float" office:value="0.25" calcext:value-type="float">
            <text:p>0.25</text:p>
          </table:table-cell>
          <table:table-cell table:formula="of:=IF([.$B19]=[.S$2];[.$E19];0)" office:value-type="float" office:value="0" calcext:value-type="float">
            <text:p>0</text:p>
          </table:table-cell>
          <table:table-cell table:formula="of:=IF([.$B19]=[.T$2];[.$E19];0)" office:value-type="float" office:value="0" calcext:value-type="float">
            <text:p>0</text:p>
          </table:table-cell>
          <table:table-cell table:formula="of:=IF([.$B19]=[.U$2];[.$E19];0)" office:value-type="float" office:value="0" calcext:value-type="float">
            <text:p>0</text:p>
          </table:table-cell>
          <table:table-cell table:formula="of:=IF([.$B19]=[.V$2];[.$E19];0)" office:value-type="float" office:value="0" calcext:value-type="float">
            <text:p>0</text:p>
          </table:table-cell>
          <table:table-cell table:formula="of:=SUM([.S19:.V19])" office:value-type="float" office:value="0" calcext:value-type="float">
            <text:p>0</text:p>
          </table:table-cell>
          <table:table-cell table:formula="of:=IF([.$B19]=[.X$2];[.$E19];0)" office:value-type="float" office:value="0" calcext:value-type="float">
            <text:p>0</text:p>
          </table:table-cell>
          <table:table-cell table:formula="of:=IF([.$B19]=[.Y$2];[.$E19];0)" office:value-type="float" office:value="0" calcext:value-type="float">
            <text:p>0</text:p>
          </table:table-cell>
          <table:table-cell table:formula="of:=SUM([.X19:.Y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9]" office:value-type="float" office:value="0" calcext:value-type="float">
            <text:p>0</text:p>
          </table:table-cell>
          <table:table-cell table:formula="of:=IF(AND([.A20]=0;NOT([.C20]=0));[.B19];[.A20])" office:value-type="string" office:string-value="BBQ" calcext:value-type="string">
            <text:p>BBQ</text:p>
          </table:table-cell>
          <table:table-cell table:formula="of:=[Meals.B19]" office:value-type="string" office:string-value="Side" calcext:value-type="string">
            <text:p>Side</text:p>
          </table:table-cell>
          <table:table-cell table:formula="of:=[Meals.C19]" office:value-type="string" office:string-value="Veggies in Foil" calcext:value-type="string">
            <text:p>Veggies in Foil</text:p>
          </table:table-cell>
          <table:table-cell table:formula="of:=[Meals.D19]" office:value-type="float" office:value="0.25" calcext:value-type="float">
            <text:p>0.25</text:p>
          </table:table-cell>
          <table:table-cell/>
          <table:table-cell table:style-name="ce20" table:formula="of:=[Dates.A19]" office:value-type="float" office:value="0" calcext:value-type="float">
            <text:p>0</text:p>
          </table:table-cell>
          <table:table-cell table:style-name="ce20" table:formula="of:=[Dates.B19]" office:value-type="float" office:value="0" calcext:value-type="float">
            <text:p>0</text:p>
          </table:table-cell>
          <table:table-cell table:style-name="ce20"/>
          <table:table-cell table:formula="of:=[.D20]" office:value-type="string" office:string-value="Veggies in Foil" calcext:value-type="string">
            <text:p>Veggies in Foil</text:p>
          </table:table-cell>
          <table:table-cell table:formula="of:=IF([.$B20]=[.K$2];[.$E20];0)" office:value-type="float" office:value="0" calcext:value-type="float">
            <text:p>0</text:p>
          </table:table-cell>
          <table:table-cell table:formula="of:=IF([.$B20]=[.L$2];[.$E20];0)" office:value-type="float" office:value="0" calcext:value-type="float">
            <text:p>0</text:p>
          </table:table-cell>
          <table:table-cell table:formula="of:=IF([.$B20]=[.M$2];[.$E20];0)" office:value-type="float" office:value="0.25" calcext:value-type="float">
            <text:p>0.25</text:p>
          </table:table-cell>
          <table:table-cell table:formula="of:=SUM([.K20:.M20])" office:value-type="float" office:value="0.25" calcext:value-type="float">
            <text:p>0.25</text:p>
          </table:table-cell>
          <table:table-cell table:formula="of:=IF([.$B20]=[.O$2];[.$E20];0)" office:value-type="float" office:value="0" calcext:value-type="float">
            <text:p>0</text:p>
          </table:table-cell>
          <table:table-cell table:formula="of:=IF([.$B20]=[.P$2];[.$E20];0)" office:value-type="float" office:value="0" calcext:value-type="float">
            <text:p>0</text:p>
          </table:table-cell>
          <table:table-cell table:formula="of:=IF([.$B20]=[.Q$2];[.$E20];0)" office:value-type="float" office:value="0.25" calcext:value-type="float">
            <text:p>0.25</text:p>
          </table:table-cell>
          <table:table-cell table:formula="of:=SUM([.O20:.Q20])" office:value-type="float" office:value="0.25" calcext:value-type="float">
            <text:p>0.25</text:p>
          </table:table-cell>
          <table:table-cell table:formula="of:=IF([.$B20]=[.S$2];[.$E20];0)" office:value-type="float" office:value="0" calcext:value-type="float">
            <text:p>0</text:p>
          </table:table-cell>
          <table:table-cell table:formula="of:=IF([.$B20]=[.T$2];[.$E20];0)" office:value-type="float" office:value="0" calcext:value-type="float">
            <text:p>0</text:p>
          </table:table-cell>
          <table:table-cell table:formula="of:=IF([.$B20]=[.U$2];[.$E20];0)" office:value-type="float" office:value="0" calcext:value-type="float">
            <text:p>0</text:p>
          </table:table-cell>
          <table:table-cell table:formula="of:=IF([.$B20]=[.V$2];[.$E20];0)" office:value-type="float" office:value="0" calcext:value-type="float">
            <text:p>0</text:p>
          </table:table-cell>
          <table:table-cell table:formula="of:=SUM([.S20:.V20])" office:value-type="float" office:value="0" calcext:value-type="float">
            <text:p>0</text:p>
          </table:table-cell>
          <table:table-cell table:formula="of:=IF([.$B20]=[.X$2];[.$E20];0)" office:value-type="float" office:value="0" calcext:value-type="float">
            <text:p>0</text:p>
          </table:table-cell>
          <table:table-cell table:formula="of:=IF([.$B20]=[.Y$2];[.$E20];0)" office:value-type="float" office:value="0" calcext:value-type="float">
            <text:p>0</text:p>
          </table:table-cell>
          <table:table-cell table:formula="of:=SUM([.X20:.Y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0]" office:value-type="float" office:value="0" calcext:value-type="float">
            <text:p>0</text:p>
          </table:table-cell>
          <table:table-cell table:formula="of:=IF(AND([.A21]=0;NOT([.C21]=0));[.B20];[.A21])" office:value-type="string" office:string-value="BBQ" calcext:value-type="string">
            <text:p>BBQ</text:p>
          </table:table-cell>
          <table:table-cell table:formula="of:=[Meals.B20]" office:value-type="string" office:string-value="Side" calcext:value-type="string">
            <text:p>Side</text:p>
          </table:table-cell>
          <table:table-cell table:formula="of:=[Meals.C20]" office:value-type="string" office:string-value="Couscous salad" calcext:value-type="string">
            <text:p>Couscous salad</text:p>
          </table:table-cell>
          <table:table-cell table:formula="of:=[Meals.D20]" office:value-type="float" office:value="0.25" calcext:value-type="float">
            <text:p>0.25</text:p>
          </table:table-cell>
          <table:table-cell/>
          <table:table-cell table:style-name="ce20" table:formula="of:=[Dates.A20]" office:value-type="float" office:value="0" calcext:value-type="float">
            <text:p>0</text:p>
          </table:table-cell>
          <table:table-cell table:style-name="ce20" table:formula="of:=[Dates.B20]" office:value-type="float" office:value="0" calcext:value-type="float">
            <text:p>0</text:p>
          </table:table-cell>
          <table:table-cell table:style-name="ce20"/>
          <table:table-cell table:formula="of:=[.D21]" office:value-type="string" office:string-value="Couscous salad" calcext:value-type="string">
            <text:p>Couscous salad</text:p>
          </table:table-cell>
          <table:table-cell table:formula="of:=IF([.$B21]=[.K$2];[.$E21];0)" office:value-type="float" office:value="0" calcext:value-type="float">
            <text:p>0</text:p>
          </table:table-cell>
          <table:table-cell table:formula="of:=IF([.$B21]=[.L$2];[.$E21];0)" office:value-type="float" office:value="0" calcext:value-type="float">
            <text:p>0</text:p>
          </table:table-cell>
          <table:table-cell table:formula="of:=IF([.$B21]=[.M$2];[.$E21];0)" office:value-type="float" office:value="0.25" calcext:value-type="float">
            <text:p>0.25</text:p>
          </table:table-cell>
          <table:table-cell table:formula="of:=SUM([.K21:.M21])" office:value-type="float" office:value="0.25" calcext:value-type="float">
            <text:p>0.25</text:p>
          </table:table-cell>
          <table:table-cell table:formula="of:=IF([.$B21]=[.O$2];[.$E21];0)" office:value-type="float" office:value="0" calcext:value-type="float">
            <text:p>0</text:p>
          </table:table-cell>
          <table:table-cell table:formula="of:=IF([.$B21]=[.P$2];[.$E21];0)" office:value-type="float" office:value="0" calcext:value-type="float">
            <text:p>0</text:p>
          </table:table-cell>
          <table:table-cell table:formula="of:=IF([.$B21]=[.Q$2];[.$E21];0)" office:value-type="float" office:value="0.25" calcext:value-type="float">
            <text:p>0.25</text:p>
          </table:table-cell>
          <table:table-cell table:formula="of:=SUM([.O21:.Q21])" office:value-type="float" office:value="0.25" calcext:value-type="float">
            <text:p>0.25</text:p>
          </table:table-cell>
          <table:table-cell table:formula="of:=IF([.$B21]=[.S$2];[.$E21];0)" office:value-type="float" office:value="0" calcext:value-type="float">
            <text:p>0</text:p>
          </table:table-cell>
          <table:table-cell table:formula="of:=IF([.$B21]=[.T$2];[.$E21];0)" office:value-type="float" office:value="0" calcext:value-type="float">
            <text:p>0</text:p>
          </table:table-cell>
          <table:table-cell table:formula="of:=IF([.$B21]=[.U$2];[.$E21];0)" office:value-type="float" office:value="0" calcext:value-type="float">
            <text:p>0</text:p>
          </table:table-cell>
          <table:table-cell table:formula="of:=IF([.$B21]=[.V$2];[.$E21];0)" office:value-type="float" office:value="0" calcext:value-type="float">
            <text:p>0</text:p>
          </table:table-cell>
          <table:table-cell table:formula="of:=SUM([.S21:.V21])" office:value-type="float" office:value="0" calcext:value-type="float">
            <text:p>0</text:p>
          </table:table-cell>
          <table:table-cell table:formula="of:=IF([.$B21]=[.X$2];[.$E21];0)" office:value-type="float" office:value="0" calcext:value-type="float">
            <text:p>0</text:p>
          </table:table-cell>
          <table:table-cell table:formula="of:=IF([.$B21]=[.Y$2];[.$E21];0)" office:value-type="float" office:value="0" calcext:value-type="float">
            <text:p>0</text:p>
          </table:table-cell>
          <table:table-cell table:formula="of:=SUM([.X21:.Y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1]" office:value-type="float" office:value="0" calcext:value-type="float">
            <text:p>0</text:p>
          </table:table-cell>
          <table:table-cell table:formula="of:=IF(AND([.A22]=0;NOT([.C22]=0));[.B21];[.A22])" office:value-type="string" office:string-value="BBQ" calcext:value-type="string">
            <text:p>BBQ</text:p>
          </table:table-cell>
          <table:table-cell table:formula="of:=[Meals.B21]" office:value-type="string" office:string-value="Side" calcext:value-type="string">
            <text:p>Side</text:p>
          </table:table-cell>
          <table:table-cell table:formula="of:=[Meals.C21]" office:value-type="string" office:string-value="German Potato Salad" calcext:value-type="string">
            <text:p>German Potato Salad</text:p>
          </table:table-cell>
          <table:table-cell table:formula="of:=[Meals.D21]" office:value-type="float" office:value="0.25" calcext:value-type="float">
            <text:p>0.25</text:p>
          </table:table-cell>
          <table:table-cell/>
          <table:table-cell table:style-name="ce20" table:formula="of:=[Dates.A21]" office:value-type="float" office:value="0" calcext:value-type="float">
            <text:p>0</text:p>
          </table:table-cell>
          <table:table-cell table:style-name="ce20" table:formula="of:=[Dates.B21]" office:value-type="float" office:value="0" calcext:value-type="float">
            <text:p>0</text:p>
          </table:table-cell>
          <table:table-cell table:style-name="ce20"/>
          <table:table-cell table:formula="of:=[.D22]" office:value-type="string" office:string-value="German Potato Salad" calcext:value-type="string">
            <text:p>German Potato Salad</text:p>
          </table:table-cell>
          <table:table-cell table:formula="of:=IF([.$B22]=[.K$2];[.$E22];0)" office:value-type="float" office:value="0" calcext:value-type="float">
            <text:p>0</text:p>
          </table:table-cell>
          <table:table-cell table:formula="of:=IF([.$B22]=[.L$2];[.$E22];0)" office:value-type="float" office:value="0" calcext:value-type="float">
            <text:p>0</text:p>
          </table:table-cell>
          <table:table-cell table:formula="of:=IF([.$B22]=[.M$2];[.$E22];0)" office:value-type="float" office:value="0.25" calcext:value-type="float">
            <text:p>0.25</text:p>
          </table:table-cell>
          <table:table-cell table:formula="of:=SUM([.K22:.M22])" office:value-type="float" office:value="0.25" calcext:value-type="float">
            <text:p>0.25</text:p>
          </table:table-cell>
          <table:table-cell table:formula="of:=IF([.$B22]=[.O$2];[.$E22];0)" office:value-type="float" office:value="0" calcext:value-type="float">
            <text:p>0</text:p>
          </table:table-cell>
          <table:table-cell table:formula="of:=IF([.$B22]=[.P$2];[.$E22];0)" office:value-type="float" office:value="0" calcext:value-type="float">
            <text:p>0</text:p>
          </table:table-cell>
          <table:table-cell table:formula="of:=IF([.$B22]=[.Q$2];[.$E22];0)" office:value-type="float" office:value="0.25" calcext:value-type="float">
            <text:p>0.25</text:p>
          </table:table-cell>
          <table:table-cell table:formula="of:=SUM([.O22:.Q22])" office:value-type="float" office:value="0.25" calcext:value-type="float">
            <text:p>0.25</text:p>
          </table:table-cell>
          <table:table-cell table:formula="of:=IF([.$B22]=[.S$2];[.$E22];0)" office:value-type="float" office:value="0" calcext:value-type="float">
            <text:p>0</text:p>
          </table:table-cell>
          <table:table-cell table:formula="of:=IF([.$B22]=[.T$2];[.$E22];0)" office:value-type="float" office:value="0" calcext:value-type="float">
            <text:p>0</text:p>
          </table:table-cell>
          <table:table-cell table:formula="of:=IF([.$B22]=[.U$2];[.$E22];0)" office:value-type="float" office:value="0" calcext:value-type="float">
            <text:p>0</text:p>
          </table:table-cell>
          <table:table-cell table:formula="of:=IF([.$B22]=[.V$2];[.$E22];0)" office:value-type="float" office:value="0" calcext:value-type="float">
            <text:p>0</text:p>
          </table:table-cell>
          <table:table-cell table:formula="of:=SUM([.S22:.V22])" office:value-type="float" office:value="0" calcext:value-type="float">
            <text:p>0</text:p>
          </table:table-cell>
          <table:table-cell table:formula="of:=IF([.$B22]=[.X$2];[.$E22];0)" office:value-type="float" office:value="0" calcext:value-type="float">
            <text:p>0</text:p>
          </table:table-cell>
          <table:table-cell table:formula="of:=IF([.$B22]=[.Y$2];[.$E22];0)" office:value-type="float" office:value="0" calcext:value-type="float">
            <text:p>0</text:p>
          </table:table-cell>
          <table:table-cell table:formula="of:=SUM([.X22:.Y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2]" office:value-type="float" office:value="0" calcext:value-type="float">
            <text:p>0</text:p>
          </table:table-cell>
          <table:table-cell table:formula="of:=IF(AND([.A23]=0;NOT([.C23]=0));[.B22];[.A23])" office:value-type="float" office:value="0" calcext:value-type="float">
            <text:p>0</text:p>
          </table:table-cell>
          <table:table-cell table:formula="of:=[Meals.B22]" office:value-type="float" office:value="0" calcext:value-type="float">
            <text:p>0</text:p>
          </table:table-cell>
          <table:table-cell table:formula="of:=[Meals.C22]" office:value-type="float" office:value="0" calcext:value-type="float">
            <text:p>0</text:p>
          </table:table-cell>
          <table:table-cell table:formula="of:=[Meals.D22]" office:value-type="float" office:value="0" calcext:value-type="float">
            <text:p>0</text:p>
          </table:table-cell>
          <table:table-cell/>
          <table:table-cell table:style-name="ce20" table:formula="of:=[Dates.A22]" office:value-type="float" office:value="0" calcext:value-type="float">
            <text:p>0</text:p>
          </table:table-cell>
          <table:table-cell table:style-name="ce20" table:formula="of:=[Dates.B22]" office:value-type="float" office:value="0" calcext:value-type="float">
            <text:p>0</text:p>
          </table:table-cell>
          <table:table-cell table:style-name="ce20"/>
          <table:table-cell table:formula="of:=[.D23]" office:value-type="float" office:value="0" calcext:value-type="float">
            <text:p>0</text:p>
          </table:table-cell>
          <table:table-cell table:formula="of:=IF([.$B23]=[.K$2];[.$E23];0)" office:value-type="float" office:value="0" calcext:value-type="float">
            <text:p>0</text:p>
          </table:table-cell>
          <table:table-cell table:formula="of:=IF([.$B23]=[.L$2];[.$E23];0)" office:value-type="float" office:value="0" calcext:value-type="float">
            <text:p>0</text:p>
          </table:table-cell>
          <table:table-cell table:formula="of:=IF([.$B23]=[.M$2];[.$E23];0)" office:value-type="float" office:value="0" calcext:value-type="float">
            <text:p>0</text:p>
          </table:table-cell>
          <table:table-cell table:formula="of:=SUM([.K23:.M23])" office:value-type="float" office:value="0" calcext:value-type="float">
            <text:p>0</text:p>
          </table:table-cell>
          <table:table-cell table:formula="of:=IF([.$B23]=[.O$2];[.$E23];0)" office:value-type="float" office:value="0" calcext:value-type="float">
            <text:p>0</text:p>
          </table:table-cell>
          <table:table-cell table:formula="of:=IF([.$B23]=[.P$2];[.$E23];0)" office:value-type="float" office:value="0" calcext:value-type="float">
            <text:p>0</text:p>
          </table:table-cell>
          <table:table-cell table:formula="of:=IF([.$B23]=[.Q$2];[.$E23];0)" office:value-type="float" office:value="0" calcext:value-type="float">
            <text:p>0</text:p>
          </table:table-cell>
          <table:table-cell table:formula="of:=SUM([.O23:.Q23])" office:value-type="float" office:value="0" calcext:value-type="float">
            <text:p>0</text:p>
          </table:table-cell>
          <table:table-cell table:formula="of:=IF([.$B23]=[.S$2];[.$E23];0)" office:value-type="float" office:value="0" calcext:value-type="float">
            <text:p>0</text:p>
          </table:table-cell>
          <table:table-cell table:formula="of:=IF([.$B23]=[.T$2];[.$E23];0)" office:value-type="float" office:value="0" calcext:value-type="float">
            <text:p>0</text:p>
          </table:table-cell>
          <table:table-cell table:formula="of:=IF([.$B23]=[.U$2];[.$E23];0)" office:value-type="float" office:value="0" calcext:value-type="float">
            <text:p>0</text:p>
          </table:table-cell>
          <table:table-cell table:formula="of:=IF([.$B23]=[.V$2];[.$E23];0)" office:value-type="float" office:value="0" calcext:value-type="float">
            <text:p>0</text:p>
          </table:table-cell>
          <table:table-cell table:formula="of:=SUM([.S23:.V23])" office:value-type="float" office:value="0" calcext:value-type="float">
            <text:p>0</text:p>
          </table:table-cell>
          <table:table-cell table:formula="of:=IF([.$B23]=[.X$2];[.$E23];0)" office:value-type="float" office:value="0" calcext:value-type="float">
            <text:p>0</text:p>
          </table:table-cell>
          <table:table-cell table:formula="of:=IF([.$B23]=[.Y$2];[.$E23];0)" office:value-type="float" office:value="0" calcext:value-type="float">
            <text:p>0</text:p>
          </table:table-cell>
          <table:table-cell table:formula="of:=SUM([.X23:.Y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3]" office:value-type="string" office:string-value="Dinner" calcext:value-type="string">
            <text:p>Dinner</text:p>
          </table:table-cell>
          <table:table-cell table:formula="of:=IF(AND([.A24]=0;NOT([.C24]=0));[.B23];[.A24])" office:value-type="string" office:string-value="Dinner" calcext:value-type="string">
            <text:p>Dinner</text:p>
          </table:table-cell>
          <table:table-cell table:formula="of:=[Meals.B23]" office:value-type="string" office:string-value="Main" calcext:value-type="string">
            <text:p>Main</text:p>
          </table:table-cell>
          <table:table-cell table:formula="of:=[Meals.C23]" office:value-type="string" office:string-value="Sweet Potato and Black bean chili" calcext:value-type="string">
            <text:p>Sweet Potato and Black bean chili</text:p>
          </table:table-cell>
          <table:table-cell table:formula="of:=[Meals.D23]" office:value-type="float" office:value="1" calcext:value-type="float">
            <text:p>1</text:p>
          </table:table-cell>
          <table:table-cell/>
          <table:table-cell table:style-name="ce20" table:formula="of:=[Dates.A23]" office:value-type="float" office:value="0" calcext:value-type="float">
            <text:p>0</text:p>
          </table:table-cell>
          <table:table-cell table:style-name="ce20" table:formula="of:=[Dates.B23]" office:value-type="float" office:value="0" calcext:value-type="float">
            <text:p>0</text:p>
          </table:table-cell>
          <table:table-cell table:style-name="ce20"/>
          <table:table-cell table:formula="of:=[.D24]" office:value-type="string" office:string-value="Sweet Potato and Black bean chili" calcext:value-type="string">
            <text:p>Sweet Potato and Black bean chili</text:p>
          </table:table-cell>
          <table:table-cell table:formula="of:=IF([.$B24]=[.K$2];[.$E24];0)" office:value-type="float" office:value="0" calcext:value-type="float">
            <text:p>0</text:p>
          </table:table-cell>
          <table:table-cell table:formula="of:=IF([.$B24]=[.L$2];[.$E24];0)" office:value-type="float" office:value="0" calcext:value-type="float">
            <text:p>0</text:p>
          </table:table-cell>
          <table:table-cell table:formula="of:=IF([.$B24]=[.M$2];[.$E24];0)" office:value-type="float" office:value="0" calcext:value-type="float">
            <text:p>0</text:p>
          </table:table-cell>
          <table:table-cell table:formula="of:=SUM([.K24:.M24])" office:value-type="float" office:value="0" calcext:value-type="float">
            <text:p>0</text:p>
          </table:table-cell>
          <table:table-cell table:formula="of:=IF([.$B24]=[.O$2];[.$E24];0)" office:value-type="float" office:value="0" calcext:value-type="float">
            <text:p>0</text:p>
          </table:table-cell>
          <table:table-cell table:formula="of:=IF([.$B24]=[.P$2];[.$E24];0)" office:value-type="float" office:value="0" calcext:value-type="float">
            <text:p>0</text:p>
          </table:table-cell>
          <table:table-cell table:formula="of:=IF([.$B24]=[.Q$2];[.$E24];0)" office:value-type="float" office:value="0" calcext:value-type="float">
            <text:p>0</text:p>
          </table:table-cell>
          <table:table-cell table:formula="of:=SUM([.O24:.Q24])" office:value-type="float" office:value="0" calcext:value-type="float">
            <text:p>0</text:p>
          </table:table-cell>
          <table:table-cell table:formula="of:=IF([.$B24]=[.S$2];[.$E24];0)" office:value-type="float" office:value="0" calcext:value-type="float">
            <text:p>0</text:p>
          </table:table-cell>
          <table:table-cell table:formula="of:=IF([.$B24]=[.T$2];[.$E24];0)" office:value-type="float" office:value="0" calcext:value-type="float">
            <text:p>0</text:p>
          </table:table-cell>
          <table:table-cell table:formula="of:=IF([.$B24]=[.U$2];[.$E24];0)" office:value-type="float" office:value="1" calcext:value-type="float">
            <text:p>1</text:p>
          </table:table-cell>
          <table:table-cell table:formula="of:=IF([.$B24]=[.V$2];[.$E24];0)" office:value-type="float" office:value="0" calcext:value-type="float">
            <text:p>0</text:p>
          </table:table-cell>
          <table:table-cell table:formula="of:=SUM([.S24:.V24])" office:value-type="float" office:value="1" calcext:value-type="float">
            <text:p>1</text:p>
          </table:table-cell>
          <table:table-cell table:formula="of:=IF([.$B24]=[.X$2];[.$E24];0)" office:value-type="float" office:value="0" calcext:value-type="float">
            <text:p>0</text:p>
          </table:table-cell>
          <table:table-cell table:formula="of:=IF([.$B24]=[.Y$2];[.$E24];0)" office:value-type="float" office:value="0" calcext:value-type="float">
            <text:p>0</text:p>
          </table:table-cell>
          <table:table-cell table:formula="of:=SUM([.X24:.Y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4]" office:value-type="float" office:value="0" calcext:value-type="float">
            <text:p>0</text:p>
          </table:table-cell>
          <table:table-cell table:formula="of:=IF(AND([.A25]=0;NOT([.C25]=0));[.B24];[.A25])" office:value-type="float" office:value="0" calcext:value-type="float">
            <text:p>0</text:p>
          </table:table-cell>
          <table:table-cell table:formula="of:=[Meals.B24]" office:value-type="float" office:value="0" calcext:value-type="float">
            <text:p>0</text:p>
          </table:table-cell>
          <table:table-cell table:formula="of:=[Meals.C24]" office:value-type="float" office:value="0" calcext:value-type="float">
            <text:p>0</text:p>
          </table:table-cell>
          <table:table-cell table:formula="of:=[Meals.D24]" office:value-type="float" office:value="0" calcext:value-type="float">
            <text:p>0</text:p>
          </table:table-cell>
          <table:table-cell/>
          <table:table-cell table:style-name="ce20" table:formula="of:=[Dates.A24]" office:value-type="float" office:value="0" calcext:value-type="float">
            <text:p>0</text:p>
          </table:table-cell>
          <table:table-cell table:style-name="ce20" table:formula="of:=[Dates.B24]" office:value-type="float" office:value="0" calcext:value-type="float">
            <text:p>0</text:p>
          </table:table-cell>
          <table:table-cell table:style-name="ce20"/>
          <table:table-cell table:formula="of:=[.D25]" office:value-type="float" office:value="0" calcext:value-type="float">
            <text:p>0</text:p>
          </table:table-cell>
          <table:table-cell table:formula="of:=IF([.$B25]=[.K$2];[.$E25];0)" office:value-type="float" office:value="0" calcext:value-type="float">
            <text:p>0</text:p>
          </table:table-cell>
          <table:table-cell table:formula="of:=IF([.$B25]=[.L$2];[.$E25];0)" office:value-type="float" office:value="0" calcext:value-type="float">
            <text:p>0</text:p>
          </table:table-cell>
          <table:table-cell table:formula="of:=IF([.$B25]=[.M$2];[.$E25];0)" office:value-type="float" office:value="0" calcext:value-type="float">
            <text:p>0</text:p>
          </table:table-cell>
          <table:table-cell table:formula="of:=SUM([.K25:.M25])" office:value-type="float" office:value="0" calcext:value-type="float">
            <text:p>0</text:p>
          </table:table-cell>
          <table:table-cell table:formula="of:=IF([.$B25]=[.O$2];[.$E25];0)" office:value-type="float" office:value="0" calcext:value-type="float">
            <text:p>0</text:p>
          </table:table-cell>
          <table:table-cell table:formula="of:=IF([.$B25]=[.P$2];[.$E25];0)" office:value-type="float" office:value="0" calcext:value-type="float">
            <text:p>0</text:p>
          </table:table-cell>
          <table:table-cell table:formula="of:=IF([.$B25]=[.Q$2];[.$E25];0)" office:value-type="float" office:value="0" calcext:value-type="float">
            <text:p>0</text:p>
          </table:table-cell>
          <table:table-cell table:formula="of:=SUM([.O25:.Q25])" office:value-type="float" office:value="0" calcext:value-type="float">
            <text:p>0</text:p>
          </table:table-cell>
          <table:table-cell table:formula="of:=IF([.$B25]=[.S$2];[.$E25];0)" office:value-type="float" office:value="0" calcext:value-type="float">
            <text:p>0</text:p>
          </table:table-cell>
          <table:table-cell table:formula="of:=IF([.$B25]=[.T$2];[.$E25];0)" office:value-type="float" office:value="0" calcext:value-type="float">
            <text:p>0</text:p>
          </table:table-cell>
          <table:table-cell table:formula="of:=IF([.$B25]=[.U$2];[.$E25];0)" office:value-type="float" office:value="0" calcext:value-type="float">
            <text:p>0</text:p>
          </table:table-cell>
          <table:table-cell table:formula="of:=IF([.$B25]=[.V$2];[.$E25];0)" office:value-type="float" office:value="0" calcext:value-type="float">
            <text:p>0</text:p>
          </table:table-cell>
          <table:table-cell table:formula="of:=SUM([.S25:.V25])" office:value-type="float" office:value="0" calcext:value-type="float">
            <text:p>0</text:p>
          </table:table-cell>
          <table:table-cell table:formula="of:=IF([.$B25]=[.X$2];[.$E25];0)" office:value-type="float" office:value="0" calcext:value-type="float">
            <text:p>0</text:p>
          </table:table-cell>
          <table:table-cell table:formula="of:=IF([.$B25]=[.Y$2];[.$E25];0)" office:value-type="float" office:value="0" calcext:value-type="float">
            <text:p>0</text:p>
          </table:table-cell>
          <table:table-cell table:formula="of:=SUM([.X25:.Y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5]" office:value-type="string" office:string-value="Dessert" calcext:value-type="string">
            <text:p>Dessert</text:p>
          </table:table-cell>
          <table:table-cell table:formula="of:=IF(AND([.A26]=0;NOT([.C26]=0));[.B25];[.A26])" office:value-type="string" office:string-value="Dessert" calcext:value-type="string">
            <text:p>Dessert</text:p>
          </table:table-cell>
          <table:table-cell table:formula="of:=[Meals.B25]" office:value-type="string" office:string-value="Sweet stuff" calcext:value-type="string">
            <text:p>Sweet stuff</text:p>
          </table:table-cell>
          <table:table-cell table:formula="of:=[Meals.C25]" office:value-type="string" office:string-value="Clafourtis" calcext:value-type="string">
            <text:p>Clafourtis</text:p>
          </table:table-cell>
          <table:table-cell table:formula="of:=[Meals.D25]" office:value-type="float" office:value="0" calcext:value-type="float">
            <text:p>0</text:p>
          </table:table-cell>
          <table:table-cell/>
          <table:table-cell table:style-name="ce20" table:formula="of:=[Dates.A25]" office:value-type="float" office:value="0" calcext:value-type="float">
            <text:p>0</text:p>
          </table:table-cell>
          <table:table-cell table:style-name="ce20" table:formula="of:=[Dates.B25]" office:value-type="float" office:value="0" calcext:value-type="float">
            <text:p>0</text:p>
          </table:table-cell>
          <table:table-cell table:style-name="ce20"/>
          <table:table-cell table:formula="of:=[.D26]" office:value-type="string" office:string-value="Clafourtis" calcext:value-type="string">
            <text:p>Clafourtis</text:p>
          </table:table-cell>
          <table:table-cell table:formula="of:=IF([.$B26]=[.K$2];[.$E26];0)" office:value-type="float" office:value="0" calcext:value-type="float">
            <text:p>0</text:p>
          </table:table-cell>
          <table:table-cell table:formula="of:=IF([.$B26]=[.L$2];[.$E26];0)" office:value-type="float" office:value="0" calcext:value-type="float">
            <text:p>0</text:p>
          </table:table-cell>
          <table:table-cell table:formula="of:=IF([.$B26]=[.M$2];[.$E26];0)" office:value-type="float" office:value="0" calcext:value-type="float">
            <text:p>0</text:p>
          </table:table-cell>
          <table:table-cell table:formula="of:=SUM([.K26:.M26])" office:value-type="float" office:value="0" calcext:value-type="float">
            <text:p>0</text:p>
          </table:table-cell>
          <table:table-cell table:formula="of:=IF([.$B26]=[.O$2];[.$E26];0)" office:value-type="float" office:value="0" calcext:value-type="float">
            <text:p>0</text:p>
          </table:table-cell>
          <table:table-cell table:formula="of:=IF([.$B26]=[.P$2];[.$E26];0)" office:value-type="float" office:value="0" calcext:value-type="float">
            <text:p>0</text:p>
          </table:table-cell>
          <table:table-cell table:formula="of:=IF([.$B26]=[.Q$2];[.$E26];0)" office:value-type="float" office:value="0" calcext:value-type="float">
            <text:p>0</text:p>
          </table:table-cell>
          <table:table-cell table:formula="of:=SUM([.O26:.Q26])" office:value-type="float" office:value="0" calcext:value-type="float">
            <text:p>0</text:p>
          </table:table-cell>
          <table:table-cell table:formula="of:=IF([.$B26]=[.S$2];[.$E26];0)" office:value-type="float" office:value="0" calcext:value-type="float">
            <text:p>0</text:p>
          </table:table-cell>
          <table:table-cell table:formula="of:=IF([.$B26]=[.T$2];[.$E26];0)" office:value-type="float" office:value="0" calcext:value-type="float">
            <text:p>0</text:p>
          </table:table-cell>
          <table:table-cell table:formula="of:=IF([.$B26]=[.U$2];[.$E26];0)" office:value-type="float" office:value="0" calcext:value-type="float">
            <text:p>0</text:p>
          </table:table-cell>
          <table:table-cell table:formula="of:=IF([.$B26]=[.V$2];[.$E26];0)" office:value-type="float" office:value="0" calcext:value-type="float">
            <text:p>0</text:p>
          </table:table-cell>
          <table:table-cell table:formula="of:=SUM([.S26:.V26])" office:value-type="float" office:value="0" calcext:value-type="float">
            <text:p>0</text:p>
          </table:table-cell>
          <table:table-cell table:formula="of:=IF([.$B26]=[.X$2];[.$E26];0)" office:value-type="float" office:value="0" calcext:value-type="float">
            <text:p>0</text:p>
          </table:table-cell>
          <table:table-cell table:formula="of:=IF([.$B26]=[.Y$2];[.$E26];0)" office:value-type="float" office:value="0" calcext:value-type="float">
            <text:p>0</text:p>
          </table:table-cell>
          <table:table-cell table:formula="of:=SUM([.X26:.Y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6]" office:value-type="float" office:value="0" calcext:value-type="float">
            <text:p>0</text:p>
          </table:table-cell>
          <table:table-cell table:formula="of:=IF(AND([.A27]=0;NOT([.C27]=0));[.B26];[.A27])" office:value-type="string" office:string-value="Dessert" calcext:value-type="string">
            <text:p>Dessert</text:p>
          </table:table-cell>
          <table:table-cell table:formula="of:=[Meals.B26]" office:value-type="string" office:string-value="Sweet stuff" calcext:value-type="string">
            <text:p>Sweet stuff</text:p>
          </table:table-cell>
          <table:table-cell table:formula="of:=[Meals.C26]" office:value-type="string" office:string-value="Custard" calcext:value-type="string">
            <text:p>Custard</text:p>
          </table:table-cell>
          <table:table-cell table:formula="of:=[Meals.D26]" office:value-type="float" office:value="1" calcext:value-type="float">
            <text:p>1</text:p>
          </table:table-cell>
          <table:table-cell/>
          <table:table-cell table:style-name="ce20" table:formula="of:=[Dates.A26]" office:value-type="float" office:value="0" calcext:value-type="float">
            <text:p>0</text:p>
          </table:table-cell>
          <table:table-cell table:style-name="ce20" table:formula="of:=[Dates.B26]" office:value-type="float" office:value="0" calcext:value-type="float">
            <text:p>0</text:p>
          </table:table-cell>
          <table:table-cell table:style-name="ce20"/>
          <table:table-cell table:formula="of:=[.D27]" office:value-type="string" office:string-value="Custard" calcext:value-type="string">
            <text:p>Custard</text:p>
          </table:table-cell>
          <table:table-cell table:formula="of:=IF([.$B27]=[.K$2];[.$E27];0)" office:value-type="float" office:value="0" calcext:value-type="float">
            <text:p>0</text:p>
          </table:table-cell>
          <table:table-cell table:formula="of:=IF([.$B27]=[.L$2];[.$E27];0)" office:value-type="float" office:value="0" calcext:value-type="float">
            <text:p>0</text:p>
          </table:table-cell>
          <table:table-cell table:formula="of:=IF([.$B27]=[.M$2];[.$E27];0)" office:value-type="float" office:value="0" calcext:value-type="float">
            <text:p>0</text:p>
          </table:table-cell>
          <table:table-cell table:formula="of:=SUM([.K27:.M27])" office:value-type="float" office:value="0" calcext:value-type="float">
            <text:p>0</text:p>
          </table:table-cell>
          <table:table-cell table:formula="of:=IF([.$B27]=[.O$2];[.$E27];0)" office:value-type="float" office:value="0" calcext:value-type="float">
            <text:p>0</text:p>
          </table:table-cell>
          <table:table-cell table:formula="of:=IF([.$B27]=[.P$2];[.$E27];0)" office:value-type="float" office:value="0" calcext:value-type="float">
            <text:p>0</text:p>
          </table:table-cell>
          <table:table-cell table:formula="of:=IF([.$B27]=[.Q$2];[.$E27];0)" office:value-type="float" office:value="0" calcext:value-type="float">
            <text:p>0</text:p>
          </table:table-cell>
          <table:table-cell table:formula="of:=SUM([.O27:.Q27])" office:value-type="float" office:value="0" calcext:value-type="float">
            <text:p>0</text:p>
          </table:table-cell>
          <table:table-cell table:formula="of:=IF([.$B27]=[.S$2];[.$E27];0)" office:value-type="float" office:value="0" calcext:value-type="float">
            <text:p>0</text:p>
          </table:table-cell>
          <table:table-cell table:formula="of:=IF([.$B27]=[.T$2];[.$E27];0)" office:value-type="float" office:value="0" calcext:value-type="float">
            <text:p>0</text:p>
          </table:table-cell>
          <table:table-cell table:formula="of:=IF([.$B27]=[.U$2];[.$E27];0)" office:value-type="float" office:value="0" calcext:value-type="float">
            <text:p>0</text:p>
          </table:table-cell>
          <table:table-cell table:formula="of:=IF([.$B27]=[.V$2];[.$E27];0)" office:value-type="float" office:value="1" calcext:value-type="float">
            <text:p>1</text:p>
          </table:table-cell>
          <table:table-cell table:formula="of:=SUM([.S27:.V27])" office:value-type="float" office:value="1" calcext:value-type="float">
            <text:p>1</text:p>
          </table:table-cell>
          <table:table-cell table:formula="of:=IF([.$B27]=[.X$2];[.$E27];0)" office:value-type="float" office:value="0" calcext:value-type="float">
            <text:p>0</text:p>
          </table:table-cell>
          <table:table-cell table:formula="of:=IF([.$B27]=[.Y$2];[.$E27];0)" office:value-type="float" office:value="0" calcext:value-type="float">
            <text:p>0</text:p>
          </table:table-cell>
          <table:table-cell table:formula="of:=SUM([.X27:.Y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7]" office:value-type="float" office:value="0" calcext:value-type="float">
            <text:p>0</text:p>
          </table:table-cell>
          <table:table-cell table:formula="of:=IF(AND([.A28]=0;NOT([.C28]=0));[.B27];[.A28])" office:value-type="string" office:string-value="Dessert" calcext:value-type="string">
            <text:p>Dessert</text:p>
          </table:table-cell>
          <table:table-cell table:formula="of:=[Meals.B27]" office:value-type="string" office:string-value="Drinks?" calcext:value-type="string">
            <text:p>Drinks?</text:p>
          </table:table-cell>
          <table:table-cell table:formula="of:=[Meals.C27]" office:value-type="string" office:string-value="???" calcext:value-type="string">
            <text:p>???</text:p>
          </table:table-cell>
          <table:table-cell table:formula="of:=[Meals.D27]" office:value-type="float" office:value="0" calcext:value-type="float">
            <text:p>0</text:p>
          </table:table-cell>
          <table:table-cell/>
          <table:table-cell table:style-name="ce20" table:formula="of:=[Dates.A27]" office:value-type="float" office:value="0" calcext:value-type="float">
            <text:p>0</text:p>
          </table:table-cell>
          <table:table-cell table:style-name="ce20" table:formula="of:=[Dates.B27]" office:value-type="float" office:value="0" calcext:value-type="float">
            <text:p>0</text:p>
          </table:table-cell>
          <table:table-cell table:style-name="ce20"/>
          <table:table-cell table:formula="of:=[.D28]" office:value-type="string" office:string-value="???" calcext:value-type="string">
            <text:p>???</text:p>
          </table:table-cell>
          <table:table-cell table:formula="of:=IF([.$B28]=[.K$2];[.$E28];0)" office:value-type="float" office:value="0" calcext:value-type="float">
            <text:p>0</text:p>
          </table:table-cell>
          <table:table-cell table:formula="of:=IF([.$B28]=[.L$2];[.$E28];0)" office:value-type="float" office:value="0" calcext:value-type="float">
            <text:p>0</text:p>
          </table:table-cell>
          <table:table-cell table:formula="of:=IF([.$B28]=[.M$2];[.$E28];0)" office:value-type="float" office:value="0" calcext:value-type="float">
            <text:p>0</text:p>
          </table:table-cell>
          <table:table-cell table:formula="of:=SUM([.K28:.M28])" office:value-type="float" office:value="0" calcext:value-type="float">
            <text:p>0</text:p>
          </table:table-cell>
          <table:table-cell table:formula="of:=IF([.$B28]=[.O$2];[.$E28];0)" office:value-type="float" office:value="0" calcext:value-type="float">
            <text:p>0</text:p>
          </table:table-cell>
          <table:table-cell table:formula="of:=IF([.$B28]=[.P$2];[.$E28];0)" office:value-type="float" office:value="0" calcext:value-type="float">
            <text:p>0</text:p>
          </table:table-cell>
          <table:table-cell table:formula="of:=IF([.$B28]=[.Q$2];[.$E28];0)" office:value-type="float" office:value="0" calcext:value-type="float">
            <text:p>0</text:p>
          </table:table-cell>
          <table:table-cell table:formula="of:=SUM([.O28:.Q28])" office:value-type="float" office:value="0" calcext:value-type="float">
            <text:p>0</text:p>
          </table:table-cell>
          <table:table-cell table:formula="of:=IF([.$B28]=[.S$2];[.$E28];0)" office:value-type="float" office:value="0" calcext:value-type="float">
            <text:p>0</text:p>
          </table:table-cell>
          <table:table-cell table:formula="of:=IF([.$B28]=[.T$2];[.$E28];0)" office:value-type="float" office:value="0" calcext:value-type="float">
            <text:p>0</text:p>
          </table:table-cell>
          <table:table-cell table:formula="of:=IF([.$B28]=[.U$2];[.$E28];0)" office:value-type="float" office:value="0" calcext:value-type="float">
            <text:p>0</text:p>
          </table:table-cell>
          <table:table-cell table:formula="of:=IF([.$B28]=[.V$2];[.$E28];0)" office:value-type="float" office:value="0" calcext:value-type="float">
            <text:p>0</text:p>
          </table:table-cell>
          <table:table-cell table:formula="of:=SUM([.S28:.V28])" office:value-type="float" office:value="0" calcext:value-type="float">
            <text:p>0</text:p>
          </table:table-cell>
          <table:table-cell table:formula="of:=IF([.$B28]=[.X$2];[.$E28];0)" office:value-type="float" office:value="0" calcext:value-type="float">
            <text:p>0</text:p>
          </table:table-cell>
          <table:table-cell table:formula="of:=IF([.$B28]=[.Y$2];[.$E28];0)" office:value-type="float" office:value="0" calcext:value-type="float">
            <text:p>0</text:p>
          </table:table-cell>
          <table:table-cell table:formula="of:=SUM([.X28:.Y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8]" office:value-type="float" office:value="0" calcext:value-type="float">
            <text:p>0</text:p>
          </table:table-cell>
          <table:table-cell table:formula="of:=IF(AND([.A29]=0;NOT([.C29]=0));[.B28];[.A29])" office:value-type="float" office:value="0" calcext:value-type="float">
            <text:p>0</text:p>
          </table:table-cell>
          <table:table-cell table:formula="of:=[Meals.B28]" office:value-type="float" office:value="0" calcext:value-type="float">
            <text:p>0</text:p>
          </table:table-cell>
          <table:table-cell table:formula="of:=[Meals.C28]" office:value-type="float" office:value="0" calcext:value-type="float">
            <text:p>0</text:p>
          </table:table-cell>
          <table:table-cell table:formula="of:=[Meals.D28]" office:value-type="float" office:value="0" calcext:value-type="float">
            <text:p>0</text:p>
          </table:table-cell>
          <table:table-cell/>
          <table:table-cell table:style-name="ce20" table:formula="of:=[Dates.A28]" office:value-type="float" office:value="0" calcext:value-type="float">
            <text:p>0</text:p>
          </table:table-cell>
          <table:table-cell table:style-name="ce20" table:formula="of:=[Dates.B28]" office:value-type="float" office:value="0" calcext:value-type="float">
            <text:p>0</text:p>
          </table:table-cell>
          <table:table-cell table:style-name="ce20"/>
          <table:table-cell table:formula="of:=[.D29]" office:value-type="float" office:value="0" calcext:value-type="float">
            <text:p>0</text:p>
          </table:table-cell>
          <table:table-cell table:formula="of:=IF([.$B29]=[.K$2];[.$E29];0)" office:value-type="float" office:value="0" calcext:value-type="float">
            <text:p>0</text:p>
          </table:table-cell>
          <table:table-cell table:formula="of:=IF([.$B29]=[.L$2];[.$E29];0)" office:value-type="float" office:value="0" calcext:value-type="float">
            <text:p>0</text:p>
          </table:table-cell>
          <table:table-cell table:formula="of:=IF([.$B29]=[.M$2];[.$E29];0)" office:value-type="float" office:value="0" calcext:value-type="float">
            <text:p>0</text:p>
          </table:table-cell>
          <table:table-cell table:formula="of:=SUM([.K29:.M29])" office:value-type="float" office:value="0" calcext:value-type="float">
            <text:p>0</text:p>
          </table:table-cell>
          <table:table-cell table:formula="of:=IF([.$B29]=[.O$2];[.$E29];0)" office:value-type="float" office:value="0" calcext:value-type="float">
            <text:p>0</text:p>
          </table:table-cell>
          <table:table-cell table:formula="of:=IF([.$B29]=[.P$2];[.$E29];0)" office:value-type="float" office:value="0" calcext:value-type="float">
            <text:p>0</text:p>
          </table:table-cell>
          <table:table-cell table:formula="of:=IF([.$B29]=[.Q$2];[.$E29];0)" office:value-type="float" office:value="0" calcext:value-type="float">
            <text:p>0</text:p>
          </table:table-cell>
          <table:table-cell table:formula="of:=SUM([.O29:.Q29])" office:value-type="float" office:value="0" calcext:value-type="float">
            <text:p>0</text:p>
          </table:table-cell>
          <table:table-cell table:formula="of:=IF([.$B29]=[.S$2];[.$E29];0)" office:value-type="float" office:value="0" calcext:value-type="float">
            <text:p>0</text:p>
          </table:table-cell>
          <table:table-cell table:formula="of:=IF([.$B29]=[.T$2];[.$E29];0)" office:value-type="float" office:value="0" calcext:value-type="float">
            <text:p>0</text:p>
          </table:table-cell>
          <table:table-cell table:formula="of:=IF([.$B29]=[.U$2];[.$E29];0)" office:value-type="float" office:value="0" calcext:value-type="float">
            <text:p>0</text:p>
          </table:table-cell>
          <table:table-cell table:formula="of:=IF([.$B29]=[.V$2];[.$E29];0)" office:value-type="float" office:value="0" calcext:value-type="float">
            <text:p>0</text:p>
          </table:table-cell>
          <table:table-cell table:formula="of:=SUM([.S29:.V29])" office:value-type="float" office:value="0" calcext:value-type="float">
            <text:p>0</text:p>
          </table:table-cell>
          <table:table-cell table:formula="of:=IF([.$B29]=[.X$2];[.$E29];0)" office:value-type="float" office:value="0" calcext:value-type="float">
            <text:p>0</text:p>
          </table:table-cell>
          <table:table-cell table:formula="of:=IF([.$B29]=[.Y$2];[.$E29];0)" office:value-type="float" office:value="0" calcext:value-type="float">
            <text:p>0</text:p>
          </table:table-cell>
          <table:table-cell table:formula="of:=SUM([.X29:.Y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9]" office:value-type="string" office:string-value="Snack break" calcext:value-type="string">
            <text:p>Snack break</text:p>
          </table:table-cell>
          <table:table-cell table:formula="of:=IF(AND([.A30]=0;NOT([.C30]=0));[.B29];[.A30])" office:value-type="string" office:string-value="Snack break" calcext:value-type="string">
            <text:p>Snack break</text:p>
          </table:table-cell>
          <table:table-cell table:formula="of:=[Meals.B29]" office:value-type="float" office:value="0" calcext:value-type="float">
            <text:p>0</text:p>
          </table:table-cell>
          <table:table-cell table:formula="of:=[Meals.C29]" office:value-type="float" office:value="0" calcext:value-type="float">
            <text:p>0</text:p>
          </table:table-cell>
          <table:table-cell table:formula="of:=[Meals.D29]" office:value-type="float" office:value="0" calcext:value-type="float">
            <text:p>0</text:p>
          </table:table-cell>
          <table:table-cell/>
          <table:table-cell table:style-name="ce20" table:formula="of:=[Dates.A29]" office:value-type="float" office:value="0" calcext:value-type="float">
            <text:p>0</text:p>
          </table:table-cell>
          <table:table-cell table:style-name="ce20" table:formula="of:=[Dates.B29]" office:value-type="float" office:value="0" calcext:value-type="float">
            <text:p>0</text:p>
          </table:table-cell>
          <table:table-cell table:style-name="ce20"/>
          <table:table-cell table:formula="of:=[.D30]" office:value-type="float" office:value="0" calcext:value-type="float">
            <text:p>0</text:p>
          </table:table-cell>
          <table:table-cell table:formula="of:=IF([.$B30]=[.K$2];[.$E30];0)" office:value-type="float" office:value="0" calcext:value-type="float">
            <text:p>0</text:p>
          </table:table-cell>
          <table:table-cell table:formula="of:=IF([.$B30]=[.L$2];[.$E30];0)" office:value-type="float" office:value="0" calcext:value-type="float">
            <text:p>0</text:p>
          </table:table-cell>
          <table:table-cell table:formula="of:=IF([.$B30]=[.M$2];[.$E30];0)" office:value-type="float" office:value="0" calcext:value-type="float">
            <text:p>0</text:p>
          </table:table-cell>
          <table:table-cell table:formula="of:=SUM([.K30:.M30])" office:value-type="float" office:value="0" calcext:value-type="float">
            <text:p>0</text:p>
          </table:table-cell>
          <table:table-cell table:formula="of:=IF([.$B30]=[.O$2];[.$E30];0)" office:value-type="float" office:value="0" calcext:value-type="float">
            <text:p>0</text:p>
          </table:table-cell>
          <table:table-cell table:formula="of:=IF([.$B30]=[.P$2];[.$E30];0)" office:value-type="float" office:value="0" calcext:value-type="float">
            <text:p>0</text:p>
          </table:table-cell>
          <table:table-cell table:formula="of:=IF([.$B30]=[.Q$2];[.$E30];0)" office:value-type="float" office:value="0" calcext:value-type="float">
            <text:p>0</text:p>
          </table:table-cell>
          <table:table-cell table:formula="of:=SUM([.O30:.Q30])" office:value-type="float" office:value="0" calcext:value-type="float">
            <text:p>0</text:p>
          </table:table-cell>
          <table:table-cell table:formula="of:=IF([.$B30]=[.S$2];[.$E30];0)" office:value-type="float" office:value="0" calcext:value-type="float">
            <text:p>0</text:p>
          </table:table-cell>
          <table:table-cell table:formula="of:=IF([.$B30]=[.T$2];[.$E30];0)" office:value-type="float" office:value="0" calcext:value-type="float">
            <text:p>0</text:p>
          </table:table-cell>
          <table:table-cell table:formula="of:=IF([.$B30]=[.U$2];[.$E30];0)" office:value-type="float" office:value="0" calcext:value-type="float">
            <text:p>0</text:p>
          </table:table-cell>
          <table:table-cell table:formula="of:=IF([.$B30]=[.V$2];[.$E30];0)" office:value-type="float" office:value="0" calcext:value-type="float">
            <text:p>0</text:p>
          </table:table-cell>
          <table:table-cell table:formula="of:=SUM([.S30:.V30])" office:value-type="float" office:value="0" calcext:value-type="float">
            <text:p>0</text:p>
          </table:table-cell>
          <table:table-cell table:formula="of:=IF([.$B30]=[.X$2];[.$E30];0)" office:value-type="float" office:value="0" calcext:value-type="float">
            <text:p>0</text:p>
          </table:table-cell>
          <table:table-cell table:formula="of:=IF([.$B30]=[.Y$2];[.$E30];0)" office:value-type="float" office:value="0" calcext:value-type="float">
            <text:p>0</text:p>
          </table:table-cell>
          <table:table-cell table:formula="of:=SUM([.X30:.Y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0]" office:value-type="float" office:value="0" calcext:value-type="float">
            <text:p>0</text:p>
          </table:table-cell>
          <table:table-cell table:formula="of:=IF(AND([.A31]=0;NOT([.C31]=0));[.B30];[.A31])" office:value-type="float" office:value="0" calcext:value-type="float">
            <text:p>0</text:p>
          </table:table-cell>
          <table:table-cell table:formula="of:=[Meals.B30]" office:value-type="float" office:value="0" calcext:value-type="float">
            <text:p>0</text:p>
          </table:table-cell>
          <table:table-cell table:formula="of:=[Meals.C30]" office:value-type="float" office:value="0" calcext:value-type="float">
            <text:p>0</text:p>
          </table:table-cell>
          <table:table-cell table:formula="of:=[Meals.D30]" office:value-type="float" office:value="0" calcext:value-type="float">
            <text:p>0</text:p>
          </table:table-cell>
          <table:table-cell/>
          <table:table-cell table:style-name="ce20" table:formula="of:=[Dates.A30]" office:value-type="float" office:value="0" calcext:value-type="float">
            <text:p>0</text:p>
          </table:table-cell>
          <table:table-cell table:style-name="ce20" table:formula="of:=[Dates.B30]" office:value-type="float" office:value="0" calcext:value-type="float">
            <text:p>0</text:p>
          </table:table-cell>
          <table:table-cell table:style-name="ce20"/>
          <table:table-cell table:formula="of:=[.D31]" office:value-type="float" office:value="0" calcext:value-type="float">
            <text:p>0</text:p>
          </table:table-cell>
          <table:table-cell table:formula="of:=IF([.$B31]=[.K$2];[.$E31];0)" office:value-type="float" office:value="0" calcext:value-type="float">
            <text:p>0</text:p>
          </table:table-cell>
          <table:table-cell table:formula="of:=IF([.$B31]=[.L$2];[.$E31];0)" office:value-type="float" office:value="0" calcext:value-type="float">
            <text:p>0</text:p>
          </table:table-cell>
          <table:table-cell table:formula="of:=IF([.$B31]=[.M$2];[.$E31];0)" office:value-type="float" office:value="0" calcext:value-type="float">
            <text:p>0</text:p>
          </table:table-cell>
          <table:table-cell table:formula="of:=SUM([.K31:.M31])" office:value-type="float" office:value="0" calcext:value-type="float">
            <text:p>0</text:p>
          </table:table-cell>
          <table:table-cell table:formula="of:=IF([.$B31]=[.O$2];[.$E31];0)" office:value-type="float" office:value="0" calcext:value-type="float">
            <text:p>0</text:p>
          </table:table-cell>
          <table:table-cell table:formula="of:=IF([.$B31]=[.P$2];[.$E31];0)" office:value-type="float" office:value="0" calcext:value-type="float">
            <text:p>0</text:p>
          </table:table-cell>
          <table:table-cell table:formula="of:=IF([.$B31]=[.Q$2];[.$E31];0)" office:value-type="float" office:value="0" calcext:value-type="float">
            <text:p>0</text:p>
          </table:table-cell>
          <table:table-cell table:formula="of:=SUM([.O31:.Q31])" office:value-type="float" office:value="0" calcext:value-type="float">
            <text:p>0</text:p>
          </table:table-cell>
          <table:table-cell table:formula="of:=IF([.$B31]=[.S$2];[.$E31];0)" office:value-type="float" office:value="0" calcext:value-type="float">
            <text:p>0</text:p>
          </table:table-cell>
          <table:table-cell table:formula="of:=IF([.$B31]=[.T$2];[.$E31];0)" office:value-type="float" office:value="0" calcext:value-type="float">
            <text:p>0</text:p>
          </table:table-cell>
          <table:table-cell table:formula="of:=IF([.$B31]=[.U$2];[.$E31];0)" office:value-type="float" office:value="0" calcext:value-type="float">
            <text:p>0</text:p>
          </table:table-cell>
          <table:table-cell table:formula="of:=IF([.$B31]=[.V$2];[.$E31];0)" office:value-type="float" office:value="0" calcext:value-type="float">
            <text:p>0</text:p>
          </table:table-cell>
          <table:table-cell table:formula="of:=SUM([.S31:.V31])" office:value-type="float" office:value="0" calcext:value-type="float">
            <text:p>0</text:p>
          </table:table-cell>
          <table:table-cell table:formula="of:=IF([.$B31]=[.X$2];[.$E31];0)" office:value-type="float" office:value="0" calcext:value-type="float">
            <text:p>0</text:p>
          </table:table-cell>
          <table:table-cell table:formula="of:=IF([.$B31]=[.Y$2];[.$E31];0)" office:value-type="float" office:value="0" calcext:value-type="float">
            <text:p>0</text:p>
          </table:table-cell>
          <table:table-cell table:formula="of:=SUM([.X31:.Y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1]" office:value-type="float" office:value="0" calcext:value-type="float">
            <text:p>0</text:p>
          </table:table-cell>
          <table:table-cell table:formula="of:=IF(AND([.A32]=0;NOT([.C32]=0));[.B31];[.A32])" office:value-type="float" office:value="0" calcext:value-type="float">
            <text:p>0</text:p>
          </table:table-cell>
          <table:table-cell table:formula="of:=[Meals.B31]" office:value-type="float" office:value="0" calcext:value-type="float">
            <text:p>0</text:p>
          </table:table-cell>
          <table:table-cell table:formula="of:=[Meals.C31]" office:value-type="float" office:value="0" calcext:value-type="float">
            <text:p>0</text:p>
          </table:table-cell>
          <table:table-cell table:formula="of:=[Meals.D31]" office:value-type="float" office:value="0" calcext:value-type="float">
            <text:p>0</text:p>
          </table:table-cell>
          <table:table-cell table:number-columns-repeated="4"/>
          <table:table-cell table:formula="of:=[.D32]" office:value-type="float" office:value="0" calcext:value-type="float">
            <text:p>0</text:p>
          </table:table-cell>
          <table:table-cell table:formula="of:=IF([.$B32]=[.K$2];[.$E32];0)" office:value-type="float" office:value="0" calcext:value-type="float">
            <text:p>0</text:p>
          </table:table-cell>
          <table:table-cell table:formula="of:=IF([.$B32]=[.L$2];[.$E32];0)" office:value-type="float" office:value="0" calcext:value-type="float">
            <text:p>0</text:p>
          </table:table-cell>
          <table:table-cell table:formula="of:=IF([.$B32]=[.M$2];[.$E32];0)" office:value-type="float" office:value="0" calcext:value-type="float">
            <text:p>0</text:p>
          </table:table-cell>
          <table:table-cell table:formula="of:=SUM([.K32:.M32])" office:value-type="float" office:value="0" calcext:value-type="float">
            <text:p>0</text:p>
          </table:table-cell>
          <table:table-cell table:formula="of:=IF([.$B32]=[.O$2];[.$E32];0)" office:value-type="float" office:value="0" calcext:value-type="float">
            <text:p>0</text:p>
          </table:table-cell>
          <table:table-cell table:formula="of:=IF([.$B32]=[.P$2];[.$E32];0)" office:value-type="float" office:value="0" calcext:value-type="float">
            <text:p>0</text:p>
          </table:table-cell>
          <table:table-cell table:formula="of:=IF([.$B32]=[.Q$2];[.$E32];0)" office:value-type="float" office:value="0" calcext:value-type="float">
            <text:p>0</text:p>
          </table:table-cell>
          <table:table-cell table:formula="of:=SUM([.O32:.Q32])" office:value-type="float" office:value="0" calcext:value-type="float">
            <text:p>0</text:p>
          </table:table-cell>
          <table:table-cell table:formula="of:=IF([.$B32]=[.S$2];[.$E32];0)" office:value-type="float" office:value="0" calcext:value-type="float">
            <text:p>0</text:p>
          </table:table-cell>
          <table:table-cell table:formula="of:=IF([.$B32]=[.T$2];[.$E32];0)" office:value-type="float" office:value="0" calcext:value-type="float">
            <text:p>0</text:p>
          </table:table-cell>
          <table:table-cell table:formula="of:=IF([.$B32]=[.U$2];[.$E32];0)" office:value-type="float" office:value="0" calcext:value-type="float">
            <text:p>0</text:p>
          </table:table-cell>
          <table:table-cell table:formula="of:=IF([.$B32]=[.V$2];[.$E32];0)" office:value-type="float" office:value="0" calcext:value-type="float">
            <text:p>0</text:p>
          </table:table-cell>
          <table:table-cell table:formula="of:=SUM([.S32:.V32])" office:value-type="float" office:value="0" calcext:value-type="float">
            <text:p>0</text:p>
          </table:table-cell>
          <table:table-cell table:formula="of:=IF([.$B32]=[.X$2];[.$E32];0)" office:value-type="float" office:value="0" calcext:value-type="float">
            <text:p>0</text:p>
          </table:table-cell>
          <table:table-cell table:formula="of:=IF([.$B32]=[.Y$2];[.$E32];0)" office:value-type="float" office:value="0" calcext:value-type="float">
            <text:p>0</text:p>
          </table:table-cell>
          <table:table-cell table:formula="of:=SUM([.X32:.Y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2]" office:value-type="float" office:value="0" calcext:value-type="float">
            <text:p>0</text:p>
          </table:table-cell>
          <table:table-cell table:formula="of:=IF(AND([.A33]=0;NOT([.C33]=0));[.B32];[.A33])" office:value-type="float" office:value="0" calcext:value-type="float">
            <text:p>0</text:p>
          </table:table-cell>
          <table:table-cell table:formula="of:=[Meals.B32]" office:value-type="float" office:value="0" calcext:value-type="float">
            <text:p>0</text:p>
          </table:table-cell>
          <table:table-cell table:formula="of:=[Meals.C32]" office:value-type="float" office:value="0" calcext:value-type="float">
            <text:p>0</text:p>
          </table:table-cell>
          <table:table-cell table:formula="of:=[Meals.D32]" office:value-type="float" office:value="0" calcext:value-type="float">
            <text:p>0</text:p>
          </table:table-cell>
          <table:table-cell table:number-columns-repeated="4"/>
          <table:table-cell table:formula="of:=[.D33]" office:value-type="float" office:value="0" calcext:value-type="float">
            <text:p>0</text:p>
          </table:table-cell>
          <table:table-cell table:formula="of:=IF([.$B33]=[.K$2];[.$E33];0)" office:value-type="float" office:value="0" calcext:value-type="float">
            <text:p>0</text:p>
          </table:table-cell>
          <table:table-cell table:formula="of:=IF([.$B33]=[.L$2];[.$E33];0)" office:value-type="float" office:value="0" calcext:value-type="float">
            <text:p>0</text:p>
          </table:table-cell>
          <table:table-cell table:formula="of:=IF([.$B33]=[.M$2];[.$E33];0)" office:value-type="float" office:value="0" calcext:value-type="float">
            <text:p>0</text:p>
          </table:table-cell>
          <table:table-cell table:formula="of:=SUM([.K33:.M33])" office:value-type="float" office:value="0" calcext:value-type="float">
            <text:p>0</text:p>
          </table:table-cell>
          <table:table-cell table:formula="of:=IF([.$B33]=[.O$2];[.$E33];0)" office:value-type="float" office:value="0" calcext:value-type="float">
            <text:p>0</text:p>
          </table:table-cell>
          <table:table-cell table:formula="of:=IF([.$B33]=[.P$2];[.$E33];0)" office:value-type="float" office:value="0" calcext:value-type="float">
            <text:p>0</text:p>
          </table:table-cell>
          <table:table-cell table:formula="of:=IF([.$B33]=[.Q$2];[.$E33];0)" office:value-type="float" office:value="0" calcext:value-type="float">
            <text:p>0</text:p>
          </table:table-cell>
          <table:table-cell table:formula="of:=SUM([.O33:.Q33])" office:value-type="float" office:value="0" calcext:value-type="float">
            <text:p>0</text:p>
          </table:table-cell>
          <table:table-cell table:formula="of:=IF([.$B33]=[.S$2];[.$E33];0)" office:value-type="float" office:value="0" calcext:value-type="float">
            <text:p>0</text:p>
          </table:table-cell>
          <table:table-cell table:formula="of:=IF([.$B33]=[.T$2];[.$E33];0)" office:value-type="float" office:value="0" calcext:value-type="float">
            <text:p>0</text:p>
          </table:table-cell>
          <table:table-cell table:formula="of:=IF([.$B33]=[.U$2];[.$E33];0)" office:value-type="float" office:value="0" calcext:value-type="float">
            <text:p>0</text:p>
          </table:table-cell>
          <table:table-cell table:formula="of:=IF([.$B33]=[.V$2];[.$E33];0)" office:value-type="float" office:value="0" calcext:value-type="float">
            <text:p>0</text:p>
          </table:table-cell>
          <table:table-cell table:formula="of:=SUM([.S33:.V33])" office:value-type="float" office:value="0" calcext:value-type="float">
            <text:p>0</text:p>
          </table:table-cell>
          <table:table-cell table:formula="of:=IF([.$B33]=[.X$2];[.$E33];0)" office:value-type="float" office:value="0" calcext:value-type="float">
            <text:p>0</text:p>
          </table:table-cell>
          <table:table-cell table:formula="of:=IF([.$B33]=[.Y$2];[.$E33];0)" office:value-type="float" office:value="0" calcext:value-type="float">
            <text:p>0</text:p>
          </table:table-cell>
          <table:table-cell table:formula="of:=SUM([.X33:.Y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3]" office:value-type="float" office:value="0" calcext:value-type="float">
            <text:p>0</text:p>
          </table:table-cell>
          <table:table-cell table:formula="of:=IF(AND([.A34]=0;NOT([.C34]=0));[.B33];[.A34])" office:value-type="float" office:value="0" calcext:value-type="float">
            <text:p>0</text:p>
          </table:table-cell>
          <table:table-cell table:formula="of:=[Meals.B33]" office:value-type="float" office:value="0" calcext:value-type="float">
            <text:p>0</text:p>
          </table:table-cell>
          <table:table-cell table:formula="of:=[Meals.C33]" office:value-type="float" office:value="0" calcext:value-type="float">
            <text:p>0</text:p>
          </table:table-cell>
          <table:table-cell table:formula="of:=[Meals.D33]" office:value-type="float" office:value="0" calcext:value-type="float">
            <text:p>0</text:p>
          </table:table-cell>
          <table:table-cell table:number-columns-repeated="4"/>
          <table:table-cell table:formula="of:=[.D34]" office:value-type="float" office:value="0" calcext:value-type="float">
            <text:p>0</text:p>
          </table:table-cell>
          <table:table-cell table:formula="of:=IF([.$B34]=[.K$2];[.$E34];0)" office:value-type="float" office:value="0" calcext:value-type="float">
            <text:p>0</text:p>
          </table:table-cell>
          <table:table-cell table:formula="of:=IF([.$B34]=[.L$2];[.$E34];0)" office:value-type="float" office:value="0" calcext:value-type="float">
            <text:p>0</text:p>
          </table:table-cell>
          <table:table-cell table:formula="of:=IF([.$B34]=[.M$2];[.$E34];0)" office:value-type="float" office:value="0" calcext:value-type="float">
            <text:p>0</text:p>
          </table:table-cell>
          <table:table-cell table:formula="of:=SUM([.K34:.M34])" office:value-type="float" office:value="0" calcext:value-type="float">
            <text:p>0</text:p>
          </table:table-cell>
          <table:table-cell table:formula="of:=IF([.$B34]=[.O$2];[.$E34];0)" office:value-type="float" office:value="0" calcext:value-type="float">
            <text:p>0</text:p>
          </table:table-cell>
          <table:table-cell table:formula="of:=IF([.$B34]=[.P$2];[.$E34];0)" office:value-type="float" office:value="0" calcext:value-type="float">
            <text:p>0</text:p>
          </table:table-cell>
          <table:table-cell table:formula="of:=IF([.$B34]=[.Q$2];[.$E34];0)" office:value-type="float" office:value="0" calcext:value-type="float">
            <text:p>0</text:p>
          </table:table-cell>
          <table:table-cell table:formula="of:=SUM([.O34:.Q34])" office:value-type="float" office:value="0" calcext:value-type="float">
            <text:p>0</text:p>
          </table:table-cell>
          <table:table-cell table:formula="of:=IF([.$B34]=[.S$2];[.$E34];0)" office:value-type="float" office:value="0" calcext:value-type="float">
            <text:p>0</text:p>
          </table:table-cell>
          <table:table-cell table:formula="of:=IF([.$B34]=[.T$2];[.$E34];0)" office:value-type="float" office:value="0" calcext:value-type="float">
            <text:p>0</text:p>
          </table:table-cell>
          <table:table-cell table:formula="of:=IF([.$B34]=[.U$2];[.$E34];0)" office:value-type="float" office:value="0" calcext:value-type="float">
            <text:p>0</text:p>
          </table:table-cell>
          <table:table-cell table:formula="of:=IF([.$B34]=[.V$2];[.$E34];0)" office:value-type="float" office:value="0" calcext:value-type="float">
            <text:p>0</text:p>
          </table:table-cell>
          <table:table-cell table:formula="of:=SUM([.S34:.V34])" office:value-type="float" office:value="0" calcext:value-type="float">
            <text:p>0</text:p>
          </table:table-cell>
          <table:table-cell table:formula="of:=IF([.$B34]=[.X$2];[.$E34];0)" office:value-type="float" office:value="0" calcext:value-type="float">
            <text:p>0</text:p>
          </table:table-cell>
          <table:table-cell table:formula="of:=IF([.$B34]=[.Y$2];[.$E34];0)" office:value-type="float" office:value="0" calcext:value-type="float">
            <text:p>0</text:p>
          </table:table-cell>
          <table:table-cell table:formula="of:=SUM([.X34:.Y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4]" office:value-type="float" office:value="0" calcext:value-type="float">
            <text:p>0</text:p>
          </table:table-cell>
          <table:table-cell table:formula="of:=IF(AND([.A35]=0;NOT([.C35]=0));[.B34];[.A35])" office:value-type="float" office:value="0" calcext:value-type="float">
            <text:p>0</text:p>
          </table:table-cell>
          <table:table-cell table:formula="of:=[Meals.B34]" office:value-type="float" office:value="0" calcext:value-type="float">
            <text:p>0</text:p>
          </table:table-cell>
          <table:table-cell table:formula="of:=[Meals.C34]" office:value-type="float" office:value="0" calcext:value-type="float">
            <text:p>0</text:p>
          </table:table-cell>
          <table:table-cell table:formula="of:=[Meals.D34]" office:value-type="float" office:value="0" calcext:value-type="float">
            <text:p>0</text:p>
          </table:table-cell>
          <table:table-cell table:number-columns-repeated="4"/>
          <table:table-cell table:formula="of:=[.D35]" office:value-type="float" office:value="0" calcext:value-type="float">
            <text:p>0</text:p>
          </table:table-cell>
          <table:table-cell table:formula="of:=IF([.$B35]=[.K$2];[.$E35];0)" office:value-type="float" office:value="0" calcext:value-type="float">
            <text:p>0</text:p>
          </table:table-cell>
          <table:table-cell table:formula="of:=IF([.$B35]=[.L$2];[.$E35];0)" office:value-type="float" office:value="0" calcext:value-type="float">
            <text:p>0</text:p>
          </table:table-cell>
          <table:table-cell table:formula="of:=IF([.$B35]=[.M$2];[.$E35];0)" office:value-type="float" office:value="0" calcext:value-type="float">
            <text:p>0</text:p>
          </table:table-cell>
          <table:table-cell table:formula="of:=SUM([.K35:.M35])" office:value-type="float" office:value="0" calcext:value-type="float">
            <text:p>0</text:p>
          </table:table-cell>
          <table:table-cell table:formula="of:=IF([.$B35]=[.O$2];[.$E35];0)" office:value-type="float" office:value="0" calcext:value-type="float">
            <text:p>0</text:p>
          </table:table-cell>
          <table:table-cell table:formula="of:=IF([.$B35]=[.P$2];[.$E35];0)" office:value-type="float" office:value="0" calcext:value-type="float">
            <text:p>0</text:p>
          </table:table-cell>
          <table:table-cell table:formula="of:=IF([.$B35]=[.Q$2];[.$E35];0)" office:value-type="float" office:value="0" calcext:value-type="float">
            <text:p>0</text:p>
          </table:table-cell>
          <table:table-cell table:formula="of:=SUM([.O35:.Q35])" office:value-type="float" office:value="0" calcext:value-type="float">
            <text:p>0</text:p>
          </table:table-cell>
          <table:table-cell table:formula="of:=IF([.$B35]=[.S$2];[.$E35];0)" office:value-type="float" office:value="0" calcext:value-type="float">
            <text:p>0</text:p>
          </table:table-cell>
          <table:table-cell table:formula="of:=IF([.$B35]=[.T$2];[.$E35];0)" office:value-type="float" office:value="0" calcext:value-type="float">
            <text:p>0</text:p>
          </table:table-cell>
          <table:table-cell table:formula="of:=IF([.$B35]=[.U$2];[.$E35];0)" office:value-type="float" office:value="0" calcext:value-type="float">
            <text:p>0</text:p>
          </table:table-cell>
          <table:table-cell table:formula="of:=IF([.$B35]=[.V$2];[.$E35];0)" office:value-type="float" office:value="0" calcext:value-type="float">
            <text:p>0</text:p>
          </table:table-cell>
          <table:table-cell table:formula="of:=SUM([.S35:.V35])" office:value-type="float" office:value="0" calcext:value-type="float">
            <text:p>0</text:p>
          </table:table-cell>
          <table:table-cell table:formula="of:=IF([.$B35]=[.X$2];[.$E35];0)" office:value-type="float" office:value="0" calcext:value-type="float">
            <text:p>0</text:p>
          </table:table-cell>
          <table:table-cell table:formula="of:=IF([.$B35]=[.Y$2];[.$E35];0)" office:value-type="float" office:value="0" calcext:value-type="float">
            <text:p>0</text:p>
          </table:table-cell>
          <table:table-cell table:formula="of:=SUM([.X35:.Y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5]" office:value-type="float" office:value="0" calcext:value-type="float">
            <text:p>0</text:p>
          </table:table-cell>
          <table:table-cell table:formula="of:=IF(AND([.A36]=0;NOT([.C36]=0));[.B35];[.A36])" office:value-type="float" office:value="0" calcext:value-type="float">
            <text:p>0</text:p>
          </table:table-cell>
          <table:table-cell table:formula="of:=[Meals.B35]" office:value-type="float" office:value="0" calcext:value-type="float">
            <text:p>0</text:p>
          </table:table-cell>
          <table:table-cell table:formula="of:=[Meals.C35]" office:value-type="float" office:value="0" calcext:value-type="float">
            <text:p>0</text:p>
          </table:table-cell>
          <table:table-cell table:formula="of:=[Meals.D35]" office:value-type="float" office:value="0" calcext:value-type="float">
            <text:p>0</text:p>
          </table:table-cell>
          <table:table-cell table:number-columns-repeated="4"/>
          <table:table-cell table:formula="of:=[.D36]" office:value-type="float" office:value="0" calcext:value-type="float">
            <text:p>0</text:p>
          </table:table-cell>
          <table:table-cell table:formula="of:=IF([.$B36]=[.K$2];[.$E36];0)" office:value-type="float" office:value="0" calcext:value-type="float">
            <text:p>0</text:p>
          </table:table-cell>
          <table:table-cell table:formula="of:=IF([.$B36]=[.L$2];[.$E36];0)" office:value-type="float" office:value="0" calcext:value-type="float">
            <text:p>0</text:p>
          </table:table-cell>
          <table:table-cell table:formula="of:=IF([.$B36]=[.M$2];[.$E36];0)" office:value-type="float" office:value="0" calcext:value-type="float">
            <text:p>0</text:p>
          </table:table-cell>
          <table:table-cell table:formula="of:=SUM([.K36:.M36])" office:value-type="float" office:value="0" calcext:value-type="float">
            <text:p>0</text:p>
          </table:table-cell>
          <table:table-cell table:formula="of:=IF([.$B36]=[.O$2];[.$E36];0)" office:value-type="float" office:value="0" calcext:value-type="float">
            <text:p>0</text:p>
          </table:table-cell>
          <table:table-cell table:formula="of:=IF([.$B36]=[.P$2];[.$E36];0)" office:value-type="float" office:value="0" calcext:value-type="float">
            <text:p>0</text:p>
          </table:table-cell>
          <table:table-cell table:formula="of:=IF([.$B36]=[.Q$2];[.$E36];0)" office:value-type="float" office:value="0" calcext:value-type="float">
            <text:p>0</text:p>
          </table:table-cell>
          <table:table-cell table:formula="of:=SUM([.O36:.Q36])" office:value-type="float" office:value="0" calcext:value-type="float">
            <text:p>0</text:p>
          </table:table-cell>
          <table:table-cell table:formula="of:=IF([.$B36]=[.S$2];[.$E36];0)" office:value-type="float" office:value="0" calcext:value-type="float">
            <text:p>0</text:p>
          </table:table-cell>
          <table:table-cell table:formula="of:=IF([.$B36]=[.T$2];[.$E36];0)" office:value-type="float" office:value="0" calcext:value-type="float">
            <text:p>0</text:p>
          </table:table-cell>
          <table:table-cell table:formula="of:=IF([.$B36]=[.U$2];[.$E36];0)" office:value-type="float" office:value="0" calcext:value-type="float">
            <text:p>0</text:p>
          </table:table-cell>
          <table:table-cell table:formula="of:=IF([.$B36]=[.V$2];[.$E36];0)" office:value-type="float" office:value="0" calcext:value-type="float">
            <text:p>0</text:p>
          </table:table-cell>
          <table:table-cell table:formula="of:=SUM([.S36:.V36])" office:value-type="float" office:value="0" calcext:value-type="float">
            <text:p>0</text:p>
          </table:table-cell>
          <table:table-cell table:formula="of:=IF([.$B36]=[.X$2];[.$E36];0)" office:value-type="float" office:value="0" calcext:value-type="float">
            <text:p>0</text:p>
          </table:table-cell>
          <table:table-cell table:formula="of:=IF([.$B36]=[.Y$2];[.$E36];0)" office:value-type="float" office:value="0" calcext:value-type="float">
            <text:p>0</text:p>
          </table:table-cell>
          <table:table-cell table:formula="of:=SUM([.X36:.Y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6]" office:value-type="float" office:value="0" calcext:value-type="float">
            <text:p>0</text:p>
          </table:table-cell>
          <table:table-cell table:formula="of:=IF(AND([.A37]=0;NOT([.C37]=0));[.B36];[.A37])" office:value-type="float" office:value="0" calcext:value-type="float">
            <text:p>0</text:p>
          </table:table-cell>
          <table:table-cell table:formula="of:=[Meals.B36]" office:value-type="float" office:value="0" calcext:value-type="float">
            <text:p>0</text:p>
          </table:table-cell>
          <table:table-cell table:formula="of:=[Meals.C36]" office:value-type="float" office:value="0" calcext:value-type="float">
            <text:p>0</text:p>
          </table:table-cell>
          <table:table-cell table:formula="of:=[Meals.D36]" office:value-type="float" office:value="0" calcext:value-type="float">
            <text:p>0</text:p>
          </table:table-cell>
          <table:table-cell table:number-columns-repeated="4"/>
          <table:table-cell table:formula="of:=[.D37]" office:value-type="float" office:value="0" calcext:value-type="float">
            <text:p>0</text:p>
          </table:table-cell>
          <table:table-cell table:formula="of:=IF([.$B37]=[.K$2];[.$E37];0)" office:value-type="float" office:value="0" calcext:value-type="float">
            <text:p>0</text:p>
          </table:table-cell>
          <table:table-cell table:formula="of:=IF([.$B37]=[.L$2];[.$E37];0)" office:value-type="float" office:value="0" calcext:value-type="float">
            <text:p>0</text:p>
          </table:table-cell>
          <table:table-cell table:formula="of:=IF([.$B37]=[.M$2];[.$E37];0)" office:value-type="float" office:value="0" calcext:value-type="float">
            <text:p>0</text:p>
          </table:table-cell>
          <table:table-cell table:formula="of:=SUM([.K37:.M37])" office:value-type="float" office:value="0" calcext:value-type="float">
            <text:p>0</text:p>
          </table:table-cell>
          <table:table-cell table:formula="of:=IF([.$B37]=[.O$2];[.$E37];0)" office:value-type="float" office:value="0" calcext:value-type="float">
            <text:p>0</text:p>
          </table:table-cell>
          <table:table-cell table:formula="of:=IF([.$B37]=[.P$2];[.$E37];0)" office:value-type="float" office:value="0" calcext:value-type="float">
            <text:p>0</text:p>
          </table:table-cell>
          <table:table-cell table:formula="of:=IF([.$B37]=[.Q$2];[.$E37];0)" office:value-type="float" office:value="0" calcext:value-type="float">
            <text:p>0</text:p>
          </table:table-cell>
          <table:table-cell table:formula="of:=SUM([.O37:.Q37])" office:value-type="float" office:value="0" calcext:value-type="float">
            <text:p>0</text:p>
          </table:table-cell>
          <table:table-cell table:formula="of:=IF([.$B37]=[.S$2];[.$E37];0)" office:value-type="float" office:value="0" calcext:value-type="float">
            <text:p>0</text:p>
          </table:table-cell>
          <table:table-cell table:formula="of:=IF([.$B37]=[.T$2];[.$E37];0)" office:value-type="float" office:value="0" calcext:value-type="float">
            <text:p>0</text:p>
          </table:table-cell>
          <table:table-cell table:formula="of:=IF([.$B37]=[.U$2];[.$E37];0)" office:value-type="float" office:value="0" calcext:value-type="float">
            <text:p>0</text:p>
          </table:table-cell>
          <table:table-cell table:formula="of:=IF([.$B37]=[.V$2];[.$E37];0)" office:value-type="float" office:value="0" calcext:value-type="float">
            <text:p>0</text:p>
          </table:table-cell>
          <table:table-cell table:formula="of:=SUM([.S37:.V37])" office:value-type="float" office:value="0" calcext:value-type="float">
            <text:p>0</text:p>
          </table:table-cell>
          <table:table-cell table:formula="of:=IF([.$B37]=[.X$2];[.$E37];0)" office:value-type="float" office:value="0" calcext:value-type="float">
            <text:p>0</text:p>
          </table:table-cell>
          <table:table-cell table:formula="of:=IF([.$B37]=[.Y$2];[.$E37];0)" office:value-type="float" office:value="0" calcext:value-type="float">
            <text:p>0</text:p>
          </table:table-cell>
          <table:table-cell table:formula="of:=SUM([.X37:.Y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7]" office:value-type="float" office:value="0" calcext:value-type="float">
            <text:p>0</text:p>
          </table:table-cell>
          <table:table-cell table:formula="of:=IF(AND([.A38]=0;NOT([.C38]=0));[.B37];[.A38])" office:value-type="float" office:value="0" calcext:value-type="float">
            <text:p>0</text:p>
          </table:table-cell>
          <table:table-cell table:formula="of:=[Meals.B37]" office:value-type="float" office:value="0" calcext:value-type="float">
            <text:p>0</text:p>
          </table:table-cell>
          <table:table-cell table:formula="of:=[Meals.C37]" office:value-type="float" office:value="0" calcext:value-type="float">
            <text:p>0</text:p>
          </table:table-cell>
          <table:table-cell table:formula="of:=[Meals.D37]" office:value-type="float" office:value="0" calcext:value-type="float">
            <text:p>0</text:p>
          </table:table-cell>
          <table:table-cell table:number-columns-repeated="4"/>
          <table:table-cell table:formula="of:=[.D38]" office:value-type="float" office:value="0" calcext:value-type="float">
            <text:p>0</text:p>
          </table:table-cell>
          <table:table-cell table:formula="of:=IF([.$B38]=[.K$2];[.$E38];0)" office:value-type="float" office:value="0" calcext:value-type="float">
            <text:p>0</text:p>
          </table:table-cell>
          <table:table-cell table:formula="of:=IF([.$B38]=[.L$2];[.$E38];0)" office:value-type="float" office:value="0" calcext:value-type="float">
            <text:p>0</text:p>
          </table:table-cell>
          <table:table-cell table:formula="of:=IF([.$B38]=[.M$2];[.$E38];0)" office:value-type="float" office:value="0" calcext:value-type="float">
            <text:p>0</text:p>
          </table:table-cell>
          <table:table-cell table:formula="of:=SUM([.K38:.M38])" office:value-type="float" office:value="0" calcext:value-type="float">
            <text:p>0</text:p>
          </table:table-cell>
          <table:table-cell table:formula="of:=IF([.$B38]=[.O$2];[.$E38];0)" office:value-type="float" office:value="0" calcext:value-type="float">
            <text:p>0</text:p>
          </table:table-cell>
          <table:table-cell table:formula="of:=IF([.$B38]=[.P$2];[.$E38];0)" office:value-type="float" office:value="0" calcext:value-type="float">
            <text:p>0</text:p>
          </table:table-cell>
          <table:table-cell table:formula="of:=IF([.$B38]=[.Q$2];[.$E38];0)" office:value-type="float" office:value="0" calcext:value-type="float">
            <text:p>0</text:p>
          </table:table-cell>
          <table:table-cell table:formula="of:=SUM([.O38:.Q38])" office:value-type="float" office:value="0" calcext:value-type="float">
            <text:p>0</text:p>
          </table:table-cell>
          <table:table-cell table:formula="of:=IF([.$B38]=[.S$2];[.$E38];0)" office:value-type="float" office:value="0" calcext:value-type="float">
            <text:p>0</text:p>
          </table:table-cell>
          <table:table-cell table:formula="of:=IF([.$B38]=[.T$2];[.$E38];0)" office:value-type="float" office:value="0" calcext:value-type="float">
            <text:p>0</text:p>
          </table:table-cell>
          <table:table-cell table:formula="of:=IF([.$B38]=[.U$2];[.$E38];0)" office:value-type="float" office:value="0" calcext:value-type="float">
            <text:p>0</text:p>
          </table:table-cell>
          <table:table-cell table:formula="of:=IF([.$B38]=[.V$2];[.$E38];0)" office:value-type="float" office:value="0" calcext:value-type="float">
            <text:p>0</text:p>
          </table:table-cell>
          <table:table-cell table:formula="of:=SUM([.S38:.V38])" office:value-type="float" office:value="0" calcext:value-type="float">
            <text:p>0</text:p>
          </table:table-cell>
          <table:table-cell table:formula="of:=IF([.$B38]=[.X$2];[.$E38];0)" office:value-type="float" office:value="0" calcext:value-type="float">
            <text:p>0</text:p>
          </table:table-cell>
          <table:table-cell table:formula="of:=IF([.$B38]=[.Y$2];[.$E38];0)" office:value-type="float" office:value="0" calcext:value-type="float">
            <text:p>0</text:p>
          </table:table-cell>
          <table:table-cell table:formula="of:=SUM([.X38:.Y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8]" office:value-type="float" office:value="0" calcext:value-type="float">
            <text:p>0</text:p>
          </table:table-cell>
          <table:table-cell table:formula="of:=IF(AND([.A39]=0;NOT([.C39]=0));[.B38];[.A39])" office:value-type="float" office:value="0" calcext:value-type="float">
            <text:p>0</text:p>
          </table:table-cell>
          <table:table-cell table:formula="of:=[Meals.B38]" office:value-type="float" office:value="0" calcext:value-type="float">
            <text:p>0</text:p>
          </table:table-cell>
          <table:table-cell table:formula="of:=[Meals.C38]" office:value-type="float" office:value="0" calcext:value-type="float">
            <text:p>0</text:p>
          </table:table-cell>
          <table:table-cell table:formula="of:=[Meals.D38]" office:value-type="float" office:value="0" calcext:value-type="float">
            <text:p>0</text:p>
          </table:table-cell>
          <table:table-cell table:number-columns-repeated="4"/>
          <table:table-cell table:formula="of:=[.D39]" office:value-type="float" office:value="0" calcext:value-type="float">
            <text:p>0</text:p>
          </table:table-cell>
          <table:table-cell table:formula="of:=IF([.$B39]=[.K$2];[.$E39];0)" office:value-type="float" office:value="0" calcext:value-type="float">
            <text:p>0</text:p>
          </table:table-cell>
          <table:table-cell table:formula="of:=IF([.$B39]=[.L$2];[.$E39];0)" office:value-type="float" office:value="0" calcext:value-type="float">
            <text:p>0</text:p>
          </table:table-cell>
          <table:table-cell table:formula="of:=IF([.$B39]=[.M$2];[.$E39];0)" office:value-type="float" office:value="0" calcext:value-type="float">
            <text:p>0</text:p>
          </table:table-cell>
          <table:table-cell table:formula="of:=SUM([.K39:.M39])" office:value-type="float" office:value="0" calcext:value-type="float">
            <text:p>0</text:p>
          </table:table-cell>
          <table:table-cell table:formula="of:=IF([.$B39]=[.O$2];[.$E39];0)" office:value-type="float" office:value="0" calcext:value-type="float">
            <text:p>0</text:p>
          </table:table-cell>
          <table:table-cell table:formula="of:=IF([.$B39]=[.P$2];[.$E39];0)" office:value-type="float" office:value="0" calcext:value-type="float">
            <text:p>0</text:p>
          </table:table-cell>
          <table:table-cell table:formula="of:=IF([.$B39]=[.Q$2];[.$E39];0)" office:value-type="float" office:value="0" calcext:value-type="float">
            <text:p>0</text:p>
          </table:table-cell>
          <table:table-cell table:formula="of:=SUM([.O39:.Q39])" office:value-type="float" office:value="0" calcext:value-type="float">
            <text:p>0</text:p>
          </table:table-cell>
          <table:table-cell table:formula="of:=IF([.$B39]=[.S$2];[.$E39];0)" office:value-type="float" office:value="0" calcext:value-type="float">
            <text:p>0</text:p>
          </table:table-cell>
          <table:table-cell table:formula="of:=IF([.$B39]=[.T$2];[.$E39];0)" office:value-type="float" office:value="0" calcext:value-type="float">
            <text:p>0</text:p>
          </table:table-cell>
          <table:table-cell table:formula="of:=IF([.$B39]=[.U$2];[.$E39];0)" office:value-type="float" office:value="0" calcext:value-type="float">
            <text:p>0</text:p>
          </table:table-cell>
          <table:table-cell table:formula="of:=IF([.$B39]=[.V$2];[.$E39];0)" office:value-type="float" office:value="0" calcext:value-type="float">
            <text:p>0</text:p>
          </table:table-cell>
          <table:table-cell table:formula="of:=SUM([.S39:.V39])" office:value-type="float" office:value="0" calcext:value-type="float">
            <text:p>0</text:p>
          </table:table-cell>
          <table:table-cell table:formula="of:=IF([.$B39]=[.X$2];[.$E39];0)" office:value-type="float" office:value="0" calcext:value-type="float">
            <text:p>0</text:p>
          </table:table-cell>
          <table:table-cell table:formula="of:=IF([.$B39]=[.Y$2];[.$E39];0)" office:value-type="float" office:value="0" calcext:value-type="float">
            <text:p>0</text:p>
          </table:table-cell>
          <table:table-cell table:formula="of:=SUM([.X39:.Y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9]" office:value-type="float" office:value="0" calcext:value-type="float">
            <text:p>0</text:p>
          </table:table-cell>
          <table:table-cell table:formula="of:=IF(AND([.A40]=0;NOT([.C40]=0));[.B39];[.A40])" office:value-type="float" office:value="0" calcext:value-type="float">
            <text:p>0</text:p>
          </table:table-cell>
          <table:table-cell table:formula="of:=[Meals.B39]" office:value-type="float" office:value="0" calcext:value-type="float">
            <text:p>0</text:p>
          </table:table-cell>
          <table:table-cell table:formula="of:=[Meals.C39]" office:value-type="float" office:value="0" calcext:value-type="float">
            <text:p>0</text:p>
          </table:table-cell>
          <table:table-cell table:formula="of:=[Meals.D39]" office:value-type="float" office:value="0" calcext:value-type="float">
            <text:p>0</text:p>
          </table:table-cell>
          <table:table-cell table:number-columns-repeated="4"/>
          <table:table-cell table:formula="of:=[.D40]" office:value-type="float" office:value="0" calcext:value-type="float">
            <text:p>0</text:p>
          </table:table-cell>
          <table:table-cell table:formula="of:=IF([.$B40]=[.K$2];[.$E40];0)" office:value-type="float" office:value="0" calcext:value-type="float">
            <text:p>0</text:p>
          </table:table-cell>
          <table:table-cell table:formula="of:=IF([.$B40]=[.L$2];[.$E40];0)" office:value-type="float" office:value="0" calcext:value-type="float">
            <text:p>0</text:p>
          </table:table-cell>
          <table:table-cell table:formula="of:=IF([.$B40]=[.M$2];[.$E40];0)" office:value-type="float" office:value="0" calcext:value-type="float">
            <text:p>0</text:p>
          </table:table-cell>
          <table:table-cell table:formula="of:=SUM([.K40:.M40])" office:value-type="float" office:value="0" calcext:value-type="float">
            <text:p>0</text:p>
          </table:table-cell>
          <table:table-cell table:formula="of:=IF([.$B40]=[.O$2];[.$E40];0)" office:value-type="float" office:value="0" calcext:value-type="float">
            <text:p>0</text:p>
          </table:table-cell>
          <table:table-cell table:formula="of:=IF([.$B40]=[.P$2];[.$E40];0)" office:value-type="float" office:value="0" calcext:value-type="float">
            <text:p>0</text:p>
          </table:table-cell>
          <table:table-cell table:formula="of:=IF([.$B40]=[.Q$2];[.$E40];0)" office:value-type="float" office:value="0" calcext:value-type="float">
            <text:p>0</text:p>
          </table:table-cell>
          <table:table-cell table:formula="of:=SUM([.O40:.Q40])" office:value-type="float" office:value="0" calcext:value-type="float">
            <text:p>0</text:p>
          </table:table-cell>
          <table:table-cell table:formula="of:=IF([.$B40]=[.S$2];[.$E40];0)" office:value-type="float" office:value="0" calcext:value-type="float">
            <text:p>0</text:p>
          </table:table-cell>
          <table:table-cell table:formula="of:=IF([.$B40]=[.T$2];[.$E40];0)" office:value-type="float" office:value="0" calcext:value-type="float">
            <text:p>0</text:p>
          </table:table-cell>
          <table:table-cell table:formula="of:=IF([.$B40]=[.U$2];[.$E40];0)" office:value-type="float" office:value="0" calcext:value-type="float">
            <text:p>0</text:p>
          </table:table-cell>
          <table:table-cell table:formula="of:=IF([.$B40]=[.V$2];[.$E40];0)" office:value-type="float" office:value="0" calcext:value-type="float">
            <text:p>0</text:p>
          </table:table-cell>
          <table:table-cell table:formula="of:=SUM([.S40:.V40])" office:value-type="float" office:value="0" calcext:value-type="float">
            <text:p>0</text:p>
          </table:table-cell>
          <table:table-cell table:formula="of:=IF([.$B40]=[.X$2];[.$E40];0)" office:value-type="float" office:value="0" calcext:value-type="float">
            <text:p>0</text:p>
          </table:table-cell>
          <table:table-cell table:formula="of:=IF([.$B40]=[.Y$2];[.$E40];0)" office:value-type="float" office:value="0" calcext:value-type="float">
            <text:p>0</text:p>
          </table:table-cell>
          <table:table-cell table:formula="of:=SUM([.X40:.Y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0]" office:value-type="float" office:value="0" calcext:value-type="float">
            <text:p>0</text:p>
          </table:table-cell>
          <table:table-cell table:formula="of:=IF(AND([.A41]=0;NOT([.C41]=0));[.B40];[.A41])" office:value-type="float" office:value="0" calcext:value-type="float">
            <text:p>0</text:p>
          </table:table-cell>
          <table:table-cell table:formula="of:=[Meals.B40]" office:value-type="float" office:value="0" calcext:value-type="float">
            <text:p>0</text:p>
          </table:table-cell>
          <table:table-cell table:formula="of:=[Meals.C40]" office:value-type="float" office:value="0" calcext:value-type="float">
            <text:p>0</text:p>
          </table:table-cell>
          <table:table-cell table:formula="of:=[Meals.D40]" office:value-type="float" office:value="0" calcext:value-type="float">
            <text:p>0</text:p>
          </table:table-cell>
          <table:table-cell table:number-columns-repeated="4"/>
          <table:table-cell table:formula="of:=[.D41]" office:value-type="float" office:value="0" calcext:value-type="float">
            <text:p>0</text:p>
          </table:table-cell>
          <table:table-cell table:formula="of:=IF([.$B41]=[.K$2];[.$E41];0)" office:value-type="float" office:value="0" calcext:value-type="float">
            <text:p>0</text:p>
          </table:table-cell>
          <table:table-cell table:formula="of:=IF([.$B41]=[.L$2];[.$E41];0)" office:value-type="float" office:value="0" calcext:value-type="float">
            <text:p>0</text:p>
          </table:table-cell>
          <table:table-cell table:formula="of:=IF([.$B41]=[.M$2];[.$E41];0)" office:value-type="float" office:value="0" calcext:value-type="float">
            <text:p>0</text:p>
          </table:table-cell>
          <table:table-cell table:formula="of:=SUM([.K41:.M41])" office:value-type="float" office:value="0" calcext:value-type="float">
            <text:p>0</text:p>
          </table:table-cell>
          <table:table-cell table:formula="of:=IF([.$B41]=[.O$2];[.$E41];0)" office:value-type="float" office:value="0" calcext:value-type="float">
            <text:p>0</text:p>
          </table:table-cell>
          <table:table-cell table:formula="of:=IF([.$B41]=[.P$2];[.$E41];0)" office:value-type="float" office:value="0" calcext:value-type="float">
            <text:p>0</text:p>
          </table:table-cell>
          <table:table-cell table:formula="of:=IF([.$B41]=[.Q$2];[.$E41];0)" office:value-type="float" office:value="0" calcext:value-type="float">
            <text:p>0</text:p>
          </table:table-cell>
          <table:table-cell table:formula="of:=SUM([.O41:.Q41])" office:value-type="float" office:value="0" calcext:value-type="float">
            <text:p>0</text:p>
          </table:table-cell>
          <table:table-cell table:formula="of:=IF([.$B41]=[.S$2];[.$E41];0)" office:value-type="float" office:value="0" calcext:value-type="float">
            <text:p>0</text:p>
          </table:table-cell>
          <table:table-cell table:formula="of:=IF([.$B41]=[.T$2];[.$E41];0)" office:value-type="float" office:value="0" calcext:value-type="float">
            <text:p>0</text:p>
          </table:table-cell>
          <table:table-cell table:formula="of:=IF([.$B41]=[.U$2];[.$E41];0)" office:value-type="float" office:value="0" calcext:value-type="float">
            <text:p>0</text:p>
          </table:table-cell>
          <table:table-cell table:formula="of:=IF([.$B41]=[.V$2];[.$E41];0)" office:value-type="float" office:value="0" calcext:value-type="float">
            <text:p>0</text:p>
          </table:table-cell>
          <table:table-cell table:formula="of:=SUM([.S41:.V41])" office:value-type="float" office:value="0" calcext:value-type="float">
            <text:p>0</text:p>
          </table:table-cell>
          <table:table-cell table:formula="of:=IF([.$B41]=[.X$2];[.$E41];0)" office:value-type="float" office:value="0" calcext:value-type="float">
            <text:p>0</text:p>
          </table:table-cell>
          <table:table-cell table:formula="of:=IF([.$B41]=[.Y$2];[.$E41];0)" office:value-type="float" office:value="0" calcext:value-type="float">
            <text:p>0</text:p>
          </table:table-cell>
          <table:table-cell table:formula="of:=SUM([.X41:.Y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1]" office:value-type="float" office:value="0" calcext:value-type="float">
            <text:p>0</text:p>
          </table:table-cell>
          <table:table-cell table:formula="of:=IF(AND([.A42]=0;NOT([.C42]=0));[.B41];[.A42])" office:value-type="float" office:value="0" calcext:value-type="float">
            <text:p>0</text:p>
          </table:table-cell>
          <table:table-cell table:formula="of:=[Meals.B41]" office:value-type="float" office:value="0" calcext:value-type="float">
            <text:p>0</text:p>
          </table:table-cell>
          <table:table-cell table:formula="of:=[Meals.C41]" office:value-type="float" office:value="0" calcext:value-type="float">
            <text:p>0</text:p>
          </table:table-cell>
          <table:table-cell table:formula="of:=[Meals.D41]" office:value-type="float" office:value="0" calcext:value-type="float">
            <text:p>0</text:p>
          </table:table-cell>
          <table:table-cell table:number-columns-repeated="4"/>
          <table:table-cell table:formula="of:=[.D42]" office:value-type="float" office:value="0" calcext:value-type="float">
            <text:p>0</text:p>
          </table:table-cell>
          <table:table-cell table:formula="of:=IF([.$B42]=[.K$2];[.$E42];0)" office:value-type="float" office:value="0" calcext:value-type="float">
            <text:p>0</text:p>
          </table:table-cell>
          <table:table-cell table:formula="of:=IF([.$B42]=[.L$2];[.$E42];0)" office:value-type="float" office:value="0" calcext:value-type="float">
            <text:p>0</text:p>
          </table:table-cell>
          <table:table-cell table:formula="of:=IF([.$B42]=[.M$2];[.$E42];0)" office:value-type="float" office:value="0" calcext:value-type="float">
            <text:p>0</text:p>
          </table:table-cell>
          <table:table-cell table:formula="of:=SUM([.K42:.M42])" office:value-type="float" office:value="0" calcext:value-type="float">
            <text:p>0</text:p>
          </table:table-cell>
          <table:table-cell table:formula="of:=IF([.$B42]=[.O$2];[.$E42];0)" office:value-type="float" office:value="0" calcext:value-type="float">
            <text:p>0</text:p>
          </table:table-cell>
          <table:table-cell table:formula="of:=IF([.$B42]=[.P$2];[.$E42];0)" office:value-type="float" office:value="0" calcext:value-type="float">
            <text:p>0</text:p>
          </table:table-cell>
          <table:table-cell table:formula="of:=IF([.$B42]=[.Q$2];[.$E42];0)" office:value-type="float" office:value="0" calcext:value-type="float">
            <text:p>0</text:p>
          </table:table-cell>
          <table:table-cell table:formula="of:=SUM([.O42:.Q42])" office:value-type="float" office:value="0" calcext:value-type="float">
            <text:p>0</text:p>
          </table:table-cell>
          <table:table-cell table:formula="of:=IF([.$B42]=[.S$2];[.$E42];0)" office:value-type="float" office:value="0" calcext:value-type="float">
            <text:p>0</text:p>
          </table:table-cell>
          <table:table-cell table:formula="of:=IF([.$B42]=[.T$2];[.$E42];0)" office:value-type="float" office:value="0" calcext:value-type="float">
            <text:p>0</text:p>
          </table:table-cell>
          <table:table-cell table:formula="of:=IF([.$B42]=[.U$2];[.$E42];0)" office:value-type="float" office:value="0" calcext:value-type="float">
            <text:p>0</text:p>
          </table:table-cell>
          <table:table-cell table:formula="of:=IF([.$B42]=[.V$2];[.$E42];0)" office:value-type="float" office:value="0" calcext:value-type="float">
            <text:p>0</text:p>
          </table:table-cell>
          <table:table-cell table:formula="of:=SUM([.S42:.V42])" office:value-type="float" office:value="0" calcext:value-type="float">
            <text:p>0</text:p>
          </table:table-cell>
          <table:table-cell table:formula="of:=IF([.$B42]=[.X$2];[.$E42];0)" office:value-type="float" office:value="0" calcext:value-type="float">
            <text:p>0</text:p>
          </table:table-cell>
          <table:table-cell table:formula="of:=IF([.$B42]=[.Y$2];[.$E42];0)" office:value-type="float" office:value="0" calcext:value-type="float">
            <text:p>0</text:p>
          </table:table-cell>
          <table:table-cell table:formula="of:=SUM([.X42:.Y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2]" office:value-type="float" office:value="0" calcext:value-type="float">
            <text:p>0</text:p>
          </table:table-cell>
          <table:table-cell table:formula="of:=IF(AND([.A43]=0;NOT([.C43]=0));[.B42];[.A43])" office:value-type="float" office:value="0" calcext:value-type="float">
            <text:p>0</text:p>
          </table:table-cell>
          <table:table-cell table:formula="of:=[Meals.B42]" office:value-type="float" office:value="0" calcext:value-type="float">
            <text:p>0</text:p>
          </table:table-cell>
          <table:table-cell table:formula="of:=[Meals.C42]" office:value-type="float" office:value="0" calcext:value-type="float">
            <text:p>0</text:p>
          </table:table-cell>
          <table:table-cell table:formula="of:=[Meals.D42]" office:value-type="float" office:value="0" calcext:value-type="float">
            <text:p>0</text:p>
          </table:table-cell>
          <table:table-cell table:number-columns-repeated="4"/>
          <table:table-cell table:formula="of:=[.D43]" office:value-type="float" office:value="0" calcext:value-type="float">
            <text:p>0</text:p>
          </table:table-cell>
          <table:table-cell table:formula="of:=IF([.$B43]=[.K$2];[.$E43];0)" office:value-type="float" office:value="0" calcext:value-type="float">
            <text:p>0</text:p>
          </table:table-cell>
          <table:table-cell table:formula="of:=IF([.$B43]=[.L$2];[.$E43];0)" office:value-type="float" office:value="0" calcext:value-type="float">
            <text:p>0</text:p>
          </table:table-cell>
          <table:table-cell table:formula="of:=IF([.$B43]=[.M$2];[.$E43];0)" office:value-type="float" office:value="0" calcext:value-type="float">
            <text:p>0</text:p>
          </table:table-cell>
          <table:table-cell table:formula="of:=SUM([.K43:.M43])" office:value-type="float" office:value="0" calcext:value-type="float">
            <text:p>0</text:p>
          </table:table-cell>
          <table:table-cell table:formula="of:=IF([.$B43]=[.O$2];[.$E43];0)" office:value-type="float" office:value="0" calcext:value-type="float">
            <text:p>0</text:p>
          </table:table-cell>
          <table:table-cell table:formula="of:=IF([.$B43]=[.P$2];[.$E43];0)" office:value-type="float" office:value="0" calcext:value-type="float">
            <text:p>0</text:p>
          </table:table-cell>
          <table:table-cell table:formula="of:=IF([.$B43]=[.Q$2];[.$E43];0)" office:value-type="float" office:value="0" calcext:value-type="float">
            <text:p>0</text:p>
          </table:table-cell>
          <table:table-cell table:formula="of:=SUM([.O43:.Q43])" office:value-type="float" office:value="0" calcext:value-type="float">
            <text:p>0</text:p>
          </table:table-cell>
          <table:table-cell table:formula="of:=IF([.$B43]=[.S$2];[.$E43];0)" office:value-type="float" office:value="0" calcext:value-type="float">
            <text:p>0</text:p>
          </table:table-cell>
          <table:table-cell table:formula="of:=IF([.$B43]=[.T$2];[.$E43];0)" office:value-type="float" office:value="0" calcext:value-type="float">
            <text:p>0</text:p>
          </table:table-cell>
          <table:table-cell table:formula="of:=IF([.$B43]=[.U$2];[.$E43];0)" office:value-type="float" office:value="0" calcext:value-type="float">
            <text:p>0</text:p>
          </table:table-cell>
          <table:table-cell table:formula="of:=IF([.$B43]=[.V$2];[.$E43];0)" office:value-type="float" office:value="0" calcext:value-type="float">
            <text:p>0</text:p>
          </table:table-cell>
          <table:table-cell table:formula="of:=SUM([.S43:.V43])" office:value-type="float" office:value="0" calcext:value-type="float">
            <text:p>0</text:p>
          </table:table-cell>
          <table:table-cell table:formula="of:=IF([.$B43]=[.X$2];[.$E43];0)" office:value-type="float" office:value="0" calcext:value-type="float">
            <text:p>0</text:p>
          </table:table-cell>
          <table:table-cell table:formula="of:=IF([.$B43]=[.Y$2];[.$E43];0)" office:value-type="float" office:value="0" calcext:value-type="float">
            <text:p>0</text:p>
          </table:table-cell>
          <table:table-cell table:formula="of:=SUM([.X43:.Y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3]" office:value-type="float" office:value="0" calcext:value-type="float">
            <text:p>0</text:p>
          </table:table-cell>
          <table:table-cell table:formula="of:=IF(AND([.A44]=0;NOT([.C44]=0));[.B43];[.A44])" office:value-type="float" office:value="0" calcext:value-type="float">
            <text:p>0</text:p>
          </table:table-cell>
          <table:table-cell table:formula="of:=[Meals.B43]" office:value-type="float" office:value="0" calcext:value-type="float">
            <text:p>0</text:p>
          </table:table-cell>
          <table:table-cell table:formula="of:=[Meals.C43]" office:value-type="float" office:value="0" calcext:value-type="float">
            <text:p>0</text:p>
          </table:table-cell>
          <table:table-cell table:formula="of:=[Meals.D43]" office:value-type="float" office:value="0" calcext:value-type="float">
            <text:p>0</text:p>
          </table:table-cell>
          <table:table-cell table:number-columns-repeated="4"/>
          <table:table-cell table:formula="of:=[.D44]" office:value-type="float" office:value="0" calcext:value-type="float">
            <text:p>0</text:p>
          </table:table-cell>
          <table:table-cell table:formula="of:=IF([.$B44]=[.K$2];[.$E44];0)" office:value-type="float" office:value="0" calcext:value-type="float">
            <text:p>0</text:p>
          </table:table-cell>
          <table:table-cell table:formula="of:=IF([.$B44]=[.L$2];[.$E44];0)" office:value-type="float" office:value="0" calcext:value-type="float">
            <text:p>0</text:p>
          </table:table-cell>
          <table:table-cell table:formula="of:=IF([.$B44]=[.M$2];[.$E44];0)" office:value-type="float" office:value="0" calcext:value-type="float">
            <text:p>0</text:p>
          </table:table-cell>
          <table:table-cell table:formula="of:=SUM([.K44:.M44])" office:value-type="float" office:value="0" calcext:value-type="float">
            <text:p>0</text:p>
          </table:table-cell>
          <table:table-cell table:formula="of:=IF([.$B44]=[.O$2];[.$E44];0)" office:value-type="float" office:value="0" calcext:value-type="float">
            <text:p>0</text:p>
          </table:table-cell>
          <table:table-cell table:formula="of:=IF([.$B44]=[.P$2];[.$E44];0)" office:value-type="float" office:value="0" calcext:value-type="float">
            <text:p>0</text:p>
          </table:table-cell>
          <table:table-cell table:formula="of:=IF([.$B44]=[.Q$2];[.$E44];0)" office:value-type="float" office:value="0" calcext:value-type="float">
            <text:p>0</text:p>
          </table:table-cell>
          <table:table-cell table:formula="of:=SUM([.O44:.Q44])" office:value-type="float" office:value="0" calcext:value-type="float">
            <text:p>0</text:p>
          </table:table-cell>
          <table:table-cell table:formula="of:=IF([.$B44]=[.S$2];[.$E44];0)" office:value-type="float" office:value="0" calcext:value-type="float">
            <text:p>0</text:p>
          </table:table-cell>
          <table:table-cell table:formula="of:=IF([.$B44]=[.T$2];[.$E44];0)" office:value-type="float" office:value="0" calcext:value-type="float">
            <text:p>0</text:p>
          </table:table-cell>
          <table:table-cell table:formula="of:=IF([.$B44]=[.U$2];[.$E44];0)" office:value-type="float" office:value="0" calcext:value-type="float">
            <text:p>0</text:p>
          </table:table-cell>
          <table:table-cell table:formula="of:=IF([.$B44]=[.V$2];[.$E44];0)" office:value-type="float" office:value="0" calcext:value-type="float">
            <text:p>0</text:p>
          </table:table-cell>
          <table:table-cell table:formula="of:=SUM([.S44:.V44])" office:value-type="float" office:value="0" calcext:value-type="float">
            <text:p>0</text:p>
          </table:table-cell>
          <table:table-cell table:formula="of:=IF([.$B44]=[.X$2];[.$E44];0)" office:value-type="float" office:value="0" calcext:value-type="float">
            <text:p>0</text:p>
          </table:table-cell>
          <table:table-cell table:formula="of:=IF([.$B44]=[.Y$2];[.$E44];0)" office:value-type="float" office:value="0" calcext:value-type="float">
            <text:p>0</text:p>
          </table:table-cell>
          <table:table-cell table:formula="of:=SUM([.X44:.Y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4]" office:value-type="float" office:value="0" calcext:value-type="float">
            <text:p>0</text:p>
          </table:table-cell>
          <table:table-cell table:formula="of:=IF(AND([.A45]=0;NOT([.C45]=0));[.B44];[.A45])" office:value-type="float" office:value="0" calcext:value-type="float">
            <text:p>0</text:p>
          </table:table-cell>
          <table:table-cell table:formula="of:=[Meals.B44]" office:value-type="float" office:value="0" calcext:value-type="float">
            <text:p>0</text:p>
          </table:table-cell>
          <table:table-cell table:formula="of:=[Meals.C44]" office:value-type="float" office:value="0" calcext:value-type="float">
            <text:p>0</text:p>
          </table:table-cell>
          <table:table-cell table:formula="of:=[Meals.D44]" office:value-type="float" office:value="0" calcext:value-type="float">
            <text:p>0</text:p>
          </table:table-cell>
          <table:table-cell table:number-columns-repeated="4"/>
          <table:table-cell table:formula="of:=[.D45]" office:value-type="float" office:value="0" calcext:value-type="float">
            <text:p>0</text:p>
          </table:table-cell>
          <table:table-cell table:formula="of:=IF([.$B45]=[.K$2];[.$E45];0)" office:value-type="float" office:value="0" calcext:value-type="float">
            <text:p>0</text:p>
          </table:table-cell>
          <table:table-cell table:formula="of:=IF([.$B45]=[.L$2];[.$E45];0)" office:value-type="float" office:value="0" calcext:value-type="float">
            <text:p>0</text:p>
          </table:table-cell>
          <table:table-cell table:formula="of:=IF([.$B45]=[.M$2];[.$E45];0)" office:value-type="float" office:value="0" calcext:value-type="float">
            <text:p>0</text:p>
          </table:table-cell>
          <table:table-cell table:formula="of:=SUM([.K45:.M45])" office:value-type="float" office:value="0" calcext:value-type="float">
            <text:p>0</text:p>
          </table:table-cell>
          <table:table-cell table:formula="of:=IF([.$B45]=[.O$2];[.$E45];0)" office:value-type="float" office:value="0" calcext:value-type="float">
            <text:p>0</text:p>
          </table:table-cell>
          <table:table-cell table:formula="of:=IF([.$B45]=[.P$2];[.$E45];0)" office:value-type="float" office:value="0" calcext:value-type="float">
            <text:p>0</text:p>
          </table:table-cell>
          <table:table-cell table:formula="of:=IF([.$B45]=[.Q$2];[.$E45];0)" office:value-type="float" office:value="0" calcext:value-type="float">
            <text:p>0</text:p>
          </table:table-cell>
          <table:table-cell table:formula="of:=SUM([.O45:.Q45])" office:value-type="float" office:value="0" calcext:value-type="float">
            <text:p>0</text:p>
          </table:table-cell>
          <table:table-cell table:formula="of:=IF([.$B45]=[.S$2];[.$E45];0)" office:value-type="float" office:value="0" calcext:value-type="float">
            <text:p>0</text:p>
          </table:table-cell>
          <table:table-cell table:formula="of:=IF([.$B45]=[.T$2];[.$E45];0)" office:value-type="float" office:value="0" calcext:value-type="float">
            <text:p>0</text:p>
          </table:table-cell>
          <table:table-cell table:formula="of:=IF([.$B45]=[.U$2];[.$E45];0)" office:value-type="float" office:value="0" calcext:value-type="float">
            <text:p>0</text:p>
          </table:table-cell>
          <table:table-cell table:formula="of:=IF([.$B45]=[.V$2];[.$E45];0)" office:value-type="float" office:value="0" calcext:value-type="float">
            <text:p>0</text:p>
          </table:table-cell>
          <table:table-cell table:formula="of:=SUM([.S45:.V45])" office:value-type="float" office:value="0" calcext:value-type="float">
            <text:p>0</text:p>
          </table:table-cell>
          <table:table-cell table:formula="of:=IF([.$B45]=[.X$2];[.$E45];0)" office:value-type="float" office:value="0" calcext:value-type="float">
            <text:p>0</text:p>
          </table:table-cell>
          <table:table-cell table:formula="of:=IF([.$B45]=[.Y$2];[.$E45];0)" office:value-type="float" office:value="0" calcext:value-type="float">
            <text:p>0</text:p>
          </table:table-cell>
          <table:table-cell table:formula="of:=SUM([.X45:.Y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5]" office:value-type="float" office:value="0" calcext:value-type="float">
            <text:p>0</text:p>
          </table:table-cell>
          <table:table-cell table:formula="of:=IF(AND([.A46]=0;NOT([.C46]=0));[.B45];[.A46])" office:value-type="float" office:value="0" calcext:value-type="float">
            <text:p>0</text:p>
          </table:table-cell>
          <table:table-cell table:formula="of:=[Meals.B45]" office:value-type="float" office:value="0" calcext:value-type="float">
            <text:p>0</text:p>
          </table:table-cell>
          <table:table-cell table:formula="of:=[Meals.C45]" office:value-type="float" office:value="0" calcext:value-type="float">
            <text:p>0</text:p>
          </table:table-cell>
          <table:table-cell table:formula="of:=[Meals.D45]" office:value-type="float" office:value="0" calcext:value-type="float">
            <text:p>0</text:p>
          </table:table-cell>
          <table:table-cell table:number-columns-repeated="4"/>
          <table:table-cell table:formula="of:=[.D46]" office:value-type="float" office:value="0" calcext:value-type="float">
            <text:p>0</text:p>
          </table:table-cell>
          <table:table-cell table:formula="of:=IF([.$B46]=[.K$2];[.$E46];0)" office:value-type="float" office:value="0" calcext:value-type="float">
            <text:p>0</text:p>
          </table:table-cell>
          <table:table-cell table:formula="of:=IF([.$B46]=[.L$2];[.$E46];0)" office:value-type="float" office:value="0" calcext:value-type="float">
            <text:p>0</text:p>
          </table:table-cell>
          <table:table-cell table:formula="of:=IF([.$B46]=[.M$2];[.$E46];0)" office:value-type="float" office:value="0" calcext:value-type="float">
            <text:p>0</text:p>
          </table:table-cell>
          <table:table-cell table:formula="of:=SUM([.K46:.M46])" office:value-type="float" office:value="0" calcext:value-type="float">
            <text:p>0</text:p>
          </table:table-cell>
          <table:table-cell table:formula="of:=IF([.$B46]=[.O$2];[.$E46];0)" office:value-type="float" office:value="0" calcext:value-type="float">
            <text:p>0</text:p>
          </table:table-cell>
          <table:table-cell table:formula="of:=IF([.$B46]=[.P$2];[.$E46];0)" office:value-type="float" office:value="0" calcext:value-type="float">
            <text:p>0</text:p>
          </table:table-cell>
          <table:table-cell table:formula="of:=IF([.$B46]=[.Q$2];[.$E46];0)" office:value-type="float" office:value="0" calcext:value-type="float">
            <text:p>0</text:p>
          </table:table-cell>
          <table:table-cell table:formula="of:=SUM([.O46:.Q46])" office:value-type="float" office:value="0" calcext:value-type="float">
            <text:p>0</text:p>
          </table:table-cell>
          <table:table-cell table:formula="of:=IF([.$B46]=[.S$2];[.$E46];0)" office:value-type="float" office:value="0" calcext:value-type="float">
            <text:p>0</text:p>
          </table:table-cell>
          <table:table-cell table:formula="of:=IF([.$B46]=[.T$2];[.$E46];0)" office:value-type="float" office:value="0" calcext:value-type="float">
            <text:p>0</text:p>
          </table:table-cell>
          <table:table-cell table:formula="of:=IF([.$B46]=[.U$2];[.$E46];0)" office:value-type="float" office:value="0" calcext:value-type="float">
            <text:p>0</text:p>
          </table:table-cell>
          <table:table-cell table:formula="of:=IF([.$B46]=[.V$2];[.$E46];0)" office:value-type="float" office:value="0" calcext:value-type="float">
            <text:p>0</text:p>
          </table:table-cell>
          <table:table-cell table:formula="of:=SUM([.S46:.V46])" office:value-type="float" office:value="0" calcext:value-type="float">
            <text:p>0</text:p>
          </table:table-cell>
          <table:table-cell table:formula="of:=IF([.$B46]=[.X$2];[.$E46];0)" office:value-type="float" office:value="0" calcext:value-type="float">
            <text:p>0</text:p>
          </table:table-cell>
          <table:table-cell table:formula="of:=IF([.$B46]=[.Y$2];[.$E46];0)" office:value-type="float" office:value="0" calcext:value-type="float">
            <text:p>0</text:p>
          </table:table-cell>
          <table:table-cell table:formula="of:=SUM([.X46:.Y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6]" office:value-type="float" office:value="0" calcext:value-type="float">
            <text:p>0</text:p>
          </table:table-cell>
          <table:table-cell table:formula="of:=IF(AND([.A47]=0;NOT([.C47]=0));[.B46];[.A47])" office:value-type="float" office:value="0" calcext:value-type="float">
            <text:p>0</text:p>
          </table:table-cell>
          <table:table-cell table:formula="of:=[Meals.B46]" office:value-type="float" office:value="0" calcext:value-type="float">
            <text:p>0</text:p>
          </table:table-cell>
          <table:table-cell table:formula="of:=[Meals.C46]" office:value-type="float" office:value="0" calcext:value-type="float">
            <text:p>0</text:p>
          </table:table-cell>
          <table:table-cell table:formula="of:=[Meals.D46]" office:value-type="float" office:value="0" calcext:value-type="float">
            <text:p>0</text:p>
          </table:table-cell>
          <table:table-cell table:number-columns-repeated="4"/>
          <table:table-cell table:formula="of:=[.D47]" office:value-type="float" office:value="0" calcext:value-type="float">
            <text:p>0</text:p>
          </table:table-cell>
          <table:table-cell table:formula="of:=IF([.$B47]=[.K$2];[.$E47];0)" office:value-type="float" office:value="0" calcext:value-type="float">
            <text:p>0</text:p>
          </table:table-cell>
          <table:table-cell table:formula="of:=IF([.$B47]=[.L$2];[.$E47];0)" office:value-type="float" office:value="0" calcext:value-type="float">
            <text:p>0</text:p>
          </table:table-cell>
          <table:table-cell table:formula="of:=IF([.$B47]=[.M$2];[.$E47];0)" office:value-type="float" office:value="0" calcext:value-type="float">
            <text:p>0</text:p>
          </table:table-cell>
          <table:table-cell table:formula="of:=SUM([.K47:.M47])" office:value-type="float" office:value="0" calcext:value-type="float">
            <text:p>0</text:p>
          </table:table-cell>
          <table:table-cell table:formula="of:=IF([.$B47]=[.O$2];[.$E47];0)" office:value-type="float" office:value="0" calcext:value-type="float">
            <text:p>0</text:p>
          </table:table-cell>
          <table:table-cell table:formula="of:=IF([.$B47]=[.P$2];[.$E47];0)" office:value-type="float" office:value="0" calcext:value-type="float">
            <text:p>0</text:p>
          </table:table-cell>
          <table:table-cell table:formula="of:=IF([.$B47]=[.Q$2];[.$E47];0)" office:value-type="float" office:value="0" calcext:value-type="float">
            <text:p>0</text:p>
          </table:table-cell>
          <table:table-cell table:formula="of:=SUM([.O47:.Q47])" office:value-type="float" office:value="0" calcext:value-type="float">
            <text:p>0</text:p>
          </table:table-cell>
          <table:table-cell table:formula="of:=IF([.$B47]=[.S$2];[.$E47];0)" office:value-type="float" office:value="0" calcext:value-type="float">
            <text:p>0</text:p>
          </table:table-cell>
          <table:table-cell table:formula="of:=IF([.$B47]=[.T$2];[.$E47];0)" office:value-type="float" office:value="0" calcext:value-type="float">
            <text:p>0</text:p>
          </table:table-cell>
          <table:table-cell table:formula="of:=IF([.$B47]=[.U$2];[.$E47];0)" office:value-type="float" office:value="0" calcext:value-type="float">
            <text:p>0</text:p>
          </table:table-cell>
          <table:table-cell table:formula="of:=IF([.$B47]=[.V$2];[.$E47];0)" office:value-type="float" office:value="0" calcext:value-type="float">
            <text:p>0</text:p>
          </table:table-cell>
          <table:table-cell table:formula="of:=SUM([.S47:.V47])" office:value-type="float" office:value="0" calcext:value-type="float">
            <text:p>0</text:p>
          </table:table-cell>
          <table:table-cell table:formula="of:=IF([.$B47]=[.X$2];[.$E47];0)" office:value-type="float" office:value="0" calcext:value-type="float">
            <text:p>0</text:p>
          </table:table-cell>
          <table:table-cell table:formula="of:=IF([.$B47]=[.Y$2];[.$E47];0)" office:value-type="float" office:value="0" calcext:value-type="float">
            <text:p>0</text:p>
          </table:table-cell>
          <table:table-cell table:formula="of:=SUM([.X47:.Y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7]" office:value-type="float" office:value="0" calcext:value-type="float">
            <text:p>0</text:p>
          </table:table-cell>
          <table:table-cell table:formula="of:=IF(AND([.A48]=0;NOT([.C48]=0));[.B47];[.A48])" office:value-type="float" office:value="0" calcext:value-type="float">
            <text:p>0</text:p>
          </table:table-cell>
          <table:table-cell table:formula="of:=[Meals.B47]" office:value-type="float" office:value="0" calcext:value-type="float">
            <text:p>0</text:p>
          </table:table-cell>
          <table:table-cell table:formula="of:=[Meals.C47]" office:value-type="float" office:value="0" calcext:value-type="float">
            <text:p>0</text:p>
          </table:table-cell>
          <table:table-cell table:formula="of:=[Meals.D47]" office:value-type="float" office:value="0" calcext:value-type="float">
            <text:p>0</text:p>
          </table:table-cell>
          <table:table-cell table:number-columns-repeated="4"/>
          <table:table-cell table:formula="of:=[.D48]" office:value-type="float" office:value="0" calcext:value-type="float">
            <text:p>0</text:p>
          </table:table-cell>
          <table:table-cell table:formula="of:=IF([.$B48]=[.K$2];[.$E48];0)" office:value-type="float" office:value="0" calcext:value-type="float">
            <text:p>0</text:p>
          </table:table-cell>
          <table:table-cell table:formula="of:=IF([.$B48]=[.L$2];[.$E48];0)" office:value-type="float" office:value="0" calcext:value-type="float">
            <text:p>0</text:p>
          </table:table-cell>
          <table:table-cell table:formula="of:=IF([.$B48]=[.M$2];[.$E48];0)" office:value-type="float" office:value="0" calcext:value-type="float">
            <text:p>0</text:p>
          </table:table-cell>
          <table:table-cell table:formula="of:=SUM([.K48:.M48])" office:value-type="float" office:value="0" calcext:value-type="float">
            <text:p>0</text:p>
          </table:table-cell>
          <table:table-cell table:formula="of:=IF([.$B48]=[.O$2];[.$E48];0)" office:value-type="float" office:value="0" calcext:value-type="float">
            <text:p>0</text:p>
          </table:table-cell>
          <table:table-cell table:formula="of:=IF([.$B48]=[.P$2];[.$E48];0)" office:value-type="float" office:value="0" calcext:value-type="float">
            <text:p>0</text:p>
          </table:table-cell>
          <table:table-cell table:formula="of:=IF([.$B48]=[.Q$2];[.$E48];0)" office:value-type="float" office:value="0" calcext:value-type="float">
            <text:p>0</text:p>
          </table:table-cell>
          <table:table-cell table:formula="of:=SUM([.O48:.Q48])" office:value-type="float" office:value="0" calcext:value-type="float">
            <text:p>0</text:p>
          </table:table-cell>
          <table:table-cell table:formula="of:=IF([.$B48]=[.S$2];[.$E48];0)" office:value-type="float" office:value="0" calcext:value-type="float">
            <text:p>0</text:p>
          </table:table-cell>
          <table:table-cell table:formula="of:=IF([.$B48]=[.T$2];[.$E48];0)" office:value-type="float" office:value="0" calcext:value-type="float">
            <text:p>0</text:p>
          </table:table-cell>
          <table:table-cell table:formula="of:=IF([.$B48]=[.U$2];[.$E48];0)" office:value-type="float" office:value="0" calcext:value-type="float">
            <text:p>0</text:p>
          </table:table-cell>
          <table:table-cell table:formula="of:=IF([.$B48]=[.V$2];[.$E48];0)" office:value-type="float" office:value="0" calcext:value-type="float">
            <text:p>0</text:p>
          </table:table-cell>
          <table:table-cell table:formula="of:=SUM([.S48:.V48])" office:value-type="float" office:value="0" calcext:value-type="float">
            <text:p>0</text:p>
          </table:table-cell>
          <table:table-cell table:formula="of:=IF([.$B48]=[.X$2];[.$E48];0)" office:value-type="float" office:value="0" calcext:value-type="float">
            <text:p>0</text:p>
          </table:table-cell>
          <table:table-cell table:formula="of:=IF([.$B48]=[.Y$2];[.$E48];0)" office:value-type="float" office:value="0" calcext:value-type="float">
            <text:p>0</text:p>
          </table:table-cell>
          <table:table-cell table:formula="of:=SUM([.X48:.Y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8]" office:value-type="float" office:value="0" calcext:value-type="float">
            <text:p>0</text:p>
          </table:table-cell>
          <table:table-cell table:formula="of:=IF(AND([.A49]=0;NOT([.C49]=0));[.B48];[.A49])" office:value-type="float" office:value="0" calcext:value-type="float">
            <text:p>0</text:p>
          </table:table-cell>
          <table:table-cell table:formula="of:=[Meals.B48]" office:value-type="float" office:value="0" calcext:value-type="float">
            <text:p>0</text:p>
          </table:table-cell>
          <table:table-cell table:formula="of:=[Meals.C48]" office:value-type="float" office:value="0" calcext:value-type="float">
            <text:p>0</text:p>
          </table:table-cell>
          <table:table-cell table:formula="of:=[Meals.D48]" office:value-type="float" office:value="0" calcext:value-type="float">
            <text:p>0</text:p>
          </table:table-cell>
          <table:table-cell table:number-columns-repeated="4"/>
          <table:table-cell table:formula="of:=[.D49]" office:value-type="float" office:value="0" calcext:value-type="float">
            <text:p>0</text:p>
          </table:table-cell>
          <table:table-cell table:formula="of:=IF([.$B49]=[.K$2];[.$E49];0)" office:value-type="float" office:value="0" calcext:value-type="float">
            <text:p>0</text:p>
          </table:table-cell>
          <table:table-cell table:formula="of:=IF([.$B49]=[.L$2];[.$E49];0)" office:value-type="float" office:value="0" calcext:value-type="float">
            <text:p>0</text:p>
          </table:table-cell>
          <table:table-cell table:formula="of:=IF([.$B49]=[.M$2];[.$E49];0)" office:value-type="float" office:value="0" calcext:value-type="float">
            <text:p>0</text:p>
          </table:table-cell>
          <table:table-cell table:formula="of:=SUM([.K49:.M49])" office:value-type="float" office:value="0" calcext:value-type="float">
            <text:p>0</text:p>
          </table:table-cell>
          <table:table-cell table:formula="of:=IF([.$B49]=[.O$2];[.$E49];0)" office:value-type="float" office:value="0" calcext:value-type="float">
            <text:p>0</text:p>
          </table:table-cell>
          <table:table-cell table:formula="of:=IF([.$B49]=[.P$2];[.$E49];0)" office:value-type="float" office:value="0" calcext:value-type="float">
            <text:p>0</text:p>
          </table:table-cell>
          <table:table-cell table:formula="of:=IF([.$B49]=[.Q$2];[.$E49];0)" office:value-type="float" office:value="0" calcext:value-type="float">
            <text:p>0</text:p>
          </table:table-cell>
          <table:table-cell table:formula="of:=SUM([.O49:.Q49])" office:value-type="float" office:value="0" calcext:value-type="float">
            <text:p>0</text:p>
          </table:table-cell>
          <table:table-cell table:formula="of:=IF([.$B49]=[.S$2];[.$E49];0)" office:value-type="float" office:value="0" calcext:value-type="float">
            <text:p>0</text:p>
          </table:table-cell>
          <table:table-cell table:formula="of:=IF([.$B49]=[.T$2];[.$E49];0)" office:value-type="float" office:value="0" calcext:value-type="float">
            <text:p>0</text:p>
          </table:table-cell>
          <table:table-cell table:formula="of:=IF([.$B49]=[.U$2];[.$E49];0)" office:value-type="float" office:value="0" calcext:value-type="float">
            <text:p>0</text:p>
          </table:table-cell>
          <table:table-cell table:formula="of:=IF([.$B49]=[.V$2];[.$E49];0)" office:value-type="float" office:value="0" calcext:value-type="float">
            <text:p>0</text:p>
          </table:table-cell>
          <table:table-cell table:formula="of:=SUM([.S49:.V49])" office:value-type="float" office:value="0" calcext:value-type="float">
            <text:p>0</text:p>
          </table:table-cell>
          <table:table-cell table:formula="of:=IF([.$B49]=[.X$2];[.$E49];0)" office:value-type="float" office:value="0" calcext:value-type="float">
            <text:p>0</text:p>
          </table:table-cell>
          <table:table-cell table:formula="of:=IF([.$B49]=[.Y$2];[.$E49];0)" office:value-type="float" office:value="0" calcext:value-type="float">
            <text:p>0</text:p>
          </table:table-cell>
          <table:table-cell table:formula="of:=SUM([.X49:.Y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9]" office:value-type="float" office:value="0" calcext:value-type="float">
            <text:p>0</text:p>
          </table:table-cell>
          <table:table-cell table:formula="of:=IF(AND([.A50]=0;NOT([.C50]=0));[.B49];[.A50])" office:value-type="float" office:value="0" calcext:value-type="float">
            <text:p>0</text:p>
          </table:table-cell>
          <table:table-cell table:formula="of:=[Meals.B49]" office:value-type="float" office:value="0" calcext:value-type="float">
            <text:p>0</text:p>
          </table:table-cell>
          <table:table-cell table:formula="of:=[Meals.C49]" office:value-type="float" office:value="0" calcext:value-type="float">
            <text:p>0</text:p>
          </table:table-cell>
          <table:table-cell table:formula="of:=[Meals.D49]" office:value-type="float" office:value="0" calcext:value-type="float">
            <text:p>0</text:p>
          </table:table-cell>
          <table:table-cell table:number-columns-repeated="4"/>
          <table:table-cell table:formula="of:=[.D50]" office:value-type="float" office:value="0" calcext:value-type="float">
            <text:p>0</text:p>
          </table:table-cell>
          <table:table-cell table:formula="of:=IF([.$B50]=[.K$2];[.$E50];0)" office:value-type="float" office:value="0" calcext:value-type="float">
            <text:p>0</text:p>
          </table:table-cell>
          <table:table-cell table:formula="of:=IF([.$B50]=[.L$2];[.$E50];0)" office:value-type="float" office:value="0" calcext:value-type="float">
            <text:p>0</text:p>
          </table:table-cell>
          <table:table-cell table:formula="of:=IF([.$B50]=[.M$2];[.$E50];0)" office:value-type="float" office:value="0" calcext:value-type="float">
            <text:p>0</text:p>
          </table:table-cell>
          <table:table-cell table:formula="of:=SUM([.K50:.M50])" office:value-type="float" office:value="0" calcext:value-type="float">
            <text:p>0</text:p>
          </table:table-cell>
          <table:table-cell table:formula="of:=IF([.$B50]=[.O$2];[.$E50];0)" office:value-type="float" office:value="0" calcext:value-type="float">
            <text:p>0</text:p>
          </table:table-cell>
          <table:table-cell table:formula="of:=IF([.$B50]=[.P$2];[.$E50];0)" office:value-type="float" office:value="0" calcext:value-type="float">
            <text:p>0</text:p>
          </table:table-cell>
          <table:table-cell table:formula="of:=IF([.$B50]=[.Q$2];[.$E50];0)" office:value-type="float" office:value="0" calcext:value-type="float">
            <text:p>0</text:p>
          </table:table-cell>
          <table:table-cell table:formula="of:=SUM([.O50:.Q50])" office:value-type="float" office:value="0" calcext:value-type="float">
            <text:p>0</text:p>
          </table:table-cell>
          <table:table-cell table:formula="of:=IF([.$B50]=[.S$2];[.$E50];0)" office:value-type="float" office:value="0" calcext:value-type="float">
            <text:p>0</text:p>
          </table:table-cell>
          <table:table-cell table:formula="of:=IF([.$B50]=[.T$2];[.$E50];0)" office:value-type="float" office:value="0" calcext:value-type="float">
            <text:p>0</text:p>
          </table:table-cell>
          <table:table-cell table:formula="of:=IF([.$B50]=[.U$2];[.$E50];0)" office:value-type="float" office:value="0" calcext:value-type="float">
            <text:p>0</text:p>
          </table:table-cell>
          <table:table-cell table:formula="of:=IF([.$B50]=[.V$2];[.$E50];0)" office:value-type="float" office:value="0" calcext:value-type="float">
            <text:p>0</text:p>
          </table:table-cell>
          <table:table-cell table:formula="of:=SUM([.S50:.V50])" office:value-type="float" office:value="0" calcext:value-type="float">
            <text:p>0</text:p>
          </table:table-cell>
          <table:table-cell table:formula="of:=IF([.$B50]=[.X$2];[.$E50];0)" office:value-type="float" office:value="0" calcext:value-type="float">
            <text:p>0</text:p>
          </table:table-cell>
          <table:table-cell table:formula="of:=IF([.$B50]=[.Y$2];[.$E50];0)" office:value-type="float" office:value="0" calcext:value-type="float">
            <text:p>0</text:p>
          </table:table-cell>
          <table:table-cell table:formula="of:=SUM([.X50:.Y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0]" office:value-type="float" office:value="0" calcext:value-type="float">
            <text:p>0</text:p>
          </table:table-cell>
          <table:table-cell table:formula="of:=IF(AND([.A51]=0;NOT([.C51]=0));[.B50];[.A51])" office:value-type="float" office:value="0" calcext:value-type="float">
            <text:p>0</text:p>
          </table:table-cell>
          <table:table-cell table:formula="of:=[Meals.B50]" office:value-type="float" office:value="0" calcext:value-type="float">
            <text:p>0</text:p>
          </table:table-cell>
          <table:table-cell table:formula="of:=[Meals.C50]" office:value-type="float" office:value="0" calcext:value-type="float">
            <text:p>0</text:p>
          </table:table-cell>
          <table:table-cell table:formula="of:=[Meals.D50]" office:value-type="float" office:value="0" calcext:value-type="float">
            <text:p>0</text:p>
          </table:table-cell>
          <table:table-cell table:number-columns-repeated="4"/>
          <table:table-cell table:formula="of:=[.D51]" office:value-type="float" office:value="0" calcext:value-type="float">
            <text:p>0</text:p>
          </table:table-cell>
          <table:table-cell table:formula="of:=IF([.$B51]=[.K$2];[.$E51];0)" office:value-type="float" office:value="0" calcext:value-type="float">
            <text:p>0</text:p>
          </table:table-cell>
          <table:table-cell table:formula="of:=IF([.$B51]=[.L$2];[.$E51];0)" office:value-type="float" office:value="0" calcext:value-type="float">
            <text:p>0</text:p>
          </table:table-cell>
          <table:table-cell table:formula="of:=IF([.$B51]=[.M$2];[.$E51];0)" office:value-type="float" office:value="0" calcext:value-type="float">
            <text:p>0</text:p>
          </table:table-cell>
          <table:table-cell table:formula="of:=SUM([.K51:.M51])" office:value-type="float" office:value="0" calcext:value-type="float">
            <text:p>0</text:p>
          </table:table-cell>
          <table:table-cell table:formula="of:=IF([.$B51]=[.O$2];[.$E51];0)" office:value-type="float" office:value="0" calcext:value-type="float">
            <text:p>0</text:p>
          </table:table-cell>
          <table:table-cell table:formula="of:=IF([.$B51]=[.P$2];[.$E51];0)" office:value-type="float" office:value="0" calcext:value-type="float">
            <text:p>0</text:p>
          </table:table-cell>
          <table:table-cell table:formula="of:=IF([.$B51]=[.Q$2];[.$E51];0)" office:value-type="float" office:value="0" calcext:value-type="float">
            <text:p>0</text:p>
          </table:table-cell>
          <table:table-cell table:formula="of:=SUM([.O51:.Q51])" office:value-type="float" office:value="0" calcext:value-type="float">
            <text:p>0</text:p>
          </table:table-cell>
          <table:table-cell table:formula="of:=IF([.$B51]=[.S$2];[.$E51];0)" office:value-type="float" office:value="0" calcext:value-type="float">
            <text:p>0</text:p>
          </table:table-cell>
          <table:table-cell table:formula="of:=IF([.$B51]=[.T$2];[.$E51];0)" office:value-type="float" office:value="0" calcext:value-type="float">
            <text:p>0</text:p>
          </table:table-cell>
          <table:table-cell table:formula="of:=IF([.$B51]=[.U$2];[.$E51];0)" office:value-type="float" office:value="0" calcext:value-type="float">
            <text:p>0</text:p>
          </table:table-cell>
          <table:table-cell table:formula="of:=IF([.$B51]=[.V$2];[.$E51];0)" office:value-type="float" office:value="0" calcext:value-type="float">
            <text:p>0</text:p>
          </table:table-cell>
          <table:table-cell table:formula="of:=SUM([.S51:.V51])" office:value-type="float" office:value="0" calcext:value-type="float">
            <text:p>0</text:p>
          </table:table-cell>
          <table:table-cell table:formula="of:=IF([.$B51]=[.X$2];[.$E51];0)" office:value-type="float" office:value="0" calcext:value-type="float">
            <text:p>0</text:p>
          </table:table-cell>
          <table:table-cell table:formula="of:=IF([.$B51]=[.Y$2];[.$E51];0)" office:value-type="float" office:value="0" calcext:value-type="float">
            <text:p>0</text:p>
          </table:table-cell>
          <table:table-cell table:formula="of:=SUM([.X51:.Y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1]" office:value-type="float" office:value="0" calcext:value-type="float">
            <text:p>0</text:p>
          </table:table-cell>
          <table:table-cell table:formula="of:=IF(AND([.A52]=0;NOT([.C52]=0));[.B51];[.A52])" office:value-type="float" office:value="0" calcext:value-type="float">
            <text:p>0</text:p>
          </table:table-cell>
          <table:table-cell table:formula="of:=[Meals.B51]" office:value-type="float" office:value="0" calcext:value-type="float">
            <text:p>0</text:p>
          </table:table-cell>
          <table:table-cell table:formula="of:=[Meals.C51]" office:value-type="float" office:value="0" calcext:value-type="float">
            <text:p>0</text:p>
          </table:table-cell>
          <table:table-cell table:formula="of:=[Meals.D51]" office:value-type="float" office:value="0" calcext:value-type="float">
            <text:p>0</text:p>
          </table:table-cell>
          <table:table-cell table:number-columns-repeated="4"/>
          <table:table-cell table:formula="of:=[.D52]" office:value-type="float" office:value="0" calcext:value-type="float">
            <text:p>0</text:p>
          </table:table-cell>
          <table:table-cell table:formula="of:=IF([.$B52]=[.K$2];[.$E52];0)" office:value-type="float" office:value="0" calcext:value-type="float">
            <text:p>0</text:p>
          </table:table-cell>
          <table:table-cell table:formula="of:=IF([.$B52]=[.L$2];[.$E52];0)" office:value-type="float" office:value="0" calcext:value-type="float">
            <text:p>0</text:p>
          </table:table-cell>
          <table:table-cell table:formula="of:=IF([.$B52]=[.M$2];[.$E52];0)" office:value-type="float" office:value="0" calcext:value-type="float">
            <text:p>0</text:p>
          </table:table-cell>
          <table:table-cell table:formula="of:=SUM([.K52:.M52])" office:value-type="float" office:value="0" calcext:value-type="float">
            <text:p>0</text:p>
          </table:table-cell>
          <table:table-cell table:formula="of:=IF([.$B52]=[.O$2];[.$E52];0)" office:value-type="float" office:value="0" calcext:value-type="float">
            <text:p>0</text:p>
          </table:table-cell>
          <table:table-cell table:formula="of:=IF([.$B52]=[.P$2];[.$E52];0)" office:value-type="float" office:value="0" calcext:value-type="float">
            <text:p>0</text:p>
          </table:table-cell>
          <table:table-cell table:formula="of:=IF([.$B52]=[.Q$2];[.$E52];0)" office:value-type="float" office:value="0" calcext:value-type="float">
            <text:p>0</text:p>
          </table:table-cell>
          <table:table-cell table:formula="of:=SUM([.O52:.Q52])" office:value-type="float" office:value="0" calcext:value-type="float">
            <text:p>0</text:p>
          </table:table-cell>
          <table:table-cell table:formula="of:=IF([.$B52]=[.S$2];[.$E52];0)" office:value-type="float" office:value="0" calcext:value-type="float">
            <text:p>0</text:p>
          </table:table-cell>
          <table:table-cell table:formula="of:=IF([.$B52]=[.T$2];[.$E52];0)" office:value-type="float" office:value="0" calcext:value-type="float">
            <text:p>0</text:p>
          </table:table-cell>
          <table:table-cell table:formula="of:=IF([.$B52]=[.U$2];[.$E52];0)" office:value-type="float" office:value="0" calcext:value-type="float">
            <text:p>0</text:p>
          </table:table-cell>
          <table:table-cell table:formula="of:=IF([.$B52]=[.V$2];[.$E52];0)" office:value-type="float" office:value="0" calcext:value-type="float">
            <text:p>0</text:p>
          </table:table-cell>
          <table:table-cell table:formula="of:=SUM([.S52:.V52])" office:value-type="float" office:value="0" calcext:value-type="float">
            <text:p>0</text:p>
          </table:table-cell>
          <table:table-cell table:formula="of:=IF([.$B52]=[.X$2];[.$E52];0)" office:value-type="float" office:value="0" calcext:value-type="float">
            <text:p>0</text:p>
          </table:table-cell>
          <table:table-cell table:formula="of:=IF([.$B52]=[.Y$2];[.$E52];0)" office:value-type="float" office:value="0" calcext:value-type="float">
            <text:p>0</text:p>
          </table:table-cell>
          <table:table-cell table:formula="of:=SUM([.X52:.Y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2]" office:value-type="float" office:value="0" calcext:value-type="float">
            <text:p>0</text:p>
          </table:table-cell>
          <table:table-cell table:formula="of:=IF(AND([.A53]=0;NOT([.C53]=0));[.B52];[.A53])" office:value-type="float" office:value="0" calcext:value-type="float">
            <text:p>0</text:p>
          </table:table-cell>
          <table:table-cell table:formula="of:=[Meals.B52]" office:value-type="float" office:value="0" calcext:value-type="float">
            <text:p>0</text:p>
          </table:table-cell>
          <table:table-cell table:formula="of:=[Meals.C52]" office:value-type="float" office:value="0" calcext:value-type="float">
            <text:p>0</text:p>
          </table:table-cell>
          <table:table-cell table:formula="of:=[Meals.D52]" office:value-type="float" office:value="0" calcext:value-type="float">
            <text:p>0</text:p>
          </table:table-cell>
          <table:table-cell table:number-columns-repeated="4"/>
          <table:table-cell table:formula="of:=[.D53]" office:value-type="float" office:value="0" calcext:value-type="float">
            <text:p>0</text:p>
          </table:table-cell>
          <table:table-cell table:formula="of:=IF([.$B53]=[.K$2];[.$E53];0)" office:value-type="float" office:value="0" calcext:value-type="float">
            <text:p>0</text:p>
          </table:table-cell>
          <table:table-cell table:formula="of:=IF([.$B53]=[.L$2];[.$E53];0)" office:value-type="float" office:value="0" calcext:value-type="float">
            <text:p>0</text:p>
          </table:table-cell>
          <table:table-cell table:formula="of:=IF([.$B53]=[.M$2];[.$E53];0)" office:value-type="float" office:value="0" calcext:value-type="float">
            <text:p>0</text:p>
          </table:table-cell>
          <table:table-cell table:formula="of:=SUM([.K53:.M53])" office:value-type="float" office:value="0" calcext:value-type="float">
            <text:p>0</text:p>
          </table:table-cell>
          <table:table-cell table:formula="of:=IF([.$B53]=[.O$2];[.$E53];0)" office:value-type="float" office:value="0" calcext:value-type="float">
            <text:p>0</text:p>
          </table:table-cell>
          <table:table-cell table:formula="of:=IF([.$B53]=[.P$2];[.$E53];0)" office:value-type="float" office:value="0" calcext:value-type="float">
            <text:p>0</text:p>
          </table:table-cell>
          <table:table-cell table:formula="of:=IF([.$B53]=[.Q$2];[.$E53];0)" office:value-type="float" office:value="0" calcext:value-type="float">
            <text:p>0</text:p>
          </table:table-cell>
          <table:table-cell table:formula="of:=IF([.$B53]=[.R$2];[.$E53];0)" office:value-type="float" office:value="0" calcext:value-type="float">
            <text:p>0</text:p>
          </table:table-cell>
          <table:table-cell table:formula="of:=IF([.$B53]=[.S$2];[.$E53];0)" office:value-type="float" office:value="0" calcext:value-type="float">
            <text:p>0</text:p>
          </table:table-cell>
          <table:table-cell table:formula="of:=IF([.$B53]=[.T$2];[.$E53];0)" office:value-type="float" office:value="0" calcext:value-type="float">
            <text:p>0</text:p>
          </table:table-cell>
          <table:table-cell table:formula="of:=IF([.$B53]=[.U$2];[.$E53];0)" office:value-type="float" office:value="0" calcext:value-type="float">
            <text:p>0</text:p>
          </table:table-cell>
          <table:table-cell table:formula="of:=IF([.$B53]=[.V$2];[.$E53];0)" office:value-type="float" office:value="0" calcext:value-type="float">
            <text:p>0</text:p>
          </table:table-cell>
          <table:table-cell table:formula="of:=SUM([.S53:.V53])" office:value-type="float" office:value="0" calcext:value-type="float">
            <text:p>0</text:p>
          </table:table-cell>
          <table:table-cell table:formula="of:=IF([.$B53]=[.X$2];[.$E53];0)" office:value-type="float" office:value="0" calcext:value-type="float">
            <text:p>0</text:p>
          </table:table-cell>
          <table:table-cell table:formula="of:=IF([.$B53]=[.Y$2];[.$E53];0)" office:value-type="float" office:value="0" calcext:value-type="float">
            <text:p>0</text:p>
          </table:table-cell>
          <table:table-cell table:formula="of:=SUM([.X53:.Y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3]" office:value-type="float" office:value="0" calcext:value-type="float">
            <text:p>0</text:p>
          </table:table-cell>
          <table:table-cell table:formula="of:=IF(AND([.A54]=0;NOT([.C54]=0));[.B53];[.A54])" office:value-type="float" office:value="0" calcext:value-type="float">
            <text:p>0</text:p>
          </table:table-cell>
          <table:table-cell table:formula="of:=[Meals.B53]" office:value-type="float" office:value="0" calcext:value-type="float">
            <text:p>0</text:p>
          </table:table-cell>
          <table:table-cell table:formula="of:=[Meals.C53]" office:value-type="float" office:value="0" calcext:value-type="float">
            <text:p>0</text:p>
          </table:table-cell>
          <table:table-cell table:formula="of:=[Meals.D53]" office:value-type="float" office:value="0" calcext:value-type="float">
            <text:p>0</text:p>
          </table:table-cell>
          <table:table-cell table:number-columns-repeated="4"/>
          <table:table-cell table:formula="of:=[.D54]" office:value-type="float" office:value="0" calcext:value-type="float">
            <text:p>0</text:p>
          </table:table-cell>
          <table:table-cell table:formula="of:=IF([.$B54]=[.K$2];[.$E54];0)" office:value-type="float" office:value="0" calcext:value-type="float">
            <text:p>0</text:p>
          </table:table-cell>
          <table:table-cell table:formula="of:=IF([.$B54]=[.L$2];[.$E54];0)" office:value-type="float" office:value="0" calcext:value-type="float">
            <text:p>0</text:p>
          </table:table-cell>
          <table:table-cell table:formula="of:=IF([.$B54]=[.M$2];[.$E54];0)" office:value-type="float" office:value="0" calcext:value-type="float">
            <text:p>0</text:p>
          </table:table-cell>
          <table:table-cell table:formula="of:=SUM([.K54:.M54])" office:value-type="float" office:value="0" calcext:value-type="float">
            <text:p>0</text:p>
          </table:table-cell>
          <table:table-cell table:formula="of:=IF([.$B54]=[.O$2];[.$E54];0)" office:value-type="float" office:value="0" calcext:value-type="float">
            <text:p>0</text:p>
          </table:table-cell>
          <table:table-cell table:formula="of:=IF([.$B54]=[.P$2];[.$E54];0)" office:value-type="float" office:value="0" calcext:value-type="float">
            <text:p>0</text:p>
          </table:table-cell>
          <table:table-cell table:formula="of:=IF([.$B54]=[.Q$2];[.$E54];0)" office:value-type="float" office:value="0" calcext:value-type="float">
            <text:p>0</text:p>
          </table:table-cell>
          <table:table-cell table:formula="of:=IF([.$B54]=[.R$2];[.$E54];0)" office:value-type="float" office:value="0" calcext:value-type="float">
            <text:p>0</text:p>
          </table:table-cell>
          <table:table-cell table:formula="of:=IF([.$B54]=[.S$2];[.$E54];0)" office:value-type="float" office:value="0" calcext:value-type="float">
            <text:p>0</text:p>
          </table:table-cell>
          <table:table-cell table:formula="of:=IF([.$B54]=[.T$2];[.$E54];0)" office:value-type="float" office:value="0" calcext:value-type="float">
            <text:p>0</text:p>
          </table:table-cell>
          <table:table-cell table:formula="of:=IF([.$B54]=[.U$2];[.$E54];0)" office:value-type="float" office:value="0" calcext:value-type="float">
            <text:p>0</text:p>
          </table:table-cell>
          <table:table-cell table:formula="of:=IF([.$B54]=[.V$2];[.$E54];0)" office:value-type="float" office:value="0" calcext:value-type="float">
            <text:p>0</text:p>
          </table:table-cell>
          <table:table-cell table:formula="of:=SUM([.S54:.V54])" office:value-type="float" office:value="0" calcext:value-type="float">
            <text:p>0</text:p>
          </table:table-cell>
          <table:table-cell table:formula="of:=IF([.$B54]=[.X$2];[.$E54];0)" office:value-type="float" office:value="0" calcext:value-type="float">
            <text:p>0</text:p>
          </table:table-cell>
          <table:table-cell table:formula="of:=IF([.$B54]=[.Y$2];[.$E54];0)" office:value-type="float" office:value="0" calcext:value-type="float">
            <text:p>0</text:p>
          </table:table-cell>
          <table:table-cell table:formula="of:=SUM([.X54:.Y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4]" office:value-type="float" office:value="0" calcext:value-type="float">
            <text:p>0</text:p>
          </table:table-cell>
          <table:table-cell table:formula="of:=IF(AND([.A55]=0;NOT([.C55]=0));[.B54];[.A55])" office:value-type="float" office:value="0" calcext:value-type="float">
            <text:p>0</text:p>
          </table:table-cell>
          <table:table-cell table:formula="of:=[Meals.B54]" office:value-type="float" office:value="0" calcext:value-type="float">
            <text:p>0</text:p>
          </table:table-cell>
          <table:table-cell table:formula="of:=[Meals.C54]" office:value-type="float" office:value="0" calcext:value-type="float">
            <text:p>0</text:p>
          </table:table-cell>
          <table:table-cell table:formula="of:=[Meals.D54]" office:value-type="float" office:value="0" calcext:value-type="float">
            <text:p>0</text:p>
          </table:table-cell>
          <table:table-cell table:number-columns-repeated="4"/>
          <table:table-cell table:formula="of:=[.D55]" office:value-type="float" office:value="0" calcext:value-type="float">
            <text:p>0</text:p>
          </table:table-cell>
          <table:table-cell table:formula="of:=IF([.$B55]=[.K$2];[.$E55];0)" office:value-type="float" office:value="0" calcext:value-type="float">
            <text:p>0</text:p>
          </table:table-cell>
          <table:table-cell table:formula="of:=IF([.$B55]=[.L$2];[.$E55];0)" office:value-type="float" office:value="0" calcext:value-type="float">
            <text:p>0</text:p>
          </table:table-cell>
          <table:table-cell table:formula="of:=IF([.$B55]=[.M$2];[.$E55];0)" office:value-type="float" office:value="0" calcext:value-type="float">
            <text:p>0</text:p>
          </table:table-cell>
          <table:table-cell table:formula="of:=SUM([.K55:.M55])" office:value-type="float" office:value="0" calcext:value-type="float">
            <text:p>0</text:p>
          </table:table-cell>
          <table:table-cell table:formula="of:=IF([.$B55]=[.O$2];[.$E55];0)" office:value-type="float" office:value="0" calcext:value-type="float">
            <text:p>0</text:p>
          </table:table-cell>
          <table:table-cell table:formula="of:=IF([.$B55]=[.P$2];[.$E55];0)" office:value-type="float" office:value="0" calcext:value-type="float">
            <text:p>0</text:p>
          </table:table-cell>
          <table:table-cell table:formula="of:=IF([.$B55]=[.Q$2];[.$E55];0)" office:value-type="float" office:value="0" calcext:value-type="float">
            <text:p>0</text:p>
          </table:table-cell>
          <table:table-cell table:formula="of:=IF([.$B55]=[.R$2];[.$E55];0)" office:value-type="float" office:value="0" calcext:value-type="float">
            <text:p>0</text:p>
          </table:table-cell>
          <table:table-cell table:formula="of:=IF([.$B55]=[.S$2];[.$E55];0)" office:value-type="float" office:value="0" calcext:value-type="float">
            <text:p>0</text:p>
          </table:table-cell>
          <table:table-cell table:formula="of:=IF([.$B55]=[.T$2];[.$E55];0)" office:value-type="float" office:value="0" calcext:value-type="float">
            <text:p>0</text:p>
          </table:table-cell>
          <table:table-cell table:formula="of:=IF([.$B55]=[.U$2];[.$E55];0)" office:value-type="float" office:value="0" calcext:value-type="float">
            <text:p>0</text:p>
          </table:table-cell>
          <table:table-cell table:formula="of:=IF([.$B55]=[.V$2];[.$E55];0)" office:value-type="float" office:value="0" calcext:value-type="float">
            <text:p>0</text:p>
          </table:table-cell>
          <table:table-cell table:formula="of:=SUM([.S55:.V55])" office:value-type="float" office:value="0" calcext:value-type="float">
            <text:p>0</text:p>
          </table:table-cell>
          <table:table-cell table:formula="of:=IF([.$B55]=[.X$2];[.$E55];0)" office:value-type="float" office:value="0" calcext:value-type="float">
            <text:p>0</text:p>
          </table:table-cell>
          <table:table-cell table:formula="of:=IF([.$B55]=[.Y$2];[.$E55];0)" office:value-type="float" office:value="0" calcext:value-type="float">
            <text:p>0</text:p>
          </table:table-cell>
          <table:table-cell table:formula="of:=SUM([.X55:.Y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5]" office:value-type="float" office:value="0" calcext:value-type="float">
            <text:p>0</text:p>
          </table:table-cell>
          <table:table-cell table:formula="of:=IF(AND([.A56]=0;NOT([.C56]=0));[.B55];[.A56])" office:value-type="float" office:value="0" calcext:value-type="float">
            <text:p>0</text:p>
          </table:table-cell>
          <table:table-cell table:formula="of:=[Meals.B55]" office:value-type="float" office:value="0" calcext:value-type="float">
            <text:p>0</text:p>
          </table:table-cell>
          <table:table-cell table:formula="of:=[Meals.C55]" office:value-type="float" office:value="0" calcext:value-type="float">
            <text:p>0</text:p>
          </table:table-cell>
          <table:table-cell table:formula="of:=[Meals.D55]" office:value-type="float" office:value="0" calcext:value-type="float">
            <text:p>0</text:p>
          </table:table-cell>
          <table:table-cell table:number-columns-repeated="4"/>
          <table:table-cell table:formula="of:=[.D56]" office:value-type="float" office:value="0" calcext:value-type="float">
            <text:p>0</text:p>
          </table:table-cell>
          <table:table-cell table:formula="of:=IF([.$B56]=[.K$2];[.$E56];0)" office:value-type="float" office:value="0" calcext:value-type="float">
            <text:p>0</text:p>
          </table:table-cell>
          <table:table-cell table:formula="of:=IF([.$B56]=[.L$2];[.$E56];0)" office:value-type="float" office:value="0" calcext:value-type="float">
            <text:p>0</text:p>
          </table:table-cell>
          <table:table-cell table:formula="of:=IF([.$B56]=[.M$2];[.$E56];0)" office:value-type="float" office:value="0" calcext:value-type="float">
            <text:p>0</text:p>
          </table:table-cell>
          <table:table-cell table:formula="of:=SUM([.K56:.M56])" office:value-type="float" office:value="0" calcext:value-type="float">
            <text:p>0</text:p>
          </table:table-cell>
          <table:table-cell table:formula="of:=IF([.$B56]=[.O$2];[.$E56];0)" office:value-type="float" office:value="0" calcext:value-type="float">
            <text:p>0</text:p>
          </table:table-cell>
          <table:table-cell table:formula="of:=IF([.$B56]=[.P$2];[.$E56];0)" office:value-type="float" office:value="0" calcext:value-type="float">
            <text:p>0</text:p>
          </table:table-cell>
          <table:table-cell table:formula="of:=IF([.$B56]=[.Q$2];[.$E56];0)" office:value-type="float" office:value="0" calcext:value-type="float">
            <text:p>0</text:p>
          </table:table-cell>
          <table:table-cell table:formula="of:=IF([.$B56]=[.R$2];[.$E56];0)" office:value-type="float" office:value="0" calcext:value-type="float">
            <text:p>0</text:p>
          </table:table-cell>
          <table:table-cell table:formula="of:=IF([.$B56]=[.S$2];[.$E56];0)" office:value-type="float" office:value="0" calcext:value-type="float">
            <text:p>0</text:p>
          </table:table-cell>
          <table:table-cell table:formula="of:=IF([.$B56]=[.T$2];[.$E56];0)" office:value-type="float" office:value="0" calcext:value-type="float">
            <text:p>0</text:p>
          </table:table-cell>
          <table:table-cell table:formula="of:=IF([.$B56]=[.U$2];[.$E56];0)" office:value-type="float" office:value="0" calcext:value-type="float">
            <text:p>0</text:p>
          </table:table-cell>
          <table:table-cell table:formula="of:=IF([.$B56]=[.V$2];[.$E56];0)" office:value-type="float" office:value="0" calcext:value-type="float">
            <text:p>0</text:p>
          </table:table-cell>
          <table:table-cell table:formula="of:=SUM([.S56:.V56])" office:value-type="float" office:value="0" calcext:value-type="float">
            <text:p>0</text:p>
          </table:table-cell>
          <table:table-cell table:formula="of:=IF([.$B56]=[.X$2];[.$E56];0)" office:value-type="float" office:value="0" calcext:value-type="float">
            <text:p>0</text:p>
          </table:table-cell>
          <table:table-cell table:formula="of:=IF([.$B56]=[.Y$2];[.$E56];0)" office:value-type="float" office:value="0" calcext:value-type="float">
            <text:p>0</text:p>
          </table:table-cell>
          <table:table-cell table:formula="of:=SUM([.X56:.Y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6]" office:value-type="float" office:value="0" calcext:value-type="float">
            <text:p>0</text:p>
          </table:table-cell>
          <table:table-cell table:formula="of:=IF(AND([.A57]=0;NOT([.C57]=0));[.B56];[.A57])" office:value-type="float" office:value="0" calcext:value-type="float">
            <text:p>0</text:p>
          </table:table-cell>
          <table:table-cell table:formula="of:=[Meals.B56]" office:value-type="float" office:value="0" calcext:value-type="float">
            <text:p>0</text:p>
          </table:table-cell>
          <table:table-cell table:formula="of:=[Meals.C56]" office:value-type="float" office:value="0" calcext:value-type="float">
            <text:p>0</text:p>
          </table:table-cell>
          <table:table-cell table:formula="of:=[Meals.D56]" office:value-type="float" office:value="0" calcext:value-type="float">
            <text:p>0</text:p>
          </table:table-cell>
          <table:table-cell table:number-columns-repeated="4"/>
          <table:table-cell table:formula="of:=[.D57]" office:value-type="float" office:value="0" calcext:value-type="float">
            <text:p>0</text:p>
          </table:table-cell>
          <table:table-cell table:formula="of:=IF([.$B57]=[.K$2];[.$E57];0)" office:value-type="float" office:value="0" calcext:value-type="float">
            <text:p>0</text:p>
          </table:table-cell>
          <table:table-cell table:formula="of:=IF([.$B57]=[.L$2];[.$E57];0)" office:value-type="float" office:value="0" calcext:value-type="float">
            <text:p>0</text:p>
          </table:table-cell>
          <table:table-cell table:formula="of:=IF([.$B57]=[.M$2];[.$E57];0)" office:value-type="float" office:value="0" calcext:value-type="float">
            <text:p>0</text:p>
          </table:table-cell>
          <table:table-cell table:formula="of:=SUM([.K57:.M57])" office:value-type="float" office:value="0" calcext:value-type="float">
            <text:p>0</text:p>
          </table:table-cell>
          <table:table-cell table:formula="of:=IF([.$B57]=[.O$2];[.$E57];0)" office:value-type="float" office:value="0" calcext:value-type="float">
            <text:p>0</text:p>
          </table:table-cell>
          <table:table-cell table:formula="of:=IF([.$B57]=[.P$2];[.$E57];0)" office:value-type="float" office:value="0" calcext:value-type="float">
            <text:p>0</text:p>
          </table:table-cell>
          <table:table-cell table:formula="of:=IF([.$B57]=[.Q$2];[.$E57];0)" office:value-type="float" office:value="0" calcext:value-type="float">
            <text:p>0</text:p>
          </table:table-cell>
          <table:table-cell table:formula="of:=IF([.$B57]=[.R$2];[.$E57];0)" office:value-type="float" office:value="0" calcext:value-type="float">
            <text:p>0</text:p>
          </table:table-cell>
          <table:table-cell table:formula="of:=IF([.$B57]=[.S$2];[.$E57];0)" office:value-type="float" office:value="0" calcext:value-type="float">
            <text:p>0</text:p>
          </table:table-cell>
          <table:table-cell table:formula="of:=IF([.$B57]=[.T$2];[.$E57];0)" office:value-type="float" office:value="0" calcext:value-type="float">
            <text:p>0</text:p>
          </table:table-cell>
          <table:table-cell table:formula="of:=IF([.$B57]=[.U$2];[.$E57];0)" office:value-type="float" office:value="0" calcext:value-type="float">
            <text:p>0</text:p>
          </table:table-cell>
          <table:table-cell table:formula="of:=IF([.$B57]=[.V$2];[.$E57];0)" office:value-type="float" office:value="0" calcext:value-type="float">
            <text:p>0</text:p>
          </table:table-cell>
          <table:table-cell table:formula="of:=SUM([.S57:.V57])" office:value-type="float" office:value="0" calcext:value-type="float">
            <text:p>0</text:p>
          </table:table-cell>
          <table:table-cell table:formula="of:=IF([.$B57]=[.X$2];[.$E57];0)" office:value-type="float" office:value="0" calcext:value-type="float">
            <text:p>0</text:p>
          </table:table-cell>
          <table:table-cell table:formula="of:=IF([.$B57]=[.Y$2];[.$E57];0)" office:value-type="float" office:value="0" calcext:value-type="float">
            <text:p>0</text:p>
          </table:table-cell>
          <table:table-cell table:formula="of:=SUM([.X57:.Y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7]" office:value-type="float" office:value="0" calcext:value-type="float">
            <text:p>0</text:p>
          </table:table-cell>
          <table:table-cell table:formula="of:=IF(AND([.A58]=0;NOT([.C58]=0));[.B57];[.A58])" office:value-type="float" office:value="0" calcext:value-type="float">
            <text:p>0</text:p>
          </table:table-cell>
          <table:table-cell table:formula="of:=[Meals.B57]" office:value-type="float" office:value="0" calcext:value-type="float">
            <text:p>0</text:p>
          </table:table-cell>
          <table:table-cell table:formula="of:=[Meals.C57]" office:value-type="float" office:value="0" calcext:value-type="float">
            <text:p>0</text:p>
          </table:table-cell>
          <table:table-cell table:formula="of:=[Meals.D57]" office:value-type="float" office:value="0" calcext:value-type="float">
            <text:p>0</text:p>
          </table:table-cell>
          <table:table-cell table:number-columns-repeated="4"/>
          <table:table-cell table:formula="of:=[.D58]" office:value-type="float" office:value="0" calcext:value-type="float">
            <text:p>0</text:p>
          </table:table-cell>
          <table:table-cell table:formula="of:=IF([.$B58]=[.K$2];[.$E58];0)" office:value-type="float" office:value="0" calcext:value-type="float">
            <text:p>0</text:p>
          </table:table-cell>
          <table:table-cell table:formula="of:=IF([.$B58]=[.L$2];[.$E58];0)" office:value-type="float" office:value="0" calcext:value-type="float">
            <text:p>0</text:p>
          </table:table-cell>
          <table:table-cell table:formula="of:=IF([.$B58]=[.M$2];[.$E58];0)" office:value-type="float" office:value="0" calcext:value-type="float">
            <text:p>0</text:p>
          </table:table-cell>
          <table:table-cell table:formula="of:=SUM([.K58:.M58])" office:value-type="float" office:value="0" calcext:value-type="float">
            <text:p>0</text:p>
          </table:table-cell>
          <table:table-cell table:formula="of:=IF([.$B58]=[.O$2];[.$E58];0)" office:value-type="float" office:value="0" calcext:value-type="float">
            <text:p>0</text:p>
          </table:table-cell>
          <table:table-cell table:formula="of:=IF([.$B58]=[.P$2];[.$E58];0)" office:value-type="float" office:value="0" calcext:value-type="float">
            <text:p>0</text:p>
          </table:table-cell>
          <table:table-cell table:formula="of:=IF([.$B58]=[.Q$2];[.$E58];0)" office:value-type="float" office:value="0" calcext:value-type="float">
            <text:p>0</text:p>
          </table:table-cell>
          <table:table-cell table:formula="of:=IF([.$B58]=[.R$2];[.$E58];0)" office:value-type="float" office:value="0" calcext:value-type="float">
            <text:p>0</text:p>
          </table:table-cell>
          <table:table-cell table:formula="of:=IF([.$B58]=[.S$2];[.$E58];0)" office:value-type="float" office:value="0" calcext:value-type="float">
            <text:p>0</text:p>
          </table:table-cell>
          <table:table-cell table:formula="of:=IF([.$B58]=[.T$2];[.$E58];0)" office:value-type="float" office:value="0" calcext:value-type="float">
            <text:p>0</text:p>
          </table:table-cell>
          <table:table-cell table:formula="of:=IF([.$B58]=[.U$2];[.$E58];0)" office:value-type="float" office:value="0" calcext:value-type="float">
            <text:p>0</text:p>
          </table:table-cell>
          <table:table-cell table:formula="of:=IF([.$B58]=[.V$2];[.$E58];0)" office:value-type="float" office:value="0" calcext:value-type="float">
            <text:p>0</text:p>
          </table:table-cell>
          <table:table-cell table:formula="of:=SUM([.S58:.V58])" office:value-type="float" office:value="0" calcext:value-type="float">
            <text:p>0</text:p>
          </table:table-cell>
          <table:table-cell table:formula="of:=IF([.$B58]=[.X$2];[.$E58];0)" office:value-type="float" office:value="0" calcext:value-type="float">
            <text:p>0</text:p>
          </table:table-cell>
          <table:table-cell table:formula="of:=IF([.$B58]=[.Y$2];[.$E58];0)" office:value-type="float" office:value="0" calcext:value-type="float">
            <text:p>0</text:p>
          </table:table-cell>
          <table:table-cell table:formula="of:=SUM([.X58:.Y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8]" office:value-type="float" office:value="0" calcext:value-type="float">
            <text:p>0</text:p>
          </table:table-cell>
          <table:table-cell table:formula="of:=IF(AND([.A59]=0;NOT([.C59]=0));[.B58];[.A59])" office:value-type="float" office:value="0" calcext:value-type="float">
            <text:p>0</text:p>
          </table:table-cell>
          <table:table-cell table:formula="of:=[Meals.B58]" office:value-type="float" office:value="0" calcext:value-type="float">
            <text:p>0</text:p>
          </table:table-cell>
          <table:table-cell table:formula="of:=[Meals.C58]" office:value-type="float" office:value="0" calcext:value-type="float">
            <text:p>0</text:p>
          </table:table-cell>
          <table:table-cell table:formula="of:=[Meals.D58]" office:value-type="float" office:value="0" calcext:value-type="float">
            <text:p>0</text:p>
          </table:table-cell>
          <table:table-cell table:number-columns-repeated="4"/>
          <table:table-cell table:formula="of:=[.D59]" office:value-type="float" office:value="0" calcext:value-type="float">
            <text:p>0</text:p>
          </table:table-cell>
          <table:table-cell table:formula="of:=IF([.$B59]=[.K$2];[.$E59];0)" office:value-type="float" office:value="0" calcext:value-type="float">
            <text:p>0</text:p>
          </table:table-cell>
          <table:table-cell table:formula="of:=IF([.$B59]=[.L$2];[.$E59];0)" office:value-type="float" office:value="0" calcext:value-type="float">
            <text:p>0</text:p>
          </table:table-cell>
          <table:table-cell table:formula="of:=IF([.$B59]=[.M$2];[.$E59];0)" office:value-type="float" office:value="0" calcext:value-type="float">
            <text:p>0</text:p>
          </table:table-cell>
          <table:table-cell table:formula="of:=SUM([.K59:.M59])" office:value-type="float" office:value="0" calcext:value-type="float">
            <text:p>0</text:p>
          </table:table-cell>
          <table:table-cell table:formula="of:=IF([.$B59]=[.O$2];[.$E59];0)" office:value-type="float" office:value="0" calcext:value-type="float">
            <text:p>0</text:p>
          </table:table-cell>
          <table:table-cell table:formula="of:=IF([.$B59]=[.P$2];[.$E59];0)" office:value-type="float" office:value="0" calcext:value-type="float">
            <text:p>0</text:p>
          </table:table-cell>
          <table:table-cell table:formula="of:=IF([.$B59]=[.Q$2];[.$E59];0)" office:value-type="float" office:value="0" calcext:value-type="float">
            <text:p>0</text:p>
          </table:table-cell>
          <table:table-cell table:formula="of:=IF([.$B59]=[.R$2];[.$E59];0)" office:value-type="float" office:value="0" calcext:value-type="float">
            <text:p>0</text:p>
          </table:table-cell>
          <table:table-cell table:formula="of:=IF([.$B59]=[.S$2];[.$E59];0)" office:value-type="float" office:value="0" calcext:value-type="float">
            <text:p>0</text:p>
          </table:table-cell>
          <table:table-cell table:formula="of:=IF([.$B59]=[.T$2];[.$E59];0)" office:value-type="float" office:value="0" calcext:value-type="float">
            <text:p>0</text:p>
          </table:table-cell>
          <table:table-cell table:formula="of:=IF([.$B59]=[.U$2];[.$E59];0)" office:value-type="float" office:value="0" calcext:value-type="float">
            <text:p>0</text:p>
          </table:table-cell>
          <table:table-cell table:formula="of:=IF([.$B59]=[.V$2];[.$E59];0)" office:value-type="float" office:value="0" calcext:value-type="float">
            <text:p>0</text:p>
          </table:table-cell>
          <table:table-cell table:formula="of:=SUM([.S59:.V59])" office:value-type="float" office:value="0" calcext:value-type="float">
            <text:p>0</text:p>
          </table:table-cell>
          <table:table-cell table:formula="of:=IF([.$B59]=[.X$2];[.$E59];0)" office:value-type="float" office:value="0" calcext:value-type="float">
            <text:p>0</text:p>
          </table:table-cell>
          <table:table-cell table:formula="of:=IF([.$B59]=[.Y$2];[.$E59];0)" office:value-type="float" office:value="0" calcext:value-type="float">
            <text:p>0</text:p>
          </table:table-cell>
          <table:table-cell table:formula="of:=SUM([.X59:.Y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9]" office:value-type="float" office:value="0" calcext:value-type="float">
            <text:p>0</text:p>
          </table:table-cell>
          <table:table-cell table:formula="of:=IF(AND([.A60]=0;NOT([.C60]=0));[.B59];[.A60])" office:value-type="float" office:value="0" calcext:value-type="float">
            <text:p>0</text:p>
          </table:table-cell>
          <table:table-cell table:formula="of:=[Meals.B59]" office:value-type="float" office:value="0" calcext:value-type="float">
            <text:p>0</text:p>
          </table:table-cell>
          <table:table-cell table:formula="of:=[Meals.C59]" office:value-type="float" office:value="0" calcext:value-type="float">
            <text:p>0</text:p>
          </table:table-cell>
          <table:table-cell table:formula="of:=[Meals.D59]" office:value-type="float" office:value="0" calcext:value-type="float">
            <text:p>0</text:p>
          </table:table-cell>
          <table:table-cell table:number-columns-repeated="4"/>
          <table:table-cell table:formula="of:=[.D60]" office:value-type="float" office:value="0" calcext:value-type="float">
            <text:p>0</text:p>
          </table:table-cell>
          <table:table-cell table:formula="of:=IF([.$B60]=[.K$2];[.$E60];0)" office:value-type="float" office:value="0" calcext:value-type="float">
            <text:p>0</text:p>
          </table:table-cell>
          <table:table-cell table:formula="of:=IF([.$B60]=[.L$2];[.$E60];0)" office:value-type="float" office:value="0" calcext:value-type="float">
            <text:p>0</text:p>
          </table:table-cell>
          <table:table-cell table:formula="of:=IF([.$B60]=[.M$2];[.$E60];0)" office:value-type="float" office:value="0" calcext:value-type="float">
            <text:p>0</text:p>
          </table:table-cell>
          <table:table-cell table:formula="of:=SUM([.K60:.M60])" office:value-type="float" office:value="0" calcext:value-type="float">
            <text:p>0</text:p>
          </table:table-cell>
          <table:table-cell table:formula="of:=IF([.$B60]=[.O$2];[.$E60];0)" office:value-type="float" office:value="0" calcext:value-type="float">
            <text:p>0</text:p>
          </table:table-cell>
          <table:table-cell table:formula="of:=IF([.$B60]=[.P$2];[.$E60];0)" office:value-type="float" office:value="0" calcext:value-type="float">
            <text:p>0</text:p>
          </table:table-cell>
          <table:table-cell table:formula="of:=IF([.$B60]=[.Q$2];[.$E60];0)" office:value-type="float" office:value="0" calcext:value-type="float">
            <text:p>0</text:p>
          </table:table-cell>
          <table:table-cell table:formula="of:=IF([.$B60]=[.R$2];[.$E60];0)" office:value-type="float" office:value="0" calcext:value-type="float">
            <text:p>0</text:p>
          </table:table-cell>
          <table:table-cell table:formula="of:=IF([.$B60]=[.S$2];[.$E60];0)" office:value-type="float" office:value="0" calcext:value-type="float">
            <text:p>0</text:p>
          </table:table-cell>
          <table:table-cell table:formula="of:=IF([.$B60]=[.T$2];[.$E60];0)" office:value-type="float" office:value="0" calcext:value-type="float">
            <text:p>0</text:p>
          </table:table-cell>
          <table:table-cell table:formula="of:=IF([.$B60]=[.U$2];[.$E60];0)" office:value-type="float" office:value="0" calcext:value-type="float">
            <text:p>0</text:p>
          </table:table-cell>
          <table:table-cell table:formula="of:=IF([.$B60]=[.V$2];[.$E60];0)" office:value-type="float" office:value="0" calcext:value-type="float">
            <text:p>0</text:p>
          </table:table-cell>
          <table:table-cell table:formula="of:=SUM([.S60:.V60])" office:value-type="float" office:value="0" calcext:value-type="float">
            <text:p>0</text:p>
          </table:table-cell>
          <table:table-cell table:formula="of:=IF([.$B60]=[.X$2];[.$E60];0)" office:value-type="float" office:value="0" calcext:value-type="float">
            <text:p>0</text:p>
          </table:table-cell>
          <table:table-cell table:formula="of:=IF([.$B60]=[.Y$2];[.$E60];0)" office:value-type="float" office:value="0" calcext:value-type="float">
            <text:p>0</text:p>
          </table:table-cell>
          <table:table-cell table:formula="of:=SUM([.X60:.Y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60]" office:value-type="float" office:value="0" calcext:value-type="float">
            <text:p>0</text:p>
          </table:table-cell>
          <table:table-cell table:formula="of:=IF(AND([.A61]=0;NOT([.C61]=0));[.B60];[.A61])" office:value-type="float" office:value="0" calcext:value-type="float">
            <text:p>0</text:p>
          </table:table-cell>
          <table:table-cell table:formula="of:=[Meals.B60]" office:value-type="float" office:value="0" calcext:value-type="float">
            <text:p>0</text:p>
          </table:table-cell>
          <table:table-cell table:formula="of:=[Meals.C60]" office:value-type="float" office:value="0" calcext:value-type="float">
            <text:p>0</text:p>
          </table:table-cell>
          <table:table-cell table:formula="of:=[Meals.D60]" office:value-type="float" office:value="0" calcext:value-type="float">
            <text:p>0</text:p>
          </table:table-cell>
          <table:table-cell table:number-columns-repeated="4"/>
          <table:table-cell table:formula="of:=[.D61]" office:value-type="float" office:value="0" calcext:value-type="float">
            <text:p>0</text:p>
          </table:table-cell>
          <table:table-cell table:formula="of:=IF([.$B61]=[.K$2];[.$E61];0)" office:value-type="float" office:value="0" calcext:value-type="float">
            <text:p>0</text:p>
          </table:table-cell>
          <table:table-cell table:formula="of:=IF([.$B61]=[.L$2];[.$E61];0)" office:value-type="float" office:value="0" calcext:value-type="float">
            <text:p>0</text:p>
          </table:table-cell>
          <table:table-cell table:formula="of:=IF([.$B61]=[.M$2];[.$E61];0)" office:value-type="float" office:value="0" calcext:value-type="float">
            <text:p>0</text:p>
          </table:table-cell>
          <table:table-cell table:formula="of:=SUM([.K61:.M61])" office:value-type="float" office:value="0" calcext:value-type="float">
            <text:p>0</text:p>
          </table:table-cell>
          <table:table-cell table:formula="of:=IF([.$B61]=[.O$2];[.$E61];0)" office:value-type="float" office:value="0" calcext:value-type="float">
            <text:p>0</text:p>
          </table:table-cell>
          <table:table-cell table:formula="of:=IF([.$B61]=[.P$2];[.$E61];0)" office:value-type="float" office:value="0" calcext:value-type="float">
            <text:p>0</text:p>
          </table:table-cell>
          <table:table-cell table:formula="of:=IF([.$B61]=[.Q$2];[.$E61];0)" office:value-type="float" office:value="0" calcext:value-type="float">
            <text:p>0</text:p>
          </table:table-cell>
          <table:table-cell table:formula="of:=IF([.$B61]=[.R$2];[.$E61];0)" office:value-type="float" office:value="0" calcext:value-type="float">
            <text:p>0</text:p>
          </table:table-cell>
          <table:table-cell table:formula="of:=IF([.$B61]=[.S$2];[.$E61];0)" office:value-type="float" office:value="0" calcext:value-type="float">
            <text:p>0</text:p>
          </table:table-cell>
          <table:table-cell table:formula="of:=IF([.$B61]=[.T$2];[.$E61];0)" office:value-type="float" office:value="0" calcext:value-type="float">
            <text:p>0</text:p>
          </table:table-cell>
          <table:table-cell table:formula="of:=IF([.$B61]=[.U$2];[.$E61];0)" office:value-type="float" office:value="0" calcext:value-type="float">
            <text:p>0</text:p>
          </table:table-cell>
          <table:table-cell table:formula="of:=IF([.$B61]=[.V$2];[.$E61];0)" office:value-type="float" office:value="0" calcext:value-type="float">
            <text:p>0</text:p>
          </table:table-cell>
          <table:table-cell table:formula="of:=SUM([.S61:.V61])" office:value-type="float" office:value="0" calcext:value-type="float">
            <text:p>0</text:p>
          </table:table-cell>
          <table:table-cell table:formula="of:=IF([.$B61]=[.X$2];[.$E61];0)" office:value-type="float" office:value="0" calcext:value-type="float">
            <text:p>0</text:p>
          </table:table-cell>
          <table:table-cell table:formula="of:=IF([.$B61]=[.Y$2];[.$E61];0)" office:value-type="float" office:value="0" calcext:value-type="float">
            <text:p>0</text:p>
          </table:table-cell>
          <table:table-cell table:formula="of:=SUM([.X61:.Y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61]" office:value-type="float" office:value="0" calcext:value-type="float">
            <text:p>0</text:p>
          </table:table-cell>
          <table:table-cell table:formula="of:=IF(AND([.A62]=0;NOT([.C62]=0));[.B61];[.A62])" office:value-type="float" office:value="0" calcext:value-type="float">
            <text:p>0</text:p>
          </table:table-cell>
          <table:table-cell table:formula="of:=[Meals.B61]" office:value-type="float" office:value="0" calcext:value-type="float">
            <text:p>0</text:p>
          </table:table-cell>
          <table:table-cell table:formula="of:=[Meals.C61]" office:value-type="float" office:value="0" calcext:value-type="float">
            <text:p>0</text:p>
          </table:table-cell>
          <table:table-cell table:formula="of:=[Meals.D61]" office:value-type="float" office:value="0" calcext:value-type="float">
            <text:p>0</text:p>
          </table:table-cell>
          <table:table-cell table:number-columns-repeated="4"/>
          <table:table-cell table:formula="of:=[.D62]" office:value-type="float" office:value="0" calcext:value-type="float">
            <text:p>0</text:p>
          </table:table-cell>
          <table:table-cell table:formula="of:=IF([.$B62]=[.K$2];[.$E62];0)" office:value-type="float" office:value="0" calcext:value-type="float">
            <text:p>0</text:p>
          </table:table-cell>
          <table:table-cell table:formula="of:=IF([.$B62]=[.L$2];[.$E62];0)" office:value-type="float" office:value="0" calcext:value-type="float">
            <text:p>0</text:p>
          </table:table-cell>
          <table:table-cell table:formula="of:=IF([.$B62]=[.M$2];[.$E62];0)" office:value-type="float" office:value="0" calcext:value-type="float">
            <text:p>0</text:p>
          </table:table-cell>
          <table:table-cell table:formula="of:=SUM([.K62:.M62])" office:value-type="float" office:value="0" calcext:value-type="float">
            <text:p>0</text:p>
          </table:table-cell>
          <table:table-cell table:formula="of:=IF([.$B62]=[.O$2];[.$E62];0)" office:value-type="float" office:value="0" calcext:value-type="float">
            <text:p>0</text:p>
          </table:table-cell>
          <table:table-cell table:formula="of:=IF([.$B62]=[.P$2];[.$E62];0)" office:value-type="float" office:value="0" calcext:value-type="float">
            <text:p>0</text:p>
          </table:table-cell>
          <table:table-cell table:formula="of:=IF([.$B62]=[.Q$2];[.$E62];0)" office:value-type="float" office:value="0" calcext:value-type="float">
            <text:p>0</text:p>
          </table:table-cell>
          <table:table-cell table:formula="of:=IF([.$B62]=[.R$2];[.$E62];0)" office:value-type="float" office:value="0" calcext:value-type="float">
            <text:p>0</text:p>
          </table:table-cell>
          <table:table-cell table:formula="of:=IF([.$B62]=[.S$2];[.$E62];0)" office:value-type="float" office:value="0" calcext:value-type="float">
            <text:p>0</text:p>
          </table:table-cell>
          <table:table-cell table:formula="of:=IF([.$B62]=[.T$2];[.$E62];0)" office:value-type="float" office:value="0" calcext:value-type="float">
            <text:p>0</text:p>
          </table:table-cell>
          <table:table-cell table:formula="of:=IF([.$B62]=[.U$2];[.$E62];0)" office:value-type="float" office:value="0" calcext:value-type="float">
            <text:p>0</text:p>
          </table:table-cell>
          <table:table-cell table:formula="of:=IF([.$B62]=[.V$2];[.$E62];0)" office:value-type="float" office:value="0" calcext:value-type="float">
            <text:p>0</text:p>
          </table:table-cell>
          <table:table-cell table:formula="of:=SUM([.S62:.V62])" office:value-type="float" office:value="0" calcext:value-type="float">
            <text:p>0</text:p>
          </table:table-cell>
          <table:table-cell table:formula="of:=IF([.$B62]=[.X$2];[.$E62];0)" office:value-type="float" office:value="0" calcext:value-type="float">
            <text:p>0</text:p>
          </table:table-cell>
          <table:table-cell table:formula="of:=IF([.$B62]=[.Y$2];[.$E62];0)" office:value-type="float" office:value="0" calcext:value-type="float">
            <text:p>0</text:p>
          </table:table-cell>
          <table:table-cell table:formula="of:=SUM([.X62:.Y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62]" office:value-type="float" office:value="0" calcext:value-type="float">
            <text:p>0</text:p>
          </table:table-cell>
          <table:table-cell table:formula="of:=IF(AND([.A63]=0;NOT([.C63]=0));[.B62];[.A63])" office:value-type="float" office:value="0" calcext:value-type="float">
            <text:p>0</text:p>
          </table:table-cell>
          <table:table-cell table:formula="of:=[Meals.B62]" office:value-type="float" office:value="0" calcext:value-type="float">
            <text:p>0</text:p>
          </table:table-cell>
          <table:table-cell table:formula="of:=[Meals.C62]" office:value-type="float" office:value="0" calcext:value-type="float">
            <text:p>0</text:p>
          </table:table-cell>
          <table:table-cell table:formula="of:=[Meals.D62]" office:value-type="float" office:value="0" calcext:value-type="float">
            <text:p>0</text:p>
          </table:table-cell>
          <table:table-cell table:number-columns-repeated="4"/>
          <table:table-cell table:formula="of:=[.D63]" office:value-type="float" office:value="0" calcext:value-type="float">
            <text:p>0</text:p>
          </table:table-cell>
          <table:table-cell table:formula="of:=IF([.$B63]=[.K$2];[.$E63];0)" office:value-type="float" office:value="0" calcext:value-type="float">
            <text:p>0</text:p>
          </table:table-cell>
          <table:table-cell table:formula="of:=IF([.$B63]=[.L$2];[.$E63];0)" office:value-type="float" office:value="0" calcext:value-type="float">
            <text:p>0</text:p>
          </table:table-cell>
          <table:table-cell table:formula="of:=IF([.$B63]=[.M$2];[.$E63];0)" office:value-type="float" office:value="0" calcext:value-type="float">
            <text:p>0</text:p>
          </table:table-cell>
          <table:table-cell table:formula="of:=SUM([.K63:.M63])" office:value-type="float" office:value="0" calcext:value-type="float">
            <text:p>0</text:p>
          </table:table-cell>
          <table:table-cell table:formula="of:=IF([.$B63]=[.O$2];[.$E63];0)" office:value-type="float" office:value="0" calcext:value-type="float">
            <text:p>0</text:p>
          </table:table-cell>
          <table:table-cell table:formula="of:=IF([.$B63]=[.P$2];[.$E63];0)" office:value-type="float" office:value="0" calcext:value-type="float">
            <text:p>0</text:p>
          </table:table-cell>
          <table:table-cell table:formula="of:=IF([.$B63]=[.Q$2];[.$E63];0)" office:value-type="float" office:value="0" calcext:value-type="float">
            <text:p>0</text:p>
          </table:table-cell>
          <table:table-cell table:formula="of:=IF([.$B63]=[.R$2];[.$E63];0)" office:value-type="float" office:value="0" calcext:value-type="float">
            <text:p>0</text:p>
          </table:table-cell>
          <table:table-cell table:formula="of:=IF([.$B63]=[.S$2];[.$E63];0)" office:value-type="float" office:value="0" calcext:value-type="float">
            <text:p>0</text:p>
          </table:table-cell>
          <table:table-cell table:formula="of:=IF([.$B63]=[.T$2];[.$E63];0)" office:value-type="float" office:value="0" calcext:value-type="float">
            <text:p>0</text:p>
          </table:table-cell>
          <table:table-cell table:formula="of:=IF([.$B63]=[.U$2];[.$E63];0)" office:value-type="float" office:value="0" calcext:value-type="float">
            <text:p>0</text:p>
          </table:table-cell>
          <table:table-cell table:formula="of:=IF([.$B63]=[.V$2];[.$E63];0)" office:value-type="float" office:value="0" calcext:value-type="float">
            <text:p>0</text:p>
          </table:table-cell>
          <table:table-cell table:formula="of:=SUM([.S63:.V63])" office:value-type="float" office:value="0" calcext:value-type="float">
            <text:p>0</text:p>
          </table:table-cell>
          <table:table-cell table:formula="of:=IF([.$B63]=[.X$2];[.$E63];0)" office:value-type="float" office:value="0" calcext:value-type="float">
            <text:p>0</text:p>
          </table:table-cell>
          <table:table-cell table:formula="of:=IF([.$B63]=[.Y$2];[.$E63];0)" office:value-type="float" office:value="0" calcext:value-type="float">
            <text:p>0</text:p>
          </table:table-cell>
          <table:table-cell table:formula="of:=SUM([.X63:.Y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63]" office:value-type="float" office:value="0" calcext:value-type="float">
            <text:p>0</text:p>
          </table:table-cell>
          <table:table-cell table:formula="of:=IF(AND([.A64]=0;NOT([.C64]=0));[.B63];[.A64])" office:value-type="float" office:value="0" calcext:value-type="float">
            <text:p>0</text:p>
          </table:table-cell>
          <table:table-cell table:formula="of:=[Meals.B63]" office:value-type="float" office:value="0" calcext:value-type="float">
            <text:p>0</text:p>
          </table:table-cell>
          <table:table-cell table:formula="of:=[Meals.C63]" office:value-type="float" office:value="0" calcext:value-type="float">
            <text:p>0</text:p>
          </table:table-cell>
          <table:table-cell table:formula="of:=[Meals.D63]" office:value-type="float" office:value="0" calcext:value-type="float">
            <text:p>0</text:p>
          </table:table-cell>
          <table:table-cell table:number-columns-repeated="4"/>
          <table:table-cell table:formula="of:=[.D64]" office:value-type="float" office:value="0" calcext:value-type="float">
            <text:p>0</text:p>
          </table:table-cell>
          <table:table-cell table:formula="of:=IF([.$B64]=[.K$2];[.$E64];0)" office:value-type="float" office:value="0" calcext:value-type="float">
            <text:p>0</text:p>
          </table:table-cell>
          <table:table-cell table:formula="of:=IF([.$B64]=[.L$2];[.$E64];0)" office:value-type="float" office:value="0" calcext:value-type="float">
            <text:p>0</text:p>
          </table:table-cell>
          <table:table-cell table:formula="of:=IF([.$B64]=[.M$2];[.$E64];0)" office:value-type="float" office:value="0" calcext:value-type="float">
            <text:p>0</text:p>
          </table:table-cell>
          <table:table-cell table:formula="of:=SUM([.K64:.M64])" office:value-type="float" office:value="0" calcext:value-type="float">
            <text:p>0</text:p>
          </table:table-cell>
          <table:table-cell table:formula="of:=IF([.$B64]=[.O$2];[.$E64];0)" office:value-type="float" office:value="0" calcext:value-type="float">
            <text:p>0</text:p>
          </table:table-cell>
          <table:table-cell table:formula="of:=IF([.$B64]=[.P$2];[.$E64];0)" office:value-type="float" office:value="0" calcext:value-type="float">
            <text:p>0</text:p>
          </table:table-cell>
          <table:table-cell table:formula="of:=IF([.$B64]=[.Q$2];[.$E64];0)" office:value-type="float" office:value="0" calcext:value-type="float">
            <text:p>0</text:p>
          </table:table-cell>
          <table:table-cell table:formula="of:=IF([.$B64]=[.R$2];[.$E64];0)" office:value-type="float" office:value="0" calcext:value-type="float">
            <text:p>0</text:p>
          </table:table-cell>
          <table:table-cell table:formula="of:=IF([.$B64]=[.S$2];[.$E64];0)" office:value-type="float" office:value="0" calcext:value-type="float">
            <text:p>0</text:p>
          </table:table-cell>
          <table:table-cell table:formula="of:=IF([.$B64]=[.T$2];[.$E64];0)" office:value-type="float" office:value="0" calcext:value-type="float">
            <text:p>0</text:p>
          </table:table-cell>
          <table:table-cell table:formula="of:=IF([.$B64]=[.U$2];[.$E64];0)" office:value-type="float" office:value="0" calcext:value-type="float">
            <text:p>0</text:p>
          </table:table-cell>
          <table:table-cell table:formula="of:=IF([.$B64]=[.V$2];[.$E64];0)" office:value-type="float" office:value="0" calcext:value-type="float">
            <text:p>0</text:p>
          </table:table-cell>
          <table:table-cell table:formula="of:=SUM([.S64:.V64])" office:value-type="float" office:value="0" calcext:value-type="float">
            <text:p>0</text:p>
          </table:table-cell>
          <table:table-cell table:formula="of:=IF([.$B64]=[.X$2];[.$E64];0)" office:value-type="float" office:value="0" calcext:value-type="float">
            <text:p>0</text:p>
          </table:table-cell>
          <table:table-cell table:formula="of:=IF([.$B64]=[.Y$2];[.$E64];0)" office:value-type="float" office:value="0" calcext:value-type="float">
            <text:p>0</text:p>
          </table:table-cell>
          <table:table-cell table:formula="of:=SUM([.X64:.Y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64]" office:value-type="float" office:value="0" calcext:value-type="float">
            <text:p>0</text:p>
          </table:table-cell>
          <table:table-cell table:formula="of:=IF(AND([.A65]=0;NOT([.C65]=0));[.B64];[.A65])" office:value-type="float" office:value="0" calcext:value-type="float">
            <text:p>0</text:p>
          </table:table-cell>
          <table:table-cell table:formula="of:=[Meals.B64]" office:value-type="float" office:value="0" calcext:value-type="float">
            <text:p>0</text:p>
          </table:table-cell>
          <table:table-cell table:formula="of:=[Meals.C64]" office:value-type="float" office:value="0" calcext:value-type="float">
            <text:p>0</text:p>
          </table:table-cell>
          <table:table-cell table:formula="of:=[Meals.D64]" office:value-type="float" office:value="0" calcext:value-type="float">
            <text:p>0</text:p>
          </table:table-cell>
          <table:table-cell table:number-columns-repeated="4"/>
          <table:table-cell table:formula="of:=[.D65]" office:value-type="float" office:value="0" calcext:value-type="float">
            <text:p>0</text:p>
          </table:table-cell>
          <table:table-cell table:formula="of:=IF([.$B65]=[.K$2];[.$E65];0)" office:value-type="float" office:value="0" calcext:value-type="float">
            <text:p>0</text:p>
          </table:table-cell>
          <table:table-cell table:formula="of:=IF([.$B65]=[.L$2];[.$E65];0)" office:value-type="float" office:value="0" calcext:value-type="float">
            <text:p>0</text:p>
          </table:table-cell>
          <table:table-cell table:formula="of:=IF([.$B65]=[.M$2];[.$E65];0)" office:value-type="float" office:value="0" calcext:value-type="float">
            <text:p>0</text:p>
          </table:table-cell>
          <table:table-cell table:formula="of:=SUM([.K65:.M65])" office:value-type="float" office:value="0" calcext:value-type="float">
            <text:p>0</text:p>
          </table:table-cell>
          <table:table-cell table:formula="of:=IF([.$B65]=[.O$2];[.$E65];0)" office:value-type="float" office:value="0" calcext:value-type="float">
            <text:p>0</text:p>
          </table:table-cell>
          <table:table-cell table:formula="of:=IF([.$B65]=[.P$2];[.$E65];0)" office:value-type="float" office:value="0" calcext:value-type="float">
            <text:p>0</text:p>
          </table:table-cell>
          <table:table-cell table:formula="of:=IF([.$B65]=[.Q$2];[.$E65];0)" office:value-type="float" office:value="0" calcext:value-type="float">
            <text:p>0</text:p>
          </table:table-cell>
          <table:table-cell table:formula="of:=IF([.$B65]=[.R$2];[.$E65];0)" office:value-type="float" office:value="0" calcext:value-type="float">
            <text:p>0</text:p>
          </table:table-cell>
          <table:table-cell table:formula="of:=IF([.$B65]=[.S$2];[.$E65];0)" office:value-type="float" office:value="0" calcext:value-type="float">
            <text:p>0</text:p>
          </table:table-cell>
          <table:table-cell table:formula="of:=IF([.$B65]=[.T$2];[.$E65];0)" office:value-type="float" office:value="0" calcext:value-type="float">
            <text:p>0</text:p>
          </table:table-cell>
          <table:table-cell table:formula="of:=IF([.$B65]=[.U$2];[.$E65];0)" office:value-type="float" office:value="0" calcext:value-type="float">
            <text:p>0</text:p>
          </table:table-cell>
          <table:table-cell table:formula="of:=IF([.$B65]=[.V$2];[.$E65];0)" office:value-type="float" office:value="0" calcext:value-type="float">
            <text:p>0</text:p>
          </table:table-cell>
          <table:table-cell table:formula="of:=SUM([.S65:.V65])" office:value-type="float" office:value="0" calcext:value-type="float">
            <text:p>0</text:p>
          </table:table-cell>
          <table:table-cell table:formula="of:=IF([.$B65]=[.X$2];[.$E65];0)" office:value-type="float" office:value="0" calcext:value-type="float">
            <text:p>0</text:p>
          </table:table-cell>
          <table:table-cell table:formula="of:=IF([.$B65]=[.Y$2];[.$E65];0)" office:value-type="float" office:value="0" calcext:value-type="float">
            <text:p>0</text:p>
          </table:table-cell>
          <table:table-cell table:formula="of:=SUM([.X65:.Y6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AND([.A66]=0;NOT([.C66]=0));[.B65];[.A66])" office:value-type="float" office:value="0" calcext:value-type="float">
            <text:p>0</text:p>
          </table:table-cell>
          <table:table-cell table:number-columns-repeated="7"/>
          <table:table-cell table:formula="of:=[.D66]" office:value-type="float" office:value="0" calcext:value-type="float">
            <text:p>0</text:p>
          </table:table-cell>
          <table:table-cell table:formula="of:=IF([.$B66]=[.K$2];[.$E66];0)" office:value-type="float" office:value="0" calcext:value-type="float">
            <text:p>0</text:p>
          </table:table-cell>
          <table:table-cell table:formula="of:=IF([.$B66]=[.L$2];[.$E66];0)" office:value-type="float" office:value="0" calcext:value-type="float">
            <text:p>0</text:p>
          </table:table-cell>
          <table:table-cell table:formula="of:=IF([.$B66]=[.M$2];[.$E66];0)" office:value-type="float" office:value="0" calcext:value-type="float">
            <text:p>0</text:p>
          </table:table-cell>
          <table:table-cell table:formula="of:=SUM([.K66:.M66])" office:value-type="float" office:value="0" calcext:value-type="float">
            <text:p>0</text:p>
          </table:table-cell>
          <table:table-cell table:formula="of:=IF([.$B66]=[.O$2];[.$E66];0)" office:value-type="float" office:value="0" calcext:value-type="float">
            <text:p>0</text:p>
          </table:table-cell>
          <table:table-cell table:formula="of:=IF([.$B66]=[.P$2];[.$E66];0)" office:value-type="float" office:value="0" calcext:value-type="float">
            <text:p>0</text:p>
          </table:table-cell>
          <table:table-cell table:formula="of:=IF([.$B66]=[.Q$2];[.$E66];0)" office:value-type="float" office:value="0" calcext:value-type="float">
            <text:p>0</text:p>
          </table:table-cell>
          <table:table-cell table:formula="of:=IF([.$B66]=[.R$2];[.$E66];0)" office:value-type="float" office:value="0" calcext:value-type="float">
            <text:p>0</text:p>
          </table:table-cell>
          <table:table-cell table:formula="of:=IF([.$B66]=[.S$2];[.$E66];0)" office:value-type="float" office:value="0" calcext:value-type="float">
            <text:p>0</text:p>
          </table:table-cell>
          <table:table-cell table:formula="of:=IF([.$B66]=[.T$2];[.$E66];0)" office:value-type="float" office:value="0" calcext:value-type="float">
            <text:p>0</text:p>
          </table:table-cell>
          <table:table-cell table:formula="of:=IF([.$B66]=[.U$2];[.$E66];0)" office:value-type="float" office:value="0" calcext:value-type="float">
            <text:p>0</text:p>
          </table:table-cell>
          <table:table-cell table:formula="of:=IF([.$B66]=[.V$2];[.$E66];0)" office:value-type="float" office:value="0" calcext:value-type="float">
            <text:p>0</text:p>
          </table:table-cell>
          <table:table-cell table:formula="of:=SUM([.S66:.V66])" office:value-type="float" office:value="0" calcext:value-type="float">
            <text:p>0</text:p>
          </table:table-cell>
          <table:table-cell table:formula="of:=IF([.$B66]=[.X$2];[.$E66];0)" office:value-type="float" office:value="0" calcext:value-type="float">
            <text:p>0</text:p>
          </table:table-cell>
          <table:table-cell table:formula="of:=IF([.$B66]=[.Y$2];[.$E66];0)" office:value-type="float" office:value="0" calcext:value-type="float">
            <text:p>0</text:p>
          </table:table-cell>
          <table:table-cell table:formula="of:=SUM([.X66:.Y6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67]" office:value-type="float" office:value="0" calcext:value-type="float">
            <text:p>0</text:p>
          </table:table-cell>
          <table:table-cell table:formula="of:=IF([.$B67]=[.K$2];[.$E67];0)" office:value-type="float" office:value="0" calcext:value-type="float">
            <text:p>0</text:p>
          </table:table-cell>
          <table:table-cell table:formula="of:=IF([.$B67]=[.L$2];[.$E67];0)" office:value-type="float" office:value="0" calcext:value-type="float">
            <text:p>0</text:p>
          </table:table-cell>
          <table:table-cell table:formula="of:=IF([.$B67]=[.M$2];[.$E67];0)" office:value-type="float" office:value="0" calcext:value-type="float">
            <text:p>0</text:p>
          </table:table-cell>
          <table:table-cell table:formula="of:=SUM([.K67:.M67])" office:value-type="float" office:value="0" calcext:value-type="float">
            <text:p>0</text:p>
          </table:table-cell>
          <table:table-cell table:formula="of:=IF([.$B67]=[.O$2];[.$E67];0)" office:value-type="float" office:value="0" calcext:value-type="float">
            <text:p>0</text:p>
          </table:table-cell>
          <table:table-cell table:formula="of:=IF([.$B67]=[.P$2];[.$E67];0)" office:value-type="float" office:value="0" calcext:value-type="float">
            <text:p>0</text:p>
          </table:table-cell>
          <table:table-cell table:formula="of:=IF([.$B67]=[.Q$2];[.$E67];0)" office:value-type="float" office:value="0" calcext:value-type="float">
            <text:p>0</text:p>
          </table:table-cell>
          <table:table-cell table:formula="of:=IF([.$B67]=[.R$2];[.$E67];0)" office:value-type="float" office:value="0" calcext:value-type="float">
            <text:p>0</text:p>
          </table:table-cell>
          <table:table-cell table:formula="of:=IF([.$B67]=[.S$2];[.$E67];0)" office:value-type="float" office:value="0" calcext:value-type="float">
            <text:p>0</text:p>
          </table:table-cell>
          <table:table-cell table:formula="of:=IF([.$B67]=[.T$2];[.$E67];0)" office:value-type="float" office:value="0" calcext:value-type="float">
            <text:p>0</text:p>
          </table:table-cell>
          <table:table-cell table:formula="of:=IF([.$B67]=[.U$2];[.$E67];0)" office:value-type="float" office:value="0" calcext:value-type="float">
            <text:p>0</text:p>
          </table:table-cell>
          <table:table-cell table:formula="of:=IF([.$B67]=[.V$2];[.$E67];0)" office:value-type="float" office:value="0" calcext:value-type="float">
            <text:p>0</text:p>
          </table:table-cell>
          <table:table-cell table:formula="of:=SUM([.S67:.V67])" office:value-type="float" office:value="0" calcext:value-type="float">
            <text:p>0</text:p>
          </table:table-cell>
          <table:table-cell table:formula="of:=IF([.$B67]=[.X$2];[.$E67];0)" office:value-type="float" office:value="0" calcext:value-type="float">
            <text:p>0</text:p>
          </table:table-cell>
          <table:table-cell table:formula="of:=IF([.$B67]=[.Y$2];[.$E67];0)" office:value-type="float" office:value="0" calcext:value-type="float">
            <text:p>0</text:p>
          </table:table-cell>
          <table:table-cell table:formula="of:=SUM([.X67:.Y6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68]" office:value-type="float" office:value="0" calcext:value-type="float">
            <text:p>0</text:p>
          </table:table-cell>
          <table:table-cell table:formula="of:=IF([.$B68]=[.K$2];[.$E68];0)" office:value-type="float" office:value="0" calcext:value-type="float">
            <text:p>0</text:p>
          </table:table-cell>
          <table:table-cell table:formula="of:=IF([.$B68]=[.L$2];[.$E68];0)" office:value-type="float" office:value="0" calcext:value-type="float">
            <text:p>0</text:p>
          </table:table-cell>
          <table:table-cell table:formula="of:=IF([.$B68]=[.M$2];[.$E68];0)" office:value-type="float" office:value="0" calcext:value-type="float">
            <text:p>0</text:p>
          </table:table-cell>
          <table:table-cell table:formula="of:=SUM([.K68:.M68])" office:value-type="float" office:value="0" calcext:value-type="float">
            <text:p>0</text:p>
          </table:table-cell>
          <table:table-cell table:formula="of:=IF([.$B68]=[.O$2];[.$E68];0)" office:value-type="float" office:value="0" calcext:value-type="float">
            <text:p>0</text:p>
          </table:table-cell>
          <table:table-cell table:formula="of:=IF([.$B68]=[.P$2];[.$E68];0)" office:value-type="float" office:value="0" calcext:value-type="float">
            <text:p>0</text:p>
          </table:table-cell>
          <table:table-cell table:formula="of:=IF([.$B68]=[.Q$2];[.$E68];0)" office:value-type="float" office:value="0" calcext:value-type="float">
            <text:p>0</text:p>
          </table:table-cell>
          <table:table-cell table:formula="of:=IF([.$B68]=[.R$2];[.$E68];0)" office:value-type="float" office:value="0" calcext:value-type="float">
            <text:p>0</text:p>
          </table:table-cell>
          <table:table-cell table:formula="of:=IF([.$B68]=[.S$2];[.$E68];0)" office:value-type="float" office:value="0" calcext:value-type="float">
            <text:p>0</text:p>
          </table:table-cell>
          <table:table-cell table:formula="of:=IF([.$B68]=[.T$2];[.$E68];0)" office:value-type="float" office:value="0" calcext:value-type="float">
            <text:p>0</text:p>
          </table:table-cell>
          <table:table-cell table:formula="of:=IF([.$B68]=[.U$2];[.$E68];0)" office:value-type="float" office:value="0" calcext:value-type="float">
            <text:p>0</text:p>
          </table:table-cell>
          <table:table-cell table:formula="of:=IF([.$B68]=[.V$2];[.$E68];0)" office:value-type="float" office:value="0" calcext:value-type="float">
            <text:p>0</text:p>
          </table:table-cell>
          <table:table-cell table:formula="of:=SUM([.S68:.V68])" office:value-type="float" office:value="0" calcext:value-type="float">
            <text:p>0</text:p>
          </table:table-cell>
          <table:table-cell table:formula="of:=IF([.$B68]=[.X$2];[.$E68];0)" office:value-type="float" office:value="0" calcext:value-type="float">
            <text:p>0</text:p>
          </table:table-cell>
          <table:table-cell table:formula="of:=IF([.$B68]=[.Y$2];[.$E68];0)" office:value-type="float" office:value="0" calcext:value-type="float">
            <text:p>0</text:p>
          </table:table-cell>
          <table:table-cell table:formula="of:=SUM([.X68:.Y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69]" office:value-type="float" office:value="0" calcext:value-type="float">
            <text:p>0</text:p>
          </table:table-cell>
          <table:table-cell table:formula="of:=IF([.$B69]=[.K$2];[.$E69];0)" office:value-type="float" office:value="0" calcext:value-type="float">
            <text:p>0</text:p>
          </table:table-cell>
          <table:table-cell table:formula="of:=IF([.$B69]=[.L$2];[.$E69];0)" office:value-type="float" office:value="0" calcext:value-type="float">
            <text:p>0</text:p>
          </table:table-cell>
          <table:table-cell table:formula="of:=IF([.$B69]=[.M$2];[.$E69];0)" office:value-type="float" office:value="0" calcext:value-type="float">
            <text:p>0</text:p>
          </table:table-cell>
          <table:table-cell table:formula="of:=SUM([.K69:.M69])" office:value-type="float" office:value="0" calcext:value-type="float">
            <text:p>0</text:p>
          </table:table-cell>
          <table:table-cell table:formula="of:=IF([.$B69]=[.O$2];[.$E69];0)" office:value-type="float" office:value="0" calcext:value-type="float">
            <text:p>0</text:p>
          </table:table-cell>
          <table:table-cell table:formula="of:=IF([.$B69]=[.P$2];[.$E69];0)" office:value-type="float" office:value="0" calcext:value-type="float">
            <text:p>0</text:p>
          </table:table-cell>
          <table:table-cell table:formula="of:=IF([.$B69]=[.Q$2];[.$E69];0)" office:value-type="float" office:value="0" calcext:value-type="float">
            <text:p>0</text:p>
          </table:table-cell>
          <table:table-cell table:formula="of:=IF([.$B69]=[.R$2];[.$E69];0)" office:value-type="float" office:value="0" calcext:value-type="float">
            <text:p>0</text:p>
          </table:table-cell>
          <table:table-cell table:formula="of:=IF([.$B69]=[.S$2];[.$E69];0)" office:value-type="float" office:value="0" calcext:value-type="float">
            <text:p>0</text:p>
          </table:table-cell>
          <table:table-cell table:formula="of:=IF([.$B69]=[.T$2];[.$E69];0)" office:value-type="float" office:value="0" calcext:value-type="float">
            <text:p>0</text:p>
          </table:table-cell>
          <table:table-cell table:formula="of:=IF([.$B69]=[.U$2];[.$E69];0)" office:value-type="float" office:value="0" calcext:value-type="float">
            <text:p>0</text:p>
          </table:table-cell>
          <table:table-cell table:formula="of:=IF([.$B69]=[.V$2];[.$E69];0)" office:value-type="float" office:value="0" calcext:value-type="float">
            <text:p>0</text:p>
          </table:table-cell>
          <table:table-cell table:formula="of:=SUM([.S69:.V69])" office:value-type="float" office:value="0" calcext:value-type="float">
            <text:p>0</text:p>
          </table:table-cell>
          <table:table-cell table:formula="of:=IF([.$B69]=[.X$2];[.$E69];0)" office:value-type="float" office:value="0" calcext:value-type="float">
            <text:p>0</text:p>
          </table:table-cell>
          <table:table-cell table:formula="of:=IF([.$B69]=[.Y$2];[.$E69];0)" office:value-type="float" office:value="0" calcext:value-type="float">
            <text:p>0</text:p>
          </table:table-cell>
          <table:table-cell table:formula="of:=SUM([.X69:.Y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0]" office:value-type="float" office:value="0" calcext:value-type="float">
            <text:p>0</text:p>
          </table:table-cell>
          <table:table-cell table:formula="of:=IF([.$B70]=[.K$2];[.$E70];0)" office:value-type="float" office:value="0" calcext:value-type="float">
            <text:p>0</text:p>
          </table:table-cell>
          <table:table-cell table:formula="of:=IF([.$B70]=[.L$2];[.$E70];0)" office:value-type="float" office:value="0" calcext:value-type="float">
            <text:p>0</text:p>
          </table:table-cell>
          <table:table-cell table:formula="of:=IF([.$B70]=[.M$2];[.$E70];0)" office:value-type="float" office:value="0" calcext:value-type="float">
            <text:p>0</text:p>
          </table:table-cell>
          <table:table-cell table:formula="of:=SUM([.K70:.M70])" office:value-type="float" office:value="0" calcext:value-type="float">
            <text:p>0</text:p>
          </table:table-cell>
          <table:table-cell table:formula="of:=IF([.$B70]=[.O$2];[.$E70];0)" office:value-type="float" office:value="0" calcext:value-type="float">
            <text:p>0</text:p>
          </table:table-cell>
          <table:table-cell table:formula="of:=IF([.$B70]=[.P$2];[.$E70];0)" office:value-type="float" office:value="0" calcext:value-type="float">
            <text:p>0</text:p>
          </table:table-cell>
          <table:table-cell table:formula="of:=IF([.$B70]=[.Q$2];[.$E70];0)" office:value-type="float" office:value="0" calcext:value-type="float">
            <text:p>0</text:p>
          </table:table-cell>
          <table:table-cell table:formula="of:=IF([.$B70]=[.R$2];[.$E70];0)" office:value-type="float" office:value="0" calcext:value-type="float">
            <text:p>0</text:p>
          </table:table-cell>
          <table:table-cell table:formula="of:=IF([.$B70]=[.S$2];[.$E70];0)" office:value-type="float" office:value="0" calcext:value-type="float">
            <text:p>0</text:p>
          </table:table-cell>
          <table:table-cell table:formula="of:=IF([.$B70]=[.T$2];[.$E70];0)" office:value-type="float" office:value="0" calcext:value-type="float">
            <text:p>0</text:p>
          </table:table-cell>
          <table:table-cell table:formula="of:=IF([.$B70]=[.U$2];[.$E70];0)" office:value-type="float" office:value="0" calcext:value-type="float">
            <text:p>0</text:p>
          </table:table-cell>
          <table:table-cell table:formula="of:=IF([.$B70]=[.V$2];[.$E70];0)" office:value-type="float" office:value="0" calcext:value-type="float">
            <text:p>0</text:p>
          </table:table-cell>
          <table:table-cell table:formula="of:=SUM([.S70:.V70])" office:value-type="float" office:value="0" calcext:value-type="float">
            <text:p>0</text:p>
          </table:table-cell>
          <table:table-cell table:formula="of:=IF([.$B70]=[.X$2];[.$E70];0)" office:value-type="float" office:value="0" calcext:value-type="float">
            <text:p>0</text:p>
          </table:table-cell>
          <table:table-cell table:formula="of:=IF([.$B70]=[.Y$2];[.$E70];0)" office:value-type="float" office:value="0" calcext:value-type="float">
            <text:p>0</text:p>
          </table:table-cell>
          <table:table-cell table:formula="of:=SUM([.X70:.Y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1]" office:value-type="float" office:value="0" calcext:value-type="float">
            <text:p>0</text:p>
          </table:table-cell>
          <table:table-cell table:formula="of:=IF([.$B71]=[.K$2];[.$E71];0)" office:value-type="float" office:value="0" calcext:value-type="float">
            <text:p>0</text:p>
          </table:table-cell>
          <table:table-cell table:formula="of:=IF([.$B71]=[.L$2];[.$E71];0)" office:value-type="float" office:value="0" calcext:value-type="float">
            <text:p>0</text:p>
          </table:table-cell>
          <table:table-cell table:formula="of:=IF([.$B71]=[.M$2];[.$E71];0)" office:value-type="float" office:value="0" calcext:value-type="float">
            <text:p>0</text:p>
          </table:table-cell>
          <table:table-cell table:formula="of:=SUM([.K71:.M71])" office:value-type="float" office:value="0" calcext:value-type="float">
            <text:p>0</text:p>
          </table:table-cell>
          <table:table-cell table:formula="of:=IF([.$B71]=[.O$2];[.$E71];0)" office:value-type="float" office:value="0" calcext:value-type="float">
            <text:p>0</text:p>
          </table:table-cell>
          <table:table-cell table:formula="of:=IF([.$B71]=[.P$2];[.$E71];0)" office:value-type="float" office:value="0" calcext:value-type="float">
            <text:p>0</text:p>
          </table:table-cell>
          <table:table-cell table:formula="of:=IF([.$B71]=[.Q$2];[.$E71];0)" office:value-type="float" office:value="0" calcext:value-type="float">
            <text:p>0</text:p>
          </table:table-cell>
          <table:table-cell table:formula="of:=IF([.$B71]=[.R$2];[.$E71];0)" office:value-type="float" office:value="0" calcext:value-type="float">
            <text:p>0</text:p>
          </table:table-cell>
          <table:table-cell table:formula="of:=IF([.$B71]=[.S$2];[.$E71];0)" office:value-type="float" office:value="0" calcext:value-type="float">
            <text:p>0</text:p>
          </table:table-cell>
          <table:table-cell table:formula="of:=IF([.$B71]=[.T$2];[.$E71];0)" office:value-type="float" office:value="0" calcext:value-type="float">
            <text:p>0</text:p>
          </table:table-cell>
          <table:table-cell table:formula="of:=IF([.$B71]=[.U$2];[.$E71];0)" office:value-type="float" office:value="0" calcext:value-type="float">
            <text:p>0</text:p>
          </table:table-cell>
          <table:table-cell table:formula="of:=IF([.$B71]=[.V$2];[.$E71];0)" office:value-type="float" office:value="0" calcext:value-type="float">
            <text:p>0</text:p>
          </table:table-cell>
          <table:table-cell table:formula="of:=SUM([.S71:.V71])" office:value-type="float" office:value="0" calcext:value-type="float">
            <text:p>0</text:p>
          </table:table-cell>
          <table:table-cell table:formula="of:=IF([.$B71]=[.X$2];[.$E71];0)" office:value-type="float" office:value="0" calcext:value-type="float">
            <text:p>0</text:p>
          </table:table-cell>
          <table:table-cell table:formula="of:=IF([.$B71]=[.Y$2];[.$E71];0)" office:value-type="float" office:value="0" calcext:value-type="float">
            <text:p>0</text:p>
          </table:table-cell>
          <table:table-cell table:formula="of:=SUM([.X71:.Y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2]" office:value-type="float" office:value="0" calcext:value-type="float">
            <text:p>0</text:p>
          </table:table-cell>
          <table:table-cell table:formula="of:=IF([.$B72]=[.K$2];[.$E72];0)" office:value-type="float" office:value="0" calcext:value-type="float">
            <text:p>0</text:p>
          </table:table-cell>
          <table:table-cell table:formula="of:=IF([.$B72]=[.L$2];[.$E72];0)" office:value-type="float" office:value="0" calcext:value-type="float">
            <text:p>0</text:p>
          </table:table-cell>
          <table:table-cell table:formula="of:=IF([.$B72]=[.M$2];[.$E72];0)" office:value-type="float" office:value="0" calcext:value-type="float">
            <text:p>0</text:p>
          </table:table-cell>
          <table:table-cell table:formula="of:=SUM([.K72:.M72])" office:value-type="float" office:value="0" calcext:value-type="float">
            <text:p>0</text:p>
          </table:table-cell>
          <table:table-cell table:formula="of:=IF([.$B72]=[.O$2];[.$E72];0)" office:value-type="float" office:value="0" calcext:value-type="float">
            <text:p>0</text:p>
          </table:table-cell>
          <table:table-cell table:formula="of:=IF([.$B72]=[.P$2];[.$E72];0)" office:value-type="float" office:value="0" calcext:value-type="float">
            <text:p>0</text:p>
          </table:table-cell>
          <table:table-cell table:formula="of:=IF([.$B72]=[.Q$2];[.$E72];0)" office:value-type="float" office:value="0" calcext:value-type="float">
            <text:p>0</text:p>
          </table:table-cell>
          <table:table-cell table:formula="of:=IF([.$B72]=[.R$2];[.$E72];0)" office:value-type="float" office:value="0" calcext:value-type="float">
            <text:p>0</text:p>
          </table:table-cell>
          <table:table-cell table:formula="of:=IF([.$B72]=[.S$2];[.$E72];0)" office:value-type="float" office:value="0" calcext:value-type="float">
            <text:p>0</text:p>
          </table:table-cell>
          <table:table-cell table:formula="of:=IF([.$B72]=[.T$2];[.$E72];0)" office:value-type="float" office:value="0" calcext:value-type="float">
            <text:p>0</text:p>
          </table:table-cell>
          <table:table-cell table:formula="of:=IF([.$B72]=[.U$2];[.$E72];0)" office:value-type="float" office:value="0" calcext:value-type="float">
            <text:p>0</text:p>
          </table:table-cell>
          <table:table-cell table:formula="of:=IF([.$B72]=[.V$2];[.$E72];0)" office:value-type="float" office:value="0" calcext:value-type="float">
            <text:p>0</text:p>
          </table:table-cell>
          <table:table-cell table:formula="of:=SUM([.S72:.V72])" office:value-type="float" office:value="0" calcext:value-type="float">
            <text:p>0</text:p>
          </table:table-cell>
          <table:table-cell table:formula="of:=IF([.$B72]=[.X$2];[.$E72];0)" office:value-type="float" office:value="0" calcext:value-type="float">
            <text:p>0</text:p>
          </table:table-cell>
          <table:table-cell table:formula="of:=IF([.$B72]=[.Y$2];[.$E72];0)" office:value-type="float" office:value="0" calcext:value-type="float">
            <text:p>0</text:p>
          </table:table-cell>
          <table:table-cell table:formula="of:=SUM([.X72:.Y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3]" office:value-type="float" office:value="0" calcext:value-type="float">
            <text:p>0</text:p>
          </table:table-cell>
          <table:table-cell table:formula="of:=IF([.$B73]=[.K$2];[.$E73];0)" office:value-type="float" office:value="0" calcext:value-type="float">
            <text:p>0</text:p>
          </table:table-cell>
          <table:table-cell table:formula="of:=IF([.$B73]=[.L$2];[.$E73];0)" office:value-type="float" office:value="0" calcext:value-type="float">
            <text:p>0</text:p>
          </table:table-cell>
          <table:table-cell table:formula="of:=IF([.$B73]=[.M$2];[.$E73];0)" office:value-type="float" office:value="0" calcext:value-type="float">
            <text:p>0</text:p>
          </table:table-cell>
          <table:table-cell table:formula="of:=SUM([.K73:.M73])" office:value-type="float" office:value="0" calcext:value-type="float">
            <text:p>0</text:p>
          </table:table-cell>
          <table:table-cell table:formula="of:=IF([.$B73]=[.O$2];[.$E73];0)" office:value-type="float" office:value="0" calcext:value-type="float">
            <text:p>0</text:p>
          </table:table-cell>
          <table:table-cell table:formula="of:=IF([.$B73]=[.P$2];[.$E73];0)" office:value-type="float" office:value="0" calcext:value-type="float">
            <text:p>0</text:p>
          </table:table-cell>
          <table:table-cell table:formula="of:=IF([.$B73]=[.Q$2];[.$E73];0)" office:value-type="float" office:value="0" calcext:value-type="float">
            <text:p>0</text:p>
          </table:table-cell>
          <table:table-cell table:formula="of:=IF([.$B73]=[.R$2];[.$E73];0)" office:value-type="float" office:value="0" calcext:value-type="float">
            <text:p>0</text:p>
          </table:table-cell>
          <table:table-cell table:formula="of:=IF([.$B73]=[.S$2];[.$E73];0)" office:value-type="float" office:value="0" calcext:value-type="float">
            <text:p>0</text:p>
          </table:table-cell>
          <table:table-cell table:formula="of:=IF([.$B73]=[.T$2];[.$E73];0)" office:value-type="float" office:value="0" calcext:value-type="float">
            <text:p>0</text:p>
          </table:table-cell>
          <table:table-cell table:formula="of:=IF([.$B73]=[.U$2];[.$E73];0)" office:value-type="float" office:value="0" calcext:value-type="float">
            <text:p>0</text:p>
          </table:table-cell>
          <table:table-cell table:formula="of:=IF([.$B73]=[.V$2];[.$E73];0)" office:value-type="float" office:value="0" calcext:value-type="float">
            <text:p>0</text:p>
          </table:table-cell>
          <table:table-cell table:formula="of:=SUM([.S73:.V73])" office:value-type="float" office:value="0" calcext:value-type="float">
            <text:p>0</text:p>
          </table:table-cell>
          <table:table-cell table:formula="of:=IF([.$B73]=[.X$2];[.$E73];0)" office:value-type="float" office:value="0" calcext:value-type="float">
            <text:p>0</text:p>
          </table:table-cell>
          <table:table-cell table:formula="of:=IF([.$B73]=[.Y$2];[.$E73];0)" office:value-type="float" office:value="0" calcext:value-type="float">
            <text:p>0</text:p>
          </table:table-cell>
          <table:table-cell table:formula="of:=SUM([.X73:.Y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4]" office:value-type="float" office:value="0" calcext:value-type="float">
            <text:p>0</text:p>
          </table:table-cell>
          <table:table-cell table:formula="of:=IF([.$B74]=[.K$2];[.$E74];0)" office:value-type="float" office:value="0" calcext:value-type="float">
            <text:p>0</text:p>
          </table:table-cell>
          <table:table-cell table:formula="of:=IF([.$B74]=[.L$2];[.$E74];0)" office:value-type="float" office:value="0" calcext:value-type="float">
            <text:p>0</text:p>
          </table:table-cell>
          <table:table-cell table:formula="of:=IF([.$B74]=[.M$2];[.$E74];0)" office:value-type="float" office:value="0" calcext:value-type="float">
            <text:p>0</text:p>
          </table:table-cell>
          <table:table-cell table:formula="of:=SUM([.K74:.M74])" office:value-type="float" office:value="0" calcext:value-type="float">
            <text:p>0</text:p>
          </table:table-cell>
          <table:table-cell table:formula="of:=IF([.$B74]=[.O$2];[.$E74];0)" office:value-type="float" office:value="0" calcext:value-type="float">
            <text:p>0</text:p>
          </table:table-cell>
          <table:table-cell table:formula="of:=IF([.$B74]=[.P$2];[.$E74];0)" office:value-type="float" office:value="0" calcext:value-type="float">
            <text:p>0</text:p>
          </table:table-cell>
          <table:table-cell table:formula="of:=IF([.$B74]=[.Q$2];[.$E74];0)" office:value-type="float" office:value="0" calcext:value-type="float">
            <text:p>0</text:p>
          </table:table-cell>
          <table:table-cell table:formula="of:=IF([.$B74]=[.R$2];[.$E74];0)" office:value-type="float" office:value="0" calcext:value-type="float">
            <text:p>0</text:p>
          </table:table-cell>
          <table:table-cell table:formula="of:=IF([.$B74]=[.S$2];[.$E74];0)" office:value-type="float" office:value="0" calcext:value-type="float">
            <text:p>0</text:p>
          </table:table-cell>
          <table:table-cell table:formula="of:=IF([.$B74]=[.T$2];[.$E74];0)" office:value-type="float" office:value="0" calcext:value-type="float">
            <text:p>0</text:p>
          </table:table-cell>
          <table:table-cell table:formula="of:=IF([.$B74]=[.U$2];[.$E74];0)" office:value-type="float" office:value="0" calcext:value-type="float">
            <text:p>0</text:p>
          </table:table-cell>
          <table:table-cell table:formula="of:=IF([.$B74]=[.V$2];[.$E74];0)" office:value-type="float" office:value="0" calcext:value-type="float">
            <text:p>0</text:p>
          </table:table-cell>
          <table:table-cell table:formula="of:=SUM([.S74:.V74])" office:value-type="float" office:value="0" calcext:value-type="float">
            <text:p>0</text:p>
          </table:table-cell>
          <table:table-cell table:formula="of:=IF([.$B74]=[.X$2];[.$E74];0)" office:value-type="float" office:value="0" calcext:value-type="float">
            <text:p>0</text:p>
          </table:table-cell>
          <table:table-cell table:formula="of:=IF([.$B74]=[.Y$2];[.$E74];0)" office:value-type="float" office:value="0" calcext:value-type="float">
            <text:p>0</text:p>
          </table:table-cell>
          <table:table-cell table:formula="of:=SUM([.X74:.Y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5]" office:value-type="float" office:value="0" calcext:value-type="float">
            <text:p>0</text:p>
          </table:table-cell>
          <table:table-cell table:formula="of:=IF([.$B75]=[.K$2];[.$E75];0)" office:value-type="float" office:value="0" calcext:value-type="float">
            <text:p>0</text:p>
          </table:table-cell>
          <table:table-cell table:formula="of:=IF([.$B75]=[.L$2];[.$E75];0)" office:value-type="float" office:value="0" calcext:value-type="float">
            <text:p>0</text:p>
          </table:table-cell>
          <table:table-cell table:formula="of:=IF([.$B75]=[.M$2];[.$E75];0)" office:value-type="float" office:value="0" calcext:value-type="float">
            <text:p>0</text:p>
          </table:table-cell>
          <table:table-cell table:formula="of:=SUM([.K75:.M75])" office:value-type="float" office:value="0" calcext:value-type="float">
            <text:p>0</text:p>
          </table:table-cell>
          <table:table-cell table:formula="of:=IF([.$B75]=[.O$2];[.$E75];0)" office:value-type="float" office:value="0" calcext:value-type="float">
            <text:p>0</text:p>
          </table:table-cell>
          <table:table-cell table:formula="of:=IF([.$B75]=[.P$2];[.$E75];0)" office:value-type="float" office:value="0" calcext:value-type="float">
            <text:p>0</text:p>
          </table:table-cell>
          <table:table-cell table:formula="of:=IF([.$B75]=[.Q$2];[.$E75];0)" office:value-type="float" office:value="0" calcext:value-type="float">
            <text:p>0</text:p>
          </table:table-cell>
          <table:table-cell table:formula="of:=IF([.$B75]=[.R$2];[.$E75];0)" office:value-type="float" office:value="0" calcext:value-type="float">
            <text:p>0</text:p>
          </table:table-cell>
          <table:table-cell table:formula="of:=IF([.$B75]=[.S$2];[.$E75];0)" office:value-type="float" office:value="0" calcext:value-type="float">
            <text:p>0</text:p>
          </table:table-cell>
          <table:table-cell table:formula="of:=IF([.$B75]=[.T$2];[.$E75];0)" office:value-type="float" office:value="0" calcext:value-type="float">
            <text:p>0</text:p>
          </table:table-cell>
          <table:table-cell table:formula="of:=IF([.$B75]=[.U$2];[.$E75];0)" office:value-type="float" office:value="0" calcext:value-type="float">
            <text:p>0</text:p>
          </table:table-cell>
          <table:table-cell table:formula="of:=IF([.$B75]=[.V$2];[.$E75];0)" office:value-type="float" office:value="0" calcext:value-type="float">
            <text:p>0</text:p>
          </table:table-cell>
          <table:table-cell table:formula="of:=SUM([.S75:.V75])" office:value-type="float" office:value="0" calcext:value-type="float">
            <text:p>0</text:p>
          </table:table-cell>
          <table:table-cell table:formula="of:=IF([.$B75]=[.X$2];[.$E75];0)" office:value-type="float" office:value="0" calcext:value-type="float">
            <text:p>0</text:p>
          </table:table-cell>
          <table:table-cell table:formula="of:=IF([.$B75]=[.Y$2];[.$E75];0)" office:value-type="float" office:value="0" calcext:value-type="float">
            <text:p>0</text:p>
          </table:table-cell>
          <table:table-cell table:formula="of:=SUM([.X75:.Y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6]" office:value-type="float" office:value="0" calcext:value-type="float">
            <text:p>0</text:p>
          </table:table-cell>
          <table:table-cell table:formula="of:=IF([.$B76]=[.K$2];[.$E76];0)" office:value-type="float" office:value="0" calcext:value-type="float">
            <text:p>0</text:p>
          </table:table-cell>
          <table:table-cell table:formula="of:=IF([.$B76]=[.L$2];[.$E76];0)" office:value-type="float" office:value="0" calcext:value-type="float">
            <text:p>0</text:p>
          </table:table-cell>
          <table:table-cell table:formula="of:=IF([.$B76]=[.M$2];[.$E76];0)" office:value-type="float" office:value="0" calcext:value-type="float">
            <text:p>0</text:p>
          </table:table-cell>
          <table:table-cell table:formula="of:=SUM([.K76:.M76])" office:value-type="float" office:value="0" calcext:value-type="float">
            <text:p>0</text:p>
          </table:table-cell>
          <table:table-cell table:formula="of:=IF([.$B76]=[.O$2];[.$E76];0)" office:value-type="float" office:value="0" calcext:value-type="float">
            <text:p>0</text:p>
          </table:table-cell>
          <table:table-cell table:formula="of:=IF([.$B76]=[.P$2];[.$E76];0)" office:value-type="float" office:value="0" calcext:value-type="float">
            <text:p>0</text:p>
          </table:table-cell>
          <table:table-cell table:formula="of:=IF([.$B76]=[.Q$2];[.$E76];0)" office:value-type="float" office:value="0" calcext:value-type="float">
            <text:p>0</text:p>
          </table:table-cell>
          <table:table-cell table:formula="of:=IF([.$B76]=[.R$2];[.$E76];0)" office:value-type="float" office:value="0" calcext:value-type="float">
            <text:p>0</text:p>
          </table:table-cell>
          <table:table-cell table:formula="of:=IF([.$B76]=[.S$2];[.$E76];0)" office:value-type="float" office:value="0" calcext:value-type="float">
            <text:p>0</text:p>
          </table:table-cell>
          <table:table-cell table:formula="of:=IF([.$B76]=[.T$2];[.$E76];0)" office:value-type="float" office:value="0" calcext:value-type="float">
            <text:p>0</text:p>
          </table:table-cell>
          <table:table-cell table:formula="of:=IF([.$B76]=[.U$2];[.$E76];0)" office:value-type="float" office:value="0" calcext:value-type="float">
            <text:p>0</text:p>
          </table:table-cell>
          <table:table-cell table:formula="of:=IF([.$B76]=[.V$2];[.$E76];0)" office:value-type="float" office:value="0" calcext:value-type="float">
            <text:p>0</text:p>
          </table:table-cell>
          <table:table-cell table:formula="of:=SUM([.S76:.V76])" office:value-type="float" office:value="0" calcext:value-type="float">
            <text:p>0</text:p>
          </table:table-cell>
          <table:table-cell table:formula="of:=IF([.$B76]=[.X$2];[.$E76];0)" office:value-type="float" office:value="0" calcext:value-type="float">
            <text:p>0</text:p>
          </table:table-cell>
          <table:table-cell table:formula="of:=IF([.$B76]=[.Y$2];[.$E76];0)" office:value-type="float" office:value="0" calcext:value-type="float">
            <text:p>0</text:p>
          </table:table-cell>
          <table:table-cell table:formula="of:=SUM([.X76:.Y7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7]" office:value-type="float" office:value="0" calcext:value-type="float">
            <text:p>0</text:p>
          </table:table-cell>
          <table:table-cell table:formula="of:=IF([.$B77]=[.K$2];[.$E77];0)" office:value-type="float" office:value="0" calcext:value-type="float">
            <text:p>0</text:p>
          </table:table-cell>
          <table:table-cell table:formula="of:=IF([.$B77]=[.L$2];[.$E77];0)" office:value-type="float" office:value="0" calcext:value-type="float">
            <text:p>0</text:p>
          </table:table-cell>
          <table:table-cell table:formula="of:=IF([.$B77]=[.M$2];[.$E77];0)" office:value-type="float" office:value="0" calcext:value-type="float">
            <text:p>0</text:p>
          </table:table-cell>
          <table:table-cell table:formula="of:=SUM([.K77:.M77])" office:value-type="float" office:value="0" calcext:value-type="float">
            <text:p>0</text:p>
          </table:table-cell>
          <table:table-cell table:formula="of:=IF([.$B77]=[.O$2];[.$E77];0)" office:value-type="float" office:value="0" calcext:value-type="float">
            <text:p>0</text:p>
          </table:table-cell>
          <table:table-cell table:formula="of:=IF([.$B77]=[.P$2];[.$E77];0)" office:value-type="float" office:value="0" calcext:value-type="float">
            <text:p>0</text:p>
          </table:table-cell>
          <table:table-cell table:formula="of:=IF([.$B77]=[.Q$2];[.$E77];0)" office:value-type="float" office:value="0" calcext:value-type="float">
            <text:p>0</text:p>
          </table:table-cell>
          <table:table-cell table:formula="of:=IF([.$B77]=[.R$2];[.$E77];0)" office:value-type="float" office:value="0" calcext:value-type="float">
            <text:p>0</text:p>
          </table:table-cell>
          <table:table-cell table:formula="of:=IF([.$B77]=[.S$2];[.$E77];0)" office:value-type="float" office:value="0" calcext:value-type="float">
            <text:p>0</text:p>
          </table:table-cell>
          <table:table-cell table:formula="of:=IF([.$B77]=[.T$2];[.$E77];0)" office:value-type="float" office:value="0" calcext:value-type="float">
            <text:p>0</text:p>
          </table:table-cell>
          <table:table-cell table:formula="of:=IF([.$B77]=[.U$2];[.$E77];0)" office:value-type="float" office:value="0" calcext:value-type="float">
            <text:p>0</text:p>
          </table:table-cell>
          <table:table-cell table:formula="of:=IF([.$B77]=[.V$2];[.$E77];0)" office:value-type="float" office:value="0" calcext:value-type="float">
            <text:p>0</text:p>
          </table:table-cell>
          <table:table-cell table:formula="of:=SUM([.S77:.V77])" office:value-type="float" office:value="0" calcext:value-type="float">
            <text:p>0</text:p>
          </table:table-cell>
          <table:table-cell table:formula="of:=IF([.$B77]=[.X$2];[.$E77];0)" office:value-type="float" office:value="0" calcext:value-type="float">
            <text:p>0</text:p>
          </table:table-cell>
          <table:table-cell table:formula="of:=IF([.$B77]=[.Y$2];[.$E77];0)" office:value-type="float" office:value="0" calcext:value-type="float">
            <text:p>0</text:p>
          </table:table-cell>
          <table:table-cell table:formula="of:=SUM([.X77:.Y7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8]" office:value-type="float" office:value="0" calcext:value-type="float">
            <text:p>0</text:p>
          </table:table-cell>
          <table:table-cell table:formula="of:=IF([.$B78]=[.K$2];[.$E78];0)" office:value-type="float" office:value="0" calcext:value-type="float">
            <text:p>0</text:p>
          </table:table-cell>
          <table:table-cell table:formula="of:=IF([.$B78]=[.L$2];[.$E78];0)" office:value-type="float" office:value="0" calcext:value-type="float">
            <text:p>0</text:p>
          </table:table-cell>
          <table:table-cell table:formula="of:=IF([.$B78]=[.M$2];[.$E78];0)" office:value-type="float" office:value="0" calcext:value-type="float">
            <text:p>0</text:p>
          </table:table-cell>
          <table:table-cell table:formula="of:=SUM([.K78:.M78])" office:value-type="float" office:value="0" calcext:value-type="float">
            <text:p>0</text:p>
          </table:table-cell>
          <table:table-cell table:formula="of:=IF([.$B78]=[.O$2];[.$E78];0)" office:value-type="float" office:value="0" calcext:value-type="float">
            <text:p>0</text:p>
          </table:table-cell>
          <table:table-cell table:formula="of:=IF([.$B78]=[.P$2];[.$E78];0)" office:value-type="float" office:value="0" calcext:value-type="float">
            <text:p>0</text:p>
          </table:table-cell>
          <table:table-cell table:formula="of:=IF([.$B78]=[.Q$2];[.$E78];0)" office:value-type="float" office:value="0" calcext:value-type="float">
            <text:p>0</text:p>
          </table:table-cell>
          <table:table-cell table:formula="of:=IF([.$B78]=[.R$2];[.$E78];0)" office:value-type="float" office:value="0" calcext:value-type="float">
            <text:p>0</text:p>
          </table:table-cell>
          <table:table-cell table:formula="of:=IF([.$B78]=[.S$2];[.$E78];0)" office:value-type="float" office:value="0" calcext:value-type="float">
            <text:p>0</text:p>
          </table:table-cell>
          <table:table-cell table:formula="of:=IF([.$B78]=[.T$2];[.$E78];0)" office:value-type="float" office:value="0" calcext:value-type="float">
            <text:p>0</text:p>
          </table:table-cell>
          <table:table-cell table:formula="of:=IF([.$B78]=[.U$2];[.$E78];0)" office:value-type="float" office:value="0" calcext:value-type="float">
            <text:p>0</text:p>
          </table:table-cell>
          <table:table-cell table:formula="of:=IF([.$B78]=[.V$2];[.$E78];0)" office:value-type="float" office:value="0" calcext:value-type="float">
            <text:p>0</text:p>
          </table:table-cell>
          <table:table-cell table:formula="of:=SUM([.S78:.V78])" office:value-type="float" office:value="0" calcext:value-type="float">
            <text:p>0</text:p>
          </table:table-cell>
          <table:table-cell table:formula="of:=IF([.$B78]=[.X$2];[.$E78];0)" office:value-type="float" office:value="0" calcext:value-type="float">
            <text:p>0</text:p>
          </table:table-cell>
          <table:table-cell table:formula="of:=IF([.$B78]=[.Y$2];[.$E78];0)" office:value-type="float" office:value="0" calcext:value-type="float">
            <text:p>0</text:p>
          </table:table-cell>
          <table:table-cell table:formula="of:=SUM([.X78:.Y7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9]" office:value-type="float" office:value="0" calcext:value-type="float">
            <text:p>0</text:p>
          </table:table-cell>
          <table:table-cell table:formula="of:=IF([.$B79]=[.K$2];[.$E79];0)" office:value-type="float" office:value="0" calcext:value-type="float">
            <text:p>0</text:p>
          </table:table-cell>
          <table:table-cell table:formula="of:=IF([.$B79]=[.L$2];[.$E79];0)" office:value-type="float" office:value="0" calcext:value-type="float">
            <text:p>0</text:p>
          </table:table-cell>
          <table:table-cell table:formula="of:=IF([.$B79]=[.M$2];[.$E79];0)" office:value-type="float" office:value="0" calcext:value-type="float">
            <text:p>0</text:p>
          </table:table-cell>
          <table:table-cell table:formula="of:=SUM([.K79:.M79])" office:value-type="float" office:value="0" calcext:value-type="float">
            <text:p>0</text:p>
          </table:table-cell>
          <table:table-cell table:formula="of:=IF([.$B79]=[.O$2];[.$E79];0)" office:value-type="float" office:value="0" calcext:value-type="float">
            <text:p>0</text:p>
          </table:table-cell>
          <table:table-cell table:formula="of:=IF([.$B79]=[.P$2];[.$E79];0)" office:value-type="float" office:value="0" calcext:value-type="float">
            <text:p>0</text:p>
          </table:table-cell>
          <table:table-cell table:formula="of:=IF([.$B79]=[.Q$2];[.$E79];0)" office:value-type="float" office:value="0" calcext:value-type="float">
            <text:p>0</text:p>
          </table:table-cell>
          <table:table-cell table:formula="of:=IF([.$B79]=[.R$2];[.$E79];0)" office:value-type="float" office:value="0" calcext:value-type="float">
            <text:p>0</text:p>
          </table:table-cell>
          <table:table-cell table:formula="of:=IF([.$B79]=[.S$2];[.$E79];0)" office:value-type="float" office:value="0" calcext:value-type="float">
            <text:p>0</text:p>
          </table:table-cell>
          <table:table-cell table:formula="of:=IF([.$B79]=[.T$2];[.$E79];0)" office:value-type="float" office:value="0" calcext:value-type="float">
            <text:p>0</text:p>
          </table:table-cell>
          <table:table-cell table:formula="of:=IF([.$B79]=[.U$2];[.$E79];0)" office:value-type="float" office:value="0" calcext:value-type="float">
            <text:p>0</text:p>
          </table:table-cell>
          <table:table-cell table:formula="of:=IF([.$B79]=[.V$2];[.$E79];0)" office:value-type="float" office:value="0" calcext:value-type="float">
            <text:p>0</text:p>
          </table:table-cell>
          <table:table-cell table:formula="of:=SUM([.S79:.V79])" office:value-type="float" office:value="0" calcext:value-type="float">
            <text:p>0</text:p>
          </table:table-cell>
          <table:table-cell table:formula="of:=IF([.$B79]=[.X$2];[.$E79];0)" office:value-type="float" office:value="0" calcext:value-type="float">
            <text:p>0</text:p>
          </table:table-cell>
          <table:table-cell table:formula="of:=IF([.$B79]=[.Y$2];[.$E79];0)" office:value-type="float" office:value="0" calcext:value-type="float">
            <text:p>0</text:p>
          </table:table-cell>
          <table:table-cell table:formula="of:=SUM([.X79:.Y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0]" office:value-type="float" office:value="0" calcext:value-type="float">
            <text:p>0</text:p>
          </table:table-cell>
          <table:table-cell table:formula="of:=IF([.$B80]=[.K$2];[.$E80];0)" office:value-type="float" office:value="0" calcext:value-type="float">
            <text:p>0</text:p>
          </table:table-cell>
          <table:table-cell table:formula="of:=IF([.$B80]=[.L$2];[.$E80];0)" office:value-type="float" office:value="0" calcext:value-type="float">
            <text:p>0</text:p>
          </table:table-cell>
          <table:table-cell table:formula="of:=IF([.$B80]=[.M$2];[.$E80];0)" office:value-type="float" office:value="0" calcext:value-type="float">
            <text:p>0</text:p>
          </table:table-cell>
          <table:table-cell table:formula="of:=SUM([.K80:.M80])" office:value-type="float" office:value="0" calcext:value-type="float">
            <text:p>0</text:p>
          </table:table-cell>
          <table:table-cell table:formula="of:=IF([.$B80]=[.O$2];[.$E80];0)" office:value-type="float" office:value="0" calcext:value-type="float">
            <text:p>0</text:p>
          </table:table-cell>
          <table:table-cell table:formula="of:=IF([.$B80]=[.P$2];[.$E80];0)" office:value-type="float" office:value="0" calcext:value-type="float">
            <text:p>0</text:p>
          </table:table-cell>
          <table:table-cell table:formula="of:=IF([.$B80]=[.Q$2];[.$E80];0)" office:value-type="float" office:value="0" calcext:value-type="float">
            <text:p>0</text:p>
          </table:table-cell>
          <table:table-cell table:formula="of:=IF([.$B80]=[.R$2];[.$E80];0)" office:value-type="float" office:value="0" calcext:value-type="float">
            <text:p>0</text:p>
          </table:table-cell>
          <table:table-cell table:formula="of:=IF([.$B80]=[.S$2];[.$E80];0)" office:value-type="float" office:value="0" calcext:value-type="float">
            <text:p>0</text:p>
          </table:table-cell>
          <table:table-cell table:formula="of:=IF([.$B80]=[.T$2];[.$E80];0)" office:value-type="float" office:value="0" calcext:value-type="float">
            <text:p>0</text:p>
          </table:table-cell>
          <table:table-cell table:formula="of:=IF([.$B80]=[.U$2];[.$E80];0)" office:value-type="float" office:value="0" calcext:value-type="float">
            <text:p>0</text:p>
          </table:table-cell>
          <table:table-cell table:formula="of:=IF([.$B80]=[.V$2];[.$E80];0)" office:value-type="float" office:value="0" calcext:value-type="float">
            <text:p>0</text:p>
          </table:table-cell>
          <table:table-cell table:formula="of:=SUM([.S80:.V80])" office:value-type="float" office:value="0" calcext:value-type="float">
            <text:p>0</text:p>
          </table:table-cell>
          <table:table-cell table:formula="of:=IF([.$B80]=[.X$2];[.$E80];0)" office:value-type="float" office:value="0" calcext:value-type="float">
            <text:p>0</text:p>
          </table:table-cell>
          <table:table-cell table:formula="of:=IF([.$B80]=[.Y$2];[.$E80];0)" office:value-type="float" office:value="0" calcext:value-type="float">
            <text:p>0</text:p>
          </table:table-cell>
          <table:table-cell table:formula="of:=SUM([.X80:.Y8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1]" office:value-type="float" office:value="0" calcext:value-type="float">
            <text:p>0</text:p>
          </table:table-cell>
          <table:table-cell table:formula="of:=IF([.$B81]=[.K$2];[.$E81];0)" office:value-type="float" office:value="0" calcext:value-type="float">
            <text:p>0</text:p>
          </table:table-cell>
          <table:table-cell table:formula="of:=IF([.$B81]=[.L$2];[.$E81];0)" office:value-type="float" office:value="0" calcext:value-type="float">
            <text:p>0</text:p>
          </table:table-cell>
          <table:table-cell table:formula="of:=IF([.$B81]=[.M$2];[.$E81];0)" office:value-type="float" office:value="0" calcext:value-type="float">
            <text:p>0</text:p>
          </table:table-cell>
          <table:table-cell table:formula="of:=SUM([.K81:.M81])" office:value-type="float" office:value="0" calcext:value-type="float">
            <text:p>0</text:p>
          </table:table-cell>
          <table:table-cell table:formula="of:=IF([.$B81]=[.O$2];[.$E81];0)" office:value-type="float" office:value="0" calcext:value-type="float">
            <text:p>0</text:p>
          </table:table-cell>
          <table:table-cell table:formula="of:=IF([.$B81]=[.P$2];[.$E81];0)" office:value-type="float" office:value="0" calcext:value-type="float">
            <text:p>0</text:p>
          </table:table-cell>
          <table:table-cell table:formula="of:=IF([.$B81]=[.Q$2];[.$E81];0)" office:value-type="float" office:value="0" calcext:value-type="float">
            <text:p>0</text:p>
          </table:table-cell>
          <table:table-cell table:formula="of:=IF([.$B81]=[.R$2];[.$E81];0)" office:value-type="float" office:value="0" calcext:value-type="float">
            <text:p>0</text:p>
          </table:table-cell>
          <table:table-cell table:formula="of:=IF([.$B81]=[.S$2];[.$E81];0)" office:value-type="float" office:value="0" calcext:value-type="float">
            <text:p>0</text:p>
          </table:table-cell>
          <table:table-cell table:formula="of:=IF([.$B81]=[.T$2];[.$E81];0)" office:value-type="float" office:value="0" calcext:value-type="float">
            <text:p>0</text:p>
          </table:table-cell>
          <table:table-cell table:formula="of:=IF([.$B81]=[.U$2];[.$E81];0)" office:value-type="float" office:value="0" calcext:value-type="float">
            <text:p>0</text:p>
          </table:table-cell>
          <table:table-cell table:formula="of:=IF([.$B81]=[.V$2];[.$E81];0)" office:value-type="float" office:value="0" calcext:value-type="float">
            <text:p>0</text:p>
          </table:table-cell>
          <table:table-cell table:formula="of:=SUM([.S81:.V81])" office:value-type="float" office:value="0" calcext:value-type="float">
            <text:p>0</text:p>
          </table:table-cell>
          <table:table-cell table:formula="of:=IF([.$B81]=[.X$2];[.$E81];0)" office:value-type="float" office:value="0" calcext:value-type="float">
            <text:p>0</text:p>
          </table:table-cell>
          <table:table-cell table:formula="of:=IF([.$B81]=[.Y$2];[.$E81];0)" office:value-type="float" office:value="0" calcext:value-type="float">
            <text:p>0</text:p>
          </table:table-cell>
          <table:table-cell table:formula="of:=SUM([.X81:.Y8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2]" office:value-type="float" office:value="0" calcext:value-type="float">
            <text:p>0</text:p>
          </table:table-cell>
          <table:table-cell table:formula="of:=IF([.$B82]=[.K$2];[.$E82];0)" office:value-type="float" office:value="0" calcext:value-type="float">
            <text:p>0</text:p>
          </table:table-cell>
          <table:table-cell table:formula="of:=IF([.$B82]=[.L$2];[.$E82];0)" office:value-type="float" office:value="0" calcext:value-type="float">
            <text:p>0</text:p>
          </table:table-cell>
          <table:table-cell table:formula="of:=IF([.$B82]=[.M$2];[.$E82];0)" office:value-type="float" office:value="0" calcext:value-type="float">
            <text:p>0</text:p>
          </table:table-cell>
          <table:table-cell table:formula="of:=SUM([.K82:.M82])" office:value-type="float" office:value="0" calcext:value-type="float">
            <text:p>0</text:p>
          </table:table-cell>
          <table:table-cell table:formula="of:=IF([.$B82]=[.O$2];[.$E82];0)" office:value-type="float" office:value="0" calcext:value-type="float">
            <text:p>0</text:p>
          </table:table-cell>
          <table:table-cell table:formula="of:=IF([.$B82]=[.P$2];[.$E82];0)" office:value-type="float" office:value="0" calcext:value-type="float">
            <text:p>0</text:p>
          </table:table-cell>
          <table:table-cell table:formula="of:=IF([.$B82]=[.Q$2];[.$E82];0)" office:value-type="float" office:value="0" calcext:value-type="float">
            <text:p>0</text:p>
          </table:table-cell>
          <table:table-cell table:formula="of:=IF([.$B82]=[.R$2];[.$E82];0)" office:value-type="float" office:value="0" calcext:value-type="float">
            <text:p>0</text:p>
          </table:table-cell>
          <table:table-cell table:formula="of:=IF([.$B82]=[.S$2];[.$E82];0)" office:value-type="float" office:value="0" calcext:value-type="float">
            <text:p>0</text:p>
          </table:table-cell>
          <table:table-cell table:formula="of:=IF([.$B82]=[.T$2];[.$E82];0)" office:value-type="float" office:value="0" calcext:value-type="float">
            <text:p>0</text:p>
          </table:table-cell>
          <table:table-cell table:formula="of:=IF([.$B82]=[.U$2];[.$E82];0)" office:value-type="float" office:value="0" calcext:value-type="float">
            <text:p>0</text:p>
          </table:table-cell>
          <table:table-cell table:formula="of:=IF([.$B82]=[.V$2];[.$E82];0)" office:value-type="float" office:value="0" calcext:value-type="float">
            <text:p>0</text:p>
          </table:table-cell>
          <table:table-cell table:formula="of:=SUM([.S82:.V82])" office:value-type="float" office:value="0" calcext:value-type="float">
            <text:p>0</text:p>
          </table:table-cell>
          <table:table-cell table:formula="of:=IF([.$B82]=[.X$2];[.$E82];0)" office:value-type="float" office:value="0" calcext:value-type="float">
            <text:p>0</text:p>
          </table:table-cell>
          <table:table-cell table:formula="of:=IF([.$B82]=[.Y$2];[.$E82];0)" office:value-type="float" office:value="0" calcext:value-type="float">
            <text:p>0</text:p>
          </table:table-cell>
          <table:table-cell table:formula="of:=SUM([.X82:.Y8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3]" office:value-type="float" office:value="0" calcext:value-type="float">
            <text:p>0</text:p>
          </table:table-cell>
          <table:table-cell table:formula="of:=IF([.$B83]=[.K$2];[.$E83];0)" office:value-type="float" office:value="0" calcext:value-type="float">
            <text:p>0</text:p>
          </table:table-cell>
          <table:table-cell table:formula="of:=IF([.$B83]=[.L$2];[.$E83];0)" office:value-type="float" office:value="0" calcext:value-type="float">
            <text:p>0</text:p>
          </table:table-cell>
          <table:table-cell table:formula="of:=IF([.$B83]=[.M$2];[.$E83];0)" office:value-type="float" office:value="0" calcext:value-type="float">
            <text:p>0</text:p>
          </table:table-cell>
          <table:table-cell table:formula="of:=SUM([.K83:.M83])" office:value-type="float" office:value="0" calcext:value-type="float">
            <text:p>0</text:p>
          </table:table-cell>
          <table:table-cell table:formula="of:=IF([.$B83]=[.O$2];[.$E83];0)" office:value-type="float" office:value="0" calcext:value-type="float">
            <text:p>0</text:p>
          </table:table-cell>
          <table:table-cell table:formula="of:=IF([.$B83]=[.P$2];[.$E83];0)" office:value-type="float" office:value="0" calcext:value-type="float">
            <text:p>0</text:p>
          </table:table-cell>
          <table:table-cell table:formula="of:=IF([.$B83]=[.Q$2];[.$E83];0)" office:value-type="float" office:value="0" calcext:value-type="float">
            <text:p>0</text:p>
          </table:table-cell>
          <table:table-cell table:formula="of:=IF([.$B83]=[.R$2];[.$E83];0)" office:value-type="float" office:value="0" calcext:value-type="float">
            <text:p>0</text:p>
          </table:table-cell>
          <table:table-cell table:formula="of:=IF([.$B83]=[.S$2];[.$E83];0)" office:value-type="float" office:value="0" calcext:value-type="float">
            <text:p>0</text:p>
          </table:table-cell>
          <table:table-cell table:formula="of:=IF([.$B83]=[.T$2];[.$E83];0)" office:value-type="float" office:value="0" calcext:value-type="float">
            <text:p>0</text:p>
          </table:table-cell>
          <table:table-cell table:formula="of:=IF([.$B83]=[.U$2];[.$E83];0)" office:value-type="float" office:value="0" calcext:value-type="float">
            <text:p>0</text:p>
          </table:table-cell>
          <table:table-cell table:formula="of:=IF([.$B83]=[.V$2];[.$E83];0)" office:value-type="float" office:value="0" calcext:value-type="float">
            <text:p>0</text:p>
          </table:table-cell>
          <table:table-cell table:formula="of:=SUM([.S83:.V83])" office:value-type="float" office:value="0" calcext:value-type="float">
            <text:p>0</text:p>
          </table:table-cell>
          <table:table-cell table:formula="of:=IF([.$B83]=[.X$2];[.$E83];0)" office:value-type="float" office:value="0" calcext:value-type="float">
            <text:p>0</text:p>
          </table:table-cell>
          <table:table-cell table:formula="of:=IF([.$B83]=[.Y$2];[.$E83];0)" office:value-type="float" office:value="0" calcext:value-type="float">
            <text:p>0</text:p>
          </table:table-cell>
          <table:table-cell table:formula="of:=SUM([.X83:.Y8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4]" office:value-type="float" office:value="0" calcext:value-type="float">
            <text:p>0</text:p>
          </table:table-cell>
          <table:table-cell table:formula="of:=IF([.$B84]=[.K$2];[.$E84];0)" office:value-type="float" office:value="0" calcext:value-type="float">
            <text:p>0</text:p>
          </table:table-cell>
          <table:table-cell table:formula="of:=IF([.$B84]=[.L$2];[.$E84];0)" office:value-type="float" office:value="0" calcext:value-type="float">
            <text:p>0</text:p>
          </table:table-cell>
          <table:table-cell table:formula="of:=IF([.$B84]=[.M$2];[.$E84];0)" office:value-type="float" office:value="0" calcext:value-type="float">
            <text:p>0</text:p>
          </table:table-cell>
          <table:table-cell table:formula="of:=SUM([.K84:.M84])" office:value-type="float" office:value="0" calcext:value-type="float">
            <text:p>0</text:p>
          </table:table-cell>
          <table:table-cell table:formula="of:=IF([.$B84]=[.O$2];[.$E84];0)" office:value-type="float" office:value="0" calcext:value-type="float">
            <text:p>0</text:p>
          </table:table-cell>
          <table:table-cell table:formula="of:=IF([.$B84]=[.P$2];[.$E84];0)" office:value-type="float" office:value="0" calcext:value-type="float">
            <text:p>0</text:p>
          </table:table-cell>
          <table:table-cell table:formula="of:=IF([.$B84]=[.Q$2];[.$E84];0)" office:value-type="float" office:value="0" calcext:value-type="float">
            <text:p>0</text:p>
          </table:table-cell>
          <table:table-cell table:formula="of:=IF([.$B84]=[.R$2];[.$E84];0)" office:value-type="float" office:value="0" calcext:value-type="float">
            <text:p>0</text:p>
          </table:table-cell>
          <table:table-cell table:formula="of:=IF([.$B84]=[.S$2];[.$E84];0)" office:value-type="float" office:value="0" calcext:value-type="float">
            <text:p>0</text:p>
          </table:table-cell>
          <table:table-cell table:formula="of:=IF([.$B84]=[.T$2];[.$E84];0)" office:value-type="float" office:value="0" calcext:value-type="float">
            <text:p>0</text:p>
          </table:table-cell>
          <table:table-cell table:formula="of:=IF([.$B84]=[.U$2];[.$E84];0)" office:value-type="float" office:value="0" calcext:value-type="float">
            <text:p>0</text:p>
          </table:table-cell>
          <table:table-cell table:formula="of:=IF([.$B84]=[.V$2];[.$E84];0)" office:value-type="float" office:value="0" calcext:value-type="float">
            <text:p>0</text:p>
          </table:table-cell>
          <table:table-cell table:formula="of:=SUM([.S84:.V84])" office:value-type="float" office:value="0" calcext:value-type="float">
            <text:p>0</text:p>
          </table:table-cell>
          <table:table-cell table:formula="of:=IF([.$B84]=[.X$2];[.$E84];0)" office:value-type="float" office:value="0" calcext:value-type="float">
            <text:p>0</text:p>
          </table:table-cell>
          <table:table-cell table:formula="of:=IF([.$B84]=[.Y$2];[.$E84];0)" office:value-type="float" office:value="0" calcext:value-type="float">
            <text:p>0</text:p>
          </table:table-cell>
          <table:table-cell table:formula="of:=SUM([.X84:.Y8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5]" office:value-type="float" office:value="0" calcext:value-type="float">
            <text:p>0</text:p>
          </table:table-cell>
          <table:table-cell table:formula="of:=IF([.$B85]=[.K$2];[.$E85];0)" office:value-type="float" office:value="0" calcext:value-type="float">
            <text:p>0</text:p>
          </table:table-cell>
          <table:table-cell table:formula="of:=IF([.$B85]=[.L$2];[.$E85];0)" office:value-type="float" office:value="0" calcext:value-type="float">
            <text:p>0</text:p>
          </table:table-cell>
          <table:table-cell table:formula="of:=IF([.$B85]=[.M$2];[.$E85];0)" office:value-type="float" office:value="0" calcext:value-type="float">
            <text:p>0</text:p>
          </table:table-cell>
          <table:table-cell table:formula="of:=SUM([.K85:.M85])" office:value-type="float" office:value="0" calcext:value-type="float">
            <text:p>0</text:p>
          </table:table-cell>
          <table:table-cell table:formula="of:=IF([.$B85]=[.O$2];[.$E85];0)" office:value-type="float" office:value="0" calcext:value-type="float">
            <text:p>0</text:p>
          </table:table-cell>
          <table:table-cell table:formula="of:=IF([.$B85]=[.P$2];[.$E85];0)" office:value-type="float" office:value="0" calcext:value-type="float">
            <text:p>0</text:p>
          </table:table-cell>
          <table:table-cell table:formula="of:=IF([.$B85]=[.Q$2];[.$E85];0)" office:value-type="float" office:value="0" calcext:value-type="float">
            <text:p>0</text:p>
          </table:table-cell>
          <table:table-cell table:formula="of:=IF([.$B85]=[.R$2];[.$E85];0)" office:value-type="float" office:value="0" calcext:value-type="float">
            <text:p>0</text:p>
          </table:table-cell>
          <table:table-cell table:formula="of:=IF([.$B85]=[.S$2];[.$E85];0)" office:value-type="float" office:value="0" calcext:value-type="float">
            <text:p>0</text:p>
          </table:table-cell>
          <table:table-cell table:formula="of:=IF([.$B85]=[.T$2];[.$E85];0)" office:value-type="float" office:value="0" calcext:value-type="float">
            <text:p>0</text:p>
          </table:table-cell>
          <table:table-cell table:formula="of:=IF([.$B85]=[.U$2];[.$E85];0)" office:value-type="float" office:value="0" calcext:value-type="float">
            <text:p>0</text:p>
          </table:table-cell>
          <table:table-cell table:formula="of:=IF([.$B85]=[.V$2];[.$E85];0)" office:value-type="float" office:value="0" calcext:value-type="float">
            <text:p>0</text:p>
          </table:table-cell>
          <table:table-cell table:formula="of:=SUM([.S85:.V85])" office:value-type="float" office:value="0" calcext:value-type="float">
            <text:p>0</text:p>
          </table:table-cell>
          <table:table-cell table:formula="of:=IF([.$B85]=[.X$2];[.$E85];0)" office:value-type="float" office:value="0" calcext:value-type="float">
            <text:p>0</text:p>
          </table:table-cell>
          <table:table-cell table:formula="of:=IF([.$B85]=[.Y$2];[.$E85];0)" office:value-type="float" office:value="0" calcext:value-type="float">
            <text:p>0</text:p>
          </table:table-cell>
          <table:table-cell table:formula="of:=SUM([.X85:.Y8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6]" office:value-type="float" office:value="0" calcext:value-type="float">
            <text:p>0</text:p>
          </table:table-cell>
          <table:table-cell table:formula="of:=IF([.$B86]=[.K$2];[.$E86];0)" office:value-type="float" office:value="0" calcext:value-type="float">
            <text:p>0</text:p>
          </table:table-cell>
          <table:table-cell table:formula="of:=IF([.$B86]=[.L$2];[.$E86];0)" office:value-type="float" office:value="0" calcext:value-type="float">
            <text:p>0</text:p>
          </table:table-cell>
          <table:table-cell table:formula="of:=IF([.$B86]=[.M$2];[.$E86];0)" office:value-type="float" office:value="0" calcext:value-type="float">
            <text:p>0</text:p>
          </table:table-cell>
          <table:table-cell table:formula="of:=SUM([.K86:.M86])" office:value-type="float" office:value="0" calcext:value-type="float">
            <text:p>0</text:p>
          </table:table-cell>
          <table:table-cell table:formula="of:=IF([.$B86]=[.O$2];[.$E86];0)" office:value-type="float" office:value="0" calcext:value-type="float">
            <text:p>0</text:p>
          </table:table-cell>
          <table:table-cell table:formula="of:=IF([.$B86]=[.P$2];[.$E86];0)" office:value-type="float" office:value="0" calcext:value-type="float">
            <text:p>0</text:p>
          </table:table-cell>
          <table:table-cell table:formula="of:=IF([.$B86]=[.Q$2];[.$E86];0)" office:value-type="float" office:value="0" calcext:value-type="float">
            <text:p>0</text:p>
          </table:table-cell>
          <table:table-cell table:formula="of:=IF([.$B86]=[.R$2];[.$E86];0)" office:value-type="float" office:value="0" calcext:value-type="float">
            <text:p>0</text:p>
          </table:table-cell>
          <table:table-cell table:formula="of:=IF([.$B86]=[.S$2];[.$E86];0)" office:value-type="float" office:value="0" calcext:value-type="float">
            <text:p>0</text:p>
          </table:table-cell>
          <table:table-cell table:formula="of:=IF([.$B86]=[.T$2];[.$E86];0)" office:value-type="float" office:value="0" calcext:value-type="float">
            <text:p>0</text:p>
          </table:table-cell>
          <table:table-cell table:formula="of:=IF([.$B86]=[.U$2];[.$E86];0)" office:value-type="float" office:value="0" calcext:value-type="float">
            <text:p>0</text:p>
          </table:table-cell>
          <table:table-cell table:formula="of:=IF([.$B86]=[.V$2];[.$E86];0)" office:value-type="float" office:value="0" calcext:value-type="float">
            <text:p>0</text:p>
          </table:table-cell>
          <table:table-cell table:formula="of:=SUM([.S86:.V86])" office:value-type="float" office:value="0" calcext:value-type="float">
            <text:p>0</text:p>
          </table:table-cell>
          <table:table-cell table:formula="of:=IF([.$B86]=[.X$2];[.$E86];0)" office:value-type="float" office:value="0" calcext:value-type="float">
            <text:p>0</text:p>
          </table:table-cell>
          <table:table-cell table:formula="of:=IF([.$B86]=[.Y$2];[.$E86];0)" office:value-type="float" office:value="0" calcext:value-type="float">
            <text:p>0</text:p>
          </table:table-cell>
          <table:table-cell table:formula="of:=SUM([.X86:.Y8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7]" office:value-type="float" office:value="0" calcext:value-type="float">
            <text:p>0</text:p>
          </table:table-cell>
          <table:table-cell table:formula="of:=IF([.$B87]=[.K$2];[.$E87];0)" office:value-type="float" office:value="0" calcext:value-type="float">
            <text:p>0</text:p>
          </table:table-cell>
          <table:table-cell table:formula="of:=IF([.$B87]=[.L$2];[.$E87];0)" office:value-type="float" office:value="0" calcext:value-type="float">
            <text:p>0</text:p>
          </table:table-cell>
          <table:table-cell table:formula="of:=IF([.$B87]=[.M$2];[.$E87];0)" office:value-type="float" office:value="0" calcext:value-type="float">
            <text:p>0</text:p>
          </table:table-cell>
          <table:table-cell table:formula="of:=SUM([.K87:.M87])" office:value-type="float" office:value="0" calcext:value-type="float">
            <text:p>0</text:p>
          </table:table-cell>
          <table:table-cell table:formula="of:=IF([.$B87]=[.O$2];[.$E87];0)" office:value-type="float" office:value="0" calcext:value-type="float">
            <text:p>0</text:p>
          </table:table-cell>
          <table:table-cell table:formula="of:=IF([.$B87]=[.P$2];[.$E87];0)" office:value-type="float" office:value="0" calcext:value-type="float">
            <text:p>0</text:p>
          </table:table-cell>
          <table:table-cell table:formula="of:=IF([.$B87]=[.Q$2];[.$E87];0)" office:value-type="float" office:value="0" calcext:value-type="float">
            <text:p>0</text:p>
          </table:table-cell>
          <table:table-cell table:formula="of:=IF([.$B87]=[.R$2];[.$E87];0)" office:value-type="float" office:value="0" calcext:value-type="float">
            <text:p>0</text:p>
          </table:table-cell>
          <table:table-cell table:formula="of:=IF([.$B87]=[.S$2];[.$E87];0)" office:value-type="float" office:value="0" calcext:value-type="float">
            <text:p>0</text:p>
          </table:table-cell>
          <table:table-cell table:formula="of:=IF([.$B87]=[.T$2];[.$E87];0)" office:value-type="float" office:value="0" calcext:value-type="float">
            <text:p>0</text:p>
          </table:table-cell>
          <table:table-cell table:formula="of:=IF([.$B87]=[.U$2];[.$E87];0)" office:value-type="float" office:value="0" calcext:value-type="float">
            <text:p>0</text:p>
          </table:table-cell>
          <table:table-cell table:formula="of:=IF([.$B87]=[.V$2];[.$E87];0)" office:value-type="float" office:value="0" calcext:value-type="float">
            <text:p>0</text:p>
          </table:table-cell>
          <table:table-cell table:formula="of:=SUM([.S87:.V87])" office:value-type="float" office:value="0" calcext:value-type="float">
            <text:p>0</text:p>
          </table:table-cell>
          <table:table-cell table:formula="of:=IF([.$B87]=[.X$2];[.$E87];0)" office:value-type="float" office:value="0" calcext:value-type="float">
            <text:p>0</text:p>
          </table:table-cell>
          <table:table-cell table:formula="of:=IF([.$B87]=[.Y$2];[.$E87];0)" office:value-type="float" office:value="0" calcext:value-type="float">
            <text:p>0</text:p>
          </table:table-cell>
          <table:table-cell table:formula="of:=SUM([.X87:.Y8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8]" office:value-type="float" office:value="0" calcext:value-type="float">
            <text:p>0</text:p>
          </table:table-cell>
          <table:table-cell table:formula="of:=IF([.$B88]=[.K$2];[.$E88];0)" office:value-type="float" office:value="0" calcext:value-type="float">
            <text:p>0</text:p>
          </table:table-cell>
          <table:table-cell table:formula="of:=IF([.$B88]=[.L$2];[.$E88];0)" office:value-type="float" office:value="0" calcext:value-type="float">
            <text:p>0</text:p>
          </table:table-cell>
          <table:table-cell table:formula="of:=IF([.$B88]=[.M$2];[.$E88];0)" office:value-type="float" office:value="0" calcext:value-type="float">
            <text:p>0</text:p>
          </table:table-cell>
          <table:table-cell table:formula="of:=SUM([.K88:.M88])" office:value-type="float" office:value="0" calcext:value-type="float">
            <text:p>0</text:p>
          </table:table-cell>
          <table:table-cell table:formula="of:=IF([.$B88]=[.O$2];[.$E88];0)" office:value-type="float" office:value="0" calcext:value-type="float">
            <text:p>0</text:p>
          </table:table-cell>
          <table:table-cell table:formula="of:=IF([.$B88]=[.P$2];[.$E88];0)" office:value-type="float" office:value="0" calcext:value-type="float">
            <text:p>0</text:p>
          </table:table-cell>
          <table:table-cell table:formula="of:=IF([.$B88]=[.Q$2];[.$E88];0)" office:value-type="float" office:value="0" calcext:value-type="float">
            <text:p>0</text:p>
          </table:table-cell>
          <table:table-cell table:formula="of:=IF([.$B88]=[.R$2];[.$E88];0)" office:value-type="float" office:value="0" calcext:value-type="float">
            <text:p>0</text:p>
          </table:table-cell>
          <table:table-cell table:formula="of:=IF([.$B88]=[.S$2];[.$E88];0)" office:value-type="float" office:value="0" calcext:value-type="float">
            <text:p>0</text:p>
          </table:table-cell>
          <table:table-cell table:formula="of:=IF([.$B88]=[.T$2];[.$E88];0)" office:value-type="float" office:value="0" calcext:value-type="float">
            <text:p>0</text:p>
          </table:table-cell>
          <table:table-cell table:formula="of:=IF([.$B88]=[.U$2];[.$E88];0)" office:value-type="float" office:value="0" calcext:value-type="float">
            <text:p>0</text:p>
          </table:table-cell>
          <table:table-cell table:formula="of:=IF([.$B88]=[.V$2];[.$E88];0)" office:value-type="float" office:value="0" calcext:value-type="float">
            <text:p>0</text:p>
          </table:table-cell>
          <table:table-cell table:formula="of:=SUM([.S88:.V88])" office:value-type="float" office:value="0" calcext:value-type="float">
            <text:p>0</text:p>
          </table:table-cell>
          <table:table-cell table:formula="of:=IF([.$B88]=[.X$2];[.$E88];0)" office:value-type="float" office:value="0" calcext:value-type="float">
            <text:p>0</text:p>
          </table:table-cell>
          <table:table-cell table:formula="of:=IF([.$B88]=[.Y$2];[.$E88];0)" office:value-type="float" office:value="0" calcext:value-type="float">
            <text:p>0</text:p>
          </table:table-cell>
          <table:table-cell table:formula="of:=SUM([.X88:.Y8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9]" office:value-type="float" office:value="0" calcext:value-type="float">
            <text:p>0</text:p>
          </table:table-cell>
          <table:table-cell table:formula="of:=IF([.$B89]=[.K$2];[.$E89];0)" office:value-type="float" office:value="0" calcext:value-type="float">
            <text:p>0</text:p>
          </table:table-cell>
          <table:table-cell table:formula="of:=IF([.$B89]=[.L$2];[.$E89];0)" office:value-type="float" office:value="0" calcext:value-type="float">
            <text:p>0</text:p>
          </table:table-cell>
          <table:table-cell table:formula="of:=IF([.$B89]=[.M$2];[.$E89];0)" office:value-type="float" office:value="0" calcext:value-type="float">
            <text:p>0</text:p>
          </table:table-cell>
          <table:table-cell table:formula="of:=SUM([.K89:.M89])" office:value-type="float" office:value="0" calcext:value-type="float">
            <text:p>0</text:p>
          </table:table-cell>
          <table:table-cell table:formula="of:=IF([.$B89]=[.O$2];[.$E89];0)" office:value-type="float" office:value="0" calcext:value-type="float">
            <text:p>0</text:p>
          </table:table-cell>
          <table:table-cell table:formula="of:=IF([.$B89]=[.P$2];[.$E89];0)" office:value-type="float" office:value="0" calcext:value-type="float">
            <text:p>0</text:p>
          </table:table-cell>
          <table:table-cell table:formula="of:=IF([.$B89]=[.Q$2];[.$E89];0)" office:value-type="float" office:value="0" calcext:value-type="float">
            <text:p>0</text:p>
          </table:table-cell>
          <table:table-cell table:formula="of:=IF([.$B89]=[.R$2];[.$E89];0)" office:value-type="float" office:value="0" calcext:value-type="float">
            <text:p>0</text:p>
          </table:table-cell>
          <table:table-cell table:formula="of:=IF([.$B89]=[.S$2];[.$E89];0)" office:value-type="float" office:value="0" calcext:value-type="float">
            <text:p>0</text:p>
          </table:table-cell>
          <table:table-cell table:formula="of:=IF([.$B89]=[.T$2];[.$E89];0)" office:value-type="float" office:value="0" calcext:value-type="float">
            <text:p>0</text:p>
          </table:table-cell>
          <table:table-cell table:formula="of:=IF([.$B89]=[.U$2];[.$E89];0)" office:value-type="float" office:value="0" calcext:value-type="float">
            <text:p>0</text:p>
          </table:table-cell>
          <table:table-cell table:formula="of:=IF([.$B89]=[.V$2];[.$E89];0)" office:value-type="float" office:value="0" calcext:value-type="float">
            <text:p>0</text:p>
          </table:table-cell>
          <table:table-cell table:formula="of:=SUM([.S89:.V89])" office:value-type="float" office:value="0" calcext:value-type="float">
            <text:p>0</text:p>
          </table:table-cell>
          <table:table-cell table:formula="of:=IF([.$B89]=[.X$2];[.$E89];0)" office:value-type="float" office:value="0" calcext:value-type="float">
            <text:p>0</text:p>
          </table:table-cell>
          <table:table-cell table:formula="of:=IF([.$B89]=[.Y$2];[.$E89];0)" office:value-type="float" office:value="0" calcext:value-type="float">
            <text:p>0</text:p>
          </table:table-cell>
          <table:table-cell table:formula="of:=SUM([.X89:.Y8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90]" office:value-type="float" office:value="0" calcext:value-type="float">
            <text:p>0</text:p>
          </table:table-cell>
          <table:table-cell table:formula="of:=IF([.$B90]=[.K$2];[.$E90];0)" office:value-type="float" office:value="0" calcext:value-type="float">
            <text:p>0</text:p>
          </table:table-cell>
          <table:table-cell table:formula="of:=IF([.$B90]=[.L$2];[.$E90];0)" office:value-type="float" office:value="0" calcext:value-type="float">
            <text:p>0</text:p>
          </table:table-cell>
          <table:table-cell table:formula="of:=IF([.$B90]=[.M$2];[.$E90];0)" office:value-type="float" office:value="0" calcext:value-type="float">
            <text:p>0</text:p>
          </table:table-cell>
          <table:table-cell table:formula="of:=SUM([.K90:.M90])" office:value-type="float" office:value="0" calcext:value-type="float">
            <text:p>0</text:p>
          </table:table-cell>
          <table:table-cell table:formula="of:=IF([.$B90]=[.O$2];[.$E90];0)" office:value-type="float" office:value="0" calcext:value-type="float">
            <text:p>0</text:p>
          </table:table-cell>
          <table:table-cell table:formula="of:=IF([.$B90]=[.P$2];[.$E90];0)" office:value-type="float" office:value="0" calcext:value-type="float">
            <text:p>0</text:p>
          </table:table-cell>
          <table:table-cell table:formula="of:=IF([.$B90]=[.Q$2];[.$E90];0)" office:value-type="float" office:value="0" calcext:value-type="float">
            <text:p>0</text:p>
          </table:table-cell>
          <table:table-cell table:formula="of:=IF([.$B90]=[.R$2];[.$E90];0)" office:value-type="float" office:value="0" calcext:value-type="float">
            <text:p>0</text:p>
          </table:table-cell>
          <table:table-cell table:formula="of:=IF([.$B90]=[.S$2];[.$E90];0)" office:value-type="float" office:value="0" calcext:value-type="float">
            <text:p>0</text:p>
          </table:table-cell>
          <table:table-cell table:formula="of:=IF([.$B90]=[.T$2];[.$E90];0)" office:value-type="float" office:value="0" calcext:value-type="float">
            <text:p>0</text:p>
          </table:table-cell>
          <table:table-cell table:formula="of:=IF([.$B90]=[.U$2];[.$E90];0)" office:value-type="float" office:value="0" calcext:value-type="float">
            <text:p>0</text:p>
          </table:table-cell>
          <table:table-cell table:formula="of:=IF([.$B90]=[.V$2];[.$E90];0)" office:value-type="float" office:value="0" calcext:value-type="float">
            <text:p>0</text:p>
          </table:table-cell>
          <table:table-cell table:formula="of:=SUM([.S90:.V90])" office:value-type="float" office:value="0" calcext:value-type="float">
            <text:p>0</text:p>
          </table:table-cell>
          <table:table-cell table:formula="of:=IF([.$B90]=[.X$2];[.$E90];0)" office:value-type="float" office:value="0" calcext:value-type="float">
            <text:p>0</text:p>
          </table:table-cell>
          <table:table-cell table:formula="of:=IF([.$B90]=[.Y$2];[.$E90];0)" office:value-type="float" office:value="0" calcext:value-type="float">
            <text:p>0</text:p>
          </table:table-cell>
          <table:table-cell table:formula="of:=SUM([.X90:.Y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IF([.$B91]=[.K$2];[.$E91];0)" office:value-type="float" office:value="0" calcext:value-type="float">
            <text:p>0</text:p>
          </table:table-cell>
          <table:table-cell table:formula="of:=IF([.$B91]=[.L$2];[.$E91];0)" office:value-type="float" office:value="0" calcext:value-type="float">
            <text:p>0</text:p>
          </table:table-cell>
          <table:table-cell table:formula="of:=IF([.$B91]=[.M$2];[.$E91];0)" office:value-type="float" office:value="0" calcext:value-type="float">
            <text:p>0</text:p>
          </table:table-cell>
          <table:table-cell table:formula="of:=SUM([.K91:.M91])" office:value-type="float" office:value="0" calcext:value-type="float">
            <text:p>0</text:p>
          </table:table-cell>
          <table:table-cell table:formula="of:=IF([.$B91]=[.O$2];[.$E91];0)" office:value-type="float" office:value="0" calcext:value-type="float">
            <text:p>0</text:p>
          </table:table-cell>
          <table:table-cell table:formula="of:=IF([.$B91]=[.P$2];[.$E91];0)" office:value-type="float" office:value="0" calcext:value-type="float">
            <text:p>0</text:p>
          </table:table-cell>
          <table:table-cell table:formula="of:=IF([.$B91]=[.Q$2];[.$E91];0)" office:value-type="float" office:value="0" calcext:value-type="float">
            <text:p>0</text:p>
          </table:table-cell>
          <table:table-cell table:formula="of:=IF([.$B91]=[.R$2];[.$E91];0)" office:value-type="float" office:value="0" calcext:value-type="float">
            <text:p>0</text:p>
          </table:table-cell>
          <table:table-cell table:formula="of:=IF([.$B91]=[.S$2];[.$E91];0)" office:value-type="float" office:value="0" calcext:value-type="float">
            <text:p>0</text:p>
          </table:table-cell>
          <table:table-cell table:formula="of:=IF([.$B91]=[.T$2];[.$E91];0)" office:value-type="float" office:value="0" calcext:value-type="float">
            <text:p>0</text:p>
          </table:table-cell>
          <table:table-cell table:formula="of:=IF([.$B91]=[.U$2];[.$E91];0)" office:value-type="float" office:value="0" calcext:value-type="float">
            <text:p>0</text:p>
          </table:table-cell>
          <table:table-cell table:formula="of:=IF([.$B91]=[.V$2];[.$E91];0)" office:value-type="float" office:value="0" calcext:value-type="float">
            <text:p>0</text:p>
          </table:table-cell>
          <table:table-cell table:formula="of:=SUM([.S91:.V91])" office:value-type="float" office:value="0" calcext:value-type="float">
            <text:p>0</text:p>
          </table:table-cell>
          <table:table-cell table:formula="of:=IF([.$B91]=[.X$2];[.$E91];0)" office:value-type="float" office:value="0" calcext:value-type="float">
            <text:p>0</text:p>
          </table:table-cell>
          <table:table-cell table:formula="of:=IF([.$B91]=[.Y$2];[.$E91];0)" office:value-type="float" office:value="0" calcext:value-type="float">
            <text:p>0</text:p>
          </table:table-cell>
          <table:table-cell table:formula="of:=SUM([.X91:.Y9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IF([.$B92]=[.K$2];[.$E92];0)" office:value-type="float" office:value="0" calcext:value-type="float">
            <text:p>0</text:p>
          </table:table-cell>
          <table:table-cell table:formula="of:=IF([.$B92]=[.L$2];[.$E92];0)" office:value-type="float" office:value="0" calcext:value-type="float">
            <text:p>0</text:p>
          </table:table-cell>
          <table:table-cell table:formula="of:=IF([.$B92]=[.M$2];[.$E92];0)" office:value-type="float" office:value="0" calcext:value-type="float">
            <text:p>0</text:p>
          </table:table-cell>
          <table:table-cell table:formula="of:=SUM([.K92:.M92])" office:value-type="float" office:value="0" calcext:value-type="float">
            <text:p>0</text:p>
          </table:table-cell>
          <table:table-cell table:formula="of:=IF([.$B92]=[.O$2];[.$E92];0)" office:value-type="float" office:value="0" calcext:value-type="float">
            <text:p>0</text:p>
          </table:table-cell>
          <table:table-cell table:formula="of:=IF([.$B92]=[.P$2];[.$E92];0)" office:value-type="float" office:value="0" calcext:value-type="float">
            <text:p>0</text:p>
          </table:table-cell>
          <table:table-cell table:formula="of:=IF([.$B92]=[.Q$2];[.$E92];0)" office:value-type="float" office:value="0" calcext:value-type="float">
            <text:p>0</text:p>
          </table:table-cell>
          <table:table-cell table:formula="of:=IF([.$B92]=[.R$2];[.$E92];0)" office:value-type="float" office:value="0" calcext:value-type="float">
            <text:p>0</text:p>
          </table:table-cell>
          <table:table-cell table:formula="of:=IF([.$B92]=[.S$2];[.$E92];0)" office:value-type="float" office:value="0" calcext:value-type="float">
            <text:p>0</text:p>
          </table:table-cell>
          <table:table-cell table:formula="of:=IF([.$B92]=[.T$2];[.$E92];0)" office:value-type="float" office:value="0" calcext:value-type="float">
            <text:p>0</text:p>
          </table:table-cell>
          <table:table-cell table:formula="of:=IF([.$B92]=[.U$2];[.$E92];0)" office:value-type="float" office:value="0" calcext:value-type="float">
            <text:p>0</text:p>
          </table:table-cell>
          <table:table-cell table:formula="of:=IF([.$B92]=[.V$2];[.$E92];0)" office:value-type="float" office:value="0" calcext:value-type="float">
            <text:p>0</text:p>
          </table:table-cell>
          <table:table-cell table:formula="of:=SUM([.S92:.V92])" office:value-type="float" office:value="0" calcext:value-type="float">
            <text:p>0</text:p>
          </table:table-cell>
          <table:table-cell table:formula="of:=IF([.$B92]=[.X$2];[.$E92];0)" office:value-type="float" office:value="0" calcext:value-type="float">
            <text:p>0</text:p>
          </table:table-cell>
          <table:table-cell table:formula="of:=IF([.$B92]=[.Y$2];[.$E92];0)" office:value-type="float" office:value="0" calcext:value-type="float">
            <text:p>0</text:p>
          </table:table-cell>
          <table:table-cell table:formula="of:=SUM([.X92:.Y9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IF([.$B93]=[.K$2];[.$E93];0)" office:value-type="float" office:value="0" calcext:value-type="float">
            <text:p>0</text:p>
          </table:table-cell>
          <table:table-cell table:formula="of:=IF([.$B93]=[.L$2];[.$E93];0)" office:value-type="float" office:value="0" calcext:value-type="float">
            <text:p>0</text:p>
          </table:table-cell>
          <table:table-cell table:formula="of:=IF([.$B93]=[.M$2];[.$E93];0)" office:value-type="float" office:value="0" calcext:value-type="float">
            <text:p>0</text:p>
          </table:table-cell>
          <table:table-cell table:formula="of:=SUM([.K93:.M93])" office:value-type="float" office:value="0" calcext:value-type="float">
            <text:p>0</text:p>
          </table:table-cell>
          <table:table-cell table:formula="of:=IF([.$B93]=[.O$2];[.$E93];0)" office:value-type="float" office:value="0" calcext:value-type="float">
            <text:p>0</text:p>
          </table:table-cell>
          <table:table-cell table:formula="of:=IF([.$B93]=[.P$2];[.$E93];0)" office:value-type="float" office:value="0" calcext:value-type="float">
            <text:p>0</text:p>
          </table:table-cell>
          <table:table-cell table:formula="of:=IF([.$B93]=[.Q$2];[.$E93];0)" office:value-type="float" office:value="0" calcext:value-type="float">
            <text:p>0</text:p>
          </table:table-cell>
          <table:table-cell table:formula="of:=IF([.$B93]=[.R$2];[.$E93];0)" office:value-type="float" office:value="0" calcext:value-type="float">
            <text:p>0</text:p>
          </table:table-cell>
          <table:table-cell table:formula="of:=IF([.$B93]=[.S$2];[.$E93];0)" office:value-type="float" office:value="0" calcext:value-type="float">
            <text:p>0</text:p>
          </table:table-cell>
          <table:table-cell table:formula="of:=IF([.$B93]=[.T$2];[.$E93];0)" office:value-type="float" office:value="0" calcext:value-type="float">
            <text:p>0</text:p>
          </table:table-cell>
          <table:table-cell table:formula="of:=IF([.$B93]=[.U$2];[.$E93];0)" office:value-type="float" office:value="0" calcext:value-type="float">
            <text:p>0</text:p>
          </table:table-cell>
          <table:table-cell table:formula="of:=IF([.$B93]=[.V$2];[.$E93];0)" office:value-type="float" office:value="0" calcext:value-type="float">
            <text:p>0</text:p>
          </table:table-cell>
          <table:table-cell table:formula="of:=SUM([.S93:.V93])" office:value-type="float" office:value="0" calcext:value-type="float">
            <text:p>0</text:p>
          </table:table-cell>
          <table:table-cell table:formula="of:=IF([.$B93]=[.X$2];[.$E93];0)" office:value-type="float" office:value="0" calcext:value-type="float">
            <text:p>0</text:p>
          </table:table-cell>
          <table:table-cell table:formula="of:=IF([.$B93]=[.Y$2];[.$E93];0)" office:value-type="float" office:value="0" calcext:value-type="float">
            <text:p>0</text:p>
          </table:table-cell>
          <table:table-cell table:formula="of:=SUM([.X93:.Y9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SUM([.K94:.M9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5:.M9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6:.M9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7:.M9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8:.M9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9:.M9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0:.M10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1:.M10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2:.M10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3:.M10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4:.M10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5:.M10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6:.M10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7:.M10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8:.M10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9:.M10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0:.M11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1:.M11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2:.M11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3:.M11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4:.M11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5:.M11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6:.M11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7:.M11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8:.M11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9:.M119])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048456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Expand Recipes" table:style-name="ta2">
        <office:forms form:automatic-focus="false" form:apply-design-mode="false"/>
        <table:table-column table:style-name="co1" table:default-cell-style-name="ce20"/>
        <table:table-column table:style-name="co1" table:default-cell-style-name="ce14"/>
        <table:table-column table:style-name="co1" table:number-columns-repeated="4" table:default-cell-style-name="ce20"/>
        <table:table-column table:style-name="co1" table:default-cell-style-name="Default"/>
        <table:table-column table:style-name="co4" table:default-cell-style-name="ce26"/>
        <table:table-column table:style-name="co1" table:number-columns-repeated="4" table:default-cell-style-name="ce24"/>
        <table:table-row table:style-name="ro1">
          <table:table-cell table:formula="of:=[Recipes.A1]" office:value-type="string" office:string-value="Dish" calcext:value-type="string">
            <text:p>Dish</text:p>
          </table:table-cell>
          <table:table-cell office:value-type="string" calcext:value-type="string">
            <text:p>Expanded Dish</text:p>
          </table:table-cell>
          <table:table-cell table:formula="of:=[Recipes.B1]" office:value-type="string" office:string-value="Ingredient" calcext:value-type="string">
            <text:p>Ingredient</text:p>
          </table:table-cell>
          <table:table-cell table:formula="of:=[Recipes.C1]" office:value-type="string" office:string-value="Quantity" calcext:value-type="string">
            <text:p>Quantity</text:p>
          </table:table-cell>
          <table:table-cell table:formula="of:=[Recipes.D1]" office:value-type="string" office:string-value="Measure" calcext:value-type="string">
            <text:p>Measure</text:p>
          </table:table-cell>
          <table:table-cell table:formula="of:=[Recipes.E1]" office:value-type="string" office:string-value="How many people the dish feeds" calcext:value-type="string">
            <text:p>How many people the dish feeds</text:p>
          </table:table-cell>
          <table:table-cell office:value-type="string" calcext:value-type="string">
            <text:p>How many, expanded</text:p>
          </table:table-cell>
          <table:table-cell/>
          <table:table-cell office:value-type="string" calcext:value-type="string">
            <text:p>Dish</text:p>
          </table:table-cell>
          <table:table-cell table:formula="of:=[.C1]" office:value-type="string" office:string-value="Ingredient" calcext:value-type="string">
            <text:p>Ingredient</text:p>
          </table:table-cell>
          <table:table-cell office:value-type="string" calcext:value-type="string">
            <text:p>Quantity for one person</text:p>
          </table:table-cell>
          <table:table-cell table:formula="of:=[.E1]" office:value-type="string" office:string-value="Measure" calcext:value-type="string">
            <text:p>Measure</text:p>
          </table:table-cell>
        </table:table-row>
        <table:table-row table:style-name="ro1">
          <table:table-cell table:formula="of:=[Recipes.A2]" office:value-type="string" office:string-value="Cereal" calcext:value-type="string">
            <text:p>Cereal</text:p>
          </table:table-cell>
          <table:table-cell table:formula="of:=IF(AND([.A2]=0;NOT([.C2]=0));[.B1];[.A2])" office:value-type="string" office:string-value="Cereal" calcext:value-type="string">
            <text:p>Cereal</text:p>
          </table:table-cell>
          <table:table-cell table:formula="of:=[Recipes.B2]" office:value-type="float" office:value="0" calcext:value-type="float">
            <text:p>0</text:p>
          </table:table-cell>
          <table:table-cell table:formula="of:=[Recipes.C2]" office:value-type="float" office:value="0" calcext:value-type="float">
            <text:p>0</text:p>
          </table:table-cell>
          <table:table-cell table:formula="of:=[Recipes.D2]" office:value-type="float" office:value="0" calcext:value-type="float">
            <text:p>0</text:p>
          </table:table-cell>
          <table:table-cell table:formula="of:=[Recipes.E2]" office:value-type="float" office:value="1" calcext:value-type="float">
            <text:p>1</text:p>
          </table:table-cell>
          <table:table-cell table:style-name="ce14" table:formula="of:=IF([.B2]=0;[.G1];[.F2])" office:value-type="float" office:value="1" calcext:value-type="float">
            <text:p>1</text:p>
          </table:table-cell>
          <table:table-cell table:style-name="ce21"/>
          <table:table-cell table:formula="of:=IF([.C2]=0;&quot;&quot;;[.B2])">
            <text:p/>
          </table:table-cell>
          <table:table-cell table:formula="of:=[.C2]" office:value-type="float" office:value="0" calcext:value-type="float">
            <text:p>0</text:p>
          </table:table-cell>
          <table:table-cell table:style-name="ce27" table:formula="of:=[.D2]*1/[.G2]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</table:table-row>
        <table:table-row table:style-name="ro1">
          <table:table-cell table:formula="of:=[Recipes.A3]" office:value-type="float" office:value="0" calcext:value-type="float">
            <text:p>0</text:p>
          </table:table-cell>
          <table:table-cell table:formula="of:=IF(AND([.A3]=0;NOT([.C3]=0));[.B2];[.A3])" office:value-type="string" office:string-value="Cereal" calcext:value-type="string">
            <text:p>Cereal</text:p>
          </table:table-cell>
          <table:table-cell table:formula="of:=[Recipes.B3]" office:value-type="string" office:string-value="Joghurt" calcext:value-type="string">
            <text:p>Joghurt</text:p>
          </table:table-cell>
          <table:table-cell table:formula="of:=[Recipes.C3]" office:value-type="float" office:value="50" calcext:value-type="float">
            <text:p>50</text:p>
          </table:table-cell>
          <table:table-cell table:formula="of:=[Recipes.D3]" office:value-type="string" office:string-value="ml" calcext:value-type="string">
            <text:p>ml</text:p>
          </table:table-cell>
          <table:table-cell table:formula="of:=[Recipes.E3]" office:value-type="float" office:value="0" calcext:value-type="float">
            <text:p>0</text:p>
          </table:table-cell>
          <table:table-cell table:style-name="ce14" table:formula="of:=IF([.A3]=0;[.G2];[.F3])" office:value-type="float" office:value="1" calcext:value-type="float">
            <text:p>1</text:p>
          </table:table-cell>
          <table:table-cell table:style-name="ce21"/>
          <table:table-cell table:formula="of:=IF([.C3]=0;&quot;&quot;;[.B3])" office:value-type="string" office:string-value="Cereal" calcext:value-type="string">
            <text:p>Cereal</text:p>
          </table:table-cell>
          <table:table-cell table:formula="of:=[.C3]" office:value-type="string" office:string-value="Joghurt" calcext:value-type="string">
            <text:p>Joghurt</text:p>
          </table:table-cell>
          <table:table-cell table:style-name="ce27" table:formula="of:=[.D3]*1/[.G3]" office:value-type="float" office:value="50" calcext:value-type="float">
            <text:p>50</text:p>
          </table:table-cell>
          <table:table-cell table:formula="of:=[.E3]" office:value-type="string" office:string-value="ml" calcext:value-type="string">
            <text:p>ml</text:p>
          </table:table-cell>
        </table:table-row>
        <table:table-row table:style-name="ro1">
          <table:table-cell table:formula="of:=[Recipes.A4]" office:value-type="float" office:value="0" calcext:value-type="float">
            <text:p>0</text:p>
          </table:table-cell>
          <table:table-cell table:formula="of:=IF(AND([.A4]=0;NOT([.C4]=0));[.B3];[.A4])" office:value-type="string" office:string-value="Cereal" calcext:value-type="string">
            <text:p>Cereal</text:p>
          </table:table-cell>
          <table:table-cell table:formula="of:=[Recipes.B4]" office:value-type="string" office:string-value="Milk (UHT)" calcext:value-type="string">
            <text:p>Milk (UHT)</text:p>
          </table:table-cell>
          <table:table-cell table:formula="of:=[Recipes.C4]" office:value-type="float" office:value="100" calcext:value-type="float">
            <text:p>100</text:p>
          </table:table-cell>
          <table:table-cell table:formula="of:=[Recipes.D4]" office:value-type="string" office:string-value="ml" calcext:value-type="string">
            <text:p>ml</text:p>
          </table:table-cell>
          <table:table-cell table:formula="of:=[Recipes.E4]" office:value-type="float" office:value="0" calcext:value-type="float">
            <text:p>0</text:p>
          </table:table-cell>
          <table:table-cell table:style-name="ce14" table:formula="of:=IF([.A4]=0;[.G3];[.F4])" office:value-type="float" office:value="1" calcext:value-type="float">
            <text:p>1</text:p>
          </table:table-cell>
          <table:table-cell table:style-name="ce21"/>
          <table:table-cell table:formula="of:=IF([.C4]=0;&quot;&quot;;[.B4])" office:value-type="string" office:string-value="Cereal" calcext:value-type="string">
            <text:p>Cereal</text:p>
          </table:table-cell>
          <table:table-cell table:formula="of:=[.C4]" office:value-type="string" office:string-value="Milk (UHT)" calcext:value-type="string">
            <text:p>Milk (UHT)</text:p>
          </table:table-cell>
          <table:table-cell table:style-name="ce27" table:formula="of:=[.D4]*1/[.G4]" office:value-type="float" office:value="100" calcext:value-type="float">
            <text:p>100</text:p>
          </table:table-cell>
          <table:table-cell table:formula="of:=[.E4]" office:value-type="string" office:string-value="ml" calcext:value-type="string">
            <text:p>ml</text:p>
          </table:table-cell>
        </table:table-row>
        <table:table-row table:style-name="ro1">
          <table:table-cell table:formula="of:=[Recipes.A5]" office:value-type="float" office:value="0" calcext:value-type="float">
            <text:p>0</text:p>
          </table:table-cell>
          <table:table-cell table:formula="of:=IF(AND([.A5]=0;NOT([.C5]=0));[.B4];[.A5])" office:value-type="string" office:string-value="Cereal" calcext:value-type="string">
            <text:p>Cereal</text:p>
          </table:table-cell>
          <table:table-cell table:formula="of:=[Recipes.B5]" office:value-type="string" office:string-value="Cornflakes" calcext:value-type="string">
            <text:p>Cornflakes</text:p>
          </table:table-cell>
          <table:table-cell table:formula="of:=[Recipes.C5]" office:value-type="float" office:value="10" calcext:value-type="float">
            <text:p>10</text:p>
          </table:table-cell>
          <table:table-cell table:formula="of:=[Recipes.D5]" office:value-type="string" office:string-value="g" calcext:value-type="string">
            <text:p>g</text:p>
          </table:table-cell>
          <table:table-cell table:formula="of:=[Recipes.E5]" office:value-type="float" office:value="0" calcext:value-type="float">
            <text:p>0</text:p>
          </table:table-cell>
          <table:table-cell table:style-name="ce14" table:formula="of:=IF([.A5]=0;[.G4];[.F5])" office:value-type="float" office:value="1" calcext:value-type="float">
            <text:p>1</text:p>
          </table:table-cell>
          <table:table-cell table:style-name="ce21"/>
          <table:table-cell table:formula="of:=IF([.C5]=0;&quot;&quot;;[.B5])" office:value-type="string" office:string-value="Cereal" calcext:value-type="string">
            <text:p>Cereal</text:p>
          </table:table-cell>
          <table:table-cell table:formula="of:=[.C5]" office:value-type="string" office:string-value="Cornflakes" calcext:value-type="string">
            <text:p>Cornflakes</text:p>
          </table:table-cell>
          <table:table-cell table:style-name="ce27" table:formula="of:=[.D5]*1/[.G5]" office:value-type="float" office:value="10" calcext:value-type="float">
            <text:p>10</text:p>
          </table:table-cell>
          <table:table-cell table:formula="of:=[.E5]" office:value-type="string" office:string-value="g" calcext:value-type="string">
            <text:p>g</text:p>
          </table:table-cell>
        </table:table-row>
        <table:table-row table:style-name="ro1">
          <table:table-cell table:formula="of:=[Recipes.A6]" office:value-type="float" office:value="0" calcext:value-type="float">
            <text:p>0</text:p>
          </table:table-cell>
          <table:table-cell table:formula="of:=IF(AND([.A6]=0;NOT([.C6]=0));[.B5];[.A6])" office:value-type="string" office:string-value="Cereal" calcext:value-type="string">
            <text:p>Cereal</text:p>
          </table:table-cell>
          <table:table-cell table:formula="of:=[Recipes.B6]" office:value-type="string" office:string-value="Musli" calcext:value-type="string">
            <text:p>Musli</text:p>
          </table:table-cell>
          <table:table-cell table:formula="of:=[Recipes.C6]" office:value-type="float" office:value="10" calcext:value-type="float">
            <text:p>10</text:p>
          </table:table-cell>
          <table:table-cell table:formula="of:=[Recipes.D6]" office:value-type="string" office:string-value="g" calcext:value-type="string">
            <text:p>g</text:p>
          </table:table-cell>
          <table:table-cell table:formula="of:=[Recipes.E6]" office:value-type="float" office:value="0" calcext:value-type="float">
            <text:p>0</text:p>
          </table:table-cell>
          <table:table-cell table:style-name="ce14" table:formula="of:=IF([.A6]=0;[.G5];[.F6])" office:value-type="float" office:value="1" calcext:value-type="float">
            <text:p>1</text:p>
          </table:table-cell>
          <table:table-cell table:style-name="ce21"/>
          <table:table-cell table:formula="of:=IF([.C6]=0;&quot;&quot;;[.B6])" office:value-type="string" office:string-value="Cereal" calcext:value-type="string">
            <text:p>Cereal</text:p>
          </table:table-cell>
          <table:table-cell table:formula="of:=[.C6]" office:value-type="string" office:string-value="Musli" calcext:value-type="string">
            <text:p>Musli</text:p>
          </table:table-cell>
          <table:table-cell table:style-name="ce27" table:formula="of:=[.D6]*1/[.G6]" office:value-type="float" office:value="10" calcext:value-type="float">
            <text:p>10</text:p>
          </table:table-cell>
          <table:table-cell table:formula="of:=[.E6]" office:value-type="string" office:string-value="g" calcext:value-type="string">
            <text:p>g</text:p>
          </table:table-cell>
        </table:table-row>
        <table:table-row table:style-name="ro1">
          <table:table-cell table:formula="of:=[Recipes.A7]" office:value-type="float" office:value="0" calcext:value-type="float">
            <text:p>0</text:p>
          </table:table-cell>
          <table:table-cell table:formula="of:=IF(AND([.A7]=0;NOT([.C7]=0));[.B6];[.A7])" office:value-type="float" office:value="0" calcext:value-type="float">
            <text:p>0</text:p>
          </table:table-cell>
          <table:table-cell table:formula="of:=[Recipes.B7]" office:value-type="float" office:value="0" calcext:value-type="float">
            <text:p>0</text:p>
          </table:table-cell>
          <table:table-cell table:formula="of:=[Recipes.C7]" office:value-type="float" office:value="0" calcext:value-type="float">
            <text:p>0</text:p>
          </table:table-cell>
          <table:table-cell table:formula="of:=[Recipes.D7]" office:value-type="float" office:value="0" calcext:value-type="float">
            <text:p>0</text:p>
          </table:table-cell>
          <table:table-cell table:formula="of:=[Recipes.E7]" office:value-type="float" office:value="0" calcext:value-type="float">
            <text:p>0</text:p>
          </table:table-cell>
          <table:table-cell table:style-name="ce14" table:formula="of:=IF([.A7]=0;[.G6];[.F7])" office:value-type="float" office:value="1" calcext:value-type="float">
            <text:p>1</text:p>
          </table:table-cell>
          <table:table-cell table:style-name="ce21"/>
          <table:table-cell table:formula="of:=IF([.C7]=0;&quot;&quot;;[.B7])">
            <text:p/>
          </table:table-cell>
          <table:table-cell table:formula="of:=[.C7]" office:value-type="float" office:value="0" calcext:value-type="float">
            <text:p>0</text:p>
          </table:table-cell>
          <table:table-cell table:style-name="ce27" table:formula="of:=[.D7]*1/[.G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</table:table-row>
        <table:table-row table:style-name="ro1">
          <table:table-cell table:formula="of:=[Recipes.A8]" office:value-type="string" office:string-value="Fruit" calcext:value-type="string">
            <text:p>Fruit</text:p>
          </table:table-cell>
          <table:table-cell table:formula="of:=IF(AND([.A8]=0;NOT([.C8]=0));[.B7];[.A8])" office:value-type="string" office:string-value="Fruit" calcext:value-type="string">
            <text:p>Fruit</text:p>
          </table:table-cell>
          <table:table-cell table:formula="of:=[Recipes.B8]" office:value-type="float" office:value="0" calcext:value-type="float">
            <text:p>0</text:p>
          </table:table-cell>
          <table:table-cell table:formula="of:=[Recipes.C8]" office:value-type="float" office:value="0" calcext:value-type="float">
            <text:p>0</text:p>
          </table:table-cell>
          <table:table-cell table:formula="of:=[Recipes.D8]" office:value-type="float" office:value="0" calcext:value-type="float">
            <text:p>0</text:p>
          </table:table-cell>
          <table:table-cell table:formula="of:=[Recipes.E8]" office:value-type="float" office:value="1.5" calcext:value-type="float">
            <text:p>1.5</text:p>
          </table:table-cell>
          <table:table-cell table:style-name="ce14" table:formula="of:=IF([.A8]=0;[.G7];[.F8])" office:value-type="float" office:value="1.5" calcext:value-type="float">
            <text:p>1.5</text:p>
          </table:table-cell>
          <table:table-cell table:style-name="ce21"/>
          <table:table-cell table:formula="of:=IF([.C8]=0;&quot;&quot;;[.B8])">
            <text:p/>
          </table:table-cell>
          <table:table-cell table:formula="of:=[.C8]" office:value-type="float" office:value="0" calcext:value-type="float">
            <text:p>0</text:p>
          </table:table-cell>
          <table:table-cell table:style-name="ce27" table:formula="of:=[.D8]*1/[.G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</table:table-row>
        <table:table-row table:style-name="ro1">
          <table:table-cell table:formula="of:=[Recipes.A9]" office:value-type="float" office:value="0" calcext:value-type="float">
            <text:p>0</text:p>
          </table:table-cell>
          <table:table-cell table:formula="of:=IF(AND([.A9]=0;NOT([.C9]=0));[.B8];[.A9])" office:value-type="string" office:string-value="Fruit" calcext:value-type="string">
            <text:p>Fruit</text:p>
          </table:table-cell>
          <table:table-cell table:formula="of:=[Recipes.B9]" office:value-type="string" office:string-value="- Bananas" calcext:value-type="string">
            <text:p>- Bananas</text:p>
          </table:table-cell>
          <table:table-cell table:formula="of:=[Recipes.C9]" office:value-type="float" office:value="0.5" calcext:value-type="float">
            <text:p>0.5</text:p>
          </table:table-cell>
          <table:table-cell table:formula="of:=[Recipes.D9]" office:value-type="string" office:string-value="peice" calcext:value-type="string">
            <text:p>peice</text:p>
          </table:table-cell>
          <table:table-cell table:formula="of:=[Recipes.E9]" office:value-type="float" office:value="0" calcext:value-type="float">
            <text:p>0</text:p>
          </table:table-cell>
          <table:table-cell table:style-name="ce14" table:formula="of:=IF([.A9]=0;[.G8];[.F9])" office:value-type="float" office:value="1.5" calcext:value-type="float">
            <text:p>1.5</text:p>
          </table:table-cell>
          <table:table-cell table:style-name="ce21"/>
          <table:table-cell table:formula="of:=IF([.C9]=0;&quot;&quot;;[.B9])" office:value-type="string" office:string-value="Fruit" calcext:value-type="string">
            <text:p>Fruit</text:p>
          </table:table-cell>
          <table:table-cell table:formula="of:=[.C9]" office:value-type="string" office:string-value="- Bananas" calcext:value-type="string">
            <text:p>- Bananas</text:p>
          </table:table-cell>
          <table:table-cell table:style-name="ce27" table:formula="of:=[.D9]*1/[.G9]" office:value-type="float" office:value="0.333333333333333" calcext:value-type="float">
            <text:p>0.3333333333</text:p>
          </table:table-cell>
          <table:table-cell table:formula="of:=[.E9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0]" office:value-type="float" office:value="0" calcext:value-type="float">
            <text:p>0</text:p>
          </table:table-cell>
          <table:table-cell table:formula="of:=IF(AND([.A10]=0;NOT([.C10]=0));[.B9];[.A10])" office:value-type="string" office:string-value="Fruit" calcext:value-type="string">
            <text:p>Fruit</text:p>
          </table:table-cell>
          <table:table-cell table:formula="of:=[Recipes.B10]" office:value-type="string" office:string-value="- Apples" calcext:value-type="string">
            <text:p>- Apples</text:p>
          </table:table-cell>
          <table:table-cell table:formula="of:=[Recipes.C10]" office:value-type="float" office:value="0.5" calcext:value-type="float">
            <text:p>0.5</text:p>
          </table:table-cell>
          <table:table-cell table:formula="of:=[Recipes.D10]" office:value-type="string" office:string-value="peice" calcext:value-type="string">
            <text:p>peice</text:p>
          </table:table-cell>
          <table:table-cell table:formula="of:=[Recipes.E10]" office:value-type="float" office:value="0" calcext:value-type="float">
            <text:p>0</text:p>
          </table:table-cell>
          <table:table-cell table:style-name="ce14" table:formula="of:=IF([.A10]=0;[.G9];[.F10])" office:value-type="float" office:value="1.5" calcext:value-type="float">
            <text:p>1.5</text:p>
          </table:table-cell>
          <table:table-cell table:style-name="ce21"/>
          <table:table-cell table:formula="of:=IF([.C10]=0;&quot;&quot;;[.B10])" office:value-type="string" office:string-value="Fruit" calcext:value-type="string">
            <text:p>Fruit</text:p>
          </table:table-cell>
          <table:table-cell table:formula="of:=[.C10]" office:value-type="string" office:string-value="- Apples" calcext:value-type="string">
            <text:p>- Apples</text:p>
          </table:table-cell>
          <table:table-cell table:style-name="ce27" table:formula="of:=[.D10]*1/[.G10]" office:value-type="float" office:value="0.333333333333333" calcext:value-type="float">
            <text:p>0.3333333333</text:p>
          </table:table-cell>
          <table:table-cell table:formula="of:=[.E10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1]" office:value-type="float" office:value="0" calcext:value-type="float">
            <text:p>0</text:p>
          </table:table-cell>
          <table:table-cell table:formula="of:=IF(AND([.A11]=0;NOT([.C11]=0));[.B10];[.A11])" office:value-type="string" office:string-value="Fruit" calcext:value-type="string">
            <text:p>Fruit</text:p>
          </table:table-cell>
          <table:table-cell table:formula="of:=[Recipes.B11]" office:value-type="string" office:string-value="- Other" calcext:value-type="string">
            <text:p>- Other</text:p>
          </table:table-cell>
          <table:table-cell table:formula="of:=[Recipes.C11]" office:value-type="float" office:value="0.5" calcext:value-type="float">
            <text:p>0.5</text:p>
          </table:table-cell>
          <table:table-cell table:formula="of:=[Recipes.D11]" office:value-type="string" office:string-value="peice" calcext:value-type="string">
            <text:p>peice</text:p>
          </table:table-cell>
          <table:table-cell table:formula="of:=[Recipes.E11]" office:value-type="float" office:value="0" calcext:value-type="float">
            <text:p>0</text:p>
          </table:table-cell>
          <table:table-cell table:style-name="ce14" table:formula="of:=IF([.A11]=0;[.G10];[.F11])" office:value-type="float" office:value="1.5" calcext:value-type="float">
            <text:p>1.5</text:p>
          </table:table-cell>
          <table:table-cell table:style-name="ce21"/>
          <table:table-cell table:formula="of:=IF([.C11]=0;&quot;&quot;;[.B11])" office:value-type="string" office:string-value="Fruit" calcext:value-type="string">
            <text:p>Fruit</text:p>
          </table:table-cell>
          <table:table-cell table:formula="of:=[.C11]" office:value-type="string" office:string-value="- Other" calcext:value-type="string">
            <text:p>- Other</text:p>
          </table:table-cell>
          <table:table-cell table:style-name="ce27" table:formula="of:=[.D11]*1/[.G11]" office:value-type="float" office:value="0.333333333333333" calcext:value-type="float">
            <text:p>0.3333333333</text:p>
          </table:table-cell>
          <table:table-cell table:formula="of:=[.E11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2]" office:value-type="float" office:value="0" calcext:value-type="float">
            <text:p>0</text:p>
          </table:table-cell>
          <table:table-cell table:formula="of:=IF(AND([.A12]=0;NOT([.C12]=0));[.B11];[.A12])" office:value-type="float" office:value="0" calcext:value-type="float">
            <text:p>0</text:p>
          </table:table-cell>
          <table:table-cell table:formula="of:=[Recipes.B12]" office:value-type="float" office:value="0" calcext:value-type="float">
            <text:p>0</text:p>
          </table:table-cell>
          <table:table-cell table:formula="of:=[Recipes.C12]" office:value-type="float" office:value="0" calcext:value-type="float">
            <text:p>0</text:p>
          </table:table-cell>
          <table:table-cell table:formula="of:=[Recipes.D12]" office:value-type="float" office:value="0" calcext:value-type="float">
            <text:p>0</text:p>
          </table:table-cell>
          <table:table-cell table:formula="of:=[Recipes.E12]" office:value-type="float" office:value="0" calcext:value-type="float">
            <text:p>0</text:p>
          </table:table-cell>
          <table:table-cell table:style-name="ce14" table:formula="of:=IF([.A12]=0;[.G11];[.F12])" office:value-type="float" office:value="1.5" calcext:value-type="float">
            <text:p>1.5</text:p>
          </table:table-cell>
          <table:table-cell table:style-name="ce21"/>
          <table:table-cell table:formula="of:=IF([.C12]=0;&quot;&quot;;[.B12])">
            <text:p/>
          </table:table-cell>
          <table:table-cell table:formula="of:=[.C12]" office:value-type="float" office:value="0" calcext:value-type="float">
            <text:p>0</text:p>
          </table:table-cell>
          <table:table-cell table:style-name="ce27" table:formula="of:=[.D12]*1/[.G12]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</table:table-row>
        <table:table-row table:style-name="ro1">
          <table:table-cell table:formula="of:=[Recipes.A13]" office:value-type="string" office:string-value="Bread" calcext:value-type="string">
            <text:p>Bread</text:p>
          </table:table-cell>
          <table:table-cell table:formula="of:=IF(AND([.A13]=0;NOT([.C13]=0));[.B12];[.A13])" office:value-type="string" office:string-value="Bread" calcext:value-type="string">
            <text:p>Bread</text:p>
          </table:table-cell>
          <table:table-cell table:formula="of:=[Recipes.B13]" office:value-type="float" office:value="0" calcext:value-type="float">
            <text:p>0</text:p>
          </table:table-cell>
          <table:table-cell table:formula="of:=[Recipes.C13]" office:value-type="float" office:value="0" calcext:value-type="float">
            <text:p>0</text:p>
          </table:table-cell>
          <table:table-cell table:formula="of:=[Recipes.D13]" office:value-type="float" office:value="0" calcext:value-type="float">
            <text:p>0</text:p>
          </table:table-cell>
          <table:table-cell table:formula="of:=[Recipes.E13]" office:value-type="float" office:value="2" calcext:value-type="float">
            <text:p>2</text:p>
          </table:table-cell>
          <table:table-cell table:style-name="ce14" table:formula="of:=IF([.A13]=0;[.G12];[.F13])" office:value-type="float" office:value="2" calcext:value-type="float">
            <text:p>2</text:p>
          </table:table-cell>
          <table:table-cell table:style-name="ce21"/>
          <table:table-cell table:formula="of:=IF([.C13]=0;&quot;&quot;;[.B13])">
            <text:p/>
          </table:table-cell>
          <table:table-cell table:formula="of:=[.C13]" office:value-type="float" office:value="0" calcext:value-type="float">
            <text:p>0</text:p>
          </table:table-cell>
          <table:table-cell table:style-name="ce27" table:formula="of:=[.D13]*1/[.G13]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</table:table-row>
        <table:table-row table:style-name="ro1">
          <table:table-cell table:formula="of:=[Recipes.A14]" office:value-type="float" office:value="0" calcext:value-type="float">
            <text:p>0</text:p>
          </table:table-cell>
          <table:table-cell table:formula="of:=IF(AND([.A14]=0;NOT([.C14]=0));[.B13];[.A14])" office:value-type="string" office:string-value="Bread" calcext:value-type="string">
            <text:p>Bread</text:p>
          </table:table-cell>
          <table:table-cell table:formula="of:=[Recipes.B14]" office:value-type="string" office:string-value="Brötchen" calcext:value-type="string">
            <text:p>Brötchen</text:p>
          </table:table-cell>
          <table:table-cell table:formula="of:=[Recipes.C14]" office:value-type="float" office:value="0.8" calcext:value-type="float">
            <text:p>0.8</text:p>
          </table:table-cell>
          <table:table-cell table:formula="of:=[Recipes.D14]" office:value-type="string" office:string-value="peice" calcext:value-type="string">
            <text:p>peice</text:p>
          </table:table-cell>
          <table:table-cell table:formula="of:=[Recipes.E14]" office:value-type="float" office:value="0" calcext:value-type="float">
            <text:p>0</text:p>
          </table:table-cell>
          <table:table-cell table:style-name="ce14" table:formula="of:=IF([.A14]=0;[.G13];[.F14])" office:value-type="float" office:value="2" calcext:value-type="float">
            <text:p>2</text:p>
          </table:table-cell>
          <table:table-cell table:style-name="ce21"/>
          <table:table-cell table:formula="of:=IF([.C14]=0;&quot;&quot;;[.B14])" office:value-type="string" office:string-value="Bread" calcext:value-type="string">
            <text:p>Bread</text:p>
          </table:table-cell>
          <table:table-cell table:formula="of:=[.C14]" office:value-type="string" office:string-value="Brötchen" calcext:value-type="string">
            <text:p>Brötchen</text:p>
          </table:table-cell>
          <table:table-cell table:style-name="ce27" table:formula="of:=[.D14]*1/[.G14]" office:value-type="float" office:value="0.4" calcext:value-type="float">
            <text:p>0.4</text:p>
          </table:table-cell>
          <table:table-cell table:formula="of:=[.E14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5]" office:value-type="float" office:value="0" calcext:value-type="float">
            <text:p>0</text:p>
          </table:table-cell>
          <table:table-cell table:formula="of:=IF(AND([.A15]=0;NOT([.C15]=0));[.B14];[.A15])" office:value-type="string" office:string-value="Bread" calcext:value-type="string">
            <text:p>Bread</text:p>
          </table:table-cell>
          <table:table-cell table:formula="of:=[Recipes.B15]" office:value-type="string" office:string-value="Brezen" calcext:value-type="string">
            <text:p>Brezen</text:p>
          </table:table-cell>
          <table:table-cell table:formula="of:=[Recipes.C15]" office:value-type="float" office:value="0.5" calcext:value-type="float">
            <text:p>0.5</text:p>
          </table:table-cell>
          <table:table-cell table:formula="of:=[Recipes.D15]" office:value-type="string" office:string-value="peice" calcext:value-type="string">
            <text:p>peice</text:p>
          </table:table-cell>
          <table:table-cell table:formula="of:=[Recipes.E15]" office:value-type="float" office:value="0" calcext:value-type="float">
            <text:p>0</text:p>
          </table:table-cell>
          <table:table-cell table:style-name="ce14" table:formula="of:=IF([.A15]=0;[.G14];[.F15])" office:value-type="float" office:value="2" calcext:value-type="float">
            <text:p>2</text:p>
          </table:table-cell>
          <table:table-cell table:style-name="ce21"/>
          <table:table-cell table:formula="of:=IF([.C15]=0;&quot;&quot;;[.B15])" office:value-type="string" office:string-value="Bread" calcext:value-type="string">
            <text:p>Bread</text:p>
          </table:table-cell>
          <table:table-cell table:formula="of:=[.C15]" office:value-type="string" office:string-value="Brezen" calcext:value-type="string">
            <text:p>Brezen</text:p>
          </table:table-cell>
          <table:table-cell table:style-name="ce27" table:formula="of:=[.D15]*1/[.G15]" office:value-type="float" office:value="0.25" calcext:value-type="float">
            <text:p>0.25</text:p>
          </table:table-cell>
          <table:table-cell table:formula="of:=[.E15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6]" office:value-type="float" office:value="0" calcext:value-type="float">
            <text:p>0</text:p>
          </table:table-cell>
          <table:table-cell table:formula="of:=IF(AND([.A16]=0;NOT([.C16]=0));[.B15];[.A16])" office:value-type="string" office:string-value="Bread" calcext:value-type="string">
            <text:p>Bread</text:p>
          </table:table-cell>
          <table:table-cell table:formula="of:=[Recipes.B16]" office:value-type="string" office:string-value="Butter" calcext:value-type="string">
            <text:p>Butter</text:p>
          </table:table-cell>
          <table:table-cell table:formula="of:=[Recipes.C16]" office:value-type="float" office:value="10" calcext:value-type="float">
            <text:p>10</text:p>
          </table:table-cell>
          <table:table-cell table:formula="of:=[Recipes.D16]" office:value-type="string" office:string-value="g" calcext:value-type="string">
            <text:p>g</text:p>
          </table:table-cell>
          <table:table-cell table:formula="of:=[Recipes.E16]" office:value-type="float" office:value="0" calcext:value-type="float">
            <text:p>0</text:p>
          </table:table-cell>
          <table:table-cell table:style-name="ce14" table:formula="of:=IF([.A16]=0;[.G15];[.F16])" office:value-type="float" office:value="2" calcext:value-type="float">
            <text:p>2</text:p>
          </table:table-cell>
          <table:table-cell table:style-name="ce21"/>
          <table:table-cell table:formula="of:=IF([.C16]=0;&quot;&quot;;[.B16])" office:value-type="string" office:string-value="Bread" calcext:value-type="string">
            <text:p>Bread</text:p>
          </table:table-cell>
          <table:table-cell table:formula="of:=[.C16]" office:value-type="string" office:string-value="Butter" calcext:value-type="string">
            <text:p>Butter</text:p>
          </table:table-cell>
          <table:table-cell table:style-name="ce27" table:formula="of:=[.D16]*1/[.G16]" office:value-type="float" office:value="5" calcext:value-type="float">
            <text:p>5</text:p>
          </table:table-cell>
          <table:table-cell table:formula="of:=[.E16]" office:value-type="string" office:string-value="g" calcext:value-type="string">
            <text:p>g</text:p>
          </table:table-cell>
        </table:table-row>
        <table:table-row table:style-name="ro1">
          <table:table-cell table:formula="of:=[Recipes.A17]" office:value-type="float" office:value="0" calcext:value-type="float">
            <text:p>0</text:p>
          </table:table-cell>
          <table:table-cell table:formula="of:=IF(AND([.A17]=0;NOT([.C17]=0));[.B16];[.A17])" office:value-type="float" office:value="0" calcext:value-type="float">
            <text:p>0</text:p>
          </table:table-cell>
          <table:table-cell table:formula="of:=[Recipes.B17]" office:value-type="float" office:value="0" calcext:value-type="float">
            <text:p>0</text:p>
          </table:table-cell>
          <table:table-cell table:formula="of:=[Recipes.C17]" office:value-type="float" office:value="0" calcext:value-type="float">
            <text:p>0</text:p>
          </table:table-cell>
          <table:table-cell table:formula="of:=[Recipes.D17]" office:value-type="float" office:value="0" calcext:value-type="float">
            <text:p>0</text:p>
          </table:table-cell>
          <table:table-cell table:formula="of:=[Recipes.E17]" office:value-type="float" office:value="0" calcext:value-type="float">
            <text:p>0</text:p>
          </table:table-cell>
          <table:table-cell table:style-name="ce14" table:formula="of:=IF([.A17]=0;[.G16];[.F17])" office:value-type="float" office:value="2" calcext:value-type="float">
            <text:p>2</text:p>
          </table:table-cell>
          <table:table-cell table:style-name="ce21"/>
          <table:table-cell table:formula="of:=IF([.C17]=0;&quot;&quot;;[.B17])">
            <text:p/>
          </table:table-cell>
          <table:table-cell table:formula="of:=[.C17]" office:value-type="float" office:value="0" calcext:value-type="float">
            <text:p>0</text:p>
          </table:table-cell>
          <table:table-cell table:style-name="ce27" table:formula="of:=[.D17]*1/[.G17]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</table:table-row>
        <table:table-row table:style-name="ro1">
          <table:table-cell table:formula="of:=[Recipes.A18]" office:value-type="string" office:string-value="Drinks" calcext:value-type="string">
            <text:p>Drinks</text:p>
          </table:table-cell>
          <table:table-cell table:formula="of:=IF(AND([.A18]=0;NOT([.C18]=0));[.B17];[.A18])" office:value-type="string" office:string-value="Drinks" calcext:value-type="string">
            <text:p>Drinks</text:p>
          </table:table-cell>
          <table:table-cell table:formula="of:=[Recipes.B18]" office:value-type="float" office:value="0" calcext:value-type="float">
            <text:p>0</text:p>
          </table:table-cell>
          <table:table-cell table:formula="of:=[Recipes.C18]" office:value-type="float" office:value="0" calcext:value-type="float">
            <text:p>0</text:p>
          </table:table-cell>
          <table:table-cell table:formula="of:=[Recipes.D18]" office:value-type="float" office:value="0" calcext:value-type="float">
            <text:p>0</text:p>
          </table:table-cell>
          <table:table-cell table:formula="of:=[Recipes.E18]" office:value-type="float" office:value="1" calcext:value-type="float">
            <text:p>1</text:p>
          </table:table-cell>
          <table:table-cell table:style-name="ce14" table:formula="of:=IF([.A18]=0;[.G17];[.F18])" office:value-type="float" office:value="1" calcext:value-type="float">
            <text:p>1</text:p>
          </table:table-cell>
          <table:table-cell table:style-name="ce21"/>
          <table:table-cell table:formula="of:=IF([.C18]=0;&quot;&quot;;[.B18])">
            <text:p/>
          </table:table-cell>
          <table:table-cell table:formula="of:=[.C18]" office:value-type="float" office:value="0" calcext:value-type="float">
            <text:p>0</text:p>
          </table:table-cell>
          <table:table-cell table:style-name="ce27" table:formula="of:=[.D18]*1/[.G18]" office:value-type="float" office:value="0" calcext:value-type="float">
            <text:p>0</text:p>
          </table:table-cell>
          <table:table-cell table:formula="of:=[.E18]" office:value-type="float" office:value="0" calcext:value-type="float">
            <text:p>0</text:p>
          </table:table-cell>
        </table:table-row>
        <table:table-row table:style-name="ro1">
          <table:table-cell table:formula="of:=[Recipes.A19]" office:value-type="float" office:value="0" calcext:value-type="float">
            <text:p>0</text:p>
          </table:table-cell>
          <table:table-cell table:formula="of:=IF(AND([.A19]=0;NOT([.C19]=0));[.B18];[.A19])" office:value-type="string" office:string-value="Drinks" calcext:value-type="string">
            <text:p>Drinks</text:p>
          </table:table-cell>
          <table:table-cell table:formula="of:=[Recipes.B19]" office:value-type="string" office:string-value="- Orange juice" calcext:value-type="string">
            <text:p>- Orange juice</text:p>
          </table:table-cell>
          <table:table-cell table:formula="of:=[Recipes.C19]" office:value-type="float" office:value="45" calcext:value-type="float">
            <text:p>45</text:p>
          </table:table-cell>
          <table:table-cell table:formula="of:=[Recipes.D19]" office:value-type="string" office:string-value="ml" calcext:value-type="string">
            <text:p>ml</text:p>
          </table:table-cell>
          <table:table-cell table:formula="of:=[Recipes.E19]" office:value-type="float" office:value="0" calcext:value-type="float">
            <text:p>0</text:p>
          </table:table-cell>
          <table:table-cell table:style-name="ce14" table:formula="of:=IF([.A19]=0;[.G18];[.F19])" office:value-type="float" office:value="1" calcext:value-type="float">
            <text:p>1</text:p>
          </table:table-cell>
          <table:table-cell table:style-name="ce21"/>
          <table:table-cell table:formula="of:=IF([.C19]=0;&quot;&quot;;[.B19])" office:value-type="string" office:string-value="Drinks" calcext:value-type="string">
            <text:p>Drinks</text:p>
          </table:table-cell>
          <table:table-cell table:formula="of:=[.C19]" office:value-type="string" office:string-value="- Orange juice" calcext:value-type="string">
            <text:p>- Orange juice</text:p>
          </table:table-cell>
          <table:table-cell table:style-name="ce27" table:formula="of:=[.D19]*1/[.G19]" office:value-type="float" office:value="45" calcext:value-type="float">
            <text:p>45</text:p>
          </table:table-cell>
          <table:table-cell table:formula="of:=[.E19]" office:value-type="string" office:string-value="ml" calcext:value-type="string">
            <text:p>ml</text:p>
          </table:table-cell>
        </table:table-row>
        <table:table-row table:style-name="ro1">
          <table:table-cell table:formula="of:=[Recipes.A20]" office:value-type="float" office:value="0" calcext:value-type="float">
            <text:p>0</text:p>
          </table:table-cell>
          <table:table-cell table:formula="of:=IF(AND([.A20]=0;NOT([.C20]=0));[.B19];[.A20])" office:value-type="string" office:string-value="Drinks" calcext:value-type="string">
            <text:p>Drinks</text:p>
          </table:table-cell>
          <table:table-cell table:formula="of:=[Recipes.B20]" office:value-type="string" office:string-value="- Apple juice" calcext:value-type="string">
            <text:p>- Apple juice</text:p>
          </table:table-cell>
          <table:table-cell table:formula="of:=[Recipes.C20]" office:value-type="float" office:value="45" calcext:value-type="float">
            <text:p>45</text:p>
          </table:table-cell>
          <table:table-cell table:formula="of:=[Recipes.D20]" office:value-type="string" office:string-value="ml" calcext:value-type="string">
            <text:p>ml</text:p>
          </table:table-cell>
          <table:table-cell table:formula="of:=[Recipes.E20]" office:value-type="float" office:value="0" calcext:value-type="float">
            <text:p>0</text:p>
          </table:table-cell>
          <table:table-cell table:style-name="ce14" table:formula="of:=IF([.A20]=0;[.G19];[.F20])" office:value-type="float" office:value="1" calcext:value-type="float">
            <text:p>1</text:p>
          </table:table-cell>
          <table:table-cell table:style-name="ce21"/>
          <table:table-cell table:formula="of:=IF([.C20]=0;&quot;&quot;;[.B20])" office:value-type="string" office:string-value="Drinks" calcext:value-type="string">
            <text:p>Drinks</text:p>
          </table:table-cell>
          <table:table-cell table:formula="of:=[.C20]" office:value-type="string" office:string-value="- Apple juice" calcext:value-type="string">
            <text:p>- Apple juice</text:p>
          </table:table-cell>
          <table:table-cell table:style-name="ce27" table:formula="of:=[.D20]*1/[.G20]" office:value-type="float" office:value="45" calcext:value-type="float">
            <text:p>45</text:p>
          </table:table-cell>
          <table:table-cell table:formula="of:=[.E20]" office:value-type="string" office:string-value="ml" calcext:value-type="string">
            <text:p>ml</text:p>
          </table:table-cell>
        </table:table-row>
        <table:table-row table:style-name="ro1">
          <table:table-cell table:formula="of:=[Recipes.A21]" office:value-type="float" office:value="0" calcext:value-type="float">
            <text:p>0</text:p>
          </table:table-cell>
          <table:table-cell table:formula="of:=IF(AND([.A21]=0;NOT([.C21]=0));[.B20];[.A21])" office:value-type="string" office:string-value="Drinks" calcext:value-type="string">
            <text:p>Drinks</text:p>
          </table:table-cell>
          <table:table-cell table:formula="of:=[Recipes.B21]" office:value-type="string" office:string-value="- Tea" calcext:value-type="string">
            <text:p>- Tea</text:p>
          </table:table-cell>
          <table:table-cell table:formula="of:=[Recipes.C21]" office:value-type="float" office:value="0.6" calcext:value-type="float">
            <text:p>0.6</text:p>
          </table:table-cell>
          <table:table-cell table:formula="of:=[Recipes.D21]" office:value-type="string" office:string-value="bag" calcext:value-type="string">
            <text:p>bag</text:p>
          </table:table-cell>
          <table:table-cell table:formula="of:=[Recipes.E21]" office:value-type="float" office:value="0" calcext:value-type="float">
            <text:p>0</text:p>
          </table:table-cell>
          <table:table-cell table:style-name="ce14" table:formula="of:=IF([.A21]=0;[.G20];[.F21])" office:value-type="float" office:value="1" calcext:value-type="float">
            <text:p>1</text:p>
          </table:table-cell>
          <table:table-cell table:style-name="ce21"/>
          <table:table-cell table:formula="of:=IF([.C21]=0;&quot;&quot;;[.B21])" office:value-type="string" office:string-value="Drinks" calcext:value-type="string">
            <text:p>Drinks</text:p>
          </table:table-cell>
          <table:table-cell table:formula="of:=[.C21]" office:value-type="string" office:string-value="- Tea" calcext:value-type="string">
            <text:p>- Tea</text:p>
          </table:table-cell>
          <table:table-cell table:style-name="ce27" table:formula="of:=[.D21]*1/[.G21]" office:value-type="float" office:value="0.6" calcext:value-type="float">
            <text:p>0.6</text:p>
          </table:table-cell>
          <table:table-cell table:formula="of:=[.E21]" office:value-type="string" office:string-value="bag" calcext:value-type="string">
            <text:p>bag</text:p>
          </table:table-cell>
        </table:table-row>
        <table:table-row table:style-name="ro1">
          <table:table-cell table:formula="of:=[Recipes.A22]" office:value-type="float" office:value="0" calcext:value-type="float">
            <text:p>0</text:p>
          </table:table-cell>
          <table:table-cell table:formula="of:=IF(AND([.A22]=0;NOT([.C22]=0));[.B21];[.A22])" office:value-type="string" office:string-value="Drinks" calcext:value-type="string">
            <text:p>Drinks</text:p>
          </table:table-cell>
          <table:table-cell table:formula="of:=[Recipes.B22]" office:value-type="string" office:string-value="- Coffee" calcext:value-type="string">
            <text:p>- Coffee</text:p>
          </table:table-cell>
          <table:table-cell table:formula="of:=[Recipes.C22]" office:value-type="float" office:value="0" calcext:value-type="float">
            <text:p>0</text:p>
          </table:table-cell>
          <table:table-cell table:formula="of:=[Recipes.D22]" office:value-type="float" office:value="0" calcext:value-type="float">
            <text:p>0</text:p>
          </table:table-cell>
          <table:table-cell table:formula="of:=[Recipes.E22]" office:value-type="float" office:value="0" calcext:value-type="float">
            <text:p>0</text:p>
          </table:table-cell>
          <table:table-cell table:style-name="ce14" table:formula="of:=IF([.A22]=0;[.G21];[.F22])" office:value-type="float" office:value="1" calcext:value-type="float">
            <text:p>1</text:p>
          </table:table-cell>
          <table:table-cell table:style-name="ce21"/>
          <table:table-cell table:formula="of:=IF([.C22]=0;&quot;&quot;;[.B22])" office:value-type="string" office:string-value="Drinks" calcext:value-type="string">
            <text:p>Drinks</text:p>
          </table:table-cell>
          <table:table-cell table:formula="of:=[.C22]" office:value-type="string" office:string-value="- Coffee" calcext:value-type="string">
            <text:p>- Coffee</text:p>
          </table:table-cell>
          <table:table-cell table:style-name="ce27" table:formula="of:=[.D22]*1/[.G22]" office:value-type="float" office:value="0" calcext:value-type="float">
            <text:p>0</text:p>
          </table:table-cell>
          <table:table-cell table:formula="of:=[.E22]" office:value-type="float" office:value="0" calcext:value-type="float">
            <text:p>0</text:p>
          </table:table-cell>
        </table:table-row>
        <table:table-row table:style-name="ro1">
          <table:table-cell table:formula="of:=[Recipes.A23]" office:value-type="float" office:value="0" calcext:value-type="float">
            <text:p>0</text:p>
          </table:table-cell>
          <table:table-cell table:formula="of:=IF(AND([.A23]=0;NOT([.C23]=0));[.B22];[.A23])" office:value-type="string" office:string-value="Drinks" calcext:value-type="string">
            <text:p>Drinks</text:p>
          </table:table-cell>
          <table:table-cell table:formula="of:=[Recipes.B23]" office:value-type="string" office:string-value="- Sugar" calcext:value-type="string">
            <text:p>- Sugar</text:p>
          </table:table-cell>
          <table:table-cell table:formula="of:=[Recipes.C23]" office:value-type="float" office:value="0.5" calcext:value-type="float">
            <text:p>0.5</text:p>
          </table:table-cell>
          <table:table-cell table:formula="of:=[Recipes.D23]" office:value-type="string" office:string-value="g" calcext:value-type="string">
            <text:p>g</text:p>
          </table:table-cell>
          <table:table-cell table:formula="of:=[Recipes.E23]" office:value-type="float" office:value="0" calcext:value-type="float">
            <text:p>0</text:p>
          </table:table-cell>
          <table:table-cell table:style-name="ce14" table:formula="of:=IF([.A23]=0;[.G22];[.F23])" office:value-type="float" office:value="1" calcext:value-type="float">
            <text:p>1</text:p>
          </table:table-cell>
          <table:table-cell table:style-name="ce21"/>
          <table:table-cell table:formula="of:=IF([.C23]=0;&quot;&quot;;[.B23])" office:value-type="string" office:string-value="Drinks" calcext:value-type="string">
            <text:p>Drinks</text:p>
          </table:table-cell>
          <table:table-cell table:formula="of:=[.C23]" office:value-type="string" office:string-value="- Sugar" calcext:value-type="string">
            <text:p>- Sugar</text:p>
          </table:table-cell>
          <table:table-cell table:style-name="ce27" table:formula="of:=[.D23]*1/[.G23]" office:value-type="float" office:value="0.5" calcext:value-type="float">
            <text:p>0.5</text:p>
          </table:table-cell>
          <table:table-cell table:formula="of:=[.E23]" office:value-type="string" office:string-value="g" calcext:value-type="string">
            <text:p>g</text:p>
          </table:table-cell>
        </table:table-row>
        <table:table-row table:style-name="ro1">
          <table:table-cell table:formula="of:=[Recipes.A24]" office:value-type="float" office:value="0" calcext:value-type="float">
            <text:p>0</text:p>
          </table:table-cell>
          <table:table-cell table:formula="of:=IF(AND([.A24]=0;NOT([.C24]=0));[.B23];[.A24])" office:value-type="string" office:string-value="Drinks" calcext:value-type="string">
            <text:p>Drinks</text:p>
          </table:table-cell>
          <table:table-cell table:formula="of:=[Recipes.B24]" office:value-type="string" office:string-value="- Milk" calcext:value-type="string">
            <text:p>- Milk</text:p>
          </table:table-cell>
          <table:table-cell table:formula="of:=[Recipes.C24]" office:value-type="float" office:value="20" calcext:value-type="float">
            <text:p>20</text:p>
          </table:table-cell>
          <table:table-cell table:formula="of:=[Recipes.D24]" office:value-type="string" office:string-value="ml" calcext:value-type="string">
            <text:p>ml</text:p>
          </table:table-cell>
          <table:table-cell table:formula="of:=[Recipes.E24]" office:value-type="float" office:value="0" calcext:value-type="float">
            <text:p>0</text:p>
          </table:table-cell>
          <table:table-cell table:style-name="ce14" table:formula="of:=IF([.A24]=0;[.G23];[.F24])" office:value-type="float" office:value="1" calcext:value-type="float">
            <text:p>1</text:p>
          </table:table-cell>
          <table:table-cell table:style-name="ce21"/>
          <table:table-cell table:formula="of:=IF([.C24]=0;&quot;&quot;;[.B24])" office:value-type="string" office:string-value="Drinks" calcext:value-type="string">
            <text:p>Drinks</text:p>
          </table:table-cell>
          <table:table-cell table:formula="of:=[.C24]" office:value-type="string" office:string-value="- Milk" calcext:value-type="string">
            <text:p>- Milk</text:p>
          </table:table-cell>
          <table:table-cell table:style-name="ce27" table:formula="of:=[.D24]*1/[.G24]" office:value-type="float" office:value="20" calcext:value-type="float">
            <text:p>20</text:p>
          </table:table-cell>
          <table:table-cell table:formula="of:=[.E24]" office:value-type="string" office:string-value="ml" calcext:value-type="string">
            <text:p>ml</text:p>
          </table:table-cell>
        </table:table-row>
        <table:table-row table:style-name="ro1">
          <table:table-cell table:formula="of:=[Recipes.A25]" office:value-type="float" office:value="0" calcext:value-type="float">
            <text:p>0</text:p>
          </table:table-cell>
          <table:table-cell table:formula="of:=IF(AND([.A25]=0;NOT([.C25]=0));[.B24];[.A25])" office:value-type="float" office:value="0" calcext:value-type="float">
            <text:p>0</text:p>
          </table:table-cell>
          <table:table-cell table:formula="of:=[Recipes.B25]" office:value-type="float" office:value="0" calcext:value-type="float">
            <text:p>0</text:p>
          </table:table-cell>
          <table:table-cell table:formula="of:=[Recipes.C25]" office:value-type="float" office:value="0" calcext:value-type="float">
            <text:p>0</text:p>
          </table:table-cell>
          <table:table-cell table:formula="of:=[Recipes.D25]" office:value-type="float" office:value="0" calcext:value-type="float">
            <text:p>0</text:p>
          </table:table-cell>
          <table:table-cell table:formula="of:=[Recipes.E25]" office:value-type="float" office:value="0" calcext:value-type="float">
            <text:p>0</text:p>
          </table:table-cell>
          <table:table-cell table:style-name="ce14" table:formula="of:=IF([.A25]=0;[.G24];[.F25])" office:value-type="float" office:value="1" calcext:value-type="float">
            <text:p>1</text:p>
          </table:table-cell>
          <table:table-cell table:style-name="ce21"/>
          <table:table-cell table:formula="of:=IF([.C25]=0;&quot;&quot;;[.B25])">
            <text:p/>
          </table:table-cell>
          <table:table-cell table:formula="of:=[.C25]" office:value-type="float" office:value="0" calcext:value-type="float">
            <text:p>0</text:p>
          </table:table-cell>
          <table:table-cell table:style-name="ce27" table:formula="of:=[.D25]*1/[.G25]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</table:table-row>
        <table:table-row table:style-name="ro1">
          <table:table-cell table:formula="of:=[Recipes.A26]" office:value-type="string" office:string-value="Egg sandwich" calcext:value-type="string">
            <text:p>Egg sandwich</text:p>
          </table:table-cell>
          <table:table-cell table:formula="of:=IF(AND([.A26]=0;NOT([.C26]=0));[.B25];[.A26])" office:value-type="string" office:string-value="Egg sandwich" calcext:value-type="string">
            <text:p>Egg sandwich</text:p>
          </table:table-cell>
          <table:table-cell table:formula="of:=[Recipes.B26]" office:value-type="float" office:value="0" calcext:value-type="float">
            <text:p>0</text:p>
          </table:table-cell>
          <table:table-cell table:formula="of:=[Recipes.C26]" office:value-type="float" office:value="0" calcext:value-type="float">
            <text:p>0</text:p>
          </table:table-cell>
          <table:table-cell table:formula="of:=[Recipes.D26]" office:value-type="float" office:value="0" calcext:value-type="float">
            <text:p>0</text:p>
          </table:table-cell>
          <table:table-cell table:formula="of:=[Recipes.E26]" office:value-type="float" office:value="3" calcext:value-type="float">
            <text:p>3</text:p>
          </table:table-cell>
          <table:table-cell table:style-name="ce14" table:formula="of:=IF([.A26]=0;[.G25];[.F26])" office:value-type="float" office:value="3" calcext:value-type="float">
            <text:p>3</text:p>
          </table:table-cell>
          <table:table-cell table:style-name="ce21"/>
          <table:table-cell table:formula="of:=IF([.C26]=0;&quot;&quot;;[.B26])">
            <text:p/>
          </table:table-cell>
          <table:table-cell table:formula="of:=[.C26]" office:value-type="float" office:value="0" calcext:value-type="float">
            <text:p>0</text:p>
          </table:table-cell>
          <table:table-cell table:style-name="ce27" table:formula="of:=[.D26]*1/[.G26]" office:value-type="float" office:value="0" calcext:value-type="float">
            <text:p>0</text:p>
          </table:table-cell>
          <table:table-cell table:formula="of:=[.E26]" office:value-type="float" office:value="0" calcext:value-type="float">
            <text:p>0</text:p>
          </table:table-cell>
        </table:table-row>
        <table:table-row table:style-name="ro1">
          <table:table-cell table:formula="of:=[Recipes.A27]" office:value-type="float" office:value="0" calcext:value-type="float">
            <text:p>0</text:p>
          </table:table-cell>
          <table:table-cell table:formula="of:=IF(AND([.A27]=0;NOT([.C27]=0));[.B26];[.A27])" office:value-type="string" office:string-value="Egg sandwich" calcext:value-type="string">
            <text:p>Egg sandwich</text:p>
          </table:table-cell>
          <table:table-cell table:formula="of:=[Recipes.B27]" office:value-type="string" office:string-value="3 hard-boiled eggs, chopped" calcext:value-type="string">
            <text:p>3 hard-boiled eggs, chopped</text:p>
          </table:table-cell>
          <table:table-cell table:formula="of:=[Recipes.C27]" office:value-type="float" office:value="3" calcext:value-type="float">
            <text:p>3</text:p>
          </table:table-cell>
          <table:table-cell table:formula="of:=[Recipes.D27]" office:value-type="string" office:string-value="egg" calcext:value-type="string">
            <text:p>egg</text:p>
          </table:table-cell>
          <table:table-cell table:formula="of:=[Recipes.E27]" office:value-type="float" office:value="0" calcext:value-type="float">
            <text:p>0</text:p>
          </table:table-cell>
          <table:table-cell table:style-name="ce14" table:formula="of:=IF([.A27]=0;[.G26];[.F27])" office:value-type="float" office:value="3" calcext:value-type="float">
            <text:p>3</text:p>
          </table:table-cell>
          <table:table-cell table:style-name="ce21"/>
          <table:table-cell table:formula="of:=IF([.C27]=0;&quot;&quot;;[.B27])" office:value-type="string" office:string-value="Egg sandwich" calcext:value-type="string">
            <text:p>Egg sandwich</text:p>
          </table:table-cell>
          <table:table-cell table:formula="of:=[.C27]" office:value-type="string" office:string-value="3 hard-boiled eggs, chopped" calcext:value-type="string">
            <text:p>3 hard-boiled eggs, chopped</text:p>
          </table:table-cell>
          <table:table-cell table:style-name="ce27" table:formula="of:=[.D27]*1/[.G27]" office:value-type="float" office:value="1" calcext:value-type="float">
            <text:p>1</text:p>
          </table:table-cell>
          <table:table-cell table:formula="of:=[.E27]" office:value-type="string" office:string-value="egg" calcext:value-type="string">
            <text:p>egg</text:p>
          </table:table-cell>
        </table:table-row>
        <table:table-row table:style-name="ro1">
          <table:table-cell table:formula="of:=[Recipes.A28]" office:value-type="float" office:value="0" calcext:value-type="float">
            <text:p>0</text:p>
          </table:table-cell>
          <table:table-cell table:formula="of:=IF(AND([.A28]=0;NOT([.C28]=0));[.B27];[.A28])" office:value-type="string" office:string-value="Egg sandwich" calcext:value-type="string">
            <text:p>Egg sandwich</text:p>
          </table:table-cell>
          <table:table-cell table:formula="of:=[Recipes.B28]" office:value-type="string" office:string-value="1/3 spring onion" calcext:value-type="string">
            <text:p>1/3 spring onion</text:p>
          </table:table-cell>
          <table:table-cell table:formula="of:=[Recipes.C28]" office:value-type="float" office:value="0.3" calcext:value-type="float">
            <text:p>0.3</text:p>
          </table:table-cell>
          <table:table-cell table:formula="of:=[Recipes.D28]" office:value-type="string" office:string-value="onion" calcext:value-type="string">
            <text:p>onion</text:p>
          </table:table-cell>
          <table:table-cell table:formula="of:=[Recipes.E28]" office:value-type="float" office:value="0" calcext:value-type="float">
            <text:p>0</text:p>
          </table:table-cell>
          <table:table-cell table:style-name="ce14" table:formula="of:=IF([.A28]=0;[.G27];[.F28])" office:value-type="float" office:value="3" calcext:value-type="float">
            <text:p>3</text:p>
          </table:table-cell>
          <table:table-cell table:style-name="ce21"/>
          <table:table-cell table:formula="of:=IF([.C28]=0;&quot;&quot;;[.B28])" office:value-type="string" office:string-value="Egg sandwich" calcext:value-type="string">
            <text:p>Egg sandwich</text:p>
          </table:table-cell>
          <table:table-cell table:formula="of:=[.C28]" office:value-type="string" office:string-value="1/3 spring onion" calcext:value-type="string">
            <text:p>1/3 spring onion</text:p>
          </table:table-cell>
          <table:table-cell table:style-name="ce27" table:formula="of:=[.D28]*1/[.G28]" office:value-type="float" office:value="0.1" calcext:value-type="float">
            <text:p>0.1</text:p>
          </table:table-cell>
          <table:table-cell table:formula="of:=[.E28]" office:value-type="string" office:string-value="onion" calcext:value-type="string">
            <text:p>onion</text:p>
          </table:table-cell>
        </table:table-row>
        <table:table-row table:style-name="ro1">
          <table:table-cell table:formula="of:=[Recipes.A29]" office:value-type="float" office:value="0" calcext:value-type="float">
            <text:p>0</text:p>
          </table:table-cell>
          <table:table-cell table:formula="of:=IF(AND([.A29]=0;NOT([.C29]=0));[.B28];[.A29])" office:value-type="string" office:string-value="Egg sandwich" calcext:value-type="string">
            <text:p>Egg sandwich</text:p>
          </table:table-cell>
          <table:table-cell table:formula="of:=[Recipes.B29]" office:value-type="string" office:string-value="3 lettuce leaves" calcext:value-type="string">
            <text:p>3 lettuce leaves</text:p>
          </table:table-cell>
          <table:table-cell table:formula="of:=[Recipes.C29]" office:value-type="float" office:value="3" calcext:value-type="float">
            <text:p>3</text:p>
          </table:table-cell>
          <table:table-cell table:formula="of:=[Recipes.D29]" office:value-type="string" office:string-value="leaves" calcext:value-type="string">
            <text:p>leaves</text:p>
          </table:table-cell>
          <table:table-cell table:formula="of:=[Recipes.E29]" office:value-type="float" office:value="0" calcext:value-type="float">
            <text:p>0</text:p>
          </table:table-cell>
          <table:table-cell table:style-name="ce14" table:formula="of:=IF([.A29]=0;[.G28];[.F29])" office:value-type="float" office:value="3" calcext:value-type="float">
            <text:p>3</text:p>
          </table:table-cell>
          <table:table-cell table:style-name="ce21"/>
          <table:table-cell table:formula="of:=IF([.C29]=0;&quot;&quot;;[.B29])" office:value-type="string" office:string-value="Egg sandwich" calcext:value-type="string">
            <text:p>Egg sandwich</text:p>
          </table:table-cell>
          <table:table-cell table:formula="of:=[.C29]" office:value-type="string" office:string-value="3 lettuce leaves" calcext:value-type="string">
            <text:p>3 lettuce leaves</text:p>
          </table:table-cell>
          <table:table-cell table:style-name="ce27" table:formula="of:=[.D29]*1/[.G29]" office:value-type="float" office:value="1" calcext:value-type="float">
            <text:p>1</text:p>
          </table:table-cell>
          <table:table-cell table:formula="of:=[.E29]" office:value-type="string" office:string-value="leaves" calcext:value-type="string">
            <text:p>leaves</text:p>
          </table:table-cell>
        </table:table-row>
        <table:table-row table:style-name="ro1">
          <table:table-cell table:formula="of:=[Recipes.A30]" office:value-type="float" office:value="0" calcext:value-type="float">
            <text:p>0</text:p>
          </table:table-cell>
          <table:table-cell table:formula="of:=IF(AND([.A30]=0;NOT([.C30]=0));[.B29];[.A30])" office:value-type="string" office:string-value="Egg sandwich" calcext:value-type="string">
            <text:p>Egg sandwich</text:p>
          </table:table-cell>
          <table:table-cell table:formula="of:=[Recipes.B30]" office:value-type="string" office:string-value="3 tbsp mayonnaise" calcext:value-type="string">
            <text:p>3 tbsp mayonnaise</text:p>
          </table:table-cell>
          <table:table-cell table:formula="of:=[Recipes.C30]" office:value-type="float" office:value="3" calcext:value-type="float">
            <text:p>3</text:p>
          </table:table-cell>
          <table:table-cell table:formula="of:=[Recipes.D30]" office:value-type="string" office:string-value="tbsp" calcext:value-type="string">
            <text:p>tbsp</text:p>
          </table:table-cell>
          <table:table-cell table:formula="of:=[Recipes.E30]" office:value-type="float" office:value="0" calcext:value-type="float">
            <text:p>0</text:p>
          </table:table-cell>
          <table:table-cell table:style-name="ce14" table:formula="of:=IF([.A30]=0;[.G29];[.F30])" office:value-type="float" office:value="3" calcext:value-type="float">
            <text:p>3</text:p>
          </table:table-cell>
          <table:table-cell table:style-name="ce21"/>
          <table:table-cell table:formula="of:=IF([.C30]=0;&quot;&quot;;[.B30])" office:value-type="string" office:string-value="Egg sandwich" calcext:value-type="string">
            <text:p>Egg sandwich</text:p>
          </table:table-cell>
          <table:table-cell table:formula="of:=[.C30]" office:value-type="string" office:string-value="3 tbsp mayonnaise" calcext:value-type="string">
            <text:p>3 tbsp mayonnaise</text:p>
          </table:table-cell>
          <table:table-cell table:style-name="ce27" table:formula="of:=[.D30]*1/[.G30]" office:value-type="float" office:value="1" calcext:value-type="float">
            <text:p>1</text:p>
          </table:table-cell>
          <table:table-cell table:formula="of:=[.E30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31]" office:value-type="float" office:value="0" calcext:value-type="float">
            <text:p>0</text:p>
          </table:table-cell>
          <table:table-cell table:formula="of:=IF(AND([.A31]=0;NOT([.C31]=0));[.B30];[.A31])" office:value-type="string" office:string-value="Egg sandwich" calcext:value-type="string">
            <text:p>Egg sandwich</text:p>
          </table:table-cell>
          <table:table-cell table:formula="of:=[Recipes.B31]" office:value-type="string" office:string-value="1 tsp mustard" calcext:value-type="string">
            <text:p>1 tsp mustard</text:p>
          </table:table-cell>
          <table:table-cell table:formula="of:=[Recipes.C31]" office:value-type="float" office:value="1" calcext:value-type="float">
            <text:p>1</text:p>
          </table:table-cell>
          <table:table-cell table:formula="of:=[Recipes.D31]" office:value-type="string" office:string-value="tsp" calcext:value-type="string">
            <text:p>tsp</text:p>
          </table:table-cell>
          <table:table-cell table:formula="of:=[Recipes.E31]" office:value-type="float" office:value="0" calcext:value-type="float">
            <text:p>0</text:p>
          </table:table-cell>
          <table:table-cell table:style-name="ce14" table:formula="of:=IF([.A31]=0;[.G30];[.F31])" office:value-type="float" office:value="3" calcext:value-type="float">
            <text:p>3</text:p>
          </table:table-cell>
          <table:table-cell table:style-name="ce21"/>
          <table:table-cell table:formula="of:=IF([.C31]=0;&quot;&quot;;[.B31])" office:value-type="string" office:string-value="Egg sandwich" calcext:value-type="string">
            <text:p>Egg sandwich</text:p>
          </table:table-cell>
          <table:table-cell table:formula="of:=[.C31]" office:value-type="string" office:string-value="1 tsp mustard" calcext:value-type="string">
            <text:p>1 tsp mustard</text:p>
          </table:table-cell>
          <table:table-cell table:style-name="ce27" table:formula="of:=[.D31]*1/[.G31]" office:value-type="float" office:value="0.333333333333333" calcext:value-type="float">
            <text:p>0.3333333333</text:p>
          </table:table-cell>
          <table:table-cell table:formula="of:=[.E31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32]" office:value-type="float" office:value="0" calcext:value-type="float">
            <text:p>0</text:p>
          </table:table-cell>
          <table:table-cell table:formula="of:=IF(AND([.A32]=0;NOT([.C32]=0));[.B31];[.A32])" office:value-type="string" office:string-value="Egg sandwich" calcext:value-type="string">
            <text:p>Egg sandwich</text:p>
          </table:table-cell>
          <table:table-cell table:formula="of:=[Recipes.B32]" office:value-type="string" office:string-value="bread" calcext:value-type="string">
            <text:p>bread</text:p>
          </table:table-cell>
          <table:table-cell table:formula="of:=[Recipes.C32]" office:value-type="float" office:value="6" calcext:value-type="float">
            <text:p>6</text:p>
          </table:table-cell>
          <table:table-cell table:formula="of:=[Recipes.D32]" office:value-type="string" office:string-value="slices" calcext:value-type="string">
            <text:p>slices</text:p>
          </table:table-cell>
          <table:table-cell table:formula="of:=[Recipes.E32]" office:value-type="float" office:value="0" calcext:value-type="float">
            <text:p>0</text:p>
          </table:table-cell>
          <table:table-cell table:style-name="ce14" table:formula="of:=IF([.A32]=0;[.G31];[.F32])" office:value-type="float" office:value="3" calcext:value-type="float">
            <text:p>3</text:p>
          </table:table-cell>
          <table:table-cell table:style-name="ce21"/>
          <table:table-cell table:formula="of:=IF([.C32]=0;&quot;&quot;;[.B32])" office:value-type="string" office:string-value="Egg sandwich" calcext:value-type="string">
            <text:p>Egg sandwich</text:p>
          </table:table-cell>
          <table:table-cell table:formula="of:=[.C32]" office:value-type="string" office:string-value="bread" calcext:value-type="string">
            <text:p>bread</text:p>
          </table:table-cell>
          <table:table-cell table:style-name="ce27" table:formula="of:=[.D32]*1/[.G32]" office:value-type="float" office:value="2" calcext:value-type="float">
            <text:p>2</text:p>
          </table:table-cell>
          <table:table-cell table:formula="of:=[.E32]" office:value-type="string" office:string-value="slices" calcext:value-type="string">
            <text:p>slices</text:p>
          </table:table-cell>
        </table:table-row>
        <table:table-row table:style-name="ro1">
          <table:table-cell table:formula="of:=[Recipes.A33]" office:value-type="float" office:value="0" calcext:value-type="float">
            <text:p>0</text:p>
          </table:table-cell>
          <table:table-cell table:formula="of:=IF(AND([.A33]=0;NOT([.C33]=0));[.B32];[.A33])" office:value-type="float" office:value="0" calcext:value-type="float">
            <text:p>0</text:p>
          </table:table-cell>
          <table:table-cell table:formula="of:=[Recipes.B33]" office:value-type="float" office:value="0" calcext:value-type="float">
            <text:p>0</text:p>
          </table:table-cell>
          <table:table-cell table:formula="of:=[Recipes.C33]" office:value-type="float" office:value="0" calcext:value-type="float">
            <text:p>0</text:p>
          </table:table-cell>
          <table:table-cell table:formula="of:=[Recipes.D33]" office:value-type="float" office:value="0" calcext:value-type="float">
            <text:p>0</text:p>
          </table:table-cell>
          <table:table-cell table:formula="of:=[Recipes.E33]" office:value-type="float" office:value="0" calcext:value-type="float">
            <text:p>0</text:p>
          </table:table-cell>
          <table:table-cell table:style-name="ce14" table:formula="of:=IF([.A33]=0;[.G32];[.F33])" office:value-type="float" office:value="3" calcext:value-type="float">
            <text:p>3</text:p>
          </table:table-cell>
          <table:table-cell table:style-name="ce21"/>
          <table:table-cell table:formula="of:=IF([.C33]=0;&quot;&quot;;[.B33])">
            <text:p/>
          </table:table-cell>
          <table:table-cell table:formula="of:=[.C33]" office:value-type="float" office:value="0" calcext:value-type="float">
            <text:p>0</text:p>
          </table:table-cell>
          <table:table-cell table:style-name="ce27" table:formula="of:=[.D33]*1/[.G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</table:table-row>
        <table:table-row table:style-name="ro1">
          <table:table-cell table:formula="of:=[Recipes.A34]" office:value-type="string" office:string-value="Cucumber sandwich" calcext:value-type="string">
            <text:p>Cucumber sandwich</text:p>
          </table:table-cell>
          <table:table-cell table:formula="of:=IF(AND([.A34]=0;NOT([.C34]=0));[.B33];[.A34])" office:value-type="string" office:string-value="Cucumber sandwich" calcext:value-type="string">
            <text:p>Cucumber sandwich</text:p>
          </table:table-cell>
          <table:table-cell table:formula="of:=[Recipes.B34]" office:value-type="float" office:value="0" calcext:value-type="float">
            <text:p>0</text:p>
          </table:table-cell>
          <table:table-cell table:formula="of:=[Recipes.C34]" office:value-type="float" office:value="0" calcext:value-type="float">
            <text:p>0</text:p>
          </table:table-cell>
          <table:table-cell table:formula="of:=[Recipes.D34]" office:value-type="float" office:value="0" calcext:value-type="float">
            <text:p>0</text:p>
          </table:table-cell>
          <table:table-cell table:formula="of:=[Recipes.E34]" office:value-type="float" office:value="5" calcext:value-type="float">
            <text:p>5</text:p>
          </table:table-cell>
          <table:table-cell table:style-name="ce14" table:formula="of:=IF([.A34]=0;[.G33];[.F34])" office:value-type="float" office:value="5" calcext:value-type="float">
            <text:p>5</text:p>
          </table:table-cell>
          <table:table-cell table:style-name="ce21"/>
          <table:table-cell table:formula="of:=IF([.C34]=0;&quot;&quot;;[.B34])">
            <text:p/>
          </table:table-cell>
          <table:table-cell table:formula="of:=[.C34]" office:value-type="float" office:value="0" calcext:value-type="float">
            <text:p>0</text:p>
          </table:table-cell>
          <table:table-cell table:style-name="ce27" table:formula="of:=[.D34]*1/[.G34]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</table:table-row>
        <table:table-row table:style-name="ro1">
          <table:table-cell table:formula="of:=[Recipes.A35]" office:value-type="float" office:value="0" calcext:value-type="float">
            <text:p>0</text:p>
          </table:table-cell>
          <table:table-cell table:formula="of:=IF(AND([.A35]=0;NOT([.C35]=0));[.B34];[.A35])" office:value-type="string" office:string-value="Cucumber sandwich" calcext:value-type="string">
            <text:p>Cucumber sandwich</text:p>
          </table:table-cell>
          <table:table-cell table:formula="of:=[Recipes.B35]" office:value-type="string" office:string-value="1 cucumber" calcext:value-type="string">
            <text:p>1 cucumber</text:p>
          </table:table-cell>
          <table:table-cell table:formula="of:=[Recipes.C35]" office:value-type="float" office:value="1" calcext:value-type="float">
            <text:p>1</text:p>
          </table:table-cell>
          <table:table-cell table:formula="of:=[Recipes.D35]" office:value-type="string" office:string-value="piece" calcext:value-type="string">
            <text:p>piece</text:p>
          </table:table-cell>
          <table:table-cell table:formula="of:=[Recipes.E35]" office:value-type="float" office:value="0" calcext:value-type="float">
            <text:p>0</text:p>
          </table:table-cell>
          <table:table-cell table:style-name="ce14" table:formula="of:=IF([.A35]=0;[.G34];[.F35])" office:value-type="float" office:value="5" calcext:value-type="float">
            <text:p>5</text:p>
          </table:table-cell>
          <table:table-cell table:style-name="ce21"/>
          <table:table-cell table:formula="of:=IF([.C35]=0;&quot;&quot;;[.B35])" office:value-type="string" office:string-value="Cucumber sandwich" calcext:value-type="string">
            <text:p>Cucumber sandwich</text:p>
          </table:table-cell>
          <table:table-cell table:formula="of:=[.C35]" office:value-type="string" office:string-value="1 cucumber" calcext:value-type="string">
            <text:p>1 cucumber</text:p>
          </table:table-cell>
          <table:table-cell table:style-name="ce27" table:formula="of:=[.D35]*1/[.G35]" office:value-type="float" office:value="0.2" calcext:value-type="float">
            <text:p>0.2</text:p>
          </table:table-cell>
          <table:table-cell table:formula="of:=[.E35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36]" office:value-type="float" office:value="0" calcext:value-type="float">
            <text:p>0</text:p>
          </table:table-cell>
          <table:table-cell table:formula="of:=IF(AND([.A36]=0;NOT([.C36]=0));[.B35];[.A36])" office:value-type="string" office:string-value="Cucumber sandwich" calcext:value-type="string">
            <text:p>Cucumber sandwich</text:p>
          </table:table-cell>
          <table:table-cell table:formula="of:=[Recipes.B36]" office:value-type="string" office:string-value="185g cream cheese" calcext:value-type="string">
            <text:p>185g cream cheese</text:p>
          </table:table-cell>
          <table:table-cell table:formula="of:=[Recipes.C36]" office:value-type="float" office:value="185" calcext:value-type="float">
            <text:p>185</text:p>
          </table:table-cell>
          <table:table-cell table:formula="of:=[Recipes.D36]" office:value-type="string" office:string-value="g" calcext:value-type="string">
            <text:p>g</text:p>
          </table:table-cell>
          <table:table-cell table:formula="of:=[Recipes.E36]" office:value-type="float" office:value="0" calcext:value-type="float">
            <text:p>0</text:p>
          </table:table-cell>
          <table:table-cell table:style-name="ce14" table:formula="of:=IF([.A36]=0;[.G35];[.F36])" office:value-type="float" office:value="5" calcext:value-type="float">
            <text:p>5</text:p>
          </table:table-cell>
          <table:table-cell table:style-name="ce21"/>
          <table:table-cell table:formula="of:=IF([.C36]=0;&quot;&quot;;[.B36])" office:value-type="string" office:string-value="Cucumber sandwich" calcext:value-type="string">
            <text:p>Cucumber sandwich</text:p>
          </table:table-cell>
          <table:table-cell table:formula="of:=[.C36]" office:value-type="string" office:string-value="185g cream cheese" calcext:value-type="string">
            <text:p>185g cream cheese</text:p>
          </table:table-cell>
          <table:table-cell table:style-name="ce27" table:formula="of:=[.D36]*1/[.G36]" office:value-type="float" office:value="37" calcext:value-type="float">
            <text:p>37</text:p>
          </table:table-cell>
          <table:table-cell table:formula="of:=[.E36]" office:value-type="string" office:string-value="g" calcext:value-type="string">
            <text:p>g</text:p>
          </table:table-cell>
        </table:table-row>
        <table:table-row table:style-name="ro1">
          <table:table-cell table:formula="of:=[Recipes.A37]" office:value-type="float" office:value="0" calcext:value-type="float">
            <text:p>0</text:p>
          </table:table-cell>
          <table:table-cell table:formula="of:=IF(AND([.A37]=0;NOT([.C37]=0));[.B36];[.A37])" office:value-type="string" office:string-value="Cucumber sandwich" calcext:value-type="string">
            <text:p>Cucumber sandwich</text:p>
          </table:table-cell>
          <table:table-cell table:formula="of:=[Recipes.B37]" office:value-type="string" office:string-value="bread" calcext:value-type="string">
            <text:p>bread</text:p>
          </table:table-cell>
          <table:table-cell table:formula="of:=[Recipes.C37]" office:value-type="float" office:value="10" calcext:value-type="float">
            <text:p>10</text:p>
          </table:table-cell>
          <table:table-cell table:formula="of:=[Recipes.D37]" office:value-type="string" office:string-value="slices" calcext:value-type="string">
            <text:p>slices</text:p>
          </table:table-cell>
          <table:table-cell table:formula="of:=[Recipes.E37]" office:value-type="float" office:value="0" calcext:value-type="float">
            <text:p>0</text:p>
          </table:table-cell>
          <table:table-cell table:style-name="ce14" table:formula="of:=IF([.A37]=0;[.G36];[.F37])" office:value-type="float" office:value="5" calcext:value-type="float">
            <text:p>5</text:p>
          </table:table-cell>
          <table:table-cell table:style-name="ce21"/>
          <table:table-cell table:formula="of:=IF([.C37]=0;&quot;&quot;;[.B37])" office:value-type="string" office:string-value="Cucumber sandwich" calcext:value-type="string">
            <text:p>Cucumber sandwich</text:p>
          </table:table-cell>
          <table:table-cell table:formula="of:=[.C37]" office:value-type="string" office:string-value="bread" calcext:value-type="string">
            <text:p>bread</text:p>
          </table:table-cell>
          <table:table-cell table:style-name="ce27" table:formula="of:=[.D37]*1/[.G37]" office:value-type="float" office:value="2" calcext:value-type="float">
            <text:p>2</text:p>
          </table:table-cell>
          <table:table-cell table:formula="of:=[.E37]" office:value-type="string" office:string-value="slices" calcext:value-type="string">
            <text:p>slices</text:p>
          </table:table-cell>
        </table:table-row>
        <table:table-row table:style-name="ro1">
          <table:table-cell table:formula="of:=[Recipes.A38]" office:value-type="float" office:value="0" calcext:value-type="float">
            <text:p>0</text:p>
          </table:table-cell>
          <table:table-cell table:formula="of:=IF(AND([.A38]=0;NOT([.C38]=0));[.B37];[.A38])" office:value-type="float" office:value="0" calcext:value-type="float">
            <text:p>0</text:p>
          </table:table-cell>
          <table:table-cell table:formula="of:=[Recipes.B38]" office:value-type="float" office:value="0" calcext:value-type="float">
            <text:p>0</text:p>
          </table:table-cell>
          <table:table-cell table:formula="of:=[Recipes.C38]" office:value-type="float" office:value="0" calcext:value-type="float">
            <text:p>0</text:p>
          </table:table-cell>
          <table:table-cell table:formula="of:=[Recipes.D38]" office:value-type="float" office:value="0" calcext:value-type="float">
            <text:p>0</text:p>
          </table:table-cell>
          <table:table-cell table:formula="of:=[Recipes.E38]" office:value-type="float" office:value="0" calcext:value-type="float">
            <text:p>0</text:p>
          </table:table-cell>
          <table:table-cell table:style-name="ce14" table:formula="of:=IF([.A38]=0;[.G37];[.F38])" office:value-type="float" office:value="5" calcext:value-type="float">
            <text:p>5</text:p>
          </table:table-cell>
          <table:table-cell table:style-name="ce21"/>
          <table:table-cell table:formula="of:=IF([.C38]=0;&quot;&quot;;[.B38])">
            <text:p/>
          </table:table-cell>
          <table:table-cell table:formula="of:=[.C38]" office:value-type="float" office:value="0" calcext:value-type="float">
            <text:p>0</text:p>
          </table:table-cell>
          <table:table-cell table:style-name="ce27" table:formula="of:=[.D38]*1/[.G38]" office:value-type="float" office:value="0" calcext:value-type="float">
            <text:p>0</text:p>
          </table:table-cell>
          <table:table-cell table:formula="of:=[.E38]" office:value-type="float" office:value="0" calcext:value-type="float">
            <text:p>0</text:p>
          </table:table-cell>
        </table:table-row>
        <table:table-row table:style-name="ro1">
          <table:table-cell table:formula="of:=[Recipes.A39]" office:value-type="string" office:string-value="Brie / Apple" calcext:value-type="string">
            <text:p>Brie / Apple</text:p>
          </table:table-cell>
          <table:table-cell table:formula="of:=IF(AND([.A39]=0;NOT([.C39]=0));[.B38];[.A39])" office:value-type="string" office:string-value="Brie / Apple" calcext:value-type="string">
            <text:p>Brie / Apple</text:p>
          </table:table-cell>
          <table:table-cell table:formula="of:=[Recipes.B39]" office:value-type="float" office:value="0" calcext:value-type="float">
            <text:p>0</text:p>
          </table:table-cell>
          <table:table-cell table:formula="of:=[Recipes.C39]" office:value-type="float" office:value="0" calcext:value-type="float">
            <text:p>0</text:p>
          </table:table-cell>
          <table:table-cell table:formula="of:=[Recipes.D39]" office:value-type="float" office:value="0" calcext:value-type="float">
            <text:p>0</text:p>
          </table:table-cell>
          <table:table-cell table:formula="of:=[Recipes.E39]" office:value-type="float" office:value="4" calcext:value-type="float">
            <text:p>4</text:p>
          </table:table-cell>
          <table:table-cell table:style-name="ce14" table:formula="of:=IF([.A39]=0;[.G38];[.F39])" office:value-type="float" office:value="4" calcext:value-type="float">
            <text:p>4</text:p>
          </table:table-cell>
          <table:table-cell table:style-name="ce21"/>
          <table:table-cell table:formula="of:=IF([.C39]=0;&quot;&quot;;[.B39])">
            <text:p/>
          </table:table-cell>
          <table:table-cell table:formula="of:=[.C39]" office:value-type="float" office:value="0" calcext:value-type="float">
            <text:p>0</text:p>
          </table:table-cell>
          <table:table-cell table:style-name="ce27" table:formula="of:=[.D39]*1/[.G39]" office:value-type="float" office:value="0" calcext:value-type="float">
            <text:p>0</text:p>
          </table:table-cell>
          <table:table-cell table:formula="of:=[.E39]" office:value-type="float" office:value="0" calcext:value-type="float">
            <text:p>0</text:p>
          </table:table-cell>
        </table:table-row>
        <table:table-row table:style-name="ro1">
          <table:table-cell table:formula="of:=[Recipes.A40]" office:value-type="float" office:value="0" calcext:value-type="float">
            <text:p>0</text:p>
          </table:table-cell>
          <table:table-cell table:formula="of:=IF(AND([.A40]=0;NOT([.C40]=0));[.B39];[.A40])" office:value-type="string" office:string-value="Brie / Apple" calcext:value-type="string">
            <text:p>Brie / Apple</text:p>
          </table:table-cell>
          <table:table-cell table:formula="of:=[Recipes.B40]" office:value-type="string" office:string-value="1 apple" calcext:value-type="string">
            <text:p>1 apple</text:p>
          </table:table-cell>
          <table:table-cell table:formula="of:=[Recipes.C40]" office:value-type="float" office:value="1" calcext:value-type="float">
            <text:p>1</text:p>
          </table:table-cell>
          <table:table-cell table:formula="of:=[Recipes.D40]" office:value-type="string" office:string-value="piece" calcext:value-type="string">
            <text:p>piece</text:p>
          </table:table-cell>
          <table:table-cell table:formula="of:=[Recipes.E40]" office:value-type="float" office:value="0" calcext:value-type="float">
            <text:p>0</text:p>
          </table:table-cell>
          <table:table-cell table:style-name="ce14" table:formula="of:=IF([.A40]=0;[.G39];[.F40])" office:value-type="float" office:value="4" calcext:value-type="float">
            <text:p>4</text:p>
          </table:table-cell>
          <table:table-cell table:style-name="ce21"/>
          <table:table-cell table:formula="of:=IF([.C40]=0;&quot;&quot;;[.B40])" office:value-type="string" office:string-value="Brie / Apple" calcext:value-type="string">
            <text:p>Brie / Apple</text:p>
          </table:table-cell>
          <table:table-cell table:formula="of:=[.C40]" office:value-type="string" office:string-value="1 apple" calcext:value-type="string">
            <text:p>1 apple</text:p>
          </table:table-cell>
          <table:table-cell table:style-name="ce27" table:formula="of:=[.D40]*1/[.G40]" office:value-type="float" office:value="0.25" calcext:value-type="float">
            <text:p>0.25</text:p>
          </table:table-cell>
          <table:table-cell table:formula="of:=[.E40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41]" office:value-type="float" office:value="0" calcext:value-type="float">
            <text:p>0</text:p>
          </table:table-cell>
          <table:table-cell table:formula="of:=IF(AND([.A41]=0;NOT([.C41]=0));[.B40];[.A41])" office:value-type="string" office:string-value="Brie / Apple" calcext:value-type="string">
            <text:p>Brie / Apple</text:p>
          </table:table-cell>
          <table:table-cell table:formula="of:=[Recipes.B41]" office:value-type="string" office:string-value="230g brie" calcext:value-type="string">
            <text:p>230g brie</text:p>
          </table:table-cell>
          <table:table-cell table:formula="of:=[Recipes.C41]" office:value-type="float" office:value="230" calcext:value-type="float">
            <text:p>230</text:p>
          </table:table-cell>
          <table:table-cell table:formula="of:=[Recipes.D41]" office:value-type="string" office:string-value="g" calcext:value-type="string">
            <text:p>g</text:p>
          </table:table-cell>
          <table:table-cell table:formula="of:=[Recipes.E41]" office:value-type="float" office:value="0" calcext:value-type="float">
            <text:p>0</text:p>
          </table:table-cell>
          <table:table-cell table:style-name="ce14" table:formula="of:=IF([.A41]=0;[.G40];[.F41])" office:value-type="float" office:value="4" calcext:value-type="float">
            <text:p>4</text:p>
          </table:table-cell>
          <table:table-cell table:style-name="ce21"/>
          <table:table-cell table:formula="of:=IF([.C41]=0;&quot;&quot;;[.B41])" office:value-type="string" office:string-value="Brie / Apple" calcext:value-type="string">
            <text:p>Brie / Apple</text:p>
          </table:table-cell>
          <table:table-cell table:formula="of:=[.C41]" office:value-type="string" office:string-value="230g brie" calcext:value-type="string">
            <text:p>230g brie</text:p>
          </table:table-cell>
          <table:table-cell table:style-name="ce27" table:formula="of:=[.D41]*1/[.G41]" office:value-type="float" office:value="57.5" calcext:value-type="float">
            <text:p>57.5</text:p>
          </table:table-cell>
          <table:table-cell table:formula="of:=[.E41]" office:value-type="string" office:string-value="g" calcext:value-type="string">
            <text:p>g</text:p>
          </table:table-cell>
        </table:table-row>
        <table:table-row table:style-name="ro1">
          <table:table-cell table:formula="of:=[Recipes.A42]" office:value-type="float" office:value="0" calcext:value-type="float">
            <text:p>0</text:p>
          </table:table-cell>
          <table:table-cell table:formula="of:=IF(AND([.A42]=0;NOT([.C42]=0));[.B41];[.A42])" office:value-type="string" office:string-value="Brie / Apple" calcext:value-type="string">
            <text:p>Brie / Apple</text:p>
          </table:table-cell>
          <table:table-cell table:formula="of:=[Recipes.B42]" office:value-type="string" office:string-value="bread" calcext:value-type="string">
            <text:p>bread</text:p>
          </table:table-cell>
          <table:table-cell table:formula="of:=[Recipes.C42]" office:value-type="float" office:value="8" calcext:value-type="float">
            <text:p>8</text:p>
          </table:table-cell>
          <table:table-cell table:formula="of:=[Recipes.D42]" office:value-type="string" office:string-value="slices" calcext:value-type="string">
            <text:p>slices</text:p>
          </table:table-cell>
          <table:table-cell table:formula="of:=[Recipes.E42]" office:value-type="float" office:value="0" calcext:value-type="float">
            <text:p>0</text:p>
          </table:table-cell>
          <table:table-cell table:style-name="ce14" table:formula="of:=IF([.A42]=0;[.G41];[.F42])" office:value-type="float" office:value="4" calcext:value-type="float">
            <text:p>4</text:p>
          </table:table-cell>
          <table:table-cell table:style-name="ce21"/>
          <table:table-cell table:formula="of:=IF([.C42]=0;&quot;&quot;;[.B42])" office:value-type="string" office:string-value="Brie / Apple" calcext:value-type="string">
            <text:p>Brie / Apple</text:p>
          </table:table-cell>
          <table:table-cell table:formula="of:=[.C42]" office:value-type="string" office:string-value="bread" calcext:value-type="string">
            <text:p>bread</text:p>
          </table:table-cell>
          <table:table-cell table:style-name="ce27" table:formula="of:=[.D42]*1/[.G42]" office:value-type="float" office:value="2" calcext:value-type="float">
            <text:p>2</text:p>
          </table:table-cell>
          <table:table-cell table:formula="of:=[.E42]" office:value-type="string" office:string-value="slices" calcext:value-type="string">
            <text:p>slices</text:p>
          </table:table-cell>
        </table:table-row>
        <table:table-row table:style-name="ro1">
          <table:table-cell table:formula="of:=[Recipes.A43]" office:value-type="float" office:value="0" calcext:value-type="float">
            <text:p>0</text:p>
          </table:table-cell>
          <table:table-cell table:formula="of:=IF(AND([.A43]=0;NOT([.C43]=0));[.B42];[.A43])" office:value-type="float" office:value="0" calcext:value-type="float">
            <text:p>0</text:p>
          </table:table-cell>
          <table:table-cell table:formula="of:=[Recipes.B43]" office:value-type="float" office:value="0" calcext:value-type="float">
            <text:p>0</text:p>
          </table:table-cell>
          <table:table-cell table:formula="of:=[Recipes.C43]" office:value-type="float" office:value="0" calcext:value-type="float">
            <text:p>0</text:p>
          </table:table-cell>
          <table:table-cell table:formula="of:=[Recipes.D43]" office:value-type="float" office:value="0" calcext:value-type="float">
            <text:p>0</text:p>
          </table:table-cell>
          <table:table-cell table:formula="of:=[Recipes.E43]" office:value-type="float" office:value="0" calcext:value-type="float">
            <text:p>0</text:p>
          </table:table-cell>
          <table:table-cell table:style-name="ce14" table:formula="of:=IF([.A43]=0;[.G42];[.F43])" office:value-type="float" office:value="4" calcext:value-type="float">
            <text:p>4</text:p>
          </table:table-cell>
          <table:table-cell table:style-name="ce21"/>
          <table:table-cell table:formula="of:=IF([.C43]=0;&quot;&quot;;[.B43])">
            <text:p/>
          </table:table-cell>
          <table:table-cell table:formula="of:=[.C43]" office:value-type="float" office:value="0" calcext:value-type="float">
            <text:p>0</text:p>
          </table:table-cell>
          <table:table-cell table:style-name="ce27" table:formula="of:=[.D43]*1/[.G43]" office:value-type="float" office:value="0" calcext:value-type="float">
            <text:p>0</text:p>
          </table:table-cell>
          <table:table-cell table:formula="of:=[.E43]" office:value-type="float" office:value="0" calcext:value-type="float">
            <text:p>0</text:p>
          </table:table-cell>
        </table:table-row>
        <table:table-row table:style-name="ro1">
          <table:table-cell table:formula="of:=[Recipes.A44]" office:value-type="string" office:string-value="Bratwurst / mustard / horseradish" calcext:value-type="string">
            <text:p>Bratwurst / mustard / horseradish</text:p>
          </table:table-cell>
          <table:table-cell table:formula="of:=IF(AND([.A44]=0;NOT([.C44]=0));[.B43];[.A44])" office:value-type="string" office:string-value="Bratwurst / mustard / horseradish" calcext:value-type="string">
            <text:p>Bratwurst / mustard / horseradish</text:p>
          </table:table-cell>
          <table:table-cell table:formula="of:=[Recipes.B44]" office:value-type="float" office:value="0" calcext:value-type="float">
            <text:p>0</text:p>
          </table:table-cell>
          <table:table-cell table:formula="of:=[Recipes.C44]" office:value-type="float" office:value="0" calcext:value-type="float">
            <text:p>0</text:p>
          </table:table-cell>
          <table:table-cell table:formula="of:=[Recipes.D44]" office:value-type="float" office:value="0" calcext:value-type="float">
            <text:p>0</text:p>
          </table:table-cell>
          <table:table-cell table:formula="of:=[Recipes.E44]" office:value-type="float" office:value="2" calcext:value-type="float">
            <text:p>2</text:p>
          </table:table-cell>
          <table:table-cell table:style-name="ce14" table:formula="of:=IF([.A44]=0;[.G43];[.F44])" office:value-type="float" office:value="2" calcext:value-type="float">
            <text:p>2</text:p>
          </table:table-cell>
          <table:table-cell table:style-name="ce21"/>
          <table:table-cell table:formula="of:=IF([.C44]=0;&quot;&quot;;[.B44])">
            <text:p/>
          </table:table-cell>
          <table:table-cell table:formula="of:=[.C44]" office:value-type="float" office:value="0" calcext:value-type="float">
            <text:p>0</text:p>
          </table:table-cell>
          <table:table-cell table:style-name="ce27" table:formula="of:=[.D44]*1/[.G44]" office:value-type="float" office:value="0" calcext:value-type="float">
            <text:p>0</text:p>
          </table:table-cell>
          <table:table-cell table:formula="of:=[.E44]" office:value-type="float" office:value="0" calcext:value-type="float">
            <text:p>0</text:p>
          </table:table-cell>
        </table:table-row>
        <table:table-row table:style-name="ro1">
          <table:table-cell table:formula="of:=[Recipes.A45]" office:value-type="float" office:value="0" calcext:value-type="float">
            <text:p>0</text:p>
          </table:table-cell>
          <table:table-cell table:formula="of:=IF(AND([.A45]=0;NOT([.C45]=0));[.B44];[.A45])" office:value-type="string" office:string-value="Bratwurst / mustard / horseradish" calcext:value-type="string">
            <text:p>Bratwurst / mustard / horseradish</text:p>
          </table:table-cell>
          <table:table-cell table:formula="of:=[Recipes.B45]" office:value-type="string" office:string-value="3 sausages" calcext:value-type="string">
            <text:p>3 sausages</text:p>
          </table:table-cell>
          <table:table-cell table:formula="of:=[Recipes.C45]" office:value-type="float" office:value="3" calcext:value-type="float">
            <text:p>3</text:p>
          </table:table-cell>
          <table:table-cell table:formula="of:=[Recipes.D45]" office:value-type="string" office:string-value="piece" calcext:value-type="string">
            <text:p>piece</text:p>
          </table:table-cell>
          <table:table-cell table:formula="of:=[Recipes.E45]" office:value-type="float" office:value="0" calcext:value-type="float">
            <text:p>0</text:p>
          </table:table-cell>
          <table:table-cell table:style-name="ce14" table:formula="of:=IF([.A45]=0;[.G44];[.F45])" office:value-type="float" office:value="2" calcext:value-type="float">
            <text:p>2</text:p>
          </table:table-cell>
          <table:table-cell table:style-name="ce21"/>
          <table:table-cell table:formula="of:=IF([.C45]=0;&quot;&quot;;[.B45])" office:value-type="string" office:string-value="Bratwurst / mustard / horseradish" calcext:value-type="string">
            <text:p>Bratwurst / mustard / horseradish</text:p>
          </table:table-cell>
          <table:table-cell table:formula="of:=[.C45]" office:value-type="string" office:string-value="3 sausages" calcext:value-type="string">
            <text:p>3 sausages</text:p>
          </table:table-cell>
          <table:table-cell table:style-name="ce27" table:formula="of:=[.D45]*1/[.G45]" office:value-type="float" office:value="1.5" calcext:value-type="float">
            <text:p>1.5</text:p>
          </table:table-cell>
          <table:table-cell table:formula="of:=[.E45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46]" office:value-type="float" office:value="0" calcext:value-type="float">
            <text:p>0</text:p>
          </table:table-cell>
          <table:table-cell table:formula="of:=IF(AND([.A46]=0;NOT([.C46]=0));[.B45];[.A46])" office:value-type="string" office:string-value="Bratwurst / mustard / horseradish" calcext:value-type="string">
            <text:p>Bratwurst / mustard / horseradish</text:p>
          </table:table-cell>
          <table:table-cell table:formula="of:=[Recipes.B46]" office:value-type="string" office:string-value="10ml mustard" calcext:value-type="string">
            <text:p>10ml mustard</text:p>
          </table:table-cell>
          <table:table-cell table:formula="of:=[Recipes.C46]" office:value-type="float" office:value="20" calcext:value-type="float">
            <text:p>20</text:p>
          </table:table-cell>
          <table:table-cell table:formula="of:=[Recipes.D46]" office:value-type="string" office:string-value="ml" calcext:value-type="string">
            <text:p>ml</text:p>
          </table:table-cell>
          <table:table-cell table:formula="of:=[Recipes.E46]" office:value-type="float" office:value="0" calcext:value-type="float">
            <text:p>0</text:p>
          </table:table-cell>
          <table:table-cell table:style-name="ce14" table:formula="of:=IF([.A46]=0;[.G45];[.F46])" office:value-type="float" office:value="2" calcext:value-type="float">
            <text:p>2</text:p>
          </table:table-cell>
          <table:table-cell table:style-name="ce21"/>
          <table:table-cell table:formula="of:=IF([.C46]=0;&quot;&quot;;[.B46])" office:value-type="string" office:string-value="Bratwurst / mustard / horseradish" calcext:value-type="string">
            <text:p>Bratwurst / mustard / horseradish</text:p>
          </table:table-cell>
          <table:table-cell table:formula="of:=[.C46]" office:value-type="string" office:string-value="10ml mustard" calcext:value-type="string">
            <text:p>10ml mustard</text:p>
          </table:table-cell>
          <table:table-cell table:style-name="ce27" table:formula="of:=[.D46]*1/[.G46]" office:value-type="float" office:value="10" calcext:value-type="float">
            <text:p>10</text:p>
          </table:table-cell>
          <table:table-cell table:formula="of:=[.E46]" office:value-type="string" office:string-value="ml" calcext:value-type="string">
            <text:p>ml</text:p>
          </table:table-cell>
        </table:table-row>
        <table:table-row table:style-name="ro1">
          <table:table-cell table:formula="of:=[Recipes.A47]" office:value-type="float" office:value="0" calcext:value-type="float">
            <text:p>0</text:p>
          </table:table-cell>
          <table:table-cell table:formula="of:=IF(AND([.A47]=0;NOT([.C47]=0));[.B46];[.A47])" office:value-type="string" office:string-value="Bratwurst / mustard / horseradish" calcext:value-type="string">
            <text:p>Bratwurst / mustard / horseradish</text:p>
          </table:table-cell>
          <table:table-cell table:formula="of:=[Recipes.B47]" office:value-type="string" office:string-value="10ml horseradish" calcext:value-type="string">
            <text:p>10ml horseradish</text:p>
          </table:table-cell>
          <table:table-cell table:formula="of:=[Recipes.C47]" office:value-type="float" office:value="20" calcext:value-type="float">
            <text:p>20</text:p>
          </table:table-cell>
          <table:table-cell table:formula="of:=[Recipes.D47]" office:value-type="string" office:string-value="ml" calcext:value-type="string">
            <text:p>ml</text:p>
          </table:table-cell>
          <table:table-cell table:formula="of:=[Recipes.E47]" office:value-type="float" office:value="0" calcext:value-type="float">
            <text:p>0</text:p>
          </table:table-cell>
          <table:table-cell table:style-name="ce14" table:formula="of:=IF([.A47]=0;[.G46];[.F47])" office:value-type="float" office:value="2" calcext:value-type="float">
            <text:p>2</text:p>
          </table:table-cell>
          <table:table-cell table:style-name="ce21"/>
          <table:table-cell table:formula="of:=IF([.C47]=0;&quot;&quot;;[.B47])" office:value-type="string" office:string-value="Bratwurst / mustard / horseradish" calcext:value-type="string">
            <text:p>Bratwurst / mustard / horseradish</text:p>
          </table:table-cell>
          <table:table-cell table:formula="of:=[.C47]" office:value-type="string" office:string-value="10ml horseradish" calcext:value-type="string">
            <text:p>10ml horseradish</text:p>
          </table:table-cell>
          <table:table-cell table:style-name="ce27" table:formula="of:=[.D47]*1/[.G47]" office:value-type="float" office:value="10" calcext:value-type="float">
            <text:p>10</text:p>
          </table:table-cell>
          <table:table-cell table:formula="of:=[.E47]" office:value-type="string" office:string-value="ml" calcext:value-type="string">
            <text:p>ml</text:p>
          </table:table-cell>
        </table:table-row>
        <table:table-row table:style-name="ro1">
          <table:table-cell table:formula="of:=[Recipes.A48]" office:value-type="float" office:value="0" calcext:value-type="float">
            <text:p>0</text:p>
          </table:table-cell>
          <table:table-cell table:formula="of:=IF(AND([.A48]=0;NOT([.C48]=0));[.B47];[.A48])" office:value-type="string" office:string-value="Bratwurst / mustard / horseradish" calcext:value-type="string">
            <text:p>Bratwurst / mustard / horseradish</text:p>
          </table:table-cell>
          <table:table-cell table:formula="of:=[Recipes.B48]" office:value-type="string" office:string-value="bread" calcext:value-type="string">
            <text:p>bread</text:p>
          </table:table-cell>
          <table:table-cell table:formula="of:=[Recipes.C48]" office:value-type="float" office:value="4" calcext:value-type="float">
            <text:p>4</text:p>
          </table:table-cell>
          <table:table-cell table:formula="of:=[Recipes.D48]" office:value-type="string" office:string-value="slices" calcext:value-type="string">
            <text:p>slices</text:p>
          </table:table-cell>
          <table:table-cell table:formula="of:=[Recipes.E48]" office:value-type="float" office:value="0" calcext:value-type="float">
            <text:p>0</text:p>
          </table:table-cell>
          <table:table-cell table:style-name="ce14" table:formula="of:=IF([.A48]=0;[.G47];[.F48])" office:value-type="float" office:value="2" calcext:value-type="float">
            <text:p>2</text:p>
          </table:table-cell>
          <table:table-cell table:style-name="ce21"/>
          <table:table-cell table:formula="of:=IF([.C48]=0;&quot;&quot;;[.B48])" office:value-type="string" office:string-value="Bratwurst / mustard / horseradish" calcext:value-type="string">
            <text:p>Bratwurst / mustard / horseradish</text:p>
          </table:table-cell>
          <table:table-cell table:formula="of:=[.C48]" office:value-type="string" office:string-value="bread" calcext:value-type="string">
            <text:p>bread</text:p>
          </table:table-cell>
          <table:table-cell table:style-name="ce27" table:formula="of:=[.D48]*1/[.G48]" office:value-type="float" office:value="2" calcext:value-type="float">
            <text:p>2</text:p>
          </table:table-cell>
          <table:table-cell table:formula="of:=[.E48]" office:value-type="string" office:string-value="slices" calcext:value-type="string">
            <text:p>slices</text:p>
          </table:table-cell>
        </table:table-row>
        <table:table-row table:style-name="ro1">
          <table:table-cell table:formula="of:=[Recipes.A49]" office:value-type="float" office:value="0" calcext:value-type="float">
            <text:p>0</text:p>
          </table:table-cell>
          <table:table-cell table:formula="of:=IF(AND([.A49]=0;NOT([.C49]=0));[.B48];[.A49])" office:value-type="float" office:value="0" calcext:value-type="float">
            <text:p>0</text:p>
          </table:table-cell>
          <table:table-cell table:formula="of:=[Recipes.B49]" office:value-type="float" office:value="0" calcext:value-type="float">
            <text:p>0</text:p>
          </table:table-cell>
          <table:table-cell table:formula="of:=[Recipes.C49]" office:value-type="float" office:value="0" calcext:value-type="float">
            <text:p>0</text:p>
          </table:table-cell>
          <table:table-cell table:formula="of:=[Recipes.D49]" office:value-type="float" office:value="0" calcext:value-type="float">
            <text:p>0</text:p>
          </table:table-cell>
          <table:table-cell table:formula="of:=[Recipes.E49]" office:value-type="float" office:value="0" calcext:value-type="float">
            <text:p>0</text:p>
          </table:table-cell>
          <table:table-cell table:style-name="ce14" table:formula="of:=IF([.A49]=0;[.G48];[.F49])" office:value-type="float" office:value="2" calcext:value-type="float">
            <text:p>2</text:p>
          </table:table-cell>
          <table:table-cell table:style-name="ce21"/>
          <table:table-cell table:formula="of:=IF([.C49]=0;&quot;&quot;;[.B49])">
            <text:p/>
          </table:table-cell>
          <table:table-cell table:formula="of:=[.C49]" office:value-type="float" office:value="0" calcext:value-type="float">
            <text:p>0</text:p>
          </table:table-cell>
          <table:table-cell table:style-name="ce27" table:formula="of:=[.D49]*1/[.G49]" office:value-type="float" office:value="0" calcext:value-type="float">
            <text:p>0</text:p>
          </table:table-cell>
          <table:table-cell table:formula="of:=[.E49]" office:value-type="float" office:value="0" calcext:value-type="float">
            <text:p>0</text:p>
          </table:table-cell>
        </table:table-row>
        <table:table-row table:style-name="ro1">
          <table:table-cell table:formula="of:=[Recipes.A50]" office:value-type="string" office:string-value="Beef / Sausages / Bratwurst" calcext:value-type="string">
            <text:p>Beef / Sausages / Bratwurst</text:p>
          </table:table-cell>
          <table:table-cell table:formula="of:=IF(AND([.A50]=0;NOT([.C50]=0));[.B49];[.A50])" office:value-type="string" office:string-value="Beef / Sausages / Bratwurst" calcext:value-type="string">
            <text:p>Beef / Sausages / Bratwurst</text:p>
          </table:table-cell>
          <table:table-cell table:formula="of:=[Recipes.B50]" office:value-type="float" office:value="0" calcext:value-type="float">
            <text:p>0</text:p>
          </table:table-cell>
          <table:table-cell table:formula="of:=[Recipes.C50]" office:value-type="float" office:value="0" calcext:value-type="float">
            <text:p>0</text:p>
          </table:table-cell>
          <table:table-cell table:formula="of:=[Recipes.D50]" office:value-type="float" office:value="0" calcext:value-type="float">
            <text:p>0</text:p>
          </table:table-cell>
          <table:table-cell table:formula="of:=[Recipes.E50]" office:value-type="float" office:value="0.375" calcext:value-type="float">
            <text:p>0.375</text:p>
          </table:table-cell>
          <table:table-cell table:style-name="ce14" table:formula="of:=IF([.A50]=0;[.G49];[.F50])" office:value-type="float" office:value="0.375" calcext:value-type="float">
            <text:p>0.375</text:p>
          </table:table-cell>
          <table:table-cell table:style-name="ce21"/>
          <table:table-cell table:formula="of:=IF([.C50]=0;&quot;&quot;;[.B50])">
            <text:p/>
          </table:table-cell>
          <table:table-cell table:formula="of:=[.C50]" office:value-type="float" office:value="0" calcext:value-type="float">
            <text:p>0</text:p>
          </table:table-cell>
          <table:table-cell table:style-name="ce27" table:formula="of:=[.D50]*1/[.G50]" office:value-type="float" office:value="0" calcext:value-type="float">
            <text:p>0</text:p>
          </table:table-cell>
          <table:table-cell table:formula="of:=[.E50]" office:value-type="float" office:value="0" calcext:value-type="float">
            <text:p>0</text:p>
          </table:table-cell>
        </table:table-row>
        <table:table-row table:style-name="ro1">
          <table:table-cell table:formula="of:=[Recipes.A51]" office:value-type="float" office:value="0" calcext:value-type="float">
            <text:p>0</text:p>
          </table:table-cell>
          <table:table-cell table:formula="of:=IF(AND([.A51]=0;NOT([.C51]=0));[.B50];[.A51])" office:value-type="string" office:string-value="Beef / Sausages / Bratwurst" calcext:value-type="string">
            <text:p>Beef / Sausages / Bratwurst</text:p>
          </table:table-cell>
          <table:table-cell table:formula="of:=[Recipes.B51]" office:value-type="string" office:string-value="1 sausage" calcext:value-type="string">
            <text:p>1 sausage</text:p>
          </table:table-cell>
          <table:table-cell table:formula="of:=[Recipes.C51]" office:value-type="float" office:value="75" calcext:value-type="float">
            <text:p>75</text:p>
          </table:table-cell>
          <table:table-cell table:formula="of:=[Recipes.D51]" office:value-type="string" office:string-value="g" calcext:value-type="string">
            <text:p>g</text:p>
          </table:table-cell>
          <table:table-cell table:formula="of:=[Recipes.E51]" office:value-type="float" office:value="0" calcext:value-type="float">
            <text:p>0</text:p>
          </table:table-cell>
          <table:table-cell table:style-name="ce14" table:formula="of:=IF([.A51]=0;[.G50];[.F51])" office:value-type="float" office:value="0.375" calcext:value-type="float">
            <text:p>0.375</text:p>
          </table:table-cell>
          <table:table-cell table:style-name="ce21"/>
          <table:table-cell table:formula="of:=IF([.C51]=0;&quot;&quot;;[.B51])" office:value-type="string" office:string-value="Beef / Sausages / Bratwurst" calcext:value-type="string">
            <text:p>Beef / Sausages / Bratwurst</text:p>
          </table:table-cell>
          <table:table-cell table:formula="of:=[.C51]" office:value-type="string" office:string-value="1 sausage" calcext:value-type="string">
            <text:p>1 sausage</text:p>
          </table:table-cell>
          <table:table-cell table:style-name="ce27" table:formula="of:=[.D51]*1/[.G51]" office:value-type="float" office:value="200" calcext:value-type="float">
            <text:p>200</text:p>
          </table:table-cell>
          <table:table-cell table:formula="of:=[.E51]" office:value-type="string" office:string-value="g" calcext:value-type="string">
            <text:p>g</text:p>
          </table:table-cell>
        </table:table-row>
        <table:table-row table:style-name="ro1">
          <table:table-cell table:formula="of:=[Recipes.A52]" office:value-type="float" office:value="0" calcext:value-type="float">
            <text:p>0</text:p>
          </table:table-cell>
          <table:table-cell table:formula="of:=IF(AND([.A52]=0;NOT([.C52]=0));[.B51];[.A52])" office:value-type="float" office:value="0" calcext:value-type="float">
            <text:p>0</text:p>
          </table:table-cell>
          <table:table-cell table:formula="of:=[Recipes.B52]" office:value-type="float" office:value="0" calcext:value-type="float">
            <text:p>0</text:p>
          </table:table-cell>
          <table:table-cell table:formula="of:=[Recipes.C52]" office:value-type="float" office:value="0" calcext:value-type="float">
            <text:p>0</text:p>
          </table:table-cell>
          <table:table-cell table:formula="of:=[Recipes.D52]" office:value-type="float" office:value="0" calcext:value-type="float">
            <text:p>0</text:p>
          </table:table-cell>
          <table:table-cell table:formula="of:=[Recipes.E52]" office:value-type="float" office:value="0" calcext:value-type="float">
            <text:p>0</text:p>
          </table:table-cell>
          <table:table-cell table:style-name="ce14" table:formula="of:=IF([.A52]=0;[.G51];[.F52])" office:value-type="float" office:value="0.375" calcext:value-type="float">
            <text:p>0.375</text:p>
          </table:table-cell>
          <table:table-cell table:style-name="ce21"/>
          <table:table-cell table:formula="of:=IF([.C52]=0;&quot;&quot;;[.B52])">
            <text:p/>
          </table:table-cell>
          <table:table-cell table:formula="of:=[.C52]" office:value-type="float" office:value="0" calcext:value-type="float">
            <text:p>0</text:p>
          </table:table-cell>
          <table:table-cell table:style-name="ce27" table:formula="of:=[.D52]*1/[.G52]" office:value-type="float" office:value="0" calcext:value-type="float">
            <text:p>0</text:p>
          </table:table-cell>
          <table:table-cell table:formula="of:=[.E52]" office:value-type="float" office:value="0" calcext:value-type="float">
            <text:p>0</text:p>
          </table:table-cell>
        </table:table-row>
        <table:table-row table:style-name="ro1">
          <table:table-cell table:formula="of:=[Recipes.A53]" office:value-type="string" office:string-value="Fish / Salmon" calcext:value-type="string">
            <text:p>Fish / Salmon</text:p>
          </table:table-cell>
          <table:table-cell table:formula="of:=IF(AND([.A53]=0;NOT([.C53]=0));[.B52];[.A53])" office:value-type="string" office:string-value="Fish / Salmon" calcext:value-type="string">
            <text:p>Fish / Salmon</text:p>
          </table:table-cell>
          <table:table-cell table:formula="of:=[Recipes.B53]" office:value-type="float" office:value="0" calcext:value-type="float">
            <text:p>0</text:p>
          </table:table-cell>
          <table:table-cell table:formula="of:=[Recipes.C53]" office:value-type="float" office:value="0" calcext:value-type="float">
            <text:p>0</text:p>
          </table:table-cell>
          <table:table-cell table:formula="of:=[Recipes.D53]" office:value-type="float" office:value="0" calcext:value-type="float">
            <text:p>0</text:p>
          </table:table-cell>
          <table:table-cell table:formula="of:=[Recipes.E53]" office:value-type="float" office:value="0.001" calcext:value-type="float">
            <text:p>0.001</text:p>
          </table:table-cell>
          <table:table-cell table:style-name="ce14" table:formula="of:=IF([.A53]=0;[.G52];[.F53])" office:value-type="float" office:value="0.001" calcext:value-type="float">
            <text:p>0.001</text:p>
          </table:table-cell>
          <table:table-cell table:style-name="ce21"/>
          <table:table-cell table:formula="of:=IF([.C53]=0;&quot;&quot;;[.B53])">
            <text:p/>
          </table:table-cell>
          <table:table-cell table:formula="of:=[.C53]" office:value-type="float" office:value="0" calcext:value-type="float">
            <text:p>0</text:p>
          </table:table-cell>
          <table:table-cell table:style-name="ce27" table:formula="of:=[.D53]*1/[.G53]" office:value-type="float" office:value="0" calcext:value-type="float">
            <text:p>0</text:p>
          </table:table-cell>
          <table:table-cell table:formula="of:=[.E53]" office:value-type="float" office:value="0" calcext:value-type="float">
            <text:p>0</text:p>
          </table:table-cell>
        </table:table-row>
        <table:table-row table:style-name="ro1">
          <table:table-cell table:formula="of:=[Recipes.A54]" office:value-type="float" office:value="0" calcext:value-type="float">
            <text:p>0</text:p>
          </table:table-cell>
          <table:table-cell table:formula="of:=IF(AND([.A54]=0;NOT([.C54]=0));[.B53];[.A54])" office:value-type="string" office:string-value="Fish / Salmon" calcext:value-type="string">
            <text:p>Fish / Salmon</text:p>
          </table:table-cell>
          <table:table-cell table:formula="of:=[Recipes.B54]" office:value-type="string" office:string-value="??" calcext:value-type="string">
            <text:p>??</text:p>
          </table:table-cell>
          <table:table-cell table:formula="of:=[Recipes.C54]" office:value-type="float" office:value="0.2" calcext:value-type="float">
            <text:p>0.2</text:p>
          </table:table-cell>
          <table:table-cell table:formula="of:=[Recipes.D54]" office:value-type="float" office:value="0" calcext:value-type="float">
            <text:p>0</text:p>
          </table:table-cell>
          <table:table-cell table:formula="of:=[Recipes.E54]" office:value-type="float" office:value="0" calcext:value-type="float">
            <text:p>0</text:p>
          </table:table-cell>
          <table:table-cell table:style-name="ce14" table:formula="of:=IF([.A54]=0;[.G53];[.F54])" office:value-type="float" office:value="0.001" calcext:value-type="float">
            <text:p>0.001</text:p>
          </table:table-cell>
          <table:table-cell table:style-name="ce21"/>
          <table:table-cell table:formula="of:=IF([.C54]=0;&quot;&quot;;[.B54])" office:value-type="string" office:string-value="Fish / Salmon" calcext:value-type="string">
            <text:p>Fish / Salmon</text:p>
          </table:table-cell>
          <table:table-cell table:formula="of:=[.C54]" office:value-type="string" office:string-value="??" calcext:value-type="string">
            <text:p>??</text:p>
          </table:table-cell>
          <table:table-cell table:style-name="ce27" table:formula="of:=[.D54]*1/[.G54]" office:value-type="float" office:value="200" calcext:value-type="float">
            <text:p>200</text:p>
          </table:table-cell>
          <table:table-cell table:formula="of:=[.E54]" office:value-type="float" office:value="0" calcext:value-type="float">
            <text:p>0</text:p>
          </table:table-cell>
        </table:table-row>
        <table:table-row table:style-name="ro1">
          <table:table-cell table:formula="of:=[Recipes.A55]" office:value-type="float" office:value="0" calcext:value-type="float">
            <text:p>0</text:p>
          </table:table-cell>
          <table:table-cell table:formula="of:=IF(AND([.A55]=0;NOT([.C55]=0));[.B54];[.A55])" office:value-type="float" office:value="0" calcext:value-type="float">
            <text:p>0</text:p>
          </table:table-cell>
          <table:table-cell table:formula="of:=[Recipes.B55]" office:value-type="float" office:value="0" calcext:value-type="float">
            <text:p>0</text:p>
          </table:table-cell>
          <table:table-cell table:formula="of:=[Recipes.C55]" office:value-type="float" office:value="0" calcext:value-type="float">
            <text:p>0</text:p>
          </table:table-cell>
          <table:table-cell table:formula="of:=[Recipes.D55]" office:value-type="float" office:value="0" calcext:value-type="float">
            <text:p>0</text:p>
          </table:table-cell>
          <table:table-cell table:formula="of:=[Recipes.E55]" office:value-type="float" office:value="0" calcext:value-type="float">
            <text:p>0</text:p>
          </table:table-cell>
          <table:table-cell table:style-name="ce14" table:formula="of:=IF([.A55]=0;[.G54];[.F55])" office:value-type="float" office:value="0.001" calcext:value-type="float">
            <text:p>0.001</text:p>
          </table:table-cell>
          <table:table-cell table:style-name="ce21"/>
          <table:table-cell table:formula="of:=IF([.C55]=0;&quot;&quot;;[.B55])">
            <text:p/>
          </table:table-cell>
          <table:table-cell table:formula="of:=[.C55]" office:value-type="float" office:value="0" calcext:value-type="float">
            <text:p>0</text:p>
          </table:table-cell>
          <table:table-cell table:style-name="ce27" table:formula="of:=[.D55]*1/[.G55]" office:value-type="float" office:value="0" calcext:value-type="float">
            <text:p>0</text:p>
          </table:table-cell>
          <table:table-cell table:formula="of:=[.E55]" office:value-type="float" office:value="0" calcext:value-type="float">
            <text:p>0</text:p>
          </table:table-cell>
        </table:table-row>
        <table:table-row table:style-name="ro1">
          <table:table-cell table:formula="of:=[Recipes.A56]" office:value-type="string" office:string-value="Haloumi" calcext:value-type="string">
            <text:p>Haloumi</text:p>
          </table:table-cell>
          <table:table-cell table:formula="of:=IF(AND([.A56]=0;NOT([.C56]=0));[.B55];[.A56])" office:value-type="string" office:string-value="Haloumi" calcext:value-type="string">
            <text:p>Haloumi</text:p>
          </table:table-cell>
          <table:table-cell table:formula="of:=[Recipes.B56]" office:value-type="float" office:value="0" calcext:value-type="float">
            <text:p>0</text:p>
          </table:table-cell>
          <table:table-cell table:formula="of:=[Recipes.C56]" office:value-type="float" office:value="0" calcext:value-type="float">
            <text:p>0</text:p>
          </table:table-cell>
          <table:table-cell table:formula="of:=[Recipes.D56]" office:value-type="float" office:value="0" calcext:value-type="float">
            <text:p>0</text:p>
          </table:table-cell>
          <table:table-cell table:formula="of:=[Recipes.E56]" office:value-type="float" office:value="0.0015" calcext:value-type="float">
            <text:p>0.0015</text:p>
          </table:table-cell>
          <table:table-cell table:style-name="ce14" table:formula="of:=IF([.A56]=0;[.G55];[.F56])" office:value-type="float" office:value="0.0015" calcext:value-type="float">
            <text:p>0.0015</text:p>
          </table:table-cell>
          <table:table-cell table:style-name="ce21"/>
          <table:table-cell table:formula="of:=IF([.C56]=0;&quot;&quot;;[.B56])">
            <text:p/>
          </table:table-cell>
          <table:table-cell table:formula="of:=[.C56]" office:value-type="float" office:value="0" calcext:value-type="float">
            <text:p>0</text:p>
          </table:table-cell>
          <table:table-cell table:style-name="ce27" table:formula="of:=[.D56]*1/[.G56]" office:value-type="float" office:value="0" calcext:value-type="float">
            <text:p>0</text:p>
          </table:table-cell>
          <table:table-cell table:formula="of:=[.E56]" office:value-type="float" office:value="0" calcext:value-type="float">
            <text:p>0</text:p>
          </table:table-cell>
        </table:table-row>
        <table:table-row table:style-name="ro1">
          <table:table-cell table:formula="of:=[Recipes.A57]" office:value-type="float" office:value="0" calcext:value-type="float">
            <text:p>0</text:p>
          </table:table-cell>
          <table:table-cell table:formula="of:=IF(AND([.A57]=0;NOT([.C57]=0));[.B56];[.A57])" office:value-type="string" office:string-value="Haloumi" calcext:value-type="string">
            <text:p>Haloumi</text:p>
          </table:table-cell>
          <table:table-cell table:formula="of:=[Recipes.B57]" office:value-type="string" office:string-value="??" calcext:value-type="string">
            <text:p>??</text:p>
          </table:table-cell>
          <table:table-cell table:formula="of:=[Recipes.C57]" office:value-type="float" office:value="0.3" calcext:value-type="float">
            <text:p>0.3</text:p>
          </table:table-cell>
          <table:table-cell table:formula="of:=[Recipes.D57]" office:value-type="string" office:string-value="g" calcext:value-type="string">
            <text:p>g</text:p>
          </table:table-cell>
          <table:table-cell table:formula="of:=[Recipes.E57]" office:value-type="float" office:value="0" calcext:value-type="float">
            <text:p>0</text:p>
          </table:table-cell>
          <table:table-cell table:style-name="ce14" table:formula="of:=IF([.A57]=0;[.G56];[.F57])" office:value-type="float" office:value="0.0015" calcext:value-type="float">
            <text:p>0.0015</text:p>
          </table:table-cell>
          <table:table-cell table:style-name="ce21"/>
          <table:table-cell table:formula="of:=IF([.C57]=0;&quot;&quot;;[.B57])" office:value-type="string" office:string-value="Haloumi" calcext:value-type="string">
            <text:p>Haloumi</text:p>
          </table:table-cell>
          <table:table-cell table:formula="of:=[.C57]" office:value-type="string" office:string-value="??" calcext:value-type="string">
            <text:p>??</text:p>
          </table:table-cell>
          <table:table-cell table:style-name="ce27" table:formula="of:=[.D57]*1/[.G57]" office:value-type="float" office:value="200" calcext:value-type="float">
            <text:p>200</text:p>
          </table:table-cell>
          <table:table-cell table:formula="of:=[.E57]" office:value-type="string" office:string-value="g" calcext:value-type="string">
            <text:p>g</text:p>
          </table:table-cell>
        </table:table-row>
        <table:table-row table:style-name="ro1">
          <table:table-cell table:formula="of:=[Recipes.A58]" office:value-type="float" office:value="0" calcext:value-type="float">
            <text:p>0</text:p>
          </table:table-cell>
          <table:table-cell table:formula="of:=IF(AND([.A58]=0;NOT([.C58]=0));[.B57];[.A58])" office:value-type="float" office:value="0" calcext:value-type="float">
            <text:p>0</text:p>
          </table:table-cell>
          <table:table-cell table:formula="of:=[Recipes.B58]" office:value-type="float" office:value="0" calcext:value-type="float">
            <text:p>0</text:p>
          </table:table-cell>
          <table:table-cell table:formula="of:=[Recipes.C58]" office:value-type="float" office:value="0" calcext:value-type="float">
            <text:p>0</text:p>
          </table:table-cell>
          <table:table-cell table:formula="of:=[Recipes.D58]" office:value-type="float" office:value="0" calcext:value-type="float">
            <text:p>0</text:p>
          </table:table-cell>
          <table:table-cell table:formula="of:=[Recipes.E58]" office:value-type="float" office:value="0" calcext:value-type="float">
            <text:p>0</text:p>
          </table:table-cell>
          <table:table-cell table:style-name="ce14" table:formula="of:=IF([.A58]=0;[.G57];[.F58])" office:value-type="float" office:value="0.0015" calcext:value-type="float">
            <text:p>0.0015</text:p>
          </table:table-cell>
          <table:table-cell table:style-name="ce21"/>
          <table:table-cell table:formula="of:=IF([.C58]=0;&quot;&quot;;[.B58])">
            <text:p/>
          </table:table-cell>
          <table:table-cell table:formula="of:=[.C58]" office:value-type="float" office:value="0" calcext:value-type="float">
            <text:p>0</text:p>
          </table:table-cell>
          <table:table-cell table:style-name="ce27" table:formula="of:=[.D58]*1/[.G58]" office:value-type="float" office:value="0" calcext:value-type="float">
            <text:p>0</text:p>
          </table:table-cell>
          <table:table-cell table:formula="of:=[.E58]" office:value-type="float" office:value="0" calcext:value-type="float">
            <text:p>0</text:p>
          </table:table-cell>
        </table:table-row>
        <table:table-row table:style-name="ro1">
          <table:table-cell table:formula="of:=[Recipes.A59]" office:value-type="string" office:string-value="Fried onions" calcext:value-type="string">
            <text:p>Fried onions</text:p>
          </table:table-cell>
          <table:table-cell table:formula="of:=IF(AND([.A59]=0;NOT([.C59]=0));[.B58];[.A59])" office:value-type="string" office:string-value="Fried onions" calcext:value-type="string">
            <text:p>Fried onions</text:p>
          </table:table-cell>
          <table:table-cell table:formula="of:=[Recipes.B59]" office:value-type="float" office:value="0" calcext:value-type="float">
            <text:p>0</text:p>
          </table:table-cell>
          <table:table-cell table:formula="of:=[Recipes.C59]" office:value-type="float" office:value="0" calcext:value-type="float">
            <text:p>0</text:p>
          </table:table-cell>
          <table:table-cell table:formula="of:=[Recipes.D59]" office:value-type="float" office:value="0" calcext:value-type="float">
            <text:p>0</text:p>
          </table:table-cell>
          <table:table-cell table:formula="of:=[Recipes.E59]" office:value-type="float" office:value="0" calcext:value-type="float">
            <text:p>0</text:p>
          </table:table-cell>
          <table:table-cell table:style-name="ce14" table:formula="of:=IF([.A59]=0;[.G58];[.F59])" office:value-type="float" office:value="0" calcext:value-type="float">
            <text:p>0</text:p>
          </table:table-cell>
          <table:table-cell table:style-name="ce21"/>
          <table:table-cell table:formula="of:=IF([.C59]=0;&quot;&quot;;[.B59])">
            <text:p/>
          </table:table-cell>
          <table:table-cell table:formula="of:=[.C59]" office:value-type="float" office:value="0" calcext:value-type="float">
            <text:p>0</text:p>
          </table:table-cell>
          <table:table-cell table:style-name="ce27" table:formula="of:=[.D59]*1/[.G59]" office:value-type="string" office:string-value="" calcext:value-type="error">
            <text:p>#DIV/0!</text:p>
          </table:table-cell>
          <table:table-cell table:formula="of:=[.E59]" office:value-type="float" office:value="0" calcext:value-type="float">
            <text:p>0</text:p>
          </table:table-cell>
        </table:table-row>
        <table:table-row table:style-name="ro1">
          <table:table-cell table:formula="of:=[Recipes.A60]" office:value-type="float" office:value="0" calcext:value-type="float">
            <text:p>0</text:p>
          </table:table-cell>
          <table:table-cell table:formula="of:=IF(AND([.A60]=0;NOT([.C60]=0));[.B59];[.A60])" office:value-type="string" office:string-value="Fried onions" calcext:value-type="string">
            <text:p>Fried onions</text:p>
          </table:table-cell>
          <table:table-cell table:formula="of:=[Recipes.B60]" office:value-type="string" office:string-value="??" calcext:value-type="string">
            <text:p>??</text:p>
          </table:table-cell>
          <table:table-cell table:formula="of:=[Recipes.C60]" office:value-type="float" office:value="0" calcext:value-type="float">
            <text:p>0</text:p>
          </table:table-cell>
          <table:table-cell table:formula="of:=[Recipes.D60]" office:value-type="string" office:string-value="g" calcext:value-type="string">
            <text:p>g</text:p>
          </table:table-cell>
          <table:table-cell table:formula="of:=[Recipes.E60]" office:value-type="float" office:value="0" calcext:value-type="float">
            <text:p>0</text:p>
          </table:table-cell>
          <table:table-cell table:style-name="ce14" table:formula="of:=IF([.A60]=0;[.G59];[.F60])" office:value-type="float" office:value="0" calcext:value-type="float">
            <text:p>0</text:p>
          </table:table-cell>
          <table:table-cell table:style-name="ce21"/>
          <table:table-cell table:formula="of:=IF([.C60]=0;&quot;&quot;;[.B60])" office:value-type="string" office:string-value="Fried onions" calcext:value-type="string">
            <text:p>Fried onions</text:p>
          </table:table-cell>
          <table:table-cell table:formula="of:=[.C60]" office:value-type="string" office:string-value="??" calcext:value-type="string">
            <text:p>??</text:p>
          </table:table-cell>
          <table:table-cell table:style-name="ce27" table:formula="of:=[.D60]*1/[.G60]" office:value-type="string" office:string-value="" calcext:value-type="error">
            <text:p>#DIV/0!</text:p>
          </table:table-cell>
          <table:table-cell table:formula="of:=[.E60]" office:value-type="string" office:string-value="g" calcext:value-type="string">
            <text:p>g</text:p>
          </table:table-cell>
        </table:table-row>
        <table:table-row table:style-name="ro1">
          <table:table-cell table:formula="of:=[Recipes.A61]" office:value-type="float" office:value="0" calcext:value-type="float">
            <text:p>0</text:p>
          </table:table-cell>
          <table:table-cell table:formula="of:=IF(AND([.A61]=0;NOT([.C61]=0));[.B60];[.A61])" office:value-type="float" office:value="0" calcext:value-type="float">
            <text:p>0</text:p>
          </table:table-cell>
          <table:table-cell table:formula="of:=[Recipes.B61]" office:value-type="float" office:value="0" calcext:value-type="float">
            <text:p>0</text:p>
          </table:table-cell>
          <table:table-cell table:formula="of:=[Recipes.C61]" office:value-type="float" office:value="0" calcext:value-type="float">
            <text:p>0</text:p>
          </table:table-cell>
          <table:table-cell table:formula="of:=[Recipes.D61]" office:value-type="float" office:value="0" calcext:value-type="float">
            <text:p>0</text:p>
          </table:table-cell>
          <table:table-cell table:formula="of:=[Recipes.E61]" office:value-type="float" office:value="0" calcext:value-type="float">
            <text:p>0</text:p>
          </table:table-cell>
          <table:table-cell table:style-name="ce14" table:formula="of:=IF([.A61]=0;[.G60];[.F61])" office:value-type="float" office:value="0" calcext:value-type="float">
            <text:p>0</text:p>
          </table:table-cell>
          <table:table-cell table:style-name="ce21"/>
          <table:table-cell table:formula="of:=IF([.C61]=0;&quot;&quot;;[.B61])">
            <text:p/>
          </table:table-cell>
          <table:table-cell table:formula="of:=[.C61]" office:value-type="float" office:value="0" calcext:value-type="float">
            <text:p>0</text:p>
          </table:table-cell>
          <table:table-cell table:style-name="ce27" table:formula="of:=[.D61]*1/[.G61]" office:value-type="string" office:string-value="" calcext:value-type="error">
            <text:p>#DIV/0!</text:p>
          </table:table-cell>
          <table:table-cell table:formula="of:=[.E61]" office:value-type="float" office:value="0" calcext:value-type="float">
            <text:p>0</text:p>
          </table:table-cell>
        </table:table-row>
        <table:table-row table:style-name="ro1">
          <table:table-cell table:formula="of:=[Recipes.A62]" office:value-type="string" office:string-value="Sauerkraut" calcext:value-type="string">
            <text:p>Sauerkraut</text:p>
          </table:table-cell>
          <table:table-cell table:formula="of:=IF(AND([.A62]=0;NOT([.C62]=0));[.B61];[.A62])" office:value-type="string" office:string-value="Sauerkraut" calcext:value-type="string">
            <text:p>Sauerkraut</text:p>
          </table:table-cell>
          <table:table-cell table:formula="of:=[Recipes.B62]" office:value-type="float" office:value="0" calcext:value-type="float">
            <text:p>0</text:p>
          </table:table-cell>
          <table:table-cell table:formula="of:=[Recipes.C62]" office:value-type="float" office:value="0" calcext:value-type="float">
            <text:p>0</text:p>
          </table:table-cell>
          <table:table-cell table:formula="of:=[Recipes.D62]" office:value-type="float" office:value="0" calcext:value-type="float">
            <text:p>0</text:p>
          </table:table-cell>
          <table:table-cell table:formula="of:=[Recipes.E62]" office:value-type="float" office:value="0" calcext:value-type="float">
            <text:p>0</text:p>
          </table:table-cell>
          <table:table-cell table:style-name="ce14" table:formula="of:=IF([.A62]=0;[.G61];[.F62])" office:value-type="float" office:value="0" calcext:value-type="float">
            <text:p>0</text:p>
          </table:table-cell>
          <table:table-cell table:style-name="ce21"/>
          <table:table-cell table:formula="of:=IF([.C62]=0;&quot;&quot;;[.B62])">
            <text:p/>
          </table:table-cell>
          <table:table-cell table:formula="of:=[.C62]" office:value-type="float" office:value="0" calcext:value-type="float">
            <text:p>0</text:p>
          </table:table-cell>
          <table:table-cell table:style-name="ce27" table:formula="of:=[.D62]*1/[.G62]" office:value-type="string" office:string-value="" calcext:value-type="error">
            <text:p>#DIV/0!</text:p>
          </table:table-cell>
          <table:table-cell table:formula="of:=[.E62]" office:value-type="float" office:value="0" calcext:value-type="float">
            <text:p>0</text:p>
          </table:table-cell>
        </table:table-row>
        <table:table-row table:style-name="ro1">
          <table:table-cell table:formula="of:=[Recipes.A63]" office:value-type="float" office:value="0" calcext:value-type="float">
            <text:p>0</text:p>
          </table:table-cell>
          <table:table-cell table:formula="of:=IF(AND([.A63]=0;NOT([.C63]=0));[.B62];[.A63])" office:value-type="string" office:string-value="Sauerkraut" calcext:value-type="string">
            <text:p>Sauerkraut</text:p>
          </table:table-cell>
          <table:table-cell table:formula="of:=[Recipes.B63]" office:value-type="string" office:string-value="??" calcext:value-type="string">
            <text:p>??</text:p>
          </table:table-cell>
          <table:table-cell table:formula="of:=[Recipes.C63]" office:value-type="float" office:value="0" calcext:value-type="float">
            <text:p>0</text:p>
          </table:table-cell>
          <table:table-cell table:formula="of:=[Recipes.D63]" office:value-type="string" office:string-value="g" calcext:value-type="string">
            <text:p>g</text:p>
          </table:table-cell>
          <table:table-cell table:formula="of:=[Recipes.E63]" office:value-type="float" office:value="0" calcext:value-type="float">
            <text:p>0</text:p>
          </table:table-cell>
          <table:table-cell table:style-name="ce14" table:formula="of:=IF([.A63]=0;[.G62];[.F63])" office:value-type="float" office:value="0" calcext:value-type="float">
            <text:p>0</text:p>
          </table:table-cell>
          <table:table-cell table:style-name="ce21"/>
          <table:table-cell table:formula="of:=IF([.C63]=0;&quot;&quot;;[.B63])" office:value-type="string" office:string-value="Sauerkraut" calcext:value-type="string">
            <text:p>Sauerkraut</text:p>
          </table:table-cell>
          <table:table-cell table:formula="of:=[.C63]" office:value-type="string" office:string-value="??" calcext:value-type="string">
            <text:p>??</text:p>
          </table:table-cell>
          <table:table-cell table:style-name="ce27" table:formula="of:=[.D63]*1/[.G63]" office:value-type="string" office:string-value="" calcext:value-type="error">
            <text:p>#DIV/0!</text:p>
          </table:table-cell>
          <table:table-cell table:formula="of:=[.E63]" office:value-type="string" office:string-value="g" calcext:value-type="string">
            <text:p>g</text:p>
          </table:table-cell>
        </table:table-row>
        <table:table-row table:style-name="ro1">
          <table:table-cell table:formula="of:=[Recipes.A64]" office:value-type="float" office:value="0" calcext:value-type="float">
            <text:p>0</text:p>
          </table:table-cell>
          <table:table-cell table:formula="of:=IF(AND([.A64]=0;NOT([.C64]=0));[.B63];[.A64])" office:value-type="float" office:value="0" calcext:value-type="float">
            <text:p>0</text:p>
          </table:table-cell>
          <table:table-cell table:formula="of:=[Recipes.B64]" office:value-type="float" office:value="0" calcext:value-type="float">
            <text:p>0</text:p>
          </table:table-cell>
          <table:table-cell table:formula="of:=[Recipes.C64]" office:value-type="float" office:value="0" calcext:value-type="float">
            <text:p>0</text:p>
          </table:table-cell>
          <table:table-cell table:formula="of:=[Recipes.D64]" office:value-type="float" office:value="0" calcext:value-type="float">
            <text:p>0</text:p>
          </table:table-cell>
          <table:table-cell table:formula="of:=[Recipes.E64]" office:value-type="float" office:value="0" calcext:value-type="float">
            <text:p>0</text:p>
          </table:table-cell>
          <table:table-cell table:style-name="ce14" table:formula="of:=IF([.A64]=0;[.G63];[.F64])" office:value-type="float" office:value="0" calcext:value-type="float">
            <text:p>0</text:p>
          </table:table-cell>
          <table:table-cell table:style-name="ce21"/>
          <table:table-cell table:formula="of:=IF([.C64]=0;&quot;&quot;;[.B64])">
            <text:p/>
          </table:table-cell>
          <table:table-cell table:formula="of:=[.C64]" office:value-type="float" office:value="0" calcext:value-type="float">
            <text:p>0</text:p>
          </table:table-cell>
          <table:table-cell table:style-name="ce27" table:formula="of:=[.D64]*1/[.G64]" office:value-type="string" office:string-value="" calcext:value-type="error">
            <text:p>#DIV/0!</text:p>
          </table:table-cell>
          <table:table-cell table:formula="of:=[.E64]" office:value-type="float" office:value="0" calcext:value-type="float">
            <text:p>0</text:p>
          </table:table-cell>
        </table:table-row>
        <table:table-row table:style-name="ro1">
          <table:table-cell table:formula="of:=[Recipes.A65]" office:value-type="string" office:string-value="Corn" calcext:value-type="string">
            <text:p>Corn</text:p>
          </table:table-cell>
          <table:table-cell table:formula="of:=IF(AND([.A65]=0;NOT([.C65]=0));[.B64];[.A65])" office:value-type="string" office:string-value="Corn" calcext:value-type="string">
            <text:p>Corn</text:p>
          </table:table-cell>
          <table:table-cell table:formula="of:=[Recipes.B65]" office:value-type="float" office:value="0" calcext:value-type="float">
            <text:p>0</text:p>
          </table:table-cell>
          <table:table-cell table:formula="of:=[Recipes.C65]" office:value-type="float" office:value="0" calcext:value-type="float">
            <text:p>0</text:p>
          </table:table-cell>
          <table:table-cell table:formula="of:=[Recipes.D65]" office:value-type="float" office:value="0" calcext:value-type="float">
            <text:p>0</text:p>
          </table:table-cell>
          <table:table-cell table:formula="of:=[Recipes.E65]" office:value-type="float" office:value="0" calcext:value-type="float">
            <text:p>0</text:p>
          </table:table-cell>
          <table:table-cell table:style-name="ce14" table:formula="of:=IF([.A65]=0;[.G64];[.F65])" office:value-type="float" office:value="0" calcext:value-type="float">
            <text:p>0</text:p>
          </table:table-cell>
          <table:table-cell table:style-name="ce21"/>
          <table:table-cell table:formula="of:=IF([.C65]=0;&quot;&quot;;[.B65])">
            <text:p/>
          </table:table-cell>
          <table:table-cell table:formula="of:=[.C65]" office:value-type="float" office:value="0" calcext:value-type="float">
            <text:p>0</text:p>
          </table:table-cell>
          <table:table-cell table:style-name="ce27" table:formula="of:=[.D65]*1/[.G65]" office:value-type="string" office:string-value="" calcext:value-type="error">
            <text:p>#DIV/0!</text:p>
          </table:table-cell>
          <table:table-cell table:formula="of:=[.E65]" office:value-type="float" office:value="0" calcext:value-type="float">
            <text:p>0</text:p>
          </table:table-cell>
        </table:table-row>
        <table:table-row table:style-name="ro1">
          <table:table-cell table:formula="of:=[Recipes.A66]" office:value-type="float" office:value="0" calcext:value-type="float">
            <text:p>0</text:p>
          </table:table-cell>
          <table:table-cell table:formula="of:=IF(AND([.A66]=0;NOT([.C66]=0));[.B65];[.A66])" office:value-type="string" office:string-value="Corn" calcext:value-type="string">
            <text:p>Corn</text:p>
          </table:table-cell>
          <table:table-cell table:formula="of:=[Recipes.B66]" office:value-type="string" office:string-value="??" calcext:value-type="string">
            <text:p>??</text:p>
          </table:table-cell>
          <table:table-cell table:formula="of:=[Recipes.C66]" office:value-type="float" office:value="0" calcext:value-type="float">
            <text:p>0</text:p>
          </table:table-cell>
          <table:table-cell table:formula="of:=[Recipes.D66]" office:value-type="float" office:value="0" calcext:value-type="float">
            <text:p>0</text:p>
          </table:table-cell>
          <table:table-cell table:formula="of:=[Recipes.E66]" office:value-type="float" office:value="0" calcext:value-type="float">
            <text:p>0</text:p>
          </table:table-cell>
          <table:table-cell table:style-name="ce14" table:formula="of:=IF([.A66]=0;[.G65];[.F66])" office:value-type="float" office:value="0" calcext:value-type="float">
            <text:p>0</text:p>
          </table:table-cell>
          <table:table-cell table:style-name="ce21"/>
          <table:table-cell table:formula="of:=IF([.C66]=0;&quot;&quot;;[.B66])" office:value-type="string" office:string-value="Corn" calcext:value-type="string">
            <text:p>Corn</text:p>
          </table:table-cell>
          <table:table-cell table:formula="of:=[.C66]" office:value-type="string" office:string-value="??" calcext:value-type="string">
            <text:p>??</text:p>
          </table:table-cell>
          <table:table-cell table:style-name="ce27" table:formula="of:=[.D66]*1/[.G66]" office:value-type="string" office:string-value="" calcext:value-type="error">
            <text:p>#DIV/0!</text:p>
          </table:table-cell>
          <table:table-cell table:formula="of:=[.E66]" office:value-type="float" office:value="0" calcext:value-type="float">
            <text:p>0</text:p>
          </table:table-cell>
        </table:table-row>
        <table:table-row table:style-name="ro1">
          <table:table-cell table:formula="of:=[Recipes.A67]" office:value-type="float" office:value="0" calcext:value-type="float">
            <text:p>0</text:p>
          </table:table-cell>
          <table:table-cell table:formula="of:=IF(AND([.A67]=0;NOT([.C67]=0));[.B66];[.A67])" office:value-type="float" office:value="0" calcext:value-type="float">
            <text:p>0</text:p>
          </table:table-cell>
          <table:table-cell table:formula="of:=[Recipes.B67]" office:value-type="float" office:value="0" calcext:value-type="float">
            <text:p>0</text:p>
          </table:table-cell>
          <table:table-cell table:formula="of:=[Recipes.C67]" office:value-type="float" office:value="0" calcext:value-type="float">
            <text:p>0</text:p>
          </table:table-cell>
          <table:table-cell table:formula="of:=[Recipes.D67]" office:value-type="float" office:value="0" calcext:value-type="float">
            <text:p>0</text:p>
          </table:table-cell>
          <table:table-cell table:formula="of:=[Recipes.E67]" office:value-type="float" office:value="0" calcext:value-type="float">
            <text:p>0</text:p>
          </table:table-cell>
          <table:table-cell table:style-name="ce14" table:formula="of:=IF([.A67]=0;[.G66];[.F67])" office:value-type="float" office:value="0" calcext:value-type="float">
            <text:p>0</text:p>
          </table:table-cell>
          <table:table-cell table:style-name="ce21"/>
          <table:table-cell table:formula="of:=IF([.C67]=0;&quot;&quot;;[.B67])">
            <text:p/>
          </table:table-cell>
          <table:table-cell table:formula="of:=[.C67]" office:value-type="float" office:value="0" calcext:value-type="float">
            <text:p>0</text:p>
          </table:table-cell>
          <table:table-cell table:style-name="ce27" table:formula="of:=[.D67]*1/[.G67]" office:value-type="string" office:string-value="" calcext:value-type="error">
            <text:p>#DIV/0!</text:p>
          </table:table-cell>
          <table:table-cell table:formula="of:=[.E67]" office:value-type="float" office:value="0" calcext:value-type="float">
            <text:p>0</text:p>
          </table:table-cell>
        </table:table-row>
        <table:table-row table:style-name="ro1">
          <table:table-cell table:formula="of:=[Recipes.A68]" office:value-type="string" office:string-value="Chicken wings" calcext:value-type="string">
            <text:p>Chicken wings</text:p>
          </table:table-cell>
          <table:table-cell table:formula="of:=IF(AND([.A68]=0;NOT([.C68]=0));[.B67];[.A68])" office:value-type="string" office:string-value="Chicken wings" calcext:value-type="string">
            <text:p>Chicken wings</text:p>
          </table:table-cell>
          <table:table-cell table:formula="of:=[Recipes.B68]" office:value-type="float" office:value="0" calcext:value-type="float">
            <text:p>0</text:p>
          </table:table-cell>
          <table:table-cell table:formula="of:=[Recipes.C68]" office:value-type="float" office:value="0" calcext:value-type="float">
            <text:p>0</text:p>
          </table:table-cell>
          <table:table-cell table:formula="of:=[Recipes.D68]" office:value-type="float" office:value="0" calcext:value-type="float">
            <text:p>0</text:p>
          </table:table-cell>
          <table:table-cell table:formula="of:=[Recipes.E68]" office:value-type="float" office:value="3.75" calcext:value-type="float">
            <text:p>3.75</text:p>
          </table:table-cell>
          <table:table-cell table:style-name="ce14" table:formula="of:=IF([.A68]=0;[.G67];[.F68])" office:value-type="float" office:value="3.75" calcext:value-type="float">
            <text:p>3.75</text:p>
          </table:table-cell>
          <table:table-cell table:style-name="ce21"/>
          <table:table-cell table:formula="of:=IF([.C68]=0;&quot;&quot;;[.B68])">
            <text:p/>
          </table:table-cell>
          <table:table-cell table:formula="of:=[.C68]" office:value-type="float" office:value="0" calcext:value-type="float">
            <text:p>0</text:p>
          </table:table-cell>
          <table:table-cell table:style-name="ce27" table:formula="of:=[.D68]*1/[.G68]" office:value-type="float" office:value="0" calcext:value-type="float">
            <text:p>0</text:p>
          </table:table-cell>
          <table:table-cell table:formula="of:=[.E68]" office:value-type="float" office:value="0" calcext:value-type="float">
            <text:p>0</text:p>
          </table:table-cell>
        </table:table-row>
        <table:table-row table:style-name="ro1">
          <table:table-cell table:formula="of:=[Recipes.A69]" office:value-type="float" office:value="0" calcext:value-type="float">
            <text:p>0</text:p>
          </table:table-cell>
          <table:table-cell table:formula="of:=IF(AND([.A69]=0;NOT([.C69]=0));[.B68];[.A69])" office:value-type="string" office:string-value="Chicken wings" calcext:value-type="string">
            <text:p>Chicken wings</text:p>
          </table:table-cell>
          <table:table-cell table:formula="of:=[Recipes.B69]" office:value-type="string" office:string-value="Chicken wings (1 is 30g)" calcext:value-type="string">
            <text:p>Chicken wings (1 is 30g)</text:p>
          </table:table-cell>
          <table:table-cell table:formula="of:=[Recipes.C69]" office:value-type="float" office:value="25" calcext:value-type="float">
            <text:p>25</text:p>
          </table:table-cell>
          <table:table-cell table:formula="of:=[Recipes.D69]" office:value-type="string" office:string-value="wings" calcext:value-type="string">
            <text:p>wings</text:p>
          </table:table-cell>
          <table:table-cell table:formula="of:=[Recipes.E69]" office:value-type="float" office:value="0" calcext:value-type="float">
            <text:p>0</text:p>
          </table:table-cell>
          <table:table-cell table:style-name="ce14" table:formula="of:=IF([.A69]=0;[.G68];[.F69])" office:value-type="float" office:value="3.75" calcext:value-type="float">
            <text:p>3.75</text:p>
          </table:table-cell>
          <table:table-cell table:style-name="ce21"/>
          <table:table-cell table:formula="of:=IF([.C69]=0;&quot;&quot;;[.B69])" office:value-type="string" office:string-value="Chicken wings" calcext:value-type="string">
            <text:p>Chicken wings</text:p>
          </table:table-cell>
          <table:table-cell table:formula="of:=[.C69]" office:value-type="string" office:string-value="Chicken wings (1 is 30g)" calcext:value-type="string">
            <text:p>Chicken wings (1 is 30g)</text:p>
          </table:table-cell>
          <table:table-cell table:style-name="ce27" table:formula="of:=[.D69]*1/[.G69]" office:value-type="float" office:value="6.66666666666667" calcext:value-type="float">
            <text:p>6.6666666667</text:p>
          </table:table-cell>
          <table:table-cell table:formula="of:=[.E69]" office:value-type="string" office:string-value="wings" calcext:value-type="string">
            <text:p>wings</text:p>
          </table:table-cell>
        </table:table-row>
        <table:table-row table:style-name="ro1">
          <table:table-cell table:formula="of:=[Recipes.A70]" office:value-type="float" office:value="0" calcext:value-type="float">
            <text:p>0</text:p>
          </table:table-cell>
          <table:table-cell table:formula="of:=IF(AND([.A70]=0;NOT([.C70]=0));[.B69];[.A70])" office:value-type="string" office:string-value="Chicken wings" calcext:value-type="string">
            <text:p>Chicken wings</text:p>
          </table:table-cell>
          <table:table-cell table:formula="of:=[Recipes.B70]" office:value-type="string" office:string-value="5 spring onions, finely sliced" calcext:value-type="string">
            <text:p>5 spring onions, finely sliced</text:p>
          </table:table-cell>
          <table:table-cell table:formula="of:=[Recipes.C70]" office:value-type="float" office:value="5" calcext:value-type="float">
            <text:p>5</text:p>
          </table:table-cell>
          <table:table-cell table:formula="of:=[Recipes.D70]" office:value-type="string" office:string-value="piece" calcext:value-type="string">
            <text:p>piece</text:p>
          </table:table-cell>
          <table:table-cell table:formula="of:=[Recipes.E70]" office:value-type="float" office:value="0" calcext:value-type="float">
            <text:p>0</text:p>
          </table:table-cell>
          <table:table-cell table:style-name="ce14" table:formula="of:=IF([.A70]=0;[.G69];[.F70])" office:value-type="float" office:value="3.75" calcext:value-type="float">
            <text:p>3.75</text:p>
          </table:table-cell>
          <table:table-cell table:style-name="ce21"/>
          <table:table-cell table:formula="of:=IF([.C70]=0;&quot;&quot;;[.B70])" office:value-type="string" office:string-value="Chicken wings" calcext:value-type="string">
            <text:p>Chicken wings</text:p>
          </table:table-cell>
          <table:table-cell table:formula="of:=[.C70]" office:value-type="string" office:string-value="5 spring onions, finely sliced" calcext:value-type="string">
            <text:p>5 spring onions, finely sliced</text:p>
          </table:table-cell>
          <table:table-cell table:style-name="ce27" table:formula="of:=[.D70]*1/[.G70]" office:value-type="float" office:value="1.33333333333333" calcext:value-type="float">
            <text:p>1.3333333333</text:p>
          </table:table-cell>
          <table:table-cell table:formula="of:=[.E70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71]" office:value-type="float" office:value="0" calcext:value-type="float">
            <text:p>0</text:p>
          </table:table-cell>
          <table:table-cell table:formula="of:=IF(AND([.A71]=0;NOT([.C71]=0));[.B70];[.A71])" office:value-type="string" office:string-value="Chicken wings" calcext:value-type="string">
            <text:p>Chicken wings</text:p>
          </table:table-cell>
          <table:table-cell table:formula="of:=[Recipes.B71]" office:value-type="string" office:string-value="5 tbsp honey" calcext:value-type="string">
            <text:p>5 tbsp honey</text:p>
          </table:table-cell>
          <table:table-cell table:formula="of:=[Recipes.C71]" office:value-type="float" office:value="5" calcext:value-type="float">
            <text:p>5</text:p>
          </table:table-cell>
          <table:table-cell table:formula="of:=[Recipes.D71]" office:value-type="string" office:string-value="tbsp" calcext:value-type="string">
            <text:p>tbsp</text:p>
          </table:table-cell>
          <table:table-cell table:formula="of:=[Recipes.E71]" office:value-type="float" office:value="0" calcext:value-type="float">
            <text:p>0</text:p>
          </table:table-cell>
          <table:table-cell table:style-name="ce14" table:formula="of:=IF([.A71]=0;[.G70];[.F71])" office:value-type="float" office:value="3.75" calcext:value-type="float">
            <text:p>3.75</text:p>
          </table:table-cell>
          <table:table-cell table:style-name="ce21"/>
          <table:table-cell table:formula="of:=IF([.C71]=0;&quot;&quot;;[.B71])" office:value-type="string" office:string-value="Chicken wings" calcext:value-type="string">
            <text:p>Chicken wings</text:p>
          </table:table-cell>
          <table:table-cell table:formula="of:=[.C71]" office:value-type="string" office:string-value="5 tbsp honey" calcext:value-type="string">
            <text:p>5 tbsp honey</text:p>
          </table:table-cell>
          <table:table-cell table:style-name="ce27" table:formula="of:=[.D71]*1/[.G71]" office:value-type="float" office:value="1.33333333333333" calcext:value-type="float">
            <text:p>1.3333333333</text:p>
          </table:table-cell>
          <table:table-cell table:formula="of:=[.E71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72]" office:value-type="float" office:value="0" calcext:value-type="float">
            <text:p>0</text:p>
          </table:table-cell>
          <table:table-cell table:formula="of:=IF(AND([.A72]=0;NOT([.C72]=0));[.B71];[.A72])" office:value-type="string" office:string-value="Chicken wings" calcext:value-type="string">
            <text:p>Chicken wings</text:p>
          </table:table-cell>
          <table:table-cell table:formula="of:=[Recipes.B72]" office:value-type="string" office:string-value="• 2 tbsp soy sauce" calcext:value-type="string">
            <text:p>• 2 tbsp soy sauce</text:p>
          </table:table-cell>
          <table:table-cell table:formula="of:=[Recipes.C72]" office:value-type="float" office:value="2" calcext:value-type="float">
            <text:p>2</text:p>
          </table:table-cell>
          <table:table-cell table:formula="of:=[Recipes.D72]" office:value-type="string" office:string-value="tbsp" calcext:value-type="string">
            <text:p>tbsp</text:p>
          </table:table-cell>
          <table:table-cell table:formula="of:=[Recipes.E72]" office:value-type="float" office:value="0" calcext:value-type="float">
            <text:p>0</text:p>
          </table:table-cell>
          <table:table-cell table:style-name="ce14" table:formula="of:=IF([.A72]=0;[.G71];[.F72])" office:value-type="float" office:value="3.75" calcext:value-type="float">
            <text:p>3.75</text:p>
          </table:table-cell>
          <table:table-cell table:style-name="ce21"/>
          <table:table-cell table:formula="of:=IF([.C72]=0;&quot;&quot;;[.B72])" office:value-type="string" office:string-value="Chicken wings" calcext:value-type="string">
            <text:p>Chicken wings</text:p>
          </table:table-cell>
          <table:table-cell table:formula="of:=[.C72]" office:value-type="string" office:string-value="• 2 tbsp soy sauce" calcext:value-type="string">
            <text:p>• 2 tbsp soy sauce</text:p>
          </table:table-cell>
          <table:table-cell table:style-name="ce27" table:formula="of:=[.D72]*1/[.G72]" office:value-type="float" office:value="0.533333333333333" calcext:value-type="float">
            <text:p>0.5333333333</text:p>
          </table:table-cell>
          <table:table-cell table:formula="of:=[.E72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73]" office:value-type="float" office:value="0" calcext:value-type="float">
            <text:p>0</text:p>
          </table:table-cell>
          <table:table-cell table:formula="of:=IF(AND([.A73]=0;NOT([.C73]=0));[.B72];[.A73])" office:value-type="string" office:string-value="Chicken wings" calcext:value-type="string">
            <text:p>Chicken wings</text:p>
          </table:table-cell>
          <table:table-cell table:formula="of:=[Recipes.B73]" office:value-type="string" office:string-value="• 1 red chilli, sliced" calcext:value-type="string">
            <text:p>• 1 red chilli, sliced</text:p>
          </table:table-cell>
          <table:table-cell table:formula="of:=[Recipes.C73]" office:value-type="float" office:value="1" calcext:value-type="float">
            <text:p>1</text:p>
          </table:table-cell>
          <table:table-cell table:formula="of:=[Recipes.D73]" office:value-type="string" office:string-value="piece" calcext:value-type="string">
            <text:p>piece</text:p>
          </table:table-cell>
          <table:table-cell table:formula="of:=[Recipes.E73]" office:value-type="float" office:value="0" calcext:value-type="float">
            <text:p>0</text:p>
          </table:table-cell>
          <table:table-cell table:style-name="ce14" table:formula="of:=IF([.A73]=0;[.G72];[.F73])" office:value-type="float" office:value="3.75" calcext:value-type="float">
            <text:p>3.75</text:p>
          </table:table-cell>
          <table:table-cell table:style-name="ce21"/>
          <table:table-cell table:formula="of:=IF([.C73]=0;&quot;&quot;;[.B73])" office:value-type="string" office:string-value="Chicken wings" calcext:value-type="string">
            <text:p>Chicken wings</text:p>
          </table:table-cell>
          <table:table-cell table:formula="of:=[.C73]" office:value-type="string" office:string-value="• 1 red chilli, sliced" calcext:value-type="string">
            <text:p>• 1 red chilli, sliced</text:p>
          </table:table-cell>
          <table:table-cell table:style-name="ce27" table:formula="of:=[.D73]*1/[.G73]" office:value-type="float" office:value="0.266666666666667" calcext:value-type="float">
            <text:p>0.2666666667</text:p>
          </table:table-cell>
          <table:table-cell table:formula="of:=[.E73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74]" office:value-type="float" office:value="0" calcext:value-type="float">
            <text:p>0</text:p>
          </table:table-cell>
          <table:table-cell table:formula="of:=IF(AND([.A74]=0;NOT([.C74]=0));[.B73];[.A74])" office:value-type="string" office:string-value="Chicken wings" calcext:value-type="string">
            <text:p>Chicken wings</text:p>
          </table:table-cell>
          <table:table-cell table:formula="of:=[Recipes.B74]" office:value-type="string" office:string-value="• 1–2 cm ginger, grated" calcext:value-type="string">
            <text:p>• 1–2 cm ginger, grated</text:p>
          </table:table-cell>
          <table:table-cell table:formula="of:=[Recipes.C74]" office:value-type="float" office:value="2" calcext:value-type="float">
            <text:p>2</text:p>
          </table:table-cell>
          <table:table-cell table:formula="of:=[Recipes.D74]" office:value-type="string" office:string-value="cm piece" calcext:value-type="string">
            <text:p>cm piece</text:p>
          </table:table-cell>
          <table:table-cell table:formula="of:=[Recipes.E74]" office:value-type="float" office:value="0" calcext:value-type="float">
            <text:p>0</text:p>
          </table:table-cell>
          <table:table-cell table:style-name="ce14" table:formula="of:=IF([.A74]=0;[.G73];[.F74])" office:value-type="float" office:value="3.75" calcext:value-type="float">
            <text:p>3.75</text:p>
          </table:table-cell>
          <table:table-cell table:style-name="ce21"/>
          <table:table-cell table:formula="of:=IF([.C74]=0;&quot;&quot;;[.B74])" office:value-type="string" office:string-value="Chicken wings" calcext:value-type="string">
            <text:p>Chicken wings</text:p>
          </table:table-cell>
          <table:table-cell table:formula="of:=[.C74]" office:value-type="string" office:string-value="• 1–2 cm ginger, grated" calcext:value-type="string">
            <text:p>• 1–2 cm ginger, grated</text:p>
          </table:table-cell>
          <table:table-cell table:style-name="ce27" table:formula="of:=[.D74]*1/[.G74]" office:value-type="float" office:value="0.533333333333333" calcext:value-type="float">
            <text:p>0.5333333333</text:p>
          </table:table-cell>
          <table:table-cell table:formula="of:=[.E74]" office:value-type="string" office:string-value="cm piece" calcext:value-type="string">
            <text:p>cm piece</text:p>
          </table:table-cell>
        </table:table-row>
        <table:table-row table:style-name="ro1">
          <table:table-cell table:formula="of:=[Recipes.A75]" office:value-type="float" office:value="0" calcext:value-type="float">
            <text:p>0</text:p>
          </table:table-cell>
          <table:table-cell table:formula="of:=IF(AND([.A75]=0;NOT([.C75]=0));[.B74];[.A75])" office:value-type="string" office:string-value="Chicken wings" calcext:value-type="string">
            <text:p>Chicken wings</text:p>
          </table:table-cell>
          <table:table-cell table:formula="of:=[Recipes.B75]" office:value-type="string" office:string-value="0.625 teaspoon thyme" calcext:value-type="string">
            <text:p>0.625 teaspoon thyme</text:p>
          </table:table-cell>
          <table:table-cell table:formula="of:=[Recipes.C75]" office:value-type="float" office:value="0.625" calcext:value-type="float">
            <text:p>0.625</text:p>
          </table:table-cell>
          <table:table-cell table:formula="of:=[Recipes.D75]" office:value-type="string" office:string-value="tsp" calcext:value-type="string">
            <text:p>tsp</text:p>
          </table:table-cell>
          <table:table-cell table:formula="of:=[Recipes.E75]" office:value-type="float" office:value="0" calcext:value-type="float">
            <text:p>0</text:p>
          </table:table-cell>
          <table:table-cell table:style-name="ce14" table:formula="of:=IF([.A75]=0;[.G74];[.F75])" office:value-type="float" office:value="3.75" calcext:value-type="float">
            <text:p>3.75</text:p>
          </table:table-cell>
          <table:table-cell table:style-name="ce21"/>
          <table:table-cell table:formula="of:=IF([.C75]=0;&quot;&quot;;[.B75])" office:value-type="string" office:string-value="Chicken wings" calcext:value-type="string">
            <text:p>Chicken wings</text:p>
          </table:table-cell>
          <table:table-cell table:formula="of:=[.C75]" office:value-type="string" office:string-value="0.625 teaspoon thyme" calcext:value-type="string">
            <text:p>0.625 teaspoon thyme</text:p>
          </table:table-cell>
          <table:table-cell table:style-name="ce27" table:formula="of:=[.D75]*1/[.G75]" office:value-type="float" office:value="0.166666666666667" calcext:value-type="float">
            <text:p>0.1666666667</text:p>
          </table:table-cell>
          <table:table-cell table:formula="of:=[.E75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76]" office:value-type="float" office:value="0" calcext:value-type="float">
            <text:p>0</text:p>
          </table:table-cell>
          <table:table-cell table:formula="of:=IF(AND([.A76]=0;NOT([.C76]=0));[.B75];[.A76])" office:value-type="float" office:value="0" calcext:value-type="float">
            <text:p>0</text:p>
          </table:table-cell>
          <table:table-cell table:formula="of:=[Recipes.B76]" office:value-type="float" office:value="0" calcext:value-type="float">
            <text:p>0</text:p>
          </table:table-cell>
          <table:table-cell table:formula="of:=[Recipes.C76]" office:value-type="float" office:value="0" calcext:value-type="float">
            <text:p>0</text:p>
          </table:table-cell>
          <table:table-cell table:formula="of:=[Recipes.D76]" office:value-type="float" office:value="0" calcext:value-type="float">
            <text:p>0</text:p>
          </table:table-cell>
          <table:table-cell table:formula="of:=[Recipes.E76]" office:value-type="float" office:value="0" calcext:value-type="float">
            <text:p>0</text:p>
          </table:table-cell>
          <table:table-cell table:style-name="ce14" table:formula="of:=IF([.A76]=0;[.G75];[.F76])" office:value-type="float" office:value="3.75" calcext:value-type="float">
            <text:p>3.75</text:p>
          </table:table-cell>
          <table:table-cell table:style-name="ce21"/>
          <table:table-cell table:formula="of:=IF([.C76]=0;&quot;&quot;;[.B76])">
            <text:p/>
          </table:table-cell>
          <table:table-cell table:formula="of:=[.C76]" office:value-type="float" office:value="0" calcext:value-type="float">
            <text:p>0</text:p>
          </table:table-cell>
          <table:table-cell table:style-name="ce27" table:formula="of:=[.D76]*1/[.G76]" office:value-type="float" office:value="0" calcext:value-type="float">
            <text:p>0</text:p>
          </table:table-cell>
          <table:table-cell table:formula="of:=[.E76]" office:value-type="float" office:value="0" calcext:value-type="float">
            <text:p>0</text:p>
          </table:table-cell>
        </table:table-row>
        <table:table-row table:style-name="ro1">
          <table:table-cell table:formula="of:=[Recipes.A77]" office:value-type="string" office:string-value="Veggies in Foil" calcext:value-type="string">
            <text:p>Veggies in Foil</text:p>
          </table:table-cell>
          <table:table-cell table:formula="of:=IF(AND([.A77]=0;NOT([.C77]=0));[.B76];[.A77])" office:value-type="string" office:string-value="Veggies in Foil" calcext:value-type="string">
            <text:p>Veggies in Foil</text:p>
          </table:table-cell>
          <table:table-cell table:formula="of:=[Recipes.B77]" office:value-type="float" office:value="0" calcext:value-type="float">
            <text:p>0</text:p>
          </table:table-cell>
          <table:table-cell table:formula="of:=[Recipes.C77]" office:value-type="float" office:value="0" calcext:value-type="float">
            <text:p>0</text:p>
          </table:table-cell>
          <table:table-cell table:formula="of:=[Recipes.D77]" office:value-type="float" office:value="0" calcext:value-type="float">
            <text:p>0</text:p>
          </table:table-cell>
          <table:table-cell table:formula="of:=[Recipes.E77]" office:value-type="float" office:value="12" calcext:value-type="float">
            <text:p>12</text:p>
          </table:table-cell>
          <table:table-cell table:style-name="ce14" table:formula="of:=IF([.A77]=0;[.G76];[.F77])" office:value-type="float" office:value="12" calcext:value-type="float">
            <text:p>12</text:p>
          </table:table-cell>
          <table:table-cell table:style-name="ce21"/>
          <table:table-cell table:formula="of:=IF([.C77]=0;&quot;&quot;;[.B77])">
            <text:p/>
          </table:table-cell>
          <table:table-cell table:formula="of:=[.C77]" office:value-type="float" office:value="0" calcext:value-type="float">
            <text:p>0</text:p>
          </table:table-cell>
          <table:table-cell table:style-name="ce27" table:formula="of:=[.D77]*1/[.G77]" office:value-type="float" office:value="0" calcext:value-type="float">
            <text:p>0</text:p>
          </table:table-cell>
          <table:table-cell table:formula="of:=[.E77]" office:value-type="float" office:value="0" calcext:value-type="float">
            <text:p>0</text:p>
          </table:table-cell>
        </table:table-row>
        <table:table-row table:style-name="ro1">
          <table:table-cell table:formula="of:=[Recipes.A78]" office:value-type="float" office:value="0" calcext:value-type="float">
            <text:p>0</text:p>
          </table:table-cell>
          <table:table-cell table:formula="of:=IF(AND([.A78]=0;NOT([.C78]=0));[.B77];[.A78])" office:value-type="string" office:string-value="Veggies in Foil" calcext:value-type="string">
            <text:p>Veggies in Foil</text:p>
          </table:table-cell>
          <table:table-cell table:formula="of:=[Recipes.B78]" office:value-type="string" office:string-value="2 potatoes cut in batons" calcext:value-type="string">
            <text:p>2 potatoes cut in batons</text:p>
          </table:table-cell>
          <table:table-cell table:formula="of:=[Recipes.C78]" office:value-type="float" office:value="360" calcext:value-type="float">
            <text:p>360</text:p>
          </table:table-cell>
          <table:table-cell table:formula="of:=[Recipes.D78]" office:value-type="string" office:string-value="g" calcext:value-type="string">
            <text:p>g</text:p>
          </table:table-cell>
          <table:table-cell table:formula="of:=[Recipes.E78]" office:value-type="float" office:value="0" calcext:value-type="float">
            <text:p>0</text:p>
          </table:table-cell>
          <table:table-cell table:style-name="ce14" table:formula="of:=IF([.A78]=0;[.G77];[.F78])" office:value-type="float" office:value="12" calcext:value-type="float">
            <text:p>12</text:p>
          </table:table-cell>
          <table:table-cell table:style-name="ce21"/>
          <table:table-cell table:formula="of:=IF([.C78]=0;&quot;&quot;;[.B78])" office:value-type="string" office:string-value="Veggies in Foil" calcext:value-type="string">
            <text:p>Veggies in Foil</text:p>
          </table:table-cell>
          <table:table-cell table:formula="of:=[.C78]" office:value-type="string" office:string-value="2 potatoes cut in batons" calcext:value-type="string">
            <text:p>2 potatoes cut in batons</text:p>
          </table:table-cell>
          <table:table-cell table:style-name="ce27" table:formula="of:=[.D78]*1/[.G78]" office:value-type="float" office:value="30" calcext:value-type="float">
            <text:p>30</text:p>
          </table:table-cell>
          <table:table-cell table:formula="of:=[.E78]" office:value-type="string" office:string-value="g" calcext:value-type="string">
            <text:p>g</text:p>
          </table:table-cell>
        </table:table-row>
        <table:table-row table:style-name="ro1">
          <table:table-cell table:formula="of:=[Recipes.A79]" office:value-type="float" office:value="0" calcext:value-type="float">
            <text:p>0</text:p>
          </table:table-cell>
          <table:table-cell table:formula="of:=IF(AND([.A79]=0;NOT([.C79]=0));[.B78];[.A79])" office:value-type="string" office:string-value="Veggies in Foil" calcext:value-type="string">
            <text:p>Veggies in Foil</text:p>
          </table:table-cell>
          <table:table-cell table:formula="of:=[Recipes.B79]" office:value-type="string" office:string-value="4 Carrots cut in batons" calcext:value-type="string">
            <text:p>4 Carrots cut in batons</text:p>
          </table:table-cell>
          <table:table-cell table:formula="of:=[Recipes.C79]" office:value-type="float" office:value="300" calcext:value-type="float">
            <text:p>300</text:p>
          </table:table-cell>
          <table:table-cell table:formula="of:=[Recipes.D79]" office:value-type="string" office:string-value="g" calcext:value-type="string">
            <text:p>g</text:p>
          </table:table-cell>
          <table:table-cell table:formula="of:=[Recipes.E79]" office:value-type="float" office:value="0" calcext:value-type="float">
            <text:p>0</text:p>
          </table:table-cell>
          <table:table-cell table:style-name="ce14" table:formula="of:=IF([.A79]=0;[.G78];[.F79])" office:value-type="float" office:value="12" calcext:value-type="float">
            <text:p>12</text:p>
          </table:table-cell>
          <table:table-cell table:style-name="ce21"/>
          <table:table-cell table:formula="of:=IF([.C79]=0;&quot;&quot;;[.B79])" office:value-type="string" office:string-value="Veggies in Foil" calcext:value-type="string">
            <text:p>Veggies in Foil</text:p>
          </table:table-cell>
          <table:table-cell table:formula="of:=[.C79]" office:value-type="string" office:string-value="4 Carrots cut in batons" calcext:value-type="string">
            <text:p>4 Carrots cut in batons</text:p>
          </table:table-cell>
          <table:table-cell table:style-name="ce27" table:formula="of:=[.D79]*1/[.G79]" office:value-type="float" office:value="25" calcext:value-type="float">
            <text:p>25</text:p>
          </table:table-cell>
          <table:table-cell table:formula="of:=[.E79]" office:value-type="string" office:string-value="g" calcext:value-type="string">
            <text:p>g</text:p>
          </table:table-cell>
        </table:table-row>
        <table:table-row table:style-name="ro1">
          <table:table-cell table:formula="of:=[Recipes.A80]" office:value-type="float" office:value="0" calcext:value-type="float">
            <text:p>0</text:p>
          </table:table-cell>
          <table:table-cell table:formula="of:=IF(AND([.A80]=0;NOT([.C80]=0));[.B79];[.A80])" office:value-type="string" office:string-value="Veggies in Foil" calcext:value-type="string">
            <text:p>Veggies in Foil</text:p>
          </table:table-cell>
          <table:table-cell table:formula="of:=[Recipes.B80]" office:value-type="string" office:string-value="1 Onion" calcext:value-type="string">
            <text:p>1 Onion</text:p>
          </table:table-cell>
          <table:table-cell table:formula="of:=[Recipes.C80]" office:value-type="float" office:value="130" calcext:value-type="float">
            <text:p>130</text:p>
          </table:table-cell>
          <table:table-cell table:formula="of:=[Recipes.D80]" office:value-type="string" office:string-value="g" calcext:value-type="string">
            <text:p>g</text:p>
          </table:table-cell>
          <table:table-cell table:formula="of:=[Recipes.E80]" office:value-type="float" office:value="0" calcext:value-type="float">
            <text:p>0</text:p>
          </table:table-cell>
          <table:table-cell table:style-name="ce14" table:formula="of:=IF([.A80]=0;[.G79];[.F80])" office:value-type="float" office:value="12" calcext:value-type="float">
            <text:p>12</text:p>
          </table:table-cell>
          <table:table-cell table:style-name="ce21"/>
          <table:table-cell table:formula="of:=IF([.C80]=0;&quot;&quot;;[.B80])" office:value-type="string" office:string-value="Veggies in Foil" calcext:value-type="string">
            <text:p>Veggies in Foil</text:p>
          </table:table-cell>
          <table:table-cell table:formula="of:=[.C80]" office:value-type="string" office:string-value="1 Onion" calcext:value-type="string">
            <text:p>1 Onion</text:p>
          </table:table-cell>
          <table:table-cell table:style-name="ce27" table:formula="of:=[.D80]*1/[.G80]" office:value-type="float" office:value="10.8333333333333" calcext:value-type="float">
            <text:p>10.8333333333</text:p>
          </table:table-cell>
          <table:table-cell table:formula="of:=[.E80]" office:value-type="string" office:string-value="g" calcext:value-type="string">
            <text:p>g</text:p>
          </table:table-cell>
        </table:table-row>
        <table:table-row table:style-name="ro1">
          <table:table-cell table:formula="of:=[Recipes.A81]" office:value-type="float" office:value="0" calcext:value-type="float">
            <text:p>0</text:p>
          </table:table-cell>
          <table:table-cell table:formula="of:=IF(AND([.A81]=0;NOT([.C81]=0));[.B80];[.A81])" office:value-type="string" office:string-value="Veggies in Foil" calcext:value-type="string">
            <text:p>Veggies in Foil</text:p>
          </table:table-cell>
          <table:table-cell table:formula="of:=[Recipes.B81]" office:value-type="string" office:string-value="Parsley" calcext:value-type="string">
            <text:p>Parsley</text:p>
          </table:table-cell>
          <table:table-cell table:formula="of:=[Recipes.C81]" office:value-type="float" office:value="1" calcext:value-type="float">
            <text:p>1</text:p>
          </table:table-cell>
          <table:table-cell table:formula="of:=[Recipes.D81]" office:value-type="string" office:string-value="bunch" calcext:value-type="string">
            <text:p>bunch</text:p>
          </table:table-cell>
          <table:table-cell table:formula="of:=[Recipes.E81]" office:value-type="float" office:value="0" calcext:value-type="float">
            <text:p>0</text:p>
          </table:table-cell>
          <table:table-cell table:style-name="ce14" table:formula="of:=IF([.A81]=0;[.G80];[.F81])" office:value-type="float" office:value="12" calcext:value-type="float">
            <text:p>12</text:p>
          </table:table-cell>
          <table:table-cell table:style-name="ce21"/>
          <table:table-cell table:formula="of:=IF([.C81]=0;&quot;&quot;;[.B81])" office:value-type="string" office:string-value="Veggies in Foil" calcext:value-type="string">
            <text:p>Veggies in Foil</text:p>
          </table:table-cell>
          <table:table-cell table:formula="of:=[.C81]" office:value-type="string" office:string-value="Parsley" calcext:value-type="string">
            <text:p>Parsley</text:p>
          </table:table-cell>
          <table:table-cell table:style-name="ce27" table:formula="of:=[.D81]*1/[.G81]" office:value-type="float" office:value="0.0833333333333333" calcext:value-type="float">
            <text:p>0.0833333333</text:p>
          </table:table-cell>
          <table:table-cell table:formula="of:=[.E81]" office:value-type="string" office:string-value="bunch" calcext:value-type="string">
            <text:p>bunch</text:p>
          </table:table-cell>
        </table:table-row>
        <table:table-row table:style-name="ro1">
          <table:table-cell table:formula="of:=[Recipes.A82]" office:value-type="float" office:value="0" calcext:value-type="float">
            <text:p>0</text:p>
          </table:table-cell>
          <table:table-cell table:formula="of:=IF(AND([.A82]=0;NOT([.C82]=0));[.B81];[.A82])" office:value-type="string" office:string-value="Veggies in Foil" calcext:value-type="string">
            <text:p>Veggies in Foil</text:p>
          </table:table-cell>
          <table:table-cell table:formula="of:=[Recipes.B82]" office:value-type="string" office:string-value="Salt" calcext:value-type="string">
            <text:p>Salt</text:p>
          </table:table-cell>
          <table:table-cell table:formula="of:=[Recipes.C82]" office:value-type="float" office:value="1" calcext:value-type="float">
            <text:p>1</text:p>
          </table:table-cell>
          <table:table-cell table:formula="of:=[Recipes.D82]" office:value-type="string" office:string-value="tsp" calcext:value-type="string">
            <text:p>tsp</text:p>
          </table:table-cell>
          <table:table-cell table:formula="of:=[Recipes.E82]" office:value-type="float" office:value="0" calcext:value-type="float">
            <text:p>0</text:p>
          </table:table-cell>
          <table:table-cell table:style-name="ce14" table:formula="of:=IF([.A82]=0;[.G81];[.F82])" office:value-type="float" office:value="12" calcext:value-type="float">
            <text:p>12</text:p>
          </table:table-cell>
          <table:table-cell table:style-name="ce21"/>
          <table:table-cell table:formula="of:=IF([.C82]=0;&quot;&quot;;[.B82])" office:value-type="string" office:string-value="Veggies in Foil" calcext:value-type="string">
            <text:p>Veggies in Foil</text:p>
          </table:table-cell>
          <table:table-cell table:formula="of:=[.C82]" office:value-type="string" office:string-value="Salt" calcext:value-type="string">
            <text:p>Salt</text:p>
          </table:table-cell>
          <table:table-cell table:style-name="ce27" table:formula="of:=[.D82]*1/[.G82]" office:value-type="float" office:value="0.0833333333333333" calcext:value-type="float">
            <text:p>0.0833333333</text:p>
          </table:table-cell>
          <table:table-cell table:formula="of:=[.E82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83]" office:value-type="float" office:value="0" calcext:value-type="float">
            <text:p>0</text:p>
          </table:table-cell>
          <table:table-cell table:formula="of:=IF(AND([.A83]=0;NOT([.C83]=0));[.B82];[.A83])" office:value-type="string" office:string-value="Veggies in Foil" calcext:value-type="string">
            <text:p>Veggies in Foil</text:p>
          </table:table-cell>
          <table:table-cell table:formula="of:=[Recipes.B83]" office:value-type="string" office:string-value="Pepper" calcext:value-type="string">
            <text:p>Pepper</text:p>
          </table:table-cell>
          <table:table-cell table:formula="of:=[Recipes.C83]" office:value-type="float" office:value="1" calcext:value-type="float">
            <text:p>1</text:p>
          </table:table-cell>
          <table:table-cell table:formula="of:=[Recipes.D83]" office:value-type="string" office:string-value="tsp" calcext:value-type="string">
            <text:p>tsp</text:p>
          </table:table-cell>
          <table:table-cell table:formula="of:=[Recipes.E83]" office:value-type="float" office:value="0" calcext:value-type="float">
            <text:p>0</text:p>
          </table:table-cell>
          <table:table-cell table:style-name="ce14" table:formula="of:=IF([.A83]=0;[.G82];[.F83])" office:value-type="float" office:value="12" calcext:value-type="float">
            <text:p>12</text:p>
          </table:table-cell>
          <table:table-cell table:style-name="ce21"/>
          <table:table-cell table:formula="of:=IF([.C83]=0;&quot;&quot;;[.B83])" office:value-type="string" office:string-value="Veggies in Foil" calcext:value-type="string">
            <text:p>Veggies in Foil</text:p>
          </table:table-cell>
          <table:table-cell table:formula="of:=[.C83]" office:value-type="string" office:string-value="Pepper" calcext:value-type="string">
            <text:p>Pepper</text:p>
          </table:table-cell>
          <table:table-cell table:style-name="ce27" table:formula="of:=[.D83]*1/[.G83]" office:value-type="float" office:value="0.0833333333333333" calcext:value-type="float">
            <text:p>0.0833333333</text:p>
          </table:table-cell>
          <table:table-cell table:formula="of:=[.E83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84]" office:value-type="float" office:value="0" calcext:value-type="float">
            <text:p>0</text:p>
          </table:table-cell>
          <table:table-cell table:formula="of:=IF(AND([.A84]=0;NOT([.C84]=0));[.B83];[.A84])" office:value-type="string" office:string-value="Veggies in Foil" calcext:value-type="string">
            <text:p>Veggies in Foil</text:p>
          </table:table-cell>
          <table:table-cell table:formula="of:=[Recipes.B84]" office:value-type="string" office:string-value="12 tbsp Butter" calcext:value-type="string">
            <text:p>12 tbsp Butter</text:p>
          </table:table-cell>
          <table:table-cell table:formula="of:=[Recipes.C84]" office:value-type="float" office:value="180" calcext:value-type="float">
            <text:p>180</text:p>
          </table:table-cell>
          <table:table-cell table:formula="of:=[Recipes.D84]" office:value-type="string" office:string-value="g" calcext:value-type="string">
            <text:p>g</text:p>
          </table:table-cell>
          <table:table-cell table:formula="of:=[Recipes.E84]" office:value-type="float" office:value="0" calcext:value-type="float">
            <text:p>0</text:p>
          </table:table-cell>
          <table:table-cell table:style-name="ce14" table:formula="of:=IF([.A84]=0;[.G83];[.F84])" office:value-type="float" office:value="12" calcext:value-type="float">
            <text:p>12</text:p>
          </table:table-cell>
          <table:table-cell table:style-name="ce21"/>
          <table:table-cell table:formula="of:=IF([.C84]=0;&quot;&quot;;[.B84])" office:value-type="string" office:string-value="Veggies in Foil" calcext:value-type="string">
            <text:p>Veggies in Foil</text:p>
          </table:table-cell>
          <table:table-cell table:formula="of:=[.C84]" office:value-type="string" office:string-value="12 tbsp Butter" calcext:value-type="string">
            <text:p>12 tbsp Butter</text:p>
          </table:table-cell>
          <table:table-cell table:style-name="ce27" table:formula="of:=[.D84]*1/[.G84]" office:value-type="float" office:value="15" calcext:value-type="float">
            <text:p>15</text:p>
          </table:table-cell>
          <table:table-cell table:formula="of:=[.E84]" office:value-type="string" office:string-value="g" calcext:value-type="string">
            <text:p>g</text:p>
          </table:table-cell>
        </table:table-row>
        <table:table-row table:style-name="ro1">
          <table:table-cell table:formula="of:=[Recipes.A85]" office:value-type="float" office:value="0" calcext:value-type="float">
            <text:p>0</text:p>
          </table:table-cell>
          <table:table-cell table:formula="of:=IF(AND([.A85]=0;NOT([.C85]=0));[.B84];[.A85])" office:value-type="float" office:value="0" calcext:value-type="float">
            <text:p>0</text:p>
          </table:table-cell>
          <table:table-cell table:formula="of:=[Recipes.B85]" office:value-type="float" office:value="0" calcext:value-type="float">
            <text:p>0</text:p>
          </table:table-cell>
          <table:table-cell table:formula="of:=[Recipes.C85]" office:value-type="float" office:value="0" calcext:value-type="float">
            <text:p>0</text:p>
          </table:table-cell>
          <table:table-cell table:formula="of:=[Recipes.D85]" office:value-type="float" office:value="0" calcext:value-type="float">
            <text:p>0</text:p>
          </table:table-cell>
          <table:table-cell table:formula="of:=[Recipes.E85]" office:value-type="float" office:value="0" calcext:value-type="float">
            <text:p>0</text:p>
          </table:table-cell>
          <table:table-cell table:style-name="ce14" table:formula="of:=IF([.A85]=0;[.G84];[.F85])" office:value-type="float" office:value="12" calcext:value-type="float">
            <text:p>12</text:p>
          </table:table-cell>
          <table:table-cell table:style-name="ce21"/>
          <table:table-cell table:formula="of:=IF([.C85]=0;&quot;&quot;;[.B85])">
            <text:p/>
          </table:table-cell>
          <table:table-cell table:formula="of:=[.C85]" office:value-type="float" office:value="0" calcext:value-type="float">
            <text:p>0</text:p>
          </table:table-cell>
          <table:table-cell table:style-name="ce27" table:formula="of:=[.D85]*1/[.G85]" office:value-type="float" office:value="0" calcext:value-type="float">
            <text:p>0</text:p>
          </table:table-cell>
          <table:table-cell table:formula="of:=[.E85]" office:value-type="float" office:value="0" calcext:value-type="float">
            <text:p>0</text:p>
          </table:table-cell>
        </table:table-row>
        <table:table-row table:style-name="ro1">
          <table:table-cell table:formula="of:=[Recipes.A86]" office:value-type="string" office:string-value="Couscous salad" calcext:value-type="string">
            <text:p>Couscous salad</text:p>
          </table:table-cell>
          <table:table-cell table:formula="of:=IF(AND([.A86]=0;NOT([.C86]=0));[.B85];[.A86])" office:value-type="string" office:string-value="Couscous salad" calcext:value-type="string">
            <text:p>Couscous salad</text:p>
          </table:table-cell>
          <table:table-cell table:formula="of:=[Recipes.B86]" office:value-type="float" office:value="0" calcext:value-type="float">
            <text:p>0</text:p>
          </table:table-cell>
          <table:table-cell table:formula="of:=[Recipes.C86]" office:value-type="float" office:value="0" calcext:value-type="float">
            <text:p>0</text:p>
          </table:table-cell>
          <table:table-cell table:formula="of:=[Recipes.D86]" office:value-type="float" office:value="0" calcext:value-type="float">
            <text:p>0</text:p>
          </table:table-cell>
          <table:table-cell table:formula="of:=[Recipes.E86]" office:value-type="float" office:value="8" calcext:value-type="float">
            <text:p>8</text:p>
          </table:table-cell>
          <table:table-cell table:style-name="ce14" table:formula="of:=IF([.A86]=0;[.G85];[.F86])" office:value-type="float" office:value="8" calcext:value-type="float">
            <text:p>8</text:p>
          </table:table-cell>
          <table:table-cell table:style-name="ce21"/>
          <table:table-cell table:formula="of:=IF([.C86]=0;&quot;&quot;;[.B86])">
            <text:p/>
          </table:table-cell>
          <table:table-cell table:formula="of:=[.C86]" office:value-type="float" office:value="0" calcext:value-type="float">
            <text:p>0</text:p>
          </table:table-cell>
          <table:table-cell table:style-name="ce27" table:formula="of:=[.D86]*1/[.G86]" office:value-type="float" office:value="0" calcext:value-type="float">
            <text:p>0</text:p>
          </table:table-cell>
          <table:table-cell table:formula="of:=[.E86]" office:value-type="float" office:value="0" calcext:value-type="float">
            <text:p>0</text:p>
          </table:table-cell>
        </table:table-row>
        <table:table-row table:style-name="ro1">
          <table:table-cell table:formula="of:=[Recipes.A87]" office:value-type="float" office:value="0" calcext:value-type="float">
            <text:p>0</text:p>
          </table:table-cell>
          <table:table-cell table:formula="of:=IF(AND([.A87]=0;NOT([.C87]=0));[.B86];[.A87])" office:value-type="string" office:string-value="Couscous salad" calcext:value-type="string">
            <text:p>Couscous salad</text:p>
          </table:table-cell>
          <table:table-cell table:formula="of:=[Recipes.B87]" office:value-type="string" office:string-value="160g couscous" calcext:value-type="string">
            <text:p>160g couscous</text:p>
          </table:table-cell>
          <table:table-cell table:formula="of:=[Recipes.C87]" office:value-type="float" office:value="160" calcext:value-type="float">
            <text:p>160</text:p>
          </table:table-cell>
          <table:table-cell table:formula="of:=[Recipes.D87]" office:value-type="string" office:string-value="g" calcext:value-type="string">
            <text:p>g</text:p>
          </table:table-cell>
          <table:table-cell table:formula="of:=[Recipes.E87]" office:value-type="float" office:value="0" calcext:value-type="float">
            <text:p>0</text:p>
          </table:table-cell>
          <table:table-cell table:style-name="ce14" table:formula="of:=IF([.A87]=0;[.G86];[.F87])" office:value-type="float" office:value="8" calcext:value-type="float">
            <text:p>8</text:p>
          </table:table-cell>
          <table:table-cell table:style-name="ce21"/>
          <table:table-cell table:formula="of:=IF([.C87]=0;&quot;&quot;;[.B87])" office:value-type="string" office:string-value="Couscous salad" calcext:value-type="string">
            <text:p>Couscous salad</text:p>
          </table:table-cell>
          <table:table-cell table:formula="of:=[.C87]" office:value-type="string" office:string-value="160g couscous" calcext:value-type="string">
            <text:p>160g couscous</text:p>
          </table:table-cell>
          <table:table-cell table:style-name="ce27" table:formula="of:=[.D87]*1/[.G87]" office:value-type="float" office:value="20" calcext:value-type="float">
            <text:p>20</text:p>
          </table:table-cell>
          <table:table-cell table:formula="of:=[.E87]" office:value-type="string" office:string-value="g" calcext:value-type="string">
            <text:p>g</text:p>
          </table:table-cell>
        </table:table-row>
        <table:table-row table:style-name="ro1">
          <table:table-cell table:formula="of:=[Recipes.A88]" office:value-type="float" office:value="0" calcext:value-type="float">
            <text:p>0</text:p>
          </table:table-cell>
          <table:table-cell table:formula="of:=IF(AND([.A88]=0;NOT([.C88]=0));[.B87];[.A88])" office:value-type="string" office:string-value="Couscous salad" calcext:value-type="string">
            <text:p>Couscous salad</text:p>
          </table:table-cell>
          <table:table-cell table:formula="of:=[Recipes.B88]" office:value-type="string" office:string-value="500ml veggie stock" calcext:value-type="string">
            <text:p>500ml veggie stock</text:p>
          </table:table-cell>
          <table:table-cell table:formula="of:=[Recipes.C88]" office:value-type="float" office:value="500" calcext:value-type="float">
            <text:p>500</text:p>
          </table:table-cell>
          <table:table-cell table:formula="of:=[Recipes.D88]" office:value-type="string" office:string-value="ml" calcext:value-type="string">
            <text:p>ml</text:p>
          </table:table-cell>
          <table:table-cell table:formula="of:=[Recipes.E88]" office:value-type="float" office:value="0" calcext:value-type="float">
            <text:p>0</text:p>
          </table:table-cell>
          <table:table-cell table:style-name="ce14" table:formula="of:=IF([.A88]=0;[.G87];[.F88])" office:value-type="float" office:value="8" calcext:value-type="float">
            <text:p>8</text:p>
          </table:table-cell>
          <table:table-cell table:style-name="ce21"/>
          <table:table-cell table:formula="of:=IF([.C88]=0;&quot;&quot;;[.B88])" office:value-type="string" office:string-value="Couscous salad" calcext:value-type="string">
            <text:p>Couscous salad</text:p>
          </table:table-cell>
          <table:table-cell table:formula="of:=[.C88]" office:value-type="string" office:string-value="500ml veggie stock" calcext:value-type="string">
            <text:p>500ml veggie stock</text:p>
          </table:table-cell>
          <table:table-cell table:style-name="ce27" table:formula="of:=[.D88]*1/[.G88]" office:value-type="float" office:value="62.5" calcext:value-type="float">
            <text:p>62.5</text:p>
          </table:table-cell>
          <table:table-cell table:formula="of:=[.E88]" office:value-type="string" office:string-value="ml" calcext:value-type="string">
            <text:p>ml</text:p>
          </table:table-cell>
        </table:table-row>
        <table:table-row table:style-name="ro1">
          <table:table-cell table:formula="of:=[Recipes.A89]" office:value-type="float" office:value="0" calcext:value-type="float">
            <text:p>0</text:p>
          </table:table-cell>
          <table:table-cell table:formula="of:=IF(AND([.A89]=0;NOT([.C89]=0));[.B88];[.A89])" office:value-type="string" office:string-value="Couscous salad" calcext:value-type="string">
            <text:p>Couscous salad</text:p>
          </table:table-cell>
          <table:table-cell table:formula="of:=[Recipes.B89]" office:value-type="string" office:string-value="200g dried apricots, chopped into quarters" calcext:value-type="string">
            <text:p>200g dried apricots, chopped into quarters</text:p>
          </table:table-cell>
          <table:table-cell table:formula="of:=[Recipes.C89]" office:value-type="float" office:value="200" calcext:value-type="float">
            <text:p>200</text:p>
          </table:table-cell>
          <table:table-cell table:formula="of:=[Recipes.D89]" office:value-type="string" office:string-value="g" calcext:value-type="string">
            <text:p>g</text:p>
          </table:table-cell>
          <table:table-cell table:formula="of:=[Recipes.E89]" office:value-type="float" office:value="0" calcext:value-type="float">
            <text:p>0</text:p>
          </table:table-cell>
          <table:table-cell table:style-name="ce14" table:formula="of:=IF([.A89]=0;[.G88];[.F89])" office:value-type="float" office:value="8" calcext:value-type="float">
            <text:p>8</text:p>
          </table:table-cell>
          <table:table-cell table:style-name="ce21"/>
          <table:table-cell table:formula="of:=IF([.C89]=0;&quot;&quot;;[.B89])" office:value-type="string" office:string-value="Couscous salad" calcext:value-type="string">
            <text:p>Couscous salad</text:p>
          </table:table-cell>
          <table:table-cell table:formula="of:=[.C89]" office:value-type="string" office:string-value="200g dried apricots, chopped into quarters" calcext:value-type="string">
            <text:p>200g dried apricots, chopped into quarters</text:p>
          </table:table-cell>
          <table:table-cell table:style-name="ce27" table:formula="of:=[.D89]*1/[.G89]" office:value-type="float" office:value="25" calcext:value-type="float">
            <text:p>25</text:p>
          </table:table-cell>
          <table:table-cell table:formula="of:=[.E89]" office:value-type="string" office:string-value="g" calcext:value-type="string">
            <text:p>g</text:p>
          </table:table-cell>
        </table:table-row>
        <table:table-row table:style-name="ro1">
          <table:table-cell table:formula="of:=[Recipes.A90]" office:value-type="float" office:value="0" calcext:value-type="float">
            <text:p>0</text:p>
          </table:table-cell>
          <table:table-cell table:formula="of:=IF(AND([.A90]=0;NOT([.C90]=0));[.B89];[.A90])" office:value-type="string" office:string-value="Couscous salad" calcext:value-type="string">
            <text:p>Couscous salad</text:p>
          </table:table-cell>
          <table:table-cell table:formula="of:=[Recipes.B90]" office:value-type="string" office:string-value="100g walnuts, very roughly chopped" calcext:value-type="string">
            <text:p>100g walnuts, very roughly chopped</text:p>
          </table:table-cell>
          <table:table-cell table:formula="of:=[Recipes.C90]" office:value-type="float" office:value="100" calcext:value-type="float">
            <text:p>100</text:p>
          </table:table-cell>
          <table:table-cell table:formula="of:=[Recipes.D90]" office:value-type="string" office:string-value="g" calcext:value-type="string">
            <text:p>g</text:p>
          </table:table-cell>
          <table:table-cell table:formula="of:=[Recipes.E90]" office:value-type="float" office:value="0" calcext:value-type="float">
            <text:p>0</text:p>
          </table:table-cell>
          <table:table-cell table:style-name="ce14" table:formula="of:=IF([.A90]=0;[.G89];[.F90])" office:value-type="float" office:value="8" calcext:value-type="float">
            <text:p>8</text:p>
          </table:table-cell>
          <table:table-cell table:style-name="ce21"/>
          <table:table-cell table:formula="of:=IF([.C90]=0;&quot;&quot;;[.B90])" office:value-type="string" office:string-value="Couscous salad" calcext:value-type="string">
            <text:p>Couscous salad</text:p>
          </table:table-cell>
          <table:table-cell table:formula="of:=[.C90]" office:value-type="string" office:string-value="100g walnuts, very roughly chopped" calcext:value-type="string">
            <text:p>100g walnuts, very roughly chopped</text:p>
          </table:table-cell>
          <table:table-cell table:style-name="ce27" table:formula="of:=[.D90]*1/[.G90]" office:value-type="float" office:value="12.5" calcext:value-type="float">
            <text:p>12.5</text:p>
          </table:table-cell>
          <table:table-cell table:formula="of:=[.E90]" office:value-type="string" office:string-value="g" calcext:value-type="string">
            <text:p>g</text:p>
          </table:table-cell>
        </table:table-row>
        <table:table-row table:style-name="ro1">
          <table:table-cell table:formula="of:=[Recipes.A91]" office:value-type="float" office:value="0" calcext:value-type="float">
            <text:p>0</text:p>
          </table:table-cell>
          <table:table-cell table:formula="of:=IF(AND([.A91]=0;NOT([.C91]=0));[.B90];[.A91])" office:value-type="string" office:string-value="Couscous salad" calcext:value-type="string">
            <text:p>Couscous salad</text:p>
          </table:table-cell>
          <table:table-cell table:formula="of:=[Recipes.B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Recipes.C91]" office:value-type="float" office:value="100" calcext:value-type="float">
            <text:p>100</text:p>
          </table:table-cell>
          <table:table-cell table:formula="of:=[Recipes.D91]" office:value-type="string" office:string-value="g" calcext:value-type="string">
            <text:p>g</text:p>
          </table:table-cell>
          <table:table-cell table:formula="of:=[Recipes.E91]" office:value-type="float" office:value="0" calcext:value-type="float">
            <text:p>0</text:p>
          </table:table-cell>
          <table:table-cell table:style-name="ce14" table:formula="of:=IF([.A91]=0;[.G90];[.F91])" office:value-type="float" office:value="8" calcext:value-type="float">
            <text:p>8</text:p>
          </table:table-cell>
          <table:table-cell table:style-name="ce21"/>
          <table:table-cell table:formula="of:=IF([.C91]=0;&quot;&quot;;[.B91])" office:value-type="string" office:string-value="Couscous salad" calcext:value-type="string">
            <text:p>Couscous salad</text:p>
          </table:table-cell>
          <table:table-cell table:formula="of:=[.C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7" table:formula="of:=[.D91]*1/[.G91]" office:value-type="float" office:value="12.5" calcext:value-type="float">
            <text:p>12.5</text:p>
          </table:table-cell>
          <table:table-cell table:formula="of:=[.E91]" office:value-type="string" office:string-value="g" calcext:value-type="string">
            <text:p>g</text:p>
          </table:table-cell>
        </table:table-row>
        <table:table-row table:style-name="ro1">
          <table:table-cell table:formula="of:=[Recipes.A92]" office:value-type="float" office:value="0" calcext:value-type="float">
            <text:p>0</text:p>
          </table:table-cell>
          <table:table-cell table:formula="of:=IF(AND([.A92]=0;NOT([.C92]=0));[.B91];[.A92])" office:value-type="string" office:string-value="Couscous salad" calcext:value-type="string">
            <text:p>Couscous salad</text:p>
          </table:table-cell>
          <table:table-cell table:formula="of:=[Recipes.B92]" office:value-type="string" office:string-value="2 spring onions (finely chopped)" calcext:value-type="string">
            <text:p>2 spring onions (finely chopped)</text:p>
          </table:table-cell>
          <table:table-cell table:formula="of:=[Recipes.C92]" office:value-type="float" office:value="2" calcext:value-type="float">
            <text:p>2</text:p>
          </table:table-cell>
          <table:table-cell table:formula="of:=[Recipes.D92]" office:value-type="string" office:string-value="piece" calcext:value-type="string">
            <text:p>piece</text:p>
          </table:table-cell>
          <table:table-cell table:formula="of:=[Recipes.E92]" office:value-type="float" office:value="0" calcext:value-type="float">
            <text:p>0</text:p>
          </table:table-cell>
          <table:table-cell table:style-name="ce14" table:formula="of:=IF([.A92]=0;[.G91];[.F92])" office:value-type="float" office:value="8" calcext:value-type="float">
            <text:p>8</text:p>
          </table:table-cell>
          <table:table-cell table:style-name="ce21"/>
          <table:table-cell table:formula="of:=IF([.C92]=0;&quot;&quot;;[.B92])" office:value-type="string" office:string-value="Couscous salad" calcext:value-type="string">
            <text:p>Couscous salad</text:p>
          </table:table-cell>
          <table:table-cell table:formula="of:=[.C92]" office:value-type="string" office:string-value="2 spring onions (finely chopped)" calcext:value-type="string">
            <text:p>2 spring onions (finely chopped)</text:p>
          </table:table-cell>
          <table:table-cell table:style-name="ce27" table:formula="of:=[.D92]*1/[.G92]" office:value-type="float" office:value="0.25" calcext:value-type="float">
            <text:p>0.25</text:p>
          </table:table-cell>
          <table:table-cell table:formula="of:=[.E92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93]" office:value-type="float" office:value="0" calcext:value-type="float">
            <text:p>0</text:p>
          </table:table-cell>
          <table:table-cell table:formula="of:=IF(AND([.A93]=0;NOT([.C93]=0));[.B92];[.A93])" office:value-type="string" office:string-value="Couscous salad" calcext:value-type="string">
            <text:p>Couscous salad</text:p>
          </table:table-cell>
          <table:table-cell table:formula="of:=[Recipes.B93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Recipes.C93]" office:value-type="float" office:value="0.25" calcext:value-type="float">
            <text:p>0.25</text:p>
          </table:table-cell>
          <table:table-cell table:formula="of:=[Recipes.D93]" office:value-type="string" office:string-value="piece" calcext:value-type="string">
            <text:p>piece</text:p>
          </table:table-cell>
          <table:table-cell table:formula="of:=[Recipes.E93]" office:value-type="float" office:value="0" calcext:value-type="float">
            <text:p>0</text:p>
          </table:table-cell>
          <table:table-cell table:style-name="ce14" table:formula="of:=IF([.A93]=0;[.G92];[.F93])" office:value-type="float" office:value="8" calcext:value-type="float">
            <text:p>8</text:p>
          </table:table-cell>
          <table:table-cell table:style-name="ce21"/>
          <table:table-cell table:formula="of:=IF([.C93]=0;&quot;&quot;;[.B93])" office:value-type="string" office:string-value="Couscous salad" calcext:value-type="string">
            <text:p>Couscous salad</text:p>
          </table:table-cell>
          <table:table-cell table:formula="of:=[.C93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7" table:formula="of:=[.D93]*1/[.G93]" office:value-type="float" office:value="0.03125" calcext:value-type="float">
            <text:p>0.03125</text:p>
          </table:table-cell>
          <table:table-cell table:formula="of:=[.E93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94]" office:value-type="float" office:value="0" calcext:value-type="float">
            <text:p>0</text:p>
          </table:table-cell>
          <table:table-cell table:formula="of:=IF(AND([.A94]=0;NOT([.C94]=0));[.B93];[.A94])" office:value-type="string" office:string-value="Couscous salad" calcext:value-type="string">
            <text:p>Couscous salad</text:p>
          </table:table-cell>
          <table:table-cell table:formula="of:=[Recipes.B94]" office:value-type="string" office:string-value="3 tbsp lemon juice" calcext:value-type="string">
            <text:p>3 tbsp lemon juice</text:p>
          </table:table-cell>
          <table:table-cell table:formula="of:=[Recipes.C94]" office:value-type="float" office:value="45" calcext:value-type="float">
            <text:p>45</text:p>
          </table:table-cell>
          <table:table-cell table:formula="of:=[Recipes.D94]" office:value-type="string" office:string-value="ml" calcext:value-type="string">
            <text:p>ml</text:p>
          </table:table-cell>
          <table:table-cell table:formula="of:=[Recipes.E94]" office:value-type="float" office:value="0" calcext:value-type="float">
            <text:p>0</text:p>
          </table:table-cell>
          <table:table-cell table:style-name="ce14" table:formula="of:=IF([.A94]=0;[.G93];[.F94])" office:value-type="float" office:value="8" calcext:value-type="float">
            <text:p>8</text:p>
          </table:table-cell>
          <table:table-cell table:style-name="ce21"/>
          <table:table-cell table:formula="of:=IF([.C94]=0;&quot;&quot;;[.B94])" office:value-type="string" office:string-value="Couscous salad" calcext:value-type="string">
            <text:p>Couscous salad</text:p>
          </table:table-cell>
          <table:table-cell table:formula="of:=[.C94]" office:value-type="string" office:string-value="3 tbsp lemon juice" calcext:value-type="string">
            <text:p>3 tbsp lemon juice</text:p>
          </table:table-cell>
          <table:table-cell table:style-name="ce27" table:formula="of:=[.D94]*1/[.G94]" office:value-type="float" office:value="5.625" calcext:value-type="float">
            <text:p>5.625</text:p>
          </table:table-cell>
          <table:table-cell table:formula="of:=[.E94]" office:value-type="string" office:string-value="ml" calcext:value-type="string">
            <text:p>ml</text:p>
          </table:table-cell>
        </table:table-row>
        <table:table-row table:style-name="ro1">
          <table:table-cell table:formula="of:=[Recipes.A95]" office:value-type="float" office:value="0" calcext:value-type="float">
            <text:p>0</text:p>
          </table:table-cell>
          <table:table-cell table:formula="of:=IF(AND([.A95]=0;NOT([.C95]=0));[.B94];[.A95])" office:value-type="string" office:string-value="Couscous salad" calcext:value-type="string">
            <text:p>Couscous salad</text:p>
          </table:table-cell>
          <table:table-cell table:formula="of:=[Recipes.B95]" office:value-type="string" office:string-value="olive oil" calcext:value-type="string">
            <text:p>olive oil</text:p>
          </table:table-cell>
          <table:table-cell table:formula="of:=[Recipes.C95]" office:value-type="float" office:value="90" calcext:value-type="float">
            <text:p>90</text:p>
          </table:table-cell>
          <table:table-cell table:formula="of:=[Recipes.D95]" office:value-type="string" office:string-value="ml" calcext:value-type="string">
            <text:p>ml</text:p>
          </table:table-cell>
          <table:table-cell table:formula="of:=[Recipes.E95]" office:value-type="float" office:value="0" calcext:value-type="float">
            <text:p>0</text:p>
          </table:table-cell>
          <table:table-cell table:style-name="ce14" table:formula="of:=IF([.A95]=0;[.G94];[.F95])" office:value-type="float" office:value="8" calcext:value-type="float">
            <text:p>8</text:p>
          </table:table-cell>
          <table:table-cell table:style-name="ce21"/>
          <table:table-cell table:formula="of:=IF([.C95]=0;&quot;&quot;;[.B95])" office:value-type="string" office:string-value="Couscous salad" calcext:value-type="string">
            <text:p>Couscous salad</text:p>
          </table:table-cell>
          <table:table-cell table:formula="of:=[.C95]" office:value-type="string" office:string-value="olive oil" calcext:value-type="string">
            <text:p>olive oil</text:p>
          </table:table-cell>
          <table:table-cell table:style-name="ce27" table:formula="of:=[.D95]*1/[.G95]" office:value-type="float" office:value="11.25" calcext:value-type="float">
            <text:p>11.25</text:p>
          </table:table-cell>
          <table:table-cell table:formula="of:=[.E95]" office:value-type="string" office:string-value="ml" calcext:value-type="string">
            <text:p>ml</text:p>
          </table:table-cell>
        </table:table-row>
        <table:table-row table:style-name="ro1">
          <table:table-cell table:formula="of:=[Recipes.A96]" office:value-type="float" office:value="0" calcext:value-type="float">
            <text:p>0</text:p>
          </table:table-cell>
          <table:table-cell table:formula="of:=IF(AND([.A96]=0;NOT([.C96]=0));[.B95];[.A96])" office:value-type="float" office:value="0" calcext:value-type="float">
            <text:p>0</text:p>
          </table:table-cell>
          <table:table-cell table:formula="of:=[Recipes.B96]" office:value-type="float" office:value="0" calcext:value-type="float">
            <text:p>0</text:p>
          </table:table-cell>
          <table:table-cell table:formula="of:=[Recipes.C96]" office:value-type="float" office:value="0" calcext:value-type="float">
            <text:p>0</text:p>
          </table:table-cell>
          <table:table-cell table:formula="of:=[Recipes.D96]" office:value-type="float" office:value="0" calcext:value-type="float">
            <text:p>0</text:p>
          </table:table-cell>
          <table:table-cell table:formula="of:=[Recipes.E96]" office:value-type="float" office:value="0" calcext:value-type="float">
            <text:p>0</text:p>
          </table:table-cell>
          <table:table-cell table:style-name="ce14" table:formula="of:=IF([.A96]=0;[.G95];[.F96])" office:value-type="float" office:value="8" calcext:value-type="float">
            <text:p>8</text:p>
          </table:table-cell>
          <table:table-cell table:style-name="ce21"/>
          <table:table-cell table:formula="of:=IF([.C96]=0;&quot;&quot;;[.B96])">
            <text:p/>
          </table:table-cell>
          <table:table-cell table:formula="of:=[.C96]" office:value-type="float" office:value="0" calcext:value-type="float">
            <text:p>0</text:p>
          </table:table-cell>
          <table:table-cell table:style-name="ce27" table:formula="of:=[.D96]*1/[.G96]" office:value-type="float" office:value="0" calcext:value-type="float">
            <text:p>0</text:p>
          </table:table-cell>
          <table:table-cell table:formula="of:=[.E96]" office:value-type="float" office:value="0" calcext:value-type="float">
            <text:p>0</text:p>
          </table:table-cell>
        </table:table-row>
        <table:table-row table:style-name="ro1">
          <table:table-cell table:formula="of:=[Recipes.A97]" office:value-type="string" office:string-value="German Potato Salad" calcext:value-type="string">
            <text:p>German Potato Salad</text:p>
          </table:table-cell>
          <table:table-cell table:formula="of:=IF(AND([.A97]=0;NOT([.C97]=0));[.B96];[.A97])" office:value-type="string" office:string-value="German Potato Salad" calcext:value-type="string">
            <text:p>German Potato Salad</text:p>
          </table:table-cell>
          <table:table-cell table:formula="of:=[Recipes.B97]" office:value-type="float" office:value="0" calcext:value-type="float">
            <text:p>0</text:p>
          </table:table-cell>
          <table:table-cell table:formula="of:=[Recipes.C97]" office:value-type="float" office:value="0" calcext:value-type="float">
            <text:p>0</text:p>
          </table:table-cell>
          <table:table-cell table:formula="of:=[Recipes.D97]" office:value-type="float" office:value="0" calcext:value-type="float">
            <text:p>0</text:p>
          </table:table-cell>
          <table:table-cell table:formula="of:=[Recipes.E97]" office:value-type="float" office:value="16" calcext:value-type="float">
            <text:p>16</text:p>
          </table:table-cell>
          <table:table-cell table:style-name="ce14" table:formula="of:=IF([.A97]=0;[.G96];[.F97])" office:value-type="float" office:value="16" calcext:value-type="float">
            <text:p>16</text:p>
          </table:table-cell>
          <table:table-cell table:style-name="ce21"/>
          <table:table-cell table:formula="of:=IF([.C97]=0;&quot;&quot;;[.B97])">
            <text:p/>
          </table:table-cell>
          <table:table-cell table:formula="of:=[.C97]" office:value-type="float" office:value="0" calcext:value-type="float">
            <text:p>0</text:p>
          </table:table-cell>
          <table:table-cell table:style-name="ce27" table:formula="of:=[.D97]*1/[.G97]" office:value-type="float" office:value="0" calcext:value-type="float">
            <text:p>0</text:p>
          </table:table-cell>
          <table:table-cell table:formula="of:=[.E97]" office:value-type="float" office:value="0" calcext:value-type="float">
            <text:p>0</text:p>
          </table:table-cell>
        </table:table-row>
        <table:table-row table:style-name="ro1">
          <table:table-cell table:formula="of:=[Recipes.A98]" office:value-type="float" office:value="0" calcext:value-type="float">
            <text:p>0</text:p>
          </table:table-cell>
          <table:table-cell table:formula="of:=IF(AND([.A98]=0;NOT([.C98]=0));[.B97];[.A98])" office:value-type="string" office:string-value="German Potato Salad" calcext:value-type="string">
            <text:p>German Potato Salad</text:p>
          </table:table-cell>
          <table:table-cell table:formula="of:=[Recipes.B98]" office:value-type="string" office:string-value="diced potatos" calcext:value-type="string">
            <text:p>diced potatos</text:p>
          </table:table-cell>
          <table:table-cell table:formula="of:=[Recipes.C98]" office:value-type="float" office:value="975" calcext:value-type="float">
            <text:p>975</text:p>
          </table:table-cell>
          <table:table-cell table:formula="of:=[Recipes.D98]" office:value-type="string" office:string-value="g" calcext:value-type="string">
            <text:p>g</text:p>
          </table:table-cell>
          <table:table-cell table:formula="of:=[Recipes.E98]" office:value-type="float" office:value="0" calcext:value-type="float">
            <text:p>0</text:p>
          </table:table-cell>
          <table:table-cell table:style-name="ce14" table:formula="of:=IF([.A98]=0;[.G97];[.F98])" office:value-type="float" office:value="16" calcext:value-type="float">
            <text:p>16</text:p>
          </table:table-cell>
          <table:table-cell table:style-name="ce21"/>
          <table:table-cell table:formula="of:=IF([.C98]=0;&quot;&quot;;[.B98])" office:value-type="string" office:string-value="German Potato Salad" calcext:value-type="string">
            <text:p>German Potato Salad</text:p>
          </table:table-cell>
          <table:table-cell table:formula="of:=[.C98]" office:value-type="string" office:string-value="diced potatos" calcext:value-type="string">
            <text:p>diced potatos</text:p>
          </table:table-cell>
          <table:table-cell table:style-name="ce27" table:formula="of:=[.D98]*1/[.G98]" office:value-type="float" office:value="60.9375" calcext:value-type="float">
            <text:p>60.9375</text:p>
          </table:table-cell>
          <table:table-cell table:formula="of:=[.E98]" office:value-type="string" office:string-value="g" calcext:value-type="string">
            <text:p>g</text:p>
          </table:table-cell>
        </table:table-row>
        <table:table-row table:style-name="ro1">
          <table:table-cell table:formula="of:=[Recipes.A99]" office:value-type="float" office:value="0" calcext:value-type="float">
            <text:p>0</text:p>
          </table:table-cell>
          <table:table-cell table:formula="of:=IF(AND([.A99]=0;NOT([.C99]=0));[.B98];[.A99])" office:value-type="string" office:string-value="German Potato Salad" calcext:value-type="string">
            <text:p>German Potato Salad</text:p>
          </table:table-cell>
          <table:table-cell table:formula="of:=[Recipes.B99]" office:value-type="string" office:string-value="bacon" calcext:value-type="string">
            <text:p>bacon</text:p>
          </table:table-cell>
          <table:table-cell table:formula="of:=[Recipes.C99]" office:value-type="float" office:value="4" calcext:value-type="float">
            <text:p>4</text:p>
          </table:table-cell>
          <table:table-cell table:formula="of:=[Recipes.D99]" office:value-type="string" office:string-value="slice" calcext:value-type="string">
            <text:p>slice</text:p>
          </table:table-cell>
          <table:table-cell table:formula="of:=[Recipes.E99]" office:value-type="float" office:value="0" calcext:value-type="float">
            <text:p>0</text:p>
          </table:table-cell>
          <table:table-cell table:style-name="ce14" table:formula="of:=IF([.A99]=0;[.G98];[.F99])" office:value-type="float" office:value="16" calcext:value-type="float">
            <text:p>16</text:p>
          </table:table-cell>
          <table:table-cell table:style-name="ce21"/>
          <table:table-cell table:formula="of:=IF([.C99]=0;&quot;&quot;;[.B99])" office:value-type="string" office:string-value="German Potato Salad" calcext:value-type="string">
            <text:p>German Potato Salad</text:p>
          </table:table-cell>
          <table:table-cell table:formula="of:=[.C99]" office:value-type="string" office:string-value="bacon" calcext:value-type="string">
            <text:p>bacon</text:p>
          </table:table-cell>
          <table:table-cell table:style-name="ce27" table:formula="of:=[.D99]*1/[.G99]" office:value-type="float" office:value="0.25" calcext:value-type="float">
            <text:p>0.25</text:p>
          </table:table-cell>
          <table:table-cell table:formula="of:=[.E99]" office:value-type="string" office:string-value="slice" calcext:value-type="string">
            <text:p>slice</text:p>
          </table:table-cell>
        </table:table-row>
        <table:table-row table:style-name="ro1">
          <table:table-cell table:formula="of:=[Recipes.A100]" office:value-type="float" office:value="0" calcext:value-type="float">
            <text:p>0</text:p>
          </table:table-cell>
          <table:table-cell table:formula="of:=IF(AND([.A100]=0;NOT([.C100]=0));[.B99];[.A100])" office:value-type="string" office:string-value="German Potato Salad" calcext:value-type="string">
            <text:p>German Potato Salad</text:p>
          </table:table-cell>
          <table:table-cell table:formula="of:=[Recipes.B100]" office:value-type="string" office:string-value="small onion, diced" calcext:value-type="string">
            <text:p>small onion, diced</text:p>
          </table:table-cell>
          <table:table-cell table:formula="of:=[Recipes.C100]" office:value-type="float" office:value="1" calcext:value-type="float">
            <text:p>1</text:p>
          </table:table-cell>
          <table:table-cell table:formula="of:=[Recipes.D100]" office:value-type="string" office:string-value="onion" calcext:value-type="string">
            <text:p>onion</text:p>
          </table:table-cell>
          <table:table-cell table:formula="of:=[Recipes.E100]" office:value-type="float" office:value="0" calcext:value-type="float">
            <text:p>0</text:p>
          </table:table-cell>
          <table:table-cell table:style-name="ce14" table:formula="of:=IF([.A100]=0;[.G99];[.F100])" office:value-type="float" office:value="16" calcext:value-type="float">
            <text:p>16</text:p>
          </table:table-cell>
          <table:table-cell table:style-name="ce21"/>
          <table:table-cell table:formula="of:=IF([.C100]=0;&quot;&quot;;[.B100])" office:value-type="string" office:string-value="German Potato Salad" calcext:value-type="string">
            <text:p>German Potato Salad</text:p>
          </table:table-cell>
          <table:table-cell table:formula="of:=[.C100]" office:value-type="string" office:string-value="small onion, diced" calcext:value-type="string">
            <text:p>small onion, diced</text:p>
          </table:table-cell>
          <table:table-cell table:style-name="ce27" table:formula="of:=[.D100]*1/[.G100]" office:value-type="float" office:value="0.0625" calcext:value-type="float">
            <text:p>0.0625</text:p>
          </table:table-cell>
          <table:table-cell table:formula="of:=[.E100]" office:value-type="string" office:string-value="onion" calcext:value-type="string">
            <text:p>onion</text:p>
          </table:table-cell>
        </table:table-row>
        <table:table-row table:style-name="ro1">
          <table:table-cell table:formula="of:=[Recipes.A101]" office:value-type="float" office:value="0" calcext:value-type="float">
            <text:p>0</text:p>
          </table:table-cell>
          <table:table-cell table:formula="of:=IF(AND([.A101]=0;NOT([.C101]=0));[.B100];[.A101])" office:value-type="string" office:string-value="German Potato Salad" calcext:value-type="string">
            <text:p>German Potato Salad</text:p>
          </table:table-cell>
          <table:table-cell table:formula="of:=[Recipes.B101]" office:value-type="string" office:string-value="white vinegar" calcext:value-type="string">
            <text:p>white vinegar</text:p>
          </table:table-cell>
          <table:table-cell table:formula="of:=[Recipes.C101]" office:value-type="float" office:value="62.5" calcext:value-type="float">
            <text:p>62.5</text:p>
          </table:table-cell>
          <table:table-cell table:formula="of:=[Recipes.D101]" office:value-type="string" office:string-value="ml" calcext:value-type="string">
            <text:p>ml</text:p>
          </table:table-cell>
          <table:table-cell table:formula="of:=[Recipes.E101]" office:value-type="float" office:value="0" calcext:value-type="float">
            <text:p>0</text:p>
          </table:table-cell>
          <table:table-cell table:style-name="ce14" table:formula="of:=IF([.A101]=0;[.G100];[.F101])" office:value-type="float" office:value="16" calcext:value-type="float">
            <text:p>16</text:p>
          </table:table-cell>
          <table:table-cell table:style-name="ce21"/>
          <table:table-cell table:formula="of:=IF([.C101]=0;&quot;&quot;;[.B101])" office:value-type="string" office:string-value="German Potato Salad" calcext:value-type="string">
            <text:p>German Potato Salad</text:p>
          </table:table-cell>
          <table:table-cell table:formula="of:=[.C101]" office:value-type="string" office:string-value="white vinegar" calcext:value-type="string">
            <text:p>white vinegar</text:p>
          </table:table-cell>
          <table:table-cell table:style-name="ce27" table:formula="of:=[.D101]*1/[.G101]" office:value-type="float" office:value="3.90625" calcext:value-type="float">
            <text:p>3.90625</text:p>
          </table:table-cell>
          <table:table-cell table:formula="of:=[.E101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02]" office:value-type="float" office:value="0" calcext:value-type="float">
            <text:p>0</text:p>
          </table:table-cell>
          <table:table-cell table:formula="of:=IF(AND([.A102]=0;NOT([.C102]=0));[.B101];[.A102])" office:value-type="string" office:string-value="German Potato Salad" calcext:value-type="string">
            <text:p>German Potato Salad</text:p>
          </table:table-cell>
          <table:table-cell table:formula="of:=[Recipes.B102]" office:value-type="string" office:string-value="water" calcext:value-type="string">
            <text:p>water</text:p>
          </table:table-cell>
          <table:table-cell table:formula="of:=[Recipes.C102]" office:value-type="float" office:value="2" calcext:value-type="float">
            <text:p>2</text:p>
          </table:table-cell>
          <table:table-cell table:formula="of:=[Recipes.D102]" office:value-type="string" office:string-value="tbsp" calcext:value-type="string">
            <text:p>tbsp</text:p>
          </table:table-cell>
          <table:table-cell table:formula="of:=[Recipes.E102]" office:value-type="float" office:value="0" calcext:value-type="float">
            <text:p>0</text:p>
          </table:table-cell>
          <table:table-cell table:style-name="ce14" table:formula="of:=IF([.A102]=0;[.G101];[.F102])" office:value-type="float" office:value="16" calcext:value-type="float">
            <text:p>16</text:p>
          </table:table-cell>
          <table:table-cell table:style-name="ce21"/>
          <table:table-cell table:formula="of:=IF([.C102]=0;&quot;&quot;;[.B102])" office:value-type="string" office:string-value="German Potato Salad" calcext:value-type="string">
            <text:p>German Potato Salad</text:p>
          </table:table-cell>
          <table:table-cell table:formula="of:=[.C102]" office:value-type="string" office:string-value="water" calcext:value-type="string">
            <text:p>water</text:p>
          </table:table-cell>
          <table:table-cell table:style-name="ce27" table:formula="of:=[.D102]*1/[.G102]" office:value-type="float" office:value="0.125" calcext:value-type="float">
            <text:p>0.125</text:p>
          </table:table-cell>
          <table:table-cell table:formula="of:=[.E102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03]" office:value-type="float" office:value="0" calcext:value-type="float">
            <text:p>0</text:p>
          </table:table-cell>
          <table:table-cell table:formula="of:=IF(AND([.A103]=0;NOT([.C103]=0));[.B102];[.A103])" office:value-type="string" office:string-value="German Potato Salad" calcext:value-type="string">
            <text:p>German Potato Salad</text:p>
          </table:table-cell>
          <table:table-cell table:formula="of:=[Recipes.B103]" office:value-type="string" office:string-value="white sugar" calcext:value-type="string">
            <text:p>white sugar</text:p>
          </table:table-cell>
          <table:table-cell table:formula="of:=[Recipes.C103]" office:value-type="float" office:value="1" calcext:value-type="float">
            <text:p>1</text:p>
          </table:table-cell>
          <table:table-cell table:formula="of:=[Recipes.D103]" office:value-type="string" office:string-value="tbsp" calcext:value-type="string">
            <text:p>tbsp</text:p>
          </table:table-cell>
          <table:table-cell table:formula="of:=[Recipes.E103]" office:value-type="float" office:value="0" calcext:value-type="float">
            <text:p>0</text:p>
          </table:table-cell>
          <table:table-cell table:style-name="ce14" table:formula="of:=IF([.A103]=0;[.G102];[.F103])" office:value-type="float" office:value="16" calcext:value-type="float">
            <text:p>16</text:p>
          </table:table-cell>
          <table:table-cell table:style-name="ce21"/>
          <table:table-cell table:formula="of:=IF([.C103]=0;&quot;&quot;;[.B103])" office:value-type="string" office:string-value="German Potato Salad" calcext:value-type="string">
            <text:p>German Potato Salad</text:p>
          </table:table-cell>
          <table:table-cell table:formula="of:=[.C103]" office:value-type="string" office:string-value="white sugar" calcext:value-type="string">
            <text:p>white sugar</text:p>
          </table:table-cell>
          <table:table-cell table:style-name="ce27" table:formula="of:=[.D103]*1/[.G103]" office:value-type="float" office:value="0.0625" calcext:value-type="float">
            <text:p>0.0625</text:p>
          </table:table-cell>
          <table:table-cell table:formula="of:=[.E103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04]" office:value-type="float" office:value="0" calcext:value-type="float">
            <text:p>0</text:p>
          </table:table-cell>
          <table:table-cell table:formula="of:=IF(AND([.A104]=0;NOT([.C104]=0));[.B103];[.A104])" office:value-type="string" office:string-value="German Potato Salad" calcext:value-type="string">
            <text:p>German Potato Salad</text:p>
          </table:table-cell>
          <table:table-cell table:formula="of:=[Recipes.B104]" office:value-type="string" office:string-value="Salt" calcext:value-type="string">
            <text:p>Salt</text:p>
          </table:table-cell>
          <table:table-cell table:formula="of:=[Recipes.C104]" office:value-type="float" office:value="1" calcext:value-type="float">
            <text:p>1</text:p>
          </table:table-cell>
          <table:table-cell table:formula="of:=[Recipes.D104]" office:value-type="string" office:string-value="tsp" calcext:value-type="string">
            <text:p>tsp</text:p>
          </table:table-cell>
          <table:table-cell table:formula="of:=[Recipes.E104]" office:value-type="float" office:value="0" calcext:value-type="float">
            <text:p>0</text:p>
          </table:table-cell>
          <table:table-cell table:style-name="ce14" table:formula="of:=IF([.A104]=0;[.G103];[.F104])" office:value-type="float" office:value="16" calcext:value-type="float">
            <text:p>16</text:p>
          </table:table-cell>
          <table:table-cell table:style-name="ce21"/>
          <table:table-cell table:formula="of:=IF([.C104]=0;&quot;&quot;;[.B104])" office:value-type="string" office:string-value="German Potato Salad" calcext:value-type="string">
            <text:p>German Potato Salad</text:p>
          </table:table-cell>
          <table:table-cell table:formula="of:=[.C104]" office:value-type="string" office:string-value="Salt" calcext:value-type="string">
            <text:p>Salt</text:p>
          </table:table-cell>
          <table:table-cell table:style-name="ce27" table:formula="of:=[.D104]*1/[.G104]" office:value-type="float" office:value="0.0625" calcext:value-type="float">
            <text:p>0.0625</text:p>
          </table:table-cell>
          <table:table-cell table:formula="of:=[.E104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05]" office:value-type="float" office:value="0" calcext:value-type="float">
            <text:p>0</text:p>
          </table:table-cell>
          <table:table-cell table:formula="of:=IF(AND([.A105]=0;NOT([.C105]=0));[.B104];[.A105])" office:value-type="string" office:string-value="German Potato Salad" calcext:value-type="string">
            <text:p>German Potato Salad</text:p>
          </table:table-cell>
          <table:table-cell table:formula="of:=[Recipes.B105]" office:value-type="string" office:string-value="ground black pepper" calcext:value-type="string">
            <text:p>ground black pepper</text:p>
          </table:table-cell>
          <table:table-cell table:formula="of:=[Recipes.C105]" office:value-type="float" office:value="0.125" calcext:value-type="float">
            <text:p>0.125</text:p>
          </table:table-cell>
          <table:table-cell table:formula="of:=[Recipes.D105]" office:value-type="string" office:string-value="tsp" calcext:value-type="string">
            <text:p>tsp</text:p>
          </table:table-cell>
          <table:table-cell table:formula="of:=[Recipes.E105]" office:value-type="float" office:value="0" calcext:value-type="float">
            <text:p>0</text:p>
          </table:table-cell>
          <table:table-cell table:style-name="ce14" table:formula="of:=IF([.A105]=0;[.G104];[.F105])" office:value-type="float" office:value="16" calcext:value-type="float">
            <text:p>16</text:p>
          </table:table-cell>
          <table:table-cell table:style-name="ce21"/>
          <table:table-cell table:formula="of:=IF([.C105]=0;&quot;&quot;;[.B105])" office:value-type="string" office:string-value="German Potato Salad" calcext:value-type="string">
            <text:p>German Potato Salad</text:p>
          </table:table-cell>
          <table:table-cell table:formula="of:=[.C105]" office:value-type="string" office:string-value="ground black pepper" calcext:value-type="string">
            <text:p>ground black pepper</text:p>
          </table:table-cell>
          <table:table-cell table:style-name="ce27" table:formula="of:=[.D105]*1/[.G105]" office:value-type="float" office:value="0.0078125" calcext:value-type="float">
            <text:p>0.0078125</text:p>
          </table:table-cell>
          <table:table-cell table:formula="of:=[.E105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06]" office:value-type="float" office:value="0" calcext:value-type="float">
            <text:p>0</text:p>
          </table:table-cell>
          <table:table-cell table:formula="of:=IF(AND([.A106]=0;NOT([.C106]=0));[.B105];[.A106])" office:value-type="string" office:string-value="German Potato Salad" calcext:value-type="string">
            <text:p>German Potato Salad</text:p>
          </table:table-cell>
          <table:table-cell table:formula="of:=[Recipes.B106]" office:value-type="string" office:string-value="chopped fresh parsley" calcext:value-type="string">
            <text:p>chopped fresh parsley</text:p>
          </table:table-cell>
          <table:table-cell table:formula="of:=[Recipes.C106]" office:value-type="float" office:value="1" calcext:value-type="float">
            <text:p>1</text:p>
          </table:table-cell>
          <table:table-cell table:formula="of:=[Recipes.D106]" office:value-type="string" office:string-value="tbsp" calcext:value-type="string">
            <text:p>tbsp</text:p>
          </table:table-cell>
          <table:table-cell table:formula="of:=[Recipes.E106]" office:value-type="float" office:value="0" calcext:value-type="float">
            <text:p>0</text:p>
          </table:table-cell>
          <table:table-cell table:style-name="ce14" table:formula="of:=IF([.A106]=0;[.G105];[.F106])" office:value-type="float" office:value="16" calcext:value-type="float">
            <text:p>16</text:p>
          </table:table-cell>
          <table:table-cell table:style-name="ce21"/>
          <table:table-cell table:formula="of:=IF([.C106]=0;&quot;&quot;;[.B106])" office:value-type="string" office:string-value="German Potato Salad" calcext:value-type="string">
            <text:p>German Potato Salad</text:p>
          </table:table-cell>
          <table:table-cell table:formula="of:=[.C106]" office:value-type="string" office:string-value="chopped fresh parsley" calcext:value-type="string">
            <text:p>chopped fresh parsley</text:p>
          </table:table-cell>
          <table:table-cell table:style-name="ce27" table:formula="of:=[.D106]*1/[.G106]" office:value-type="float" office:value="0.0625" calcext:value-type="float">
            <text:p>0.0625</text:p>
          </table:table-cell>
          <table:table-cell table:formula="of:=[.E106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07]" office:value-type="float" office:value="0" calcext:value-type="float">
            <text:p>0</text:p>
          </table:table-cell>
          <table:table-cell table:formula="of:=IF(AND([.A107]=0;NOT([.C107]=0));[.B106];[.A107])" office:value-type="float" office:value="0" calcext:value-type="float">
            <text:p>0</text:p>
          </table:table-cell>
          <table:table-cell table:formula="of:=[Recipes.B107]" office:value-type="float" office:value="0" calcext:value-type="float">
            <text:p>0</text:p>
          </table:table-cell>
          <table:table-cell table:formula="of:=[Recipes.C107]" office:value-type="float" office:value="0" calcext:value-type="float">
            <text:p>0</text:p>
          </table:table-cell>
          <table:table-cell table:formula="of:=[Recipes.D107]" office:value-type="float" office:value="0" calcext:value-type="float">
            <text:p>0</text:p>
          </table:table-cell>
          <table:table-cell table:formula="of:=[Recipes.E107]" office:value-type="float" office:value="0" calcext:value-type="float">
            <text:p>0</text:p>
          </table:table-cell>
          <table:table-cell table:style-name="ce14" table:formula="of:=IF([.A107]=0;[.G106];[.F107])" office:value-type="float" office:value="16" calcext:value-type="float">
            <text:p>16</text:p>
          </table:table-cell>
          <table:table-cell table:style-name="ce21"/>
          <table:table-cell table:formula="of:=IF([.C107]=0;&quot;&quot;;[.B107])">
            <text:p/>
          </table:table-cell>
          <table:table-cell table:formula="of:=[.C107]" office:value-type="float" office:value="0" calcext:value-type="float">
            <text:p>0</text:p>
          </table:table-cell>
          <table:table-cell table:style-name="ce27" table:formula="of:=[.D107]*1/[.G107]" office:value-type="float" office:value="0" calcext:value-type="float">
            <text:p>0</text:p>
          </table:table-cell>
          <table:table-cell table:formula="of:=[.E107]" office:value-type="float" office:value="0" calcext:value-type="float">
            <text:p>0</text:p>
          </table:table-cell>
        </table:table-row>
        <table:table-row table:style-name="ro1">
          <table:table-cell table:formula="of:=[Recipes.A108]" office:value-type="string" office:string-value="Sweet Potato and Black bean chili" calcext:value-type="string">
            <text:p>Sweet Potato and Black bean chili</text:p>
          </table:table-cell>
          <table:table-cell table:formula="of:=IF(AND([.A108]=0;NOT([.C108]=0));[.B107];[.A108])" office:value-type="string" office:string-value="Sweet Potato and Black bean chili" calcext:value-type="string">
            <text:p>Sweet Potato and Black bean chili</text:p>
          </table:table-cell>
          <table:table-cell table:formula="of:=[Recipes.B108]" office:value-type="float" office:value="0" calcext:value-type="float">
            <text:p>0</text:p>
          </table:table-cell>
          <table:table-cell table:formula="of:=[Recipes.C108]" office:value-type="float" office:value="0" calcext:value-type="float">
            <text:p>0</text:p>
          </table:table-cell>
          <table:table-cell table:formula="of:=[Recipes.D108]" office:value-type="float" office:value="0" calcext:value-type="float">
            <text:p>0</text:p>
          </table:table-cell>
          <table:table-cell table:formula="of:=[Recipes.E108]" office:value-type="float" office:value="4" calcext:value-type="float">
            <text:p>4</text:p>
          </table:table-cell>
          <table:table-cell table:style-name="ce14" table:formula="of:=IF([.A108]=0;[.G107];[.F108])" office:value-type="float" office:value="4" calcext:value-type="float">
            <text:p>4</text:p>
          </table:table-cell>
          <table:table-cell table:style-name="ce21"/>
          <table:table-cell table:formula="of:=IF([.C108]=0;&quot;&quot;;[.B108])">
            <text:p/>
          </table:table-cell>
          <table:table-cell table:formula="of:=[.C108]" office:value-type="float" office:value="0" calcext:value-type="float">
            <text:p>0</text:p>
          </table:table-cell>
          <table:table-cell table:style-name="ce27" table:formula="of:=[.D108]*1/[.G108]" office:value-type="float" office:value="0" calcext:value-type="float">
            <text:p>0</text:p>
          </table:table-cell>
          <table:table-cell table:formula="of:=[.E108]" office:value-type="float" office:value="0" calcext:value-type="float">
            <text:p>0</text:p>
          </table:table-cell>
        </table:table-row>
        <table:table-row table:style-name="ro1">
          <table:table-cell table:formula="of:=[Recipes.A109]" office:value-type="float" office:value="0" calcext:value-type="float">
            <text:p>0</text:p>
          </table:table-cell>
          <table:table-cell table:formula="of:=IF(AND([.A109]=0;NOT([.C109]=0));[.B108];[.A109])" office:value-type="string" office:string-value="Sweet Potato and Black bean chili" calcext:value-type="string">
            <text:p>Sweet Potato and Black bean chili</text:p>
          </table:table-cell>
          <table:table-cell table:formula="of:=[Recipes.B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Recipes.C109]" office:value-type="float" office:value="3.75" calcext:value-type="float">
            <text:p>3.75</text:p>
          </table:table-cell>
          <table:table-cell table:formula="of:=[Recipes.D109]" office:value-type="string" office:string-value="ml" calcext:value-type="string">
            <text:p>ml</text:p>
          </table:table-cell>
          <table:table-cell table:formula="of:=[Recipes.E109]" office:value-type="float" office:value="0" calcext:value-type="float">
            <text:p>0</text:p>
          </table:table-cell>
          <table:table-cell table:style-name="ce14" table:formula="of:=IF([.A109]=0;[.G108];[.F109])" office:value-type="float" office:value="4" calcext:value-type="float">
            <text:p>4</text:p>
          </table:table-cell>
          <table:table-cell table:style-name="ce21"/>
          <table:table-cell table:formula="of:=IF([.C109]=0;&quot;&quot;;[.B109])" office:value-type="string" office:string-value="Sweet Potato and Black bean chili" calcext:value-type="string">
            <text:p>Sweet Potato and Black bean chili</text:p>
          </table:table-cell>
          <table:table-cell table:formula="of:=[.C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27" table:formula="of:=[.D109]*1/[.G109]" office:value-type="float" office:value="0.9375" calcext:value-type="float">
            <text:p>0.9375</text:p>
          </table:table-cell>
          <table:table-cell table:formula="of:=[.E109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10]" office:value-type="float" office:value="0" calcext:value-type="float">
            <text:p>0</text:p>
          </table:table-cell>
          <table:table-cell table:formula="of:=IF(AND([.A110]=0;NOT([.C110]=0));[.B109];[.A110])" office:value-type="string" office:string-value="Sweet Potato and Black bean chili" calcext:value-type="string">
            <text:p>Sweet Potato and Black bean chili</text:p>
          </table:table-cell>
          <table:table-cell table:formula="of:=[Recipes.B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Recipes.C110]" office:value-type="float" office:value="62.5" calcext:value-type="float">
            <text:p>62.5</text:p>
          </table:table-cell>
          <table:table-cell table:formula="of:=[Recipes.D110]" office:value-type="string" office:string-value="g" calcext:value-type="string">
            <text:p>g</text:p>
          </table:table-cell>
          <table:table-cell table:formula="of:=[Recipes.E110]" office:value-type="float" office:value="0" calcext:value-type="float">
            <text:p>0</text:p>
          </table:table-cell>
          <table:table-cell table:style-name="ce14" table:formula="of:=IF([.A110]=0;[.G109];[.F110])" office:value-type="float" office:value="4" calcext:value-type="float">
            <text:p>4</text:p>
          </table:table-cell>
          <table:table-cell table:style-name="ce21"/>
          <table:table-cell table:formula="of:=IF([.C110]=0;&quot;&quot;;[.B110])" office:value-type="string" office:string-value="Sweet Potato and Black bean chili" calcext:value-type="string">
            <text:p>Sweet Potato and Black bean chili</text:p>
          </table:table-cell>
          <table:table-cell table:formula="of:=[.C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27" table:formula="of:=[.D110]*1/[.G110]" office:value-type="float" office:value="15.625" calcext:value-type="float">
            <text:p>15.625</text:p>
          </table:table-cell>
          <table:table-cell table:formula="of:=[.E110]" office:value-type="string" office:string-value="g" calcext:value-type="string">
            <text:p>g</text:p>
          </table:table-cell>
        </table:table-row>
        <table:table-row table:style-name="ro1">
          <table:table-cell table:formula="of:=[Recipes.A111]" office:value-type="float" office:value="0" calcext:value-type="float">
            <text:p>0</text:p>
          </table:table-cell>
          <table:table-cell table:formula="of:=IF(AND([.A111]=0;NOT([.C111]=0));[.B110];[.A111])" office:value-type="string" office:string-value="Sweet Potato and Black bean chili" calcext:value-type="string">
            <text:p>Sweet Potato and Black bean chili</text:p>
          </table:table-cell>
          <table:table-cell table:formula="of:=[Recipes.B111]" office:value-type="string" office:string-value="1 large onion, diced" calcext:value-type="string">
            <text:p>1 large onion, diced</text:p>
          </table:table-cell>
          <table:table-cell table:formula="of:=[Recipes.C111]" office:value-type="float" office:value="32.5" calcext:value-type="float">
            <text:p>32.5</text:p>
          </table:table-cell>
          <table:table-cell table:formula="of:=[Recipes.D111]" office:value-type="string" office:string-value="g" calcext:value-type="string">
            <text:p>g</text:p>
          </table:table-cell>
          <table:table-cell table:formula="of:=[Recipes.E111]" office:value-type="float" office:value="0" calcext:value-type="float">
            <text:p>0</text:p>
          </table:table-cell>
          <table:table-cell table:style-name="ce14" table:formula="of:=IF([.A111]=0;[.G110];[.F111])" office:value-type="float" office:value="4" calcext:value-type="float">
            <text:p>4</text:p>
          </table:table-cell>
          <table:table-cell table:style-name="ce21"/>
          <table:table-cell table:formula="of:=IF([.C111]=0;&quot;&quot;;[.B111])" office:value-type="string" office:string-value="Sweet Potato and Black bean chili" calcext:value-type="string">
            <text:p>Sweet Potato and Black bean chili</text:p>
          </table:table-cell>
          <table:table-cell table:formula="of:=[.C111]" office:value-type="string" office:string-value="1 large onion, diced" calcext:value-type="string">
            <text:p>1 large onion, diced</text:p>
          </table:table-cell>
          <table:table-cell table:style-name="ce27" table:formula="of:=[.D111]*1/[.G111]" office:value-type="float" office:value="8.125" calcext:value-type="float">
            <text:p>8.125</text:p>
          </table:table-cell>
          <table:table-cell table:formula="of:=[.E111]" office:value-type="string" office:string-value="g" calcext:value-type="string">
            <text:p>g</text:p>
          </table:table-cell>
        </table:table-row>
        <table:table-row table:style-name="ro1">
          <table:table-cell table:formula="of:=[Recipes.A112]" office:value-type="float" office:value="0" calcext:value-type="float">
            <text:p>0</text:p>
          </table:table-cell>
          <table:table-cell table:formula="of:=IF(AND([.A112]=0;NOT([.C112]=0));[.B111];[.A112])" office:value-type="string" office:string-value="Sweet Potato and Black bean chili" calcext:value-type="string">
            <text:p>Sweet Potato and Black bean chili</text:p>
          </table:table-cell>
          <table:table-cell table:formula="of:=[Recipes.B112]" office:value-type="string" office:string-value="4 cloves garlic, minced" calcext:value-type="string">
            <text:p>4 cloves garlic, minced</text:p>
          </table:table-cell>
          <table:table-cell table:formula="of:=[Recipes.C112]" office:value-type="float" office:value="1" calcext:value-type="float">
            <text:p>1</text:p>
          </table:table-cell>
          <table:table-cell table:formula="of:=[Recipes.D112]" office:value-type="string" office:string-value="cloves" calcext:value-type="string">
            <text:p>cloves</text:p>
          </table:table-cell>
          <table:table-cell table:formula="of:=[Recipes.E112]" office:value-type="float" office:value="0" calcext:value-type="float">
            <text:p>0</text:p>
          </table:table-cell>
          <table:table-cell table:style-name="ce14" table:formula="of:=IF([.A112]=0;[.G111];[.F112])" office:value-type="float" office:value="4" calcext:value-type="float">
            <text:p>4</text:p>
          </table:table-cell>
          <table:table-cell table:style-name="ce21"/>
          <table:table-cell table:formula="of:=IF([.C112]=0;&quot;&quot;;[.B112])" office:value-type="string" office:string-value="Sweet Potato and Black bean chili" calcext:value-type="string">
            <text:p>Sweet Potato and Black bean chili</text:p>
          </table:table-cell>
          <table:table-cell table:formula="of:=[.C112]" office:value-type="string" office:string-value="4 cloves garlic, minced" calcext:value-type="string">
            <text:p>4 cloves garlic, minced</text:p>
          </table:table-cell>
          <table:table-cell table:style-name="ce27" table:formula="of:=[.D112]*1/[.G112]" office:value-type="float" office:value="0.25" calcext:value-type="float">
            <text:p>0.25</text:p>
          </table:table-cell>
          <table:table-cell table:formula="of:=[.E112]" office:value-type="string" office:string-value="cloves" calcext:value-type="string">
            <text:p>cloves</text:p>
          </table:table-cell>
        </table:table-row>
        <table:table-row table:style-name="ro1">
          <table:table-cell table:formula="of:=[Recipes.A113]" office:value-type="float" office:value="0" calcext:value-type="float">
            <text:p>0</text:p>
          </table:table-cell>
          <table:table-cell table:formula="of:=IF(AND([.A113]=0;NOT([.C113]=0));[.B112];[.A113])" office:value-type="string" office:string-value="Sweet Potato and Black bean chili" calcext:value-type="string">
            <text:p>Sweet Potato and Black bean chili</text:p>
          </table:table-cell>
          <table:table-cell table:formula="of:=[Recipes.B113]" office:value-type="string" office:string-value="2 tablespoons chili powder" calcext:value-type="string">
            <text:p>2 tablespoons chili powder</text:p>
          </table:table-cell>
          <table:table-cell table:formula="of:=[Recipes.C113]" office:value-type="float" office:value="0.5" calcext:value-type="float">
            <text:p>0.5</text:p>
          </table:table-cell>
          <table:table-cell table:formula="of:=[Recipes.D113]" office:value-type="string" office:string-value="tbsp" calcext:value-type="string">
            <text:p>tbsp</text:p>
          </table:table-cell>
          <table:table-cell table:formula="of:=[Recipes.E113]" office:value-type="float" office:value="0" calcext:value-type="float">
            <text:p>0</text:p>
          </table:table-cell>
          <table:table-cell table:style-name="ce14" table:formula="of:=IF([.A113]=0;[.G112];[.F113])" office:value-type="float" office:value="4" calcext:value-type="float">
            <text:p>4</text:p>
          </table:table-cell>
          <table:table-cell table:style-name="ce21"/>
          <table:table-cell table:formula="of:=IF([.C113]=0;&quot;&quot;;[.B113])" office:value-type="string" office:string-value="Sweet Potato and Black bean chili" calcext:value-type="string">
            <text:p>Sweet Potato and Black bean chili</text:p>
          </table:table-cell>
          <table:table-cell table:formula="of:=[.C113]" office:value-type="string" office:string-value="2 tablespoons chili powder" calcext:value-type="string">
            <text:p>2 tablespoons chili powder</text:p>
          </table:table-cell>
          <table:table-cell table:style-name="ce27" table:formula="of:=[.D113]*1/[.G113]" office:value-type="float" office:value="0.125" calcext:value-type="float">
            <text:p>0.125</text:p>
          </table:table-cell>
          <table:table-cell table:formula="of:=[.E113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14]" office:value-type="float" office:value="0" calcext:value-type="float">
            <text:p>0</text:p>
          </table:table-cell>
          <table:table-cell table:formula="of:=IF(AND([.A114]=0;NOT([.C114]=0));[.B113];[.A114])" office:value-type="string" office:string-value="Sweet Potato and Black bean chili" calcext:value-type="string">
            <text:p>Sweet Potato and Black bean chili</text:p>
          </table:table-cell>
          <table:table-cell table:formula="of:=[Recipes.B114]" office:value-type="string" office:string-value="4 teaspoons ground cumin" calcext:value-type="string">
            <text:p>4 teaspoons ground cumin</text:p>
          </table:table-cell>
          <table:table-cell table:formula="of:=[Recipes.C114]" office:value-type="float" office:value="1" calcext:value-type="float">
            <text:p>1</text:p>
          </table:table-cell>
          <table:table-cell table:formula="of:=[Recipes.D114]" office:value-type="string" office:string-value="tsp" calcext:value-type="string">
            <text:p>tsp</text:p>
          </table:table-cell>
          <table:table-cell table:formula="of:=[Recipes.E114]" office:value-type="float" office:value="0" calcext:value-type="float">
            <text:p>0</text:p>
          </table:table-cell>
          <table:table-cell table:style-name="ce14" table:formula="of:=IF([.A114]=0;[.G113];[.F114])" office:value-type="float" office:value="4" calcext:value-type="float">
            <text:p>4</text:p>
          </table:table-cell>
          <table:table-cell table:style-name="ce21"/>
          <table:table-cell table:formula="of:=IF([.C114]=0;&quot;&quot;;[.B114])" office:value-type="string" office:string-value="Sweet Potato and Black bean chili" calcext:value-type="string">
            <text:p>Sweet Potato and Black bean chili</text:p>
          </table:table-cell>
          <table:table-cell table:formula="of:=[.C114]" office:value-type="string" office:string-value="4 teaspoons ground cumin" calcext:value-type="string">
            <text:p>4 teaspoons ground cumin</text:p>
          </table:table-cell>
          <table:table-cell table:style-name="ce27" table:formula="of:=[.D114]*1/[.G114]" office:value-type="float" office:value="0.25" calcext:value-type="float">
            <text:p>0.25</text:p>
          </table:table-cell>
          <table:table-cell table:formula="of:=[.E114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15]" office:value-type="float" office:value="0" calcext:value-type="float">
            <text:p>0</text:p>
          </table:table-cell>
          <table:table-cell table:formula="of:=IF(AND([.A115]=0;NOT([.C115]=0));[.B114];[.A115])" office:value-type="string" office:string-value="Sweet Potato and Black bean chili" calcext:value-type="string">
            <text:p>Sweet Potato and Black bean chili</text:p>
          </table:table-cell>
          <table:table-cell table:formula="of:=[Recipes.B115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Recipes.C115]" office:value-type="float" office:value="0.125" calcext:value-type="float">
            <text:p>0.125</text:p>
          </table:table-cell>
          <table:table-cell table:formula="of:=[Recipes.D115]" office:value-type="string" office:string-value="tsp" calcext:value-type="string">
            <text:p>tsp</text:p>
          </table:table-cell>
          <table:table-cell table:formula="of:=[Recipes.E115]" office:value-type="float" office:value="0" calcext:value-type="float">
            <text:p>0</text:p>
          </table:table-cell>
          <table:table-cell table:style-name="ce14" table:formula="of:=IF([.A115]=0;[.G114];[.F115])" office:value-type="float" office:value="4" calcext:value-type="float">
            <text:p>4</text:p>
          </table:table-cell>
          <table:table-cell table:style-name="ce21"/>
          <table:table-cell table:formula="of:=IF([.C115]=0;&quot;&quot;;[.B115])" office:value-type="string" office:string-value="Sweet Potato and Black bean chili" calcext:value-type="string">
            <text:p>Sweet Potato and Black bean chili</text:p>
          </table:table-cell>
          <table:table-cell table:formula="of:=[.C115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27" table:formula="of:=[.D115]*1/[.G115]" office:value-type="float" office:value="0.03125" calcext:value-type="float">
            <text:p>0.03125</text:p>
          </table:table-cell>
          <table:table-cell table:formula="of:=[.E115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16]" office:value-type="float" office:value="0" calcext:value-type="float">
            <text:p>0</text:p>
          </table:table-cell>
          <table:table-cell table:formula="of:=IF(AND([.A116]=0;NOT([.C116]=0));[.B115];[.A116])" office:value-type="string" office:string-value="Sweet Potato and Black bean chili" calcext:value-type="string">
            <text:p>Sweet Potato and Black bean chili</text:p>
          </table:table-cell>
          <table:table-cell table:formula="of:=[Recipes.B116]" office:value-type="string" office:string-value="1/4 teaspoon salt" calcext:value-type="string">
            <text:p>1/4 teaspoon salt</text:p>
          </table:table-cell>
          <table:table-cell table:formula="of:=[Recipes.C116]" office:value-type="float" office:value="0.0625" calcext:value-type="float">
            <text:p>0.0625</text:p>
          </table:table-cell>
          <table:table-cell table:formula="of:=[Recipes.D116]" office:value-type="string" office:string-value="tsp" calcext:value-type="string">
            <text:p>tsp</text:p>
          </table:table-cell>
          <table:table-cell table:formula="of:=[Recipes.E116]" office:value-type="float" office:value="0" calcext:value-type="float">
            <text:p>0</text:p>
          </table:table-cell>
          <table:table-cell table:style-name="ce14" table:formula="of:=IF([.A116]=0;[.G115];[.F116])" office:value-type="float" office:value="4" calcext:value-type="float">
            <text:p>4</text:p>
          </table:table-cell>
          <table:table-cell table:style-name="ce21"/>
          <table:table-cell table:formula="of:=IF([.C116]=0;&quot;&quot;;[.B116])" office:value-type="string" office:string-value="Sweet Potato and Black bean chili" calcext:value-type="string">
            <text:p>Sweet Potato and Black bean chili</text:p>
          </table:table-cell>
          <table:table-cell table:formula="of:=[.C116]" office:value-type="string" office:string-value="1/4 teaspoon salt" calcext:value-type="string">
            <text:p>1/4 teaspoon salt</text:p>
          </table:table-cell>
          <table:table-cell table:style-name="ce27" table:formula="of:=[.D116]*1/[.G116]" office:value-type="float" office:value="0.015625" calcext:value-type="float">
            <text:p>0.015625</text:p>
          </table:table-cell>
          <table:table-cell table:formula="of:=[.E116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17]" office:value-type="float" office:value="0" calcext:value-type="float">
            <text:p>0</text:p>
          </table:table-cell>
          <table:table-cell table:formula="of:=IF(AND([.A117]=0;NOT([.C117]=0));[.B116];[.A117])" office:value-type="string" office:string-value="Sweet Potato and Black bean chili" calcext:value-type="string">
            <text:p>Sweet Potato and Black bean chili</text:p>
          </table:table-cell>
          <table:table-cell table:formula="of:=[Recipes.B117]" office:value-type="string" office:string-value="2 1/2 cups water" calcext:value-type="string">
            <text:p>2 1/2 cups water</text:p>
          </table:table-cell>
          <table:table-cell table:formula="of:=[Recipes.C117]" office:value-type="float" office:value="0.625" calcext:value-type="float">
            <text:p>0.625</text:p>
          </table:table-cell>
          <table:table-cell table:formula="of:=[Recipes.D117]" office:value-type="string" office:string-value="cups" calcext:value-type="string">
            <text:p>cups</text:p>
          </table:table-cell>
          <table:table-cell table:formula="of:=[Recipes.E117]" office:value-type="float" office:value="0" calcext:value-type="float">
            <text:p>0</text:p>
          </table:table-cell>
          <table:table-cell table:style-name="ce14" table:formula="of:=IF([.A117]=0;[.G116];[.F117])" office:value-type="float" office:value="4" calcext:value-type="float">
            <text:p>4</text:p>
          </table:table-cell>
          <table:table-cell table:style-name="ce21"/>
          <table:table-cell table:formula="of:=IF([.C117]=0;&quot;&quot;;[.B117])" office:value-type="string" office:string-value="Sweet Potato and Black bean chili" calcext:value-type="string">
            <text:p>Sweet Potato and Black bean chili</text:p>
          </table:table-cell>
          <table:table-cell table:formula="of:=[.C117]" office:value-type="string" office:string-value="2 1/2 cups water" calcext:value-type="string">
            <text:p>2 1/2 cups water</text:p>
          </table:table-cell>
          <table:table-cell table:style-name="ce27" table:formula="of:=[.D117]*1/[.G117]" office:value-type="float" office:value="0.15625" calcext:value-type="float">
            <text:p>0.15625</text:p>
          </table:table-cell>
          <table:table-cell table:formula="of:=[.E117]" office:value-type="string" office:string-value="cups" calcext:value-type="string">
            <text:p>cups</text:p>
          </table:table-cell>
        </table:table-row>
        <table:table-row table:style-name="ro1">
          <table:table-cell table:formula="of:=[Recipes.A118]" office:value-type="float" office:value="0" calcext:value-type="float">
            <text:p>0</text:p>
          </table:table-cell>
          <table:table-cell table:formula="of:=IF(AND([.A118]=0;NOT([.C118]=0));[.B117];[.A118])" office:value-type="string" office:string-value="Sweet Potato and Black bean chili" calcext:value-type="string">
            <text:p>Sweet Potato and Black bean chili</text:p>
          </table:table-cell>
          <table:table-cell table:formula="of:=[Recipes.B118]" office:value-type="string" office:string-value="2 15-ounce cans black beans, rinsed" calcext:value-type="string">
            <text:p>2 15-ounce cans black beans, rinsed</text:p>
          </table:table-cell>
          <table:table-cell table:formula="of:=[Recipes.C118]" office:value-type="float" office:value="212.6215" calcext:value-type="float">
            <text:p>212.6215</text:p>
          </table:table-cell>
          <table:table-cell table:formula="of:=[Recipes.D118]" office:value-type="string" office:string-value="g" calcext:value-type="string">
            <text:p>g</text:p>
          </table:table-cell>
          <table:table-cell table:formula="of:=[Recipes.E118]" office:value-type="float" office:value="0" calcext:value-type="float">
            <text:p>0</text:p>
          </table:table-cell>
          <table:table-cell table:style-name="ce14" table:formula="of:=IF([.A118]=0;[.G117];[.F118])" office:value-type="float" office:value="4" calcext:value-type="float">
            <text:p>4</text:p>
          </table:table-cell>
          <table:table-cell table:style-name="ce21"/>
          <table:table-cell table:formula="of:=IF([.C118]=0;&quot;&quot;;[.B118])" office:value-type="string" office:string-value="Sweet Potato and Black bean chili" calcext:value-type="string">
            <text:p>Sweet Potato and Black bean chili</text:p>
          </table:table-cell>
          <table:table-cell table:formula="of:=[.C118]" office:value-type="string" office:string-value="2 15-ounce cans black beans, rinsed" calcext:value-type="string">
            <text:p>2 15-ounce cans black beans, rinsed</text:p>
          </table:table-cell>
          <table:table-cell table:style-name="ce27" table:formula="of:=[.D118]*1/[.G118]" office:value-type="float" office:value="53.155375" calcext:value-type="float">
            <text:p>53.155375</text:p>
          </table:table-cell>
          <table:table-cell table:formula="of:=[.E118]" office:value-type="string" office:string-value="g" calcext:value-type="string">
            <text:p>g</text:p>
          </table:table-cell>
        </table:table-row>
        <table:table-row table:style-name="ro1">
          <table:table-cell table:formula="of:=[Recipes.A119]" office:value-type="float" office:value="0" calcext:value-type="float">
            <text:p>0</text:p>
          </table:table-cell>
          <table:table-cell table:formula="of:=IF(AND([.A119]=0;NOT([.C119]=0));[.B118];[.A119])" office:value-type="string" office:string-value="Sweet Potato and Black bean chili" calcext:value-type="string">
            <text:p>Sweet Potato and Black bean chili</text:p>
          </table:table-cell>
          <table:table-cell table:formula="of:=[Recipes.B119]" office:value-type="string" office:string-value="1 14-ounce can diced tomatoes" calcext:value-type="string">
            <text:p>1 14-ounce can diced tomatoes</text:p>
          </table:table-cell>
          <table:table-cell table:formula="of:=[Recipes.C119]" office:value-type="float" office:value="99.2" calcext:value-type="float">
            <text:p>99.2</text:p>
          </table:table-cell>
          <table:table-cell table:formula="of:=[Recipes.D119]" office:value-type="string" office:string-value="g" calcext:value-type="string">
            <text:p>g</text:p>
          </table:table-cell>
          <table:table-cell table:formula="of:=[Recipes.E119]" office:value-type="float" office:value="0" calcext:value-type="float">
            <text:p>0</text:p>
          </table:table-cell>
          <table:table-cell table:style-name="ce14" table:formula="of:=IF([.A119]=0;[.G118];[.F119])" office:value-type="float" office:value="4" calcext:value-type="float">
            <text:p>4</text:p>
          </table:table-cell>
          <table:table-cell table:style-name="ce21"/>
          <table:table-cell table:formula="of:=IF([.C119]=0;&quot;&quot;;[.B119])" office:value-type="string" office:string-value="Sweet Potato and Black bean chili" calcext:value-type="string">
            <text:p>Sweet Potato and Black bean chili</text:p>
          </table:table-cell>
          <table:table-cell table:formula="of:=[.C119]" office:value-type="string" office:string-value="1 14-ounce can diced tomatoes" calcext:value-type="string">
            <text:p>1 14-ounce can diced tomatoes</text:p>
          </table:table-cell>
          <table:table-cell table:style-name="ce27" table:formula="of:=[.D119]*1/[.G119]" office:value-type="float" office:value="24.8" calcext:value-type="float">
            <text:p>24.8</text:p>
          </table:table-cell>
          <table:table-cell table:formula="of:=[.E119]" office:value-type="string" office:string-value="g" calcext:value-type="string">
            <text:p>g</text:p>
          </table:table-cell>
        </table:table-row>
        <table:table-row table:style-name="ro1">
          <table:table-cell table:formula="of:=[Recipes.A120]" office:value-type="float" office:value="0" calcext:value-type="float">
            <text:p>0</text:p>
          </table:table-cell>
          <table:table-cell table:formula="of:=IF(AND([.A120]=0;NOT([.C120]=0));[.B119];[.A120])" office:value-type="string" office:string-value="Sweet Potato and Black bean chili" calcext:value-type="string">
            <text:p>Sweet Potato and Black bean chili</text:p>
          </table:table-cell>
          <table:table-cell table:formula="of:=[Recipes.B120]" office:value-type="string" office:string-value="4 teaspoons lime juice" calcext:value-type="string">
            <text:p>4 teaspoons lime juice</text:p>
          </table:table-cell>
          <table:table-cell table:formula="of:=[Recipes.C120]" office:value-type="float" office:value="1" calcext:value-type="float">
            <text:p>1</text:p>
          </table:table-cell>
          <table:table-cell table:formula="of:=[Recipes.D120]" office:value-type="string" office:string-value="tsp" calcext:value-type="string">
            <text:p>tsp</text:p>
          </table:table-cell>
          <table:table-cell table:formula="of:=[Recipes.E120]" office:value-type="float" office:value="0" calcext:value-type="float">
            <text:p>0</text:p>
          </table:table-cell>
          <table:table-cell table:style-name="ce14" table:formula="of:=IF([.A120]=0;[.G119];[.F120])" office:value-type="float" office:value="4" calcext:value-type="float">
            <text:p>4</text:p>
          </table:table-cell>
          <table:table-cell table:style-name="ce21"/>
          <table:table-cell table:formula="of:=IF([.C120]=0;&quot;&quot;;[.B120])" office:value-type="string" office:string-value="Sweet Potato and Black bean chili" calcext:value-type="string">
            <text:p>Sweet Potato and Black bean chili</text:p>
          </table:table-cell>
          <table:table-cell table:formula="of:=[.C120]" office:value-type="string" office:string-value="4 teaspoons lime juice" calcext:value-type="string">
            <text:p>4 teaspoons lime juice</text:p>
          </table:table-cell>
          <table:table-cell table:style-name="ce27" table:formula="of:=[.D120]*1/[.G120]" office:value-type="float" office:value="0.25" calcext:value-type="float">
            <text:p>0.25</text:p>
          </table:table-cell>
          <table:table-cell table:formula="of:=[.E120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21]" office:value-type="float" office:value="0" calcext:value-type="float">
            <text:p>0</text:p>
          </table:table-cell>
          <table:table-cell table:formula="of:=IF(AND([.A121]=0;NOT([.C121]=0));[.B120];[.A121])" office:value-type="string" office:string-value="Sweet Potato and Black bean chili" calcext:value-type="string">
            <text:p>Sweet Potato and Black bean chili</text:p>
          </table:table-cell>
          <table:table-cell table:formula="of:=[Recipes.B121]" office:value-type="string" office:string-value="1/2 cup chopped fresh cilantro" calcext:value-type="string">
            <text:p>1/2 cup chopped fresh cilantro</text:p>
          </table:table-cell>
          <table:table-cell table:formula="of:=[Recipes.C121]" office:value-type="float" office:value="0.125" calcext:value-type="float">
            <text:p>0.125</text:p>
          </table:table-cell>
          <table:table-cell table:formula="of:=[Recipes.D121]" office:value-type="string" office:string-value="cup" calcext:value-type="string">
            <text:p>cup</text:p>
          </table:table-cell>
          <table:table-cell table:formula="of:=[Recipes.E121]" office:value-type="float" office:value="0" calcext:value-type="float">
            <text:p>0</text:p>
          </table:table-cell>
          <table:table-cell table:style-name="ce14" table:formula="of:=IF([.A121]=0;[.G120];[.F121])" office:value-type="float" office:value="4" calcext:value-type="float">
            <text:p>4</text:p>
          </table:table-cell>
          <table:table-cell table:style-name="ce21"/>
          <table:table-cell table:formula="of:=IF([.C121]=0;&quot;&quot;;[.B121])" office:value-type="string" office:string-value="Sweet Potato and Black bean chili" calcext:value-type="string">
            <text:p>Sweet Potato and Black bean chili</text:p>
          </table:table-cell>
          <table:table-cell table:formula="of:=[.C121]" office:value-type="string" office:string-value="1/2 cup chopped fresh cilantro" calcext:value-type="string">
            <text:p>1/2 cup chopped fresh cilantro</text:p>
          </table:table-cell>
          <table:table-cell table:style-name="ce27" table:formula="of:=[.D121]*1/[.G121]" office:value-type="float" office:value="0.03125" calcext:value-type="float">
            <text:p>0.03125</text:p>
          </table:table-cell>
          <table:table-cell table:formula="of:=[.E121]" office:value-type="string" office:string-value="cup" calcext:value-type="string">
            <text:p>cup</text:p>
          </table:table-cell>
        </table:table-row>
        <table:table-row table:style-name="ro1">
          <table:table-cell table:formula="of:=[Recipes.A122]" office:value-type="float" office:value="0" calcext:value-type="float">
            <text:p>0</text:p>
          </table:table-cell>
          <table:table-cell table:formula="of:=IF(AND([.A122]=0;NOT([.C122]=0));[.B121];[.A122])" office:value-type="string" office:string-value="Sweet Potato and Black bean chili" calcext:value-type="string">
            <text:p>Sweet Potato and Black bean chili</text:p>
          </table:table-cell>
          <table:table-cell table:formula="of:=[Recipes.B122]" office:value-type="string" office:string-value="2 teaspoons unsweetened cocoa powder" calcext:value-type="string">
            <text:p>2 teaspoons unsweetened cocoa powder</text:p>
          </table:table-cell>
          <table:table-cell table:formula="of:=[Recipes.C122]" office:value-type="float" office:value="0" calcext:value-type="float">
            <text:p>0</text:p>
          </table:table-cell>
          <table:table-cell table:formula="of:=[Recipes.D122]" office:value-type="float" office:value="0" calcext:value-type="float">
            <text:p>0</text:p>
          </table:table-cell>
          <table:table-cell table:formula="of:=[Recipes.E122]" office:value-type="float" office:value="0" calcext:value-type="float">
            <text:p>0</text:p>
          </table:table-cell>
          <table:table-cell table:style-name="ce14" table:formula="of:=IF([.A122]=0;[.G121];[.F122])" office:value-type="float" office:value="4" calcext:value-type="float">
            <text:p>4</text:p>
          </table:table-cell>
          <table:table-cell table:style-name="ce21"/>
          <table:table-cell table:formula="of:=IF([.C122]=0;&quot;&quot;;[.B122])" office:value-type="string" office:string-value="Sweet Potato and Black bean chili" calcext:value-type="string">
            <text:p>Sweet Potato and Black bean chili</text:p>
          </table:table-cell>
          <table:table-cell table:formula="of:=[.C122]" office:value-type="string" office:string-value="2 teaspoons unsweetened cocoa powder" calcext:value-type="string">
            <text:p>2 teaspoons unsweetened cocoa powder</text:p>
          </table:table-cell>
          <table:table-cell table:style-name="ce27" table:formula="of:=[.D122]*1/[.G122]" office:value-type="float" office:value="0" calcext:value-type="float">
            <text:p>0</text:p>
          </table:table-cell>
          <table:table-cell table:formula="of:=[.E122]" office:value-type="float" office:value="0" calcext:value-type="float">
            <text:p>0</text:p>
          </table:table-cell>
        </table:table-row>
        <table:table-row table:style-name="ro1">
          <table:table-cell table:formula="of:=[Recipes.A123]" office:value-type="float" office:value="0" calcext:value-type="float">
            <text:p>0</text:p>
          </table:table-cell>
          <table:table-cell table:formula="of:=IF(AND([.A123]=0;NOT([.C123]=0));[.B122];[.A123])" office:value-type="string" office:string-value="Sweet Potato and Black bean chili" calcext:value-type="string">
            <text:p>Sweet Potato and Black bean chili</text:p>
          </table:table-cell>
          <table:table-cell table:formula="of:=[Recipes.B123]" office:value-type="string" office:string-value="¼ teaspoon ground cinnamon" calcext:value-type="string">
            <text:p>¼ teaspoon ground cinnamon</text:p>
          </table:table-cell>
          <table:table-cell table:formula="of:=[Recipes.C123]" office:value-type="float" office:value="0" calcext:value-type="float">
            <text:p>0</text:p>
          </table:table-cell>
          <table:table-cell table:formula="of:=[Recipes.D123]" office:value-type="float" office:value="0" calcext:value-type="float">
            <text:p>0</text:p>
          </table:table-cell>
          <table:table-cell table:formula="of:=[Recipes.E123]" office:value-type="float" office:value="0" calcext:value-type="float">
            <text:p>0</text:p>
          </table:table-cell>
          <table:table-cell table:style-name="ce14" table:formula="of:=IF([.A123]=0;[.G122];[.F123])" office:value-type="float" office:value="4" calcext:value-type="float">
            <text:p>4</text:p>
          </table:table-cell>
          <table:table-cell table:style-name="ce21"/>
          <table:table-cell table:formula="of:=IF([.C123]=0;&quot;&quot;;[.B123])" office:value-type="string" office:string-value="Sweet Potato and Black bean chili" calcext:value-type="string">
            <text:p>Sweet Potato and Black bean chili</text:p>
          </table:table-cell>
          <table:table-cell table:formula="of:=[.C123]" office:value-type="string" office:string-value="¼ teaspoon ground cinnamon" calcext:value-type="string">
            <text:p>¼ teaspoon ground cinnamon</text:p>
          </table:table-cell>
          <table:table-cell table:style-name="ce27" table:formula="of:=[.D123]*1/[.G123]" office:value-type="float" office:value="0" calcext:value-type="float">
            <text:p>0</text:p>
          </table:table-cell>
          <table:table-cell table:formula="of:=[.E123]" office:value-type="float" office:value="0" calcext:value-type="float">
            <text:p>0</text:p>
          </table:table-cell>
        </table:table-row>
        <table:table-row table:style-name="ro1">
          <table:table-cell table:formula="of:=[Recipes.A124]" office:value-type="float" office:value="0" calcext:value-type="float">
            <text:p>0</text:p>
          </table:table-cell>
          <table:table-cell table:formula="of:=IF(AND([.A124]=0;NOT([.C124]=0));[.B123];[.A124])" office:value-type="string" office:string-value="Sweet Potato and Black bean chili" calcext:value-type="string">
            <text:p>Sweet Potato and Black bean chili</text:p>
          </table:table-cell>
          <table:table-cell table:formula="of:=[Recipes.B124]" office:value-type="string" office:string-value="avocado" calcext:value-type="string">
            <text:p>avocado</text:p>
          </table:table-cell>
          <table:table-cell table:formula="of:=[Recipes.C124]" office:value-type="float" office:value="1" calcext:value-type="float">
            <text:p>1</text:p>
          </table:table-cell>
          <table:table-cell table:formula="of:=[Recipes.D124]" office:value-type="string" office:string-value="piece" calcext:value-type="string">
            <text:p>piece</text:p>
          </table:table-cell>
          <table:table-cell table:formula="of:=[Recipes.E124]" office:value-type="float" office:value="0" calcext:value-type="float">
            <text:p>0</text:p>
          </table:table-cell>
          <table:table-cell table:style-name="ce14" table:formula="of:=IF([.A124]=0;[.G123];[.F124])" office:value-type="float" office:value="4" calcext:value-type="float">
            <text:p>4</text:p>
          </table:table-cell>
          <table:table-cell table:style-name="ce21"/>
          <table:table-cell table:formula="of:=IF([.C124]=0;&quot;&quot;;[.B124])" office:value-type="string" office:string-value="Sweet Potato and Black bean chili" calcext:value-type="string">
            <text:p>Sweet Potato and Black bean chili</text:p>
          </table:table-cell>
          <table:table-cell table:formula="of:=[.C124]" office:value-type="string" office:string-value="avocado" calcext:value-type="string">
            <text:p>avocado</text:p>
          </table:table-cell>
          <table:table-cell table:style-name="ce27" table:formula="of:=[.D124]*1/[.G124]" office:value-type="float" office:value="0.25" calcext:value-type="float">
            <text:p>0.25</text:p>
          </table:table-cell>
          <table:table-cell table:formula="of:=[.E124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125]" office:value-type="float" office:value="0" calcext:value-type="float">
            <text:p>0</text:p>
          </table:table-cell>
          <table:table-cell table:formula="of:=IF(AND([.A125]=0;NOT([.C125]=0));[.B124];[.A125])" office:value-type="string" office:string-value="Sweet Potato and Black bean chili" calcext:value-type="string">
            <text:p>Sweet Potato and Black bean chili</text:p>
          </table:table-cell>
          <table:table-cell table:formula="of:=[Recipes.B125]" office:value-type="string" office:string-value="crema" calcext:value-type="string">
            <text:p>crema</text:p>
          </table:table-cell>
          <table:table-cell table:formula="of:=[Recipes.C125]" office:value-type="float" office:value="50" calcext:value-type="float">
            <text:p>50</text:p>
          </table:table-cell>
          <table:table-cell table:formula="of:=[Recipes.D125]" office:value-type="string" office:string-value="g" calcext:value-type="string">
            <text:p>g</text:p>
          </table:table-cell>
          <table:table-cell table:formula="of:=[Recipes.E125]" office:value-type="float" office:value="0" calcext:value-type="float">
            <text:p>0</text:p>
          </table:table-cell>
          <table:table-cell table:style-name="ce14" table:formula="of:=IF([.A125]=0;[.G124];[.F125])" office:value-type="float" office:value="4" calcext:value-type="float">
            <text:p>4</text:p>
          </table:table-cell>
          <table:table-cell table:style-name="ce21"/>
          <table:table-cell table:formula="of:=IF([.C125]=0;&quot;&quot;;[.B125])" office:value-type="string" office:string-value="Sweet Potato and Black bean chili" calcext:value-type="string">
            <text:p>Sweet Potato and Black bean chili</text:p>
          </table:table-cell>
          <table:table-cell table:formula="of:=[.C125]" office:value-type="string" office:string-value="crema" calcext:value-type="string">
            <text:p>crema</text:p>
          </table:table-cell>
          <table:table-cell table:style-name="ce27" table:formula="of:=[.D125]*1/[.G125]" office:value-type="float" office:value="12.5" calcext:value-type="float">
            <text:p>12.5</text:p>
          </table:table-cell>
          <table:table-cell table:formula="of:=[.E125]" office:value-type="string" office:string-value="g" calcext:value-type="string">
            <text:p>g</text:p>
          </table:table-cell>
        </table:table-row>
        <table:table-row table:style-name="ro1">
          <table:table-cell table:formula="of:=[Recipes.A126]" office:value-type="float" office:value="0" calcext:value-type="float">
            <text:p>0</text:p>
          </table:table-cell>
          <table:table-cell table:formula="of:=IF(AND([.A126]=0;NOT([.C126]=0));[.B125];[.A126])" office:value-type="string" office:string-value="Sweet Potato and Black bean chili" calcext:value-type="string">
            <text:p>Sweet Potato and Black bean chili</text:p>
          </table:table-cell>
          <table:table-cell table:formula="of:=[Recipes.B126]" office:value-type="string" office:string-value="Rice" calcext:value-type="string">
            <text:p>Rice</text:p>
          </table:table-cell>
          <table:table-cell table:formula="of:=[Recipes.C126]" office:value-type="float" office:value="75" calcext:value-type="float">
            <text:p>75</text:p>
          </table:table-cell>
          <table:table-cell table:formula="of:=[Recipes.D126]" office:value-type="string" office:string-value="g" calcext:value-type="string">
            <text:p>g</text:p>
          </table:table-cell>
          <table:table-cell table:formula="of:=[Recipes.E126]" office:value-type="float" office:value="0" calcext:value-type="float">
            <text:p>0</text:p>
          </table:table-cell>
          <table:table-cell table:style-name="ce14" table:formula="of:=IF([.A126]=0;[.G125];[.F126])" office:value-type="float" office:value="4" calcext:value-type="float">
            <text:p>4</text:p>
          </table:table-cell>
          <table:table-cell table:style-name="ce21"/>
          <table:table-cell table:formula="of:=IF([.C126]=0;&quot;&quot;;[.B126])" office:value-type="string" office:string-value="Sweet Potato and Black bean chili" calcext:value-type="string">
            <text:p>Sweet Potato and Black bean chili</text:p>
          </table:table-cell>
          <table:table-cell table:formula="of:=[.C126]" office:value-type="string" office:string-value="Rice" calcext:value-type="string">
            <text:p>Rice</text:p>
          </table:table-cell>
          <table:table-cell table:style-name="ce27" table:formula="of:=[.D126]*1/[.G126]" office:value-type="float" office:value="18.75" calcext:value-type="float">
            <text:p>18.75</text:p>
          </table:table-cell>
          <table:table-cell table:formula="of:=[.E126]" office:value-type="string" office:string-value="g" calcext:value-type="string">
            <text:p>g</text:p>
          </table:table-cell>
        </table:table-row>
        <table:table-row table:style-name="ro1">
          <table:table-cell table:formula="of:=[Recipes.A127]" office:value-type="float" office:value="0" calcext:value-type="float">
            <text:p>0</text:p>
          </table:table-cell>
          <table:table-cell table:formula="of:=IF(AND([.A127]=0;NOT([.C127]=0));[.B126];[.A127])" office:value-type="string" office:string-value="Sweet Potato and Black bean chili" calcext:value-type="string">
            <text:p>Sweet Potato and Black bean chili</text:p>
          </table:table-cell>
          <table:table-cell table:formula="of:=[Recipes.B127]" office:value-type="string" office:string-value="bread" calcext:value-type="string">
            <text:p>bread</text:p>
          </table:table-cell>
          <table:table-cell table:formula="of:=[Recipes.C127]" office:value-type="float" office:value="0.123" calcext:value-type="float">
            <text:p>0.123</text:p>
          </table:table-cell>
          <table:table-cell table:formula="of:=[Recipes.D127]" office:value-type="string" office:string-value="loaf" calcext:value-type="string">
            <text:p>loaf</text:p>
          </table:table-cell>
          <table:table-cell table:formula="of:=[Recipes.E127]" office:value-type="float" office:value="0" calcext:value-type="float">
            <text:p>0</text:p>
          </table:table-cell>
          <table:table-cell table:style-name="ce14" table:formula="of:=IF([.A127]=0;[.G126];[.F127])" office:value-type="float" office:value="4" calcext:value-type="float">
            <text:p>4</text:p>
          </table:table-cell>
          <table:table-cell table:style-name="ce21"/>
          <table:table-cell table:formula="of:=IF([.C127]=0;&quot;&quot;;[.B127])" office:value-type="string" office:string-value="Sweet Potato and Black bean chili" calcext:value-type="string">
            <text:p>Sweet Potato and Black bean chili</text:p>
          </table:table-cell>
          <table:table-cell table:formula="of:=[.C127]" office:value-type="string" office:string-value="bread" calcext:value-type="string">
            <text:p>bread</text:p>
          </table:table-cell>
          <table:table-cell table:style-name="ce27" table:formula="of:=[.D127]*1/[.G127]" office:value-type="float" office:value="0.03075" calcext:value-type="float">
            <text:p>0.03075</text:p>
          </table:table-cell>
          <table:table-cell table:formula="of:=[.E127]" office:value-type="string" office:string-value="loaf" calcext:value-type="string">
            <text:p>loaf</text:p>
          </table:table-cell>
        </table:table-row>
        <table:table-row table:style-name="ro1">
          <table:table-cell table:formula="of:=[Recipes.A128]" office:value-type="float" office:value="0" calcext:value-type="float">
            <text:p>0</text:p>
          </table:table-cell>
          <table:table-cell table:formula="of:=IF(AND([.A128]=0;NOT([.C128]=0));[.B127];[.A128])" office:value-type="float" office:value="0" calcext:value-type="float">
            <text:p>0</text:p>
          </table:table-cell>
          <table:table-cell table:formula="of:=[Recipes.B128]" office:value-type="float" office:value="0" calcext:value-type="float">
            <text:p>0</text:p>
          </table:table-cell>
          <table:table-cell table:formula="of:=[Recipes.C128]" office:value-type="float" office:value="0" calcext:value-type="float">
            <text:p>0</text:p>
          </table:table-cell>
          <table:table-cell table:formula="of:=[Recipes.D128]" office:value-type="float" office:value="0" calcext:value-type="float">
            <text:p>0</text:p>
          </table:table-cell>
          <table:table-cell table:formula="of:=[Recipes.E128]" office:value-type="float" office:value="0" calcext:value-type="float">
            <text:p>0</text:p>
          </table:table-cell>
          <table:table-cell table:style-name="ce14" table:formula="of:=IF([.A128]=0;[.G127];[.F128])" office:value-type="float" office:value="4" calcext:value-type="float">
            <text:p>4</text:p>
          </table:table-cell>
          <table:table-cell table:style-name="ce21"/>
          <table:table-cell table:formula="of:=IF([.C128]=0;&quot;&quot;;[.B128])">
            <text:p/>
          </table:table-cell>
          <table:table-cell table:formula="of:=[.C128]" office:value-type="float" office:value="0" calcext:value-type="float">
            <text:p>0</text:p>
          </table:table-cell>
          <table:table-cell table:style-name="ce27" table:formula="of:=[.D128]*1/[.G128]" office:value-type="float" office:value="0" calcext:value-type="float">
            <text:p>0</text:p>
          </table:table-cell>
          <table:table-cell table:formula="of:=[.E128]" office:value-type="float" office:value="0" calcext:value-type="float">
            <text:p>0</text:p>
          </table:table-cell>
        </table:table-row>
        <table:table-row table:style-name="ro1">
          <table:table-cell table:formula="of:=[Recipes.A129]" office:value-type="float" office:value="0" calcext:value-type="float">
            <text:p>0</text:p>
          </table:table-cell>
          <table:table-cell table:formula="of:=IF(AND([.A129]=0;NOT([.C129]=0));[.B128];[.A129])" office:value-type="float" office:value="0" calcext:value-type="float">
            <text:p>0</text:p>
          </table:table-cell>
          <table:table-cell table:formula="of:=[Recipes.B129]" office:value-type="float" office:value="0" calcext:value-type="float">
            <text:p>0</text:p>
          </table:table-cell>
          <table:table-cell table:formula="of:=[Recipes.C129]" office:value-type="float" office:value="0" calcext:value-type="float">
            <text:p>0</text:p>
          </table:table-cell>
          <table:table-cell table:formula="of:=[Recipes.D129]" office:value-type="float" office:value="0" calcext:value-type="float">
            <text:p>0</text:p>
          </table:table-cell>
          <table:table-cell table:formula="of:=[Recipes.E129]" office:value-type="float" office:value="0" calcext:value-type="float">
            <text:p>0</text:p>
          </table:table-cell>
          <table:table-cell table:style-name="ce14" table:formula="of:=IF([.A129]=0;[.G128];[.F129])" office:value-type="float" office:value="4" calcext:value-type="float">
            <text:p>4</text:p>
          </table:table-cell>
          <table:table-cell table:style-name="ce21"/>
          <table:table-cell table:formula="of:=IF([.C129]=0;&quot;&quot;;[.B129])">
            <text:p/>
          </table:table-cell>
          <table:table-cell table:formula="of:=[.C129]" office:value-type="float" office:value="0" calcext:value-type="float">
            <text:p>0</text:p>
          </table:table-cell>
          <table:table-cell table:style-name="ce27" table:formula="of:=[.D129]*1/[.G129]" office:value-type="float" office:value="0" calcext:value-type="float">
            <text:p>0</text:p>
          </table:table-cell>
          <table:table-cell table:formula="of:=[.E129]" office:value-type="float" office:value="0" calcext:value-type="float">
            <text:p>0</text:p>
          </table:table-cell>
        </table:table-row>
        <table:table-row table:style-name="ro1">
          <table:table-cell table:formula="of:=[Recipes.A130]" office:value-type="string" office:string-value="Clafourtis" calcext:value-type="string">
            <text:p>Clafourtis</text:p>
          </table:table-cell>
          <table:table-cell table:formula="of:=IF(AND([.A130]=0;NOT([.C130]=0));[.B129];[.A130])" office:value-type="string" office:string-value="Clafourtis" calcext:value-type="string">
            <text:p>Clafourtis</text:p>
          </table:table-cell>
          <table:table-cell table:formula="of:=[Recipes.B130]" office:value-type="float" office:value="0" calcext:value-type="float">
            <text:p>0</text:p>
          </table:table-cell>
          <table:table-cell table:formula="of:=[Recipes.C130]" office:value-type="float" office:value="0" calcext:value-type="float">
            <text:p>0</text:p>
          </table:table-cell>
          <table:table-cell table:formula="of:=[Recipes.D130]" office:value-type="float" office:value="0" calcext:value-type="float">
            <text:p>0</text:p>
          </table:table-cell>
          <table:table-cell table:formula="of:=[Recipes.E130]" office:value-type="float" office:value="0" calcext:value-type="float">
            <text:p>0</text:p>
          </table:table-cell>
          <table:table-cell table:style-name="ce14" table:formula="of:=IF([.A130]=0;[.G129];[.F130])" office:value-type="float" office:value="0" calcext:value-type="float">
            <text:p>0</text:p>
          </table:table-cell>
          <table:table-cell table:style-name="ce21"/>
          <table:table-cell table:formula="of:=IF([.C130]=0;&quot;&quot;;[.B130])">
            <text:p/>
          </table:table-cell>
          <table:table-cell table:formula="of:=[.C130]" office:value-type="float" office:value="0" calcext:value-type="float">
            <text:p>0</text:p>
          </table:table-cell>
          <table:table-cell table:style-name="ce27" table:formula="of:=[.D130]*1/[.G130]" office:value-type="string" office:string-value="" calcext:value-type="error">
            <text:p>#DIV/0!</text:p>
          </table:table-cell>
          <table:table-cell table:formula="of:=[.E130]" office:value-type="float" office:value="0" calcext:value-type="float">
            <text:p>0</text:p>
          </table:table-cell>
        </table:table-row>
        <table:table-row table:style-name="ro1">
          <table:table-cell table:formula="of:=[Recipes.A131]" office:value-type="float" office:value="0" calcext:value-type="float">
            <text:p>0</text:p>
          </table:table-cell>
          <table:table-cell table:formula="of:=IF(AND([.A131]=0;NOT([.C131]=0));[.B130];[.A131])" office:value-type="string" office:string-value="Clafourtis" calcext:value-type="string">
            <text:p>Clafourtis</text:p>
          </table:table-cell>
          <table:table-cell table:formula="of:=[Recipes.B131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Recipes.C131]" office:value-type="float" office:value="250" calcext:value-type="float">
            <text:p>250</text:p>
          </table:table-cell>
          <table:table-cell table:formula="of:=[Recipes.D131]" office:value-type="string" office:string-value="g" calcext:value-type="string">
            <text:p>g</text:p>
          </table:table-cell>
          <table:table-cell table:formula="of:=[Recipes.E131]" office:value-type="float" office:value="0" calcext:value-type="float">
            <text:p>0</text:p>
          </table:table-cell>
          <table:table-cell table:style-name="ce14" table:formula="of:=IF([.A131]=0;[.G130];[.F131])" office:value-type="float" office:value="0" calcext:value-type="float">
            <text:p>0</text:p>
          </table:table-cell>
          <table:table-cell table:style-name="ce21"/>
          <table:table-cell table:formula="of:=IF([.C131]=0;&quot;&quot;;[.B131])" office:value-type="string" office:string-value="Clafourtis" calcext:value-type="string">
            <text:p>Clafourtis</text:p>
          </table:table-cell>
          <table:table-cell table:formula="of:=[.C131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style-name="ce27" table:formula="of:=[.D131]*1/[.G131]" office:value-type="string" office:string-value="" calcext:value-type="error">
            <text:p>#DIV/0!</text:p>
          </table:table-cell>
          <table:table-cell table:formula="of:=[.E131]" office:value-type="string" office:string-value="g" calcext:value-type="string">
            <text:p>g</text:p>
          </table:table-cell>
        </table:table-row>
        <table:table-row table:style-name="ro1">
          <table:table-cell table:formula="of:=[Recipes.A132]" office:value-type="float" office:value="0" calcext:value-type="float">
            <text:p>0</text:p>
          </table:table-cell>
          <table:table-cell table:formula="of:=IF(AND([.A132]=0;NOT([.C132]=0));[.B131];[.A132])" office:value-type="string" office:string-value="Clafourtis" calcext:value-type="string">
            <text:p>Clafourtis</text:p>
          </table:table-cell>
          <table:table-cell table:formula="of:=[Recipes.B132]" office:value-type="string" office:string-value="75g sugar powder" calcext:value-type="string">
            <text:p>75g sugar powder</text:p>
          </table:table-cell>
          <table:table-cell table:formula="of:=[Recipes.C132]" office:value-type="float" office:value="75" calcext:value-type="float">
            <text:p>75</text:p>
          </table:table-cell>
          <table:table-cell table:formula="of:=[Recipes.D132]" office:value-type="string" office:string-value="g" calcext:value-type="string">
            <text:p>g</text:p>
          </table:table-cell>
          <table:table-cell table:formula="of:=[Recipes.E132]" office:value-type="float" office:value="0" calcext:value-type="float">
            <text:p>0</text:p>
          </table:table-cell>
          <table:table-cell table:style-name="ce14" table:formula="of:=IF([.A132]=0;[.G131];[.F132])" office:value-type="float" office:value="0" calcext:value-type="float">
            <text:p>0</text:p>
          </table:table-cell>
          <table:table-cell table:style-name="ce21"/>
          <table:table-cell table:formula="of:=IF([.C132]=0;&quot;&quot;;[.B132])" office:value-type="string" office:string-value="Clafourtis" calcext:value-type="string">
            <text:p>Clafourtis</text:p>
          </table:table-cell>
          <table:table-cell table:formula="of:=[.C132]" office:value-type="string" office:string-value="75g sugar powder" calcext:value-type="string">
            <text:p>75g sugar powder</text:p>
          </table:table-cell>
          <table:table-cell table:style-name="ce27" table:formula="of:=[.D132]*1/[.G132]" office:value-type="string" office:string-value="" calcext:value-type="error">
            <text:p>#DIV/0!</text:p>
          </table:table-cell>
          <table:table-cell table:formula="of:=[.E132]" office:value-type="string" office:string-value="g" calcext:value-type="string">
            <text:p>g</text:p>
          </table:table-cell>
        </table:table-row>
        <table:table-row table:style-name="ro1">
          <table:table-cell table:formula="of:=[Recipes.A133]" office:value-type="float" office:value="0" calcext:value-type="float">
            <text:p>0</text:p>
          </table:table-cell>
          <table:table-cell table:formula="of:=IF(AND([.A133]=0;NOT([.C133]=0));[.B132];[.A133])" office:value-type="string" office:string-value="Clafourtis" calcext:value-type="string">
            <text:p>Clafourtis</text:p>
          </table:table-cell>
          <table:table-cell table:formula="of:=[Recipes.B133]" office:value-type="string" office:string-value="75g flour" calcext:value-type="string">
            <text:p>75g flour</text:p>
          </table:table-cell>
          <table:table-cell table:formula="of:=[Recipes.C133]" office:value-type="float" office:value="75" calcext:value-type="float">
            <text:p>75</text:p>
          </table:table-cell>
          <table:table-cell table:formula="of:=[Recipes.D133]" office:value-type="string" office:string-value="g" calcext:value-type="string">
            <text:p>g</text:p>
          </table:table-cell>
          <table:table-cell table:formula="of:=[Recipes.E133]" office:value-type="float" office:value="0" calcext:value-type="float">
            <text:p>0</text:p>
          </table:table-cell>
          <table:table-cell table:style-name="ce14" table:formula="of:=IF([.A133]=0;[.G132];[.F133])" office:value-type="float" office:value="0" calcext:value-type="float">
            <text:p>0</text:p>
          </table:table-cell>
          <table:table-cell table:style-name="ce21"/>
          <table:table-cell table:formula="of:=IF([.C133]=0;&quot;&quot;;[.B133])" office:value-type="string" office:string-value="Clafourtis" calcext:value-type="string">
            <text:p>Clafourtis</text:p>
          </table:table-cell>
          <table:table-cell table:formula="of:=[.C133]" office:value-type="string" office:string-value="75g flour" calcext:value-type="string">
            <text:p>75g flour</text:p>
          </table:table-cell>
          <table:table-cell table:style-name="ce27" table:formula="of:=[.D133]*1/[.G133]" office:value-type="string" office:string-value="" calcext:value-type="error">
            <text:p>#DIV/0!</text:p>
          </table:table-cell>
          <table:table-cell table:formula="of:=[.E133]" office:value-type="string" office:string-value="g" calcext:value-type="string">
            <text:p>g</text:p>
          </table:table-cell>
        </table:table-row>
        <table:table-row table:style-name="ro1">
          <table:table-cell table:formula="of:=[Recipes.A134]" office:value-type="float" office:value="0" calcext:value-type="float">
            <text:p>0</text:p>
          </table:table-cell>
          <table:table-cell table:formula="of:=IF(AND([.A134]=0;NOT([.C134]=0));[.B133];[.A134])" office:value-type="string" office:string-value="Clafourtis" calcext:value-type="string">
            <text:p>Clafourtis</text:p>
          </table:table-cell>
          <table:table-cell table:formula="of:=[Recipes.B134]" office:value-type="string" office:string-value="50g butter" calcext:value-type="string">
            <text:p>50g butter</text:p>
          </table:table-cell>
          <table:table-cell table:formula="of:=[Recipes.C134]" office:value-type="float" office:value="50" calcext:value-type="float">
            <text:p>50</text:p>
          </table:table-cell>
          <table:table-cell table:formula="of:=[Recipes.D134]" office:value-type="string" office:string-value="g" calcext:value-type="string">
            <text:p>g</text:p>
          </table:table-cell>
          <table:table-cell table:formula="of:=[Recipes.E134]" office:value-type="float" office:value="0" calcext:value-type="float">
            <text:p>0</text:p>
          </table:table-cell>
          <table:table-cell table:style-name="ce14" table:formula="of:=IF([.A134]=0;[.G133];[.F134])" office:value-type="float" office:value="0" calcext:value-type="float">
            <text:p>0</text:p>
          </table:table-cell>
          <table:table-cell table:style-name="ce21"/>
          <table:table-cell table:formula="of:=IF([.C134]=0;&quot;&quot;;[.B134])" office:value-type="string" office:string-value="Clafourtis" calcext:value-type="string">
            <text:p>Clafourtis</text:p>
          </table:table-cell>
          <table:table-cell table:formula="of:=[.C134]" office:value-type="string" office:string-value="50g butter" calcext:value-type="string">
            <text:p>50g butter</text:p>
          </table:table-cell>
          <table:table-cell table:style-name="ce27" table:formula="of:=[.D134]*1/[.G134]" office:value-type="string" office:string-value="" calcext:value-type="error">
            <text:p>#DIV/0!</text:p>
          </table:table-cell>
          <table:table-cell table:formula="of:=[.E134]" office:value-type="string" office:string-value="g" calcext:value-type="string">
            <text:p>g</text:p>
          </table:table-cell>
        </table:table-row>
        <table:table-row table:style-name="ro1">
          <table:table-cell table:formula="of:=[Recipes.A135]" office:value-type="float" office:value="0" calcext:value-type="float">
            <text:p>0</text:p>
          </table:table-cell>
          <table:table-cell table:formula="of:=IF(AND([.A135]=0;NOT([.C135]=0));[.B134];[.A135])" office:value-type="string" office:string-value="Clafourtis" calcext:value-type="string">
            <text:p>Clafourtis</text:p>
          </table:table-cell>
          <table:table-cell table:formula="of:=[Recipes.B135]" office:value-type="string" office:string-value="2 egg" calcext:value-type="string">
            <text:p>2 egg</text:p>
          </table:table-cell>
          <table:table-cell table:formula="of:=[Recipes.C135]" office:value-type="float" office:value="2" calcext:value-type="float">
            <text:p>2</text:p>
          </table:table-cell>
          <table:table-cell table:formula="of:=[Recipes.D135]" office:value-type="string" office:string-value="egg" calcext:value-type="string">
            <text:p>egg</text:p>
          </table:table-cell>
          <table:table-cell table:formula="of:=[Recipes.E135]" office:value-type="float" office:value="0" calcext:value-type="float">
            <text:p>0</text:p>
          </table:table-cell>
          <table:table-cell table:style-name="ce14" table:formula="of:=IF([.A135]=0;[.G134];[.F135])" office:value-type="float" office:value="0" calcext:value-type="float">
            <text:p>0</text:p>
          </table:table-cell>
          <table:table-cell table:style-name="ce21"/>
          <table:table-cell table:formula="of:=IF([.C135]=0;&quot;&quot;;[.B135])" office:value-type="string" office:string-value="Clafourtis" calcext:value-type="string">
            <text:p>Clafourtis</text:p>
          </table:table-cell>
          <table:table-cell table:formula="of:=[.C135]" office:value-type="string" office:string-value="2 egg" calcext:value-type="string">
            <text:p>2 egg</text:p>
          </table:table-cell>
          <table:table-cell table:style-name="ce27" table:formula="of:=[.D135]*1/[.G135]" office:value-type="string" office:string-value="" calcext:value-type="error">
            <text:p>#DIV/0!</text:p>
          </table:table-cell>
          <table:table-cell table:formula="of:=[.E135]" office:value-type="string" office:string-value="egg" calcext:value-type="string">
            <text:p>egg</text:p>
          </table:table-cell>
        </table:table-row>
        <table:table-row table:style-name="ro1">
          <table:table-cell table:formula="of:=[Recipes.A136]" office:value-type="float" office:value="0" calcext:value-type="float">
            <text:p>0</text:p>
          </table:table-cell>
          <table:table-cell table:formula="of:=IF(AND([.A136]=0;NOT([.C136]=0));[.B135];[.A136])" office:value-type="string" office:string-value="Clafourtis" calcext:value-type="string">
            <text:p>Clafourtis</text:p>
          </table:table-cell>
          <table:table-cell table:formula="of:=[Recipes.B136]" office:value-type="string" office:string-value="33 ml milk" calcext:value-type="string">
            <text:p>33 ml milk</text:p>
          </table:table-cell>
          <table:table-cell table:formula="of:=[Recipes.C136]" office:value-type="float" office:value="33" calcext:value-type="float">
            <text:p>33</text:p>
          </table:table-cell>
          <table:table-cell table:formula="of:=[Recipes.D136]" office:value-type="string" office:string-value="ml" calcext:value-type="string">
            <text:p>ml</text:p>
          </table:table-cell>
          <table:table-cell table:formula="of:=[Recipes.E136]" office:value-type="float" office:value="0" calcext:value-type="float">
            <text:p>0</text:p>
          </table:table-cell>
          <table:table-cell table:style-name="ce14" table:formula="of:=IF([.A136]=0;[.G135];[.F136])" office:value-type="float" office:value="0" calcext:value-type="float">
            <text:p>0</text:p>
          </table:table-cell>
          <table:table-cell table:style-name="ce21"/>
          <table:table-cell table:formula="of:=IF([.C136]=0;&quot;&quot;;[.B136])" office:value-type="string" office:string-value="Clafourtis" calcext:value-type="string">
            <text:p>Clafourtis</text:p>
          </table:table-cell>
          <table:table-cell table:formula="of:=[.C136]" office:value-type="string" office:string-value="33 ml milk" calcext:value-type="string">
            <text:p>33 ml milk</text:p>
          </table:table-cell>
          <table:table-cell table:style-name="ce27" table:formula="of:=[.D136]*1/[.G136]" office:value-type="string" office:string-value="" calcext:value-type="error">
            <text:p>#DIV/0!</text:p>
          </table:table-cell>
          <table:table-cell table:formula="of:=[.E136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37]" office:value-type="float" office:value="0" calcext:value-type="float">
            <text:p>0</text:p>
          </table:table-cell>
          <table:table-cell table:formula="of:=IF(AND([.A137]=0;NOT([.C137]=0));[.B136];[.A137])" office:value-type="string" office:string-value="Clafourtis" calcext:value-type="string">
            <text:p>Clafourtis</text:p>
          </table:table-cell>
          <table:table-cell table:formula="of:=[Recipes.B137]" office:value-type="string" office:string-value="200 ml creme fraiche" calcext:value-type="string">
            <text:p>200 ml creme fraiche</text:p>
          </table:table-cell>
          <table:table-cell table:formula="of:=[Recipes.C137]" office:value-type="float" office:value="200" calcext:value-type="float">
            <text:p>200</text:p>
          </table:table-cell>
          <table:table-cell table:formula="of:=[Recipes.D137]" office:value-type="string" office:string-value="ml" calcext:value-type="string">
            <text:p>ml</text:p>
          </table:table-cell>
          <table:table-cell table:formula="of:=[Recipes.E137]" office:value-type="float" office:value="0" calcext:value-type="float">
            <text:p>0</text:p>
          </table:table-cell>
          <table:table-cell table:style-name="ce14" table:formula="of:=IF([.A137]=0;[.G136];[.F137])" office:value-type="float" office:value="0" calcext:value-type="float">
            <text:p>0</text:p>
          </table:table-cell>
          <table:table-cell table:style-name="ce21"/>
          <table:table-cell table:formula="of:=IF([.C137]=0;&quot;&quot;;[.B137])" office:value-type="string" office:string-value="Clafourtis" calcext:value-type="string">
            <text:p>Clafourtis</text:p>
          </table:table-cell>
          <table:table-cell table:formula="of:=[.C137]" office:value-type="string" office:string-value="200 ml creme fraiche" calcext:value-type="string">
            <text:p>200 ml creme fraiche</text:p>
          </table:table-cell>
          <table:table-cell table:style-name="ce27" table:formula="of:=[.D137]*1/[.G137]" office:value-type="string" office:string-value="" calcext:value-type="error">
            <text:p>#DIV/0!</text:p>
          </table:table-cell>
          <table:table-cell table:formula="of:=[.E137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38]" office:value-type="float" office:value="0" calcext:value-type="float">
            <text:p>0</text:p>
          </table:table-cell>
          <table:table-cell table:formula="of:=IF(AND([.A138]=0;NOT([.C138]=0));[.B137];[.A138])" office:value-type="string" office:string-value="Clafourtis" calcext:value-type="string">
            <text:p>Clafourtis</text:p>
          </table:table-cell>
          <table:table-cell table:formula="of:=[Recipes.B138]" office:value-type="string" office:string-value="1 pinch salt" calcext:value-type="string">
            <text:p>1 pinch salt</text:p>
          </table:table-cell>
          <table:table-cell table:formula="of:=[Recipes.C138]" office:value-type="float" office:value="1" calcext:value-type="float">
            <text:p>1</text:p>
          </table:table-cell>
          <table:table-cell table:formula="of:=[Recipes.D138]" office:value-type="string" office:string-value="pinch" calcext:value-type="string">
            <text:p>pinch</text:p>
          </table:table-cell>
          <table:table-cell table:formula="of:=[Recipes.E138]" office:value-type="float" office:value="0" calcext:value-type="float">
            <text:p>0</text:p>
          </table:table-cell>
          <table:table-cell table:style-name="ce14" table:formula="of:=IF([.A138]=0;[.G137];[.F138])" office:value-type="float" office:value="0" calcext:value-type="float">
            <text:p>0</text:p>
          </table:table-cell>
          <table:table-cell table:style-name="ce21"/>
          <table:table-cell table:formula="of:=IF([.C138]=0;&quot;&quot;;[.B138])" office:value-type="string" office:string-value="Clafourtis" calcext:value-type="string">
            <text:p>Clafourtis</text:p>
          </table:table-cell>
          <table:table-cell table:formula="of:=[.C138]" office:value-type="string" office:string-value="1 pinch salt" calcext:value-type="string">
            <text:p>1 pinch salt</text:p>
          </table:table-cell>
          <table:table-cell table:style-name="ce27" table:formula="of:=[.D138]*1/[.G138]" office:value-type="string" office:string-value="" calcext:value-type="error">
            <text:p>#DIV/0!</text:p>
          </table:table-cell>
          <table:table-cell table:formula="of:=[.E138]" office:value-type="string" office:string-value="pinch" calcext:value-type="string">
            <text:p>pinch</text:p>
          </table:table-cell>
        </table:table-row>
        <table:table-row table:style-name="ro1">
          <table:table-cell table:formula="of:=[Recipes.A139]" office:value-type="float" office:value="0" calcext:value-type="float">
            <text:p>0</text:p>
          </table:table-cell>
          <table:table-cell table:formula="of:=IF(AND([.A139]=0;NOT([.C139]=0));[.B138];[.A139])" office:value-type="string" office:string-value="Clafourtis" calcext:value-type="string">
            <text:p>Clafourtis</text:p>
          </table:table-cell>
          <table:table-cell table:formula="of:=[Recipes.B139]" office:value-type="string" office:string-value="1 sachet vanilla " calcext:value-type="string">
            <text:p>1 sachet vanilla </text:p>
          </table:table-cell>
          <table:table-cell table:formula="of:=[Recipes.C139]" office:value-type="float" office:value="1" calcext:value-type="float">
            <text:p>1</text:p>
          </table:table-cell>
          <table:table-cell table:formula="of:=[Recipes.D139]" office:value-type="string" office:string-value="sachet" calcext:value-type="string">
            <text:p>sachet</text:p>
          </table:table-cell>
          <table:table-cell table:formula="of:=[Recipes.E139]" office:value-type="float" office:value="0" calcext:value-type="float">
            <text:p>0</text:p>
          </table:table-cell>
          <table:table-cell table:style-name="ce14" table:formula="of:=IF([.A139]=0;[.G138];[.F139])" office:value-type="float" office:value="0" calcext:value-type="float">
            <text:p>0</text:p>
          </table:table-cell>
          <table:table-cell table:style-name="ce21"/>
          <table:table-cell table:formula="of:=IF([.C139]=0;&quot;&quot;;[.B139])" office:value-type="string" office:string-value="Clafourtis" calcext:value-type="string">
            <text:p>Clafourtis</text:p>
          </table:table-cell>
          <table:table-cell table:formula="of:=[.C139]" office:value-type="string" office:string-value="1 sachet vanilla " calcext:value-type="string">
            <text:p>1 sachet vanilla </text:p>
          </table:table-cell>
          <table:table-cell table:style-name="ce27" table:formula="of:=[.D139]*1/[.G139]" office:value-type="string" office:string-value="" calcext:value-type="error">
            <text:p>#DIV/0!</text:p>
          </table:table-cell>
          <table:table-cell table:formula="of:=[.E139]" office:value-type="string" office:string-value="sachet" calcext:value-type="string">
            <text:p>sachet</text:p>
          </table:table-cell>
        </table:table-row>
        <table:table-row table:style-name="ro1">
          <table:table-cell table:formula="of:=[Recipes.A140]" office:value-type="float" office:value="0" calcext:value-type="float">
            <text:p>0</text:p>
          </table:table-cell>
          <table:table-cell table:formula="of:=IF(AND([.A140]=0;NOT([.C140]=0));[.B139];[.A140])" office:value-type="float" office:value="0" calcext:value-type="float">
            <text:p>0</text:p>
          </table:table-cell>
          <table:table-cell table:formula="of:=[Recipes.B140]" office:value-type="float" office:value="0" calcext:value-type="float">
            <text:p>0</text:p>
          </table:table-cell>
          <table:table-cell table:formula="of:=[Recipes.C140]" office:value-type="float" office:value="0" calcext:value-type="float">
            <text:p>0</text:p>
          </table:table-cell>
          <table:table-cell table:formula="of:=[Recipes.D140]" office:value-type="float" office:value="0" calcext:value-type="float">
            <text:p>0</text:p>
          </table:table-cell>
          <table:table-cell table:formula="of:=[Recipes.E140]" office:value-type="float" office:value="0" calcext:value-type="float">
            <text:p>0</text:p>
          </table:table-cell>
          <table:table-cell table:style-name="ce14" table:formula="of:=IF([.A140]=0;[.G139];[.F140])" office:value-type="float" office:value="0" calcext:value-type="float">
            <text:p>0</text:p>
          </table:table-cell>
          <table:table-cell table:style-name="ce21"/>
          <table:table-cell table:formula="of:=IF([.C140]=0;&quot;&quot;;[.B140])">
            <text:p/>
          </table:table-cell>
          <table:table-cell table:formula="of:=[.C140]" office:value-type="float" office:value="0" calcext:value-type="float">
            <text:p>0</text:p>
          </table:table-cell>
          <table:table-cell table:style-name="ce27" table:formula="of:=[.D140]*1/[.G140]" office:value-type="string" office:string-value="" calcext:value-type="error">
            <text:p>#DIV/0!</text:p>
          </table:table-cell>
          <table:table-cell table:formula="of:=[.E140]" office:value-type="float" office:value="0" calcext:value-type="float">
            <text:p>0</text:p>
          </table:table-cell>
        </table:table-row>
        <table:table-row table:style-name="ro1">
          <table:table-cell table:formula="of:=[Recipes.A141]" office:value-type="string" office:string-value="Custard" calcext:value-type="string">
            <text:p>Custard</text:p>
          </table:table-cell>
          <table:table-cell table:formula="of:=IF(AND([.A141]=0;NOT([.C141]=0));[.B140];[.A141])" office:value-type="string" office:string-value="Custard" calcext:value-type="string">
            <text:p>Custard</text:p>
          </table:table-cell>
          <table:table-cell table:formula="of:=[Recipes.B141]" office:value-type="float" office:value="0" calcext:value-type="float">
            <text:p>0</text:p>
          </table:table-cell>
          <table:table-cell table:formula="of:=[Recipes.C141]" office:value-type="float" office:value="0" calcext:value-type="float">
            <text:p>0</text:p>
          </table:table-cell>
          <table:table-cell table:formula="of:=[Recipes.D141]" office:value-type="float" office:value="0" calcext:value-type="float">
            <text:p>0</text:p>
          </table:table-cell>
          <table:table-cell table:formula="of:=[Recipes.E141]" office:value-type="float" office:value="3" calcext:value-type="float">
            <text:p>3</text:p>
          </table:table-cell>
          <table:table-cell table:style-name="ce14" table:formula="of:=IF([.A141]=0;[.G140];[.F141])" office:value-type="float" office:value="3" calcext:value-type="float">
            <text:p>3</text:p>
          </table:table-cell>
          <table:table-cell table:style-name="ce21"/>
          <table:table-cell table:formula="of:=IF([.C141]=0;&quot;&quot;;[.B141])">
            <text:p/>
          </table:table-cell>
          <table:table-cell table:formula="of:=[.C141]" office:value-type="float" office:value="0" calcext:value-type="float">
            <text:p>0</text:p>
          </table:table-cell>
          <table:table-cell table:style-name="ce27" table:formula="of:=[.D141]*1/[.G141]" office:value-type="float" office:value="0" calcext:value-type="float">
            <text:p>0</text:p>
          </table:table-cell>
          <table:table-cell table:formula="of:=[.E141]" office:value-type="float" office:value="0" calcext:value-type="float">
            <text:p>0</text:p>
          </table:table-cell>
        </table:table-row>
        <table:table-row table:style-name="ro1">
          <table:table-cell table:formula="of:=[Recipes.A142]" office:value-type="float" office:value="0" calcext:value-type="float">
            <text:p>0</text:p>
          </table:table-cell>
          <table:table-cell table:formula="of:=IF(AND([.A142]=0;NOT([.C142]=0));[.B141];[.A142])" office:value-type="string" office:string-value="Custard" calcext:value-type="string">
            <text:p>Custard</text:p>
          </table:table-cell>
          <table:table-cell table:formula="of:=[Recipes.B142]" office:value-type="string" office:string-value="1 cup (250ml) milk" calcext:value-type="string">
            <text:p>1 cup (250ml) milk</text:p>
          </table:table-cell>
          <table:table-cell table:formula="of:=[Recipes.C142]" office:value-type="float" office:value="250" calcext:value-type="float">
            <text:p>250</text:p>
          </table:table-cell>
          <table:table-cell table:formula="of:=[Recipes.D142]" office:value-type="string" office:string-value="ml" calcext:value-type="string">
            <text:p>ml</text:p>
          </table:table-cell>
          <table:table-cell table:formula="of:=[Recipes.E142]" office:value-type="float" office:value="0" calcext:value-type="float">
            <text:p>0</text:p>
          </table:table-cell>
          <table:table-cell table:style-name="ce14" table:formula="of:=IF([.A142]=0;[.G141];[.F142])" office:value-type="float" office:value="3" calcext:value-type="float">
            <text:p>3</text:p>
          </table:table-cell>
          <table:table-cell table:style-name="ce21"/>
          <table:table-cell table:formula="of:=IF([.C142]=0;&quot;&quot;;[.B142])" office:value-type="string" office:string-value="Custard" calcext:value-type="string">
            <text:p>Custard</text:p>
          </table:table-cell>
          <table:table-cell table:formula="of:=[.C142]" office:value-type="string" office:string-value="1 cup (250ml) milk" calcext:value-type="string">
            <text:p>1 cup (250ml) milk</text:p>
          </table:table-cell>
          <table:table-cell table:style-name="ce27" table:formula="of:=[.D142]*1/[.G142]" office:value-type="float" office:value="83.3333333333333" calcext:value-type="float">
            <text:p>83.3333333333</text:p>
          </table:table-cell>
          <table:table-cell table:formula="of:=[.E142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43]" office:value-type="float" office:value="0" calcext:value-type="float">
            <text:p>0</text:p>
          </table:table-cell>
          <table:table-cell table:formula="of:=IF(AND([.A143]=0;NOT([.C143]=0));[.B142];[.A143])" office:value-type="string" office:string-value="Custard" calcext:value-type="string">
            <text:p>Custard</text:p>
          </table:table-cell>
          <table:table-cell table:formula="of:=[Recipes.B143]" office:value-type="string" office:string-value="1 egg" calcext:value-type="string">
            <text:p>1 egg</text:p>
          </table:table-cell>
          <table:table-cell table:formula="of:=[Recipes.C143]" office:value-type="float" office:value="1" calcext:value-type="float">
            <text:p>1</text:p>
          </table:table-cell>
          <table:table-cell table:formula="of:=[Recipes.D143]" office:value-type="string" office:string-value="eggs" calcext:value-type="string">
            <text:p>eggs</text:p>
          </table:table-cell>
          <table:table-cell table:formula="of:=[Recipes.E143]" office:value-type="float" office:value="0" calcext:value-type="float">
            <text:p>0</text:p>
          </table:table-cell>
          <table:table-cell table:style-name="ce14" table:formula="of:=IF([.A143]=0;[.G142];[.F143])" office:value-type="float" office:value="3" calcext:value-type="float">
            <text:p>3</text:p>
          </table:table-cell>
          <table:table-cell table:style-name="ce21"/>
          <table:table-cell table:formula="of:=IF([.C143]=0;&quot;&quot;;[.B143])" office:value-type="string" office:string-value="Custard" calcext:value-type="string">
            <text:p>Custard</text:p>
          </table:table-cell>
          <table:table-cell table:formula="of:=[.C143]" office:value-type="string" office:string-value="1 egg" calcext:value-type="string">
            <text:p>1 egg</text:p>
          </table:table-cell>
          <table:table-cell table:style-name="ce27" table:formula="of:=[.D143]*1/[.G143]" office:value-type="float" office:value="0.333333333333333" calcext:value-type="float">
            <text:p>0.3333333333</text:p>
          </table:table-cell>
          <table:table-cell table:formula="of:=[.E143]" office:value-type="string" office:string-value="eggs" calcext:value-type="string">
            <text:p>eggs</text:p>
          </table:table-cell>
        </table:table-row>
        <table:table-row table:style-name="ro1">
          <table:table-cell table:formula="of:=[Recipes.A144]" office:value-type="float" office:value="0" calcext:value-type="float">
            <text:p>0</text:p>
          </table:table-cell>
          <table:table-cell table:formula="of:=IF(AND([.A144]=0;NOT([.C144]=0));[.B143];[.A144])" office:value-type="string" office:string-value="Custard" calcext:value-type="string">
            <text:p>Custard</text:p>
          </table:table-cell>
          <table:table-cell table:formula="of:=[Recipes.B144]" office:value-type="string" office:string-value="2 tbsps CSR Golden Syrup" calcext:value-type="string">
            <text:p>2 tbsps CSR Golden Syrup</text:p>
          </table:table-cell>
          <table:table-cell table:formula="of:=[Recipes.C144]" office:value-type="float" office:value="30" calcext:value-type="float">
            <text:p>30</text:p>
          </table:table-cell>
          <table:table-cell table:formula="of:=[Recipes.D144]" office:value-type="string" office:string-value="ml" calcext:value-type="string">
            <text:p>ml</text:p>
          </table:table-cell>
          <table:table-cell table:formula="of:=[Recipes.E144]" office:value-type="float" office:value="0" calcext:value-type="float">
            <text:p>0</text:p>
          </table:table-cell>
          <table:table-cell table:style-name="ce14" table:formula="of:=IF([.A144]=0;[.G143];[.F144])" office:value-type="float" office:value="3" calcext:value-type="float">
            <text:p>3</text:p>
          </table:table-cell>
          <table:table-cell table:style-name="ce21"/>
          <table:table-cell table:formula="of:=IF([.C144]=0;&quot;&quot;;[.B144])" office:value-type="string" office:string-value="Custard" calcext:value-type="string">
            <text:p>Custard</text:p>
          </table:table-cell>
          <table:table-cell table:formula="of:=[.C144]" office:value-type="string" office:string-value="2 tbsps CSR Golden Syrup" calcext:value-type="string">
            <text:p>2 tbsps CSR Golden Syrup</text:p>
          </table:table-cell>
          <table:table-cell table:style-name="ce27" table:formula="of:=[.D144]*1/[.G144]" office:value-type="float" office:value="10" calcext:value-type="float">
            <text:p>10</text:p>
          </table:table-cell>
          <table:table-cell table:formula="of:=[.E144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45]" office:value-type="float" office:value="0" calcext:value-type="float">
            <text:p>0</text:p>
          </table:table-cell>
          <table:table-cell table:formula="of:=IF(AND([.A145]=0;NOT([.C145]=0));[.B144];[.A145])" office:value-type="string" office:string-value="Custard" calcext:value-type="string">
            <text:p>Custard</text:p>
          </table:table-cell>
          <table:table-cell table:formula="of:=[Recipes.B145]" office:value-type="string" office:string-value="1 tbsp cornflour" calcext:value-type="string">
            <text:p>1 tbsp cornflour</text:p>
          </table:table-cell>
          <table:table-cell table:formula="of:=[Recipes.C145]" office:value-type="float" office:value="1" calcext:value-type="float">
            <text:p>1</text:p>
          </table:table-cell>
          <table:table-cell table:formula="of:=[Recipes.D145]" office:value-type="string" office:string-value="tbsp" calcext:value-type="string">
            <text:p>tbsp</text:p>
          </table:table-cell>
          <table:table-cell table:formula="of:=[Recipes.E145]" office:value-type="float" office:value="0" calcext:value-type="float">
            <text:p>0</text:p>
          </table:table-cell>
          <table:table-cell table:style-name="ce14" table:formula="of:=IF([.A145]=0;[.G144];[.F145])" office:value-type="float" office:value="3" calcext:value-type="float">
            <text:p>3</text:p>
          </table:table-cell>
          <table:table-cell table:style-name="ce21"/>
          <table:table-cell table:formula="of:=IF([.C145]=0;&quot;&quot;;[.B145])" office:value-type="string" office:string-value="Custard" calcext:value-type="string">
            <text:p>Custard</text:p>
          </table:table-cell>
          <table:table-cell table:formula="of:=[.C145]" office:value-type="string" office:string-value="1 tbsp cornflour" calcext:value-type="string">
            <text:p>1 tbsp cornflour</text:p>
          </table:table-cell>
          <table:table-cell table:style-name="ce27" table:formula="of:=[.D145]*1/[.G145]" office:value-type="float" office:value="0.333333333333333" calcext:value-type="float">
            <text:p>0.3333333333</text:p>
          </table:table-cell>
          <table:table-cell table:formula="of:=[.E145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46]" office:value-type="float" office:value="0" calcext:value-type="float">
            <text:p>0</text:p>
          </table:table-cell>
          <table:table-cell table:formula="of:=IF(AND([.A146]=0;NOT([.C146]=0));[.B145];[.A146])" office:value-type="string" office:string-value="Custard" calcext:value-type="string">
            <text:p>Custard</text:p>
          </table:table-cell>
          <table:table-cell table:formula="of:=[Recipes.B146]" office:value-type="string" office:string-value="1/2 tsp vanilla" calcext:value-type="string">
            <text:p>1/2 tsp vanilla</text:p>
          </table:table-cell>
          <table:table-cell table:formula="of:=[Recipes.C146]" office:value-type="float" office:value="5" calcext:value-type="float">
            <text:p>5</text:p>
          </table:table-cell>
          <table:table-cell table:formula="of:=[Recipes.D146]" office:value-type="string" office:string-value="ml" calcext:value-type="string">
            <text:p>ml</text:p>
          </table:table-cell>
          <table:table-cell table:formula="of:=[Recipes.E146]" office:value-type="float" office:value="0" calcext:value-type="float">
            <text:p>0</text:p>
          </table:table-cell>
          <table:table-cell table:style-name="ce14" table:formula="of:=IF([.A146]=0;[.G145];[.F146])" office:value-type="float" office:value="3" calcext:value-type="float">
            <text:p>3</text:p>
          </table:table-cell>
          <table:table-cell table:style-name="ce21"/>
          <table:table-cell table:formula="of:=IF([.C146]=0;&quot;&quot;;[.B146])" office:value-type="string" office:string-value="Custard" calcext:value-type="string">
            <text:p>Custard</text:p>
          </table:table-cell>
          <table:table-cell table:formula="of:=[.C146]" office:value-type="string" office:string-value="1/2 tsp vanilla" calcext:value-type="string">
            <text:p>1/2 tsp vanilla</text:p>
          </table:table-cell>
          <table:table-cell table:style-name="ce27" table:formula="of:=[.D146]*1/[.G146]" office:value-type="float" office:value="1.66666666666667" calcext:value-type="float">
            <text:p>1.6666666667</text:p>
          </table:table-cell>
          <table:table-cell table:formula="of:=[.E146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47]" office:value-type="float" office:value="0" calcext:value-type="float">
            <text:p>0</text:p>
          </table:table-cell>
          <table:table-cell table:formula="of:=IF(AND([.A147]=0;NOT([.C147]=0));[.B146];[.A147])" office:value-type="string" office:string-value="Custard" calcext:value-type="string">
            <text:p>Custard</text:p>
          </table:table-cell>
          <table:table-cell table:formula="of:=[Recipes.B147]" office:value-type="string" office:string-value="3/4 banana" calcext:value-type="string">
            <text:p>3/4 banana</text:p>
          </table:table-cell>
          <table:table-cell table:formula="of:=[Recipes.C147]" office:value-type="float" office:value="0.75" calcext:value-type="float">
            <text:p>0.75</text:p>
          </table:table-cell>
          <table:table-cell table:formula="of:=[Recipes.D147]" office:value-type="string" office:string-value="each" calcext:value-type="string">
            <text:p>each</text:p>
          </table:table-cell>
          <table:table-cell table:formula="of:=[Recipes.E147]" office:value-type="float" office:value="0" calcext:value-type="float">
            <text:p>0</text:p>
          </table:table-cell>
          <table:table-cell table:style-name="ce14" table:formula="of:=IF([.A147]=0;[.G146];[.F147])" office:value-type="float" office:value="3" calcext:value-type="float">
            <text:p>3</text:p>
          </table:table-cell>
          <table:table-cell table:style-name="ce21"/>
          <table:table-cell table:formula="of:=IF([.C147]=0;&quot;&quot;;[.B147])" office:value-type="string" office:string-value="Custard" calcext:value-type="string">
            <text:p>Custard</text:p>
          </table:table-cell>
          <table:table-cell table:formula="of:=[.C147]" office:value-type="string" office:string-value="3/4 banana" calcext:value-type="string">
            <text:p>3/4 banana</text:p>
          </table:table-cell>
          <table:table-cell table:style-name="ce27" table:formula="of:=[.D147]*1/[.G147]" office:value-type="float" office:value="0.25" calcext:value-type="float">
            <text:p>0.25</text:p>
          </table:table-cell>
          <table:table-cell table:formula="of:=[.E147]" office:value-type="string" office:string-value="each" calcext:value-type="string">
            <text:p>each</text:p>
          </table:table-cell>
        </table:table-row>
        <table:table-row table:style-name="ro1">
          <table:table-cell table:formula="of:=[Recipes.A148]" office:value-type="float" office:value="0" calcext:value-type="float">
            <text:p>0</text:p>
          </table:table-cell>
          <table:table-cell table:formula="of:=IF(AND([.A148]=0;NOT([.C148]=0));[.B147];[.A148])" office:value-type="float" office:value="0" calcext:value-type="float">
            <text:p>0</text:p>
          </table:table-cell>
          <table:table-cell table:formula="of:=[Recipes.B148]" office:value-type="float" office:value="0" calcext:value-type="float">
            <text:p>0</text:p>
          </table:table-cell>
          <table:table-cell table:formula="of:=[Recipes.C148]" office:value-type="float" office:value="0" calcext:value-type="float">
            <text:p>0</text:p>
          </table:table-cell>
          <table:table-cell table:formula="of:=[Recipes.D148]" office:value-type="float" office:value="0" calcext:value-type="float">
            <text:p>0</text:p>
          </table:table-cell>
          <table:table-cell table:formula="of:=[Recipes.E148]" office:value-type="float" office:value="0" calcext:value-type="float">
            <text:p>0</text:p>
          </table:table-cell>
          <table:table-cell table:style-name="ce14" table:formula="of:=IF([.A148]=0;[.G147];[.F148])" office:value-type="float" office:value="3" calcext:value-type="float">
            <text:p>3</text:p>
          </table:table-cell>
          <table:table-cell table:style-name="ce21"/>
          <table:table-cell table:formula="of:=IF([.C148]=0;&quot;&quot;;[.B148])">
            <text:p/>
          </table:table-cell>
          <table:table-cell table:formula="of:=[.C148]" office:value-type="float" office:value="0" calcext:value-type="float">
            <text:p>0</text:p>
          </table:table-cell>
          <table:table-cell table:style-name="ce27" table:formula="of:=[.D148]*1/[.G148]" office:value-type="float" office:value="0" calcext:value-type="float">
            <text:p>0</text:p>
          </table:table-cell>
          <table:table-cell table:formula="of:=[.E148]" office:value-type="float" office:value="0" calcext:value-type="float">
            <text:p>0</text:p>
          </table:table-cell>
        </table:table-row>
        <table:table-row table:style-name="ro1">
          <table:table-cell table:formula="of:=[Recipes.A149]" office:value-type="string" office:string-value="Snack platter" calcext:value-type="string">
            <text:p>Snack platter</text:p>
          </table:table-cell>
          <table:table-cell table:formula="of:=IF(AND([.A149]=0;NOT([.C149]=0));[.B148];[.A149])" office:value-type="string" office:string-value="Snack platter" calcext:value-type="string">
            <text:p>Snack platter</text:p>
          </table:table-cell>
          <table:table-cell table:formula="of:=[Recipes.B149]" office:value-type="float" office:value="0" calcext:value-type="float">
            <text:p>0</text:p>
          </table:table-cell>
          <table:table-cell table:formula="of:=[Recipes.C149]" office:value-type="float" office:value="0" calcext:value-type="float">
            <text:p>0</text:p>
          </table:table-cell>
          <table:table-cell table:formula="of:=[Recipes.D149]" office:value-type="float" office:value="0" calcext:value-type="float">
            <text:p>0</text:p>
          </table:table-cell>
          <table:table-cell table:formula="of:=[Recipes.E149]" office:value-type="float" office:value="0" calcext:value-type="float">
            <text:p>0</text:p>
          </table:table-cell>
          <table:table-cell table:style-name="ce14" table:formula="of:=IF([.A149]=0;[.G148];[.F149])" office:value-type="float" office:value="0" calcext:value-type="float">
            <text:p>0</text:p>
          </table:table-cell>
          <table:table-cell table:style-name="ce21"/>
          <table:table-cell table:formula="of:=IF([.C149]=0;&quot;&quot;;[.B149])">
            <text:p/>
          </table:table-cell>
          <table:table-cell table:formula="of:=[.C149]" office:value-type="float" office:value="0" calcext:value-type="float">
            <text:p>0</text:p>
          </table:table-cell>
          <table:table-cell table:style-name="ce27" table:formula="of:=[.D149]*1/[.G149]" office:value-type="string" office:string-value="" calcext:value-type="error">
            <text:p>#DIV/0!</text:p>
          </table:table-cell>
          <table:table-cell table:formula="of:=[.E149]" office:value-type="float" office:value="0" calcext:value-type="float">
            <text:p>0</text:p>
          </table:table-cell>
        </table:table-row>
        <table:table-row table:style-name="ro1">
          <table:table-cell table:formula="of:=[Recipes.A150]" office:value-type="float" office:value="0" calcext:value-type="float">
            <text:p>0</text:p>
          </table:table-cell>
          <table:table-cell table:formula="of:=IF(AND([.A150]=0;NOT([.C150]=0));[.B149];[.A150])" office:value-type="string" office:string-value="Snack platter" calcext:value-type="string">
            <text:p>Snack platter</text:p>
          </table:table-cell>
          <table:table-cell table:formula="of:=[Recipes.B150]" office:value-type="string" office:string-value="hummus " calcext:value-type="string">
            <text:p>hummus </text:p>
          </table:table-cell>
          <table:table-cell table:formula="of:=[Recipes.C150]" office:value-type="float" office:value="0" calcext:value-type="float">
            <text:p>0</text:p>
          </table:table-cell>
          <table:table-cell table:formula="of:=[Recipes.D150]" office:value-type="float" office:value="0" calcext:value-type="float">
            <text:p>0</text:p>
          </table:table-cell>
          <table:table-cell table:formula="of:=[Recipes.E150]" office:value-type="float" office:value="0" calcext:value-type="float">
            <text:p>0</text:p>
          </table:table-cell>
          <table:table-cell table:style-name="ce14" table:formula="of:=IF([.A150]=0;[.G149];[.F150])" office:value-type="float" office:value="0" calcext:value-type="float">
            <text:p>0</text:p>
          </table:table-cell>
          <table:table-cell table:style-name="ce21"/>
          <table:table-cell table:formula="of:=IF([.C150]=0;&quot;&quot;;[.B150])" office:value-type="string" office:string-value="Snack platter" calcext:value-type="string">
            <text:p>Snack platter</text:p>
          </table:table-cell>
          <table:table-cell table:formula="of:=[.C150]" office:value-type="string" office:string-value="hummus " calcext:value-type="string">
            <text:p>hummus </text:p>
          </table:table-cell>
          <table:table-cell table:style-name="ce27" table:formula="of:=[.D150]*1/[.G150]" office:value-type="string" office:string-value="" calcext:value-type="error">
            <text:p>#DIV/0!</text:p>
          </table:table-cell>
          <table:table-cell table:formula="of:=[.E150]" office:value-type="float" office:value="0" calcext:value-type="float">
            <text:p>0</text:p>
          </table:table-cell>
        </table:table-row>
        <table:table-row table:style-name="ro1">
          <table:table-cell table:formula="of:=[Recipes.A151]" office:value-type="float" office:value="0" calcext:value-type="float">
            <text:p>0</text:p>
          </table:table-cell>
          <table:table-cell table:formula="of:=IF(AND([.A151]=0;NOT([.C151]=0));[.B150];[.A151])" office:value-type="string" office:string-value="Snack platter" calcext:value-type="string">
            <text:p>Snack platter</text:p>
          </table:table-cell>
          <table:table-cell table:formula="of:=[Recipes.B151]" office:value-type="string" office:string-value="pita" calcext:value-type="string">
            <text:p>pita</text:p>
          </table:table-cell>
          <table:table-cell table:formula="of:=[Recipes.C151]" office:value-type="float" office:value="0" calcext:value-type="float">
            <text:p>0</text:p>
          </table:table-cell>
          <table:table-cell table:formula="of:=[Recipes.D151]" office:value-type="float" office:value="0" calcext:value-type="float">
            <text:p>0</text:p>
          </table:table-cell>
          <table:table-cell table:formula="of:=[Recipes.E151]" office:value-type="float" office:value="0" calcext:value-type="float">
            <text:p>0</text:p>
          </table:table-cell>
          <table:table-cell table:style-name="ce14" table:formula="of:=IF([.A151]=0;[.G150];[.F151])" office:value-type="float" office:value="0" calcext:value-type="float">
            <text:p>0</text:p>
          </table:table-cell>
          <table:table-cell table:style-name="ce21"/>
          <table:table-cell table:formula="of:=IF([.C151]=0;&quot;&quot;;[.B151])" office:value-type="string" office:string-value="Snack platter" calcext:value-type="string">
            <text:p>Snack platter</text:p>
          </table:table-cell>
          <table:table-cell table:formula="of:=[.C151]" office:value-type="string" office:string-value="pita" calcext:value-type="string">
            <text:p>pita</text:p>
          </table:table-cell>
          <table:table-cell table:style-name="ce27" table:formula="of:=[.D151]*1/[.G151]" office:value-type="string" office:string-value="" calcext:value-type="error">
            <text:p>#DIV/0!</text:p>
          </table:table-cell>
          <table:table-cell table:formula="of:=[.E151]" office:value-type="float" office:value="0" calcext:value-type="float">
            <text:p>0</text:p>
          </table:table-cell>
        </table:table-row>
        <table:table-row table:style-name="ro1">
          <table:table-cell table:formula="of:=[Recipes.A152]" office:value-type="float" office:value="0" calcext:value-type="float">
            <text:p>0</text:p>
          </table:table-cell>
          <table:table-cell table:formula="of:=IF(AND([.A152]=0;NOT([.C152]=0));[.B151];[.A152])" office:value-type="string" office:string-value="Snack platter" calcext:value-type="string">
            <text:p>Snack platter</text:p>
          </table:table-cell>
          <table:table-cell table:formula="of:=[Recipes.B152]" office:value-type="string" office:string-value="veggies" calcext:value-type="string">
            <text:p>veggies</text:p>
          </table:table-cell>
          <table:table-cell table:formula="of:=[Recipes.C152]" office:value-type="float" office:value="0" calcext:value-type="float">
            <text:p>0</text:p>
          </table:table-cell>
          <table:table-cell table:formula="of:=[Recipes.D152]" office:value-type="float" office:value="0" calcext:value-type="float">
            <text:p>0</text:p>
          </table:table-cell>
          <table:table-cell table:formula="of:=[Recipes.E152]" office:value-type="float" office:value="0" calcext:value-type="float">
            <text:p>0</text:p>
          </table:table-cell>
          <table:table-cell table:style-name="ce14" table:formula="of:=IF([.A152]=0;[.G151];[.F152])" office:value-type="float" office:value="0" calcext:value-type="float">
            <text:p>0</text:p>
          </table:table-cell>
          <table:table-cell table:style-name="ce21"/>
          <table:table-cell table:formula="of:=IF([.C152]=0;&quot;&quot;;[.B152])" office:value-type="string" office:string-value="Snack platter" calcext:value-type="string">
            <text:p>Snack platter</text:p>
          </table:table-cell>
          <table:table-cell table:formula="of:=[.C152]" office:value-type="string" office:string-value="veggies" calcext:value-type="string">
            <text:p>veggies</text:p>
          </table:table-cell>
          <table:table-cell table:style-name="ce27" table:formula="of:=[.D152]*1/[.G152]" office:value-type="string" office:string-value="" calcext:value-type="error">
            <text:p>#DIV/0!</text:p>
          </table:table-cell>
          <table:table-cell table:formula="of:=[.E152]" office:value-type="float" office:value="0" calcext:value-type="float">
            <text:p>0</text:p>
          </table:table-cell>
        </table:table-row>
        <table:table-row table:style-name="ro1">
          <table:table-cell table:formula="of:=[Recipes.A153]" office:value-type="float" office:value="0" calcext:value-type="float">
            <text:p>0</text:p>
          </table:table-cell>
          <table:table-cell table:formula="of:=IF(AND([.A153]=0;NOT([.C153]=0));[.B152];[.A153])" office:value-type="string" office:string-value="Snack platter" calcext:value-type="string">
            <text:p>Snack platter</text:p>
          </table:table-cell>
          <table:table-cell table:formula="of:=[Recipes.B153]" office:value-type="string" office:string-value="fruit" calcext:value-type="string">
            <text:p>fruit</text:p>
          </table:table-cell>
          <table:table-cell table:formula="of:=[Recipes.C153]" office:value-type="float" office:value="0" calcext:value-type="float">
            <text:p>0</text:p>
          </table:table-cell>
          <table:table-cell table:formula="of:=[Recipes.D153]" office:value-type="float" office:value="0" calcext:value-type="float">
            <text:p>0</text:p>
          </table:table-cell>
          <table:table-cell table:formula="of:=[Recipes.E153]" office:value-type="float" office:value="0" calcext:value-type="float">
            <text:p>0</text:p>
          </table:table-cell>
          <table:table-cell table:style-name="ce14" table:formula="of:=IF([.A153]=0;[.G152];[.F153])" office:value-type="float" office:value="0" calcext:value-type="float">
            <text:p>0</text:p>
          </table:table-cell>
          <table:table-cell table:style-name="ce21"/>
          <table:table-cell table:formula="of:=IF([.C153]=0;&quot;&quot;;[.B153])" office:value-type="string" office:string-value="Snack platter" calcext:value-type="string">
            <text:p>Snack platter</text:p>
          </table:table-cell>
          <table:table-cell table:formula="of:=[.C153]" office:value-type="string" office:string-value="fruit" calcext:value-type="string">
            <text:p>fruit</text:p>
          </table:table-cell>
          <table:table-cell table:style-name="ce27" table:formula="of:=[.D153]*1/[.G153]" office:value-type="string" office:string-value="" calcext:value-type="error">
            <text:p>#DIV/0!</text:p>
          </table:table-cell>
          <table:table-cell table:formula="of:=[.E153]" office:value-type="float" office:value="0" calcext:value-type="float">
            <text:p>0</text:p>
          </table:table-cell>
        </table:table-row>
        <table:table-row table:style-name="ro1">
          <table:table-cell table:formula="of:=[Recipes.A154]" office:value-type="float" office:value="0" calcext:value-type="float">
            <text:p>0</text:p>
          </table:table-cell>
          <table:table-cell table:formula="of:=IF(AND([.A154]=0;NOT([.C154]=0));[.B153];[.A154])" office:value-type="string" office:string-value="Snack platter" calcext:value-type="string">
            <text:p>Snack platter</text:p>
          </table:table-cell>
          <table:table-cell table:formula="of:=[Recipes.B154]" office:value-type="string" office:string-value="cookies" calcext:value-type="string">
            <text:p>cookies</text:p>
          </table:table-cell>
          <table:table-cell table:formula="of:=[Recipes.C154]" office:value-type="float" office:value="0" calcext:value-type="float">
            <text:p>0</text:p>
          </table:table-cell>
          <table:table-cell table:formula="of:=[Recipes.D154]" office:value-type="float" office:value="0" calcext:value-type="float">
            <text:p>0</text:p>
          </table:table-cell>
          <table:table-cell table:formula="of:=[Recipes.E154]" office:value-type="float" office:value="0" calcext:value-type="float">
            <text:p>0</text:p>
          </table:table-cell>
          <table:table-cell table:style-name="ce14" table:formula="of:=IF([.A154]=0;[.G153];[.F154])" office:value-type="float" office:value="0" calcext:value-type="float">
            <text:p>0</text:p>
          </table:table-cell>
          <table:table-cell table:style-name="ce21"/>
          <table:table-cell table:formula="of:=IF([.C154]=0;&quot;&quot;;[.B154])" office:value-type="string" office:string-value="Snack platter" calcext:value-type="string">
            <text:p>Snack platter</text:p>
          </table:table-cell>
          <table:table-cell table:formula="of:=[.C154]" office:value-type="string" office:string-value="cookies" calcext:value-type="string">
            <text:p>cookies</text:p>
          </table:table-cell>
          <table:table-cell table:style-name="ce27" table:formula="of:=[.D154]*1/[.G154]" office:value-type="string" office:string-value="" calcext:value-type="error">
            <text:p>#DIV/0!</text:p>
          </table:table-cell>
          <table:table-cell table:formula="of:=[.E154]" office:value-type="float" office:value="0" calcext:value-type="float">
            <text:p>0</text:p>
          </table:table-cell>
        </table:table-row>
        <table:table-row table:style-name="ro1">
          <table:table-cell table:formula="of:=[Recipes.A155]" office:value-type="float" office:value="0" calcext:value-type="float">
            <text:p>0</text:p>
          </table:table-cell>
          <table:table-cell table:formula="of:=IF(AND([.A155]=0;NOT([.C155]=0));[.B154];[.A155])" office:value-type="string" office:string-value="Snack platter" calcext:value-type="string">
            <text:p>Snack platter</text:p>
          </table:table-cell>
          <table:table-cell table:formula="of:=[Recipes.B155]" office:value-type="string" office:string-value="crisp" calcext:value-type="string">
            <text:p>crisp</text:p>
          </table:table-cell>
          <table:table-cell table:formula="of:=[Recipes.C155]" office:value-type="float" office:value="0" calcext:value-type="float">
            <text:p>0</text:p>
          </table:table-cell>
          <table:table-cell table:formula="of:=[Recipes.D155]" office:value-type="float" office:value="0" calcext:value-type="float">
            <text:p>0</text:p>
          </table:table-cell>
          <table:table-cell table:formula="of:=[Recipes.E155]" office:value-type="float" office:value="0" calcext:value-type="float">
            <text:p>0</text:p>
          </table:table-cell>
          <table:table-cell table:style-name="ce14" table:formula="of:=IF([.A155]=0;[.G154];[.F155])" office:value-type="float" office:value="0" calcext:value-type="float">
            <text:p>0</text:p>
          </table:table-cell>
          <table:table-cell table:style-name="ce21"/>
          <table:table-cell table:formula="of:=IF([.C155]=0;&quot;&quot;;[.B155])" office:value-type="string" office:string-value="Snack platter" calcext:value-type="string">
            <text:p>Snack platter</text:p>
          </table:table-cell>
          <table:table-cell table:formula="of:=[.C155]" office:value-type="string" office:string-value="crisp" calcext:value-type="string">
            <text:p>crisp</text:p>
          </table:table-cell>
          <table:table-cell table:style-name="ce27" table:formula="of:=[.D155]*1/[.G155]" office:value-type="string" office:string-value="" calcext:value-type="error">
            <text:p>#DIV/0!</text:p>
          </table:table-cell>
          <table:table-cell table:formula="of:=[.E155]" office:value-type="float" office:value="0" calcext:value-type="float">
            <text:p>0</text:p>
          </table:table-cell>
        </table:table-row>
        <table:table-row table:style-name="ro1">
          <table:table-cell table:formula="of:=[Recipes.A156]" office:value-type="float" office:value="0" calcext:value-type="float">
            <text:p>0</text:p>
          </table:table-cell>
          <table:table-cell table:formula="of:=IF(AND([.A156]=0;NOT([.C156]=0));[.B155];[.A156])" office:value-type="string" office:string-value="Snack platter" calcext:value-type="string">
            <text:p>Snack platter</text:p>
          </table:table-cell>
          <table:table-cell table:formula="of:=[Recipes.B156]" office:value-type="string" office:string-value="brezeln" calcext:value-type="string">
            <text:p>brezeln</text:p>
          </table:table-cell>
          <table:table-cell table:formula="of:=[Recipes.C156]" office:value-type="float" office:value="0" calcext:value-type="float">
            <text:p>0</text:p>
          </table:table-cell>
          <table:table-cell table:formula="of:=[Recipes.D156]" office:value-type="float" office:value="0" calcext:value-type="float">
            <text:p>0</text:p>
          </table:table-cell>
          <table:table-cell table:formula="of:=[Recipes.E156]" office:value-type="float" office:value="0" calcext:value-type="float">
            <text:p>0</text:p>
          </table:table-cell>
          <table:table-cell table:style-name="ce14" table:formula="of:=IF([.A156]=0;[.G155];[.F156])" office:value-type="float" office:value="0" calcext:value-type="float">
            <text:p>0</text:p>
          </table:table-cell>
          <table:table-cell table:style-name="ce21"/>
          <table:table-cell table:formula="of:=IF([.C156]=0;&quot;&quot;;[.B156])" office:value-type="string" office:string-value="Snack platter" calcext:value-type="string">
            <text:p>Snack platter</text:p>
          </table:table-cell>
          <table:table-cell table:formula="of:=[.C156]" office:value-type="string" office:string-value="brezeln" calcext:value-type="string">
            <text:p>brezeln</text:p>
          </table:table-cell>
          <table:table-cell table:style-name="ce27" table:formula="of:=[.D156]*1/[.G156]" office:value-type="string" office:string-value="" calcext:value-type="error">
            <text:p>#DIV/0!</text:p>
          </table:table-cell>
          <table:table-cell table:formula="of:=[.E156]" office:value-type="float" office:value="0" calcext:value-type="float">
            <text:p>0</text:p>
          </table:table-cell>
        </table:table-row>
        <table:table-row table:style-name="ro1">
          <table:table-cell table:formula="of:=[Recipes.A157]" office:value-type="float" office:value="0" calcext:value-type="float">
            <text:p>0</text:p>
          </table:table-cell>
          <table:table-cell table:formula="of:=IF(AND([.A157]=0;NOT([.C157]=0));[.B156];[.A157])" office:value-type="string" office:string-value="Snack platter" calcext:value-type="string">
            <text:p>Snack platter</text:p>
          </table:table-cell>
          <table:table-cell table:formula="of:=[Recipes.B157]" office:value-type="string" office:string-value="salz stangen" calcext:value-type="string">
            <text:p>salz stangen</text:p>
          </table:table-cell>
          <table:table-cell table:formula="of:=[Recipes.C157]" office:value-type="float" office:value="0" calcext:value-type="float">
            <text:p>0</text:p>
          </table:table-cell>
          <table:table-cell table:formula="of:=[Recipes.D157]" office:value-type="float" office:value="0" calcext:value-type="float">
            <text:p>0</text:p>
          </table:table-cell>
          <table:table-cell table:formula="of:=[Recipes.E157]" office:value-type="float" office:value="0" calcext:value-type="float">
            <text:p>0</text:p>
          </table:table-cell>
          <table:table-cell table:style-name="ce14" table:formula="of:=IF([.A157]=0;[.G156];[.F157])" office:value-type="float" office:value="0" calcext:value-type="float">
            <text:p>0</text:p>
          </table:table-cell>
          <table:table-cell table:style-name="ce21"/>
          <table:table-cell table:formula="of:=IF([.C157]=0;&quot;&quot;;[.B157])" office:value-type="string" office:string-value="Snack platter" calcext:value-type="string">
            <text:p>Snack platter</text:p>
          </table:table-cell>
          <table:table-cell table:formula="of:=[.C157]" office:value-type="string" office:string-value="salz stangen" calcext:value-type="string">
            <text:p>salz stangen</text:p>
          </table:table-cell>
          <table:table-cell table:style-name="ce27" table:formula="of:=[.D157]*1/[.G157]" office:value-type="string" office:string-value="" calcext:value-type="error">
            <text:p>#DIV/0!</text:p>
          </table:table-cell>
          <table:table-cell table:formula="of:=[.E157]" office:value-type="float" office:value="0" calcext:value-type="float">
            <text:p>0</text:p>
          </table:table-cell>
        </table:table-row>
        <table:table-row table:style-name="ro1">
          <table:table-cell table:formula="of:=[Recipes.A158]" office:value-type="float" office:value="0" calcext:value-type="float">
            <text:p>0</text:p>
          </table:table-cell>
          <table:table-cell table:formula="of:=IF(AND([.A158]=0;NOT([.C158]=0));[.B157];[.A158])" office:value-type="string" office:string-value="Snack platter" calcext:value-type="string">
            <text:p>Snack platter</text:p>
          </table:table-cell>
          <table:table-cell table:formula="of:=[Recipes.B158]" office:value-type="string" office:string-value="frischekäse" calcext:value-type="string">
            <text:p>frischekäse</text:p>
          </table:table-cell>
          <table:table-cell table:formula="of:=[Recipes.C158]" office:value-type="float" office:value="0" calcext:value-type="float">
            <text:p>0</text:p>
          </table:table-cell>
          <table:table-cell table:formula="of:=[Recipes.D158]" office:value-type="float" office:value="0" calcext:value-type="float">
            <text:p>0</text:p>
          </table:table-cell>
          <table:table-cell table:formula="of:=[Recipes.E158]" office:value-type="float" office:value="0" calcext:value-type="float">
            <text:p>0</text:p>
          </table:table-cell>
          <table:table-cell table:style-name="ce14" table:formula="of:=IF([.A158]=0;[.G157];[.F158])" office:value-type="float" office:value="0" calcext:value-type="float">
            <text:p>0</text:p>
          </table:table-cell>
          <table:table-cell table:style-name="ce21"/>
          <table:table-cell table:formula="of:=IF([.C158]=0;&quot;&quot;;[.B158])" office:value-type="string" office:string-value="Snack platter" calcext:value-type="string">
            <text:p>Snack platter</text:p>
          </table:table-cell>
          <table:table-cell table:formula="of:=[.C158]" office:value-type="string" office:string-value="frischekäse" calcext:value-type="string">
            <text:p>frischekäse</text:p>
          </table:table-cell>
          <table:table-cell table:style-name="ce27" table:formula="of:=[.D158]*1/[.G158]" office:value-type="string" office:string-value="" calcext:value-type="error">
            <text:p>#DIV/0!</text:p>
          </table:table-cell>
          <table:table-cell table:formula="of:=[.E158]" office:value-type="float" office:value="0" calcext:value-type="float">
            <text:p>0</text:p>
          </table:table-cell>
        </table:table-row>
        <table:table-row table:style-name="ro1">
          <table:table-cell table:formula="of:=[Recipes.A159]" office:value-type="float" office:value="0" calcext:value-type="float">
            <text:p>0</text:p>
          </table:table-cell>
          <table:table-cell table:formula="of:=IF(AND([.A159]=0;NOT([.C159]=0));[.B158];[.A159])" office:value-type="float" office:value="0" calcext:value-type="float">
            <text:p>0</text:p>
          </table:table-cell>
          <table:table-cell table:formula="of:=[Recipes.B159]" office:value-type="float" office:value="0" calcext:value-type="float">
            <text:p>0</text:p>
          </table:table-cell>
          <table:table-cell table:formula="of:=[Recipes.C159]" office:value-type="float" office:value="0" calcext:value-type="float">
            <text:p>0</text:p>
          </table:table-cell>
          <table:table-cell table:formula="of:=[Recipes.D159]" office:value-type="float" office:value="0" calcext:value-type="float">
            <text:p>0</text:p>
          </table:table-cell>
          <table:table-cell table:formula="of:=[Recipes.E159]" office:value-type="float" office:value="0" calcext:value-type="float">
            <text:p>0</text:p>
          </table:table-cell>
          <table:table-cell table:style-name="ce14" table:formula="of:=IF([.A159]=0;[.G158];[.F159])" office:value-type="float" office:value="0" calcext:value-type="float">
            <text:p>0</text:p>
          </table:table-cell>
          <table:table-cell table:style-name="ce21"/>
          <table:table-cell table:formula="of:=IF([.C159]=0;&quot;&quot;;[.B159])">
            <text:p/>
          </table:table-cell>
          <table:table-cell table:formula="of:=[.C159]" office:value-type="float" office:value="0" calcext:value-type="float">
            <text:p>0</text:p>
          </table:table-cell>
          <table:table-cell table:style-name="ce27" table:formula="of:=[.D159]*1/[.G159]" office:value-type="string" office:string-value="" calcext:value-type="error">
            <text:p>#DIV/0!</text:p>
          </table:table-cell>
          <table:table-cell table:formula="of:=[.E159]" office:value-type="float" office:value="0" calcext:value-type="float">
            <text:p>0</text:p>
          </table:table-cell>
        </table:table-row>
        <table:table-row table:style-name="ro1">
          <table:table-cell table:formula="of:=[Recipes.A160]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IF(AND([.A160]=0;NOT([.C160]=0));[.B159];[.A160])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[Recipes.B160]" office:value-type="float" office:value="0" calcext:value-type="float">
            <text:p>0</text:p>
          </table:table-cell>
          <table:table-cell table:formula="of:=[Recipes.C160]" office:value-type="float" office:value="0" calcext:value-type="float">
            <text:p>0</text:p>
          </table:table-cell>
          <table:table-cell table:formula="of:=[Recipes.D160]" office:value-type="float" office:value="0" calcext:value-type="float">
            <text:p>0</text:p>
          </table:table-cell>
          <table:table-cell table:formula="of:=[Recipes.E160]" office:value-type="float" office:value="0" calcext:value-type="float">
            <text:p>0</text:p>
          </table:table-cell>
          <table:table-cell table:style-name="ce14" table:formula="of:=IF([.A160]=0;[.G159];[.F160])" office:value-type="float" office:value="0" calcext:value-type="float">
            <text:p>0</text:p>
          </table:table-cell>
          <table:table-cell table:style-name="ce21"/>
          <table:table-cell table:formula="of:=IF([.C160]=0;&quot;&quot;;[.B160])">
            <text:p/>
          </table:table-cell>
          <table:table-cell table:formula="of:=[.C160]" office:value-type="float" office:value="0" calcext:value-type="float">
            <text:p>0</text:p>
          </table:table-cell>
          <table:table-cell table:style-name="ce27" table:formula="of:=[.D160]*1/[.G160]" office:value-type="string" office:string-value="" calcext:value-type="error">
            <text:p>#DIV/0!</text:p>
          </table:table-cell>
          <table:table-cell table:formula="of:=[.E160]" office:value-type="float" office:value="0" calcext:value-type="float">
            <text:p>0</text:p>
          </table:table-cell>
        </table:table-row>
        <table:table-row table:style-name="ro1">
          <table:table-cell table:formula="of:=[Recipes.A161]" office:value-type="float" office:value="0" calcext:value-type="float">
            <text:p>0</text:p>
          </table:table-cell>
          <table:table-cell table:formula="of:=IF(AND([.A161]=0;NOT([.C161]=0));[.B160];[.A161])" office:value-type="float" office:value="0" calcext:value-type="float">
            <text:p>0</text:p>
          </table:table-cell>
          <table:table-cell table:formula="of:=[Recipes.B161]" office:value-type="float" office:value="0" calcext:value-type="float">
            <text:p>0</text:p>
          </table:table-cell>
          <table:table-cell table:formula="of:=[Recipes.C161]" office:value-type="float" office:value="0" calcext:value-type="float">
            <text:p>0</text:p>
          </table:table-cell>
          <table:table-cell table:formula="of:=[Recipes.D161]" office:value-type="float" office:value="0" calcext:value-type="float">
            <text:p>0</text:p>
          </table:table-cell>
          <table:table-cell table:formula="of:=[Recipes.E161]" office:value-type="float" office:value="0" calcext:value-type="float">
            <text:p>0</text:p>
          </table:table-cell>
          <table:table-cell table:style-name="ce14" table:formula="of:=IF([.A161]=0;[.G160];[.F161])" office:value-type="float" office:value="0" calcext:value-type="float">
            <text:p>0</text:p>
          </table:table-cell>
          <table:table-cell table:style-name="ce21"/>
          <table:table-cell table:formula="of:=IF([.C161]=0;&quot;&quot;;[.B161])">
            <text:p/>
          </table:table-cell>
          <table:table-cell table:formula="of:=[.C161]" office:value-type="float" office:value="0" calcext:value-type="float">
            <text:p>0</text:p>
          </table:table-cell>
          <table:table-cell table:style-name="ce27" table:formula="of:=[.D161]*1/[.G161]" office:value-type="string" office:string-value="" calcext:value-type="error">
            <text:p>#DIV/0!</text:p>
          </table:table-cell>
          <table:table-cell table:formula="of:=[.E161]" office:value-type="float" office:value="0" calcext:value-type="float">
            <text:p>0</text:p>
          </table:table-cell>
        </table:table-row>
        <table:table-row table:style-name="ro1">
          <table:table-cell table:formula="of:=[Recipes.A162]" office:value-type="float" office:value="0" calcext:value-type="float">
            <text:p>0</text:p>
          </table:table-cell>
          <table:table-cell table:formula="of:=IF(AND([.A162]=0;NOT([.C162]=0));[.B161];[.A162])" office:value-type="float" office:value="0" calcext:value-type="float">
            <text:p>0</text:p>
          </table:table-cell>
          <table:table-cell table:formula="of:=[Recipes.B162]" office:value-type="float" office:value="0" calcext:value-type="float">
            <text:p>0</text:p>
          </table:table-cell>
          <table:table-cell table:formula="of:=[Recipes.C162]" office:value-type="float" office:value="0" calcext:value-type="float">
            <text:p>0</text:p>
          </table:table-cell>
          <table:table-cell table:formula="of:=[Recipes.D162]" office:value-type="float" office:value="0" calcext:value-type="float">
            <text:p>0</text:p>
          </table:table-cell>
          <table:table-cell table:formula="of:=[Recipes.E162]" office:value-type="float" office:value="0" calcext:value-type="float">
            <text:p>0</text:p>
          </table:table-cell>
          <table:table-cell table:style-name="ce14" table:formula="of:=IF([.A162]=0;[.G161];[.F162])" office:value-type="float" office:value="0" calcext:value-type="float">
            <text:p>0</text:p>
          </table:table-cell>
          <table:table-cell table:style-name="ce21"/>
          <table:table-cell table:formula="of:=IF([.C162]=0;&quot;&quot;;[.B162])">
            <text:p/>
          </table:table-cell>
          <table:table-cell table:formula="of:=[.C162]" office:value-type="float" office:value="0" calcext:value-type="float">
            <text:p>0</text:p>
          </table:table-cell>
          <table:table-cell table:style-name="ce27" table:formula="of:=[.D162]*1/[.G162]" office:value-type="string" office:string-value="" calcext:value-type="error">
            <text:p>#DIV/0!</text:p>
          </table:table-cell>
          <table:table-cell table:formula="of:=[.E162]" office:value-type="float" office:value="0" calcext:value-type="float">
            <text:p>0</text:p>
          </table:table-cell>
        </table:table-row>
        <table:table-row table:style-name="ro1">
          <table:table-cell table:formula="of:=[Recipes.A163]" office:value-type="float" office:value="0" calcext:value-type="float">
            <text:p>0</text:p>
          </table:table-cell>
          <table:table-cell table:formula="of:=IF(AND([.A163]=0;NOT([.C163]=0));[.B162];[.A163])" office:value-type="float" office:value="0" calcext:value-type="float">
            <text:p>0</text:p>
          </table:table-cell>
          <table:table-cell table:formula="of:=[Recipes.B163]" office:value-type="float" office:value="0" calcext:value-type="float">
            <text:p>0</text:p>
          </table:table-cell>
          <table:table-cell table:formula="of:=[Recipes.C163]" office:value-type="float" office:value="0" calcext:value-type="float">
            <text:p>0</text:p>
          </table:table-cell>
          <table:table-cell table:formula="of:=[Recipes.D163]" office:value-type="float" office:value="0" calcext:value-type="float">
            <text:p>0</text:p>
          </table:table-cell>
          <table:table-cell table:formula="of:=[Recipes.E163]" office:value-type="float" office:value="0" calcext:value-type="float">
            <text:p>0</text:p>
          </table:table-cell>
          <table:table-cell table:style-name="ce14" table:formula="of:=IF([.A163]=0;[.G162];[.F163])" office:value-type="float" office:value="0" calcext:value-type="float">
            <text:p>0</text:p>
          </table:table-cell>
          <table:table-cell table:style-name="ce21"/>
          <table:table-cell table:formula="of:=IF([.C163]=0;&quot;&quot;;[.B163])">
            <text:p/>
          </table:table-cell>
          <table:table-cell table:formula="of:=[.C163]" office:value-type="float" office:value="0" calcext:value-type="float">
            <text:p>0</text:p>
          </table:table-cell>
          <table:table-cell table:style-name="ce27" table:formula="of:=[.D163]*1/[.G163]" office:value-type="string" office:string-value="" calcext:value-type="error">
            <text:p>#DIV/0!</text:p>
          </table:table-cell>
          <table:table-cell table:formula="of:=[.E163]" office:value-type="float" office:value="0" calcext:value-type="float">
            <text:p>0</text:p>
          </table:table-cell>
        </table:table-row>
        <table:table-row table:style-name="ro1">
          <table:table-cell table:formula="of:=[Recipes.A164]" office:value-type="float" office:value="0" calcext:value-type="float">
            <text:p>0</text:p>
          </table:table-cell>
          <table:table-cell table:formula="of:=IF(AND([.A164]=0;NOT([.C164]=0));[.B163];[.A164])" office:value-type="float" office:value="0" calcext:value-type="float">
            <text:p>0</text:p>
          </table:table-cell>
          <table:table-cell table:formula="of:=[Recipes.B164]" office:value-type="float" office:value="0" calcext:value-type="float">
            <text:p>0</text:p>
          </table:table-cell>
          <table:table-cell table:formula="of:=[Recipes.C164]" office:value-type="float" office:value="0" calcext:value-type="float">
            <text:p>0</text:p>
          </table:table-cell>
          <table:table-cell table:formula="of:=[Recipes.D164]" office:value-type="float" office:value="0" calcext:value-type="float">
            <text:p>0</text:p>
          </table:table-cell>
          <table:table-cell table:formula="of:=[Recipes.E164]" office:value-type="float" office:value="0" calcext:value-type="float">
            <text:p>0</text:p>
          </table:table-cell>
          <table:table-cell table:style-name="ce14" table:formula="of:=IF([.A164]=0;[.G163];[.F164])" office:value-type="float" office:value="0" calcext:value-type="float">
            <text:p>0</text:p>
          </table:table-cell>
          <table:table-cell table:style-name="ce21"/>
          <table:table-cell table:formula="of:=IF([.C164]=0;&quot;&quot;;[.B164])">
            <text:p/>
          </table:table-cell>
          <table:table-cell table:formula="of:=[.C164]" office:value-type="float" office:value="0" calcext:value-type="float">
            <text:p>0</text:p>
          </table:table-cell>
          <table:table-cell table:style-name="ce27" table:formula="of:=[.D164]*1/[.G164]" office:value-type="string" office:string-value="" calcext:value-type="error">
            <text:p>#DIV/0!</text:p>
          </table:table-cell>
          <table:table-cell table:formula="of:=[.E164]" office:value-type="float" office:value="0" calcext:value-type="float">
            <text:p>0</text:p>
          </table:table-cell>
        </table:table-row>
        <table:table-row table:style-name="ro1">
          <table:table-cell table:formula="of:=[Recipes.A165]" office:value-type="float" office:value="0" calcext:value-type="float">
            <text:p>0</text:p>
          </table:table-cell>
          <table:table-cell table:formula="of:=IF(AND([.A165]=0;NOT([.C165]=0));[.B164];[.A165])" office:value-type="float" office:value="0" calcext:value-type="float">
            <text:p>0</text:p>
          </table:table-cell>
          <table:table-cell table:formula="of:=[Recipes.B165]" office:value-type="float" office:value="0" calcext:value-type="float">
            <text:p>0</text:p>
          </table:table-cell>
          <table:table-cell table:formula="of:=[Recipes.C165]" office:value-type="float" office:value="0" calcext:value-type="float">
            <text:p>0</text:p>
          </table:table-cell>
          <table:table-cell table:formula="of:=[Recipes.D165]" office:value-type="float" office:value="0" calcext:value-type="float">
            <text:p>0</text:p>
          </table:table-cell>
          <table:table-cell table:formula="of:=[Recipes.E165]" office:value-type="float" office:value="0" calcext:value-type="float">
            <text:p>0</text:p>
          </table:table-cell>
          <table:table-cell table:style-name="ce14" table:formula="of:=IF([.A165]=0;[.G164];[.F165])" office:value-type="float" office:value="0" calcext:value-type="float">
            <text:p>0</text:p>
          </table:table-cell>
          <table:table-cell table:style-name="ce21"/>
          <table:table-cell table:formula="of:=IF([.C165]=0;&quot;&quot;;[.B165])">
            <text:p/>
          </table:table-cell>
          <table:table-cell table:formula="of:=[.C165]" office:value-type="float" office:value="0" calcext:value-type="float">
            <text:p>0</text:p>
          </table:table-cell>
          <table:table-cell table:style-name="ce27" table:formula="of:=[.D165]*1/[.G165]" office:value-type="string" office:string-value="" calcext:value-type="error">
            <text:p>#DIV/0!</text:p>
          </table:table-cell>
          <table:table-cell table:formula="of:=[.E165]" office:value-type="float" office:value="0" calcext:value-type="float">
            <text:p>0</text:p>
          </table:table-cell>
        </table:table-row>
        <table:table-row table:style-name="ro1">
          <table:table-cell table:formula="of:=[Recipes.A166]" office:value-type="float" office:value="0" calcext:value-type="float">
            <text:p>0</text:p>
          </table:table-cell>
          <table:table-cell table:formula="of:=IF(AND([.A166]=0;NOT([.C166]=0));[.B165];[.A166])" office:value-type="float" office:value="0" calcext:value-type="float">
            <text:p>0</text:p>
          </table:table-cell>
          <table:table-cell table:formula="of:=[Recipes.B166]" office:value-type="float" office:value="0" calcext:value-type="float">
            <text:p>0</text:p>
          </table:table-cell>
          <table:table-cell table:formula="of:=[Recipes.C166]" office:value-type="float" office:value="0" calcext:value-type="float">
            <text:p>0</text:p>
          </table:table-cell>
          <table:table-cell table:formula="of:=[Recipes.D166]" office:value-type="float" office:value="0" calcext:value-type="float">
            <text:p>0</text:p>
          </table:table-cell>
          <table:table-cell table:formula="of:=[Recipes.E166]" office:value-type="float" office:value="0" calcext:value-type="float">
            <text:p>0</text:p>
          </table:table-cell>
          <table:table-cell table:style-name="ce14" table:formula="of:=IF([.A166]=0;[.G165];[.F166])" office:value-type="float" office:value="0" calcext:value-type="float">
            <text:p>0</text:p>
          </table:table-cell>
          <table:table-cell table:style-name="ce21"/>
          <table:table-cell table:formula="of:=IF([.C166]=0;&quot;&quot;;[.B166])">
            <text:p/>
          </table:table-cell>
          <table:table-cell table:formula="of:=[.C166]" office:value-type="float" office:value="0" calcext:value-type="float">
            <text:p>0</text:p>
          </table:table-cell>
          <table:table-cell table:style-name="ce27" table:formula="of:=[.D166]*1/[.G166]" office:value-type="string" office:string-value="" calcext:value-type="error">
            <text:p>#DIV/0!</text:p>
          </table:table-cell>
          <table:table-cell table:formula="of:=[.E166]" office:value-type="float" office:value="0" calcext:value-type="float">
            <text:p>0</text:p>
          </table:table-cell>
        </table:table-row>
        <table:table-row table:style-name="ro1">
          <table:table-cell table:formula="of:=[Recipes.A167]" office:value-type="float" office:value="0" calcext:value-type="float">
            <text:p>0</text:p>
          </table:table-cell>
          <table:table-cell table:formula="of:=IF(AND([.A167]=0;NOT([.C167]=0));[.B166];[.A167])" office:value-type="float" office:value="0" calcext:value-type="float">
            <text:p>0</text:p>
          </table:table-cell>
          <table:table-cell table:formula="of:=[Recipes.B167]" office:value-type="float" office:value="0" calcext:value-type="float">
            <text:p>0</text:p>
          </table:table-cell>
          <table:table-cell table:formula="of:=[Recipes.C167]" office:value-type="float" office:value="0" calcext:value-type="float">
            <text:p>0</text:p>
          </table:table-cell>
          <table:table-cell table:formula="of:=[Recipes.D167]" office:value-type="float" office:value="0" calcext:value-type="float">
            <text:p>0</text:p>
          </table:table-cell>
          <table:table-cell table:formula="of:=[Recipes.E167]" office:value-type="float" office:value="0" calcext:value-type="float">
            <text:p>0</text:p>
          </table:table-cell>
          <table:table-cell table:style-name="ce14" table:formula="of:=IF([.A167]=0;[.G166];[.F167])" office:value-type="float" office:value="0" calcext:value-type="float">
            <text:p>0</text:p>
          </table:table-cell>
          <table:table-cell table:style-name="ce21"/>
          <table:table-cell table:formula="of:=IF([.C167]=0;&quot;&quot;;[.B167])">
            <text:p/>
          </table:table-cell>
          <table:table-cell table:formula="of:=[.C167]" office:value-type="float" office:value="0" calcext:value-type="float">
            <text:p>0</text:p>
          </table:table-cell>
          <table:table-cell table:style-name="ce27" table:formula="of:=[.D167]*1/[.G167]" office:value-type="string" office:string-value="" calcext:value-type="error">
            <text:p>#DIV/0!</text:p>
          </table:table-cell>
          <table:table-cell table:formula="of:=[.E167]" office:value-type="float" office:value="0" calcext:value-type="float">
            <text:p>0</text:p>
          </table:table-cell>
        </table:table-row>
        <table:table-row table:style-name="ro1">
          <table:table-cell table:formula="of:=[Recipes.A168]" office:value-type="float" office:value="0" calcext:value-type="float">
            <text:p>0</text:p>
          </table:table-cell>
          <table:table-cell table:formula="of:=IF(AND([.A168]=0;NOT([.C168]=0));[.B167];[.A168])" office:value-type="float" office:value="0" calcext:value-type="float">
            <text:p>0</text:p>
          </table:table-cell>
          <table:table-cell table:formula="of:=[Recipes.B168]" office:value-type="float" office:value="0" calcext:value-type="float">
            <text:p>0</text:p>
          </table:table-cell>
          <table:table-cell table:formula="of:=[Recipes.C168]" office:value-type="float" office:value="0" calcext:value-type="float">
            <text:p>0</text:p>
          </table:table-cell>
          <table:table-cell table:formula="of:=[Recipes.D168]" office:value-type="float" office:value="0" calcext:value-type="float">
            <text:p>0</text:p>
          </table:table-cell>
          <table:table-cell table:formula="of:=[Recipes.E168]" office:value-type="float" office:value="0" calcext:value-type="float">
            <text:p>0</text:p>
          </table:table-cell>
          <table:table-cell table:style-name="ce14" table:formula="of:=IF([.A168]=0;[.G167];[.F168])" office:value-type="float" office:value="0" calcext:value-type="float">
            <text:p>0</text:p>
          </table:table-cell>
          <table:table-cell table:style-name="ce21"/>
          <table:table-cell table:formula="of:=IF([.C168]=0;&quot;&quot;;[.B168])">
            <text:p/>
          </table:table-cell>
          <table:table-cell table:formula="of:=[.C168]" office:value-type="float" office:value="0" calcext:value-type="float">
            <text:p>0</text:p>
          </table:table-cell>
          <table:table-cell table:style-name="ce27" table:formula="of:=[.D168]*1/[.G168]" office:value-type="string" office:string-value="" calcext:value-type="error">
            <text:p>#DIV/0!</text:p>
          </table:table-cell>
          <table:table-cell table:formula="of:=[.E168]" office:value-type="float" office:value="0" calcext:value-type="float">
            <text:p>0</text:p>
          </table:table-cell>
        </table:table-row>
        <table:table-row table:style-name="ro1">
          <table:table-cell table:formula="of:=[Recipes.A169]" office:value-type="float" office:value="0" calcext:value-type="float">
            <text:p>0</text:p>
          </table:table-cell>
          <table:table-cell table:formula="of:=IF(AND([.A169]=0;NOT([.C169]=0));[.B168];[.A169])" office:value-type="float" office:value="0" calcext:value-type="float">
            <text:p>0</text:p>
          </table:table-cell>
          <table:table-cell table:formula="of:=[Recipes.B169]" office:value-type="float" office:value="0" calcext:value-type="float">
            <text:p>0</text:p>
          </table:table-cell>
          <table:table-cell table:formula="of:=[Recipes.C169]" office:value-type="float" office:value="0" calcext:value-type="float">
            <text:p>0</text:p>
          </table:table-cell>
          <table:table-cell table:formula="of:=[Recipes.D169]" office:value-type="float" office:value="0" calcext:value-type="float">
            <text:p>0</text:p>
          </table:table-cell>
          <table:table-cell table:formula="of:=[Recipes.E169]" office:value-type="float" office:value="0" calcext:value-type="float">
            <text:p>0</text:p>
          </table:table-cell>
          <table:table-cell table:style-name="ce14" table:formula="of:=IF([.A169]=0;[.G168];[.F169])" office:value-type="float" office:value="0" calcext:value-type="float">
            <text:p>0</text:p>
          </table:table-cell>
          <table:table-cell table:style-name="ce21"/>
          <table:table-cell table:formula="of:=IF([.C169]=0;&quot;&quot;;[.B169])">
            <text:p/>
          </table:table-cell>
          <table:table-cell table:formula="of:=[.C169]" office:value-type="float" office:value="0" calcext:value-type="float">
            <text:p>0</text:p>
          </table:table-cell>
          <table:table-cell table:style-name="ce27" table:formula="of:=[.D169]*1/[.G169]" office:value-type="string" office:string-value="" calcext:value-type="error">
            <text:p>#DIV/0!</text:p>
          </table:table-cell>
          <table:table-cell table:formula="of:=[.E169]" office:value-type="float" office:value="0" calcext:value-type="float">
            <text:p>0</text:p>
          </table:table-cell>
        </table:table-row>
        <table:table-row table:style-name="ro1">
          <table:table-cell table:formula="of:=[Recipes.A170]" office:value-type="float" office:value="0" calcext:value-type="float">
            <text:p>0</text:p>
          </table:table-cell>
          <table:table-cell table:formula="of:=IF(AND([.A170]=0;NOT([.C170]=0));[.B169];[.A170])" office:value-type="float" office:value="0" calcext:value-type="float">
            <text:p>0</text:p>
          </table:table-cell>
          <table:table-cell table:formula="of:=[Recipes.B170]" office:value-type="float" office:value="0" calcext:value-type="float">
            <text:p>0</text:p>
          </table:table-cell>
          <table:table-cell table:formula="of:=[Recipes.C170]" office:value-type="float" office:value="0" calcext:value-type="float">
            <text:p>0</text:p>
          </table:table-cell>
          <table:table-cell table:formula="of:=[Recipes.D170]" office:value-type="float" office:value="0" calcext:value-type="float">
            <text:p>0</text:p>
          </table:table-cell>
          <table:table-cell table:formula="of:=[Recipes.E170]" office:value-type="float" office:value="0" calcext:value-type="float">
            <text:p>0</text:p>
          </table:table-cell>
          <table:table-cell table:style-name="ce14" table:formula="of:=IF([.A170]=0;[.G169];[.F170])" office:value-type="float" office:value="0" calcext:value-type="float">
            <text:p>0</text:p>
          </table:table-cell>
          <table:table-cell table:style-name="ce21"/>
          <table:table-cell table:formula="of:=IF([.C170]=0;&quot;&quot;;[.B170])">
            <text:p/>
          </table:table-cell>
          <table:table-cell table:formula="of:=[.C170]" office:value-type="float" office:value="0" calcext:value-type="float">
            <text:p>0</text:p>
          </table:table-cell>
          <table:table-cell table:style-name="ce27" table:formula="of:=[.D170]*1/[.G170]" office:value-type="string" office:string-value="" calcext:value-type="error">
            <text:p>#DIV/0!</text:p>
          </table:table-cell>
          <table:table-cell table:formula="of:=[.E170]" office:value-type="float" office:value="0" calcext:value-type="float">
            <text:p>0</text:p>
          </table:table-cell>
        </table:table-row>
        <table:table-row table:style-name="ro1">
          <table:table-cell table:formula="of:=[Recipes.A171]" office:value-type="float" office:value="0" calcext:value-type="float">
            <text:p>0</text:p>
          </table:table-cell>
          <table:table-cell table:formula="of:=IF(AND([.A171]=0;NOT([.C171]=0));[.B170];[.A171])" office:value-type="float" office:value="0" calcext:value-type="float">
            <text:p>0</text:p>
          </table:table-cell>
          <table:table-cell table:formula="of:=[Recipes.B171]" office:value-type="float" office:value="0" calcext:value-type="float">
            <text:p>0</text:p>
          </table:table-cell>
          <table:table-cell table:formula="of:=[Recipes.C171]" office:value-type="float" office:value="0" calcext:value-type="float">
            <text:p>0</text:p>
          </table:table-cell>
          <table:table-cell table:formula="of:=[Recipes.D171]" office:value-type="float" office:value="0" calcext:value-type="float">
            <text:p>0</text:p>
          </table:table-cell>
          <table:table-cell table:formula="of:=[Recipes.E171]" office:value-type="float" office:value="0" calcext:value-type="float">
            <text:p>0</text:p>
          </table:table-cell>
          <table:table-cell table:style-name="ce14" table:formula="of:=IF([.A171]=0;[.G170];[.F171])" office:value-type="float" office:value="0" calcext:value-type="float">
            <text:p>0</text:p>
          </table:table-cell>
          <table:table-cell table:style-name="ce21"/>
          <table:table-cell table:formula="of:=IF([.C171]=0;&quot;&quot;;[.B171])">
            <text:p/>
          </table:table-cell>
          <table:table-cell table:formula="of:=[.C171]" office:value-type="float" office:value="0" calcext:value-type="float">
            <text:p>0</text:p>
          </table:table-cell>
          <table:table-cell table:style-name="ce27" table:formula="of:=[.D171]*1/[.G171]" office:value-type="string" office:string-value="" calcext:value-type="error">
            <text:p>#DIV/0!</text:p>
          </table:table-cell>
          <table:table-cell table:formula="of:=[.E171]" office:value-type="float" office:value="0" calcext:value-type="float">
            <text:p>0</text:p>
          </table:table-cell>
        </table:table-row>
        <table:table-row table:style-name="ro1">
          <table:table-cell table:formula="of:=[Recipes.A172]" office:value-type="float" office:value="0" calcext:value-type="float">
            <text:p>0</text:p>
          </table:table-cell>
          <table:table-cell table:formula="of:=IF(AND([.A172]=0;NOT([.C172]=0));[.B171];[.A172])" office:value-type="float" office:value="0" calcext:value-type="float">
            <text:p>0</text:p>
          </table:table-cell>
          <table:table-cell table:formula="of:=[Recipes.B172]" office:value-type="float" office:value="0" calcext:value-type="float">
            <text:p>0</text:p>
          </table:table-cell>
          <table:table-cell table:formula="of:=[Recipes.C172]" office:value-type="float" office:value="0" calcext:value-type="float">
            <text:p>0</text:p>
          </table:table-cell>
          <table:table-cell table:formula="of:=[Recipes.D172]" office:value-type="float" office:value="0" calcext:value-type="float">
            <text:p>0</text:p>
          </table:table-cell>
          <table:table-cell table:formula="of:=[Recipes.E172]" office:value-type="float" office:value="0" calcext:value-type="float">
            <text:p>0</text:p>
          </table:table-cell>
          <table:table-cell table:style-name="ce14" table:formula="of:=IF([.A172]=0;[.G171];[.F172])" office:value-type="float" office:value="0" calcext:value-type="float">
            <text:p>0</text:p>
          </table:table-cell>
          <table:table-cell table:style-name="ce21"/>
          <table:table-cell table:formula="of:=IF([.C172]=0;&quot;&quot;;[.B172])">
            <text:p/>
          </table:table-cell>
          <table:table-cell table:formula="of:=[.C172]" office:value-type="float" office:value="0" calcext:value-type="float">
            <text:p>0</text:p>
          </table:table-cell>
          <table:table-cell table:style-name="ce27" table:formula="of:=[.D172]*1/[.G172]" office:value-type="string" office:string-value="" calcext:value-type="error">
            <text:p>#DIV/0!</text:p>
          </table:table-cell>
          <table:table-cell table:formula="of:=[.E172]" office:value-type="float" office:value="0" calcext:value-type="float">
            <text:p>0</text:p>
          </table:table-cell>
        </table:table-row>
        <table:table-row table:style-name="ro1">
          <table:table-cell table:formula="of:=[Recipes.A173]" office:value-type="float" office:value="0" calcext:value-type="float">
            <text:p>0</text:p>
          </table:table-cell>
          <table:table-cell table:formula="of:=IF(AND([.A173]=0;NOT([.C173]=0));[.B172];[.A173])" office:value-type="float" office:value="0" calcext:value-type="float">
            <text:p>0</text:p>
          </table:table-cell>
          <table:table-cell table:formula="of:=[Recipes.B173]" office:value-type="float" office:value="0" calcext:value-type="float">
            <text:p>0</text:p>
          </table:table-cell>
          <table:table-cell table:formula="of:=[Recipes.C173]" office:value-type="float" office:value="0" calcext:value-type="float">
            <text:p>0</text:p>
          </table:table-cell>
          <table:table-cell table:formula="of:=[Recipes.D173]" office:value-type="float" office:value="0" calcext:value-type="float">
            <text:p>0</text:p>
          </table:table-cell>
          <table:table-cell table:formula="of:=[Recipes.E173]" office:value-type="float" office:value="0" calcext:value-type="float">
            <text:p>0</text:p>
          </table:table-cell>
          <table:table-cell table:style-name="ce14" table:formula="of:=IF([.A173]=0;[.G172];[.F173])" office:value-type="float" office:value="0" calcext:value-type="float">
            <text:p>0</text:p>
          </table:table-cell>
          <table:table-cell table:style-name="ce21"/>
          <table:table-cell table:formula="of:=IF([.C173]=0;&quot;&quot;;[.B173])">
            <text:p/>
          </table:table-cell>
          <table:table-cell table:formula="of:=[.C173]" office:value-type="float" office:value="0" calcext:value-type="float">
            <text:p>0</text:p>
          </table:table-cell>
          <table:table-cell table:style-name="ce27" table:formula="of:=[.D173]*1/[.G173]" office:value-type="string" office:string-value="" calcext:value-type="error">
            <text:p>#DIV/0!</text:p>
          </table:table-cell>
          <table:table-cell table:formula="of:=[.E173]" office:value-type="float" office:value="0" calcext:value-type="float">
            <text:p>0</text:p>
          </table:table-cell>
        </table:table-row>
        <table:table-row table:style-name="ro1">
          <table:table-cell table:formula="of:=[Recipes.A174]" office:value-type="float" office:value="0" calcext:value-type="float">
            <text:p>0</text:p>
          </table:table-cell>
          <table:table-cell table:formula="of:=IF(AND([.A174]=0;NOT([.C174]=0));[.B173];[.A174])" office:value-type="float" office:value="0" calcext:value-type="float">
            <text:p>0</text:p>
          </table:table-cell>
          <table:table-cell table:formula="of:=[Recipes.B174]" office:value-type="float" office:value="0" calcext:value-type="float">
            <text:p>0</text:p>
          </table:table-cell>
          <table:table-cell table:formula="of:=[Recipes.C174]" office:value-type="float" office:value="0" calcext:value-type="float">
            <text:p>0</text:p>
          </table:table-cell>
          <table:table-cell table:formula="of:=[Recipes.D174]" office:value-type="float" office:value="0" calcext:value-type="float">
            <text:p>0</text:p>
          </table:table-cell>
          <table:table-cell table:formula="of:=[Recipes.E174]" office:value-type="float" office:value="0" calcext:value-type="float">
            <text:p>0</text:p>
          </table:table-cell>
          <table:table-cell table:style-name="ce14" table:formula="of:=IF([.A174]=0;[.G173];[.F174])" office:value-type="float" office:value="0" calcext:value-type="float">
            <text:p>0</text:p>
          </table:table-cell>
          <table:table-cell table:style-name="ce21"/>
          <table:table-cell table:formula="of:=IF([.C174]=0;&quot;&quot;;[.B174])">
            <text:p/>
          </table:table-cell>
          <table:table-cell table:formula="of:=[.C174]" office:value-type="float" office:value="0" calcext:value-type="float">
            <text:p>0</text:p>
          </table:table-cell>
          <table:table-cell table:style-name="ce27" table:formula="of:=[.D174]*1/[.G174]" office:value-type="string" office:string-value="" calcext:value-type="error">
            <text:p>#DIV/0!</text:p>
          </table:table-cell>
          <table:table-cell table:formula="of:=[.E174]" office:value-type="float" office:value="0" calcext:value-type="float">
            <text:p>0</text:p>
          </table:table-cell>
        </table:table-row>
        <table:table-row table:style-name="ro1">
          <table:table-cell table:formula="of:=[Recipes.A175]" office:value-type="float" office:value="0" calcext:value-type="float">
            <text:p>0</text:p>
          </table:table-cell>
          <table:table-cell table:formula="of:=IF(AND([.A175]=0;NOT([.C175]=0));[.B174];[.A175])" office:value-type="float" office:value="0" calcext:value-type="float">
            <text:p>0</text:p>
          </table:table-cell>
          <table:table-cell table:formula="of:=[Recipes.B175]" office:value-type="float" office:value="0" calcext:value-type="float">
            <text:p>0</text:p>
          </table:table-cell>
          <table:table-cell table:formula="of:=[Recipes.C175]" office:value-type="float" office:value="0" calcext:value-type="float">
            <text:p>0</text:p>
          </table:table-cell>
          <table:table-cell table:formula="of:=[Recipes.D175]" office:value-type="float" office:value="0" calcext:value-type="float">
            <text:p>0</text:p>
          </table:table-cell>
          <table:table-cell table:formula="of:=[Recipes.E175]" office:value-type="float" office:value="0" calcext:value-type="float">
            <text:p>0</text:p>
          </table:table-cell>
          <table:table-cell table:style-name="ce14" table:formula="of:=IF([.A175]=0;[.G174];[.F175])" office:value-type="float" office:value="0" calcext:value-type="float">
            <text:p>0</text:p>
          </table:table-cell>
          <table:table-cell table:style-name="ce21"/>
          <table:table-cell table:formula="of:=IF([.C175]=0;&quot;&quot;;[.B175])">
            <text:p/>
          </table:table-cell>
          <table:table-cell table:formula="of:=[.C175]" office:value-type="float" office:value="0" calcext:value-type="float">
            <text:p>0</text:p>
          </table:table-cell>
          <table:table-cell table:style-name="ce27" table:formula="of:=[.D175]*1/[.G175]" office:value-type="string" office:string-value="" calcext:value-type="error">
            <text:p>#DIV/0!</text:p>
          </table:table-cell>
          <table:table-cell table:formula="of:=[.E175]" office:value-type="float" office:value="0" calcext:value-type="float">
            <text:p>0</text:p>
          </table:table-cell>
        </table:table-row>
        <table:table-row table:style-name="ro1">
          <table:table-cell table:formula="of:=[Recipes.A176]" office:value-type="float" office:value="0" calcext:value-type="float">
            <text:p>0</text:p>
          </table:table-cell>
          <table:table-cell table:formula="of:=IF(AND([.A176]=0;NOT([.C176]=0));[.B175];[.A176])" office:value-type="float" office:value="0" calcext:value-type="float">
            <text:p>0</text:p>
          </table:table-cell>
          <table:table-cell table:formula="of:=[Recipes.B176]" office:value-type="float" office:value="0" calcext:value-type="float">
            <text:p>0</text:p>
          </table:table-cell>
          <table:table-cell table:formula="of:=[Recipes.C176]" office:value-type="float" office:value="0" calcext:value-type="float">
            <text:p>0</text:p>
          </table:table-cell>
          <table:table-cell table:formula="of:=[Recipes.D176]" office:value-type="float" office:value="0" calcext:value-type="float">
            <text:p>0</text:p>
          </table:table-cell>
          <table:table-cell table:formula="of:=[Recipes.E176]" office:value-type="float" office:value="0" calcext:value-type="float">
            <text:p>0</text:p>
          </table:table-cell>
          <table:table-cell table:style-name="ce14" table:formula="of:=IF([.A176]=0;[.G175];[.F176])" office:value-type="float" office:value="0" calcext:value-type="float">
            <text:p>0</text:p>
          </table:table-cell>
          <table:table-cell table:style-name="ce21"/>
          <table:table-cell table:formula="of:=IF([.C176]=0;&quot;&quot;;[.B176])">
            <text:p/>
          </table:table-cell>
          <table:table-cell table:formula="of:=[.C176]" office:value-type="float" office:value="0" calcext:value-type="float">
            <text:p>0</text:p>
          </table:table-cell>
          <table:table-cell table:style-name="ce27" table:formula="of:=[.D176]*1/[.G176]" office:value-type="string" office:string-value="" calcext:value-type="error">
            <text:p>#DIV/0!</text:p>
          </table:table-cell>
          <table:table-cell table:formula="of:=[.E176]" office:value-type="float" office:value="0" calcext:value-type="float">
            <text:p>0</text:p>
          </table:table-cell>
        </table:table-row>
        <table:table-row table:style-name="ro1">
          <table:table-cell table:formula="of:=[Recipes.A177]" office:value-type="float" office:value="0" calcext:value-type="float">
            <text:p>0</text:p>
          </table:table-cell>
          <table:table-cell table:formula="of:=IF(AND([.A177]=0;NOT([.C177]=0));[.B176];[.A177])" office:value-type="float" office:value="0" calcext:value-type="float">
            <text:p>0</text:p>
          </table:table-cell>
          <table:table-cell table:formula="of:=[Recipes.B177]" office:value-type="float" office:value="0" calcext:value-type="float">
            <text:p>0</text:p>
          </table:table-cell>
          <table:table-cell table:formula="of:=[Recipes.C177]" office:value-type="float" office:value="0" calcext:value-type="float">
            <text:p>0</text:p>
          </table:table-cell>
          <table:table-cell table:formula="of:=[Recipes.D177]" office:value-type="float" office:value="0" calcext:value-type="float">
            <text:p>0</text:p>
          </table:table-cell>
          <table:table-cell table:formula="of:=[Recipes.E177]" office:value-type="float" office:value="0" calcext:value-type="float">
            <text:p>0</text:p>
          </table:table-cell>
          <table:table-cell table:style-name="ce14" table:formula="of:=IF([.A177]=0;[.G176];[.F177])" office:value-type="float" office:value="0" calcext:value-type="float">
            <text:p>0</text:p>
          </table:table-cell>
          <table:table-cell table:style-name="ce21"/>
          <table:table-cell table:formula="of:=IF([.C177]=0;&quot;&quot;;[.B177])">
            <text:p/>
          </table:table-cell>
          <table:table-cell table:formula="of:=[.C177]" office:value-type="float" office:value="0" calcext:value-type="float">
            <text:p>0</text:p>
          </table:table-cell>
          <table:table-cell table:style-name="ce27" table:formula="of:=[.D177]*1/[.G177]" office:value-type="string" office:string-value="" calcext:value-type="error">
            <text:p>#DIV/0!</text:p>
          </table:table-cell>
          <table:table-cell table:formula="of:=[.E177]" office:value-type="float" office:value="0" calcext:value-type="float">
            <text:p>0</text:p>
          </table:table-cell>
        </table:table-row>
        <table:table-row table:style-name="ro1">
          <table:table-cell table:formula="of:=[Recipes.A178]" office:value-type="float" office:value="0" calcext:value-type="float">
            <text:p>0</text:p>
          </table:table-cell>
          <table:table-cell table:formula="of:=IF(AND([.A178]=0;NOT([.C178]=0));[.B177];[.A178])" office:value-type="float" office:value="0" calcext:value-type="float">
            <text:p>0</text:p>
          </table:table-cell>
          <table:table-cell table:formula="of:=[Recipes.B178]" office:value-type="float" office:value="0" calcext:value-type="float">
            <text:p>0</text:p>
          </table:table-cell>
          <table:table-cell table:formula="of:=[Recipes.C178]" office:value-type="float" office:value="0" calcext:value-type="float">
            <text:p>0</text:p>
          </table:table-cell>
          <table:table-cell table:formula="of:=[Recipes.D178]" office:value-type="float" office:value="0" calcext:value-type="float">
            <text:p>0</text:p>
          </table:table-cell>
          <table:table-cell table:formula="of:=[Recipes.E178]" office:value-type="float" office:value="0" calcext:value-type="float">
            <text:p>0</text:p>
          </table:table-cell>
          <table:table-cell table:style-name="ce14" table:formula="of:=IF([.A178]=0;[.G177];[.F178])" office:value-type="float" office:value="0" calcext:value-type="float">
            <text:p>0</text:p>
          </table:table-cell>
          <table:table-cell table:style-name="ce21"/>
          <table:table-cell table:formula="of:=IF([.C178]=0;&quot;&quot;;[.B178])">
            <text:p/>
          </table:table-cell>
          <table:table-cell table:formula="of:=[.C178]" office:value-type="float" office:value="0" calcext:value-type="float">
            <text:p>0</text:p>
          </table:table-cell>
          <table:table-cell table:style-name="ce27" table:formula="of:=[.D178]*1/[.G178]" office:value-type="string" office:string-value="" calcext:value-type="error">
            <text:p>#DIV/0!</text:p>
          </table:table-cell>
          <table:table-cell table:formula="of:=[.E178]" office:value-type="float" office:value="0" calcext:value-type="float">
            <text:p>0</text:p>
          </table:table-cell>
        </table:table-row>
        <table:table-row table:style-name="ro1">
          <table:table-cell table:formula="of:=[Recipes.A179]" office:value-type="float" office:value="0" calcext:value-type="float">
            <text:p>0</text:p>
          </table:table-cell>
          <table:table-cell table:formula="of:=IF(AND([.A179]=0;NOT([.C179]=0));[.B178];[.A179])" office:value-type="float" office:value="0" calcext:value-type="float">
            <text:p>0</text:p>
          </table:table-cell>
          <table:table-cell table:formula="of:=[Recipes.B179]" office:value-type="float" office:value="0" calcext:value-type="float">
            <text:p>0</text:p>
          </table:table-cell>
          <table:table-cell table:formula="of:=[Recipes.C179]" office:value-type="float" office:value="0" calcext:value-type="float">
            <text:p>0</text:p>
          </table:table-cell>
          <table:table-cell table:formula="of:=[Recipes.D179]" office:value-type="float" office:value="0" calcext:value-type="float">
            <text:p>0</text:p>
          </table:table-cell>
          <table:table-cell table:formula="of:=[Recipes.E179]" office:value-type="float" office:value="0" calcext:value-type="float">
            <text:p>0</text:p>
          </table:table-cell>
          <table:table-cell table:style-name="ce14" table:formula="of:=IF([.A179]=0;[.G178];[.F179])" office:value-type="float" office:value="0" calcext:value-type="float">
            <text:p>0</text:p>
          </table:table-cell>
          <table:table-cell table:style-name="ce21"/>
          <table:table-cell table:formula="of:=IF([.C179]=0;&quot;&quot;;[.B179])">
            <text:p/>
          </table:table-cell>
          <table:table-cell table:formula="of:=[.C179]" office:value-type="float" office:value="0" calcext:value-type="float">
            <text:p>0</text:p>
          </table:table-cell>
          <table:table-cell table:style-name="ce27" table:formula="of:=[.D179]*1/[.G179]" office:value-type="string" office:string-value="" calcext:value-type="error">
            <text:p>#DIV/0!</text:p>
          </table:table-cell>
          <table:table-cell table:formula="of:=[.E179]" office:value-type="float" office:value="0" calcext:value-type="float">
            <text:p>0</text:p>
          </table:table-cell>
        </table:table-row>
        <table:table-row table:style-name="ro1">
          <table:table-cell table:formula="of:=[Recipes.A180]" office:value-type="float" office:value="0" calcext:value-type="float">
            <text:p>0</text:p>
          </table:table-cell>
          <table:table-cell table:formula="of:=IF(AND([.A180]=0;NOT([.C180]=0));[.B179];[.A180])" office:value-type="float" office:value="0" calcext:value-type="float">
            <text:p>0</text:p>
          </table:table-cell>
          <table:table-cell table:formula="of:=[Recipes.B180]" office:value-type="float" office:value="0" calcext:value-type="float">
            <text:p>0</text:p>
          </table:table-cell>
          <table:table-cell table:formula="of:=[Recipes.C180]" office:value-type="float" office:value="0" calcext:value-type="float">
            <text:p>0</text:p>
          </table:table-cell>
          <table:table-cell table:formula="of:=[Recipes.D180]" office:value-type="float" office:value="0" calcext:value-type="float">
            <text:p>0</text:p>
          </table:table-cell>
          <table:table-cell table:formula="of:=[Recipes.E180]" office:value-type="float" office:value="0" calcext:value-type="float">
            <text:p>0</text:p>
          </table:table-cell>
          <table:table-cell table:style-name="ce14" table:formula="of:=IF([.A180]=0;[.G179];[.F180])" office:value-type="float" office:value="0" calcext:value-type="float">
            <text:p>0</text:p>
          </table:table-cell>
          <table:table-cell table:style-name="ce21"/>
          <table:table-cell table:formula="of:=IF([.C180]=0;&quot;&quot;;[.B180])">
            <text:p/>
          </table:table-cell>
          <table:table-cell table:formula="of:=[.C180]" office:value-type="float" office:value="0" calcext:value-type="float">
            <text:p>0</text:p>
          </table:table-cell>
          <table:table-cell table:style-name="ce27" table:formula="of:=[.D180]*1/[.G180]" office:value-type="string" office:string-value="" calcext:value-type="error">
            <text:p>#DIV/0!</text:p>
          </table:table-cell>
          <table:table-cell table:formula="of:=[.E180]" office:value-type="float" office:value="0" calcext:value-type="float">
            <text:p>0</text:p>
          </table:table-cell>
        </table:table-row>
        <table:table-row table:style-name="ro1">
          <table:table-cell table:formula="of:=[Recipes.A181]" office:value-type="float" office:value="0" calcext:value-type="float">
            <text:p>0</text:p>
          </table:table-cell>
          <table:table-cell table:formula="of:=IF(AND([.A181]=0;NOT([.C181]=0));[.B180];[.A181])" office:value-type="float" office:value="0" calcext:value-type="float">
            <text:p>0</text:p>
          </table:table-cell>
          <table:table-cell table:formula="of:=[Recipes.B181]" office:value-type="float" office:value="0" calcext:value-type="float">
            <text:p>0</text:p>
          </table:table-cell>
          <table:table-cell table:formula="of:=[Recipes.C181]" office:value-type="float" office:value="0" calcext:value-type="float">
            <text:p>0</text:p>
          </table:table-cell>
          <table:table-cell table:formula="of:=[Recipes.D181]" office:value-type="float" office:value="0" calcext:value-type="float">
            <text:p>0</text:p>
          </table:table-cell>
          <table:table-cell table:formula="of:=[Recipes.E181]" office:value-type="float" office:value="0" calcext:value-type="float">
            <text:p>0</text:p>
          </table:table-cell>
          <table:table-cell table:style-name="ce14" table:formula="of:=IF([.A181]=0;[.G180];[.F181])" office:value-type="float" office:value="0" calcext:value-type="float">
            <text:p>0</text:p>
          </table:table-cell>
          <table:table-cell table:style-name="ce21"/>
          <table:table-cell table:formula="of:=IF([.C181]=0;&quot;&quot;;[.B181])">
            <text:p/>
          </table:table-cell>
          <table:table-cell table:formula="of:=[.C181]" office:value-type="float" office:value="0" calcext:value-type="float">
            <text:p>0</text:p>
          </table:table-cell>
          <table:table-cell table:style-name="ce27" table:formula="of:=[.D181]*1/[.G181]" office:value-type="string" office:string-value="" calcext:value-type="error">
            <text:p>#DIV/0!</text:p>
          </table:table-cell>
          <table:table-cell table:formula="of:=[.E181]" office:value-type="float" office:value="0" calcext:value-type="float">
            <text:p>0</text:p>
          </table:table-cell>
        </table:table-row>
        <table:table-row table:style-name="ro1">
          <table:table-cell table:formula="of:=[Recipes.A182]" office:value-type="float" office:value="0" calcext:value-type="float">
            <text:p>0</text:p>
          </table:table-cell>
          <table:table-cell table:formula="of:=IF(AND([.A182]=0;NOT([.C182]=0));[.B181];[.A182])" office:value-type="float" office:value="0" calcext:value-type="float">
            <text:p>0</text:p>
          </table:table-cell>
          <table:table-cell table:formula="of:=[Recipes.B182]" office:value-type="float" office:value="0" calcext:value-type="float">
            <text:p>0</text:p>
          </table:table-cell>
          <table:table-cell table:formula="of:=[Recipes.C182]" office:value-type="float" office:value="0" calcext:value-type="float">
            <text:p>0</text:p>
          </table:table-cell>
          <table:table-cell table:formula="of:=[Recipes.D182]" office:value-type="float" office:value="0" calcext:value-type="float">
            <text:p>0</text:p>
          </table:table-cell>
          <table:table-cell table:formula="of:=[Recipes.E182]" office:value-type="float" office:value="0" calcext:value-type="float">
            <text:p>0</text:p>
          </table:table-cell>
          <table:table-cell table:style-name="ce14" table:formula="of:=IF([.A182]=0;[.G181];[.F182])" office:value-type="float" office:value="0" calcext:value-type="float">
            <text:p>0</text:p>
          </table:table-cell>
          <table:table-cell table:style-name="ce21"/>
          <table:table-cell table:formula="of:=IF([.C182]=0;&quot;&quot;;[.B182])">
            <text:p/>
          </table:table-cell>
          <table:table-cell table:formula="of:=[.C182]" office:value-type="float" office:value="0" calcext:value-type="float">
            <text:p>0</text:p>
          </table:table-cell>
          <table:table-cell table:style-name="ce27" table:formula="of:=[.D182]*1/[.G182]" office:value-type="string" office:string-value="" calcext:value-type="error">
            <text:p>#DIV/0!</text:p>
          </table:table-cell>
          <table:table-cell table:formula="of:=[.E182]" office:value-type="float" office:value="0" calcext:value-type="float">
            <text:p>0</text:p>
          </table:table-cell>
        </table:table-row>
        <table:table-row table:style-name="ro1">
          <table:table-cell table:formula="of:=[Recipes.A183]" office:value-type="float" office:value="0" calcext:value-type="float">
            <text:p>0</text:p>
          </table:table-cell>
          <table:table-cell table:formula="of:=IF(AND([.A183]=0;NOT([.C183]=0));[.B182];[.A183])" office:value-type="float" office:value="0" calcext:value-type="float">
            <text:p>0</text:p>
          </table:table-cell>
          <table:table-cell table:formula="of:=[Recipes.B183]" office:value-type="float" office:value="0" calcext:value-type="float">
            <text:p>0</text:p>
          </table:table-cell>
          <table:table-cell table:formula="of:=[Recipes.C183]" office:value-type="float" office:value="0" calcext:value-type="float">
            <text:p>0</text:p>
          </table:table-cell>
          <table:table-cell table:formula="of:=[Recipes.D183]" office:value-type="float" office:value="0" calcext:value-type="float">
            <text:p>0</text:p>
          </table:table-cell>
          <table:table-cell table:formula="of:=[Recipes.E183]" office:value-type="float" office:value="0" calcext:value-type="float">
            <text:p>0</text:p>
          </table:table-cell>
          <table:table-cell table:style-name="ce14" table:formula="of:=IF([.A183]=0;[.G182];[.F183])" office:value-type="float" office:value="0" calcext:value-type="float">
            <text:p>0</text:p>
          </table:table-cell>
          <table:table-cell table:style-name="ce21"/>
          <table:table-cell table:formula="of:=IF([.C183]=0;&quot;&quot;;[.B183])">
            <text:p/>
          </table:table-cell>
          <table:table-cell table:formula="of:=[.C183]" office:value-type="float" office:value="0" calcext:value-type="float">
            <text:p>0</text:p>
          </table:table-cell>
          <table:table-cell table:style-name="ce27" table:formula="of:=[.D183]*1/[.G183]" office:value-type="string" office:string-value="" calcext:value-type="error">
            <text:p>#DIV/0!</text:p>
          </table:table-cell>
          <table:table-cell table:formula="of:=[.E183]" office:value-type="float" office:value="0" calcext:value-type="float">
            <text:p>0</text:p>
          </table:table-cell>
        </table:table-row>
        <table:table-row table:style-name="ro1">
          <table:table-cell table:formula="of:=[Recipes.A184]" office:value-type="float" office:value="0" calcext:value-type="float">
            <text:p>0</text:p>
          </table:table-cell>
          <table:table-cell table:formula="of:=IF(AND([.A184]=0;NOT([.C184]=0));[.B183];[.A184])" office:value-type="float" office:value="0" calcext:value-type="float">
            <text:p>0</text:p>
          </table:table-cell>
          <table:table-cell table:formula="of:=[Recipes.B184]" office:value-type="float" office:value="0" calcext:value-type="float">
            <text:p>0</text:p>
          </table:table-cell>
          <table:table-cell table:formula="of:=[Recipes.C184]" office:value-type="float" office:value="0" calcext:value-type="float">
            <text:p>0</text:p>
          </table:table-cell>
          <table:table-cell table:formula="of:=[Recipes.D184]" office:value-type="float" office:value="0" calcext:value-type="float">
            <text:p>0</text:p>
          </table:table-cell>
          <table:table-cell table:formula="of:=[Recipes.E184]" office:value-type="float" office:value="0" calcext:value-type="float">
            <text:p>0</text:p>
          </table:table-cell>
          <table:table-cell table:style-name="ce14" table:formula="of:=IF([.A184]=0;[.G183];[.F184])" office:value-type="float" office:value="0" calcext:value-type="float">
            <text:p>0</text:p>
          </table:table-cell>
          <table:table-cell table:style-name="ce21"/>
          <table:table-cell table:formula="of:=IF([.C184]=0;&quot;&quot;;[.B184])">
            <text:p/>
          </table:table-cell>
          <table:table-cell table:formula="of:=[.C184]" office:value-type="float" office:value="0" calcext:value-type="float">
            <text:p>0</text:p>
          </table:table-cell>
          <table:table-cell table:style-name="ce27" table:formula="of:=[.D184]*1/[.G184]" office:value-type="string" office:string-value="" calcext:value-type="error">
            <text:p>#DIV/0!</text:p>
          </table:table-cell>
          <table:table-cell table:formula="of:=[.E184]" office:value-type="float" office:value="0" calcext:value-type="float">
            <text:p>0</text:p>
          </table:table-cell>
        </table:table-row>
        <table:table-row table:style-name="ro1">
          <table:table-cell table:formula="of:=[Recipes.A185]" office:value-type="float" office:value="0" calcext:value-type="float">
            <text:p>0</text:p>
          </table:table-cell>
          <table:table-cell table:formula="of:=IF(AND([.A185]=0;NOT([.C185]=0));[.B184];[.A185])" office:value-type="float" office:value="0" calcext:value-type="float">
            <text:p>0</text:p>
          </table:table-cell>
          <table:table-cell table:formula="of:=[Recipes.B185]" office:value-type="float" office:value="0" calcext:value-type="float">
            <text:p>0</text:p>
          </table:table-cell>
          <table:table-cell table:formula="of:=[Recipes.C185]" office:value-type="float" office:value="0" calcext:value-type="float">
            <text:p>0</text:p>
          </table:table-cell>
          <table:table-cell table:formula="of:=[Recipes.D185]" office:value-type="float" office:value="0" calcext:value-type="float">
            <text:p>0</text:p>
          </table:table-cell>
          <table:table-cell table:formula="of:=[Recipes.E185]" office:value-type="float" office:value="0" calcext:value-type="float">
            <text:p>0</text:p>
          </table:table-cell>
          <table:table-cell table:style-name="ce14" table:formula="of:=IF([.A185]=0;[.G184];[.F185])" office:value-type="float" office:value="0" calcext:value-type="float">
            <text:p>0</text:p>
          </table:table-cell>
          <table:table-cell table:style-name="ce21"/>
          <table:table-cell table:formula="of:=IF([.C185]=0;&quot;&quot;;[.B185])">
            <text:p/>
          </table:table-cell>
          <table:table-cell table:formula="of:=[.C185]" office:value-type="float" office:value="0" calcext:value-type="float">
            <text:p>0</text:p>
          </table:table-cell>
          <table:table-cell table:style-name="ce27" table:formula="of:=[.D185]*1/[.G185]" office:value-type="string" office:string-value="" calcext:value-type="error">
            <text:p>#DIV/0!</text:p>
          </table:table-cell>
          <table:table-cell table:formula="of:=[.E185]" office:value-type="float" office:value="0" calcext:value-type="float">
            <text:p>0</text:p>
          </table:table-cell>
        </table:table-row>
        <table:table-row table:style-name="ro1">
          <table:table-cell table:formula="of:=[Recipes.A186]" office:value-type="float" office:value="0" calcext:value-type="float">
            <text:p>0</text:p>
          </table:table-cell>
          <table:table-cell table:formula="of:=IF(AND([.A186]=0;NOT([.C186]=0));[.B185];[.A186])" office:value-type="float" office:value="0" calcext:value-type="float">
            <text:p>0</text:p>
          </table:table-cell>
          <table:table-cell table:formula="of:=[Recipes.B186]" office:value-type="float" office:value="0" calcext:value-type="float">
            <text:p>0</text:p>
          </table:table-cell>
          <table:table-cell table:formula="of:=[Recipes.C186]" office:value-type="float" office:value="0" calcext:value-type="float">
            <text:p>0</text:p>
          </table:table-cell>
          <table:table-cell table:formula="of:=[Recipes.D186]" office:value-type="float" office:value="0" calcext:value-type="float">
            <text:p>0</text:p>
          </table:table-cell>
          <table:table-cell table:formula="of:=[Recipes.E186]" office:value-type="float" office:value="0" calcext:value-type="float">
            <text:p>0</text:p>
          </table:table-cell>
          <table:table-cell table:style-name="ce14" table:formula="of:=IF([.A186]=0;[.G185];[.F186])" office:value-type="float" office:value="0" calcext:value-type="float">
            <text:p>0</text:p>
          </table:table-cell>
          <table:table-cell table:style-name="ce21"/>
          <table:table-cell table:formula="of:=IF([.C186]=0;&quot;&quot;;[.B186])">
            <text:p/>
          </table:table-cell>
          <table:table-cell table:formula="of:=[.C186]" office:value-type="float" office:value="0" calcext:value-type="float">
            <text:p>0</text:p>
          </table:table-cell>
          <table:table-cell table:style-name="ce27" table:formula="of:=[.D186]*1/[.G186]" office:value-type="string" office:string-value="" calcext:value-type="error">
            <text:p>#DIV/0!</text:p>
          </table:table-cell>
          <table:table-cell table:formula="of:=[.E186]" office:value-type="float" office:value="0" calcext:value-type="float">
            <text:p>0</text:p>
          </table:table-cell>
        </table:table-row>
        <table:table-row table:style-name="ro1">
          <table:table-cell table:formula="of:=[Recipes.A187]" office:value-type="float" office:value="0" calcext:value-type="float">
            <text:p>0</text:p>
          </table:table-cell>
          <table:table-cell table:formula="of:=IF(AND([.A187]=0;NOT([.C187]=0));[.B186];[.A187])" office:value-type="float" office:value="0" calcext:value-type="float">
            <text:p>0</text:p>
          </table:table-cell>
          <table:table-cell table:formula="of:=[Recipes.B187]" office:value-type="float" office:value="0" calcext:value-type="float">
            <text:p>0</text:p>
          </table:table-cell>
          <table:table-cell table:formula="of:=[Recipes.C187]" office:value-type="float" office:value="0" calcext:value-type="float">
            <text:p>0</text:p>
          </table:table-cell>
          <table:table-cell table:formula="of:=[Recipes.D187]" office:value-type="float" office:value="0" calcext:value-type="float">
            <text:p>0</text:p>
          </table:table-cell>
          <table:table-cell table:formula="of:=[Recipes.E187]" office:value-type="float" office:value="0" calcext:value-type="float">
            <text:p>0</text:p>
          </table:table-cell>
          <table:table-cell table:style-name="ce14" table:formula="of:=IF([.A187]=0;[.G186];[.F187])" office:value-type="float" office:value="0" calcext:value-type="float">
            <text:p>0</text:p>
          </table:table-cell>
          <table:table-cell table:style-name="ce21"/>
          <table:table-cell table:formula="of:=IF([.C187]=0;&quot;&quot;;[.B187])">
            <text:p/>
          </table:table-cell>
          <table:table-cell table:formula="of:=[.C187]" office:value-type="float" office:value="0" calcext:value-type="float">
            <text:p>0</text:p>
          </table:table-cell>
          <table:table-cell table:style-name="ce27" table:formula="of:=[.D187]*1/[.G187]" office:value-type="string" office:string-value="" calcext:value-type="error">
            <text:p>#DIV/0!</text:p>
          </table:table-cell>
          <table:table-cell table:formula="of:=[.E187]" office:value-type="float" office:value="0" calcext:value-type="float">
            <text:p>0</text:p>
          </table:table-cell>
        </table:table-row>
        <table:table-row table:style-name="ro1">
          <table:table-cell table:formula="of:=[Recipes.A188]" office:value-type="float" office:value="0" calcext:value-type="float">
            <text:p>0</text:p>
          </table:table-cell>
          <table:table-cell table:formula="of:=IF(AND([.A188]=0;NOT([.C188]=0));[.B187];[.A188])" office:value-type="float" office:value="0" calcext:value-type="float">
            <text:p>0</text:p>
          </table:table-cell>
          <table:table-cell table:formula="of:=[Recipes.B188]" office:value-type="float" office:value="0" calcext:value-type="float">
            <text:p>0</text:p>
          </table:table-cell>
          <table:table-cell table:formula="of:=[Recipes.C188]" office:value-type="float" office:value="0" calcext:value-type="float">
            <text:p>0</text:p>
          </table:table-cell>
          <table:table-cell table:formula="of:=[Recipes.D188]" office:value-type="float" office:value="0" calcext:value-type="float">
            <text:p>0</text:p>
          </table:table-cell>
          <table:table-cell table:formula="of:=[Recipes.E188]" office:value-type="float" office:value="0" calcext:value-type="float">
            <text:p>0</text:p>
          </table:table-cell>
          <table:table-cell table:style-name="ce14" table:formula="of:=IF([.A188]=0;[.G187];[.F188])" office:value-type="float" office:value="0" calcext:value-type="float">
            <text:p>0</text:p>
          </table:table-cell>
          <table:table-cell table:style-name="ce21"/>
          <table:table-cell table:formula="of:=IF([.C188]=0;&quot;&quot;;[.B188])">
            <text:p/>
          </table:table-cell>
          <table:table-cell table:formula="of:=[.C188]" office:value-type="float" office:value="0" calcext:value-type="float">
            <text:p>0</text:p>
          </table:table-cell>
          <table:table-cell table:style-name="ce27" table:formula="of:=[.D188]*1/[.G188]" office:value-type="string" office:string-value="" calcext:value-type="error">
            <text:p>#DIV/0!</text:p>
          </table:table-cell>
          <table:table-cell table:formula="of:=[.E188]" office:value-type="float" office:value="0" calcext:value-type="float">
            <text:p>0</text:p>
          </table:table-cell>
        </table:table-row>
        <table:table-row table:style-name="ro1">
          <table:table-cell table:formula="of:=[Recipes.A189]" office:value-type="float" office:value="0" calcext:value-type="float">
            <text:p>0</text:p>
          </table:table-cell>
          <table:table-cell table:formula="of:=IF(AND([.A189]=0;NOT([.C189]=0));[.B188];[.A189])" office:value-type="float" office:value="0" calcext:value-type="float">
            <text:p>0</text:p>
          </table:table-cell>
          <table:table-cell table:formula="of:=[Recipes.B189]" office:value-type="float" office:value="0" calcext:value-type="float">
            <text:p>0</text:p>
          </table:table-cell>
          <table:table-cell table:formula="of:=[Recipes.C189]" office:value-type="float" office:value="0" calcext:value-type="float">
            <text:p>0</text:p>
          </table:table-cell>
          <table:table-cell table:formula="of:=[Recipes.D189]" office:value-type="float" office:value="0" calcext:value-type="float">
            <text:p>0</text:p>
          </table:table-cell>
          <table:table-cell table:formula="of:=[Recipes.E189]" office:value-type="float" office:value="0" calcext:value-type="float">
            <text:p>0</text:p>
          </table:table-cell>
          <table:table-cell table:style-name="ce14" table:formula="of:=IF([.A189]=0;[.G188];[.F189])" office:value-type="float" office:value="0" calcext:value-type="float">
            <text:p>0</text:p>
          </table:table-cell>
          <table:table-cell table:style-name="ce21"/>
          <table:table-cell table:formula="of:=IF([.C189]=0;&quot;&quot;;[.B189])">
            <text:p/>
          </table:table-cell>
          <table:table-cell table:formula="of:=[.C189]" office:value-type="float" office:value="0" calcext:value-type="float">
            <text:p>0</text:p>
          </table:table-cell>
          <table:table-cell table:style-name="ce27" table:formula="of:=[.D189]*1/[.G189]" office:value-type="string" office:string-value="" calcext:value-type="error">
            <text:p>#DIV/0!</text:p>
          </table:table-cell>
          <table:table-cell table:formula="of:=[.E189]" office:value-type="float" office:value="0" calcext:value-type="float">
            <text:p>0</text:p>
          </table:table-cell>
        </table:table-row>
        <table:table-row table:style-name="ro1">
          <table:table-cell table:formula="of:=[Recipes.A190]" office:value-type="float" office:value="0" calcext:value-type="float">
            <text:p>0</text:p>
          </table:table-cell>
          <table:table-cell table:formula="of:=IF(AND([.A190]=0;NOT([.C190]=0));[.B189];[.A190])" office:value-type="float" office:value="0" calcext:value-type="float">
            <text:p>0</text:p>
          </table:table-cell>
          <table:table-cell table:formula="of:=[Recipes.B190]" office:value-type="float" office:value="0" calcext:value-type="float">
            <text:p>0</text:p>
          </table:table-cell>
          <table:table-cell table:formula="of:=[Recipes.C190]" office:value-type="float" office:value="0" calcext:value-type="float">
            <text:p>0</text:p>
          </table:table-cell>
          <table:table-cell table:formula="of:=[Recipes.D190]" office:value-type="float" office:value="0" calcext:value-type="float">
            <text:p>0</text:p>
          </table:table-cell>
          <table:table-cell table:formula="of:=[Recipes.E190]" office:value-type="float" office:value="0" calcext:value-type="float">
            <text:p>0</text:p>
          </table:table-cell>
          <table:table-cell table:style-name="ce14" table:formula="of:=IF([.A190]=0;[.G189];[.F190])" office:value-type="float" office:value="0" calcext:value-type="float">
            <text:p>0</text:p>
          </table:table-cell>
          <table:table-cell table:style-name="ce21"/>
          <table:table-cell table:formula="of:=IF([.C190]=0;&quot;&quot;;[.B190])">
            <text:p/>
          </table:table-cell>
          <table:table-cell table:formula="of:=[.C190]" office:value-type="float" office:value="0" calcext:value-type="float">
            <text:p>0</text:p>
          </table:table-cell>
          <table:table-cell table:style-name="ce27" table:formula="of:=[.D190]*1/[.G190]" office:value-type="string" office:string-value="" calcext:value-type="error">
            <text:p>#DIV/0!</text:p>
          </table:table-cell>
          <table:table-cell table:formula="of:=[.E190]" office:value-type="float" office:value="0" calcext:value-type="float">
            <text:p>0</text:p>
          </table:table-cell>
        </table:table-row>
        <table:table-row table:style-name="ro1">
          <table:table-cell table:formula="of:=[Recipes.A191]" office:value-type="float" office:value="0" calcext:value-type="float">
            <text:p>0</text:p>
          </table:table-cell>
          <table:table-cell table:formula="of:=IF(AND([.A191]=0;NOT([.C191]=0));[.B190];[.A191])" office:value-type="float" office:value="0" calcext:value-type="float">
            <text:p>0</text:p>
          </table:table-cell>
          <table:table-cell table:formula="of:=[Recipes.B191]" office:value-type="float" office:value="0" calcext:value-type="float">
            <text:p>0</text:p>
          </table:table-cell>
          <table:table-cell table:formula="of:=[Recipes.C191]" office:value-type="float" office:value="0" calcext:value-type="float">
            <text:p>0</text:p>
          </table:table-cell>
          <table:table-cell table:formula="of:=[Recipes.D191]" office:value-type="float" office:value="0" calcext:value-type="float">
            <text:p>0</text:p>
          </table:table-cell>
          <table:table-cell table:formula="of:=[Recipes.E191]" office:value-type="float" office:value="0" calcext:value-type="float">
            <text:p>0</text:p>
          </table:table-cell>
          <table:table-cell table:style-name="ce14" table:formula="of:=IF([.A191]=0;[.G190];[.F191])" office:value-type="float" office:value="0" calcext:value-type="float">
            <text:p>0</text:p>
          </table:table-cell>
          <table:table-cell table:style-name="ce21"/>
          <table:table-cell table:formula="of:=IF([.C191]=0;&quot;&quot;;[.B191])">
            <text:p/>
          </table:table-cell>
          <table:table-cell table:formula="of:=[.C191]" office:value-type="float" office:value="0" calcext:value-type="float">
            <text:p>0</text:p>
          </table:table-cell>
          <table:table-cell table:style-name="ce27" table:formula="of:=[.D191]*1/[.G191]" office:value-type="string" office:string-value="" calcext:value-type="error">
            <text:p>#DIV/0!</text:p>
          </table:table-cell>
          <table:table-cell table:formula="of:=[.E191]" office:value-type="float" office:value="0" calcext:value-type="float">
            <text:p>0</text:p>
          </table:table-cell>
        </table:table-row>
        <table:table-row table:style-name="ro1">
          <table:table-cell table:formula="of:=[Recipes.A192]" office:value-type="float" office:value="0" calcext:value-type="float">
            <text:p>0</text:p>
          </table:table-cell>
          <table:table-cell table:formula="of:=IF(AND([.A192]=0;NOT([.C192]=0));[.B191];[.A192])" office:value-type="float" office:value="0" calcext:value-type="float">
            <text:p>0</text:p>
          </table:table-cell>
          <table:table-cell table:formula="of:=[Recipes.B192]" office:value-type="float" office:value="0" calcext:value-type="float">
            <text:p>0</text:p>
          </table:table-cell>
          <table:table-cell table:formula="of:=[Recipes.C192]" office:value-type="float" office:value="0" calcext:value-type="float">
            <text:p>0</text:p>
          </table:table-cell>
          <table:table-cell table:formula="of:=[Recipes.D192]" office:value-type="float" office:value="0" calcext:value-type="float">
            <text:p>0</text:p>
          </table:table-cell>
          <table:table-cell table:formula="of:=[Recipes.E192]" office:value-type="float" office:value="0" calcext:value-type="float">
            <text:p>0</text:p>
          </table:table-cell>
          <table:table-cell table:style-name="ce14" table:formula="of:=IF([.A192]=0;[.G191];[.F192])" office:value-type="float" office:value="0" calcext:value-type="float">
            <text:p>0</text:p>
          </table:table-cell>
          <table:table-cell table:style-name="ce21"/>
          <table:table-cell table:formula="of:=IF([.C192]=0;&quot;&quot;;[.B192])">
            <text:p/>
          </table:table-cell>
          <table:table-cell table:formula="of:=[.C192]" office:value-type="float" office:value="0" calcext:value-type="float">
            <text:p>0</text:p>
          </table:table-cell>
          <table:table-cell table:style-name="ce27" table:formula="of:=[.D192]*1/[.G192]" office:value-type="string" office:string-value="" calcext:value-type="error">
            <text:p>#DIV/0!</text:p>
          </table:table-cell>
          <table:table-cell table:formula="of:=[.E192]" office:value-type="float" office:value="0" calcext:value-type="float">
            <text:p>0</text:p>
          </table:table-cell>
        </table:table-row>
        <table:table-row table:style-name="ro1">
          <table:table-cell table:formula="of:=[Recipes.A193]" office:value-type="float" office:value="0" calcext:value-type="float">
            <text:p>0</text:p>
          </table:table-cell>
          <table:table-cell table:formula="of:=IF(AND([.A193]=0;NOT([.C193]=0));[.B192];[.A193])" office:value-type="float" office:value="0" calcext:value-type="float">
            <text:p>0</text:p>
          </table:table-cell>
          <table:table-cell table:formula="of:=[Recipes.B193]" office:value-type="float" office:value="0" calcext:value-type="float">
            <text:p>0</text:p>
          </table:table-cell>
          <table:table-cell table:formula="of:=[Recipes.C193]" office:value-type="float" office:value="0" calcext:value-type="float">
            <text:p>0</text:p>
          </table:table-cell>
          <table:table-cell table:formula="of:=[Recipes.D193]" office:value-type="float" office:value="0" calcext:value-type="float">
            <text:p>0</text:p>
          </table:table-cell>
          <table:table-cell table:formula="of:=[Recipes.E193]" office:value-type="float" office:value="0" calcext:value-type="float">
            <text:p>0</text:p>
          </table:table-cell>
          <table:table-cell table:style-name="ce14" table:formula="of:=IF([.A193]=0;[.G192];[.F193])" office:value-type="float" office:value="0" calcext:value-type="float">
            <text:p>0</text:p>
          </table:table-cell>
          <table:table-cell table:style-name="ce21"/>
          <table:table-cell table:formula="of:=IF([.C193]=0;&quot;&quot;;[.B193])">
            <text:p/>
          </table:table-cell>
          <table:table-cell table:formula="of:=[.C193]" office:value-type="float" office:value="0" calcext:value-type="float">
            <text:p>0</text:p>
          </table:table-cell>
          <table:table-cell table:style-name="ce27" table:formula="of:=[.D193]*1/[.G193]" office:value-type="string" office:string-value="" calcext:value-type="error">
            <text:p>#DIV/0!</text:p>
          </table:table-cell>
          <table:table-cell table:formula="of:=[.E193]" office:value-type="float" office:value="0" calcext:value-type="float">
            <text:p>0</text:p>
          </table:table-cell>
        </table:table-row>
        <table:table-row table:style-name="ro1">
          <table:table-cell table:formula="of:=[Recipes.A194]" office:value-type="float" office:value="0" calcext:value-type="float">
            <text:p>0</text:p>
          </table:table-cell>
          <table:table-cell table:formula="of:=IF(AND([.A194]=0;NOT([.C194]=0));[.B193];[.A194])" office:value-type="float" office:value="0" calcext:value-type="float">
            <text:p>0</text:p>
          </table:table-cell>
          <table:table-cell table:formula="of:=[Recipes.B194]" office:value-type="float" office:value="0" calcext:value-type="float">
            <text:p>0</text:p>
          </table:table-cell>
          <table:table-cell table:formula="of:=[Recipes.C194]" office:value-type="float" office:value="0" calcext:value-type="float">
            <text:p>0</text:p>
          </table:table-cell>
          <table:table-cell table:formula="of:=[Recipes.D194]" office:value-type="float" office:value="0" calcext:value-type="float">
            <text:p>0</text:p>
          </table:table-cell>
          <table:table-cell table:formula="of:=[Recipes.E194]" office:value-type="float" office:value="0" calcext:value-type="float">
            <text:p>0</text:p>
          </table:table-cell>
          <table:table-cell table:style-name="ce14" table:formula="of:=IF([.A194]=0;[.G193];[.F194])" office:value-type="float" office:value="0" calcext:value-type="float">
            <text:p>0</text:p>
          </table:table-cell>
          <table:table-cell table:style-name="ce21"/>
          <table:table-cell table:formula="of:=IF([.C194]=0;&quot;&quot;;[.B194])">
            <text:p/>
          </table:table-cell>
          <table:table-cell table:formula="of:=[.C194]" office:value-type="float" office:value="0" calcext:value-type="float">
            <text:p>0</text:p>
          </table:table-cell>
          <table:table-cell table:style-name="ce27" table:formula="of:=[.D194]*1/[.G194]" office:value-type="string" office:string-value="" calcext:value-type="error">
            <text:p>#DIV/0!</text:p>
          </table:table-cell>
          <table:table-cell table:formula="of:=[.E194]" office:value-type="float" office:value="0" calcext:value-type="float">
            <text:p>0</text:p>
          </table:table-cell>
        </table:table-row>
        <table:table-row table:style-name="ro1">
          <table:table-cell table:formula="of:=[Recipes.A195]" office:value-type="float" office:value="0" calcext:value-type="float">
            <text:p>0</text:p>
          </table:table-cell>
          <table:table-cell table:formula="of:=IF(AND([.A195]=0;NOT([.C195]=0));[.B194];[.A195])" office:value-type="float" office:value="0" calcext:value-type="float">
            <text:p>0</text:p>
          </table:table-cell>
          <table:table-cell table:formula="of:=[Recipes.B195]" office:value-type="float" office:value="0" calcext:value-type="float">
            <text:p>0</text:p>
          </table:table-cell>
          <table:table-cell table:formula="of:=[Recipes.C195]" office:value-type="float" office:value="0" calcext:value-type="float">
            <text:p>0</text:p>
          </table:table-cell>
          <table:table-cell table:formula="of:=[Recipes.D195]" office:value-type="float" office:value="0" calcext:value-type="float">
            <text:p>0</text:p>
          </table:table-cell>
          <table:table-cell table:formula="of:=[Recipes.E195]" office:value-type="float" office:value="0" calcext:value-type="float">
            <text:p>0</text:p>
          </table:table-cell>
          <table:table-cell table:style-name="ce14" table:formula="of:=IF([.A195]=0;[.G194];[.F195])" office:value-type="float" office:value="0" calcext:value-type="float">
            <text:p>0</text:p>
          </table:table-cell>
          <table:table-cell table:style-name="ce21"/>
          <table:table-cell table:formula="of:=IF([.C195]=0;&quot;&quot;;[.B195])">
            <text:p/>
          </table:table-cell>
          <table:table-cell table:formula="of:=[.C195]" office:value-type="float" office:value="0" calcext:value-type="float">
            <text:p>0</text:p>
          </table:table-cell>
          <table:table-cell table:style-name="ce27" table:formula="of:=[.D195]*1/[.G195]" office:value-type="string" office:string-value="" calcext:value-type="error">
            <text:p>#DIV/0!</text:p>
          </table:table-cell>
          <table:table-cell table:formula="of:=[.E195]" office:value-type="float" office:value="0" calcext:value-type="float">
            <text:p>0</text:p>
          </table:table-cell>
        </table:table-row>
        <table:table-row table:style-name="ro1">
          <table:table-cell table:formula="of:=[Recipes.A196]" office:value-type="float" office:value="0" calcext:value-type="float">
            <text:p>0</text:p>
          </table:table-cell>
          <table:table-cell table:formula="of:=IF(AND([.A196]=0;NOT([.C196]=0));[.B195];[.A196])" office:value-type="float" office:value="0" calcext:value-type="float">
            <text:p>0</text:p>
          </table:table-cell>
          <table:table-cell table:formula="of:=[Recipes.B196]" office:value-type="float" office:value="0" calcext:value-type="float">
            <text:p>0</text:p>
          </table:table-cell>
          <table:table-cell table:formula="of:=[Recipes.C196]" office:value-type="float" office:value="0" calcext:value-type="float">
            <text:p>0</text:p>
          </table:table-cell>
          <table:table-cell table:formula="of:=[Recipes.D196]" office:value-type="float" office:value="0" calcext:value-type="float">
            <text:p>0</text:p>
          </table:table-cell>
          <table:table-cell table:formula="of:=[Recipes.E196]" office:value-type="float" office:value="0" calcext:value-type="float">
            <text:p>0</text:p>
          </table:table-cell>
          <table:table-cell table:style-name="ce14" table:formula="of:=IF([.A196]=0;[.G195];[.F196])" office:value-type="float" office:value="0" calcext:value-type="float">
            <text:p>0</text:p>
          </table:table-cell>
          <table:table-cell table:style-name="ce21"/>
          <table:table-cell table:formula="of:=IF([.C196]=0;&quot;&quot;;[.B196])">
            <text:p/>
          </table:table-cell>
          <table:table-cell table:formula="of:=[.C196]" office:value-type="float" office:value="0" calcext:value-type="float">
            <text:p>0</text:p>
          </table:table-cell>
          <table:table-cell table:style-name="ce27" table:formula="of:=[.D196]*1/[.G196]" office:value-type="string" office:string-value="" calcext:value-type="error">
            <text:p>#DIV/0!</text:p>
          </table:table-cell>
          <table:table-cell table:formula="of:=[.E196]" office:value-type="float" office:value="0" calcext:value-type="float">
            <text:p>0</text:p>
          </table:table-cell>
        </table:table-row>
        <table:table-row table:style-name="ro1">
          <table:table-cell table:formula="of:=[Recipes.A197]" office:value-type="float" office:value="0" calcext:value-type="float">
            <text:p>0</text:p>
          </table:table-cell>
          <table:table-cell table:formula="of:=IF(AND([.A197]=0;NOT([.C197]=0));[.B196];[.A197])" office:value-type="float" office:value="0" calcext:value-type="float">
            <text:p>0</text:p>
          </table:table-cell>
          <table:table-cell table:formula="of:=[Recipes.B197]" office:value-type="float" office:value="0" calcext:value-type="float">
            <text:p>0</text:p>
          </table:table-cell>
          <table:table-cell table:formula="of:=[Recipes.C197]" office:value-type="float" office:value="0" calcext:value-type="float">
            <text:p>0</text:p>
          </table:table-cell>
          <table:table-cell table:formula="of:=[Recipes.D197]" office:value-type="float" office:value="0" calcext:value-type="float">
            <text:p>0</text:p>
          </table:table-cell>
          <table:table-cell table:formula="of:=[Recipes.E197]" office:value-type="float" office:value="0" calcext:value-type="float">
            <text:p>0</text:p>
          </table:table-cell>
          <table:table-cell table:style-name="ce14" table:formula="of:=IF([.A197]=0;[.G196];[.F197])" office:value-type="float" office:value="0" calcext:value-type="float">
            <text:p>0</text:p>
          </table:table-cell>
          <table:table-cell table:style-name="ce21"/>
          <table:table-cell table:formula="of:=IF([.C197]=0;&quot;&quot;;[.B197])">
            <text:p/>
          </table:table-cell>
          <table:table-cell table:formula="of:=[.C197]" office:value-type="float" office:value="0" calcext:value-type="float">
            <text:p>0</text:p>
          </table:table-cell>
          <table:table-cell table:style-name="ce27" table:formula="of:=[.D197]*1/[.G197]" office:value-type="string" office:string-value="" calcext:value-type="error">
            <text:p>#DIV/0!</text:p>
          </table:table-cell>
          <table:table-cell table:formula="of:=[.E197]" office:value-type="float" office:value="0" calcext:value-type="float">
            <text:p>0</text:p>
          </table:table-cell>
        </table:table-row>
        <table:table-row table:style-name="ro1">
          <table:table-cell table:formula="of:=[Recipes.A198]" office:value-type="float" office:value="0" calcext:value-type="float">
            <text:p>0</text:p>
          </table:table-cell>
          <table:table-cell table:formula="of:=IF(AND([.A198]=0;NOT([.C198]=0));[.B197];[.A198])" office:value-type="float" office:value="0" calcext:value-type="float">
            <text:p>0</text:p>
          </table:table-cell>
          <table:table-cell table:formula="of:=[Recipes.B198]" office:value-type="float" office:value="0" calcext:value-type="float">
            <text:p>0</text:p>
          </table:table-cell>
          <table:table-cell table:formula="of:=[Recipes.C198]" office:value-type="float" office:value="0" calcext:value-type="float">
            <text:p>0</text:p>
          </table:table-cell>
          <table:table-cell table:formula="of:=[Recipes.D198]" office:value-type="float" office:value="0" calcext:value-type="float">
            <text:p>0</text:p>
          </table:table-cell>
          <table:table-cell table:formula="of:=[Recipes.E198]" office:value-type="float" office:value="0" calcext:value-type="float">
            <text:p>0</text:p>
          </table:table-cell>
          <table:table-cell table:number-columns-repeated="2"/>
          <table:table-cell table:formula="of:=IF([.C198]=0;&quot;&quot;;[.B198])">
            <text:p/>
          </table:table-cell>
          <table:table-cell table:formula="of:=[.C198]" office:value-type="float" office:value="0" calcext:value-type="float">
            <text:p>0</text:p>
          </table:table-cell>
          <table:table-cell table:style-name="ce27" table:formula="of:=[.D198]*1/[.G198]" office:value-type="string" office:string-value="" calcext:value-type="error">
            <text:p>#DIV/0!</text:p>
          </table:table-cell>
          <table:table-cell table:formula="of:=[.E198]" office:value-type="float" office:value="0" calcext:value-type="float">
            <text:p>0</text:p>
          </table:table-cell>
        </table:table-row>
        <table:table-row table:style-name="ro1">
          <table:table-cell table:formula="of:=[Recipes.A199]" office:value-type="float" office:value="0" calcext:value-type="float">
            <text:p>0</text:p>
          </table:table-cell>
          <table:table-cell table:formula="of:=IF(AND([.A199]=0;NOT([.C199]=0));[.B198];[.A199])" office:value-type="float" office:value="0" calcext:value-type="float">
            <text:p>0</text:p>
          </table:table-cell>
          <table:table-cell table:formula="of:=[Recipes.B199]" office:value-type="float" office:value="0" calcext:value-type="float">
            <text:p>0</text:p>
          </table:table-cell>
          <table:table-cell table:formula="of:=[Recipes.C199]" office:value-type="float" office:value="0" calcext:value-type="float">
            <text:p>0</text:p>
          </table:table-cell>
          <table:table-cell table:formula="of:=[Recipes.D199]" office:value-type="float" office:value="0" calcext:value-type="float">
            <text:p>0</text:p>
          </table:table-cell>
          <table:table-cell table:formula="of:=[Recipes.E199]" office:value-type="float" office:value="0" calcext:value-type="float">
            <text:p>0</text:p>
          </table:table-cell>
          <table:table-cell table:number-columns-repeated="2"/>
          <table:table-cell table:formula="of:=IF([.C199]=0;&quot;&quot;;[.B199])">
            <text:p/>
          </table:table-cell>
          <table:table-cell table:formula="of:=[.C199]" office:value-type="float" office:value="0" calcext:value-type="float">
            <text:p>0</text:p>
          </table:table-cell>
          <table:table-cell table:style-name="ce27" table:formula="of:=[.D199]*1/[.G199]" office:value-type="string" office:string-value="" calcext:value-type="error">
            <text:p>#DIV/0!</text:p>
          </table:table-cell>
          <table:table-cell table:formula="of:=[.E199]" office:value-type="float" office:value="0" calcext:value-type="float">
            <text:p>0</text:p>
          </table:table-cell>
        </table:table-row>
        <table:table-row table:style-name="ro1">
          <table:table-cell table:formula="of:=[Recipes.A200]" office:value-type="float" office:value="0" calcext:value-type="float">
            <text:p>0</text:p>
          </table:table-cell>
          <table:table-cell table:formula="of:=IF(AND([.A200]=0;NOT([.C200]=0));[.B199];[.A200])" office:value-type="float" office:value="0" calcext:value-type="float">
            <text:p>0</text:p>
          </table:table-cell>
          <table:table-cell table:formula="of:=[Recipes.B200]" office:value-type="float" office:value="0" calcext:value-type="float">
            <text:p>0</text:p>
          </table:table-cell>
          <table:table-cell table:formula="of:=[Recipes.C200]" office:value-type="float" office:value="0" calcext:value-type="float">
            <text:p>0</text:p>
          </table:table-cell>
          <table:table-cell table:formula="of:=[Recipes.D200]" office:value-type="float" office:value="0" calcext:value-type="float">
            <text:p>0</text:p>
          </table:table-cell>
          <table:table-cell table:formula="of:=[Recipes.E200]" office:value-type="float" office:value="0" calcext:value-type="float">
            <text:p>0</text:p>
          </table:table-cell>
          <table:table-cell table:number-columns-repeated="2"/>
          <table:table-cell table:formula="of:=IF([.C200]=0;&quot;&quot;;[.B200])">
            <text:p/>
          </table:table-cell>
          <table:table-cell table:formula="of:=[.C200]" office:value-type="float" office:value="0" calcext:value-type="float">
            <text:p>0</text:p>
          </table:table-cell>
          <table:table-cell table:style-name="ce27" table:formula="of:=[.D200]*1/[.G200]" office:value-type="string" office:string-value="" calcext:value-type="error">
            <text:p>#DIV/0!</text:p>
          </table:table-cell>
          <table:table-cell table:formula="of:=[.E200]" office:value-type="float" office:value="0" calcext:value-type="float">
            <text:p>0</text:p>
          </table:table-cell>
        </table:table-row>
        <table:table-row table:style-name="ro1">
          <table:table-cell table:formula="of:=[Recipes.A201]" office:value-type="float" office:value="0" calcext:value-type="float">
            <text:p>0</text:p>
          </table:table-cell>
          <table:table-cell table:formula="of:=IF(AND([.A201]=0;NOT([.C201]=0));[.B200];[.A201])" office:value-type="float" office:value="0" calcext:value-type="float">
            <text:p>0</text:p>
          </table:table-cell>
          <table:table-cell table:formula="of:=[Recipes.B201]" office:value-type="float" office:value="0" calcext:value-type="float">
            <text:p>0</text:p>
          </table:table-cell>
          <table:table-cell table:formula="of:=[Recipes.C201]" office:value-type="float" office:value="0" calcext:value-type="float">
            <text:p>0</text:p>
          </table:table-cell>
          <table:table-cell table:formula="of:=[Recipes.D201]" office:value-type="float" office:value="0" calcext:value-type="float">
            <text:p>0</text:p>
          </table:table-cell>
          <table:table-cell table:formula="of:=[Recipes.E201]" office:value-type="float" office:value="0" calcext:value-type="float">
            <text:p>0</text:p>
          </table:table-cell>
          <table:table-cell table:number-columns-repeated="2"/>
          <table:table-cell table:formula="of:=IF([.C201]=0;&quot;&quot;;[.B201])">
            <text:p/>
          </table:table-cell>
          <table:table-cell table:formula="of:=[.C201]" office:value-type="float" office:value="0" calcext:value-type="float">
            <text:p>0</text:p>
          </table:table-cell>
          <table:table-cell table:style-name="ce27" table:formula="of:=[.D201]*1/[.G201]" office:value-type="string" office:string-value="" calcext:value-type="error">
            <text:p>#DIV/0!</text:p>
          </table:table-cell>
          <table:table-cell table:formula="of:=[.E201]" office:value-type="float" office:value="0" calcext:value-type="float">
            <text:p>0</text:p>
          </table:table-cell>
        </table:table-row>
        <table:table-row table:style-name="ro1">
          <table:table-cell table:formula="of:=[Recipes.A202]" office:value-type="float" office:value="0" calcext:value-type="float">
            <text:p>0</text:p>
          </table:table-cell>
          <table:table-cell table:formula="of:=IF(AND([.A202]=0;NOT([.C202]=0));[.B201];[.A202])" office:value-type="float" office:value="0" calcext:value-type="float">
            <text:p>0</text:p>
          </table:table-cell>
          <table:table-cell table:formula="of:=[Recipes.B202]" office:value-type="float" office:value="0" calcext:value-type="float">
            <text:p>0</text:p>
          </table:table-cell>
          <table:table-cell table:formula="of:=[Recipes.C202]" office:value-type="float" office:value="0" calcext:value-type="float">
            <text:p>0</text:p>
          </table:table-cell>
          <table:table-cell table:formula="of:=[Recipes.D202]" office:value-type="float" office:value="0" calcext:value-type="float">
            <text:p>0</text:p>
          </table:table-cell>
          <table:table-cell table:formula="of:=[Recipes.E202]" office:value-type="float" office:value="0" calcext:value-type="float">
            <text:p>0</text:p>
          </table:table-cell>
          <table:table-cell table:number-columns-repeated="2"/>
          <table:table-cell table:formula="of:=IF([.C202]=0;&quot;&quot;;[.B202])">
            <text:p/>
          </table:table-cell>
          <table:table-cell table:formula="of:=[.C202]" office:value-type="float" office:value="0" calcext:value-type="float">
            <text:p>0</text:p>
          </table:table-cell>
          <table:table-cell table:style-name="ce27" table:formula="of:=[.D202]*1/[.G202]" office:value-type="string" office:string-value="" calcext:value-type="error">
            <text:p>#DIV/0!</text:p>
          </table:table-cell>
          <table:table-cell table:formula="of:=[.E202]" office:value-type="float" office:value="0" calcext:value-type="float">
            <text:p>0</text:p>
          </table:table-cell>
        </table:table-row>
        <table:table-row table:style-name="ro1">
          <table:table-cell table:formula="of:=[Recipes.A203]" office:value-type="float" office:value="0" calcext:value-type="float">
            <text:p>0</text:p>
          </table:table-cell>
          <table:table-cell table:formula="of:=IF(AND([.A203]=0;NOT([.C203]=0));[.B202];[.A203])" office:value-type="float" office:value="0" calcext:value-type="float">
            <text:p>0</text:p>
          </table:table-cell>
          <table:table-cell table:formula="of:=[Recipes.B203]" office:value-type="float" office:value="0" calcext:value-type="float">
            <text:p>0</text:p>
          </table:table-cell>
          <table:table-cell table:formula="of:=[Recipes.C203]" office:value-type="float" office:value="0" calcext:value-type="float">
            <text:p>0</text:p>
          </table:table-cell>
          <table:table-cell table:formula="of:=[Recipes.D203]" office:value-type="float" office:value="0" calcext:value-type="float">
            <text:p>0</text:p>
          </table:table-cell>
          <table:table-cell table:formula="of:=[Recipes.E203]" office:value-type="float" office:value="0" calcext:value-type="float">
            <text:p>0</text:p>
          </table:table-cell>
          <table:table-cell table:number-columns-repeated="2"/>
          <table:table-cell table:formula="of:=IF([.C203]=0;&quot;&quot;;[.B203])">
            <text:p/>
          </table:table-cell>
          <table:table-cell table:formula="of:=[.C203]" office:value-type="float" office:value="0" calcext:value-type="float">
            <text:p>0</text:p>
          </table:table-cell>
          <table:table-cell table:style-name="ce27" table:formula="of:=[.D203]*1/[.G203]" office:value-type="string" office:string-value="" calcext:value-type="error">
            <text:p>#DIV/0!</text:p>
          </table:table-cell>
          <table:table-cell table:formula="of:=[.E203]" office:value-type="float" office:value="0" calcext:value-type="float">
            <text:p>0</text:p>
          </table:table-cell>
        </table:table-row>
        <table:table-row table:style-name="ro1">
          <table:table-cell table:formula="of:=[Recipes.A204]" office:value-type="float" office:value="0" calcext:value-type="float">
            <text:p>0</text:p>
          </table:table-cell>
          <table:table-cell table:formula="of:=IF(AND([.A204]=0;NOT([.C204]=0));[.B203];[.A204])" office:value-type="float" office:value="0" calcext:value-type="float">
            <text:p>0</text:p>
          </table:table-cell>
          <table:table-cell table:formula="of:=[Recipes.B204]" office:value-type="float" office:value="0" calcext:value-type="float">
            <text:p>0</text:p>
          </table:table-cell>
          <table:table-cell table:formula="of:=[Recipes.C204]" office:value-type="float" office:value="0" calcext:value-type="float">
            <text:p>0</text:p>
          </table:table-cell>
          <table:table-cell table:formula="of:=[Recipes.D204]" office:value-type="float" office:value="0" calcext:value-type="float">
            <text:p>0</text:p>
          </table:table-cell>
          <table:table-cell table:formula="of:=[Recipes.E204]" office:value-type="float" office:value="0" calcext:value-type="float">
            <text:p>0</text:p>
          </table:table-cell>
          <table:table-cell table:number-columns-repeated="2"/>
          <table:table-cell table:formula="of:=IF([.C204]=0;&quot;&quot;;[.B204])">
            <text:p/>
          </table:table-cell>
          <table:table-cell table:formula="of:=[.C204]" office:value-type="float" office:value="0" calcext:value-type="float">
            <text:p>0</text:p>
          </table:table-cell>
          <table:table-cell table:style-name="ce27" table:formula="of:=[.D204]*1/[.G204]" office:value-type="string" office:string-value="" calcext:value-type="error">
            <text:p>#DIV/0!</text:p>
          </table:table-cell>
          <table:table-cell table:formula="of:=[.E204]" office:value-type="float" office:value="0" calcext:value-type="float">
            <text:p>0</text:p>
          </table:table-cell>
        </table:table-row>
        <table:table-row table:style-name="ro1">
          <table:table-cell table:formula="of:=[Recipes.A205]" office:value-type="float" office:value="0" calcext:value-type="float">
            <text:p>0</text:p>
          </table:table-cell>
          <table:table-cell table:formula="of:=IF(AND([.A205]=0;NOT([.C205]=0));[.B204];[.A205])" office:value-type="float" office:value="0" calcext:value-type="float">
            <text:p>0</text:p>
          </table:table-cell>
          <table:table-cell table:formula="of:=[Recipes.B205]" office:value-type="float" office:value="0" calcext:value-type="float">
            <text:p>0</text:p>
          </table:table-cell>
          <table:table-cell table:formula="of:=[Recipes.C205]" office:value-type="float" office:value="0" calcext:value-type="float">
            <text:p>0</text:p>
          </table:table-cell>
          <table:table-cell table:formula="of:=[Recipes.D205]" office:value-type="float" office:value="0" calcext:value-type="float">
            <text:p>0</text:p>
          </table:table-cell>
          <table:table-cell table:formula="of:=[Recipes.E205]" office:value-type="float" office:value="0" calcext:value-type="float">
            <text:p>0</text:p>
          </table:table-cell>
          <table:table-cell table:number-columns-repeated="2"/>
          <table:table-cell table:formula="of:=IF([.C205]=0;&quot;&quot;;[.B205])">
            <text:p/>
          </table:table-cell>
          <table:table-cell table:formula="of:=[.C205]" office:value-type="float" office:value="0" calcext:value-type="float">
            <text:p>0</text:p>
          </table:table-cell>
          <table:table-cell table:style-name="ce27" table:formula="of:=[.D205]*1/[.G205]" office:value-type="string" office:string-value="" calcext:value-type="error">
            <text:p>#DIV/0!</text:p>
          </table:table-cell>
          <table:table-cell table:formula="of:=[.E205]" office:value-type="float" office:value="0" calcext:value-type="float">
            <text:p>0</text:p>
          </table:table-cell>
        </table:table-row>
        <table:table-row table:style-name="ro1">
          <table:table-cell table:formula="of:=[Recipes.A206]" office:value-type="float" office:value="0" calcext:value-type="float">
            <text:p>0</text:p>
          </table:table-cell>
          <table:table-cell table:formula="of:=IF(AND([.A206]=0;NOT([.C206]=0));[.B205];[.A206])" office:value-type="float" office:value="0" calcext:value-type="float">
            <text:p>0</text:p>
          </table:table-cell>
          <table:table-cell table:formula="of:=[Recipes.B206]" office:value-type="float" office:value="0" calcext:value-type="float">
            <text:p>0</text:p>
          </table:table-cell>
          <table:table-cell table:formula="of:=[Recipes.C206]" office:value-type="float" office:value="0" calcext:value-type="float">
            <text:p>0</text:p>
          </table:table-cell>
          <table:table-cell table:formula="of:=[Recipes.D206]" office:value-type="float" office:value="0" calcext:value-type="float">
            <text:p>0</text:p>
          </table:table-cell>
          <table:table-cell table:formula="of:=[Recipes.E206]" office:value-type="float" office:value="0" calcext:value-type="float">
            <text:p>0</text:p>
          </table:table-cell>
          <table:table-cell table:number-columns-repeated="2"/>
          <table:table-cell table:formula="of:=IF([.C206]=0;&quot;&quot;;[.B206])">
            <text:p/>
          </table:table-cell>
          <table:table-cell table:formula="of:=[.C206]" office:value-type="float" office:value="0" calcext:value-type="float">
            <text:p>0</text:p>
          </table:table-cell>
          <table:table-cell table:style-name="ce27" table:formula="of:=[.D206]*1/[.G206]" office:value-type="string" office:string-value="" calcext:value-type="error">
            <text:p>#DIV/0!</text:p>
          </table:table-cell>
          <table:table-cell table:formula="of:=[.E206]" office:value-type="float" office:value="0" calcext:value-type="float">
            <text:p>0</text:p>
          </table:table-cell>
        </table:table-row>
        <table:table-row table:style-name="ro1">
          <table:table-cell table:formula="of:=[Recipes.A207]" office:value-type="float" office:value="0" calcext:value-type="float">
            <text:p>0</text:p>
          </table:table-cell>
          <table:table-cell table:formula="of:=IF(AND([.A207]=0;NOT([.C207]=0));[.B206];[.A207])" office:value-type="float" office:value="0" calcext:value-type="float">
            <text:p>0</text:p>
          </table:table-cell>
          <table:table-cell table:formula="of:=[Recipes.B207]" office:value-type="float" office:value="0" calcext:value-type="float">
            <text:p>0</text:p>
          </table:table-cell>
          <table:table-cell table:formula="of:=[Recipes.C207]" office:value-type="float" office:value="0" calcext:value-type="float">
            <text:p>0</text:p>
          </table:table-cell>
          <table:table-cell table:formula="of:=[Recipes.D207]" office:value-type="float" office:value="0" calcext:value-type="float">
            <text:p>0</text:p>
          </table:table-cell>
          <table:table-cell table:formula="of:=[Recipes.E207]" office:value-type="float" office:value="0" calcext:value-type="float">
            <text:p>0</text:p>
          </table:table-cell>
          <table:table-cell table:number-columns-repeated="2"/>
          <table:table-cell table:formula="of:=IF([.C207]=0;&quot;&quot;;[.B207])">
            <text:p/>
          </table:table-cell>
          <table:table-cell table:formula="of:=[.C207]" office:value-type="float" office:value="0" calcext:value-type="float">
            <text:p>0</text:p>
          </table:table-cell>
          <table:table-cell table:style-name="ce27" table:formula="of:=[.D207]*1/[.G207]" office:value-type="string" office:string-value="" calcext:value-type="error">
            <text:p>#DIV/0!</text:p>
          </table:table-cell>
          <table:table-cell table:formula="of:=[.E207]" office:value-type="float" office:value="0" calcext:value-type="float">
            <text:p>0</text:p>
          </table:table-cell>
        </table:table-row>
        <table:table-row table:style-name="ro1">
          <table:table-cell table:formula="of:=[Recipes.A208]" office:value-type="float" office:value="0" calcext:value-type="float">
            <text:p>0</text:p>
          </table:table-cell>
          <table:table-cell table:formula="of:=IF(AND([.A208]=0;NOT([.C208]=0));[.B207];[.A208])" office:value-type="float" office:value="0" calcext:value-type="float">
            <text:p>0</text:p>
          </table:table-cell>
          <table:table-cell table:formula="of:=[Recipes.B208]" office:value-type="float" office:value="0" calcext:value-type="float">
            <text:p>0</text:p>
          </table:table-cell>
          <table:table-cell table:formula="of:=[Recipes.C208]" office:value-type="float" office:value="0" calcext:value-type="float">
            <text:p>0</text:p>
          </table:table-cell>
          <table:table-cell table:formula="of:=[Recipes.D208]" office:value-type="float" office:value="0" calcext:value-type="float">
            <text:p>0</text:p>
          </table:table-cell>
          <table:table-cell table:formula="of:=[Recipes.E208]" office:value-type="float" office:value="0" calcext:value-type="float">
            <text:p>0</text:p>
          </table:table-cell>
          <table:table-cell table:number-columns-repeated="2"/>
          <table:table-cell table:formula="of:=IF([.C208]=0;&quot;&quot;;[.B208])">
            <text:p/>
          </table:table-cell>
          <table:table-cell table:formula="of:=[.C208]" office:value-type="float" office:value="0" calcext:value-type="float">
            <text:p>0</text:p>
          </table:table-cell>
          <table:table-cell table:style-name="ce27" table:formula="of:=[.D208]*1/[.G208]" office:value-type="string" office:string-value="" calcext:value-type="error">
            <text:p>#DIV/0!</text:p>
          </table:table-cell>
          <table:table-cell table:formula="of:=[.E208]" office:value-type="float" office:value="0" calcext:value-type="float">
            <text:p>0</text:p>
          </table:table-cell>
        </table:table-row>
        <table:table-row table:style-name="ro1">
          <table:table-cell table:formula="of:=[Recipes.A209]" office:value-type="float" office:value="0" calcext:value-type="float">
            <text:p>0</text:p>
          </table:table-cell>
          <table:table-cell table:formula="of:=IF(AND([.A209]=0;NOT([.C209]=0));[.B208];[.A209])" office:value-type="float" office:value="0" calcext:value-type="float">
            <text:p>0</text:p>
          </table:table-cell>
          <table:table-cell table:formula="of:=[Recipes.B209]" office:value-type="float" office:value="0" calcext:value-type="float">
            <text:p>0</text:p>
          </table:table-cell>
          <table:table-cell table:formula="of:=[Recipes.C209]" office:value-type="float" office:value="0" calcext:value-type="float">
            <text:p>0</text:p>
          </table:table-cell>
          <table:table-cell table:formula="of:=[Recipes.D209]" office:value-type="float" office:value="0" calcext:value-type="float">
            <text:p>0</text:p>
          </table:table-cell>
          <table:table-cell table:formula="of:=[Recipes.E209]" office:value-type="float" office:value="0" calcext:value-type="float">
            <text:p>0</text:p>
          </table:table-cell>
          <table:table-cell table:number-columns-repeated="2"/>
          <table:table-cell table:formula="of:=IF([.C209]=0;&quot;&quot;;[.B209])">
            <text:p/>
          </table:table-cell>
          <table:table-cell table:formula="of:=[.C209]" office:value-type="float" office:value="0" calcext:value-type="float">
            <text:p>0</text:p>
          </table:table-cell>
          <table:table-cell table:style-name="ce27" table:formula="of:=[.D209]*1/[.G209]" office:value-type="string" office:string-value="" calcext:value-type="error">
            <text:p>#DIV/0!</text:p>
          </table:table-cell>
          <table:table-cell table:formula="of:=[.E209]" office:value-type="float" office:value="0" calcext:value-type="float">
            <text:p>0</text:p>
          </table:table-cell>
        </table:table-row>
        <table:table-row table:style-name="ro1">
          <table:table-cell table:formula="of:=[Recipes.A210]" office:value-type="float" office:value="0" calcext:value-type="float">
            <text:p>0</text:p>
          </table:table-cell>
          <table:table-cell table:formula="of:=IF(AND([.A210]=0;NOT([.C210]=0));[.B209];[.A210])" office:value-type="float" office:value="0" calcext:value-type="float">
            <text:p>0</text:p>
          </table:table-cell>
          <table:table-cell table:formula="of:=[Recipes.B210]" office:value-type="float" office:value="0" calcext:value-type="float">
            <text:p>0</text:p>
          </table:table-cell>
          <table:table-cell table:formula="of:=[Recipes.C210]" office:value-type="float" office:value="0" calcext:value-type="float">
            <text:p>0</text:p>
          </table:table-cell>
          <table:table-cell table:formula="of:=[Recipes.D210]" office:value-type="float" office:value="0" calcext:value-type="float">
            <text:p>0</text:p>
          </table:table-cell>
          <table:table-cell table:formula="of:=[Recipes.E210]" office:value-type="float" office:value="0" calcext:value-type="float">
            <text:p>0</text:p>
          </table:table-cell>
          <table:table-cell table:number-columns-repeated="2"/>
          <table:table-cell table:formula="of:=IF([.C210]=0;&quot;&quot;;[.B210])">
            <text:p/>
          </table:table-cell>
          <table:table-cell table:formula="of:=[.C210]" office:value-type="float" office:value="0" calcext:value-type="float">
            <text:p>0</text:p>
          </table:table-cell>
          <table:table-cell table:style-name="ce27" table:formula="of:=[.D210]*1/[.G210]" office:value-type="string" office:string-value="" calcext:value-type="error">
            <text:p>#DIV/0!</text:p>
          </table:table-cell>
          <table:table-cell table:formula="of:=[.E210]" office:value-type="float" office:value="0" calcext:value-type="float">
            <text:p>0</text:p>
          </table:table-cell>
        </table:table-row>
        <table:table-row table:style-name="ro1">
          <table:table-cell table:formula="of:=[Recipes.A211]" office:value-type="float" office:value="0" calcext:value-type="float">
            <text:p>0</text:p>
          </table:table-cell>
          <table:table-cell table:formula="of:=IF(AND([.A211]=0;NOT([.C211]=0));[.B210];[.A211])" office:value-type="float" office:value="0" calcext:value-type="float">
            <text:p>0</text:p>
          </table:table-cell>
          <table:table-cell table:formula="of:=[Recipes.B211]" office:value-type="float" office:value="0" calcext:value-type="float">
            <text:p>0</text:p>
          </table:table-cell>
          <table:table-cell table:formula="of:=[Recipes.C211]" office:value-type="float" office:value="0" calcext:value-type="float">
            <text:p>0</text:p>
          </table:table-cell>
          <table:table-cell table:formula="of:=[Recipes.D211]" office:value-type="float" office:value="0" calcext:value-type="float">
            <text:p>0</text:p>
          </table:table-cell>
          <table:table-cell table:formula="of:=[Recipes.E211]" office:value-type="float" office:value="0" calcext:value-type="float">
            <text:p>0</text:p>
          </table:table-cell>
          <table:table-cell table:number-columns-repeated="2"/>
          <table:table-cell table:formula="of:=IF([.C211]=0;&quot;&quot;;[.B211])">
            <text:p/>
          </table:table-cell>
          <table:table-cell table:formula="of:=[.C211]" office:value-type="float" office:value="0" calcext:value-type="float">
            <text:p>0</text:p>
          </table:table-cell>
          <table:table-cell table:style-name="ce27" table:formula="of:=[.D211]*1/[.G211]" office:value-type="string" office:string-value="" calcext:value-type="error">
            <text:p>#DIV/0!</text:p>
          </table:table-cell>
          <table:table-cell table:formula="of:=[.E211]" office:value-type="float" office:value="0" calcext:value-type="float">
            <text:p>0</text:p>
          </table:table-cell>
        </table:table-row>
        <table:table-row table:style-name="ro1">
          <table:table-cell table:formula="of:=[Recipes.A212]" office:value-type="float" office:value="0" calcext:value-type="float">
            <text:p>0</text:p>
          </table:table-cell>
          <table:table-cell table:formula="of:=IF(AND([.A212]=0;NOT([.C212]=0));[.B211];[.A212])" office:value-type="float" office:value="0" calcext:value-type="float">
            <text:p>0</text:p>
          </table:table-cell>
          <table:table-cell table:formula="of:=[Recipes.B212]" office:value-type="float" office:value="0" calcext:value-type="float">
            <text:p>0</text:p>
          </table:table-cell>
          <table:table-cell table:formula="of:=[Recipes.C212]" office:value-type="float" office:value="0" calcext:value-type="float">
            <text:p>0</text:p>
          </table:table-cell>
          <table:table-cell table:formula="of:=[Recipes.D212]" office:value-type="float" office:value="0" calcext:value-type="float">
            <text:p>0</text:p>
          </table:table-cell>
          <table:table-cell table:formula="of:=[Recipes.E212]" office:value-type="float" office:value="0" calcext:value-type="float">
            <text:p>0</text:p>
          </table:table-cell>
          <table:table-cell table:number-columns-repeated="2"/>
          <table:table-cell table:formula="of:=IF([.C212]=0;&quot;&quot;;[.B212])">
            <text:p/>
          </table:table-cell>
          <table:table-cell table:formula="of:=[.C212]" office:value-type="float" office:value="0" calcext:value-type="float">
            <text:p>0</text:p>
          </table:table-cell>
          <table:table-cell table:style-name="ce27" table:formula="of:=[.D212]*1/[.G212]" office:value-type="string" office:string-value="" calcext:value-type="error">
            <text:p>#DIV/0!</text:p>
          </table:table-cell>
          <table:table-cell table:formula="of:=[.E212]" office:value-type="float" office:value="0" calcext:value-type="float">
            <text:p>0</text:p>
          </table:table-cell>
        </table:table-row>
        <table:table-row table:style-name="ro1">
          <table:table-cell table:formula="of:=[Recipes.A213]" office:value-type="float" office:value="0" calcext:value-type="float">
            <text:p>0</text:p>
          </table:table-cell>
          <table:table-cell table:formula="of:=IF(AND([.A213]=0;NOT([.C213]=0));[.B212];[.A213])" office:value-type="float" office:value="0" calcext:value-type="float">
            <text:p>0</text:p>
          </table:table-cell>
          <table:table-cell table:formula="of:=[Recipes.B213]" office:value-type="float" office:value="0" calcext:value-type="float">
            <text:p>0</text:p>
          </table:table-cell>
          <table:table-cell table:formula="of:=[Recipes.C213]" office:value-type="float" office:value="0" calcext:value-type="float">
            <text:p>0</text:p>
          </table:table-cell>
          <table:table-cell table:formula="of:=[Recipes.D213]" office:value-type="float" office:value="0" calcext:value-type="float">
            <text:p>0</text:p>
          </table:table-cell>
          <table:table-cell table:formula="of:=[Recipes.E213]" office:value-type="float" office:value="0" calcext:value-type="float">
            <text:p>0</text:p>
          </table:table-cell>
          <table:table-cell table:number-columns-repeated="2"/>
          <table:table-cell table:formula="of:=IF([.C213]=0;&quot;&quot;;[.B213])">
            <text:p/>
          </table:table-cell>
          <table:table-cell table:formula="of:=[.C213]" office:value-type="float" office:value="0" calcext:value-type="float">
            <text:p>0</text:p>
          </table:table-cell>
          <table:table-cell table:style-name="ce27" table:formula="of:=[.D213]*1/[.G213]" office:value-type="string" office:string-value="" calcext:value-type="error">
            <text:p>#DIV/0!</text:p>
          </table:table-cell>
          <table:table-cell table:formula="of:=[.E213]" office:value-type="float" office:value="0" calcext:value-type="float">
            <text:p>0</text:p>
          </table:table-cell>
        </table:table-row>
        <table:table-row table:style-name="ro1">
          <table:table-cell table:formula="of:=[Recipes.A214]" office:value-type="float" office:value="0" calcext:value-type="float">
            <text:p>0</text:p>
          </table:table-cell>
          <table:table-cell table:formula="of:=IF(AND([.A214]=0;NOT([.C214]=0));[.B213];[.A214])" office:value-type="float" office:value="0" calcext:value-type="float">
            <text:p>0</text:p>
          </table:table-cell>
          <table:table-cell table:formula="of:=[Recipes.B214]" office:value-type="float" office:value="0" calcext:value-type="float">
            <text:p>0</text:p>
          </table:table-cell>
          <table:table-cell table:formula="of:=[Recipes.C214]" office:value-type="float" office:value="0" calcext:value-type="float">
            <text:p>0</text:p>
          </table:table-cell>
          <table:table-cell table:formula="of:=[Recipes.D214]" office:value-type="float" office:value="0" calcext:value-type="float">
            <text:p>0</text:p>
          </table:table-cell>
          <table:table-cell table:formula="of:=[Recipes.E214]" office:value-type="float" office:value="0" calcext:value-type="float">
            <text:p>0</text:p>
          </table:table-cell>
          <table:table-cell table:number-columns-repeated="2"/>
          <table:table-cell table:formula="of:=IF([.C214]=0;&quot;&quot;;[.B214])">
            <text:p/>
          </table:table-cell>
          <table:table-cell table:formula="of:=[.C214]" office:value-type="float" office:value="0" calcext:value-type="float">
            <text:p>0</text:p>
          </table:table-cell>
          <table:table-cell table:style-name="ce27" table:formula="of:=[.D214]*1/[.G214]" office:value-type="string" office:string-value="" calcext:value-type="error">
            <text:p>#DIV/0!</text:p>
          </table:table-cell>
          <table:table-cell table:formula="of:=[.E214]" office:value-type="float" office:value="0" calcext:value-type="float">
            <text:p>0</text:p>
          </table:table-cell>
        </table:table-row>
        <table:table-row table:style-name="ro1">
          <table:table-cell table:formula="of:=[Recipes.A215]" office:value-type="float" office:value="0" calcext:value-type="float">
            <text:p>0</text:p>
          </table:table-cell>
          <table:table-cell table:formula="of:=IF(AND([.A215]=0;NOT([.C215]=0));[.B214];[.A215])" office:value-type="float" office:value="0" calcext:value-type="float">
            <text:p>0</text:p>
          </table:table-cell>
          <table:table-cell table:formula="of:=[Recipes.B215]" office:value-type="float" office:value="0" calcext:value-type="float">
            <text:p>0</text:p>
          </table:table-cell>
          <table:table-cell table:formula="of:=[Recipes.C215]" office:value-type="float" office:value="0" calcext:value-type="float">
            <text:p>0</text:p>
          </table:table-cell>
          <table:table-cell table:formula="of:=[Recipes.D215]" office:value-type="float" office:value="0" calcext:value-type="float">
            <text:p>0</text:p>
          </table:table-cell>
          <table:table-cell table:formula="of:=[Recipes.E215]" office:value-type="float" office:value="0" calcext:value-type="float">
            <text:p>0</text:p>
          </table:table-cell>
          <table:table-cell table:number-columns-repeated="2"/>
          <table:table-cell table:formula="of:=IF([.C215]=0;&quot;&quot;;[.B215])">
            <text:p/>
          </table:table-cell>
          <table:table-cell table:formula="of:=[.C215]" office:value-type="float" office:value="0" calcext:value-type="float">
            <text:p>0</text:p>
          </table:table-cell>
          <table:table-cell table:style-name="ce27" table:formula="of:=[.D215]*1/[.G215]" office:value-type="string" office:string-value="" calcext:value-type="error">
            <text:p>#DIV/0!</text:p>
          </table:table-cell>
          <table:table-cell table:formula="of:=[.E215]" office:value-type="float" office:value="0" calcext:value-type="float">
            <text:p>0</text:p>
          </table:table-cell>
        </table:table-row>
        <table:table-row table:style-name="ro1">
          <table:table-cell table:formula="of:=[Recipes.A216]" office:value-type="float" office:value="0" calcext:value-type="float">
            <text:p>0</text:p>
          </table:table-cell>
          <table:table-cell table:formula="of:=IF(AND([.A216]=0;NOT([.C216]=0));[.B215];[.A216])" office:value-type="float" office:value="0" calcext:value-type="float">
            <text:p>0</text:p>
          </table:table-cell>
          <table:table-cell table:formula="of:=[Recipes.B216]" office:value-type="float" office:value="0" calcext:value-type="float">
            <text:p>0</text:p>
          </table:table-cell>
          <table:table-cell table:formula="of:=[Recipes.C216]" office:value-type="float" office:value="0" calcext:value-type="float">
            <text:p>0</text:p>
          </table:table-cell>
          <table:table-cell table:formula="of:=[Recipes.D216]" office:value-type="float" office:value="0" calcext:value-type="float">
            <text:p>0</text:p>
          </table:table-cell>
          <table:table-cell table:formula="of:=[Recipes.E216]" office:value-type="float" office:value="0" calcext:value-type="float">
            <text:p>0</text:p>
          </table:table-cell>
          <table:table-cell table:number-columns-repeated="2"/>
          <table:table-cell table:formula="of:=IF([.C216]=0;&quot;&quot;;[.B216])">
            <text:p/>
          </table:table-cell>
          <table:table-cell table:formula="of:=[.C216]" office:value-type="float" office:value="0" calcext:value-type="float">
            <text:p>0</text:p>
          </table:table-cell>
          <table:table-cell table:style-name="ce27" table:formula="of:=[.D216]*1/[.G216]" office:value-type="string" office:string-value="" calcext:value-type="error">
            <text:p>#DIV/0!</text:p>
          </table:table-cell>
          <table:table-cell table:formula="of:=[.E216]" office:value-type="float" office:value="0" calcext:value-type="float">
            <text:p>0</text:p>
          </table:table-cell>
        </table:table-row>
        <table:table-row table:style-name="ro1">
          <table:table-cell table:formula="of:=[Recipes.A217]" office:value-type="float" office:value="0" calcext:value-type="float">
            <text:p>0</text:p>
          </table:table-cell>
          <table:table-cell table:formula="of:=IF(AND([.A217]=0;NOT([.C217]=0));[.B216];[.A217])" office:value-type="float" office:value="0" calcext:value-type="float">
            <text:p>0</text:p>
          </table:table-cell>
          <table:table-cell table:formula="of:=[Recipes.B217]" office:value-type="float" office:value="0" calcext:value-type="float">
            <text:p>0</text:p>
          </table:table-cell>
          <table:table-cell table:formula="of:=[Recipes.C217]" office:value-type="float" office:value="0" calcext:value-type="float">
            <text:p>0</text:p>
          </table:table-cell>
          <table:table-cell table:formula="of:=[Recipes.D217]" office:value-type="float" office:value="0" calcext:value-type="float">
            <text:p>0</text:p>
          </table:table-cell>
          <table:table-cell table:formula="of:=[Recipes.E217]" office:value-type="float" office:value="0" calcext:value-type="float">
            <text:p>0</text:p>
          </table:table-cell>
          <table:table-cell table:number-columns-repeated="2"/>
          <table:table-cell table:formula="of:=IF([.C217]=0;&quot;&quot;;[.B217])">
            <text:p/>
          </table:table-cell>
          <table:table-cell table:formula="of:=[.C217]" office:value-type="float" office:value="0" calcext:value-type="float">
            <text:p>0</text:p>
          </table:table-cell>
          <table:table-cell table:style-name="ce27" table:formula="of:=[.D217]*1/[.G217]" office:value-type="string" office:string-value="" calcext:value-type="error">
            <text:p>#DIV/0!</text:p>
          </table:table-cell>
          <table:table-cell table:formula="of:=[.E217]" office:value-type="float" office:value="0" calcext:value-type="float">
            <text:p>0</text:p>
          </table:table-cell>
        </table:table-row>
        <table:table-row table:style-name="ro1">
          <table:table-cell table:formula="of:=[Recipes.A218]" office:value-type="float" office:value="0" calcext:value-type="float">
            <text:p>0</text:p>
          </table:table-cell>
          <table:table-cell table:formula="of:=IF(AND([.A218]=0;NOT([.C218]=0));[.B217];[.A218])" office:value-type="float" office:value="0" calcext:value-type="float">
            <text:p>0</text:p>
          </table:table-cell>
          <table:table-cell table:formula="of:=[Recipes.B218]" office:value-type="float" office:value="0" calcext:value-type="float">
            <text:p>0</text:p>
          </table:table-cell>
          <table:table-cell table:formula="of:=[Recipes.C218]" office:value-type="float" office:value="0" calcext:value-type="float">
            <text:p>0</text:p>
          </table:table-cell>
          <table:table-cell table:formula="of:=[Recipes.D218]" office:value-type="float" office:value="0" calcext:value-type="float">
            <text:p>0</text:p>
          </table:table-cell>
          <table:table-cell table:formula="of:=[Recipes.E218]" office:value-type="float" office:value="0" calcext:value-type="float">
            <text:p>0</text:p>
          </table:table-cell>
          <table:table-cell table:number-columns-repeated="2"/>
          <table:table-cell table:formula="of:=IF([.C218]=0;&quot;&quot;;[.B218])">
            <text:p/>
          </table:table-cell>
          <table:table-cell table:formula="of:=[.C218]" office:value-type="float" office:value="0" calcext:value-type="float">
            <text:p>0</text:p>
          </table:table-cell>
          <table:table-cell table:style-name="ce27" table:formula="of:=[.D218]*1/[.G218]" office:value-type="string" office:string-value="" calcext:value-type="error">
            <text:p>#DIV/0!</text:p>
          </table:table-cell>
          <table:table-cell table:formula="of:=[.E21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219]=0;NOT([.C219]=0));[.B218];[.A219])" office:value-type="float" office:value="0" calcext:value-type="float">
            <text:p>0</text:p>
          </table:table-cell>
          <table:table-cell table:number-columns-repeated="6"/>
          <table:table-cell table:formula="of:=IF([.C219]=0;&quot;&quot;;[.B219])">
            <text:p/>
          </table:table-cell>
          <table:table-cell table:formula="of:=[.C219]" office:value-type="float" office:value="0" calcext:value-type="float">
            <text:p>0</text:p>
          </table:table-cell>
          <table:table-cell table:style-name="ce27" table:formula="of:=[.D219]*1/[.G219]" office:value-type="string" office:string-value="" calcext:value-type="error">
            <text:p>#DIV/0!</text:p>
          </table:table-cell>
          <table:table-cell table:formula="of:=[.D219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7" table:formula="of:=[.D220]*1/[.G22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1]*1/[.G22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2]*1/[.G22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3]*1/[.G22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4]*1/[.G22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5]*1/[.G2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6]*1/[.G2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7]*1/[.G22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8]*1/[.G22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9]*1/[.G2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0]*1/[.G23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1]*1/[.G23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2]*1/[.G2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3]*1/[.G2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4]*1/[.G23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5]*1/[.G23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6]*1/[.G23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7]*1/[.G23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8]*1/[.G23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9]*1/[.G23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0]*1/[.G24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1]*1/[.G24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2]*1/[.G24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3]*1/[.G24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4]*1/[.G24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5]*1/[.G24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6]*1/[.G24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7]*1/[.G24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8]*1/[.G24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9]*1/[.G24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50]*1/[.G250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3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ega Recipe" table:style-name="ta2">
        <office:forms form:automatic-focus="false" form:apply-design-mode="false"/>
        <table:table-column table:style-name="co1" table:number-columns-repeated="5" table:default-cell-style-name="ce20"/>
        <table:table-column table:style-name="co5" table:default-cell-style-name="ce28"/>
        <table:table-column table:style-name="co1" table:number-columns-repeated="4" table:default-cell-style-name="ce20"/>
        <table:table-column table:style-name="co1" table:number-columns-repeated="4" table:default-cell-style-name="Default"/>
        <table:table-column table:style-name="co6" table:default-cell-style-name="ce26"/>
        <table:table-column table:style-name="co1" table:number-columns-repeated="2" table:default-cell-style-name="Default"/>
        <table:table-column table:style-name="co1" table:number-columns-repeated="4" table:default-cell-style-name="ce24"/>
        <table:table-row table:style-name="ro1">
          <table:table-cell/>
          <table:table-cell table:style-name="ce23" table:number-columns-repeated="4"/>
          <table:table-cell table:number-columns-repeated="5"/>
          <table:table-cell table:style-name="ce16" office:value-type="string" calcext:value-type="string">
            <text:p>Proportions</text:p>
          </table:table-cell>
          <table:table-cell table:style-name="ce16" table:number-columns-repeated="2"/>
          <table:table-cell table:number-columns-repeated="4"/>
          <table:table-cell table:style-name="ce14" office:value-type="string" calcext:value-type="string">
            <text:p>Quantities for one person</text:p>
          </table:table-cell>
          <table:table-cell table:number-columns-repeated="3"/>
        </table:table-row>
        <table:table-row table:style-name="ro1">
          <table:table-cell table:formula="of:=['Expand Dates'.J2]" office:value-type="string" office:string-value="Dish" calcext:value-type="string">
            <text:p>Dish</text:p>
          </table:table-cell>
          <table:table-cell table:style-name="ce23" table:formula="of:=['Expand Dates'.N1]" office:value-type="date" office:date-value="2014-07-18" calcext:value-type="date">
            <text:p>07/18/14</text:p>
          </table:table-cell>
          <table:table-cell table:style-name="ce23" table:formula="of:=['Expand Dates'.R1]" office:value-type="date" office:date-value="2014-07-19" calcext:value-type="date">
            <text:p>07/19/14</text:p>
          </table:table-cell>
          <table:table-cell table:style-name="ce23" table:formula="of:=['Expand Dates'.W1]" office:value-type="date" office:date-value="2014-07-20" calcext:value-type="date">
            <text:p>07/20/14</text:p>
          </table:table-cell>
          <table:table-cell table:style-name="ce23" table:formula="of:=['Expand Dates'.Z1]" office:value-type="date" office:date-value="2014-07-21" calcext:value-type="date">
            <text:p>07/21/14</text:p>
          </table:table-cell>
          <table:table-cell/>
          <table:table-cell table:formula="of:=['Expand Recipes'.I1]" office:value-type="string" office:string-value="Dish" calcext:value-type="string">
            <text:p>Dish</text:p>
          </table:table-cell>
          <table:table-cell table:formula="of:=['Expand Recipes'.J1]" office:value-type="string" office:string-value="Ingredient" calcext:value-type="string">
            <text:p>Ingredient</text:p>
          </table:table-cell>
          <table:table-cell table:formula="of:=['Expand Recipes'.K1]" office:value-type="string" office:string-value="Quantity for one person" calcext:value-type="string">
            <text:p>Quantity for one person</text:p>
          </table:table-cell>
          <table:table-cell table:formula="of:=['Expand Recipes'.L1]" office:value-type="string" office:string-value="Measure" calcext:value-type="string">
            <text:p>Measure</text:p>
          </table:table-cell>
          <table:table-cell table:style-name="ce16" table:formula="of:=[.B2]" office:value-type="date" office:date-value="2014-07-18" calcext:value-type="date">
            <text:p>07/18/14</text:p>
          </table:table-cell>
          <table:table-cell table:style-name="ce16" table:formula="of:=[.C2]" office:value-type="date" office:date-value="2014-07-19" calcext:value-type="date">
            <text:p>07/19/14</text:p>
          </table:table-cell>
          <table:table-cell table:style-name="ce16" table:formula="of:=[.D2]" office:value-type="date" office:date-value="2014-07-20" calcext:value-type="date">
            <text:p>07/20/14</text:p>
          </table:table-cell>
          <table:table-cell table:style-name="ce16" table:formula="of:=[.E2]" office:value-type="date" office:date-value="2014-07-21" calcext:value-type="date">
            <text:p>07/21/14</text:p>
          </table:table-cell>
          <table:table-cell table:style-name="ce29"/>
          <table:table-cell table:style-name="ce30" table:formula="of:=[.H2]" office:value-type="string" office:string-value="Ingredient" calcext:value-type="string">
            <text:p>Ingredient</text:p>
          </table:table-cell>
          <table:table-cell table:style-name="ce30" table:formula="of:=[.J2]" office:value-type="string" office:string-value="Measure" calcext:value-type="string">
            <text:p>Measure</text:p>
          </table:table-cell>
          <table:table-cell table:style-name="ce30" table:formula="of:=[.K2]" office:value-type="date" office:date-value="2014-07-18" calcext:value-type="date">
            <text:p>07/18/14</text:p>
          </table:table-cell>
          <table:table-cell table:style-name="ce30" table:formula="of:=[.L2]" office:value-type="date" office:date-value="2014-07-19" calcext:value-type="date">
            <text:p>07/19/14</text:p>
          </table:table-cell>
          <table:table-cell table:style-name="ce30" table:formula="of:=[.M2]" office:value-type="date" office:date-value="2014-07-20" calcext:value-type="date">
            <text:p>07/20/14</text:p>
          </table:table-cell>
          <table:table-cell table:style-name="ce30" table:formula="of:=[.N2]" office:value-type="date" office:date-value="2014-07-21" calcext:value-type="date">
            <text:p>07/21/14</text:p>
          </table:table-cell>
        </table:table-row>
        <table:table-row table:style-name="ro1">
          <table:table-cell table:formula="of:=['Expand Dates'.J3]" office:value-type="string" office:string-value="Cereal" calcext:value-type="string">
            <text:p>Cereal</text:p>
          </table:table-cell>
          <table:table-cell table:formula="of:=['Expand Dates'.N3]" office:value-type="float" office:value="0.25" calcext:value-type="float">
            <text:p>0.25</text:p>
          </table:table-cell>
          <table:table-cell table:formula="of:=['Expand Dates'.R3]" office:value-type="float" office:value="0.25" calcext:value-type="float">
            <text:p>0.25</text:p>
          </table:table-cell>
          <table:table-cell table:formula="of:=['Expand Dates'.W3]" office:value-type="float" office:value="0.25" calcext:value-type="float">
            <text:p>0.25</text:p>
          </table:table-cell>
          <table:table-cell table:formula="of:=['Expand Dates'.Z3]" office:value-type="float" office:value="0.25" calcext:value-type="float">
            <text:p>0.25</text:p>
          </table:table-cell>
          <table:table-cell/>
          <table:table-cell table:formula="of:=['Expand Recipes'.I2]">
            <text:p/>
          </table:table-cell>
          <table:table-cell table:formula="of:=['Expand Recipes'.J2]" office:value-type="float" office:value="0" calcext:value-type="float">
            <text:p>0</text:p>
          </table:table-cell>
          <table:table-cell table:formula="of:=['Expand Recipes'.K2]" office:value-type="float" office:value="0" calcext:value-type="float">
            <text:p>0</text:p>
          </table:table-cell>
          <table:table-cell table:formula="of:=['Expand Recipes'.L2]" office:value-type="float" office:value="0" calcext:value-type="float">
            <text:p>0</text:p>
          </table:table-cell>
          <table:table-cell table:formula="of:=IF([.$G3]=&quot;&quot;;0;(LOOKUP([.$G3];[.$A$3:.$A$31];[.B$3:.B$31])))" office:value-type="float" office:value="0" calcext:value-type="float">
            <text:p>0</text:p>
          </table:table-cell>
          <table:table-cell table:formula="of:=IF([.$G3]=&quot;&quot;;0;(LOOKUP([.$G3];[.$A$3:.$A$31];[.C$3:.C$31])))" office:value-type="float" office:value="0" calcext:value-type="float">
            <text:p>0</text:p>
          </table:table-cell>
          <table:table-cell table:formula="of:=IF([.$G3]=&quot;&quot;;0;(LOOKUP([.$G3];[.$A$3:.$A$31];[.D$3:.D$31])))" office:value-type="float" office:value="0" calcext:value-type="float">
            <text:p>0</text:p>
          </table:table-cell>
          <table:table-cell table:formula="of:=IF([.$G3]=&quot;&quot;;0;(LOOKUP([.$G3];[.$A$3:.$A$31];[.E$3:.E$31])))" office:value-type="float" office:value="0" calcext:value-type="float">
            <text:p>0</text:p>
          </table:table-cell>
          <table:table-cell/>
          <table:table-cell table:style-name="ce24" table:formula="of:=[.H3]" office:value-type="float" office:value="0" calcext:value-type="float">
            <text:p>0</text:p>
          </table:table-cell>
          <table:table-cell table:style-name="ce24" table:formula="of:=[.J3]" office:value-type="float" office:value="0" calcext:value-type="float">
            <text:p>0</text:p>
          </table:table-cell>
          <table:table-cell table:formula="of:=[.$I3]*[.K3]" office:value-type="float" office:value="0" calcext:value-type="float">
            <text:p>0</text:p>
          </table:table-cell>
          <table:table-cell table:formula="of:=[.$I3]*[.L3]" office:value-type="float" office:value="0" calcext:value-type="float">
            <text:p>0</text:p>
          </table:table-cell>
          <table:table-cell table:formula="of:=[.$I3]*[.M3]" office:value-type="float" office:value="0" calcext:value-type="float">
            <text:p>0</text:p>
          </table:table-cell>
          <table:table-cell table:formula="of:=[.$I3]*[.N3]" office:value-type="float" office:value="0" calcext:value-type="float">
            <text:p>0</text:p>
          </table:table-cell>
        </table:table-row>
        <table:table-row table:style-name="ro1">
          <table:table-cell table:formula="of:=['Expand Dates'.J4]" office:value-type="string" office:string-value="Fruit" calcext:value-type="string">
            <text:p>Fruit</text:p>
          </table:table-cell>
          <table:table-cell table:formula="of:=['Expand Dates'.N4]" office:value-type="float" office:value="0.5" calcext:value-type="float">
            <text:p>0.5</text:p>
          </table:table-cell>
          <table:table-cell table:formula="of:=['Expand Dates'.R4]" office:value-type="float" office:value="0.5" calcext:value-type="float">
            <text:p>0.5</text:p>
          </table:table-cell>
          <table:table-cell table:formula="of:=['Expand Dates'.W4]" office:value-type="float" office:value="0.5" calcext:value-type="float">
            <text:p>0.5</text:p>
          </table:table-cell>
          <table:table-cell table:formula="of:=['Expand Dates'.Z4]" office:value-type="float" office:value="0.5" calcext:value-type="float">
            <text:p>0.5</text:p>
          </table:table-cell>
          <table:table-cell/>
          <table:table-cell table:formula="of:=['Expand Recipes'.I3]" office:value-type="string" office:string-value="Cereal" calcext:value-type="string">
            <text:p>Cereal</text:p>
          </table:table-cell>
          <table:table-cell table:formula="of:=['Expand Recipes'.J3]" office:value-type="string" office:string-value="Joghurt" calcext:value-type="string">
            <text:p>Joghurt</text:p>
          </table:table-cell>
          <table:table-cell table:formula="of:=['Expand Recipes'.K3]" office:value-type="float" office:value="50" calcext:value-type="float">
            <text:p>50</text:p>
          </table:table-cell>
          <table:table-cell table:formula="of:=['Expand Recipes'.L3]" office:value-type="string" office:string-value="ml" calcext:value-type="string">
            <text:p>ml</text:p>
          </table:table-cell>
          <table:table-cell table:formula="of:=IF([.$G4]=&quot;&quot;;0;(LOOKUP([.$G4];[.$A$3:.$A$31];[.B$3:.B$31])))" office:value-type="float" office:value="0.25" calcext:value-type="float">
            <text:p>0.25</text:p>
          </table:table-cell>
          <table:table-cell table:formula="of:=IF([.$G4]=&quot;&quot;;0;(LOOKUP([.$G4];[.$A$3:.$A$31];[.C$3:.C$31])))" office:value-type="float" office:value="0.25" calcext:value-type="float">
            <text:p>0.25</text:p>
          </table:table-cell>
          <table:table-cell table:formula="of:=IF([.$G4]=&quot;&quot;;0;(LOOKUP([.$G4];[.$A$3:.$A$31];[.D$3:.D$31])))" office:value-type="float" office:value="0.25" calcext:value-type="float">
            <text:p>0.25</text:p>
          </table:table-cell>
          <table:table-cell table:formula="of:=IF([.$G4]=&quot;&quot;;0;(LOOKUP([.$G4];[.$A$3:.$A$31];[.E$3:.E$31])))" office:value-type="float" office:value="0.25" calcext:value-type="float">
            <text:p>0.25</text:p>
          </table:table-cell>
          <table:table-cell/>
          <table:table-cell table:style-name="ce24" table:formula="of:=[.H4]" office:value-type="string" office:string-value="Joghurt" calcext:value-type="string">
            <text:p>Joghurt</text:p>
          </table:table-cell>
          <table:table-cell table:style-name="ce24" table:formula="of:=[.J4]" office:value-type="string" office:string-value="ml" calcext:value-type="string">
            <text:p>ml</text:p>
          </table:table-cell>
          <table:table-cell table:formula="of:=[.$I4]*[.K4]" office:value-type="float" office:value="12.5" calcext:value-type="float">
            <text:p>12.5</text:p>
          </table:table-cell>
          <table:table-cell table:formula="of:=[.$I4]*[.L4]" office:value-type="float" office:value="12.5" calcext:value-type="float">
            <text:p>12.5</text:p>
          </table:table-cell>
          <table:table-cell table:formula="of:=[.$I4]*[.M4]" office:value-type="float" office:value="12.5" calcext:value-type="float">
            <text:p>12.5</text:p>
          </table:table-cell>
          <table:table-cell table:formula="of:=[.$I4]*[.N4]" office:value-type="float" office:value="12.5" calcext:value-type="float">
            <text:p>12.5</text:p>
          </table:table-cell>
        </table:table-row>
        <table:table-row table:style-name="ro1">
          <table:table-cell table:formula="of:=['Expand Dates'.J5]" office:value-type="string" office:string-value="Bread" calcext:value-type="string">
            <text:p>Bread</text:p>
          </table:table-cell>
          <table:table-cell table:formula="of:=['Expand Dates'.N5]" office:value-type="float" office:value="0.25" calcext:value-type="float">
            <text:p>0.25</text:p>
          </table:table-cell>
          <table:table-cell table:formula="of:=['Expand Dates'.R5]" office:value-type="float" office:value="0.25" calcext:value-type="float">
            <text:p>0.25</text:p>
          </table:table-cell>
          <table:table-cell table:formula="of:=['Expand Dates'.W5]" office:value-type="float" office:value="0.25" calcext:value-type="float">
            <text:p>0.25</text:p>
          </table:table-cell>
          <table:table-cell table:formula="of:=['Expand Dates'.Z5]" office:value-type="float" office:value="0.25" calcext:value-type="float">
            <text:p>0.25</text:p>
          </table:table-cell>
          <table:table-cell/>
          <table:table-cell table:formula="of:=['Expand Recipes'.I4]" office:value-type="string" office:string-value="Cereal" calcext:value-type="string">
            <text:p>Cereal</text:p>
          </table:table-cell>
          <table:table-cell table:formula="of:=['Expand Recipes'.J4]" office:value-type="string" office:string-value="Milk (UHT)" calcext:value-type="string">
            <text:p>Milk (UHT)</text:p>
          </table:table-cell>
          <table:table-cell table:formula="of:=['Expand Recipes'.K4]" office:value-type="float" office:value="100" calcext:value-type="float">
            <text:p>100</text:p>
          </table:table-cell>
          <table:table-cell table:formula="of:=['Expand Recipes'.L4]" office:value-type="string" office:string-value="ml" calcext:value-type="string">
            <text:p>ml</text:p>
          </table:table-cell>
          <table:table-cell table:formula="of:=IF([.$G5]=&quot;&quot;;0;(LOOKUP([.$G5];[.$A$3:.$A$31];[.B$3:.B$31])))" office:value-type="float" office:value="0.25" calcext:value-type="float">
            <text:p>0.25</text:p>
          </table:table-cell>
          <table:table-cell table:formula="of:=IF([.$G5]=&quot;&quot;;0;(LOOKUP([.$G5];[.$A$3:.$A$31];[.C$3:.C$31])))" office:value-type="float" office:value="0.25" calcext:value-type="float">
            <text:p>0.25</text:p>
          </table:table-cell>
          <table:table-cell table:formula="of:=IF([.$G5]=&quot;&quot;;0;(LOOKUP([.$G5];[.$A$3:.$A$31];[.D$3:.D$31])))" office:value-type="float" office:value="0.25" calcext:value-type="float">
            <text:p>0.25</text:p>
          </table:table-cell>
          <table:table-cell table:formula="of:=IF([.$G5]=&quot;&quot;;0;(LOOKUP([.$G5];[.$A$3:.$A$31];[.E$3:.E$31])))" office:value-type="float" office:value="0.25" calcext:value-type="float">
            <text:p>0.25</text:p>
          </table:table-cell>
          <table:table-cell/>
          <table:table-cell table:style-name="ce24" table:formula="of:=[.H5]" office:value-type="string" office:string-value="Milk (UHT)" calcext:value-type="string">
            <text:p>Milk (UHT)</text:p>
          </table:table-cell>
          <table:table-cell table:style-name="ce24" table:formula="of:=[.J5]" office:value-type="string" office:string-value="ml" calcext:value-type="string">
            <text:p>ml</text:p>
          </table:table-cell>
          <table:table-cell table:formula="of:=[.$I5]*[.K5]" office:value-type="float" office:value="25" calcext:value-type="float">
            <text:p>25</text:p>
          </table:table-cell>
          <table:table-cell table:formula="of:=[.$I5]*[.L5]" office:value-type="float" office:value="25" calcext:value-type="float">
            <text:p>25</text:p>
          </table:table-cell>
          <table:table-cell table:formula="of:=[.$I5]*[.M5]" office:value-type="float" office:value="25" calcext:value-type="float">
            <text:p>25</text:p>
          </table:table-cell>
          <table:table-cell table:formula="of:=[.$I5]*[.N5]" office:value-type="float" office:value="25" calcext:value-type="float">
            <text:p>25</text:p>
          </table:table-cell>
        </table:table-row>
        <table:table-row table:style-name="ro1">
          <table:table-cell table:formula="of:=['Expand Dates'.J6]" office:value-type="string" office:string-value="Drinks" calcext:value-type="string">
            <text:p>Drinks</text:p>
          </table:table-cell>
          <table:table-cell table:formula="of:=['Expand Dates'.N6]" office:value-type="float" office:value="1" calcext:value-type="float">
            <text:p>1</text:p>
          </table:table-cell>
          <table:table-cell table:formula="of:=['Expand Dates'.R6]" office:value-type="float" office:value="1" calcext:value-type="float">
            <text:p>1</text:p>
          </table:table-cell>
          <table:table-cell table:formula="of:=['Expand Dates'.W6]" office:value-type="float" office:value="1" calcext:value-type="float">
            <text:p>1</text:p>
          </table:table-cell>
          <table:table-cell table:formula="of:=['Expand Dates'.Z6]" office:value-type="float" office:value="1" calcext:value-type="float">
            <text:p>1</text:p>
          </table:table-cell>
          <table:table-cell/>
          <table:table-cell table:formula="of:=['Expand Recipes'.I5]" office:value-type="string" office:string-value="Cereal" calcext:value-type="string">
            <text:p>Cereal</text:p>
          </table:table-cell>
          <table:table-cell table:formula="of:=['Expand Recipes'.J5]" office:value-type="string" office:string-value="Cornflakes" calcext:value-type="string">
            <text:p>Cornflakes</text:p>
          </table:table-cell>
          <table:table-cell table:formula="of:=['Expand Recipes'.K5]" office:value-type="float" office:value="10" calcext:value-type="float">
            <text:p>10</text:p>
          </table:table-cell>
          <table:table-cell table:formula="of:=['Expand Recipes'.L5]" office:value-type="string" office:string-value="g" calcext:value-type="string">
            <text:p>g</text:p>
          </table:table-cell>
          <table:table-cell table:formula="of:=IF([.$G6]=&quot;&quot;;0;(LOOKUP([.$G6];[.$A$3:.$A$31];[.B$3:.B$31])))" office:value-type="float" office:value="0.25" calcext:value-type="float">
            <text:p>0.25</text:p>
          </table:table-cell>
          <table:table-cell table:formula="of:=IF([.$G6]=&quot;&quot;;0;(LOOKUP([.$G6];[.$A$3:.$A$31];[.C$3:.C$31])))" office:value-type="float" office:value="0.25" calcext:value-type="float">
            <text:p>0.25</text:p>
          </table:table-cell>
          <table:table-cell table:formula="of:=IF([.$G6]=&quot;&quot;;0;(LOOKUP([.$G6];[.$A$3:.$A$31];[.D$3:.D$31])))" office:value-type="float" office:value="0.25" calcext:value-type="float">
            <text:p>0.25</text:p>
          </table:table-cell>
          <table:table-cell table:formula="of:=IF([.$G6]=&quot;&quot;;0;(LOOKUP([.$G6];[.$A$3:.$A$31];[.E$3:.E$31])))" office:value-type="float" office:value="0.25" calcext:value-type="float">
            <text:p>0.25</text:p>
          </table:table-cell>
          <table:table-cell/>
          <table:table-cell table:style-name="ce24" table:formula="of:=[.H6]" office:value-type="string" office:string-value="Cornflakes" calcext:value-type="string">
            <text:p>Cornflakes</text:p>
          </table:table-cell>
          <table:table-cell table:style-name="ce24" table:formula="of:=[.J6]" office:value-type="string" office:string-value="g" calcext:value-type="string">
            <text:p>g</text:p>
          </table:table-cell>
          <table:table-cell table:formula="of:=[.$I6]*[.K6]" office:value-type="float" office:value="2.5" calcext:value-type="float">
            <text:p>2.5</text:p>
          </table:table-cell>
          <table:table-cell table:formula="of:=[.$I6]*[.L6]" office:value-type="float" office:value="2.5" calcext:value-type="float">
            <text:p>2.5</text:p>
          </table:table-cell>
          <table:table-cell table:formula="of:=[.$I6]*[.M6]" office:value-type="float" office:value="2.5" calcext:value-type="float">
            <text:p>2.5</text:p>
          </table:table-cell>
          <table:table-cell table:formula="of:=[.$I6]*[.N6]" office:value-type="float" office:value="2.5" calcext:value-type="float">
            <text:p>2.5</text:p>
          </table:table-cell>
        </table:table-row>
        <table:table-row table:style-name="ro1">
          <table:table-cell table:formula="of:=['Expand Dates'.J7]" office:value-type="float" office:value="0" calcext:value-type="float">
            <text:p>0</text:p>
          </table:table-cell>
          <table:table-cell table:formula="of:=['Expand Dates'.N7]" office:value-type="float" office:value="0" calcext:value-type="float">
            <text:p>0</text:p>
          </table:table-cell>
          <table:table-cell table:formula="of:=['Expand Dates'.R7]" office:value-type="float" office:value="0" calcext:value-type="float">
            <text:p>0</text:p>
          </table:table-cell>
          <table:table-cell table:formula="of:=['Expand Dates'.W7]" office:value-type="float" office:value="0" calcext:value-type="float">
            <text:p>0</text:p>
          </table:table-cell>
          <table:table-cell table:formula="of:=['Expand Dates'.Z7]" office:value-type="float" office:value="0" calcext:value-type="float">
            <text:p>0</text:p>
          </table:table-cell>
          <table:table-cell/>
          <table:table-cell table:formula="of:=['Expand Recipes'.I6]" office:value-type="string" office:string-value="Cereal" calcext:value-type="string">
            <text:p>Cereal</text:p>
          </table:table-cell>
          <table:table-cell table:formula="of:=['Expand Recipes'.J6]" office:value-type="string" office:string-value="Musli" calcext:value-type="string">
            <text:p>Musli</text:p>
          </table:table-cell>
          <table:table-cell table:formula="of:=['Expand Recipes'.K6]" office:value-type="float" office:value="10" calcext:value-type="float">
            <text:p>10</text:p>
          </table:table-cell>
          <table:table-cell table:formula="of:=['Expand Recipes'.L6]" office:value-type="string" office:string-value="g" calcext:value-type="string">
            <text:p>g</text:p>
          </table:table-cell>
          <table:table-cell table:formula="of:=IF([.$G7]=&quot;&quot;;0;(LOOKUP([.$G7];[.$A$3:.$A$31];[.B$3:.B$31])))" office:value-type="float" office:value="0.25" calcext:value-type="float">
            <text:p>0.25</text:p>
          </table:table-cell>
          <table:table-cell table:formula="of:=IF([.$G7]=&quot;&quot;;0;(LOOKUP([.$G7];[.$A$3:.$A$31];[.C$3:.C$31])))" office:value-type="float" office:value="0.25" calcext:value-type="float">
            <text:p>0.25</text:p>
          </table:table-cell>
          <table:table-cell table:formula="of:=IF([.$G7]=&quot;&quot;;0;(LOOKUP([.$G7];[.$A$3:.$A$31];[.D$3:.D$31])))" office:value-type="float" office:value="0.25" calcext:value-type="float">
            <text:p>0.25</text:p>
          </table:table-cell>
          <table:table-cell table:formula="of:=IF([.$G7]=&quot;&quot;;0;(LOOKUP([.$G7];[.$A$3:.$A$31];[.E$3:.E$31])))" office:value-type="float" office:value="0.25" calcext:value-type="float">
            <text:p>0.25</text:p>
          </table:table-cell>
          <table:table-cell/>
          <table:table-cell table:style-name="ce24" table:formula="of:=[.H7]" office:value-type="string" office:string-value="Musli" calcext:value-type="string">
            <text:p>Musli</text:p>
          </table:table-cell>
          <table:table-cell table:style-name="ce24" table:formula="of:=[.J7]" office:value-type="string" office:string-value="g" calcext:value-type="string">
            <text:p>g</text:p>
          </table:table-cell>
          <table:table-cell table:formula="of:=[.$I7]*[.K7]" office:value-type="float" office:value="2.5" calcext:value-type="float">
            <text:p>2.5</text:p>
          </table:table-cell>
          <table:table-cell table:formula="of:=[.$I7]*[.L7]" office:value-type="float" office:value="2.5" calcext:value-type="float">
            <text:p>2.5</text:p>
          </table:table-cell>
          <table:table-cell table:formula="of:=[.$I7]*[.M7]" office:value-type="float" office:value="2.5" calcext:value-type="float">
            <text:p>2.5</text:p>
          </table:table-cell>
          <table:table-cell table:formula="of:=[.$I7]*[.N7]" office:value-type="float" office:value="2.5" calcext:value-type="float">
            <text:p>2.5</text:p>
          </table:table-cell>
        </table:table-row>
        <table:table-row table:style-name="ro1">
          <table:table-cell table:formula="of:=['Expand Dates'.J8]" office:value-type="string" office:string-value="Egg sandwiches" calcext:value-type="string">
            <text:p>Egg sandwiches</text:p>
          </table:table-cell>
          <table:table-cell table:formula="of:=['Expand Dates'.N8]" office:value-type="float" office:value="0.25" calcext:value-type="float">
            <text:p>0.25</text:p>
          </table:table-cell>
          <table:table-cell table:formula="of:=['Expand Dates'.R8]" office:value-type="float" office:value="0.25" calcext:value-type="float">
            <text:p>0.25</text:p>
          </table:table-cell>
          <table:table-cell table:formula="of:=['Expand Dates'.W8]" office:value-type="float" office:value="0.25" calcext:value-type="float">
            <text:p>0.25</text:p>
          </table:table-cell>
          <table:table-cell table:formula="of:=['Expand Dates'.Z8]" office:value-type="float" office:value="0.25" calcext:value-type="float">
            <text:p>0.25</text:p>
          </table:table-cell>
          <table:table-cell/>
          <table:table-cell table:formula="of:=['Expand Recipes'.I7]">
            <text:p/>
          </table:table-cell>
          <table:table-cell table:formula="of:=['Expand Recipes'.J7]" office:value-type="float" office:value="0" calcext:value-type="float">
            <text:p>0</text:p>
          </table:table-cell>
          <table:table-cell table:formula="of:=['Expand Recipes'.K7]" office:value-type="float" office:value="0" calcext:value-type="float">
            <text:p>0</text:p>
          </table:table-cell>
          <table:table-cell table:formula="of:=['Expand Recipes'.L7]" office:value-type="float" office:value="0" calcext:value-type="float">
            <text:p>0</text:p>
          </table:table-cell>
          <table:table-cell table:formula="of:=IF([.$G8]=&quot;&quot;;0;(LOOKUP([.$G8];[.$A$3:.$A$31];[.B$3:.B$31])))" office:value-type="float" office:value="0" calcext:value-type="float">
            <text:p>0</text:p>
          </table:table-cell>
          <table:table-cell table:formula="of:=IF([.$G8]=&quot;&quot;;0;(LOOKUP([.$G8];[.$A$3:.$A$31];[.C$3:.C$31])))" office:value-type="float" office:value="0" calcext:value-type="float">
            <text:p>0</text:p>
          </table:table-cell>
          <table:table-cell table:formula="of:=IF([.$G8]=&quot;&quot;;0;(LOOKUP([.$G8];[.$A$3:.$A$31];[.D$3:.D$31])))" office:value-type="float" office:value="0" calcext:value-type="float">
            <text:p>0</text:p>
          </table:table-cell>
          <table:table-cell table:formula="of:=IF([.$G8]=&quot;&quot;;0;(LOOKUP([.$G8];[.$A$3:.$A$31];[.E$3:.E$31])))" office:value-type="float" office:value="0" calcext:value-type="float">
            <text:p>0</text:p>
          </table:table-cell>
          <table:table-cell/>
          <table:table-cell table:style-name="ce24" table:formula="of:=[.H8]" office:value-type="float" office:value="0" calcext:value-type="float">
            <text:p>0</text:p>
          </table:table-cell>
          <table:table-cell table:style-name="ce24" table:formula="of:=[.J8]" office:value-type="float" office:value="0" calcext:value-type="float">
            <text:p>0</text:p>
          </table:table-cell>
          <table:table-cell table:formula="of:=[.$I8]*[.K8]" office:value-type="float" office:value="0" calcext:value-type="float">
            <text:p>0</text:p>
          </table:table-cell>
          <table:table-cell table:formula="of:=[.$I8]*[.L8]" office:value-type="float" office:value="0" calcext:value-type="float">
            <text:p>0</text:p>
          </table:table-cell>
          <table:table-cell table:formula="of:=[.$I8]*[.M8]" office:value-type="float" office:value="0" calcext:value-type="float">
            <text:p>0</text:p>
          </table:table-cell>
          <table:table-cell table:formula="of:=[.$I8]*[.N8]" office:value-type="float" office:value="0" calcext:value-type="float">
            <text:p>0</text:p>
          </table:table-cell>
        </table:table-row>
        <table:table-row table:style-name="ro1">
          <table:table-cell table:formula="of:=['Expand Dates'.J9]" office:value-type="string" office:string-value="Cucumber" calcext:value-type="string">
            <text:p>Cucumber</text:p>
          </table:table-cell>
          <table:table-cell table:formula="of:=['Expand Dates'.N9]" office:value-type="float" office:value="0.25" calcext:value-type="float">
            <text:p>0.25</text:p>
          </table:table-cell>
          <table:table-cell table:formula="of:=['Expand Dates'.R9]" office:value-type="float" office:value="0.25" calcext:value-type="float">
            <text:p>0.25</text:p>
          </table:table-cell>
          <table:table-cell table:formula="of:=['Expand Dates'.W9]" office:value-type="float" office:value="0.25" calcext:value-type="float">
            <text:p>0.25</text:p>
          </table:table-cell>
          <table:table-cell table:formula="of:=['Expand Dates'.Z9]" office:value-type="float" office:value="0.25" calcext:value-type="float">
            <text:p>0.25</text:p>
          </table:table-cell>
          <table:table-cell/>
          <table:table-cell table:formula="of:=['Expand Recipes'.I8]">
            <text:p/>
          </table:table-cell>
          <table:table-cell table:formula="of:=['Expand Recipes'.J8]" office:value-type="float" office:value="0" calcext:value-type="float">
            <text:p>0</text:p>
          </table:table-cell>
          <table:table-cell table:formula="of:=['Expand Recipes'.K8]" office:value-type="float" office:value="0" calcext:value-type="float">
            <text:p>0</text:p>
          </table:table-cell>
          <table:table-cell table:formula="of:=['Expand Recipes'.L8]" office:value-type="float" office:value="0" calcext:value-type="float">
            <text:p>0</text:p>
          </table:table-cell>
          <table:table-cell table:formula="of:=IF([.$G9]=&quot;&quot;;0;(LOOKUP([.$G9];[.$A$3:.$A$31];[.B$3:.B$31])))" office:value-type="float" office:value="0" calcext:value-type="float">
            <text:p>0</text:p>
          </table:table-cell>
          <table:table-cell table:formula="of:=IF([.$G9]=&quot;&quot;;0;(LOOKUP([.$G9];[.$A$3:.$A$31];[.C$3:.C$31])))" office:value-type="float" office:value="0" calcext:value-type="float">
            <text:p>0</text:p>
          </table:table-cell>
          <table:table-cell table:formula="of:=IF([.$G9]=&quot;&quot;;0;(LOOKUP([.$G9];[.$A$3:.$A$31];[.D$3:.D$31])))" office:value-type="float" office:value="0" calcext:value-type="float">
            <text:p>0</text:p>
          </table:table-cell>
          <table:table-cell table:formula="of:=IF([.$G9]=&quot;&quot;;0;(LOOKUP([.$G9];[.$A$3:.$A$31];[.E$3:.E$31])))" office:value-type="float" office:value="0" calcext:value-type="float">
            <text:p>0</text:p>
          </table:table-cell>
          <table:table-cell/>
          <table:table-cell table:style-name="ce24" table:formula="of:=[.H9]" office:value-type="float" office:value="0" calcext:value-type="float">
            <text:p>0</text:p>
          </table:table-cell>
          <table:table-cell table:style-name="ce24" table:formula="of:=[.J9]" office:value-type="float" office:value="0" calcext:value-type="float">
            <text:p>0</text:p>
          </table:table-cell>
          <table:table-cell table:formula="of:=[.$I9]*[.K9]" office:value-type="float" office:value="0" calcext:value-type="float">
            <text:p>0</text:p>
          </table:table-cell>
          <table:table-cell table:formula="of:=[.$I9]*[.L9]" office:value-type="float" office:value="0" calcext:value-type="float">
            <text:p>0</text:p>
          </table:table-cell>
          <table:table-cell table:formula="of:=[.$I9]*[.M9]" office:value-type="float" office:value="0" calcext:value-type="float">
            <text:p>0</text:p>
          </table:table-cell>
          <table:table-cell table:formula="of:=[.$I9]*[.N9]" office:value-type="float" office:value="0" calcext:value-type="float">
            <text:p>0</text:p>
          </table:table-cell>
        </table:table-row>
        <table:table-row table:style-name="ro1">
          <table:table-cell table:formula="of:=['Expand Dates'.J10]" office:value-type="string" office:string-value="Brie / Apple" calcext:value-type="string">
            <text:p>Brie / Apple</text:p>
          </table:table-cell>
          <table:table-cell table:formula="of:=['Expand Dates'.N10]" office:value-type="float" office:value="0.25" calcext:value-type="float">
            <text:p>0.25</text:p>
          </table:table-cell>
          <table:table-cell table:formula="of:=['Expand Dates'.R10]" office:value-type="float" office:value="0.25" calcext:value-type="float">
            <text:p>0.25</text:p>
          </table:table-cell>
          <table:table-cell table:formula="of:=['Expand Dates'.W10]" office:value-type="float" office:value="0.25" calcext:value-type="float">
            <text:p>0.25</text:p>
          </table:table-cell>
          <table:table-cell table:formula="of:=['Expand Dates'.Z10]" office:value-type="float" office:value="0.25" calcext:value-type="float">
            <text:p>0.25</text:p>
          </table:table-cell>
          <table:table-cell/>
          <table:table-cell table:formula="of:=['Expand Recipes'.I9]" office:value-type="string" office:string-value="Fruit" calcext:value-type="string">
            <text:p>Fruit</text:p>
          </table:table-cell>
          <table:table-cell table:formula="of:=['Expand Recipes'.J9]" office:value-type="string" office:string-value="- Bananas" calcext:value-type="string">
            <text:p>- Bananas</text:p>
          </table:table-cell>
          <table:table-cell table:formula="of:=['Expand Recipes'.K9]" office:value-type="float" office:value="0.333333333333333" calcext:value-type="float">
            <text:p>0.3333333333</text:p>
          </table:table-cell>
          <table:table-cell table:formula="of:=['Expand Recipes'.L9]" office:value-type="string" office:string-value="peice" calcext:value-type="string">
            <text:p>peice</text:p>
          </table:table-cell>
          <table:table-cell table:formula="of:=IF([.$G10]=&quot;&quot;;0;(LOOKUP([.$G10];[.$A$3:.$A$31];[.B$3:.B$31])))" office:value-type="float" office:value="0.5" calcext:value-type="float">
            <text:p>0.5</text:p>
          </table:table-cell>
          <table:table-cell table:formula="of:=IF([.$G10]=&quot;&quot;;0;(LOOKUP([.$G10];[.$A$3:.$A$31];[.C$3:.C$31])))" office:value-type="float" office:value="0.5" calcext:value-type="float">
            <text:p>0.5</text:p>
          </table:table-cell>
          <table:table-cell table:formula="of:=IF([.$G10]=&quot;&quot;;0;(LOOKUP([.$G10];[.$A$3:.$A$31];[.D$3:.D$31])))" office:value-type="float" office:value="0.5" calcext:value-type="float">
            <text:p>0.5</text:p>
          </table:table-cell>
          <table:table-cell table:formula="of:=IF([.$G10]=&quot;&quot;;0;(LOOKUP([.$G10];[.$A$3:.$A$31];[.E$3:.E$31])))" office:value-type="float" office:value="0.5" calcext:value-type="float">
            <text:p>0.5</text:p>
          </table:table-cell>
          <table:table-cell/>
          <table:table-cell table:style-name="ce24" table:formula="of:=[.H10]" office:value-type="string" office:string-value="- Bananas" calcext:value-type="string">
            <text:p>- Bananas</text:p>
          </table:table-cell>
          <table:table-cell table:style-name="ce24" table:formula="of:=[.J10]" office:value-type="string" office:string-value="peice" calcext:value-type="string">
            <text:p>peice</text:p>
          </table:table-cell>
          <table:table-cell table:formula="of:=[.$I10]*[.K10]" office:value-type="float" office:value="0.166666666666667" calcext:value-type="float">
            <text:p>0.1666666667</text:p>
          </table:table-cell>
          <table:table-cell table:formula="of:=[.$I10]*[.L10]" office:value-type="float" office:value="0.166666666666667" calcext:value-type="float">
            <text:p>0.1666666667</text:p>
          </table:table-cell>
          <table:table-cell table:formula="of:=[.$I10]*[.M10]" office:value-type="float" office:value="0.166666666666667" calcext:value-type="float">
            <text:p>0.1666666667</text:p>
          </table:table-cell>
          <table:table-cell table:formula="of:=[.$I10]*[.N10]" office:value-type="float" office:value="0.166666666666667" calcext:value-type="float">
            <text:p>0.1666666667</text:p>
          </table:table-cell>
        </table:table-row>
        <table:table-row table:style-name="ro1">
          <table:table-cell table:formula="of:=['Expand Dates'.J11]" office:value-type="string" office:string-value="Bratwurst / mustard / horseradish" calcext:value-type="string">
            <text:p>Bratwurst / mustard / horseradish</text:p>
          </table:table-cell>
          <table:table-cell table:formula="of:=['Expand Dates'.N11]" office:value-type="float" office:value="0.25" calcext:value-type="float">
            <text:p>0.25</text:p>
          </table:table-cell>
          <table:table-cell table:formula="of:=['Expand Dates'.R11]" office:value-type="float" office:value="0.25" calcext:value-type="float">
            <text:p>0.25</text:p>
          </table:table-cell>
          <table:table-cell table:formula="of:=['Expand Dates'.W11]" office:value-type="float" office:value="0.25" calcext:value-type="float">
            <text:p>0.25</text:p>
          </table:table-cell>
          <table:table-cell table:formula="of:=['Expand Dates'.Z11]" office:value-type="float" office:value="0.25" calcext:value-type="float">
            <text:p>0.25</text:p>
          </table:table-cell>
          <table:table-cell/>
          <table:table-cell table:formula="of:=['Expand Recipes'.I10]" office:value-type="string" office:string-value="Fruit" calcext:value-type="string">
            <text:p>Fruit</text:p>
          </table:table-cell>
          <table:table-cell table:formula="of:=['Expand Recipes'.J10]" office:value-type="string" office:string-value="- Apples" calcext:value-type="string">
            <text:p>- Apples</text:p>
          </table:table-cell>
          <table:table-cell table:formula="of:=['Expand Recipes'.K10]" office:value-type="float" office:value="0.333333333333333" calcext:value-type="float">
            <text:p>0.3333333333</text:p>
          </table:table-cell>
          <table:table-cell table:formula="of:=['Expand Recipes'.L10]" office:value-type="string" office:string-value="peice" calcext:value-type="string">
            <text:p>peice</text:p>
          </table:table-cell>
          <table:table-cell table:formula="of:=IF([.$G11]=&quot;&quot;;0;(LOOKUP([.$G11];[.$A$3:.$A$31];[.B$3:.B$31])))" office:value-type="float" office:value="0.5" calcext:value-type="float">
            <text:p>0.5</text:p>
          </table:table-cell>
          <table:table-cell table:formula="of:=IF([.$G11]=&quot;&quot;;0;(LOOKUP([.$G11];[.$A$3:.$A$31];[.C$3:.C$31])))" office:value-type="float" office:value="0.5" calcext:value-type="float">
            <text:p>0.5</text:p>
          </table:table-cell>
          <table:table-cell table:formula="of:=IF([.$G11]=&quot;&quot;;0;(LOOKUP([.$G11];[.$A$3:.$A$31];[.D$3:.D$31])))" office:value-type="float" office:value="0.5" calcext:value-type="float">
            <text:p>0.5</text:p>
          </table:table-cell>
          <table:table-cell table:formula="of:=IF([.$G11]=&quot;&quot;;0;(LOOKUP([.$G11];[.$A$3:.$A$31];[.E$3:.E$31])))" office:value-type="float" office:value="0.5" calcext:value-type="float">
            <text:p>0.5</text:p>
          </table:table-cell>
          <table:table-cell/>
          <table:table-cell table:style-name="ce24" table:formula="of:=[.H11]" office:value-type="string" office:string-value="- Apples" calcext:value-type="string">
            <text:p>- Apples</text:p>
          </table:table-cell>
          <table:table-cell table:style-name="ce24" table:formula="of:=[.J11]" office:value-type="string" office:string-value="peice" calcext:value-type="string">
            <text:p>peice</text:p>
          </table:table-cell>
          <table:table-cell table:formula="of:=[.$I11]*[.K11]" office:value-type="float" office:value="0.166666666666667" calcext:value-type="float">
            <text:p>0.1666666667</text:p>
          </table:table-cell>
          <table:table-cell table:formula="of:=[.$I11]*[.L11]" office:value-type="float" office:value="0.166666666666667" calcext:value-type="float">
            <text:p>0.1666666667</text:p>
          </table:table-cell>
          <table:table-cell table:formula="of:=[.$I11]*[.M11]" office:value-type="float" office:value="0.166666666666667" calcext:value-type="float">
            <text:p>0.1666666667</text:p>
          </table:table-cell>
          <table:table-cell table:formula="of:=[.$I11]*[.N11]" office:value-type="float" office:value="0.166666666666667" calcext:value-type="float">
            <text:p>0.1666666667</text:p>
          </table:table-cell>
        </table:table-row>
        <table:table-row table:style-name="ro1">
          <table:table-cell table:formula="of:=['Expand Dates'.J12]" office:value-type="float" office:value="0" calcext:value-type="float">
            <text:p>0</text:p>
          </table:table-cell>
          <table:table-cell table:formula="of:=['Expand Dates'.N12]" office:value-type="float" office:value="0" calcext:value-type="float">
            <text:p>0</text:p>
          </table:table-cell>
          <table:table-cell table:formula="of:=['Expand Dates'.R12]" office:value-type="float" office:value="0" calcext:value-type="float">
            <text:p>0</text:p>
          </table:table-cell>
          <table:table-cell table:formula="of:=['Expand Dates'.W12]" office:value-type="float" office:value="0" calcext:value-type="float">
            <text:p>0</text:p>
          </table:table-cell>
          <table:table-cell table:formula="of:=['Expand Dates'.Z12]" office:value-type="float" office:value="0" calcext:value-type="float">
            <text:p>0</text:p>
          </table:table-cell>
          <table:table-cell/>
          <table:table-cell table:formula="of:=['Expand Recipes'.I11]" office:value-type="string" office:string-value="Fruit" calcext:value-type="string">
            <text:p>Fruit</text:p>
          </table:table-cell>
          <table:table-cell table:formula="of:=['Expand Recipes'.J11]" office:value-type="string" office:string-value="- Other" calcext:value-type="string">
            <text:p>- Other</text:p>
          </table:table-cell>
          <table:table-cell table:formula="of:=['Expand Recipes'.K11]" office:value-type="float" office:value="0.333333333333333" calcext:value-type="float">
            <text:p>0.3333333333</text:p>
          </table:table-cell>
          <table:table-cell table:formula="of:=['Expand Recipes'.L11]" office:value-type="string" office:string-value="peice" calcext:value-type="string">
            <text:p>peice</text:p>
          </table:table-cell>
          <table:table-cell table:formula="of:=IF([.$G12]=&quot;&quot;;0;(LOOKUP([.$G12];[.$A$3:.$A$31];[.B$3:.B$31])))" office:value-type="float" office:value="0.5" calcext:value-type="float">
            <text:p>0.5</text:p>
          </table:table-cell>
          <table:table-cell table:formula="of:=IF([.$G12]=&quot;&quot;;0;(LOOKUP([.$G12];[.$A$3:.$A$31];[.C$3:.C$31])))" office:value-type="float" office:value="0.5" calcext:value-type="float">
            <text:p>0.5</text:p>
          </table:table-cell>
          <table:table-cell table:formula="of:=IF([.$G12]=&quot;&quot;;0;(LOOKUP([.$G12];[.$A$3:.$A$31];[.D$3:.D$31])))" office:value-type="float" office:value="0.5" calcext:value-type="float">
            <text:p>0.5</text:p>
          </table:table-cell>
          <table:table-cell table:formula="of:=IF([.$G12]=&quot;&quot;;0;(LOOKUP([.$G12];[.$A$3:.$A$31];[.E$3:.E$31])))" office:value-type="float" office:value="0.5" calcext:value-type="float">
            <text:p>0.5</text:p>
          </table:table-cell>
          <table:table-cell/>
          <table:table-cell table:style-name="ce24" table:formula="of:=[.H12]" office:value-type="string" office:string-value="- Other" calcext:value-type="string">
            <text:p>- Other</text:p>
          </table:table-cell>
          <table:table-cell table:style-name="ce24" table:formula="of:=[.J12]" office:value-type="string" office:string-value="peice" calcext:value-type="string">
            <text:p>peice</text:p>
          </table:table-cell>
          <table:table-cell table:formula="of:=[.$I12]*[.K12]" office:value-type="float" office:value="0.166666666666667" calcext:value-type="float">
            <text:p>0.1666666667</text:p>
          </table:table-cell>
          <table:table-cell table:formula="of:=[.$I12]*[.L12]" office:value-type="float" office:value="0.166666666666667" calcext:value-type="float">
            <text:p>0.1666666667</text:p>
          </table:table-cell>
          <table:table-cell table:formula="of:=[.$I12]*[.M12]" office:value-type="float" office:value="0.166666666666667" calcext:value-type="float">
            <text:p>0.1666666667</text:p>
          </table:table-cell>
          <table:table-cell table:formula="of:=[.$I12]*[.N12]" office:value-type="float" office:value="0.166666666666667" calcext:value-type="float">
            <text:p>0.1666666667</text:p>
          </table:table-cell>
        </table:table-row>
        <table:table-row table:style-name="ro1">
          <table:table-cell table:formula="of:=['Expand Dates'.J13]" office:value-type="string" office:string-value="Beef / Sausages / Bratwurst" calcext:value-type="string">
            <text:p>Beef / Sausages / Bratwurst</text:p>
          </table:table-cell>
          <table:table-cell table:formula="of:=['Expand Dates'.N13]" office:value-type="float" office:value="0.25" calcext:value-type="float">
            <text:p>0.25</text:p>
          </table:table-cell>
          <table:table-cell table:formula="of:=['Expand Dates'.R13]" office:value-type="float" office:value="0.25" calcext:value-type="float">
            <text:p>0.25</text:p>
          </table:table-cell>
          <table:table-cell table:formula="of:=['Expand Dates'.W13]" office:value-type="float" office:value="0" calcext:value-type="float">
            <text:p>0</text:p>
          </table:table-cell>
          <table:table-cell table:formula="of:=['Expand Dates'.Z13]" office:value-type="float" office:value="0" calcext:value-type="float">
            <text:p>0</text:p>
          </table:table-cell>
          <table:table-cell/>
          <table:table-cell table:formula="of:=['Expand Recipes'.I12]">
            <text:p/>
          </table:table-cell>
          <table:table-cell table:formula="of:=['Expand Recipes'.J12]" office:value-type="float" office:value="0" calcext:value-type="float">
            <text:p>0</text:p>
          </table:table-cell>
          <table:table-cell table:formula="of:=['Expand Recipes'.K12]" office:value-type="float" office:value="0" calcext:value-type="float">
            <text:p>0</text:p>
          </table:table-cell>
          <table:table-cell table:formula="of:=['Expand Recipes'.L12]" office:value-type="float" office:value="0" calcext:value-type="float">
            <text:p>0</text:p>
          </table:table-cell>
          <table:table-cell table:formula="of:=IF([.$G13]=&quot;&quot;;0;(LOOKUP([.$G13];[.$A$3:.$A$31];[.B$3:.B$31])))" office:value-type="float" office:value="0" calcext:value-type="float">
            <text:p>0</text:p>
          </table:table-cell>
          <table:table-cell table:formula="of:=IF([.$G13]=&quot;&quot;;0;(LOOKUP([.$G13];[.$A$3:.$A$31];[.C$3:.C$31])))" office:value-type="float" office:value="0" calcext:value-type="float">
            <text:p>0</text:p>
          </table:table-cell>
          <table:table-cell table:formula="of:=IF([.$G13]=&quot;&quot;;0;(LOOKUP([.$G13];[.$A$3:.$A$31];[.D$3:.D$31])))" office:value-type="float" office:value="0" calcext:value-type="float">
            <text:p>0</text:p>
          </table:table-cell>
          <table:table-cell table:formula="of:=IF([.$G13]=&quot;&quot;;0;(LOOKUP([.$G13];[.$A$3:.$A$31];[.E$3:.E$31])))" office:value-type="float" office:value="0" calcext:value-type="float">
            <text:p>0</text:p>
          </table:table-cell>
          <table:table-cell/>
          <table:table-cell table:style-name="ce24" table:formula="of:=[.H13]" office:value-type="float" office:value="0" calcext:value-type="float">
            <text:p>0</text:p>
          </table:table-cell>
          <table:table-cell table:style-name="ce24" table:formula="of:=[.J13]" office:value-type="float" office:value="0" calcext:value-type="float">
            <text:p>0</text:p>
          </table:table-cell>
          <table:table-cell table:formula="of:=[.$I13]*[.K13]" office:value-type="float" office:value="0" calcext:value-type="float">
            <text:p>0</text:p>
          </table:table-cell>
          <table:table-cell table:formula="of:=[.$I13]*[.L13]" office:value-type="float" office:value="0" calcext:value-type="float">
            <text:p>0</text:p>
          </table:table-cell>
          <table:table-cell table:formula="of:=[.$I13]*[.M13]" office:value-type="float" office:value="0" calcext:value-type="float">
            <text:p>0</text:p>
          </table:table-cell>
          <table:table-cell table:formula="of:=[.$I13]*[.N13]" office:value-type="float" office:value="0" calcext:value-type="float">
            <text:p>0</text:p>
          </table:table-cell>
        </table:table-row>
        <table:table-row table:style-name="ro1">
          <table:table-cell table:formula="of:=['Expand Dates'.J14]" office:value-type="string" office:string-value="Fish / Salmon" calcext:value-type="string">
            <text:p>Fish / Salmon</text:p>
          </table:table-cell>
          <table:table-cell table:formula="of:=['Expand Dates'.N14]" office:value-type="float" office:value="0" calcext:value-type="float">
            <text:p>0</text:p>
          </table:table-cell>
          <table:table-cell table:formula="of:=['Expand Dates'.R14]" office:value-type="float" office:value="0" calcext:value-type="float">
            <text:p>0</text:p>
          </table:table-cell>
          <table:table-cell table:formula="of:=['Expand Dates'.W14]" office:value-type="float" office:value="0" calcext:value-type="float">
            <text:p>0</text:p>
          </table:table-cell>
          <table:table-cell table:formula="of:=['Expand Dates'.Z14]" office:value-type="float" office:value="0" calcext:value-type="float">
            <text:p>0</text:p>
          </table:table-cell>
          <table:table-cell/>
          <table:table-cell table:formula="of:=['Expand Recipes'.I13]">
            <text:p/>
          </table:table-cell>
          <table:table-cell table:formula="of:=['Expand Recipes'.J13]" office:value-type="float" office:value="0" calcext:value-type="float">
            <text:p>0</text:p>
          </table:table-cell>
          <table:table-cell table:formula="of:=['Expand Recipes'.K13]" office:value-type="float" office:value="0" calcext:value-type="float">
            <text:p>0</text:p>
          </table:table-cell>
          <table:table-cell table:formula="of:=['Expand Recipes'.L13]" office:value-type="float" office:value="0" calcext:value-type="float">
            <text:p>0</text:p>
          </table:table-cell>
          <table:table-cell table:formula="of:=IF([.$G14]=&quot;&quot;;0;(LOOKUP([.$G14];[.$A$3:.$A$31];[.B$3:.B$31])))" office:value-type="float" office:value="0" calcext:value-type="float">
            <text:p>0</text:p>
          </table:table-cell>
          <table:table-cell table:formula="of:=IF([.$G14]=&quot;&quot;;0;(LOOKUP([.$G14];[.$A$3:.$A$31];[.C$3:.C$31])))" office:value-type="float" office:value="0" calcext:value-type="float">
            <text:p>0</text:p>
          </table:table-cell>
          <table:table-cell table:formula="of:=IF([.$G14]=&quot;&quot;;0;(LOOKUP([.$G14];[.$A$3:.$A$31];[.D$3:.D$31])))" office:value-type="float" office:value="0" calcext:value-type="float">
            <text:p>0</text:p>
          </table:table-cell>
          <table:table-cell table:formula="of:=IF([.$G14]=&quot;&quot;;0;(LOOKUP([.$G14];[.$A$3:.$A$31];[.E$3:.E$31])))" office:value-type="float" office:value="0" calcext:value-type="float">
            <text:p>0</text:p>
          </table:table-cell>
          <table:table-cell/>
          <table:table-cell table:style-name="ce24" table:formula="of:=[.H14]" office:value-type="float" office:value="0" calcext:value-type="float">
            <text:p>0</text:p>
          </table:table-cell>
          <table:table-cell table:style-name="ce24" table:formula="of:=[.J14]" office:value-type="float" office:value="0" calcext:value-type="float">
            <text:p>0</text:p>
          </table:table-cell>
          <table:table-cell table:formula="of:=[.$I14]*[.K14]" office:value-type="float" office:value="0" calcext:value-type="float">
            <text:p>0</text:p>
          </table:table-cell>
          <table:table-cell table:formula="of:=[.$I14]*[.L14]" office:value-type="float" office:value="0" calcext:value-type="float">
            <text:p>0</text:p>
          </table:table-cell>
          <table:table-cell table:formula="of:=[.$I14]*[.M14]" office:value-type="float" office:value="0" calcext:value-type="float">
            <text:p>0</text:p>
          </table:table-cell>
          <table:table-cell table:formula="of:=[.$I14]*[.N14]" office:value-type="float" office:value="0" calcext:value-type="float">
            <text:p>0</text:p>
          </table:table-cell>
        </table:table-row>
        <table:table-row table:style-name="ro1">
          <table:table-cell table:formula="of:=['Expand Dates'.J15]" office:value-type="string" office:string-value="Haloumi" calcext:value-type="string">
            <text:p>Haloumi</text:p>
          </table:table-cell>
          <table:table-cell table:formula="of:=['Expand Dates'.N15]" office:value-type="float" office:value="0.25" calcext:value-type="float">
            <text:p>0.25</text:p>
          </table:table-cell>
          <table:table-cell table:formula="of:=['Expand Dates'.R15]" office:value-type="float" office:value="0.25" calcext:value-type="float">
            <text:p>0.25</text:p>
          </table:table-cell>
          <table:table-cell table:formula="of:=['Expand Dates'.W15]" office:value-type="float" office:value="0" calcext:value-type="float">
            <text:p>0</text:p>
          </table:table-cell>
          <table:table-cell table:formula="of:=['Expand Dates'.Z15]" office:value-type="float" office:value="0" calcext:value-type="float">
            <text:p>0</text:p>
          </table:table-cell>
          <table:table-cell/>
          <table:table-cell table:formula="of:=['Expand Recipes'.I14]" office:value-type="string" office:string-value="Bread" calcext:value-type="string">
            <text:p>Bread</text:p>
          </table:table-cell>
          <table:table-cell table:formula="of:=['Expand Recipes'.J14]" office:value-type="string" office:string-value="Brötchen" calcext:value-type="string">
            <text:p>Brötchen</text:p>
          </table:table-cell>
          <table:table-cell table:formula="of:=['Expand Recipes'.K14]" office:value-type="float" office:value="0.4" calcext:value-type="float">
            <text:p>0.4</text:p>
          </table:table-cell>
          <table:table-cell table:formula="of:=['Expand Recipes'.L14]" office:value-type="string" office:string-value="peice" calcext:value-type="string">
            <text:p>peice</text:p>
          </table:table-cell>
          <table:table-cell table:formula="of:=IF([.$G15]=&quot;&quot;;0;(LOOKUP([.$G15];[.$A$3:.$A$31];[.B$3:.B$31])))" office:value-type="float" office:value="0.25" calcext:value-type="float">
            <text:p>0.25</text:p>
          </table:table-cell>
          <table:table-cell table:formula="of:=IF([.$G15]=&quot;&quot;;0;(LOOKUP([.$G15];[.$A$3:.$A$31];[.C$3:.C$31])))" office:value-type="float" office:value="0.25" calcext:value-type="float">
            <text:p>0.25</text:p>
          </table:table-cell>
          <table:table-cell table:formula="of:=IF([.$G15]=&quot;&quot;;0;(LOOKUP([.$G15];[.$A$3:.$A$31];[.D$3:.D$31])))" office:value-type="float" office:value="0.25" calcext:value-type="float">
            <text:p>0.25</text:p>
          </table:table-cell>
          <table:table-cell table:formula="of:=IF([.$G15]=&quot;&quot;;0;(LOOKUP([.$G15];[.$A$3:.$A$31];[.E$3:.E$31])))" office:value-type="float" office:value="0.25" calcext:value-type="float">
            <text:p>0.25</text:p>
          </table:table-cell>
          <table:table-cell/>
          <table:table-cell table:style-name="ce24" table:formula="of:=[.H15]" office:value-type="string" office:string-value="Brötchen" calcext:value-type="string">
            <text:p>Brötchen</text:p>
          </table:table-cell>
          <table:table-cell table:style-name="ce24" table:formula="of:=[.J15]" office:value-type="string" office:string-value="peice" calcext:value-type="string">
            <text:p>peice</text:p>
          </table:table-cell>
          <table:table-cell table:formula="of:=[.$I15]*[.K15]" office:value-type="float" office:value="0.1" calcext:value-type="float">
            <text:p>0.1</text:p>
          </table:table-cell>
          <table:table-cell table:formula="of:=[.$I15]*[.L15]" office:value-type="float" office:value="0.1" calcext:value-type="float">
            <text:p>0.1</text:p>
          </table:table-cell>
          <table:table-cell table:formula="of:=[.$I15]*[.M15]" office:value-type="float" office:value="0.1" calcext:value-type="float">
            <text:p>0.1</text:p>
          </table:table-cell>
          <table:table-cell table:formula="of:=[.$I15]*[.N15]" office:value-type="float" office:value="0.1" calcext:value-type="float">
            <text:p>0.1</text:p>
          </table:table-cell>
        </table:table-row>
        <table:table-row table:style-name="ro1">
          <table:table-cell table:formula="of:=['Expand Dates'.J16]" office:value-type="string" office:string-value="Chicken wings" calcext:value-type="string">
            <text:p>Chicken wings</text:p>
          </table:table-cell>
          <table:table-cell table:formula="of:=['Expand Dates'.N16]" office:value-type="float" office:value="0" calcext:value-type="float">
            <text:p>0</text:p>
          </table:table-cell>
          <table:table-cell table:formula="of:=['Expand Dates'.R16]" office:value-type="float" office:value="0" calcext:value-type="float">
            <text:p>0</text:p>
          </table:table-cell>
          <table:table-cell table:formula="of:=['Expand Dates'.W16]" office:value-type="float" office:value="0" calcext:value-type="float">
            <text:p>0</text:p>
          </table:table-cell>
          <table:table-cell table:formula="of:=['Expand Dates'.Z16]" office:value-type="float" office:value="0" calcext:value-type="float">
            <text:p>0</text:p>
          </table:table-cell>
          <table:table-cell/>
          <table:table-cell table:formula="of:=['Expand Recipes'.I15]" office:value-type="string" office:string-value="Bread" calcext:value-type="string">
            <text:p>Bread</text:p>
          </table:table-cell>
          <table:table-cell table:formula="of:=['Expand Recipes'.J15]" office:value-type="string" office:string-value="Brezen" calcext:value-type="string">
            <text:p>Brezen</text:p>
          </table:table-cell>
          <table:table-cell table:formula="of:=['Expand Recipes'.K15]" office:value-type="float" office:value="0.25" calcext:value-type="float">
            <text:p>0.25</text:p>
          </table:table-cell>
          <table:table-cell table:formula="of:=['Expand Recipes'.L15]" office:value-type="string" office:string-value="peice" calcext:value-type="string">
            <text:p>peice</text:p>
          </table:table-cell>
          <table:table-cell table:formula="of:=IF([.$G16]=&quot;&quot;;0;(LOOKUP([.$G16];[.$A$3:.$A$31];[.B$3:.B$31])))" office:value-type="float" office:value="0.25" calcext:value-type="float">
            <text:p>0.25</text:p>
          </table:table-cell>
          <table:table-cell table:formula="of:=IF([.$G16]=&quot;&quot;;0;(LOOKUP([.$G16];[.$A$3:.$A$31];[.C$3:.C$31])))" office:value-type="float" office:value="0.25" calcext:value-type="float">
            <text:p>0.25</text:p>
          </table:table-cell>
          <table:table-cell table:formula="of:=IF([.$G16]=&quot;&quot;;0;(LOOKUP([.$G16];[.$A$3:.$A$31];[.D$3:.D$31])))" office:value-type="float" office:value="0.25" calcext:value-type="float">
            <text:p>0.25</text:p>
          </table:table-cell>
          <table:table-cell table:formula="of:=IF([.$G16]=&quot;&quot;;0;(LOOKUP([.$G16];[.$A$3:.$A$31];[.E$3:.E$31])))" office:value-type="float" office:value="0.25" calcext:value-type="float">
            <text:p>0.25</text:p>
          </table:table-cell>
          <table:table-cell/>
          <table:table-cell table:style-name="ce24" table:formula="of:=[.H16]" office:value-type="string" office:string-value="Brezen" calcext:value-type="string">
            <text:p>Brezen</text:p>
          </table:table-cell>
          <table:table-cell table:style-name="ce24" table:formula="of:=[.J16]" office:value-type="string" office:string-value="peice" calcext:value-type="string">
            <text:p>peice</text:p>
          </table:table-cell>
          <table:table-cell table:formula="of:=[.$I16]*[.K16]" office:value-type="float" office:value="0.0625" calcext:value-type="float">
            <text:p>0.0625</text:p>
          </table:table-cell>
          <table:table-cell table:formula="of:=[.$I16]*[.L16]" office:value-type="float" office:value="0.0625" calcext:value-type="float">
            <text:p>0.0625</text:p>
          </table:table-cell>
          <table:table-cell table:formula="of:=[.$I16]*[.M16]" office:value-type="float" office:value="0.0625" calcext:value-type="float">
            <text:p>0.0625</text:p>
          </table:table-cell>
          <table:table-cell table:formula="of:=[.$I16]*[.N16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17]" office:value-type="string" office:string-value="Sauerkraut" calcext:value-type="string">
            <text:p>Sauerkraut</text:p>
          </table:table-cell>
          <table:table-cell table:formula="of:=['Expand Dates'.N17]" office:value-type="float" office:value="0" calcext:value-type="float">
            <text:p>0</text:p>
          </table:table-cell>
          <table:table-cell table:formula="of:=['Expand Dates'.R17]" office:value-type="float" office:value="0" calcext:value-type="float">
            <text:p>0</text:p>
          </table:table-cell>
          <table:table-cell table:formula="of:=['Expand Dates'.W17]" office:value-type="float" office:value="0" calcext:value-type="float">
            <text:p>0</text:p>
          </table:table-cell>
          <table:table-cell table:formula="of:=['Expand Dates'.Z17]" office:value-type="float" office:value="0" calcext:value-type="float">
            <text:p>0</text:p>
          </table:table-cell>
          <table:table-cell/>
          <table:table-cell table:formula="of:=['Expand Recipes'.I16]" office:value-type="string" office:string-value="Bread" calcext:value-type="string">
            <text:p>Bread</text:p>
          </table:table-cell>
          <table:table-cell table:formula="of:=['Expand Recipes'.J16]" office:value-type="string" office:string-value="Butter" calcext:value-type="string">
            <text:p>Butter</text:p>
          </table:table-cell>
          <table:table-cell table:formula="of:=['Expand Recipes'.K16]" office:value-type="float" office:value="5" calcext:value-type="float">
            <text:p>5</text:p>
          </table:table-cell>
          <table:table-cell table:formula="of:=['Expand Recipes'.L16]" office:value-type="string" office:string-value="g" calcext:value-type="string">
            <text:p>g</text:p>
          </table:table-cell>
          <table:table-cell table:formula="of:=IF([.$G17]=&quot;&quot;;0;(LOOKUP([.$G17];[.$A$3:.$A$31];[.B$3:.B$31])))" office:value-type="float" office:value="0.25" calcext:value-type="float">
            <text:p>0.25</text:p>
          </table:table-cell>
          <table:table-cell table:formula="of:=IF([.$G17]=&quot;&quot;;0;(LOOKUP([.$G17];[.$A$3:.$A$31];[.C$3:.C$31])))" office:value-type="float" office:value="0.25" calcext:value-type="float">
            <text:p>0.25</text:p>
          </table:table-cell>
          <table:table-cell table:formula="of:=IF([.$G17]=&quot;&quot;;0;(LOOKUP([.$G17];[.$A$3:.$A$31];[.D$3:.D$31])))" office:value-type="float" office:value="0.25" calcext:value-type="float">
            <text:p>0.25</text:p>
          </table:table-cell>
          <table:table-cell table:formula="of:=IF([.$G17]=&quot;&quot;;0;(LOOKUP([.$G17];[.$A$3:.$A$31];[.E$3:.E$31])))" office:value-type="float" office:value="0.25" calcext:value-type="float">
            <text:p>0.25</text:p>
          </table:table-cell>
          <table:table-cell/>
          <table:table-cell table:style-name="ce24" table:formula="of:=[.H17]" office:value-type="string" office:string-value="Butter" calcext:value-type="string">
            <text:p>Butter</text:p>
          </table:table-cell>
          <table:table-cell table:style-name="ce24" table:formula="of:=[.J17]" office:value-type="string" office:string-value="g" calcext:value-type="string">
            <text:p>g</text:p>
          </table:table-cell>
          <table:table-cell table:formula="of:=[.$I17]*[.K17]" office:value-type="float" office:value="1.25" calcext:value-type="float">
            <text:p>1.25</text:p>
          </table:table-cell>
          <table:table-cell table:formula="of:=[.$I17]*[.L17]" office:value-type="float" office:value="1.25" calcext:value-type="float">
            <text:p>1.25</text:p>
          </table:table-cell>
          <table:table-cell table:formula="of:=[.$I17]*[.M17]" office:value-type="float" office:value="1.25" calcext:value-type="float">
            <text:p>1.25</text:p>
          </table:table-cell>
          <table:table-cell table:formula="of:=[.$I17]*[.N17]" office:value-type="float" office:value="1.25" calcext:value-type="float">
            <text:p>1.25</text:p>
          </table:table-cell>
        </table:table-row>
        <table:table-row table:style-name="ro1">
          <table:table-cell table:formula="of:=['Expand Dates'.J18]" office:value-type="string" office:string-value="Corn" calcext:value-type="string">
            <text:p>Corn</text:p>
          </table:table-cell>
          <table:table-cell table:formula="of:=['Expand Dates'.N18]" office:value-type="float" office:value="0" calcext:value-type="float">
            <text:p>0</text:p>
          </table:table-cell>
          <table:table-cell table:formula="of:=['Expand Dates'.R18]" office:value-type="float" office:value="0" calcext:value-type="float">
            <text:p>0</text:p>
          </table:table-cell>
          <table:table-cell table:formula="of:=['Expand Dates'.W18]" office:value-type="float" office:value="0" calcext:value-type="float">
            <text:p>0</text:p>
          </table:table-cell>
          <table:table-cell table:formula="of:=['Expand Dates'.Z18]" office:value-type="float" office:value="0" calcext:value-type="float">
            <text:p>0</text:p>
          </table:table-cell>
          <table:table-cell/>
          <table:table-cell table:formula="of:=['Expand Recipes'.I17]">
            <text:p/>
          </table:table-cell>
          <table:table-cell table:formula="of:=['Expand Recipes'.J17]" office:value-type="float" office:value="0" calcext:value-type="float">
            <text:p>0</text:p>
          </table:table-cell>
          <table:table-cell table:formula="of:=['Expand Recipes'.K17]" office:value-type="float" office:value="0" calcext:value-type="float">
            <text:p>0</text:p>
          </table:table-cell>
          <table:table-cell table:formula="of:=['Expand Recipes'.L17]" office:value-type="float" office:value="0" calcext:value-type="float">
            <text:p>0</text:p>
          </table:table-cell>
          <table:table-cell table:formula="of:=IF([.$G18]=&quot;&quot;;0;(LOOKUP([.$G18];[.$A$3:.$A$31];[.B$3:.B$31])))" office:value-type="float" office:value="0" calcext:value-type="float">
            <text:p>0</text:p>
          </table:table-cell>
          <table:table-cell table:formula="of:=IF([.$G18]=&quot;&quot;;0;(LOOKUP([.$G18];[.$A$3:.$A$31];[.C$3:.C$31])))" office:value-type="float" office:value="0" calcext:value-type="float">
            <text:p>0</text:p>
          </table:table-cell>
          <table:table-cell table:formula="of:=IF([.$G18]=&quot;&quot;;0;(LOOKUP([.$G18];[.$A$3:.$A$31];[.D$3:.D$31])))" office:value-type="float" office:value="0" calcext:value-type="float">
            <text:p>0</text:p>
          </table:table-cell>
          <table:table-cell table:formula="of:=IF([.$G18]=&quot;&quot;;0;(LOOKUP([.$G18];[.$A$3:.$A$31];[.E$3:.E$31])))" office:value-type="float" office:value="0" calcext:value-type="float">
            <text:p>0</text:p>
          </table:table-cell>
          <table:table-cell/>
          <table:table-cell table:style-name="ce24" table:formula="of:=[.H18]" office:value-type="float" office:value="0" calcext:value-type="float">
            <text:p>0</text:p>
          </table:table-cell>
          <table:table-cell table:style-name="ce24" table:formula="of:=[.J18]" office:value-type="float" office:value="0" calcext:value-type="float">
            <text:p>0</text:p>
          </table:table-cell>
          <table:table-cell table:formula="of:=[.$I18]*[.K18]" office:value-type="float" office:value="0" calcext:value-type="float">
            <text:p>0</text:p>
          </table:table-cell>
          <table:table-cell table:formula="of:=[.$I18]*[.L18]" office:value-type="float" office:value="0" calcext:value-type="float">
            <text:p>0</text:p>
          </table:table-cell>
          <table:table-cell table:formula="of:=[.$I18]*[.M18]" office:value-type="float" office:value="0" calcext:value-type="float">
            <text:p>0</text:p>
          </table:table-cell>
          <table:table-cell table:formula="of:=[.$I18]*[.N18]" office:value-type="float" office:value="0" calcext:value-type="float">
            <text:p>0</text:p>
          </table:table-cell>
        </table:table-row>
        <table:table-row table:style-name="ro1">
          <table:table-cell table:formula="of:=['Expand Dates'.J19]" office:value-type="string" office:string-value="Fried onions" calcext:value-type="string">
            <text:p>Fried onions</text:p>
          </table:table-cell>
          <table:table-cell table:formula="of:=['Expand Dates'.N19]" office:value-type="float" office:value="0.25" calcext:value-type="float">
            <text:p>0.25</text:p>
          </table:table-cell>
          <table:table-cell table:formula="of:=['Expand Dates'.R19]" office:value-type="float" office:value="0.25" calcext:value-type="float">
            <text:p>0.25</text:p>
          </table:table-cell>
          <table:table-cell table:formula="of:=['Expand Dates'.W19]" office:value-type="float" office:value="0" calcext:value-type="float">
            <text:p>0</text:p>
          </table:table-cell>
          <table:table-cell table:formula="of:=['Expand Dates'.Z19]" office:value-type="float" office:value="0" calcext:value-type="float">
            <text:p>0</text:p>
          </table:table-cell>
          <table:table-cell/>
          <table:table-cell table:formula="of:=['Expand Recipes'.I18]">
            <text:p/>
          </table:table-cell>
          <table:table-cell table:formula="of:=['Expand Recipes'.J18]" office:value-type="float" office:value="0" calcext:value-type="float">
            <text:p>0</text:p>
          </table:table-cell>
          <table:table-cell table:formula="of:=['Expand Recipes'.K18]" office:value-type="float" office:value="0" calcext:value-type="float">
            <text:p>0</text:p>
          </table:table-cell>
          <table:table-cell table:formula="of:=['Expand Recipes'.L18]" office:value-type="float" office:value="0" calcext:value-type="float">
            <text:p>0</text:p>
          </table:table-cell>
          <table:table-cell table:formula="of:=IF([.$G19]=&quot;&quot;;0;(LOOKUP([.$G19];[.$A$3:.$A$31];[.B$3:.B$31])))" office:value-type="float" office:value="0" calcext:value-type="float">
            <text:p>0</text:p>
          </table:table-cell>
          <table:table-cell table:formula="of:=IF([.$G19]=&quot;&quot;;0;(LOOKUP([.$G19];[.$A$3:.$A$31];[.C$3:.C$31])))" office:value-type="float" office:value="0" calcext:value-type="float">
            <text:p>0</text:p>
          </table:table-cell>
          <table:table-cell table:formula="of:=IF([.$G19]=&quot;&quot;;0;(LOOKUP([.$G19];[.$A$3:.$A$31];[.D$3:.D$31])))" office:value-type="float" office:value="0" calcext:value-type="float">
            <text:p>0</text:p>
          </table:table-cell>
          <table:table-cell table:formula="of:=IF([.$G19]=&quot;&quot;;0;(LOOKUP([.$G19];[.$A$3:.$A$31];[.E$3:.E$31])))" office:value-type="float" office:value="0" calcext:value-type="float">
            <text:p>0</text:p>
          </table:table-cell>
          <table:table-cell/>
          <table:table-cell table:style-name="ce24" table:formula="of:=[.H19]" office:value-type="float" office:value="0" calcext:value-type="float">
            <text:p>0</text:p>
          </table:table-cell>
          <table:table-cell table:style-name="ce24" table:formula="of:=[.J19]" office:value-type="float" office:value="0" calcext:value-type="float">
            <text:p>0</text:p>
          </table:table-cell>
          <table:table-cell table:formula="of:=[.$I19]*[.K19]" office:value-type="float" office:value="0" calcext:value-type="float">
            <text:p>0</text:p>
          </table:table-cell>
          <table:table-cell table:formula="of:=[.$I19]*[.L19]" office:value-type="float" office:value="0" calcext:value-type="float">
            <text:p>0</text:p>
          </table:table-cell>
          <table:table-cell table:formula="of:=[.$I19]*[.M19]" office:value-type="float" office:value="0" calcext:value-type="float">
            <text:p>0</text:p>
          </table:table-cell>
          <table:table-cell table:formula="of:=[.$I19]*[.N19]" office:value-type="float" office:value="0" calcext:value-type="float">
            <text:p>0</text:p>
          </table:table-cell>
        </table:table-row>
        <table:table-row table:style-name="ro1">
          <table:table-cell table:formula="of:=['Expand Dates'.J20]" office:value-type="string" office:string-value="Veggies in Foil" calcext:value-type="string">
            <text:p>Veggies in Foil</text:p>
          </table:table-cell>
          <table:table-cell table:formula="of:=['Expand Dates'.N20]" office:value-type="float" office:value="0.25" calcext:value-type="float">
            <text:p>0.25</text:p>
          </table:table-cell>
          <table:table-cell table:formula="of:=['Expand Dates'.R20]" office:value-type="float" office:value="0.25" calcext:value-type="float">
            <text:p>0.25</text:p>
          </table:table-cell>
          <table:table-cell table:formula="of:=['Expand Dates'.W20]" office:value-type="float" office:value="0" calcext:value-type="float">
            <text:p>0</text:p>
          </table:table-cell>
          <table:table-cell table:formula="of:=['Expand Dates'.Z20]" office:value-type="float" office:value="0" calcext:value-type="float">
            <text:p>0</text:p>
          </table:table-cell>
          <table:table-cell/>
          <table:table-cell table:formula="of:=['Expand Recipes'.I19]" office:value-type="string" office:string-value="Drinks" calcext:value-type="string">
            <text:p>Drinks</text:p>
          </table:table-cell>
          <table:table-cell table:formula="of:=['Expand Recipes'.J19]" office:value-type="string" office:string-value="- Orange juice" calcext:value-type="string">
            <text:p>- Orange juice</text:p>
          </table:table-cell>
          <table:table-cell table:formula="of:=['Expand Recipes'.K19]" office:value-type="float" office:value="45" calcext:value-type="float">
            <text:p>45</text:p>
          </table:table-cell>
          <table:table-cell table:formula="of:=['Expand Recipes'.L19]" office:value-type="string" office:string-value="ml" calcext:value-type="string">
            <text:p>ml</text:p>
          </table:table-cell>
          <table:table-cell table:formula="of:=IF([.$G20]=&quot;&quot;;0;(LOOKUP([.$G20];[.$A$3:.$A$31];[.B$3:.B$31])))" office:value-type="float" office:value="0.25" calcext:value-type="float">
            <text:p>0.25</text:p>
          </table:table-cell>
          <table:table-cell table:formula="of:=IF([.$G20]=&quot;&quot;;0;(LOOKUP([.$G20];[.$A$3:.$A$31];[.C$3:.C$31])))" office:value-type="float" office:value="0.25" calcext:value-type="float">
            <text:p>0.25</text:p>
          </table:table-cell>
          <table:table-cell table:formula="of:=IF([.$G20]=&quot;&quot;;0;(LOOKUP([.$G20];[.$A$3:.$A$31];[.D$3:.D$31])))" office:value-type="float" office:value="0.25" calcext:value-type="float">
            <text:p>0.25</text:p>
          </table:table-cell>
          <table:table-cell table:formula="of:=IF([.$G20]=&quot;&quot;;0;(LOOKUP([.$G20];[.$A$3:.$A$31];[.E$3:.E$31])))" office:value-type="float" office:value="0.25" calcext:value-type="float">
            <text:p>0.25</text:p>
          </table:table-cell>
          <table:table-cell/>
          <table:table-cell table:style-name="ce24" table:formula="of:=[.H20]" office:value-type="string" office:string-value="- Orange juice" calcext:value-type="string">
            <text:p>- Orange juice</text:p>
          </table:table-cell>
          <table:table-cell table:style-name="ce24" table:formula="of:=[.J20]" office:value-type="string" office:string-value="ml" calcext:value-type="string">
            <text:p>ml</text:p>
          </table:table-cell>
          <table:table-cell table:formula="of:=[.$I20]*[.K20]" office:value-type="float" office:value="11.25" calcext:value-type="float">
            <text:p>11.25</text:p>
          </table:table-cell>
          <table:table-cell table:formula="of:=[.$I20]*[.L20]" office:value-type="float" office:value="11.25" calcext:value-type="float">
            <text:p>11.25</text:p>
          </table:table-cell>
          <table:table-cell table:formula="of:=[.$I20]*[.M20]" office:value-type="float" office:value="11.25" calcext:value-type="float">
            <text:p>11.25</text:p>
          </table:table-cell>
          <table:table-cell table:formula="of:=[.$I20]*[.N20]" office:value-type="float" office:value="11.25" calcext:value-type="float">
            <text:p>11.25</text:p>
          </table:table-cell>
        </table:table-row>
        <table:table-row table:style-name="ro1">
          <table:table-cell table:formula="of:=['Expand Dates'.J21]" office:value-type="string" office:string-value="Couscous salad" calcext:value-type="string">
            <text:p>Couscous salad</text:p>
          </table:table-cell>
          <table:table-cell table:formula="of:=['Expand Dates'.N21]" office:value-type="float" office:value="0.25" calcext:value-type="float">
            <text:p>0.25</text:p>
          </table:table-cell>
          <table:table-cell table:formula="of:=['Expand Dates'.R21]" office:value-type="float" office:value="0.25" calcext:value-type="float">
            <text:p>0.25</text:p>
          </table:table-cell>
          <table:table-cell table:formula="of:=['Expand Dates'.W21]" office:value-type="float" office:value="0" calcext:value-type="float">
            <text:p>0</text:p>
          </table:table-cell>
          <table:table-cell table:formula="of:=['Expand Dates'.Z21]" office:value-type="float" office:value="0" calcext:value-type="float">
            <text:p>0</text:p>
          </table:table-cell>
          <table:table-cell/>
          <table:table-cell table:formula="of:=['Expand Recipes'.I20]" office:value-type="string" office:string-value="Drinks" calcext:value-type="string">
            <text:p>Drinks</text:p>
          </table:table-cell>
          <table:table-cell table:formula="of:=['Expand Recipes'.J20]" office:value-type="string" office:string-value="- Apple juice" calcext:value-type="string">
            <text:p>- Apple juice</text:p>
          </table:table-cell>
          <table:table-cell table:formula="of:=['Expand Recipes'.K20]" office:value-type="float" office:value="45" calcext:value-type="float">
            <text:p>45</text:p>
          </table:table-cell>
          <table:table-cell table:formula="of:=['Expand Recipes'.L20]" office:value-type="string" office:string-value="ml" calcext:value-type="string">
            <text:p>ml</text:p>
          </table:table-cell>
          <table:table-cell table:formula="of:=IF([.$G21]=&quot;&quot;;0;(LOOKUP([.$G21];[.$A$3:.$A$31];[.B$3:.B$31])))" office:value-type="float" office:value="0.25" calcext:value-type="float">
            <text:p>0.25</text:p>
          </table:table-cell>
          <table:table-cell table:formula="of:=IF([.$G21]=&quot;&quot;;0;(LOOKUP([.$G21];[.$A$3:.$A$31];[.C$3:.C$31])))" office:value-type="float" office:value="0.25" calcext:value-type="float">
            <text:p>0.25</text:p>
          </table:table-cell>
          <table:table-cell table:formula="of:=IF([.$G21]=&quot;&quot;;0;(LOOKUP([.$G21];[.$A$3:.$A$31];[.D$3:.D$31])))" office:value-type="float" office:value="0.25" calcext:value-type="float">
            <text:p>0.25</text:p>
          </table:table-cell>
          <table:table-cell table:formula="of:=IF([.$G21]=&quot;&quot;;0;(LOOKUP([.$G21];[.$A$3:.$A$31];[.E$3:.E$31])))" office:value-type="float" office:value="0.25" calcext:value-type="float">
            <text:p>0.25</text:p>
          </table:table-cell>
          <table:table-cell/>
          <table:table-cell table:style-name="ce24" table:formula="of:=[.H21]" office:value-type="string" office:string-value="- Apple juice" calcext:value-type="string">
            <text:p>- Apple juice</text:p>
          </table:table-cell>
          <table:table-cell table:style-name="ce24" table:formula="of:=[.J21]" office:value-type="string" office:string-value="ml" calcext:value-type="string">
            <text:p>ml</text:p>
          </table:table-cell>
          <table:table-cell table:formula="of:=[.$I21]*[.K21]" office:value-type="float" office:value="11.25" calcext:value-type="float">
            <text:p>11.25</text:p>
          </table:table-cell>
          <table:table-cell table:formula="of:=[.$I21]*[.L21]" office:value-type="float" office:value="11.25" calcext:value-type="float">
            <text:p>11.25</text:p>
          </table:table-cell>
          <table:table-cell table:formula="of:=[.$I21]*[.M21]" office:value-type="float" office:value="11.25" calcext:value-type="float">
            <text:p>11.25</text:p>
          </table:table-cell>
          <table:table-cell table:formula="of:=[.$I21]*[.N21]" office:value-type="float" office:value="11.25" calcext:value-type="float">
            <text:p>11.25</text:p>
          </table:table-cell>
        </table:table-row>
        <table:table-row table:style-name="ro1">
          <table:table-cell table:formula="of:=['Expand Dates'.J22]" office:value-type="string" office:string-value="German Potato Salad" calcext:value-type="string">
            <text:p>German Potato Salad</text:p>
          </table:table-cell>
          <table:table-cell table:formula="of:=['Expand Dates'.N22]" office:value-type="float" office:value="0.25" calcext:value-type="float">
            <text:p>0.25</text:p>
          </table:table-cell>
          <table:table-cell table:formula="of:=['Expand Dates'.R22]" office:value-type="float" office:value="0.25" calcext:value-type="float">
            <text:p>0.25</text:p>
          </table:table-cell>
          <table:table-cell table:formula="of:=['Expand Dates'.W22]" office:value-type="float" office:value="0" calcext:value-type="float">
            <text:p>0</text:p>
          </table:table-cell>
          <table:table-cell table:formula="of:=['Expand Dates'.Z22]" office:value-type="float" office:value="0" calcext:value-type="float">
            <text:p>0</text:p>
          </table:table-cell>
          <table:table-cell/>
          <table:table-cell table:formula="of:=['Expand Recipes'.I21]" office:value-type="string" office:string-value="Drinks" calcext:value-type="string">
            <text:p>Drinks</text:p>
          </table:table-cell>
          <table:table-cell table:formula="of:=['Expand Recipes'.J21]" office:value-type="string" office:string-value="- Tea" calcext:value-type="string">
            <text:p>- Tea</text:p>
          </table:table-cell>
          <table:table-cell table:formula="of:=['Expand Recipes'.K21]" office:value-type="float" office:value="0.6" calcext:value-type="float">
            <text:p>0.6</text:p>
          </table:table-cell>
          <table:table-cell table:formula="of:=['Expand Recipes'.L21]" office:value-type="string" office:string-value="bag" calcext:value-type="string">
            <text:p>bag</text:p>
          </table:table-cell>
          <table:table-cell table:formula="of:=IF([.$G22]=&quot;&quot;;0;(LOOKUP([.$G22];[.$A$3:.$A$31];[.B$3:.B$31])))" office:value-type="float" office:value="0.25" calcext:value-type="float">
            <text:p>0.25</text:p>
          </table:table-cell>
          <table:table-cell table:formula="of:=IF([.$G22]=&quot;&quot;;0;(LOOKUP([.$G22];[.$A$3:.$A$31];[.C$3:.C$31])))" office:value-type="float" office:value="0.25" calcext:value-type="float">
            <text:p>0.25</text:p>
          </table:table-cell>
          <table:table-cell table:formula="of:=IF([.$G22]=&quot;&quot;;0;(LOOKUP([.$G22];[.$A$3:.$A$31];[.D$3:.D$31])))" office:value-type="float" office:value="0.25" calcext:value-type="float">
            <text:p>0.25</text:p>
          </table:table-cell>
          <table:table-cell table:formula="of:=IF([.$G22]=&quot;&quot;;0;(LOOKUP([.$G22];[.$A$3:.$A$31];[.E$3:.E$31])))" office:value-type="float" office:value="0.25" calcext:value-type="float">
            <text:p>0.25</text:p>
          </table:table-cell>
          <table:table-cell/>
          <table:table-cell table:style-name="ce24" table:formula="of:=[.H22]" office:value-type="string" office:string-value="- Tea" calcext:value-type="string">
            <text:p>- Tea</text:p>
          </table:table-cell>
          <table:table-cell table:style-name="ce24" table:formula="of:=[.J22]" office:value-type="string" office:string-value="bag" calcext:value-type="string">
            <text:p>bag</text:p>
          </table:table-cell>
          <table:table-cell table:formula="of:=[.$I22]*[.K22]" office:value-type="float" office:value="0.15" calcext:value-type="float">
            <text:p>0.15</text:p>
          </table:table-cell>
          <table:table-cell table:formula="of:=[.$I22]*[.L22]" office:value-type="float" office:value="0.15" calcext:value-type="float">
            <text:p>0.15</text:p>
          </table:table-cell>
          <table:table-cell table:formula="of:=[.$I22]*[.M22]" office:value-type="float" office:value="0.15" calcext:value-type="float">
            <text:p>0.15</text:p>
          </table:table-cell>
          <table:table-cell table:formula="of:=[.$I22]*[.N22]" office:value-type="float" office:value="0.15" calcext:value-type="float">
            <text:p>0.15</text:p>
          </table:table-cell>
        </table:table-row>
        <table:table-row table:style-name="ro1">
          <table:table-cell table:formula="of:=['Expand Dates'.J23]" office:value-type="float" office:value="0" calcext:value-type="float">
            <text:p>0</text:p>
          </table:table-cell>
          <table:table-cell table:formula="of:=['Expand Dates'.N23]" office:value-type="float" office:value="0" calcext:value-type="float">
            <text:p>0</text:p>
          </table:table-cell>
          <table:table-cell table:formula="of:=['Expand Dates'.R23]" office:value-type="float" office:value="0" calcext:value-type="float">
            <text:p>0</text:p>
          </table:table-cell>
          <table:table-cell table:formula="of:=['Expand Dates'.W23]" office:value-type="float" office:value="0" calcext:value-type="float">
            <text:p>0</text:p>
          </table:table-cell>
          <table:table-cell table:formula="of:=['Expand Dates'.Z23]" office:value-type="float" office:value="0" calcext:value-type="float">
            <text:p>0</text:p>
          </table:table-cell>
          <table:table-cell/>
          <table:table-cell table:formula="of:=['Expand Recipes'.I22]" office:value-type="string" office:string-value="Drinks" calcext:value-type="string">
            <text:p>Drinks</text:p>
          </table:table-cell>
          <table:table-cell table:formula="of:=['Expand Recipes'.J22]" office:value-type="string" office:string-value="- Coffee" calcext:value-type="string">
            <text:p>- Coffee</text:p>
          </table:table-cell>
          <table:table-cell table:formula="of:=['Expand Recipes'.K22]" office:value-type="float" office:value="0" calcext:value-type="float">
            <text:p>0</text:p>
          </table:table-cell>
          <table:table-cell table:formula="of:=['Expand Recipes'.L22]" office:value-type="float" office:value="0" calcext:value-type="float">
            <text:p>0</text:p>
          </table:table-cell>
          <table:table-cell table:formula="of:=IF([.$G23]=&quot;&quot;;0;(LOOKUP([.$G23];[.$A$3:.$A$31];[.B$3:.B$31])))" office:value-type="float" office:value="0.25" calcext:value-type="float">
            <text:p>0.25</text:p>
          </table:table-cell>
          <table:table-cell table:formula="of:=IF([.$G23]=&quot;&quot;;0;(LOOKUP([.$G23];[.$A$3:.$A$31];[.C$3:.C$31])))" office:value-type="float" office:value="0.25" calcext:value-type="float">
            <text:p>0.25</text:p>
          </table:table-cell>
          <table:table-cell table:formula="of:=IF([.$G23]=&quot;&quot;;0;(LOOKUP([.$G23];[.$A$3:.$A$31];[.D$3:.D$31])))" office:value-type="float" office:value="0.25" calcext:value-type="float">
            <text:p>0.25</text:p>
          </table:table-cell>
          <table:table-cell table:formula="of:=IF([.$G23]=&quot;&quot;;0;(LOOKUP([.$G23];[.$A$3:.$A$31];[.E$3:.E$31])))" office:value-type="float" office:value="0.25" calcext:value-type="float">
            <text:p>0.25</text:p>
          </table:table-cell>
          <table:table-cell/>
          <table:table-cell table:style-name="ce24" table:formula="of:=[.H23]" office:value-type="string" office:string-value="- Coffee" calcext:value-type="string">
            <text:p>- Coffee</text:p>
          </table:table-cell>
          <table:table-cell table:style-name="ce24" table:formula="of:=[.J23]" office:value-type="float" office:value="0" calcext:value-type="float">
            <text:p>0</text:p>
          </table:table-cell>
          <table:table-cell table:formula="of:=[.$I23]*[.K23]" office:value-type="float" office:value="0" calcext:value-type="float">
            <text:p>0</text:p>
          </table:table-cell>
          <table:table-cell table:formula="of:=[.$I23]*[.L23]" office:value-type="float" office:value="0" calcext:value-type="float">
            <text:p>0</text:p>
          </table:table-cell>
          <table:table-cell table:formula="of:=[.$I23]*[.M23]" office:value-type="float" office:value="0" calcext:value-type="float">
            <text:p>0</text:p>
          </table:table-cell>
          <table:table-cell table:formula="of:=[.$I23]*[.N23]" office:value-type="float" office:value="0" calcext:value-type="float">
            <text:p>0</text:p>
          </table:table-cell>
        </table:table-row>
        <table:table-row table:style-name="ro1">
          <table:table-cell table:formula="of:=['Expand Dates'.J24]" office:value-type="string" office:string-value="Sweet Potato and Black bean chili" calcext:value-type="string">
            <text:p>Sweet Potato and Black bean chili</text:p>
          </table:table-cell>
          <table:table-cell table:formula="of:=['Expand Dates'.N24]" office:value-type="float" office:value="0" calcext:value-type="float">
            <text:p>0</text:p>
          </table:table-cell>
          <table:table-cell table:formula="of:=['Expand Dates'.R24]" office:value-type="float" office:value="0" calcext:value-type="float">
            <text:p>0</text:p>
          </table:table-cell>
          <table:table-cell table:formula="of:=['Expand Dates'.W24]" office:value-type="float" office:value="1" calcext:value-type="float">
            <text:p>1</text:p>
          </table:table-cell>
          <table:table-cell table:formula="of:=['Expand Dates'.Z24]" office:value-type="float" office:value="0" calcext:value-type="float">
            <text:p>0</text:p>
          </table:table-cell>
          <table:table-cell/>
          <table:table-cell table:formula="of:=['Expand Recipes'.I23]" office:value-type="string" office:string-value="Drinks" calcext:value-type="string">
            <text:p>Drinks</text:p>
          </table:table-cell>
          <table:table-cell table:formula="of:=['Expand Recipes'.J23]" office:value-type="string" office:string-value="- Sugar" calcext:value-type="string">
            <text:p>- Sugar</text:p>
          </table:table-cell>
          <table:table-cell table:formula="of:=['Expand Recipes'.K23]" office:value-type="float" office:value="0.5" calcext:value-type="float">
            <text:p>0.5</text:p>
          </table:table-cell>
          <table:table-cell table:formula="of:=['Expand Recipes'.L23]" office:value-type="string" office:string-value="g" calcext:value-type="string">
            <text:p>g</text:p>
          </table:table-cell>
          <table:table-cell table:formula="of:=IF([.$G24]=&quot;&quot;;0;(LOOKUP([.$G24];[.$A$3:.$A$31];[.B$3:.B$31])))" office:value-type="float" office:value="0.25" calcext:value-type="float">
            <text:p>0.25</text:p>
          </table:table-cell>
          <table:table-cell table:formula="of:=IF([.$G24]=&quot;&quot;;0;(LOOKUP([.$G24];[.$A$3:.$A$31];[.C$3:.C$31])))" office:value-type="float" office:value="0.25" calcext:value-type="float">
            <text:p>0.25</text:p>
          </table:table-cell>
          <table:table-cell table:formula="of:=IF([.$G24]=&quot;&quot;;0;(LOOKUP([.$G24];[.$A$3:.$A$31];[.D$3:.D$31])))" office:value-type="float" office:value="0.25" calcext:value-type="float">
            <text:p>0.25</text:p>
          </table:table-cell>
          <table:table-cell table:formula="of:=IF([.$G24]=&quot;&quot;;0;(LOOKUP([.$G24];[.$A$3:.$A$31];[.E$3:.E$31])))" office:value-type="float" office:value="0.25" calcext:value-type="float">
            <text:p>0.25</text:p>
          </table:table-cell>
          <table:table-cell/>
          <table:table-cell table:style-name="ce24" table:formula="of:=[.H24]" office:value-type="string" office:string-value="- Sugar" calcext:value-type="string">
            <text:p>- Sugar</text:p>
          </table:table-cell>
          <table:table-cell table:style-name="ce24" table:formula="of:=[.J24]" office:value-type="string" office:string-value="g" calcext:value-type="string">
            <text:p>g</text:p>
          </table:table-cell>
          <table:table-cell table:formula="of:=[.$I24]*[.K24]" office:value-type="float" office:value="0.125" calcext:value-type="float">
            <text:p>0.125</text:p>
          </table:table-cell>
          <table:table-cell table:formula="of:=[.$I24]*[.L24]" office:value-type="float" office:value="0.125" calcext:value-type="float">
            <text:p>0.125</text:p>
          </table:table-cell>
          <table:table-cell table:formula="of:=[.$I24]*[.M24]" office:value-type="float" office:value="0.125" calcext:value-type="float">
            <text:p>0.125</text:p>
          </table:table-cell>
          <table:table-cell table:formula="of:=[.$I24]*[.N24]" office:value-type="float" office:value="0.125" calcext:value-type="float">
            <text:p>0.125</text:p>
          </table:table-cell>
        </table:table-row>
        <table:table-row table:style-name="ro1">
          <table:table-cell table:formula="of:=['Expand Dates'.J25]" office:value-type="float" office:value="0" calcext:value-type="float">
            <text:p>0</text:p>
          </table:table-cell>
          <table:table-cell table:formula="of:=['Expand Dates'.N25]" office:value-type="float" office:value="0" calcext:value-type="float">
            <text:p>0</text:p>
          </table:table-cell>
          <table:table-cell table:formula="of:=['Expand Dates'.R25]" office:value-type="float" office:value="0" calcext:value-type="float">
            <text:p>0</text:p>
          </table:table-cell>
          <table:table-cell table:formula="of:=['Expand Dates'.W25]" office:value-type="float" office:value="0" calcext:value-type="float">
            <text:p>0</text:p>
          </table:table-cell>
          <table:table-cell table:formula="of:=['Expand Dates'.Z25]" office:value-type="float" office:value="0" calcext:value-type="float">
            <text:p>0</text:p>
          </table:table-cell>
          <table:table-cell/>
          <table:table-cell table:formula="of:=['Expand Recipes'.I24]" office:value-type="string" office:string-value="Drinks" calcext:value-type="string">
            <text:p>Drinks</text:p>
          </table:table-cell>
          <table:table-cell table:formula="of:=['Expand Recipes'.J24]" office:value-type="string" office:string-value="- Milk" calcext:value-type="string">
            <text:p>- Milk</text:p>
          </table:table-cell>
          <table:table-cell table:formula="of:=['Expand Recipes'.K24]" office:value-type="float" office:value="20" calcext:value-type="float">
            <text:p>20</text:p>
          </table:table-cell>
          <table:table-cell table:formula="of:=['Expand Recipes'.L24]" office:value-type="string" office:string-value="ml" calcext:value-type="string">
            <text:p>ml</text:p>
          </table:table-cell>
          <table:table-cell table:formula="of:=IF([.$G25]=&quot;&quot;;0;(LOOKUP([.$G25];[.$A$3:.$A$31];[.B$3:.B$31])))" office:value-type="float" office:value="0.25" calcext:value-type="float">
            <text:p>0.25</text:p>
          </table:table-cell>
          <table:table-cell table:formula="of:=IF([.$G25]=&quot;&quot;;0;(LOOKUP([.$G25];[.$A$3:.$A$31];[.C$3:.C$31])))" office:value-type="float" office:value="0.25" calcext:value-type="float">
            <text:p>0.25</text:p>
          </table:table-cell>
          <table:table-cell table:formula="of:=IF([.$G25]=&quot;&quot;;0;(LOOKUP([.$G25];[.$A$3:.$A$31];[.D$3:.D$31])))" office:value-type="float" office:value="0.25" calcext:value-type="float">
            <text:p>0.25</text:p>
          </table:table-cell>
          <table:table-cell table:formula="of:=IF([.$G25]=&quot;&quot;;0;(LOOKUP([.$G25];[.$A$3:.$A$31];[.E$3:.E$31])))" office:value-type="float" office:value="0.25" calcext:value-type="float">
            <text:p>0.25</text:p>
          </table:table-cell>
          <table:table-cell/>
          <table:table-cell table:style-name="ce24" table:formula="of:=[.H25]" office:value-type="string" office:string-value="- Milk" calcext:value-type="string">
            <text:p>- Milk</text:p>
          </table:table-cell>
          <table:table-cell table:style-name="ce24" table:formula="of:=[.J25]" office:value-type="string" office:string-value="ml" calcext:value-type="string">
            <text:p>ml</text:p>
          </table:table-cell>
          <table:table-cell table:formula="of:=[.$I25]*[.K25]" office:value-type="float" office:value="5" calcext:value-type="float">
            <text:p>5</text:p>
          </table:table-cell>
          <table:table-cell table:formula="of:=[.$I25]*[.L25]" office:value-type="float" office:value="5" calcext:value-type="float">
            <text:p>5</text:p>
          </table:table-cell>
          <table:table-cell table:formula="of:=[.$I25]*[.M25]" office:value-type="float" office:value="5" calcext:value-type="float">
            <text:p>5</text:p>
          </table:table-cell>
          <table:table-cell table:formula="of:=[.$I25]*[.N25]" office:value-type="float" office:value="5" calcext:value-type="float">
            <text:p>5</text:p>
          </table:table-cell>
        </table:table-row>
        <table:table-row table:style-name="ro1">
          <table:table-cell table:formula="of:=['Expand Dates'.J26]" office:value-type="string" office:string-value="Clafourtis" calcext:value-type="string">
            <text:p>Clafourtis</text:p>
          </table:table-cell>
          <table:table-cell table:formula="of:=['Expand Dates'.N26]" office:value-type="float" office:value="0" calcext:value-type="float">
            <text:p>0</text:p>
          </table:table-cell>
          <table:table-cell table:formula="of:=['Expand Dates'.R26]" office:value-type="float" office:value="0" calcext:value-type="float">
            <text:p>0</text:p>
          </table:table-cell>
          <table:table-cell table:formula="of:=['Expand Dates'.W26]" office:value-type="float" office:value="0" calcext:value-type="float">
            <text:p>0</text:p>
          </table:table-cell>
          <table:table-cell table:formula="of:=['Expand Dates'.Z26]" office:value-type="float" office:value="0" calcext:value-type="float">
            <text:p>0</text:p>
          </table:table-cell>
          <table:table-cell/>
          <table:table-cell table:formula="of:=['Expand Recipes'.I25]">
            <text:p/>
          </table:table-cell>
          <table:table-cell table:formula="of:=['Expand Recipes'.J25]" office:value-type="float" office:value="0" calcext:value-type="float">
            <text:p>0</text:p>
          </table:table-cell>
          <table:table-cell table:formula="of:=['Expand Recipes'.K25]" office:value-type="float" office:value="0" calcext:value-type="float">
            <text:p>0</text:p>
          </table:table-cell>
          <table:table-cell table:formula="of:=['Expand Recipes'.L25]" office:value-type="float" office:value="0" calcext:value-type="float">
            <text:p>0</text:p>
          </table:table-cell>
          <table:table-cell table:formula="of:=IF([.$G26]=&quot;&quot;;0;(LOOKUP([.$G26];[.$A$3:.$A$31];[.B$3:.B$31])))" office:value-type="float" office:value="0" calcext:value-type="float">
            <text:p>0</text:p>
          </table:table-cell>
          <table:table-cell table:formula="of:=IF([.$G26]=&quot;&quot;;0;(LOOKUP([.$G26];[.$A$3:.$A$31];[.C$3:.C$31])))" office:value-type="float" office:value="0" calcext:value-type="float">
            <text:p>0</text:p>
          </table:table-cell>
          <table:table-cell table:formula="of:=IF([.$G26]=&quot;&quot;;0;(LOOKUP([.$G26];[.$A$3:.$A$31];[.D$3:.D$31])))" office:value-type="float" office:value="0" calcext:value-type="float">
            <text:p>0</text:p>
          </table:table-cell>
          <table:table-cell table:formula="of:=IF([.$G26]=&quot;&quot;;0;(LOOKUP([.$G26];[.$A$3:.$A$31];[.E$3:.E$31])))" office:value-type="float" office:value="0" calcext:value-type="float">
            <text:p>0</text:p>
          </table:table-cell>
          <table:table-cell/>
          <table:table-cell table:style-name="ce24" table:formula="of:=[.H26]" office:value-type="float" office:value="0" calcext:value-type="float">
            <text:p>0</text:p>
          </table:table-cell>
          <table:table-cell table:style-name="ce24" table:formula="of:=[.J26]" office:value-type="float" office:value="0" calcext:value-type="float">
            <text:p>0</text:p>
          </table:table-cell>
          <table:table-cell table:formula="of:=[.$I26]*[.K26]" office:value-type="float" office:value="0" calcext:value-type="float">
            <text:p>0</text:p>
          </table:table-cell>
          <table:table-cell table:formula="of:=[.$I26]*[.L26]" office:value-type="float" office:value="0" calcext:value-type="float">
            <text:p>0</text:p>
          </table:table-cell>
          <table:table-cell table:formula="of:=[.$I26]*[.M26]" office:value-type="float" office:value="0" calcext:value-type="float">
            <text:p>0</text:p>
          </table:table-cell>
          <table:table-cell table:formula="of:=[.$I26]*[.N26]" office:value-type="float" office:value="0" calcext:value-type="float">
            <text:p>0</text:p>
          </table:table-cell>
        </table:table-row>
        <table:table-row table:style-name="ro1">
          <table:table-cell table:formula="of:=['Expand Dates'.J27]" office:value-type="string" office:string-value="Custard" calcext:value-type="string">
            <text:p>Custard</text:p>
          </table:table-cell>
          <table:table-cell table:formula="of:=['Expand Dates'.N27]" office:value-type="float" office:value="0" calcext:value-type="float">
            <text:p>0</text:p>
          </table:table-cell>
          <table:table-cell table:formula="of:=['Expand Dates'.R27]" office:value-type="float" office:value="0" calcext:value-type="float">
            <text:p>0</text:p>
          </table:table-cell>
          <table:table-cell table:formula="of:=['Expand Dates'.W27]" office:value-type="float" office:value="1" calcext:value-type="float">
            <text:p>1</text:p>
          </table:table-cell>
          <table:table-cell table:formula="of:=['Expand Dates'.Z27]" office:value-type="float" office:value="0" calcext:value-type="float">
            <text:p>0</text:p>
          </table:table-cell>
          <table:table-cell/>
          <table:table-cell table:formula="of:=['Expand Recipes'.I26]">
            <text:p/>
          </table:table-cell>
          <table:table-cell table:formula="of:=['Expand Recipes'.J26]" office:value-type="float" office:value="0" calcext:value-type="float">
            <text:p>0</text:p>
          </table:table-cell>
          <table:table-cell table:formula="of:=['Expand Recipes'.K26]" office:value-type="float" office:value="0" calcext:value-type="float">
            <text:p>0</text:p>
          </table:table-cell>
          <table:table-cell table:formula="of:=['Expand Recipes'.L26]" office:value-type="float" office:value="0" calcext:value-type="float">
            <text:p>0</text:p>
          </table:table-cell>
          <table:table-cell table:formula="of:=IF([.$G27]=&quot;&quot;;0;(LOOKUP([.$G27];[.$A$3:.$A$31];[.B$3:.B$31])))" office:value-type="float" office:value="0" calcext:value-type="float">
            <text:p>0</text:p>
          </table:table-cell>
          <table:table-cell table:formula="of:=IF([.$G27]=&quot;&quot;;0;(LOOKUP([.$G27];[.$A$3:.$A$31];[.C$3:.C$31])))" office:value-type="float" office:value="0" calcext:value-type="float">
            <text:p>0</text:p>
          </table:table-cell>
          <table:table-cell table:formula="of:=IF([.$G27]=&quot;&quot;;0;(LOOKUP([.$G27];[.$A$3:.$A$31];[.D$3:.D$31])))" office:value-type="float" office:value="0" calcext:value-type="float">
            <text:p>0</text:p>
          </table:table-cell>
          <table:table-cell table:formula="of:=IF([.$G27]=&quot;&quot;;0;(LOOKUP([.$G27];[.$A$3:.$A$31];[.E$3:.E$31])))" office:value-type="float" office:value="0" calcext:value-type="float">
            <text:p>0</text:p>
          </table:table-cell>
          <table:table-cell/>
          <table:table-cell table:style-name="ce24" table:formula="of:=[.H27]" office:value-type="float" office:value="0" calcext:value-type="float">
            <text:p>0</text:p>
          </table:table-cell>
          <table:table-cell table:style-name="ce24" table:formula="of:=[.J27]" office:value-type="float" office:value="0" calcext:value-type="float">
            <text:p>0</text:p>
          </table:table-cell>
          <table:table-cell table:formula="of:=[.$I27]*[.K27]" office:value-type="float" office:value="0" calcext:value-type="float">
            <text:p>0</text:p>
          </table:table-cell>
          <table:table-cell table:formula="of:=[.$I27]*[.L27]" office:value-type="float" office:value="0" calcext:value-type="float">
            <text:p>0</text:p>
          </table:table-cell>
          <table:table-cell table:formula="of:=[.$I27]*[.M27]" office:value-type="float" office:value="0" calcext:value-type="float">
            <text:p>0</text:p>
          </table:table-cell>
          <table:table-cell table:formula="of:=[.$I27]*[.N27]" office:value-type="float" office:value="0" calcext:value-type="float">
            <text:p>0</text:p>
          </table:table-cell>
        </table:table-row>
        <table:table-row table:style-name="ro1">
          <table:table-cell table:formula="of:=['Expand Dates'.J28]" office:value-type="string" office:string-value="???" calcext:value-type="string">
            <text:p>???</text:p>
          </table:table-cell>
          <table:table-cell table:formula="of:=['Expand Dates'.N28]" office:value-type="float" office:value="0" calcext:value-type="float">
            <text:p>0</text:p>
          </table:table-cell>
          <table:table-cell table:formula="of:=['Expand Dates'.R28]" office:value-type="float" office:value="0" calcext:value-type="float">
            <text:p>0</text:p>
          </table:table-cell>
          <table:table-cell table:formula="of:=['Expand Dates'.W28]" office:value-type="float" office:value="0" calcext:value-type="float">
            <text:p>0</text:p>
          </table:table-cell>
          <table:table-cell table:formula="of:=['Expand Dates'.Z28]" office:value-type="float" office:value="0" calcext:value-type="float">
            <text:p>0</text:p>
          </table:table-cell>
          <table:table-cell/>
          <table:table-cell table:formula="of:=['Expand Recipes'.I27]" office:value-type="string" office:string-value="Egg sandwich" calcext:value-type="string">
            <text:p>Egg sandwich</text:p>
          </table:table-cell>
          <table:table-cell table:formula="of:=['Expand Recipes'.J27]" office:value-type="string" office:string-value="3 hard-boiled eggs, chopped" calcext:value-type="string">
            <text:p>3 hard-boiled eggs, chopped</text:p>
          </table:table-cell>
          <table:table-cell table:formula="of:=['Expand Recipes'.K27]" office:value-type="float" office:value="1" calcext:value-type="float">
            <text:p>1</text:p>
          </table:table-cell>
          <table:table-cell table:formula="of:=['Expand Recipes'.L27]" office:value-type="string" office:string-value="egg" calcext:value-type="string">
            <text:p>egg</text:p>
          </table:table-cell>
          <table:table-cell table:formula="of:=IF([.$G28]=&quot;&quot;;0;(LOOKUP([.$G28];[.$A$3:.$A$31];[.B$3:.B$31])))" office:value-type="float" office:value="0.25" calcext:value-type="float">
            <text:p>0.25</text:p>
          </table:table-cell>
          <table:table-cell table:formula="of:=IF([.$G28]=&quot;&quot;;0;(LOOKUP([.$G28];[.$A$3:.$A$31];[.C$3:.C$31])))" office:value-type="float" office:value="0.25" calcext:value-type="float">
            <text:p>0.25</text:p>
          </table:table-cell>
          <table:table-cell table:formula="of:=IF([.$G28]=&quot;&quot;;0;(LOOKUP([.$G28];[.$A$3:.$A$31];[.D$3:.D$31])))" office:value-type="float" office:value="0.25" calcext:value-type="float">
            <text:p>0.25</text:p>
          </table:table-cell>
          <table:table-cell table:formula="of:=IF([.$G28]=&quot;&quot;;0;(LOOKUP([.$G28];[.$A$3:.$A$31];[.E$3:.E$31])))" office:value-type="float" office:value="0.25" calcext:value-type="float">
            <text:p>0.25</text:p>
          </table:table-cell>
          <table:table-cell/>
          <table:table-cell table:style-name="ce24" table:formula="of:=[.H28]" office:value-type="string" office:string-value="3 hard-boiled eggs, chopped" calcext:value-type="string">
            <text:p>3 hard-boiled eggs, chopped</text:p>
          </table:table-cell>
          <table:table-cell table:style-name="ce24" table:formula="of:=[.J28]" office:value-type="string" office:string-value="egg" calcext:value-type="string">
            <text:p>egg</text:p>
          </table:table-cell>
          <table:table-cell table:formula="of:=[.$I28]*[.K28]" office:value-type="float" office:value="0.25" calcext:value-type="float">
            <text:p>0.25</text:p>
          </table:table-cell>
          <table:table-cell table:formula="of:=[.$I28]*[.L28]" office:value-type="float" office:value="0.25" calcext:value-type="float">
            <text:p>0.25</text:p>
          </table:table-cell>
          <table:table-cell table:formula="of:=[.$I28]*[.M28]" office:value-type="float" office:value="0.25" calcext:value-type="float">
            <text:p>0.25</text:p>
          </table:table-cell>
          <table:table-cell table:formula="of:=[.$I28]*[.N28]" office:value-type="float" office:value="0.25" calcext:value-type="float">
            <text:p>0.25</text:p>
          </table:table-cell>
        </table:table-row>
        <table:table-row table:style-name="ro1">
          <table:table-cell table:formula="of:=['Expand Dates'.J29]" office:value-type="float" office:value="0" calcext:value-type="float">
            <text:p>0</text:p>
          </table:table-cell>
          <table:table-cell table:formula="of:=['Expand Dates'.N29]" office:value-type="float" office:value="0" calcext:value-type="float">
            <text:p>0</text:p>
          </table:table-cell>
          <table:table-cell table:formula="of:=['Expand Dates'.R29]" office:value-type="float" office:value="0" calcext:value-type="float">
            <text:p>0</text:p>
          </table:table-cell>
          <table:table-cell table:formula="of:=['Expand Dates'.W29]" office:value-type="float" office:value="0" calcext:value-type="float">
            <text:p>0</text:p>
          </table:table-cell>
          <table:table-cell table:formula="of:=['Expand Dates'.Z29]" office:value-type="float" office:value="0" calcext:value-type="float">
            <text:p>0</text:p>
          </table:table-cell>
          <table:table-cell/>
          <table:table-cell table:formula="of:=['Expand Recipes'.I28]" office:value-type="string" office:string-value="Egg sandwich" calcext:value-type="string">
            <text:p>Egg sandwich</text:p>
          </table:table-cell>
          <table:table-cell table:formula="of:=['Expand Recipes'.J28]" office:value-type="string" office:string-value="1/3 spring onion" calcext:value-type="string">
            <text:p>1/3 spring onion</text:p>
          </table:table-cell>
          <table:table-cell table:formula="of:=['Expand Recipes'.K28]" office:value-type="float" office:value="0.1" calcext:value-type="float">
            <text:p>0.1</text:p>
          </table:table-cell>
          <table:table-cell table:formula="of:=['Expand Recipes'.L28]" office:value-type="string" office:string-value="onion" calcext:value-type="string">
            <text:p>onion</text:p>
          </table:table-cell>
          <table:table-cell table:formula="of:=IF([.$G29]=&quot;&quot;;0;(LOOKUP([.$G29];[.$A$3:.$A$31];[.B$3:.B$31])))" office:value-type="float" office:value="0.25" calcext:value-type="float">
            <text:p>0.25</text:p>
          </table:table-cell>
          <table:table-cell table:formula="of:=IF([.$G29]=&quot;&quot;;0;(LOOKUP([.$G29];[.$A$3:.$A$31];[.C$3:.C$31])))" office:value-type="float" office:value="0.25" calcext:value-type="float">
            <text:p>0.25</text:p>
          </table:table-cell>
          <table:table-cell table:formula="of:=IF([.$G29]=&quot;&quot;;0;(LOOKUP([.$G29];[.$A$3:.$A$31];[.D$3:.D$31])))" office:value-type="float" office:value="0.25" calcext:value-type="float">
            <text:p>0.25</text:p>
          </table:table-cell>
          <table:table-cell table:formula="of:=IF([.$G29]=&quot;&quot;;0;(LOOKUP([.$G29];[.$A$3:.$A$31];[.E$3:.E$31])))" office:value-type="float" office:value="0.25" calcext:value-type="float">
            <text:p>0.25</text:p>
          </table:table-cell>
          <table:table-cell/>
          <table:table-cell table:style-name="ce24" table:formula="of:=[.H29]" office:value-type="string" office:string-value="1/3 spring onion" calcext:value-type="string">
            <text:p>1/3 spring onion</text:p>
          </table:table-cell>
          <table:table-cell table:style-name="ce24" table:formula="of:=[.J29]" office:value-type="string" office:string-value="onion" calcext:value-type="string">
            <text:p>onion</text:p>
          </table:table-cell>
          <table:table-cell table:formula="of:=[.$I29]*[.K29]" office:value-type="float" office:value="0.025" calcext:value-type="float">
            <text:p>0.025</text:p>
          </table:table-cell>
          <table:table-cell table:formula="of:=[.$I29]*[.L29]" office:value-type="float" office:value="0.025" calcext:value-type="float">
            <text:p>0.025</text:p>
          </table:table-cell>
          <table:table-cell table:formula="of:=[.$I29]*[.M29]" office:value-type="float" office:value="0.025" calcext:value-type="float">
            <text:p>0.025</text:p>
          </table:table-cell>
          <table:table-cell table:formula="of:=[.$I29]*[.N29]" office:value-type="float" office:value="0.025" calcext:value-type="float">
            <text:p>0.025</text:p>
          </table:table-cell>
        </table:table-row>
        <table:table-row table:style-name="ro1">
          <table:table-cell table:formula="of:=['Expand Dates'.J30]" office:value-type="float" office:value="0" calcext:value-type="float">
            <text:p>0</text:p>
          </table:table-cell>
          <table:table-cell table:formula="of:=['Expand Dates'.N30]" office:value-type="float" office:value="0" calcext:value-type="float">
            <text:p>0</text:p>
          </table:table-cell>
          <table:table-cell table:formula="of:=['Expand Dates'.R30]" office:value-type="float" office:value="0" calcext:value-type="float">
            <text:p>0</text:p>
          </table:table-cell>
          <table:table-cell table:formula="of:=['Expand Dates'.W30]" office:value-type="float" office:value="0" calcext:value-type="float">
            <text:p>0</text:p>
          </table:table-cell>
          <table:table-cell table:formula="of:=['Expand Dates'.Z30]" office:value-type="float" office:value="0" calcext:value-type="float">
            <text:p>0</text:p>
          </table:table-cell>
          <table:table-cell/>
          <table:table-cell table:formula="of:=['Expand Recipes'.I29]" office:value-type="string" office:string-value="Egg sandwich" calcext:value-type="string">
            <text:p>Egg sandwich</text:p>
          </table:table-cell>
          <table:table-cell table:formula="of:=['Expand Recipes'.J29]" office:value-type="string" office:string-value="3 lettuce leaves" calcext:value-type="string">
            <text:p>3 lettuce leaves</text:p>
          </table:table-cell>
          <table:table-cell table:formula="of:=['Expand Recipes'.K29]" office:value-type="float" office:value="1" calcext:value-type="float">
            <text:p>1</text:p>
          </table:table-cell>
          <table:table-cell table:formula="of:=['Expand Recipes'.L29]" office:value-type="string" office:string-value="leaves" calcext:value-type="string">
            <text:p>leaves</text:p>
          </table:table-cell>
          <table:table-cell table:formula="of:=IF([.$G30]=&quot;&quot;;0;(LOOKUP([.$G30];[.$A$3:.$A$31];[.B$3:.B$31])))" office:value-type="float" office:value="0.25" calcext:value-type="float">
            <text:p>0.25</text:p>
          </table:table-cell>
          <table:table-cell table:formula="of:=IF([.$G30]=&quot;&quot;;0;(LOOKUP([.$G30];[.$A$3:.$A$31];[.C$3:.C$31])))" office:value-type="float" office:value="0.25" calcext:value-type="float">
            <text:p>0.25</text:p>
          </table:table-cell>
          <table:table-cell table:formula="of:=IF([.$G30]=&quot;&quot;;0;(LOOKUP([.$G30];[.$A$3:.$A$31];[.D$3:.D$31])))" office:value-type="float" office:value="0.25" calcext:value-type="float">
            <text:p>0.25</text:p>
          </table:table-cell>
          <table:table-cell table:formula="of:=IF([.$G30]=&quot;&quot;;0;(LOOKUP([.$G30];[.$A$3:.$A$31];[.E$3:.E$31])))" office:value-type="float" office:value="0.25" calcext:value-type="float">
            <text:p>0.25</text:p>
          </table:table-cell>
          <table:table-cell/>
          <table:table-cell table:style-name="ce24" table:formula="of:=[.H30]" office:value-type="string" office:string-value="3 lettuce leaves" calcext:value-type="string">
            <text:p>3 lettuce leaves</text:p>
          </table:table-cell>
          <table:table-cell table:style-name="ce24" table:formula="of:=[.J30]" office:value-type="string" office:string-value="leaves" calcext:value-type="string">
            <text:p>leaves</text:p>
          </table:table-cell>
          <table:table-cell table:formula="of:=[.$I30]*[.K30]" office:value-type="float" office:value="0.25" calcext:value-type="float">
            <text:p>0.25</text:p>
          </table:table-cell>
          <table:table-cell table:formula="of:=[.$I30]*[.L30]" office:value-type="float" office:value="0.25" calcext:value-type="float">
            <text:p>0.25</text:p>
          </table:table-cell>
          <table:table-cell table:formula="of:=[.$I30]*[.M30]" office:value-type="float" office:value="0.25" calcext:value-type="float">
            <text:p>0.25</text:p>
          </table:table-cell>
          <table:table-cell table:formula="of:=[.$I30]*[.N30]" office:value-type="float" office:value="0.25" calcext:value-type="float">
            <text:p>0.25</text:p>
          </table:table-cell>
        </table:table-row>
        <table:table-row table:style-name="ro1">
          <table:table-cell table:formula="of:=['Expand Dates'.J31]" office:value-type="float" office:value="0" calcext:value-type="float">
            <text:p>0</text:p>
          </table:table-cell>
          <table:table-cell table:formula="of:=['Expand Dates'.N31]" office:value-type="float" office:value="0" calcext:value-type="float">
            <text:p>0</text:p>
          </table:table-cell>
          <table:table-cell table:formula="of:=['Expand Dates'.R31]" office:value-type="float" office:value="0" calcext:value-type="float">
            <text:p>0</text:p>
          </table:table-cell>
          <table:table-cell table:formula="of:=['Expand Dates'.W31]" office:value-type="float" office:value="0" calcext:value-type="float">
            <text:p>0</text:p>
          </table:table-cell>
          <table:table-cell table:formula="of:=['Expand Dates'.Z31]" office:value-type="float" office:value="0" calcext:value-type="float">
            <text:p>0</text:p>
          </table:table-cell>
          <table:table-cell/>
          <table:table-cell table:formula="of:=['Expand Recipes'.I30]" office:value-type="string" office:string-value="Egg sandwich" calcext:value-type="string">
            <text:p>Egg sandwich</text:p>
          </table:table-cell>
          <table:table-cell table:formula="of:=['Expand Recipes'.J30]" office:value-type="string" office:string-value="3 tbsp mayonnaise" calcext:value-type="string">
            <text:p>3 tbsp mayonnaise</text:p>
          </table:table-cell>
          <table:table-cell table:formula="of:=['Expand Recipes'.K30]" office:value-type="float" office:value="1" calcext:value-type="float">
            <text:p>1</text:p>
          </table:table-cell>
          <table:table-cell table:formula="of:=['Expand Recipes'.L30]" office:value-type="string" office:string-value="tbsp" calcext:value-type="string">
            <text:p>tbsp</text:p>
          </table:table-cell>
          <table:table-cell table:formula="of:=IF([.$G31]=&quot;&quot;;0;(LOOKUP([.$G31];[.$A$3:.$A$31];[.B$3:.B$31])))" office:value-type="float" office:value="0.25" calcext:value-type="float">
            <text:p>0.25</text:p>
          </table:table-cell>
          <table:table-cell table:formula="of:=IF([.$G31]=&quot;&quot;;0;(LOOKUP([.$G31];[.$A$3:.$A$31];[.C$3:.C$31])))" office:value-type="float" office:value="0.25" calcext:value-type="float">
            <text:p>0.25</text:p>
          </table:table-cell>
          <table:table-cell table:formula="of:=IF([.$G31]=&quot;&quot;;0;(LOOKUP([.$G31];[.$A$3:.$A$31];[.D$3:.D$31])))" office:value-type="float" office:value="0.25" calcext:value-type="float">
            <text:p>0.25</text:p>
          </table:table-cell>
          <table:table-cell table:formula="of:=IF([.$G31]=&quot;&quot;;0;(LOOKUP([.$G31];[.$A$3:.$A$31];[.E$3:.E$31])))" office:value-type="float" office:value="0.25" calcext:value-type="float">
            <text:p>0.25</text:p>
          </table:table-cell>
          <table:table-cell/>
          <table:table-cell table:style-name="ce24" table:formula="of:=[.H31]" office:value-type="string" office:string-value="3 tbsp mayonnaise" calcext:value-type="string">
            <text:p>3 tbsp mayonnaise</text:p>
          </table:table-cell>
          <table:table-cell table:style-name="ce24" table:formula="of:=[.J31]" office:value-type="string" office:string-value="tbsp" calcext:value-type="string">
            <text:p>tbsp</text:p>
          </table:table-cell>
          <table:table-cell table:formula="of:=[.$I31]*[.K31]" office:value-type="float" office:value="0.25" calcext:value-type="float">
            <text:p>0.25</text:p>
          </table:table-cell>
          <table:table-cell table:formula="of:=[.$I31]*[.L31]" office:value-type="float" office:value="0.25" calcext:value-type="float">
            <text:p>0.25</text:p>
          </table:table-cell>
          <table:table-cell table:formula="of:=[.$I31]*[.M31]" office:value-type="float" office:value="0.25" calcext:value-type="float">
            <text:p>0.25</text:p>
          </table:table-cell>
          <table:table-cell table:formula="of:=[.$I31]*[.N31]" office:value-type="float" office:value="0.25" calcext:value-type="float">
            <text:p>0.25</text:p>
          </table:table-cell>
        </table:table-row>
        <table:table-row table:style-name="ro1">
          <table:table-cell table:formula="of:=['Expand Dates'.J32]" office:value-type="float" office:value="0" calcext:value-type="float">
            <text:p>0</text:p>
          </table:table-cell>
          <table:table-cell table:formula="of:=['Expand Dates'.N32]" office:value-type="float" office:value="0" calcext:value-type="float">
            <text:p>0</text:p>
          </table:table-cell>
          <table:table-cell table:formula="of:=['Expand Dates'.R32]" office:value-type="float" office:value="0" calcext:value-type="float">
            <text:p>0</text:p>
          </table:table-cell>
          <table:table-cell table:formula="of:=['Expand Dates'.W32]" office:value-type="float" office:value="0" calcext:value-type="float">
            <text:p>0</text:p>
          </table:table-cell>
          <table:table-cell table:formula="of:=['Expand Dates'.Z32]" office:value-type="float" office:value="0" calcext:value-type="float">
            <text:p>0</text:p>
          </table:table-cell>
          <table:table-cell/>
          <table:table-cell table:formula="of:=['Expand Recipes'.I31]" office:value-type="string" office:string-value="Egg sandwich" calcext:value-type="string">
            <text:p>Egg sandwich</text:p>
          </table:table-cell>
          <table:table-cell table:formula="of:=['Expand Recipes'.J31]" office:value-type="string" office:string-value="1 tsp mustard" calcext:value-type="string">
            <text:p>1 tsp mustard</text:p>
          </table:table-cell>
          <table:table-cell table:formula="of:=['Expand Recipes'.K31]" office:value-type="float" office:value="0.333333333333333" calcext:value-type="float">
            <text:p>0.3333333333</text:p>
          </table:table-cell>
          <table:table-cell table:formula="of:=['Expand Recipes'.L31]" office:value-type="string" office:string-value="tsp" calcext:value-type="string">
            <text:p>tsp</text:p>
          </table:table-cell>
          <table:table-cell table:formula="of:=IF([.$G32]=&quot;&quot;;0;(LOOKUP([.$G32];[.$A$3:.$A$31];[.B$3:.B$31])))" office:value-type="float" office:value="0.25" calcext:value-type="float">
            <text:p>0.25</text:p>
          </table:table-cell>
          <table:table-cell table:formula="of:=IF([.$G32]=&quot;&quot;;0;(LOOKUP([.$G32];[.$A$3:.$A$31];[.C$3:.C$31])))" office:value-type="float" office:value="0.25" calcext:value-type="float">
            <text:p>0.25</text:p>
          </table:table-cell>
          <table:table-cell table:formula="of:=IF([.$G32]=&quot;&quot;;0;(LOOKUP([.$G32];[.$A$3:.$A$31];[.D$3:.D$31])))" office:value-type="float" office:value="0.25" calcext:value-type="float">
            <text:p>0.25</text:p>
          </table:table-cell>
          <table:table-cell table:formula="of:=IF([.$G32]=&quot;&quot;;0;(LOOKUP([.$G32];[.$A$3:.$A$31];[.E$3:.E$31])))" office:value-type="float" office:value="0.25" calcext:value-type="float">
            <text:p>0.25</text:p>
          </table:table-cell>
          <table:table-cell/>
          <table:table-cell table:style-name="ce24" table:formula="of:=[.H32]" office:value-type="string" office:string-value="1 tsp mustard" calcext:value-type="string">
            <text:p>1 tsp mustard</text:p>
          </table:table-cell>
          <table:table-cell table:style-name="ce24" table:formula="of:=[.J32]" office:value-type="string" office:string-value="tsp" calcext:value-type="string">
            <text:p>tsp</text:p>
          </table:table-cell>
          <table:table-cell table:formula="of:=[.$I32]*[.K32]" office:value-type="float" office:value="0.0833333333333333" calcext:value-type="float">
            <text:p>0.0833333333</text:p>
          </table:table-cell>
          <table:table-cell table:formula="of:=[.$I32]*[.L32]" office:value-type="float" office:value="0.0833333333333333" calcext:value-type="float">
            <text:p>0.0833333333</text:p>
          </table:table-cell>
          <table:table-cell table:formula="of:=[.$I32]*[.M32]" office:value-type="float" office:value="0.0833333333333333" calcext:value-type="float">
            <text:p>0.0833333333</text:p>
          </table:table-cell>
          <table:table-cell table:formula="of:=[.$I32]*[.N32]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Expand Dates'.J33]" office:value-type="float" office:value="0" calcext:value-type="float">
            <text:p>0</text:p>
          </table:table-cell>
          <table:table-cell table:formula="of:=['Expand Dates'.N33]" office:value-type="float" office:value="0" calcext:value-type="float">
            <text:p>0</text:p>
          </table:table-cell>
          <table:table-cell table:formula="of:=['Expand Dates'.R33]" office:value-type="float" office:value="0" calcext:value-type="float">
            <text:p>0</text:p>
          </table:table-cell>
          <table:table-cell table:formula="of:=['Expand Dates'.W33]" office:value-type="float" office:value="0" calcext:value-type="float">
            <text:p>0</text:p>
          </table:table-cell>
          <table:table-cell table:formula="of:=['Expand Dates'.Z33]" office:value-type="float" office:value="0" calcext:value-type="float">
            <text:p>0</text:p>
          </table:table-cell>
          <table:table-cell/>
          <table:table-cell table:formula="of:=['Expand Recipes'.I32]" office:value-type="string" office:string-value="Egg sandwich" calcext:value-type="string">
            <text:p>Egg sandwich</text:p>
          </table:table-cell>
          <table:table-cell table:formula="of:=['Expand Recipes'.J32]" office:value-type="string" office:string-value="bread" calcext:value-type="string">
            <text:p>bread</text:p>
          </table:table-cell>
          <table:table-cell table:formula="of:=['Expand Recipes'.K32]" office:value-type="float" office:value="2" calcext:value-type="float">
            <text:p>2</text:p>
          </table:table-cell>
          <table:table-cell table:formula="of:=['Expand Recipes'.L32]" office:value-type="string" office:string-value="slices" calcext:value-type="string">
            <text:p>slices</text:p>
          </table:table-cell>
          <table:table-cell table:formula="of:=IF([.$G33]=&quot;&quot;;0;(LOOKUP([.$G33];[.$A$3:.$A$31];[.B$3:.B$31])))" office:value-type="float" office:value="0.25" calcext:value-type="float">
            <text:p>0.25</text:p>
          </table:table-cell>
          <table:table-cell table:formula="of:=IF([.$G33]=&quot;&quot;;0;(LOOKUP([.$G33];[.$A$3:.$A$31];[.C$3:.C$31])))" office:value-type="float" office:value="0.25" calcext:value-type="float">
            <text:p>0.25</text:p>
          </table:table-cell>
          <table:table-cell table:formula="of:=IF([.$G33]=&quot;&quot;;0;(LOOKUP([.$G33];[.$A$3:.$A$31];[.D$3:.D$31])))" office:value-type="float" office:value="0.25" calcext:value-type="float">
            <text:p>0.25</text:p>
          </table:table-cell>
          <table:table-cell table:formula="of:=IF([.$G33]=&quot;&quot;;0;(LOOKUP([.$G33];[.$A$3:.$A$31];[.E$3:.E$31])))" office:value-type="float" office:value="0.25" calcext:value-type="float">
            <text:p>0.25</text:p>
          </table:table-cell>
          <table:table-cell/>
          <table:table-cell table:style-name="ce24" table:formula="of:=[.H33]" office:value-type="string" office:string-value="bread" calcext:value-type="string">
            <text:p>bread</text:p>
          </table:table-cell>
          <table:table-cell table:style-name="ce24" table:formula="of:=[.J33]" office:value-type="string" office:string-value="slices" calcext:value-type="string">
            <text:p>slices</text:p>
          </table:table-cell>
          <table:table-cell table:formula="of:=[.$I33]*[.K33]" office:value-type="float" office:value="0.5" calcext:value-type="float">
            <text:p>0.5</text:p>
          </table:table-cell>
          <table:table-cell table:formula="of:=[.$I33]*[.L33]" office:value-type="float" office:value="0.5" calcext:value-type="float">
            <text:p>0.5</text:p>
          </table:table-cell>
          <table:table-cell table:formula="of:=[.$I33]*[.M33]" office:value-type="float" office:value="0.5" calcext:value-type="float">
            <text:p>0.5</text:p>
          </table:table-cell>
          <table:table-cell table:formula="of:=[.$I33]*[.N33]" office:value-type="float" office:value="0.5" calcext:value-type="float">
            <text:p>0.5</text:p>
          </table:table-cell>
        </table:table-row>
        <table:table-row table:style-name="ro1">
          <table:table-cell table:formula="of:=['Expand Dates'.J34]" office:value-type="float" office:value="0" calcext:value-type="float">
            <text:p>0</text:p>
          </table:table-cell>
          <table:table-cell table:formula="of:=['Expand Dates'.N34]" office:value-type="float" office:value="0" calcext:value-type="float">
            <text:p>0</text:p>
          </table:table-cell>
          <table:table-cell table:formula="of:=['Expand Dates'.R34]" office:value-type="float" office:value="0" calcext:value-type="float">
            <text:p>0</text:p>
          </table:table-cell>
          <table:table-cell table:formula="of:=['Expand Dates'.W34]" office:value-type="float" office:value="0" calcext:value-type="float">
            <text:p>0</text:p>
          </table:table-cell>
          <table:table-cell table:formula="of:=['Expand Dates'.Z34]" office:value-type="float" office:value="0" calcext:value-type="float">
            <text:p>0</text:p>
          </table:table-cell>
          <table:table-cell/>
          <table:table-cell table:formula="of:=['Expand Recipes'.I33]">
            <text:p/>
          </table:table-cell>
          <table:table-cell table:formula="of:=['Expand Recipes'.J33]" office:value-type="float" office:value="0" calcext:value-type="float">
            <text:p>0</text:p>
          </table:table-cell>
          <table:table-cell table:formula="of:=['Expand Recipes'.K33]" office:value-type="float" office:value="0" calcext:value-type="float">
            <text:p>0</text:p>
          </table:table-cell>
          <table:table-cell table:formula="of:=['Expand Recipes'.L33]" office:value-type="float" office:value="0" calcext:value-type="float">
            <text:p>0</text:p>
          </table:table-cell>
          <table:table-cell table:formula="of:=IF([.$G34]=&quot;&quot;;0;(LOOKUP([.$G34];[.$A$3:.$A$31];[.B$3:.B$31])))" office:value-type="float" office:value="0" calcext:value-type="float">
            <text:p>0</text:p>
          </table:table-cell>
          <table:table-cell table:formula="of:=IF([.$G34]=&quot;&quot;;0;(LOOKUP([.$G34];[.$A$3:.$A$31];[.C$3:.C$31])))" office:value-type="float" office:value="0" calcext:value-type="float">
            <text:p>0</text:p>
          </table:table-cell>
          <table:table-cell table:formula="of:=IF([.$G34]=&quot;&quot;;0;(LOOKUP([.$G34];[.$A$3:.$A$31];[.D$3:.D$31])))" office:value-type="float" office:value="0" calcext:value-type="float">
            <text:p>0</text:p>
          </table:table-cell>
          <table:table-cell table:formula="of:=IF([.$G34]=&quot;&quot;;0;(LOOKUP([.$G34];[.$A$3:.$A$31];[.E$3:.E$31])))" office:value-type="float" office:value="0" calcext:value-type="float">
            <text:p>0</text:p>
          </table:table-cell>
          <table:table-cell/>
          <table:table-cell table:style-name="ce24" table:formula="of:=[.H34]" office:value-type="float" office:value="0" calcext:value-type="float">
            <text:p>0</text:p>
          </table:table-cell>
          <table:table-cell table:style-name="ce24" table:formula="of:=[.J34]" office:value-type="float" office:value="0" calcext:value-type="float">
            <text:p>0</text:p>
          </table:table-cell>
          <table:table-cell table:formula="of:=[.$I34]*[.K34]" office:value-type="float" office:value="0" calcext:value-type="float">
            <text:p>0</text:p>
          </table:table-cell>
          <table:table-cell table:formula="of:=[.$I34]*[.L34]" office:value-type="float" office:value="0" calcext:value-type="float">
            <text:p>0</text:p>
          </table:table-cell>
          <table:table-cell table:formula="of:=[.$I34]*[.M34]" office:value-type="float" office:value="0" calcext:value-type="float">
            <text:p>0</text:p>
          </table:table-cell>
          <table:table-cell table:formula="of:=[.$I34]*[.N34]" office:value-type="float" office:value="0" calcext:value-type="float">
            <text:p>0</text:p>
          </table:table-cell>
        </table:table-row>
        <table:table-row table:style-name="ro1">
          <table:table-cell table:formula="of:=['Expand Dates'.J35]" office:value-type="float" office:value="0" calcext:value-type="float">
            <text:p>0</text:p>
          </table:table-cell>
          <table:table-cell table:formula="of:=['Expand Dates'.N35]" office:value-type="float" office:value="0" calcext:value-type="float">
            <text:p>0</text:p>
          </table:table-cell>
          <table:table-cell table:formula="of:=['Expand Dates'.R35]" office:value-type="float" office:value="0" calcext:value-type="float">
            <text:p>0</text:p>
          </table:table-cell>
          <table:table-cell table:formula="of:=['Expand Dates'.W35]" office:value-type="float" office:value="0" calcext:value-type="float">
            <text:p>0</text:p>
          </table:table-cell>
          <table:table-cell table:formula="of:=['Expand Dates'.Z35]" office:value-type="float" office:value="0" calcext:value-type="float">
            <text:p>0</text:p>
          </table:table-cell>
          <table:table-cell/>
          <table:table-cell table:formula="of:=['Expand Recipes'.I34]">
            <text:p/>
          </table:table-cell>
          <table:table-cell table:formula="of:=['Expand Recipes'.J34]" office:value-type="float" office:value="0" calcext:value-type="float">
            <text:p>0</text:p>
          </table:table-cell>
          <table:table-cell table:formula="of:=['Expand Recipes'.K34]" office:value-type="float" office:value="0" calcext:value-type="float">
            <text:p>0</text:p>
          </table:table-cell>
          <table:table-cell table:formula="of:=['Expand Recipes'.L34]" office:value-type="float" office:value="0" calcext:value-type="float">
            <text:p>0</text:p>
          </table:table-cell>
          <table:table-cell table:formula="of:=IF([.$G35]=&quot;&quot;;0;(LOOKUP([.$G35];[.$A$3:.$A$31];[.B$3:.B$31])))" office:value-type="float" office:value="0" calcext:value-type="float">
            <text:p>0</text:p>
          </table:table-cell>
          <table:table-cell table:formula="of:=IF([.$G35]=&quot;&quot;;0;(LOOKUP([.$G35];[.$A$3:.$A$31];[.C$3:.C$31])))" office:value-type="float" office:value="0" calcext:value-type="float">
            <text:p>0</text:p>
          </table:table-cell>
          <table:table-cell table:formula="of:=IF([.$G35]=&quot;&quot;;0;(LOOKUP([.$G35];[.$A$3:.$A$31];[.D$3:.D$31])))" office:value-type="float" office:value="0" calcext:value-type="float">
            <text:p>0</text:p>
          </table:table-cell>
          <table:table-cell table:formula="of:=IF([.$G35]=&quot;&quot;;0;(LOOKUP([.$G35];[.$A$3:.$A$31];[.E$3:.E$31])))" office:value-type="float" office:value="0" calcext:value-type="float">
            <text:p>0</text:p>
          </table:table-cell>
          <table:table-cell/>
          <table:table-cell table:style-name="ce24" table:formula="of:=[.H35]" office:value-type="float" office:value="0" calcext:value-type="float">
            <text:p>0</text:p>
          </table:table-cell>
          <table:table-cell table:style-name="ce24" table:formula="of:=[.J35]" office:value-type="float" office:value="0" calcext:value-type="float">
            <text:p>0</text:p>
          </table:table-cell>
          <table:table-cell table:formula="of:=[.$I35]*[.K35]" office:value-type="float" office:value="0" calcext:value-type="float">
            <text:p>0</text:p>
          </table:table-cell>
          <table:table-cell table:formula="of:=[.$I35]*[.L35]" office:value-type="float" office:value="0" calcext:value-type="float">
            <text:p>0</text:p>
          </table:table-cell>
          <table:table-cell table:formula="of:=[.$I35]*[.M35]" office:value-type="float" office:value="0" calcext:value-type="float">
            <text:p>0</text:p>
          </table:table-cell>
          <table:table-cell table:formula="of:=[.$I35]*[.N35]" office:value-type="float" office:value="0" calcext:value-type="float">
            <text:p>0</text:p>
          </table:table-cell>
        </table:table-row>
        <table:table-row table:style-name="ro1">
          <table:table-cell table:formula="of:=['Expand Dates'.J36]" office:value-type="float" office:value="0" calcext:value-type="float">
            <text:p>0</text:p>
          </table:table-cell>
          <table:table-cell table:formula="of:=['Expand Dates'.N36]" office:value-type="float" office:value="0" calcext:value-type="float">
            <text:p>0</text:p>
          </table:table-cell>
          <table:table-cell table:formula="of:=['Expand Dates'.R36]" office:value-type="float" office:value="0" calcext:value-type="float">
            <text:p>0</text:p>
          </table:table-cell>
          <table:table-cell table:formula="of:=['Expand Dates'.W36]" office:value-type="float" office:value="0" calcext:value-type="float">
            <text:p>0</text:p>
          </table:table-cell>
          <table:table-cell table:formula="of:=['Expand Dates'.Z36]" office:value-type="float" office:value="0" calcext:value-type="float">
            <text:p>0</text:p>
          </table:table-cell>
          <table:table-cell/>
          <table:table-cell table:formula="of:=['Expand Recipes'.I35]" office:value-type="string" office:string-value="Cucumber sandwich" calcext:value-type="string">
            <text:p>Cucumber sandwich</text:p>
          </table:table-cell>
          <table:table-cell table:formula="of:=['Expand Recipes'.J35]" office:value-type="string" office:string-value="1 cucumber" calcext:value-type="string">
            <text:p>1 cucumber</text:p>
          </table:table-cell>
          <table:table-cell table:formula="of:=['Expand Recipes'.K35]" office:value-type="float" office:value="0.2" calcext:value-type="float">
            <text:p>0.2</text:p>
          </table:table-cell>
          <table:table-cell table:formula="of:=['Expand Recipes'.L35]" office:value-type="string" office:string-value="piece" calcext:value-type="string">
            <text:p>piece</text:p>
          </table:table-cell>
          <table:table-cell table:formula="of:=IF([.$G36]=&quot;&quot;;0;(LOOKUP([.$G36];[.$A$3:.$A$31];[.B$3:.B$31])))" office:value-type="float" office:value="0.25" calcext:value-type="float">
            <text:p>0.25</text:p>
          </table:table-cell>
          <table:table-cell table:formula="of:=IF([.$G36]=&quot;&quot;;0;(LOOKUP([.$G36];[.$A$3:.$A$31];[.C$3:.C$31])))" office:value-type="float" office:value="0.25" calcext:value-type="float">
            <text:p>0.25</text:p>
          </table:table-cell>
          <table:table-cell table:formula="of:=IF([.$G36]=&quot;&quot;;0;(LOOKUP([.$G36];[.$A$3:.$A$31];[.D$3:.D$31])))" office:value-type="float" office:value="0.25" calcext:value-type="float">
            <text:p>0.25</text:p>
          </table:table-cell>
          <table:table-cell table:formula="of:=IF([.$G36]=&quot;&quot;;0;(LOOKUP([.$G36];[.$A$3:.$A$31];[.E$3:.E$31])))" office:value-type="float" office:value="0.25" calcext:value-type="float">
            <text:p>0.25</text:p>
          </table:table-cell>
          <table:table-cell/>
          <table:table-cell table:style-name="ce24" table:formula="of:=[.H36]" office:value-type="string" office:string-value="1 cucumber" calcext:value-type="string">
            <text:p>1 cucumber</text:p>
          </table:table-cell>
          <table:table-cell table:style-name="ce24" table:formula="of:=[.J36]" office:value-type="string" office:string-value="piece" calcext:value-type="string">
            <text:p>piece</text:p>
          </table:table-cell>
          <table:table-cell table:formula="of:=[.$I36]*[.K36]" office:value-type="float" office:value="0.05" calcext:value-type="float">
            <text:p>0.05</text:p>
          </table:table-cell>
          <table:table-cell table:formula="of:=[.$I36]*[.L36]" office:value-type="float" office:value="0.05" calcext:value-type="float">
            <text:p>0.05</text:p>
          </table:table-cell>
          <table:table-cell table:formula="of:=[.$I36]*[.M36]" office:value-type="float" office:value="0.05" calcext:value-type="float">
            <text:p>0.05</text:p>
          </table:table-cell>
          <table:table-cell table:formula="of:=[.$I36]*[.N36]" office:value-type="float" office:value="0.05" calcext:value-type="float">
            <text:p>0.05</text:p>
          </table:table-cell>
        </table:table-row>
        <table:table-row table:style-name="ro1">
          <table:table-cell table:formula="of:=['Expand Dates'.J37]" office:value-type="float" office:value="0" calcext:value-type="float">
            <text:p>0</text:p>
          </table:table-cell>
          <table:table-cell table:formula="of:=['Expand Dates'.N37]" office:value-type="float" office:value="0" calcext:value-type="float">
            <text:p>0</text:p>
          </table:table-cell>
          <table:table-cell table:formula="of:=['Expand Dates'.R37]" office:value-type="float" office:value="0" calcext:value-type="float">
            <text:p>0</text:p>
          </table:table-cell>
          <table:table-cell table:formula="of:=['Expand Dates'.W37]" office:value-type="float" office:value="0" calcext:value-type="float">
            <text:p>0</text:p>
          </table:table-cell>
          <table:table-cell table:formula="of:=['Expand Dates'.Z37]" office:value-type="float" office:value="0" calcext:value-type="float">
            <text:p>0</text:p>
          </table:table-cell>
          <table:table-cell/>
          <table:table-cell table:formula="of:=['Expand Recipes'.I36]" office:value-type="string" office:string-value="Cucumber sandwich" calcext:value-type="string">
            <text:p>Cucumber sandwich</text:p>
          </table:table-cell>
          <table:table-cell table:formula="of:=['Expand Recipes'.J36]" office:value-type="string" office:string-value="185g cream cheese" calcext:value-type="string">
            <text:p>185g cream cheese</text:p>
          </table:table-cell>
          <table:table-cell table:formula="of:=['Expand Recipes'.K36]" office:value-type="float" office:value="37" calcext:value-type="float">
            <text:p>37</text:p>
          </table:table-cell>
          <table:table-cell table:formula="of:=['Expand Recipes'.L36]" office:value-type="string" office:string-value="g" calcext:value-type="string">
            <text:p>g</text:p>
          </table:table-cell>
          <table:table-cell table:formula="of:=IF([.$G37]=&quot;&quot;;0;(LOOKUP([.$G37];[.$A$3:.$A$31];[.B$3:.B$31])))" office:value-type="float" office:value="0.25" calcext:value-type="float">
            <text:p>0.25</text:p>
          </table:table-cell>
          <table:table-cell table:formula="of:=IF([.$G37]=&quot;&quot;;0;(LOOKUP([.$G37];[.$A$3:.$A$31];[.C$3:.C$31])))" office:value-type="float" office:value="0.25" calcext:value-type="float">
            <text:p>0.25</text:p>
          </table:table-cell>
          <table:table-cell table:formula="of:=IF([.$G37]=&quot;&quot;;0;(LOOKUP([.$G37];[.$A$3:.$A$31];[.D$3:.D$31])))" office:value-type="float" office:value="0.25" calcext:value-type="float">
            <text:p>0.25</text:p>
          </table:table-cell>
          <table:table-cell table:formula="of:=IF([.$G37]=&quot;&quot;;0;(LOOKUP([.$G37];[.$A$3:.$A$31];[.E$3:.E$31])))" office:value-type="float" office:value="0.25" calcext:value-type="float">
            <text:p>0.25</text:p>
          </table:table-cell>
          <table:table-cell/>
          <table:table-cell table:style-name="ce24" table:formula="of:=[.H37]" office:value-type="string" office:string-value="185g cream cheese" calcext:value-type="string">
            <text:p>185g cream cheese</text:p>
          </table:table-cell>
          <table:table-cell table:style-name="ce24" table:formula="of:=[.J37]" office:value-type="string" office:string-value="g" calcext:value-type="string">
            <text:p>g</text:p>
          </table:table-cell>
          <table:table-cell table:formula="of:=[.$I37]*[.K37]" office:value-type="float" office:value="9.25" calcext:value-type="float">
            <text:p>9.25</text:p>
          </table:table-cell>
          <table:table-cell table:formula="of:=[.$I37]*[.L37]" office:value-type="float" office:value="9.25" calcext:value-type="float">
            <text:p>9.25</text:p>
          </table:table-cell>
          <table:table-cell table:formula="of:=[.$I37]*[.M37]" office:value-type="float" office:value="9.25" calcext:value-type="float">
            <text:p>9.25</text:p>
          </table:table-cell>
          <table:table-cell table:formula="of:=[.$I37]*[.N37]" office:value-type="float" office:value="9.25" calcext:value-type="float">
            <text:p>9.25</text:p>
          </table:table-cell>
        </table:table-row>
        <table:table-row table:style-name="ro1">
          <table:table-cell table:formula="of:=['Expand Dates'.J38]" office:value-type="float" office:value="0" calcext:value-type="float">
            <text:p>0</text:p>
          </table:table-cell>
          <table:table-cell table:formula="of:=['Expand Dates'.N38]" office:value-type="float" office:value="0" calcext:value-type="float">
            <text:p>0</text:p>
          </table:table-cell>
          <table:table-cell table:formula="of:=['Expand Dates'.R38]" office:value-type="float" office:value="0" calcext:value-type="float">
            <text:p>0</text:p>
          </table:table-cell>
          <table:table-cell table:formula="of:=['Expand Dates'.W38]" office:value-type="float" office:value="0" calcext:value-type="float">
            <text:p>0</text:p>
          </table:table-cell>
          <table:table-cell table:formula="of:=['Expand Dates'.Z38]" office:value-type="float" office:value="0" calcext:value-type="float">
            <text:p>0</text:p>
          </table:table-cell>
          <table:table-cell/>
          <table:table-cell table:formula="of:=['Expand Recipes'.I37]" office:value-type="string" office:string-value="Cucumber sandwich" calcext:value-type="string">
            <text:p>Cucumber sandwich</text:p>
          </table:table-cell>
          <table:table-cell table:formula="of:=['Expand Recipes'.J37]" office:value-type="string" office:string-value="bread" calcext:value-type="string">
            <text:p>bread</text:p>
          </table:table-cell>
          <table:table-cell table:formula="of:=['Expand Recipes'.K37]" office:value-type="float" office:value="2" calcext:value-type="float">
            <text:p>2</text:p>
          </table:table-cell>
          <table:table-cell table:formula="of:=['Expand Recipes'.L37]" office:value-type="string" office:string-value="slices" calcext:value-type="string">
            <text:p>slices</text:p>
          </table:table-cell>
          <table:table-cell table:formula="of:=IF([.$G38]=&quot;&quot;;0;(LOOKUP([.$G38];[.$A$3:.$A$31];[.B$3:.B$31])))" office:value-type="float" office:value="0.25" calcext:value-type="float">
            <text:p>0.25</text:p>
          </table:table-cell>
          <table:table-cell table:formula="of:=IF([.$G38]=&quot;&quot;;0;(LOOKUP([.$G38];[.$A$3:.$A$31];[.C$3:.C$31])))" office:value-type="float" office:value="0.25" calcext:value-type="float">
            <text:p>0.25</text:p>
          </table:table-cell>
          <table:table-cell table:formula="of:=IF([.$G38]=&quot;&quot;;0;(LOOKUP([.$G38];[.$A$3:.$A$31];[.D$3:.D$31])))" office:value-type="float" office:value="0.25" calcext:value-type="float">
            <text:p>0.25</text:p>
          </table:table-cell>
          <table:table-cell table:formula="of:=IF([.$G38]=&quot;&quot;;0;(LOOKUP([.$G38];[.$A$3:.$A$31];[.E$3:.E$31])))" office:value-type="float" office:value="0.25" calcext:value-type="float">
            <text:p>0.25</text:p>
          </table:table-cell>
          <table:table-cell/>
          <table:table-cell table:style-name="ce24" table:formula="of:=[.H38]" office:value-type="string" office:string-value="bread" calcext:value-type="string">
            <text:p>bread</text:p>
          </table:table-cell>
          <table:table-cell table:style-name="ce24" table:formula="of:=[.J38]" office:value-type="string" office:string-value="slices" calcext:value-type="string">
            <text:p>slices</text:p>
          </table:table-cell>
          <table:table-cell table:formula="of:=[.$I38]*[.K38]" office:value-type="float" office:value="0.5" calcext:value-type="float">
            <text:p>0.5</text:p>
          </table:table-cell>
          <table:table-cell table:formula="of:=[.$I38]*[.L38]" office:value-type="float" office:value="0.5" calcext:value-type="float">
            <text:p>0.5</text:p>
          </table:table-cell>
          <table:table-cell table:formula="of:=[.$I38]*[.M38]" office:value-type="float" office:value="0.5" calcext:value-type="float">
            <text:p>0.5</text:p>
          </table:table-cell>
          <table:table-cell table:formula="of:=[.$I38]*[.N38]" office:value-type="float" office:value="0.5" calcext:value-type="float">
            <text:p>0.5</text:p>
          </table:table-cell>
        </table:table-row>
        <table:table-row table:style-name="ro1">
          <table:table-cell table:formula="of:=['Expand Dates'.J39]" office:value-type="float" office:value="0" calcext:value-type="float">
            <text:p>0</text:p>
          </table:table-cell>
          <table:table-cell table:formula="of:=['Expand Dates'.N39]" office:value-type="float" office:value="0" calcext:value-type="float">
            <text:p>0</text:p>
          </table:table-cell>
          <table:table-cell table:formula="of:=['Expand Dates'.R39]" office:value-type="float" office:value="0" calcext:value-type="float">
            <text:p>0</text:p>
          </table:table-cell>
          <table:table-cell table:formula="of:=['Expand Dates'.W39]" office:value-type="float" office:value="0" calcext:value-type="float">
            <text:p>0</text:p>
          </table:table-cell>
          <table:table-cell table:formula="of:=['Expand Dates'.Z39]" office:value-type="float" office:value="0" calcext:value-type="float">
            <text:p>0</text:p>
          </table:table-cell>
          <table:table-cell/>
          <table:table-cell table:formula="of:=['Expand Recipes'.I38]">
            <text:p/>
          </table:table-cell>
          <table:table-cell table:formula="of:=['Expand Recipes'.J38]" office:value-type="float" office:value="0" calcext:value-type="float">
            <text:p>0</text:p>
          </table:table-cell>
          <table:table-cell table:formula="of:=['Expand Recipes'.K38]" office:value-type="float" office:value="0" calcext:value-type="float">
            <text:p>0</text:p>
          </table:table-cell>
          <table:table-cell table:formula="of:=['Expand Recipes'.L38]" office:value-type="float" office:value="0" calcext:value-type="float">
            <text:p>0</text:p>
          </table:table-cell>
          <table:table-cell table:formula="of:=IF([.$G39]=&quot;&quot;;0;(LOOKUP([.$G39];[.$A$3:.$A$31];[.B$3:.B$31])))" office:value-type="float" office:value="0" calcext:value-type="float">
            <text:p>0</text:p>
          </table:table-cell>
          <table:table-cell table:formula="of:=IF([.$G39]=&quot;&quot;;0;(LOOKUP([.$G39];[.$A$3:.$A$31];[.C$3:.C$31])))" office:value-type="float" office:value="0" calcext:value-type="float">
            <text:p>0</text:p>
          </table:table-cell>
          <table:table-cell table:formula="of:=IF([.$G39]=&quot;&quot;;0;(LOOKUP([.$G39];[.$A$3:.$A$31];[.D$3:.D$31])))" office:value-type="float" office:value="0" calcext:value-type="float">
            <text:p>0</text:p>
          </table:table-cell>
          <table:table-cell table:formula="of:=IF([.$G39]=&quot;&quot;;0;(LOOKUP([.$G39];[.$A$3:.$A$31];[.E$3:.E$31])))" office:value-type="float" office:value="0" calcext:value-type="float">
            <text:p>0</text:p>
          </table:table-cell>
          <table:table-cell/>
          <table:table-cell table:style-name="ce24" table:formula="of:=[.H39]" office:value-type="float" office:value="0" calcext:value-type="float">
            <text:p>0</text:p>
          </table:table-cell>
          <table:table-cell table:style-name="ce24" table:formula="of:=[.J39]" office:value-type="float" office:value="0" calcext:value-type="float">
            <text:p>0</text:p>
          </table:table-cell>
          <table:table-cell table:formula="of:=[.$I39]*[.K39]" office:value-type="float" office:value="0" calcext:value-type="float">
            <text:p>0</text:p>
          </table:table-cell>
          <table:table-cell table:formula="of:=[.$I39]*[.L39]" office:value-type="float" office:value="0" calcext:value-type="float">
            <text:p>0</text:p>
          </table:table-cell>
          <table:table-cell table:formula="of:=[.$I39]*[.M39]" office:value-type="float" office:value="0" calcext:value-type="float">
            <text:p>0</text:p>
          </table:table-cell>
          <table:table-cell table:formula="of:=[.$I39]*[.N39]" office:value-type="float" office:value="0" calcext:value-type="float">
            <text:p>0</text:p>
          </table:table-cell>
        </table:table-row>
        <table:table-row table:style-name="ro1">
          <table:table-cell table:formula="of:=['Expand Dates'.J40]" office:value-type="float" office:value="0" calcext:value-type="float">
            <text:p>0</text:p>
          </table:table-cell>
          <table:table-cell table:formula="of:=['Expand Dates'.N40]" office:value-type="float" office:value="0" calcext:value-type="float">
            <text:p>0</text:p>
          </table:table-cell>
          <table:table-cell table:formula="of:=['Expand Dates'.R40]" office:value-type="float" office:value="0" calcext:value-type="float">
            <text:p>0</text:p>
          </table:table-cell>
          <table:table-cell table:formula="of:=['Expand Dates'.W40]" office:value-type="float" office:value="0" calcext:value-type="float">
            <text:p>0</text:p>
          </table:table-cell>
          <table:table-cell table:formula="of:=['Expand Dates'.Z40]" office:value-type="float" office:value="0" calcext:value-type="float">
            <text:p>0</text:p>
          </table:table-cell>
          <table:table-cell/>
          <table:table-cell table:formula="of:=['Expand Recipes'.I39]">
            <text:p/>
          </table:table-cell>
          <table:table-cell table:formula="of:=['Expand Recipes'.J39]" office:value-type="float" office:value="0" calcext:value-type="float">
            <text:p>0</text:p>
          </table:table-cell>
          <table:table-cell table:formula="of:=['Expand Recipes'.K39]" office:value-type="float" office:value="0" calcext:value-type="float">
            <text:p>0</text:p>
          </table:table-cell>
          <table:table-cell table:formula="of:=['Expand Recipes'.L39]" office:value-type="float" office:value="0" calcext:value-type="float">
            <text:p>0</text:p>
          </table:table-cell>
          <table:table-cell table:formula="of:=IF([.$G40]=&quot;&quot;;0;(LOOKUP([.$G40];[.$A$3:.$A$31];[.B$3:.B$31])))" office:value-type="float" office:value="0" calcext:value-type="float">
            <text:p>0</text:p>
          </table:table-cell>
          <table:table-cell table:formula="of:=IF([.$G40]=&quot;&quot;;0;(LOOKUP([.$G40];[.$A$3:.$A$31];[.C$3:.C$31])))" office:value-type="float" office:value="0" calcext:value-type="float">
            <text:p>0</text:p>
          </table:table-cell>
          <table:table-cell table:formula="of:=IF([.$G40]=&quot;&quot;;0;(LOOKUP([.$G40];[.$A$3:.$A$31];[.D$3:.D$31])))" office:value-type="float" office:value="0" calcext:value-type="float">
            <text:p>0</text:p>
          </table:table-cell>
          <table:table-cell table:formula="of:=IF([.$G40]=&quot;&quot;;0;(LOOKUP([.$G40];[.$A$3:.$A$31];[.E$3:.E$31])))" office:value-type="float" office:value="0" calcext:value-type="float">
            <text:p>0</text:p>
          </table:table-cell>
          <table:table-cell/>
          <table:table-cell table:style-name="ce24" table:formula="of:=[.H40]" office:value-type="float" office:value="0" calcext:value-type="float">
            <text:p>0</text:p>
          </table:table-cell>
          <table:table-cell table:style-name="ce24" table:formula="of:=[.J40]" office:value-type="float" office:value="0" calcext:value-type="float">
            <text:p>0</text:p>
          </table:table-cell>
          <table:table-cell table:formula="of:=[.$I40]*[.K40]" office:value-type="float" office:value="0" calcext:value-type="float">
            <text:p>0</text:p>
          </table:table-cell>
          <table:table-cell table:formula="of:=[.$I40]*[.L40]" office:value-type="float" office:value="0" calcext:value-type="float">
            <text:p>0</text:p>
          </table:table-cell>
          <table:table-cell table:formula="of:=[.$I40]*[.M40]" office:value-type="float" office:value="0" calcext:value-type="float">
            <text:p>0</text:p>
          </table:table-cell>
          <table:table-cell table:formula="of:=[.$I40]*[.N40]" office:value-type="float" office:value="0" calcext:value-type="float">
            <text:p>0</text:p>
          </table:table-cell>
        </table:table-row>
        <table:table-row table:style-name="ro1">
          <table:table-cell table:formula="of:=['Expand Dates'.J41]" office:value-type="float" office:value="0" calcext:value-type="float">
            <text:p>0</text:p>
          </table:table-cell>
          <table:table-cell table:formula="of:=['Expand Dates'.N41]" office:value-type="float" office:value="0" calcext:value-type="float">
            <text:p>0</text:p>
          </table:table-cell>
          <table:table-cell table:formula="of:=['Expand Dates'.R41]" office:value-type="float" office:value="0" calcext:value-type="float">
            <text:p>0</text:p>
          </table:table-cell>
          <table:table-cell table:formula="of:=['Expand Dates'.W41]" office:value-type="float" office:value="0" calcext:value-type="float">
            <text:p>0</text:p>
          </table:table-cell>
          <table:table-cell table:formula="of:=['Expand Dates'.Z41]" office:value-type="float" office:value="0" calcext:value-type="float">
            <text:p>0</text:p>
          </table:table-cell>
          <table:table-cell/>
          <table:table-cell table:formula="of:=['Expand Recipes'.I40]" office:value-type="string" office:string-value="Brie / Apple" calcext:value-type="string">
            <text:p>Brie / Apple</text:p>
          </table:table-cell>
          <table:table-cell table:formula="of:=['Expand Recipes'.J40]" office:value-type="string" office:string-value="1 apple" calcext:value-type="string">
            <text:p>1 apple</text:p>
          </table:table-cell>
          <table:table-cell table:formula="of:=['Expand Recipes'.K40]" office:value-type="float" office:value="0.25" calcext:value-type="float">
            <text:p>0.25</text:p>
          </table:table-cell>
          <table:table-cell table:formula="of:=['Expand Recipes'.L40]" office:value-type="string" office:string-value="piece" calcext:value-type="string">
            <text:p>piece</text:p>
          </table:table-cell>
          <table:table-cell table:formula="of:=IF([.$G41]=&quot;&quot;;0;(LOOKUP([.$G41];[.$A$3:.$A$31];[.B$3:.B$31])))" office:value-type="string" office:string-value="" calcext:value-type="error">
            <text:p>#N/A</text:p>
          </table:table-cell>
          <table:table-cell table:formula="of:=IF([.$G41]=&quot;&quot;;0;(LOOKUP([.$G41];[.$A$3:.$A$31];[.C$3:.C$31])))" office:value-type="string" office:string-value="" calcext:value-type="error">
            <text:p>#N/A</text:p>
          </table:table-cell>
          <table:table-cell table:formula="of:=IF([.$G41]=&quot;&quot;;0;(LOOKUP([.$G41];[.$A$3:.$A$31];[.D$3:.D$31])))" office:value-type="string" office:string-value="" calcext:value-type="error">
            <text:p>#N/A</text:p>
          </table:table-cell>
          <table:table-cell table:formula="of:=IF([.$G41]=&quot;&quot;;0;(LOOKUP([.$G41];[.$A$3:.$A$31];[.E$3:.E$31])))" office:value-type="string" office:string-value="" calcext:value-type="error">
            <text:p>#N/A</text:p>
          </table:table-cell>
          <table:table-cell/>
          <table:table-cell table:style-name="ce24" table:formula="of:=[.H41]" office:value-type="string" office:string-value="1 apple" calcext:value-type="string">
            <text:p>1 apple</text:p>
          </table:table-cell>
          <table:table-cell table:style-name="ce24" table:formula="of:=[.J41]" office:value-type="string" office:string-value="piece" calcext:value-type="string">
            <text:p>piece</text:p>
          </table:table-cell>
          <table:table-cell table:formula="of:=[.$I41]*[.K41]" office:value-type="string" office:string-value="" calcext:value-type="error">
            <text:p>#N/A</text:p>
          </table:table-cell>
          <table:table-cell table:formula="of:=[.$I41]*[.L41]" office:value-type="string" office:string-value="" calcext:value-type="error">
            <text:p>#N/A</text:p>
          </table:table-cell>
          <table:table-cell table:formula="of:=[.$I41]*[.M41]" office:value-type="string" office:string-value="" calcext:value-type="error">
            <text:p>#N/A</text:p>
          </table:table-cell>
          <table:table-cell table:formula="of:=[.$I41]*[.N41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2]" office:value-type="float" office:value="0" calcext:value-type="float">
            <text:p>0</text:p>
          </table:table-cell>
          <table:table-cell table:formula="of:=['Expand Dates'.N42]" office:value-type="float" office:value="0" calcext:value-type="float">
            <text:p>0</text:p>
          </table:table-cell>
          <table:table-cell table:formula="of:=['Expand Dates'.R42]" office:value-type="float" office:value="0" calcext:value-type="float">
            <text:p>0</text:p>
          </table:table-cell>
          <table:table-cell table:formula="of:=['Expand Dates'.W42]" office:value-type="float" office:value="0" calcext:value-type="float">
            <text:p>0</text:p>
          </table:table-cell>
          <table:table-cell table:formula="of:=['Expand Dates'.Z42]" office:value-type="float" office:value="0" calcext:value-type="float">
            <text:p>0</text:p>
          </table:table-cell>
          <table:table-cell/>
          <table:table-cell table:formula="of:=['Expand Recipes'.I41]" office:value-type="string" office:string-value="Brie / Apple" calcext:value-type="string">
            <text:p>Brie / Apple</text:p>
          </table:table-cell>
          <table:table-cell table:formula="of:=['Expand Recipes'.J41]" office:value-type="string" office:string-value="230g brie" calcext:value-type="string">
            <text:p>230g brie</text:p>
          </table:table-cell>
          <table:table-cell table:formula="of:=['Expand Recipes'.K41]" office:value-type="float" office:value="57.5" calcext:value-type="float">
            <text:p>57.5</text:p>
          </table:table-cell>
          <table:table-cell table:formula="of:=['Expand Recipes'.L41]" office:value-type="string" office:string-value="g" calcext:value-type="string">
            <text:p>g</text:p>
          </table:table-cell>
          <table:table-cell table:formula="of:=IF([.$G42]=&quot;&quot;;0;(LOOKUP([.$G42];[.$A$3:.$A$31];[.B$3:.B$31])))" office:value-type="string" office:string-value="" calcext:value-type="error">
            <text:p>#N/A</text:p>
          </table:table-cell>
          <table:table-cell table:formula="of:=IF([.$G42]=&quot;&quot;;0;(LOOKUP([.$G42];[.$A$3:.$A$31];[.C$3:.C$31])))" office:value-type="string" office:string-value="" calcext:value-type="error">
            <text:p>#N/A</text:p>
          </table:table-cell>
          <table:table-cell table:formula="of:=IF([.$G42]=&quot;&quot;;0;(LOOKUP([.$G42];[.$A$3:.$A$31];[.D$3:.D$31])))" office:value-type="string" office:string-value="" calcext:value-type="error">
            <text:p>#N/A</text:p>
          </table:table-cell>
          <table:table-cell table:formula="of:=IF([.$G42]=&quot;&quot;;0;(LOOKUP([.$G42];[.$A$3:.$A$31];[.E$3:.E$31])))" office:value-type="string" office:string-value="" calcext:value-type="error">
            <text:p>#N/A</text:p>
          </table:table-cell>
          <table:table-cell/>
          <table:table-cell table:style-name="ce24" table:formula="of:=[.H42]" office:value-type="string" office:string-value="230g brie" calcext:value-type="string">
            <text:p>230g brie</text:p>
          </table:table-cell>
          <table:table-cell table:style-name="ce24" table:formula="of:=[.J42]" office:value-type="string" office:string-value="g" calcext:value-type="string">
            <text:p>g</text:p>
          </table:table-cell>
          <table:table-cell table:formula="of:=[.$I42]*[.K42]" office:value-type="string" office:string-value="" calcext:value-type="error">
            <text:p>#N/A</text:p>
          </table:table-cell>
          <table:table-cell table:formula="of:=[.$I42]*[.L42]" office:value-type="string" office:string-value="" calcext:value-type="error">
            <text:p>#N/A</text:p>
          </table:table-cell>
          <table:table-cell table:formula="of:=[.$I42]*[.M42]" office:value-type="string" office:string-value="" calcext:value-type="error">
            <text:p>#N/A</text:p>
          </table:table-cell>
          <table:table-cell table:formula="of:=[.$I42]*[.N42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3]" office:value-type="float" office:value="0" calcext:value-type="float">
            <text:p>0</text:p>
          </table:table-cell>
          <table:table-cell table:formula="of:=['Expand Dates'.N43]" office:value-type="float" office:value="0" calcext:value-type="float">
            <text:p>0</text:p>
          </table:table-cell>
          <table:table-cell table:formula="of:=['Expand Dates'.R43]" office:value-type="float" office:value="0" calcext:value-type="float">
            <text:p>0</text:p>
          </table:table-cell>
          <table:table-cell table:formula="of:=['Expand Dates'.W43]" office:value-type="float" office:value="0" calcext:value-type="float">
            <text:p>0</text:p>
          </table:table-cell>
          <table:table-cell table:formula="of:=['Expand Dates'.Z43]" office:value-type="float" office:value="0" calcext:value-type="float">
            <text:p>0</text:p>
          </table:table-cell>
          <table:table-cell/>
          <table:table-cell table:formula="of:=['Expand Recipes'.I42]" office:value-type="string" office:string-value="Brie / Apple" calcext:value-type="string">
            <text:p>Brie / Apple</text:p>
          </table:table-cell>
          <table:table-cell table:formula="of:=['Expand Recipes'.J42]" office:value-type="string" office:string-value="bread" calcext:value-type="string">
            <text:p>bread</text:p>
          </table:table-cell>
          <table:table-cell table:formula="of:=['Expand Recipes'.K42]" office:value-type="float" office:value="2" calcext:value-type="float">
            <text:p>2</text:p>
          </table:table-cell>
          <table:table-cell table:formula="of:=['Expand Recipes'.L42]" office:value-type="string" office:string-value="slices" calcext:value-type="string">
            <text:p>slices</text:p>
          </table:table-cell>
          <table:table-cell table:formula="of:=IF([.$G43]=&quot;&quot;;0;(LOOKUP([.$G43];[.$A$3:.$A$31];[.B$3:.B$31])))" office:value-type="string" office:string-value="" calcext:value-type="error">
            <text:p>#N/A</text:p>
          </table:table-cell>
          <table:table-cell table:formula="of:=IF([.$G43]=&quot;&quot;;0;(LOOKUP([.$G43];[.$A$3:.$A$31];[.C$3:.C$31])))" office:value-type="string" office:string-value="" calcext:value-type="error">
            <text:p>#N/A</text:p>
          </table:table-cell>
          <table:table-cell table:formula="of:=IF([.$G43]=&quot;&quot;;0;(LOOKUP([.$G43];[.$A$3:.$A$31];[.D$3:.D$31])))" office:value-type="string" office:string-value="" calcext:value-type="error">
            <text:p>#N/A</text:p>
          </table:table-cell>
          <table:table-cell table:formula="of:=IF([.$G43]=&quot;&quot;;0;(LOOKUP([.$G43];[.$A$3:.$A$31];[.E$3:.E$31])))" office:value-type="string" office:string-value="" calcext:value-type="error">
            <text:p>#N/A</text:p>
          </table:table-cell>
          <table:table-cell/>
          <table:table-cell table:style-name="ce24" table:formula="of:=[.H43]" office:value-type="string" office:string-value="bread" calcext:value-type="string">
            <text:p>bread</text:p>
          </table:table-cell>
          <table:table-cell table:style-name="ce24" table:formula="of:=[.J43]" office:value-type="string" office:string-value="slices" calcext:value-type="string">
            <text:p>slices</text:p>
          </table:table-cell>
          <table:table-cell table:formula="of:=[.$I43]*[.K43]" office:value-type="string" office:string-value="" calcext:value-type="error">
            <text:p>#N/A</text:p>
          </table:table-cell>
          <table:table-cell table:formula="of:=[.$I43]*[.L43]" office:value-type="string" office:string-value="" calcext:value-type="error">
            <text:p>#N/A</text:p>
          </table:table-cell>
          <table:table-cell table:formula="of:=[.$I43]*[.M43]" office:value-type="string" office:string-value="" calcext:value-type="error">
            <text:p>#N/A</text:p>
          </table:table-cell>
          <table:table-cell table:formula="of:=[.$I43]*[.N43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4]" office:value-type="float" office:value="0" calcext:value-type="float">
            <text:p>0</text:p>
          </table:table-cell>
          <table:table-cell table:formula="of:=['Expand Dates'.N44]" office:value-type="float" office:value="0" calcext:value-type="float">
            <text:p>0</text:p>
          </table:table-cell>
          <table:table-cell table:formula="of:=['Expand Dates'.R44]" office:value-type="float" office:value="0" calcext:value-type="float">
            <text:p>0</text:p>
          </table:table-cell>
          <table:table-cell table:formula="of:=['Expand Dates'.W44]" office:value-type="float" office:value="0" calcext:value-type="float">
            <text:p>0</text:p>
          </table:table-cell>
          <table:table-cell table:formula="of:=['Expand Dates'.Z44]" office:value-type="float" office:value="0" calcext:value-type="float">
            <text:p>0</text:p>
          </table:table-cell>
          <table:table-cell/>
          <table:table-cell table:formula="of:=['Expand Recipes'.I43]">
            <text:p/>
          </table:table-cell>
          <table:table-cell table:formula="of:=['Expand Recipes'.J43]" office:value-type="float" office:value="0" calcext:value-type="float">
            <text:p>0</text:p>
          </table:table-cell>
          <table:table-cell table:formula="of:=['Expand Recipes'.K43]" office:value-type="float" office:value="0" calcext:value-type="float">
            <text:p>0</text:p>
          </table:table-cell>
          <table:table-cell table:formula="of:=['Expand Recipes'.L43]" office:value-type="float" office:value="0" calcext:value-type="float">
            <text:p>0</text:p>
          </table:table-cell>
          <table:table-cell table:formula="of:=IF([.$G44]=&quot;&quot;;0;(LOOKUP([.$G44];[.$A$3:.$A$31];[.B$3:.B$31])))" office:value-type="float" office:value="0" calcext:value-type="float">
            <text:p>0</text:p>
          </table:table-cell>
          <table:table-cell table:formula="of:=IF([.$G44]=&quot;&quot;;0;(LOOKUP([.$G44];[.$A$3:.$A$31];[.C$3:.C$31])))" office:value-type="float" office:value="0" calcext:value-type="float">
            <text:p>0</text:p>
          </table:table-cell>
          <table:table-cell table:formula="of:=IF([.$G44]=&quot;&quot;;0;(LOOKUP([.$G44];[.$A$3:.$A$31];[.D$3:.D$31])))" office:value-type="float" office:value="0" calcext:value-type="float">
            <text:p>0</text:p>
          </table:table-cell>
          <table:table-cell table:formula="of:=IF([.$G44]=&quot;&quot;;0;(LOOKUP([.$G44];[.$A$3:.$A$31];[.E$3:.E$31])))" office:value-type="float" office:value="0" calcext:value-type="float">
            <text:p>0</text:p>
          </table:table-cell>
          <table:table-cell/>
          <table:table-cell table:style-name="ce24" table:formula="of:=[.H44]" office:value-type="float" office:value="0" calcext:value-type="float">
            <text:p>0</text:p>
          </table:table-cell>
          <table:table-cell table:style-name="ce24" table:formula="of:=[.J44]" office:value-type="float" office:value="0" calcext:value-type="float">
            <text:p>0</text:p>
          </table:table-cell>
          <table:table-cell table:formula="of:=[.$I44]*[.K44]" office:value-type="float" office:value="0" calcext:value-type="float">
            <text:p>0</text:p>
          </table:table-cell>
          <table:table-cell table:formula="of:=[.$I44]*[.L44]" office:value-type="float" office:value="0" calcext:value-type="float">
            <text:p>0</text:p>
          </table:table-cell>
          <table:table-cell table:formula="of:=[.$I44]*[.M44]" office:value-type="float" office:value="0" calcext:value-type="float">
            <text:p>0</text:p>
          </table:table-cell>
          <table:table-cell table:formula="of:=[.$I44]*[.N44]" office:value-type="float" office:value="0" calcext:value-type="float">
            <text:p>0</text:p>
          </table:table-cell>
        </table:table-row>
        <table:table-row table:style-name="ro1">
          <table:table-cell table:formula="of:=['Expand Dates'.J45]" office:value-type="float" office:value="0" calcext:value-type="float">
            <text:p>0</text:p>
          </table:table-cell>
          <table:table-cell table:formula="of:=['Expand Dates'.N45]" office:value-type="float" office:value="0" calcext:value-type="float">
            <text:p>0</text:p>
          </table:table-cell>
          <table:table-cell table:formula="of:=['Expand Dates'.R45]" office:value-type="float" office:value="0" calcext:value-type="float">
            <text:p>0</text:p>
          </table:table-cell>
          <table:table-cell table:formula="of:=['Expand Dates'.W45]" office:value-type="float" office:value="0" calcext:value-type="float">
            <text:p>0</text:p>
          </table:table-cell>
          <table:table-cell table:formula="of:=['Expand Dates'.Z45]" office:value-type="float" office:value="0" calcext:value-type="float">
            <text:p>0</text:p>
          </table:table-cell>
          <table:table-cell/>
          <table:table-cell table:formula="of:=['Expand Recipes'.I44]">
            <text:p/>
          </table:table-cell>
          <table:table-cell table:formula="of:=['Expand Recipes'.J44]" office:value-type="float" office:value="0" calcext:value-type="float">
            <text:p>0</text:p>
          </table:table-cell>
          <table:table-cell table:formula="of:=['Expand Recipes'.K44]" office:value-type="float" office:value="0" calcext:value-type="float">
            <text:p>0</text:p>
          </table:table-cell>
          <table:table-cell table:formula="of:=['Expand Recipes'.L44]" office:value-type="float" office:value="0" calcext:value-type="float">
            <text:p>0</text:p>
          </table:table-cell>
          <table:table-cell table:formula="of:=IF([.$G45]=&quot;&quot;;0;(LOOKUP([.$G45];[.$A$3:.$A$31];[.B$3:.B$31])))" office:value-type="float" office:value="0" calcext:value-type="float">
            <text:p>0</text:p>
          </table:table-cell>
          <table:table-cell table:formula="of:=IF([.$G45]=&quot;&quot;;0;(LOOKUP([.$G45];[.$A$3:.$A$31];[.C$3:.C$31])))" office:value-type="float" office:value="0" calcext:value-type="float">
            <text:p>0</text:p>
          </table:table-cell>
          <table:table-cell table:formula="of:=IF([.$G45]=&quot;&quot;;0;(LOOKUP([.$G45];[.$A$3:.$A$31];[.D$3:.D$31])))" office:value-type="float" office:value="0" calcext:value-type="float">
            <text:p>0</text:p>
          </table:table-cell>
          <table:table-cell table:formula="of:=IF([.$G45]=&quot;&quot;;0;(LOOKUP([.$G45];[.$A$3:.$A$31];[.E$3:.E$31])))" office:value-type="float" office:value="0" calcext:value-type="float">
            <text:p>0</text:p>
          </table:table-cell>
          <table:table-cell/>
          <table:table-cell table:style-name="ce24" table:formula="of:=[.H45]" office:value-type="float" office:value="0" calcext:value-type="float">
            <text:p>0</text:p>
          </table:table-cell>
          <table:table-cell table:style-name="ce24" table:formula="of:=[.J45]" office:value-type="float" office:value="0" calcext:value-type="float">
            <text:p>0</text:p>
          </table:table-cell>
          <table:table-cell table:formula="of:=[.$I45]*[.K45]" office:value-type="float" office:value="0" calcext:value-type="float">
            <text:p>0</text:p>
          </table:table-cell>
          <table:table-cell table:formula="of:=[.$I45]*[.L45]" office:value-type="float" office:value="0" calcext:value-type="float">
            <text:p>0</text:p>
          </table:table-cell>
          <table:table-cell table:formula="of:=[.$I45]*[.M45]" office:value-type="float" office:value="0" calcext:value-type="float">
            <text:p>0</text:p>
          </table:table-cell>
          <table:table-cell table:formula="of:=[.$I45]*[.N45]" office:value-type="float" office:value="0" calcext:value-type="float">
            <text:p>0</text:p>
          </table:table-cell>
        </table:table-row>
        <table:table-row table:style-name="ro1">
          <table:table-cell table:formula="of:=['Expand Dates'.J46]" office:value-type="float" office:value="0" calcext:value-type="float">
            <text:p>0</text:p>
          </table:table-cell>
          <table:table-cell table:formula="of:=['Expand Dates'.N46]" office:value-type="float" office:value="0" calcext:value-type="float">
            <text:p>0</text:p>
          </table:table-cell>
          <table:table-cell table:formula="of:=['Expand Dates'.R46]" office:value-type="float" office:value="0" calcext:value-type="float">
            <text:p>0</text:p>
          </table:table-cell>
          <table:table-cell table:formula="of:=['Expand Dates'.W46]" office:value-type="float" office:value="0" calcext:value-type="float">
            <text:p>0</text:p>
          </table:table-cell>
          <table:table-cell table:formula="of:=['Expand Dates'.Z46]" office:value-type="float" office:value="0" calcext:value-type="float">
            <text:p>0</text:p>
          </table:table-cell>
          <table:table-cell/>
          <table:table-cell table:formula="of:=['Expand Recipes'.I45]" office:value-type="string" office:string-value="Bratwurst / mustard / horseradish" calcext:value-type="string">
            <text:p>Bratwurst / mustard / horseradish</text:p>
          </table:table-cell>
          <table:table-cell table:formula="of:=['Expand Recipes'.J45]" office:value-type="string" office:string-value="3 sausages" calcext:value-type="string">
            <text:p>3 sausages</text:p>
          </table:table-cell>
          <table:table-cell table:formula="of:=['Expand Recipes'.K45]" office:value-type="float" office:value="1.5" calcext:value-type="float">
            <text:p>1.5</text:p>
          </table:table-cell>
          <table:table-cell table:formula="of:=['Expand Recipes'.L45]" office:value-type="string" office:string-value="piece" calcext:value-type="string">
            <text:p>piece</text:p>
          </table:table-cell>
          <table:table-cell table:formula="of:=IF([.$G46]=&quot;&quot;;0;(LOOKUP([.$G46];[.$A$3:.$A$31];[.B$3:.B$31])))" office:value-type="string" office:string-value="" calcext:value-type="error">
            <text:p>#N/A</text:p>
          </table:table-cell>
          <table:table-cell table:formula="of:=IF([.$G46]=&quot;&quot;;0;(LOOKUP([.$G46];[.$A$3:.$A$31];[.C$3:.C$31])))" office:value-type="string" office:string-value="" calcext:value-type="error">
            <text:p>#N/A</text:p>
          </table:table-cell>
          <table:table-cell table:formula="of:=IF([.$G46]=&quot;&quot;;0;(LOOKUP([.$G46];[.$A$3:.$A$31];[.D$3:.D$31])))" office:value-type="string" office:string-value="" calcext:value-type="error">
            <text:p>#N/A</text:p>
          </table:table-cell>
          <table:table-cell table:formula="of:=IF([.$G46]=&quot;&quot;;0;(LOOKUP([.$G46];[.$A$3:.$A$31];[.E$3:.E$31])))" office:value-type="string" office:string-value="" calcext:value-type="error">
            <text:p>#N/A</text:p>
          </table:table-cell>
          <table:table-cell/>
          <table:table-cell table:style-name="ce24" table:formula="of:=[.H46]" office:value-type="string" office:string-value="3 sausages" calcext:value-type="string">
            <text:p>3 sausages</text:p>
          </table:table-cell>
          <table:table-cell table:style-name="ce24" table:formula="of:=[.J46]" office:value-type="string" office:string-value="piece" calcext:value-type="string">
            <text:p>piece</text:p>
          </table:table-cell>
          <table:table-cell table:formula="of:=[.$I46]*[.K46]" office:value-type="string" office:string-value="" calcext:value-type="error">
            <text:p>#N/A</text:p>
          </table:table-cell>
          <table:table-cell table:formula="of:=[.$I46]*[.L46]" office:value-type="string" office:string-value="" calcext:value-type="error">
            <text:p>#N/A</text:p>
          </table:table-cell>
          <table:table-cell table:formula="of:=[.$I46]*[.M46]" office:value-type="string" office:string-value="" calcext:value-type="error">
            <text:p>#N/A</text:p>
          </table:table-cell>
          <table:table-cell table:formula="of:=[.$I46]*[.N46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7]" office:value-type="float" office:value="0" calcext:value-type="float">
            <text:p>0</text:p>
          </table:table-cell>
          <table:table-cell table:formula="of:=['Expand Dates'.N47]" office:value-type="float" office:value="0" calcext:value-type="float">
            <text:p>0</text:p>
          </table:table-cell>
          <table:table-cell table:formula="of:=['Expand Dates'.R47]" office:value-type="float" office:value="0" calcext:value-type="float">
            <text:p>0</text:p>
          </table:table-cell>
          <table:table-cell table:formula="of:=['Expand Dates'.W47]" office:value-type="float" office:value="0" calcext:value-type="float">
            <text:p>0</text:p>
          </table:table-cell>
          <table:table-cell table:formula="of:=['Expand Dates'.Z47]" office:value-type="float" office:value="0" calcext:value-type="float">
            <text:p>0</text:p>
          </table:table-cell>
          <table:table-cell/>
          <table:table-cell table:formula="of:=['Expand Recipes'.I46]" office:value-type="string" office:string-value="Bratwurst / mustard / horseradish" calcext:value-type="string">
            <text:p>Bratwurst / mustard / horseradish</text:p>
          </table:table-cell>
          <table:table-cell table:formula="of:=['Expand Recipes'.J46]" office:value-type="string" office:string-value="10ml mustard" calcext:value-type="string">
            <text:p>10ml mustard</text:p>
          </table:table-cell>
          <table:table-cell table:formula="of:=['Expand Recipes'.K46]" office:value-type="float" office:value="10" calcext:value-type="float">
            <text:p>10</text:p>
          </table:table-cell>
          <table:table-cell table:formula="of:=['Expand Recipes'.L46]" office:value-type="string" office:string-value="ml" calcext:value-type="string">
            <text:p>ml</text:p>
          </table:table-cell>
          <table:table-cell table:formula="of:=IF([.$G47]=&quot;&quot;;0;(LOOKUP([.$G47];[.$A$3:.$A$31];[.B$3:.B$31])))" office:value-type="string" office:string-value="" calcext:value-type="error">
            <text:p>#N/A</text:p>
          </table:table-cell>
          <table:table-cell table:formula="of:=IF([.$G47]=&quot;&quot;;0;(LOOKUP([.$G47];[.$A$3:.$A$31];[.C$3:.C$31])))" office:value-type="string" office:string-value="" calcext:value-type="error">
            <text:p>#N/A</text:p>
          </table:table-cell>
          <table:table-cell table:formula="of:=IF([.$G47]=&quot;&quot;;0;(LOOKUP([.$G47];[.$A$3:.$A$31];[.D$3:.D$31])))" office:value-type="string" office:string-value="" calcext:value-type="error">
            <text:p>#N/A</text:p>
          </table:table-cell>
          <table:table-cell table:formula="of:=IF([.$G47]=&quot;&quot;;0;(LOOKUP([.$G47];[.$A$3:.$A$31];[.E$3:.E$31])))" office:value-type="string" office:string-value="" calcext:value-type="error">
            <text:p>#N/A</text:p>
          </table:table-cell>
          <table:table-cell/>
          <table:table-cell table:style-name="ce24" table:formula="of:=[.H47]" office:value-type="string" office:string-value="10ml mustard" calcext:value-type="string">
            <text:p>10ml mustard</text:p>
          </table:table-cell>
          <table:table-cell table:style-name="ce24" table:formula="of:=[.J47]" office:value-type="string" office:string-value="ml" calcext:value-type="string">
            <text:p>ml</text:p>
          </table:table-cell>
          <table:table-cell table:formula="of:=[.$I47]*[.K47]" office:value-type="string" office:string-value="" calcext:value-type="error">
            <text:p>#N/A</text:p>
          </table:table-cell>
          <table:table-cell table:formula="of:=[.$I47]*[.L47]" office:value-type="string" office:string-value="" calcext:value-type="error">
            <text:p>#N/A</text:p>
          </table:table-cell>
          <table:table-cell table:formula="of:=[.$I47]*[.M47]" office:value-type="string" office:string-value="" calcext:value-type="error">
            <text:p>#N/A</text:p>
          </table:table-cell>
          <table:table-cell table:formula="of:=[.$I47]*[.N47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8]" office:value-type="float" office:value="0" calcext:value-type="float">
            <text:p>0</text:p>
          </table:table-cell>
          <table:table-cell table:formula="of:=['Expand Dates'.N48]" office:value-type="float" office:value="0" calcext:value-type="float">
            <text:p>0</text:p>
          </table:table-cell>
          <table:table-cell table:formula="of:=['Expand Dates'.R48]" office:value-type="float" office:value="0" calcext:value-type="float">
            <text:p>0</text:p>
          </table:table-cell>
          <table:table-cell table:formula="of:=['Expand Dates'.W48]" office:value-type="float" office:value="0" calcext:value-type="float">
            <text:p>0</text:p>
          </table:table-cell>
          <table:table-cell table:formula="of:=['Expand Dates'.Z48]" office:value-type="float" office:value="0" calcext:value-type="float">
            <text:p>0</text:p>
          </table:table-cell>
          <table:table-cell/>
          <table:table-cell table:formula="of:=['Expand Recipes'.I47]" office:value-type="string" office:string-value="Bratwurst / mustard / horseradish" calcext:value-type="string">
            <text:p>Bratwurst / mustard / horseradish</text:p>
          </table:table-cell>
          <table:table-cell table:formula="of:=['Expand Recipes'.J47]" office:value-type="string" office:string-value="10ml horseradish" calcext:value-type="string">
            <text:p>10ml horseradish</text:p>
          </table:table-cell>
          <table:table-cell table:formula="of:=['Expand Recipes'.K47]" office:value-type="float" office:value="10" calcext:value-type="float">
            <text:p>10</text:p>
          </table:table-cell>
          <table:table-cell table:formula="of:=['Expand Recipes'.L47]" office:value-type="string" office:string-value="ml" calcext:value-type="string">
            <text:p>ml</text:p>
          </table:table-cell>
          <table:table-cell table:formula="of:=IF([.$G48]=&quot;&quot;;0;(LOOKUP([.$G48];[.$A$3:.$A$31];[.B$3:.B$31])))" office:value-type="string" office:string-value="" calcext:value-type="error">
            <text:p>#N/A</text:p>
          </table:table-cell>
          <table:table-cell table:formula="of:=IF([.$G48]=&quot;&quot;;0;(LOOKUP([.$G48];[.$A$3:.$A$31];[.C$3:.C$31])))" office:value-type="string" office:string-value="" calcext:value-type="error">
            <text:p>#N/A</text:p>
          </table:table-cell>
          <table:table-cell table:formula="of:=IF([.$G48]=&quot;&quot;;0;(LOOKUP([.$G48];[.$A$3:.$A$31];[.D$3:.D$31])))" office:value-type="string" office:string-value="" calcext:value-type="error">
            <text:p>#N/A</text:p>
          </table:table-cell>
          <table:table-cell table:formula="of:=IF([.$G48]=&quot;&quot;;0;(LOOKUP([.$G48];[.$A$3:.$A$31];[.E$3:.E$31])))" office:value-type="string" office:string-value="" calcext:value-type="error">
            <text:p>#N/A</text:p>
          </table:table-cell>
          <table:table-cell/>
          <table:table-cell table:style-name="ce24" table:formula="of:=[.H48]" office:value-type="string" office:string-value="10ml horseradish" calcext:value-type="string">
            <text:p>10ml horseradish</text:p>
          </table:table-cell>
          <table:table-cell table:style-name="ce24" table:formula="of:=[.J48]" office:value-type="string" office:string-value="ml" calcext:value-type="string">
            <text:p>ml</text:p>
          </table:table-cell>
          <table:table-cell table:formula="of:=[.$I48]*[.K48]" office:value-type="string" office:string-value="" calcext:value-type="error">
            <text:p>#N/A</text:p>
          </table:table-cell>
          <table:table-cell table:formula="of:=[.$I48]*[.L48]" office:value-type="string" office:string-value="" calcext:value-type="error">
            <text:p>#N/A</text:p>
          </table:table-cell>
          <table:table-cell table:formula="of:=[.$I48]*[.M48]" office:value-type="string" office:string-value="" calcext:value-type="error">
            <text:p>#N/A</text:p>
          </table:table-cell>
          <table:table-cell table:formula="of:=[.$I48]*[.N48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9]" office:value-type="float" office:value="0" calcext:value-type="float">
            <text:p>0</text:p>
          </table:table-cell>
          <table:table-cell table:formula="of:=['Expand Dates'.N49]" office:value-type="float" office:value="0" calcext:value-type="float">
            <text:p>0</text:p>
          </table:table-cell>
          <table:table-cell table:formula="of:=['Expand Dates'.R49]" office:value-type="float" office:value="0" calcext:value-type="float">
            <text:p>0</text:p>
          </table:table-cell>
          <table:table-cell table:formula="of:=['Expand Dates'.W49]" office:value-type="float" office:value="0" calcext:value-type="float">
            <text:p>0</text:p>
          </table:table-cell>
          <table:table-cell table:formula="of:=['Expand Dates'.Z49]" office:value-type="float" office:value="0" calcext:value-type="float">
            <text:p>0</text:p>
          </table:table-cell>
          <table:table-cell/>
          <table:table-cell table:formula="of:=['Expand Recipes'.I48]" office:value-type="string" office:string-value="Bratwurst / mustard / horseradish" calcext:value-type="string">
            <text:p>Bratwurst / mustard / horseradish</text:p>
          </table:table-cell>
          <table:table-cell table:formula="of:=['Expand Recipes'.J48]" office:value-type="string" office:string-value="bread" calcext:value-type="string">
            <text:p>bread</text:p>
          </table:table-cell>
          <table:table-cell table:formula="of:=['Expand Recipes'.K48]" office:value-type="float" office:value="2" calcext:value-type="float">
            <text:p>2</text:p>
          </table:table-cell>
          <table:table-cell table:formula="of:=['Expand Recipes'.L48]" office:value-type="string" office:string-value="slices" calcext:value-type="string">
            <text:p>slices</text:p>
          </table:table-cell>
          <table:table-cell table:formula="of:=IF([.$G49]=&quot;&quot;;0;(LOOKUP([.$G49];[.$A$3:.$A$31];[.B$3:.B$31])))" office:value-type="string" office:string-value="" calcext:value-type="error">
            <text:p>#N/A</text:p>
          </table:table-cell>
          <table:table-cell table:formula="of:=IF([.$G49]=&quot;&quot;;0;(LOOKUP([.$G49];[.$A$3:.$A$31];[.C$3:.C$31])))" office:value-type="string" office:string-value="" calcext:value-type="error">
            <text:p>#N/A</text:p>
          </table:table-cell>
          <table:table-cell table:formula="of:=IF([.$G49]=&quot;&quot;;0;(LOOKUP([.$G49];[.$A$3:.$A$31];[.D$3:.D$31])))" office:value-type="string" office:string-value="" calcext:value-type="error">
            <text:p>#N/A</text:p>
          </table:table-cell>
          <table:table-cell table:formula="of:=IF([.$G49]=&quot;&quot;;0;(LOOKUP([.$G49];[.$A$3:.$A$31];[.E$3:.E$31])))" office:value-type="string" office:string-value="" calcext:value-type="error">
            <text:p>#N/A</text:p>
          </table:table-cell>
          <table:table-cell/>
          <table:table-cell table:style-name="ce24" table:formula="of:=[.H49]" office:value-type="string" office:string-value="bread" calcext:value-type="string">
            <text:p>bread</text:p>
          </table:table-cell>
          <table:table-cell table:style-name="ce24" table:formula="of:=[.J49]" office:value-type="string" office:string-value="slices" calcext:value-type="string">
            <text:p>slices</text:p>
          </table:table-cell>
          <table:table-cell table:formula="of:=[.$I49]*[.K49]" office:value-type="string" office:string-value="" calcext:value-type="error">
            <text:p>#N/A</text:p>
          </table:table-cell>
          <table:table-cell table:formula="of:=[.$I49]*[.L49]" office:value-type="string" office:string-value="" calcext:value-type="error">
            <text:p>#N/A</text:p>
          </table:table-cell>
          <table:table-cell table:formula="of:=[.$I49]*[.M49]" office:value-type="string" office:string-value="" calcext:value-type="error">
            <text:p>#N/A</text:p>
          </table:table-cell>
          <table:table-cell table:formula="of:=[.$I49]*[.N49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50]" office:value-type="float" office:value="0" calcext:value-type="float">
            <text:p>0</text:p>
          </table:table-cell>
          <table:table-cell table:formula="of:=['Expand Dates'.N50]" office:value-type="float" office:value="0" calcext:value-type="float">
            <text:p>0</text:p>
          </table:table-cell>
          <table:table-cell table:formula="of:=['Expand Dates'.R50]" office:value-type="float" office:value="0" calcext:value-type="float">
            <text:p>0</text:p>
          </table:table-cell>
          <table:table-cell table:formula="of:=['Expand Dates'.W50]" office:value-type="float" office:value="0" calcext:value-type="float">
            <text:p>0</text:p>
          </table:table-cell>
          <table:table-cell table:formula="of:=['Expand Dates'.Z50]" office:value-type="float" office:value="0" calcext:value-type="float">
            <text:p>0</text:p>
          </table:table-cell>
          <table:table-cell/>
          <table:table-cell table:formula="of:=['Expand Recipes'.I49]">
            <text:p/>
          </table:table-cell>
          <table:table-cell table:formula="of:=['Expand Recipes'.J49]" office:value-type="float" office:value="0" calcext:value-type="float">
            <text:p>0</text:p>
          </table:table-cell>
          <table:table-cell table:formula="of:=['Expand Recipes'.K49]" office:value-type="float" office:value="0" calcext:value-type="float">
            <text:p>0</text:p>
          </table:table-cell>
          <table:table-cell table:formula="of:=['Expand Recipes'.L49]" office:value-type="float" office:value="0" calcext:value-type="float">
            <text:p>0</text:p>
          </table:table-cell>
          <table:table-cell table:formula="of:=IF([.$G50]=&quot;&quot;;0;(LOOKUP([.$G50];[.$A$3:.$A$31];[.B$3:.B$31])))" office:value-type="float" office:value="0" calcext:value-type="float">
            <text:p>0</text:p>
          </table:table-cell>
          <table:table-cell table:formula="of:=IF([.$G50]=&quot;&quot;;0;(LOOKUP([.$G50];[.$A$3:.$A$31];[.C$3:.C$31])))" office:value-type="float" office:value="0" calcext:value-type="float">
            <text:p>0</text:p>
          </table:table-cell>
          <table:table-cell table:formula="of:=IF([.$G50]=&quot;&quot;;0;(LOOKUP([.$G50];[.$A$3:.$A$31];[.D$3:.D$31])))" office:value-type="float" office:value="0" calcext:value-type="float">
            <text:p>0</text:p>
          </table:table-cell>
          <table:table-cell table:formula="of:=IF([.$G50]=&quot;&quot;;0;(LOOKUP([.$G50];[.$A$3:.$A$31];[.E$3:.E$31])))" office:value-type="float" office:value="0" calcext:value-type="float">
            <text:p>0</text:p>
          </table:table-cell>
          <table:table-cell/>
          <table:table-cell table:style-name="ce24" table:formula="of:=[.H50]" office:value-type="float" office:value="0" calcext:value-type="float">
            <text:p>0</text:p>
          </table:table-cell>
          <table:table-cell table:style-name="ce24" table:formula="of:=[.J50]" office:value-type="float" office:value="0" calcext:value-type="float">
            <text:p>0</text:p>
          </table:table-cell>
          <table:table-cell table:formula="of:=[.$I50]*[.K50]" office:value-type="float" office:value="0" calcext:value-type="float">
            <text:p>0</text:p>
          </table:table-cell>
          <table:table-cell table:formula="of:=[.$I50]*[.L50]" office:value-type="float" office:value="0" calcext:value-type="float">
            <text:p>0</text:p>
          </table:table-cell>
          <table:table-cell table:formula="of:=[.$I50]*[.M50]" office:value-type="float" office:value="0" calcext:value-type="float">
            <text:p>0</text:p>
          </table:table-cell>
          <table:table-cell table:formula="of:=[.$I50]*[.N50]" office:value-type="float" office:value="0" calcext:value-type="float">
            <text:p>0</text:p>
          </table:table-cell>
        </table:table-row>
        <table:table-row table:style-name="ro1">
          <table:table-cell table:formula="of:=['Expand Dates'.J51]" office:value-type="float" office:value="0" calcext:value-type="float">
            <text:p>0</text:p>
          </table:table-cell>
          <table:table-cell table:formula="of:=['Expand Dates'.N51]" office:value-type="float" office:value="0" calcext:value-type="float">
            <text:p>0</text:p>
          </table:table-cell>
          <table:table-cell table:formula="of:=['Expand Dates'.R51]" office:value-type="float" office:value="0" calcext:value-type="float">
            <text:p>0</text:p>
          </table:table-cell>
          <table:table-cell table:formula="of:=['Expand Dates'.W51]" office:value-type="float" office:value="0" calcext:value-type="float">
            <text:p>0</text:p>
          </table:table-cell>
          <table:table-cell table:formula="of:=['Expand Dates'.Z51]" office:value-type="float" office:value="0" calcext:value-type="float">
            <text:p>0</text:p>
          </table:table-cell>
          <table:table-cell/>
          <table:table-cell table:formula="of:=['Expand Recipes'.I50]">
            <text:p/>
          </table:table-cell>
          <table:table-cell table:formula="of:=['Expand Recipes'.J50]" office:value-type="float" office:value="0" calcext:value-type="float">
            <text:p>0</text:p>
          </table:table-cell>
          <table:table-cell table:formula="of:=['Expand Recipes'.K50]" office:value-type="float" office:value="0" calcext:value-type="float">
            <text:p>0</text:p>
          </table:table-cell>
          <table:table-cell table:formula="of:=['Expand Recipes'.L50]" office:value-type="float" office:value="0" calcext:value-type="float">
            <text:p>0</text:p>
          </table:table-cell>
          <table:table-cell table:formula="of:=IF([.$G51]=&quot;&quot;;0;(LOOKUP([.$G51];[.$A$3:.$A$31];[.B$3:.B$31])))" office:value-type="float" office:value="0" calcext:value-type="float">
            <text:p>0</text:p>
          </table:table-cell>
          <table:table-cell table:formula="of:=IF([.$G51]=&quot;&quot;;0;(LOOKUP([.$G51];[.$A$3:.$A$31];[.C$3:.C$31])))" office:value-type="float" office:value="0" calcext:value-type="float">
            <text:p>0</text:p>
          </table:table-cell>
          <table:table-cell table:formula="of:=IF([.$G51]=&quot;&quot;;0;(LOOKUP([.$G51];[.$A$3:.$A$31];[.D$3:.D$31])))" office:value-type="float" office:value="0" calcext:value-type="float">
            <text:p>0</text:p>
          </table:table-cell>
          <table:table-cell table:formula="of:=IF([.$G51]=&quot;&quot;;0;(LOOKUP([.$G51];[.$A$3:.$A$31];[.E$3:.E$31])))" office:value-type="float" office:value="0" calcext:value-type="float">
            <text:p>0</text:p>
          </table:table-cell>
          <table:table-cell/>
          <table:table-cell table:style-name="ce24" table:formula="of:=[.H51]" office:value-type="float" office:value="0" calcext:value-type="float">
            <text:p>0</text:p>
          </table:table-cell>
          <table:table-cell table:style-name="ce24" table:formula="of:=[.J51]" office:value-type="float" office:value="0" calcext:value-type="float">
            <text:p>0</text:p>
          </table:table-cell>
          <table:table-cell table:formula="of:=[.$I51]*[.K51]" office:value-type="float" office:value="0" calcext:value-type="float">
            <text:p>0</text:p>
          </table:table-cell>
          <table:table-cell table:formula="of:=[.$I51]*[.L51]" office:value-type="float" office:value="0" calcext:value-type="float">
            <text:p>0</text:p>
          </table:table-cell>
          <table:table-cell table:formula="of:=[.$I51]*[.M51]" office:value-type="float" office:value="0" calcext:value-type="float">
            <text:p>0</text:p>
          </table:table-cell>
          <table:table-cell table:formula="of:=[.$I51]*[.N51]" office:value-type="float" office:value="0" calcext:value-type="float">
            <text:p>0</text:p>
          </table:table-cell>
        </table:table-row>
        <table:table-row table:style-name="ro1">
          <table:table-cell table:formula="of:=['Expand Dates'.J52]" office:value-type="float" office:value="0" calcext:value-type="float">
            <text:p>0</text:p>
          </table:table-cell>
          <table:table-cell table:formula="of:=['Expand Dates'.N52]" office:value-type="float" office:value="0" calcext:value-type="float">
            <text:p>0</text:p>
          </table:table-cell>
          <table:table-cell table:formula="of:=['Expand Dates'.R52]" office:value-type="float" office:value="0" calcext:value-type="float">
            <text:p>0</text:p>
          </table:table-cell>
          <table:table-cell table:formula="of:=['Expand Dates'.W52]" office:value-type="float" office:value="0" calcext:value-type="float">
            <text:p>0</text:p>
          </table:table-cell>
          <table:table-cell table:formula="of:=['Expand Dates'.Z52]" office:value-type="float" office:value="0" calcext:value-type="float">
            <text:p>0</text:p>
          </table:table-cell>
          <table:table-cell/>
          <table:table-cell table:formula="of:=['Expand Recipes'.I51]" office:value-type="string" office:string-value="Beef / Sausages / Bratwurst" calcext:value-type="string">
            <text:p>Beef / Sausages / Bratwurst</text:p>
          </table:table-cell>
          <table:table-cell table:formula="of:=['Expand Recipes'.J51]" office:value-type="string" office:string-value="1 sausage" calcext:value-type="string">
            <text:p>1 sausage</text:p>
          </table:table-cell>
          <table:table-cell table:formula="of:=['Expand Recipes'.K51]" office:value-type="float" office:value="200" calcext:value-type="float">
            <text:p>200</text:p>
          </table:table-cell>
          <table:table-cell table:formula="of:=['Expand Recipes'.L51]" office:value-type="string" office:string-value="g" calcext:value-type="string">
            <text:p>g</text:p>
          </table:table-cell>
          <table:table-cell table:formula="of:=IF([.$G52]=&quot;&quot;;0;(LOOKUP([.$G52];[.$A$3:.$A$31];[.B$3:.B$31])))" office:value-type="string" office:string-value="" calcext:value-type="error">
            <text:p>#N/A</text:p>
          </table:table-cell>
          <table:table-cell table:formula="of:=IF([.$G52]=&quot;&quot;;0;(LOOKUP([.$G52];[.$A$3:.$A$31];[.C$3:.C$31])))" office:value-type="string" office:string-value="" calcext:value-type="error">
            <text:p>#N/A</text:p>
          </table:table-cell>
          <table:table-cell table:formula="of:=IF([.$G52]=&quot;&quot;;0;(LOOKUP([.$G52];[.$A$3:.$A$31];[.D$3:.D$31])))" office:value-type="string" office:string-value="" calcext:value-type="error">
            <text:p>#N/A</text:p>
          </table:table-cell>
          <table:table-cell table:formula="of:=IF([.$G52]=&quot;&quot;;0;(LOOKUP([.$G52];[.$A$3:.$A$31];[.E$3:.E$31])))" office:value-type="string" office:string-value="" calcext:value-type="error">
            <text:p>#N/A</text:p>
          </table:table-cell>
          <table:table-cell/>
          <table:table-cell table:style-name="ce24" table:formula="of:=[.H52]" office:value-type="string" office:string-value="1 sausage" calcext:value-type="string">
            <text:p>1 sausage</text:p>
          </table:table-cell>
          <table:table-cell table:style-name="ce24" table:formula="of:=[.J52]" office:value-type="string" office:string-value="g" calcext:value-type="string">
            <text:p>g</text:p>
          </table:table-cell>
          <table:table-cell table:formula="of:=[.$I52]*[.K52]" office:value-type="string" office:string-value="" calcext:value-type="error">
            <text:p>#N/A</text:p>
          </table:table-cell>
          <table:table-cell table:formula="of:=[.$I52]*[.L52]" office:value-type="string" office:string-value="" calcext:value-type="error">
            <text:p>#N/A</text:p>
          </table:table-cell>
          <table:table-cell table:formula="of:=[.$I52]*[.M52]" office:value-type="string" office:string-value="" calcext:value-type="error">
            <text:p>#N/A</text:p>
          </table:table-cell>
          <table:table-cell table:formula="of:=[.$I52]*[.N52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53]" office:value-type="float" office:value="0" calcext:value-type="float">
            <text:p>0</text:p>
          </table:table-cell>
          <table:table-cell table:formula="of:=['Expand Dates'.N53]" office:value-type="float" office:value="0" calcext:value-type="float">
            <text:p>0</text:p>
          </table:table-cell>
          <table:table-cell table:formula="of:=['Expand Dates'.R53]" office:value-type="float" office:value="0" calcext:value-type="float">
            <text:p>0</text:p>
          </table:table-cell>
          <table:table-cell table:formula="of:=['Expand Dates'.W53]" office:value-type="float" office:value="0" calcext:value-type="float">
            <text:p>0</text:p>
          </table:table-cell>
          <table:table-cell table:formula="of:=['Expand Dates'.Z53]" office:value-type="float" office:value="0" calcext:value-type="float">
            <text:p>0</text:p>
          </table:table-cell>
          <table:table-cell/>
          <table:table-cell table:formula="of:=['Expand Recipes'.I52]">
            <text:p/>
          </table:table-cell>
          <table:table-cell table:formula="of:=['Expand Recipes'.J52]" office:value-type="float" office:value="0" calcext:value-type="float">
            <text:p>0</text:p>
          </table:table-cell>
          <table:table-cell table:formula="of:=['Expand Recipes'.K52]" office:value-type="float" office:value="0" calcext:value-type="float">
            <text:p>0</text:p>
          </table:table-cell>
          <table:table-cell table:formula="of:=['Expand Recipes'.L52]" office:value-type="float" office:value="0" calcext:value-type="float">
            <text:p>0</text:p>
          </table:table-cell>
          <table:table-cell table:formula="of:=IF([.$G53]=&quot;&quot;;0;(LOOKUP([.$G53];[.$A$3:.$A$31];[.B$3:.B$31])))" office:value-type="float" office:value="0" calcext:value-type="float">
            <text:p>0</text:p>
          </table:table-cell>
          <table:table-cell table:formula="of:=IF([.$G53]=&quot;&quot;;0;(LOOKUP([.$G53];[.$A$3:.$A$31];[.C$3:.C$31])))" office:value-type="float" office:value="0" calcext:value-type="float">
            <text:p>0</text:p>
          </table:table-cell>
          <table:table-cell table:formula="of:=IF([.$G53]=&quot;&quot;;0;(LOOKUP([.$G53];[.$A$3:.$A$31];[.D$3:.D$31])))" office:value-type="float" office:value="0" calcext:value-type="float">
            <text:p>0</text:p>
          </table:table-cell>
          <table:table-cell table:formula="of:=IF([.$G53]=&quot;&quot;;0;(LOOKUP([.$G53];[.$A$3:.$A$31];[.E$3:.E$31])))" office:value-type="float" office:value="0" calcext:value-type="float">
            <text:p>0</text:p>
          </table:table-cell>
          <table:table-cell/>
          <table:table-cell table:style-name="ce24" table:formula="of:=[.H53]" office:value-type="float" office:value="0" calcext:value-type="float">
            <text:p>0</text:p>
          </table:table-cell>
          <table:table-cell table:style-name="ce24" table:formula="of:=[.J53]" office:value-type="float" office:value="0" calcext:value-type="float">
            <text:p>0</text:p>
          </table:table-cell>
          <table:table-cell table:formula="of:=[.$I53]*[.K53]" office:value-type="float" office:value="0" calcext:value-type="float">
            <text:p>0</text:p>
          </table:table-cell>
          <table:table-cell table:formula="of:=[.$I53]*[.L53]" office:value-type="float" office:value="0" calcext:value-type="float">
            <text:p>0</text:p>
          </table:table-cell>
          <table:table-cell table:formula="of:=[.$I53]*[.M53]" office:value-type="float" office:value="0" calcext:value-type="float">
            <text:p>0</text:p>
          </table:table-cell>
          <table:table-cell table:formula="of:=[.$I53]*[.N53]" office:value-type="float" office:value="0" calcext:value-type="float">
            <text:p>0</text:p>
          </table:table-cell>
        </table:table-row>
        <table:table-row table:style-name="ro1">
          <table:table-cell table:formula="of:=['Expand Dates'.J54]" office:value-type="float" office:value="0" calcext:value-type="float">
            <text:p>0</text:p>
          </table:table-cell>
          <table:table-cell table:formula="of:=['Expand Dates'.N54]" office:value-type="float" office:value="0" calcext:value-type="float">
            <text:p>0</text:p>
          </table:table-cell>
          <table:table-cell table:formula="of:=['Expand Dates'.R54]" office:value-type="float" office:value="0" calcext:value-type="float">
            <text:p>0</text:p>
          </table:table-cell>
          <table:table-cell table:formula="of:=['Expand Dates'.W54]" office:value-type="float" office:value="0" calcext:value-type="float">
            <text:p>0</text:p>
          </table:table-cell>
          <table:table-cell table:formula="of:=['Expand Dates'.Z54]" office:value-type="float" office:value="0" calcext:value-type="float">
            <text:p>0</text:p>
          </table:table-cell>
          <table:table-cell/>
          <table:table-cell table:formula="of:=['Expand Recipes'.I53]">
            <text:p/>
          </table:table-cell>
          <table:table-cell table:formula="of:=['Expand Recipes'.J53]" office:value-type="float" office:value="0" calcext:value-type="float">
            <text:p>0</text:p>
          </table:table-cell>
          <table:table-cell table:formula="of:=['Expand Recipes'.K53]" office:value-type="float" office:value="0" calcext:value-type="float">
            <text:p>0</text:p>
          </table:table-cell>
          <table:table-cell table:formula="of:=['Expand Recipes'.L53]" office:value-type="float" office:value="0" calcext:value-type="float">
            <text:p>0</text:p>
          </table:table-cell>
          <table:table-cell table:formula="of:=IF([.$G54]=&quot;&quot;;0;(LOOKUP([.$G54];[.$A$3:.$A$31];[.B$3:.B$31])))" office:value-type="float" office:value="0" calcext:value-type="float">
            <text:p>0</text:p>
          </table:table-cell>
          <table:table-cell table:formula="of:=IF([.$G54]=&quot;&quot;;0;(LOOKUP([.$G54];[.$A$3:.$A$31];[.C$3:.C$31])))" office:value-type="float" office:value="0" calcext:value-type="float">
            <text:p>0</text:p>
          </table:table-cell>
          <table:table-cell table:formula="of:=IF([.$G54]=&quot;&quot;;0;(LOOKUP([.$G54];[.$A$3:.$A$31];[.D$3:.D$31])))" office:value-type="float" office:value="0" calcext:value-type="float">
            <text:p>0</text:p>
          </table:table-cell>
          <table:table-cell table:formula="of:=IF([.$G54]=&quot;&quot;;0;(LOOKUP([.$G54];[.$A$3:.$A$31];[.E$3:.E$31])))" office:value-type="float" office:value="0" calcext:value-type="float">
            <text:p>0</text:p>
          </table:table-cell>
          <table:table-cell/>
          <table:table-cell table:style-name="ce24" table:formula="of:=[.H54]" office:value-type="float" office:value="0" calcext:value-type="float">
            <text:p>0</text:p>
          </table:table-cell>
          <table:table-cell table:style-name="ce24" table:formula="of:=[.J54]" office:value-type="float" office:value="0" calcext:value-type="float">
            <text:p>0</text:p>
          </table:table-cell>
          <table:table-cell table:formula="of:=[.$I54]*[.K54]" office:value-type="float" office:value="0" calcext:value-type="float">
            <text:p>0</text:p>
          </table:table-cell>
          <table:table-cell table:formula="of:=[.$I54]*[.L54]" office:value-type="float" office:value="0" calcext:value-type="float">
            <text:p>0</text:p>
          </table:table-cell>
          <table:table-cell table:formula="of:=[.$I54]*[.M54]" office:value-type="float" office:value="0" calcext:value-type="float">
            <text:p>0</text:p>
          </table:table-cell>
          <table:table-cell table:formula="of:=[.$I54]*[.N54]" office:value-type="float" office:value="0" calcext:value-type="float">
            <text:p>0</text:p>
          </table:table-cell>
        </table:table-row>
        <table:table-row table:style-name="ro1">
          <table:table-cell table:formula="of:=['Expand Dates'.J55]" office:value-type="float" office:value="0" calcext:value-type="float">
            <text:p>0</text:p>
          </table:table-cell>
          <table:table-cell table:formula="of:=['Expand Dates'.N55]" office:value-type="float" office:value="0" calcext:value-type="float">
            <text:p>0</text:p>
          </table:table-cell>
          <table:table-cell table:formula="of:=['Expand Dates'.R55]" office:value-type="float" office:value="0" calcext:value-type="float">
            <text:p>0</text:p>
          </table:table-cell>
          <table:table-cell table:formula="of:=['Expand Dates'.W55]" office:value-type="float" office:value="0" calcext:value-type="float">
            <text:p>0</text:p>
          </table:table-cell>
          <table:table-cell table:formula="of:=['Expand Dates'.Z55]" office:value-type="float" office:value="0" calcext:value-type="float">
            <text:p>0</text:p>
          </table:table-cell>
          <table:table-cell/>
          <table:table-cell table:formula="of:=['Expand Recipes'.I54]" office:value-type="string" office:string-value="Fish / Salmon" calcext:value-type="string">
            <text:p>Fish / Salmon</text:p>
          </table:table-cell>
          <table:table-cell table:formula="of:=['Expand Recipes'.J54]" office:value-type="string" office:string-value="??" calcext:value-type="string">
            <text:p>??</text:p>
          </table:table-cell>
          <table:table-cell table:formula="of:=['Expand Recipes'.K54]" office:value-type="float" office:value="200" calcext:value-type="float">
            <text:p>200</text:p>
          </table:table-cell>
          <table:table-cell table:formula="of:=['Expand Recipes'.L54]" office:value-type="float" office:value="0" calcext:value-type="float">
            <text:p>0</text:p>
          </table:table-cell>
          <table:table-cell table:formula="of:=IF([.$G55]=&quot;&quot;;0;(LOOKUP([.$G55];[.$A$3:.$A$31];[.B$3:.B$31])))" office:value-type="float" office:value="0.25" calcext:value-type="float">
            <text:p>0.25</text:p>
          </table:table-cell>
          <table:table-cell table:formula="of:=IF([.$G55]=&quot;&quot;;0;(LOOKUP([.$G55];[.$A$3:.$A$31];[.C$3:.C$31])))" office:value-type="float" office:value="0.25" calcext:value-type="float">
            <text:p>0.25</text:p>
          </table:table-cell>
          <table:table-cell table:formula="of:=IF([.$G55]=&quot;&quot;;0;(LOOKUP([.$G55];[.$A$3:.$A$31];[.D$3:.D$31])))" office:value-type="float" office:value="0.25" calcext:value-type="float">
            <text:p>0.25</text:p>
          </table:table-cell>
          <table:table-cell table:formula="of:=IF([.$G55]=&quot;&quot;;0;(LOOKUP([.$G55];[.$A$3:.$A$31];[.E$3:.E$31])))" office:value-type="float" office:value="0.25" calcext:value-type="float">
            <text:p>0.25</text:p>
          </table:table-cell>
          <table:table-cell/>
          <table:table-cell table:style-name="ce24" table:formula="of:=[.H55]" office:value-type="string" office:string-value="??" calcext:value-type="string">
            <text:p>??</text:p>
          </table:table-cell>
          <table:table-cell table:style-name="ce24" table:formula="of:=[.J55]" office:value-type="float" office:value="0" calcext:value-type="float">
            <text:p>0</text:p>
          </table:table-cell>
          <table:table-cell table:formula="of:=[.$I55]*[.K55]" office:value-type="float" office:value="50" calcext:value-type="float">
            <text:p>50</text:p>
          </table:table-cell>
          <table:table-cell table:formula="of:=[.$I55]*[.L55]" office:value-type="float" office:value="50" calcext:value-type="float">
            <text:p>50</text:p>
          </table:table-cell>
          <table:table-cell table:formula="of:=[.$I55]*[.M55]" office:value-type="float" office:value="50" calcext:value-type="float">
            <text:p>50</text:p>
          </table:table-cell>
          <table:table-cell table:formula="of:=[.$I55]*[.N55]" office:value-type="float" office:value="50" calcext:value-type="float">
            <text:p>50</text:p>
          </table:table-cell>
        </table:table-row>
        <table:table-row table:style-name="ro1">
          <table:table-cell table:formula="of:=['Expand Dates'.J56]" office:value-type="float" office:value="0" calcext:value-type="float">
            <text:p>0</text:p>
          </table:table-cell>
          <table:table-cell table:formula="of:=['Expand Dates'.N56]" office:value-type="float" office:value="0" calcext:value-type="float">
            <text:p>0</text:p>
          </table:table-cell>
          <table:table-cell table:formula="of:=['Expand Dates'.R56]" office:value-type="float" office:value="0" calcext:value-type="float">
            <text:p>0</text:p>
          </table:table-cell>
          <table:table-cell table:formula="of:=['Expand Dates'.W56]" office:value-type="float" office:value="0" calcext:value-type="float">
            <text:p>0</text:p>
          </table:table-cell>
          <table:table-cell table:formula="of:=['Expand Dates'.Z56]" office:value-type="float" office:value="0" calcext:value-type="float">
            <text:p>0</text:p>
          </table:table-cell>
          <table:table-cell/>
          <table:table-cell table:formula="of:=['Expand Recipes'.I55]">
            <text:p/>
          </table:table-cell>
          <table:table-cell table:formula="of:=['Expand Recipes'.J55]" office:value-type="float" office:value="0" calcext:value-type="float">
            <text:p>0</text:p>
          </table:table-cell>
          <table:table-cell table:formula="of:=['Expand Recipes'.K55]" office:value-type="float" office:value="0" calcext:value-type="float">
            <text:p>0</text:p>
          </table:table-cell>
          <table:table-cell table:formula="of:=['Expand Recipes'.L55]" office:value-type="float" office:value="0" calcext:value-type="float">
            <text:p>0</text:p>
          </table:table-cell>
          <table:table-cell table:formula="of:=IF([.$G56]=&quot;&quot;;0;(LOOKUP([.$G56];[.$A$3:.$A$31];[.B$3:.B$31])))" office:value-type="float" office:value="0" calcext:value-type="float">
            <text:p>0</text:p>
          </table:table-cell>
          <table:table-cell table:formula="of:=IF([.$G56]=&quot;&quot;;0;(LOOKUP([.$G56];[.$A$3:.$A$31];[.C$3:.C$31])))" office:value-type="float" office:value="0" calcext:value-type="float">
            <text:p>0</text:p>
          </table:table-cell>
          <table:table-cell table:formula="of:=IF([.$G56]=&quot;&quot;;0;(LOOKUP([.$G56];[.$A$3:.$A$31];[.D$3:.D$31])))" office:value-type="float" office:value="0" calcext:value-type="float">
            <text:p>0</text:p>
          </table:table-cell>
          <table:table-cell table:formula="of:=IF([.$G56]=&quot;&quot;;0;(LOOKUP([.$G56];[.$A$3:.$A$31];[.E$3:.E$31])))" office:value-type="float" office:value="0" calcext:value-type="float">
            <text:p>0</text:p>
          </table:table-cell>
          <table:table-cell/>
          <table:table-cell table:style-name="ce24" table:formula="of:=[.H56]" office:value-type="float" office:value="0" calcext:value-type="float">
            <text:p>0</text:p>
          </table:table-cell>
          <table:table-cell table:style-name="ce24" table:formula="of:=[.J56]" office:value-type="float" office:value="0" calcext:value-type="float">
            <text:p>0</text:p>
          </table:table-cell>
          <table:table-cell table:formula="of:=[.$I56]*[.K56]" office:value-type="float" office:value="0" calcext:value-type="float">
            <text:p>0</text:p>
          </table:table-cell>
          <table:table-cell table:formula="of:=[.$I56]*[.L56]" office:value-type="float" office:value="0" calcext:value-type="float">
            <text:p>0</text:p>
          </table:table-cell>
          <table:table-cell table:formula="of:=[.$I56]*[.M56]" office:value-type="float" office:value="0" calcext:value-type="float">
            <text:p>0</text:p>
          </table:table-cell>
          <table:table-cell table:formula="of:=[.$I56]*[.N56]" office:value-type="float" office:value="0" calcext:value-type="float">
            <text:p>0</text:p>
          </table:table-cell>
        </table:table-row>
        <table:table-row table:style-name="ro1">
          <table:table-cell table:formula="of:=['Expand Dates'.J57]" office:value-type="float" office:value="0" calcext:value-type="float">
            <text:p>0</text:p>
          </table:table-cell>
          <table:table-cell table:formula="of:=['Expand Dates'.N57]" office:value-type="float" office:value="0" calcext:value-type="float">
            <text:p>0</text:p>
          </table:table-cell>
          <table:table-cell table:formula="of:=['Expand Dates'.R57]" office:value-type="float" office:value="0" calcext:value-type="float">
            <text:p>0</text:p>
          </table:table-cell>
          <table:table-cell table:formula="of:=['Expand Dates'.W57]" office:value-type="float" office:value="0" calcext:value-type="float">
            <text:p>0</text:p>
          </table:table-cell>
          <table:table-cell table:formula="of:=['Expand Dates'.Z57]" office:value-type="float" office:value="0" calcext:value-type="float">
            <text:p>0</text:p>
          </table:table-cell>
          <table:table-cell/>
          <table:table-cell table:formula="of:=['Expand Recipes'.I56]">
            <text:p/>
          </table:table-cell>
          <table:table-cell table:formula="of:=['Expand Recipes'.J56]" office:value-type="float" office:value="0" calcext:value-type="float">
            <text:p>0</text:p>
          </table:table-cell>
          <table:table-cell table:formula="of:=['Expand Recipes'.K56]" office:value-type="float" office:value="0" calcext:value-type="float">
            <text:p>0</text:p>
          </table:table-cell>
          <table:table-cell table:formula="of:=['Expand Recipes'.L56]" office:value-type="float" office:value="0" calcext:value-type="float">
            <text:p>0</text:p>
          </table:table-cell>
          <table:table-cell table:formula="of:=IF([.$G57]=&quot;&quot;;0;(LOOKUP([.$G57];[.$A$3:.$A$31];[.B$3:.B$31])))" office:value-type="float" office:value="0" calcext:value-type="float">
            <text:p>0</text:p>
          </table:table-cell>
          <table:table-cell table:formula="of:=IF([.$G57]=&quot;&quot;;0;(LOOKUP([.$G57];[.$A$3:.$A$31];[.C$3:.C$31])))" office:value-type="float" office:value="0" calcext:value-type="float">
            <text:p>0</text:p>
          </table:table-cell>
          <table:table-cell table:formula="of:=IF([.$G57]=&quot;&quot;;0;(LOOKUP([.$G57];[.$A$3:.$A$31];[.D$3:.D$31])))" office:value-type="float" office:value="0" calcext:value-type="float">
            <text:p>0</text:p>
          </table:table-cell>
          <table:table-cell table:formula="of:=IF([.$G57]=&quot;&quot;;0;(LOOKUP([.$G57];[.$A$3:.$A$31];[.E$3:.E$31])))" office:value-type="float" office:value="0" calcext:value-type="float">
            <text:p>0</text:p>
          </table:table-cell>
          <table:table-cell/>
          <table:table-cell table:style-name="ce24" table:formula="of:=[.H57]" office:value-type="float" office:value="0" calcext:value-type="float">
            <text:p>0</text:p>
          </table:table-cell>
          <table:table-cell table:style-name="ce24" table:formula="of:=[.J57]" office:value-type="float" office:value="0" calcext:value-type="float">
            <text:p>0</text:p>
          </table:table-cell>
          <table:table-cell table:formula="of:=[.$I57]*[.K57]" office:value-type="float" office:value="0" calcext:value-type="float">
            <text:p>0</text:p>
          </table:table-cell>
          <table:table-cell table:formula="of:=[.$I57]*[.L57]" office:value-type="float" office:value="0" calcext:value-type="float">
            <text:p>0</text:p>
          </table:table-cell>
          <table:table-cell table:formula="of:=[.$I57]*[.M57]" office:value-type="float" office:value="0" calcext:value-type="float">
            <text:p>0</text:p>
          </table:table-cell>
          <table:table-cell table:formula="of:=[.$I57]*[.N57]" office:value-type="float" office:value="0" calcext:value-type="float">
            <text:p>0</text:p>
          </table:table-cell>
        </table:table-row>
        <table:table-row table:style-name="ro1">
          <table:table-cell table:formula="of:=['Expand Dates'.J58]" office:value-type="float" office:value="0" calcext:value-type="float">
            <text:p>0</text:p>
          </table:table-cell>
          <table:table-cell table:formula="of:=['Expand Dates'.N58]" office:value-type="float" office:value="0" calcext:value-type="float">
            <text:p>0</text:p>
          </table:table-cell>
          <table:table-cell table:formula="of:=['Expand Dates'.R58]" office:value-type="float" office:value="0" calcext:value-type="float">
            <text:p>0</text:p>
          </table:table-cell>
          <table:table-cell table:formula="of:=['Expand Dates'.W58]" office:value-type="float" office:value="0" calcext:value-type="float">
            <text:p>0</text:p>
          </table:table-cell>
          <table:table-cell table:formula="of:=['Expand Dates'.Z58]" office:value-type="float" office:value="0" calcext:value-type="float">
            <text:p>0</text:p>
          </table:table-cell>
          <table:table-cell/>
          <table:table-cell table:formula="of:=['Expand Recipes'.I57]" office:value-type="string" office:string-value="Haloumi" calcext:value-type="string">
            <text:p>Haloumi</text:p>
          </table:table-cell>
          <table:table-cell table:formula="of:=['Expand Recipes'.J57]" office:value-type="string" office:string-value="??" calcext:value-type="string">
            <text:p>??</text:p>
          </table:table-cell>
          <table:table-cell table:formula="of:=['Expand Recipes'.K57]" office:value-type="float" office:value="200" calcext:value-type="float">
            <text:p>200</text:p>
          </table:table-cell>
          <table:table-cell table:formula="of:=['Expand Recipes'.L57]" office:value-type="string" office:string-value="g" calcext:value-type="string">
            <text:p>g</text:p>
          </table:table-cell>
          <table:table-cell table:formula="of:=IF([.$G58]=&quot;&quot;;0;(LOOKUP([.$G58];[.$A$3:.$A$31];[.B$3:.B$31])))" office:value-type="float" office:value="1" calcext:value-type="float">
            <text:p>1</text:p>
          </table:table-cell>
          <table:table-cell table:formula="of:=IF([.$G58]=&quot;&quot;;0;(LOOKUP([.$G58];[.$A$3:.$A$31];[.C$3:.C$31])))" office:value-type="float" office:value="1" calcext:value-type="float">
            <text:p>1</text:p>
          </table:table-cell>
          <table:table-cell table:formula="of:=IF([.$G58]=&quot;&quot;;0;(LOOKUP([.$G58];[.$A$3:.$A$31];[.D$3:.D$31])))" office:value-type="float" office:value="1" calcext:value-type="float">
            <text:p>1</text:p>
          </table:table-cell>
          <table:table-cell table:formula="of:=IF([.$G58]=&quot;&quot;;0;(LOOKUP([.$G58];[.$A$3:.$A$31];[.E$3:.E$31])))" office:value-type="float" office:value="1" calcext:value-type="float">
            <text:p>1</text:p>
          </table:table-cell>
          <table:table-cell/>
          <table:table-cell table:style-name="ce24" table:formula="of:=[.H58]" office:value-type="string" office:string-value="??" calcext:value-type="string">
            <text:p>??</text:p>
          </table:table-cell>
          <table:table-cell table:style-name="ce24" table:formula="of:=[.J58]" office:value-type="string" office:string-value="g" calcext:value-type="string">
            <text:p>g</text:p>
          </table:table-cell>
          <table:table-cell table:formula="of:=[.$I58]*[.K58]" office:value-type="float" office:value="200" calcext:value-type="float">
            <text:p>200</text:p>
          </table:table-cell>
          <table:table-cell table:formula="of:=[.$I58]*[.L58]" office:value-type="float" office:value="200" calcext:value-type="float">
            <text:p>200</text:p>
          </table:table-cell>
          <table:table-cell table:formula="of:=[.$I58]*[.M58]" office:value-type="float" office:value="200" calcext:value-type="float">
            <text:p>200</text:p>
          </table:table-cell>
          <table:table-cell table:formula="of:=[.$I58]*[.N58]" office:value-type="float" office:value="200" calcext:value-type="float">
            <text:p>200</text:p>
          </table:table-cell>
        </table:table-row>
        <table:table-row table:style-name="ro1">
          <table:table-cell table:formula="of:=['Expand Dates'.J59]" office:value-type="float" office:value="0" calcext:value-type="float">
            <text:p>0</text:p>
          </table:table-cell>
          <table:table-cell table:formula="of:=['Expand Dates'.N59]" office:value-type="float" office:value="0" calcext:value-type="float">
            <text:p>0</text:p>
          </table:table-cell>
          <table:table-cell table:formula="of:=['Expand Dates'.R59]" office:value-type="float" office:value="0" calcext:value-type="float">
            <text:p>0</text:p>
          </table:table-cell>
          <table:table-cell table:formula="of:=['Expand Dates'.W59]" office:value-type="float" office:value="0" calcext:value-type="float">
            <text:p>0</text:p>
          </table:table-cell>
          <table:table-cell table:formula="of:=['Expand Dates'.Z59]" office:value-type="float" office:value="0" calcext:value-type="float">
            <text:p>0</text:p>
          </table:table-cell>
          <table:table-cell/>
          <table:table-cell table:formula="of:=['Expand Recipes'.I58]">
            <text:p/>
          </table:table-cell>
          <table:table-cell table:formula="of:=['Expand Recipes'.J58]" office:value-type="float" office:value="0" calcext:value-type="float">
            <text:p>0</text:p>
          </table:table-cell>
          <table:table-cell table:formula="of:=['Expand Recipes'.K58]" office:value-type="float" office:value="0" calcext:value-type="float">
            <text:p>0</text:p>
          </table:table-cell>
          <table:table-cell table:formula="of:=['Expand Recipes'.L58]" office:value-type="float" office:value="0" calcext:value-type="float">
            <text:p>0</text:p>
          </table:table-cell>
          <table:table-cell table:formula="of:=IF([.$G59]=&quot;&quot;;0;(LOOKUP([.$G59];[.$A$3:.$A$31];[.B$3:.B$31])))" office:value-type="float" office:value="0" calcext:value-type="float">
            <text:p>0</text:p>
          </table:table-cell>
          <table:table-cell table:formula="of:=IF([.$G59]=&quot;&quot;;0;(LOOKUP([.$G59];[.$A$3:.$A$31];[.C$3:.C$31])))" office:value-type="float" office:value="0" calcext:value-type="float">
            <text:p>0</text:p>
          </table:table-cell>
          <table:table-cell table:formula="of:=IF([.$G59]=&quot;&quot;;0;(LOOKUP([.$G59];[.$A$3:.$A$31];[.D$3:.D$31])))" office:value-type="float" office:value="0" calcext:value-type="float">
            <text:p>0</text:p>
          </table:table-cell>
          <table:table-cell table:formula="of:=IF([.$G59]=&quot;&quot;;0;(LOOKUP([.$G59];[.$A$3:.$A$31];[.E$3:.E$31])))" office:value-type="float" office:value="0" calcext:value-type="float">
            <text:p>0</text:p>
          </table:table-cell>
          <table:table-cell/>
          <table:table-cell table:style-name="ce24" table:formula="of:=[.H59]" office:value-type="float" office:value="0" calcext:value-type="float">
            <text:p>0</text:p>
          </table:table-cell>
          <table:table-cell table:style-name="ce24" table:formula="of:=[.J59]" office:value-type="float" office:value="0" calcext:value-type="float">
            <text:p>0</text:p>
          </table:table-cell>
          <table:table-cell table:formula="of:=[.$I59]*[.K59]" office:value-type="float" office:value="0" calcext:value-type="float">
            <text:p>0</text:p>
          </table:table-cell>
          <table:table-cell table:formula="of:=[.$I59]*[.L59]" office:value-type="float" office:value="0" calcext:value-type="float">
            <text:p>0</text:p>
          </table:table-cell>
          <table:table-cell table:formula="of:=[.$I59]*[.M59]" office:value-type="float" office:value="0" calcext:value-type="float">
            <text:p>0</text:p>
          </table:table-cell>
          <table:table-cell table:formula="of:=[.$I59]*[.N59]" office:value-type="float" office:value="0" calcext:value-type="float">
            <text:p>0</text:p>
          </table:table-cell>
        </table:table-row>
        <table:table-row table:style-name="ro1">
          <table:table-cell table:formula="of:=['Expand Dates'.J60]" office:value-type="float" office:value="0" calcext:value-type="float">
            <text:p>0</text:p>
          </table:table-cell>
          <table:table-cell table:formula="of:=['Expand Dates'.N60]" office:value-type="float" office:value="0" calcext:value-type="float">
            <text:p>0</text:p>
          </table:table-cell>
          <table:table-cell table:formula="of:=['Expand Dates'.R60]" office:value-type="float" office:value="0" calcext:value-type="float">
            <text:p>0</text:p>
          </table:table-cell>
          <table:table-cell table:formula="of:=['Expand Dates'.W60]" office:value-type="float" office:value="0" calcext:value-type="float">
            <text:p>0</text:p>
          </table:table-cell>
          <table:table-cell table:formula="of:=['Expand Dates'.Z60]" office:value-type="float" office:value="0" calcext:value-type="float">
            <text:p>0</text:p>
          </table:table-cell>
          <table:table-cell/>
          <table:table-cell table:formula="of:=['Expand Recipes'.I59]">
            <text:p/>
          </table:table-cell>
          <table:table-cell table:formula="of:=['Expand Recipes'.J59]" office:value-type="float" office:value="0" calcext:value-type="float">
            <text:p>0</text:p>
          </table:table-cell>
          <table:table-cell table:formula="of:=['Expand Recipes'.K59]" office:value-type="string" office:string-value="" calcext:value-type="error">
            <text:p>#DIV/0!</text:p>
          </table:table-cell>
          <table:table-cell table:formula="of:=['Expand Recipes'.L59]" office:value-type="float" office:value="0" calcext:value-type="float">
            <text:p>0</text:p>
          </table:table-cell>
          <table:table-cell table:formula="of:=IF([.$G60]=&quot;&quot;;0;(LOOKUP([.$G60];[.$A$3:.$A$31];[.B$3:.B$31])))" office:value-type="float" office:value="0" calcext:value-type="float">
            <text:p>0</text:p>
          </table:table-cell>
          <table:table-cell table:formula="of:=IF([.$G60]=&quot;&quot;;0;(LOOKUP([.$G60];[.$A$3:.$A$31];[.C$3:.C$31])))" office:value-type="float" office:value="0" calcext:value-type="float">
            <text:p>0</text:p>
          </table:table-cell>
          <table:table-cell table:formula="of:=IF([.$G60]=&quot;&quot;;0;(LOOKUP([.$G60];[.$A$3:.$A$31];[.D$3:.D$31])))" office:value-type="float" office:value="0" calcext:value-type="float">
            <text:p>0</text:p>
          </table:table-cell>
          <table:table-cell table:formula="of:=IF([.$G60]=&quot;&quot;;0;(LOOKUP([.$G60];[.$A$3:.$A$31];[.E$3:.E$31])))" office:value-type="float" office:value="0" calcext:value-type="float">
            <text:p>0</text:p>
          </table:table-cell>
          <table:table-cell/>
          <table:table-cell table:style-name="ce24" table:formula="of:=[.H60]" office:value-type="float" office:value="0" calcext:value-type="float">
            <text:p>0</text:p>
          </table:table-cell>
          <table:table-cell table:style-name="ce24" table:formula="of:=[.J60]" office:value-type="float" office:value="0" calcext:value-type="float">
            <text:p>0</text:p>
          </table:table-cell>
          <table:table-cell table:formula="of:=[.$I60]*[.K60]" office:value-type="string" office:string-value="" calcext:value-type="error">
            <text:p>#DIV/0!</text:p>
          </table:table-cell>
          <table:table-cell table:formula="of:=[.$I60]*[.L60]" office:value-type="string" office:string-value="" calcext:value-type="error">
            <text:p>#DIV/0!</text:p>
          </table:table-cell>
          <table:table-cell table:formula="of:=[.$I60]*[.M60]" office:value-type="string" office:string-value="" calcext:value-type="error">
            <text:p>#DIV/0!</text:p>
          </table:table-cell>
          <table:table-cell table:formula="of:=[.$I60]*[.N60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1]" office:value-type="float" office:value="0" calcext:value-type="float">
            <text:p>0</text:p>
          </table:table-cell>
          <table:table-cell table:formula="of:=['Expand Dates'.N61]" office:value-type="float" office:value="0" calcext:value-type="float">
            <text:p>0</text:p>
          </table:table-cell>
          <table:table-cell table:formula="of:=['Expand Dates'.R61]" office:value-type="float" office:value="0" calcext:value-type="float">
            <text:p>0</text:p>
          </table:table-cell>
          <table:table-cell table:formula="of:=['Expand Dates'.W61]" office:value-type="float" office:value="0" calcext:value-type="float">
            <text:p>0</text:p>
          </table:table-cell>
          <table:table-cell table:formula="of:=['Expand Dates'.Z61]" office:value-type="float" office:value="0" calcext:value-type="float">
            <text:p>0</text:p>
          </table:table-cell>
          <table:table-cell/>
          <table:table-cell table:formula="of:=['Expand Recipes'.I60]" office:value-type="string" office:string-value="Fried onions" calcext:value-type="string">
            <text:p>Fried onions</text:p>
          </table:table-cell>
          <table:table-cell table:formula="of:=['Expand Recipes'.J60]" office:value-type="string" office:string-value="??" calcext:value-type="string">
            <text:p>??</text:p>
          </table:table-cell>
          <table:table-cell table:formula="of:=['Expand Recipes'.K60]" office:value-type="string" office:string-value="" calcext:value-type="error">
            <text:p>#DIV/0!</text:p>
          </table:table-cell>
          <table:table-cell table:formula="of:=['Expand Recipes'.L60]" office:value-type="string" office:string-value="g" calcext:value-type="string">
            <text:p>g</text:p>
          </table:table-cell>
          <table:table-cell table:formula="of:=IF([.$G61]=&quot;&quot;;0;(LOOKUP([.$G61];[.$A$3:.$A$31];[.B$3:.B$31])))" office:value-type="float" office:value="0.25" calcext:value-type="float">
            <text:p>0.25</text:p>
          </table:table-cell>
          <table:table-cell table:formula="of:=IF([.$G61]=&quot;&quot;;0;(LOOKUP([.$G61];[.$A$3:.$A$31];[.C$3:.C$31])))" office:value-type="float" office:value="0.25" calcext:value-type="float">
            <text:p>0.25</text:p>
          </table:table-cell>
          <table:table-cell table:formula="of:=IF([.$G61]=&quot;&quot;;0;(LOOKUP([.$G61];[.$A$3:.$A$31];[.D$3:.D$31])))" office:value-type="float" office:value="0.25" calcext:value-type="float">
            <text:p>0.25</text:p>
          </table:table-cell>
          <table:table-cell table:formula="of:=IF([.$G61]=&quot;&quot;;0;(LOOKUP([.$G61];[.$A$3:.$A$31];[.E$3:.E$31])))" office:value-type="float" office:value="0.25" calcext:value-type="float">
            <text:p>0.25</text:p>
          </table:table-cell>
          <table:table-cell/>
          <table:table-cell table:style-name="ce24" table:formula="of:=[.H61]" office:value-type="string" office:string-value="??" calcext:value-type="string">
            <text:p>??</text:p>
          </table:table-cell>
          <table:table-cell table:style-name="ce24" table:formula="of:=[.J61]" office:value-type="string" office:string-value="g" calcext:value-type="string">
            <text:p>g</text:p>
          </table:table-cell>
          <table:table-cell table:formula="of:=[.$I61]*[.K61]" office:value-type="string" office:string-value="" calcext:value-type="error">
            <text:p>#DIV/0!</text:p>
          </table:table-cell>
          <table:table-cell table:formula="of:=[.$I61]*[.L61]" office:value-type="string" office:string-value="" calcext:value-type="error">
            <text:p>#DIV/0!</text:p>
          </table:table-cell>
          <table:table-cell table:formula="of:=[.$I61]*[.M61]" office:value-type="string" office:string-value="" calcext:value-type="error">
            <text:p>#DIV/0!</text:p>
          </table:table-cell>
          <table:table-cell table:formula="of:=[.$I61]*[.N61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2]" office:value-type="float" office:value="0" calcext:value-type="float">
            <text:p>0</text:p>
          </table:table-cell>
          <table:table-cell table:formula="of:=['Expand Dates'.N62]" office:value-type="float" office:value="0" calcext:value-type="float">
            <text:p>0</text:p>
          </table:table-cell>
          <table:table-cell table:formula="of:=['Expand Dates'.R62]" office:value-type="float" office:value="0" calcext:value-type="float">
            <text:p>0</text:p>
          </table:table-cell>
          <table:table-cell table:formula="of:=['Expand Dates'.W62]" office:value-type="float" office:value="0" calcext:value-type="float">
            <text:p>0</text:p>
          </table:table-cell>
          <table:table-cell table:formula="of:=['Expand Dates'.Z62]" office:value-type="float" office:value="0" calcext:value-type="float">
            <text:p>0</text:p>
          </table:table-cell>
          <table:table-cell/>
          <table:table-cell table:formula="of:=['Expand Recipes'.I61]">
            <text:p/>
          </table:table-cell>
          <table:table-cell table:formula="of:=['Expand Recipes'.J61]" office:value-type="float" office:value="0" calcext:value-type="float">
            <text:p>0</text:p>
          </table:table-cell>
          <table:table-cell table:formula="of:=['Expand Recipes'.K61]" office:value-type="string" office:string-value="" calcext:value-type="error">
            <text:p>#DIV/0!</text:p>
          </table:table-cell>
          <table:table-cell table:formula="of:=['Expand Recipes'.L61]" office:value-type="float" office:value="0" calcext:value-type="float">
            <text:p>0</text:p>
          </table:table-cell>
          <table:table-cell table:formula="of:=IF([.$G62]=&quot;&quot;;0;(LOOKUP([.$G62];[.$A$3:.$A$31];[.B$3:.B$31])))" office:value-type="float" office:value="0" calcext:value-type="float">
            <text:p>0</text:p>
          </table:table-cell>
          <table:table-cell table:formula="of:=IF([.$G62]=&quot;&quot;;0;(LOOKUP([.$G62];[.$A$3:.$A$31];[.C$3:.C$31])))" office:value-type="float" office:value="0" calcext:value-type="float">
            <text:p>0</text:p>
          </table:table-cell>
          <table:table-cell table:formula="of:=IF([.$G62]=&quot;&quot;;0;(LOOKUP([.$G62];[.$A$3:.$A$31];[.D$3:.D$31])))" office:value-type="float" office:value="0" calcext:value-type="float">
            <text:p>0</text:p>
          </table:table-cell>
          <table:table-cell table:formula="of:=IF([.$G62]=&quot;&quot;;0;(LOOKUP([.$G62];[.$A$3:.$A$31];[.E$3:.E$31])))" office:value-type="float" office:value="0" calcext:value-type="float">
            <text:p>0</text:p>
          </table:table-cell>
          <table:table-cell/>
          <table:table-cell table:style-name="ce24" table:formula="of:=[.H62]" office:value-type="float" office:value="0" calcext:value-type="float">
            <text:p>0</text:p>
          </table:table-cell>
          <table:table-cell table:style-name="ce24" table:formula="of:=[.J62]" office:value-type="float" office:value="0" calcext:value-type="float">
            <text:p>0</text:p>
          </table:table-cell>
          <table:table-cell table:formula="of:=[.$I62]*[.K62]" office:value-type="string" office:string-value="" calcext:value-type="error">
            <text:p>#DIV/0!</text:p>
          </table:table-cell>
          <table:table-cell table:formula="of:=[.$I62]*[.L62]" office:value-type="string" office:string-value="" calcext:value-type="error">
            <text:p>#DIV/0!</text:p>
          </table:table-cell>
          <table:table-cell table:formula="of:=[.$I62]*[.M62]" office:value-type="string" office:string-value="" calcext:value-type="error">
            <text:p>#DIV/0!</text:p>
          </table:table-cell>
          <table:table-cell table:formula="of:=[.$I62]*[.N62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3]" office:value-type="float" office:value="0" calcext:value-type="float">
            <text:p>0</text:p>
          </table:table-cell>
          <table:table-cell table:formula="of:=['Expand Dates'.N63]" office:value-type="float" office:value="0" calcext:value-type="float">
            <text:p>0</text:p>
          </table:table-cell>
          <table:table-cell table:formula="of:=['Expand Dates'.R63]" office:value-type="float" office:value="0" calcext:value-type="float">
            <text:p>0</text:p>
          </table:table-cell>
          <table:table-cell table:formula="of:=['Expand Dates'.W63]" office:value-type="float" office:value="0" calcext:value-type="float">
            <text:p>0</text:p>
          </table:table-cell>
          <table:table-cell table:formula="of:=['Expand Dates'.Z63]" office:value-type="float" office:value="0" calcext:value-type="float">
            <text:p>0</text:p>
          </table:table-cell>
          <table:table-cell/>
          <table:table-cell table:formula="of:=['Expand Recipes'.I62]">
            <text:p/>
          </table:table-cell>
          <table:table-cell table:formula="of:=['Expand Recipes'.J62]" office:value-type="float" office:value="0" calcext:value-type="float">
            <text:p>0</text:p>
          </table:table-cell>
          <table:table-cell table:formula="of:=['Expand Recipes'.K62]" office:value-type="string" office:string-value="" calcext:value-type="error">
            <text:p>#DIV/0!</text:p>
          </table:table-cell>
          <table:table-cell table:formula="of:=['Expand Recipes'.L62]" office:value-type="float" office:value="0" calcext:value-type="float">
            <text:p>0</text:p>
          </table:table-cell>
          <table:table-cell table:formula="of:=IF([.$G63]=&quot;&quot;;0;(LOOKUP([.$G63];[.$A$3:.$A$31];[.B$3:.B$31])))" office:value-type="float" office:value="0" calcext:value-type="float">
            <text:p>0</text:p>
          </table:table-cell>
          <table:table-cell table:formula="of:=IF([.$G63]=&quot;&quot;;0;(LOOKUP([.$G63];[.$A$3:.$A$31];[.C$3:.C$31])))" office:value-type="float" office:value="0" calcext:value-type="float">
            <text:p>0</text:p>
          </table:table-cell>
          <table:table-cell table:formula="of:=IF([.$G63]=&quot;&quot;;0;(LOOKUP([.$G63];[.$A$3:.$A$31];[.D$3:.D$31])))" office:value-type="float" office:value="0" calcext:value-type="float">
            <text:p>0</text:p>
          </table:table-cell>
          <table:table-cell table:formula="of:=IF([.$G63]=&quot;&quot;;0;(LOOKUP([.$G63];[.$A$3:.$A$31];[.E$3:.E$31])))" office:value-type="float" office:value="0" calcext:value-type="float">
            <text:p>0</text:p>
          </table:table-cell>
          <table:table-cell/>
          <table:table-cell table:style-name="ce24" table:formula="of:=[.H63]" office:value-type="float" office:value="0" calcext:value-type="float">
            <text:p>0</text:p>
          </table:table-cell>
          <table:table-cell table:style-name="ce24" table:formula="of:=[.J63]" office:value-type="float" office:value="0" calcext:value-type="float">
            <text:p>0</text:p>
          </table:table-cell>
          <table:table-cell table:formula="of:=[.$I63]*[.K63]" office:value-type="string" office:string-value="" calcext:value-type="error">
            <text:p>#DIV/0!</text:p>
          </table:table-cell>
          <table:table-cell table:formula="of:=[.$I63]*[.L63]" office:value-type="string" office:string-value="" calcext:value-type="error">
            <text:p>#DIV/0!</text:p>
          </table:table-cell>
          <table:table-cell table:formula="of:=[.$I63]*[.M63]" office:value-type="string" office:string-value="" calcext:value-type="error">
            <text:p>#DIV/0!</text:p>
          </table:table-cell>
          <table:table-cell table:formula="of:=[.$I63]*[.N63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4]" office:value-type="float" office:value="0" calcext:value-type="float">
            <text:p>0</text:p>
          </table:table-cell>
          <table:table-cell table:formula="of:=['Expand Dates'.N64]" office:value-type="float" office:value="0" calcext:value-type="float">
            <text:p>0</text:p>
          </table:table-cell>
          <table:table-cell table:formula="of:=['Expand Dates'.R64]" office:value-type="float" office:value="0" calcext:value-type="float">
            <text:p>0</text:p>
          </table:table-cell>
          <table:table-cell table:formula="of:=['Expand Dates'.W64]" office:value-type="float" office:value="0" calcext:value-type="float">
            <text:p>0</text:p>
          </table:table-cell>
          <table:table-cell table:formula="of:=['Expand Dates'.Z64]" office:value-type="float" office:value="0" calcext:value-type="float">
            <text:p>0</text:p>
          </table:table-cell>
          <table:table-cell/>
          <table:table-cell table:formula="of:=['Expand Recipes'.I63]" office:value-type="string" office:string-value="Sauerkraut" calcext:value-type="string">
            <text:p>Sauerkraut</text:p>
          </table:table-cell>
          <table:table-cell table:formula="of:=['Expand Recipes'.J63]" office:value-type="string" office:string-value="??" calcext:value-type="string">
            <text:p>??</text:p>
          </table:table-cell>
          <table:table-cell table:formula="of:=['Expand Recipes'.K63]" office:value-type="string" office:string-value="" calcext:value-type="error">
            <text:p>#DIV/0!</text:p>
          </table:table-cell>
          <table:table-cell table:formula="of:=['Expand Recipes'.L63]" office:value-type="string" office:string-value="g" calcext:value-type="string">
            <text:p>g</text:p>
          </table:table-cell>
          <table:table-cell table:formula="of:=IF([.$G64]=&quot;&quot;;0;(LOOKUP([.$G64];[.$A$3:.$A$31];[.B$3:.B$31])))" office:value-type="float" office:value="0" calcext:value-type="float">
            <text:p>0</text:p>
          </table:table-cell>
          <table:table-cell table:formula="of:=IF([.$G64]=&quot;&quot;;0;(LOOKUP([.$G64];[.$A$3:.$A$31];[.C$3:.C$31])))" office:value-type="float" office:value="0" calcext:value-type="float">
            <text:p>0</text:p>
          </table:table-cell>
          <table:table-cell table:formula="of:=IF([.$G64]=&quot;&quot;;0;(LOOKUP([.$G64];[.$A$3:.$A$31];[.D$3:.D$31])))" office:value-type="float" office:value="0" calcext:value-type="float">
            <text:p>0</text:p>
          </table:table-cell>
          <table:table-cell table:formula="of:=IF([.$G64]=&quot;&quot;;0;(LOOKUP([.$G64];[.$A$3:.$A$31];[.E$3:.E$31])))" office:value-type="float" office:value="0" calcext:value-type="float">
            <text:p>0</text:p>
          </table:table-cell>
          <table:table-cell/>
          <table:table-cell table:style-name="ce24" table:formula="of:=[.H64]" office:value-type="string" office:string-value="??" calcext:value-type="string">
            <text:p>??</text:p>
          </table:table-cell>
          <table:table-cell table:style-name="ce24" table:formula="of:=[.J64]" office:value-type="string" office:string-value="g" calcext:value-type="string">
            <text:p>g</text:p>
          </table:table-cell>
          <table:table-cell table:formula="of:=[.$I64]*[.K64]" office:value-type="string" office:string-value="" calcext:value-type="error">
            <text:p>#DIV/0!</text:p>
          </table:table-cell>
          <table:table-cell table:formula="of:=[.$I64]*[.L64]" office:value-type="string" office:string-value="" calcext:value-type="error">
            <text:p>#DIV/0!</text:p>
          </table:table-cell>
          <table:table-cell table:formula="of:=[.$I64]*[.M64]" office:value-type="string" office:string-value="" calcext:value-type="error">
            <text:p>#DIV/0!</text:p>
          </table:table-cell>
          <table:table-cell table:formula="of:=[.$I64]*[.N64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5]" office:value-type="float" office:value="0" calcext:value-type="float">
            <text:p>0</text:p>
          </table:table-cell>
          <table:table-cell table:formula="of:=['Expand Dates'.N65]" office:value-type="float" office:value="0" calcext:value-type="float">
            <text:p>0</text:p>
          </table:table-cell>
          <table:table-cell table:formula="of:=['Expand Dates'.R65]" office:value-type="float" office:value="0" calcext:value-type="float">
            <text:p>0</text:p>
          </table:table-cell>
          <table:table-cell table:formula="of:=['Expand Dates'.W65]" office:value-type="float" office:value="0" calcext:value-type="float">
            <text:p>0</text:p>
          </table:table-cell>
          <table:table-cell table:formula="of:=['Expand Dates'.Z65]" office:value-type="float" office:value="0" calcext:value-type="float">
            <text:p>0</text:p>
          </table:table-cell>
          <table:table-cell/>
          <table:table-cell table:formula="of:=['Expand Recipes'.I64]">
            <text:p/>
          </table:table-cell>
          <table:table-cell table:formula="of:=['Expand Recipes'.J64]" office:value-type="float" office:value="0" calcext:value-type="float">
            <text:p>0</text:p>
          </table:table-cell>
          <table:table-cell table:formula="of:=['Expand Recipes'.K64]" office:value-type="string" office:string-value="" calcext:value-type="error">
            <text:p>#DIV/0!</text:p>
          </table:table-cell>
          <table:table-cell table:formula="of:=['Expand Recipes'.L64]" office:value-type="float" office:value="0" calcext:value-type="float">
            <text:p>0</text:p>
          </table:table-cell>
          <table:table-cell table:formula="of:=IF([.$G65]=&quot;&quot;;0;(LOOKUP([.$G65];[.$A$3:.$A$31];[.B$3:.B$31])))" office:value-type="float" office:value="0" calcext:value-type="float">
            <text:p>0</text:p>
          </table:table-cell>
          <table:table-cell table:formula="of:=IF([.$G65]=&quot;&quot;;0;(LOOKUP([.$G65];[.$A$3:.$A$31];[.C$3:.C$31])))" office:value-type="float" office:value="0" calcext:value-type="float">
            <text:p>0</text:p>
          </table:table-cell>
          <table:table-cell table:formula="of:=IF([.$G65]=&quot;&quot;;0;(LOOKUP([.$G65];[.$A$3:.$A$31];[.D$3:.D$31])))" office:value-type="float" office:value="0" calcext:value-type="float">
            <text:p>0</text:p>
          </table:table-cell>
          <table:table-cell table:formula="of:=IF([.$G65]=&quot;&quot;;0;(LOOKUP([.$G65];[.$A$3:.$A$31];[.E$3:.E$31])))" office:value-type="float" office:value="0" calcext:value-type="float">
            <text:p>0</text:p>
          </table:table-cell>
          <table:table-cell/>
          <table:table-cell table:style-name="ce24" table:formula="of:=[.H65]" office:value-type="float" office:value="0" calcext:value-type="float">
            <text:p>0</text:p>
          </table:table-cell>
          <table:table-cell table:style-name="ce24" table:formula="of:=[.J65]" office:value-type="float" office:value="0" calcext:value-type="float">
            <text:p>0</text:p>
          </table:table-cell>
          <table:table-cell table:formula="of:=[.$I65]*[.K65]" office:value-type="string" office:string-value="" calcext:value-type="error">
            <text:p>#DIV/0!</text:p>
          </table:table-cell>
          <table:table-cell table:formula="of:=[.$I65]*[.L65]" office:value-type="string" office:string-value="" calcext:value-type="error">
            <text:p>#DIV/0!</text:p>
          </table:table-cell>
          <table:table-cell table:formula="of:=[.$I65]*[.M65]" office:value-type="string" office:string-value="" calcext:value-type="error">
            <text:p>#DIV/0!</text:p>
          </table:table-cell>
          <table:table-cell table:formula="of:=[.$I65]*[.N65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6]" office:value-type="float" office:value="0" calcext:value-type="float">
            <text:p>0</text:p>
          </table:table-cell>
          <table:table-cell table:formula="of:=['Expand Dates'.N66]" office:value-type="float" office:value="0" calcext:value-type="float">
            <text:p>0</text:p>
          </table:table-cell>
          <table:table-cell table:formula="of:=['Expand Dates'.R66]" office:value-type="float" office:value="0" calcext:value-type="float">
            <text:p>0</text:p>
          </table:table-cell>
          <table:table-cell table:formula="of:=['Expand Dates'.W66]" office:value-type="float" office:value="0" calcext:value-type="float">
            <text:p>0</text:p>
          </table:table-cell>
          <table:table-cell table:formula="of:=['Expand Dates'.Z66]" office:value-type="float" office:value="0" calcext:value-type="float">
            <text:p>0</text:p>
          </table:table-cell>
          <table:table-cell/>
          <table:table-cell table:formula="of:=['Expand Recipes'.I65]">
            <text:p/>
          </table:table-cell>
          <table:table-cell table:formula="of:=['Expand Recipes'.J65]" office:value-type="float" office:value="0" calcext:value-type="float">
            <text:p>0</text:p>
          </table:table-cell>
          <table:table-cell table:formula="of:=['Expand Recipes'.K65]" office:value-type="string" office:string-value="" calcext:value-type="error">
            <text:p>#DIV/0!</text:p>
          </table:table-cell>
          <table:table-cell table:formula="of:=['Expand Recipes'.L65]" office:value-type="float" office:value="0" calcext:value-type="float">
            <text:p>0</text:p>
          </table:table-cell>
          <table:table-cell table:formula="of:=IF([.$G66]=&quot;&quot;;0;(LOOKUP([.$G66];[.$A$3:.$A$31];[.B$3:.B$31])))" office:value-type="float" office:value="0" calcext:value-type="float">
            <text:p>0</text:p>
          </table:table-cell>
          <table:table-cell table:formula="of:=IF([.$G66]=&quot;&quot;;0;(LOOKUP([.$G66];[.$A$3:.$A$31];[.C$3:.C$31])))" office:value-type="float" office:value="0" calcext:value-type="float">
            <text:p>0</text:p>
          </table:table-cell>
          <table:table-cell table:formula="of:=IF([.$G66]=&quot;&quot;;0;(LOOKUP([.$G66];[.$A$3:.$A$31];[.D$3:.D$31])))" office:value-type="float" office:value="0" calcext:value-type="float">
            <text:p>0</text:p>
          </table:table-cell>
          <table:table-cell table:formula="of:=IF([.$G66]=&quot;&quot;;0;(LOOKUP([.$G66];[.$A$3:.$A$31];[.E$3:.E$31])))" office:value-type="float" office:value="0" calcext:value-type="float">
            <text:p>0</text:p>
          </table:table-cell>
          <table:table-cell/>
          <table:table-cell table:style-name="ce24" table:formula="of:=[.H66]" office:value-type="float" office:value="0" calcext:value-type="float">
            <text:p>0</text:p>
          </table:table-cell>
          <table:table-cell table:style-name="ce24" table:formula="of:=[.J66]" office:value-type="float" office:value="0" calcext:value-type="float">
            <text:p>0</text:p>
          </table:table-cell>
          <table:table-cell table:formula="of:=[.$I66]*[.K66]" office:value-type="string" office:string-value="" calcext:value-type="error">
            <text:p>#DIV/0!</text:p>
          </table:table-cell>
          <table:table-cell table:formula="of:=[.$I66]*[.L66]" office:value-type="string" office:string-value="" calcext:value-type="error">
            <text:p>#DIV/0!</text:p>
          </table:table-cell>
          <table:table-cell table:formula="of:=[.$I66]*[.M66]" office:value-type="string" office:string-value="" calcext:value-type="error">
            <text:p>#DIV/0!</text:p>
          </table:table-cell>
          <table:table-cell table:formula="of:=[.$I66]*[.N66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7]" office:value-type="float" office:value="0" calcext:value-type="float">
            <text:p>0</text:p>
          </table:table-cell>
          <table:table-cell table:formula="of:=['Expand Dates'.N67]" office:value-type="float" office:value="0" calcext:value-type="float">
            <text:p>0</text:p>
          </table:table-cell>
          <table:table-cell table:formula="of:=['Expand Dates'.R67]" office:value-type="float" office:value="0" calcext:value-type="float">
            <text:p>0</text:p>
          </table:table-cell>
          <table:table-cell table:formula="of:=['Expand Dates'.W67]" office:value-type="float" office:value="0" calcext:value-type="float">
            <text:p>0</text:p>
          </table:table-cell>
          <table:table-cell table:formula="of:=['Expand Dates'.Z67]" office:value-type="float" office:value="0" calcext:value-type="float">
            <text:p>0</text:p>
          </table:table-cell>
          <table:table-cell/>
          <table:table-cell table:formula="of:=['Expand Recipes'.I66]" office:value-type="string" office:string-value="Corn" calcext:value-type="string">
            <text:p>Corn</text:p>
          </table:table-cell>
          <table:table-cell table:formula="of:=['Expand Recipes'.J66]" office:value-type="string" office:string-value="??" calcext:value-type="string">
            <text:p>??</text:p>
          </table:table-cell>
          <table:table-cell table:formula="of:=['Expand Recipes'.K66]" office:value-type="string" office:string-value="" calcext:value-type="error">
            <text:p>#DIV/0!</text:p>
          </table:table-cell>
          <table:table-cell table:formula="of:=['Expand Recipes'.L66]" office:value-type="float" office:value="0" calcext:value-type="float">
            <text:p>0</text:p>
          </table:table-cell>
          <table:table-cell table:formula="of:=IF([.$G67]=&quot;&quot;;0;(LOOKUP([.$G67];[.$A$3:.$A$31];[.B$3:.B$31])))" office:value-type="float" office:value="0.25" calcext:value-type="float">
            <text:p>0.25</text:p>
          </table:table-cell>
          <table:table-cell table:formula="of:=IF([.$G67]=&quot;&quot;;0;(LOOKUP([.$G67];[.$A$3:.$A$31];[.C$3:.C$31])))" office:value-type="float" office:value="0.25" calcext:value-type="float">
            <text:p>0.25</text:p>
          </table:table-cell>
          <table:table-cell table:formula="of:=IF([.$G67]=&quot;&quot;;0;(LOOKUP([.$G67];[.$A$3:.$A$31];[.D$3:.D$31])))" office:value-type="float" office:value="0.25" calcext:value-type="float">
            <text:p>0.25</text:p>
          </table:table-cell>
          <table:table-cell table:formula="of:=IF([.$G67]=&quot;&quot;;0;(LOOKUP([.$G67];[.$A$3:.$A$31];[.E$3:.E$31])))" office:value-type="float" office:value="0.25" calcext:value-type="float">
            <text:p>0.25</text:p>
          </table:table-cell>
          <table:table-cell/>
          <table:table-cell table:style-name="ce24" table:formula="of:=[.H67]" office:value-type="string" office:string-value="??" calcext:value-type="string">
            <text:p>??</text:p>
          </table:table-cell>
          <table:table-cell table:style-name="ce24" table:formula="of:=[.J67]" office:value-type="float" office:value="0" calcext:value-type="float">
            <text:p>0</text:p>
          </table:table-cell>
          <table:table-cell table:formula="of:=[.$I67]*[.K67]" office:value-type="string" office:string-value="" calcext:value-type="error">
            <text:p>#DIV/0!</text:p>
          </table:table-cell>
          <table:table-cell table:formula="of:=[.$I67]*[.L67]" office:value-type="string" office:string-value="" calcext:value-type="error">
            <text:p>#DIV/0!</text:p>
          </table:table-cell>
          <table:table-cell table:formula="of:=[.$I67]*[.M67]" office:value-type="string" office:string-value="" calcext:value-type="error">
            <text:p>#DIV/0!</text:p>
          </table:table-cell>
          <table:table-cell table:formula="of:=[.$I67]*[.N67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8]" office:value-type="float" office:value="0" calcext:value-type="float">
            <text:p>0</text:p>
          </table:table-cell>
          <table:table-cell table:formula="of:=['Expand Dates'.N68]" office:value-type="float" office:value="0" calcext:value-type="float">
            <text:p>0</text:p>
          </table:table-cell>
          <table:table-cell table:formula="of:=['Expand Dates'.R68]" office:value-type="float" office:value="0" calcext:value-type="float">
            <text:p>0</text:p>
          </table:table-cell>
          <table:table-cell table:formula="of:=['Expand Dates'.W68]" office:value-type="float" office:value="0" calcext:value-type="float">
            <text:p>0</text:p>
          </table:table-cell>
          <table:table-cell table:formula="of:=['Expand Dates'.Z68]" office:value-type="float" office:value="0" calcext:value-type="float">
            <text:p>0</text:p>
          </table:table-cell>
          <table:table-cell/>
          <table:table-cell table:formula="of:=['Expand Recipes'.I67]">
            <text:p/>
          </table:table-cell>
          <table:table-cell table:formula="of:=['Expand Recipes'.J67]" office:value-type="float" office:value="0" calcext:value-type="float">
            <text:p>0</text:p>
          </table:table-cell>
          <table:table-cell table:formula="of:=['Expand Recipes'.K67]" office:value-type="string" office:string-value="" calcext:value-type="error">
            <text:p>#DIV/0!</text:p>
          </table:table-cell>
          <table:table-cell table:formula="of:=['Expand Recipes'.L67]" office:value-type="float" office:value="0" calcext:value-type="float">
            <text:p>0</text:p>
          </table:table-cell>
          <table:table-cell table:formula="of:=IF([.$G68]=&quot;&quot;;0;(LOOKUP([.$G68];[.$A$3:.$A$31];[.B$3:.B$31])))" office:value-type="float" office:value="0" calcext:value-type="float">
            <text:p>0</text:p>
          </table:table-cell>
          <table:table-cell table:formula="of:=IF([.$G68]=&quot;&quot;;0;(LOOKUP([.$G68];[.$A$3:.$A$31];[.C$3:.C$31])))" office:value-type="float" office:value="0" calcext:value-type="float">
            <text:p>0</text:p>
          </table:table-cell>
          <table:table-cell table:formula="of:=IF([.$G68]=&quot;&quot;;0;(LOOKUP([.$G68];[.$A$3:.$A$31];[.D$3:.D$31])))" office:value-type="float" office:value="0" calcext:value-type="float">
            <text:p>0</text:p>
          </table:table-cell>
          <table:table-cell table:formula="of:=IF([.$G68]=&quot;&quot;;0;(LOOKUP([.$G68];[.$A$3:.$A$31];[.E$3:.E$31])))" office:value-type="float" office:value="0" calcext:value-type="float">
            <text:p>0</text:p>
          </table:table-cell>
          <table:table-cell/>
          <table:table-cell table:style-name="ce24" table:formula="of:=[.H68]" office:value-type="float" office:value="0" calcext:value-type="float">
            <text:p>0</text:p>
          </table:table-cell>
          <table:table-cell table:style-name="ce24" table:formula="of:=[.J68]" office:value-type="float" office:value="0" calcext:value-type="float">
            <text:p>0</text:p>
          </table:table-cell>
          <table:table-cell table:formula="of:=[.$I68]*[.K68]" office:value-type="string" office:string-value="" calcext:value-type="error">
            <text:p>#DIV/0!</text:p>
          </table:table-cell>
          <table:table-cell table:formula="of:=[.$I68]*[.L68]" office:value-type="string" office:string-value="" calcext:value-type="error">
            <text:p>#DIV/0!</text:p>
          </table:table-cell>
          <table:table-cell table:formula="of:=[.$I68]*[.M68]" office:value-type="string" office:string-value="" calcext:value-type="error">
            <text:p>#DIV/0!</text:p>
          </table:table-cell>
          <table:table-cell table:formula="of:=[.$I68]*[.N68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9]" office:value-type="float" office:value="0" calcext:value-type="float">
            <text:p>0</text:p>
          </table:table-cell>
          <table:table-cell table:formula="of:=['Expand Dates'.N69]" office:value-type="float" office:value="0" calcext:value-type="float">
            <text:p>0</text:p>
          </table:table-cell>
          <table:table-cell table:formula="of:=['Expand Dates'.R69]" office:value-type="float" office:value="0" calcext:value-type="float">
            <text:p>0</text:p>
          </table:table-cell>
          <table:table-cell table:formula="of:=['Expand Dates'.W69]" office:value-type="float" office:value="0" calcext:value-type="float">
            <text:p>0</text:p>
          </table:table-cell>
          <table:table-cell table:formula="of:=['Expand Dates'.Z69]" office:value-type="float" office:value="0" calcext:value-type="float">
            <text:p>0</text:p>
          </table:table-cell>
          <table:table-cell/>
          <table:table-cell table:formula="of:=['Expand Recipes'.I68]">
            <text:p/>
          </table:table-cell>
          <table:table-cell table:formula="of:=['Expand Recipes'.J68]" office:value-type="float" office:value="0" calcext:value-type="float">
            <text:p>0</text:p>
          </table:table-cell>
          <table:table-cell table:formula="of:=['Expand Recipes'.K68]" office:value-type="float" office:value="0" calcext:value-type="float">
            <text:p>0</text:p>
          </table:table-cell>
          <table:table-cell table:formula="of:=['Expand Recipes'.L68]" office:value-type="float" office:value="0" calcext:value-type="float">
            <text:p>0</text:p>
          </table:table-cell>
          <table:table-cell table:formula="of:=IF([.$G69]=&quot;&quot;;0;(LOOKUP([.$G69];[.$A$3:.$A$31];[.B$3:.B$31])))" office:value-type="float" office:value="0" calcext:value-type="float">
            <text:p>0</text:p>
          </table:table-cell>
          <table:table-cell table:formula="of:=IF([.$G69]=&quot;&quot;;0;(LOOKUP([.$G69];[.$A$3:.$A$31];[.C$3:.C$31])))" office:value-type="float" office:value="0" calcext:value-type="float">
            <text:p>0</text:p>
          </table:table-cell>
          <table:table-cell table:formula="of:=IF([.$G69]=&quot;&quot;;0;(LOOKUP([.$G69];[.$A$3:.$A$31];[.D$3:.D$31])))" office:value-type="float" office:value="0" calcext:value-type="float">
            <text:p>0</text:p>
          </table:table-cell>
          <table:table-cell table:formula="of:=IF([.$G69]=&quot;&quot;;0;(LOOKUP([.$G69];[.$A$3:.$A$31];[.E$3:.E$31])))" office:value-type="float" office:value="0" calcext:value-type="float">
            <text:p>0</text:p>
          </table:table-cell>
          <table:table-cell/>
          <table:table-cell table:style-name="ce24" table:formula="of:=[.H69]" office:value-type="float" office:value="0" calcext:value-type="float">
            <text:p>0</text:p>
          </table:table-cell>
          <table:table-cell table:style-name="ce24" table:formula="of:=[.J69]" office:value-type="float" office:value="0" calcext:value-type="float">
            <text:p>0</text:p>
          </table:table-cell>
          <table:table-cell table:formula="of:=[.$I69]*[.K69]" office:value-type="float" office:value="0" calcext:value-type="float">
            <text:p>0</text:p>
          </table:table-cell>
          <table:table-cell table:formula="of:=[.$I69]*[.L69]" office:value-type="float" office:value="0" calcext:value-type="float">
            <text:p>0</text:p>
          </table:table-cell>
          <table:table-cell table:formula="of:=[.$I69]*[.M69]" office:value-type="float" office:value="0" calcext:value-type="float">
            <text:p>0</text:p>
          </table:table-cell>
          <table:table-cell table:formula="of:=[.$I69]*[.N69]" office:value-type="float" office:value="0" calcext:value-type="float">
            <text:p>0</text:p>
          </table:table-cell>
        </table:table-row>
        <table:table-row table:style-name="ro1">
          <table:table-cell table:formula="of:=['Expand Dates'.J70]" office:value-type="float" office:value="0" calcext:value-type="float">
            <text:p>0</text:p>
          </table:table-cell>
          <table:table-cell table:formula="of:=['Expand Dates'.N70]" office:value-type="float" office:value="0" calcext:value-type="float">
            <text:p>0</text:p>
          </table:table-cell>
          <table:table-cell table:formula="of:=['Expand Dates'.R70]" office:value-type="float" office:value="0" calcext:value-type="float">
            <text:p>0</text:p>
          </table:table-cell>
          <table:table-cell table:formula="of:=['Expand Dates'.W70]" office:value-type="float" office:value="0" calcext:value-type="float">
            <text:p>0</text:p>
          </table:table-cell>
          <table:table-cell table:formula="of:=['Expand Dates'.Z70]" office:value-type="float" office:value="0" calcext:value-type="float">
            <text:p>0</text:p>
          </table:table-cell>
          <table:table-cell/>
          <table:table-cell table:formula="of:=['Expand Recipes'.I69]" office:value-type="string" office:string-value="Chicken wings" calcext:value-type="string">
            <text:p>Chicken wings</text:p>
          </table:table-cell>
          <table:table-cell table:formula="of:=['Expand Recipes'.J69]" office:value-type="string" office:string-value="Chicken wings (1 is 30g)" calcext:value-type="string">
            <text:p>Chicken wings (1 is 30g)</text:p>
          </table:table-cell>
          <table:table-cell table:formula="of:=['Expand Recipes'.K69]" office:value-type="float" office:value="6.66666666666667" calcext:value-type="float">
            <text:p>6.6666666667</text:p>
          </table:table-cell>
          <table:table-cell table:formula="of:=['Expand Recipes'.L69]" office:value-type="string" office:string-value="wings" calcext:value-type="string">
            <text:p>wings</text:p>
          </table:table-cell>
          <table:table-cell table:formula="of:=IF([.$G70]=&quot;&quot;;0;(LOOKUP([.$G70];[.$A$3:.$A$31];[.B$3:.B$31])))" office:value-type="float" office:value="0.25" calcext:value-type="float">
            <text:p>0.25</text:p>
          </table:table-cell>
          <table:table-cell table:formula="of:=IF([.$G70]=&quot;&quot;;0;(LOOKUP([.$G70];[.$A$3:.$A$31];[.C$3:.C$31])))" office:value-type="float" office:value="0.25" calcext:value-type="float">
            <text:p>0.25</text:p>
          </table:table-cell>
          <table:table-cell table:formula="of:=IF([.$G70]=&quot;&quot;;0;(LOOKUP([.$G70];[.$A$3:.$A$31];[.D$3:.D$31])))" office:value-type="float" office:value="0.25" calcext:value-type="float">
            <text:p>0.25</text:p>
          </table:table-cell>
          <table:table-cell table:formula="of:=IF([.$G70]=&quot;&quot;;0;(LOOKUP([.$G70];[.$A$3:.$A$31];[.E$3:.E$31])))" office:value-type="float" office:value="0.25" calcext:value-type="float">
            <text:p>0.25</text:p>
          </table:table-cell>
          <table:table-cell/>
          <table:table-cell table:style-name="ce24" table:formula="of:=[.H70]" office:value-type="string" office:string-value="Chicken wings (1 is 30g)" calcext:value-type="string">
            <text:p>Chicken wings (1 is 30g)</text:p>
          </table:table-cell>
          <table:table-cell table:style-name="ce24" table:formula="of:=[.J70]" office:value-type="string" office:string-value="wings" calcext:value-type="string">
            <text:p>wings</text:p>
          </table:table-cell>
          <table:table-cell table:formula="of:=[.$I70]*[.K70]" office:value-type="float" office:value="1.66666666666667" calcext:value-type="float">
            <text:p>1.6666666667</text:p>
          </table:table-cell>
          <table:table-cell table:formula="of:=[.$I70]*[.L70]" office:value-type="float" office:value="1.66666666666667" calcext:value-type="float">
            <text:p>1.6666666667</text:p>
          </table:table-cell>
          <table:table-cell table:formula="of:=[.$I70]*[.M70]" office:value-type="float" office:value="1.66666666666667" calcext:value-type="float">
            <text:p>1.6666666667</text:p>
          </table:table-cell>
          <table:table-cell table:formula="of:=[.$I70]*[.N70]" office:value-type="float" office:value="1.66666666666667" calcext:value-type="float">
            <text:p>1.6666666667</text:p>
          </table:table-cell>
        </table:table-row>
        <table:table-row table:style-name="ro1">
          <table:table-cell table:formula="of:=['Expand Dates'.J71]" office:value-type="float" office:value="0" calcext:value-type="float">
            <text:p>0</text:p>
          </table:table-cell>
          <table:table-cell table:formula="of:=['Expand Dates'.N71]" office:value-type="float" office:value="0" calcext:value-type="float">
            <text:p>0</text:p>
          </table:table-cell>
          <table:table-cell table:formula="of:=['Expand Dates'.R71]" office:value-type="float" office:value="0" calcext:value-type="float">
            <text:p>0</text:p>
          </table:table-cell>
          <table:table-cell table:formula="of:=['Expand Dates'.W71]" office:value-type="float" office:value="0" calcext:value-type="float">
            <text:p>0</text:p>
          </table:table-cell>
          <table:table-cell table:formula="of:=['Expand Dates'.Z71]" office:value-type="float" office:value="0" calcext:value-type="float">
            <text:p>0</text:p>
          </table:table-cell>
          <table:table-cell/>
          <table:table-cell table:formula="of:=['Expand Recipes'.I70]" office:value-type="string" office:string-value="Chicken wings" calcext:value-type="string">
            <text:p>Chicken wings</text:p>
          </table:table-cell>
          <table:table-cell table:formula="of:=['Expand Recipes'.J70]" office:value-type="string" office:string-value="5 spring onions, finely sliced" calcext:value-type="string">
            <text:p>5 spring onions, finely sliced</text:p>
          </table:table-cell>
          <table:table-cell table:formula="of:=['Expand Recipes'.K70]" office:value-type="float" office:value="1.33333333333333" calcext:value-type="float">
            <text:p>1.3333333333</text:p>
          </table:table-cell>
          <table:table-cell table:formula="of:=['Expand Recipes'.L70]" office:value-type="string" office:string-value="piece" calcext:value-type="string">
            <text:p>piece</text:p>
          </table:table-cell>
          <table:table-cell table:formula="of:=IF([.$G71]=&quot;&quot;;0;(LOOKUP([.$G71];[.$A$3:.$A$31];[.B$3:.B$31])))" office:value-type="float" office:value="0.25" calcext:value-type="float">
            <text:p>0.25</text:p>
          </table:table-cell>
          <table:table-cell table:formula="of:=IF([.$G71]=&quot;&quot;;0;(LOOKUP([.$G71];[.$A$3:.$A$31];[.C$3:.C$31])))" office:value-type="float" office:value="0.25" calcext:value-type="float">
            <text:p>0.25</text:p>
          </table:table-cell>
          <table:table-cell table:formula="of:=IF([.$G71]=&quot;&quot;;0;(LOOKUP([.$G71];[.$A$3:.$A$31];[.D$3:.D$31])))" office:value-type="float" office:value="0.25" calcext:value-type="float">
            <text:p>0.25</text:p>
          </table:table-cell>
          <table:table-cell table:formula="of:=IF([.$G71]=&quot;&quot;;0;(LOOKUP([.$G71];[.$A$3:.$A$31];[.E$3:.E$31])))" office:value-type="float" office:value="0.25" calcext:value-type="float">
            <text:p>0.25</text:p>
          </table:table-cell>
          <table:table-cell/>
          <table:table-cell table:style-name="ce24" table:formula="of:=[.H71]" office:value-type="string" office:string-value="5 spring onions, finely sliced" calcext:value-type="string">
            <text:p>5 spring onions, finely sliced</text:p>
          </table:table-cell>
          <table:table-cell table:style-name="ce24" table:formula="of:=[.J71]" office:value-type="string" office:string-value="piece" calcext:value-type="string">
            <text:p>piece</text:p>
          </table:table-cell>
          <table:table-cell table:formula="of:=[.$I71]*[.K71]" office:value-type="float" office:value="0.333333333333333" calcext:value-type="float">
            <text:p>0.3333333333</text:p>
          </table:table-cell>
          <table:table-cell table:formula="of:=[.$I71]*[.L71]" office:value-type="float" office:value="0.333333333333333" calcext:value-type="float">
            <text:p>0.3333333333</text:p>
          </table:table-cell>
          <table:table-cell table:formula="of:=[.$I71]*[.M71]" office:value-type="float" office:value="0.333333333333333" calcext:value-type="float">
            <text:p>0.3333333333</text:p>
          </table:table-cell>
          <table:table-cell table:formula="of:=[.$I71]*[.N71]" office:value-type="float" office:value="0.333333333333333" calcext:value-type="float">
            <text:p>0.3333333333</text:p>
          </table:table-cell>
        </table:table-row>
        <table:table-row table:style-name="ro1">
          <table:table-cell table:formula="of:=['Expand Dates'.J72]" office:value-type="float" office:value="0" calcext:value-type="float">
            <text:p>0</text:p>
          </table:table-cell>
          <table:table-cell table:formula="of:=['Expand Dates'.N72]" office:value-type="float" office:value="0" calcext:value-type="float">
            <text:p>0</text:p>
          </table:table-cell>
          <table:table-cell table:formula="of:=['Expand Dates'.R72]" office:value-type="float" office:value="0" calcext:value-type="float">
            <text:p>0</text:p>
          </table:table-cell>
          <table:table-cell table:formula="of:=['Expand Dates'.W72]" office:value-type="float" office:value="0" calcext:value-type="float">
            <text:p>0</text:p>
          </table:table-cell>
          <table:table-cell table:formula="of:=['Expand Dates'.Z72]" office:value-type="float" office:value="0" calcext:value-type="float">
            <text:p>0</text:p>
          </table:table-cell>
          <table:table-cell/>
          <table:table-cell table:formula="of:=['Expand Recipes'.I71]" office:value-type="string" office:string-value="Chicken wings" calcext:value-type="string">
            <text:p>Chicken wings</text:p>
          </table:table-cell>
          <table:table-cell table:formula="of:=['Expand Recipes'.J71]" office:value-type="string" office:string-value="5 tbsp honey" calcext:value-type="string">
            <text:p>5 tbsp honey</text:p>
          </table:table-cell>
          <table:table-cell table:formula="of:=['Expand Recipes'.K71]" office:value-type="float" office:value="1.33333333333333" calcext:value-type="float">
            <text:p>1.3333333333</text:p>
          </table:table-cell>
          <table:table-cell table:formula="of:=['Expand Recipes'.L71]" office:value-type="string" office:string-value="tbsp" calcext:value-type="string">
            <text:p>tbsp</text:p>
          </table:table-cell>
          <table:table-cell table:formula="of:=IF([.$G72]=&quot;&quot;;0;(LOOKUP([.$G72];[.$A$3:.$A$31];[.B$3:.B$31])))" office:value-type="float" office:value="0.25" calcext:value-type="float">
            <text:p>0.25</text:p>
          </table:table-cell>
          <table:table-cell table:formula="of:=IF([.$G72]=&quot;&quot;;0;(LOOKUP([.$G72];[.$A$3:.$A$31];[.C$3:.C$31])))" office:value-type="float" office:value="0.25" calcext:value-type="float">
            <text:p>0.25</text:p>
          </table:table-cell>
          <table:table-cell table:formula="of:=IF([.$G72]=&quot;&quot;;0;(LOOKUP([.$G72];[.$A$3:.$A$31];[.D$3:.D$31])))" office:value-type="float" office:value="0.25" calcext:value-type="float">
            <text:p>0.25</text:p>
          </table:table-cell>
          <table:table-cell table:formula="of:=IF([.$G72]=&quot;&quot;;0;(LOOKUP([.$G72];[.$A$3:.$A$31];[.E$3:.E$31])))" office:value-type="float" office:value="0.25" calcext:value-type="float">
            <text:p>0.25</text:p>
          </table:table-cell>
          <table:table-cell/>
          <table:table-cell table:style-name="ce24" table:formula="of:=[.H72]" office:value-type="string" office:string-value="5 tbsp honey" calcext:value-type="string">
            <text:p>5 tbsp honey</text:p>
          </table:table-cell>
          <table:table-cell table:style-name="ce24" table:formula="of:=[.J72]" office:value-type="string" office:string-value="tbsp" calcext:value-type="string">
            <text:p>tbsp</text:p>
          </table:table-cell>
          <table:table-cell table:formula="of:=[.$I72]*[.K72]" office:value-type="float" office:value="0.333333333333333" calcext:value-type="float">
            <text:p>0.3333333333</text:p>
          </table:table-cell>
          <table:table-cell table:formula="of:=[.$I72]*[.L72]" office:value-type="float" office:value="0.333333333333333" calcext:value-type="float">
            <text:p>0.3333333333</text:p>
          </table:table-cell>
          <table:table-cell table:formula="of:=[.$I72]*[.M72]" office:value-type="float" office:value="0.333333333333333" calcext:value-type="float">
            <text:p>0.3333333333</text:p>
          </table:table-cell>
          <table:table-cell table:formula="of:=[.$I72]*[.N72]" office:value-type="float" office:value="0.333333333333333" calcext:value-type="float">
            <text:p>0.3333333333</text:p>
          </table:table-cell>
        </table:table-row>
        <table:table-row table:style-name="ro1">
          <table:table-cell table:formula="of:=['Expand Dates'.J73]" office:value-type="float" office:value="0" calcext:value-type="float">
            <text:p>0</text:p>
          </table:table-cell>
          <table:table-cell table:formula="of:=['Expand Dates'.N73]" office:value-type="float" office:value="0" calcext:value-type="float">
            <text:p>0</text:p>
          </table:table-cell>
          <table:table-cell table:formula="of:=['Expand Dates'.R73]" office:value-type="float" office:value="0" calcext:value-type="float">
            <text:p>0</text:p>
          </table:table-cell>
          <table:table-cell table:formula="of:=['Expand Dates'.W73]" office:value-type="float" office:value="0" calcext:value-type="float">
            <text:p>0</text:p>
          </table:table-cell>
          <table:table-cell table:formula="of:=['Expand Dates'.Z73]" office:value-type="float" office:value="0" calcext:value-type="float">
            <text:p>0</text:p>
          </table:table-cell>
          <table:table-cell/>
          <table:table-cell table:formula="of:=['Expand Recipes'.I72]" office:value-type="string" office:string-value="Chicken wings" calcext:value-type="string">
            <text:p>Chicken wings</text:p>
          </table:table-cell>
          <table:table-cell table:formula="of:=['Expand Recipes'.J72]" office:value-type="string" office:string-value="• 2 tbsp soy sauce" calcext:value-type="string">
            <text:p>• 2 tbsp soy sauce</text:p>
          </table:table-cell>
          <table:table-cell table:formula="of:=['Expand Recipes'.K72]" office:value-type="float" office:value="0.533333333333333" calcext:value-type="float">
            <text:p>0.5333333333</text:p>
          </table:table-cell>
          <table:table-cell table:formula="of:=['Expand Recipes'.L72]" office:value-type="string" office:string-value="tbsp" calcext:value-type="string">
            <text:p>tbsp</text:p>
          </table:table-cell>
          <table:table-cell table:formula="of:=IF([.$G73]=&quot;&quot;;0;(LOOKUP([.$G73];[.$A$3:.$A$31];[.B$3:.B$31])))" office:value-type="float" office:value="0.25" calcext:value-type="float">
            <text:p>0.25</text:p>
          </table:table-cell>
          <table:table-cell table:formula="of:=IF([.$G73]=&quot;&quot;;0;(LOOKUP([.$G73];[.$A$3:.$A$31];[.C$3:.C$31])))" office:value-type="float" office:value="0.25" calcext:value-type="float">
            <text:p>0.25</text:p>
          </table:table-cell>
          <table:table-cell table:formula="of:=IF([.$G73]=&quot;&quot;;0;(LOOKUP([.$G73];[.$A$3:.$A$31];[.D$3:.D$31])))" office:value-type="float" office:value="0.25" calcext:value-type="float">
            <text:p>0.25</text:p>
          </table:table-cell>
          <table:table-cell table:formula="of:=IF([.$G73]=&quot;&quot;;0;(LOOKUP([.$G73];[.$A$3:.$A$31];[.E$3:.E$31])))" office:value-type="float" office:value="0.25" calcext:value-type="float">
            <text:p>0.25</text:p>
          </table:table-cell>
          <table:table-cell/>
          <table:table-cell table:style-name="ce24" table:formula="of:=[.H73]" office:value-type="string" office:string-value="• 2 tbsp soy sauce" calcext:value-type="string">
            <text:p>• 2 tbsp soy sauce</text:p>
          </table:table-cell>
          <table:table-cell table:style-name="ce24" table:formula="of:=[.J73]" office:value-type="string" office:string-value="tbsp" calcext:value-type="string">
            <text:p>tbsp</text:p>
          </table:table-cell>
          <table:table-cell table:formula="of:=[.$I73]*[.K73]" office:value-type="float" office:value="0.133333333333333" calcext:value-type="float">
            <text:p>0.1333333333</text:p>
          </table:table-cell>
          <table:table-cell table:formula="of:=[.$I73]*[.L73]" office:value-type="float" office:value="0.133333333333333" calcext:value-type="float">
            <text:p>0.1333333333</text:p>
          </table:table-cell>
          <table:table-cell table:formula="of:=[.$I73]*[.M73]" office:value-type="float" office:value="0.133333333333333" calcext:value-type="float">
            <text:p>0.1333333333</text:p>
          </table:table-cell>
          <table:table-cell table:formula="of:=[.$I73]*[.N73]" office:value-type="float" office:value="0.133333333333333" calcext:value-type="float">
            <text:p>0.1333333333</text:p>
          </table:table-cell>
        </table:table-row>
        <table:table-row table:style-name="ro1">
          <table:table-cell table:formula="of:=['Expand Dates'.J74]" office:value-type="float" office:value="0" calcext:value-type="float">
            <text:p>0</text:p>
          </table:table-cell>
          <table:table-cell table:formula="of:=['Expand Dates'.N74]" office:value-type="float" office:value="0" calcext:value-type="float">
            <text:p>0</text:p>
          </table:table-cell>
          <table:table-cell table:formula="of:=['Expand Dates'.R74]" office:value-type="float" office:value="0" calcext:value-type="float">
            <text:p>0</text:p>
          </table:table-cell>
          <table:table-cell table:formula="of:=['Expand Dates'.W74]" office:value-type="float" office:value="0" calcext:value-type="float">
            <text:p>0</text:p>
          </table:table-cell>
          <table:table-cell table:formula="of:=['Expand Dates'.Z74]" office:value-type="float" office:value="0" calcext:value-type="float">
            <text:p>0</text:p>
          </table:table-cell>
          <table:table-cell/>
          <table:table-cell table:formula="of:=['Expand Recipes'.I73]" office:value-type="string" office:string-value="Chicken wings" calcext:value-type="string">
            <text:p>Chicken wings</text:p>
          </table:table-cell>
          <table:table-cell table:formula="of:=['Expand Recipes'.J73]" office:value-type="string" office:string-value="• 1 red chilli, sliced" calcext:value-type="string">
            <text:p>• 1 red chilli, sliced</text:p>
          </table:table-cell>
          <table:table-cell table:formula="of:=['Expand Recipes'.K73]" office:value-type="float" office:value="0.266666666666667" calcext:value-type="float">
            <text:p>0.2666666667</text:p>
          </table:table-cell>
          <table:table-cell table:formula="of:=['Expand Recipes'.L73]" office:value-type="string" office:string-value="piece" calcext:value-type="string">
            <text:p>piece</text:p>
          </table:table-cell>
          <table:table-cell table:formula="of:=IF([.$G74]=&quot;&quot;;0;(LOOKUP([.$G74];[.$A$3:.$A$31];[.B$3:.B$31])))" office:value-type="float" office:value="0.25" calcext:value-type="float">
            <text:p>0.25</text:p>
          </table:table-cell>
          <table:table-cell table:formula="of:=IF([.$G74]=&quot;&quot;;0;(LOOKUP([.$G74];[.$A$3:.$A$31];[.C$3:.C$31])))" office:value-type="float" office:value="0.25" calcext:value-type="float">
            <text:p>0.25</text:p>
          </table:table-cell>
          <table:table-cell table:formula="of:=IF([.$G74]=&quot;&quot;;0;(LOOKUP([.$G74];[.$A$3:.$A$31];[.D$3:.D$31])))" office:value-type="float" office:value="0.25" calcext:value-type="float">
            <text:p>0.25</text:p>
          </table:table-cell>
          <table:table-cell table:formula="of:=IF([.$G74]=&quot;&quot;;0;(LOOKUP([.$G74];[.$A$3:.$A$31];[.E$3:.E$31])))" office:value-type="float" office:value="0.25" calcext:value-type="float">
            <text:p>0.25</text:p>
          </table:table-cell>
          <table:table-cell/>
          <table:table-cell table:style-name="ce24" table:formula="of:=[.H74]" office:value-type="string" office:string-value="• 1 red chilli, sliced" calcext:value-type="string">
            <text:p>• 1 red chilli, sliced</text:p>
          </table:table-cell>
          <table:table-cell table:style-name="ce24" table:formula="of:=[.J74]" office:value-type="string" office:string-value="piece" calcext:value-type="string">
            <text:p>piece</text:p>
          </table:table-cell>
          <table:table-cell table:formula="of:=[.$I74]*[.K74]" office:value-type="float" office:value="0.0666666666666667" calcext:value-type="float">
            <text:p>0.0666666667</text:p>
          </table:table-cell>
          <table:table-cell table:formula="of:=[.$I74]*[.L74]" office:value-type="float" office:value="0.0666666666666667" calcext:value-type="float">
            <text:p>0.0666666667</text:p>
          </table:table-cell>
          <table:table-cell table:formula="of:=[.$I74]*[.M74]" office:value-type="float" office:value="0.0666666666666667" calcext:value-type="float">
            <text:p>0.0666666667</text:p>
          </table:table-cell>
          <table:table-cell table:formula="of:=[.$I74]*[.N74]" office:value-type="float" office:value="0.0666666666666667" calcext:value-type="float">
            <text:p>0.0666666667</text:p>
          </table:table-cell>
        </table:table-row>
        <table:table-row table:style-name="ro1">
          <table:table-cell table:formula="of:=['Expand Dates'.J75]" office:value-type="float" office:value="0" calcext:value-type="float">
            <text:p>0</text:p>
          </table:table-cell>
          <table:table-cell table:formula="of:=['Expand Dates'.N75]" office:value-type="float" office:value="0" calcext:value-type="float">
            <text:p>0</text:p>
          </table:table-cell>
          <table:table-cell table:formula="of:=['Expand Dates'.R75]" office:value-type="float" office:value="0" calcext:value-type="float">
            <text:p>0</text:p>
          </table:table-cell>
          <table:table-cell table:formula="of:=['Expand Dates'.W75]" office:value-type="float" office:value="0" calcext:value-type="float">
            <text:p>0</text:p>
          </table:table-cell>
          <table:table-cell table:formula="of:=['Expand Dates'.Z75]" office:value-type="float" office:value="0" calcext:value-type="float">
            <text:p>0</text:p>
          </table:table-cell>
          <table:table-cell/>
          <table:table-cell table:formula="of:=['Expand Recipes'.I74]" office:value-type="string" office:string-value="Chicken wings" calcext:value-type="string">
            <text:p>Chicken wings</text:p>
          </table:table-cell>
          <table:table-cell table:formula="of:=['Expand Recipes'.J74]" office:value-type="string" office:string-value="• 1–2 cm ginger, grated" calcext:value-type="string">
            <text:p>• 1–2 cm ginger, grated</text:p>
          </table:table-cell>
          <table:table-cell table:formula="of:=['Expand Recipes'.K74]" office:value-type="float" office:value="0.533333333333333" calcext:value-type="float">
            <text:p>0.5333333333</text:p>
          </table:table-cell>
          <table:table-cell table:formula="of:=['Expand Recipes'.L74]" office:value-type="string" office:string-value="cm piece" calcext:value-type="string">
            <text:p>cm piece</text:p>
          </table:table-cell>
          <table:table-cell table:formula="of:=IF([.$G75]=&quot;&quot;;0;(LOOKUP([.$G75];[.$A$3:.$A$31];[.B$3:.B$31])))" office:value-type="float" office:value="0.25" calcext:value-type="float">
            <text:p>0.25</text:p>
          </table:table-cell>
          <table:table-cell table:formula="of:=IF([.$G75]=&quot;&quot;;0;(LOOKUP([.$G75];[.$A$3:.$A$31];[.C$3:.C$31])))" office:value-type="float" office:value="0.25" calcext:value-type="float">
            <text:p>0.25</text:p>
          </table:table-cell>
          <table:table-cell table:formula="of:=IF([.$G75]=&quot;&quot;;0;(LOOKUP([.$G75];[.$A$3:.$A$31];[.D$3:.D$31])))" office:value-type="float" office:value="0.25" calcext:value-type="float">
            <text:p>0.25</text:p>
          </table:table-cell>
          <table:table-cell table:formula="of:=IF([.$G75]=&quot;&quot;;0;(LOOKUP([.$G75];[.$A$3:.$A$31];[.E$3:.E$31])))" office:value-type="float" office:value="0.25" calcext:value-type="float">
            <text:p>0.25</text:p>
          </table:table-cell>
          <table:table-cell/>
          <table:table-cell table:style-name="ce24" table:formula="of:=[.H75]" office:value-type="string" office:string-value="• 1–2 cm ginger, grated" calcext:value-type="string">
            <text:p>• 1–2 cm ginger, grated</text:p>
          </table:table-cell>
          <table:table-cell table:style-name="ce24" table:formula="of:=[.J75]" office:value-type="string" office:string-value="cm piece" calcext:value-type="string">
            <text:p>cm piece</text:p>
          </table:table-cell>
          <table:table-cell table:formula="of:=[.$I75]*[.K75]" office:value-type="float" office:value="0.133333333333333" calcext:value-type="float">
            <text:p>0.1333333333</text:p>
          </table:table-cell>
          <table:table-cell table:formula="of:=[.$I75]*[.L75]" office:value-type="float" office:value="0.133333333333333" calcext:value-type="float">
            <text:p>0.1333333333</text:p>
          </table:table-cell>
          <table:table-cell table:formula="of:=[.$I75]*[.M75]" office:value-type="float" office:value="0.133333333333333" calcext:value-type="float">
            <text:p>0.1333333333</text:p>
          </table:table-cell>
          <table:table-cell table:formula="of:=[.$I75]*[.N75]" office:value-type="float" office:value="0.133333333333333" calcext:value-type="float">
            <text:p>0.1333333333</text:p>
          </table:table-cell>
        </table:table-row>
        <table:table-row table:style-name="ro1">
          <table:table-cell table:formula="of:=['Expand Dates'.J76]" office:value-type="float" office:value="0" calcext:value-type="float">
            <text:p>0</text:p>
          </table:table-cell>
          <table:table-cell table:formula="of:=['Expand Dates'.N76]" office:value-type="float" office:value="0" calcext:value-type="float">
            <text:p>0</text:p>
          </table:table-cell>
          <table:table-cell table:formula="of:=['Expand Dates'.R76]" office:value-type="float" office:value="0" calcext:value-type="float">
            <text:p>0</text:p>
          </table:table-cell>
          <table:table-cell table:formula="of:=['Expand Dates'.W76]" office:value-type="float" office:value="0" calcext:value-type="float">
            <text:p>0</text:p>
          </table:table-cell>
          <table:table-cell table:formula="of:=['Expand Dates'.Z76]" office:value-type="float" office:value="0" calcext:value-type="float">
            <text:p>0</text:p>
          </table:table-cell>
          <table:table-cell/>
          <table:table-cell table:formula="of:=['Expand Recipes'.I75]" office:value-type="string" office:string-value="Chicken wings" calcext:value-type="string">
            <text:p>Chicken wings</text:p>
          </table:table-cell>
          <table:table-cell table:formula="of:=['Expand Recipes'.J75]" office:value-type="string" office:string-value="0.625 teaspoon thyme" calcext:value-type="string">
            <text:p>0.625 teaspoon thyme</text:p>
          </table:table-cell>
          <table:table-cell table:formula="of:=['Expand Recipes'.K75]" office:value-type="float" office:value="0.166666666666667" calcext:value-type="float">
            <text:p>0.1666666667</text:p>
          </table:table-cell>
          <table:table-cell table:formula="of:=['Expand Recipes'.L75]" office:value-type="string" office:string-value="tsp" calcext:value-type="string">
            <text:p>tsp</text:p>
          </table:table-cell>
          <table:table-cell table:formula="of:=IF([.$G76]=&quot;&quot;;0;(LOOKUP([.$G76];[.$A$3:.$A$31];[.B$3:.B$31])))" office:value-type="float" office:value="0.25" calcext:value-type="float">
            <text:p>0.25</text:p>
          </table:table-cell>
          <table:table-cell table:formula="of:=IF([.$G76]=&quot;&quot;;0;(LOOKUP([.$G76];[.$A$3:.$A$31];[.C$3:.C$31])))" office:value-type="float" office:value="0.25" calcext:value-type="float">
            <text:p>0.25</text:p>
          </table:table-cell>
          <table:table-cell table:formula="of:=IF([.$G76]=&quot;&quot;;0;(LOOKUP([.$G76];[.$A$3:.$A$31];[.D$3:.D$31])))" office:value-type="float" office:value="0.25" calcext:value-type="float">
            <text:p>0.25</text:p>
          </table:table-cell>
          <table:table-cell table:formula="of:=IF([.$G76]=&quot;&quot;;0;(LOOKUP([.$G76];[.$A$3:.$A$31];[.E$3:.E$31])))" office:value-type="float" office:value="0.25" calcext:value-type="float">
            <text:p>0.25</text:p>
          </table:table-cell>
          <table:table-cell/>
          <table:table-cell table:style-name="ce24" table:formula="of:=[.H76]" office:value-type="string" office:string-value="0.625 teaspoon thyme" calcext:value-type="string">
            <text:p>0.625 teaspoon thyme</text:p>
          </table:table-cell>
          <table:table-cell table:style-name="ce24" table:formula="of:=[.J76]" office:value-type="string" office:string-value="tsp" calcext:value-type="string">
            <text:p>tsp</text:p>
          </table:table-cell>
          <table:table-cell table:formula="of:=[.$I76]*[.K76]" office:value-type="float" office:value="0.0416666666666667" calcext:value-type="float">
            <text:p>0.0416666667</text:p>
          </table:table-cell>
          <table:table-cell table:formula="of:=[.$I76]*[.L76]" office:value-type="float" office:value="0.0416666666666667" calcext:value-type="float">
            <text:p>0.0416666667</text:p>
          </table:table-cell>
          <table:table-cell table:formula="of:=[.$I76]*[.M76]" office:value-type="float" office:value="0.0416666666666667" calcext:value-type="float">
            <text:p>0.0416666667</text:p>
          </table:table-cell>
          <table:table-cell table:formula="of:=[.$I76]*[.N76]" office:value-type="float" office:value="0.0416666666666667" calcext:value-type="float">
            <text:p>0.0416666667</text:p>
          </table:table-cell>
        </table:table-row>
        <table:table-row table:style-name="ro1">
          <table:table-cell table:formula="of:=['Expand Dates'.J77]" office:value-type="float" office:value="0" calcext:value-type="float">
            <text:p>0</text:p>
          </table:table-cell>
          <table:table-cell table:formula="of:=['Expand Dates'.N77]" office:value-type="float" office:value="0" calcext:value-type="float">
            <text:p>0</text:p>
          </table:table-cell>
          <table:table-cell table:formula="of:=['Expand Dates'.R77]" office:value-type="float" office:value="0" calcext:value-type="float">
            <text:p>0</text:p>
          </table:table-cell>
          <table:table-cell table:formula="of:=['Expand Dates'.W77]" office:value-type="float" office:value="0" calcext:value-type="float">
            <text:p>0</text:p>
          </table:table-cell>
          <table:table-cell table:formula="of:=['Expand Dates'.Z77]" office:value-type="float" office:value="0" calcext:value-type="float">
            <text:p>0</text:p>
          </table:table-cell>
          <table:table-cell/>
          <table:table-cell table:formula="of:=['Expand Recipes'.I76]">
            <text:p/>
          </table:table-cell>
          <table:table-cell table:formula="of:=['Expand Recipes'.J76]" office:value-type="float" office:value="0" calcext:value-type="float">
            <text:p>0</text:p>
          </table:table-cell>
          <table:table-cell table:formula="of:=['Expand Recipes'.K76]" office:value-type="float" office:value="0" calcext:value-type="float">
            <text:p>0</text:p>
          </table:table-cell>
          <table:table-cell table:formula="of:=['Expand Recipes'.L76]" office:value-type="float" office:value="0" calcext:value-type="float">
            <text:p>0</text:p>
          </table:table-cell>
          <table:table-cell table:formula="of:=IF([.$G77]=&quot;&quot;;0;(LOOKUP([.$G77];[.$A$3:.$A$31];[.B$3:.B$31])))" office:value-type="float" office:value="0" calcext:value-type="float">
            <text:p>0</text:p>
          </table:table-cell>
          <table:table-cell table:formula="of:=IF([.$G77]=&quot;&quot;;0;(LOOKUP([.$G77];[.$A$3:.$A$31];[.C$3:.C$31])))" office:value-type="float" office:value="0" calcext:value-type="float">
            <text:p>0</text:p>
          </table:table-cell>
          <table:table-cell table:formula="of:=IF([.$G77]=&quot;&quot;;0;(LOOKUP([.$G77];[.$A$3:.$A$31];[.D$3:.D$31])))" office:value-type="float" office:value="0" calcext:value-type="float">
            <text:p>0</text:p>
          </table:table-cell>
          <table:table-cell table:formula="of:=IF([.$G77]=&quot;&quot;;0;(LOOKUP([.$G77];[.$A$3:.$A$31];[.E$3:.E$31])))" office:value-type="float" office:value="0" calcext:value-type="float">
            <text:p>0</text:p>
          </table:table-cell>
          <table:table-cell/>
          <table:table-cell table:style-name="ce24" table:formula="of:=[.H77]" office:value-type="float" office:value="0" calcext:value-type="float">
            <text:p>0</text:p>
          </table:table-cell>
          <table:table-cell table:style-name="ce24" table:formula="of:=[.J77]" office:value-type="float" office:value="0" calcext:value-type="float">
            <text:p>0</text:p>
          </table:table-cell>
          <table:table-cell table:formula="of:=[.$I77]*[.K77]" office:value-type="float" office:value="0" calcext:value-type="float">
            <text:p>0</text:p>
          </table:table-cell>
          <table:table-cell table:formula="of:=[.$I77]*[.L77]" office:value-type="float" office:value="0" calcext:value-type="float">
            <text:p>0</text:p>
          </table:table-cell>
          <table:table-cell table:formula="of:=[.$I77]*[.M77]" office:value-type="float" office:value="0" calcext:value-type="float">
            <text:p>0</text:p>
          </table:table-cell>
          <table:table-cell table:formula="of:=[.$I77]*[.N77]" office:value-type="float" office:value="0" calcext:value-type="float">
            <text:p>0</text:p>
          </table:table-cell>
        </table:table-row>
        <table:table-row table:style-name="ro1">
          <table:table-cell table:formula="of:=['Expand Dates'.J78]" office:value-type="float" office:value="0" calcext:value-type="float">
            <text:p>0</text:p>
          </table:table-cell>
          <table:table-cell table:formula="of:=['Expand Dates'.N78]" office:value-type="float" office:value="0" calcext:value-type="float">
            <text:p>0</text:p>
          </table:table-cell>
          <table:table-cell table:formula="of:=['Expand Dates'.R78]" office:value-type="float" office:value="0" calcext:value-type="float">
            <text:p>0</text:p>
          </table:table-cell>
          <table:table-cell table:formula="of:=['Expand Dates'.W78]" office:value-type="float" office:value="0" calcext:value-type="float">
            <text:p>0</text:p>
          </table:table-cell>
          <table:table-cell table:formula="of:=['Expand Dates'.Z78]" office:value-type="float" office:value="0" calcext:value-type="float">
            <text:p>0</text:p>
          </table:table-cell>
          <table:table-cell/>
          <table:table-cell table:formula="of:=['Expand Recipes'.I77]">
            <text:p/>
          </table:table-cell>
          <table:table-cell table:formula="of:=['Expand Recipes'.J77]" office:value-type="float" office:value="0" calcext:value-type="float">
            <text:p>0</text:p>
          </table:table-cell>
          <table:table-cell table:formula="of:=['Expand Recipes'.K77]" office:value-type="float" office:value="0" calcext:value-type="float">
            <text:p>0</text:p>
          </table:table-cell>
          <table:table-cell table:formula="of:=['Expand Recipes'.L77]" office:value-type="float" office:value="0" calcext:value-type="float">
            <text:p>0</text:p>
          </table:table-cell>
          <table:table-cell table:formula="of:=IF([.$G78]=&quot;&quot;;0;(LOOKUP([.$G78];[.$A$3:.$A$31];[.B$3:.B$31])))" office:value-type="float" office:value="0" calcext:value-type="float">
            <text:p>0</text:p>
          </table:table-cell>
          <table:table-cell table:formula="of:=IF([.$G78]=&quot;&quot;;0;(LOOKUP([.$G78];[.$A$3:.$A$31];[.C$3:.C$31])))" office:value-type="float" office:value="0" calcext:value-type="float">
            <text:p>0</text:p>
          </table:table-cell>
          <table:table-cell table:formula="of:=IF([.$G78]=&quot;&quot;;0;(LOOKUP([.$G78];[.$A$3:.$A$31];[.D$3:.D$31])))" office:value-type="float" office:value="0" calcext:value-type="float">
            <text:p>0</text:p>
          </table:table-cell>
          <table:table-cell table:formula="of:=IF([.$G78]=&quot;&quot;;0;(LOOKUP([.$G78];[.$A$3:.$A$31];[.E$3:.E$31])))" office:value-type="float" office:value="0" calcext:value-type="float">
            <text:p>0</text:p>
          </table:table-cell>
          <table:table-cell/>
          <table:table-cell table:style-name="ce24" table:formula="of:=[.H78]" office:value-type="float" office:value="0" calcext:value-type="float">
            <text:p>0</text:p>
          </table:table-cell>
          <table:table-cell table:style-name="ce24" table:formula="of:=[.J78]" office:value-type="float" office:value="0" calcext:value-type="float">
            <text:p>0</text:p>
          </table:table-cell>
          <table:table-cell table:formula="of:=[.$I78]*[.K78]" office:value-type="float" office:value="0" calcext:value-type="float">
            <text:p>0</text:p>
          </table:table-cell>
          <table:table-cell table:formula="of:=[.$I78]*[.L78]" office:value-type="float" office:value="0" calcext:value-type="float">
            <text:p>0</text:p>
          </table:table-cell>
          <table:table-cell table:formula="of:=[.$I78]*[.M78]" office:value-type="float" office:value="0" calcext:value-type="float">
            <text:p>0</text:p>
          </table:table-cell>
          <table:table-cell table:formula="of:=[.$I78]*[.N78]" office:value-type="float" office:value="0" calcext:value-type="float">
            <text:p>0</text:p>
          </table:table-cell>
        </table:table-row>
        <table:table-row table:style-name="ro1">
          <table:table-cell table:formula="of:=['Expand Dates'.J79]" office:value-type="float" office:value="0" calcext:value-type="float">
            <text:p>0</text:p>
          </table:table-cell>
          <table:table-cell table:formula="of:=['Expand Dates'.N79]" office:value-type="float" office:value="0" calcext:value-type="float">
            <text:p>0</text:p>
          </table:table-cell>
          <table:table-cell table:formula="of:=['Expand Dates'.R79]" office:value-type="float" office:value="0" calcext:value-type="float">
            <text:p>0</text:p>
          </table:table-cell>
          <table:table-cell table:formula="of:=['Expand Dates'.W79]" office:value-type="float" office:value="0" calcext:value-type="float">
            <text:p>0</text:p>
          </table:table-cell>
          <table:table-cell table:formula="of:=['Expand Dates'.Z79]" office:value-type="float" office:value="0" calcext:value-type="float">
            <text:p>0</text:p>
          </table:table-cell>
          <table:table-cell/>
          <table:table-cell table:formula="of:=['Expand Recipes'.I78]" office:value-type="string" office:string-value="Veggies in Foil" calcext:value-type="string">
            <text:p>Veggies in Foil</text:p>
          </table:table-cell>
          <table:table-cell table:formula="of:=['Expand Recipes'.J78]" office:value-type="string" office:string-value="2 potatoes cut in batons" calcext:value-type="string">
            <text:p>2 potatoes cut in batons</text:p>
          </table:table-cell>
          <table:table-cell table:formula="of:=['Expand Recipes'.K78]" office:value-type="float" office:value="30" calcext:value-type="float">
            <text:p>30</text:p>
          </table:table-cell>
          <table:table-cell table:formula="of:=['Expand Recipes'.L78]" office:value-type="string" office:string-value="g" calcext:value-type="string">
            <text:p>g</text:p>
          </table:table-cell>
          <table:table-cell table:formula="of:=IF([.$G79]=&quot;&quot;;0;(LOOKUP([.$G79];[.$A$3:.$A$31];[.B$3:.B$31])))" office:value-type="float" office:value="1" calcext:value-type="float">
            <text:p>1</text:p>
          </table:table-cell>
          <table:table-cell table:formula="of:=IF([.$G79]=&quot;&quot;;0;(LOOKUP([.$G79];[.$A$3:.$A$31];[.C$3:.C$31])))" office:value-type="float" office:value="1" calcext:value-type="float">
            <text:p>1</text:p>
          </table:table-cell>
          <table:table-cell table:formula="of:=IF([.$G79]=&quot;&quot;;0;(LOOKUP([.$G79];[.$A$3:.$A$31];[.D$3:.D$31])))" office:value-type="float" office:value="1" calcext:value-type="float">
            <text:p>1</text:p>
          </table:table-cell>
          <table:table-cell table:formula="of:=IF([.$G79]=&quot;&quot;;0;(LOOKUP([.$G79];[.$A$3:.$A$31];[.E$3:.E$31])))" office:value-type="float" office:value="1" calcext:value-type="float">
            <text:p>1</text:p>
          </table:table-cell>
          <table:table-cell/>
          <table:table-cell table:style-name="ce24" table:formula="of:=[.H79]" office:value-type="string" office:string-value="2 potatoes cut in batons" calcext:value-type="string">
            <text:p>2 potatoes cut in batons</text:p>
          </table:table-cell>
          <table:table-cell table:style-name="ce24" table:formula="of:=[.J79]" office:value-type="string" office:string-value="g" calcext:value-type="string">
            <text:p>g</text:p>
          </table:table-cell>
          <table:table-cell table:formula="of:=[.$I79]*[.K79]" office:value-type="float" office:value="30" calcext:value-type="float">
            <text:p>30</text:p>
          </table:table-cell>
          <table:table-cell table:formula="of:=[.$I79]*[.L79]" office:value-type="float" office:value="30" calcext:value-type="float">
            <text:p>30</text:p>
          </table:table-cell>
          <table:table-cell table:formula="of:=[.$I79]*[.M79]" office:value-type="float" office:value="30" calcext:value-type="float">
            <text:p>30</text:p>
          </table:table-cell>
          <table:table-cell table:formula="of:=[.$I79]*[.N79]" office:value-type="float" office:value="30" calcext:value-type="float">
            <text:p>30</text:p>
          </table:table-cell>
        </table:table-row>
        <table:table-row table:style-name="ro1">
          <table:table-cell table:formula="of:=['Expand Dates'.J80]" office:value-type="float" office:value="0" calcext:value-type="float">
            <text:p>0</text:p>
          </table:table-cell>
          <table:table-cell table:formula="of:=['Expand Dates'.N80]" office:value-type="float" office:value="0" calcext:value-type="float">
            <text:p>0</text:p>
          </table:table-cell>
          <table:table-cell table:formula="of:=['Expand Dates'.R80]" office:value-type="float" office:value="0" calcext:value-type="float">
            <text:p>0</text:p>
          </table:table-cell>
          <table:table-cell table:formula="of:=['Expand Dates'.W80]" office:value-type="float" office:value="0" calcext:value-type="float">
            <text:p>0</text:p>
          </table:table-cell>
          <table:table-cell table:formula="of:=['Expand Dates'.Z80]" office:value-type="float" office:value="0" calcext:value-type="float">
            <text:p>0</text:p>
          </table:table-cell>
          <table:table-cell/>
          <table:table-cell table:formula="of:=['Expand Recipes'.I79]" office:value-type="string" office:string-value="Veggies in Foil" calcext:value-type="string">
            <text:p>Veggies in Foil</text:p>
          </table:table-cell>
          <table:table-cell table:formula="of:=['Expand Recipes'.J79]" office:value-type="string" office:string-value="4 Carrots cut in batons" calcext:value-type="string">
            <text:p>4 Carrots cut in batons</text:p>
          </table:table-cell>
          <table:table-cell table:formula="of:=['Expand Recipes'.K79]" office:value-type="float" office:value="25" calcext:value-type="float">
            <text:p>25</text:p>
          </table:table-cell>
          <table:table-cell table:formula="of:=['Expand Recipes'.L79]" office:value-type="string" office:string-value="g" calcext:value-type="string">
            <text:p>g</text:p>
          </table:table-cell>
          <table:table-cell table:formula="of:=IF([.$G80]=&quot;&quot;;0;(LOOKUP([.$G80];[.$A$3:.$A$31];[.B$3:.B$31])))" office:value-type="float" office:value="1" calcext:value-type="float">
            <text:p>1</text:p>
          </table:table-cell>
          <table:table-cell table:formula="of:=IF([.$G80]=&quot;&quot;;0;(LOOKUP([.$G80];[.$A$3:.$A$31];[.C$3:.C$31])))" office:value-type="float" office:value="1" calcext:value-type="float">
            <text:p>1</text:p>
          </table:table-cell>
          <table:table-cell table:formula="of:=IF([.$G80]=&quot;&quot;;0;(LOOKUP([.$G80];[.$A$3:.$A$31];[.D$3:.D$31])))" office:value-type="float" office:value="1" calcext:value-type="float">
            <text:p>1</text:p>
          </table:table-cell>
          <table:table-cell table:formula="of:=IF([.$G80]=&quot;&quot;;0;(LOOKUP([.$G80];[.$A$3:.$A$31];[.E$3:.E$31])))" office:value-type="float" office:value="1" calcext:value-type="float">
            <text:p>1</text:p>
          </table:table-cell>
          <table:table-cell/>
          <table:table-cell table:style-name="ce24" table:formula="of:=[.H80]" office:value-type="string" office:string-value="4 Carrots cut in batons" calcext:value-type="string">
            <text:p>4 Carrots cut in batons</text:p>
          </table:table-cell>
          <table:table-cell table:style-name="ce24" table:formula="of:=[.J80]" office:value-type="string" office:string-value="g" calcext:value-type="string">
            <text:p>g</text:p>
          </table:table-cell>
          <table:table-cell table:formula="of:=[.$I80]*[.K80]" office:value-type="float" office:value="25" calcext:value-type="float">
            <text:p>25</text:p>
          </table:table-cell>
          <table:table-cell table:formula="of:=[.$I80]*[.L80]" office:value-type="float" office:value="25" calcext:value-type="float">
            <text:p>25</text:p>
          </table:table-cell>
          <table:table-cell table:formula="of:=[.$I80]*[.M80]" office:value-type="float" office:value="25" calcext:value-type="float">
            <text:p>25</text:p>
          </table:table-cell>
          <table:table-cell table:formula="of:=[.$I80]*[.N80]" office:value-type="float" office:value="25" calcext:value-type="float">
            <text:p>25</text:p>
          </table:table-cell>
        </table:table-row>
        <table:table-row table:style-name="ro1">
          <table:table-cell table:formula="of:=['Expand Dates'.J81]" office:value-type="float" office:value="0" calcext:value-type="float">
            <text:p>0</text:p>
          </table:table-cell>
          <table:table-cell table:formula="of:=['Expand Dates'.N81]" office:value-type="float" office:value="0" calcext:value-type="float">
            <text:p>0</text:p>
          </table:table-cell>
          <table:table-cell table:formula="of:=['Expand Dates'.R81]" office:value-type="float" office:value="0" calcext:value-type="float">
            <text:p>0</text:p>
          </table:table-cell>
          <table:table-cell table:formula="of:=['Expand Dates'.W81]" office:value-type="float" office:value="0" calcext:value-type="float">
            <text:p>0</text:p>
          </table:table-cell>
          <table:table-cell table:formula="of:=['Expand Dates'.Z81]" office:value-type="float" office:value="0" calcext:value-type="float">
            <text:p>0</text:p>
          </table:table-cell>
          <table:table-cell/>
          <table:table-cell table:formula="of:=['Expand Recipes'.I80]" office:value-type="string" office:string-value="Veggies in Foil" calcext:value-type="string">
            <text:p>Veggies in Foil</text:p>
          </table:table-cell>
          <table:table-cell table:formula="of:=['Expand Recipes'.J80]" office:value-type="string" office:string-value="1 Onion" calcext:value-type="string">
            <text:p>1 Onion</text:p>
          </table:table-cell>
          <table:table-cell table:formula="of:=['Expand Recipes'.K80]" office:value-type="float" office:value="10.8333333333333" calcext:value-type="float">
            <text:p>10.8333333333</text:p>
          </table:table-cell>
          <table:table-cell table:formula="of:=['Expand Recipes'.L80]" office:value-type="string" office:string-value="g" calcext:value-type="string">
            <text:p>g</text:p>
          </table:table-cell>
          <table:table-cell table:formula="of:=IF([.$G81]=&quot;&quot;;0;(LOOKUP([.$G81];[.$A$3:.$A$31];[.B$3:.B$31])))" office:value-type="float" office:value="1" calcext:value-type="float">
            <text:p>1</text:p>
          </table:table-cell>
          <table:table-cell table:formula="of:=IF([.$G81]=&quot;&quot;;0;(LOOKUP([.$G81];[.$A$3:.$A$31];[.C$3:.C$31])))" office:value-type="float" office:value="1" calcext:value-type="float">
            <text:p>1</text:p>
          </table:table-cell>
          <table:table-cell table:formula="of:=IF([.$G81]=&quot;&quot;;0;(LOOKUP([.$G81];[.$A$3:.$A$31];[.D$3:.D$31])))" office:value-type="float" office:value="1" calcext:value-type="float">
            <text:p>1</text:p>
          </table:table-cell>
          <table:table-cell table:formula="of:=IF([.$G81]=&quot;&quot;;0;(LOOKUP([.$G81];[.$A$3:.$A$31];[.E$3:.E$31])))" office:value-type="float" office:value="1" calcext:value-type="float">
            <text:p>1</text:p>
          </table:table-cell>
          <table:table-cell/>
          <table:table-cell table:style-name="ce24" table:formula="of:=[.H81]" office:value-type="string" office:string-value="1 Onion" calcext:value-type="string">
            <text:p>1 Onion</text:p>
          </table:table-cell>
          <table:table-cell table:style-name="ce24" table:formula="of:=[.J81]" office:value-type="string" office:string-value="g" calcext:value-type="string">
            <text:p>g</text:p>
          </table:table-cell>
          <table:table-cell table:formula="of:=[.$I81]*[.K81]" office:value-type="float" office:value="10.8333333333333" calcext:value-type="float">
            <text:p>10.8333333333</text:p>
          </table:table-cell>
          <table:table-cell table:formula="of:=[.$I81]*[.L81]" office:value-type="float" office:value="10.8333333333333" calcext:value-type="float">
            <text:p>10.8333333333</text:p>
          </table:table-cell>
          <table:table-cell table:formula="of:=[.$I81]*[.M81]" office:value-type="float" office:value="10.8333333333333" calcext:value-type="float">
            <text:p>10.8333333333</text:p>
          </table:table-cell>
          <table:table-cell table:formula="of:=[.$I81]*[.N81]" office:value-type="float" office:value="10.8333333333333" calcext:value-type="float">
            <text:p>10.8333333333</text:p>
          </table:table-cell>
        </table:table-row>
        <table:table-row table:style-name="ro1">
          <table:table-cell table:formula="of:=['Expand Dates'.J82]" office:value-type="float" office:value="0" calcext:value-type="float">
            <text:p>0</text:p>
          </table:table-cell>
          <table:table-cell table:formula="of:=['Expand Dates'.N82]" office:value-type="float" office:value="0" calcext:value-type="float">
            <text:p>0</text:p>
          </table:table-cell>
          <table:table-cell table:formula="of:=['Expand Dates'.R82]" office:value-type="float" office:value="0" calcext:value-type="float">
            <text:p>0</text:p>
          </table:table-cell>
          <table:table-cell table:formula="of:=['Expand Dates'.W82]" office:value-type="float" office:value="0" calcext:value-type="float">
            <text:p>0</text:p>
          </table:table-cell>
          <table:table-cell table:formula="of:=['Expand Dates'.Z82]" office:value-type="float" office:value="0" calcext:value-type="float">
            <text:p>0</text:p>
          </table:table-cell>
          <table:table-cell/>
          <table:table-cell table:formula="of:=['Expand Recipes'.I81]" office:value-type="string" office:string-value="Veggies in Foil" calcext:value-type="string">
            <text:p>Veggies in Foil</text:p>
          </table:table-cell>
          <table:table-cell table:formula="of:=['Expand Recipes'.J81]" office:value-type="string" office:string-value="Parsley" calcext:value-type="string">
            <text:p>Parsley</text:p>
          </table:table-cell>
          <table:table-cell table:formula="of:=['Expand Recipes'.K81]" office:value-type="float" office:value="0.0833333333333333" calcext:value-type="float">
            <text:p>0.0833333333</text:p>
          </table:table-cell>
          <table:table-cell table:formula="of:=['Expand Recipes'.L81]" office:value-type="string" office:string-value="bunch" calcext:value-type="string">
            <text:p>bunch</text:p>
          </table:table-cell>
          <table:table-cell table:formula="of:=IF([.$G82]=&quot;&quot;;0;(LOOKUP([.$G82];[.$A$3:.$A$31];[.B$3:.B$31])))" office:value-type="float" office:value="1" calcext:value-type="float">
            <text:p>1</text:p>
          </table:table-cell>
          <table:table-cell table:formula="of:=IF([.$G82]=&quot;&quot;;0;(LOOKUP([.$G82];[.$A$3:.$A$31];[.C$3:.C$31])))" office:value-type="float" office:value="1" calcext:value-type="float">
            <text:p>1</text:p>
          </table:table-cell>
          <table:table-cell table:formula="of:=IF([.$G82]=&quot;&quot;;0;(LOOKUP([.$G82];[.$A$3:.$A$31];[.D$3:.D$31])))" office:value-type="float" office:value="1" calcext:value-type="float">
            <text:p>1</text:p>
          </table:table-cell>
          <table:table-cell table:formula="of:=IF([.$G82]=&quot;&quot;;0;(LOOKUP([.$G82];[.$A$3:.$A$31];[.E$3:.E$31])))" office:value-type="float" office:value="1" calcext:value-type="float">
            <text:p>1</text:p>
          </table:table-cell>
          <table:table-cell/>
          <table:table-cell table:style-name="ce24" table:formula="of:=[.H82]" office:value-type="string" office:string-value="Parsley" calcext:value-type="string">
            <text:p>Parsley</text:p>
          </table:table-cell>
          <table:table-cell table:style-name="ce24" table:formula="of:=[.J82]" office:value-type="string" office:string-value="bunch" calcext:value-type="string">
            <text:p>bunch</text:p>
          </table:table-cell>
          <table:table-cell table:formula="of:=[.$I82]*[.K82]" office:value-type="float" office:value="0.0833333333333333" calcext:value-type="float">
            <text:p>0.0833333333</text:p>
          </table:table-cell>
          <table:table-cell table:formula="of:=[.$I82]*[.L82]" office:value-type="float" office:value="0.0833333333333333" calcext:value-type="float">
            <text:p>0.0833333333</text:p>
          </table:table-cell>
          <table:table-cell table:formula="of:=[.$I82]*[.M82]" office:value-type="float" office:value="0.0833333333333333" calcext:value-type="float">
            <text:p>0.0833333333</text:p>
          </table:table-cell>
          <table:table-cell table:formula="of:=[.$I82]*[.N82]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Expand Dates'.J83]" office:value-type="float" office:value="0" calcext:value-type="float">
            <text:p>0</text:p>
          </table:table-cell>
          <table:table-cell table:formula="of:=['Expand Dates'.N83]" office:value-type="float" office:value="0" calcext:value-type="float">
            <text:p>0</text:p>
          </table:table-cell>
          <table:table-cell table:formula="of:=['Expand Dates'.R83]" office:value-type="float" office:value="0" calcext:value-type="float">
            <text:p>0</text:p>
          </table:table-cell>
          <table:table-cell table:formula="of:=['Expand Dates'.W83]" office:value-type="float" office:value="0" calcext:value-type="float">
            <text:p>0</text:p>
          </table:table-cell>
          <table:table-cell table:formula="of:=['Expand Dates'.Z83]" office:value-type="float" office:value="0" calcext:value-type="float">
            <text:p>0</text:p>
          </table:table-cell>
          <table:table-cell/>
          <table:table-cell table:formula="of:=['Expand Recipes'.I82]" office:value-type="string" office:string-value="Veggies in Foil" calcext:value-type="string">
            <text:p>Veggies in Foil</text:p>
          </table:table-cell>
          <table:table-cell table:formula="of:=['Expand Recipes'.J82]" office:value-type="string" office:string-value="Salt" calcext:value-type="string">
            <text:p>Salt</text:p>
          </table:table-cell>
          <table:table-cell table:formula="of:=['Expand Recipes'.K82]" office:value-type="float" office:value="0.0833333333333333" calcext:value-type="float">
            <text:p>0.0833333333</text:p>
          </table:table-cell>
          <table:table-cell table:formula="of:=['Expand Recipes'.L82]" office:value-type="string" office:string-value="tsp" calcext:value-type="string">
            <text:p>tsp</text:p>
          </table:table-cell>
          <table:table-cell table:formula="of:=IF([.$G83]=&quot;&quot;;0;(LOOKUP([.$G83];[.$A$3:.$A$31];[.B$3:.B$31])))" office:value-type="float" office:value="1" calcext:value-type="float">
            <text:p>1</text:p>
          </table:table-cell>
          <table:table-cell table:formula="of:=IF([.$G83]=&quot;&quot;;0;(LOOKUP([.$G83];[.$A$3:.$A$31];[.C$3:.C$31])))" office:value-type="float" office:value="1" calcext:value-type="float">
            <text:p>1</text:p>
          </table:table-cell>
          <table:table-cell table:formula="of:=IF([.$G83]=&quot;&quot;;0;(LOOKUP([.$G83];[.$A$3:.$A$31];[.D$3:.D$31])))" office:value-type="float" office:value="1" calcext:value-type="float">
            <text:p>1</text:p>
          </table:table-cell>
          <table:table-cell table:formula="of:=IF([.$G83]=&quot;&quot;;0;(LOOKUP([.$G83];[.$A$3:.$A$31];[.E$3:.E$31])))" office:value-type="float" office:value="1" calcext:value-type="float">
            <text:p>1</text:p>
          </table:table-cell>
          <table:table-cell/>
          <table:table-cell table:style-name="ce24" table:formula="of:=[.H83]" office:value-type="string" office:string-value="Salt" calcext:value-type="string">
            <text:p>Salt</text:p>
          </table:table-cell>
          <table:table-cell table:style-name="ce24" table:formula="of:=[.J83]" office:value-type="string" office:string-value="tsp" calcext:value-type="string">
            <text:p>tsp</text:p>
          </table:table-cell>
          <table:table-cell table:formula="of:=[.$I83]*[.K83]" office:value-type="float" office:value="0.0833333333333333" calcext:value-type="float">
            <text:p>0.0833333333</text:p>
          </table:table-cell>
          <table:table-cell table:formula="of:=[.$I83]*[.L83]" office:value-type="float" office:value="0.0833333333333333" calcext:value-type="float">
            <text:p>0.0833333333</text:p>
          </table:table-cell>
          <table:table-cell table:formula="of:=[.$I83]*[.M83]" office:value-type="float" office:value="0.0833333333333333" calcext:value-type="float">
            <text:p>0.0833333333</text:p>
          </table:table-cell>
          <table:table-cell table:formula="of:=[.$I83]*[.N83]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Expand Dates'.J84]" office:value-type="float" office:value="0" calcext:value-type="float">
            <text:p>0</text:p>
          </table:table-cell>
          <table:table-cell table:formula="of:=['Expand Dates'.N84]" office:value-type="float" office:value="0" calcext:value-type="float">
            <text:p>0</text:p>
          </table:table-cell>
          <table:table-cell table:formula="of:=['Expand Dates'.R84]" office:value-type="float" office:value="0" calcext:value-type="float">
            <text:p>0</text:p>
          </table:table-cell>
          <table:table-cell table:formula="of:=['Expand Dates'.W84]" office:value-type="float" office:value="0" calcext:value-type="float">
            <text:p>0</text:p>
          </table:table-cell>
          <table:table-cell table:formula="of:=['Expand Dates'.Z84]" office:value-type="float" office:value="0" calcext:value-type="float">
            <text:p>0</text:p>
          </table:table-cell>
          <table:table-cell/>
          <table:table-cell table:formula="of:=['Expand Recipes'.I83]" office:value-type="string" office:string-value="Veggies in Foil" calcext:value-type="string">
            <text:p>Veggies in Foil</text:p>
          </table:table-cell>
          <table:table-cell table:formula="of:=['Expand Recipes'.J83]" office:value-type="string" office:string-value="Pepper" calcext:value-type="string">
            <text:p>Pepper</text:p>
          </table:table-cell>
          <table:table-cell table:formula="of:=['Expand Recipes'.K83]" office:value-type="float" office:value="0.0833333333333333" calcext:value-type="float">
            <text:p>0.0833333333</text:p>
          </table:table-cell>
          <table:table-cell table:formula="of:=['Expand Recipes'.L83]" office:value-type="string" office:string-value="tsp" calcext:value-type="string">
            <text:p>tsp</text:p>
          </table:table-cell>
          <table:table-cell table:formula="of:=IF([.$G84]=&quot;&quot;;0;(LOOKUP([.$G84];[.$A$3:.$A$31];[.B$3:.B$31])))" office:value-type="float" office:value="1" calcext:value-type="float">
            <text:p>1</text:p>
          </table:table-cell>
          <table:table-cell table:formula="of:=IF([.$G84]=&quot;&quot;;0;(LOOKUP([.$G84];[.$A$3:.$A$31];[.C$3:.C$31])))" office:value-type="float" office:value="1" calcext:value-type="float">
            <text:p>1</text:p>
          </table:table-cell>
          <table:table-cell table:formula="of:=IF([.$G84]=&quot;&quot;;0;(LOOKUP([.$G84];[.$A$3:.$A$31];[.D$3:.D$31])))" office:value-type="float" office:value="1" calcext:value-type="float">
            <text:p>1</text:p>
          </table:table-cell>
          <table:table-cell table:formula="of:=IF([.$G84]=&quot;&quot;;0;(LOOKUP([.$G84];[.$A$3:.$A$31];[.E$3:.E$31])))" office:value-type="float" office:value="1" calcext:value-type="float">
            <text:p>1</text:p>
          </table:table-cell>
          <table:table-cell/>
          <table:table-cell table:style-name="ce24" table:formula="of:=[.H84]" office:value-type="string" office:string-value="Pepper" calcext:value-type="string">
            <text:p>Pepper</text:p>
          </table:table-cell>
          <table:table-cell table:style-name="ce24" table:formula="of:=[.J84]" office:value-type="string" office:string-value="tsp" calcext:value-type="string">
            <text:p>tsp</text:p>
          </table:table-cell>
          <table:table-cell table:formula="of:=[.$I84]*[.K84]" office:value-type="float" office:value="0.0833333333333333" calcext:value-type="float">
            <text:p>0.0833333333</text:p>
          </table:table-cell>
          <table:table-cell table:formula="of:=[.$I84]*[.L84]" office:value-type="float" office:value="0.0833333333333333" calcext:value-type="float">
            <text:p>0.0833333333</text:p>
          </table:table-cell>
          <table:table-cell table:formula="of:=[.$I84]*[.M84]" office:value-type="float" office:value="0.0833333333333333" calcext:value-type="float">
            <text:p>0.0833333333</text:p>
          </table:table-cell>
          <table:table-cell table:formula="of:=[.$I84]*[.N84]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Expand Dates'.J85]" office:value-type="float" office:value="0" calcext:value-type="float">
            <text:p>0</text:p>
          </table:table-cell>
          <table:table-cell table:formula="of:=['Expand Dates'.N85]" office:value-type="float" office:value="0" calcext:value-type="float">
            <text:p>0</text:p>
          </table:table-cell>
          <table:table-cell table:formula="of:=['Expand Dates'.R85]" office:value-type="float" office:value="0" calcext:value-type="float">
            <text:p>0</text:p>
          </table:table-cell>
          <table:table-cell table:formula="of:=['Expand Dates'.W85]" office:value-type="float" office:value="0" calcext:value-type="float">
            <text:p>0</text:p>
          </table:table-cell>
          <table:table-cell table:formula="of:=['Expand Dates'.Z85]" office:value-type="float" office:value="0" calcext:value-type="float">
            <text:p>0</text:p>
          </table:table-cell>
          <table:table-cell/>
          <table:table-cell table:formula="of:=['Expand Recipes'.I84]" office:value-type="string" office:string-value="Veggies in Foil" calcext:value-type="string">
            <text:p>Veggies in Foil</text:p>
          </table:table-cell>
          <table:table-cell table:formula="of:=['Expand Recipes'.J84]" office:value-type="string" office:string-value="12 tbsp Butter" calcext:value-type="string">
            <text:p>12 tbsp Butter</text:p>
          </table:table-cell>
          <table:table-cell table:formula="of:=['Expand Recipes'.K84]" office:value-type="float" office:value="15" calcext:value-type="float">
            <text:p>15</text:p>
          </table:table-cell>
          <table:table-cell table:formula="of:=['Expand Recipes'.L84]" office:value-type="string" office:string-value="g" calcext:value-type="string">
            <text:p>g</text:p>
          </table:table-cell>
          <table:table-cell table:formula="of:=IF([.$G85]=&quot;&quot;;0;(LOOKUP([.$G85];[.$A$3:.$A$31];[.B$3:.B$31])))" office:value-type="float" office:value="1" calcext:value-type="float">
            <text:p>1</text:p>
          </table:table-cell>
          <table:table-cell table:formula="of:=IF([.$G85]=&quot;&quot;;0;(LOOKUP([.$G85];[.$A$3:.$A$31];[.C$3:.C$31])))" office:value-type="float" office:value="1" calcext:value-type="float">
            <text:p>1</text:p>
          </table:table-cell>
          <table:table-cell table:formula="of:=IF([.$G85]=&quot;&quot;;0;(LOOKUP([.$G85];[.$A$3:.$A$31];[.D$3:.D$31])))" office:value-type="float" office:value="1" calcext:value-type="float">
            <text:p>1</text:p>
          </table:table-cell>
          <table:table-cell table:formula="of:=IF([.$G85]=&quot;&quot;;0;(LOOKUP([.$G85];[.$A$3:.$A$31];[.E$3:.E$31])))" office:value-type="float" office:value="1" calcext:value-type="float">
            <text:p>1</text:p>
          </table:table-cell>
          <table:table-cell/>
          <table:table-cell table:style-name="ce24" table:formula="of:=[.H85]" office:value-type="string" office:string-value="12 tbsp Butter" calcext:value-type="string">
            <text:p>12 tbsp Butter</text:p>
          </table:table-cell>
          <table:table-cell table:style-name="ce24" table:formula="of:=[.J85]" office:value-type="string" office:string-value="g" calcext:value-type="string">
            <text:p>g</text:p>
          </table:table-cell>
          <table:table-cell table:formula="of:=[.$I85]*[.K85]" office:value-type="float" office:value="15" calcext:value-type="float">
            <text:p>15</text:p>
          </table:table-cell>
          <table:table-cell table:formula="of:=[.$I85]*[.L85]" office:value-type="float" office:value="15" calcext:value-type="float">
            <text:p>15</text:p>
          </table:table-cell>
          <table:table-cell table:formula="of:=[.$I85]*[.M85]" office:value-type="float" office:value="15" calcext:value-type="float">
            <text:p>15</text:p>
          </table:table-cell>
          <table:table-cell table:formula="of:=[.$I85]*[.N85]" office:value-type="float" office:value="15" calcext:value-type="float">
            <text:p>15</text:p>
          </table:table-cell>
        </table:table-row>
        <table:table-row table:style-name="ro1">
          <table:table-cell table:formula="of:=['Expand Dates'.J86]" office:value-type="float" office:value="0" calcext:value-type="float">
            <text:p>0</text:p>
          </table:table-cell>
          <table:table-cell table:formula="of:=['Expand Dates'.N86]" office:value-type="float" office:value="0" calcext:value-type="float">
            <text:p>0</text:p>
          </table:table-cell>
          <table:table-cell table:formula="of:=['Expand Dates'.R86]" office:value-type="float" office:value="0" calcext:value-type="float">
            <text:p>0</text:p>
          </table:table-cell>
          <table:table-cell table:formula="of:=['Expand Dates'.W86]" office:value-type="float" office:value="0" calcext:value-type="float">
            <text:p>0</text:p>
          </table:table-cell>
          <table:table-cell table:formula="of:=['Expand Dates'.Z86]" office:value-type="float" office:value="0" calcext:value-type="float">
            <text:p>0</text:p>
          </table:table-cell>
          <table:table-cell/>
          <table:table-cell table:formula="of:=['Expand Recipes'.I85]">
            <text:p/>
          </table:table-cell>
          <table:table-cell table:formula="of:=['Expand Recipes'.J85]" office:value-type="float" office:value="0" calcext:value-type="float">
            <text:p>0</text:p>
          </table:table-cell>
          <table:table-cell table:formula="of:=['Expand Recipes'.K85]" office:value-type="float" office:value="0" calcext:value-type="float">
            <text:p>0</text:p>
          </table:table-cell>
          <table:table-cell table:formula="of:=['Expand Recipes'.L85]" office:value-type="float" office:value="0" calcext:value-type="float">
            <text:p>0</text:p>
          </table:table-cell>
          <table:table-cell table:formula="of:=IF([.$G86]=&quot;&quot;;0;(LOOKUP([.$G86];[.$A$3:.$A$31];[.B$3:.B$31])))" office:value-type="float" office:value="0" calcext:value-type="float">
            <text:p>0</text:p>
          </table:table-cell>
          <table:table-cell table:formula="of:=IF([.$G86]=&quot;&quot;;0;(LOOKUP([.$G86];[.$A$3:.$A$31];[.C$3:.C$31])))" office:value-type="float" office:value="0" calcext:value-type="float">
            <text:p>0</text:p>
          </table:table-cell>
          <table:table-cell table:formula="of:=IF([.$G86]=&quot;&quot;;0;(LOOKUP([.$G86];[.$A$3:.$A$31];[.D$3:.D$31])))" office:value-type="float" office:value="0" calcext:value-type="float">
            <text:p>0</text:p>
          </table:table-cell>
          <table:table-cell table:formula="of:=IF([.$G86]=&quot;&quot;;0;(LOOKUP([.$G86];[.$A$3:.$A$31];[.E$3:.E$31])))" office:value-type="float" office:value="0" calcext:value-type="float">
            <text:p>0</text:p>
          </table:table-cell>
          <table:table-cell/>
          <table:table-cell table:style-name="ce24" table:formula="of:=[.H86]" office:value-type="float" office:value="0" calcext:value-type="float">
            <text:p>0</text:p>
          </table:table-cell>
          <table:table-cell table:style-name="ce24" table:formula="of:=[.J86]" office:value-type="float" office:value="0" calcext:value-type="float">
            <text:p>0</text:p>
          </table:table-cell>
          <table:table-cell table:formula="of:=[.$I86]*[.K86]" office:value-type="float" office:value="0" calcext:value-type="float">
            <text:p>0</text:p>
          </table:table-cell>
          <table:table-cell table:formula="of:=[.$I86]*[.L86]" office:value-type="float" office:value="0" calcext:value-type="float">
            <text:p>0</text:p>
          </table:table-cell>
          <table:table-cell table:formula="of:=[.$I86]*[.M86]" office:value-type="float" office:value="0" calcext:value-type="float">
            <text:p>0</text:p>
          </table:table-cell>
          <table:table-cell table:formula="of:=[.$I86]*[.N86]" office:value-type="float" office:value="0" calcext:value-type="float">
            <text:p>0</text:p>
          </table:table-cell>
        </table:table-row>
        <table:table-row table:style-name="ro1">
          <table:table-cell table:formula="of:=['Expand Dates'.J87]" office:value-type="float" office:value="0" calcext:value-type="float">
            <text:p>0</text:p>
          </table:table-cell>
          <table:table-cell table:formula="of:=['Expand Dates'.N87]" office:value-type="float" office:value="0" calcext:value-type="float">
            <text:p>0</text:p>
          </table:table-cell>
          <table:table-cell table:formula="of:=['Expand Dates'.R87]" office:value-type="float" office:value="0" calcext:value-type="float">
            <text:p>0</text:p>
          </table:table-cell>
          <table:table-cell table:formula="of:=['Expand Dates'.W87]" office:value-type="float" office:value="0" calcext:value-type="float">
            <text:p>0</text:p>
          </table:table-cell>
          <table:table-cell table:formula="of:=['Expand Dates'.Z87]" office:value-type="float" office:value="0" calcext:value-type="float">
            <text:p>0</text:p>
          </table:table-cell>
          <table:table-cell/>
          <table:table-cell table:formula="of:=['Expand Recipes'.I86]">
            <text:p/>
          </table:table-cell>
          <table:table-cell table:formula="of:=['Expand Recipes'.J86]" office:value-type="float" office:value="0" calcext:value-type="float">
            <text:p>0</text:p>
          </table:table-cell>
          <table:table-cell table:formula="of:=['Expand Recipes'.K86]" office:value-type="float" office:value="0" calcext:value-type="float">
            <text:p>0</text:p>
          </table:table-cell>
          <table:table-cell table:formula="of:=['Expand Recipes'.L86]" office:value-type="float" office:value="0" calcext:value-type="float">
            <text:p>0</text:p>
          </table:table-cell>
          <table:table-cell table:formula="of:=IF([.$G87]=&quot;&quot;;0;(LOOKUP([.$G87];[.$A$3:.$A$31];[.B$3:.B$31])))" office:value-type="float" office:value="0" calcext:value-type="float">
            <text:p>0</text:p>
          </table:table-cell>
          <table:table-cell table:formula="of:=IF([.$G87]=&quot;&quot;;0;(LOOKUP([.$G87];[.$A$3:.$A$31];[.C$3:.C$31])))" office:value-type="float" office:value="0" calcext:value-type="float">
            <text:p>0</text:p>
          </table:table-cell>
          <table:table-cell table:formula="of:=IF([.$G87]=&quot;&quot;;0;(LOOKUP([.$G87];[.$A$3:.$A$31];[.D$3:.D$31])))" office:value-type="float" office:value="0" calcext:value-type="float">
            <text:p>0</text:p>
          </table:table-cell>
          <table:table-cell table:formula="of:=IF([.$G87]=&quot;&quot;;0;(LOOKUP([.$G87];[.$A$3:.$A$31];[.E$3:.E$31])))" office:value-type="float" office:value="0" calcext:value-type="float">
            <text:p>0</text:p>
          </table:table-cell>
          <table:table-cell/>
          <table:table-cell table:style-name="ce24" table:formula="of:=[.H87]" office:value-type="float" office:value="0" calcext:value-type="float">
            <text:p>0</text:p>
          </table:table-cell>
          <table:table-cell table:style-name="ce24" table:formula="of:=[.J87]" office:value-type="float" office:value="0" calcext:value-type="float">
            <text:p>0</text:p>
          </table:table-cell>
          <table:table-cell table:formula="of:=[.$I87]*[.K87]" office:value-type="float" office:value="0" calcext:value-type="float">
            <text:p>0</text:p>
          </table:table-cell>
          <table:table-cell table:formula="of:=[.$I87]*[.L87]" office:value-type="float" office:value="0" calcext:value-type="float">
            <text:p>0</text:p>
          </table:table-cell>
          <table:table-cell table:formula="of:=[.$I87]*[.M87]" office:value-type="float" office:value="0" calcext:value-type="float">
            <text:p>0</text:p>
          </table:table-cell>
          <table:table-cell table:formula="of:=[.$I87]*[.N87]" office:value-type="float" office:value="0" calcext:value-type="float">
            <text:p>0</text:p>
          </table:table-cell>
        </table:table-row>
        <table:table-row table:style-name="ro1">
          <table:table-cell table:formula="of:=['Expand Dates'.J88]" office:value-type="float" office:value="0" calcext:value-type="float">
            <text:p>0</text:p>
          </table:table-cell>
          <table:table-cell table:formula="of:=['Expand Dates'.N88]" office:value-type="float" office:value="0" calcext:value-type="float">
            <text:p>0</text:p>
          </table:table-cell>
          <table:table-cell table:formula="of:=['Expand Dates'.R88]" office:value-type="float" office:value="0" calcext:value-type="float">
            <text:p>0</text:p>
          </table:table-cell>
          <table:table-cell table:formula="of:=['Expand Dates'.W88]" office:value-type="float" office:value="0" calcext:value-type="float">
            <text:p>0</text:p>
          </table:table-cell>
          <table:table-cell table:formula="of:=['Expand Dates'.Z88]" office:value-type="float" office:value="0" calcext:value-type="float">
            <text:p>0</text:p>
          </table:table-cell>
          <table:table-cell/>
          <table:table-cell table:formula="of:=['Expand Recipes'.I87]" office:value-type="string" office:string-value="Couscous salad" calcext:value-type="string">
            <text:p>Couscous salad</text:p>
          </table:table-cell>
          <table:table-cell table:formula="of:=['Expand Recipes'.J87]" office:value-type="string" office:string-value="160g couscous" calcext:value-type="string">
            <text:p>160g couscous</text:p>
          </table:table-cell>
          <table:table-cell table:formula="of:=['Expand Recipes'.K87]" office:value-type="float" office:value="20" calcext:value-type="float">
            <text:p>20</text:p>
          </table:table-cell>
          <table:table-cell table:formula="of:=['Expand Recipes'.L87]" office:value-type="string" office:string-value="g" calcext:value-type="string">
            <text:p>g</text:p>
          </table:table-cell>
          <table:table-cell table:formula="of:=IF([.$G88]=&quot;&quot;;0;(LOOKUP([.$G88];[.$A$3:.$A$31];[.B$3:.B$31])))" office:value-type="float" office:value="0.25" calcext:value-type="float">
            <text:p>0.25</text:p>
          </table:table-cell>
          <table:table-cell table:formula="of:=IF([.$G88]=&quot;&quot;;0;(LOOKUP([.$G88];[.$A$3:.$A$31];[.C$3:.C$31])))" office:value-type="float" office:value="0.25" calcext:value-type="float">
            <text:p>0.25</text:p>
          </table:table-cell>
          <table:table-cell table:formula="of:=IF([.$G88]=&quot;&quot;;0;(LOOKUP([.$G88];[.$A$3:.$A$31];[.D$3:.D$31])))" office:value-type="float" office:value="0.25" calcext:value-type="float">
            <text:p>0.25</text:p>
          </table:table-cell>
          <table:table-cell table:formula="of:=IF([.$G88]=&quot;&quot;;0;(LOOKUP([.$G88];[.$A$3:.$A$31];[.E$3:.E$31])))" office:value-type="float" office:value="0.25" calcext:value-type="float">
            <text:p>0.25</text:p>
          </table:table-cell>
          <table:table-cell/>
          <table:table-cell table:style-name="ce24" table:formula="of:=[.H88]" office:value-type="string" office:string-value="160g couscous" calcext:value-type="string">
            <text:p>160g couscous</text:p>
          </table:table-cell>
          <table:table-cell table:style-name="ce24" table:formula="of:=[.J88]" office:value-type="string" office:string-value="g" calcext:value-type="string">
            <text:p>g</text:p>
          </table:table-cell>
          <table:table-cell table:formula="of:=[.$I88]*[.K88]" office:value-type="float" office:value="5" calcext:value-type="float">
            <text:p>5</text:p>
          </table:table-cell>
          <table:table-cell table:formula="of:=[.$I88]*[.L88]" office:value-type="float" office:value="5" calcext:value-type="float">
            <text:p>5</text:p>
          </table:table-cell>
          <table:table-cell table:formula="of:=[.$I88]*[.M88]" office:value-type="float" office:value="5" calcext:value-type="float">
            <text:p>5</text:p>
          </table:table-cell>
          <table:table-cell table:formula="of:=[.$I88]*[.N88]" office:value-type="float" office:value="5" calcext:value-type="float">
            <text:p>5</text:p>
          </table:table-cell>
        </table:table-row>
        <table:table-row table:style-name="ro1">
          <table:table-cell table:formula="of:=['Expand Dates'.J89]" office:value-type="float" office:value="0" calcext:value-type="float">
            <text:p>0</text:p>
          </table:table-cell>
          <table:table-cell table:formula="of:=['Expand Dates'.N89]" office:value-type="float" office:value="0" calcext:value-type="float">
            <text:p>0</text:p>
          </table:table-cell>
          <table:table-cell table:formula="of:=['Expand Dates'.R89]" office:value-type="float" office:value="0" calcext:value-type="float">
            <text:p>0</text:p>
          </table:table-cell>
          <table:table-cell table:formula="of:=['Expand Dates'.W89]" office:value-type="float" office:value="0" calcext:value-type="float">
            <text:p>0</text:p>
          </table:table-cell>
          <table:table-cell table:formula="of:=['Expand Dates'.Z89]" office:value-type="float" office:value="0" calcext:value-type="float">
            <text:p>0</text:p>
          </table:table-cell>
          <table:table-cell/>
          <table:table-cell table:formula="of:=['Expand Recipes'.I88]" office:value-type="string" office:string-value="Couscous salad" calcext:value-type="string">
            <text:p>Couscous salad</text:p>
          </table:table-cell>
          <table:table-cell table:formula="of:=['Expand Recipes'.J88]" office:value-type="string" office:string-value="500ml veggie stock" calcext:value-type="string">
            <text:p>500ml veggie stock</text:p>
          </table:table-cell>
          <table:table-cell table:formula="of:=['Expand Recipes'.K88]" office:value-type="float" office:value="62.5" calcext:value-type="float">
            <text:p>62.5</text:p>
          </table:table-cell>
          <table:table-cell table:formula="of:=['Expand Recipes'.L88]" office:value-type="string" office:string-value="ml" calcext:value-type="string">
            <text:p>ml</text:p>
          </table:table-cell>
          <table:table-cell table:formula="of:=IF([.$G89]=&quot;&quot;;0;(LOOKUP([.$G89];[.$A$3:.$A$31];[.B$3:.B$31])))" office:value-type="float" office:value="0.25" calcext:value-type="float">
            <text:p>0.25</text:p>
          </table:table-cell>
          <table:table-cell table:formula="of:=IF([.$G89]=&quot;&quot;;0;(LOOKUP([.$G89];[.$A$3:.$A$31];[.C$3:.C$31])))" office:value-type="float" office:value="0.25" calcext:value-type="float">
            <text:p>0.25</text:p>
          </table:table-cell>
          <table:table-cell table:formula="of:=IF([.$G89]=&quot;&quot;;0;(LOOKUP([.$G89];[.$A$3:.$A$31];[.D$3:.D$31])))" office:value-type="float" office:value="0.25" calcext:value-type="float">
            <text:p>0.25</text:p>
          </table:table-cell>
          <table:table-cell table:formula="of:=IF([.$G89]=&quot;&quot;;0;(LOOKUP([.$G89];[.$A$3:.$A$31];[.E$3:.E$31])))" office:value-type="float" office:value="0.25" calcext:value-type="float">
            <text:p>0.25</text:p>
          </table:table-cell>
          <table:table-cell/>
          <table:table-cell table:style-name="ce24" table:formula="of:=[.H89]" office:value-type="string" office:string-value="500ml veggie stock" calcext:value-type="string">
            <text:p>500ml veggie stock</text:p>
          </table:table-cell>
          <table:table-cell table:style-name="ce24" table:formula="of:=[.J89]" office:value-type="string" office:string-value="ml" calcext:value-type="string">
            <text:p>ml</text:p>
          </table:table-cell>
          <table:table-cell table:formula="of:=[.$I89]*[.K89]" office:value-type="float" office:value="15.625" calcext:value-type="float">
            <text:p>15.625</text:p>
          </table:table-cell>
          <table:table-cell table:formula="of:=[.$I89]*[.L89]" office:value-type="float" office:value="15.625" calcext:value-type="float">
            <text:p>15.625</text:p>
          </table:table-cell>
          <table:table-cell table:formula="of:=[.$I89]*[.M89]" office:value-type="float" office:value="15.625" calcext:value-type="float">
            <text:p>15.625</text:p>
          </table:table-cell>
          <table:table-cell table:formula="of:=[.$I89]*[.N89]" office:value-type="float" office:value="15.625" calcext:value-type="float">
            <text:p>15.625</text:p>
          </table:table-cell>
        </table:table-row>
        <table:table-row table:style-name="ro1">
          <table:table-cell table:formula="of:=['Expand Dates'.J90]" office:value-type="float" office:value="0" calcext:value-type="float">
            <text:p>0</text:p>
          </table:table-cell>
          <table:table-cell table:formula="of:=['Expand Dates'.N90]" office:value-type="float" office:value="0" calcext:value-type="float">
            <text:p>0</text:p>
          </table:table-cell>
          <table:table-cell table:formula="of:=['Expand Dates'.R90]" office:value-type="float" office:value="0" calcext:value-type="float">
            <text:p>0</text:p>
          </table:table-cell>
          <table:table-cell table:formula="of:=['Expand Dates'.W90]" office:value-type="float" office:value="0" calcext:value-type="float">
            <text:p>0</text:p>
          </table:table-cell>
          <table:table-cell table:formula="of:=['Expand Dates'.Z90]" office:value-type="float" office:value="0" calcext:value-type="float">
            <text:p>0</text:p>
          </table:table-cell>
          <table:table-cell/>
          <table:table-cell table:formula="of:=['Expand Recipes'.I89]" office:value-type="string" office:string-value="Couscous salad" calcext:value-type="string">
            <text:p>Couscous salad</text:p>
          </table:table-cell>
          <table:table-cell table:formula="of:=['Expand Recipes'.J89]" office:value-type="string" office:string-value="200g dried apricots, chopped into quarters" calcext:value-type="string">
            <text:p>200g dried apricots, chopped into quarters</text:p>
          </table:table-cell>
          <table:table-cell table:formula="of:=['Expand Recipes'.K89]" office:value-type="float" office:value="25" calcext:value-type="float">
            <text:p>25</text:p>
          </table:table-cell>
          <table:table-cell table:formula="of:=['Expand Recipes'.L89]" office:value-type="string" office:string-value="g" calcext:value-type="string">
            <text:p>g</text:p>
          </table:table-cell>
          <table:table-cell table:formula="of:=IF([.$G90]=&quot;&quot;;0;(LOOKUP([.$G90];[.$A$3:.$A$31];[.B$3:.B$31])))" office:value-type="float" office:value="0.25" calcext:value-type="float">
            <text:p>0.25</text:p>
          </table:table-cell>
          <table:table-cell table:formula="of:=IF([.$G90]=&quot;&quot;;0;(LOOKUP([.$G90];[.$A$3:.$A$31];[.C$3:.C$31])))" office:value-type="float" office:value="0.25" calcext:value-type="float">
            <text:p>0.25</text:p>
          </table:table-cell>
          <table:table-cell table:formula="of:=IF([.$G90]=&quot;&quot;;0;(LOOKUP([.$G90];[.$A$3:.$A$31];[.D$3:.D$31])))" office:value-type="float" office:value="0.25" calcext:value-type="float">
            <text:p>0.25</text:p>
          </table:table-cell>
          <table:table-cell table:formula="of:=IF([.$G90]=&quot;&quot;;0;(LOOKUP([.$G90];[.$A$3:.$A$31];[.E$3:.E$31])))" office:value-type="float" office:value="0.25" calcext:value-type="float">
            <text:p>0.25</text:p>
          </table:table-cell>
          <table:table-cell/>
          <table:table-cell table:style-name="ce24" table:formula="of:=[.H90]" office:value-type="string" office:string-value="200g dried apricots, chopped into quarters" calcext:value-type="string">
            <text:p>200g dried apricots, chopped into quarters</text:p>
          </table:table-cell>
          <table:table-cell table:style-name="ce24" table:formula="of:=[.J90]" office:value-type="string" office:string-value="g" calcext:value-type="string">
            <text:p>g</text:p>
          </table:table-cell>
          <table:table-cell table:formula="of:=[.$I90]*[.K90]" office:value-type="float" office:value="6.25" calcext:value-type="float">
            <text:p>6.25</text:p>
          </table:table-cell>
          <table:table-cell table:formula="of:=[.$I90]*[.L90]" office:value-type="float" office:value="6.25" calcext:value-type="float">
            <text:p>6.25</text:p>
          </table:table-cell>
          <table:table-cell table:formula="of:=[.$I90]*[.M90]" office:value-type="float" office:value="6.25" calcext:value-type="float">
            <text:p>6.25</text:p>
          </table:table-cell>
          <table:table-cell table:formula="of:=[.$I90]*[.N90]" office:value-type="float" office:value="6.25" calcext:value-type="float">
            <text:p>6.25</text:p>
          </table:table-cell>
        </table:table-row>
        <table:table-row table:style-name="ro1">
          <table:table-cell table:formula="of:=['Expand Dates'.J91]" office:value-type="float" office:value="0" calcext:value-type="float">
            <text:p>0</text:p>
          </table:table-cell>
          <table:table-cell table:formula="of:=['Expand Dates'.N91]" office:value-type="float" office:value="0" calcext:value-type="float">
            <text:p>0</text:p>
          </table:table-cell>
          <table:table-cell table:formula="of:=['Expand Dates'.R91]" office:value-type="float" office:value="0" calcext:value-type="float">
            <text:p>0</text:p>
          </table:table-cell>
          <table:table-cell table:formula="of:=['Expand Dates'.W91]" office:value-type="float" office:value="0" calcext:value-type="float">
            <text:p>0</text:p>
          </table:table-cell>
          <table:table-cell table:formula="of:=['Expand Dates'.Z91]" office:value-type="float" office:value="0" calcext:value-type="float">
            <text:p>0</text:p>
          </table:table-cell>
          <table:table-cell/>
          <table:table-cell table:formula="of:=['Expand Recipes'.I90]" office:value-type="string" office:string-value="Couscous salad" calcext:value-type="string">
            <text:p>Couscous salad</text:p>
          </table:table-cell>
          <table:table-cell table:formula="of:=['Expand Recipes'.J90]" office:value-type="string" office:string-value="100g walnuts, very roughly chopped" calcext:value-type="string">
            <text:p>100g walnuts, very roughly chopped</text:p>
          </table:table-cell>
          <table:table-cell table:formula="of:=['Expand Recipes'.K90]" office:value-type="float" office:value="12.5" calcext:value-type="float">
            <text:p>12.5</text:p>
          </table:table-cell>
          <table:table-cell table:formula="of:=['Expand Recipes'.L90]" office:value-type="string" office:string-value="g" calcext:value-type="string">
            <text:p>g</text:p>
          </table:table-cell>
          <table:table-cell table:formula="of:=IF([.$G91]=&quot;&quot;;0;(LOOKUP([.$G91];[.$A$3:.$A$31];[.B$3:.B$31])))" office:value-type="float" office:value="0.25" calcext:value-type="float">
            <text:p>0.25</text:p>
          </table:table-cell>
          <table:table-cell table:formula="of:=IF([.$G91]=&quot;&quot;;0;(LOOKUP([.$G91];[.$A$3:.$A$31];[.C$3:.C$31])))" office:value-type="float" office:value="0.25" calcext:value-type="float">
            <text:p>0.25</text:p>
          </table:table-cell>
          <table:table-cell table:formula="of:=IF([.$G91]=&quot;&quot;;0;(LOOKUP([.$G91];[.$A$3:.$A$31];[.D$3:.D$31])))" office:value-type="float" office:value="0.25" calcext:value-type="float">
            <text:p>0.25</text:p>
          </table:table-cell>
          <table:table-cell table:formula="of:=IF([.$G91]=&quot;&quot;;0;(LOOKUP([.$G91];[.$A$3:.$A$31];[.E$3:.E$31])))" office:value-type="float" office:value="0.25" calcext:value-type="float">
            <text:p>0.25</text:p>
          </table:table-cell>
          <table:table-cell/>
          <table:table-cell table:style-name="ce24" table:formula="of:=[.H91]" office:value-type="string" office:string-value="100g walnuts, very roughly chopped" calcext:value-type="string">
            <text:p>100g walnuts, very roughly chopped</text:p>
          </table:table-cell>
          <table:table-cell table:style-name="ce24" table:formula="of:=[.J91]" office:value-type="string" office:string-value="g" calcext:value-type="string">
            <text:p>g</text:p>
          </table:table-cell>
          <table:table-cell table:formula="of:=[.$I91]*[.K91]" office:value-type="float" office:value="3.125" calcext:value-type="float">
            <text:p>3.125</text:p>
          </table:table-cell>
          <table:table-cell table:formula="of:=[.$I91]*[.L91]" office:value-type="float" office:value="3.125" calcext:value-type="float">
            <text:p>3.125</text:p>
          </table:table-cell>
          <table:table-cell table:formula="of:=[.$I91]*[.M91]" office:value-type="float" office:value="3.125" calcext:value-type="float">
            <text:p>3.125</text:p>
          </table:table-cell>
          <table:table-cell table:formula="of:=[.$I91]*[.N91]" office:value-type="float" office:value="3.125" calcext:value-type="float">
            <text:p>3.125</text:p>
          </table:table-cell>
        </table:table-row>
        <table:table-row table:style-name="ro1">
          <table:table-cell table:formula="of:=['Expand Dates'.J92]" office:value-type="float" office:value="0" calcext:value-type="float">
            <text:p>0</text:p>
          </table:table-cell>
          <table:table-cell table:formula="of:=['Expand Dates'.N92]" office:value-type="float" office:value="0" calcext:value-type="float">
            <text:p>0</text:p>
          </table:table-cell>
          <table:table-cell table:formula="of:=['Expand Dates'.R92]" office:value-type="float" office:value="0" calcext:value-type="float">
            <text:p>0</text:p>
          </table:table-cell>
          <table:table-cell table:formula="of:=['Expand Dates'.W92]" office:value-type="float" office:value="0" calcext:value-type="float">
            <text:p>0</text:p>
          </table:table-cell>
          <table:table-cell table:formula="of:=['Expand Dates'.Z92]" office:value-type="float" office:value="0" calcext:value-type="float">
            <text:p>0</text:p>
          </table:table-cell>
          <table:table-cell/>
          <table:table-cell table:formula="of:=['Expand Recipes'.I91]" office:value-type="string" office:string-value="Couscous salad" calcext:value-type="string">
            <text:p>Couscous salad</text:p>
          </table:table-cell>
          <table:table-cell table:formula="of:=['Expand Recipes'.J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'Expand Recipes'.K91]" office:value-type="float" office:value="12.5" calcext:value-type="float">
            <text:p>12.5</text:p>
          </table:table-cell>
          <table:table-cell table:formula="of:=['Expand Recipes'.L91]" office:value-type="string" office:string-value="g" calcext:value-type="string">
            <text:p>g</text:p>
          </table:table-cell>
          <table:table-cell table:formula="of:=IF([.$G92]=&quot;&quot;;0;(LOOKUP([.$G92];[.$A$3:.$A$31];[.B$3:.B$31])))" office:value-type="float" office:value="0.25" calcext:value-type="float">
            <text:p>0.25</text:p>
          </table:table-cell>
          <table:table-cell table:formula="of:=IF([.$G92]=&quot;&quot;;0;(LOOKUP([.$G92];[.$A$3:.$A$31];[.C$3:.C$31])))" office:value-type="float" office:value="0.25" calcext:value-type="float">
            <text:p>0.25</text:p>
          </table:table-cell>
          <table:table-cell table:formula="of:=IF([.$G92]=&quot;&quot;;0;(LOOKUP([.$G92];[.$A$3:.$A$31];[.D$3:.D$31])))" office:value-type="float" office:value="0.25" calcext:value-type="float">
            <text:p>0.25</text:p>
          </table:table-cell>
          <table:table-cell table:formula="of:=IF([.$G92]=&quot;&quot;;0;(LOOKUP([.$G92];[.$A$3:.$A$31];[.E$3:.E$31])))" office:value-type="float" office:value="0.25" calcext:value-type="float">
            <text:p>0.25</text:p>
          </table:table-cell>
          <table:table-cell/>
          <table:table-cell table:style-name="ce24" table:formula="of:=[.H92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4" table:formula="of:=[.J92]" office:value-type="string" office:string-value="g" calcext:value-type="string">
            <text:p>g</text:p>
          </table:table-cell>
          <table:table-cell table:formula="of:=[.$I92]*[.K92]" office:value-type="float" office:value="3.125" calcext:value-type="float">
            <text:p>3.125</text:p>
          </table:table-cell>
          <table:table-cell table:formula="of:=[.$I92]*[.L92]" office:value-type="float" office:value="3.125" calcext:value-type="float">
            <text:p>3.125</text:p>
          </table:table-cell>
          <table:table-cell table:formula="of:=[.$I92]*[.M92]" office:value-type="float" office:value="3.125" calcext:value-type="float">
            <text:p>3.125</text:p>
          </table:table-cell>
          <table:table-cell table:formula="of:=[.$I92]*[.N92]" office:value-type="float" office:value="3.125" calcext:value-type="float">
            <text:p>3.125</text:p>
          </table:table-cell>
        </table:table-row>
        <table:table-row table:style-name="ro1">
          <table:table-cell table:formula="of:=['Expand Dates'.J93]" office:value-type="float" office:value="0" calcext:value-type="float">
            <text:p>0</text:p>
          </table:table-cell>
          <table:table-cell table:formula="of:=['Expand Dates'.N93]" office:value-type="float" office:value="0" calcext:value-type="float">
            <text:p>0</text:p>
          </table:table-cell>
          <table:table-cell table:formula="of:=['Expand Dates'.R93]" office:value-type="float" office:value="0" calcext:value-type="float">
            <text:p>0</text:p>
          </table:table-cell>
          <table:table-cell table:formula="of:=['Expand Dates'.W93]" office:value-type="float" office:value="0" calcext:value-type="float">
            <text:p>0</text:p>
          </table:table-cell>
          <table:table-cell table:formula="of:=['Expand Dates'.Z93]" office:value-type="float" office:value="0" calcext:value-type="float">
            <text:p>0</text:p>
          </table:table-cell>
          <table:table-cell/>
          <table:table-cell table:formula="of:=['Expand Recipes'.I92]" office:value-type="string" office:string-value="Couscous salad" calcext:value-type="string">
            <text:p>Couscous salad</text:p>
          </table:table-cell>
          <table:table-cell table:formula="of:=['Expand Recipes'.J92]" office:value-type="string" office:string-value="2 spring onions (finely chopped)" calcext:value-type="string">
            <text:p>2 spring onions (finely chopped)</text:p>
          </table:table-cell>
          <table:table-cell table:formula="of:=['Expand Recipes'.K92]" office:value-type="float" office:value="0.25" calcext:value-type="float">
            <text:p>0.25</text:p>
          </table:table-cell>
          <table:table-cell table:formula="of:=['Expand Recipes'.L92]" office:value-type="string" office:string-value="piece" calcext:value-type="string">
            <text:p>piece</text:p>
          </table:table-cell>
          <table:table-cell table:formula="of:=IF([.$G93]=&quot;&quot;;0;(LOOKUP([.$G93];[.$A$3:.$A$31];[.B$3:.B$31])))" office:value-type="float" office:value="0.25" calcext:value-type="float">
            <text:p>0.25</text:p>
          </table:table-cell>
          <table:table-cell table:formula="of:=IF([.$G93]=&quot;&quot;;0;(LOOKUP([.$G93];[.$A$3:.$A$31];[.C$3:.C$31])))" office:value-type="float" office:value="0.25" calcext:value-type="float">
            <text:p>0.25</text:p>
          </table:table-cell>
          <table:table-cell table:formula="of:=IF([.$G93]=&quot;&quot;;0;(LOOKUP([.$G93];[.$A$3:.$A$31];[.D$3:.D$31])))" office:value-type="float" office:value="0.25" calcext:value-type="float">
            <text:p>0.25</text:p>
          </table:table-cell>
          <table:table-cell table:formula="of:=IF([.$G93]=&quot;&quot;;0;(LOOKUP([.$G93];[.$A$3:.$A$31];[.E$3:.E$31])))" office:value-type="float" office:value="0.25" calcext:value-type="float">
            <text:p>0.25</text:p>
          </table:table-cell>
          <table:table-cell/>
          <table:table-cell table:style-name="ce24" table:formula="of:=[.H93]" office:value-type="string" office:string-value="2 spring onions (finely chopped)" calcext:value-type="string">
            <text:p>2 spring onions (finely chopped)</text:p>
          </table:table-cell>
          <table:table-cell table:style-name="ce24" table:formula="of:=[.J93]" office:value-type="string" office:string-value="piece" calcext:value-type="string">
            <text:p>piece</text:p>
          </table:table-cell>
          <table:table-cell table:formula="of:=[.$I93]*[.K93]" office:value-type="float" office:value="0.0625" calcext:value-type="float">
            <text:p>0.0625</text:p>
          </table:table-cell>
          <table:table-cell table:formula="of:=[.$I93]*[.L93]" office:value-type="float" office:value="0.0625" calcext:value-type="float">
            <text:p>0.0625</text:p>
          </table:table-cell>
          <table:table-cell table:formula="of:=[.$I93]*[.M93]" office:value-type="float" office:value="0.0625" calcext:value-type="float">
            <text:p>0.0625</text:p>
          </table:table-cell>
          <table:table-cell table:formula="of:=[.$I93]*[.N93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94]" office:value-type="float" office:value="0" calcext:value-type="float">
            <text:p>0</text:p>
          </table:table-cell>
          <table:table-cell table:formula="of:=['Expand Dates'.N94]" office:value-type="float" office:value="0" calcext:value-type="float">
            <text:p>0</text:p>
          </table:table-cell>
          <table:table-cell table:formula="of:=['Expand Dates'.R94]" office:value-type="float" office:value="0" calcext:value-type="float">
            <text:p>0</text:p>
          </table:table-cell>
          <table:table-cell table:formula="of:=['Expand Dates'.W94]" office:value-type="float" office:value="0" calcext:value-type="float">
            <text:p>0</text:p>
          </table:table-cell>
          <table:table-cell table:formula="of:=['Expand Dates'.Z94]" office:value-type="float" office:value="0" calcext:value-type="float">
            <text:p>0</text:p>
          </table:table-cell>
          <table:table-cell/>
          <table:table-cell table:formula="of:=['Expand Recipes'.I93]" office:value-type="string" office:string-value="Couscous salad" calcext:value-type="string">
            <text:p>Couscous salad</text:p>
          </table:table-cell>
          <table:table-cell table:formula="of:=['Expand Recipes'.J93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'Expand Recipes'.K93]" office:value-type="float" office:value="0.03125" calcext:value-type="float">
            <text:p>0.03125</text:p>
          </table:table-cell>
          <table:table-cell table:formula="of:=['Expand Recipes'.L93]" office:value-type="string" office:string-value="piece" calcext:value-type="string">
            <text:p>piece</text:p>
          </table:table-cell>
          <table:table-cell table:formula="of:=IF([.$G94]=&quot;&quot;;0;(LOOKUP([.$G94];[.$A$3:.$A$31];[.B$3:.B$31])))" office:value-type="float" office:value="0.25" calcext:value-type="float">
            <text:p>0.25</text:p>
          </table:table-cell>
          <table:table-cell table:formula="of:=IF([.$G94]=&quot;&quot;;0;(LOOKUP([.$G94];[.$A$3:.$A$31];[.C$3:.C$31])))" office:value-type="float" office:value="0.25" calcext:value-type="float">
            <text:p>0.25</text:p>
          </table:table-cell>
          <table:table-cell table:formula="of:=IF([.$G94]=&quot;&quot;;0;(LOOKUP([.$G94];[.$A$3:.$A$31];[.D$3:.D$31])))" office:value-type="float" office:value="0.25" calcext:value-type="float">
            <text:p>0.25</text:p>
          </table:table-cell>
          <table:table-cell table:formula="of:=IF([.$G94]=&quot;&quot;;0;(LOOKUP([.$G94];[.$A$3:.$A$31];[.E$3:.E$31])))" office:value-type="float" office:value="0.25" calcext:value-type="float">
            <text:p>0.25</text:p>
          </table:table-cell>
          <table:table-cell/>
          <table:table-cell table:style-name="ce24" table:formula="of:=[.H94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4" table:formula="of:=[.J94]" office:value-type="string" office:string-value="piece" calcext:value-type="string">
            <text:p>piece</text:p>
          </table:table-cell>
          <table:table-cell table:formula="of:=[.$I94]*[.K94]" office:value-type="float" office:value="0.0078125" calcext:value-type="float">
            <text:p>0.0078125</text:p>
          </table:table-cell>
          <table:table-cell table:formula="of:=[.$I94]*[.L94]" office:value-type="float" office:value="0.0078125" calcext:value-type="float">
            <text:p>0.0078125</text:p>
          </table:table-cell>
          <table:table-cell table:formula="of:=[.$I94]*[.M94]" office:value-type="float" office:value="0.0078125" calcext:value-type="float">
            <text:p>0.0078125</text:p>
          </table:table-cell>
          <table:table-cell table:formula="of:=[.$I94]*[.N94]" office:value-type="float" office:value="0.0078125" calcext:value-type="float">
            <text:p>0.0078125</text:p>
          </table:table-cell>
        </table:table-row>
        <table:table-row table:style-name="ro1">
          <table:table-cell table:formula="of:=['Expand Dates'.J95]" office:value-type="float" office:value="0" calcext:value-type="float">
            <text:p>0</text:p>
          </table:table-cell>
          <table:table-cell table:formula="of:=['Expand Dates'.N95]" office:value-type="float" office:value="0" calcext:value-type="float">
            <text:p>0</text:p>
          </table:table-cell>
          <table:table-cell table:formula="of:=['Expand Dates'.R95]" office:value-type="float" office:value="0" calcext:value-type="float">
            <text:p>0</text:p>
          </table:table-cell>
          <table:table-cell table:formula="of:=['Expand Dates'.W95]" office:value-type="float" office:value="0" calcext:value-type="float">
            <text:p>0</text:p>
          </table:table-cell>
          <table:table-cell table:formula="of:=['Expand Dates'.Z95]" office:value-type="float" office:value="0" calcext:value-type="float">
            <text:p>0</text:p>
          </table:table-cell>
          <table:table-cell/>
          <table:table-cell table:formula="of:=['Expand Recipes'.I94]" office:value-type="string" office:string-value="Couscous salad" calcext:value-type="string">
            <text:p>Couscous salad</text:p>
          </table:table-cell>
          <table:table-cell table:formula="of:=['Expand Recipes'.J94]" office:value-type="string" office:string-value="3 tbsp lemon juice" calcext:value-type="string">
            <text:p>3 tbsp lemon juice</text:p>
          </table:table-cell>
          <table:table-cell table:formula="of:=['Expand Recipes'.K94]" office:value-type="float" office:value="5.625" calcext:value-type="float">
            <text:p>5.625</text:p>
          </table:table-cell>
          <table:table-cell table:formula="of:=['Expand Recipes'.L94]" office:value-type="string" office:string-value="ml" calcext:value-type="string">
            <text:p>ml</text:p>
          </table:table-cell>
          <table:table-cell table:formula="of:=IF([.$G95]=&quot;&quot;;0;(LOOKUP([.$G95];[.$A$3:.$A$31];[.B$3:.B$31])))" office:value-type="float" office:value="0.25" calcext:value-type="float">
            <text:p>0.25</text:p>
          </table:table-cell>
          <table:table-cell table:formula="of:=IF([.$G95]=&quot;&quot;;0;(LOOKUP([.$G95];[.$A$3:.$A$31];[.C$3:.C$31])))" office:value-type="float" office:value="0.25" calcext:value-type="float">
            <text:p>0.25</text:p>
          </table:table-cell>
          <table:table-cell table:formula="of:=IF([.$G95]=&quot;&quot;;0;(LOOKUP([.$G95];[.$A$3:.$A$31];[.D$3:.D$31])))" office:value-type="float" office:value="0.25" calcext:value-type="float">
            <text:p>0.25</text:p>
          </table:table-cell>
          <table:table-cell table:formula="of:=IF([.$G95]=&quot;&quot;;0;(LOOKUP([.$G95];[.$A$3:.$A$31];[.E$3:.E$31])))" office:value-type="float" office:value="0.25" calcext:value-type="float">
            <text:p>0.25</text:p>
          </table:table-cell>
          <table:table-cell/>
          <table:table-cell table:style-name="ce24" table:formula="of:=[.H95]" office:value-type="string" office:string-value="3 tbsp lemon juice" calcext:value-type="string">
            <text:p>3 tbsp lemon juice</text:p>
          </table:table-cell>
          <table:table-cell table:style-name="ce24" table:formula="of:=[.J95]" office:value-type="string" office:string-value="ml" calcext:value-type="string">
            <text:p>ml</text:p>
          </table:table-cell>
          <table:table-cell table:formula="of:=[.$I95]*[.K95]" office:value-type="float" office:value="1.40625" calcext:value-type="float">
            <text:p>1.40625</text:p>
          </table:table-cell>
          <table:table-cell table:formula="of:=[.$I95]*[.L95]" office:value-type="float" office:value="1.40625" calcext:value-type="float">
            <text:p>1.40625</text:p>
          </table:table-cell>
          <table:table-cell table:formula="of:=[.$I95]*[.M95]" office:value-type="float" office:value="1.40625" calcext:value-type="float">
            <text:p>1.40625</text:p>
          </table:table-cell>
          <table:table-cell table:formula="of:=[.$I95]*[.N95]" office:value-type="float" office:value="1.40625" calcext:value-type="float">
            <text:p>1.40625</text:p>
          </table:table-cell>
        </table:table-row>
        <table:table-row table:style-name="ro1">
          <table:table-cell table:formula="of:=['Expand Dates'.J96]" office:value-type="float" office:value="0" calcext:value-type="float">
            <text:p>0</text:p>
          </table:table-cell>
          <table:table-cell table:formula="of:=['Expand Dates'.N96]" office:value-type="float" office:value="0" calcext:value-type="float">
            <text:p>0</text:p>
          </table:table-cell>
          <table:table-cell table:formula="of:=['Expand Dates'.R96]" office:value-type="float" office:value="0" calcext:value-type="float">
            <text:p>0</text:p>
          </table:table-cell>
          <table:table-cell table:formula="of:=['Expand Dates'.W96]" office:value-type="float" office:value="0" calcext:value-type="float">
            <text:p>0</text:p>
          </table:table-cell>
          <table:table-cell table:formula="of:=['Expand Dates'.Z96]" office:value-type="float" office:value="0" calcext:value-type="float">
            <text:p>0</text:p>
          </table:table-cell>
          <table:table-cell/>
          <table:table-cell table:formula="of:=['Expand Recipes'.I95]" office:value-type="string" office:string-value="Couscous salad" calcext:value-type="string">
            <text:p>Couscous salad</text:p>
          </table:table-cell>
          <table:table-cell table:formula="of:=['Expand Recipes'.J95]" office:value-type="string" office:string-value="olive oil" calcext:value-type="string">
            <text:p>olive oil</text:p>
          </table:table-cell>
          <table:table-cell table:formula="of:=['Expand Recipes'.K95]" office:value-type="float" office:value="11.25" calcext:value-type="float">
            <text:p>11.25</text:p>
          </table:table-cell>
          <table:table-cell table:formula="of:=['Expand Recipes'.L95]" office:value-type="string" office:string-value="ml" calcext:value-type="string">
            <text:p>ml</text:p>
          </table:table-cell>
          <table:table-cell table:formula="of:=IF([.$G96]=&quot;&quot;;0;(LOOKUP([.$G96];[.$A$3:.$A$31];[.B$3:.B$31])))" office:value-type="float" office:value="0.25" calcext:value-type="float">
            <text:p>0.25</text:p>
          </table:table-cell>
          <table:table-cell table:formula="of:=IF([.$G96]=&quot;&quot;;0;(LOOKUP([.$G96];[.$A$3:.$A$31];[.C$3:.C$31])))" office:value-type="float" office:value="0.25" calcext:value-type="float">
            <text:p>0.25</text:p>
          </table:table-cell>
          <table:table-cell table:formula="of:=IF([.$G96]=&quot;&quot;;0;(LOOKUP([.$G96];[.$A$3:.$A$31];[.D$3:.D$31])))" office:value-type="float" office:value="0.25" calcext:value-type="float">
            <text:p>0.25</text:p>
          </table:table-cell>
          <table:table-cell table:formula="of:=IF([.$G96]=&quot;&quot;;0;(LOOKUP([.$G96];[.$A$3:.$A$31];[.E$3:.E$31])))" office:value-type="float" office:value="0.25" calcext:value-type="float">
            <text:p>0.25</text:p>
          </table:table-cell>
          <table:table-cell/>
          <table:table-cell table:style-name="ce24" table:formula="of:=[.H96]" office:value-type="string" office:string-value="olive oil" calcext:value-type="string">
            <text:p>olive oil</text:p>
          </table:table-cell>
          <table:table-cell table:style-name="ce24" table:formula="of:=[.J96]" office:value-type="string" office:string-value="ml" calcext:value-type="string">
            <text:p>ml</text:p>
          </table:table-cell>
          <table:table-cell table:formula="of:=[.$I96]*[.K96]" office:value-type="float" office:value="2.8125" calcext:value-type="float">
            <text:p>2.8125</text:p>
          </table:table-cell>
          <table:table-cell table:formula="of:=[.$I96]*[.L96]" office:value-type="float" office:value="2.8125" calcext:value-type="float">
            <text:p>2.8125</text:p>
          </table:table-cell>
          <table:table-cell table:formula="of:=[.$I96]*[.M96]" office:value-type="float" office:value="2.8125" calcext:value-type="float">
            <text:p>2.8125</text:p>
          </table:table-cell>
          <table:table-cell table:formula="of:=[.$I96]*[.N96]" office:value-type="float" office:value="2.8125" calcext:value-type="float">
            <text:p>2.8125</text:p>
          </table:table-cell>
        </table:table-row>
        <table:table-row table:style-name="ro1">
          <table:table-cell table:formula="of:=['Expand Dates'.J97]" office:value-type="float" office:value="0" calcext:value-type="float">
            <text:p>0</text:p>
          </table:table-cell>
          <table:table-cell table:formula="of:=['Expand Dates'.N97]" office:value-type="float" office:value="0" calcext:value-type="float">
            <text:p>0</text:p>
          </table:table-cell>
          <table:table-cell table:formula="of:=['Expand Dates'.R97]" office:value-type="float" office:value="0" calcext:value-type="float">
            <text:p>0</text:p>
          </table:table-cell>
          <table:table-cell table:formula="of:=['Expand Dates'.W97]" office:value-type="float" office:value="0" calcext:value-type="float">
            <text:p>0</text:p>
          </table:table-cell>
          <table:table-cell table:formula="of:=['Expand Dates'.Z97]" office:value-type="float" office:value="0" calcext:value-type="float">
            <text:p>0</text:p>
          </table:table-cell>
          <table:table-cell/>
          <table:table-cell table:formula="of:=['Expand Recipes'.I96]">
            <text:p/>
          </table:table-cell>
          <table:table-cell table:formula="of:=['Expand Recipes'.J96]" office:value-type="float" office:value="0" calcext:value-type="float">
            <text:p>0</text:p>
          </table:table-cell>
          <table:table-cell table:formula="of:=['Expand Recipes'.K96]" office:value-type="float" office:value="0" calcext:value-type="float">
            <text:p>0</text:p>
          </table:table-cell>
          <table:table-cell table:formula="of:=['Expand Recipes'.L96]" office:value-type="float" office:value="0" calcext:value-type="float">
            <text:p>0</text:p>
          </table:table-cell>
          <table:table-cell table:formula="of:=IF([.$G97]=&quot;&quot;;0;(LOOKUP([.$G97];[.$A$3:.$A$31];[.B$3:.B$31])))" office:value-type="float" office:value="0" calcext:value-type="float">
            <text:p>0</text:p>
          </table:table-cell>
          <table:table-cell table:formula="of:=IF([.$G97]=&quot;&quot;;0;(LOOKUP([.$G97];[.$A$3:.$A$31];[.C$3:.C$31])))" office:value-type="float" office:value="0" calcext:value-type="float">
            <text:p>0</text:p>
          </table:table-cell>
          <table:table-cell table:formula="of:=IF([.$G97]=&quot;&quot;;0;(LOOKUP([.$G97];[.$A$3:.$A$31];[.D$3:.D$31])))" office:value-type="float" office:value="0" calcext:value-type="float">
            <text:p>0</text:p>
          </table:table-cell>
          <table:table-cell table:formula="of:=IF([.$G97]=&quot;&quot;;0;(LOOKUP([.$G97];[.$A$3:.$A$31];[.E$3:.E$31])))" office:value-type="float" office:value="0" calcext:value-type="float">
            <text:p>0</text:p>
          </table:table-cell>
          <table:table-cell/>
          <table:table-cell table:style-name="ce24" table:formula="of:=[.H97]" office:value-type="float" office:value="0" calcext:value-type="float">
            <text:p>0</text:p>
          </table:table-cell>
          <table:table-cell table:style-name="ce24" table:formula="of:=[.J97]" office:value-type="float" office:value="0" calcext:value-type="float">
            <text:p>0</text:p>
          </table:table-cell>
          <table:table-cell table:formula="of:=[.$I97]*[.K97]" office:value-type="float" office:value="0" calcext:value-type="float">
            <text:p>0</text:p>
          </table:table-cell>
          <table:table-cell table:formula="of:=[.$I97]*[.L97]" office:value-type="float" office:value="0" calcext:value-type="float">
            <text:p>0</text:p>
          </table:table-cell>
          <table:table-cell table:formula="of:=[.$I97]*[.M97]" office:value-type="float" office:value="0" calcext:value-type="float">
            <text:p>0</text:p>
          </table:table-cell>
          <table:table-cell table:formula="of:=[.$I97]*[.N97]" office:value-type="float" office:value="0" calcext:value-type="float">
            <text:p>0</text:p>
          </table:table-cell>
        </table:table-row>
        <table:table-row table:style-name="ro1">
          <table:table-cell table:formula="of:=['Expand Dates'.J98]" office:value-type="float" office:value="0" calcext:value-type="float">
            <text:p>0</text:p>
          </table:table-cell>
          <table:table-cell table:formula="of:=['Expand Dates'.N98]" office:value-type="float" office:value="0" calcext:value-type="float">
            <text:p>0</text:p>
          </table:table-cell>
          <table:table-cell table:formula="of:=['Expand Dates'.R98]" office:value-type="float" office:value="0" calcext:value-type="float">
            <text:p>0</text:p>
          </table:table-cell>
          <table:table-cell table:formula="of:=['Expand Dates'.W98]" office:value-type="float" office:value="0" calcext:value-type="float">
            <text:p>0</text:p>
          </table:table-cell>
          <table:table-cell table:formula="of:=['Expand Dates'.Z98]" office:value-type="float" office:value="0" calcext:value-type="float">
            <text:p>0</text:p>
          </table:table-cell>
          <table:table-cell/>
          <table:table-cell table:formula="of:=['Expand Recipes'.I97]">
            <text:p/>
          </table:table-cell>
          <table:table-cell table:formula="of:=['Expand Recipes'.J97]" office:value-type="float" office:value="0" calcext:value-type="float">
            <text:p>0</text:p>
          </table:table-cell>
          <table:table-cell table:formula="of:=['Expand Recipes'.K97]" office:value-type="float" office:value="0" calcext:value-type="float">
            <text:p>0</text:p>
          </table:table-cell>
          <table:table-cell table:formula="of:=['Expand Recipes'.L97]" office:value-type="float" office:value="0" calcext:value-type="float">
            <text:p>0</text:p>
          </table:table-cell>
          <table:table-cell table:formula="of:=IF([.$G98]=&quot;&quot;;0;(LOOKUP([.$G98];[.$A$3:.$A$31];[.B$3:.B$31])))" office:value-type="float" office:value="0" calcext:value-type="float">
            <text:p>0</text:p>
          </table:table-cell>
          <table:table-cell table:formula="of:=IF([.$G98]=&quot;&quot;;0;(LOOKUP([.$G98];[.$A$3:.$A$31];[.C$3:.C$31])))" office:value-type="float" office:value="0" calcext:value-type="float">
            <text:p>0</text:p>
          </table:table-cell>
          <table:table-cell table:formula="of:=IF([.$G98]=&quot;&quot;;0;(LOOKUP([.$G98];[.$A$3:.$A$31];[.D$3:.D$31])))" office:value-type="float" office:value="0" calcext:value-type="float">
            <text:p>0</text:p>
          </table:table-cell>
          <table:table-cell table:formula="of:=IF([.$G98]=&quot;&quot;;0;(LOOKUP([.$G98];[.$A$3:.$A$31];[.E$3:.E$31])))" office:value-type="float" office:value="0" calcext:value-type="float">
            <text:p>0</text:p>
          </table:table-cell>
          <table:table-cell/>
          <table:table-cell table:style-name="ce24" table:formula="of:=[.H98]" office:value-type="float" office:value="0" calcext:value-type="float">
            <text:p>0</text:p>
          </table:table-cell>
          <table:table-cell table:style-name="ce24" table:formula="of:=[.J98]" office:value-type="float" office:value="0" calcext:value-type="float">
            <text:p>0</text:p>
          </table:table-cell>
          <table:table-cell table:formula="of:=[.$I98]*[.K98]" office:value-type="float" office:value="0" calcext:value-type="float">
            <text:p>0</text:p>
          </table:table-cell>
          <table:table-cell table:formula="of:=[.$I98]*[.L98]" office:value-type="float" office:value="0" calcext:value-type="float">
            <text:p>0</text:p>
          </table:table-cell>
          <table:table-cell table:formula="of:=[.$I98]*[.M98]" office:value-type="float" office:value="0" calcext:value-type="float">
            <text:p>0</text:p>
          </table:table-cell>
          <table:table-cell table:formula="of:=[.$I98]*[.N98]" office:value-type="float" office:value="0" calcext:value-type="float">
            <text:p>0</text:p>
          </table:table-cell>
        </table:table-row>
        <table:table-row table:style-name="ro1">
          <table:table-cell table:formula="of:=['Expand Dates'.J99]" office:value-type="float" office:value="0" calcext:value-type="float">
            <text:p>0</text:p>
          </table:table-cell>
          <table:table-cell table:formula="of:=['Expand Dates'.N99]" office:value-type="float" office:value="0" calcext:value-type="float">
            <text:p>0</text:p>
          </table:table-cell>
          <table:table-cell table:formula="of:=['Expand Dates'.R99]" office:value-type="float" office:value="0" calcext:value-type="float">
            <text:p>0</text:p>
          </table:table-cell>
          <table:table-cell table:formula="of:=['Expand Dates'.W99]" office:value-type="float" office:value="0" calcext:value-type="float">
            <text:p>0</text:p>
          </table:table-cell>
          <table:table-cell table:formula="of:=['Expand Dates'.Z99]" office:value-type="float" office:value="0" calcext:value-type="float">
            <text:p>0</text:p>
          </table:table-cell>
          <table:table-cell/>
          <table:table-cell table:formula="of:=['Expand Recipes'.I98]" office:value-type="string" office:string-value="German Potato Salad" calcext:value-type="string">
            <text:p>German Potato Salad</text:p>
          </table:table-cell>
          <table:table-cell table:formula="of:=['Expand Recipes'.J98]" office:value-type="string" office:string-value="diced potatos" calcext:value-type="string">
            <text:p>diced potatos</text:p>
          </table:table-cell>
          <table:table-cell table:formula="of:=['Expand Recipes'.K98]" office:value-type="float" office:value="60.9375" calcext:value-type="float">
            <text:p>60.9375</text:p>
          </table:table-cell>
          <table:table-cell table:formula="of:=['Expand Recipes'.L98]" office:value-type="string" office:string-value="g" calcext:value-type="string">
            <text:p>g</text:p>
          </table:table-cell>
          <table:table-cell table:formula="of:=IF([.$G99]=&quot;&quot;;0;(LOOKUP([.$G99];[.$A$3:.$A$31];[.B$3:.B$31])))" office:value-type="float" office:value="1" calcext:value-type="float">
            <text:p>1</text:p>
          </table:table-cell>
          <table:table-cell table:formula="of:=IF([.$G99]=&quot;&quot;;0;(LOOKUP([.$G99];[.$A$3:.$A$31];[.C$3:.C$31])))" office:value-type="float" office:value="1" calcext:value-type="float">
            <text:p>1</text:p>
          </table:table-cell>
          <table:table-cell table:formula="of:=IF([.$G99]=&quot;&quot;;0;(LOOKUP([.$G99];[.$A$3:.$A$31];[.D$3:.D$31])))" office:value-type="float" office:value="1" calcext:value-type="float">
            <text:p>1</text:p>
          </table:table-cell>
          <table:table-cell table:formula="of:=IF([.$G99]=&quot;&quot;;0;(LOOKUP([.$G99];[.$A$3:.$A$31];[.E$3:.E$31])))" office:value-type="float" office:value="1" calcext:value-type="float">
            <text:p>1</text:p>
          </table:table-cell>
          <table:table-cell/>
          <table:table-cell table:style-name="ce24" table:formula="of:=[.H99]" office:value-type="string" office:string-value="diced potatos" calcext:value-type="string">
            <text:p>diced potatos</text:p>
          </table:table-cell>
          <table:table-cell table:style-name="ce24" table:formula="of:=[.J99]" office:value-type="string" office:string-value="g" calcext:value-type="string">
            <text:p>g</text:p>
          </table:table-cell>
          <table:table-cell table:formula="of:=[.$I99]*[.K99]" office:value-type="float" office:value="60.9375" calcext:value-type="float">
            <text:p>60.9375</text:p>
          </table:table-cell>
          <table:table-cell table:formula="of:=[.$I99]*[.L99]" office:value-type="float" office:value="60.9375" calcext:value-type="float">
            <text:p>60.9375</text:p>
          </table:table-cell>
          <table:table-cell table:formula="of:=[.$I99]*[.M99]" office:value-type="float" office:value="60.9375" calcext:value-type="float">
            <text:p>60.9375</text:p>
          </table:table-cell>
          <table:table-cell table:formula="of:=[.$I99]*[.N99]" office:value-type="float" office:value="60.9375" calcext:value-type="float">
            <text:p>60.9375</text:p>
          </table:table-cell>
        </table:table-row>
        <table:table-row table:style-name="ro1">
          <table:table-cell table:formula="of:=['Expand Dates'.J100]" office:value-type="float" office:value="0" calcext:value-type="float">
            <text:p>0</text:p>
          </table:table-cell>
          <table:table-cell table:formula="of:=['Expand Dates'.N100]" office:value-type="float" office:value="0" calcext:value-type="float">
            <text:p>0</text:p>
          </table:table-cell>
          <table:table-cell table:formula="of:=['Expand Dates'.R100]" office:value-type="float" office:value="0" calcext:value-type="float">
            <text:p>0</text:p>
          </table:table-cell>
          <table:table-cell table:formula="of:=['Expand Dates'.W100]" office:value-type="float" office:value="0" calcext:value-type="float">
            <text:p>0</text:p>
          </table:table-cell>
          <table:table-cell table:formula="of:=['Expand Dates'.Z100]" office:value-type="float" office:value="0" calcext:value-type="float">
            <text:p>0</text:p>
          </table:table-cell>
          <table:table-cell/>
          <table:table-cell table:formula="of:=['Expand Recipes'.I99]" office:value-type="string" office:string-value="German Potato Salad" calcext:value-type="string">
            <text:p>German Potato Salad</text:p>
          </table:table-cell>
          <table:table-cell table:formula="of:=['Expand Recipes'.J99]" office:value-type="string" office:string-value="bacon" calcext:value-type="string">
            <text:p>bacon</text:p>
          </table:table-cell>
          <table:table-cell table:formula="of:=['Expand Recipes'.K99]" office:value-type="float" office:value="0.25" calcext:value-type="float">
            <text:p>0.25</text:p>
          </table:table-cell>
          <table:table-cell table:formula="of:=['Expand Recipes'.L99]" office:value-type="string" office:string-value="slice" calcext:value-type="string">
            <text:p>slice</text:p>
          </table:table-cell>
          <table:table-cell table:formula="of:=IF([.$G100]=&quot;&quot;;0;(LOOKUP([.$G100];[.$A$3:.$A$31];[.B$3:.B$31])))" office:value-type="float" office:value="1" calcext:value-type="float">
            <text:p>1</text:p>
          </table:table-cell>
          <table:table-cell table:formula="of:=IF([.$G100]=&quot;&quot;;0;(LOOKUP([.$G100];[.$A$3:.$A$31];[.C$3:.C$31])))" office:value-type="float" office:value="1" calcext:value-type="float">
            <text:p>1</text:p>
          </table:table-cell>
          <table:table-cell table:formula="of:=IF([.$G100]=&quot;&quot;;0;(LOOKUP([.$G100];[.$A$3:.$A$31];[.D$3:.D$31])))" office:value-type="float" office:value="1" calcext:value-type="float">
            <text:p>1</text:p>
          </table:table-cell>
          <table:table-cell table:formula="of:=IF([.$G100]=&quot;&quot;;0;(LOOKUP([.$G100];[.$A$3:.$A$31];[.E$3:.E$31])))" office:value-type="float" office:value="1" calcext:value-type="float">
            <text:p>1</text:p>
          </table:table-cell>
          <table:table-cell/>
          <table:table-cell table:style-name="ce24" table:formula="of:=[.H100]" office:value-type="string" office:string-value="bacon" calcext:value-type="string">
            <text:p>bacon</text:p>
          </table:table-cell>
          <table:table-cell table:style-name="ce24" table:formula="of:=[.J100]" office:value-type="string" office:string-value="slice" calcext:value-type="string">
            <text:p>slice</text:p>
          </table:table-cell>
          <table:table-cell table:formula="of:=[.$I100]*[.K100]" office:value-type="float" office:value="0.25" calcext:value-type="float">
            <text:p>0.25</text:p>
          </table:table-cell>
          <table:table-cell table:formula="of:=[.$I100]*[.L100]" office:value-type="float" office:value="0.25" calcext:value-type="float">
            <text:p>0.25</text:p>
          </table:table-cell>
          <table:table-cell table:formula="of:=[.$I100]*[.M100]" office:value-type="float" office:value="0.25" calcext:value-type="float">
            <text:p>0.25</text:p>
          </table:table-cell>
          <table:table-cell table:formula="of:=[.$I100]*[.N100]" office:value-type="float" office:value="0.25" calcext:value-type="float">
            <text:p>0.25</text:p>
          </table:table-cell>
        </table:table-row>
        <table:table-row table:style-name="ro1">
          <table:table-cell table:formula="of:=['Expand Dates'.J101]" office:value-type="float" office:value="0" calcext:value-type="float">
            <text:p>0</text:p>
          </table:table-cell>
          <table:table-cell table:formula="of:=['Expand Dates'.N101]" office:value-type="float" office:value="0" calcext:value-type="float">
            <text:p>0</text:p>
          </table:table-cell>
          <table:table-cell table:formula="of:=['Expand Dates'.R101]" office:value-type="float" office:value="0" calcext:value-type="float">
            <text:p>0</text:p>
          </table:table-cell>
          <table:table-cell table:formula="of:=['Expand Dates'.W101]" office:value-type="float" office:value="0" calcext:value-type="float">
            <text:p>0</text:p>
          </table:table-cell>
          <table:table-cell table:formula="of:=['Expand Dates'.Z101]" office:value-type="float" office:value="0" calcext:value-type="float">
            <text:p>0</text:p>
          </table:table-cell>
          <table:table-cell/>
          <table:table-cell table:formula="of:=['Expand Recipes'.I100]" office:value-type="string" office:string-value="German Potato Salad" calcext:value-type="string">
            <text:p>German Potato Salad</text:p>
          </table:table-cell>
          <table:table-cell table:formula="of:=['Expand Recipes'.J100]" office:value-type="string" office:string-value="small onion, diced" calcext:value-type="string">
            <text:p>small onion, diced</text:p>
          </table:table-cell>
          <table:table-cell table:formula="of:=['Expand Recipes'.K100]" office:value-type="float" office:value="0.0625" calcext:value-type="float">
            <text:p>0.0625</text:p>
          </table:table-cell>
          <table:table-cell table:formula="of:=['Expand Recipes'.L100]" office:value-type="string" office:string-value="onion" calcext:value-type="string">
            <text:p>onion</text:p>
          </table:table-cell>
          <table:table-cell table:formula="of:=IF([.$G101]=&quot;&quot;;0;(LOOKUP([.$G101];[.$A$3:.$A$31];[.B$3:.B$31])))" office:value-type="float" office:value="1" calcext:value-type="float">
            <text:p>1</text:p>
          </table:table-cell>
          <table:table-cell table:formula="of:=IF([.$G101]=&quot;&quot;;0;(LOOKUP([.$G101];[.$A$3:.$A$31];[.C$3:.C$31])))" office:value-type="float" office:value="1" calcext:value-type="float">
            <text:p>1</text:p>
          </table:table-cell>
          <table:table-cell table:formula="of:=IF([.$G101]=&quot;&quot;;0;(LOOKUP([.$G101];[.$A$3:.$A$31];[.D$3:.D$31])))" office:value-type="float" office:value="1" calcext:value-type="float">
            <text:p>1</text:p>
          </table:table-cell>
          <table:table-cell table:formula="of:=IF([.$G101]=&quot;&quot;;0;(LOOKUP([.$G101];[.$A$3:.$A$31];[.E$3:.E$31])))" office:value-type="float" office:value="1" calcext:value-type="float">
            <text:p>1</text:p>
          </table:table-cell>
          <table:table-cell/>
          <table:table-cell table:style-name="ce24" table:formula="of:=[.H101]" office:value-type="string" office:string-value="small onion, diced" calcext:value-type="string">
            <text:p>small onion, diced</text:p>
          </table:table-cell>
          <table:table-cell table:style-name="ce24" table:formula="of:=[.J101]" office:value-type="string" office:string-value="onion" calcext:value-type="string">
            <text:p>onion</text:p>
          </table:table-cell>
          <table:table-cell table:formula="of:=[.$I101]*[.K101]" office:value-type="float" office:value="0.0625" calcext:value-type="float">
            <text:p>0.0625</text:p>
          </table:table-cell>
          <table:table-cell table:formula="of:=[.$I101]*[.L101]" office:value-type="float" office:value="0.0625" calcext:value-type="float">
            <text:p>0.0625</text:p>
          </table:table-cell>
          <table:table-cell table:formula="of:=[.$I101]*[.M101]" office:value-type="float" office:value="0.0625" calcext:value-type="float">
            <text:p>0.0625</text:p>
          </table:table-cell>
          <table:table-cell table:formula="of:=[.$I101]*[.N101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102]" office:value-type="float" office:value="0" calcext:value-type="float">
            <text:p>0</text:p>
          </table:table-cell>
          <table:table-cell table:formula="of:=['Expand Dates'.N102]" office:value-type="float" office:value="0" calcext:value-type="float">
            <text:p>0</text:p>
          </table:table-cell>
          <table:table-cell table:formula="of:=['Expand Dates'.R102]" office:value-type="float" office:value="0" calcext:value-type="float">
            <text:p>0</text:p>
          </table:table-cell>
          <table:table-cell table:formula="of:=['Expand Dates'.W102]" office:value-type="float" office:value="0" calcext:value-type="float">
            <text:p>0</text:p>
          </table:table-cell>
          <table:table-cell table:formula="of:=['Expand Dates'.Z102]" office:value-type="float" office:value="0" calcext:value-type="float">
            <text:p>0</text:p>
          </table:table-cell>
          <table:table-cell/>
          <table:table-cell table:formula="of:=['Expand Recipes'.I101]" office:value-type="string" office:string-value="German Potato Salad" calcext:value-type="string">
            <text:p>German Potato Salad</text:p>
          </table:table-cell>
          <table:table-cell table:formula="of:=['Expand Recipes'.J101]" office:value-type="string" office:string-value="white vinegar" calcext:value-type="string">
            <text:p>white vinegar</text:p>
          </table:table-cell>
          <table:table-cell table:formula="of:=['Expand Recipes'.K101]" office:value-type="float" office:value="3.90625" calcext:value-type="float">
            <text:p>3.90625</text:p>
          </table:table-cell>
          <table:table-cell table:formula="of:=['Expand Recipes'.L101]" office:value-type="string" office:string-value="ml" calcext:value-type="string">
            <text:p>ml</text:p>
          </table:table-cell>
          <table:table-cell table:formula="of:=IF([.$G102]=&quot;&quot;;0;(LOOKUP([.$G102];[.$A$3:.$A$31];[.B$3:.B$31])))" office:value-type="float" office:value="1" calcext:value-type="float">
            <text:p>1</text:p>
          </table:table-cell>
          <table:table-cell table:formula="of:=IF([.$G102]=&quot;&quot;;0;(LOOKUP([.$G102];[.$A$3:.$A$31];[.C$3:.C$31])))" office:value-type="float" office:value="1" calcext:value-type="float">
            <text:p>1</text:p>
          </table:table-cell>
          <table:table-cell table:formula="of:=IF([.$G102]=&quot;&quot;;0;(LOOKUP([.$G102];[.$A$3:.$A$31];[.D$3:.D$31])))" office:value-type="float" office:value="1" calcext:value-type="float">
            <text:p>1</text:p>
          </table:table-cell>
          <table:table-cell table:formula="of:=IF([.$G102]=&quot;&quot;;0;(LOOKUP([.$G102];[.$A$3:.$A$31];[.E$3:.E$31])))" office:value-type="float" office:value="1" calcext:value-type="float">
            <text:p>1</text:p>
          </table:table-cell>
          <table:table-cell/>
          <table:table-cell table:style-name="ce24" table:formula="of:=[.H102]" office:value-type="string" office:string-value="white vinegar" calcext:value-type="string">
            <text:p>white vinegar</text:p>
          </table:table-cell>
          <table:table-cell table:style-name="ce24" table:formula="of:=[.J102]" office:value-type="string" office:string-value="ml" calcext:value-type="string">
            <text:p>ml</text:p>
          </table:table-cell>
          <table:table-cell table:formula="of:=[.$I102]*[.K102]" office:value-type="float" office:value="3.90625" calcext:value-type="float">
            <text:p>3.90625</text:p>
          </table:table-cell>
          <table:table-cell table:formula="of:=[.$I102]*[.L102]" office:value-type="float" office:value="3.90625" calcext:value-type="float">
            <text:p>3.90625</text:p>
          </table:table-cell>
          <table:table-cell table:formula="of:=[.$I102]*[.M102]" office:value-type="float" office:value="3.90625" calcext:value-type="float">
            <text:p>3.90625</text:p>
          </table:table-cell>
          <table:table-cell table:formula="of:=[.$I102]*[.N102]" office:value-type="float" office:value="3.90625" calcext:value-type="float">
            <text:p>3.90625</text:p>
          </table:table-cell>
        </table:table-row>
        <table:table-row table:style-name="ro1">
          <table:table-cell table:formula="of:=['Expand Dates'.J103]" office:value-type="float" office:value="0" calcext:value-type="float">
            <text:p>0</text:p>
          </table:table-cell>
          <table:table-cell table:formula="of:=['Expand Dates'.N103]" office:value-type="float" office:value="0" calcext:value-type="float">
            <text:p>0</text:p>
          </table:table-cell>
          <table:table-cell table:formula="of:=['Expand Dates'.R103]" office:value-type="float" office:value="0" calcext:value-type="float">
            <text:p>0</text:p>
          </table:table-cell>
          <table:table-cell table:formula="of:=['Expand Dates'.W103]" office:value-type="float" office:value="0" calcext:value-type="float">
            <text:p>0</text:p>
          </table:table-cell>
          <table:table-cell table:formula="of:=['Expand Dates'.Z103]" office:value-type="float" office:value="0" calcext:value-type="float">
            <text:p>0</text:p>
          </table:table-cell>
          <table:table-cell/>
          <table:table-cell table:formula="of:=['Expand Recipes'.I102]" office:value-type="string" office:string-value="German Potato Salad" calcext:value-type="string">
            <text:p>German Potato Salad</text:p>
          </table:table-cell>
          <table:table-cell table:formula="of:=['Expand Recipes'.J102]" office:value-type="string" office:string-value="water" calcext:value-type="string">
            <text:p>water</text:p>
          </table:table-cell>
          <table:table-cell table:formula="of:=['Expand Recipes'.K102]" office:value-type="float" office:value="0.125" calcext:value-type="float">
            <text:p>0.125</text:p>
          </table:table-cell>
          <table:table-cell table:formula="of:=['Expand Recipes'.L102]" office:value-type="string" office:string-value="tbsp" calcext:value-type="string">
            <text:p>tbsp</text:p>
          </table:table-cell>
          <table:table-cell table:formula="of:=IF([.$G103]=&quot;&quot;;0;(LOOKUP([.$G103];[.$A$3:.$A$31];[.B$3:.B$31])))" office:value-type="float" office:value="1" calcext:value-type="float">
            <text:p>1</text:p>
          </table:table-cell>
          <table:table-cell table:formula="of:=IF([.$G103]=&quot;&quot;;0;(LOOKUP([.$G103];[.$A$3:.$A$31];[.C$3:.C$31])))" office:value-type="float" office:value="1" calcext:value-type="float">
            <text:p>1</text:p>
          </table:table-cell>
          <table:table-cell table:formula="of:=IF([.$G103]=&quot;&quot;;0;(LOOKUP([.$G103];[.$A$3:.$A$31];[.D$3:.D$31])))" office:value-type="float" office:value="1" calcext:value-type="float">
            <text:p>1</text:p>
          </table:table-cell>
          <table:table-cell table:formula="of:=IF([.$G103]=&quot;&quot;;0;(LOOKUP([.$G103];[.$A$3:.$A$31];[.E$3:.E$31])))" office:value-type="float" office:value="1" calcext:value-type="float">
            <text:p>1</text:p>
          </table:table-cell>
          <table:table-cell/>
          <table:table-cell table:style-name="ce24" table:formula="of:=[.H103]" office:value-type="string" office:string-value="water" calcext:value-type="string">
            <text:p>water</text:p>
          </table:table-cell>
          <table:table-cell table:style-name="ce24" table:formula="of:=[.J103]" office:value-type="string" office:string-value="tbsp" calcext:value-type="string">
            <text:p>tbsp</text:p>
          </table:table-cell>
          <table:table-cell table:formula="of:=[.$I103]*[.K103]" office:value-type="float" office:value="0.125" calcext:value-type="float">
            <text:p>0.125</text:p>
          </table:table-cell>
          <table:table-cell table:formula="of:=[.$I103]*[.L103]" office:value-type="float" office:value="0.125" calcext:value-type="float">
            <text:p>0.125</text:p>
          </table:table-cell>
          <table:table-cell table:formula="of:=[.$I103]*[.M103]" office:value-type="float" office:value="0.125" calcext:value-type="float">
            <text:p>0.125</text:p>
          </table:table-cell>
          <table:table-cell table:formula="of:=[.$I103]*[.N103]" office:value-type="float" office:value="0.125" calcext:value-type="float">
            <text:p>0.125</text:p>
          </table:table-cell>
        </table:table-row>
        <table:table-row table:style-name="ro1">
          <table:table-cell table:formula="of:=['Expand Dates'.J104]" office:value-type="float" office:value="0" calcext:value-type="float">
            <text:p>0</text:p>
          </table:table-cell>
          <table:table-cell table:formula="of:=['Expand Dates'.N104]" office:value-type="float" office:value="0" calcext:value-type="float">
            <text:p>0</text:p>
          </table:table-cell>
          <table:table-cell table:formula="of:=['Expand Dates'.R104]" office:value-type="float" office:value="0" calcext:value-type="float">
            <text:p>0</text:p>
          </table:table-cell>
          <table:table-cell table:formula="of:=['Expand Dates'.W104]" office:value-type="float" office:value="0" calcext:value-type="float">
            <text:p>0</text:p>
          </table:table-cell>
          <table:table-cell table:formula="of:=['Expand Dates'.Z104]" office:value-type="float" office:value="0" calcext:value-type="float">
            <text:p>0</text:p>
          </table:table-cell>
          <table:table-cell/>
          <table:table-cell table:formula="of:=['Expand Recipes'.I103]" office:value-type="string" office:string-value="German Potato Salad" calcext:value-type="string">
            <text:p>German Potato Salad</text:p>
          </table:table-cell>
          <table:table-cell table:formula="of:=['Expand Recipes'.J103]" office:value-type="string" office:string-value="white sugar" calcext:value-type="string">
            <text:p>white sugar</text:p>
          </table:table-cell>
          <table:table-cell table:formula="of:=['Expand Recipes'.K103]" office:value-type="float" office:value="0.0625" calcext:value-type="float">
            <text:p>0.0625</text:p>
          </table:table-cell>
          <table:table-cell table:formula="of:=['Expand Recipes'.L103]" office:value-type="string" office:string-value="tbsp" calcext:value-type="string">
            <text:p>tbsp</text:p>
          </table:table-cell>
          <table:table-cell table:formula="of:=IF([.$G104]=&quot;&quot;;0;(LOOKUP([.$G104];[.$A$3:.$A$31];[.B$3:.B$31])))" office:value-type="float" office:value="1" calcext:value-type="float">
            <text:p>1</text:p>
          </table:table-cell>
          <table:table-cell table:formula="of:=IF([.$G104]=&quot;&quot;;0;(LOOKUP([.$G104];[.$A$3:.$A$31];[.C$3:.C$31])))" office:value-type="float" office:value="1" calcext:value-type="float">
            <text:p>1</text:p>
          </table:table-cell>
          <table:table-cell table:formula="of:=IF([.$G104]=&quot;&quot;;0;(LOOKUP([.$G104];[.$A$3:.$A$31];[.D$3:.D$31])))" office:value-type="float" office:value="1" calcext:value-type="float">
            <text:p>1</text:p>
          </table:table-cell>
          <table:table-cell table:formula="of:=IF([.$G104]=&quot;&quot;;0;(LOOKUP([.$G104];[.$A$3:.$A$31];[.E$3:.E$31])))" office:value-type="float" office:value="1" calcext:value-type="float">
            <text:p>1</text:p>
          </table:table-cell>
          <table:table-cell/>
          <table:table-cell table:style-name="ce24" table:formula="of:=[.H104]" office:value-type="string" office:string-value="white sugar" calcext:value-type="string">
            <text:p>white sugar</text:p>
          </table:table-cell>
          <table:table-cell table:style-name="ce24" table:formula="of:=[.J104]" office:value-type="string" office:string-value="tbsp" calcext:value-type="string">
            <text:p>tbsp</text:p>
          </table:table-cell>
          <table:table-cell table:formula="of:=[.$I104]*[.K104]" office:value-type="float" office:value="0.0625" calcext:value-type="float">
            <text:p>0.0625</text:p>
          </table:table-cell>
          <table:table-cell table:formula="of:=[.$I104]*[.L104]" office:value-type="float" office:value="0.0625" calcext:value-type="float">
            <text:p>0.0625</text:p>
          </table:table-cell>
          <table:table-cell table:formula="of:=[.$I104]*[.M104]" office:value-type="float" office:value="0.0625" calcext:value-type="float">
            <text:p>0.0625</text:p>
          </table:table-cell>
          <table:table-cell table:formula="of:=[.$I104]*[.N104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105]" office:value-type="float" office:value="0" calcext:value-type="float">
            <text:p>0</text:p>
          </table:table-cell>
          <table:table-cell table:formula="of:=['Expand Dates'.N105]" office:value-type="float" office:value="0" calcext:value-type="float">
            <text:p>0</text:p>
          </table:table-cell>
          <table:table-cell table:formula="of:=['Expand Dates'.R105]" office:value-type="float" office:value="0" calcext:value-type="float">
            <text:p>0</text:p>
          </table:table-cell>
          <table:table-cell table:formula="of:=['Expand Dates'.W105]" office:value-type="float" office:value="0" calcext:value-type="float">
            <text:p>0</text:p>
          </table:table-cell>
          <table:table-cell table:formula="of:=['Expand Dates'.Z105]" office:value-type="float" office:value="0" calcext:value-type="float">
            <text:p>0</text:p>
          </table:table-cell>
          <table:table-cell/>
          <table:table-cell table:formula="of:=['Expand Recipes'.I104]" office:value-type="string" office:string-value="German Potato Salad" calcext:value-type="string">
            <text:p>German Potato Salad</text:p>
          </table:table-cell>
          <table:table-cell table:formula="of:=['Expand Recipes'.J104]" office:value-type="string" office:string-value="Salt" calcext:value-type="string">
            <text:p>Salt</text:p>
          </table:table-cell>
          <table:table-cell table:formula="of:=['Expand Recipes'.K104]" office:value-type="float" office:value="0.0625" calcext:value-type="float">
            <text:p>0.0625</text:p>
          </table:table-cell>
          <table:table-cell table:formula="of:=['Expand Recipes'.L104]" office:value-type="string" office:string-value="tsp" calcext:value-type="string">
            <text:p>tsp</text:p>
          </table:table-cell>
          <table:table-cell table:formula="of:=IF([.$G105]=&quot;&quot;;0;(LOOKUP([.$G105];[.$A$3:.$A$31];[.B$3:.B$31])))" office:value-type="float" office:value="1" calcext:value-type="float">
            <text:p>1</text:p>
          </table:table-cell>
          <table:table-cell table:formula="of:=IF([.$G105]=&quot;&quot;;0;(LOOKUP([.$G105];[.$A$3:.$A$31];[.C$3:.C$31])))" office:value-type="float" office:value="1" calcext:value-type="float">
            <text:p>1</text:p>
          </table:table-cell>
          <table:table-cell table:formula="of:=IF([.$G105]=&quot;&quot;;0;(LOOKUP([.$G105];[.$A$3:.$A$31];[.D$3:.D$31])))" office:value-type="float" office:value="1" calcext:value-type="float">
            <text:p>1</text:p>
          </table:table-cell>
          <table:table-cell table:formula="of:=IF([.$G105]=&quot;&quot;;0;(LOOKUP([.$G105];[.$A$3:.$A$31];[.E$3:.E$31])))" office:value-type="float" office:value="1" calcext:value-type="float">
            <text:p>1</text:p>
          </table:table-cell>
          <table:table-cell/>
          <table:table-cell table:style-name="ce24" table:formula="of:=[.H105]" office:value-type="string" office:string-value="Salt" calcext:value-type="string">
            <text:p>Salt</text:p>
          </table:table-cell>
          <table:table-cell table:style-name="ce24" table:formula="of:=[.J105]" office:value-type="string" office:string-value="tsp" calcext:value-type="string">
            <text:p>tsp</text:p>
          </table:table-cell>
          <table:table-cell table:formula="of:=[.$I105]*[.K105]" office:value-type="float" office:value="0.0625" calcext:value-type="float">
            <text:p>0.0625</text:p>
          </table:table-cell>
          <table:table-cell table:formula="of:=[.$I105]*[.L105]" office:value-type="float" office:value="0.0625" calcext:value-type="float">
            <text:p>0.0625</text:p>
          </table:table-cell>
          <table:table-cell table:formula="of:=[.$I105]*[.M105]" office:value-type="float" office:value="0.0625" calcext:value-type="float">
            <text:p>0.0625</text:p>
          </table:table-cell>
          <table:table-cell table:formula="of:=[.$I105]*[.N105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106]" office:value-type="float" office:value="0" calcext:value-type="float">
            <text:p>0</text:p>
          </table:table-cell>
          <table:table-cell table:formula="of:=['Expand Dates'.N106]" office:value-type="float" office:value="0" calcext:value-type="float">
            <text:p>0</text:p>
          </table:table-cell>
          <table:table-cell table:formula="of:=['Expand Dates'.R106]" office:value-type="float" office:value="0" calcext:value-type="float">
            <text:p>0</text:p>
          </table:table-cell>
          <table:table-cell table:formula="of:=['Expand Dates'.W106]" office:value-type="float" office:value="0" calcext:value-type="float">
            <text:p>0</text:p>
          </table:table-cell>
          <table:table-cell table:formula="of:=['Expand Dates'.Z106]" office:value-type="float" office:value="0" calcext:value-type="float">
            <text:p>0</text:p>
          </table:table-cell>
          <table:table-cell/>
          <table:table-cell table:formula="of:=['Expand Recipes'.I105]" office:value-type="string" office:string-value="German Potato Salad" calcext:value-type="string">
            <text:p>German Potato Salad</text:p>
          </table:table-cell>
          <table:table-cell table:formula="of:=['Expand Recipes'.J105]" office:value-type="string" office:string-value="ground black pepper" calcext:value-type="string">
            <text:p>ground black pepper</text:p>
          </table:table-cell>
          <table:table-cell table:formula="of:=['Expand Recipes'.K105]" office:value-type="float" office:value="0.0078125" calcext:value-type="float">
            <text:p>0.0078125</text:p>
          </table:table-cell>
          <table:table-cell table:formula="of:=['Expand Recipes'.L105]" office:value-type="string" office:string-value="tsp" calcext:value-type="string">
            <text:p>tsp</text:p>
          </table:table-cell>
          <table:table-cell table:formula="of:=IF([.$G106]=&quot;&quot;;0;(LOOKUP([.$G106];[.$A$3:.$A$31];[.B$3:.B$31])))" office:value-type="float" office:value="1" calcext:value-type="float">
            <text:p>1</text:p>
          </table:table-cell>
          <table:table-cell table:formula="of:=IF([.$G106]=&quot;&quot;;0;(LOOKUP([.$G106];[.$A$3:.$A$31];[.C$3:.C$31])))" office:value-type="float" office:value="1" calcext:value-type="float">
            <text:p>1</text:p>
          </table:table-cell>
          <table:table-cell table:formula="of:=IF([.$G106]=&quot;&quot;;0;(LOOKUP([.$G106];[.$A$3:.$A$31];[.D$3:.D$31])))" office:value-type="float" office:value="1" calcext:value-type="float">
            <text:p>1</text:p>
          </table:table-cell>
          <table:table-cell table:formula="of:=IF([.$G106]=&quot;&quot;;0;(LOOKUP([.$G106];[.$A$3:.$A$31];[.E$3:.E$31])))" office:value-type="float" office:value="1" calcext:value-type="float">
            <text:p>1</text:p>
          </table:table-cell>
          <table:table-cell/>
          <table:table-cell table:style-name="ce24" table:formula="of:=[.H106]" office:value-type="string" office:string-value="ground black pepper" calcext:value-type="string">
            <text:p>ground black pepper</text:p>
          </table:table-cell>
          <table:table-cell table:style-name="ce24" table:formula="of:=[.J106]" office:value-type="string" office:string-value="tsp" calcext:value-type="string">
            <text:p>tsp</text:p>
          </table:table-cell>
          <table:table-cell table:formula="of:=[.$I106]*[.K106]" office:value-type="float" office:value="0.0078125" calcext:value-type="float">
            <text:p>0.0078125</text:p>
          </table:table-cell>
          <table:table-cell table:formula="of:=[.$I106]*[.L106]" office:value-type="float" office:value="0.0078125" calcext:value-type="float">
            <text:p>0.0078125</text:p>
          </table:table-cell>
          <table:table-cell table:formula="of:=[.$I106]*[.M106]" office:value-type="float" office:value="0.0078125" calcext:value-type="float">
            <text:p>0.0078125</text:p>
          </table:table-cell>
          <table:table-cell table:formula="of:=[.$I106]*[.N106]" office:value-type="float" office:value="0.0078125" calcext:value-type="float">
            <text:p>0.0078125</text:p>
          </table:table-cell>
        </table:table-row>
        <table:table-row table:style-name="ro1">
          <table:table-cell table:formula="of:=['Expand Dates'.J107]" office:value-type="float" office:value="0" calcext:value-type="float">
            <text:p>0</text:p>
          </table:table-cell>
          <table:table-cell table:formula="of:=['Expand Dates'.N107]" office:value-type="float" office:value="0" calcext:value-type="float">
            <text:p>0</text:p>
          </table:table-cell>
          <table:table-cell table:formula="of:=['Expand Dates'.R107]" office:value-type="float" office:value="0" calcext:value-type="float">
            <text:p>0</text:p>
          </table:table-cell>
          <table:table-cell table:formula="of:=['Expand Dates'.W107]" office:value-type="float" office:value="0" calcext:value-type="float">
            <text:p>0</text:p>
          </table:table-cell>
          <table:table-cell table:formula="of:=['Expand Dates'.Z107]" office:value-type="float" office:value="0" calcext:value-type="float">
            <text:p>0</text:p>
          </table:table-cell>
          <table:table-cell/>
          <table:table-cell table:formula="of:=['Expand Recipes'.I106]" office:value-type="string" office:string-value="German Potato Salad" calcext:value-type="string">
            <text:p>German Potato Salad</text:p>
          </table:table-cell>
          <table:table-cell table:formula="of:=['Expand Recipes'.J106]" office:value-type="string" office:string-value="chopped fresh parsley" calcext:value-type="string">
            <text:p>chopped fresh parsley</text:p>
          </table:table-cell>
          <table:table-cell table:formula="of:=['Expand Recipes'.K106]" office:value-type="float" office:value="0.0625" calcext:value-type="float">
            <text:p>0.0625</text:p>
          </table:table-cell>
          <table:table-cell table:formula="of:=['Expand Recipes'.L106]" office:value-type="string" office:string-value="tbsp" calcext:value-type="string">
            <text:p>tbsp</text:p>
          </table:table-cell>
          <table:table-cell table:formula="of:=IF([.$G107]=&quot;&quot;;0;(LOOKUP([.$G107];[.$A$3:.$A$31];[.B$3:.B$31])))" office:value-type="float" office:value="1" calcext:value-type="float">
            <text:p>1</text:p>
          </table:table-cell>
          <table:table-cell table:formula="of:=IF([.$G107]=&quot;&quot;;0;(LOOKUP([.$G107];[.$A$3:.$A$31];[.C$3:.C$31])))" office:value-type="float" office:value="1" calcext:value-type="float">
            <text:p>1</text:p>
          </table:table-cell>
          <table:table-cell table:formula="of:=IF([.$G107]=&quot;&quot;;0;(LOOKUP([.$G107];[.$A$3:.$A$31];[.D$3:.D$31])))" office:value-type="float" office:value="1" calcext:value-type="float">
            <text:p>1</text:p>
          </table:table-cell>
          <table:table-cell table:formula="of:=IF([.$G107]=&quot;&quot;;0;(LOOKUP([.$G107];[.$A$3:.$A$31];[.E$3:.E$31])))" office:value-type="float" office:value="1" calcext:value-type="float">
            <text:p>1</text:p>
          </table:table-cell>
          <table:table-cell/>
          <table:table-cell table:style-name="ce24" table:formula="of:=[.H107]" office:value-type="string" office:string-value="chopped fresh parsley" calcext:value-type="string">
            <text:p>chopped fresh parsley</text:p>
          </table:table-cell>
          <table:table-cell table:style-name="ce24" table:formula="of:=[.J107]" office:value-type="string" office:string-value="tbsp" calcext:value-type="string">
            <text:p>tbsp</text:p>
          </table:table-cell>
          <table:table-cell table:formula="of:=[.$I107]*[.K107]" office:value-type="float" office:value="0.0625" calcext:value-type="float">
            <text:p>0.0625</text:p>
          </table:table-cell>
          <table:table-cell table:formula="of:=[.$I107]*[.L107]" office:value-type="float" office:value="0.0625" calcext:value-type="float">
            <text:p>0.0625</text:p>
          </table:table-cell>
          <table:table-cell table:formula="of:=[.$I107]*[.M107]" office:value-type="float" office:value="0.0625" calcext:value-type="float">
            <text:p>0.0625</text:p>
          </table:table-cell>
          <table:table-cell table:formula="of:=[.$I107]*[.N107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108]" office:value-type="float" office:value="0" calcext:value-type="float">
            <text:p>0</text:p>
          </table:table-cell>
          <table:table-cell table:formula="of:=['Expand Dates'.N108]" office:value-type="float" office:value="0" calcext:value-type="float">
            <text:p>0</text:p>
          </table:table-cell>
          <table:table-cell table:formula="of:=['Expand Dates'.R108]" office:value-type="float" office:value="0" calcext:value-type="float">
            <text:p>0</text:p>
          </table:table-cell>
          <table:table-cell table:formula="of:=['Expand Dates'.W108]" office:value-type="float" office:value="0" calcext:value-type="float">
            <text:p>0</text:p>
          </table:table-cell>
          <table:table-cell table:formula="of:=['Expand Dates'.Z108]" office:value-type="float" office:value="0" calcext:value-type="float">
            <text:p>0</text:p>
          </table:table-cell>
          <table:table-cell/>
          <table:table-cell table:formula="of:=['Expand Recipes'.I107]">
            <text:p/>
          </table:table-cell>
          <table:table-cell table:formula="of:=['Expand Recipes'.J107]" office:value-type="float" office:value="0" calcext:value-type="float">
            <text:p>0</text:p>
          </table:table-cell>
          <table:table-cell table:formula="of:=['Expand Recipes'.K107]" office:value-type="float" office:value="0" calcext:value-type="float">
            <text:p>0</text:p>
          </table:table-cell>
          <table:table-cell table:formula="of:=['Expand Recipes'.L107]" office:value-type="float" office:value="0" calcext:value-type="float">
            <text:p>0</text:p>
          </table:table-cell>
          <table:table-cell table:formula="of:=IF([.$G108]=&quot;&quot;;0;(LOOKUP([.$G108];[.$A$3:.$A$31];[.B$3:.B$31])))" office:value-type="float" office:value="0" calcext:value-type="float">
            <text:p>0</text:p>
          </table:table-cell>
          <table:table-cell table:formula="of:=IF([.$G108]=&quot;&quot;;0;(LOOKUP([.$G108];[.$A$3:.$A$31];[.C$3:.C$31])))" office:value-type="float" office:value="0" calcext:value-type="float">
            <text:p>0</text:p>
          </table:table-cell>
          <table:table-cell table:formula="of:=IF([.$G108]=&quot;&quot;;0;(LOOKUP([.$G108];[.$A$3:.$A$31];[.D$3:.D$31])))" office:value-type="float" office:value="0" calcext:value-type="float">
            <text:p>0</text:p>
          </table:table-cell>
          <table:table-cell table:formula="of:=IF([.$G108]=&quot;&quot;;0;(LOOKUP([.$G108];[.$A$3:.$A$31];[.E$3:.E$31])))" office:value-type="float" office:value="0" calcext:value-type="float">
            <text:p>0</text:p>
          </table:table-cell>
          <table:table-cell/>
          <table:table-cell table:style-name="ce24" table:formula="of:=[.H108]" office:value-type="float" office:value="0" calcext:value-type="float">
            <text:p>0</text:p>
          </table:table-cell>
          <table:table-cell table:style-name="ce24" table:formula="of:=[.J108]" office:value-type="float" office:value="0" calcext:value-type="float">
            <text:p>0</text:p>
          </table:table-cell>
          <table:table-cell table:formula="of:=[.$I108]*[.K108]" office:value-type="float" office:value="0" calcext:value-type="float">
            <text:p>0</text:p>
          </table:table-cell>
          <table:table-cell table:formula="of:=[.$I108]*[.L108]" office:value-type="float" office:value="0" calcext:value-type="float">
            <text:p>0</text:p>
          </table:table-cell>
          <table:table-cell table:formula="of:=[.$I108]*[.M108]" office:value-type="float" office:value="0" calcext:value-type="float">
            <text:p>0</text:p>
          </table:table-cell>
          <table:table-cell table:formula="of:=[.$I108]*[.N108]" office:value-type="float" office:value="0" calcext:value-type="float">
            <text:p>0</text:p>
          </table:table-cell>
        </table:table-row>
        <table:table-row table:style-name="ro1">
          <table:table-cell table:formula="of:=['Expand Dates'.J109]" office:value-type="float" office:value="0" calcext:value-type="float">
            <text:p>0</text:p>
          </table:table-cell>
          <table:table-cell table:formula="of:=['Expand Dates'.N109]" office:value-type="float" office:value="0" calcext:value-type="float">
            <text:p>0</text:p>
          </table:table-cell>
          <table:table-cell table:formula="of:=['Expand Dates'.R109]" office:value-type="float" office:value="0" calcext:value-type="float">
            <text:p>0</text:p>
          </table:table-cell>
          <table:table-cell table:formula="of:=['Expand Dates'.W109]" office:value-type="float" office:value="0" calcext:value-type="float">
            <text:p>0</text:p>
          </table:table-cell>
          <table:table-cell table:formula="of:=['Expand Dates'.Z109]" office:value-type="float" office:value="0" calcext:value-type="float">
            <text:p>0</text:p>
          </table:table-cell>
          <table:table-cell/>
          <table:table-cell table:formula="of:=['Expand Recipes'.I108]">
            <text:p/>
          </table:table-cell>
          <table:table-cell table:formula="of:=['Expand Recipes'.J108]" office:value-type="float" office:value="0" calcext:value-type="float">
            <text:p>0</text:p>
          </table:table-cell>
          <table:table-cell table:formula="of:=['Expand Recipes'.K108]" office:value-type="float" office:value="0" calcext:value-type="float">
            <text:p>0</text:p>
          </table:table-cell>
          <table:table-cell table:formula="of:=['Expand Recipes'.L108]" office:value-type="float" office:value="0" calcext:value-type="float">
            <text:p>0</text:p>
          </table:table-cell>
          <table:table-cell table:formula="of:=IF([.$G109]=&quot;&quot;;0;(LOOKUP([.$G109];[.$A$3:.$A$31];[.B$3:.B$31])))" office:value-type="float" office:value="0" calcext:value-type="float">
            <text:p>0</text:p>
          </table:table-cell>
          <table:table-cell table:formula="of:=IF([.$G109]=&quot;&quot;;0;(LOOKUP([.$G109];[.$A$3:.$A$31];[.C$3:.C$31])))" office:value-type="float" office:value="0" calcext:value-type="float">
            <text:p>0</text:p>
          </table:table-cell>
          <table:table-cell table:formula="of:=IF([.$G109]=&quot;&quot;;0;(LOOKUP([.$G109];[.$A$3:.$A$31];[.D$3:.D$31])))" office:value-type="float" office:value="0" calcext:value-type="float">
            <text:p>0</text:p>
          </table:table-cell>
          <table:table-cell table:formula="of:=IF([.$G109]=&quot;&quot;;0;(LOOKUP([.$G109];[.$A$3:.$A$31];[.E$3:.E$31])))" office:value-type="float" office:value="0" calcext:value-type="float">
            <text:p>0</text:p>
          </table:table-cell>
          <table:table-cell/>
          <table:table-cell table:style-name="ce24" table:formula="of:=[.H109]" office:value-type="float" office:value="0" calcext:value-type="float">
            <text:p>0</text:p>
          </table:table-cell>
          <table:table-cell table:style-name="ce24" table:formula="of:=[.J109]" office:value-type="float" office:value="0" calcext:value-type="float">
            <text:p>0</text:p>
          </table:table-cell>
          <table:table-cell table:formula="of:=[.$I109]*[.K109]" office:value-type="float" office:value="0" calcext:value-type="float">
            <text:p>0</text:p>
          </table:table-cell>
          <table:table-cell table:formula="of:=[.$I109]*[.L109]" office:value-type="float" office:value="0" calcext:value-type="float">
            <text:p>0</text:p>
          </table:table-cell>
          <table:table-cell table:formula="of:=[.$I109]*[.M109]" office:value-type="float" office:value="0" calcext:value-type="float">
            <text:p>0</text:p>
          </table:table-cell>
          <table:table-cell table:formula="of:=[.$I109]*[.N109]" office:value-type="float" office:value="0" calcext:value-type="float">
            <text:p>0</text:p>
          </table:table-cell>
        </table:table-row>
        <table:table-row table:style-name="ro1">
          <table:table-cell table:formula="of:=['Expand Dates'.J110]" office:value-type="float" office:value="0" calcext:value-type="float">
            <text:p>0</text:p>
          </table:table-cell>
          <table:table-cell table:formula="of:=['Expand Dates'.N110]" office:value-type="float" office:value="0" calcext:value-type="float">
            <text:p>0</text:p>
          </table:table-cell>
          <table:table-cell table:formula="of:=['Expand Dates'.R110]" office:value-type="float" office:value="0" calcext:value-type="float">
            <text:p>0</text:p>
          </table:table-cell>
          <table:table-cell table:formula="of:=['Expand Dates'.W110]" office:value-type="float" office:value="0" calcext:value-type="float">
            <text:p>0</text:p>
          </table:table-cell>
          <table:table-cell table:formula="of:=['Expand Dates'.Z110]" office:value-type="float" office:value="0" calcext:value-type="float">
            <text:p>0</text:p>
          </table:table-cell>
          <table:table-cell/>
          <table:table-cell table:formula="of:=['Expand Recipes'.I109]" office:value-type="string" office:string-value="Sweet Potato and Black bean chili" calcext:value-type="string">
            <text:p>Sweet Potato and Black bean chili</text:p>
          </table:table-cell>
          <table:table-cell table:formula="of:=['Expand Recipes'.J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'Expand Recipes'.K109]" office:value-type="float" office:value="0.9375" calcext:value-type="float">
            <text:p>0.9375</text:p>
          </table:table-cell>
          <table:table-cell table:formula="of:=['Expand Recipes'.L109]" office:value-type="string" office:string-value="ml" calcext:value-type="string">
            <text:p>ml</text:p>
          </table:table-cell>
          <table:table-cell table:formula="of:=IF([.$G110]=&quot;&quot;;0;(LOOKUP([.$G110];[.$A$3:.$A$31];[.B$3:.B$31])))" office:value-type="float" office:value="0" calcext:value-type="float">
            <text:p>0</text:p>
          </table:table-cell>
          <table:table-cell table:formula="of:=IF([.$G110]=&quot;&quot;;0;(LOOKUP([.$G110];[.$A$3:.$A$31];[.C$3:.C$31])))" office:value-type="float" office:value="0" calcext:value-type="float">
            <text:p>0</text:p>
          </table:table-cell>
          <table:table-cell table:formula="of:=IF([.$G110]=&quot;&quot;;0;(LOOKUP([.$G110];[.$A$3:.$A$31];[.D$3:.D$31])))" office:value-type="float" office:value="1" calcext:value-type="float">
            <text:p>1</text:p>
          </table:table-cell>
          <table:table-cell table:formula="of:=IF([.$G110]=&quot;&quot;;0;(LOOKUP([.$G110];[.$A$3:.$A$31];[.E$3:.E$31])))" office:value-type="float" office:value="0" calcext:value-type="float">
            <text:p>0</text:p>
          </table:table-cell>
          <table:table-cell/>
          <table:table-cell table:style-name="ce24" table:formula="of:=[.H110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24" table:formula="of:=[.J110]" office:value-type="string" office:string-value="ml" calcext:value-type="string">
            <text:p>ml</text:p>
          </table:table-cell>
          <table:table-cell table:formula="of:=[.$I110]*[.K110]" office:value-type="float" office:value="0" calcext:value-type="float">
            <text:p>0</text:p>
          </table:table-cell>
          <table:table-cell table:formula="of:=[.$I110]*[.L110]" office:value-type="float" office:value="0" calcext:value-type="float">
            <text:p>0</text:p>
          </table:table-cell>
          <table:table-cell table:formula="of:=[.$I110]*[.M110]" office:value-type="float" office:value="0.9375" calcext:value-type="float">
            <text:p>0.9375</text:p>
          </table:table-cell>
          <table:table-cell table:formula="of:=[.$I110]*[.N110]" office:value-type="float" office:value="0" calcext:value-type="float">
            <text:p>0</text:p>
          </table:table-cell>
        </table:table-row>
        <table:table-row table:style-name="ro1">
          <table:table-cell table:formula="of:=['Expand Dates'.J111]" office:value-type="float" office:value="0" calcext:value-type="float">
            <text:p>0</text:p>
          </table:table-cell>
          <table:table-cell table:formula="of:=['Expand Dates'.N111]" office:value-type="float" office:value="0" calcext:value-type="float">
            <text:p>0</text:p>
          </table:table-cell>
          <table:table-cell table:formula="of:=['Expand Dates'.R111]" office:value-type="float" office:value="0" calcext:value-type="float">
            <text:p>0</text:p>
          </table:table-cell>
          <table:table-cell table:formula="of:=['Expand Dates'.W111]" office:value-type="float" office:value="0" calcext:value-type="float">
            <text:p>0</text:p>
          </table:table-cell>
          <table:table-cell table:formula="of:=['Expand Dates'.Z111]" office:value-type="float" office:value="0" calcext:value-type="float">
            <text:p>0</text:p>
          </table:table-cell>
          <table:table-cell/>
          <table:table-cell table:formula="of:=['Expand Recipes'.I110]" office:value-type="string" office:string-value="Sweet Potato and Black bean chili" calcext:value-type="string">
            <text:p>Sweet Potato and Black bean chili</text:p>
          </table:table-cell>
          <table:table-cell table:formula="of:=['Expand Recipes'.J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'Expand Recipes'.K110]" office:value-type="float" office:value="15.625" calcext:value-type="float">
            <text:p>15.625</text:p>
          </table:table-cell>
          <table:table-cell table:formula="of:=['Expand Recipes'.L110]" office:value-type="string" office:string-value="g" calcext:value-type="string">
            <text:p>g</text:p>
          </table:table-cell>
          <table:table-cell table:formula="of:=IF([.$G111]=&quot;&quot;;0;(LOOKUP([.$G111];[.$A$3:.$A$31];[.B$3:.B$31])))" office:value-type="float" office:value="0" calcext:value-type="float">
            <text:p>0</text:p>
          </table:table-cell>
          <table:table-cell table:formula="of:=IF([.$G111]=&quot;&quot;;0;(LOOKUP([.$G111];[.$A$3:.$A$31];[.C$3:.C$31])))" office:value-type="float" office:value="0" calcext:value-type="float">
            <text:p>0</text:p>
          </table:table-cell>
          <table:table-cell table:formula="of:=IF([.$G111]=&quot;&quot;;0;(LOOKUP([.$G111];[.$A$3:.$A$31];[.D$3:.D$31])))" office:value-type="float" office:value="1" calcext:value-type="float">
            <text:p>1</text:p>
          </table:table-cell>
          <table:table-cell table:formula="of:=IF([.$G111]=&quot;&quot;;0;(LOOKUP([.$G111];[.$A$3:.$A$31];[.E$3:.E$31])))" office:value-type="float" office:value="0" calcext:value-type="float">
            <text:p>0</text:p>
          </table:table-cell>
          <table:table-cell/>
          <table:table-cell table:style-name="ce24" table:formula="of:=[.H111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24" table:formula="of:=[.J111]" office:value-type="string" office:string-value="g" calcext:value-type="string">
            <text:p>g</text:p>
          </table:table-cell>
          <table:table-cell table:formula="of:=[.$I111]*[.K111]" office:value-type="float" office:value="0" calcext:value-type="float">
            <text:p>0</text:p>
          </table:table-cell>
          <table:table-cell table:formula="of:=[.$I111]*[.L111]" office:value-type="float" office:value="0" calcext:value-type="float">
            <text:p>0</text:p>
          </table:table-cell>
          <table:table-cell table:formula="of:=[.$I111]*[.M111]" office:value-type="float" office:value="15.625" calcext:value-type="float">
            <text:p>15.625</text:p>
          </table:table-cell>
          <table:table-cell table:formula="of:=[.$I111]*[.N111]" office:value-type="float" office:value="0" calcext:value-type="float">
            <text:p>0</text:p>
          </table:table-cell>
        </table:table-row>
        <table:table-row table:style-name="ro1">
          <table:table-cell table:formula="of:=['Expand Dates'.J112]" office:value-type="float" office:value="0" calcext:value-type="float">
            <text:p>0</text:p>
          </table:table-cell>
          <table:table-cell table:formula="of:=['Expand Dates'.N112]" office:value-type="float" office:value="0" calcext:value-type="float">
            <text:p>0</text:p>
          </table:table-cell>
          <table:table-cell table:formula="of:=['Expand Dates'.R112]" office:value-type="float" office:value="0" calcext:value-type="float">
            <text:p>0</text:p>
          </table:table-cell>
          <table:table-cell table:formula="of:=['Expand Dates'.W112]" office:value-type="float" office:value="0" calcext:value-type="float">
            <text:p>0</text:p>
          </table:table-cell>
          <table:table-cell table:formula="of:=['Expand Dates'.Z112]" office:value-type="float" office:value="0" calcext:value-type="float">
            <text:p>0</text:p>
          </table:table-cell>
          <table:table-cell/>
          <table:table-cell table:formula="of:=['Expand Recipes'.I111]" office:value-type="string" office:string-value="Sweet Potato and Black bean chili" calcext:value-type="string">
            <text:p>Sweet Potato and Black bean chili</text:p>
          </table:table-cell>
          <table:table-cell table:formula="of:=['Expand Recipes'.J111]" office:value-type="string" office:string-value="1 large onion, diced" calcext:value-type="string">
            <text:p>1 large onion, diced</text:p>
          </table:table-cell>
          <table:table-cell table:formula="of:=['Expand Recipes'.K111]" office:value-type="float" office:value="8.125" calcext:value-type="float">
            <text:p>8.125</text:p>
          </table:table-cell>
          <table:table-cell table:formula="of:=['Expand Recipes'.L111]" office:value-type="string" office:string-value="g" calcext:value-type="string">
            <text:p>g</text:p>
          </table:table-cell>
          <table:table-cell table:formula="of:=IF([.$G112]=&quot;&quot;;0;(LOOKUP([.$G112];[.$A$3:.$A$31];[.B$3:.B$31])))" office:value-type="float" office:value="0" calcext:value-type="float">
            <text:p>0</text:p>
          </table:table-cell>
          <table:table-cell table:formula="of:=IF([.$G112]=&quot;&quot;;0;(LOOKUP([.$G112];[.$A$3:.$A$31];[.C$3:.C$31])))" office:value-type="float" office:value="0" calcext:value-type="float">
            <text:p>0</text:p>
          </table:table-cell>
          <table:table-cell table:formula="of:=IF([.$G112]=&quot;&quot;;0;(LOOKUP([.$G112];[.$A$3:.$A$31];[.D$3:.D$31])))" office:value-type="float" office:value="1" calcext:value-type="float">
            <text:p>1</text:p>
          </table:table-cell>
          <table:table-cell table:formula="of:=IF([.$G112]=&quot;&quot;;0;(LOOKUP([.$G112];[.$A$3:.$A$31];[.E$3:.E$31])))" office:value-type="float" office:value="0" calcext:value-type="float">
            <text:p>0</text:p>
          </table:table-cell>
          <table:table-cell/>
          <table:table-cell table:style-name="ce24" table:formula="of:=[.H112]" office:value-type="string" office:string-value="1 large onion, diced" calcext:value-type="string">
            <text:p>1 large onion, diced</text:p>
          </table:table-cell>
          <table:table-cell table:style-name="ce24" table:formula="of:=[.J112]" office:value-type="string" office:string-value="g" calcext:value-type="string">
            <text:p>g</text:p>
          </table:table-cell>
          <table:table-cell table:formula="of:=[.$I112]*[.K112]" office:value-type="float" office:value="0" calcext:value-type="float">
            <text:p>0</text:p>
          </table:table-cell>
          <table:table-cell table:formula="of:=[.$I112]*[.L112]" office:value-type="float" office:value="0" calcext:value-type="float">
            <text:p>0</text:p>
          </table:table-cell>
          <table:table-cell table:formula="of:=[.$I112]*[.M112]" office:value-type="float" office:value="8.125" calcext:value-type="float">
            <text:p>8.125</text:p>
          </table:table-cell>
          <table:table-cell table:formula="of:=[.$I112]*[.N112]" office:value-type="float" office:value="0" calcext:value-type="float">
            <text:p>0</text:p>
          </table:table-cell>
        </table:table-row>
        <table:table-row table:style-name="ro1">
          <table:table-cell table:formula="of:=['Expand Dates'.J113]" office:value-type="float" office:value="0" calcext:value-type="float">
            <text:p>0</text:p>
          </table:table-cell>
          <table:table-cell table:formula="of:=['Expand Dates'.N113]" office:value-type="float" office:value="0" calcext:value-type="float">
            <text:p>0</text:p>
          </table:table-cell>
          <table:table-cell table:formula="of:=['Expand Dates'.R113]" office:value-type="float" office:value="0" calcext:value-type="float">
            <text:p>0</text:p>
          </table:table-cell>
          <table:table-cell table:formula="of:=['Expand Dates'.W113]" office:value-type="float" office:value="0" calcext:value-type="float">
            <text:p>0</text:p>
          </table:table-cell>
          <table:table-cell table:formula="of:=['Expand Dates'.Z113]" office:value-type="float" office:value="0" calcext:value-type="float">
            <text:p>0</text:p>
          </table:table-cell>
          <table:table-cell/>
          <table:table-cell table:formula="of:=['Expand Recipes'.I112]" office:value-type="string" office:string-value="Sweet Potato and Black bean chili" calcext:value-type="string">
            <text:p>Sweet Potato and Black bean chili</text:p>
          </table:table-cell>
          <table:table-cell table:formula="of:=['Expand Recipes'.J112]" office:value-type="string" office:string-value="4 cloves garlic, minced" calcext:value-type="string">
            <text:p>4 cloves garlic, minced</text:p>
          </table:table-cell>
          <table:table-cell table:formula="of:=['Expand Recipes'.K112]" office:value-type="float" office:value="0.25" calcext:value-type="float">
            <text:p>0.25</text:p>
          </table:table-cell>
          <table:table-cell table:formula="of:=['Expand Recipes'.L112]" office:value-type="string" office:string-value="cloves" calcext:value-type="string">
            <text:p>cloves</text:p>
          </table:table-cell>
          <table:table-cell table:formula="of:=IF([.$G113]=&quot;&quot;;0;(LOOKUP([.$G113];[.$A$3:.$A$31];[.B$3:.B$31])))" office:value-type="float" office:value="0" calcext:value-type="float">
            <text:p>0</text:p>
          </table:table-cell>
          <table:table-cell table:formula="of:=IF([.$G113]=&quot;&quot;;0;(LOOKUP([.$G113];[.$A$3:.$A$31];[.C$3:.C$31])))" office:value-type="float" office:value="0" calcext:value-type="float">
            <text:p>0</text:p>
          </table:table-cell>
          <table:table-cell table:formula="of:=IF([.$G113]=&quot;&quot;;0;(LOOKUP([.$G113];[.$A$3:.$A$31];[.D$3:.D$31])))" office:value-type="float" office:value="1" calcext:value-type="float">
            <text:p>1</text:p>
          </table:table-cell>
          <table:table-cell table:formula="of:=IF([.$G113]=&quot;&quot;;0;(LOOKUP([.$G113];[.$A$3:.$A$31];[.E$3:.E$31])))" office:value-type="float" office:value="0" calcext:value-type="float">
            <text:p>0</text:p>
          </table:table-cell>
          <table:table-cell/>
          <table:table-cell table:style-name="ce24" table:formula="of:=[.H113]" office:value-type="string" office:string-value="4 cloves garlic, minced" calcext:value-type="string">
            <text:p>4 cloves garlic, minced</text:p>
          </table:table-cell>
          <table:table-cell table:style-name="ce24" table:formula="of:=[.J113]" office:value-type="string" office:string-value="cloves" calcext:value-type="string">
            <text:p>cloves</text:p>
          </table:table-cell>
          <table:table-cell table:formula="of:=[.$I113]*[.K113]" office:value-type="float" office:value="0" calcext:value-type="float">
            <text:p>0</text:p>
          </table:table-cell>
          <table:table-cell table:formula="of:=[.$I113]*[.L113]" office:value-type="float" office:value="0" calcext:value-type="float">
            <text:p>0</text:p>
          </table:table-cell>
          <table:table-cell table:formula="of:=[.$I113]*[.M113]" office:value-type="float" office:value="0.25" calcext:value-type="float">
            <text:p>0.25</text:p>
          </table:table-cell>
          <table:table-cell table:formula="of:=[.$I113]*[.N113]" office:value-type="float" office:value="0" calcext:value-type="float">
            <text:p>0</text:p>
          </table:table-cell>
        </table:table-row>
        <table:table-row table:style-name="ro1">
          <table:table-cell table:formula="of:=['Expand Dates'.J114]" office:value-type="float" office:value="0" calcext:value-type="float">
            <text:p>0</text:p>
          </table:table-cell>
          <table:table-cell table:formula="of:=['Expand Dates'.N114]" office:value-type="float" office:value="0" calcext:value-type="float">
            <text:p>0</text:p>
          </table:table-cell>
          <table:table-cell table:formula="of:=['Expand Dates'.R114]" office:value-type="float" office:value="0" calcext:value-type="float">
            <text:p>0</text:p>
          </table:table-cell>
          <table:table-cell table:formula="of:=['Expand Dates'.W114]" office:value-type="float" office:value="0" calcext:value-type="float">
            <text:p>0</text:p>
          </table:table-cell>
          <table:table-cell table:formula="of:=['Expand Dates'.Z114]" office:value-type="float" office:value="0" calcext:value-type="float">
            <text:p>0</text:p>
          </table:table-cell>
          <table:table-cell/>
          <table:table-cell table:formula="of:=['Expand Recipes'.I113]" office:value-type="string" office:string-value="Sweet Potato and Black bean chili" calcext:value-type="string">
            <text:p>Sweet Potato and Black bean chili</text:p>
          </table:table-cell>
          <table:table-cell table:formula="of:=['Expand Recipes'.J113]" office:value-type="string" office:string-value="2 tablespoons chili powder" calcext:value-type="string">
            <text:p>2 tablespoons chili powder</text:p>
          </table:table-cell>
          <table:table-cell table:formula="of:=['Expand Recipes'.K113]" office:value-type="float" office:value="0.125" calcext:value-type="float">
            <text:p>0.125</text:p>
          </table:table-cell>
          <table:table-cell table:formula="of:=['Expand Recipes'.L113]" office:value-type="string" office:string-value="tbsp" calcext:value-type="string">
            <text:p>tbsp</text:p>
          </table:table-cell>
          <table:table-cell table:formula="of:=IF([.$G114]=&quot;&quot;;0;(LOOKUP([.$G114];[.$A$3:.$A$31];[.B$3:.B$31])))" office:value-type="float" office:value="0" calcext:value-type="float">
            <text:p>0</text:p>
          </table:table-cell>
          <table:table-cell table:formula="of:=IF([.$G114]=&quot;&quot;;0;(LOOKUP([.$G114];[.$A$3:.$A$31];[.C$3:.C$31])))" office:value-type="float" office:value="0" calcext:value-type="float">
            <text:p>0</text:p>
          </table:table-cell>
          <table:table-cell table:formula="of:=IF([.$G114]=&quot;&quot;;0;(LOOKUP([.$G114];[.$A$3:.$A$31];[.D$3:.D$31])))" office:value-type="float" office:value="1" calcext:value-type="float">
            <text:p>1</text:p>
          </table:table-cell>
          <table:table-cell table:formula="of:=IF([.$G114]=&quot;&quot;;0;(LOOKUP([.$G114];[.$A$3:.$A$31];[.E$3:.E$31])))" office:value-type="float" office:value="0" calcext:value-type="float">
            <text:p>0</text:p>
          </table:table-cell>
          <table:table-cell/>
          <table:table-cell table:style-name="ce24" table:formula="of:=[.H114]" office:value-type="string" office:string-value="2 tablespoons chili powder" calcext:value-type="string">
            <text:p>2 tablespoons chili powder</text:p>
          </table:table-cell>
          <table:table-cell table:style-name="ce24" table:formula="of:=[.J114]" office:value-type="string" office:string-value="tbsp" calcext:value-type="string">
            <text:p>tbsp</text:p>
          </table:table-cell>
          <table:table-cell table:formula="of:=[.$I114]*[.K114]" office:value-type="float" office:value="0" calcext:value-type="float">
            <text:p>0</text:p>
          </table:table-cell>
          <table:table-cell table:formula="of:=[.$I114]*[.L114]" office:value-type="float" office:value="0" calcext:value-type="float">
            <text:p>0</text:p>
          </table:table-cell>
          <table:table-cell table:formula="of:=[.$I114]*[.M114]" office:value-type="float" office:value="0.125" calcext:value-type="float">
            <text:p>0.125</text:p>
          </table:table-cell>
          <table:table-cell table:formula="of:=[.$I114]*[.N114]" office:value-type="float" office:value="0" calcext:value-type="float">
            <text:p>0</text:p>
          </table:table-cell>
        </table:table-row>
        <table:table-row table:style-name="ro1">
          <table:table-cell table:formula="of:=['Expand Dates'.J115]" office:value-type="float" office:value="0" calcext:value-type="float">
            <text:p>0</text:p>
          </table:table-cell>
          <table:table-cell table:formula="of:=['Expand Dates'.N115]" office:value-type="float" office:value="0" calcext:value-type="float">
            <text:p>0</text:p>
          </table:table-cell>
          <table:table-cell table:formula="of:=['Expand Dates'.R115]" office:value-type="float" office:value="0" calcext:value-type="float">
            <text:p>0</text:p>
          </table:table-cell>
          <table:table-cell table:formula="of:=['Expand Dates'.W115]" office:value-type="float" office:value="0" calcext:value-type="float">
            <text:p>0</text:p>
          </table:table-cell>
          <table:table-cell table:formula="of:=['Expand Dates'.Z115]" office:value-type="float" office:value="0" calcext:value-type="float">
            <text:p>0</text:p>
          </table:table-cell>
          <table:table-cell/>
          <table:table-cell table:formula="of:=['Expand Recipes'.I114]" office:value-type="string" office:string-value="Sweet Potato and Black bean chili" calcext:value-type="string">
            <text:p>Sweet Potato and Black bean chili</text:p>
          </table:table-cell>
          <table:table-cell table:formula="of:=['Expand Recipes'.J114]" office:value-type="string" office:string-value="4 teaspoons ground cumin" calcext:value-type="string">
            <text:p>4 teaspoons ground cumin</text:p>
          </table:table-cell>
          <table:table-cell table:formula="of:=['Expand Recipes'.K114]" office:value-type="float" office:value="0.25" calcext:value-type="float">
            <text:p>0.25</text:p>
          </table:table-cell>
          <table:table-cell table:formula="of:=['Expand Recipes'.L114]" office:value-type="string" office:string-value="tsp" calcext:value-type="string">
            <text:p>tsp</text:p>
          </table:table-cell>
          <table:table-cell table:formula="of:=IF([.$G115]=&quot;&quot;;0;(LOOKUP([.$G115];[.$A$3:.$A$31];[.B$3:.B$31])))" office:value-type="float" office:value="0" calcext:value-type="float">
            <text:p>0</text:p>
          </table:table-cell>
          <table:table-cell table:formula="of:=IF([.$G115]=&quot;&quot;;0;(LOOKUP([.$G115];[.$A$3:.$A$31];[.C$3:.C$31])))" office:value-type="float" office:value="0" calcext:value-type="float">
            <text:p>0</text:p>
          </table:table-cell>
          <table:table-cell table:formula="of:=IF([.$G115]=&quot;&quot;;0;(LOOKUP([.$G115];[.$A$3:.$A$31];[.D$3:.D$31])))" office:value-type="float" office:value="1" calcext:value-type="float">
            <text:p>1</text:p>
          </table:table-cell>
          <table:table-cell table:formula="of:=IF([.$G115]=&quot;&quot;;0;(LOOKUP([.$G115];[.$A$3:.$A$31];[.E$3:.E$31])))" office:value-type="float" office:value="0" calcext:value-type="float">
            <text:p>0</text:p>
          </table:table-cell>
          <table:table-cell/>
          <table:table-cell table:style-name="ce24" table:formula="of:=[.H115]" office:value-type="string" office:string-value="4 teaspoons ground cumin" calcext:value-type="string">
            <text:p>4 teaspoons ground cumin</text:p>
          </table:table-cell>
          <table:table-cell table:style-name="ce24" table:formula="of:=[.J115]" office:value-type="string" office:string-value="tsp" calcext:value-type="string">
            <text:p>tsp</text:p>
          </table:table-cell>
          <table:table-cell table:formula="of:=[.$I115]*[.K115]" office:value-type="float" office:value="0" calcext:value-type="float">
            <text:p>0</text:p>
          </table:table-cell>
          <table:table-cell table:formula="of:=[.$I115]*[.L115]" office:value-type="float" office:value="0" calcext:value-type="float">
            <text:p>0</text:p>
          </table:table-cell>
          <table:table-cell table:formula="of:=[.$I115]*[.M115]" office:value-type="float" office:value="0.25" calcext:value-type="float">
            <text:p>0.25</text:p>
          </table:table-cell>
          <table:table-cell table:formula="of:=[.$I115]*[.N115]" office:value-type="float" office:value="0" calcext:value-type="float">
            <text:p>0</text:p>
          </table:table-cell>
        </table:table-row>
        <table:table-row table:style-name="ro1">
          <table:table-cell table:formula="of:=['Expand Dates'.J116]" office:value-type="float" office:value="0" calcext:value-type="float">
            <text:p>0</text:p>
          </table:table-cell>
          <table:table-cell table:formula="of:=['Expand Dates'.N116]" office:value-type="float" office:value="0" calcext:value-type="float">
            <text:p>0</text:p>
          </table:table-cell>
          <table:table-cell table:formula="of:=['Expand Dates'.R116]" office:value-type="float" office:value="0" calcext:value-type="float">
            <text:p>0</text:p>
          </table:table-cell>
          <table:table-cell table:formula="of:=['Expand Dates'.W116]" office:value-type="float" office:value="0" calcext:value-type="float">
            <text:p>0</text:p>
          </table:table-cell>
          <table:table-cell table:formula="of:=['Expand Dates'.Z116]" office:value-type="float" office:value="0" calcext:value-type="float">
            <text:p>0</text:p>
          </table:table-cell>
          <table:table-cell/>
          <table:table-cell table:formula="of:=['Expand Recipes'.I115]" office:value-type="string" office:string-value="Sweet Potato and Black bean chili" calcext:value-type="string">
            <text:p>Sweet Potato and Black bean chili</text:p>
          </table:table-cell>
          <table:table-cell table:formula="of:=['Expand Recipes'.J115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'Expand Recipes'.K115]" office:value-type="float" office:value="0.03125" calcext:value-type="float">
            <text:p>0.03125</text:p>
          </table:table-cell>
          <table:table-cell table:formula="of:=['Expand Recipes'.L115]" office:value-type="string" office:string-value="tsp" calcext:value-type="string">
            <text:p>tsp</text:p>
          </table:table-cell>
          <table:table-cell table:formula="of:=IF([.$G116]=&quot;&quot;;0;(LOOKUP([.$G116];[.$A$3:.$A$31];[.B$3:.B$31])))" office:value-type="float" office:value="0" calcext:value-type="float">
            <text:p>0</text:p>
          </table:table-cell>
          <table:table-cell table:formula="of:=IF([.$G116]=&quot;&quot;;0;(LOOKUP([.$G116];[.$A$3:.$A$31];[.C$3:.C$31])))" office:value-type="float" office:value="0" calcext:value-type="float">
            <text:p>0</text:p>
          </table:table-cell>
          <table:table-cell table:formula="of:=IF([.$G116]=&quot;&quot;;0;(LOOKUP([.$G116];[.$A$3:.$A$31];[.D$3:.D$31])))" office:value-type="float" office:value="1" calcext:value-type="float">
            <text:p>1</text:p>
          </table:table-cell>
          <table:table-cell table:formula="of:=IF([.$G116]=&quot;&quot;;0;(LOOKUP([.$G116];[.$A$3:.$A$31];[.E$3:.E$31])))" office:value-type="float" office:value="0" calcext:value-type="float">
            <text:p>0</text:p>
          </table:table-cell>
          <table:table-cell/>
          <table:table-cell table:style-name="ce24" table:formula="of:=[.H116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24" table:formula="of:=[.J116]" office:value-type="string" office:string-value="tsp" calcext:value-type="string">
            <text:p>tsp</text:p>
          </table:table-cell>
          <table:table-cell table:formula="of:=[.$I116]*[.K116]" office:value-type="float" office:value="0" calcext:value-type="float">
            <text:p>0</text:p>
          </table:table-cell>
          <table:table-cell table:formula="of:=[.$I116]*[.L116]" office:value-type="float" office:value="0" calcext:value-type="float">
            <text:p>0</text:p>
          </table:table-cell>
          <table:table-cell table:formula="of:=[.$I116]*[.M116]" office:value-type="float" office:value="0.03125" calcext:value-type="float">
            <text:p>0.03125</text:p>
          </table:table-cell>
          <table:table-cell table:formula="of:=[.$I116]*[.N116]" office:value-type="float" office:value="0" calcext:value-type="float">
            <text:p>0</text:p>
          </table:table-cell>
        </table:table-row>
        <table:table-row table:style-name="ro1">
          <table:table-cell table:formula="of:=['Expand Dates'.J117]" office:value-type="float" office:value="0" calcext:value-type="float">
            <text:p>0</text:p>
          </table:table-cell>
          <table:table-cell table:formula="of:=['Expand Dates'.N117]" office:value-type="float" office:value="0" calcext:value-type="float">
            <text:p>0</text:p>
          </table:table-cell>
          <table:table-cell table:formula="of:=['Expand Dates'.R117]" office:value-type="float" office:value="0" calcext:value-type="float">
            <text:p>0</text:p>
          </table:table-cell>
          <table:table-cell table:formula="of:=['Expand Dates'.W117]" office:value-type="float" office:value="0" calcext:value-type="float">
            <text:p>0</text:p>
          </table:table-cell>
          <table:table-cell table:formula="of:=['Expand Dates'.Z117]" office:value-type="float" office:value="0" calcext:value-type="float">
            <text:p>0</text:p>
          </table:table-cell>
          <table:table-cell/>
          <table:table-cell table:formula="of:=['Expand Recipes'.I116]" office:value-type="string" office:string-value="Sweet Potato and Black bean chili" calcext:value-type="string">
            <text:p>Sweet Potato and Black bean chili</text:p>
          </table:table-cell>
          <table:table-cell table:formula="of:=['Expand Recipes'.J116]" office:value-type="string" office:string-value="1/4 teaspoon salt" calcext:value-type="string">
            <text:p>1/4 teaspoon salt</text:p>
          </table:table-cell>
          <table:table-cell table:formula="of:=['Expand Recipes'.K116]" office:value-type="float" office:value="0.015625" calcext:value-type="float">
            <text:p>0.015625</text:p>
          </table:table-cell>
          <table:table-cell table:formula="of:=['Expand Recipes'.L116]" office:value-type="string" office:string-value="tsp" calcext:value-type="string">
            <text:p>tsp</text:p>
          </table:table-cell>
          <table:table-cell table:formula="of:=IF([.$G117]=&quot;&quot;;0;(LOOKUP([.$G117];[.$A$3:.$A$31];[.B$3:.B$31])))" office:value-type="float" office:value="0" calcext:value-type="float">
            <text:p>0</text:p>
          </table:table-cell>
          <table:table-cell table:formula="of:=IF([.$G117]=&quot;&quot;;0;(LOOKUP([.$G117];[.$A$3:.$A$31];[.C$3:.C$31])))" office:value-type="float" office:value="0" calcext:value-type="float">
            <text:p>0</text:p>
          </table:table-cell>
          <table:table-cell table:formula="of:=IF([.$G117]=&quot;&quot;;0;(LOOKUP([.$G117];[.$A$3:.$A$31];[.D$3:.D$31])))" office:value-type="float" office:value="1" calcext:value-type="float">
            <text:p>1</text:p>
          </table:table-cell>
          <table:table-cell table:formula="of:=IF([.$G117]=&quot;&quot;;0;(LOOKUP([.$G117];[.$A$3:.$A$31];[.E$3:.E$31])))" office:value-type="float" office:value="0" calcext:value-type="float">
            <text:p>0</text:p>
          </table:table-cell>
          <table:table-cell/>
          <table:table-cell table:style-name="ce24" table:formula="of:=[.H117]" office:value-type="string" office:string-value="1/4 teaspoon salt" calcext:value-type="string">
            <text:p>1/4 teaspoon salt</text:p>
          </table:table-cell>
          <table:table-cell table:style-name="ce24" table:formula="of:=[.J117]" office:value-type="string" office:string-value="tsp" calcext:value-type="string">
            <text:p>tsp</text:p>
          </table:table-cell>
          <table:table-cell table:formula="of:=[.$I117]*[.K117]" office:value-type="float" office:value="0" calcext:value-type="float">
            <text:p>0</text:p>
          </table:table-cell>
          <table:table-cell table:formula="of:=[.$I117]*[.L117]" office:value-type="float" office:value="0" calcext:value-type="float">
            <text:p>0</text:p>
          </table:table-cell>
          <table:table-cell table:formula="of:=[.$I117]*[.M117]" office:value-type="float" office:value="0.015625" calcext:value-type="float">
            <text:p>0.015625</text:p>
          </table:table-cell>
          <table:table-cell table:formula="of:=[.$I117]*[.N117]" office:value-type="float" office:value="0" calcext:value-type="float">
            <text:p>0</text:p>
          </table:table-cell>
        </table:table-row>
        <table:table-row table:style-name="ro1">
          <table:table-cell table:formula="of:=['Expand Dates'.J118]" office:value-type="float" office:value="0" calcext:value-type="float">
            <text:p>0</text:p>
          </table:table-cell>
          <table:table-cell table:formula="of:=['Expand Dates'.N118]" office:value-type="float" office:value="0" calcext:value-type="float">
            <text:p>0</text:p>
          </table:table-cell>
          <table:table-cell table:formula="of:=['Expand Dates'.R118]" office:value-type="float" office:value="0" calcext:value-type="float">
            <text:p>0</text:p>
          </table:table-cell>
          <table:table-cell table:formula="of:=['Expand Dates'.W118]" office:value-type="float" office:value="0" calcext:value-type="float">
            <text:p>0</text:p>
          </table:table-cell>
          <table:table-cell table:formula="of:=['Expand Dates'.Z118]" office:value-type="float" office:value="0" calcext:value-type="float">
            <text:p>0</text:p>
          </table:table-cell>
          <table:table-cell/>
          <table:table-cell table:formula="of:=['Expand Recipes'.I117]" office:value-type="string" office:string-value="Sweet Potato and Black bean chili" calcext:value-type="string">
            <text:p>Sweet Potato and Black bean chili</text:p>
          </table:table-cell>
          <table:table-cell table:formula="of:=['Expand Recipes'.J117]" office:value-type="string" office:string-value="2 1/2 cups water" calcext:value-type="string">
            <text:p>2 1/2 cups water</text:p>
          </table:table-cell>
          <table:table-cell table:formula="of:=['Expand Recipes'.K117]" office:value-type="float" office:value="0.15625" calcext:value-type="float">
            <text:p>0.15625</text:p>
          </table:table-cell>
          <table:table-cell table:formula="of:=['Expand Recipes'.L117]" office:value-type="string" office:string-value="cups" calcext:value-type="string">
            <text:p>cups</text:p>
          </table:table-cell>
          <table:table-cell table:formula="of:=IF([.$G118]=&quot;&quot;;0;(LOOKUP([.$G118];[.$A$3:.$A$31];[.B$3:.B$31])))" office:value-type="float" office:value="0" calcext:value-type="float">
            <text:p>0</text:p>
          </table:table-cell>
          <table:table-cell table:formula="of:=IF([.$G118]=&quot;&quot;;0;(LOOKUP([.$G118];[.$A$3:.$A$31];[.C$3:.C$31])))" office:value-type="float" office:value="0" calcext:value-type="float">
            <text:p>0</text:p>
          </table:table-cell>
          <table:table-cell table:formula="of:=IF([.$G118]=&quot;&quot;;0;(LOOKUP([.$G118];[.$A$3:.$A$31];[.D$3:.D$31])))" office:value-type="float" office:value="1" calcext:value-type="float">
            <text:p>1</text:p>
          </table:table-cell>
          <table:table-cell table:formula="of:=IF([.$G118]=&quot;&quot;;0;(LOOKUP([.$G118];[.$A$3:.$A$31];[.E$3:.E$31])))" office:value-type="float" office:value="0" calcext:value-type="float">
            <text:p>0</text:p>
          </table:table-cell>
          <table:table-cell/>
          <table:table-cell table:style-name="ce24" table:formula="of:=[.H118]" office:value-type="string" office:string-value="2 1/2 cups water" calcext:value-type="string">
            <text:p>2 1/2 cups water</text:p>
          </table:table-cell>
          <table:table-cell table:style-name="ce24" table:formula="of:=[.J118]" office:value-type="string" office:string-value="cups" calcext:value-type="string">
            <text:p>cups</text:p>
          </table:table-cell>
          <table:table-cell table:formula="of:=[.$I118]*[.K118]" office:value-type="float" office:value="0" calcext:value-type="float">
            <text:p>0</text:p>
          </table:table-cell>
          <table:table-cell table:formula="of:=[.$I118]*[.L118]" office:value-type="float" office:value="0" calcext:value-type="float">
            <text:p>0</text:p>
          </table:table-cell>
          <table:table-cell table:formula="of:=[.$I118]*[.M118]" office:value-type="float" office:value="0.15625" calcext:value-type="float">
            <text:p>0.15625</text:p>
          </table:table-cell>
          <table:table-cell table:formula="of:=[.$I118]*[.N118]" office:value-type="float" office:value="0" calcext:value-type="float">
            <text:p>0</text:p>
          </table:table-cell>
        </table:table-row>
        <table:table-row table:style-name="ro1">
          <table:table-cell table:formula="of:=['Expand Dates'.J119]" office:value-type="float" office:value="0" calcext:value-type="float">
            <text:p>0</text:p>
          </table:table-cell>
          <table:table-cell table:formula="of:=['Expand Dates'.N119]" office:value-type="float" office:value="0" calcext:value-type="float">
            <text:p>0</text:p>
          </table:table-cell>
          <table:table-cell table:formula="of:=['Expand Dates'.R119]" office:value-type="float" office:value="0" calcext:value-type="float">
            <text:p>0</text:p>
          </table:table-cell>
          <table:table-cell table:formula="of:=['Expand Dates'.W119]" office:value-type="float" office:value="0" calcext:value-type="float">
            <text:p>0</text:p>
          </table:table-cell>
          <table:table-cell table:formula="of:=['Expand Dates'.Z119]" office:value-type="float" office:value="0" calcext:value-type="float">
            <text:p>0</text:p>
          </table:table-cell>
          <table:table-cell/>
          <table:table-cell table:formula="of:=['Expand Recipes'.I118]" office:value-type="string" office:string-value="Sweet Potato and Black bean chili" calcext:value-type="string">
            <text:p>Sweet Potato and Black bean chili</text:p>
          </table:table-cell>
          <table:table-cell table:formula="of:=['Expand Recipes'.J118]" office:value-type="string" office:string-value="2 15-ounce cans black beans, rinsed" calcext:value-type="string">
            <text:p>2 15-ounce cans black beans, rinsed</text:p>
          </table:table-cell>
          <table:table-cell table:formula="of:=['Expand Recipes'.K118]" office:value-type="float" office:value="53.155375" calcext:value-type="float">
            <text:p>53.155375</text:p>
          </table:table-cell>
          <table:table-cell table:formula="of:=['Expand Recipes'.L118]" office:value-type="string" office:string-value="g" calcext:value-type="string">
            <text:p>g</text:p>
          </table:table-cell>
          <table:table-cell table:formula="of:=IF([.$G119]=&quot;&quot;;0;(LOOKUP([.$G119];[.$A$3:.$A$31];[.B$3:.B$31])))" office:value-type="float" office:value="0" calcext:value-type="float">
            <text:p>0</text:p>
          </table:table-cell>
          <table:table-cell table:formula="of:=IF([.$G119]=&quot;&quot;;0;(LOOKUP([.$G119];[.$A$3:.$A$31];[.C$3:.C$31])))" office:value-type="float" office:value="0" calcext:value-type="float">
            <text:p>0</text:p>
          </table:table-cell>
          <table:table-cell table:formula="of:=IF([.$G119]=&quot;&quot;;0;(LOOKUP([.$G119];[.$A$3:.$A$31];[.D$3:.D$31])))" office:value-type="float" office:value="1" calcext:value-type="float">
            <text:p>1</text:p>
          </table:table-cell>
          <table:table-cell table:formula="of:=IF([.$G119]=&quot;&quot;;0;(LOOKUP([.$G119];[.$A$3:.$A$31];[.E$3:.E$31])))" office:value-type="float" office:value="0" calcext:value-type="float">
            <text:p>0</text:p>
          </table:table-cell>
          <table:table-cell/>
          <table:table-cell table:style-name="ce24" table:formula="of:=[.H119]" office:value-type="string" office:string-value="2 15-ounce cans black beans, rinsed" calcext:value-type="string">
            <text:p>2 15-ounce cans black beans, rinsed</text:p>
          </table:table-cell>
          <table:table-cell table:style-name="ce24" table:formula="of:=[.J119]" office:value-type="string" office:string-value="g" calcext:value-type="string">
            <text:p>g</text:p>
          </table:table-cell>
          <table:table-cell table:formula="of:=[.$I119]*[.K119]" office:value-type="float" office:value="0" calcext:value-type="float">
            <text:p>0</text:p>
          </table:table-cell>
          <table:table-cell table:formula="of:=[.$I119]*[.L119]" office:value-type="float" office:value="0" calcext:value-type="float">
            <text:p>0</text:p>
          </table:table-cell>
          <table:table-cell table:formula="of:=[.$I119]*[.M119]" office:value-type="float" office:value="53.155375" calcext:value-type="float">
            <text:p>53.155375</text:p>
          </table:table-cell>
          <table:table-cell table:formula="of:=[.$I119]*[.N119]" office:value-type="float" office:value="0" calcext:value-type="float">
            <text:p>0</text:p>
          </table:table-cell>
        </table:table-row>
        <table:table-row table:style-name="ro1">
          <table:table-cell table:formula="of:=['Expand Dates'.J120]" office:value-type="float" office:value="0" calcext:value-type="float">
            <text:p>0</text:p>
          </table:table-cell>
          <table:table-cell table:formula="of:=['Expand Dates'.N120]" office:value-type="float" office:value="0" calcext:value-type="float">
            <text:p>0</text:p>
          </table:table-cell>
          <table:table-cell table:formula="of:=['Expand Dates'.R120]" office:value-type="float" office:value="0" calcext:value-type="float">
            <text:p>0</text:p>
          </table:table-cell>
          <table:table-cell table:formula="of:=['Expand Dates'.W120]" office:value-type="float" office:value="0" calcext:value-type="float">
            <text:p>0</text:p>
          </table:table-cell>
          <table:table-cell table:formula="of:=['Expand Dates'.Z120]" office:value-type="float" office:value="0" calcext:value-type="float">
            <text:p>0</text:p>
          </table:table-cell>
          <table:table-cell/>
          <table:table-cell table:formula="of:=['Expand Recipes'.I119]" office:value-type="string" office:string-value="Sweet Potato and Black bean chili" calcext:value-type="string">
            <text:p>Sweet Potato and Black bean chili</text:p>
          </table:table-cell>
          <table:table-cell table:formula="of:=['Expand Recipes'.J119]" office:value-type="string" office:string-value="1 14-ounce can diced tomatoes" calcext:value-type="string">
            <text:p>1 14-ounce can diced tomatoes</text:p>
          </table:table-cell>
          <table:table-cell table:formula="of:=['Expand Recipes'.K119]" office:value-type="float" office:value="24.8" calcext:value-type="float">
            <text:p>24.8</text:p>
          </table:table-cell>
          <table:table-cell table:formula="of:=['Expand Recipes'.L119]" office:value-type="string" office:string-value="g" calcext:value-type="string">
            <text:p>g</text:p>
          </table:table-cell>
          <table:table-cell table:formula="of:=IF([.$G120]=&quot;&quot;;0;(LOOKUP([.$G120];[.$A$3:.$A$31];[.B$3:.B$31])))" office:value-type="float" office:value="0" calcext:value-type="float">
            <text:p>0</text:p>
          </table:table-cell>
          <table:table-cell table:formula="of:=IF([.$G120]=&quot;&quot;;0;(LOOKUP([.$G120];[.$A$3:.$A$31];[.C$3:.C$31])))" office:value-type="float" office:value="0" calcext:value-type="float">
            <text:p>0</text:p>
          </table:table-cell>
          <table:table-cell table:formula="of:=IF([.$G120]=&quot;&quot;;0;(LOOKUP([.$G120];[.$A$3:.$A$31];[.D$3:.D$31])))" office:value-type="float" office:value="1" calcext:value-type="float">
            <text:p>1</text:p>
          </table:table-cell>
          <table:table-cell table:formula="of:=IF([.$G120]=&quot;&quot;;0;(LOOKUP([.$G120];[.$A$3:.$A$31];[.E$3:.E$31])))" office:value-type="float" office:value="0" calcext:value-type="float">
            <text:p>0</text:p>
          </table:table-cell>
          <table:table-cell/>
          <table:table-cell table:style-name="ce24" table:formula="of:=[.H120]" office:value-type="string" office:string-value="1 14-ounce can diced tomatoes" calcext:value-type="string">
            <text:p>1 14-ounce can diced tomatoes</text:p>
          </table:table-cell>
          <table:table-cell table:style-name="ce24" table:formula="of:=[.J120]" office:value-type="string" office:string-value="g" calcext:value-type="string">
            <text:p>g</text:p>
          </table:table-cell>
          <table:table-cell table:formula="of:=[.$I120]*[.K120]" office:value-type="float" office:value="0" calcext:value-type="float">
            <text:p>0</text:p>
          </table:table-cell>
          <table:table-cell table:formula="of:=[.$I120]*[.L120]" office:value-type="float" office:value="0" calcext:value-type="float">
            <text:p>0</text:p>
          </table:table-cell>
          <table:table-cell table:formula="of:=[.$I120]*[.M120]" office:value-type="float" office:value="24.8" calcext:value-type="float">
            <text:p>24.8</text:p>
          </table:table-cell>
          <table:table-cell table:formula="of:=[.$I120]*[.N120]" office:value-type="float" office:value="0" calcext:value-type="float">
            <text:p>0</text:p>
          </table:table-cell>
        </table:table-row>
        <table:table-row table:style-name="ro1">
          <table:table-cell table:formula="of:=['Expand Dates'.J121]" office:value-type="float" office:value="0" calcext:value-type="float">
            <text:p>0</text:p>
          </table:table-cell>
          <table:table-cell table:formula="of:=['Expand Dates'.N121]" office:value-type="float" office:value="0" calcext:value-type="float">
            <text:p>0</text:p>
          </table:table-cell>
          <table:table-cell table:formula="of:=['Expand Dates'.R121]" office:value-type="float" office:value="0" calcext:value-type="float">
            <text:p>0</text:p>
          </table:table-cell>
          <table:table-cell table:formula="of:=['Expand Dates'.W121]" office:value-type="float" office:value="0" calcext:value-type="float">
            <text:p>0</text:p>
          </table:table-cell>
          <table:table-cell table:formula="of:=['Expand Dates'.Z121]" office:value-type="float" office:value="0" calcext:value-type="float">
            <text:p>0</text:p>
          </table:table-cell>
          <table:table-cell/>
          <table:table-cell table:formula="of:=['Expand Recipes'.I120]" office:value-type="string" office:string-value="Sweet Potato and Black bean chili" calcext:value-type="string">
            <text:p>Sweet Potato and Black bean chili</text:p>
          </table:table-cell>
          <table:table-cell table:formula="of:=['Expand Recipes'.J120]" office:value-type="string" office:string-value="4 teaspoons lime juice" calcext:value-type="string">
            <text:p>4 teaspoons lime juice</text:p>
          </table:table-cell>
          <table:table-cell table:formula="of:=['Expand Recipes'.K120]" office:value-type="float" office:value="0.25" calcext:value-type="float">
            <text:p>0.25</text:p>
          </table:table-cell>
          <table:table-cell table:formula="of:=['Expand Recipes'.L120]" office:value-type="string" office:string-value="tsp" calcext:value-type="string">
            <text:p>tsp</text:p>
          </table:table-cell>
          <table:table-cell table:formula="of:=IF([.$G121]=&quot;&quot;;0;(LOOKUP([.$G121];[.$A$3:.$A$31];[.B$3:.B$31])))" office:value-type="float" office:value="0" calcext:value-type="float">
            <text:p>0</text:p>
          </table:table-cell>
          <table:table-cell table:formula="of:=IF([.$G121]=&quot;&quot;;0;(LOOKUP([.$G121];[.$A$3:.$A$31];[.C$3:.C$31])))" office:value-type="float" office:value="0" calcext:value-type="float">
            <text:p>0</text:p>
          </table:table-cell>
          <table:table-cell table:formula="of:=IF([.$G121]=&quot;&quot;;0;(LOOKUP([.$G121];[.$A$3:.$A$31];[.D$3:.D$31])))" office:value-type="float" office:value="1" calcext:value-type="float">
            <text:p>1</text:p>
          </table:table-cell>
          <table:table-cell table:formula="of:=IF([.$G121]=&quot;&quot;;0;(LOOKUP([.$G121];[.$A$3:.$A$31];[.E$3:.E$31])))" office:value-type="float" office:value="0" calcext:value-type="float">
            <text:p>0</text:p>
          </table:table-cell>
          <table:table-cell/>
          <table:table-cell table:style-name="ce24" table:formula="of:=[.H121]" office:value-type="string" office:string-value="4 teaspoons lime juice" calcext:value-type="string">
            <text:p>4 teaspoons lime juice</text:p>
          </table:table-cell>
          <table:table-cell table:style-name="ce24" table:formula="of:=[.J121]" office:value-type="string" office:string-value="tsp" calcext:value-type="string">
            <text:p>tsp</text:p>
          </table:table-cell>
          <table:table-cell table:formula="of:=[.$I121]*[.K121]" office:value-type="float" office:value="0" calcext:value-type="float">
            <text:p>0</text:p>
          </table:table-cell>
          <table:table-cell table:formula="of:=[.$I121]*[.L121]" office:value-type="float" office:value="0" calcext:value-type="float">
            <text:p>0</text:p>
          </table:table-cell>
          <table:table-cell table:formula="of:=[.$I121]*[.M121]" office:value-type="float" office:value="0.25" calcext:value-type="float">
            <text:p>0.25</text:p>
          </table:table-cell>
          <table:table-cell table:formula="of:=[.$I121]*[.N121]" office:value-type="float" office:value="0" calcext:value-type="float">
            <text:p>0</text:p>
          </table:table-cell>
        </table:table-row>
        <table:table-row table:style-name="ro1">
          <table:table-cell table:formula="of:=['Expand Dates'.J122]" office:value-type="float" office:value="0" calcext:value-type="float">
            <text:p>0</text:p>
          </table:table-cell>
          <table:table-cell table:formula="of:=['Expand Dates'.N122]" office:value-type="float" office:value="0" calcext:value-type="float">
            <text:p>0</text:p>
          </table:table-cell>
          <table:table-cell table:formula="of:=['Expand Dates'.R122]" office:value-type="float" office:value="0" calcext:value-type="float">
            <text:p>0</text:p>
          </table:table-cell>
          <table:table-cell table:formula="of:=['Expand Dates'.W122]" office:value-type="float" office:value="0" calcext:value-type="float">
            <text:p>0</text:p>
          </table:table-cell>
          <table:table-cell table:formula="of:=['Expand Dates'.Z122]" office:value-type="float" office:value="0" calcext:value-type="float">
            <text:p>0</text:p>
          </table:table-cell>
          <table:table-cell/>
          <table:table-cell table:formula="of:=['Expand Recipes'.I121]" office:value-type="string" office:string-value="Sweet Potato and Black bean chili" calcext:value-type="string">
            <text:p>Sweet Potato and Black bean chili</text:p>
          </table:table-cell>
          <table:table-cell table:formula="of:=['Expand Recipes'.J121]" office:value-type="string" office:string-value="1/2 cup chopped fresh cilantro" calcext:value-type="string">
            <text:p>1/2 cup chopped fresh cilantro</text:p>
          </table:table-cell>
          <table:table-cell table:formula="of:=['Expand Recipes'.K121]" office:value-type="float" office:value="0.03125" calcext:value-type="float">
            <text:p>0.03125</text:p>
          </table:table-cell>
          <table:table-cell table:formula="of:=['Expand Recipes'.L121]" office:value-type="string" office:string-value="cup" calcext:value-type="string">
            <text:p>cup</text:p>
          </table:table-cell>
          <table:table-cell table:formula="of:=IF([.$G122]=&quot;&quot;;0;(LOOKUP([.$G122];[.$A$3:.$A$31];[.B$3:.B$31])))" office:value-type="float" office:value="0" calcext:value-type="float">
            <text:p>0</text:p>
          </table:table-cell>
          <table:table-cell table:formula="of:=IF([.$G122]=&quot;&quot;;0;(LOOKUP([.$G122];[.$A$3:.$A$31];[.C$3:.C$31])))" office:value-type="float" office:value="0" calcext:value-type="float">
            <text:p>0</text:p>
          </table:table-cell>
          <table:table-cell table:formula="of:=IF([.$G122]=&quot;&quot;;0;(LOOKUP([.$G122];[.$A$3:.$A$31];[.D$3:.D$31])))" office:value-type="float" office:value="1" calcext:value-type="float">
            <text:p>1</text:p>
          </table:table-cell>
          <table:table-cell table:formula="of:=IF([.$G122]=&quot;&quot;;0;(LOOKUP([.$G122];[.$A$3:.$A$31];[.E$3:.E$31])))" office:value-type="float" office:value="0" calcext:value-type="float">
            <text:p>0</text:p>
          </table:table-cell>
          <table:table-cell/>
          <table:table-cell table:style-name="ce24" table:formula="of:=[.H122]" office:value-type="string" office:string-value="1/2 cup chopped fresh cilantro" calcext:value-type="string">
            <text:p>1/2 cup chopped fresh cilantro</text:p>
          </table:table-cell>
          <table:table-cell table:style-name="ce24" table:formula="of:=[.J122]" office:value-type="string" office:string-value="cup" calcext:value-type="string">
            <text:p>cup</text:p>
          </table:table-cell>
          <table:table-cell table:formula="of:=[.$I122]*[.K122]" office:value-type="float" office:value="0" calcext:value-type="float">
            <text:p>0</text:p>
          </table:table-cell>
          <table:table-cell table:formula="of:=[.$I122]*[.L122]" office:value-type="float" office:value="0" calcext:value-type="float">
            <text:p>0</text:p>
          </table:table-cell>
          <table:table-cell table:formula="of:=[.$I122]*[.M122]" office:value-type="float" office:value="0.03125" calcext:value-type="float">
            <text:p>0.03125</text:p>
          </table:table-cell>
          <table:table-cell table:formula="of:=[.$I122]*[.N122]" office:value-type="float" office:value="0" calcext:value-type="float">
            <text:p>0</text:p>
          </table:table-cell>
        </table:table-row>
        <table:table-row table:style-name="ro1">
          <table:table-cell table:formula="of:=['Expand Dates'.J123]" office:value-type="float" office:value="0" calcext:value-type="float">
            <text:p>0</text:p>
          </table:table-cell>
          <table:table-cell table:formula="of:=['Expand Dates'.N123]" office:value-type="float" office:value="0" calcext:value-type="float">
            <text:p>0</text:p>
          </table:table-cell>
          <table:table-cell table:formula="of:=['Expand Dates'.R123]" office:value-type="float" office:value="0" calcext:value-type="float">
            <text:p>0</text:p>
          </table:table-cell>
          <table:table-cell table:formula="of:=['Expand Dates'.W123]" office:value-type="float" office:value="0" calcext:value-type="float">
            <text:p>0</text:p>
          </table:table-cell>
          <table:table-cell table:formula="of:=['Expand Dates'.Z123]" office:value-type="float" office:value="0" calcext:value-type="float">
            <text:p>0</text:p>
          </table:table-cell>
          <table:table-cell/>
          <table:table-cell table:formula="of:=['Expand Recipes'.I122]" office:value-type="string" office:string-value="Sweet Potato and Black bean chili" calcext:value-type="string">
            <text:p>Sweet Potato and Black bean chili</text:p>
          </table:table-cell>
          <table:table-cell table:formula="of:=['Expand Recipes'.J122]" office:value-type="string" office:string-value="2 teaspoons unsweetened cocoa powder" calcext:value-type="string">
            <text:p>2 teaspoons unsweetened cocoa powder</text:p>
          </table:table-cell>
          <table:table-cell table:formula="of:=['Expand Recipes'.K122]" office:value-type="float" office:value="0" calcext:value-type="float">
            <text:p>0</text:p>
          </table:table-cell>
          <table:table-cell table:formula="of:=['Expand Recipes'.L122]" office:value-type="float" office:value="0" calcext:value-type="float">
            <text:p>0</text:p>
          </table:table-cell>
          <table:table-cell table:formula="of:=IF([.$G123]=&quot;&quot;;0;(LOOKUP([.$G123];[.$A$3:.$A$31];[.B$3:.B$31])))" office:value-type="float" office:value="0" calcext:value-type="float">
            <text:p>0</text:p>
          </table:table-cell>
          <table:table-cell table:formula="of:=IF([.$G123]=&quot;&quot;;0;(LOOKUP([.$G123];[.$A$3:.$A$31];[.C$3:.C$31])))" office:value-type="float" office:value="0" calcext:value-type="float">
            <text:p>0</text:p>
          </table:table-cell>
          <table:table-cell table:formula="of:=IF([.$G123]=&quot;&quot;;0;(LOOKUP([.$G123];[.$A$3:.$A$31];[.D$3:.D$31])))" office:value-type="float" office:value="1" calcext:value-type="float">
            <text:p>1</text:p>
          </table:table-cell>
          <table:table-cell table:formula="of:=IF([.$G123]=&quot;&quot;;0;(LOOKUP([.$G123];[.$A$3:.$A$31];[.E$3:.E$31])))" office:value-type="float" office:value="0" calcext:value-type="float">
            <text:p>0</text:p>
          </table:table-cell>
          <table:table-cell/>
          <table:table-cell table:style-name="ce24" table:formula="of:=[.H123]" office:value-type="string" office:string-value="2 teaspoons unsweetened cocoa powder" calcext:value-type="string">
            <text:p>2 teaspoons unsweetened cocoa powder</text:p>
          </table:table-cell>
          <table:table-cell table:style-name="ce24" table:formula="of:=[.J123]" office:value-type="float" office:value="0" calcext:value-type="float">
            <text:p>0</text:p>
          </table:table-cell>
          <table:table-cell table:formula="of:=[.$I123]*[.K123]" office:value-type="float" office:value="0" calcext:value-type="float">
            <text:p>0</text:p>
          </table:table-cell>
          <table:table-cell table:formula="of:=[.$I123]*[.L123]" office:value-type="float" office:value="0" calcext:value-type="float">
            <text:p>0</text:p>
          </table:table-cell>
          <table:table-cell table:formula="of:=[.$I123]*[.M123]" office:value-type="float" office:value="0" calcext:value-type="float">
            <text:p>0</text:p>
          </table:table-cell>
          <table:table-cell table:formula="of:=[.$I123]*[.N123]" office:value-type="float" office:value="0" calcext:value-type="float">
            <text:p>0</text:p>
          </table:table-cell>
        </table:table-row>
        <table:table-row table:style-name="ro1">
          <table:table-cell table:formula="of:=['Expand Dates'.J124]" office:value-type="float" office:value="0" calcext:value-type="float">
            <text:p>0</text:p>
          </table:table-cell>
          <table:table-cell table:formula="of:=['Expand Dates'.N124]" office:value-type="float" office:value="0" calcext:value-type="float">
            <text:p>0</text:p>
          </table:table-cell>
          <table:table-cell table:formula="of:=['Expand Dates'.R124]" office:value-type="float" office:value="0" calcext:value-type="float">
            <text:p>0</text:p>
          </table:table-cell>
          <table:table-cell table:formula="of:=['Expand Dates'.W124]" office:value-type="float" office:value="0" calcext:value-type="float">
            <text:p>0</text:p>
          </table:table-cell>
          <table:table-cell table:formula="of:=['Expand Dates'.Z124]" office:value-type="float" office:value="0" calcext:value-type="float">
            <text:p>0</text:p>
          </table:table-cell>
          <table:table-cell/>
          <table:table-cell table:formula="of:=['Expand Recipes'.I123]" office:value-type="string" office:string-value="Sweet Potato and Black bean chili" calcext:value-type="string">
            <text:p>Sweet Potato and Black bean chili</text:p>
          </table:table-cell>
          <table:table-cell table:formula="of:=['Expand Recipes'.J123]" office:value-type="string" office:string-value="¼ teaspoon ground cinnamon" calcext:value-type="string">
            <text:p>¼ teaspoon ground cinnamon</text:p>
          </table:table-cell>
          <table:table-cell table:formula="of:=['Expand Recipes'.K123]" office:value-type="float" office:value="0" calcext:value-type="float">
            <text:p>0</text:p>
          </table:table-cell>
          <table:table-cell table:formula="of:=['Expand Recipes'.L123]" office:value-type="float" office:value="0" calcext:value-type="float">
            <text:p>0</text:p>
          </table:table-cell>
          <table:table-cell table:formula="of:=IF([.$G124]=&quot;&quot;;0;(LOOKUP([.$G124];[.$A$3:.$A$31];[.B$3:.B$31])))" office:value-type="float" office:value="0" calcext:value-type="float">
            <text:p>0</text:p>
          </table:table-cell>
          <table:table-cell table:formula="of:=IF([.$G124]=&quot;&quot;;0;(LOOKUP([.$G124];[.$A$3:.$A$31];[.C$3:.C$31])))" office:value-type="float" office:value="0" calcext:value-type="float">
            <text:p>0</text:p>
          </table:table-cell>
          <table:table-cell table:formula="of:=IF([.$G124]=&quot;&quot;;0;(LOOKUP([.$G124];[.$A$3:.$A$31];[.D$3:.D$31])))" office:value-type="float" office:value="1" calcext:value-type="float">
            <text:p>1</text:p>
          </table:table-cell>
          <table:table-cell table:formula="of:=IF([.$G124]=&quot;&quot;;0;(LOOKUP([.$G124];[.$A$3:.$A$31];[.E$3:.E$31])))" office:value-type="float" office:value="0" calcext:value-type="float">
            <text:p>0</text:p>
          </table:table-cell>
          <table:table-cell/>
          <table:table-cell table:style-name="ce24" table:formula="of:=[.H124]" office:value-type="string" office:string-value="¼ teaspoon ground cinnamon" calcext:value-type="string">
            <text:p>¼ teaspoon ground cinnamon</text:p>
          </table:table-cell>
          <table:table-cell table:style-name="ce24" table:formula="of:=[.J124]" office:value-type="float" office:value="0" calcext:value-type="float">
            <text:p>0</text:p>
          </table:table-cell>
          <table:table-cell table:formula="of:=[.$I124]*[.K124]" office:value-type="float" office:value="0" calcext:value-type="float">
            <text:p>0</text:p>
          </table:table-cell>
          <table:table-cell table:formula="of:=[.$I124]*[.L124]" office:value-type="float" office:value="0" calcext:value-type="float">
            <text:p>0</text:p>
          </table:table-cell>
          <table:table-cell table:formula="of:=[.$I124]*[.M124]" office:value-type="float" office:value="0" calcext:value-type="float">
            <text:p>0</text:p>
          </table:table-cell>
          <table:table-cell table:formula="of:=[.$I124]*[.N124]" office:value-type="float" office:value="0" calcext:value-type="float">
            <text:p>0</text:p>
          </table:table-cell>
        </table:table-row>
        <table:table-row table:style-name="ro1">
          <table:table-cell table:formula="of:=['Expand Dates'.J125]" office:value-type="float" office:value="0" calcext:value-type="float">
            <text:p>0</text:p>
          </table:table-cell>
          <table:table-cell table:formula="of:=['Expand Dates'.N125]" office:value-type="float" office:value="0" calcext:value-type="float">
            <text:p>0</text:p>
          </table:table-cell>
          <table:table-cell table:formula="of:=['Expand Dates'.R125]" office:value-type="float" office:value="0" calcext:value-type="float">
            <text:p>0</text:p>
          </table:table-cell>
          <table:table-cell table:formula="of:=['Expand Dates'.W125]" office:value-type="float" office:value="0" calcext:value-type="float">
            <text:p>0</text:p>
          </table:table-cell>
          <table:table-cell table:formula="of:=['Expand Dates'.Z125]" office:value-type="float" office:value="0" calcext:value-type="float">
            <text:p>0</text:p>
          </table:table-cell>
          <table:table-cell/>
          <table:table-cell table:formula="of:=['Expand Recipes'.I124]" office:value-type="string" office:string-value="Sweet Potato and Black bean chili" calcext:value-type="string">
            <text:p>Sweet Potato and Black bean chili</text:p>
          </table:table-cell>
          <table:table-cell table:formula="of:=['Expand Recipes'.J124]" office:value-type="string" office:string-value="avocado" calcext:value-type="string">
            <text:p>avocado</text:p>
          </table:table-cell>
          <table:table-cell table:formula="of:=['Expand Recipes'.K124]" office:value-type="float" office:value="0.25" calcext:value-type="float">
            <text:p>0.25</text:p>
          </table:table-cell>
          <table:table-cell table:formula="of:=['Expand Recipes'.L124]" office:value-type="string" office:string-value="piece" calcext:value-type="string">
            <text:p>piece</text:p>
          </table:table-cell>
          <table:table-cell table:formula="of:=IF([.$G125]=&quot;&quot;;0;(LOOKUP([.$G125];[.$A$3:.$A$31];[.B$3:.B$31])))" office:value-type="float" office:value="0" calcext:value-type="float">
            <text:p>0</text:p>
          </table:table-cell>
          <table:table-cell table:formula="of:=IF([.$G125]=&quot;&quot;;0;(LOOKUP([.$G125];[.$A$3:.$A$31];[.C$3:.C$31])))" office:value-type="float" office:value="0" calcext:value-type="float">
            <text:p>0</text:p>
          </table:table-cell>
          <table:table-cell table:formula="of:=IF([.$G125]=&quot;&quot;;0;(LOOKUP([.$G125];[.$A$3:.$A$31];[.D$3:.D$31])))" office:value-type="float" office:value="1" calcext:value-type="float">
            <text:p>1</text:p>
          </table:table-cell>
          <table:table-cell table:formula="of:=IF([.$G125]=&quot;&quot;;0;(LOOKUP([.$G125];[.$A$3:.$A$31];[.E$3:.E$31])))" office:value-type="float" office:value="0" calcext:value-type="float">
            <text:p>0</text:p>
          </table:table-cell>
          <table:table-cell/>
          <table:table-cell table:style-name="ce24" table:formula="of:=[.H125]" office:value-type="string" office:string-value="avocado" calcext:value-type="string">
            <text:p>avocado</text:p>
          </table:table-cell>
          <table:table-cell table:style-name="ce24" table:formula="of:=[.J125]" office:value-type="string" office:string-value="piece" calcext:value-type="string">
            <text:p>piece</text:p>
          </table:table-cell>
          <table:table-cell table:formula="of:=[.$I125]*[.K125]" office:value-type="float" office:value="0" calcext:value-type="float">
            <text:p>0</text:p>
          </table:table-cell>
          <table:table-cell table:formula="of:=[.$I125]*[.L125]" office:value-type="float" office:value="0" calcext:value-type="float">
            <text:p>0</text:p>
          </table:table-cell>
          <table:table-cell table:formula="of:=[.$I125]*[.M125]" office:value-type="float" office:value="0.25" calcext:value-type="float">
            <text:p>0.25</text:p>
          </table:table-cell>
          <table:table-cell table:formula="of:=[.$I125]*[.N125]" office:value-type="float" office:value="0" calcext:value-type="float">
            <text:p>0</text:p>
          </table:table-cell>
        </table:table-row>
        <table:table-row table:style-name="ro1">
          <table:table-cell table:formula="of:=['Expand Dates'.J126]" office:value-type="float" office:value="0" calcext:value-type="float">
            <text:p>0</text:p>
          </table:table-cell>
          <table:table-cell table:formula="of:=['Expand Dates'.N126]" office:value-type="float" office:value="0" calcext:value-type="float">
            <text:p>0</text:p>
          </table:table-cell>
          <table:table-cell table:formula="of:=['Expand Dates'.R126]" office:value-type="float" office:value="0" calcext:value-type="float">
            <text:p>0</text:p>
          </table:table-cell>
          <table:table-cell table:formula="of:=['Expand Dates'.W126]" office:value-type="float" office:value="0" calcext:value-type="float">
            <text:p>0</text:p>
          </table:table-cell>
          <table:table-cell table:formula="of:=['Expand Dates'.Z126]" office:value-type="float" office:value="0" calcext:value-type="float">
            <text:p>0</text:p>
          </table:table-cell>
          <table:table-cell/>
          <table:table-cell table:formula="of:=['Expand Recipes'.I125]" office:value-type="string" office:string-value="Sweet Potato and Black bean chili" calcext:value-type="string">
            <text:p>Sweet Potato and Black bean chili</text:p>
          </table:table-cell>
          <table:table-cell table:formula="of:=['Expand Recipes'.J125]" office:value-type="string" office:string-value="crema" calcext:value-type="string">
            <text:p>crema</text:p>
          </table:table-cell>
          <table:table-cell table:formula="of:=['Expand Recipes'.K125]" office:value-type="float" office:value="12.5" calcext:value-type="float">
            <text:p>12.5</text:p>
          </table:table-cell>
          <table:table-cell table:formula="of:=['Expand Recipes'.L125]" office:value-type="string" office:string-value="g" calcext:value-type="string">
            <text:p>g</text:p>
          </table:table-cell>
          <table:table-cell table:formula="of:=IF([.$G126]=&quot;&quot;;0;(LOOKUP([.$G126];[.$A$3:.$A$31];[.B$3:.B$31])))" office:value-type="float" office:value="0" calcext:value-type="float">
            <text:p>0</text:p>
          </table:table-cell>
          <table:table-cell table:formula="of:=IF([.$G126]=&quot;&quot;;0;(LOOKUP([.$G126];[.$A$3:.$A$31];[.C$3:.C$31])))" office:value-type="float" office:value="0" calcext:value-type="float">
            <text:p>0</text:p>
          </table:table-cell>
          <table:table-cell table:formula="of:=IF([.$G126]=&quot;&quot;;0;(LOOKUP([.$G126];[.$A$3:.$A$31];[.D$3:.D$31])))" office:value-type="float" office:value="1" calcext:value-type="float">
            <text:p>1</text:p>
          </table:table-cell>
          <table:table-cell table:formula="of:=IF([.$G126]=&quot;&quot;;0;(LOOKUP([.$G126];[.$A$3:.$A$31];[.E$3:.E$31])))" office:value-type="float" office:value="0" calcext:value-type="float">
            <text:p>0</text:p>
          </table:table-cell>
          <table:table-cell/>
          <table:table-cell table:style-name="ce24" table:formula="of:=[.H126]" office:value-type="string" office:string-value="crema" calcext:value-type="string">
            <text:p>crema</text:p>
          </table:table-cell>
          <table:table-cell table:style-name="ce24" table:formula="of:=[.J126]" office:value-type="string" office:string-value="g" calcext:value-type="string">
            <text:p>g</text:p>
          </table:table-cell>
          <table:table-cell table:formula="of:=[.$I126]*[.K126]" office:value-type="float" office:value="0" calcext:value-type="float">
            <text:p>0</text:p>
          </table:table-cell>
          <table:table-cell table:formula="of:=[.$I126]*[.L126]" office:value-type="float" office:value="0" calcext:value-type="float">
            <text:p>0</text:p>
          </table:table-cell>
          <table:table-cell table:formula="of:=[.$I126]*[.M126]" office:value-type="float" office:value="12.5" calcext:value-type="float">
            <text:p>12.5</text:p>
          </table:table-cell>
          <table:table-cell table:formula="of:=[.$I126]*[.N1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27]" office:value-type="float" office:value="0" calcext:value-type="float">
            <text:p>0</text:p>
          </table:table-cell>
          <table:table-cell table:formula="of:=['Expand Dates'.R127]" office:value-type="float" office:value="0" calcext:value-type="float">
            <text:p>0</text:p>
          </table:table-cell>
          <table:table-cell table:formula="of:=['Expand Dates'.W127]" office:value-type="float" office:value="0" calcext:value-type="float">
            <text:p>0</text:p>
          </table:table-cell>
          <table:table-cell table:formula="of:=['Expand Dates'.Z127]" office:value-type="float" office:value="0" calcext:value-type="float">
            <text:p>0</text:p>
          </table:table-cell>
          <table:table-cell/>
          <table:table-cell table:formula="of:=['Expand Recipes'.I126]" office:value-type="string" office:string-value="Sweet Potato and Black bean chili" calcext:value-type="string">
            <text:p>Sweet Potato and Black bean chili</text:p>
          </table:table-cell>
          <table:table-cell table:formula="of:=['Expand Recipes'.J126]" office:value-type="string" office:string-value="Rice" calcext:value-type="string">
            <text:p>Rice</text:p>
          </table:table-cell>
          <table:table-cell table:formula="of:=['Expand Recipes'.K126]" office:value-type="float" office:value="18.75" calcext:value-type="float">
            <text:p>18.75</text:p>
          </table:table-cell>
          <table:table-cell table:formula="of:=['Expand Recipes'.L126]" office:value-type="string" office:string-value="g" calcext:value-type="string">
            <text:p>g</text:p>
          </table:table-cell>
          <table:table-cell table:formula="of:=IF([.$G127]=&quot;&quot;;0;(LOOKUP([.$G127];[.$A$3:.$A$31];[.B$3:.B$31])))" office:value-type="float" office:value="0" calcext:value-type="float">
            <text:p>0</text:p>
          </table:table-cell>
          <table:table-cell table:formula="of:=IF([.$G127]=&quot;&quot;;0;(LOOKUP([.$G127];[.$A$3:.$A$31];[.C$3:.C$31])))" office:value-type="float" office:value="0" calcext:value-type="float">
            <text:p>0</text:p>
          </table:table-cell>
          <table:table-cell table:formula="of:=IF([.$G127]=&quot;&quot;;0;(LOOKUP([.$G127];[.$A$3:.$A$31];[.D$3:.D$31])))" office:value-type="float" office:value="1" calcext:value-type="float">
            <text:p>1</text:p>
          </table:table-cell>
          <table:table-cell table:formula="of:=IF([.$G127]=&quot;&quot;;0;(LOOKUP([.$G127];[.$A$3:.$A$31];[.E$3:.E$31])))" office:value-type="float" office:value="0" calcext:value-type="float">
            <text:p>0</text:p>
          </table:table-cell>
          <table:table-cell/>
          <table:table-cell table:style-name="ce24" table:formula="of:=[.H127]" office:value-type="string" office:string-value="Rice" calcext:value-type="string">
            <text:p>Rice</text:p>
          </table:table-cell>
          <table:table-cell table:style-name="ce24" table:formula="of:=[.J127]" office:value-type="string" office:string-value="g" calcext:value-type="string">
            <text:p>g</text:p>
          </table:table-cell>
          <table:table-cell table:formula="of:=[.$I127]*[.K127]" office:value-type="float" office:value="0" calcext:value-type="float">
            <text:p>0</text:p>
          </table:table-cell>
          <table:table-cell table:formula="of:=[.$I127]*[.L127]" office:value-type="float" office:value="0" calcext:value-type="float">
            <text:p>0</text:p>
          </table:table-cell>
          <table:table-cell table:formula="of:=[.$I127]*[.M127]" office:value-type="float" office:value="18.75" calcext:value-type="float">
            <text:p>18.75</text:p>
          </table:table-cell>
          <table:table-cell table:formula="of:=[.$I127]*[.N1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28]" office:value-type="float" office:value="0" calcext:value-type="float">
            <text:p>0</text:p>
          </table:table-cell>
          <table:table-cell table:formula="of:=['Expand Dates'.R128]" office:value-type="float" office:value="0" calcext:value-type="float">
            <text:p>0</text:p>
          </table:table-cell>
          <table:table-cell table:formula="of:=['Expand Dates'.W128]" office:value-type="float" office:value="0" calcext:value-type="float">
            <text:p>0</text:p>
          </table:table-cell>
          <table:table-cell table:formula="of:=['Expand Dates'.Z128]" office:value-type="float" office:value="0" calcext:value-type="float">
            <text:p>0</text:p>
          </table:table-cell>
          <table:table-cell/>
          <table:table-cell table:formula="of:=['Expand Recipes'.I127]" office:value-type="string" office:string-value="Sweet Potato and Black bean chili" calcext:value-type="string">
            <text:p>Sweet Potato and Black bean chili</text:p>
          </table:table-cell>
          <table:table-cell table:formula="of:=['Expand Recipes'.J127]" office:value-type="string" office:string-value="bread" calcext:value-type="string">
            <text:p>bread</text:p>
          </table:table-cell>
          <table:table-cell table:formula="of:=['Expand Recipes'.K127]" office:value-type="float" office:value="0.03075" calcext:value-type="float">
            <text:p>0.03075</text:p>
          </table:table-cell>
          <table:table-cell table:formula="of:=['Expand Recipes'.L127]" office:value-type="string" office:string-value="loaf" calcext:value-type="string">
            <text:p>loaf</text:p>
          </table:table-cell>
          <table:table-cell table:formula="of:=IF([.$G128]=&quot;&quot;;0;(LOOKUP([.$G128];[.$A$3:.$A$31];[.B$3:.B$31])))" office:value-type="float" office:value="0" calcext:value-type="float">
            <text:p>0</text:p>
          </table:table-cell>
          <table:table-cell table:formula="of:=IF([.$G128]=&quot;&quot;;0;(LOOKUP([.$G128];[.$A$3:.$A$31];[.C$3:.C$31])))" office:value-type="float" office:value="0" calcext:value-type="float">
            <text:p>0</text:p>
          </table:table-cell>
          <table:table-cell table:formula="of:=IF([.$G128]=&quot;&quot;;0;(LOOKUP([.$G128];[.$A$3:.$A$31];[.D$3:.D$31])))" office:value-type="float" office:value="1" calcext:value-type="float">
            <text:p>1</text:p>
          </table:table-cell>
          <table:table-cell table:formula="of:=IF([.$G128]=&quot;&quot;;0;(LOOKUP([.$G128];[.$A$3:.$A$31];[.E$3:.E$31])))" office:value-type="float" office:value="0" calcext:value-type="float">
            <text:p>0</text:p>
          </table:table-cell>
          <table:table-cell/>
          <table:table-cell table:style-name="ce24" table:formula="of:=[.H128]" office:value-type="string" office:string-value="bread" calcext:value-type="string">
            <text:p>bread</text:p>
          </table:table-cell>
          <table:table-cell table:style-name="ce24" table:formula="of:=[.J128]" office:value-type="string" office:string-value="loaf" calcext:value-type="string">
            <text:p>loaf</text:p>
          </table:table-cell>
          <table:table-cell table:formula="of:=[.$I128]*[.K128]" office:value-type="float" office:value="0" calcext:value-type="float">
            <text:p>0</text:p>
          </table:table-cell>
          <table:table-cell table:formula="of:=[.$I128]*[.L128]" office:value-type="float" office:value="0" calcext:value-type="float">
            <text:p>0</text:p>
          </table:table-cell>
          <table:table-cell table:formula="of:=[.$I128]*[.M128]" office:value-type="float" office:value="0.03075" calcext:value-type="float">
            <text:p>0.03075</text:p>
          </table:table-cell>
          <table:table-cell table:formula="of:=[.$I128]*[.N12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29]" office:value-type="float" office:value="0" calcext:value-type="float">
            <text:p>0</text:p>
          </table:table-cell>
          <table:table-cell table:formula="of:=['Expand Dates'.R129]" office:value-type="float" office:value="0" calcext:value-type="float">
            <text:p>0</text:p>
          </table:table-cell>
          <table:table-cell table:formula="of:=['Expand Dates'.W129]" office:value-type="float" office:value="0" calcext:value-type="float">
            <text:p>0</text:p>
          </table:table-cell>
          <table:table-cell table:formula="of:=['Expand Dates'.Z129]" office:value-type="float" office:value="0" calcext:value-type="float">
            <text:p>0</text:p>
          </table:table-cell>
          <table:table-cell/>
          <table:table-cell table:formula="of:=['Expand Recipes'.I128]">
            <text:p/>
          </table:table-cell>
          <table:table-cell table:formula="of:=['Expand Recipes'.J128]" office:value-type="float" office:value="0" calcext:value-type="float">
            <text:p>0</text:p>
          </table:table-cell>
          <table:table-cell table:formula="of:=['Expand Recipes'.K128]" office:value-type="float" office:value="0" calcext:value-type="float">
            <text:p>0</text:p>
          </table:table-cell>
          <table:table-cell table:formula="of:=['Expand Recipes'.L128]" office:value-type="float" office:value="0" calcext:value-type="float">
            <text:p>0</text:p>
          </table:table-cell>
          <table:table-cell table:formula="of:=IF([.$G129]=&quot;&quot;;0;(LOOKUP([.$G129];[.$A$3:.$A$31];[.B$3:.B$31])))" office:value-type="float" office:value="0" calcext:value-type="float">
            <text:p>0</text:p>
          </table:table-cell>
          <table:table-cell table:formula="of:=IF([.$G129]=&quot;&quot;;0;(LOOKUP([.$G129];[.$A$3:.$A$31];[.C$3:.C$31])))" office:value-type="float" office:value="0" calcext:value-type="float">
            <text:p>0</text:p>
          </table:table-cell>
          <table:table-cell table:formula="of:=IF([.$G129]=&quot;&quot;;0;(LOOKUP([.$G129];[.$A$3:.$A$31];[.D$3:.D$31])))" office:value-type="float" office:value="0" calcext:value-type="float">
            <text:p>0</text:p>
          </table:table-cell>
          <table:table-cell table:formula="of:=IF([.$G129]=&quot;&quot;;0;(LOOKUP([.$G129];[.$A$3:.$A$31];[.E$3:.E$31])))" office:value-type="float" office:value="0" calcext:value-type="float">
            <text:p>0</text:p>
          </table:table-cell>
          <table:table-cell/>
          <table:table-cell table:style-name="ce24" table:formula="of:=[.H129]" office:value-type="float" office:value="0" calcext:value-type="float">
            <text:p>0</text:p>
          </table:table-cell>
          <table:table-cell table:style-name="ce24" table:formula="of:=[.J129]" office:value-type="float" office:value="0" calcext:value-type="float">
            <text:p>0</text:p>
          </table:table-cell>
          <table:table-cell table:formula="of:=[.$I129]*[.K129]" office:value-type="float" office:value="0" calcext:value-type="float">
            <text:p>0</text:p>
          </table:table-cell>
          <table:table-cell table:formula="of:=[.$I129]*[.L129]" office:value-type="float" office:value="0" calcext:value-type="float">
            <text:p>0</text:p>
          </table:table-cell>
          <table:table-cell table:formula="of:=[.$I129]*[.M129]" office:value-type="float" office:value="0" calcext:value-type="float">
            <text:p>0</text:p>
          </table:table-cell>
          <table:table-cell table:formula="of:=[.$I129]*[.N12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30]" office:value-type="float" office:value="0" calcext:value-type="float">
            <text:p>0</text:p>
          </table:table-cell>
          <table:table-cell table:formula="of:=['Expand Dates'.R130]" office:value-type="float" office:value="0" calcext:value-type="float">
            <text:p>0</text:p>
          </table:table-cell>
          <table:table-cell table:formula="of:=['Expand Dates'.W130]" office:value-type="float" office:value="0" calcext:value-type="float">
            <text:p>0</text:p>
          </table:table-cell>
          <table:table-cell table:formula="of:=['Expand Dates'.Z130]" office:value-type="float" office:value="0" calcext:value-type="float">
            <text:p>0</text:p>
          </table:table-cell>
          <table:table-cell/>
          <table:table-cell table:formula="of:=['Expand Recipes'.I129]">
            <text:p/>
          </table:table-cell>
          <table:table-cell table:formula="of:=['Expand Recipes'.J129]" office:value-type="float" office:value="0" calcext:value-type="float">
            <text:p>0</text:p>
          </table:table-cell>
          <table:table-cell table:formula="of:=['Expand Recipes'.K129]" office:value-type="float" office:value="0" calcext:value-type="float">
            <text:p>0</text:p>
          </table:table-cell>
          <table:table-cell table:formula="of:=['Expand Recipes'.L129]" office:value-type="float" office:value="0" calcext:value-type="float">
            <text:p>0</text:p>
          </table:table-cell>
          <table:table-cell table:formula="of:=IF([.$G130]=&quot;&quot;;0;(LOOKUP([.$G130];[.$A$3:.$A$31];[.B$3:.B$31])))" office:value-type="float" office:value="0" calcext:value-type="float">
            <text:p>0</text:p>
          </table:table-cell>
          <table:table-cell table:formula="of:=IF([.$G130]=&quot;&quot;;0;(LOOKUP([.$G130];[.$A$3:.$A$31];[.C$3:.C$31])))" office:value-type="float" office:value="0" calcext:value-type="float">
            <text:p>0</text:p>
          </table:table-cell>
          <table:table-cell table:formula="of:=IF([.$G130]=&quot;&quot;;0;(LOOKUP([.$G130];[.$A$3:.$A$31];[.D$3:.D$31])))" office:value-type="float" office:value="0" calcext:value-type="float">
            <text:p>0</text:p>
          </table:table-cell>
          <table:table-cell table:formula="of:=IF([.$G130]=&quot;&quot;;0;(LOOKUP([.$G130];[.$A$3:.$A$31];[.E$3:.E$31])))" office:value-type="float" office:value="0" calcext:value-type="float">
            <text:p>0</text:p>
          </table:table-cell>
          <table:table-cell/>
          <table:table-cell table:style-name="ce24" table:formula="of:=[.H130]" office:value-type="float" office:value="0" calcext:value-type="float">
            <text:p>0</text:p>
          </table:table-cell>
          <table:table-cell table:style-name="ce24" table:formula="of:=[.J130]" office:value-type="float" office:value="0" calcext:value-type="float">
            <text:p>0</text:p>
          </table:table-cell>
          <table:table-cell table:formula="of:=[.$I130]*[.K130]" office:value-type="float" office:value="0" calcext:value-type="float">
            <text:p>0</text:p>
          </table:table-cell>
          <table:table-cell table:formula="of:=[.$I130]*[.L130]" office:value-type="float" office:value="0" calcext:value-type="float">
            <text:p>0</text:p>
          </table:table-cell>
          <table:table-cell table:formula="of:=[.$I130]*[.M130]" office:value-type="float" office:value="0" calcext:value-type="float">
            <text:p>0</text:p>
          </table:table-cell>
          <table:table-cell table:formula="of:=[.$I130]*[.N13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31]" office:value-type="float" office:value="0" calcext:value-type="float">
            <text:p>0</text:p>
          </table:table-cell>
          <table:table-cell table:formula="of:=['Expand Dates'.R131]" office:value-type="float" office:value="0" calcext:value-type="float">
            <text:p>0</text:p>
          </table:table-cell>
          <table:table-cell table:formula="of:=['Expand Dates'.W131]" office:value-type="float" office:value="0" calcext:value-type="float">
            <text:p>0</text:p>
          </table:table-cell>
          <table:table-cell table:formula="of:=['Expand Dates'.Z131]" office:value-type="float" office:value="0" calcext:value-type="float">
            <text:p>0</text:p>
          </table:table-cell>
          <table:table-cell/>
          <table:table-cell table:formula="of:=['Expand Recipes'.I130]">
            <text:p/>
          </table:table-cell>
          <table:table-cell table:formula="of:=['Expand Recipes'.J130]" office:value-type="float" office:value="0" calcext:value-type="float">
            <text:p>0</text:p>
          </table:table-cell>
          <table:table-cell table:formula="of:=['Expand Recipes'.K130]" office:value-type="string" office:string-value="" calcext:value-type="error">
            <text:p>#DIV/0!</text:p>
          </table:table-cell>
          <table:table-cell table:formula="of:=['Expand Recipes'.L130]" office:value-type="float" office:value="0" calcext:value-type="float">
            <text:p>0</text:p>
          </table:table-cell>
          <table:table-cell table:formula="of:=IF([.$G131]=&quot;&quot;;0;(LOOKUP([.$G131];[.$A$3:.$A$31];[.B$3:.B$31])))" office:value-type="float" office:value="0" calcext:value-type="float">
            <text:p>0</text:p>
          </table:table-cell>
          <table:table-cell table:formula="of:=IF([.$G131]=&quot;&quot;;0;(LOOKUP([.$G131];[.$A$3:.$A$31];[.C$3:.C$31])))" office:value-type="float" office:value="0" calcext:value-type="float">
            <text:p>0</text:p>
          </table:table-cell>
          <table:table-cell table:formula="of:=IF([.$G131]=&quot;&quot;;0;(LOOKUP([.$G131];[.$A$3:.$A$31];[.D$3:.D$31])))" office:value-type="float" office:value="0" calcext:value-type="float">
            <text:p>0</text:p>
          </table:table-cell>
          <table:table-cell table:formula="of:=IF([.$G131]=&quot;&quot;;0;(LOOKUP([.$G131];[.$A$3:.$A$31];[.E$3:.E$31])))" office:value-type="float" office:value="0" calcext:value-type="float">
            <text:p>0</text:p>
          </table:table-cell>
          <table:table-cell/>
          <table:table-cell table:style-name="ce24" table:formula="of:=[.H131]" office:value-type="float" office:value="0" calcext:value-type="float">
            <text:p>0</text:p>
          </table:table-cell>
          <table:table-cell table:style-name="ce24" table:formula="of:=[.J131]" office:value-type="float" office:value="0" calcext:value-type="float">
            <text:p>0</text:p>
          </table:table-cell>
          <table:table-cell table:formula="of:=[.$I131]*[.K131]" office:value-type="string" office:string-value="" calcext:value-type="error">
            <text:p>#DIV/0!</text:p>
          </table:table-cell>
          <table:table-cell table:formula="of:=[.$I131]*[.L131]" office:value-type="string" office:string-value="" calcext:value-type="error">
            <text:p>#DIV/0!</text:p>
          </table:table-cell>
          <table:table-cell table:formula="of:=[.$I131]*[.M131]" office:value-type="string" office:string-value="" calcext:value-type="error">
            <text:p>#DIV/0!</text:p>
          </table:table-cell>
          <table:table-cell table:formula="of:=[.$I131]*[.N13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2]" office:value-type="float" office:value="0" calcext:value-type="float">
            <text:p>0</text:p>
          </table:table-cell>
          <table:table-cell table:formula="of:=['Expand Dates'.R132]" office:value-type="float" office:value="0" calcext:value-type="float">
            <text:p>0</text:p>
          </table:table-cell>
          <table:table-cell table:formula="of:=['Expand Dates'.W132]" office:value-type="float" office:value="0" calcext:value-type="float">
            <text:p>0</text:p>
          </table:table-cell>
          <table:table-cell table:formula="of:=['Expand Dates'.Z132]" office:value-type="float" office:value="0" calcext:value-type="float">
            <text:p>0</text:p>
          </table:table-cell>
          <table:table-cell/>
          <table:table-cell table:formula="of:=['Expand Recipes'.I131]" office:value-type="string" office:string-value="Clafourtis" calcext:value-type="string">
            <text:p>Clafourtis</text:p>
          </table:table-cell>
          <table:table-cell table:formula="of:=['Expand Recipes'.J131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'Expand Recipes'.K131]" office:value-type="string" office:string-value="" calcext:value-type="error">
            <text:p>#DIV/0!</text:p>
          </table:table-cell>
          <table:table-cell table:formula="of:=['Expand Recipes'.L131]" office:value-type="string" office:string-value="g" calcext:value-type="string">
            <text:p>g</text:p>
          </table:table-cell>
          <table:table-cell table:formula="of:=IF([.$G132]=&quot;&quot;;0;(LOOKUP([.$G132];[.$A$3:.$A$31];[.B$3:.B$31])))" office:value-type="float" office:value="0.25" calcext:value-type="float">
            <text:p>0.25</text:p>
          </table:table-cell>
          <table:table-cell table:formula="of:=IF([.$G132]=&quot;&quot;;0;(LOOKUP([.$G132];[.$A$3:.$A$31];[.C$3:.C$31])))" office:value-type="float" office:value="0.25" calcext:value-type="float">
            <text:p>0.25</text:p>
          </table:table-cell>
          <table:table-cell table:formula="of:=IF([.$G132]=&quot;&quot;;0;(LOOKUP([.$G132];[.$A$3:.$A$31];[.D$3:.D$31])))" office:value-type="float" office:value="0.25" calcext:value-type="float">
            <text:p>0.25</text:p>
          </table:table-cell>
          <table:table-cell table:formula="of:=IF([.$G132]=&quot;&quot;;0;(LOOKUP([.$G132];[.$A$3:.$A$31];[.E$3:.E$31])))" office:value-type="float" office:value="0.25" calcext:value-type="float">
            <text:p>0.25</text:p>
          </table:table-cell>
          <table:table-cell/>
          <table:table-cell table:style-name="ce24" table:formula="of:=[.H132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style-name="ce24" table:formula="of:=[.J132]" office:value-type="string" office:string-value="g" calcext:value-type="string">
            <text:p>g</text:p>
          </table:table-cell>
          <table:table-cell table:formula="of:=[.$I132]*[.K132]" office:value-type="string" office:string-value="" calcext:value-type="error">
            <text:p>#DIV/0!</text:p>
          </table:table-cell>
          <table:table-cell table:formula="of:=[.$I132]*[.L132]" office:value-type="string" office:string-value="" calcext:value-type="error">
            <text:p>#DIV/0!</text:p>
          </table:table-cell>
          <table:table-cell table:formula="of:=[.$I132]*[.M132]" office:value-type="string" office:string-value="" calcext:value-type="error">
            <text:p>#DIV/0!</text:p>
          </table:table-cell>
          <table:table-cell table:formula="of:=[.$I132]*[.N13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3]" office:value-type="float" office:value="0" calcext:value-type="float">
            <text:p>0</text:p>
          </table:table-cell>
          <table:table-cell table:formula="of:=['Expand Dates'.R133]" office:value-type="float" office:value="0" calcext:value-type="float">
            <text:p>0</text:p>
          </table:table-cell>
          <table:table-cell table:formula="of:=['Expand Dates'.W133]" office:value-type="float" office:value="0" calcext:value-type="float">
            <text:p>0</text:p>
          </table:table-cell>
          <table:table-cell table:formula="of:=['Expand Dates'.Z133]" office:value-type="float" office:value="0" calcext:value-type="float">
            <text:p>0</text:p>
          </table:table-cell>
          <table:table-cell/>
          <table:table-cell table:formula="of:=['Expand Recipes'.I132]" office:value-type="string" office:string-value="Clafourtis" calcext:value-type="string">
            <text:p>Clafourtis</text:p>
          </table:table-cell>
          <table:table-cell table:formula="of:=['Expand Recipes'.J132]" office:value-type="string" office:string-value="75g sugar powder" calcext:value-type="string">
            <text:p>75g sugar powder</text:p>
          </table:table-cell>
          <table:table-cell table:formula="of:=['Expand Recipes'.K132]" office:value-type="string" office:string-value="" calcext:value-type="error">
            <text:p>#DIV/0!</text:p>
          </table:table-cell>
          <table:table-cell table:formula="of:=['Expand Recipes'.L132]" office:value-type="string" office:string-value="g" calcext:value-type="string">
            <text:p>g</text:p>
          </table:table-cell>
          <table:table-cell table:formula="of:=IF([.$G133]=&quot;&quot;;0;(LOOKUP([.$G133];[.$A$3:.$A$31];[.B$3:.B$31])))" office:value-type="float" office:value="0.25" calcext:value-type="float">
            <text:p>0.25</text:p>
          </table:table-cell>
          <table:table-cell table:formula="of:=IF([.$G133]=&quot;&quot;;0;(LOOKUP([.$G133];[.$A$3:.$A$31];[.C$3:.C$31])))" office:value-type="float" office:value="0.25" calcext:value-type="float">
            <text:p>0.25</text:p>
          </table:table-cell>
          <table:table-cell table:formula="of:=IF([.$G133]=&quot;&quot;;0;(LOOKUP([.$G133];[.$A$3:.$A$31];[.D$3:.D$31])))" office:value-type="float" office:value="0.25" calcext:value-type="float">
            <text:p>0.25</text:p>
          </table:table-cell>
          <table:table-cell table:formula="of:=IF([.$G133]=&quot;&quot;;0;(LOOKUP([.$G133];[.$A$3:.$A$31];[.E$3:.E$31])))" office:value-type="float" office:value="0.25" calcext:value-type="float">
            <text:p>0.25</text:p>
          </table:table-cell>
          <table:table-cell/>
          <table:table-cell table:style-name="ce24" table:formula="of:=[.H133]" office:value-type="string" office:string-value="75g sugar powder" calcext:value-type="string">
            <text:p>75g sugar powder</text:p>
          </table:table-cell>
          <table:table-cell table:style-name="ce24" table:formula="of:=[.J133]" office:value-type="string" office:string-value="g" calcext:value-type="string">
            <text:p>g</text:p>
          </table:table-cell>
          <table:table-cell table:formula="of:=[.$I133]*[.K133]" office:value-type="string" office:string-value="" calcext:value-type="error">
            <text:p>#DIV/0!</text:p>
          </table:table-cell>
          <table:table-cell table:formula="of:=[.$I133]*[.L133]" office:value-type="string" office:string-value="" calcext:value-type="error">
            <text:p>#DIV/0!</text:p>
          </table:table-cell>
          <table:table-cell table:formula="of:=[.$I133]*[.M133]" office:value-type="string" office:string-value="" calcext:value-type="error">
            <text:p>#DIV/0!</text:p>
          </table:table-cell>
          <table:table-cell table:formula="of:=[.$I133]*[.N13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4]" office:value-type="float" office:value="0" calcext:value-type="float">
            <text:p>0</text:p>
          </table:table-cell>
          <table:table-cell table:formula="of:=['Expand Dates'.R134]" office:value-type="float" office:value="0" calcext:value-type="float">
            <text:p>0</text:p>
          </table:table-cell>
          <table:table-cell table:formula="of:=['Expand Dates'.W134]" office:value-type="float" office:value="0" calcext:value-type="float">
            <text:p>0</text:p>
          </table:table-cell>
          <table:table-cell table:formula="of:=['Expand Dates'.Z134]" office:value-type="float" office:value="0" calcext:value-type="float">
            <text:p>0</text:p>
          </table:table-cell>
          <table:table-cell/>
          <table:table-cell table:formula="of:=['Expand Recipes'.I133]" office:value-type="string" office:string-value="Clafourtis" calcext:value-type="string">
            <text:p>Clafourtis</text:p>
          </table:table-cell>
          <table:table-cell table:formula="of:=['Expand Recipes'.J133]" office:value-type="string" office:string-value="75g flour" calcext:value-type="string">
            <text:p>75g flour</text:p>
          </table:table-cell>
          <table:table-cell table:formula="of:=['Expand Recipes'.K133]" office:value-type="string" office:string-value="" calcext:value-type="error">
            <text:p>#DIV/0!</text:p>
          </table:table-cell>
          <table:table-cell table:formula="of:=['Expand Recipes'.L133]" office:value-type="string" office:string-value="g" calcext:value-type="string">
            <text:p>g</text:p>
          </table:table-cell>
          <table:table-cell table:formula="of:=IF([.$G134]=&quot;&quot;;0;(LOOKUP([.$G134];[.$A$3:.$A$31];[.B$3:.B$31])))" office:value-type="float" office:value="0.25" calcext:value-type="float">
            <text:p>0.25</text:p>
          </table:table-cell>
          <table:table-cell table:formula="of:=IF([.$G134]=&quot;&quot;;0;(LOOKUP([.$G134];[.$A$3:.$A$31];[.C$3:.C$31])))" office:value-type="float" office:value="0.25" calcext:value-type="float">
            <text:p>0.25</text:p>
          </table:table-cell>
          <table:table-cell table:formula="of:=IF([.$G134]=&quot;&quot;;0;(LOOKUP([.$G134];[.$A$3:.$A$31];[.D$3:.D$31])))" office:value-type="float" office:value="0.25" calcext:value-type="float">
            <text:p>0.25</text:p>
          </table:table-cell>
          <table:table-cell table:formula="of:=IF([.$G134]=&quot;&quot;;0;(LOOKUP([.$G134];[.$A$3:.$A$31];[.E$3:.E$31])))" office:value-type="float" office:value="0.25" calcext:value-type="float">
            <text:p>0.25</text:p>
          </table:table-cell>
          <table:table-cell/>
          <table:table-cell table:style-name="ce24" table:formula="of:=[.H134]" office:value-type="string" office:string-value="75g flour" calcext:value-type="string">
            <text:p>75g flour</text:p>
          </table:table-cell>
          <table:table-cell table:style-name="ce24" table:formula="of:=[.J134]" office:value-type="string" office:string-value="g" calcext:value-type="string">
            <text:p>g</text:p>
          </table:table-cell>
          <table:table-cell table:formula="of:=[.$I134]*[.K134]" office:value-type="string" office:string-value="" calcext:value-type="error">
            <text:p>#DIV/0!</text:p>
          </table:table-cell>
          <table:table-cell table:formula="of:=[.$I134]*[.L134]" office:value-type="string" office:string-value="" calcext:value-type="error">
            <text:p>#DIV/0!</text:p>
          </table:table-cell>
          <table:table-cell table:formula="of:=[.$I134]*[.M134]" office:value-type="string" office:string-value="" calcext:value-type="error">
            <text:p>#DIV/0!</text:p>
          </table:table-cell>
          <table:table-cell table:formula="of:=[.$I134]*[.N13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5]" office:value-type="float" office:value="0" calcext:value-type="float">
            <text:p>0</text:p>
          </table:table-cell>
          <table:table-cell table:formula="of:=['Expand Dates'.R135]" office:value-type="float" office:value="0" calcext:value-type="float">
            <text:p>0</text:p>
          </table:table-cell>
          <table:table-cell table:formula="of:=['Expand Dates'.W135]" office:value-type="float" office:value="0" calcext:value-type="float">
            <text:p>0</text:p>
          </table:table-cell>
          <table:table-cell table:formula="of:=['Expand Dates'.Z135]" office:value-type="float" office:value="0" calcext:value-type="float">
            <text:p>0</text:p>
          </table:table-cell>
          <table:table-cell/>
          <table:table-cell table:formula="of:=['Expand Recipes'.I134]" office:value-type="string" office:string-value="Clafourtis" calcext:value-type="string">
            <text:p>Clafourtis</text:p>
          </table:table-cell>
          <table:table-cell table:formula="of:=['Expand Recipes'.J134]" office:value-type="string" office:string-value="50g butter" calcext:value-type="string">
            <text:p>50g butter</text:p>
          </table:table-cell>
          <table:table-cell table:formula="of:=['Expand Recipes'.K134]" office:value-type="string" office:string-value="" calcext:value-type="error">
            <text:p>#DIV/0!</text:p>
          </table:table-cell>
          <table:table-cell table:formula="of:=['Expand Recipes'.L134]" office:value-type="string" office:string-value="g" calcext:value-type="string">
            <text:p>g</text:p>
          </table:table-cell>
          <table:table-cell table:formula="of:=IF([.$G135]=&quot;&quot;;0;(LOOKUP([.$G135];[.$A$3:.$A$31];[.B$3:.B$31])))" office:value-type="float" office:value="0.25" calcext:value-type="float">
            <text:p>0.25</text:p>
          </table:table-cell>
          <table:table-cell table:formula="of:=IF([.$G135]=&quot;&quot;;0;(LOOKUP([.$G135];[.$A$3:.$A$31];[.C$3:.C$31])))" office:value-type="float" office:value="0.25" calcext:value-type="float">
            <text:p>0.25</text:p>
          </table:table-cell>
          <table:table-cell table:formula="of:=IF([.$G135]=&quot;&quot;;0;(LOOKUP([.$G135];[.$A$3:.$A$31];[.D$3:.D$31])))" office:value-type="float" office:value="0.25" calcext:value-type="float">
            <text:p>0.25</text:p>
          </table:table-cell>
          <table:table-cell table:formula="of:=IF([.$G135]=&quot;&quot;;0;(LOOKUP([.$G135];[.$A$3:.$A$31];[.E$3:.E$31])))" office:value-type="float" office:value="0.25" calcext:value-type="float">
            <text:p>0.25</text:p>
          </table:table-cell>
          <table:table-cell/>
          <table:table-cell table:style-name="ce24" table:formula="of:=[.H135]" office:value-type="string" office:string-value="50g butter" calcext:value-type="string">
            <text:p>50g butter</text:p>
          </table:table-cell>
          <table:table-cell table:style-name="ce24" table:formula="of:=[.J135]" office:value-type="string" office:string-value="g" calcext:value-type="string">
            <text:p>g</text:p>
          </table:table-cell>
          <table:table-cell table:formula="of:=[.$I135]*[.K135]" office:value-type="string" office:string-value="" calcext:value-type="error">
            <text:p>#DIV/0!</text:p>
          </table:table-cell>
          <table:table-cell table:formula="of:=[.$I135]*[.L135]" office:value-type="string" office:string-value="" calcext:value-type="error">
            <text:p>#DIV/0!</text:p>
          </table:table-cell>
          <table:table-cell table:formula="of:=[.$I135]*[.M135]" office:value-type="string" office:string-value="" calcext:value-type="error">
            <text:p>#DIV/0!</text:p>
          </table:table-cell>
          <table:table-cell table:formula="of:=[.$I135]*[.N13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6]" office:value-type="float" office:value="0" calcext:value-type="float">
            <text:p>0</text:p>
          </table:table-cell>
          <table:table-cell table:formula="of:=['Expand Dates'.R136]" office:value-type="float" office:value="0" calcext:value-type="float">
            <text:p>0</text:p>
          </table:table-cell>
          <table:table-cell table:formula="of:=['Expand Dates'.W136]" office:value-type="float" office:value="0" calcext:value-type="float">
            <text:p>0</text:p>
          </table:table-cell>
          <table:table-cell table:formula="of:=['Expand Dates'.Z136]" office:value-type="float" office:value="0" calcext:value-type="float">
            <text:p>0</text:p>
          </table:table-cell>
          <table:table-cell/>
          <table:table-cell table:formula="of:=['Expand Recipes'.I135]" office:value-type="string" office:string-value="Clafourtis" calcext:value-type="string">
            <text:p>Clafourtis</text:p>
          </table:table-cell>
          <table:table-cell table:formula="of:=['Expand Recipes'.J135]" office:value-type="string" office:string-value="2 egg" calcext:value-type="string">
            <text:p>2 egg</text:p>
          </table:table-cell>
          <table:table-cell table:formula="of:=['Expand Recipes'.K135]" office:value-type="string" office:string-value="" calcext:value-type="error">
            <text:p>#DIV/0!</text:p>
          </table:table-cell>
          <table:table-cell table:formula="of:=['Expand Recipes'.L135]" office:value-type="string" office:string-value="egg" calcext:value-type="string">
            <text:p>egg</text:p>
          </table:table-cell>
          <table:table-cell table:formula="of:=IF([.$G136]=&quot;&quot;;0;(LOOKUP([.$G136];[.$A$3:.$A$31];[.B$3:.B$31])))" office:value-type="float" office:value="0.25" calcext:value-type="float">
            <text:p>0.25</text:p>
          </table:table-cell>
          <table:table-cell table:formula="of:=IF([.$G136]=&quot;&quot;;0;(LOOKUP([.$G136];[.$A$3:.$A$31];[.C$3:.C$31])))" office:value-type="float" office:value="0.25" calcext:value-type="float">
            <text:p>0.25</text:p>
          </table:table-cell>
          <table:table-cell table:formula="of:=IF([.$G136]=&quot;&quot;;0;(LOOKUP([.$G136];[.$A$3:.$A$31];[.D$3:.D$31])))" office:value-type="float" office:value="0.25" calcext:value-type="float">
            <text:p>0.25</text:p>
          </table:table-cell>
          <table:table-cell table:formula="of:=IF([.$G136]=&quot;&quot;;0;(LOOKUP([.$G136];[.$A$3:.$A$31];[.E$3:.E$31])))" office:value-type="float" office:value="0.25" calcext:value-type="float">
            <text:p>0.25</text:p>
          </table:table-cell>
          <table:table-cell/>
          <table:table-cell table:style-name="ce24" table:formula="of:=[.H136]" office:value-type="string" office:string-value="2 egg" calcext:value-type="string">
            <text:p>2 egg</text:p>
          </table:table-cell>
          <table:table-cell table:style-name="ce24" table:formula="of:=[.J136]" office:value-type="string" office:string-value="egg" calcext:value-type="string">
            <text:p>egg</text:p>
          </table:table-cell>
          <table:table-cell table:formula="of:=[.$I136]*[.K136]" office:value-type="string" office:string-value="" calcext:value-type="error">
            <text:p>#DIV/0!</text:p>
          </table:table-cell>
          <table:table-cell table:formula="of:=[.$I136]*[.L136]" office:value-type="string" office:string-value="" calcext:value-type="error">
            <text:p>#DIV/0!</text:p>
          </table:table-cell>
          <table:table-cell table:formula="of:=[.$I136]*[.M136]" office:value-type="string" office:string-value="" calcext:value-type="error">
            <text:p>#DIV/0!</text:p>
          </table:table-cell>
          <table:table-cell table:formula="of:=[.$I136]*[.N1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7]" office:value-type="float" office:value="0" calcext:value-type="float">
            <text:p>0</text:p>
          </table:table-cell>
          <table:table-cell table:formula="of:=['Expand Dates'.R137]" office:value-type="float" office:value="0" calcext:value-type="float">
            <text:p>0</text:p>
          </table:table-cell>
          <table:table-cell table:formula="of:=['Expand Dates'.W137]" office:value-type="float" office:value="0" calcext:value-type="float">
            <text:p>0</text:p>
          </table:table-cell>
          <table:table-cell table:formula="of:=['Expand Dates'.Z137]" office:value-type="float" office:value="0" calcext:value-type="float">
            <text:p>0</text:p>
          </table:table-cell>
          <table:table-cell/>
          <table:table-cell table:formula="of:=['Expand Recipes'.I136]" office:value-type="string" office:string-value="Clafourtis" calcext:value-type="string">
            <text:p>Clafourtis</text:p>
          </table:table-cell>
          <table:table-cell table:formula="of:=['Expand Recipes'.J136]" office:value-type="string" office:string-value="33 ml milk" calcext:value-type="string">
            <text:p>33 ml milk</text:p>
          </table:table-cell>
          <table:table-cell table:formula="of:=['Expand Recipes'.K136]" office:value-type="string" office:string-value="" calcext:value-type="error">
            <text:p>#DIV/0!</text:p>
          </table:table-cell>
          <table:table-cell table:formula="of:=['Expand Recipes'.L136]" office:value-type="string" office:string-value="ml" calcext:value-type="string">
            <text:p>ml</text:p>
          </table:table-cell>
          <table:table-cell table:formula="of:=IF([.$G137]=&quot;&quot;;0;(LOOKUP([.$G137];[.$A$3:.$A$31];[.B$3:.B$31])))" office:value-type="float" office:value="0.25" calcext:value-type="float">
            <text:p>0.25</text:p>
          </table:table-cell>
          <table:table-cell table:formula="of:=IF([.$G137]=&quot;&quot;;0;(LOOKUP([.$G137];[.$A$3:.$A$31];[.C$3:.C$31])))" office:value-type="float" office:value="0.25" calcext:value-type="float">
            <text:p>0.25</text:p>
          </table:table-cell>
          <table:table-cell table:formula="of:=IF([.$G137]=&quot;&quot;;0;(LOOKUP([.$G137];[.$A$3:.$A$31];[.D$3:.D$31])))" office:value-type="float" office:value="0.25" calcext:value-type="float">
            <text:p>0.25</text:p>
          </table:table-cell>
          <table:table-cell table:formula="of:=IF([.$G137]=&quot;&quot;;0;(LOOKUP([.$G137];[.$A$3:.$A$31];[.E$3:.E$31])))" office:value-type="float" office:value="0.25" calcext:value-type="float">
            <text:p>0.25</text:p>
          </table:table-cell>
          <table:table-cell/>
          <table:table-cell table:style-name="ce24" table:formula="of:=[.H137]" office:value-type="string" office:string-value="33 ml milk" calcext:value-type="string">
            <text:p>33 ml milk</text:p>
          </table:table-cell>
          <table:table-cell table:style-name="ce24" table:formula="of:=[.J137]" office:value-type="string" office:string-value="ml" calcext:value-type="string">
            <text:p>ml</text:p>
          </table:table-cell>
          <table:table-cell table:formula="of:=[.$I137]*[.K137]" office:value-type="string" office:string-value="" calcext:value-type="error">
            <text:p>#DIV/0!</text:p>
          </table:table-cell>
          <table:table-cell table:formula="of:=[.$I137]*[.L137]" office:value-type="string" office:string-value="" calcext:value-type="error">
            <text:p>#DIV/0!</text:p>
          </table:table-cell>
          <table:table-cell table:formula="of:=[.$I137]*[.M137]" office:value-type="string" office:string-value="" calcext:value-type="error">
            <text:p>#DIV/0!</text:p>
          </table:table-cell>
          <table:table-cell table:formula="of:=[.$I137]*[.N13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8]" office:value-type="float" office:value="0" calcext:value-type="float">
            <text:p>0</text:p>
          </table:table-cell>
          <table:table-cell table:formula="of:=['Expand Dates'.R138]" office:value-type="float" office:value="0" calcext:value-type="float">
            <text:p>0</text:p>
          </table:table-cell>
          <table:table-cell table:formula="of:=['Expand Dates'.W138]" office:value-type="float" office:value="0" calcext:value-type="float">
            <text:p>0</text:p>
          </table:table-cell>
          <table:table-cell table:formula="of:=['Expand Dates'.Z138]" office:value-type="float" office:value="0" calcext:value-type="float">
            <text:p>0</text:p>
          </table:table-cell>
          <table:table-cell/>
          <table:table-cell table:formula="of:=['Expand Recipes'.I137]" office:value-type="string" office:string-value="Clafourtis" calcext:value-type="string">
            <text:p>Clafourtis</text:p>
          </table:table-cell>
          <table:table-cell table:formula="of:=['Expand Recipes'.J137]" office:value-type="string" office:string-value="200 ml creme fraiche" calcext:value-type="string">
            <text:p>200 ml creme fraiche</text:p>
          </table:table-cell>
          <table:table-cell table:formula="of:=['Expand Recipes'.K137]" office:value-type="string" office:string-value="" calcext:value-type="error">
            <text:p>#DIV/0!</text:p>
          </table:table-cell>
          <table:table-cell table:formula="of:=['Expand Recipes'.L137]" office:value-type="string" office:string-value="ml" calcext:value-type="string">
            <text:p>ml</text:p>
          </table:table-cell>
          <table:table-cell table:formula="of:=IF([.$G138]=&quot;&quot;;0;(LOOKUP([.$G138];[.$A$3:.$A$31];[.B$3:.B$31])))" office:value-type="float" office:value="0.25" calcext:value-type="float">
            <text:p>0.25</text:p>
          </table:table-cell>
          <table:table-cell table:formula="of:=IF([.$G138]=&quot;&quot;;0;(LOOKUP([.$G138];[.$A$3:.$A$31];[.C$3:.C$31])))" office:value-type="float" office:value="0.25" calcext:value-type="float">
            <text:p>0.25</text:p>
          </table:table-cell>
          <table:table-cell table:formula="of:=IF([.$G138]=&quot;&quot;;0;(LOOKUP([.$G138];[.$A$3:.$A$31];[.D$3:.D$31])))" office:value-type="float" office:value="0.25" calcext:value-type="float">
            <text:p>0.25</text:p>
          </table:table-cell>
          <table:table-cell table:formula="of:=IF([.$G138]=&quot;&quot;;0;(LOOKUP([.$G138];[.$A$3:.$A$31];[.E$3:.E$31])))" office:value-type="float" office:value="0.25" calcext:value-type="float">
            <text:p>0.25</text:p>
          </table:table-cell>
          <table:table-cell/>
          <table:table-cell table:style-name="ce24" table:formula="of:=[.H138]" office:value-type="string" office:string-value="200 ml creme fraiche" calcext:value-type="string">
            <text:p>200 ml creme fraiche</text:p>
          </table:table-cell>
          <table:table-cell table:style-name="ce24" table:formula="of:=[.J138]" office:value-type="string" office:string-value="ml" calcext:value-type="string">
            <text:p>ml</text:p>
          </table:table-cell>
          <table:table-cell table:formula="of:=[.$I138]*[.K138]" office:value-type="string" office:string-value="" calcext:value-type="error">
            <text:p>#DIV/0!</text:p>
          </table:table-cell>
          <table:table-cell table:formula="of:=[.$I138]*[.L138]" office:value-type="string" office:string-value="" calcext:value-type="error">
            <text:p>#DIV/0!</text:p>
          </table:table-cell>
          <table:table-cell table:formula="of:=[.$I138]*[.M138]" office:value-type="string" office:string-value="" calcext:value-type="error">
            <text:p>#DIV/0!</text:p>
          </table:table-cell>
          <table:table-cell table:formula="of:=[.$I138]*[.N1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9]" office:value-type="float" office:value="0" calcext:value-type="float">
            <text:p>0</text:p>
          </table:table-cell>
          <table:table-cell table:formula="of:=['Expand Dates'.R139]" office:value-type="float" office:value="0" calcext:value-type="float">
            <text:p>0</text:p>
          </table:table-cell>
          <table:table-cell table:formula="of:=['Expand Dates'.W139]" office:value-type="float" office:value="0" calcext:value-type="float">
            <text:p>0</text:p>
          </table:table-cell>
          <table:table-cell table:formula="of:=['Expand Dates'.Z139]" office:value-type="float" office:value="0" calcext:value-type="float">
            <text:p>0</text:p>
          </table:table-cell>
          <table:table-cell/>
          <table:table-cell table:formula="of:=['Expand Recipes'.I138]" office:value-type="string" office:string-value="Clafourtis" calcext:value-type="string">
            <text:p>Clafourtis</text:p>
          </table:table-cell>
          <table:table-cell table:formula="of:=['Expand Recipes'.J138]" office:value-type="string" office:string-value="1 pinch salt" calcext:value-type="string">
            <text:p>1 pinch salt</text:p>
          </table:table-cell>
          <table:table-cell table:formula="of:=['Expand Recipes'.K138]" office:value-type="string" office:string-value="" calcext:value-type="error">
            <text:p>#DIV/0!</text:p>
          </table:table-cell>
          <table:table-cell table:formula="of:=['Expand Recipes'.L138]" office:value-type="string" office:string-value="pinch" calcext:value-type="string">
            <text:p>pinch</text:p>
          </table:table-cell>
          <table:table-cell table:formula="of:=IF([.$G139]=&quot;&quot;;0;(LOOKUP([.$G139];[.$A$3:.$A$31];[.B$3:.B$31])))" office:value-type="float" office:value="0.25" calcext:value-type="float">
            <text:p>0.25</text:p>
          </table:table-cell>
          <table:table-cell table:formula="of:=IF([.$G139]=&quot;&quot;;0;(LOOKUP([.$G139];[.$A$3:.$A$31];[.C$3:.C$31])))" office:value-type="float" office:value="0.25" calcext:value-type="float">
            <text:p>0.25</text:p>
          </table:table-cell>
          <table:table-cell table:formula="of:=IF([.$G139]=&quot;&quot;;0;(LOOKUP([.$G139];[.$A$3:.$A$31];[.D$3:.D$31])))" office:value-type="float" office:value="0.25" calcext:value-type="float">
            <text:p>0.25</text:p>
          </table:table-cell>
          <table:table-cell table:formula="of:=IF([.$G139]=&quot;&quot;;0;(LOOKUP([.$G139];[.$A$3:.$A$31];[.E$3:.E$31])))" office:value-type="float" office:value="0.25" calcext:value-type="float">
            <text:p>0.25</text:p>
          </table:table-cell>
          <table:table-cell/>
          <table:table-cell table:style-name="ce24" table:formula="of:=[.H139]" office:value-type="string" office:string-value="1 pinch salt" calcext:value-type="string">
            <text:p>1 pinch salt</text:p>
          </table:table-cell>
          <table:table-cell table:style-name="ce24" table:formula="of:=[.J139]" office:value-type="string" office:string-value="pinch" calcext:value-type="string">
            <text:p>pinch</text:p>
          </table:table-cell>
          <table:table-cell table:formula="of:=[.$I139]*[.K139]" office:value-type="string" office:string-value="" calcext:value-type="error">
            <text:p>#DIV/0!</text:p>
          </table:table-cell>
          <table:table-cell table:formula="of:=[.$I139]*[.L139]" office:value-type="string" office:string-value="" calcext:value-type="error">
            <text:p>#DIV/0!</text:p>
          </table:table-cell>
          <table:table-cell table:formula="of:=[.$I139]*[.M139]" office:value-type="string" office:string-value="" calcext:value-type="error">
            <text:p>#DIV/0!</text:p>
          </table:table-cell>
          <table:table-cell table:formula="of:=[.$I139]*[.N1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40]" office:value-type="float" office:value="0" calcext:value-type="float">
            <text:p>0</text:p>
          </table:table-cell>
          <table:table-cell table:formula="of:=['Expand Dates'.R140]" office:value-type="float" office:value="0" calcext:value-type="float">
            <text:p>0</text:p>
          </table:table-cell>
          <table:table-cell table:formula="of:=['Expand Dates'.W140]" office:value-type="float" office:value="0" calcext:value-type="float">
            <text:p>0</text:p>
          </table:table-cell>
          <table:table-cell table:formula="of:=['Expand Dates'.Z140]" office:value-type="float" office:value="0" calcext:value-type="float">
            <text:p>0</text:p>
          </table:table-cell>
          <table:table-cell/>
          <table:table-cell table:formula="of:=['Expand Recipes'.I139]" office:value-type="string" office:string-value="Clafourtis" calcext:value-type="string">
            <text:p>Clafourtis</text:p>
          </table:table-cell>
          <table:table-cell table:formula="of:=['Expand Recipes'.J139]" office:value-type="string" office:string-value="1 sachet vanilla " calcext:value-type="string">
            <text:p>1 sachet vanilla </text:p>
          </table:table-cell>
          <table:table-cell table:formula="of:=['Expand Recipes'.K139]" office:value-type="string" office:string-value="" calcext:value-type="error">
            <text:p>#DIV/0!</text:p>
          </table:table-cell>
          <table:table-cell table:formula="of:=['Expand Recipes'.L139]" office:value-type="string" office:string-value="sachet" calcext:value-type="string">
            <text:p>sachet</text:p>
          </table:table-cell>
          <table:table-cell table:formula="of:=IF([.$G140]=&quot;&quot;;0;(LOOKUP([.$G140];[.$A$3:.$A$31];[.B$3:.B$31])))" office:value-type="float" office:value="0.25" calcext:value-type="float">
            <text:p>0.25</text:p>
          </table:table-cell>
          <table:table-cell table:formula="of:=IF([.$G140]=&quot;&quot;;0;(LOOKUP([.$G140];[.$A$3:.$A$31];[.C$3:.C$31])))" office:value-type="float" office:value="0.25" calcext:value-type="float">
            <text:p>0.25</text:p>
          </table:table-cell>
          <table:table-cell table:formula="of:=IF([.$G140]=&quot;&quot;;0;(LOOKUP([.$G140];[.$A$3:.$A$31];[.D$3:.D$31])))" office:value-type="float" office:value="0.25" calcext:value-type="float">
            <text:p>0.25</text:p>
          </table:table-cell>
          <table:table-cell table:formula="of:=IF([.$G140]=&quot;&quot;;0;(LOOKUP([.$G140];[.$A$3:.$A$31];[.E$3:.E$31])))" office:value-type="float" office:value="0.25" calcext:value-type="float">
            <text:p>0.25</text:p>
          </table:table-cell>
          <table:table-cell/>
          <table:table-cell table:style-name="ce24" table:formula="of:=[.H140]" office:value-type="string" office:string-value="1 sachet vanilla " calcext:value-type="string">
            <text:p>1 sachet vanilla </text:p>
          </table:table-cell>
          <table:table-cell table:style-name="ce24" table:formula="of:=[.J140]" office:value-type="string" office:string-value="sachet" calcext:value-type="string">
            <text:p>sachet</text:p>
          </table:table-cell>
          <table:table-cell table:formula="of:=[.$I140]*[.K140]" office:value-type="string" office:string-value="" calcext:value-type="error">
            <text:p>#DIV/0!</text:p>
          </table:table-cell>
          <table:table-cell table:formula="of:=[.$I140]*[.L140]" office:value-type="string" office:string-value="" calcext:value-type="error">
            <text:p>#DIV/0!</text:p>
          </table:table-cell>
          <table:table-cell table:formula="of:=[.$I140]*[.M140]" office:value-type="string" office:string-value="" calcext:value-type="error">
            <text:p>#DIV/0!</text:p>
          </table:table-cell>
          <table:table-cell table:formula="of:=[.$I140]*[.N1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41]" office:value-type="float" office:value="0" calcext:value-type="float">
            <text:p>0</text:p>
          </table:table-cell>
          <table:table-cell table:formula="of:=['Expand Dates'.R141]" office:value-type="float" office:value="0" calcext:value-type="float">
            <text:p>0</text:p>
          </table:table-cell>
          <table:table-cell table:formula="of:=['Expand Dates'.W141]" office:value-type="float" office:value="0" calcext:value-type="float">
            <text:p>0</text:p>
          </table:table-cell>
          <table:table-cell table:formula="of:=['Expand Dates'.Z141]" office:value-type="float" office:value="0" calcext:value-type="float">
            <text:p>0</text:p>
          </table:table-cell>
          <table:table-cell/>
          <table:table-cell table:formula="of:=['Expand Recipes'.I140]">
            <text:p/>
          </table:table-cell>
          <table:table-cell table:formula="of:=['Expand Recipes'.J140]" office:value-type="float" office:value="0" calcext:value-type="float">
            <text:p>0</text:p>
          </table:table-cell>
          <table:table-cell table:formula="of:=['Expand Recipes'.K140]" office:value-type="string" office:string-value="" calcext:value-type="error">
            <text:p>#DIV/0!</text:p>
          </table:table-cell>
          <table:table-cell table:formula="of:=['Expand Recipes'.L140]" office:value-type="float" office:value="0" calcext:value-type="float">
            <text:p>0</text:p>
          </table:table-cell>
          <table:table-cell table:formula="of:=IF([.$G141]=&quot;&quot;;0;(LOOKUP([.$G141];[.$A$3:.$A$31];[.B$3:.B$31])))" office:value-type="float" office:value="0" calcext:value-type="float">
            <text:p>0</text:p>
          </table:table-cell>
          <table:table-cell table:formula="of:=IF([.$G141]=&quot;&quot;;0;(LOOKUP([.$G141];[.$A$3:.$A$31];[.C$3:.C$31])))" office:value-type="float" office:value="0" calcext:value-type="float">
            <text:p>0</text:p>
          </table:table-cell>
          <table:table-cell table:formula="of:=IF([.$G141]=&quot;&quot;;0;(LOOKUP([.$G141];[.$A$3:.$A$31];[.D$3:.D$31])))" office:value-type="float" office:value="0" calcext:value-type="float">
            <text:p>0</text:p>
          </table:table-cell>
          <table:table-cell table:formula="of:=IF([.$G141]=&quot;&quot;;0;(LOOKUP([.$G141];[.$A$3:.$A$31];[.E$3:.E$31])))" office:value-type="float" office:value="0" calcext:value-type="float">
            <text:p>0</text:p>
          </table:table-cell>
          <table:table-cell/>
          <table:table-cell table:style-name="ce24" table:formula="of:=[.H141]" office:value-type="float" office:value="0" calcext:value-type="float">
            <text:p>0</text:p>
          </table:table-cell>
          <table:table-cell table:style-name="ce24" table:formula="of:=[.J141]" office:value-type="float" office:value="0" calcext:value-type="float">
            <text:p>0</text:p>
          </table:table-cell>
          <table:table-cell table:formula="of:=[.$I141]*[.K141]" office:value-type="string" office:string-value="" calcext:value-type="error">
            <text:p>#DIV/0!</text:p>
          </table:table-cell>
          <table:table-cell table:formula="of:=[.$I141]*[.L141]" office:value-type="string" office:string-value="" calcext:value-type="error">
            <text:p>#DIV/0!</text:p>
          </table:table-cell>
          <table:table-cell table:formula="of:=[.$I141]*[.M141]" office:value-type="string" office:string-value="" calcext:value-type="error">
            <text:p>#DIV/0!</text:p>
          </table:table-cell>
          <table:table-cell table:formula="of:=[.$I141]*[.N1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42]" office:value-type="float" office:value="0" calcext:value-type="float">
            <text:p>0</text:p>
          </table:table-cell>
          <table:table-cell table:formula="of:=['Expand Dates'.R142]" office:value-type="float" office:value="0" calcext:value-type="float">
            <text:p>0</text:p>
          </table:table-cell>
          <table:table-cell table:formula="of:=['Expand Dates'.W142]" office:value-type="float" office:value="0" calcext:value-type="float">
            <text:p>0</text:p>
          </table:table-cell>
          <table:table-cell table:formula="of:=['Expand Dates'.Z142]" office:value-type="float" office:value="0" calcext:value-type="float">
            <text:p>0</text:p>
          </table:table-cell>
          <table:table-cell/>
          <table:table-cell table:formula="of:=['Expand Recipes'.I141]">
            <text:p/>
          </table:table-cell>
          <table:table-cell table:formula="of:=['Expand Recipes'.J141]" office:value-type="float" office:value="0" calcext:value-type="float">
            <text:p>0</text:p>
          </table:table-cell>
          <table:table-cell table:formula="of:=['Expand Recipes'.K141]" office:value-type="float" office:value="0" calcext:value-type="float">
            <text:p>0</text:p>
          </table:table-cell>
          <table:table-cell table:formula="of:=['Expand Recipes'.L141]" office:value-type="float" office:value="0" calcext:value-type="float">
            <text:p>0</text:p>
          </table:table-cell>
          <table:table-cell table:formula="of:=IF([.$G142]=&quot;&quot;;0;(LOOKUP([.$G142];[.$A$3:.$A$31];[.B$3:.B$31])))" office:value-type="float" office:value="0" calcext:value-type="float">
            <text:p>0</text:p>
          </table:table-cell>
          <table:table-cell table:formula="of:=IF([.$G142]=&quot;&quot;;0;(LOOKUP([.$G142];[.$A$3:.$A$31];[.C$3:.C$31])))" office:value-type="float" office:value="0" calcext:value-type="float">
            <text:p>0</text:p>
          </table:table-cell>
          <table:table-cell table:formula="of:=IF([.$G142]=&quot;&quot;;0;(LOOKUP([.$G142];[.$A$3:.$A$31];[.D$3:.D$31])))" office:value-type="float" office:value="0" calcext:value-type="float">
            <text:p>0</text:p>
          </table:table-cell>
          <table:table-cell table:formula="of:=IF([.$G142]=&quot;&quot;;0;(LOOKUP([.$G142];[.$A$3:.$A$31];[.E$3:.E$31])))" office:value-type="float" office:value="0" calcext:value-type="float">
            <text:p>0</text:p>
          </table:table-cell>
          <table:table-cell/>
          <table:table-cell table:style-name="ce24" table:formula="of:=[.H142]" office:value-type="float" office:value="0" calcext:value-type="float">
            <text:p>0</text:p>
          </table:table-cell>
          <table:table-cell table:style-name="ce24" table:formula="of:=[.J142]" office:value-type="float" office:value="0" calcext:value-type="float">
            <text:p>0</text:p>
          </table:table-cell>
          <table:table-cell table:formula="of:=[.$I142]*[.K142]" office:value-type="float" office:value="0" calcext:value-type="float">
            <text:p>0</text:p>
          </table:table-cell>
          <table:table-cell table:formula="of:=[.$I142]*[.L142]" office:value-type="float" office:value="0" calcext:value-type="float">
            <text:p>0</text:p>
          </table:table-cell>
          <table:table-cell table:formula="of:=[.$I142]*[.M142]" office:value-type="float" office:value="0" calcext:value-type="float">
            <text:p>0</text:p>
          </table:table-cell>
          <table:table-cell table:formula="of:=[.$I142]*[.N14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43]" office:value-type="float" office:value="0" calcext:value-type="float">
            <text:p>0</text:p>
          </table:table-cell>
          <table:table-cell table:formula="of:=['Expand Dates'.R143]" office:value-type="float" office:value="0" calcext:value-type="float">
            <text:p>0</text:p>
          </table:table-cell>
          <table:table-cell table:formula="of:=['Expand Dates'.W143]" office:value-type="float" office:value="0" calcext:value-type="float">
            <text:p>0</text:p>
          </table:table-cell>
          <table:table-cell table:formula="of:=['Expand Dates'.Z143]" office:value-type="float" office:value="0" calcext:value-type="float">
            <text:p>0</text:p>
          </table:table-cell>
          <table:table-cell/>
          <table:table-cell table:formula="of:=['Expand Recipes'.I142]" office:value-type="string" office:string-value="Custard" calcext:value-type="string">
            <text:p>Custard</text:p>
          </table:table-cell>
          <table:table-cell table:formula="of:=['Expand Recipes'.J142]" office:value-type="string" office:string-value="1 cup (250ml) milk" calcext:value-type="string">
            <text:p>1 cup (250ml) milk</text:p>
          </table:table-cell>
          <table:table-cell table:formula="of:=['Expand Recipes'.K142]" office:value-type="float" office:value="83.3333333333333" calcext:value-type="float">
            <text:p>83.3333333333</text:p>
          </table:table-cell>
          <table:table-cell table:formula="of:=['Expand Recipes'.L142]" office:value-type="string" office:string-value="ml" calcext:value-type="string">
            <text:p>ml</text:p>
          </table:table-cell>
          <table:table-cell table:formula="of:=IF([.$G143]=&quot;&quot;;0;(LOOKUP([.$G143];[.$A$3:.$A$31];[.B$3:.B$31])))" office:value-type="float" office:value="0.25" calcext:value-type="float">
            <text:p>0.25</text:p>
          </table:table-cell>
          <table:table-cell table:formula="of:=IF([.$G143]=&quot;&quot;;0;(LOOKUP([.$G143];[.$A$3:.$A$31];[.C$3:.C$31])))" office:value-type="float" office:value="0.25" calcext:value-type="float">
            <text:p>0.25</text:p>
          </table:table-cell>
          <table:table-cell table:formula="of:=IF([.$G143]=&quot;&quot;;0;(LOOKUP([.$G143];[.$A$3:.$A$31];[.D$3:.D$31])))" office:value-type="float" office:value="0.25" calcext:value-type="float">
            <text:p>0.25</text:p>
          </table:table-cell>
          <table:table-cell table:formula="of:=IF([.$G143]=&quot;&quot;;0;(LOOKUP([.$G143];[.$A$3:.$A$31];[.E$3:.E$31])))" office:value-type="float" office:value="0.25" calcext:value-type="float">
            <text:p>0.25</text:p>
          </table:table-cell>
          <table:table-cell/>
          <table:table-cell table:style-name="ce24" table:formula="of:=[.H143]" office:value-type="string" office:string-value="1 cup (250ml) milk" calcext:value-type="string">
            <text:p>1 cup (250ml) milk</text:p>
          </table:table-cell>
          <table:table-cell table:style-name="ce24" table:formula="of:=[.J143]" office:value-type="string" office:string-value="ml" calcext:value-type="string">
            <text:p>ml</text:p>
          </table:table-cell>
          <table:table-cell table:formula="of:=[.$I143]*[.K143]" office:value-type="float" office:value="20.8333333333333" calcext:value-type="float">
            <text:p>20.8333333333</text:p>
          </table:table-cell>
          <table:table-cell table:formula="of:=[.$I143]*[.L143]" office:value-type="float" office:value="20.8333333333333" calcext:value-type="float">
            <text:p>20.8333333333</text:p>
          </table:table-cell>
          <table:table-cell table:formula="of:=[.$I143]*[.M143]" office:value-type="float" office:value="20.8333333333333" calcext:value-type="float">
            <text:p>20.8333333333</text:p>
          </table:table-cell>
          <table:table-cell table:formula="of:=[.$I143]*[.N143]" office:value-type="float" office:value="20.8333333333333" calcext:value-type="float">
            <text:p>20.8333333333</text:p>
          </table:table-cell>
        </table:table-row>
        <table:table-row table:style-name="ro1">
          <table:table-cell/>
          <table:table-cell table:formula="of:=['Expand Dates'.N144]" office:value-type="float" office:value="0" calcext:value-type="float">
            <text:p>0</text:p>
          </table:table-cell>
          <table:table-cell table:formula="of:=['Expand Dates'.R144]" office:value-type="float" office:value="0" calcext:value-type="float">
            <text:p>0</text:p>
          </table:table-cell>
          <table:table-cell table:formula="of:=['Expand Dates'.W144]" office:value-type="float" office:value="0" calcext:value-type="float">
            <text:p>0</text:p>
          </table:table-cell>
          <table:table-cell table:formula="of:=['Expand Dates'.Z144]" office:value-type="float" office:value="0" calcext:value-type="float">
            <text:p>0</text:p>
          </table:table-cell>
          <table:table-cell/>
          <table:table-cell table:formula="of:=['Expand Recipes'.I143]" office:value-type="string" office:string-value="Custard" calcext:value-type="string">
            <text:p>Custard</text:p>
          </table:table-cell>
          <table:table-cell table:formula="of:=['Expand Recipes'.J143]" office:value-type="string" office:string-value="1 egg" calcext:value-type="string">
            <text:p>1 egg</text:p>
          </table:table-cell>
          <table:table-cell table:formula="of:=['Expand Recipes'.K143]" office:value-type="float" office:value="0.333333333333333" calcext:value-type="float">
            <text:p>0.3333333333</text:p>
          </table:table-cell>
          <table:table-cell table:formula="of:=['Expand Recipes'.L143]" office:value-type="string" office:string-value="eggs" calcext:value-type="string">
            <text:p>eggs</text:p>
          </table:table-cell>
          <table:table-cell table:formula="of:=IF([.$G144]=&quot;&quot;;0;(LOOKUP([.$G144];[.$A$3:.$A$31];[.B$3:.B$31])))" office:value-type="float" office:value="0.25" calcext:value-type="float">
            <text:p>0.25</text:p>
          </table:table-cell>
          <table:table-cell table:formula="of:=IF([.$G144]=&quot;&quot;;0;(LOOKUP([.$G144];[.$A$3:.$A$31];[.C$3:.C$31])))" office:value-type="float" office:value="0.25" calcext:value-type="float">
            <text:p>0.25</text:p>
          </table:table-cell>
          <table:table-cell table:formula="of:=IF([.$G144]=&quot;&quot;;0;(LOOKUP([.$G144];[.$A$3:.$A$31];[.D$3:.D$31])))" office:value-type="float" office:value="0.25" calcext:value-type="float">
            <text:p>0.25</text:p>
          </table:table-cell>
          <table:table-cell table:formula="of:=IF([.$G144]=&quot;&quot;;0;(LOOKUP([.$G144];[.$A$3:.$A$31];[.E$3:.E$31])))" office:value-type="float" office:value="0.25" calcext:value-type="float">
            <text:p>0.25</text:p>
          </table:table-cell>
          <table:table-cell/>
          <table:table-cell table:style-name="ce24" table:formula="of:=[.H144]" office:value-type="string" office:string-value="1 egg" calcext:value-type="string">
            <text:p>1 egg</text:p>
          </table:table-cell>
          <table:table-cell table:style-name="ce24" table:formula="of:=[.J144]" office:value-type="string" office:string-value="eggs" calcext:value-type="string">
            <text:p>eggs</text:p>
          </table:table-cell>
          <table:table-cell table:formula="of:=[.$I144]*[.K144]" office:value-type="float" office:value="0.0833333333333333" calcext:value-type="float">
            <text:p>0.0833333333</text:p>
          </table:table-cell>
          <table:table-cell table:formula="of:=[.$I144]*[.L144]" office:value-type="float" office:value="0.0833333333333333" calcext:value-type="float">
            <text:p>0.0833333333</text:p>
          </table:table-cell>
          <table:table-cell table:formula="of:=[.$I144]*[.M144]" office:value-type="float" office:value="0.0833333333333333" calcext:value-type="float">
            <text:p>0.0833333333</text:p>
          </table:table-cell>
          <table:table-cell table:formula="of:=[.$I144]*[.N144]" office:value-type="float" office:value="0.0833333333333333" calcext:value-type="float">
            <text:p>0.0833333333</text:p>
          </table:table-cell>
        </table:table-row>
        <table:table-row table:style-name="ro1">
          <table:table-cell/>
          <table:table-cell table:formula="of:=['Expand Dates'.N145]" office:value-type="float" office:value="0" calcext:value-type="float">
            <text:p>0</text:p>
          </table:table-cell>
          <table:table-cell table:formula="of:=['Expand Dates'.R145]" office:value-type="float" office:value="0" calcext:value-type="float">
            <text:p>0</text:p>
          </table:table-cell>
          <table:table-cell table:formula="of:=['Expand Dates'.W145]" office:value-type="float" office:value="0" calcext:value-type="float">
            <text:p>0</text:p>
          </table:table-cell>
          <table:table-cell table:formula="of:=['Expand Dates'.Z145]" office:value-type="float" office:value="0" calcext:value-type="float">
            <text:p>0</text:p>
          </table:table-cell>
          <table:table-cell/>
          <table:table-cell table:formula="of:=['Expand Recipes'.I144]" office:value-type="string" office:string-value="Custard" calcext:value-type="string">
            <text:p>Custard</text:p>
          </table:table-cell>
          <table:table-cell table:formula="of:=['Expand Recipes'.J144]" office:value-type="string" office:string-value="2 tbsps CSR Golden Syrup" calcext:value-type="string">
            <text:p>2 tbsps CSR Golden Syrup</text:p>
          </table:table-cell>
          <table:table-cell table:formula="of:=['Expand Recipes'.K144]" office:value-type="float" office:value="10" calcext:value-type="float">
            <text:p>10</text:p>
          </table:table-cell>
          <table:table-cell table:formula="of:=['Expand Recipes'.L144]" office:value-type="string" office:string-value="ml" calcext:value-type="string">
            <text:p>ml</text:p>
          </table:table-cell>
          <table:table-cell table:formula="of:=IF([.$G145]=&quot;&quot;;0;(LOOKUP([.$G145];[.$A$3:.$A$31];[.B$3:.B$31])))" office:value-type="float" office:value="0.25" calcext:value-type="float">
            <text:p>0.25</text:p>
          </table:table-cell>
          <table:table-cell table:formula="of:=IF([.$G145]=&quot;&quot;;0;(LOOKUP([.$G145];[.$A$3:.$A$31];[.C$3:.C$31])))" office:value-type="float" office:value="0.25" calcext:value-type="float">
            <text:p>0.25</text:p>
          </table:table-cell>
          <table:table-cell table:formula="of:=IF([.$G145]=&quot;&quot;;0;(LOOKUP([.$G145];[.$A$3:.$A$31];[.D$3:.D$31])))" office:value-type="float" office:value="0.25" calcext:value-type="float">
            <text:p>0.25</text:p>
          </table:table-cell>
          <table:table-cell table:formula="of:=IF([.$G145]=&quot;&quot;;0;(LOOKUP([.$G145];[.$A$3:.$A$31];[.E$3:.E$31])))" office:value-type="float" office:value="0.25" calcext:value-type="float">
            <text:p>0.25</text:p>
          </table:table-cell>
          <table:table-cell/>
          <table:table-cell table:style-name="ce24" table:formula="of:=[.H145]" office:value-type="string" office:string-value="2 tbsps CSR Golden Syrup" calcext:value-type="string">
            <text:p>2 tbsps CSR Golden Syrup</text:p>
          </table:table-cell>
          <table:table-cell table:style-name="ce24" table:formula="of:=[.J145]" office:value-type="string" office:string-value="ml" calcext:value-type="string">
            <text:p>ml</text:p>
          </table:table-cell>
          <table:table-cell table:formula="of:=[.$I145]*[.K145]" office:value-type="float" office:value="2.5" calcext:value-type="float">
            <text:p>2.5</text:p>
          </table:table-cell>
          <table:table-cell table:formula="of:=[.$I145]*[.L145]" office:value-type="float" office:value="2.5" calcext:value-type="float">
            <text:p>2.5</text:p>
          </table:table-cell>
          <table:table-cell table:formula="of:=[.$I145]*[.M145]" office:value-type="float" office:value="2.5" calcext:value-type="float">
            <text:p>2.5</text:p>
          </table:table-cell>
          <table:table-cell table:formula="of:=[.$I145]*[.N145]" office:value-type="float" office:value="2.5" calcext:value-type="float">
            <text:p>2.5</text:p>
          </table:table-cell>
        </table:table-row>
        <table:table-row table:style-name="ro1">
          <table:table-cell/>
          <table:table-cell table:formula="of:=['Expand Dates'.N146]" office:value-type="float" office:value="0" calcext:value-type="float">
            <text:p>0</text:p>
          </table:table-cell>
          <table:table-cell table:formula="of:=['Expand Dates'.R146]" office:value-type="float" office:value="0" calcext:value-type="float">
            <text:p>0</text:p>
          </table:table-cell>
          <table:table-cell table:formula="of:=['Expand Dates'.W146]" office:value-type="float" office:value="0" calcext:value-type="float">
            <text:p>0</text:p>
          </table:table-cell>
          <table:table-cell table:formula="of:=['Expand Dates'.Z146]" office:value-type="float" office:value="0" calcext:value-type="float">
            <text:p>0</text:p>
          </table:table-cell>
          <table:table-cell/>
          <table:table-cell table:formula="of:=['Expand Recipes'.I145]" office:value-type="string" office:string-value="Custard" calcext:value-type="string">
            <text:p>Custard</text:p>
          </table:table-cell>
          <table:table-cell table:formula="of:=['Expand Recipes'.J145]" office:value-type="string" office:string-value="1 tbsp cornflour" calcext:value-type="string">
            <text:p>1 tbsp cornflour</text:p>
          </table:table-cell>
          <table:table-cell table:formula="of:=['Expand Recipes'.K145]" office:value-type="float" office:value="0.333333333333333" calcext:value-type="float">
            <text:p>0.3333333333</text:p>
          </table:table-cell>
          <table:table-cell table:formula="of:=['Expand Recipes'.L145]" office:value-type="string" office:string-value="tbsp" calcext:value-type="string">
            <text:p>tbsp</text:p>
          </table:table-cell>
          <table:table-cell table:formula="of:=IF([.$G146]=&quot;&quot;;0;(LOOKUP([.$G146];[.$A$3:.$A$31];[.B$3:.B$31])))" office:value-type="float" office:value="0.25" calcext:value-type="float">
            <text:p>0.25</text:p>
          </table:table-cell>
          <table:table-cell table:formula="of:=IF([.$G146]=&quot;&quot;;0;(LOOKUP([.$G146];[.$A$3:.$A$31];[.C$3:.C$31])))" office:value-type="float" office:value="0.25" calcext:value-type="float">
            <text:p>0.25</text:p>
          </table:table-cell>
          <table:table-cell table:formula="of:=IF([.$G146]=&quot;&quot;;0;(LOOKUP([.$G146];[.$A$3:.$A$31];[.D$3:.D$31])))" office:value-type="float" office:value="0.25" calcext:value-type="float">
            <text:p>0.25</text:p>
          </table:table-cell>
          <table:table-cell table:formula="of:=IF([.$G146]=&quot;&quot;;0;(LOOKUP([.$G146];[.$A$3:.$A$31];[.E$3:.E$31])))" office:value-type="float" office:value="0.25" calcext:value-type="float">
            <text:p>0.25</text:p>
          </table:table-cell>
          <table:table-cell/>
          <table:table-cell table:style-name="ce24" table:formula="of:=[.H146]" office:value-type="string" office:string-value="1 tbsp cornflour" calcext:value-type="string">
            <text:p>1 tbsp cornflour</text:p>
          </table:table-cell>
          <table:table-cell table:style-name="ce24" table:formula="of:=[.J146]" office:value-type="string" office:string-value="tbsp" calcext:value-type="string">
            <text:p>tbsp</text:p>
          </table:table-cell>
          <table:table-cell table:formula="of:=[.$I146]*[.K146]" office:value-type="float" office:value="0.0833333333333333" calcext:value-type="float">
            <text:p>0.0833333333</text:p>
          </table:table-cell>
          <table:table-cell table:formula="of:=[.$I146]*[.L146]" office:value-type="float" office:value="0.0833333333333333" calcext:value-type="float">
            <text:p>0.0833333333</text:p>
          </table:table-cell>
          <table:table-cell table:formula="of:=[.$I146]*[.M146]" office:value-type="float" office:value="0.0833333333333333" calcext:value-type="float">
            <text:p>0.0833333333</text:p>
          </table:table-cell>
          <table:table-cell table:formula="of:=[.$I146]*[.N146]" office:value-type="float" office:value="0.0833333333333333" calcext:value-type="float">
            <text:p>0.0833333333</text:p>
          </table:table-cell>
        </table:table-row>
        <table:table-row table:style-name="ro1">
          <table:table-cell/>
          <table:table-cell table:formula="of:=['Expand Dates'.N147]" office:value-type="float" office:value="0" calcext:value-type="float">
            <text:p>0</text:p>
          </table:table-cell>
          <table:table-cell table:formula="of:=['Expand Dates'.R147]" office:value-type="float" office:value="0" calcext:value-type="float">
            <text:p>0</text:p>
          </table:table-cell>
          <table:table-cell table:formula="of:=['Expand Dates'.W147]" office:value-type="float" office:value="0" calcext:value-type="float">
            <text:p>0</text:p>
          </table:table-cell>
          <table:table-cell table:formula="of:=['Expand Dates'.Z147]" office:value-type="float" office:value="0" calcext:value-type="float">
            <text:p>0</text:p>
          </table:table-cell>
          <table:table-cell/>
          <table:table-cell table:formula="of:=['Expand Recipes'.I146]" office:value-type="string" office:string-value="Custard" calcext:value-type="string">
            <text:p>Custard</text:p>
          </table:table-cell>
          <table:table-cell table:formula="of:=['Expand Recipes'.J146]" office:value-type="string" office:string-value="1/2 tsp vanilla" calcext:value-type="string">
            <text:p>1/2 tsp vanilla</text:p>
          </table:table-cell>
          <table:table-cell table:formula="of:=['Expand Recipes'.K146]" office:value-type="float" office:value="1.66666666666667" calcext:value-type="float">
            <text:p>1.6666666667</text:p>
          </table:table-cell>
          <table:table-cell table:formula="of:=['Expand Recipes'.L146]" office:value-type="string" office:string-value="ml" calcext:value-type="string">
            <text:p>ml</text:p>
          </table:table-cell>
          <table:table-cell table:formula="of:=IF([.$G147]=&quot;&quot;;0;(LOOKUP([.$G147];[.$A$3:.$A$31];[.B$3:.B$31])))" office:value-type="float" office:value="0.25" calcext:value-type="float">
            <text:p>0.25</text:p>
          </table:table-cell>
          <table:table-cell table:formula="of:=IF([.$G147]=&quot;&quot;;0;(LOOKUP([.$G147];[.$A$3:.$A$31];[.C$3:.C$31])))" office:value-type="float" office:value="0.25" calcext:value-type="float">
            <text:p>0.25</text:p>
          </table:table-cell>
          <table:table-cell table:formula="of:=IF([.$G147]=&quot;&quot;;0;(LOOKUP([.$G147];[.$A$3:.$A$31];[.D$3:.D$31])))" office:value-type="float" office:value="0.25" calcext:value-type="float">
            <text:p>0.25</text:p>
          </table:table-cell>
          <table:table-cell table:formula="of:=IF([.$G147]=&quot;&quot;;0;(LOOKUP([.$G147];[.$A$3:.$A$31];[.E$3:.E$31])))" office:value-type="float" office:value="0.25" calcext:value-type="float">
            <text:p>0.25</text:p>
          </table:table-cell>
          <table:table-cell/>
          <table:table-cell table:style-name="ce24" table:formula="of:=[.H147]" office:value-type="string" office:string-value="1/2 tsp vanilla" calcext:value-type="string">
            <text:p>1/2 tsp vanilla</text:p>
          </table:table-cell>
          <table:table-cell table:style-name="ce24" table:formula="of:=[.J147]" office:value-type="string" office:string-value="ml" calcext:value-type="string">
            <text:p>ml</text:p>
          </table:table-cell>
          <table:table-cell table:formula="of:=[.$I147]*[.K147]" office:value-type="float" office:value="0.416666666666667" calcext:value-type="float">
            <text:p>0.4166666667</text:p>
          </table:table-cell>
          <table:table-cell table:formula="of:=[.$I147]*[.L147]" office:value-type="float" office:value="0.416666666666667" calcext:value-type="float">
            <text:p>0.4166666667</text:p>
          </table:table-cell>
          <table:table-cell table:formula="of:=[.$I147]*[.M147]" office:value-type="float" office:value="0.416666666666667" calcext:value-type="float">
            <text:p>0.4166666667</text:p>
          </table:table-cell>
          <table:table-cell table:formula="of:=[.$I147]*[.N147]" office:value-type="float" office:value="0.416666666666667" calcext:value-type="float">
            <text:p>0.4166666667</text:p>
          </table:table-cell>
        </table:table-row>
        <table:table-row table:style-name="ro1">
          <table:table-cell/>
          <table:table-cell table:formula="of:=['Expand Dates'.N148]" office:value-type="float" office:value="0" calcext:value-type="float">
            <text:p>0</text:p>
          </table:table-cell>
          <table:table-cell table:formula="of:=['Expand Dates'.R148]" office:value-type="float" office:value="0" calcext:value-type="float">
            <text:p>0</text:p>
          </table:table-cell>
          <table:table-cell table:formula="of:=['Expand Dates'.W148]" office:value-type="float" office:value="0" calcext:value-type="float">
            <text:p>0</text:p>
          </table:table-cell>
          <table:table-cell table:formula="of:=['Expand Dates'.Z148]" office:value-type="float" office:value="0" calcext:value-type="float">
            <text:p>0</text:p>
          </table:table-cell>
          <table:table-cell/>
          <table:table-cell table:formula="of:=['Expand Recipes'.I147]" office:value-type="string" office:string-value="Custard" calcext:value-type="string">
            <text:p>Custard</text:p>
          </table:table-cell>
          <table:table-cell table:formula="of:=['Expand Recipes'.J147]" office:value-type="string" office:string-value="3/4 banana" calcext:value-type="string">
            <text:p>3/4 banana</text:p>
          </table:table-cell>
          <table:table-cell table:formula="of:=['Expand Recipes'.K147]" office:value-type="float" office:value="0.25" calcext:value-type="float">
            <text:p>0.25</text:p>
          </table:table-cell>
          <table:table-cell table:formula="of:=['Expand Recipes'.L147]" office:value-type="string" office:string-value="each" calcext:value-type="string">
            <text:p>each</text:p>
          </table:table-cell>
          <table:table-cell table:formula="of:=IF([.$G148]=&quot;&quot;;0;(LOOKUP([.$G148];[.$A$3:.$A$31];[.B$3:.B$31])))" office:value-type="float" office:value="0.25" calcext:value-type="float">
            <text:p>0.25</text:p>
          </table:table-cell>
          <table:table-cell table:formula="of:=IF([.$G148]=&quot;&quot;;0;(LOOKUP([.$G148];[.$A$3:.$A$31];[.C$3:.C$31])))" office:value-type="float" office:value="0.25" calcext:value-type="float">
            <text:p>0.25</text:p>
          </table:table-cell>
          <table:table-cell table:formula="of:=IF([.$G148]=&quot;&quot;;0;(LOOKUP([.$G148];[.$A$3:.$A$31];[.D$3:.D$31])))" office:value-type="float" office:value="0.25" calcext:value-type="float">
            <text:p>0.25</text:p>
          </table:table-cell>
          <table:table-cell table:formula="of:=IF([.$G148]=&quot;&quot;;0;(LOOKUP([.$G148];[.$A$3:.$A$31];[.E$3:.E$31])))" office:value-type="float" office:value="0.25" calcext:value-type="float">
            <text:p>0.25</text:p>
          </table:table-cell>
          <table:table-cell/>
          <table:table-cell table:style-name="ce24" table:formula="of:=[.H148]" office:value-type="string" office:string-value="3/4 banana" calcext:value-type="string">
            <text:p>3/4 banana</text:p>
          </table:table-cell>
          <table:table-cell table:style-name="ce24" table:formula="of:=[.J148]" office:value-type="string" office:string-value="each" calcext:value-type="string">
            <text:p>each</text:p>
          </table:table-cell>
          <table:table-cell table:formula="of:=[.$I148]*[.K148]" office:value-type="float" office:value="0.0625" calcext:value-type="float">
            <text:p>0.0625</text:p>
          </table:table-cell>
          <table:table-cell table:formula="of:=[.$I148]*[.L148]" office:value-type="float" office:value="0.0625" calcext:value-type="float">
            <text:p>0.0625</text:p>
          </table:table-cell>
          <table:table-cell table:formula="of:=[.$I148]*[.M148]" office:value-type="float" office:value="0.0625" calcext:value-type="float">
            <text:p>0.0625</text:p>
          </table:table-cell>
          <table:table-cell table:formula="of:=[.$I148]*[.N148]" office:value-type="float" office:value="0.0625" calcext:value-type="float">
            <text:p>0.0625</text:p>
          </table:table-cell>
        </table:table-row>
        <table:table-row table:style-name="ro1">
          <table:table-cell/>
          <table:table-cell table:formula="of:=['Expand Dates'.N149]" office:value-type="float" office:value="0" calcext:value-type="float">
            <text:p>0</text:p>
          </table:table-cell>
          <table:table-cell table:formula="of:=['Expand Dates'.R149]" office:value-type="float" office:value="0" calcext:value-type="float">
            <text:p>0</text:p>
          </table:table-cell>
          <table:table-cell table:formula="of:=['Expand Dates'.W149]" office:value-type="float" office:value="0" calcext:value-type="float">
            <text:p>0</text:p>
          </table:table-cell>
          <table:table-cell table:formula="of:=['Expand Dates'.Z149]" office:value-type="float" office:value="0" calcext:value-type="float">
            <text:p>0</text:p>
          </table:table-cell>
          <table:table-cell/>
          <table:table-cell table:formula="of:=['Expand Recipes'.I148]">
            <text:p/>
          </table:table-cell>
          <table:table-cell table:formula="of:=['Expand Recipes'.J148]" office:value-type="float" office:value="0" calcext:value-type="float">
            <text:p>0</text:p>
          </table:table-cell>
          <table:table-cell table:formula="of:=['Expand Recipes'.K148]" office:value-type="float" office:value="0" calcext:value-type="float">
            <text:p>0</text:p>
          </table:table-cell>
          <table:table-cell table:formula="of:=['Expand Recipes'.L148]" office:value-type="float" office:value="0" calcext:value-type="float">
            <text:p>0</text:p>
          </table:table-cell>
          <table:table-cell table:formula="of:=IF([.$G149]=&quot;&quot;;0;(LOOKUP([.$G149];[.$A$3:.$A$31];[.B$3:.B$31])))" office:value-type="float" office:value="0" calcext:value-type="float">
            <text:p>0</text:p>
          </table:table-cell>
          <table:table-cell table:formula="of:=IF([.$G149]=&quot;&quot;;0;(LOOKUP([.$G149];[.$A$3:.$A$31];[.C$3:.C$31])))" office:value-type="float" office:value="0" calcext:value-type="float">
            <text:p>0</text:p>
          </table:table-cell>
          <table:table-cell table:formula="of:=IF([.$G149]=&quot;&quot;;0;(LOOKUP([.$G149];[.$A$3:.$A$31];[.D$3:.D$31])))" office:value-type="float" office:value="0" calcext:value-type="float">
            <text:p>0</text:p>
          </table:table-cell>
          <table:table-cell table:formula="of:=IF([.$G149]=&quot;&quot;;0;(LOOKUP([.$G149];[.$A$3:.$A$31];[.E$3:.E$31])))" office:value-type="float" office:value="0" calcext:value-type="float">
            <text:p>0</text:p>
          </table:table-cell>
          <table:table-cell/>
          <table:table-cell table:style-name="ce24" table:formula="of:=[.H149]" office:value-type="float" office:value="0" calcext:value-type="float">
            <text:p>0</text:p>
          </table:table-cell>
          <table:table-cell table:style-name="ce24" table:formula="of:=[.J149]" office:value-type="float" office:value="0" calcext:value-type="float">
            <text:p>0</text:p>
          </table:table-cell>
          <table:table-cell table:formula="of:=[.$I149]*[.K149]" office:value-type="float" office:value="0" calcext:value-type="float">
            <text:p>0</text:p>
          </table:table-cell>
          <table:table-cell table:formula="of:=[.$I149]*[.L149]" office:value-type="float" office:value="0" calcext:value-type="float">
            <text:p>0</text:p>
          </table:table-cell>
          <table:table-cell table:formula="of:=[.$I149]*[.M149]" office:value-type="float" office:value="0" calcext:value-type="float">
            <text:p>0</text:p>
          </table:table-cell>
          <table:table-cell table:formula="of:=[.$I149]*[.N14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50]" office:value-type="float" office:value="0" calcext:value-type="float">
            <text:p>0</text:p>
          </table:table-cell>
          <table:table-cell table:formula="of:=['Expand Dates'.R150]" office:value-type="float" office:value="0" calcext:value-type="float">
            <text:p>0</text:p>
          </table:table-cell>
          <table:table-cell table:formula="of:=['Expand Dates'.W150]" office:value-type="float" office:value="0" calcext:value-type="float">
            <text:p>0</text:p>
          </table:table-cell>
          <table:table-cell table:formula="of:=['Expand Dates'.Z150]" office:value-type="float" office:value="0" calcext:value-type="float">
            <text:p>0</text:p>
          </table:table-cell>
          <table:table-cell/>
          <table:table-cell table:formula="of:=['Expand Recipes'.I149]">
            <text:p/>
          </table:table-cell>
          <table:table-cell table:formula="of:=['Expand Recipes'.J149]" office:value-type="float" office:value="0" calcext:value-type="float">
            <text:p>0</text:p>
          </table:table-cell>
          <table:table-cell table:formula="of:=['Expand Recipes'.K149]" office:value-type="string" office:string-value="" calcext:value-type="error">
            <text:p>#DIV/0!</text:p>
          </table:table-cell>
          <table:table-cell table:formula="of:=['Expand Recipes'.L149]" office:value-type="float" office:value="0" calcext:value-type="float">
            <text:p>0</text:p>
          </table:table-cell>
          <table:table-cell table:formula="of:=IF([.$G150]=&quot;&quot;;0;(LOOKUP([.$G150];[.$A$3:.$A$31];[.B$3:.B$31])))" office:value-type="float" office:value="0" calcext:value-type="float">
            <text:p>0</text:p>
          </table:table-cell>
          <table:table-cell table:formula="of:=IF([.$G150]=&quot;&quot;;0;(LOOKUP([.$G150];[.$A$3:.$A$31];[.C$3:.C$31])))" office:value-type="float" office:value="0" calcext:value-type="float">
            <text:p>0</text:p>
          </table:table-cell>
          <table:table-cell table:formula="of:=IF([.$G150]=&quot;&quot;;0;(LOOKUP([.$G150];[.$A$3:.$A$31];[.D$3:.D$31])))" office:value-type="float" office:value="0" calcext:value-type="float">
            <text:p>0</text:p>
          </table:table-cell>
          <table:table-cell table:formula="of:=IF([.$G150]=&quot;&quot;;0;(LOOKUP([.$G150];[.$A$3:.$A$31];[.E$3:.E$31])))" office:value-type="float" office:value="0" calcext:value-type="float">
            <text:p>0</text:p>
          </table:table-cell>
          <table:table-cell/>
          <table:table-cell table:style-name="ce24" table:formula="of:=[.H150]" office:value-type="float" office:value="0" calcext:value-type="float">
            <text:p>0</text:p>
          </table:table-cell>
          <table:table-cell table:style-name="ce24" table:formula="of:=[.J150]" office:value-type="float" office:value="0" calcext:value-type="float">
            <text:p>0</text:p>
          </table:table-cell>
          <table:table-cell table:formula="of:=[.$I150]*[.K150]" office:value-type="string" office:string-value="" calcext:value-type="error">
            <text:p>#DIV/0!</text:p>
          </table:table-cell>
          <table:table-cell table:formula="of:=[.$I150]*[.L150]" office:value-type="string" office:string-value="" calcext:value-type="error">
            <text:p>#DIV/0!</text:p>
          </table:table-cell>
          <table:table-cell table:formula="of:=[.$I150]*[.M150]" office:value-type="string" office:string-value="" calcext:value-type="error">
            <text:p>#DIV/0!</text:p>
          </table:table-cell>
          <table:table-cell table:formula="of:=[.$I150]*[.N15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1]" office:value-type="float" office:value="0" calcext:value-type="float">
            <text:p>0</text:p>
          </table:table-cell>
          <table:table-cell table:formula="of:=['Expand Dates'.R151]" office:value-type="float" office:value="0" calcext:value-type="float">
            <text:p>0</text:p>
          </table:table-cell>
          <table:table-cell table:formula="of:=['Expand Dates'.W151]" office:value-type="float" office:value="0" calcext:value-type="float">
            <text:p>0</text:p>
          </table:table-cell>
          <table:table-cell table:formula="of:=['Expand Dates'.Z151]" office:value-type="float" office:value="0" calcext:value-type="float">
            <text:p>0</text:p>
          </table:table-cell>
          <table:table-cell/>
          <table:table-cell table:formula="of:=['Expand Recipes'.I150]" office:value-type="string" office:string-value="Snack platter" calcext:value-type="string">
            <text:p>Snack platter</text:p>
          </table:table-cell>
          <table:table-cell table:formula="of:=['Expand Recipes'.J150]" office:value-type="string" office:string-value="hummus " calcext:value-type="string">
            <text:p>hummus </text:p>
          </table:table-cell>
          <table:table-cell table:formula="of:=['Expand Recipes'.K150]" office:value-type="string" office:string-value="" calcext:value-type="error">
            <text:p>#DIV/0!</text:p>
          </table:table-cell>
          <table:table-cell table:formula="of:=['Expand Recipes'.L150]" office:value-type="float" office:value="0" calcext:value-type="float">
            <text:p>0</text:p>
          </table:table-cell>
          <table:table-cell table:formula="of:=IF([.$G151]=&quot;&quot;;0;(LOOKUP([.$G151];[.$A$3:.$A$31];[.B$3:.B$31])))" office:value-type="float" office:value="1" calcext:value-type="float">
            <text:p>1</text:p>
          </table:table-cell>
          <table:table-cell table:formula="of:=IF([.$G151]=&quot;&quot;;0;(LOOKUP([.$G151];[.$A$3:.$A$31];[.C$3:.C$31])))" office:value-type="float" office:value="1" calcext:value-type="float">
            <text:p>1</text:p>
          </table:table-cell>
          <table:table-cell table:formula="of:=IF([.$G151]=&quot;&quot;;0;(LOOKUP([.$G151];[.$A$3:.$A$31];[.D$3:.D$31])))" office:value-type="float" office:value="1" calcext:value-type="float">
            <text:p>1</text:p>
          </table:table-cell>
          <table:table-cell table:formula="of:=IF([.$G151]=&quot;&quot;;0;(LOOKUP([.$G151];[.$A$3:.$A$31];[.E$3:.E$31])))" office:value-type="float" office:value="1" calcext:value-type="float">
            <text:p>1</text:p>
          </table:table-cell>
          <table:table-cell/>
          <table:table-cell table:style-name="ce24" table:formula="of:=[.H151]" office:value-type="string" office:string-value="hummus " calcext:value-type="string">
            <text:p>hummus </text:p>
          </table:table-cell>
          <table:table-cell table:style-name="ce24" table:formula="of:=[.J151]" office:value-type="float" office:value="0" calcext:value-type="float">
            <text:p>0</text:p>
          </table:table-cell>
          <table:table-cell table:formula="of:=[.$I151]*[.K151]" office:value-type="string" office:string-value="" calcext:value-type="error">
            <text:p>#DIV/0!</text:p>
          </table:table-cell>
          <table:table-cell table:formula="of:=[.$I151]*[.L151]" office:value-type="string" office:string-value="" calcext:value-type="error">
            <text:p>#DIV/0!</text:p>
          </table:table-cell>
          <table:table-cell table:formula="of:=[.$I151]*[.M151]" office:value-type="string" office:string-value="" calcext:value-type="error">
            <text:p>#DIV/0!</text:p>
          </table:table-cell>
          <table:table-cell table:formula="of:=[.$I151]*[.N15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2]" office:value-type="float" office:value="0" calcext:value-type="float">
            <text:p>0</text:p>
          </table:table-cell>
          <table:table-cell table:formula="of:=['Expand Dates'.R152]" office:value-type="float" office:value="0" calcext:value-type="float">
            <text:p>0</text:p>
          </table:table-cell>
          <table:table-cell table:formula="of:=['Expand Dates'.W152]" office:value-type="float" office:value="0" calcext:value-type="float">
            <text:p>0</text:p>
          </table:table-cell>
          <table:table-cell table:formula="of:=['Expand Dates'.Z152]" office:value-type="float" office:value="0" calcext:value-type="float">
            <text:p>0</text:p>
          </table:table-cell>
          <table:table-cell/>
          <table:table-cell table:formula="of:=['Expand Recipes'.I151]" office:value-type="string" office:string-value="Snack platter" calcext:value-type="string">
            <text:p>Snack platter</text:p>
          </table:table-cell>
          <table:table-cell table:formula="of:=['Expand Recipes'.J151]" office:value-type="string" office:string-value="pita" calcext:value-type="string">
            <text:p>pita</text:p>
          </table:table-cell>
          <table:table-cell table:formula="of:=['Expand Recipes'.K151]" office:value-type="string" office:string-value="" calcext:value-type="error">
            <text:p>#DIV/0!</text:p>
          </table:table-cell>
          <table:table-cell table:formula="of:=['Expand Recipes'.L151]" office:value-type="float" office:value="0" calcext:value-type="float">
            <text:p>0</text:p>
          </table:table-cell>
          <table:table-cell table:formula="of:=IF([.$G152]=&quot;&quot;;0;(LOOKUP([.$G152];[.$A$3:.$A$31];[.B$3:.B$31])))" office:value-type="float" office:value="1" calcext:value-type="float">
            <text:p>1</text:p>
          </table:table-cell>
          <table:table-cell table:formula="of:=IF([.$G152]=&quot;&quot;;0;(LOOKUP([.$G152];[.$A$3:.$A$31];[.C$3:.C$31])))" office:value-type="float" office:value="1" calcext:value-type="float">
            <text:p>1</text:p>
          </table:table-cell>
          <table:table-cell table:formula="of:=IF([.$G152]=&quot;&quot;;0;(LOOKUP([.$G152];[.$A$3:.$A$31];[.D$3:.D$31])))" office:value-type="float" office:value="1" calcext:value-type="float">
            <text:p>1</text:p>
          </table:table-cell>
          <table:table-cell table:formula="of:=IF([.$G152]=&quot;&quot;;0;(LOOKUP([.$G152];[.$A$3:.$A$31];[.E$3:.E$31])))" office:value-type="float" office:value="1" calcext:value-type="float">
            <text:p>1</text:p>
          </table:table-cell>
          <table:table-cell/>
          <table:table-cell table:style-name="ce24" table:formula="of:=[.H152]" office:value-type="string" office:string-value="pita" calcext:value-type="string">
            <text:p>pita</text:p>
          </table:table-cell>
          <table:table-cell table:style-name="ce24" table:formula="of:=[.J152]" office:value-type="float" office:value="0" calcext:value-type="float">
            <text:p>0</text:p>
          </table:table-cell>
          <table:table-cell table:formula="of:=[.$I152]*[.K152]" office:value-type="string" office:string-value="" calcext:value-type="error">
            <text:p>#DIV/0!</text:p>
          </table:table-cell>
          <table:table-cell table:formula="of:=[.$I152]*[.L152]" office:value-type="string" office:string-value="" calcext:value-type="error">
            <text:p>#DIV/0!</text:p>
          </table:table-cell>
          <table:table-cell table:formula="of:=[.$I152]*[.M152]" office:value-type="string" office:string-value="" calcext:value-type="error">
            <text:p>#DIV/0!</text:p>
          </table:table-cell>
          <table:table-cell table:formula="of:=[.$I152]*[.N15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3]" office:value-type="float" office:value="0" calcext:value-type="float">
            <text:p>0</text:p>
          </table:table-cell>
          <table:table-cell table:formula="of:=['Expand Dates'.R153]" office:value-type="float" office:value="0" calcext:value-type="float">
            <text:p>0</text:p>
          </table:table-cell>
          <table:table-cell table:formula="of:=['Expand Dates'.W153]" office:value-type="float" office:value="0" calcext:value-type="float">
            <text:p>0</text:p>
          </table:table-cell>
          <table:table-cell table:formula="of:=['Expand Dates'.Z153]" office:value-type="float" office:value="0" calcext:value-type="float">
            <text:p>0</text:p>
          </table:table-cell>
          <table:table-cell/>
          <table:table-cell table:formula="of:=['Expand Recipes'.I152]" office:value-type="string" office:string-value="Snack platter" calcext:value-type="string">
            <text:p>Snack platter</text:p>
          </table:table-cell>
          <table:table-cell table:formula="of:=['Expand Recipes'.J152]" office:value-type="string" office:string-value="veggies" calcext:value-type="string">
            <text:p>veggies</text:p>
          </table:table-cell>
          <table:table-cell table:formula="of:=['Expand Recipes'.K152]" office:value-type="string" office:string-value="" calcext:value-type="error">
            <text:p>#DIV/0!</text:p>
          </table:table-cell>
          <table:table-cell table:formula="of:=['Expand Recipes'.L152]" office:value-type="float" office:value="0" calcext:value-type="float">
            <text:p>0</text:p>
          </table:table-cell>
          <table:table-cell table:formula="of:=IF([.$G153]=&quot;&quot;;0;(LOOKUP([.$G153];[.$A$3:.$A$31];[.B$3:.B$31])))" office:value-type="float" office:value="1" calcext:value-type="float">
            <text:p>1</text:p>
          </table:table-cell>
          <table:table-cell table:formula="of:=IF([.$G153]=&quot;&quot;;0;(LOOKUP([.$G153];[.$A$3:.$A$31];[.C$3:.C$31])))" office:value-type="float" office:value="1" calcext:value-type="float">
            <text:p>1</text:p>
          </table:table-cell>
          <table:table-cell table:formula="of:=IF([.$G153]=&quot;&quot;;0;(LOOKUP([.$G153];[.$A$3:.$A$31];[.D$3:.D$31])))" office:value-type="float" office:value="1" calcext:value-type="float">
            <text:p>1</text:p>
          </table:table-cell>
          <table:table-cell table:formula="of:=IF([.$G153]=&quot;&quot;;0;(LOOKUP([.$G153];[.$A$3:.$A$31];[.E$3:.E$31])))" office:value-type="float" office:value="1" calcext:value-type="float">
            <text:p>1</text:p>
          </table:table-cell>
          <table:table-cell/>
          <table:table-cell table:style-name="ce24" table:formula="of:=[.H153]" office:value-type="string" office:string-value="veggies" calcext:value-type="string">
            <text:p>veggies</text:p>
          </table:table-cell>
          <table:table-cell table:style-name="ce24" table:formula="of:=[.J153]" office:value-type="float" office:value="0" calcext:value-type="float">
            <text:p>0</text:p>
          </table:table-cell>
          <table:table-cell table:formula="of:=[.$I153]*[.K153]" office:value-type="string" office:string-value="" calcext:value-type="error">
            <text:p>#DIV/0!</text:p>
          </table:table-cell>
          <table:table-cell table:formula="of:=[.$I153]*[.L153]" office:value-type="string" office:string-value="" calcext:value-type="error">
            <text:p>#DIV/0!</text:p>
          </table:table-cell>
          <table:table-cell table:formula="of:=[.$I153]*[.M153]" office:value-type="string" office:string-value="" calcext:value-type="error">
            <text:p>#DIV/0!</text:p>
          </table:table-cell>
          <table:table-cell table:formula="of:=[.$I153]*[.N15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4]" office:value-type="float" office:value="0" calcext:value-type="float">
            <text:p>0</text:p>
          </table:table-cell>
          <table:table-cell table:formula="of:=['Expand Dates'.R154]" office:value-type="float" office:value="0" calcext:value-type="float">
            <text:p>0</text:p>
          </table:table-cell>
          <table:table-cell table:formula="of:=['Expand Dates'.W154]" office:value-type="float" office:value="0" calcext:value-type="float">
            <text:p>0</text:p>
          </table:table-cell>
          <table:table-cell table:formula="of:=['Expand Dates'.Z154]" office:value-type="float" office:value="0" calcext:value-type="float">
            <text:p>0</text:p>
          </table:table-cell>
          <table:table-cell/>
          <table:table-cell table:formula="of:=['Expand Recipes'.I153]" office:value-type="string" office:string-value="Snack platter" calcext:value-type="string">
            <text:p>Snack platter</text:p>
          </table:table-cell>
          <table:table-cell table:formula="of:=['Expand Recipes'.J153]" office:value-type="string" office:string-value="fruit" calcext:value-type="string">
            <text:p>fruit</text:p>
          </table:table-cell>
          <table:table-cell table:formula="of:=['Expand Recipes'.K153]" office:value-type="string" office:string-value="" calcext:value-type="error">
            <text:p>#DIV/0!</text:p>
          </table:table-cell>
          <table:table-cell table:formula="of:=['Expand Recipes'.L153]" office:value-type="float" office:value="0" calcext:value-type="float">
            <text:p>0</text:p>
          </table:table-cell>
          <table:table-cell table:formula="of:=IF([.$G154]=&quot;&quot;;0;(LOOKUP([.$G154];[.$A$3:.$A$31];[.B$3:.B$31])))" office:value-type="float" office:value="1" calcext:value-type="float">
            <text:p>1</text:p>
          </table:table-cell>
          <table:table-cell table:formula="of:=IF([.$G154]=&quot;&quot;;0;(LOOKUP([.$G154];[.$A$3:.$A$31];[.C$3:.C$31])))" office:value-type="float" office:value="1" calcext:value-type="float">
            <text:p>1</text:p>
          </table:table-cell>
          <table:table-cell table:formula="of:=IF([.$G154]=&quot;&quot;;0;(LOOKUP([.$G154];[.$A$3:.$A$31];[.D$3:.D$31])))" office:value-type="float" office:value="1" calcext:value-type="float">
            <text:p>1</text:p>
          </table:table-cell>
          <table:table-cell table:formula="of:=IF([.$G154]=&quot;&quot;;0;(LOOKUP([.$G154];[.$A$3:.$A$31];[.E$3:.E$31])))" office:value-type="float" office:value="1" calcext:value-type="float">
            <text:p>1</text:p>
          </table:table-cell>
          <table:table-cell/>
          <table:table-cell table:style-name="ce24" table:formula="of:=[.H154]" office:value-type="string" office:string-value="fruit" calcext:value-type="string">
            <text:p>fruit</text:p>
          </table:table-cell>
          <table:table-cell table:style-name="ce24" table:formula="of:=[.J154]" office:value-type="float" office:value="0" calcext:value-type="float">
            <text:p>0</text:p>
          </table:table-cell>
          <table:table-cell table:formula="of:=[.$I154]*[.K154]" office:value-type="string" office:string-value="" calcext:value-type="error">
            <text:p>#DIV/0!</text:p>
          </table:table-cell>
          <table:table-cell table:formula="of:=[.$I154]*[.L154]" office:value-type="string" office:string-value="" calcext:value-type="error">
            <text:p>#DIV/0!</text:p>
          </table:table-cell>
          <table:table-cell table:formula="of:=[.$I154]*[.M154]" office:value-type="string" office:string-value="" calcext:value-type="error">
            <text:p>#DIV/0!</text:p>
          </table:table-cell>
          <table:table-cell table:formula="of:=[.$I154]*[.N15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5]" office:value-type="float" office:value="0" calcext:value-type="float">
            <text:p>0</text:p>
          </table:table-cell>
          <table:table-cell table:formula="of:=['Expand Dates'.R155]" office:value-type="float" office:value="0" calcext:value-type="float">
            <text:p>0</text:p>
          </table:table-cell>
          <table:table-cell table:formula="of:=['Expand Dates'.W155]" office:value-type="float" office:value="0" calcext:value-type="float">
            <text:p>0</text:p>
          </table:table-cell>
          <table:table-cell table:formula="of:=['Expand Dates'.Z155]" office:value-type="float" office:value="0" calcext:value-type="float">
            <text:p>0</text:p>
          </table:table-cell>
          <table:table-cell/>
          <table:table-cell table:formula="of:=['Expand Recipes'.I154]" office:value-type="string" office:string-value="Snack platter" calcext:value-type="string">
            <text:p>Snack platter</text:p>
          </table:table-cell>
          <table:table-cell table:formula="of:=['Expand Recipes'.J154]" office:value-type="string" office:string-value="cookies" calcext:value-type="string">
            <text:p>cookies</text:p>
          </table:table-cell>
          <table:table-cell table:formula="of:=['Expand Recipes'.K154]" office:value-type="string" office:string-value="" calcext:value-type="error">
            <text:p>#DIV/0!</text:p>
          </table:table-cell>
          <table:table-cell table:formula="of:=['Expand Recipes'.L154]" office:value-type="float" office:value="0" calcext:value-type="float">
            <text:p>0</text:p>
          </table:table-cell>
          <table:table-cell table:formula="of:=IF([.$G155]=&quot;&quot;;0;(LOOKUP([.$G155];[.$A$3:.$A$31];[.B$3:.B$31])))" office:value-type="float" office:value="1" calcext:value-type="float">
            <text:p>1</text:p>
          </table:table-cell>
          <table:table-cell table:formula="of:=IF([.$G155]=&quot;&quot;;0;(LOOKUP([.$G155];[.$A$3:.$A$31];[.C$3:.C$31])))" office:value-type="float" office:value="1" calcext:value-type="float">
            <text:p>1</text:p>
          </table:table-cell>
          <table:table-cell table:formula="of:=IF([.$G155]=&quot;&quot;;0;(LOOKUP([.$G155];[.$A$3:.$A$31];[.D$3:.D$31])))" office:value-type="float" office:value="1" calcext:value-type="float">
            <text:p>1</text:p>
          </table:table-cell>
          <table:table-cell table:formula="of:=IF([.$G155]=&quot;&quot;;0;(LOOKUP([.$G155];[.$A$3:.$A$31];[.E$3:.E$31])))" office:value-type="float" office:value="1" calcext:value-type="float">
            <text:p>1</text:p>
          </table:table-cell>
          <table:table-cell/>
          <table:table-cell table:style-name="ce24" table:formula="of:=[.H155]" office:value-type="string" office:string-value="cookies" calcext:value-type="string">
            <text:p>cookies</text:p>
          </table:table-cell>
          <table:table-cell table:style-name="ce24" table:formula="of:=[.J155]" office:value-type="float" office:value="0" calcext:value-type="float">
            <text:p>0</text:p>
          </table:table-cell>
          <table:table-cell table:formula="of:=[.$I155]*[.K155]" office:value-type="string" office:string-value="" calcext:value-type="error">
            <text:p>#DIV/0!</text:p>
          </table:table-cell>
          <table:table-cell table:formula="of:=[.$I155]*[.L155]" office:value-type="string" office:string-value="" calcext:value-type="error">
            <text:p>#DIV/0!</text:p>
          </table:table-cell>
          <table:table-cell table:formula="of:=[.$I155]*[.M155]" office:value-type="string" office:string-value="" calcext:value-type="error">
            <text:p>#DIV/0!</text:p>
          </table:table-cell>
          <table:table-cell table:formula="of:=[.$I155]*[.N15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6]" office:value-type="float" office:value="0" calcext:value-type="float">
            <text:p>0</text:p>
          </table:table-cell>
          <table:table-cell table:formula="of:=['Expand Dates'.R156]" office:value-type="float" office:value="0" calcext:value-type="float">
            <text:p>0</text:p>
          </table:table-cell>
          <table:table-cell table:formula="of:=['Expand Dates'.W156]" office:value-type="float" office:value="0" calcext:value-type="float">
            <text:p>0</text:p>
          </table:table-cell>
          <table:table-cell table:formula="of:=['Expand Dates'.Z156]" office:value-type="float" office:value="0" calcext:value-type="float">
            <text:p>0</text:p>
          </table:table-cell>
          <table:table-cell/>
          <table:table-cell table:formula="of:=['Expand Recipes'.I155]" office:value-type="string" office:string-value="Snack platter" calcext:value-type="string">
            <text:p>Snack platter</text:p>
          </table:table-cell>
          <table:table-cell table:formula="of:=['Expand Recipes'.J155]" office:value-type="string" office:string-value="crisp" calcext:value-type="string">
            <text:p>crisp</text:p>
          </table:table-cell>
          <table:table-cell table:formula="of:=['Expand Recipes'.K155]" office:value-type="string" office:string-value="" calcext:value-type="error">
            <text:p>#DIV/0!</text:p>
          </table:table-cell>
          <table:table-cell table:formula="of:=['Expand Recipes'.L155]" office:value-type="float" office:value="0" calcext:value-type="float">
            <text:p>0</text:p>
          </table:table-cell>
          <table:table-cell table:formula="of:=IF([.$G156]=&quot;&quot;;0;(LOOKUP([.$G156];[.$A$3:.$A$31];[.B$3:.B$31])))" office:value-type="float" office:value="1" calcext:value-type="float">
            <text:p>1</text:p>
          </table:table-cell>
          <table:table-cell table:formula="of:=IF([.$G156]=&quot;&quot;;0;(LOOKUP([.$G156];[.$A$3:.$A$31];[.C$3:.C$31])))" office:value-type="float" office:value="1" calcext:value-type="float">
            <text:p>1</text:p>
          </table:table-cell>
          <table:table-cell table:formula="of:=IF([.$G156]=&quot;&quot;;0;(LOOKUP([.$G156];[.$A$3:.$A$31];[.D$3:.D$31])))" office:value-type="float" office:value="1" calcext:value-type="float">
            <text:p>1</text:p>
          </table:table-cell>
          <table:table-cell table:formula="of:=IF([.$G156]=&quot;&quot;;0;(LOOKUP([.$G156];[.$A$3:.$A$31];[.E$3:.E$31])))" office:value-type="float" office:value="1" calcext:value-type="float">
            <text:p>1</text:p>
          </table:table-cell>
          <table:table-cell/>
          <table:table-cell table:style-name="ce24" table:formula="of:=[.H156]" office:value-type="string" office:string-value="crisp" calcext:value-type="string">
            <text:p>crisp</text:p>
          </table:table-cell>
          <table:table-cell table:style-name="ce24" table:formula="of:=[.J156]" office:value-type="float" office:value="0" calcext:value-type="float">
            <text:p>0</text:p>
          </table:table-cell>
          <table:table-cell table:formula="of:=[.$I156]*[.K156]" office:value-type="string" office:string-value="" calcext:value-type="error">
            <text:p>#DIV/0!</text:p>
          </table:table-cell>
          <table:table-cell table:formula="of:=[.$I156]*[.L156]" office:value-type="string" office:string-value="" calcext:value-type="error">
            <text:p>#DIV/0!</text:p>
          </table:table-cell>
          <table:table-cell table:formula="of:=[.$I156]*[.M156]" office:value-type="string" office:string-value="" calcext:value-type="error">
            <text:p>#DIV/0!</text:p>
          </table:table-cell>
          <table:table-cell table:formula="of:=[.$I156]*[.N15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7]" office:value-type="float" office:value="0" calcext:value-type="float">
            <text:p>0</text:p>
          </table:table-cell>
          <table:table-cell table:formula="of:=['Expand Dates'.R157]" office:value-type="float" office:value="0" calcext:value-type="float">
            <text:p>0</text:p>
          </table:table-cell>
          <table:table-cell table:formula="of:=['Expand Dates'.W157]" office:value-type="float" office:value="0" calcext:value-type="float">
            <text:p>0</text:p>
          </table:table-cell>
          <table:table-cell table:formula="of:=['Expand Dates'.Z157]" office:value-type="float" office:value="0" calcext:value-type="float">
            <text:p>0</text:p>
          </table:table-cell>
          <table:table-cell/>
          <table:table-cell table:formula="of:=['Expand Recipes'.I156]" office:value-type="string" office:string-value="Snack platter" calcext:value-type="string">
            <text:p>Snack platter</text:p>
          </table:table-cell>
          <table:table-cell table:formula="of:=['Expand Recipes'.J156]" office:value-type="string" office:string-value="brezeln" calcext:value-type="string">
            <text:p>brezeln</text:p>
          </table:table-cell>
          <table:table-cell table:formula="of:=['Expand Recipes'.K156]" office:value-type="string" office:string-value="" calcext:value-type="error">
            <text:p>#DIV/0!</text:p>
          </table:table-cell>
          <table:table-cell table:formula="of:=['Expand Recipes'.L156]" office:value-type="float" office:value="0" calcext:value-type="float">
            <text:p>0</text:p>
          </table:table-cell>
          <table:table-cell table:formula="of:=IF([.$G157]=&quot;&quot;;0;(LOOKUP([.$G157];[.$A$3:.$A$31];[.B$3:.B$31])))" office:value-type="float" office:value="1" calcext:value-type="float">
            <text:p>1</text:p>
          </table:table-cell>
          <table:table-cell table:formula="of:=IF([.$G157]=&quot;&quot;;0;(LOOKUP([.$G157];[.$A$3:.$A$31];[.C$3:.C$31])))" office:value-type="float" office:value="1" calcext:value-type="float">
            <text:p>1</text:p>
          </table:table-cell>
          <table:table-cell table:formula="of:=IF([.$G157]=&quot;&quot;;0;(LOOKUP([.$G157];[.$A$3:.$A$31];[.D$3:.D$31])))" office:value-type="float" office:value="1" calcext:value-type="float">
            <text:p>1</text:p>
          </table:table-cell>
          <table:table-cell table:formula="of:=IF([.$G157]=&quot;&quot;;0;(LOOKUP([.$G157];[.$A$3:.$A$31];[.E$3:.E$31])))" office:value-type="float" office:value="1" calcext:value-type="float">
            <text:p>1</text:p>
          </table:table-cell>
          <table:table-cell/>
          <table:table-cell table:style-name="ce24" table:formula="of:=[.H157]" office:value-type="string" office:string-value="brezeln" calcext:value-type="string">
            <text:p>brezeln</text:p>
          </table:table-cell>
          <table:table-cell table:style-name="ce24" table:formula="of:=[.J157]" office:value-type="float" office:value="0" calcext:value-type="float">
            <text:p>0</text:p>
          </table:table-cell>
          <table:table-cell table:formula="of:=[.$I157]*[.K157]" office:value-type="string" office:string-value="" calcext:value-type="error">
            <text:p>#DIV/0!</text:p>
          </table:table-cell>
          <table:table-cell table:formula="of:=[.$I157]*[.L157]" office:value-type="string" office:string-value="" calcext:value-type="error">
            <text:p>#DIV/0!</text:p>
          </table:table-cell>
          <table:table-cell table:formula="of:=[.$I157]*[.M157]" office:value-type="string" office:string-value="" calcext:value-type="error">
            <text:p>#DIV/0!</text:p>
          </table:table-cell>
          <table:table-cell table:formula="of:=[.$I157]*[.N1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8]" office:value-type="float" office:value="0" calcext:value-type="float">
            <text:p>0</text:p>
          </table:table-cell>
          <table:table-cell table:formula="of:=['Expand Dates'.R158]" office:value-type="float" office:value="0" calcext:value-type="float">
            <text:p>0</text:p>
          </table:table-cell>
          <table:table-cell table:formula="of:=['Expand Dates'.W158]" office:value-type="float" office:value="0" calcext:value-type="float">
            <text:p>0</text:p>
          </table:table-cell>
          <table:table-cell table:formula="of:=['Expand Dates'.Z158]" office:value-type="float" office:value="0" calcext:value-type="float">
            <text:p>0</text:p>
          </table:table-cell>
          <table:table-cell table:number-columns-repeated="5"/>
          <table:table-cell table:formula="of:=IF([.$G158]=&quot;&quot;;0;(LOOKUP([.$G158];[.$A$3:.$A$31];[.B$3:.B$31])))" office:value-type="float" office:value="0" calcext:value-type="float">
            <text:p>0</text:p>
          </table:table-cell>
          <table:table-cell table:formula="of:=IF([.$G158]=&quot;&quot;;0;(LOOKUP([.$G158];[.$A$3:.$A$31];[.C$3:.C$31])))" office:value-type="float" office:value="0" calcext:value-type="float">
            <text:p>0</text:p>
          </table:table-cell>
          <table:table-cell table:formula="of:=IF([.$G158]=&quot;&quot;;0;(LOOKUP([.$G158];[.$A$3:.$A$31];[.D$3:.D$31])))" office:value-type="float" office:value="0" calcext:value-type="float">
            <text:p>0</text:p>
          </table:table-cell>
          <table:table-cell table:formula="of:=IF([.$G158]=&quot;&quot;;0;(LOOKUP([.$G158];[.$A$3:.$A$31];[.E$3:.E$31])))" office:value-type="float" office:value="0" calcext:value-type="float">
            <text:p>0</text:p>
          </table:table-cell>
          <table:table-cell/>
          <table:table-cell table:style-name="ce24" table:formula="of:=[.H158]" office:value-type="float" office:value="0" calcext:value-type="float">
            <text:p>0</text:p>
          </table:table-cell>
          <table:table-cell table:style-name="ce24" table:formula="of:=[.J158]" office:value-type="float" office:value="0" calcext:value-type="float">
            <text:p>0</text:p>
          </table:table-cell>
          <table:table-cell table:formula="of:=[.$I158]*[.K158]" office:value-type="float" office:value="0" calcext:value-type="float">
            <text:p>0</text:p>
          </table:table-cell>
          <table:table-cell table:formula="of:=[.$I158]*[.L158]" office:value-type="float" office:value="0" calcext:value-type="float">
            <text:p>0</text:p>
          </table:table-cell>
          <table:table-cell table:formula="of:=[.$I158]*[.M158]" office:value-type="float" office:value="0" calcext:value-type="float">
            <text:p>0</text:p>
          </table:table-cell>
          <table:table-cell table:formula="of:=[.$I158]*[.N158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G159]=&quot;&quot;;&quot;&quot;;(LOOKUP([.$G159];[.$A$3:.$A$31];[.B$3:.B$31])))">
            <text:p/>
          </table:table-cell>
          <table:table-cell table:formula="of:=IF([.$G159]=&quot;&quot;;&quot;&quot;;(LOOKUP([.$G15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0]=&quot;&quot;;&quot;&quot;;(LOOKUP([.$G160];[.$A$3:.$A$31];[.B$3:.B$31])))">
            <text:p/>
          </table:table-cell>
          <table:table-cell table:formula="of:=IF([.$G160]=&quot;&quot;;&quot;&quot;;(LOOKUP([.$G16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1]=&quot;&quot;;&quot;&quot;;(LOOKUP([.$G161];[.$A$3:.$A$31];[.B$3:.B$31])))">
            <text:p/>
          </table:table-cell>
          <table:table-cell table:formula="of:=IF([.$G161]=&quot;&quot;;&quot;&quot;;(LOOKUP([.$G16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2]=&quot;&quot;;&quot;&quot;;(LOOKUP([.$G162];[.$A$3:.$A$31];[.B$3:.B$31])))">
            <text:p/>
          </table:table-cell>
          <table:table-cell table:formula="of:=IF([.$G162]=&quot;&quot;;&quot;&quot;;(LOOKUP([.$G16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3]=&quot;&quot;;&quot;&quot;;(LOOKUP([.$G163];[.$A$3:.$A$31];[.B$3:.B$31])))">
            <text:p/>
          </table:table-cell>
          <table:table-cell table:formula="of:=IF([.$G163]=&quot;&quot;;&quot;&quot;;(LOOKUP([.$G16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4]=&quot;&quot;;&quot;&quot;;(LOOKUP([.$G164];[.$A$3:.$A$31];[.B$3:.B$31])))">
            <text:p/>
          </table:table-cell>
          <table:table-cell table:formula="of:=IF([.$G164]=&quot;&quot;;&quot;&quot;;(LOOKUP([.$G16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5]=&quot;&quot;;&quot;&quot;;(LOOKUP([.$G165];[.$A$3:.$A$31];[.B$3:.B$31])))">
            <text:p/>
          </table:table-cell>
          <table:table-cell table:formula="of:=IF([.$G165]=&quot;&quot;;&quot;&quot;;(LOOKUP([.$G16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6]=&quot;&quot;;&quot;&quot;;(LOOKUP([.$G166];[.$A$3:.$A$31];[.B$3:.B$31])))">
            <text:p/>
          </table:table-cell>
          <table:table-cell table:formula="of:=IF([.$G166]=&quot;&quot;;&quot;&quot;;(LOOKUP([.$G16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7]=&quot;&quot;;&quot;&quot;;(LOOKUP([.$G167];[.$A$3:.$A$31];[.B$3:.B$31])))">
            <text:p/>
          </table:table-cell>
          <table:table-cell table:formula="of:=IF([.$G167]=&quot;&quot;;&quot;&quot;;(LOOKUP([.$G16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8]=&quot;&quot;;&quot;&quot;;(LOOKUP([.$G168];[.$A$3:.$A$31];[.B$3:.B$31])))">
            <text:p/>
          </table:table-cell>
          <table:table-cell table:formula="of:=IF([.$G168]=&quot;&quot;;&quot;&quot;;(LOOKUP([.$G16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9]=&quot;&quot;;&quot;&quot;;(LOOKUP([.$G169];[.$A$3:.$A$31];[.B$3:.B$31])))">
            <text:p/>
          </table:table-cell>
          <table:table-cell table:formula="of:=IF([.$G169]=&quot;&quot;;&quot;&quot;;(LOOKUP([.$G16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0]=&quot;&quot;;&quot;&quot;;(LOOKUP([.$G170];[.$A$3:.$A$31];[.B$3:.B$31])))">
            <text:p/>
          </table:table-cell>
          <table:table-cell table:formula="of:=IF([.$G170]=&quot;&quot;;&quot;&quot;;(LOOKUP([.$G17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1]=&quot;&quot;;&quot;&quot;;(LOOKUP([.$G171];[.$A$3:.$A$31];[.B$3:.B$31])))">
            <text:p/>
          </table:table-cell>
          <table:table-cell table:formula="of:=IF([.$G171]=&quot;&quot;;&quot;&quot;;(LOOKUP([.$G17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2]=&quot;&quot;;&quot;&quot;;(LOOKUP([.$G172];[.$A$3:.$A$31];[.B$3:.B$31])))">
            <text:p/>
          </table:table-cell>
          <table:table-cell table:formula="of:=IF([.$G172]=&quot;&quot;;&quot;&quot;;(LOOKUP([.$G17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3]=&quot;&quot;;&quot;&quot;;(LOOKUP([.$G173];[.$A$3:.$A$31];[.B$3:.B$31])))">
            <text:p/>
          </table:table-cell>
          <table:table-cell table:formula="of:=IF([.$G173]=&quot;&quot;;&quot;&quot;;(LOOKUP([.$G17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4]=&quot;&quot;;&quot;&quot;;(LOOKUP([.$G174];[.$A$3:.$A$31];[.B$3:.B$31])))">
            <text:p/>
          </table:table-cell>
          <table:table-cell table:formula="of:=IF([.$G174]=&quot;&quot;;&quot;&quot;;(LOOKUP([.$G17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5]=&quot;&quot;;&quot;&quot;;(LOOKUP([.$G175];[.$A$3:.$A$31];[.B$3:.B$31])))">
            <text:p/>
          </table:table-cell>
          <table:table-cell table:formula="of:=IF([.$G175]=&quot;&quot;;&quot;&quot;;(LOOKUP([.$G17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6]=&quot;&quot;;&quot;&quot;;(LOOKUP([.$G176];[.$A$3:.$A$31];[.B$3:.B$31])))">
            <text:p/>
          </table:table-cell>
          <table:table-cell table:formula="of:=IF([.$G176]=&quot;&quot;;&quot;&quot;;(LOOKUP([.$G17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7]=&quot;&quot;;&quot;&quot;;(LOOKUP([.$G177];[.$A$3:.$A$31];[.B$3:.B$31])))">
            <text:p/>
          </table:table-cell>
          <table:table-cell table:formula="of:=IF([.$G177]=&quot;&quot;;&quot;&quot;;(LOOKUP([.$G17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8]=&quot;&quot;;&quot;&quot;;(LOOKUP([.$G178];[.$A$3:.$A$31];[.B$3:.B$31])))">
            <text:p/>
          </table:table-cell>
          <table:table-cell table:formula="of:=IF([.$G178]=&quot;&quot;;&quot;&quot;;(LOOKUP([.$G17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9]=&quot;&quot;;&quot;&quot;;(LOOKUP([.$G179];[.$A$3:.$A$31];[.B$3:.B$31])))">
            <text:p/>
          </table:table-cell>
          <table:table-cell table:formula="of:=IF([.$G179]=&quot;&quot;;&quot;&quot;;(LOOKUP([.$G17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0]=&quot;&quot;;&quot;&quot;;(LOOKUP([.$G180];[.$A$3:.$A$31];[.B$3:.B$31])))">
            <text:p/>
          </table:table-cell>
          <table:table-cell table:formula="of:=IF([.$G180]=&quot;&quot;;&quot;&quot;;(LOOKUP([.$G18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1]=&quot;&quot;;&quot;&quot;;(LOOKUP([.$G181];[.$A$3:.$A$31];[.B$3:.B$31])))">
            <text:p/>
          </table:table-cell>
          <table:table-cell table:formula="of:=IF([.$G181]=&quot;&quot;;&quot;&quot;;(LOOKUP([.$G18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2]=&quot;&quot;;&quot;&quot;;(LOOKUP([.$G182];[.$A$3:.$A$31];[.B$3:.B$31])))">
            <text:p/>
          </table:table-cell>
          <table:table-cell table:formula="of:=IF([.$G182]=&quot;&quot;;&quot;&quot;;(LOOKUP([.$G18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3]=&quot;&quot;;&quot;&quot;;(LOOKUP([.$G183];[.$A$3:.$A$31];[.B$3:.B$31])))">
            <text:p/>
          </table:table-cell>
          <table:table-cell table:formula="of:=IF([.$G183]=&quot;&quot;;&quot;&quot;;(LOOKUP([.$G18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4]=&quot;&quot;;&quot;&quot;;(LOOKUP([.$G184];[.$A$3:.$A$31];[.B$3:.B$31])))">
            <text:p/>
          </table:table-cell>
          <table:table-cell table:formula="of:=IF([.$G184]=&quot;&quot;;&quot;&quot;;(LOOKUP([.$G18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5]=&quot;&quot;;&quot;&quot;;(LOOKUP([.$G185];[.$A$3:.$A$31];[.B$3:.B$31])))">
            <text:p/>
          </table:table-cell>
          <table:table-cell table:formula="of:=IF([.$G185]=&quot;&quot;;&quot;&quot;;(LOOKUP([.$G18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6]=&quot;&quot;;&quot;&quot;;(LOOKUP([.$G186];[.$A$3:.$A$31];[.B$3:.B$31])))">
            <text:p/>
          </table:table-cell>
          <table:table-cell table:formula="of:=IF([.$G186]=&quot;&quot;;&quot;&quot;;(LOOKUP([.$G18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7]=&quot;&quot;;&quot;&quot;;(LOOKUP([.$G187];[.$A$3:.$A$31];[.B$3:.B$31])))">
            <text:p/>
          </table:table-cell>
          <table:table-cell table:formula="of:=IF([.$G187]=&quot;&quot;;&quot;&quot;;(LOOKUP([.$G18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8]=&quot;&quot;;&quot;&quot;;(LOOKUP([.$G188];[.$A$3:.$A$31];[.B$3:.B$31])))">
            <text:p/>
          </table:table-cell>
          <table:table-cell table:formula="of:=IF([.$G188]=&quot;&quot;;&quot;&quot;;(LOOKUP([.$G18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9]=&quot;&quot;;&quot;&quot;;(LOOKUP([.$G189];[.$A$3:.$A$31];[.B$3:.B$31])))">
            <text:p/>
          </table:table-cell>
          <table:table-cell table:formula="of:=IF([.$G189]=&quot;&quot;;&quot;&quot;;(LOOKUP([.$G18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0]=&quot;&quot;;&quot;&quot;;(LOOKUP([.$G190];[.$A$3:.$A$31];[.B$3:.B$31])))">
            <text:p/>
          </table:table-cell>
          <table:table-cell table:formula="of:=IF([.$G190]=&quot;&quot;;&quot;&quot;;(LOOKUP([.$G19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1]=&quot;&quot;;&quot;&quot;;(LOOKUP([.$G191];[.$A$3:.$A$31];[.B$3:.B$31])))">
            <text:p/>
          </table:table-cell>
          <table:table-cell table:formula="of:=IF([.$G191]=&quot;&quot;;&quot;&quot;;(LOOKUP([.$G19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2]=&quot;&quot;;&quot;&quot;;(LOOKUP([.$G192];[.$A$3:.$A$31];[.B$3:.B$31])))">
            <text:p/>
          </table:table-cell>
          <table:table-cell table:formula="of:=IF([.$G192]=&quot;&quot;;&quot;&quot;;(LOOKUP([.$G19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3]=&quot;&quot;;&quot;&quot;;(LOOKUP([.$G193];[.$A$3:.$A$31];[.B$3:.B$31])))">
            <text:p/>
          </table:table-cell>
          <table:table-cell table:formula="of:=IF([.$G193]=&quot;&quot;;&quot;&quot;;(LOOKUP([.$G19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4]=&quot;&quot;;&quot;&quot;;(LOOKUP([.$G194];[.$A$3:.$A$31];[.B$3:.B$31])))">
            <text:p/>
          </table:table-cell>
          <table:table-cell table:formula="of:=IF([.$G194]=&quot;&quot;;&quot;&quot;;(LOOKUP([.$G19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5]=&quot;&quot;;&quot;&quot;;(LOOKUP([.$G195];[.$A$3:.$A$31];[.B$3:.B$31])))">
            <text:p/>
          </table:table-cell>
          <table:table-cell table:formula="of:=IF([.$G195]=&quot;&quot;;&quot;&quot;;(LOOKUP([.$G19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6]=&quot;&quot;;&quot;&quot;;(LOOKUP([.$G196];[.$A$3:.$A$31];[.B$3:.B$31])))">
            <text:p/>
          </table:table-cell>
          <table:table-cell table:formula="of:=IF([.$G196]=&quot;&quot;;&quot;&quot;;(LOOKUP([.$G19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7]=&quot;&quot;;&quot;&quot;;(LOOKUP([.$G197];[.$A$3:.$A$31];[.B$3:.B$31])))">
            <text:p/>
          </table:table-cell>
          <table:table-cell table:formula="of:=IF([.$G197]=&quot;&quot;;&quot;&quot;;(LOOKUP([.$G19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8]=&quot;&quot;;&quot;&quot;;(LOOKUP([.$G198];[.$A$3:.$A$31];[.B$3:.B$31])))">
            <text:p/>
          </table:table-cell>
          <table:table-cell table:formula="of:=IF([.$G198]=&quot;&quot;;&quot;&quot;;(LOOKUP([.$G19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9]=&quot;&quot;;&quot;&quot;;(LOOKUP([.$G199];[.$A$3:.$A$31];[.B$3:.B$31])))">
            <text:p/>
          </table:table-cell>
          <table:table-cell table:formula="of:=IF([.$G199]=&quot;&quot;;&quot;&quot;;(LOOKUP([.$G19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0]=&quot;&quot;;&quot;&quot;;(LOOKUP([.$G200];[.$A$3:.$A$31];[.B$3:.B$31])))">
            <text:p/>
          </table:table-cell>
          <table:table-cell table:formula="of:=IF([.$G200]=&quot;&quot;;&quot;&quot;;(LOOKUP([.$G20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1]=&quot;&quot;;&quot;&quot;;(LOOKUP([.$G201];[.$A$3:.$A$31];[.B$3:.B$31])))">
            <text:p/>
          </table:table-cell>
          <table:table-cell table:formula="of:=IF([.$G201]=&quot;&quot;;&quot;&quot;;(LOOKUP([.$G20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2]=&quot;&quot;;&quot;&quot;;(LOOKUP([.$G202];[.$A$3:.$A$31];[.B$3:.B$31])))">
            <text:p/>
          </table:table-cell>
          <table:table-cell table:formula="of:=IF([.$G202]=&quot;&quot;;&quot;&quot;;(LOOKUP([.$G20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3]=&quot;&quot;;&quot;&quot;;(LOOKUP([.$G203];[.$A$3:.$A$31];[.B$3:.B$31])))">
            <text:p/>
          </table:table-cell>
          <table:table-cell table:formula="of:=IF([.$G203]=&quot;&quot;;&quot;&quot;;(LOOKUP([.$G20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4]=&quot;&quot;;&quot;&quot;;(LOOKUP([.$G204];[.$A$3:.$A$31];[.B$3:.B$31])))">
            <text:p/>
          </table:table-cell>
          <table:table-cell table:formula="of:=IF([.$G204]=&quot;&quot;;&quot;&quot;;(LOOKUP([.$G20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5]=&quot;&quot;;&quot;&quot;;(LOOKUP([.$G205];[.$A$3:.$A$31];[.B$3:.B$31])))">
            <text:p/>
          </table:table-cell>
          <table:table-cell table:formula="of:=IF([.$G205]=&quot;&quot;;&quot;&quot;;(LOOKUP([.$G20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6]=&quot;&quot;;&quot;&quot;;(LOOKUP([.$G206];[.$A$3:.$A$31];[.B$3:.B$31])))">
            <text:p/>
          </table:table-cell>
          <table:table-cell table:formula="of:=IF([.$G206]=&quot;&quot;;&quot;&quot;;(LOOKUP([.$G20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7]=&quot;&quot;;&quot;&quot;;(LOOKUP([.$G207];[.$A$3:.$A$31];[.B$3:.B$31])))">
            <text:p/>
          </table:table-cell>
          <table:table-cell table:formula="of:=IF([.$G207]=&quot;&quot;;&quot;&quot;;(LOOKUP([.$G20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8]=&quot;&quot;;&quot;&quot;;(LOOKUP([.$G208];[.$A$3:.$A$31];[.B$3:.B$31])))">
            <text:p/>
          </table:table-cell>
          <table:table-cell table:formula="of:=IF([.$G208]=&quot;&quot;;&quot;&quot;;(LOOKUP([.$G20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9]=&quot;&quot;;&quot;&quot;;(LOOKUP([.$G209];[.$A$3:.$A$31];[.B$3:.B$31])))">
            <text:p/>
          </table:table-cell>
          <table:table-cell table:formula="of:=IF([.$G209]=&quot;&quot;;&quot;&quot;;(LOOKUP([.$G20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0]=&quot;&quot;;&quot;&quot;;(LOOKUP([.$G210];[.$A$3:.$A$31];[.B$3:.B$31])))">
            <text:p/>
          </table:table-cell>
          <table:table-cell table:formula="of:=IF([.$G210]=&quot;&quot;;&quot;&quot;;(LOOKUP([.$G21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1]=&quot;&quot;;&quot;&quot;;(LOOKUP([.$G211];[.$A$3:.$A$31];[.B$3:.B$31])))">
            <text:p/>
          </table:table-cell>
          <table:table-cell table:formula="of:=IF([.$G211]=&quot;&quot;;&quot;&quot;;(LOOKUP([.$G21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2]=&quot;&quot;;&quot;&quot;;(LOOKUP([.$G212];[.$A$3:.$A$31];[.B$3:.B$31])))">
            <text:p/>
          </table:table-cell>
          <table:table-cell table:formula="of:=IF([.$G212]=&quot;&quot;;&quot;&quot;;(LOOKUP([.$G21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3]=&quot;&quot;;&quot;&quot;;(LOOKUP([.$G213];[.$A$3:.$A$31];[.B$3:.B$31])))">
            <text:p/>
          </table:table-cell>
          <table:table-cell table:formula="of:=IF([.$G213]=&quot;&quot;;&quot;&quot;;(LOOKUP([.$G21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4]=&quot;&quot;;&quot;&quot;;(LOOKUP([.$G214];[.$A$3:.$A$31];[.B$3:.B$31])))">
            <text:p/>
          </table:table-cell>
          <table:table-cell table:formula="of:=IF([.$G214]=&quot;&quot;;&quot;&quot;;(LOOKUP([.$G21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5]=&quot;&quot;;&quot;&quot;;(LOOKUP([.$G215];[.$A$3:.$A$31];[.B$3:.B$31])))">
            <text:p/>
          </table:table-cell>
          <table:table-cell table:formula="of:=IF([.$G215]=&quot;&quot;;&quot;&quot;;(LOOKUP([.$G21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6]=&quot;&quot;;&quot;&quot;;(LOOKUP([.$G216];[.$A$3:.$A$31];[.B$3:.B$31])))">
            <text:p/>
          </table:table-cell>
          <table:table-cell table:formula="of:=IF([.$G216]=&quot;&quot;;&quot;&quot;;(LOOKUP([.$G21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7]=&quot;&quot;;&quot;&quot;;(LOOKUP([.$G217];[.$A$3:.$A$31];[.B$3:.B$31])))">
            <text:p/>
          </table:table-cell>
          <table:table-cell table:formula="of:=IF([.$G217]=&quot;&quot;;&quot;&quot;;(LOOKUP([.$G21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8]=&quot;&quot;;&quot;&quot;;(LOOKUP([.$G218];[.$A$3:.$A$31];[.B$3:.B$31])))">
            <text:p/>
          </table:table-cell>
          <table:table-cell table:formula="of:=IF([.$G218]=&quot;&quot;;&quot;&quot;;(LOOKUP([.$G21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9]=&quot;&quot;;&quot;&quot;;(LOOKUP([.$G219];[.$A$3:.$A$31];[.B$3:.B$31])))">
            <text:p/>
          </table:table-cell>
          <table:table-cell table:formula="of:=IF([.$G219]=&quot;&quot;;&quot;&quot;;(LOOKUP([.$G21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0]=&quot;&quot;;&quot;&quot;;(LOOKUP([.$G220];[.$A$3:.$A$31];[.B$3:.B$31])))">
            <text:p/>
          </table:table-cell>
          <table:table-cell table:formula="of:=IF([.$G220]=&quot;&quot;;&quot;&quot;;(LOOKUP([.$G22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1]=&quot;&quot;;&quot;&quot;;(LOOKUP([.$G221];[.$A$3:.$A$31];[.B$3:.B$31])))">
            <text:p/>
          </table:table-cell>
          <table:table-cell table:formula="of:=IF([.$G221]=&quot;&quot;;&quot;&quot;;(LOOKUP([.$G22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2]=&quot;&quot;;&quot;&quot;;(LOOKUP([.$G222];[.$A$3:.$A$31];[.B$3:.B$31])))">
            <text:p/>
          </table:table-cell>
          <table:table-cell table:formula="of:=IF([.$G222]=&quot;&quot;;&quot;&quot;;(LOOKUP([.$G22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3]=&quot;&quot;;&quot;&quot;;(LOOKUP([.$G223];[.$A$3:.$A$31];[.B$3:.B$31])))">
            <text:p/>
          </table:table-cell>
          <table:table-cell table:formula="of:=IF([.$G223]=&quot;&quot;;&quot;&quot;;(LOOKUP([.$G22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4]=&quot;&quot;;&quot;&quot;;(LOOKUP([.$G224];[.$A$3:.$A$31];[.B$3:.B$31])))">
            <text:p/>
          </table:table-cell>
          <table:table-cell table:formula="of:=IF([.$G224]=&quot;&quot;;&quot;&quot;;(LOOKUP([.$G22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5]=&quot;&quot;;&quot;&quot;;(LOOKUP([.$G225];[.$A$3:.$A$31];[.B$3:.B$31])))">
            <text:p/>
          </table:table-cell>
          <table:table-cell table:formula="of:=IF([.$G225]=&quot;&quot;;&quot;&quot;;(LOOKUP([.$G22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6]=&quot;&quot;;&quot;&quot;;(LOOKUP([.$G226];[.$A$3:.$A$31];[.B$3:.B$31])))">
            <text:p/>
          </table:table-cell>
          <table:table-cell table:formula="of:=IF([.$G226]=&quot;&quot;;&quot;&quot;;(LOOKUP([.$G22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7]=&quot;&quot;;&quot;&quot;;(LOOKUP([.$G227];[.$A$3:.$A$31];[.B$3:.B$31])))">
            <text:p/>
          </table:table-cell>
          <table:table-cell table:formula="of:=IF([.$G227]=&quot;&quot;;&quot;&quot;;(LOOKUP([.$G22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8]=&quot;&quot;;&quot;&quot;;(LOOKUP([.$G228];[.$A$3:.$A$31];[.B$3:.B$31])))">
            <text:p/>
          </table:table-cell>
          <table:table-cell table:formula="of:=IF([.$G228]=&quot;&quot;;&quot;&quot;;(LOOKUP([.$G22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9]=&quot;&quot;;&quot;&quot;;(LOOKUP([.$G229];[.$A$3:.$A$31];[.B$3:.B$31])))">
            <text:p/>
          </table:table-cell>
          <table:table-cell table:formula="of:=IF([.$G229]=&quot;&quot;;&quot;&quot;;(LOOKUP([.$G22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0]=&quot;&quot;;&quot;&quot;;(LOOKUP([.$G230];[.$A$3:.$A$31];[.B$3:.B$31])))">
            <text:p/>
          </table:table-cell>
          <table:table-cell table:formula="of:=IF([.$G230]=&quot;&quot;;&quot;&quot;;(LOOKUP([.$G23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1]=&quot;&quot;;&quot;&quot;;(LOOKUP([.$G231];[.$A$3:.$A$31];[.B$3:.B$31])))">
            <text:p/>
          </table:table-cell>
          <table:table-cell table:formula="of:=IF([.$G231]=&quot;&quot;;&quot;&quot;;(LOOKUP([.$G23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2]=&quot;&quot;;&quot;&quot;;(LOOKUP([.$G232];[.$A$3:.$A$31];[.B$3:.B$31])))">
            <text:p/>
          </table:table-cell>
          <table:table-cell table:formula="of:=IF([.$G232]=&quot;&quot;;&quot;&quot;;(LOOKUP([.$G23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3]=&quot;&quot;;&quot;&quot;;(LOOKUP([.$G233];[.$A$3:.$A$31];[.B$3:.B$31])))">
            <text:p/>
          </table:table-cell>
          <table:table-cell table:formula="of:=IF([.$G233]=&quot;&quot;;&quot;&quot;;(LOOKUP([.$G23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4]=&quot;&quot;;&quot;&quot;;(LOOKUP([.$G234];[.$A$3:.$A$31];[.B$3:.B$31])))">
            <text:p/>
          </table:table-cell>
          <table:table-cell table:formula="of:=IF([.$G234]=&quot;&quot;;&quot;&quot;;(LOOKUP([.$G23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5]=&quot;&quot;;&quot;&quot;;(LOOKUP([.$G235];[.$A$3:.$A$31];[.B$3:.B$31])))">
            <text:p/>
          </table:table-cell>
          <table:table-cell table:formula="of:=IF([.$G235]=&quot;&quot;;&quot;&quot;;(LOOKUP([.$G23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6]=&quot;&quot;;&quot;&quot;;(LOOKUP([.$G236];[.$A$3:.$A$31];[.B$3:.B$31])))">
            <text:p/>
          </table:table-cell>
          <table:table-cell table:formula="of:=IF([.$G236]=&quot;&quot;;&quot;&quot;;(LOOKUP([.$G23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7]=&quot;&quot;;&quot;&quot;;(LOOKUP([.$G237];[.$A$3:.$A$31];[.B$3:.B$31])))">
            <text:p/>
          </table:table-cell>
          <table:table-cell table:formula="of:=IF([.$G237]=&quot;&quot;;&quot;&quot;;(LOOKUP([.$G23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8]=&quot;&quot;;&quot;&quot;;(LOOKUP([.$G238];[.$A$3:.$A$31];[.B$3:.B$31])))">
            <text:p/>
          </table:table-cell>
          <table:table-cell table:formula="of:=IF([.$G238]=&quot;&quot;;&quot;&quot;;(LOOKUP([.$G23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9]=&quot;&quot;;&quot;&quot;;(LOOKUP([.$G239];[.$A$3:.$A$31];[.B$3:.B$31])))">
            <text:p/>
          </table:table-cell>
          <table:table-cell table:formula="of:=IF([.$G239]=&quot;&quot;;&quot;&quot;;(LOOKUP([.$G23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0]=&quot;&quot;;&quot;&quot;;(LOOKUP([.$G240];[.$A$3:.$A$31];[.B$3:.B$31])))">
            <text:p/>
          </table:table-cell>
          <table:table-cell table:formula="of:=IF([.$G240]=&quot;&quot;;&quot;&quot;;(LOOKUP([.$G24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1]=&quot;&quot;;&quot;&quot;;(LOOKUP([.$G241];[.$A$3:.$A$31];[.B$3:.B$31])))">
            <text:p/>
          </table:table-cell>
          <table:table-cell table:formula="of:=IF([.$G241]=&quot;&quot;;&quot;&quot;;(LOOKUP([.$G24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2]=&quot;&quot;;&quot;&quot;;(LOOKUP([.$G242];[.$A$3:.$A$31];[.B$3:.B$31])))">
            <text:p/>
          </table:table-cell>
          <table:table-cell table:formula="of:=IF([.$G242]=&quot;&quot;;&quot;&quot;;(LOOKUP([.$G24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3]=&quot;&quot;;&quot;&quot;;(LOOKUP([.$G243];[.$A$3:.$A$31];[.B$3:.B$31])))">
            <text:p/>
          </table:table-cell>
          <table:table-cell table:formula="of:=IF([.$G243]=&quot;&quot;;&quot;&quot;;(LOOKUP([.$G24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4]=&quot;&quot;;&quot;&quot;;(LOOKUP([.$G244];[.$A$3:.$A$31];[.B$3:.B$31])))">
            <text:p/>
          </table:table-cell>
          <table:table-cell table:formula="of:=IF([.$G244]=&quot;&quot;;&quot;&quot;;(LOOKUP([.$G24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5]=&quot;&quot;;&quot;&quot;;(LOOKUP([.$G245];[.$A$3:.$A$31];[.B$3:.B$31])))">
            <text:p/>
          </table:table-cell>
          <table:table-cell table:formula="of:=IF([.$G245]=&quot;&quot;;&quot;&quot;;(LOOKUP([.$G24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6]=&quot;&quot;;&quot;&quot;;(LOOKUP([.$G246];[.$A$3:.$A$31];[.B$3:.B$31])))">
            <text:p/>
          </table:table-cell>
          <table:table-cell table:formula="of:=IF([.$G246]=&quot;&quot;;&quot;&quot;;(LOOKUP([.$G24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7]=&quot;&quot;;&quot;&quot;;(LOOKUP([.$G247];[.$A$3:.$A$31];[.B$3:.B$31])))">
            <text:p/>
          </table:table-cell>
          <table:table-cell table:formula="of:=IF([.$G247]=&quot;&quot;;&quot;&quot;;(LOOKUP([.$G24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8]=&quot;&quot;;&quot;&quot;;(LOOKUP([.$G248];[.$A$3:.$A$31];[.B$3:.B$31])))">
            <text:p/>
          </table:table-cell>
          <table:table-cell table:formula="of:=IF([.$G248]=&quot;&quot;;&quot;&quot;;(LOOKUP([.$G24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9]=&quot;&quot;;&quot;&quot;;(LOOKUP([.$G249];[.$A$3:.$A$31];[.B$3:.B$31])))">
            <text:p/>
          </table:table-cell>
          <table:table-cell table:formula="of:=IF([.$G249]=&quot;&quot;;&quot;&quot;;(LOOKUP([.$G24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50]=&quot;&quot;;&quot;&quot;;(LOOKUP([.$G250];[.$A$3:.$A$31];[.B$3:.B$31])))">
            <text:p/>
          </table:table-cell>
          <table:table-cell table:formula="of:=IF([.$G250]=&quot;&quot;;&quot;&quot;;(LOOKUP([.$G25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51]=&quot;&quot;;&quot;&quot;;(LOOKUP([.$G251];[.$A$3:.$A$31];[.B$3:.B$31])))">
            <text:p/>
          </table:table-cell>
          <table:table-cell table:formula="of:=IF([.$G251]=&quot;&quot;;&quot;&quot;;(LOOKUP([.$G251];[.$A$3:.$A$31];[.C$3:.C$31])))">
            <text:p/>
          </table:table-cell>
          <table:table-cell table:number-columns-repeated="9"/>
        </table:table-row>
        <table:table-row table:style-name="ro1" table:number-rows-repeated="104832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Merge ingedients" table:style-name="ta2">
        <office:forms form:automatic-focus="false" form:apply-design-mode="false"/>
        <table:table-column table:style-name="co1" table:number-columns-repeated="7" table:default-cell-style-name="ce20"/>
        <table:table-column table:style-name="co1" table:number-columns-repeated="7" table:default-cell-style-name="ce14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31" office:value-type="string" calcext:value-type="string">
            <text:p>Unit recipe</text:p>
          </table:table-cell>
          <table:table-cell table:style-name="ce23" table:number-columns-repeated="4"/>
          <table:table-cell table:style-name="ce31" office:value-type="string" calcext:value-type="string">
            <text:p>Without errors</text:p>
          </table:table-cell>
          <table:table-cell table:style-name="ce31" table:number-columns-repeated="5"/>
          <table:table-cell/>
          <table:table-cell office:value-type="string" calcext:value-type="string">
            <text:p>Grouped sums for one person (still need to filter)</text:p>
          </table:table-cell>
          <table:table-cell table:number-columns-repeated="3"/>
        </table:table-row>
        <table:table-row table:style-name="ro1">
          <table:table-cell table:formula="of:=['Mega Recipe'.P2]" office:value-type="string" office:string-value="Ingredient" calcext:value-type="string">
            <text:p>Ingredient</text:p>
          </table:table-cell>
          <table:table-cell table:formula="of:=['Mega Recipe'.Q2]" office:value-type="string" office:string-value="Measure" calcext:value-type="string">
            <text:p>Measure</text:p>
          </table:table-cell>
          <table:table-cell table:style-name="ce23" table:formula="of:=['Mega Recipe'.R2]" office:value-type="date" office:date-value="2014-07-18" calcext:value-type="date">
            <text:p>07/18/14</text:p>
          </table:table-cell>
          <table:table-cell table:style-name="ce23" table:formula="of:=['Mega Recipe'.S2]" office:value-type="date" office:date-value="2014-07-19" calcext:value-type="date">
            <text:p>07/19/14</text:p>
          </table:table-cell>
          <table:table-cell table:style-name="ce23" table:formula="of:=['Mega Recipe'.T2]" office:value-type="date" office:date-value="2014-07-20" calcext:value-type="date">
            <text:p>07/20/14</text:p>
          </table:table-cell>
          <table:table-cell table:style-name="ce23" table:formula="of:=['Mega Recipe'.U2]" office:value-type="date" office:date-value="2014-07-21" calcext:value-type="date">
            <text:p>07/21/14</text:p>
          </table:table-cell>
          <table:table-cell table:style-name="ce23"/>
          <table:table-cell table:style-name="ce16" table:formula="of:=[.C2]" office:value-type="date" office:date-value="2014-07-18" calcext:value-type="date">
            <text:p>07/18/14</text:p>
          </table:table-cell>
          <table:table-cell table:style-name="ce16" table:formula="of:=[.D2]" office:value-type="date" office:date-value="2014-07-19" calcext:value-type="date">
            <text:p>07/19/14</text:p>
          </table:table-cell>
          <table:table-cell table:style-name="ce16" table:formula="of:=[.E2]" office:value-type="date" office:date-value="2014-07-20" calcext:value-type="date">
            <text:p>07/20/14</text:p>
          </table:table-cell>
          <table:table-cell table:style-name="ce16" table:formula="of:=[.F2]" office:value-type="date" office:date-value="2014-07-21" calcext:value-type="date">
            <text:p>07/21/14</text:p>
          </table:table-cell>
          <table:table-cell table:style-name="ce16"/>
          <table:table-cell table:style-name="ce30" table:formula="of:=[.A2]" office:value-type="string" office:string-value="Ingredient" calcext:value-type="string">
            <text:p>Ingredient</text:p>
          </table:table-cell>
          <table:table-cell table:style-name="ce30" table:formula="of:=[.B2]" office:value-type="string" office:string-value="Measure" calcext:value-type="string">
            <text:p>Measure</text:p>
          </table:table-cell>
          <table:table-cell table:style-name="ce30" table:formula="of:=[.C2]" office:value-type="date" office:date-value="2014-07-18" calcext:value-type="date">
            <text:p>07/18/14</text:p>
          </table:table-cell>
          <table:table-cell table:style-name="ce30" table:formula="of:=[.D2]" office:value-type="date" office:date-value="2014-07-19" calcext:value-type="date">
            <text:p>07/19/14</text:p>
          </table:table-cell>
          <table:table-cell table:style-name="ce30" table:formula="of:=[.E2]" office:value-type="date" office:date-value="2014-07-20" calcext:value-type="date">
            <text:p>07/20/14</text:p>
          </table:table-cell>
          <table:table-cell table:style-name="ce30" table:formula="of:=[.F2]" office:value-type="date" office:date-value="2014-07-21" calcext:value-type="date">
            <text:p>07/21/14</text:p>
          </table:table-cell>
        </table:table-row>
        <table:table-row table:style-name="ro1">
          <table:table-cell table:formula="of:=['Mega Recipe'.P3]" office:value-type="float" office:value="0" calcext:value-type="float">
            <text:p>0</text:p>
          </table:table-cell>
          <table:table-cell table:formula="of:=['Mega Recipe'.Q3]" office:value-type="float" office:value="0" calcext:value-type="float">
            <text:p>0</text:p>
          </table:table-cell>
          <table:table-cell table:formula="of:=['Mega Recipe'.R3]" office:value-type="float" office:value="0" calcext:value-type="float">
            <text:p>0</text:p>
          </table:table-cell>
          <table:table-cell table:formula="of:=['Mega Recipe'.S3]" office:value-type="float" office:value="0" calcext:value-type="float">
            <text:p>0</text:p>
          </table:table-cell>
          <table:table-cell table:formula="of:=['Mega Recipe'.T3]" office:value-type="float" office:value="0" calcext:value-type="float">
            <text:p>0</text:p>
          </table:table-cell>
          <table:table-cell table:formula="of:=['Mega Recipe'.U3]" office:value-type="float" office:value="0" calcext:value-type="float">
            <text:p>0</text:p>
          </table:table-cell>
          <table:table-cell/>
          <table:table-cell table:style-name="Default" table:formula="of:=IF(ISERROR([.C3]);0;[.C3])" office:value-type="float" office:value="0" calcext:value-type="float">
            <text:p>0</text:p>
          </table:table-cell>
          <table:table-cell table:style-name="Default" table:formula="of:=IF(ISERROR([.D3]);0;[.D3])" office:value-type="float" office:value="0" calcext:value-type="float">
            <text:p>0</text:p>
          </table:table-cell>
          <table:table-cell table:style-name="Default" table:formula="of:=IF(ISERROR([.E3]);0;[.E3])" office:value-type="float" office:value="0" calcext:value-type="float">
            <text:p>0</text:p>
          </table:table-cell>
          <table:table-cell table:style-name="Default" table:formula="of:=IF(ISERROR([.F3]);0;[.F3])" office:value-type="float" office:value="0" calcext:value-type="float">
            <text:p>0</text:p>
          </table:table-cell>
          <table:table-cell table:style-name="Default"/>
          <table:table-cell table:style-name="ce24" table:formula="of:=[.A3]" office:value-type="float" office:value="0" calcext:value-type="float">
            <text:p>0</text:p>
          </table:table-cell>
          <table:table-cell table:style-name="ce24" table:formula="of:=[.B3]" office:value-type="float" office:value="0" calcext:value-type="float">
            <text:p>0</text:p>
          </table:table-cell>
          <table:table-cell table:style-name="ce24" table:formula="of:=SUMIFS([.H$3:.H$188];[.$A$2:.$A$187];[.$A3])" office:value-type="float" office:value="392.754166666667" calcext:value-type="float">
            <text:p>392.7541666667</text:p>
          </table:table-cell>
          <table:table-cell table:style-name="ce24" table:formula="of:=SUMIFS([.I$3:.I$188];[.$A$2:.$A$187];[.$A3])" office:value-type="float" office:value="392.754166666667" calcext:value-type="float">
            <text:p>392.7541666667</text:p>
          </table:table-cell>
          <table:table-cell table:style-name="ce24" table:formula="of:=SUMIFS([.J$3:.J$188];[.$A$2:.$A$187];[.$A3])" office:value-type="float" office:value="393.691666666667" calcext:value-type="float">
            <text:p>393.6916666667</text:p>
          </table:table-cell>
          <table:table-cell table:style-name="ce24" table:formula="of:=SUMIFS([.K$3:.K$188];[.$A$2:.$A$187];[.$A3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4]" office:value-type="string" office:string-value="Joghurt" calcext:value-type="string">
            <text:p>Joghurt</text:p>
          </table:table-cell>
          <table:table-cell table:formula="of:=['Mega Recipe'.Q4]" office:value-type="string" office:string-value="ml" calcext:value-type="string">
            <text:p>ml</text:p>
          </table:table-cell>
          <table:table-cell table:formula="of:=['Mega Recipe'.R4]" office:value-type="float" office:value="12.5" calcext:value-type="float">
            <text:p>12.5</text:p>
          </table:table-cell>
          <table:table-cell table:formula="of:=['Mega Recipe'.S4]" office:value-type="float" office:value="12.5" calcext:value-type="float">
            <text:p>12.5</text:p>
          </table:table-cell>
          <table:table-cell table:formula="of:=['Mega Recipe'.T4]" office:value-type="float" office:value="12.5" calcext:value-type="float">
            <text:p>12.5</text:p>
          </table:table-cell>
          <table:table-cell table:formula="of:=['Mega Recipe'.U4]" office:value-type="float" office:value="12.5" calcext:value-type="float">
            <text:p>12.5</text:p>
          </table:table-cell>
          <table:table-cell/>
          <table:table-cell table:style-name="Default" table:formula="of:=IF(ISERROR([.C4]);0;[.C4])" office:value-type="float" office:value="12.5" calcext:value-type="float">
            <text:p>12.5</text:p>
          </table:table-cell>
          <table:table-cell table:style-name="Default" table:formula="of:=IF(ISERROR([.D4]);0;[.D4])" office:value-type="float" office:value="12.5" calcext:value-type="float">
            <text:p>12.5</text:p>
          </table:table-cell>
          <table:table-cell table:style-name="Default" table:formula="of:=IF(ISERROR([.E4]);0;[.E4])" office:value-type="float" office:value="12.5" calcext:value-type="float">
            <text:p>12.5</text:p>
          </table:table-cell>
          <table:table-cell table:style-name="Default" table:formula="of:=IF(ISERROR([.F4]);0;[.F4])" office:value-type="float" office:value="12.5" calcext:value-type="float">
            <text:p>12.5</text:p>
          </table:table-cell>
          <table:table-cell table:style-name="Default"/>
          <table:table-cell table:style-name="ce24" table:formula="of:=[.A4]" office:value-type="string" office:string-value="Joghurt" calcext:value-type="string">
            <text:p>Joghurt</text:p>
          </table:table-cell>
          <table:table-cell table:style-name="ce24" table:formula="of:=[.B4]" office:value-type="string" office:string-value="ml" calcext:value-type="string">
            <text:p>ml</text:p>
          </table:table-cell>
          <table:table-cell table:style-name="ce24" table:formula="of:=SUMIFS([.H$3:.H$188];[.$A$2:.$A$187];[.$A4])" office:value-type="float" office:value="25" calcext:value-type="float">
            <text:p>25</text:p>
          </table:table-cell>
          <table:table-cell table:style-name="ce24" table:formula="of:=SUMIFS([.I$3:.I$188];[.$A$2:.$A$187];[.$A4])" office:value-type="float" office:value="25" calcext:value-type="float">
            <text:p>25</text:p>
          </table:table-cell>
          <table:table-cell table:style-name="ce24" table:formula="of:=SUMIFS([.J$3:.J$188];[.$A$2:.$A$187];[.$A4])" office:value-type="float" office:value="25" calcext:value-type="float">
            <text:p>25</text:p>
          </table:table-cell>
          <table:table-cell table:style-name="ce24" table:formula="of:=SUMIFS([.K$3:.K$188];[.$A$2:.$A$187];[.$A4])" office:value-type="float" office:value="25" calcext:value-type="float">
            <text:p>25</text:p>
          </table:table-cell>
        </table:table-row>
        <table:table-row table:style-name="ro1">
          <table:table-cell table:formula="of:=['Mega Recipe'.P5]" office:value-type="string" office:string-value="Milk (UHT)" calcext:value-type="string">
            <text:p>Milk (UHT)</text:p>
          </table:table-cell>
          <table:table-cell table:formula="of:=['Mega Recipe'.Q5]" office:value-type="string" office:string-value="ml" calcext:value-type="string">
            <text:p>ml</text:p>
          </table:table-cell>
          <table:table-cell table:formula="of:=['Mega Recipe'.R5]" office:value-type="float" office:value="25" calcext:value-type="float">
            <text:p>25</text:p>
          </table:table-cell>
          <table:table-cell table:formula="of:=['Mega Recipe'.S5]" office:value-type="float" office:value="25" calcext:value-type="float">
            <text:p>25</text:p>
          </table:table-cell>
          <table:table-cell table:formula="of:=['Mega Recipe'.T5]" office:value-type="float" office:value="25" calcext:value-type="float">
            <text:p>25</text:p>
          </table:table-cell>
          <table:table-cell table:formula="of:=['Mega Recipe'.U5]" office:value-type="float" office:value="25" calcext:value-type="float">
            <text:p>25</text:p>
          </table:table-cell>
          <table:table-cell/>
          <table:table-cell table:style-name="Default" table:formula="of:=IF(ISERROR([.C5]);0;[.C5])" office:value-type="float" office:value="25" calcext:value-type="float">
            <text:p>25</text:p>
          </table:table-cell>
          <table:table-cell table:style-name="Default" table:formula="of:=IF(ISERROR([.D5]);0;[.D5])" office:value-type="float" office:value="25" calcext:value-type="float">
            <text:p>25</text:p>
          </table:table-cell>
          <table:table-cell table:style-name="Default" table:formula="of:=IF(ISERROR([.E5]);0;[.E5])" office:value-type="float" office:value="25" calcext:value-type="float">
            <text:p>25</text:p>
          </table:table-cell>
          <table:table-cell table:style-name="Default" table:formula="of:=IF(ISERROR([.F5]);0;[.F5])" office:value-type="float" office:value="25" calcext:value-type="float">
            <text:p>25</text:p>
          </table:table-cell>
          <table:table-cell table:style-name="Default"/>
          <table:table-cell table:style-name="ce24" table:formula="of:=[.A5]" office:value-type="string" office:string-value="Milk (UHT)" calcext:value-type="string">
            <text:p>Milk (UHT)</text:p>
          </table:table-cell>
          <table:table-cell table:style-name="ce24" table:formula="of:=[.B5]" office:value-type="string" office:string-value="ml" calcext:value-type="string">
            <text:p>ml</text:p>
          </table:table-cell>
          <table:table-cell table:style-name="ce24" table:formula="of:=SUMIFS([.H$3:.H$188];[.$A$2:.$A$187];[.$A5])" office:value-type="float" office:value="0" calcext:value-type="float">
            <text:p>0</text:p>
          </table:table-cell>
          <table:table-cell table:style-name="ce24" table:formula="of:=SUMIFS([.I$3:.I$188];[.$A$2:.$A$187];[.$A5])" office:value-type="float" office:value="0" calcext:value-type="float">
            <text:p>0</text:p>
          </table:table-cell>
          <table:table-cell table:style-name="ce24" table:formula="of:=SUMIFS([.J$3:.J$188];[.$A$2:.$A$187];[.$A5])" office:value-type="float" office:value="0" calcext:value-type="float">
            <text:p>0</text:p>
          </table:table-cell>
          <table:table-cell table:style-name="ce24" table:formula="of:=SUMIFS([.K$3:.K$188];[.$A$2:.$A$187];[.$A5])" office:value-type="float" office:value="0" calcext:value-type="float">
            <text:p>0</text:p>
          </table:table-cell>
        </table:table-row>
        <table:table-row table:style-name="ro1">
          <table:table-cell table:formula="of:=['Mega Recipe'.P6]" office:value-type="string" office:string-value="Cornflakes" calcext:value-type="string">
            <text:p>Cornflakes</text:p>
          </table:table-cell>
          <table:table-cell table:formula="of:=['Mega Recipe'.Q6]" office:value-type="string" office:string-value="g" calcext:value-type="string">
            <text:p>g</text:p>
          </table:table-cell>
          <table:table-cell table:formula="of:=['Mega Recipe'.R6]" office:value-type="float" office:value="2.5" calcext:value-type="float">
            <text:p>2.5</text:p>
          </table:table-cell>
          <table:table-cell table:formula="of:=['Mega Recipe'.S6]" office:value-type="float" office:value="2.5" calcext:value-type="float">
            <text:p>2.5</text:p>
          </table:table-cell>
          <table:table-cell table:formula="of:=['Mega Recipe'.T6]" office:value-type="float" office:value="2.5" calcext:value-type="float">
            <text:p>2.5</text:p>
          </table:table-cell>
          <table:table-cell table:formula="of:=['Mega Recipe'.U6]" office:value-type="float" office:value="2.5" calcext:value-type="float">
            <text:p>2.5</text:p>
          </table:table-cell>
          <table:table-cell/>
          <table:table-cell table:style-name="Default" table:formula="of:=IF(ISERROR([.C6]);0;[.C6])" office:value-type="float" office:value="2.5" calcext:value-type="float">
            <text:p>2.5</text:p>
          </table:table-cell>
          <table:table-cell table:style-name="Default" table:formula="of:=IF(ISERROR([.D6]);0;[.D6])" office:value-type="float" office:value="2.5" calcext:value-type="float">
            <text:p>2.5</text:p>
          </table:table-cell>
          <table:table-cell table:style-name="Default" table:formula="of:=IF(ISERROR([.E6]);0;[.E6])" office:value-type="float" office:value="2.5" calcext:value-type="float">
            <text:p>2.5</text:p>
          </table:table-cell>
          <table:table-cell table:style-name="Default" table:formula="of:=IF(ISERROR([.F6]);0;[.F6])" office:value-type="float" office:value="2.5" calcext:value-type="float">
            <text:p>2.5</text:p>
          </table:table-cell>
          <table:table-cell table:style-name="Default"/>
          <table:table-cell table:style-name="ce24" table:formula="of:=[.A6]" office:value-type="string" office:string-value="Cornflakes" calcext:value-type="string">
            <text:p>Cornflakes</text:p>
          </table:table-cell>
          <table:table-cell table:style-name="ce24" table:formula="of:=[.B6]" office:value-type="string" office:string-value="g" calcext:value-type="string">
            <text:p>g</text:p>
          </table:table-cell>
          <table:table-cell table:style-name="ce24" table:formula="of:=SUMIFS([.H$3:.H$188];[.$A$2:.$A$187];[.$A6])" office:value-type="float" office:value="2.5" calcext:value-type="float">
            <text:p>2.5</text:p>
          </table:table-cell>
          <table:table-cell table:style-name="ce24" table:formula="of:=SUMIFS([.I$3:.I$188];[.$A$2:.$A$187];[.$A6])" office:value-type="float" office:value="2.5" calcext:value-type="float">
            <text:p>2.5</text:p>
          </table:table-cell>
          <table:table-cell table:style-name="ce24" table:formula="of:=SUMIFS([.J$3:.J$188];[.$A$2:.$A$187];[.$A6])" office:value-type="float" office:value="2.5" calcext:value-type="float">
            <text:p>2.5</text:p>
          </table:table-cell>
          <table:table-cell table:style-name="ce24" table:formula="of:=SUMIFS([.K$3:.K$188];[.$A$2:.$A$187];[.$A6])" office:value-type="float" office:value="2.5" calcext:value-type="float">
            <text:p>2.5</text:p>
          </table:table-cell>
        </table:table-row>
        <table:table-row table:style-name="ro1">
          <table:table-cell table:formula="of:=['Mega Recipe'.P7]" office:value-type="string" office:string-value="Musli" calcext:value-type="string">
            <text:p>Musli</text:p>
          </table:table-cell>
          <table:table-cell table:formula="of:=['Mega Recipe'.Q7]" office:value-type="string" office:string-value="g" calcext:value-type="string">
            <text:p>g</text:p>
          </table:table-cell>
          <table:table-cell table:formula="of:=['Mega Recipe'.R7]" office:value-type="float" office:value="2.5" calcext:value-type="float">
            <text:p>2.5</text:p>
          </table:table-cell>
          <table:table-cell table:formula="of:=['Mega Recipe'.S7]" office:value-type="float" office:value="2.5" calcext:value-type="float">
            <text:p>2.5</text:p>
          </table:table-cell>
          <table:table-cell table:formula="of:=['Mega Recipe'.T7]" office:value-type="float" office:value="2.5" calcext:value-type="float">
            <text:p>2.5</text:p>
          </table:table-cell>
          <table:table-cell table:formula="of:=['Mega Recipe'.U7]" office:value-type="float" office:value="2.5" calcext:value-type="float">
            <text:p>2.5</text:p>
          </table:table-cell>
          <table:table-cell/>
          <table:table-cell table:style-name="Default" table:formula="of:=IF(ISERROR([.C7]);0;[.C7])" office:value-type="float" office:value="2.5" calcext:value-type="float">
            <text:p>2.5</text:p>
          </table:table-cell>
          <table:table-cell table:style-name="Default" table:formula="of:=IF(ISERROR([.D7]);0;[.D7])" office:value-type="float" office:value="2.5" calcext:value-type="float">
            <text:p>2.5</text:p>
          </table:table-cell>
          <table:table-cell table:style-name="Default" table:formula="of:=IF(ISERROR([.E7]);0;[.E7])" office:value-type="float" office:value="2.5" calcext:value-type="float">
            <text:p>2.5</text:p>
          </table:table-cell>
          <table:table-cell table:style-name="Default" table:formula="of:=IF(ISERROR([.F7]);0;[.F7])" office:value-type="float" office:value="2.5" calcext:value-type="float">
            <text:p>2.5</text:p>
          </table:table-cell>
          <table:table-cell table:style-name="Default"/>
          <table:table-cell table:style-name="ce24" table:formula="of:=[.A7]" office:value-type="string" office:string-value="Musli" calcext:value-type="string">
            <text:p>Musli</text:p>
          </table:table-cell>
          <table:table-cell table:style-name="ce24" table:formula="of:=[.B7]" office:value-type="string" office:string-value="g" calcext:value-type="string">
            <text:p>g</text:p>
          </table:table-cell>
          <table:table-cell table:style-name="ce24" table:formula="of:=SUMIFS([.H$3:.H$188];[.$A$2:.$A$187];[.$A7])" office:value-type="float" office:value="0" calcext:value-type="float">
            <text:p>0</text:p>
          </table:table-cell>
          <table:table-cell table:style-name="ce24" table:formula="of:=SUMIFS([.I$3:.I$188];[.$A$2:.$A$187];[.$A7])" office:value-type="float" office:value="0" calcext:value-type="float">
            <text:p>0</text:p>
          </table:table-cell>
          <table:table-cell table:style-name="ce24" table:formula="of:=SUMIFS([.J$3:.J$188];[.$A$2:.$A$187];[.$A7])" office:value-type="float" office:value="0" calcext:value-type="float">
            <text:p>0</text:p>
          </table:table-cell>
          <table:table-cell table:style-name="ce24" table:formula="of:=SUMIFS([.K$3:.K$188];[.$A$2:.$A$187];[.$A7])" office:value-type="float" office:value="0" calcext:value-type="float">
            <text:p>0</text:p>
          </table:table-cell>
        </table:table-row>
        <table:table-row table:style-name="ro1">
          <table:table-cell table:formula="of:=['Mega Recipe'.P8]" office:value-type="float" office:value="0" calcext:value-type="float">
            <text:p>0</text:p>
          </table:table-cell>
          <table:table-cell table:formula="of:=['Mega Recipe'.Q8]" office:value-type="float" office:value="0" calcext:value-type="float">
            <text:p>0</text:p>
          </table:table-cell>
          <table:table-cell table:formula="of:=['Mega Recipe'.R8]" office:value-type="float" office:value="0" calcext:value-type="float">
            <text:p>0</text:p>
          </table:table-cell>
          <table:table-cell table:formula="of:=['Mega Recipe'.S8]" office:value-type="float" office:value="0" calcext:value-type="float">
            <text:p>0</text:p>
          </table:table-cell>
          <table:table-cell table:formula="of:=['Mega Recipe'.T8]" office:value-type="float" office:value="0" calcext:value-type="float">
            <text:p>0</text:p>
          </table:table-cell>
          <table:table-cell table:formula="of:=['Mega Recipe'.U8]" office:value-type="float" office:value="0" calcext:value-type="float">
            <text:p>0</text:p>
          </table:table-cell>
          <table:table-cell/>
          <table:table-cell table:style-name="Default" table:formula="of:=IF(ISERROR([.C8]);0;[.C8])" office:value-type="float" office:value="0" calcext:value-type="float">
            <text:p>0</text:p>
          </table:table-cell>
          <table:table-cell table:style-name="Default" table:formula="of:=IF(ISERROR([.D8]);0;[.D8])" office:value-type="float" office:value="0" calcext:value-type="float">
            <text:p>0</text:p>
          </table:table-cell>
          <table:table-cell table:style-name="Default" table:formula="of:=IF(ISERROR([.E8]);0;[.E8])" office:value-type="float" office:value="0" calcext:value-type="float">
            <text:p>0</text:p>
          </table:table-cell>
          <table:table-cell table:style-name="Default" table:formula="of:=IF(ISERROR([.F8]);0;[.F8])" office:value-type="float" office:value="0" calcext:value-type="float">
            <text:p>0</text:p>
          </table:table-cell>
          <table:table-cell table:style-name="Default"/>
          <table:table-cell table:style-name="ce24" table:formula="of:=[.A8]" office:value-type="float" office:value="0" calcext:value-type="float">
            <text:p>0</text:p>
          </table:table-cell>
          <table:table-cell table:style-name="ce24" table:formula="of:=[.B8]" office:value-type="float" office:value="0" calcext:value-type="float">
            <text:p>0</text:p>
          </table:table-cell>
          <table:table-cell table:style-name="ce24" table:formula="of:=SUMIFS([.H$3:.H$188];[.$A$2:.$A$187];[.$A8])" office:value-type="float" office:value="392.754166666667" calcext:value-type="float">
            <text:p>392.7541666667</text:p>
          </table:table-cell>
          <table:table-cell table:style-name="ce24" table:formula="of:=SUMIFS([.I$3:.I$188];[.$A$2:.$A$187];[.$A8])" office:value-type="float" office:value="392.754166666667" calcext:value-type="float">
            <text:p>392.7541666667</text:p>
          </table:table-cell>
          <table:table-cell table:style-name="ce24" table:formula="of:=SUMIFS([.J$3:.J$188];[.$A$2:.$A$187];[.$A8])" office:value-type="float" office:value="393.691666666667" calcext:value-type="float">
            <text:p>393.6916666667</text:p>
          </table:table-cell>
          <table:table-cell table:style-name="ce24" table:formula="of:=SUMIFS([.K$3:.K$188];[.$A$2:.$A$187];[.$A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9]" office:value-type="float" office:value="0" calcext:value-type="float">
            <text:p>0</text:p>
          </table:table-cell>
          <table:table-cell table:formula="of:=['Mega Recipe'.Q9]" office:value-type="float" office:value="0" calcext:value-type="float">
            <text:p>0</text:p>
          </table:table-cell>
          <table:table-cell table:formula="of:=['Mega Recipe'.R9]" office:value-type="float" office:value="0" calcext:value-type="float">
            <text:p>0</text:p>
          </table:table-cell>
          <table:table-cell table:formula="of:=['Mega Recipe'.S9]" office:value-type="float" office:value="0" calcext:value-type="float">
            <text:p>0</text:p>
          </table:table-cell>
          <table:table-cell table:formula="of:=['Mega Recipe'.T9]" office:value-type="float" office:value="0" calcext:value-type="float">
            <text:p>0</text:p>
          </table:table-cell>
          <table:table-cell table:formula="of:=['Mega Recipe'.U9]" office:value-type="float" office:value="0" calcext:value-type="float">
            <text:p>0</text:p>
          </table:table-cell>
          <table:table-cell/>
          <table:table-cell table:style-name="Default" table:formula="of:=IF(ISERROR([.C9]);0;[.C9])" office:value-type="float" office:value="0" calcext:value-type="float">
            <text:p>0</text:p>
          </table:table-cell>
          <table:table-cell table:style-name="Default" table:formula="of:=IF(ISERROR([.D9]);0;[.D9])" office:value-type="float" office:value="0" calcext:value-type="float">
            <text:p>0</text:p>
          </table:table-cell>
          <table:table-cell table:style-name="Default" table:formula="of:=IF(ISERROR([.E9]);0;[.E9])" office:value-type="float" office:value="0" calcext:value-type="float">
            <text:p>0</text:p>
          </table:table-cell>
          <table:table-cell table:style-name="Default" table:formula="of:=IF(ISERROR([.F9]);0;[.F9])" office:value-type="float" office:value="0" calcext:value-type="float">
            <text:p>0</text:p>
          </table:table-cell>
          <table:table-cell table:style-name="Default"/>
          <table:table-cell table:style-name="ce24" table:formula="of:=[.A9]" office:value-type="float" office:value="0" calcext:value-type="float">
            <text:p>0</text:p>
          </table:table-cell>
          <table:table-cell table:style-name="ce24" table:formula="of:=[.B9]" office:value-type="float" office:value="0" calcext:value-type="float">
            <text:p>0</text:p>
          </table:table-cell>
          <table:table-cell table:style-name="ce24" table:formula="of:=SUMIFS([.H$3:.H$188];[.$A$2:.$A$187];[.$A9])" office:value-type="float" office:value="392.754166666667" calcext:value-type="float">
            <text:p>392.7541666667</text:p>
          </table:table-cell>
          <table:table-cell table:style-name="ce24" table:formula="of:=SUMIFS([.I$3:.I$188];[.$A$2:.$A$187];[.$A9])" office:value-type="float" office:value="392.754166666667" calcext:value-type="float">
            <text:p>392.7541666667</text:p>
          </table:table-cell>
          <table:table-cell table:style-name="ce24" table:formula="of:=SUMIFS([.J$3:.J$188];[.$A$2:.$A$187];[.$A9])" office:value-type="float" office:value="393.691666666667" calcext:value-type="float">
            <text:p>393.6916666667</text:p>
          </table:table-cell>
          <table:table-cell table:style-name="ce24" table:formula="of:=SUMIFS([.K$3:.K$188];[.$A$2:.$A$187];[.$A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0]" office:value-type="string" office:string-value="- Bananas" calcext:value-type="string">
            <text:p>- Bananas</text:p>
          </table:table-cell>
          <table:table-cell table:formula="of:=['Mega Recipe'.Q10]" office:value-type="string" office:string-value="peice" calcext:value-type="string">
            <text:p>peice</text:p>
          </table:table-cell>
          <table:table-cell table:formula="of:=['Mega Recipe'.R10]" office:value-type="float" office:value="0.166666666666667" calcext:value-type="float">
            <text:p>0.1666666667</text:p>
          </table:table-cell>
          <table:table-cell table:formula="of:=['Mega Recipe'.S10]" office:value-type="float" office:value="0.166666666666667" calcext:value-type="float">
            <text:p>0.1666666667</text:p>
          </table:table-cell>
          <table:table-cell table:formula="of:=['Mega Recipe'.T10]" office:value-type="float" office:value="0.166666666666667" calcext:value-type="float">
            <text:p>0.1666666667</text:p>
          </table:table-cell>
          <table:table-cell table:formula="of:=['Mega Recipe'.U10]" office:value-type="float" office:value="0.166666666666667" calcext:value-type="float">
            <text:p>0.1666666667</text:p>
          </table:table-cell>
          <table:table-cell/>
          <table:table-cell table:style-name="Default" table:formula="of:=IF(ISERROR([.C10]);0;[.C10])" office:value-type="float" office:value="0.166666666666667" calcext:value-type="float">
            <text:p>0.1666666667</text:p>
          </table:table-cell>
          <table:table-cell table:style-name="Default" table:formula="of:=IF(ISERROR([.D10]);0;[.D10])" office:value-type="float" office:value="0.166666666666667" calcext:value-type="float">
            <text:p>0.1666666667</text:p>
          </table:table-cell>
          <table:table-cell table:style-name="Default" table:formula="of:=IF(ISERROR([.E10]);0;[.E10])" office:value-type="float" office:value="0.166666666666667" calcext:value-type="float">
            <text:p>0.1666666667</text:p>
          </table:table-cell>
          <table:table-cell table:style-name="Default" table:formula="of:=IF(ISERROR([.F10]);0;[.F10])" office:value-type="float" office:value="0.166666666666667" calcext:value-type="float">
            <text:p>0.1666666667</text:p>
          </table:table-cell>
          <table:table-cell table:style-name="Default"/>
          <table:table-cell table:style-name="ce24" table:formula="of:=[.A10]" office:value-type="string" office:string-value="- Bananas" calcext:value-type="string">
            <text:p>- Bananas</text:p>
          </table:table-cell>
          <table:table-cell table:style-name="ce24" table:formula="of:=[.B10]" office:value-type="string" office:string-value="peice" calcext:value-type="string">
            <text:p>peice</text:p>
          </table:table-cell>
          <table:table-cell table:style-name="ce24" table:formula="of:=SUMIFS([.H$3:.H$188];[.$A$2:.$A$187];[.$A10])" office:value-type="float" office:value="0.166666666666667" calcext:value-type="float">
            <text:p>0.1666666667</text:p>
          </table:table-cell>
          <table:table-cell table:style-name="ce24" table:formula="of:=SUMIFS([.I$3:.I$188];[.$A$2:.$A$187];[.$A10])" office:value-type="float" office:value="0.166666666666667" calcext:value-type="float">
            <text:p>0.1666666667</text:p>
          </table:table-cell>
          <table:table-cell table:style-name="ce24" table:formula="of:=SUMIFS([.J$3:.J$188];[.$A$2:.$A$187];[.$A10])" office:value-type="float" office:value="0.166666666666667" calcext:value-type="float">
            <text:p>0.1666666667</text:p>
          </table:table-cell>
          <table:table-cell table:style-name="ce24" table:formula="of:=SUMIFS([.K$3:.K$188];[.$A$2:.$A$187];[.$A10])" office:value-type="float" office:value="0.166666666666667" calcext:value-type="float">
            <text:p>0.1666666667</text:p>
          </table:table-cell>
        </table:table-row>
        <table:table-row table:style-name="ro1">
          <table:table-cell table:formula="of:=['Mega Recipe'.P11]" office:value-type="string" office:string-value="- Apples" calcext:value-type="string">
            <text:p>- Apples</text:p>
          </table:table-cell>
          <table:table-cell table:formula="of:=['Mega Recipe'.Q11]" office:value-type="string" office:string-value="peice" calcext:value-type="string">
            <text:p>peice</text:p>
          </table:table-cell>
          <table:table-cell table:formula="of:=['Mega Recipe'.R11]" office:value-type="float" office:value="0.166666666666667" calcext:value-type="float">
            <text:p>0.1666666667</text:p>
          </table:table-cell>
          <table:table-cell table:formula="of:=['Mega Recipe'.S11]" office:value-type="float" office:value="0.166666666666667" calcext:value-type="float">
            <text:p>0.1666666667</text:p>
          </table:table-cell>
          <table:table-cell table:formula="of:=['Mega Recipe'.T11]" office:value-type="float" office:value="0.166666666666667" calcext:value-type="float">
            <text:p>0.1666666667</text:p>
          </table:table-cell>
          <table:table-cell table:formula="of:=['Mega Recipe'.U11]" office:value-type="float" office:value="0.166666666666667" calcext:value-type="float">
            <text:p>0.1666666667</text:p>
          </table:table-cell>
          <table:table-cell/>
          <table:table-cell table:style-name="Default" table:formula="of:=IF(ISERROR([.C11]);0;[.C11])" office:value-type="float" office:value="0.166666666666667" calcext:value-type="float">
            <text:p>0.1666666667</text:p>
          </table:table-cell>
          <table:table-cell table:style-name="Default" table:formula="of:=IF(ISERROR([.D11]);0;[.D11])" office:value-type="float" office:value="0.166666666666667" calcext:value-type="float">
            <text:p>0.1666666667</text:p>
          </table:table-cell>
          <table:table-cell table:style-name="Default" table:formula="of:=IF(ISERROR([.E11]);0;[.E11])" office:value-type="float" office:value="0.166666666666667" calcext:value-type="float">
            <text:p>0.1666666667</text:p>
          </table:table-cell>
          <table:table-cell table:style-name="Default" table:formula="of:=IF(ISERROR([.F11]);0;[.F11])" office:value-type="float" office:value="0.166666666666667" calcext:value-type="float">
            <text:p>0.1666666667</text:p>
          </table:table-cell>
          <table:table-cell table:style-name="Default"/>
          <table:table-cell table:style-name="ce24" table:formula="of:=[.A11]" office:value-type="string" office:string-value="- Apples" calcext:value-type="string">
            <text:p>- Apples</text:p>
          </table:table-cell>
          <table:table-cell table:style-name="ce24" table:formula="of:=[.B11]" office:value-type="string" office:string-value="peice" calcext:value-type="string">
            <text:p>peice</text:p>
          </table:table-cell>
          <table:table-cell table:style-name="ce24" table:formula="of:=SUMIFS([.H$3:.H$188];[.$A$2:.$A$187];[.$A11])" office:value-type="float" office:value="0.166666666666667" calcext:value-type="float">
            <text:p>0.1666666667</text:p>
          </table:table-cell>
          <table:table-cell table:style-name="ce24" table:formula="of:=SUMIFS([.I$3:.I$188];[.$A$2:.$A$187];[.$A11])" office:value-type="float" office:value="0.166666666666667" calcext:value-type="float">
            <text:p>0.1666666667</text:p>
          </table:table-cell>
          <table:table-cell table:style-name="ce24" table:formula="of:=SUMIFS([.J$3:.J$188];[.$A$2:.$A$187];[.$A11])" office:value-type="float" office:value="0.166666666666667" calcext:value-type="float">
            <text:p>0.1666666667</text:p>
          </table:table-cell>
          <table:table-cell table:style-name="ce24" table:formula="of:=SUMIFS([.K$3:.K$188];[.$A$2:.$A$187];[.$A11])" office:value-type="float" office:value="0.166666666666667" calcext:value-type="float">
            <text:p>0.1666666667</text:p>
          </table:table-cell>
        </table:table-row>
        <table:table-row table:style-name="ro1">
          <table:table-cell table:formula="of:=['Mega Recipe'.P12]" office:value-type="string" office:string-value="- Other" calcext:value-type="string">
            <text:p>- Other</text:p>
          </table:table-cell>
          <table:table-cell table:formula="of:=['Mega Recipe'.Q12]" office:value-type="string" office:string-value="peice" calcext:value-type="string">
            <text:p>peice</text:p>
          </table:table-cell>
          <table:table-cell table:formula="of:=['Mega Recipe'.R12]" office:value-type="float" office:value="0.166666666666667" calcext:value-type="float">
            <text:p>0.1666666667</text:p>
          </table:table-cell>
          <table:table-cell table:formula="of:=['Mega Recipe'.S12]" office:value-type="float" office:value="0.166666666666667" calcext:value-type="float">
            <text:p>0.1666666667</text:p>
          </table:table-cell>
          <table:table-cell table:formula="of:=['Mega Recipe'.T12]" office:value-type="float" office:value="0.166666666666667" calcext:value-type="float">
            <text:p>0.1666666667</text:p>
          </table:table-cell>
          <table:table-cell table:formula="of:=['Mega Recipe'.U12]" office:value-type="float" office:value="0.166666666666667" calcext:value-type="float">
            <text:p>0.1666666667</text:p>
          </table:table-cell>
          <table:table-cell/>
          <table:table-cell table:style-name="Default" table:formula="of:=IF(ISERROR([.C12]);0;[.C12])" office:value-type="float" office:value="0.166666666666667" calcext:value-type="float">
            <text:p>0.1666666667</text:p>
          </table:table-cell>
          <table:table-cell table:style-name="Default" table:formula="of:=IF(ISERROR([.D12]);0;[.D12])" office:value-type="float" office:value="0.166666666666667" calcext:value-type="float">
            <text:p>0.1666666667</text:p>
          </table:table-cell>
          <table:table-cell table:style-name="Default" table:formula="of:=IF(ISERROR([.E12]);0;[.E12])" office:value-type="float" office:value="0.166666666666667" calcext:value-type="float">
            <text:p>0.1666666667</text:p>
          </table:table-cell>
          <table:table-cell table:style-name="Default" table:formula="of:=IF(ISERROR([.F12]);0;[.F12])" office:value-type="float" office:value="0.166666666666667" calcext:value-type="float">
            <text:p>0.1666666667</text:p>
          </table:table-cell>
          <table:table-cell table:style-name="Default"/>
          <table:table-cell table:style-name="ce24" table:formula="of:=[.A12]" office:value-type="string" office:string-value="- Other" calcext:value-type="string">
            <text:p>- Other</text:p>
          </table:table-cell>
          <table:table-cell table:style-name="ce24" table:formula="of:=[.B12]" office:value-type="string" office:string-value="peice" calcext:value-type="string">
            <text:p>peice</text:p>
          </table:table-cell>
          <table:table-cell table:style-name="ce24" table:formula="of:=SUMIFS([.H$3:.H$188];[.$A$2:.$A$187];[.$A12])" office:value-type="float" office:value="0" calcext:value-type="float">
            <text:p>0</text:p>
          </table:table-cell>
          <table:table-cell table:style-name="ce24" table:formula="of:=SUMIFS([.I$3:.I$188];[.$A$2:.$A$187];[.$A12])" office:value-type="float" office:value="0" calcext:value-type="float">
            <text:p>0</text:p>
          </table:table-cell>
          <table:table-cell table:style-name="ce24" table:formula="of:=SUMIFS([.J$3:.J$188];[.$A$2:.$A$187];[.$A12])" office:value-type="float" office:value="0" calcext:value-type="float">
            <text:p>0</text:p>
          </table:table-cell>
          <table:table-cell table:style-name="ce24" table:formula="of:=SUMIFS([.K$3:.K$188];[.$A$2:.$A$187];[.$A12])" office:value-type="float" office:value="0" calcext:value-type="float">
            <text:p>0</text:p>
          </table:table-cell>
        </table:table-row>
        <table:table-row table:style-name="ro1">
          <table:table-cell table:formula="of:=['Mega Recipe'.P13]" office:value-type="float" office:value="0" calcext:value-type="float">
            <text:p>0</text:p>
          </table:table-cell>
          <table:table-cell table:formula="of:=['Mega Recipe'.Q13]" office:value-type="float" office:value="0" calcext:value-type="float">
            <text:p>0</text:p>
          </table:table-cell>
          <table:table-cell table:formula="of:=['Mega Recipe'.R13]" office:value-type="float" office:value="0" calcext:value-type="float">
            <text:p>0</text:p>
          </table:table-cell>
          <table:table-cell table:formula="of:=['Mega Recipe'.S13]" office:value-type="float" office:value="0" calcext:value-type="float">
            <text:p>0</text:p>
          </table:table-cell>
          <table:table-cell table:formula="of:=['Mega Recipe'.T13]" office:value-type="float" office:value="0" calcext:value-type="float">
            <text:p>0</text:p>
          </table:table-cell>
          <table:table-cell table:formula="of:=['Mega Recipe'.U13]" office:value-type="float" office:value="0" calcext:value-type="float">
            <text:p>0</text:p>
          </table:table-cell>
          <table:table-cell/>
          <table:table-cell table:style-name="Default" table:formula="of:=IF(ISERROR([.C13]);0;[.C13])" office:value-type="float" office:value="0" calcext:value-type="float">
            <text:p>0</text:p>
          </table:table-cell>
          <table:table-cell table:style-name="Default" table:formula="of:=IF(ISERROR([.D13]);0;[.D13])" office:value-type="float" office:value="0" calcext:value-type="float">
            <text:p>0</text:p>
          </table:table-cell>
          <table:table-cell table:style-name="Default" table:formula="of:=IF(ISERROR([.E13]);0;[.E13])" office:value-type="float" office:value="0" calcext:value-type="float">
            <text:p>0</text:p>
          </table:table-cell>
          <table:table-cell table:style-name="Default" table:formula="of:=IF(ISERROR([.F13]);0;[.F13])" office:value-type="float" office:value="0" calcext:value-type="float">
            <text:p>0</text:p>
          </table:table-cell>
          <table:table-cell table:style-name="Default"/>
          <table:table-cell table:style-name="ce24" table:formula="of:=[.A13]" office:value-type="float" office:value="0" calcext:value-type="float">
            <text:p>0</text:p>
          </table:table-cell>
          <table:table-cell table:style-name="ce24" table:formula="of:=[.B13]" office:value-type="float" office:value="0" calcext:value-type="float">
            <text:p>0</text:p>
          </table:table-cell>
          <table:table-cell table:style-name="ce24" table:formula="of:=SUMIFS([.H$3:.H$188];[.$A$2:.$A$187];[.$A13])" office:value-type="float" office:value="392.754166666667" calcext:value-type="float">
            <text:p>392.7541666667</text:p>
          </table:table-cell>
          <table:table-cell table:style-name="ce24" table:formula="of:=SUMIFS([.I$3:.I$188];[.$A$2:.$A$187];[.$A13])" office:value-type="float" office:value="392.754166666667" calcext:value-type="float">
            <text:p>392.7541666667</text:p>
          </table:table-cell>
          <table:table-cell table:style-name="ce24" table:formula="of:=SUMIFS([.J$3:.J$188];[.$A$2:.$A$187];[.$A13])" office:value-type="float" office:value="393.691666666667" calcext:value-type="float">
            <text:p>393.6916666667</text:p>
          </table:table-cell>
          <table:table-cell table:style-name="ce24" table:formula="of:=SUMIFS([.K$3:.K$188];[.$A$2:.$A$187];[.$A13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4]" office:value-type="float" office:value="0" calcext:value-type="float">
            <text:p>0</text:p>
          </table:table-cell>
          <table:table-cell table:formula="of:=['Mega Recipe'.Q14]" office:value-type="float" office:value="0" calcext:value-type="float">
            <text:p>0</text:p>
          </table:table-cell>
          <table:table-cell table:formula="of:=['Mega Recipe'.R14]" office:value-type="float" office:value="0" calcext:value-type="float">
            <text:p>0</text:p>
          </table:table-cell>
          <table:table-cell table:formula="of:=['Mega Recipe'.S14]" office:value-type="float" office:value="0" calcext:value-type="float">
            <text:p>0</text:p>
          </table:table-cell>
          <table:table-cell table:formula="of:=['Mega Recipe'.T14]" office:value-type="float" office:value="0" calcext:value-type="float">
            <text:p>0</text:p>
          </table:table-cell>
          <table:table-cell table:formula="of:=['Mega Recipe'.U14]" office:value-type="float" office:value="0" calcext:value-type="float">
            <text:p>0</text:p>
          </table:table-cell>
          <table:table-cell/>
          <table:table-cell table:style-name="Default" table:formula="of:=IF(ISERROR([.C14]);0;[.C14])" office:value-type="float" office:value="0" calcext:value-type="float">
            <text:p>0</text:p>
          </table:table-cell>
          <table:table-cell table:style-name="Default" table:formula="of:=IF(ISERROR([.D14]);0;[.D14])" office:value-type="float" office:value="0" calcext:value-type="float">
            <text:p>0</text:p>
          </table:table-cell>
          <table:table-cell table:style-name="Default" table:formula="of:=IF(ISERROR([.E14]);0;[.E14])" office:value-type="float" office:value="0" calcext:value-type="float">
            <text:p>0</text:p>
          </table:table-cell>
          <table:table-cell table:style-name="Default" table:formula="of:=IF(ISERROR([.F14]);0;[.F14])" office:value-type="float" office:value="0" calcext:value-type="float">
            <text:p>0</text:p>
          </table:table-cell>
          <table:table-cell table:style-name="Default"/>
          <table:table-cell table:style-name="ce24" table:formula="of:=[.A14]" office:value-type="float" office:value="0" calcext:value-type="float">
            <text:p>0</text:p>
          </table:table-cell>
          <table:table-cell table:style-name="ce24" table:formula="of:=[.B14]" office:value-type="float" office:value="0" calcext:value-type="float">
            <text:p>0</text:p>
          </table:table-cell>
          <table:table-cell table:style-name="ce24" table:formula="of:=SUMIFS([.H$3:.H$188];[.$A$2:.$A$187];[.$A14])" office:value-type="float" office:value="392.754166666667" calcext:value-type="float">
            <text:p>392.7541666667</text:p>
          </table:table-cell>
          <table:table-cell table:style-name="ce24" table:formula="of:=SUMIFS([.I$3:.I$188];[.$A$2:.$A$187];[.$A14])" office:value-type="float" office:value="392.754166666667" calcext:value-type="float">
            <text:p>392.7541666667</text:p>
          </table:table-cell>
          <table:table-cell table:style-name="ce24" table:formula="of:=SUMIFS([.J$3:.J$188];[.$A$2:.$A$187];[.$A14])" office:value-type="float" office:value="393.691666666667" calcext:value-type="float">
            <text:p>393.6916666667</text:p>
          </table:table-cell>
          <table:table-cell table:style-name="ce24" table:formula="of:=SUMIFS([.K$3:.K$188];[.$A$2:.$A$187];[.$A14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5]" office:value-type="string" office:string-value="Brötchen" calcext:value-type="string">
            <text:p>Brötchen</text:p>
          </table:table-cell>
          <table:table-cell table:formula="of:=['Mega Recipe'.Q15]" office:value-type="string" office:string-value="peice" calcext:value-type="string">
            <text:p>peice</text:p>
          </table:table-cell>
          <table:table-cell table:formula="of:=['Mega Recipe'.R15]" office:value-type="float" office:value="0.1" calcext:value-type="float">
            <text:p>0.1</text:p>
          </table:table-cell>
          <table:table-cell table:formula="of:=['Mega Recipe'.S15]" office:value-type="float" office:value="0.1" calcext:value-type="float">
            <text:p>0.1</text:p>
          </table:table-cell>
          <table:table-cell table:formula="of:=['Mega Recipe'.T15]" office:value-type="float" office:value="0.1" calcext:value-type="float">
            <text:p>0.1</text:p>
          </table:table-cell>
          <table:table-cell table:formula="of:=['Mega Recipe'.U15]" office:value-type="float" office:value="0.1" calcext:value-type="float">
            <text:p>0.1</text:p>
          </table:table-cell>
          <table:table-cell/>
          <table:table-cell table:style-name="Default" table:formula="of:=IF(ISERROR([.C15]);0;[.C15])" office:value-type="float" office:value="0.1" calcext:value-type="float">
            <text:p>0.1</text:p>
          </table:table-cell>
          <table:table-cell table:style-name="Default" table:formula="of:=IF(ISERROR([.D15]);0;[.D15])" office:value-type="float" office:value="0.1" calcext:value-type="float">
            <text:p>0.1</text:p>
          </table:table-cell>
          <table:table-cell table:style-name="Default" table:formula="of:=IF(ISERROR([.E15]);0;[.E15])" office:value-type="float" office:value="0.1" calcext:value-type="float">
            <text:p>0.1</text:p>
          </table:table-cell>
          <table:table-cell table:style-name="Default" table:formula="of:=IF(ISERROR([.F15]);0;[.F15])" office:value-type="float" office:value="0.1" calcext:value-type="float">
            <text:p>0.1</text:p>
          </table:table-cell>
          <table:table-cell table:style-name="Default"/>
          <table:table-cell table:style-name="ce24" table:formula="of:=[.A15]" office:value-type="string" office:string-value="Brötchen" calcext:value-type="string">
            <text:p>Brötchen</text:p>
          </table:table-cell>
          <table:table-cell table:style-name="ce24" table:formula="of:=[.B15]" office:value-type="string" office:string-value="peice" calcext:value-type="string">
            <text:p>peice</text:p>
          </table:table-cell>
          <table:table-cell table:style-name="ce24" table:formula="of:=SUMIFS([.H$3:.H$188];[.$A$2:.$A$187];[.$A15])" office:value-type="float" office:value="0.0625" calcext:value-type="float">
            <text:p>0.0625</text:p>
          </table:table-cell>
          <table:table-cell table:style-name="ce24" table:formula="of:=SUMIFS([.I$3:.I$188];[.$A$2:.$A$187];[.$A15])" office:value-type="float" office:value="0.0625" calcext:value-type="float">
            <text:p>0.0625</text:p>
          </table:table-cell>
          <table:table-cell table:style-name="ce24" table:formula="of:=SUMIFS([.J$3:.J$188];[.$A$2:.$A$187];[.$A15])" office:value-type="float" office:value="0.0625" calcext:value-type="float">
            <text:p>0.0625</text:p>
          </table:table-cell>
          <table:table-cell table:style-name="ce24" table:formula="of:=SUMIFS([.K$3:.K$188];[.$A$2:.$A$187];[.$A15])" office:value-type="float" office:value="0.0625" calcext:value-type="float">
            <text:p>0.0625</text:p>
          </table:table-cell>
        </table:table-row>
        <table:table-row table:style-name="ro1">
          <table:table-cell table:formula="of:=['Mega Recipe'.P16]" office:value-type="string" office:string-value="Brezen" calcext:value-type="string">
            <text:p>Brezen</text:p>
          </table:table-cell>
          <table:table-cell table:formula="of:=['Mega Recipe'.Q16]" office:value-type="string" office:string-value="peice" calcext:value-type="string">
            <text:p>peice</text:p>
          </table:table-cell>
          <table:table-cell table:formula="of:=['Mega Recipe'.R16]" office:value-type="float" office:value="0.0625" calcext:value-type="float">
            <text:p>0.0625</text:p>
          </table:table-cell>
          <table:table-cell table:formula="of:=['Mega Recipe'.S16]" office:value-type="float" office:value="0.0625" calcext:value-type="float">
            <text:p>0.0625</text:p>
          </table:table-cell>
          <table:table-cell table:formula="of:=['Mega Recipe'.T16]" office:value-type="float" office:value="0.0625" calcext:value-type="float">
            <text:p>0.0625</text:p>
          </table:table-cell>
          <table:table-cell table:formula="of:=['Mega Recipe'.U16]" office:value-type="float" office:value="0.0625" calcext:value-type="float">
            <text:p>0.0625</text:p>
          </table:table-cell>
          <table:table-cell/>
          <table:table-cell table:style-name="Default" table:formula="of:=IF(ISERROR([.C16]);0;[.C16])" office:value-type="float" office:value="0.0625" calcext:value-type="float">
            <text:p>0.0625</text:p>
          </table:table-cell>
          <table:table-cell table:style-name="Default" table:formula="of:=IF(ISERROR([.D16]);0;[.D16])" office:value-type="float" office:value="0.0625" calcext:value-type="float">
            <text:p>0.0625</text:p>
          </table:table-cell>
          <table:table-cell table:style-name="Default" table:formula="of:=IF(ISERROR([.E16]);0;[.E16])" office:value-type="float" office:value="0.0625" calcext:value-type="float">
            <text:p>0.0625</text:p>
          </table:table-cell>
          <table:table-cell table:style-name="Default" table:formula="of:=IF(ISERROR([.F16]);0;[.F16])" office:value-type="float" office:value="0.0625" calcext:value-type="float">
            <text:p>0.0625</text:p>
          </table:table-cell>
          <table:table-cell table:style-name="Default"/>
          <table:table-cell table:style-name="ce24" table:formula="of:=[.A16]" office:value-type="string" office:string-value="Brezen" calcext:value-type="string">
            <text:p>Brezen</text:p>
          </table:table-cell>
          <table:table-cell table:style-name="ce24" table:formula="of:=[.B16]" office:value-type="string" office:string-value="peice" calcext:value-type="string">
            <text:p>peice</text:p>
          </table:table-cell>
          <table:table-cell table:style-name="ce24" table:formula="of:=SUMIFS([.H$3:.H$188];[.$A$2:.$A$187];[.$A16])" office:value-type="float" office:value="1.25" calcext:value-type="float">
            <text:p>1.25</text:p>
          </table:table-cell>
          <table:table-cell table:style-name="ce24" table:formula="of:=SUMIFS([.I$3:.I$188];[.$A$2:.$A$187];[.$A16])" office:value-type="float" office:value="1.25" calcext:value-type="float">
            <text:p>1.25</text:p>
          </table:table-cell>
          <table:table-cell table:style-name="ce24" table:formula="of:=SUMIFS([.J$3:.J$188];[.$A$2:.$A$187];[.$A16])" office:value-type="float" office:value="1.25" calcext:value-type="float">
            <text:p>1.25</text:p>
          </table:table-cell>
          <table:table-cell table:style-name="ce24" table:formula="of:=SUMIFS([.K$3:.K$188];[.$A$2:.$A$187];[.$A16])" office:value-type="float" office:value="1.25" calcext:value-type="float">
            <text:p>1.25</text:p>
          </table:table-cell>
        </table:table-row>
        <table:table-row table:style-name="ro1">
          <table:table-cell table:formula="of:=['Mega Recipe'.P17]" office:value-type="string" office:string-value="Butter" calcext:value-type="string">
            <text:p>Butter</text:p>
          </table:table-cell>
          <table:table-cell table:formula="of:=['Mega Recipe'.Q17]" office:value-type="string" office:string-value="g" calcext:value-type="string">
            <text:p>g</text:p>
          </table:table-cell>
          <table:table-cell table:formula="of:=['Mega Recipe'.R17]" office:value-type="float" office:value="1.25" calcext:value-type="float">
            <text:p>1.25</text:p>
          </table:table-cell>
          <table:table-cell table:formula="of:=['Mega Recipe'.S17]" office:value-type="float" office:value="1.25" calcext:value-type="float">
            <text:p>1.25</text:p>
          </table:table-cell>
          <table:table-cell table:formula="of:=['Mega Recipe'.T17]" office:value-type="float" office:value="1.25" calcext:value-type="float">
            <text:p>1.25</text:p>
          </table:table-cell>
          <table:table-cell table:formula="of:=['Mega Recipe'.U17]" office:value-type="float" office:value="1.25" calcext:value-type="float">
            <text:p>1.25</text:p>
          </table:table-cell>
          <table:table-cell/>
          <table:table-cell table:style-name="Default" table:formula="of:=IF(ISERROR([.C17]);0;[.C17])" office:value-type="float" office:value="1.25" calcext:value-type="float">
            <text:p>1.25</text:p>
          </table:table-cell>
          <table:table-cell table:style-name="Default" table:formula="of:=IF(ISERROR([.D17]);0;[.D17])" office:value-type="float" office:value="1.25" calcext:value-type="float">
            <text:p>1.25</text:p>
          </table:table-cell>
          <table:table-cell table:style-name="Default" table:formula="of:=IF(ISERROR([.E17]);0;[.E17])" office:value-type="float" office:value="1.25" calcext:value-type="float">
            <text:p>1.25</text:p>
          </table:table-cell>
          <table:table-cell table:style-name="Default" table:formula="of:=IF(ISERROR([.F17]);0;[.F17])" office:value-type="float" office:value="1.25" calcext:value-type="float">
            <text:p>1.25</text:p>
          </table:table-cell>
          <table:table-cell table:style-name="Default"/>
          <table:table-cell table:style-name="ce24" table:formula="of:=[.A17]" office:value-type="string" office:string-value="Butter" calcext:value-type="string">
            <text:p>Butter</text:p>
          </table:table-cell>
          <table:table-cell table:style-name="ce24" table:formula="of:=[.B17]" office:value-type="string" office:string-value="g" calcext:value-type="string">
            <text:p>g</text:p>
          </table:table-cell>
          <table:table-cell table:style-name="ce24" table:formula="of:=SUMIFS([.H$3:.H$188];[.$A$2:.$A$187];[.$A17])" office:value-type="float" office:value="0" calcext:value-type="float">
            <text:p>0</text:p>
          </table:table-cell>
          <table:table-cell table:style-name="ce24" table:formula="of:=SUMIFS([.I$3:.I$188];[.$A$2:.$A$187];[.$A17])" office:value-type="float" office:value="0" calcext:value-type="float">
            <text:p>0</text:p>
          </table:table-cell>
          <table:table-cell table:style-name="ce24" table:formula="of:=SUMIFS([.J$3:.J$188];[.$A$2:.$A$187];[.$A17])" office:value-type="float" office:value="0" calcext:value-type="float">
            <text:p>0</text:p>
          </table:table-cell>
          <table:table-cell table:style-name="ce24" table:formula="of:=SUMIFS([.K$3:.K$188];[.$A$2:.$A$187];[.$A17])" office:value-type="float" office:value="0" calcext:value-type="float">
            <text:p>0</text:p>
          </table:table-cell>
        </table:table-row>
        <table:table-row table:style-name="ro1">
          <table:table-cell table:formula="of:=['Mega Recipe'.P18]" office:value-type="float" office:value="0" calcext:value-type="float">
            <text:p>0</text:p>
          </table:table-cell>
          <table:table-cell table:formula="of:=['Mega Recipe'.Q18]" office:value-type="float" office:value="0" calcext:value-type="float">
            <text:p>0</text:p>
          </table:table-cell>
          <table:table-cell table:formula="of:=['Mega Recipe'.R18]" office:value-type="float" office:value="0" calcext:value-type="float">
            <text:p>0</text:p>
          </table:table-cell>
          <table:table-cell table:formula="of:=['Mega Recipe'.S18]" office:value-type="float" office:value="0" calcext:value-type="float">
            <text:p>0</text:p>
          </table:table-cell>
          <table:table-cell table:formula="of:=['Mega Recipe'.T18]" office:value-type="float" office:value="0" calcext:value-type="float">
            <text:p>0</text:p>
          </table:table-cell>
          <table:table-cell table:formula="of:=['Mega Recipe'.U18]" office:value-type="float" office:value="0" calcext:value-type="float">
            <text:p>0</text:p>
          </table:table-cell>
          <table:table-cell/>
          <table:table-cell table:style-name="Default" table:formula="of:=IF(ISERROR([.C18]);0;[.C18])" office:value-type="float" office:value="0" calcext:value-type="float">
            <text:p>0</text:p>
          </table:table-cell>
          <table:table-cell table:style-name="Default" table:formula="of:=IF(ISERROR([.D18]);0;[.D18])" office:value-type="float" office:value="0" calcext:value-type="float">
            <text:p>0</text:p>
          </table:table-cell>
          <table:table-cell table:style-name="Default" table:formula="of:=IF(ISERROR([.E18]);0;[.E18])" office:value-type="float" office:value="0" calcext:value-type="float">
            <text:p>0</text:p>
          </table:table-cell>
          <table:table-cell table:style-name="Default" table:formula="of:=IF(ISERROR([.F18]);0;[.F18])" office:value-type="float" office:value="0" calcext:value-type="float">
            <text:p>0</text:p>
          </table:table-cell>
          <table:table-cell table:style-name="Default"/>
          <table:table-cell table:style-name="ce24" table:formula="of:=[.A18]" office:value-type="float" office:value="0" calcext:value-type="float">
            <text:p>0</text:p>
          </table:table-cell>
          <table:table-cell table:style-name="ce24" table:formula="of:=[.B18]" office:value-type="float" office:value="0" calcext:value-type="float">
            <text:p>0</text:p>
          </table:table-cell>
          <table:table-cell table:style-name="ce24" table:formula="of:=SUMIFS([.H$3:.H$188];[.$A$2:.$A$187];[.$A18])" office:value-type="float" office:value="392.754166666667" calcext:value-type="float">
            <text:p>392.7541666667</text:p>
          </table:table-cell>
          <table:table-cell table:style-name="ce24" table:formula="of:=SUMIFS([.I$3:.I$188];[.$A$2:.$A$187];[.$A18])" office:value-type="float" office:value="392.754166666667" calcext:value-type="float">
            <text:p>392.7541666667</text:p>
          </table:table-cell>
          <table:table-cell table:style-name="ce24" table:formula="of:=SUMIFS([.J$3:.J$188];[.$A$2:.$A$187];[.$A18])" office:value-type="float" office:value="393.691666666667" calcext:value-type="float">
            <text:p>393.6916666667</text:p>
          </table:table-cell>
          <table:table-cell table:style-name="ce24" table:formula="of:=SUMIFS([.K$3:.K$188];[.$A$2:.$A$187];[.$A1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9]" office:value-type="float" office:value="0" calcext:value-type="float">
            <text:p>0</text:p>
          </table:table-cell>
          <table:table-cell table:formula="of:=['Mega Recipe'.Q19]" office:value-type="float" office:value="0" calcext:value-type="float">
            <text:p>0</text:p>
          </table:table-cell>
          <table:table-cell table:formula="of:=['Mega Recipe'.R19]" office:value-type="float" office:value="0" calcext:value-type="float">
            <text:p>0</text:p>
          </table:table-cell>
          <table:table-cell table:formula="of:=['Mega Recipe'.S19]" office:value-type="float" office:value="0" calcext:value-type="float">
            <text:p>0</text:p>
          </table:table-cell>
          <table:table-cell table:formula="of:=['Mega Recipe'.T19]" office:value-type="float" office:value="0" calcext:value-type="float">
            <text:p>0</text:p>
          </table:table-cell>
          <table:table-cell table:formula="of:=['Mega Recipe'.U19]" office:value-type="float" office:value="0" calcext:value-type="float">
            <text:p>0</text:p>
          </table:table-cell>
          <table:table-cell/>
          <table:table-cell table:style-name="Default" table:formula="of:=IF(ISERROR([.C19]);0;[.C19])" office:value-type="float" office:value="0" calcext:value-type="float">
            <text:p>0</text:p>
          </table:table-cell>
          <table:table-cell table:style-name="Default" table:formula="of:=IF(ISERROR([.D19]);0;[.D19])" office:value-type="float" office:value="0" calcext:value-type="float">
            <text:p>0</text:p>
          </table:table-cell>
          <table:table-cell table:style-name="Default" table:formula="of:=IF(ISERROR([.E19]);0;[.E19])" office:value-type="float" office:value="0" calcext:value-type="float">
            <text:p>0</text:p>
          </table:table-cell>
          <table:table-cell table:style-name="Default" table:formula="of:=IF(ISERROR([.F19]);0;[.F19])" office:value-type="float" office:value="0" calcext:value-type="float">
            <text:p>0</text:p>
          </table:table-cell>
          <table:table-cell table:style-name="Default"/>
          <table:table-cell table:style-name="ce24" table:formula="of:=[.A19]" office:value-type="float" office:value="0" calcext:value-type="float">
            <text:p>0</text:p>
          </table:table-cell>
          <table:table-cell table:style-name="ce24" table:formula="of:=[.B19]" office:value-type="float" office:value="0" calcext:value-type="float">
            <text:p>0</text:p>
          </table:table-cell>
          <table:table-cell table:style-name="ce24" table:formula="of:=SUMIFS([.H$3:.H$188];[.$A$2:.$A$187];[.$A19])" office:value-type="float" office:value="392.754166666667" calcext:value-type="float">
            <text:p>392.7541666667</text:p>
          </table:table-cell>
          <table:table-cell table:style-name="ce24" table:formula="of:=SUMIFS([.I$3:.I$188];[.$A$2:.$A$187];[.$A19])" office:value-type="float" office:value="392.754166666667" calcext:value-type="float">
            <text:p>392.7541666667</text:p>
          </table:table-cell>
          <table:table-cell table:style-name="ce24" table:formula="of:=SUMIFS([.J$3:.J$188];[.$A$2:.$A$187];[.$A19])" office:value-type="float" office:value="393.691666666667" calcext:value-type="float">
            <text:p>393.6916666667</text:p>
          </table:table-cell>
          <table:table-cell table:style-name="ce24" table:formula="of:=SUMIFS([.K$3:.K$188];[.$A$2:.$A$187];[.$A1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20]" office:value-type="string" office:string-value="- Orange juice" calcext:value-type="string">
            <text:p>- Orange juice</text:p>
          </table:table-cell>
          <table:table-cell table:formula="of:=['Mega Recipe'.Q20]" office:value-type="string" office:string-value="ml" calcext:value-type="string">
            <text:p>ml</text:p>
          </table:table-cell>
          <table:table-cell table:formula="of:=['Mega Recipe'.R20]" office:value-type="float" office:value="11.25" calcext:value-type="float">
            <text:p>11.25</text:p>
          </table:table-cell>
          <table:table-cell table:formula="of:=['Mega Recipe'.S20]" office:value-type="float" office:value="11.25" calcext:value-type="float">
            <text:p>11.25</text:p>
          </table:table-cell>
          <table:table-cell table:formula="of:=['Mega Recipe'.T20]" office:value-type="float" office:value="11.25" calcext:value-type="float">
            <text:p>11.25</text:p>
          </table:table-cell>
          <table:table-cell table:formula="of:=['Mega Recipe'.U20]" office:value-type="float" office:value="11.25" calcext:value-type="float">
            <text:p>11.25</text:p>
          </table:table-cell>
          <table:table-cell/>
          <table:table-cell table:style-name="Default" table:formula="of:=IF(ISERROR([.C20]);0;[.C20])" office:value-type="float" office:value="11.25" calcext:value-type="float">
            <text:p>11.25</text:p>
          </table:table-cell>
          <table:table-cell table:style-name="Default" table:formula="of:=IF(ISERROR([.D20]);0;[.D20])" office:value-type="float" office:value="11.25" calcext:value-type="float">
            <text:p>11.25</text:p>
          </table:table-cell>
          <table:table-cell table:style-name="Default" table:formula="of:=IF(ISERROR([.E20]);0;[.E20])" office:value-type="float" office:value="11.25" calcext:value-type="float">
            <text:p>11.25</text:p>
          </table:table-cell>
          <table:table-cell table:style-name="Default" table:formula="of:=IF(ISERROR([.F20]);0;[.F20])" office:value-type="float" office:value="11.25" calcext:value-type="float">
            <text:p>11.25</text:p>
          </table:table-cell>
          <table:table-cell table:style-name="Default"/>
          <table:table-cell table:style-name="ce24" table:formula="of:=[.A20]" office:value-type="string" office:string-value="- Orange juice" calcext:value-type="string">
            <text:p>- Orange juice</text:p>
          </table:table-cell>
          <table:table-cell table:style-name="ce24" table:formula="of:=[.B20]" office:value-type="string" office:string-value="ml" calcext:value-type="string">
            <text:p>ml</text:p>
          </table:table-cell>
          <table:table-cell table:style-name="ce24" table:formula="of:=SUMIFS([.H$3:.H$188];[.$A$2:.$A$187];[.$A20])" office:value-type="float" office:value="11.25" calcext:value-type="float">
            <text:p>11.25</text:p>
          </table:table-cell>
          <table:table-cell table:style-name="ce24" table:formula="of:=SUMIFS([.I$3:.I$188];[.$A$2:.$A$187];[.$A20])" office:value-type="float" office:value="11.25" calcext:value-type="float">
            <text:p>11.25</text:p>
          </table:table-cell>
          <table:table-cell table:style-name="ce24" table:formula="of:=SUMIFS([.J$3:.J$188];[.$A$2:.$A$187];[.$A20])" office:value-type="float" office:value="11.25" calcext:value-type="float">
            <text:p>11.25</text:p>
          </table:table-cell>
          <table:table-cell table:style-name="ce24" table:formula="of:=SUMIFS([.K$3:.K$188];[.$A$2:.$A$187];[.$A20])" office:value-type="float" office:value="11.25" calcext:value-type="float">
            <text:p>11.25</text:p>
          </table:table-cell>
        </table:table-row>
        <table:table-row table:style-name="ro1">
          <table:table-cell table:formula="of:=['Mega Recipe'.P21]" office:value-type="string" office:string-value="- Apple juice" calcext:value-type="string">
            <text:p>- Apple juice</text:p>
          </table:table-cell>
          <table:table-cell table:formula="of:=['Mega Recipe'.Q21]" office:value-type="string" office:string-value="ml" calcext:value-type="string">
            <text:p>ml</text:p>
          </table:table-cell>
          <table:table-cell table:formula="of:=['Mega Recipe'.R21]" office:value-type="float" office:value="11.25" calcext:value-type="float">
            <text:p>11.25</text:p>
          </table:table-cell>
          <table:table-cell table:formula="of:=['Mega Recipe'.S21]" office:value-type="float" office:value="11.25" calcext:value-type="float">
            <text:p>11.25</text:p>
          </table:table-cell>
          <table:table-cell table:formula="of:=['Mega Recipe'.T21]" office:value-type="float" office:value="11.25" calcext:value-type="float">
            <text:p>11.25</text:p>
          </table:table-cell>
          <table:table-cell table:formula="of:=['Mega Recipe'.U21]" office:value-type="float" office:value="11.25" calcext:value-type="float">
            <text:p>11.25</text:p>
          </table:table-cell>
          <table:table-cell/>
          <table:table-cell table:style-name="Default" table:formula="of:=IF(ISERROR([.C21]);0;[.C21])" office:value-type="float" office:value="11.25" calcext:value-type="float">
            <text:p>11.25</text:p>
          </table:table-cell>
          <table:table-cell table:style-name="Default" table:formula="of:=IF(ISERROR([.D21]);0;[.D21])" office:value-type="float" office:value="11.25" calcext:value-type="float">
            <text:p>11.25</text:p>
          </table:table-cell>
          <table:table-cell table:style-name="Default" table:formula="of:=IF(ISERROR([.E21]);0;[.E21])" office:value-type="float" office:value="11.25" calcext:value-type="float">
            <text:p>11.25</text:p>
          </table:table-cell>
          <table:table-cell table:style-name="Default" table:formula="of:=IF(ISERROR([.F21]);0;[.F21])" office:value-type="float" office:value="11.25" calcext:value-type="float">
            <text:p>11.25</text:p>
          </table:table-cell>
          <table:table-cell table:style-name="Default"/>
          <table:table-cell table:style-name="ce24" table:formula="of:=[.A21]" office:value-type="string" office:string-value="- Apple juice" calcext:value-type="string">
            <text:p>- Apple juice</text:p>
          </table:table-cell>
          <table:table-cell table:style-name="ce24" table:formula="of:=[.B21]" office:value-type="string" office:string-value="ml" calcext:value-type="string">
            <text:p>ml</text:p>
          </table:table-cell>
          <table:table-cell table:style-name="ce24" table:formula="of:=SUMIFS([.H$3:.H$188];[.$A$2:.$A$187];[.$A21])" office:value-type="float" office:value="0.15" calcext:value-type="float">
            <text:p>0.15</text:p>
          </table:table-cell>
          <table:table-cell table:style-name="ce24" table:formula="of:=SUMIFS([.I$3:.I$188];[.$A$2:.$A$187];[.$A21])" office:value-type="float" office:value="0.15" calcext:value-type="float">
            <text:p>0.15</text:p>
          </table:table-cell>
          <table:table-cell table:style-name="ce24" table:formula="of:=SUMIFS([.J$3:.J$188];[.$A$2:.$A$187];[.$A21])" office:value-type="float" office:value="0.15" calcext:value-type="float">
            <text:p>0.15</text:p>
          </table:table-cell>
          <table:table-cell table:style-name="ce24" table:formula="of:=SUMIFS([.K$3:.K$188];[.$A$2:.$A$187];[.$A21])" office:value-type="float" office:value="0.15" calcext:value-type="float">
            <text:p>0.15</text:p>
          </table:table-cell>
        </table:table-row>
        <table:table-row table:style-name="ro1">
          <table:table-cell table:formula="of:=['Mega Recipe'.P22]" office:value-type="string" office:string-value="- Tea" calcext:value-type="string">
            <text:p>- Tea</text:p>
          </table:table-cell>
          <table:table-cell table:formula="of:=['Mega Recipe'.Q22]" office:value-type="string" office:string-value="bag" calcext:value-type="string">
            <text:p>bag</text:p>
          </table:table-cell>
          <table:table-cell table:formula="of:=['Mega Recipe'.R22]" office:value-type="float" office:value="0.15" calcext:value-type="float">
            <text:p>0.15</text:p>
          </table:table-cell>
          <table:table-cell table:formula="of:=['Mega Recipe'.S22]" office:value-type="float" office:value="0.15" calcext:value-type="float">
            <text:p>0.15</text:p>
          </table:table-cell>
          <table:table-cell table:formula="of:=['Mega Recipe'.T22]" office:value-type="float" office:value="0.15" calcext:value-type="float">
            <text:p>0.15</text:p>
          </table:table-cell>
          <table:table-cell table:formula="of:=['Mega Recipe'.U22]" office:value-type="float" office:value="0.15" calcext:value-type="float">
            <text:p>0.15</text:p>
          </table:table-cell>
          <table:table-cell/>
          <table:table-cell table:style-name="Default" table:formula="of:=IF(ISERROR([.C22]);0;[.C22])" office:value-type="float" office:value="0.15" calcext:value-type="float">
            <text:p>0.15</text:p>
          </table:table-cell>
          <table:table-cell table:style-name="Default" table:formula="of:=IF(ISERROR([.D22]);0;[.D22])" office:value-type="float" office:value="0.15" calcext:value-type="float">
            <text:p>0.15</text:p>
          </table:table-cell>
          <table:table-cell table:style-name="Default" table:formula="of:=IF(ISERROR([.E22]);0;[.E22])" office:value-type="float" office:value="0.15" calcext:value-type="float">
            <text:p>0.15</text:p>
          </table:table-cell>
          <table:table-cell table:style-name="Default" table:formula="of:=IF(ISERROR([.F22]);0;[.F22])" office:value-type="float" office:value="0.15" calcext:value-type="float">
            <text:p>0.15</text:p>
          </table:table-cell>
          <table:table-cell table:style-name="Default"/>
          <table:table-cell table:style-name="ce24" table:formula="of:=[.A22]" office:value-type="string" office:string-value="- Tea" calcext:value-type="string">
            <text:p>- Tea</text:p>
          </table:table-cell>
          <table:table-cell table:style-name="ce24" table:formula="of:=[.B22]" office:value-type="string" office:string-value="bag" calcext:value-type="string">
            <text:p>bag</text:p>
          </table:table-cell>
          <table:table-cell table:style-name="ce24" table:formula="of:=SUMIFS([.H$3:.H$188];[.$A$2:.$A$187];[.$A22])" office:value-type="float" office:value="0" calcext:value-type="float">
            <text:p>0</text:p>
          </table:table-cell>
          <table:table-cell table:style-name="ce24" table:formula="of:=SUMIFS([.I$3:.I$188];[.$A$2:.$A$187];[.$A22])" office:value-type="float" office:value="0" calcext:value-type="float">
            <text:p>0</text:p>
          </table:table-cell>
          <table:table-cell table:style-name="ce24" table:formula="of:=SUMIFS([.J$3:.J$188];[.$A$2:.$A$187];[.$A22])" office:value-type="float" office:value="0" calcext:value-type="float">
            <text:p>0</text:p>
          </table:table-cell>
          <table:table-cell table:style-name="ce24" table:formula="of:=SUMIFS([.K$3:.K$188];[.$A$2:.$A$187];[.$A22])" office:value-type="float" office:value="0" calcext:value-type="float">
            <text:p>0</text:p>
          </table:table-cell>
        </table:table-row>
        <table:table-row table:style-name="ro1">
          <table:table-cell table:formula="of:=['Mega Recipe'.P23]" office:value-type="string" office:string-value="- Coffee" calcext:value-type="string">
            <text:p>- Coffee</text:p>
          </table:table-cell>
          <table:table-cell table:formula="of:=['Mega Recipe'.Q23]" office:value-type="float" office:value="0" calcext:value-type="float">
            <text:p>0</text:p>
          </table:table-cell>
          <table:table-cell table:formula="of:=['Mega Recipe'.R23]" office:value-type="float" office:value="0" calcext:value-type="float">
            <text:p>0</text:p>
          </table:table-cell>
          <table:table-cell table:formula="of:=['Mega Recipe'.S23]" office:value-type="float" office:value="0" calcext:value-type="float">
            <text:p>0</text:p>
          </table:table-cell>
          <table:table-cell table:formula="of:=['Mega Recipe'.T23]" office:value-type="float" office:value="0" calcext:value-type="float">
            <text:p>0</text:p>
          </table:table-cell>
          <table:table-cell table:formula="of:=['Mega Recipe'.U23]" office:value-type="float" office:value="0" calcext:value-type="float">
            <text:p>0</text:p>
          </table:table-cell>
          <table:table-cell/>
          <table:table-cell table:style-name="Default" table:formula="of:=IF(ISERROR([.C23]);0;[.C23])" office:value-type="float" office:value="0" calcext:value-type="float">
            <text:p>0</text:p>
          </table:table-cell>
          <table:table-cell table:style-name="Default" table:formula="of:=IF(ISERROR([.D23]);0;[.D23])" office:value-type="float" office:value="0" calcext:value-type="float">
            <text:p>0</text:p>
          </table:table-cell>
          <table:table-cell table:style-name="Default" table:formula="of:=IF(ISERROR([.E23]);0;[.E23])" office:value-type="float" office:value="0" calcext:value-type="float">
            <text:p>0</text:p>
          </table:table-cell>
          <table:table-cell table:style-name="Default" table:formula="of:=IF(ISERROR([.F23]);0;[.F23])" office:value-type="float" office:value="0" calcext:value-type="float">
            <text:p>0</text:p>
          </table:table-cell>
          <table:table-cell table:style-name="Default"/>
          <table:table-cell table:style-name="ce24" table:formula="of:=[.A23]" office:value-type="string" office:string-value="- Coffee" calcext:value-type="string">
            <text:p>- Coffee</text:p>
          </table:table-cell>
          <table:table-cell table:style-name="ce24" table:formula="of:=[.B23]" office:value-type="float" office:value="0" calcext:value-type="float">
            <text:p>0</text:p>
          </table:table-cell>
          <table:table-cell table:style-name="ce24" table:formula="of:=SUMIFS([.H$3:.H$188];[.$A$2:.$A$187];[.$A23])" office:value-type="float" office:value="0.125" calcext:value-type="float">
            <text:p>0.125</text:p>
          </table:table-cell>
          <table:table-cell table:style-name="ce24" table:formula="of:=SUMIFS([.I$3:.I$188];[.$A$2:.$A$187];[.$A23])" office:value-type="float" office:value="0.125" calcext:value-type="float">
            <text:p>0.125</text:p>
          </table:table-cell>
          <table:table-cell table:style-name="ce24" table:formula="of:=SUMIFS([.J$3:.J$188];[.$A$2:.$A$187];[.$A23])" office:value-type="float" office:value="0.125" calcext:value-type="float">
            <text:p>0.125</text:p>
          </table:table-cell>
          <table:table-cell table:style-name="ce24" table:formula="of:=SUMIFS([.K$3:.K$188];[.$A$2:.$A$187];[.$A23])" office:value-type="float" office:value="0.125" calcext:value-type="float">
            <text:p>0.125</text:p>
          </table:table-cell>
        </table:table-row>
        <table:table-row table:style-name="ro1">
          <table:table-cell table:formula="of:=['Mega Recipe'.P24]" office:value-type="string" office:string-value="- Sugar" calcext:value-type="string">
            <text:p>- Sugar</text:p>
          </table:table-cell>
          <table:table-cell table:formula="of:=['Mega Recipe'.Q24]" office:value-type="string" office:string-value="g" calcext:value-type="string">
            <text:p>g</text:p>
          </table:table-cell>
          <table:table-cell table:formula="of:=['Mega Recipe'.R24]" office:value-type="float" office:value="0.125" calcext:value-type="float">
            <text:p>0.125</text:p>
          </table:table-cell>
          <table:table-cell table:formula="of:=['Mega Recipe'.S24]" office:value-type="float" office:value="0.125" calcext:value-type="float">
            <text:p>0.125</text:p>
          </table:table-cell>
          <table:table-cell table:formula="of:=['Mega Recipe'.T24]" office:value-type="float" office:value="0.125" calcext:value-type="float">
            <text:p>0.125</text:p>
          </table:table-cell>
          <table:table-cell table:formula="of:=['Mega Recipe'.U24]" office:value-type="float" office:value="0.125" calcext:value-type="float">
            <text:p>0.125</text:p>
          </table:table-cell>
          <table:table-cell/>
          <table:table-cell table:style-name="Default" table:formula="of:=IF(ISERROR([.C24]);0;[.C24])" office:value-type="float" office:value="0.125" calcext:value-type="float">
            <text:p>0.125</text:p>
          </table:table-cell>
          <table:table-cell table:style-name="Default" table:formula="of:=IF(ISERROR([.D24]);0;[.D24])" office:value-type="float" office:value="0.125" calcext:value-type="float">
            <text:p>0.125</text:p>
          </table:table-cell>
          <table:table-cell table:style-name="Default" table:formula="of:=IF(ISERROR([.E24]);0;[.E24])" office:value-type="float" office:value="0.125" calcext:value-type="float">
            <text:p>0.125</text:p>
          </table:table-cell>
          <table:table-cell table:style-name="Default" table:formula="of:=IF(ISERROR([.F24]);0;[.F24])" office:value-type="float" office:value="0.125" calcext:value-type="float">
            <text:p>0.125</text:p>
          </table:table-cell>
          <table:table-cell table:style-name="Default"/>
          <table:table-cell table:style-name="ce24" table:formula="of:=[.A24]" office:value-type="string" office:string-value="- Sugar" calcext:value-type="string">
            <text:p>- Sugar</text:p>
          </table:table-cell>
          <table:table-cell table:style-name="ce24" table:formula="of:=[.B24]" office:value-type="string" office:string-value="g" calcext:value-type="string">
            <text:p>g</text:p>
          </table:table-cell>
          <table:table-cell table:style-name="ce24" table:formula="of:=SUMIFS([.H$3:.H$188];[.$A$2:.$A$187];[.$A24])" office:value-type="float" office:value="5" calcext:value-type="float">
            <text:p>5</text:p>
          </table:table-cell>
          <table:table-cell table:style-name="ce24" table:formula="of:=SUMIFS([.I$3:.I$188];[.$A$2:.$A$187];[.$A24])" office:value-type="float" office:value="5" calcext:value-type="float">
            <text:p>5</text:p>
          </table:table-cell>
          <table:table-cell table:style-name="ce24" table:formula="of:=SUMIFS([.J$3:.J$188];[.$A$2:.$A$187];[.$A24])" office:value-type="float" office:value="5" calcext:value-type="float">
            <text:p>5</text:p>
          </table:table-cell>
          <table:table-cell table:style-name="ce24" table:formula="of:=SUMIFS([.K$3:.K$188];[.$A$2:.$A$187];[.$A24])" office:value-type="float" office:value="5" calcext:value-type="float">
            <text:p>5</text:p>
          </table:table-cell>
        </table:table-row>
        <table:table-row table:style-name="ro1">
          <table:table-cell table:formula="of:=['Mega Recipe'.P25]" office:value-type="string" office:string-value="- Milk" calcext:value-type="string">
            <text:p>- Milk</text:p>
          </table:table-cell>
          <table:table-cell table:formula="of:=['Mega Recipe'.Q25]" office:value-type="string" office:string-value="ml" calcext:value-type="string">
            <text:p>ml</text:p>
          </table:table-cell>
          <table:table-cell table:formula="of:=['Mega Recipe'.R25]" office:value-type="float" office:value="5" calcext:value-type="float">
            <text:p>5</text:p>
          </table:table-cell>
          <table:table-cell table:formula="of:=['Mega Recipe'.S25]" office:value-type="float" office:value="5" calcext:value-type="float">
            <text:p>5</text:p>
          </table:table-cell>
          <table:table-cell table:formula="of:=['Mega Recipe'.T25]" office:value-type="float" office:value="5" calcext:value-type="float">
            <text:p>5</text:p>
          </table:table-cell>
          <table:table-cell table:formula="of:=['Mega Recipe'.U25]" office:value-type="float" office:value="5" calcext:value-type="float">
            <text:p>5</text:p>
          </table:table-cell>
          <table:table-cell/>
          <table:table-cell table:style-name="Default" table:formula="of:=IF(ISERROR([.C25]);0;[.C25])" office:value-type="float" office:value="5" calcext:value-type="float">
            <text:p>5</text:p>
          </table:table-cell>
          <table:table-cell table:style-name="Default" table:formula="of:=IF(ISERROR([.D25]);0;[.D25])" office:value-type="float" office:value="5" calcext:value-type="float">
            <text:p>5</text:p>
          </table:table-cell>
          <table:table-cell table:style-name="Default" table:formula="of:=IF(ISERROR([.E25]);0;[.E25])" office:value-type="float" office:value="5" calcext:value-type="float">
            <text:p>5</text:p>
          </table:table-cell>
          <table:table-cell table:style-name="Default" table:formula="of:=IF(ISERROR([.F25]);0;[.F25])" office:value-type="float" office:value="5" calcext:value-type="float">
            <text:p>5</text:p>
          </table:table-cell>
          <table:table-cell table:style-name="Default"/>
          <table:table-cell table:style-name="ce24" table:formula="of:=[.A25]" office:value-type="string" office:string-value="- Milk" calcext:value-type="string">
            <text:p>- Milk</text:p>
          </table:table-cell>
          <table:table-cell table:style-name="ce24" table:formula="of:=[.B25]" office:value-type="string" office:string-value="ml" calcext:value-type="string">
            <text:p>ml</text:p>
          </table:table-cell>
          <table:table-cell table:style-name="ce24" table:formula="of:=SUMIFS([.H$3:.H$188];[.$A$2:.$A$187];[.$A25])" office:value-type="float" office:value="0" calcext:value-type="float">
            <text:p>0</text:p>
          </table:table-cell>
          <table:table-cell table:style-name="ce24" table:formula="of:=SUMIFS([.I$3:.I$188];[.$A$2:.$A$187];[.$A25])" office:value-type="float" office:value="0" calcext:value-type="float">
            <text:p>0</text:p>
          </table:table-cell>
          <table:table-cell table:style-name="ce24" table:formula="of:=SUMIFS([.J$3:.J$188];[.$A$2:.$A$187];[.$A25])" office:value-type="float" office:value="0" calcext:value-type="float">
            <text:p>0</text:p>
          </table:table-cell>
          <table:table-cell table:style-name="ce24" table:formula="of:=SUMIFS([.K$3:.K$188];[.$A$2:.$A$187];[.$A25])" office:value-type="float" office:value="0" calcext:value-type="float">
            <text:p>0</text:p>
          </table:table-cell>
        </table:table-row>
        <table:table-row table:style-name="ro1">
          <table:table-cell table:formula="of:=['Mega Recipe'.P26]" office:value-type="float" office:value="0" calcext:value-type="float">
            <text:p>0</text:p>
          </table:table-cell>
          <table:table-cell table:formula="of:=['Mega Recipe'.Q26]" office:value-type="float" office:value="0" calcext:value-type="float">
            <text:p>0</text:p>
          </table:table-cell>
          <table:table-cell table:formula="of:=['Mega Recipe'.R26]" office:value-type="float" office:value="0" calcext:value-type="float">
            <text:p>0</text:p>
          </table:table-cell>
          <table:table-cell table:formula="of:=['Mega Recipe'.S26]" office:value-type="float" office:value="0" calcext:value-type="float">
            <text:p>0</text:p>
          </table:table-cell>
          <table:table-cell table:formula="of:=['Mega Recipe'.T26]" office:value-type="float" office:value="0" calcext:value-type="float">
            <text:p>0</text:p>
          </table:table-cell>
          <table:table-cell table:formula="of:=['Mega Recipe'.U26]" office:value-type="float" office:value="0" calcext:value-type="float">
            <text:p>0</text:p>
          </table:table-cell>
          <table:table-cell/>
          <table:table-cell table:style-name="Default" table:formula="of:=IF(ISERROR([.C26]);0;[.C26])" office:value-type="float" office:value="0" calcext:value-type="float">
            <text:p>0</text:p>
          </table:table-cell>
          <table:table-cell table:style-name="Default" table:formula="of:=IF(ISERROR([.D26]);0;[.D26])" office:value-type="float" office:value="0" calcext:value-type="float">
            <text:p>0</text:p>
          </table:table-cell>
          <table:table-cell table:style-name="Default" table:formula="of:=IF(ISERROR([.E26]);0;[.E26])" office:value-type="float" office:value="0" calcext:value-type="float">
            <text:p>0</text:p>
          </table:table-cell>
          <table:table-cell table:style-name="Default" table:formula="of:=IF(ISERROR([.F26]);0;[.F26])" office:value-type="float" office:value="0" calcext:value-type="float">
            <text:p>0</text:p>
          </table:table-cell>
          <table:table-cell table:style-name="Default"/>
          <table:table-cell table:style-name="ce24" table:formula="of:=[.A26]" office:value-type="float" office:value="0" calcext:value-type="float">
            <text:p>0</text:p>
          </table:table-cell>
          <table:table-cell table:style-name="ce24" table:formula="of:=[.B26]" office:value-type="float" office:value="0" calcext:value-type="float">
            <text:p>0</text:p>
          </table:table-cell>
          <table:table-cell table:style-name="ce24" table:formula="of:=SUMIFS([.H$3:.H$188];[.$A$2:.$A$187];[.$A26])" office:value-type="float" office:value="392.754166666667" calcext:value-type="float">
            <text:p>392.7541666667</text:p>
          </table:table-cell>
          <table:table-cell table:style-name="ce24" table:formula="of:=SUMIFS([.I$3:.I$188];[.$A$2:.$A$187];[.$A26])" office:value-type="float" office:value="392.754166666667" calcext:value-type="float">
            <text:p>392.7541666667</text:p>
          </table:table-cell>
          <table:table-cell table:style-name="ce24" table:formula="of:=SUMIFS([.J$3:.J$188];[.$A$2:.$A$187];[.$A26])" office:value-type="float" office:value="393.691666666667" calcext:value-type="float">
            <text:p>393.6916666667</text:p>
          </table:table-cell>
          <table:table-cell table:style-name="ce24" table:formula="of:=SUMIFS([.K$3:.K$188];[.$A$2:.$A$187];[.$A26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27]" office:value-type="float" office:value="0" calcext:value-type="float">
            <text:p>0</text:p>
          </table:table-cell>
          <table:table-cell table:formula="of:=['Mega Recipe'.Q27]" office:value-type="float" office:value="0" calcext:value-type="float">
            <text:p>0</text:p>
          </table:table-cell>
          <table:table-cell table:formula="of:=['Mega Recipe'.R27]" office:value-type="float" office:value="0" calcext:value-type="float">
            <text:p>0</text:p>
          </table:table-cell>
          <table:table-cell table:formula="of:=['Mega Recipe'.S27]" office:value-type="float" office:value="0" calcext:value-type="float">
            <text:p>0</text:p>
          </table:table-cell>
          <table:table-cell table:formula="of:=['Mega Recipe'.T27]" office:value-type="float" office:value="0" calcext:value-type="float">
            <text:p>0</text:p>
          </table:table-cell>
          <table:table-cell table:formula="of:=['Mega Recipe'.U27]" office:value-type="float" office:value="0" calcext:value-type="float">
            <text:p>0</text:p>
          </table:table-cell>
          <table:table-cell/>
          <table:table-cell table:style-name="Default" table:formula="of:=IF(ISERROR([.C27]);0;[.C27])" office:value-type="float" office:value="0" calcext:value-type="float">
            <text:p>0</text:p>
          </table:table-cell>
          <table:table-cell table:style-name="Default" table:formula="of:=IF(ISERROR([.D27]);0;[.D27])" office:value-type="float" office:value="0" calcext:value-type="float">
            <text:p>0</text:p>
          </table:table-cell>
          <table:table-cell table:style-name="Default" table:formula="of:=IF(ISERROR([.E27]);0;[.E27])" office:value-type="float" office:value="0" calcext:value-type="float">
            <text:p>0</text:p>
          </table:table-cell>
          <table:table-cell table:style-name="Default" table:formula="of:=IF(ISERROR([.F27]);0;[.F27])" office:value-type="float" office:value="0" calcext:value-type="float">
            <text:p>0</text:p>
          </table:table-cell>
          <table:table-cell table:style-name="Default"/>
          <table:table-cell table:style-name="ce24" table:formula="of:=[.A27]" office:value-type="float" office:value="0" calcext:value-type="float">
            <text:p>0</text:p>
          </table:table-cell>
          <table:table-cell table:style-name="ce24" table:formula="of:=[.B27]" office:value-type="float" office:value="0" calcext:value-type="float">
            <text:p>0</text:p>
          </table:table-cell>
          <table:table-cell table:style-name="ce24" table:formula="of:=SUMIFS([.H$3:.H$188];[.$A$2:.$A$187];[.$A27])" office:value-type="float" office:value="392.754166666667" calcext:value-type="float">
            <text:p>392.7541666667</text:p>
          </table:table-cell>
          <table:table-cell table:style-name="ce24" table:formula="of:=SUMIFS([.I$3:.I$188];[.$A$2:.$A$187];[.$A27])" office:value-type="float" office:value="392.754166666667" calcext:value-type="float">
            <text:p>392.7541666667</text:p>
          </table:table-cell>
          <table:table-cell table:style-name="ce24" table:formula="of:=SUMIFS([.J$3:.J$188];[.$A$2:.$A$187];[.$A27])" office:value-type="float" office:value="393.691666666667" calcext:value-type="float">
            <text:p>393.6916666667</text:p>
          </table:table-cell>
          <table:table-cell table:style-name="ce24" table:formula="of:=SUMIFS([.K$3:.K$188];[.$A$2:.$A$187];[.$A27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28]" office:value-type="string" office:string-value="3 hard-boiled eggs, chopped" calcext:value-type="string">
            <text:p>3 hard-boiled eggs, chopped</text:p>
          </table:table-cell>
          <table:table-cell table:formula="of:=['Mega Recipe'.Q28]" office:value-type="string" office:string-value="egg" calcext:value-type="string">
            <text:p>egg</text:p>
          </table:table-cell>
          <table:table-cell table:formula="of:=['Mega Recipe'.R28]" office:value-type="float" office:value="0.25" calcext:value-type="float">
            <text:p>0.25</text:p>
          </table:table-cell>
          <table:table-cell table:formula="of:=['Mega Recipe'.S28]" office:value-type="float" office:value="0.25" calcext:value-type="float">
            <text:p>0.25</text:p>
          </table:table-cell>
          <table:table-cell table:formula="of:=['Mega Recipe'.T28]" office:value-type="float" office:value="0.25" calcext:value-type="float">
            <text:p>0.25</text:p>
          </table:table-cell>
          <table:table-cell table:formula="of:=['Mega Recipe'.U28]" office:value-type="float" office:value="0.25" calcext:value-type="float">
            <text:p>0.25</text:p>
          </table:table-cell>
          <table:table-cell/>
          <table:table-cell table:style-name="Default" table:formula="of:=IF(ISERROR([.C28]);0;[.C28])" office:value-type="float" office:value="0.25" calcext:value-type="float">
            <text:p>0.25</text:p>
          </table:table-cell>
          <table:table-cell table:style-name="Default" table:formula="of:=IF(ISERROR([.D28]);0;[.D28])" office:value-type="float" office:value="0.25" calcext:value-type="float">
            <text:p>0.25</text:p>
          </table:table-cell>
          <table:table-cell table:style-name="Default" table:formula="of:=IF(ISERROR([.E28]);0;[.E28])" office:value-type="float" office:value="0.25" calcext:value-type="float">
            <text:p>0.25</text:p>
          </table:table-cell>
          <table:table-cell table:style-name="Default" table:formula="of:=IF(ISERROR([.F28]);0;[.F28])" office:value-type="float" office:value="0.25" calcext:value-type="float">
            <text:p>0.25</text:p>
          </table:table-cell>
          <table:table-cell table:style-name="Default"/>
          <table:table-cell table:style-name="ce24" table:formula="of:=[.A28]" office:value-type="string" office:string-value="3 hard-boiled eggs, chopped" calcext:value-type="string">
            <text:p>3 hard-boiled eggs, chopped</text:p>
          </table:table-cell>
          <table:table-cell table:style-name="ce24" table:formula="of:=[.B28]" office:value-type="string" office:string-value="egg" calcext:value-type="string">
            <text:p>egg</text:p>
          </table:table-cell>
          <table:table-cell table:style-name="ce24" table:formula="of:=SUMIFS([.H$3:.H$188];[.$A$2:.$A$187];[.$A28])" office:value-type="float" office:value="0.025" calcext:value-type="float">
            <text:p>0.025</text:p>
          </table:table-cell>
          <table:table-cell table:style-name="ce24" table:formula="of:=SUMIFS([.I$3:.I$188];[.$A$2:.$A$187];[.$A28])" office:value-type="float" office:value="0.025" calcext:value-type="float">
            <text:p>0.025</text:p>
          </table:table-cell>
          <table:table-cell table:style-name="ce24" table:formula="of:=SUMIFS([.J$3:.J$188];[.$A$2:.$A$187];[.$A28])" office:value-type="float" office:value="0.025" calcext:value-type="float">
            <text:p>0.025</text:p>
          </table:table-cell>
          <table:table-cell table:style-name="ce24" table:formula="of:=SUMIFS([.K$3:.K$188];[.$A$2:.$A$187];[.$A28])" office:value-type="float" office:value="0.025" calcext:value-type="float">
            <text:p>0.025</text:p>
          </table:table-cell>
        </table:table-row>
        <table:table-row table:style-name="ro1">
          <table:table-cell table:formula="of:=['Mega Recipe'.P29]" office:value-type="string" office:string-value="1/3 spring onion" calcext:value-type="string">
            <text:p>1/3 spring onion</text:p>
          </table:table-cell>
          <table:table-cell table:formula="of:=['Mega Recipe'.Q29]" office:value-type="string" office:string-value="onion" calcext:value-type="string">
            <text:p>onion</text:p>
          </table:table-cell>
          <table:table-cell table:formula="of:=['Mega Recipe'.R29]" office:value-type="float" office:value="0.025" calcext:value-type="float">
            <text:p>0.025</text:p>
          </table:table-cell>
          <table:table-cell table:formula="of:=['Mega Recipe'.S29]" office:value-type="float" office:value="0.025" calcext:value-type="float">
            <text:p>0.025</text:p>
          </table:table-cell>
          <table:table-cell table:formula="of:=['Mega Recipe'.T29]" office:value-type="float" office:value="0.025" calcext:value-type="float">
            <text:p>0.025</text:p>
          </table:table-cell>
          <table:table-cell table:formula="of:=['Mega Recipe'.U29]" office:value-type="float" office:value="0.025" calcext:value-type="float">
            <text:p>0.025</text:p>
          </table:table-cell>
          <table:table-cell/>
          <table:table-cell table:style-name="Default" table:formula="of:=IF(ISERROR([.C29]);0;[.C29])" office:value-type="float" office:value="0.025" calcext:value-type="float">
            <text:p>0.025</text:p>
          </table:table-cell>
          <table:table-cell table:style-name="Default" table:formula="of:=IF(ISERROR([.D29]);0;[.D29])" office:value-type="float" office:value="0.025" calcext:value-type="float">
            <text:p>0.025</text:p>
          </table:table-cell>
          <table:table-cell table:style-name="Default" table:formula="of:=IF(ISERROR([.E29]);0;[.E29])" office:value-type="float" office:value="0.025" calcext:value-type="float">
            <text:p>0.025</text:p>
          </table:table-cell>
          <table:table-cell table:style-name="Default" table:formula="of:=IF(ISERROR([.F29]);0;[.F29])" office:value-type="float" office:value="0.025" calcext:value-type="float">
            <text:p>0.025</text:p>
          </table:table-cell>
          <table:table-cell table:style-name="Default"/>
          <table:table-cell table:style-name="ce24" table:formula="of:=[.A29]" office:value-type="string" office:string-value="1/3 spring onion" calcext:value-type="string">
            <text:p>1/3 spring onion</text:p>
          </table:table-cell>
          <table:table-cell table:style-name="ce24" table:formula="of:=[.B29]" office:value-type="string" office:string-value="onion" calcext:value-type="string">
            <text:p>onion</text:p>
          </table:table-cell>
          <table:table-cell table:style-name="ce24" table:formula="of:=SUMIFS([.H$3:.H$188];[.$A$2:.$A$187];[.$A29])" office:value-type="float" office:value="0.25" calcext:value-type="float">
            <text:p>0.25</text:p>
          </table:table-cell>
          <table:table-cell table:style-name="ce24" table:formula="of:=SUMIFS([.I$3:.I$188];[.$A$2:.$A$187];[.$A29])" office:value-type="float" office:value="0.25" calcext:value-type="float">
            <text:p>0.25</text:p>
          </table:table-cell>
          <table:table-cell table:style-name="ce24" table:formula="of:=SUMIFS([.J$3:.J$188];[.$A$2:.$A$187];[.$A29])" office:value-type="float" office:value="0.25" calcext:value-type="float">
            <text:p>0.25</text:p>
          </table:table-cell>
          <table:table-cell table:style-name="ce24" table:formula="of:=SUMIFS([.K$3:.K$188];[.$A$2:.$A$187];[.$A29])" office:value-type="float" office:value="0.25" calcext:value-type="float">
            <text:p>0.25</text:p>
          </table:table-cell>
        </table:table-row>
        <table:table-row table:style-name="ro1">
          <table:table-cell table:formula="of:=['Mega Recipe'.P30]" office:value-type="string" office:string-value="3 lettuce leaves" calcext:value-type="string">
            <text:p>3 lettuce leaves</text:p>
          </table:table-cell>
          <table:table-cell table:formula="of:=['Mega Recipe'.Q30]" office:value-type="string" office:string-value="leaves" calcext:value-type="string">
            <text:p>leaves</text:p>
          </table:table-cell>
          <table:table-cell table:formula="of:=['Mega Recipe'.R30]" office:value-type="float" office:value="0.25" calcext:value-type="float">
            <text:p>0.25</text:p>
          </table:table-cell>
          <table:table-cell table:formula="of:=['Mega Recipe'.S30]" office:value-type="float" office:value="0.25" calcext:value-type="float">
            <text:p>0.25</text:p>
          </table:table-cell>
          <table:table-cell table:formula="of:=['Mega Recipe'.T30]" office:value-type="float" office:value="0.25" calcext:value-type="float">
            <text:p>0.25</text:p>
          </table:table-cell>
          <table:table-cell table:formula="of:=['Mega Recipe'.U30]" office:value-type="float" office:value="0.25" calcext:value-type="float">
            <text:p>0.25</text:p>
          </table:table-cell>
          <table:table-cell/>
          <table:table-cell table:style-name="Default" table:formula="of:=IF(ISERROR([.C30]);0;[.C30])" office:value-type="float" office:value="0.25" calcext:value-type="float">
            <text:p>0.25</text:p>
          </table:table-cell>
          <table:table-cell table:style-name="Default" table:formula="of:=IF(ISERROR([.D30]);0;[.D30])" office:value-type="float" office:value="0.25" calcext:value-type="float">
            <text:p>0.25</text:p>
          </table:table-cell>
          <table:table-cell table:style-name="Default" table:formula="of:=IF(ISERROR([.E30]);0;[.E30])" office:value-type="float" office:value="0.25" calcext:value-type="float">
            <text:p>0.25</text:p>
          </table:table-cell>
          <table:table-cell table:style-name="Default" table:formula="of:=IF(ISERROR([.F30]);0;[.F30])" office:value-type="float" office:value="0.25" calcext:value-type="float">
            <text:p>0.25</text:p>
          </table:table-cell>
          <table:table-cell table:style-name="Default"/>
          <table:table-cell table:style-name="ce24" table:formula="of:=[.A30]" office:value-type="string" office:string-value="3 lettuce leaves" calcext:value-type="string">
            <text:p>3 lettuce leaves</text:p>
          </table:table-cell>
          <table:table-cell table:style-name="ce24" table:formula="of:=[.B30]" office:value-type="string" office:string-value="leaves" calcext:value-type="string">
            <text:p>leaves</text:p>
          </table:table-cell>
          <table:table-cell table:style-name="ce24" table:formula="of:=SUMIFS([.H$3:.H$188];[.$A$2:.$A$187];[.$A30])" office:value-type="float" office:value="0.25" calcext:value-type="float">
            <text:p>0.25</text:p>
          </table:table-cell>
          <table:table-cell table:style-name="ce24" table:formula="of:=SUMIFS([.I$3:.I$188];[.$A$2:.$A$187];[.$A30])" office:value-type="float" office:value="0.25" calcext:value-type="float">
            <text:p>0.25</text:p>
          </table:table-cell>
          <table:table-cell table:style-name="ce24" table:formula="of:=SUMIFS([.J$3:.J$188];[.$A$2:.$A$187];[.$A30])" office:value-type="float" office:value="0.25" calcext:value-type="float">
            <text:p>0.25</text:p>
          </table:table-cell>
          <table:table-cell table:style-name="ce24" table:formula="of:=SUMIFS([.K$3:.K$188];[.$A$2:.$A$187];[.$A30])" office:value-type="float" office:value="0.25" calcext:value-type="float">
            <text:p>0.25</text:p>
          </table:table-cell>
        </table:table-row>
        <table:table-row table:style-name="ro1">
          <table:table-cell table:formula="of:=['Mega Recipe'.P31]" office:value-type="string" office:string-value="3 tbsp mayonnaise" calcext:value-type="string">
            <text:p>3 tbsp mayonnaise</text:p>
          </table:table-cell>
          <table:table-cell table:formula="of:=['Mega Recipe'.Q31]" office:value-type="string" office:string-value="tbsp" calcext:value-type="string">
            <text:p>tbsp</text:p>
          </table:table-cell>
          <table:table-cell table:formula="of:=['Mega Recipe'.R31]" office:value-type="float" office:value="0.25" calcext:value-type="float">
            <text:p>0.25</text:p>
          </table:table-cell>
          <table:table-cell table:formula="of:=['Mega Recipe'.S31]" office:value-type="float" office:value="0.25" calcext:value-type="float">
            <text:p>0.25</text:p>
          </table:table-cell>
          <table:table-cell table:formula="of:=['Mega Recipe'.T31]" office:value-type="float" office:value="0.25" calcext:value-type="float">
            <text:p>0.25</text:p>
          </table:table-cell>
          <table:table-cell table:formula="of:=['Mega Recipe'.U31]" office:value-type="float" office:value="0.25" calcext:value-type="float">
            <text:p>0.25</text:p>
          </table:table-cell>
          <table:table-cell/>
          <table:table-cell table:style-name="Default" table:formula="of:=IF(ISERROR([.C31]);0;[.C31])" office:value-type="float" office:value="0.25" calcext:value-type="float">
            <text:p>0.25</text:p>
          </table:table-cell>
          <table:table-cell table:style-name="Default" table:formula="of:=IF(ISERROR([.D31]);0;[.D31])" office:value-type="float" office:value="0.25" calcext:value-type="float">
            <text:p>0.25</text:p>
          </table:table-cell>
          <table:table-cell table:style-name="Default" table:formula="of:=IF(ISERROR([.E31]);0;[.E31])" office:value-type="float" office:value="0.25" calcext:value-type="float">
            <text:p>0.25</text:p>
          </table:table-cell>
          <table:table-cell table:style-name="Default" table:formula="of:=IF(ISERROR([.F31]);0;[.F31])" office:value-type="float" office:value="0.25" calcext:value-type="float">
            <text:p>0.25</text:p>
          </table:table-cell>
          <table:table-cell table:style-name="Default"/>
          <table:table-cell table:style-name="ce24" table:formula="of:=[.A31]" office:value-type="string" office:string-value="3 tbsp mayonnaise" calcext:value-type="string">
            <text:p>3 tbsp mayonnaise</text:p>
          </table:table-cell>
          <table:table-cell table:style-name="ce24" table:formula="of:=[.B31]" office:value-type="string" office:string-value="tbsp" calcext:value-type="string">
            <text:p>tbsp</text:p>
          </table:table-cell>
          <table:table-cell table:style-name="ce24" table:formula="of:=SUMIFS([.H$3:.H$188];[.$A$2:.$A$187];[.$A31])" office:value-type="float" office:value="0.0833333333333333" calcext:value-type="float">
            <text:p>0.0833333333</text:p>
          </table:table-cell>
          <table:table-cell table:style-name="ce24" table:formula="of:=SUMIFS([.I$3:.I$188];[.$A$2:.$A$187];[.$A31])" office:value-type="float" office:value="0.0833333333333333" calcext:value-type="float">
            <text:p>0.0833333333</text:p>
          </table:table-cell>
          <table:table-cell table:style-name="ce24" table:formula="of:=SUMIFS([.J$3:.J$188];[.$A$2:.$A$187];[.$A31])" office:value-type="float" office:value="0.0833333333333333" calcext:value-type="float">
            <text:p>0.0833333333</text:p>
          </table:table-cell>
          <table:table-cell table:style-name="ce24" table:formula="of:=SUMIFS([.K$3:.K$188];[.$A$2:.$A$187];[.$A31])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Mega Recipe'.P32]" office:value-type="string" office:string-value="1 tsp mustard" calcext:value-type="string">
            <text:p>1 tsp mustard</text:p>
          </table:table-cell>
          <table:table-cell table:formula="of:=['Mega Recipe'.Q32]" office:value-type="string" office:string-value="tsp" calcext:value-type="string">
            <text:p>tsp</text:p>
          </table:table-cell>
          <table:table-cell table:formula="of:=['Mega Recipe'.R32]" office:value-type="float" office:value="0.0833333333333333" calcext:value-type="float">
            <text:p>0.0833333333</text:p>
          </table:table-cell>
          <table:table-cell table:formula="of:=['Mega Recipe'.S32]" office:value-type="float" office:value="0.0833333333333333" calcext:value-type="float">
            <text:p>0.0833333333</text:p>
          </table:table-cell>
          <table:table-cell table:formula="of:=['Mega Recipe'.T32]" office:value-type="float" office:value="0.0833333333333333" calcext:value-type="float">
            <text:p>0.0833333333</text:p>
          </table:table-cell>
          <table:table-cell table:formula="of:=['Mega Recipe'.U32]" office:value-type="float" office:value="0.0833333333333333" calcext:value-type="float">
            <text:p>0.0833333333</text:p>
          </table:table-cell>
          <table:table-cell/>
          <table:table-cell table:style-name="Default" table:formula="of:=IF(ISERROR([.C32]);0;[.C32])" office:value-type="float" office:value="0.0833333333333333" calcext:value-type="float">
            <text:p>0.0833333333</text:p>
          </table:table-cell>
          <table:table-cell table:style-name="Default" table:formula="of:=IF(ISERROR([.D32]);0;[.D32])" office:value-type="float" office:value="0.0833333333333333" calcext:value-type="float">
            <text:p>0.0833333333</text:p>
          </table:table-cell>
          <table:table-cell table:style-name="Default" table:formula="of:=IF(ISERROR([.E32]);0;[.E32])" office:value-type="float" office:value="0.0833333333333333" calcext:value-type="float">
            <text:p>0.0833333333</text:p>
          </table:table-cell>
          <table:table-cell table:style-name="Default" table:formula="of:=IF(ISERROR([.F32]);0;[.F32])" office:value-type="float" office:value="0.0833333333333333" calcext:value-type="float">
            <text:p>0.0833333333</text:p>
          </table:table-cell>
          <table:table-cell table:style-name="Default"/>
          <table:table-cell table:style-name="ce24" table:formula="of:=[.A32]" office:value-type="string" office:string-value="1 tsp mustard" calcext:value-type="string">
            <text:p>1 tsp mustard</text:p>
          </table:table-cell>
          <table:table-cell table:style-name="ce24" table:formula="of:=[.B32]" office:value-type="string" office:string-value="tsp" calcext:value-type="string">
            <text:p>tsp</text:p>
          </table:table-cell>
          <table:table-cell table:style-name="ce24" table:formula="of:=SUMIFS([.H$3:.H$188];[.$A$2:.$A$187];[.$A32])" office:value-type="float" office:value="0.5" calcext:value-type="float">
            <text:p>0.5</text:p>
          </table:table-cell>
          <table:table-cell table:style-name="ce24" table:formula="of:=SUMIFS([.I$3:.I$188];[.$A$2:.$A$187];[.$A32])" office:value-type="float" office:value="0.5" calcext:value-type="float">
            <text:p>0.5</text:p>
          </table:table-cell>
          <table:table-cell table:style-name="ce24" table:formula="of:=SUMIFS([.J$3:.J$188];[.$A$2:.$A$187];[.$A32])" office:value-type="float" office:value="0.5" calcext:value-type="float">
            <text:p>0.5</text:p>
          </table:table-cell>
          <table:table-cell table:style-name="ce24" table:formula="of:=SUMIFS([.K$3:.K$188];[.$A$2:.$A$187];[.$A32])" office:value-type="float" office:value="0.5" calcext:value-type="float">
            <text:p>0.5</text:p>
          </table:table-cell>
        </table:table-row>
        <table:table-row table:style-name="ro1">
          <table:table-cell table:formula="of:=['Mega Recipe'.P33]" office:value-type="string" office:string-value="bread" calcext:value-type="string">
            <text:p>bread</text:p>
          </table:table-cell>
          <table:table-cell table:formula="of:=['Mega Recipe'.Q33]" office:value-type="string" office:string-value="slices" calcext:value-type="string">
            <text:p>slices</text:p>
          </table:table-cell>
          <table:table-cell table:formula="of:=['Mega Recipe'.R33]" office:value-type="float" office:value="0.5" calcext:value-type="float">
            <text:p>0.5</text:p>
          </table:table-cell>
          <table:table-cell table:formula="of:=['Mega Recipe'.S33]" office:value-type="float" office:value="0.5" calcext:value-type="float">
            <text:p>0.5</text:p>
          </table:table-cell>
          <table:table-cell table:formula="of:=['Mega Recipe'.T33]" office:value-type="float" office:value="0.5" calcext:value-type="float">
            <text:p>0.5</text:p>
          </table:table-cell>
          <table:table-cell table:formula="of:=['Mega Recipe'.U33]" office:value-type="float" office:value="0.5" calcext:value-type="float">
            <text:p>0.5</text:p>
          </table:table-cell>
          <table:table-cell/>
          <table:table-cell table:style-name="Default" table:formula="of:=IF(ISERROR([.C33]);0;[.C33])" office:value-type="float" office:value="0.5" calcext:value-type="float">
            <text:p>0.5</text:p>
          </table:table-cell>
          <table:table-cell table:style-name="Default" table:formula="of:=IF(ISERROR([.D33]);0;[.D33])" office:value-type="float" office:value="0.5" calcext:value-type="float">
            <text:p>0.5</text:p>
          </table:table-cell>
          <table:table-cell table:style-name="Default" table:formula="of:=IF(ISERROR([.E33]);0;[.E33])" office:value-type="float" office:value="0.5" calcext:value-type="float">
            <text:p>0.5</text:p>
          </table:table-cell>
          <table:table-cell table:style-name="Default" table:formula="of:=IF(ISERROR([.F33]);0;[.F33])" office:value-type="float" office:value="0.5" calcext:value-type="float">
            <text:p>0.5</text:p>
          </table:table-cell>
          <table:table-cell table:style-name="Default"/>
          <table:table-cell table:style-name="ce24" table:formula="of:=[.A33]" office:value-type="string" office:string-value="bread" calcext:value-type="string">
            <text:p>bread</text:p>
          </table:table-cell>
          <table:table-cell table:style-name="ce24" table:formula="of:=[.B33]" office:value-type="string" office:string-value="slices" calcext:value-type="string">
            <text:p>slices</text:p>
          </table:table-cell>
          <table:table-cell table:style-name="ce24" table:formula="of:=SUMIFS([.H$3:.H$188];[.$A$2:.$A$187];[.$A33])" office:value-type="float" office:value="0" calcext:value-type="float">
            <text:p>0</text:p>
          </table:table-cell>
          <table:table-cell table:style-name="ce24" table:formula="of:=SUMIFS([.I$3:.I$188];[.$A$2:.$A$187];[.$A33])" office:value-type="float" office:value="0" calcext:value-type="float">
            <text:p>0</text:p>
          </table:table-cell>
          <table:table-cell table:style-name="ce24" table:formula="of:=SUMIFS([.J$3:.J$188];[.$A$2:.$A$187];[.$A33])" office:value-type="float" office:value="0" calcext:value-type="float">
            <text:p>0</text:p>
          </table:table-cell>
          <table:table-cell table:style-name="ce24" table:formula="of:=SUMIFS([.K$3:.K$188];[.$A$2:.$A$187];[.$A33])" office:value-type="float" office:value="0" calcext:value-type="float">
            <text:p>0</text:p>
          </table:table-cell>
        </table:table-row>
        <table:table-row table:style-name="ro1">
          <table:table-cell table:formula="of:=['Mega Recipe'.P34]" office:value-type="float" office:value="0" calcext:value-type="float">
            <text:p>0</text:p>
          </table:table-cell>
          <table:table-cell table:formula="of:=['Mega Recipe'.Q34]" office:value-type="float" office:value="0" calcext:value-type="float">
            <text:p>0</text:p>
          </table:table-cell>
          <table:table-cell table:formula="of:=['Mega Recipe'.R34]" office:value-type="float" office:value="0" calcext:value-type="float">
            <text:p>0</text:p>
          </table:table-cell>
          <table:table-cell table:formula="of:=['Mega Recipe'.S34]" office:value-type="float" office:value="0" calcext:value-type="float">
            <text:p>0</text:p>
          </table:table-cell>
          <table:table-cell table:formula="of:=['Mega Recipe'.T34]" office:value-type="float" office:value="0" calcext:value-type="float">
            <text:p>0</text:p>
          </table:table-cell>
          <table:table-cell table:formula="of:=['Mega Recipe'.U34]" office:value-type="float" office:value="0" calcext:value-type="float">
            <text:p>0</text:p>
          </table:table-cell>
          <table:table-cell/>
          <table:table-cell table:style-name="Default" table:formula="of:=IF(ISERROR([.C34]);0;[.C34])" office:value-type="float" office:value="0" calcext:value-type="float">
            <text:p>0</text:p>
          </table:table-cell>
          <table:table-cell table:style-name="Default" table:formula="of:=IF(ISERROR([.D34]);0;[.D34])" office:value-type="float" office:value="0" calcext:value-type="float">
            <text:p>0</text:p>
          </table:table-cell>
          <table:table-cell table:style-name="Default" table:formula="of:=IF(ISERROR([.E34]);0;[.E34])" office:value-type="float" office:value="0" calcext:value-type="float">
            <text:p>0</text:p>
          </table:table-cell>
          <table:table-cell table:style-name="Default" table:formula="of:=IF(ISERROR([.F34]);0;[.F34])" office:value-type="float" office:value="0" calcext:value-type="float">
            <text:p>0</text:p>
          </table:table-cell>
          <table:table-cell table:style-name="Default"/>
          <table:table-cell table:style-name="ce24" table:formula="of:=[.A34]" office:value-type="float" office:value="0" calcext:value-type="float">
            <text:p>0</text:p>
          </table:table-cell>
          <table:table-cell table:style-name="ce24" table:formula="of:=[.B34]" office:value-type="float" office:value="0" calcext:value-type="float">
            <text:p>0</text:p>
          </table:table-cell>
          <table:table-cell table:style-name="ce24" table:formula="of:=SUMIFS([.H$3:.H$188];[.$A$2:.$A$187];[.$A34])" office:value-type="float" office:value="392.754166666667" calcext:value-type="float">
            <text:p>392.7541666667</text:p>
          </table:table-cell>
          <table:table-cell table:style-name="ce24" table:formula="of:=SUMIFS([.I$3:.I$188];[.$A$2:.$A$187];[.$A34])" office:value-type="float" office:value="392.754166666667" calcext:value-type="float">
            <text:p>392.7541666667</text:p>
          </table:table-cell>
          <table:table-cell table:style-name="ce24" table:formula="of:=SUMIFS([.J$3:.J$188];[.$A$2:.$A$187];[.$A34])" office:value-type="float" office:value="393.691666666667" calcext:value-type="float">
            <text:p>393.6916666667</text:p>
          </table:table-cell>
          <table:table-cell table:style-name="ce24" table:formula="of:=SUMIFS([.K$3:.K$188];[.$A$2:.$A$187];[.$A34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35]" office:value-type="float" office:value="0" calcext:value-type="float">
            <text:p>0</text:p>
          </table:table-cell>
          <table:table-cell table:formula="of:=['Mega Recipe'.Q35]" office:value-type="float" office:value="0" calcext:value-type="float">
            <text:p>0</text:p>
          </table:table-cell>
          <table:table-cell table:formula="of:=['Mega Recipe'.R35]" office:value-type="float" office:value="0" calcext:value-type="float">
            <text:p>0</text:p>
          </table:table-cell>
          <table:table-cell table:formula="of:=['Mega Recipe'.S35]" office:value-type="float" office:value="0" calcext:value-type="float">
            <text:p>0</text:p>
          </table:table-cell>
          <table:table-cell table:formula="of:=['Mega Recipe'.T35]" office:value-type="float" office:value="0" calcext:value-type="float">
            <text:p>0</text:p>
          </table:table-cell>
          <table:table-cell table:formula="of:=['Mega Recipe'.U35]" office:value-type="float" office:value="0" calcext:value-type="float">
            <text:p>0</text:p>
          </table:table-cell>
          <table:table-cell/>
          <table:table-cell table:style-name="Default" table:formula="of:=IF(ISERROR([.C35]);0;[.C35])" office:value-type="float" office:value="0" calcext:value-type="float">
            <text:p>0</text:p>
          </table:table-cell>
          <table:table-cell table:style-name="Default" table:formula="of:=IF(ISERROR([.D35]);0;[.D35])" office:value-type="float" office:value="0" calcext:value-type="float">
            <text:p>0</text:p>
          </table:table-cell>
          <table:table-cell table:style-name="Default" table:formula="of:=IF(ISERROR([.E35]);0;[.E35])" office:value-type="float" office:value="0" calcext:value-type="float">
            <text:p>0</text:p>
          </table:table-cell>
          <table:table-cell table:style-name="Default" table:formula="of:=IF(ISERROR([.F35]);0;[.F35])" office:value-type="float" office:value="0" calcext:value-type="float">
            <text:p>0</text:p>
          </table:table-cell>
          <table:table-cell table:style-name="Default"/>
          <table:table-cell table:style-name="ce24" table:formula="of:=[.A35]" office:value-type="float" office:value="0" calcext:value-type="float">
            <text:p>0</text:p>
          </table:table-cell>
          <table:table-cell table:style-name="ce24" table:formula="of:=[.B35]" office:value-type="float" office:value="0" calcext:value-type="float">
            <text:p>0</text:p>
          </table:table-cell>
          <table:table-cell table:style-name="ce24" table:formula="of:=SUMIFS([.H$3:.H$188];[.$A$2:.$A$187];[.$A35])" office:value-type="float" office:value="392.754166666667" calcext:value-type="float">
            <text:p>392.7541666667</text:p>
          </table:table-cell>
          <table:table-cell table:style-name="ce24" table:formula="of:=SUMIFS([.I$3:.I$188];[.$A$2:.$A$187];[.$A35])" office:value-type="float" office:value="392.754166666667" calcext:value-type="float">
            <text:p>392.7541666667</text:p>
          </table:table-cell>
          <table:table-cell table:style-name="ce24" table:formula="of:=SUMIFS([.J$3:.J$188];[.$A$2:.$A$187];[.$A35])" office:value-type="float" office:value="393.691666666667" calcext:value-type="float">
            <text:p>393.6916666667</text:p>
          </table:table-cell>
          <table:table-cell table:style-name="ce24" table:formula="of:=SUMIFS([.K$3:.K$188];[.$A$2:.$A$187];[.$A35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36]" office:value-type="string" office:string-value="1 cucumber" calcext:value-type="string">
            <text:p>1 cucumber</text:p>
          </table:table-cell>
          <table:table-cell table:formula="of:=['Mega Recipe'.Q36]" office:value-type="string" office:string-value="piece" calcext:value-type="string">
            <text:p>piece</text:p>
          </table:table-cell>
          <table:table-cell table:formula="of:=['Mega Recipe'.R36]" office:value-type="float" office:value="0.05" calcext:value-type="float">
            <text:p>0.05</text:p>
          </table:table-cell>
          <table:table-cell table:formula="of:=['Mega Recipe'.S36]" office:value-type="float" office:value="0.05" calcext:value-type="float">
            <text:p>0.05</text:p>
          </table:table-cell>
          <table:table-cell table:formula="of:=['Mega Recipe'.T36]" office:value-type="float" office:value="0.05" calcext:value-type="float">
            <text:p>0.05</text:p>
          </table:table-cell>
          <table:table-cell table:formula="of:=['Mega Recipe'.U36]" office:value-type="float" office:value="0.05" calcext:value-type="float">
            <text:p>0.05</text:p>
          </table:table-cell>
          <table:table-cell/>
          <table:table-cell table:style-name="Default" table:formula="of:=IF(ISERROR([.C36]);0;[.C36])" office:value-type="float" office:value="0.05" calcext:value-type="float">
            <text:p>0.05</text:p>
          </table:table-cell>
          <table:table-cell table:style-name="Default" table:formula="of:=IF(ISERROR([.D36]);0;[.D36])" office:value-type="float" office:value="0.05" calcext:value-type="float">
            <text:p>0.05</text:p>
          </table:table-cell>
          <table:table-cell table:style-name="Default" table:formula="of:=IF(ISERROR([.E36]);0;[.E36])" office:value-type="float" office:value="0.05" calcext:value-type="float">
            <text:p>0.05</text:p>
          </table:table-cell>
          <table:table-cell table:style-name="Default" table:formula="of:=IF(ISERROR([.F36]);0;[.F36])" office:value-type="float" office:value="0.05" calcext:value-type="float">
            <text:p>0.05</text:p>
          </table:table-cell>
          <table:table-cell table:style-name="Default"/>
          <table:table-cell table:style-name="ce24" table:formula="of:=[.A36]" office:value-type="string" office:string-value="1 cucumber" calcext:value-type="string">
            <text:p>1 cucumber</text:p>
          </table:table-cell>
          <table:table-cell table:style-name="ce24" table:formula="of:=[.B36]" office:value-type="string" office:string-value="piece" calcext:value-type="string">
            <text:p>piece</text:p>
          </table:table-cell>
          <table:table-cell table:style-name="ce24" table:formula="of:=SUMIFS([.H$3:.H$188];[.$A$2:.$A$187];[.$A36])" office:value-type="float" office:value="9.25" calcext:value-type="float">
            <text:p>9.25</text:p>
          </table:table-cell>
          <table:table-cell table:style-name="ce24" table:formula="of:=SUMIFS([.I$3:.I$188];[.$A$2:.$A$187];[.$A36])" office:value-type="float" office:value="9.25" calcext:value-type="float">
            <text:p>9.25</text:p>
          </table:table-cell>
          <table:table-cell table:style-name="ce24" table:formula="of:=SUMIFS([.J$3:.J$188];[.$A$2:.$A$187];[.$A36])" office:value-type="float" office:value="9.25" calcext:value-type="float">
            <text:p>9.25</text:p>
          </table:table-cell>
          <table:table-cell table:style-name="ce24" table:formula="of:=SUMIFS([.K$3:.K$188];[.$A$2:.$A$187];[.$A36])" office:value-type="float" office:value="9.25" calcext:value-type="float">
            <text:p>9.25</text:p>
          </table:table-cell>
        </table:table-row>
        <table:table-row table:style-name="ro1">
          <table:table-cell table:formula="of:=['Mega Recipe'.P37]" office:value-type="string" office:string-value="185g cream cheese" calcext:value-type="string">
            <text:p>185g cream cheese</text:p>
          </table:table-cell>
          <table:table-cell table:formula="of:=['Mega Recipe'.Q37]" office:value-type="string" office:string-value="g" calcext:value-type="string">
            <text:p>g</text:p>
          </table:table-cell>
          <table:table-cell table:formula="of:=['Mega Recipe'.R37]" office:value-type="float" office:value="9.25" calcext:value-type="float">
            <text:p>9.25</text:p>
          </table:table-cell>
          <table:table-cell table:formula="of:=['Mega Recipe'.S37]" office:value-type="float" office:value="9.25" calcext:value-type="float">
            <text:p>9.25</text:p>
          </table:table-cell>
          <table:table-cell table:formula="of:=['Mega Recipe'.T37]" office:value-type="float" office:value="9.25" calcext:value-type="float">
            <text:p>9.25</text:p>
          </table:table-cell>
          <table:table-cell table:formula="of:=['Mega Recipe'.U37]" office:value-type="float" office:value="9.25" calcext:value-type="float">
            <text:p>9.25</text:p>
          </table:table-cell>
          <table:table-cell/>
          <table:table-cell table:style-name="Default" table:formula="of:=IF(ISERROR([.C37]);0;[.C37])" office:value-type="float" office:value="9.25" calcext:value-type="float">
            <text:p>9.25</text:p>
          </table:table-cell>
          <table:table-cell table:style-name="Default" table:formula="of:=IF(ISERROR([.D37]);0;[.D37])" office:value-type="float" office:value="9.25" calcext:value-type="float">
            <text:p>9.25</text:p>
          </table:table-cell>
          <table:table-cell table:style-name="Default" table:formula="of:=IF(ISERROR([.E37]);0;[.E37])" office:value-type="float" office:value="9.25" calcext:value-type="float">
            <text:p>9.25</text:p>
          </table:table-cell>
          <table:table-cell table:style-name="Default" table:formula="of:=IF(ISERROR([.F37]);0;[.F37])" office:value-type="float" office:value="9.25" calcext:value-type="float">
            <text:p>9.25</text:p>
          </table:table-cell>
          <table:table-cell table:style-name="Default"/>
          <table:table-cell table:style-name="ce24" table:formula="of:=[.A37]" office:value-type="string" office:string-value="185g cream cheese" calcext:value-type="string">
            <text:p>185g cream cheese</text:p>
          </table:table-cell>
          <table:table-cell table:style-name="ce24" table:formula="of:=[.B37]" office:value-type="string" office:string-value="g" calcext:value-type="string">
            <text:p>g</text:p>
          </table:table-cell>
          <table:table-cell table:style-name="ce24" table:formula="of:=SUMIFS([.H$3:.H$188];[.$A$2:.$A$187];[.$A37])" office:value-type="float" office:value="0.5" calcext:value-type="float">
            <text:p>0.5</text:p>
          </table:table-cell>
          <table:table-cell table:style-name="ce24" table:formula="of:=SUMIFS([.I$3:.I$188];[.$A$2:.$A$187];[.$A37])" office:value-type="float" office:value="0.5" calcext:value-type="float">
            <text:p>0.5</text:p>
          </table:table-cell>
          <table:table-cell table:style-name="ce24" table:formula="of:=SUMIFS([.J$3:.J$188];[.$A$2:.$A$187];[.$A37])" office:value-type="float" office:value="0.5" calcext:value-type="float">
            <text:p>0.5</text:p>
          </table:table-cell>
          <table:table-cell table:style-name="ce24" table:formula="of:=SUMIFS([.K$3:.K$188];[.$A$2:.$A$187];[.$A37])" office:value-type="float" office:value="0.5" calcext:value-type="float">
            <text:p>0.5</text:p>
          </table:table-cell>
        </table:table-row>
        <table:table-row table:style-name="ro1">
          <table:table-cell table:formula="of:=['Mega Recipe'.P38]" office:value-type="string" office:string-value="bread" calcext:value-type="string">
            <text:p>bread</text:p>
          </table:table-cell>
          <table:table-cell table:formula="of:=['Mega Recipe'.Q38]" office:value-type="string" office:string-value="slices" calcext:value-type="string">
            <text:p>slices</text:p>
          </table:table-cell>
          <table:table-cell table:formula="of:=['Mega Recipe'.R38]" office:value-type="float" office:value="0.5" calcext:value-type="float">
            <text:p>0.5</text:p>
          </table:table-cell>
          <table:table-cell table:formula="of:=['Mega Recipe'.S38]" office:value-type="float" office:value="0.5" calcext:value-type="float">
            <text:p>0.5</text:p>
          </table:table-cell>
          <table:table-cell table:formula="of:=['Mega Recipe'.T38]" office:value-type="float" office:value="0.5" calcext:value-type="float">
            <text:p>0.5</text:p>
          </table:table-cell>
          <table:table-cell table:formula="of:=['Mega Recipe'.U38]" office:value-type="float" office:value="0.5" calcext:value-type="float">
            <text:p>0.5</text:p>
          </table:table-cell>
          <table:table-cell/>
          <table:table-cell table:style-name="Default" table:formula="of:=IF(ISERROR([.C38]);0;[.C38])" office:value-type="float" office:value="0.5" calcext:value-type="float">
            <text:p>0.5</text:p>
          </table:table-cell>
          <table:table-cell table:style-name="Default" table:formula="of:=IF(ISERROR([.D38]);0;[.D38])" office:value-type="float" office:value="0.5" calcext:value-type="float">
            <text:p>0.5</text:p>
          </table:table-cell>
          <table:table-cell table:style-name="Default" table:formula="of:=IF(ISERROR([.E38]);0;[.E38])" office:value-type="float" office:value="0.5" calcext:value-type="float">
            <text:p>0.5</text:p>
          </table:table-cell>
          <table:table-cell table:style-name="Default" table:formula="of:=IF(ISERROR([.F38]);0;[.F38])" office:value-type="float" office:value="0.5" calcext:value-type="float">
            <text:p>0.5</text:p>
          </table:table-cell>
          <table:table-cell table:style-name="Default"/>
          <table:table-cell table:style-name="ce24" table:formula="of:=[.A38]" office:value-type="string" office:string-value="bread" calcext:value-type="string">
            <text:p>bread</text:p>
          </table:table-cell>
          <table:table-cell table:style-name="ce24" table:formula="of:=[.B38]" office:value-type="string" office:string-value="slices" calcext:value-type="string">
            <text:p>slices</text:p>
          </table:table-cell>
          <table:table-cell table:style-name="ce24" table:formula="of:=SUMIFS([.H$3:.H$188];[.$A$2:.$A$187];[.$A38])" office:value-type="float" office:value="0" calcext:value-type="float">
            <text:p>0</text:p>
          </table:table-cell>
          <table:table-cell table:style-name="ce24" table:formula="of:=SUMIFS([.I$3:.I$188];[.$A$2:.$A$187];[.$A38])" office:value-type="float" office:value="0" calcext:value-type="float">
            <text:p>0</text:p>
          </table:table-cell>
          <table:table-cell table:style-name="ce24" table:formula="of:=SUMIFS([.J$3:.J$188];[.$A$2:.$A$187];[.$A38])" office:value-type="float" office:value="0" calcext:value-type="float">
            <text:p>0</text:p>
          </table:table-cell>
          <table:table-cell table:style-name="ce24" table:formula="of:=SUMIFS([.K$3:.K$188];[.$A$2:.$A$187];[.$A38])" office:value-type="float" office:value="0" calcext:value-type="float">
            <text:p>0</text:p>
          </table:table-cell>
        </table:table-row>
        <table:table-row table:style-name="ro1">
          <table:table-cell table:formula="of:=['Mega Recipe'.P39]" office:value-type="float" office:value="0" calcext:value-type="float">
            <text:p>0</text:p>
          </table:table-cell>
          <table:table-cell table:formula="of:=['Mega Recipe'.Q39]" office:value-type="float" office:value="0" calcext:value-type="float">
            <text:p>0</text:p>
          </table:table-cell>
          <table:table-cell table:formula="of:=['Mega Recipe'.R39]" office:value-type="float" office:value="0" calcext:value-type="float">
            <text:p>0</text:p>
          </table:table-cell>
          <table:table-cell table:formula="of:=['Mega Recipe'.S39]" office:value-type="float" office:value="0" calcext:value-type="float">
            <text:p>0</text:p>
          </table:table-cell>
          <table:table-cell table:formula="of:=['Mega Recipe'.T39]" office:value-type="float" office:value="0" calcext:value-type="float">
            <text:p>0</text:p>
          </table:table-cell>
          <table:table-cell table:formula="of:=['Mega Recipe'.U39]" office:value-type="float" office:value="0" calcext:value-type="float">
            <text:p>0</text:p>
          </table:table-cell>
          <table:table-cell/>
          <table:table-cell table:style-name="Default" table:formula="of:=IF(ISERROR([.C39]);0;[.C39])" office:value-type="float" office:value="0" calcext:value-type="float">
            <text:p>0</text:p>
          </table:table-cell>
          <table:table-cell table:style-name="Default" table:formula="of:=IF(ISERROR([.D39]);0;[.D39])" office:value-type="float" office:value="0" calcext:value-type="float">
            <text:p>0</text:p>
          </table:table-cell>
          <table:table-cell table:style-name="Default" table:formula="of:=IF(ISERROR([.E39]);0;[.E39])" office:value-type="float" office:value="0" calcext:value-type="float">
            <text:p>0</text:p>
          </table:table-cell>
          <table:table-cell table:style-name="Default" table:formula="of:=IF(ISERROR([.F39]);0;[.F39])" office:value-type="float" office:value="0" calcext:value-type="float">
            <text:p>0</text:p>
          </table:table-cell>
          <table:table-cell table:style-name="Default"/>
          <table:table-cell table:style-name="ce24" table:formula="of:=[.A39]" office:value-type="float" office:value="0" calcext:value-type="float">
            <text:p>0</text:p>
          </table:table-cell>
          <table:table-cell table:style-name="ce24" table:formula="of:=[.B39]" office:value-type="float" office:value="0" calcext:value-type="float">
            <text:p>0</text:p>
          </table:table-cell>
          <table:table-cell table:style-name="ce24" table:formula="of:=SUMIFS([.H$3:.H$188];[.$A$2:.$A$187];[.$A39])" office:value-type="float" office:value="392.754166666667" calcext:value-type="float">
            <text:p>392.7541666667</text:p>
          </table:table-cell>
          <table:table-cell table:style-name="ce24" table:formula="of:=SUMIFS([.I$3:.I$188];[.$A$2:.$A$187];[.$A39])" office:value-type="float" office:value="392.754166666667" calcext:value-type="float">
            <text:p>392.7541666667</text:p>
          </table:table-cell>
          <table:table-cell table:style-name="ce24" table:formula="of:=SUMIFS([.J$3:.J$188];[.$A$2:.$A$187];[.$A39])" office:value-type="float" office:value="393.691666666667" calcext:value-type="float">
            <text:p>393.6916666667</text:p>
          </table:table-cell>
          <table:table-cell table:style-name="ce24" table:formula="of:=SUMIFS([.K$3:.K$188];[.$A$2:.$A$187];[.$A3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40]" office:value-type="float" office:value="0" calcext:value-type="float">
            <text:p>0</text:p>
          </table:table-cell>
          <table:table-cell table:formula="of:=['Mega Recipe'.Q40]" office:value-type="float" office:value="0" calcext:value-type="float">
            <text:p>0</text:p>
          </table:table-cell>
          <table:table-cell table:formula="of:=['Mega Recipe'.R40]" office:value-type="float" office:value="0" calcext:value-type="float">
            <text:p>0</text:p>
          </table:table-cell>
          <table:table-cell table:formula="of:=['Mega Recipe'.S40]" office:value-type="float" office:value="0" calcext:value-type="float">
            <text:p>0</text:p>
          </table:table-cell>
          <table:table-cell table:formula="of:=['Mega Recipe'.T40]" office:value-type="float" office:value="0" calcext:value-type="float">
            <text:p>0</text:p>
          </table:table-cell>
          <table:table-cell table:formula="of:=['Mega Recipe'.U40]" office:value-type="float" office:value="0" calcext:value-type="float">
            <text:p>0</text:p>
          </table:table-cell>
          <table:table-cell/>
          <table:table-cell table:style-name="Default" table:formula="of:=IF(ISERROR([.C40]);0;[.C40])" office:value-type="float" office:value="0" calcext:value-type="float">
            <text:p>0</text:p>
          </table:table-cell>
          <table:table-cell table:style-name="Default" table:formula="of:=IF(ISERROR([.D40]);0;[.D40])" office:value-type="float" office:value="0" calcext:value-type="float">
            <text:p>0</text:p>
          </table:table-cell>
          <table:table-cell table:style-name="Default" table:formula="of:=IF(ISERROR([.E40]);0;[.E40])" office:value-type="float" office:value="0" calcext:value-type="float">
            <text:p>0</text:p>
          </table:table-cell>
          <table:table-cell table:style-name="Default" table:formula="of:=IF(ISERROR([.F40]);0;[.F40])" office:value-type="float" office:value="0" calcext:value-type="float">
            <text:p>0</text:p>
          </table:table-cell>
          <table:table-cell table:style-name="Default"/>
          <table:table-cell table:style-name="ce24" table:formula="of:=[.A40]" office:value-type="float" office:value="0" calcext:value-type="float">
            <text:p>0</text:p>
          </table:table-cell>
          <table:table-cell table:style-name="ce24" table:formula="of:=[.B40]" office:value-type="float" office:value="0" calcext:value-type="float">
            <text:p>0</text:p>
          </table:table-cell>
          <table:table-cell table:style-name="ce24" table:formula="of:=SUMIFS([.H$3:.H$188];[.$A$2:.$A$187];[.$A40])" office:value-type="float" office:value="392.754166666667" calcext:value-type="float">
            <text:p>392.7541666667</text:p>
          </table:table-cell>
          <table:table-cell table:style-name="ce24" table:formula="of:=SUMIFS([.I$3:.I$188];[.$A$2:.$A$187];[.$A40])" office:value-type="float" office:value="392.754166666667" calcext:value-type="float">
            <text:p>392.7541666667</text:p>
          </table:table-cell>
          <table:table-cell table:style-name="ce24" table:formula="of:=SUMIFS([.J$3:.J$188];[.$A$2:.$A$187];[.$A40])" office:value-type="float" office:value="393.691666666667" calcext:value-type="float">
            <text:p>393.6916666667</text:p>
          </table:table-cell>
          <table:table-cell table:style-name="ce24" table:formula="of:=SUMIFS([.K$3:.K$188];[.$A$2:.$A$187];[.$A40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41]" office:value-type="string" office:string-value="1 apple" calcext:value-type="string">
            <text:p>1 apple</text:p>
          </table:table-cell>
          <table:table-cell table:formula="of:=['Mega Recipe'.Q41]" office:value-type="string" office:string-value="piece" calcext:value-type="string">
            <text:p>piece</text:p>
          </table:table-cell>
          <table:table-cell table:formula="of:=['Mega Recipe'.R41]" office:value-type="string" office:string-value="" calcext:value-type="error">
            <text:p>#N/A</text:p>
          </table:table-cell>
          <table:table-cell table:formula="of:=['Mega Recipe'.S41]" office:value-type="string" office:string-value="" calcext:value-type="error">
            <text:p>#N/A</text:p>
          </table:table-cell>
          <table:table-cell table:formula="of:=['Mega Recipe'.T41]" office:value-type="string" office:string-value="" calcext:value-type="error">
            <text:p>#N/A</text:p>
          </table:table-cell>
          <table:table-cell table:formula="of:=['Mega Recipe'.U41]" office:value-type="string" office:string-value="" calcext:value-type="error">
            <text:p>#N/A</text:p>
          </table:table-cell>
          <table:table-cell/>
          <table:table-cell table:style-name="Default" table:formula="of:=IF(ISERROR([.C41]);0;[.C41])" office:value-type="float" office:value="0" calcext:value-type="float">
            <text:p>0</text:p>
          </table:table-cell>
          <table:table-cell table:style-name="Default" table:formula="of:=IF(ISERROR([.D41]);0;[.D41])" office:value-type="float" office:value="0" calcext:value-type="float">
            <text:p>0</text:p>
          </table:table-cell>
          <table:table-cell table:style-name="Default" table:formula="of:=IF(ISERROR([.E41]);0;[.E41])" office:value-type="float" office:value="0" calcext:value-type="float">
            <text:p>0</text:p>
          </table:table-cell>
          <table:table-cell table:style-name="Default" table:formula="of:=IF(ISERROR([.F41]);0;[.F41])" office:value-type="float" office:value="0" calcext:value-type="float">
            <text:p>0</text:p>
          </table:table-cell>
          <table:table-cell table:style-name="Default"/>
          <table:table-cell table:style-name="ce24" table:formula="of:=[.A41]" office:value-type="string" office:string-value="1 apple" calcext:value-type="string">
            <text:p>1 apple</text:p>
          </table:table-cell>
          <table:table-cell table:style-name="ce24" table:formula="of:=[.B41]" office:value-type="string" office:string-value="piece" calcext:value-type="string">
            <text:p>piece</text:p>
          </table:table-cell>
          <table:table-cell table:style-name="ce24" table:formula="of:=SUMIFS([.H$3:.H$188];[.$A$2:.$A$187];[.$A41])" office:value-type="float" office:value="0" calcext:value-type="float">
            <text:p>0</text:p>
          </table:table-cell>
          <table:table-cell table:style-name="ce24" table:formula="of:=SUMIFS([.I$3:.I$188];[.$A$2:.$A$187];[.$A41])" office:value-type="float" office:value="0" calcext:value-type="float">
            <text:p>0</text:p>
          </table:table-cell>
          <table:table-cell table:style-name="ce24" table:formula="of:=SUMIFS([.J$3:.J$188];[.$A$2:.$A$187];[.$A41])" office:value-type="float" office:value="0" calcext:value-type="float">
            <text:p>0</text:p>
          </table:table-cell>
          <table:table-cell table:style-name="ce24" table:formula="of:=SUMIFS([.K$3:.K$188];[.$A$2:.$A$187];[.$A41])" office:value-type="float" office:value="0" calcext:value-type="float">
            <text:p>0</text:p>
          </table:table-cell>
        </table:table-row>
        <table:table-row table:style-name="ro1">
          <table:table-cell table:formula="of:=['Mega Recipe'.P42]" office:value-type="string" office:string-value="230g brie" calcext:value-type="string">
            <text:p>230g brie</text:p>
          </table:table-cell>
          <table:table-cell table:formula="of:=['Mega Recipe'.Q42]" office:value-type="string" office:string-value="g" calcext:value-type="string">
            <text:p>g</text:p>
          </table:table-cell>
          <table:table-cell table:formula="of:=['Mega Recipe'.R42]" office:value-type="string" office:string-value="" calcext:value-type="error">
            <text:p>#N/A</text:p>
          </table:table-cell>
          <table:table-cell table:formula="of:=['Mega Recipe'.S42]" office:value-type="string" office:string-value="" calcext:value-type="error">
            <text:p>#N/A</text:p>
          </table:table-cell>
          <table:table-cell table:formula="of:=['Mega Recipe'.T42]" office:value-type="string" office:string-value="" calcext:value-type="error">
            <text:p>#N/A</text:p>
          </table:table-cell>
          <table:table-cell table:formula="of:=['Mega Recipe'.U42]" office:value-type="string" office:string-value="" calcext:value-type="error">
            <text:p>#N/A</text:p>
          </table:table-cell>
          <table:table-cell/>
          <table:table-cell table:style-name="Default" table:formula="of:=IF(ISERROR([.C42]);0;[.C42])" office:value-type="float" office:value="0" calcext:value-type="float">
            <text:p>0</text:p>
          </table:table-cell>
          <table:table-cell table:style-name="Default" table:formula="of:=IF(ISERROR([.D42]);0;[.D42])" office:value-type="float" office:value="0" calcext:value-type="float">
            <text:p>0</text:p>
          </table:table-cell>
          <table:table-cell table:style-name="Default" table:formula="of:=IF(ISERROR([.E42]);0;[.E42])" office:value-type="float" office:value="0" calcext:value-type="float">
            <text:p>0</text:p>
          </table:table-cell>
          <table:table-cell table:style-name="Default" table:formula="of:=IF(ISERROR([.F42]);0;[.F42])" office:value-type="float" office:value="0" calcext:value-type="float">
            <text:p>0</text:p>
          </table:table-cell>
          <table:table-cell table:style-name="Default"/>
          <table:table-cell table:style-name="ce24" table:formula="of:=[.A42]" office:value-type="string" office:string-value="230g brie" calcext:value-type="string">
            <text:p>230g brie</text:p>
          </table:table-cell>
          <table:table-cell table:style-name="ce24" table:formula="of:=[.B42]" office:value-type="string" office:string-value="g" calcext:value-type="string">
            <text:p>g</text:p>
          </table:table-cell>
          <table:table-cell table:style-name="ce24" table:formula="of:=SUMIFS([.H$3:.H$188];[.$A$2:.$A$187];[.$A42])" office:value-type="float" office:value="0" calcext:value-type="float">
            <text:p>0</text:p>
          </table:table-cell>
          <table:table-cell table:style-name="ce24" table:formula="of:=SUMIFS([.I$3:.I$188];[.$A$2:.$A$187];[.$A42])" office:value-type="float" office:value="0" calcext:value-type="float">
            <text:p>0</text:p>
          </table:table-cell>
          <table:table-cell table:style-name="ce24" table:formula="of:=SUMIFS([.J$3:.J$188];[.$A$2:.$A$187];[.$A42])" office:value-type="float" office:value="0" calcext:value-type="float">
            <text:p>0</text:p>
          </table:table-cell>
          <table:table-cell table:style-name="ce24" table:formula="of:=SUMIFS([.K$3:.K$188];[.$A$2:.$A$187];[.$A42])" office:value-type="float" office:value="0" calcext:value-type="float">
            <text:p>0</text:p>
          </table:table-cell>
        </table:table-row>
        <table:table-row table:style-name="ro1">
          <table:table-cell table:formula="of:=['Mega Recipe'.P43]" office:value-type="string" office:string-value="bread" calcext:value-type="string">
            <text:p>bread</text:p>
          </table:table-cell>
          <table:table-cell table:formula="of:=['Mega Recipe'.Q43]" office:value-type="string" office:string-value="slices" calcext:value-type="string">
            <text:p>slices</text:p>
          </table:table-cell>
          <table:table-cell table:formula="of:=['Mega Recipe'.R43]" office:value-type="string" office:string-value="" calcext:value-type="error">
            <text:p>#N/A</text:p>
          </table:table-cell>
          <table:table-cell table:formula="of:=['Mega Recipe'.S43]" office:value-type="string" office:string-value="" calcext:value-type="error">
            <text:p>#N/A</text:p>
          </table:table-cell>
          <table:table-cell table:formula="of:=['Mega Recipe'.T43]" office:value-type="string" office:string-value="" calcext:value-type="error">
            <text:p>#N/A</text:p>
          </table:table-cell>
          <table:table-cell table:formula="of:=['Mega Recipe'.U43]" office:value-type="string" office:string-value="" calcext:value-type="error">
            <text:p>#N/A</text:p>
          </table:table-cell>
          <table:table-cell/>
          <table:table-cell table:style-name="Default" table:formula="of:=IF(ISERROR([.C43]);0;[.C43])" office:value-type="float" office:value="0" calcext:value-type="float">
            <text:p>0</text:p>
          </table:table-cell>
          <table:table-cell table:style-name="Default" table:formula="of:=IF(ISERROR([.D43]);0;[.D43])" office:value-type="float" office:value="0" calcext:value-type="float">
            <text:p>0</text:p>
          </table:table-cell>
          <table:table-cell table:style-name="Default" table:formula="of:=IF(ISERROR([.E43]);0;[.E43])" office:value-type="float" office:value="0" calcext:value-type="float">
            <text:p>0</text:p>
          </table:table-cell>
          <table:table-cell table:style-name="Default" table:formula="of:=IF(ISERROR([.F43]);0;[.F43])" office:value-type="float" office:value="0" calcext:value-type="float">
            <text:p>0</text:p>
          </table:table-cell>
          <table:table-cell table:style-name="Default"/>
          <table:table-cell table:style-name="ce24" table:formula="of:=[.A43]" office:value-type="string" office:string-value="bread" calcext:value-type="string">
            <text:p>bread</text:p>
          </table:table-cell>
          <table:table-cell table:style-name="ce24" table:formula="of:=[.B43]" office:value-type="string" office:string-value="slices" calcext:value-type="string">
            <text:p>slices</text:p>
          </table:table-cell>
          <table:table-cell table:style-name="ce24" table:formula="of:=SUMIFS([.H$3:.H$188];[.$A$2:.$A$187];[.$A43])" office:value-type="float" office:value="0" calcext:value-type="float">
            <text:p>0</text:p>
          </table:table-cell>
          <table:table-cell table:style-name="ce24" table:formula="of:=SUMIFS([.I$3:.I$188];[.$A$2:.$A$187];[.$A43])" office:value-type="float" office:value="0" calcext:value-type="float">
            <text:p>0</text:p>
          </table:table-cell>
          <table:table-cell table:style-name="ce24" table:formula="of:=SUMIFS([.J$3:.J$188];[.$A$2:.$A$187];[.$A43])" office:value-type="float" office:value="0" calcext:value-type="float">
            <text:p>0</text:p>
          </table:table-cell>
          <table:table-cell table:style-name="ce24" table:formula="of:=SUMIFS([.K$3:.K$188];[.$A$2:.$A$187];[.$A43])" office:value-type="float" office:value="0" calcext:value-type="float">
            <text:p>0</text:p>
          </table:table-cell>
        </table:table-row>
        <table:table-row table:style-name="ro1">
          <table:table-cell table:formula="of:=['Mega Recipe'.P44]" office:value-type="float" office:value="0" calcext:value-type="float">
            <text:p>0</text:p>
          </table:table-cell>
          <table:table-cell table:formula="of:=['Mega Recipe'.Q44]" office:value-type="float" office:value="0" calcext:value-type="float">
            <text:p>0</text:p>
          </table:table-cell>
          <table:table-cell table:formula="of:=['Mega Recipe'.R44]" office:value-type="float" office:value="0" calcext:value-type="float">
            <text:p>0</text:p>
          </table:table-cell>
          <table:table-cell table:formula="of:=['Mega Recipe'.S44]" office:value-type="float" office:value="0" calcext:value-type="float">
            <text:p>0</text:p>
          </table:table-cell>
          <table:table-cell table:formula="of:=['Mega Recipe'.T44]" office:value-type="float" office:value="0" calcext:value-type="float">
            <text:p>0</text:p>
          </table:table-cell>
          <table:table-cell table:formula="of:=['Mega Recipe'.U44]" office:value-type="float" office:value="0" calcext:value-type="float">
            <text:p>0</text:p>
          </table:table-cell>
          <table:table-cell/>
          <table:table-cell table:style-name="Default" table:formula="of:=IF(ISERROR([.C44]);0;[.C44])" office:value-type="float" office:value="0" calcext:value-type="float">
            <text:p>0</text:p>
          </table:table-cell>
          <table:table-cell table:style-name="Default" table:formula="of:=IF(ISERROR([.D44]);0;[.D44])" office:value-type="float" office:value="0" calcext:value-type="float">
            <text:p>0</text:p>
          </table:table-cell>
          <table:table-cell table:style-name="Default" table:formula="of:=IF(ISERROR([.E44]);0;[.E44])" office:value-type="float" office:value="0" calcext:value-type="float">
            <text:p>0</text:p>
          </table:table-cell>
          <table:table-cell table:style-name="Default" table:formula="of:=IF(ISERROR([.F44]);0;[.F44])" office:value-type="float" office:value="0" calcext:value-type="float">
            <text:p>0</text:p>
          </table:table-cell>
          <table:table-cell table:style-name="Default"/>
          <table:table-cell table:style-name="ce24" table:formula="of:=[.A44]" office:value-type="float" office:value="0" calcext:value-type="float">
            <text:p>0</text:p>
          </table:table-cell>
          <table:table-cell table:style-name="ce24" table:formula="of:=[.B44]" office:value-type="float" office:value="0" calcext:value-type="float">
            <text:p>0</text:p>
          </table:table-cell>
          <table:table-cell table:style-name="ce24" table:formula="of:=SUMIFS([.H$3:.H$188];[.$A$2:.$A$187];[.$A44])" office:value-type="float" office:value="392.754166666667" calcext:value-type="float">
            <text:p>392.7541666667</text:p>
          </table:table-cell>
          <table:table-cell table:style-name="ce24" table:formula="of:=SUMIFS([.I$3:.I$188];[.$A$2:.$A$187];[.$A44])" office:value-type="float" office:value="392.754166666667" calcext:value-type="float">
            <text:p>392.7541666667</text:p>
          </table:table-cell>
          <table:table-cell table:style-name="ce24" table:formula="of:=SUMIFS([.J$3:.J$188];[.$A$2:.$A$187];[.$A44])" office:value-type="float" office:value="393.691666666667" calcext:value-type="float">
            <text:p>393.6916666667</text:p>
          </table:table-cell>
          <table:table-cell table:style-name="ce24" table:formula="of:=SUMIFS([.K$3:.K$188];[.$A$2:.$A$187];[.$A44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45]" office:value-type="float" office:value="0" calcext:value-type="float">
            <text:p>0</text:p>
          </table:table-cell>
          <table:table-cell table:formula="of:=['Mega Recipe'.Q45]" office:value-type="float" office:value="0" calcext:value-type="float">
            <text:p>0</text:p>
          </table:table-cell>
          <table:table-cell table:formula="of:=['Mega Recipe'.R45]" office:value-type="float" office:value="0" calcext:value-type="float">
            <text:p>0</text:p>
          </table:table-cell>
          <table:table-cell table:formula="of:=['Mega Recipe'.S45]" office:value-type="float" office:value="0" calcext:value-type="float">
            <text:p>0</text:p>
          </table:table-cell>
          <table:table-cell table:formula="of:=['Mega Recipe'.T45]" office:value-type="float" office:value="0" calcext:value-type="float">
            <text:p>0</text:p>
          </table:table-cell>
          <table:table-cell table:formula="of:=['Mega Recipe'.U45]" office:value-type="float" office:value="0" calcext:value-type="float">
            <text:p>0</text:p>
          </table:table-cell>
          <table:table-cell/>
          <table:table-cell table:style-name="Default" table:formula="of:=IF(ISERROR([.C45]);0;[.C45])" office:value-type="float" office:value="0" calcext:value-type="float">
            <text:p>0</text:p>
          </table:table-cell>
          <table:table-cell table:style-name="Default" table:formula="of:=IF(ISERROR([.D45]);0;[.D45])" office:value-type="float" office:value="0" calcext:value-type="float">
            <text:p>0</text:p>
          </table:table-cell>
          <table:table-cell table:style-name="Default" table:formula="of:=IF(ISERROR([.E45]);0;[.E45])" office:value-type="float" office:value="0" calcext:value-type="float">
            <text:p>0</text:p>
          </table:table-cell>
          <table:table-cell table:style-name="Default" table:formula="of:=IF(ISERROR([.F45]);0;[.F45])" office:value-type="float" office:value="0" calcext:value-type="float">
            <text:p>0</text:p>
          </table:table-cell>
          <table:table-cell table:style-name="Default"/>
          <table:table-cell table:style-name="ce24" table:formula="of:=[.A45]" office:value-type="float" office:value="0" calcext:value-type="float">
            <text:p>0</text:p>
          </table:table-cell>
          <table:table-cell table:style-name="ce24" table:formula="of:=[.B45]" office:value-type="float" office:value="0" calcext:value-type="float">
            <text:p>0</text:p>
          </table:table-cell>
          <table:table-cell table:style-name="ce24" table:formula="of:=SUMIFS([.H$3:.H$188];[.$A$2:.$A$187];[.$A45])" office:value-type="float" office:value="392.754166666667" calcext:value-type="float">
            <text:p>392.7541666667</text:p>
          </table:table-cell>
          <table:table-cell table:style-name="ce24" table:formula="of:=SUMIFS([.I$3:.I$188];[.$A$2:.$A$187];[.$A45])" office:value-type="float" office:value="392.754166666667" calcext:value-type="float">
            <text:p>392.7541666667</text:p>
          </table:table-cell>
          <table:table-cell table:style-name="ce24" table:formula="of:=SUMIFS([.J$3:.J$188];[.$A$2:.$A$187];[.$A45])" office:value-type="float" office:value="393.691666666667" calcext:value-type="float">
            <text:p>393.6916666667</text:p>
          </table:table-cell>
          <table:table-cell table:style-name="ce24" table:formula="of:=SUMIFS([.K$3:.K$188];[.$A$2:.$A$187];[.$A45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46]" office:value-type="string" office:string-value="3 sausages" calcext:value-type="string">
            <text:p>3 sausages</text:p>
          </table:table-cell>
          <table:table-cell table:formula="of:=['Mega Recipe'.Q46]" office:value-type="string" office:string-value="piece" calcext:value-type="string">
            <text:p>piece</text:p>
          </table:table-cell>
          <table:table-cell table:formula="of:=['Mega Recipe'.R46]" office:value-type="string" office:string-value="" calcext:value-type="error">
            <text:p>#N/A</text:p>
          </table:table-cell>
          <table:table-cell table:formula="of:=['Mega Recipe'.S46]" office:value-type="string" office:string-value="" calcext:value-type="error">
            <text:p>#N/A</text:p>
          </table:table-cell>
          <table:table-cell table:formula="of:=['Mega Recipe'.T46]" office:value-type="string" office:string-value="" calcext:value-type="error">
            <text:p>#N/A</text:p>
          </table:table-cell>
          <table:table-cell table:formula="of:=['Mega Recipe'.U46]" office:value-type="string" office:string-value="" calcext:value-type="error">
            <text:p>#N/A</text:p>
          </table:table-cell>
          <table:table-cell/>
          <table:table-cell table:style-name="Default" table:formula="of:=IF(ISERROR([.C46]);0;[.C46])" office:value-type="float" office:value="0" calcext:value-type="float">
            <text:p>0</text:p>
          </table:table-cell>
          <table:table-cell table:style-name="Default" table:formula="of:=IF(ISERROR([.D46]);0;[.D46])" office:value-type="float" office:value="0" calcext:value-type="float">
            <text:p>0</text:p>
          </table:table-cell>
          <table:table-cell table:style-name="Default" table:formula="of:=IF(ISERROR([.E46]);0;[.E46])" office:value-type="float" office:value="0" calcext:value-type="float">
            <text:p>0</text:p>
          </table:table-cell>
          <table:table-cell table:style-name="Default" table:formula="of:=IF(ISERROR([.F46]);0;[.F46])" office:value-type="float" office:value="0" calcext:value-type="float">
            <text:p>0</text:p>
          </table:table-cell>
          <table:table-cell table:style-name="Default"/>
          <table:table-cell table:style-name="ce24" table:formula="of:=[.A46]" office:value-type="string" office:string-value="3 sausages" calcext:value-type="string">
            <text:p>3 sausages</text:p>
          </table:table-cell>
          <table:table-cell table:style-name="ce24" table:formula="of:=[.B46]" office:value-type="string" office:string-value="piece" calcext:value-type="string">
            <text:p>piece</text:p>
          </table:table-cell>
          <table:table-cell table:style-name="ce24" table:formula="of:=SUMIFS([.H$3:.H$188];[.$A$2:.$A$187];[.$A46])" office:value-type="float" office:value="0" calcext:value-type="float">
            <text:p>0</text:p>
          </table:table-cell>
          <table:table-cell table:style-name="ce24" table:formula="of:=SUMIFS([.I$3:.I$188];[.$A$2:.$A$187];[.$A46])" office:value-type="float" office:value="0" calcext:value-type="float">
            <text:p>0</text:p>
          </table:table-cell>
          <table:table-cell table:style-name="ce24" table:formula="of:=SUMIFS([.J$3:.J$188];[.$A$2:.$A$187];[.$A46])" office:value-type="float" office:value="0" calcext:value-type="float">
            <text:p>0</text:p>
          </table:table-cell>
          <table:table-cell table:style-name="ce24" table:formula="of:=SUMIFS([.K$3:.K$188];[.$A$2:.$A$187];[.$A46])" office:value-type="float" office:value="0" calcext:value-type="float">
            <text:p>0</text:p>
          </table:table-cell>
        </table:table-row>
        <table:table-row table:style-name="ro1">
          <table:table-cell table:formula="of:=['Mega Recipe'.P47]" office:value-type="string" office:string-value="10ml mustard" calcext:value-type="string">
            <text:p>10ml mustard</text:p>
          </table:table-cell>
          <table:table-cell table:formula="of:=['Mega Recipe'.Q47]" office:value-type="string" office:string-value="ml" calcext:value-type="string">
            <text:p>ml</text:p>
          </table:table-cell>
          <table:table-cell table:formula="of:=['Mega Recipe'.R47]" office:value-type="string" office:string-value="" calcext:value-type="error">
            <text:p>#N/A</text:p>
          </table:table-cell>
          <table:table-cell table:formula="of:=['Mega Recipe'.S47]" office:value-type="string" office:string-value="" calcext:value-type="error">
            <text:p>#N/A</text:p>
          </table:table-cell>
          <table:table-cell table:formula="of:=['Mega Recipe'.T47]" office:value-type="string" office:string-value="" calcext:value-type="error">
            <text:p>#N/A</text:p>
          </table:table-cell>
          <table:table-cell table:formula="of:=['Mega Recipe'.U47]" office:value-type="string" office:string-value="" calcext:value-type="error">
            <text:p>#N/A</text:p>
          </table:table-cell>
          <table:table-cell/>
          <table:table-cell table:style-name="Default" table:formula="of:=IF(ISERROR([.C47]);0;[.C47])" office:value-type="float" office:value="0" calcext:value-type="float">
            <text:p>0</text:p>
          </table:table-cell>
          <table:table-cell table:style-name="Default" table:formula="of:=IF(ISERROR([.D47]);0;[.D47])" office:value-type="float" office:value="0" calcext:value-type="float">
            <text:p>0</text:p>
          </table:table-cell>
          <table:table-cell table:style-name="Default" table:formula="of:=IF(ISERROR([.E47]);0;[.E47])" office:value-type="float" office:value="0" calcext:value-type="float">
            <text:p>0</text:p>
          </table:table-cell>
          <table:table-cell table:style-name="Default" table:formula="of:=IF(ISERROR([.F47]);0;[.F47])" office:value-type="float" office:value="0" calcext:value-type="float">
            <text:p>0</text:p>
          </table:table-cell>
          <table:table-cell table:style-name="Default"/>
          <table:table-cell table:style-name="ce24" table:formula="of:=[.A47]" office:value-type="string" office:string-value="10ml mustard" calcext:value-type="string">
            <text:p>10ml mustard</text:p>
          </table:table-cell>
          <table:table-cell table:style-name="ce24" table:formula="of:=[.B47]" office:value-type="string" office:string-value="ml" calcext:value-type="string">
            <text:p>ml</text:p>
          </table:table-cell>
          <table:table-cell table:style-name="ce24" table:formula="of:=SUMIFS([.H$3:.H$188];[.$A$2:.$A$187];[.$A47])" office:value-type="float" office:value="0" calcext:value-type="float">
            <text:p>0</text:p>
          </table:table-cell>
          <table:table-cell table:style-name="ce24" table:formula="of:=SUMIFS([.I$3:.I$188];[.$A$2:.$A$187];[.$A47])" office:value-type="float" office:value="0" calcext:value-type="float">
            <text:p>0</text:p>
          </table:table-cell>
          <table:table-cell table:style-name="ce24" table:formula="of:=SUMIFS([.J$3:.J$188];[.$A$2:.$A$187];[.$A47])" office:value-type="float" office:value="0" calcext:value-type="float">
            <text:p>0</text:p>
          </table:table-cell>
          <table:table-cell table:style-name="ce24" table:formula="of:=SUMIFS([.K$3:.K$188];[.$A$2:.$A$187];[.$A47])" office:value-type="float" office:value="0" calcext:value-type="float">
            <text:p>0</text:p>
          </table:table-cell>
        </table:table-row>
        <table:table-row table:style-name="ro1">
          <table:table-cell table:formula="of:=['Mega Recipe'.P48]" office:value-type="string" office:string-value="10ml horseradish" calcext:value-type="string">
            <text:p>10ml horseradish</text:p>
          </table:table-cell>
          <table:table-cell table:formula="of:=['Mega Recipe'.Q48]" office:value-type="string" office:string-value="ml" calcext:value-type="string">
            <text:p>ml</text:p>
          </table:table-cell>
          <table:table-cell table:formula="of:=['Mega Recipe'.R48]" office:value-type="string" office:string-value="" calcext:value-type="error">
            <text:p>#N/A</text:p>
          </table:table-cell>
          <table:table-cell table:formula="of:=['Mega Recipe'.S48]" office:value-type="string" office:string-value="" calcext:value-type="error">
            <text:p>#N/A</text:p>
          </table:table-cell>
          <table:table-cell table:formula="of:=['Mega Recipe'.T48]" office:value-type="string" office:string-value="" calcext:value-type="error">
            <text:p>#N/A</text:p>
          </table:table-cell>
          <table:table-cell table:formula="of:=['Mega Recipe'.U48]" office:value-type="string" office:string-value="" calcext:value-type="error">
            <text:p>#N/A</text:p>
          </table:table-cell>
          <table:table-cell/>
          <table:table-cell table:style-name="Default" table:formula="of:=IF(ISERROR([.C48]);0;[.C48])" office:value-type="float" office:value="0" calcext:value-type="float">
            <text:p>0</text:p>
          </table:table-cell>
          <table:table-cell table:style-name="Default" table:formula="of:=IF(ISERROR([.D48]);0;[.D48])" office:value-type="float" office:value="0" calcext:value-type="float">
            <text:p>0</text:p>
          </table:table-cell>
          <table:table-cell table:style-name="Default" table:formula="of:=IF(ISERROR([.E48]);0;[.E48])" office:value-type="float" office:value="0" calcext:value-type="float">
            <text:p>0</text:p>
          </table:table-cell>
          <table:table-cell table:style-name="Default" table:formula="of:=IF(ISERROR([.F48]);0;[.F48])" office:value-type="float" office:value="0" calcext:value-type="float">
            <text:p>0</text:p>
          </table:table-cell>
          <table:table-cell table:style-name="Default"/>
          <table:table-cell table:style-name="ce24" table:formula="of:=[.A48]" office:value-type="string" office:string-value="10ml horseradish" calcext:value-type="string">
            <text:p>10ml horseradish</text:p>
          </table:table-cell>
          <table:table-cell table:style-name="ce24" table:formula="of:=[.B48]" office:value-type="string" office:string-value="ml" calcext:value-type="string">
            <text:p>ml</text:p>
          </table:table-cell>
          <table:table-cell table:style-name="ce24" table:formula="of:=SUMIFS([.H$3:.H$188];[.$A$2:.$A$187];[.$A48])" office:value-type="float" office:value="0" calcext:value-type="float">
            <text:p>0</text:p>
          </table:table-cell>
          <table:table-cell table:style-name="ce24" table:formula="of:=SUMIFS([.I$3:.I$188];[.$A$2:.$A$187];[.$A48])" office:value-type="float" office:value="0" calcext:value-type="float">
            <text:p>0</text:p>
          </table:table-cell>
          <table:table-cell table:style-name="ce24" table:formula="of:=SUMIFS([.J$3:.J$188];[.$A$2:.$A$187];[.$A48])" office:value-type="float" office:value="0" calcext:value-type="float">
            <text:p>0</text:p>
          </table:table-cell>
          <table:table-cell table:style-name="ce24" table:formula="of:=SUMIFS([.K$3:.K$188];[.$A$2:.$A$187];[.$A48])" office:value-type="float" office:value="0" calcext:value-type="float">
            <text:p>0</text:p>
          </table:table-cell>
        </table:table-row>
        <table:table-row table:style-name="ro1">
          <table:table-cell table:formula="of:=['Mega Recipe'.P49]" office:value-type="string" office:string-value="bread" calcext:value-type="string">
            <text:p>bread</text:p>
          </table:table-cell>
          <table:table-cell table:formula="of:=['Mega Recipe'.Q49]" office:value-type="string" office:string-value="slices" calcext:value-type="string">
            <text:p>slices</text:p>
          </table:table-cell>
          <table:table-cell table:formula="of:=['Mega Recipe'.R49]" office:value-type="string" office:string-value="" calcext:value-type="error">
            <text:p>#N/A</text:p>
          </table:table-cell>
          <table:table-cell table:formula="of:=['Mega Recipe'.S49]" office:value-type="string" office:string-value="" calcext:value-type="error">
            <text:p>#N/A</text:p>
          </table:table-cell>
          <table:table-cell table:formula="of:=['Mega Recipe'.T49]" office:value-type="string" office:string-value="" calcext:value-type="error">
            <text:p>#N/A</text:p>
          </table:table-cell>
          <table:table-cell table:formula="of:=['Mega Recipe'.U49]" office:value-type="string" office:string-value="" calcext:value-type="error">
            <text:p>#N/A</text:p>
          </table:table-cell>
          <table:table-cell/>
          <table:table-cell table:style-name="Default" table:formula="of:=IF(ISERROR([.C49]);0;[.C49])" office:value-type="float" office:value="0" calcext:value-type="float">
            <text:p>0</text:p>
          </table:table-cell>
          <table:table-cell table:style-name="Default" table:formula="of:=IF(ISERROR([.D49]);0;[.D49])" office:value-type="float" office:value="0" calcext:value-type="float">
            <text:p>0</text:p>
          </table:table-cell>
          <table:table-cell table:style-name="Default" table:formula="of:=IF(ISERROR([.E49]);0;[.E49])" office:value-type="float" office:value="0" calcext:value-type="float">
            <text:p>0</text:p>
          </table:table-cell>
          <table:table-cell table:style-name="Default" table:formula="of:=IF(ISERROR([.F49]);0;[.F49])" office:value-type="float" office:value="0" calcext:value-type="float">
            <text:p>0</text:p>
          </table:table-cell>
          <table:table-cell table:style-name="Default"/>
          <table:table-cell table:style-name="ce24" table:formula="of:=[.A49]" office:value-type="string" office:string-value="bread" calcext:value-type="string">
            <text:p>bread</text:p>
          </table:table-cell>
          <table:table-cell table:style-name="ce24" table:formula="of:=[.B49]" office:value-type="string" office:string-value="slices" calcext:value-type="string">
            <text:p>slices</text:p>
          </table:table-cell>
          <table:table-cell table:style-name="ce24" table:formula="of:=SUMIFS([.H$3:.H$188];[.$A$2:.$A$187];[.$A49])" office:value-type="float" office:value="0" calcext:value-type="float">
            <text:p>0</text:p>
          </table:table-cell>
          <table:table-cell table:style-name="ce24" table:formula="of:=SUMIFS([.I$3:.I$188];[.$A$2:.$A$187];[.$A49])" office:value-type="float" office:value="0" calcext:value-type="float">
            <text:p>0</text:p>
          </table:table-cell>
          <table:table-cell table:style-name="ce24" table:formula="of:=SUMIFS([.J$3:.J$188];[.$A$2:.$A$187];[.$A49])" office:value-type="float" office:value="0" calcext:value-type="float">
            <text:p>0</text:p>
          </table:table-cell>
          <table:table-cell table:style-name="ce24" table:formula="of:=SUMIFS([.K$3:.K$188];[.$A$2:.$A$187];[.$A49])" office:value-type="float" office:value="0" calcext:value-type="float">
            <text:p>0</text:p>
          </table:table-cell>
        </table:table-row>
        <table:table-row table:style-name="ro1">
          <table:table-cell table:formula="of:=['Mega Recipe'.P50]" office:value-type="float" office:value="0" calcext:value-type="float">
            <text:p>0</text:p>
          </table:table-cell>
          <table:table-cell table:formula="of:=['Mega Recipe'.Q50]" office:value-type="float" office:value="0" calcext:value-type="float">
            <text:p>0</text:p>
          </table:table-cell>
          <table:table-cell table:formula="of:=['Mega Recipe'.R50]" office:value-type="float" office:value="0" calcext:value-type="float">
            <text:p>0</text:p>
          </table:table-cell>
          <table:table-cell table:formula="of:=['Mega Recipe'.S50]" office:value-type="float" office:value="0" calcext:value-type="float">
            <text:p>0</text:p>
          </table:table-cell>
          <table:table-cell table:formula="of:=['Mega Recipe'.T50]" office:value-type="float" office:value="0" calcext:value-type="float">
            <text:p>0</text:p>
          </table:table-cell>
          <table:table-cell table:formula="of:=['Mega Recipe'.U50]" office:value-type="float" office:value="0" calcext:value-type="float">
            <text:p>0</text:p>
          </table:table-cell>
          <table:table-cell/>
          <table:table-cell table:style-name="Default" table:formula="of:=IF(ISERROR([.C50]);0;[.C50])" office:value-type="float" office:value="0" calcext:value-type="float">
            <text:p>0</text:p>
          </table:table-cell>
          <table:table-cell table:style-name="Default" table:formula="of:=IF(ISERROR([.D50]);0;[.D50])" office:value-type="float" office:value="0" calcext:value-type="float">
            <text:p>0</text:p>
          </table:table-cell>
          <table:table-cell table:style-name="Default" table:formula="of:=IF(ISERROR([.E50]);0;[.E50])" office:value-type="float" office:value="0" calcext:value-type="float">
            <text:p>0</text:p>
          </table:table-cell>
          <table:table-cell table:style-name="Default" table:formula="of:=IF(ISERROR([.F50]);0;[.F50])" office:value-type="float" office:value="0" calcext:value-type="float">
            <text:p>0</text:p>
          </table:table-cell>
          <table:table-cell table:style-name="Default"/>
          <table:table-cell table:style-name="ce24" table:formula="of:=[.A50]" office:value-type="float" office:value="0" calcext:value-type="float">
            <text:p>0</text:p>
          </table:table-cell>
          <table:table-cell table:style-name="ce24" table:formula="of:=[.B50]" office:value-type="float" office:value="0" calcext:value-type="float">
            <text:p>0</text:p>
          </table:table-cell>
          <table:table-cell table:style-name="ce24" table:formula="of:=SUMIFS([.H$3:.H$188];[.$A$2:.$A$187];[.$A50])" office:value-type="float" office:value="392.754166666667" calcext:value-type="float">
            <text:p>392.7541666667</text:p>
          </table:table-cell>
          <table:table-cell table:style-name="ce24" table:formula="of:=SUMIFS([.I$3:.I$188];[.$A$2:.$A$187];[.$A50])" office:value-type="float" office:value="392.754166666667" calcext:value-type="float">
            <text:p>392.7541666667</text:p>
          </table:table-cell>
          <table:table-cell table:style-name="ce24" table:formula="of:=SUMIFS([.J$3:.J$188];[.$A$2:.$A$187];[.$A50])" office:value-type="float" office:value="393.691666666667" calcext:value-type="float">
            <text:p>393.6916666667</text:p>
          </table:table-cell>
          <table:table-cell table:style-name="ce24" table:formula="of:=SUMIFS([.K$3:.K$188];[.$A$2:.$A$187];[.$A50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51]" office:value-type="float" office:value="0" calcext:value-type="float">
            <text:p>0</text:p>
          </table:table-cell>
          <table:table-cell table:formula="of:=['Mega Recipe'.Q51]" office:value-type="float" office:value="0" calcext:value-type="float">
            <text:p>0</text:p>
          </table:table-cell>
          <table:table-cell table:formula="of:=['Mega Recipe'.R51]" office:value-type="float" office:value="0" calcext:value-type="float">
            <text:p>0</text:p>
          </table:table-cell>
          <table:table-cell table:formula="of:=['Mega Recipe'.S51]" office:value-type="float" office:value="0" calcext:value-type="float">
            <text:p>0</text:p>
          </table:table-cell>
          <table:table-cell table:formula="of:=['Mega Recipe'.T51]" office:value-type="float" office:value="0" calcext:value-type="float">
            <text:p>0</text:p>
          </table:table-cell>
          <table:table-cell table:formula="of:=['Mega Recipe'.U51]" office:value-type="float" office:value="0" calcext:value-type="float">
            <text:p>0</text:p>
          </table:table-cell>
          <table:table-cell/>
          <table:table-cell table:style-name="Default" table:formula="of:=IF(ISERROR([.C51]);0;[.C51])" office:value-type="float" office:value="0" calcext:value-type="float">
            <text:p>0</text:p>
          </table:table-cell>
          <table:table-cell table:style-name="Default" table:formula="of:=IF(ISERROR([.D51]);0;[.D51])" office:value-type="float" office:value="0" calcext:value-type="float">
            <text:p>0</text:p>
          </table:table-cell>
          <table:table-cell table:style-name="Default" table:formula="of:=IF(ISERROR([.E51]);0;[.E51])" office:value-type="float" office:value="0" calcext:value-type="float">
            <text:p>0</text:p>
          </table:table-cell>
          <table:table-cell table:style-name="Default" table:formula="of:=IF(ISERROR([.F51]);0;[.F51])" office:value-type="float" office:value="0" calcext:value-type="float">
            <text:p>0</text:p>
          </table:table-cell>
          <table:table-cell table:style-name="Default"/>
          <table:table-cell table:style-name="ce24" table:formula="of:=[.A51]" office:value-type="float" office:value="0" calcext:value-type="float">
            <text:p>0</text:p>
          </table:table-cell>
          <table:table-cell table:style-name="ce24" table:formula="of:=[.B51]" office:value-type="float" office:value="0" calcext:value-type="float">
            <text:p>0</text:p>
          </table:table-cell>
          <table:table-cell table:style-name="ce24" table:formula="of:=SUMIFS([.H$3:.H$188];[.$A$2:.$A$187];[.$A51])" office:value-type="float" office:value="392.754166666667" calcext:value-type="float">
            <text:p>392.7541666667</text:p>
          </table:table-cell>
          <table:table-cell table:style-name="ce24" table:formula="of:=SUMIFS([.I$3:.I$188];[.$A$2:.$A$187];[.$A51])" office:value-type="float" office:value="392.754166666667" calcext:value-type="float">
            <text:p>392.7541666667</text:p>
          </table:table-cell>
          <table:table-cell table:style-name="ce24" table:formula="of:=SUMIFS([.J$3:.J$188];[.$A$2:.$A$187];[.$A51])" office:value-type="float" office:value="393.691666666667" calcext:value-type="float">
            <text:p>393.6916666667</text:p>
          </table:table-cell>
          <table:table-cell table:style-name="ce24" table:formula="of:=SUMIFS([.K$3:.K$188];[.$A$2:.$A$187];[.$A51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52]" office:value-type="string" office:string-value="1 sausage" calcext:value-type="string">
            <text:p>1 sausage</text:p>
          </table:table-cell>
          <table:table-cell table:formula="of:=['Mega Recipe'.Q52]" office:value-type="string" office:string-value="g" calcext:value-type="string">
            <text:p>g</text:p>
          </table:table-cell>
          <table:table-cell table:formula="of:=['Mega Recipe'.R52]" office:value-type="string" office:string-value="" calcext:value-type="error">
            <text:p>#N/A</text:p>
          </table:table-cell>
          <table:table-cell table:formula="of:=['Mega Recipe'.S52]" office:value-type="string" office:string-value="" calcext:value-type="error">
            <text:p>#N/A</text:p>
          </table:table-cell>
          <table:table-cell table:formula="of:=['Mega Recipe'.T52]" office:value-type="string" office:string-value="" calcext:value-type="error">
            <text:p>#N/A</text:p>
          </table:table-cell>
          <table:table-cell table:formula="of:=['Mega Recipe'.U52]" office:value-type="string" office:string-value="" calcext:value-type="error">
            <text:p>#N/A</text:p>
          </table:table-cell>
          <table:table-cell/>
          <table:table-cell table:style-name="Default" table:formula="of:=IF(ISERROR([.C52]);0;[.C52])" office:value-type="float" office:value="0" calcext:value-type="float">
            <text:p>0</text:p>
          </table:table-cell>
          <table:table-cell table:style-name="Default" table:formula="of:=IF(ISERROR([.D52]);0;[.D52])" office:value-type="float" office:value="0" calcext:value-type="float">
            <text:p>0</text:p>
          </table:table-cell>
          <table:table-cell table:style-name="Default" table:formula="of:=IF(ISERROR([.E52]);0;[.E52])" office:value-type="float" office:value="0" calcext:value-type="float">
            <text:p>0</text:p>
          </table:table-cell>
          <table:table-cell table:style-name="Default" table:formula="of:=IF(ISERROR([.F52]);0;[.F52])" office:value-type="float" office:value="0" calcext:value-type="float">
            <text:p>0</text:p>
          </table:table-cell>
          <table:table-cell table:style-name="Default"/>
          <table:table-cell table:style-name="ce24" table:formula="of:=[.A52]" office:value-type="string" office:string-value="1 sausage" calcext:value-type="string">
            <text:p>1 sausage</text:p>
          </table:table-cell>
          <table:table-cell table:style-name="ce24" table:formula="of:=[.B52]" office:value-type="string" office:string-value="g" calcext:value-type="string">
            <text:p>g</text:p>
          </table:table-cell>
          <table:table-cell table:style-name="ce24" table:formula="of:=SUMIFS([.H$3:.H$188];[.$A$2:.$A$187];[.$A52])" office:value-type="float" office:value="0" calcext:value-type="float">
            <text:p>0</text:p>
          </table:table-cell>
          <table:table-cell table:style-name="ce24" table:formula="of:=SUMIFS([.I$3:.I$188];[.$A$2:.$A$187];[.$A52])" office:value-type="float" office:value="0" calcext:value-type="float">
            <text:p>0</text:p>
          </table:table-cell>
          <table:table-cell table:style-name="ce24" table:formula="of:=SUMIFS([.J$3:.J$188];[.$A$2:.$A$187];[.$A52])" office:value-type="float" office:value="0" calcext:value-type="float">
            <text:p>0</text:p>
          </table:table-cell>
          <table:table-cell table:style-name="ce24" table:formula="of:=SUMIFS([.K$3:.K$188];[.$A$2:.$A$187];[.$A52])" office:value-type="float" office:value="0" calcext:value-type="float">
            <text:p>0</text:p>
          </table:table-cell>
        </table:table-row>
        <table:table-row table:style-name="ro1">
          <table:table-cell table:formula="of:=['Mega Recipe'.P53]" office:value-type="float" office:value="0" calcext:value-type="float">
            <text:p>0</text:p>
          </table:table-cell>
          <table:table-cell table:formula="of:=['Mega Recipe'.Q53]" office:value-type="float" office:value="0" calcext:value-type="float">
            <text:p>0</text:p>
          </table:table-cell>
          <table:table-cell table:formula="of:=['Mega Recipe'.R53]" office:value-type="float" office:value="0" calcext:value-type="float">
            <text:p>0</text:p>
          </table:table-cell>
          <table:table-cell table:formula="of:=['Mega Recipe'.S53]" office:value-type="float" office:value="0" calcext:value-type="float">
            <text:p>0</text:p>
          </table:table-cell>
          <table:table-cell table:formula="of:=['Mega Recipe'.T53]" office:value-type="float" office:value="0" calcext:value-type="float">
            <text:p>0</text:p>
          </table:table-cell>
          <table:table-cell table:formula="of:=['Mega Recipe'.U53]" office:value-type="float" office:value="0" calcext:value-type="float">
            <text:p>0</text:p>
          </table:table-cell>
          <table:table-cell/>
          <table:table-cell table:style-name="Default" table:formula="of:=IF(ISERROR([.C53]);0;[.C53])" office:value-type="float" office:value="0" calcext:value-type="float">
            <text:p>0</text:p>
          </table:table-cell>
          <table:table-cell table:style-name="Default" table:formula="of:=IF(ISERROR([.D53]);0;[.D53])" office:value-type="float" office:value="0" calcext:value-type="float">
            <text:p>0</text:p>
          </table:table-cell>
          <table:table-cell table:style-name="Default" table:formula="of:=IF(ISERROR([.E53]);0;[.E53])" office:value-type="float" office:value="0" calcext:value-type="float">
            <text:p>0</text:p>
          </table:table-cell>
          <table:table-cell table:style-name="Default" table:formula="of:=IF(ISERROR([.F53]);0;[.F53])" office:value-type="float" office:value="0" calcext:value-type="float">
            <text:p>0</text:p>
          </table:table-cell>
          <table:table-cell table:style-name="Default"/>
          <table:table-cell table:style-name="ce24" table:formula="of:=[.A53]" office:value-type="float" office:value="0" calcext:value-type="float">
            <text:p>0</text:p>
          </table:table-cell>
          <table:table-cell table:style-name="ce24" table:formula="of:=[.B53]" office:value-type="float" office:value="0" calcext:value-type="float">
            <text:p>0</text:p>
          </table:table-cell>
          <table:table-cell table:style-name="ce24" table:formula="of:=SUMIFS([.H$3:.H$188];[.$A$2:.$A$187];[.$A53])" office:value-type="float" office:value="392.754166666667" calcext:value-type="float">
            <text:p>392.7541666667</text:p>
          </table:table-cell>
          <table:table-cell table:style-name="ce24" table:formula="of:=SUMIFS([.I$3:.I$188];[.$A$2:.$A$187];[.$A53])" office:value-type="float" office:value="392.754166666667" calcext:value-type="float">
            <text:p>392.7541666667</text:p>
          </table:table-cell>
          <table:table-cell table:style-name="ce24" table:formula="of:=SUMIFS([.J$3:.J$188];[.$A$2:.$A$187];[.$A53])" office:value-type="float" office:value="393.691666666667" calcext:value-type="float">
            <text:p>393.6916666667</text:p>
          </table:table-cell>
          <table:table-cell table:style-name="ce24" table:formula="of:=SUMIFS([.K$3:.K$188];[.$A$2:.$A$187];[.$A53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54]" office:value-type="float" office:value="0" calcext:value-type="float">
            <text:p>0</text:p>
          </table:table-cell>
          <table:table-cell table:formula="of:=['Mega Recipe'.Q54]" office:value-type="float" office:value="0" calcext:value-type="float">
            <text:p>0</text:p>
          </table:table-cell>
          <table:table-cell table:formula="of:=['Mega Recipe'.R54]" office:value-type="float" office:value="0" calcext:value-type="float">
            <text:p>0</text:p>
          </table:table-cell>
          <table:table-cell table:formula="of:=['Mega Recipe'.S54]" office:value-type="float" office:value="0" calcext:value-type="float">
            <text:p>0</text:p>
          </table:table-cell>
          <table:table-cell table:formula="of:=['Mega Recipe'.T54]" office:value-type="float" office:value="0" calcext:value-type="float">
            <text:p>0</text:p>
          </table:table-cell>
          <table:table-cell table:formula="of:=['Mega Recipe'.U54]" office:value-type="float" office:value="0" calcext:value-type="float">
            <text:p>0</text:p>
          </table:table-cell>
          <table:table-cell/>
          <table:table-cell table:style-name="Default" table:formula="of:=IF(ISERROR([.C54]);0;[.C54])" office:value-type="float" office:value="0" calcext:value-type="float">
            <text:p>0</text:p>
          </table:table-cell>
          <table:table-cell table:style-name="Default" table:formula="of:=IF(ISERROR([.D54]);0;[.D54])" office:value-type="float" office:value="0" calcext:value-type="float">
            <text:p>0</text:p>
          </table:table-cell>
          <table:table-cell table:style-name="Default" table:formula="of:=IF(ISERROR([.E54]);0;[.E54])" office:value-type="float" office:value="0" calcext:value-type="float">
            <text:p>0</text:p>
          </table:table-cell>
          <table:table-cell table:style-name="Default" table:formula="of:=IF(ISERROR([.F54]);0;[.F54])" office:value-type="float" office:value="0" calcext:value-type="float">
            <text:p>0</text:p>
          </table:table-cell>
          <table:table-cell table:style-name="Default"/>
          <table:table-cell table:style-name="ce24" table:formula="of:=[.A54]" office:value-type="float" office:value="0" calcext:value-type="float">
            <text:p>0</text:p>
          </table:table-cell>
          <table:table-cell table:style-name="ce24" table:formula="of:=[.B54]" office:value-type="float" office:value="0" calcext:value-type="float">
            <text:p>0</text:p>
          </table:table-cell>
          <table:table-cell table:style-name="ce24" table:formula="of:=SUMIFS([.H$3:.H$188];[.$A$2:.$A$187];[.$A54])" office:value-type="float" office:value="392.754166666667" calcext:value-type="float">
            <text:p>392.7541666667</text:p>
          </table:table-cell>
          <table:table-cell table:style-name="ce24" table:formula="of:=SUMIFS([.I$3:.I$188];[.$A$2:.$A$187];[.$A54])" office:value-type="float" office:value="392.754166666667" calcext:value-type="float">
            <text:p>392.7541666667</text:p>
          </table:table-cell>
          <table:table-cell table:style-name="ce24" table:formula="of:=SUMIFS([.J$3:.J$188];[.$A$2:.$A$187];[.$A54])" office:value-type="float" office:value="393.691666666667" calcext:value-type="float">
            <text:p>393.6916666667</text:p>
          </table:table-cell>
          <table:table-cell table:style-name="ce24" table:formula="of:=SUMIFS([.K$3:.K$188];[.$A$2:.$A$187];[.$A54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55]" office:value-type="string" office:string-value="??" calcext:value-type="string">
            <text:p>??</text:p>
          </table:table-cell>
          <table:table-cell table:formula="of:=['Mega Recipe'.Q55]" office:value-type="float" office:value="0" calcext:value-type="float">
            <text:p>0</text:p>
          </table:table-cell>
          <table:table-cell table:formula="of:=['Mega Recipe'.R55]" office:value-type="float" office:value="50" calcext:value-type="float">
            <text:p>50</text:p>
          </table:table-cell>
          <table:table-cell table:formula="of:=['Mega Recipe'.S55]" office:value-type="float" office:value="50" calcext:value-type="float">
            <text:p>50</text:p>
          </table:table-cell>
          <table:table-cell table:formula="of:=['Mega Recipe'.T55]" office:value-type="float" office:value="50" calcext:value-type="float">
            <text:p>50</text:p>
          </table:table-cell>
          <table:table-cell table:formula="of:=['Mega Recipe'.U55]" office:value-type="float" office:value="50" calcext:value-type="float">
            <text:p>50</text:p>
          </table:table-cell>
          <table:table-cell/>
          <table:table-cell table:style-name="Default" table:formula="of:=IF(ISERROR([.C55]);0;[.C55])" office:value-type="float" office:value="50" calcext:value-type="float">
            <text:p>50</text:p>
          </table:table-cell>
          <table:table-cell table:style-name="Default" table:formula="of:=IF(ISERROR([.D55]);0;[.D55])" office:value-type="float" office:value="50" calcext:value-type="float">
            <text:p>50</text:p>
          </table:table-cell>
          <table:table-cell table:style-name="Default" table:formula="of:=IF(ISERROR([.E55]);0;[.E55])" office:value-type="float" office:value="50" calcext:value-type="float">
            <text:p>50</text:p>
          </table:table-cell>
          <table:table-cell table:style-name="Default" table:formula="of:=IF(ISERROR([.F55]);0;[.F55])" office:value-type="float" office:value="50" calcext:value-type="float">
            <text:p>50</text:p>
          </table:table-cell>
          <table:table-cell table:style-name="Default"/>
          <table:table-cell table:style-name="ce24" table:formula="of:=[.A55]" office:value-type="string" office:string-value="??" calcext:value-type="string">
            <text:p>??</text:p>
          </table:table-cell>
          <table:table-cell table:style-name="ce24" table:formula="of:=[.B55]" office:value-type="float" office:value="0" calcext:value-type="float">
            <text:p>0</text:p>
          </table:table-cell>
          <table:table-cell table:style-name="ce24" table:formula="of:=SUMIFS([.H$3:.H$188];[.$A$2:.$A$187];[.$A55])" office:value-type="float" office:value="0" calcext:value-type="float">
            <text:p>0</text:p>
          </table:table-cell>
          <table:table-cell table:style-name="ce24" table:formula="of:=SUMIFS([.I$3:.I$188];[.$A$2:.$A$187];[.$A55])" office:value-type="float" office:value="0" calcext:value-type="float">
            <text:p>0</text:p>
          </table:table-cell>
          <table:table-cell table:style-name="ce24" table:formula="of:=SUMIFS([.J$3:.J$188];[.$A$2:.$A$187];[.$A55])" office:value-type="float" office:value="0" calcext:value-type="float">
            <text:p>0</text:p>
          </table:table-cell>
          <table:table-cell table:style-name="ce24" table:formula="of:=SUMIFS([.K$3:.K$188];[.$A$2:.$A$187];[.$A55])" office:value-type="float" office:value="0" calcext:value-type="float">
            <text:p>0</text:p>
          </table:table-cell>
        </table:table-row>
        <table:table-row table:style-name="ro1">
          <table:table-cell table:formula="of:=['Mega Recipe'.P56]" office:value-type="float" office:value="0" calcext:value-type="float">
            <text:p>0</text:p>
          </table:table-cell>
          <table:table-cell table:formula="of:=['Mega Recipe'.Q56]" office:value-type="float" office:value="0" calcext:value-type="float">
            <text:p>0</text:p>
          </table:table-cell>
          <table:table-cell table:formula="of:=['Mega Recipe'.R56]" office:value-type="float" office:value="0" calcext:value-type="float">
            <text:p>0</text:p>
          </table:table-cell>
          <table:table-cell table:formula="of:=['Mega Recipe'.S56]" office:value-type="float" office:value="0" calcext:value-type="float">
            <text:p>0</text:p>
          </table:table-cell>
          <table:table-cell table:formula="of:=['Mega Recipe'.T56]" office:value-type="float" office:value="0" calcext:value-type="float">
            <text:p>0</text:p>
          </table:table-cell>
          <table:table-cell table:formula="of:=['Mega Recipe'.U56]" office:value-type="float" office:value="0" calcext:value-type="float">
            <text:p>0</text:p>
          </table:table-cell>
          <table:table-cell/>
          <table:table-cell table:style-name="Default" table:formula="of:=IF(ISERROR([.C56]);0;[.C56])" office:value-type="float" office:value="0" calcext:value-type="float">
            <text:p>0</text:p>
          </table:table-cell>
          <table:table-cell table:style-name="Default" table:formula="of:=IF(ISERROR([.D56]);0;[.D56])" office:value-type="float" office:value="0" calcext:value-type="float">
            <text:p>0</text:p>
          </table:table-cell>
          <table:table-cell table:style-name="Default" table:formula="of:=IF(ISERROR([.E56]);0;[.E56])" office:value-type="float" office:value="0" calcext:value-type="float">
            <text:p>0</text:p>
          </table:table-cell>
          <table:table-cell table:style-name="Default" table:formula="of:=IF(ISERROR([.F56]);0;[.F56])" office:value-type="float" office:value="0" calcext:value-type="float">
            <text:p>0</text:p>
          </table:table-cell>
          <table:table-cell table:style-name="Default"/>
          <table:table-cell table:style-name="ce24" table:formula="of:=[.A56]" office:value-type="float" office:value="0" calcext:value-type="float">
            <text:p>0</text:p>
          </table:table-cell>
          <table:table-cell table:style-name="ce24" table:formula="of:=[.B56]" office:value-type="float" office:value="0" calcext:value-type="float">
            <text:p>0</text:p>
          </table:table-cell>
          <table:table-cell table:style-name="ce24" table:formula="of:=SUMIFS([.H$3:.H$188];[.$A$2:.$A$187];[.$A56])" office:value-type="float" office:value="392.754166666667" calcext:value-type="float">
            <text:p>392.7541666667</text:p>
          </table:table-cell>
          <table:table-cell table:style-name="ce24" table:formula="of:=SUMIFS([.I$3:.I$188];[.$A$2:.$A$187];[.$A56])" office:value-type="float" office:value="392.754166666667" calcext:value-type="float">
            <text:p>392.7541666667</text:p>
          </table:table-cell>
          <table:table-cell table:style-name="ce24" table:formula="of:=SUMIFS([.J$3:.J$188];[.$A$2:.$A$187];[.$A56])" office:value-type="float" office:value="393.691666666667" calcext:value-type="float">
            <text:p>393.6916666667</text:p>
          </table:table-cell>
          <table:table-cell table:style-name="ce24" table:formula="of:=SUMIFS([.K$3:.K$188];[.$A$2:.$A$187];[.$A56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57]" office:value-type="float" office:value="0" calcext:value-type="float">
            <text:p>0</text:p>
          </table:table-cell>
          <table:table-cell table:formula="of:=['Mega Recipe'.Q57]" office:value-type="float" office:value="0" calcext:value-type="float">
            <text:p>0</text:p>
          </table:table-cell>
          <table:table-cell table:formula="of:=['Mega Recipe'.R57]" office:value-type="float" office:value="0" calcext:value-type="float">
            <text:p>0</text:p>
          </table:table-cell>
          <table:table-cell table:formula="of:=['Mega Recipe'.S57]" office:value-type="float" office:value="0" calcext:value-type="float">
            <text:p>0</text:p>
          </table:table-cell>
          <table:table-cell table:formula="of:=['Mega Recipe'.T57]" office:value-type="float" office:value="0" calcext:value-type="float">
            <text:p>0</text:p>
          </table:table-cell>
          <table:table-cell table:formula="of:=['Mega Recipe'.U57]" office:value-type="float" office:value="0" calcext:value-type="float">
            <text:p>0</text:p>
          </table:table-cell>
          <table:table-cell/>
          <table:table-cell table:style-name="Default" table:formula="of:=IF(ISERROR([.C57]);0;[.C57])" office:value-type="float" office:value="0" calcext:value-type="float">
            <text:p>0</text:p>
          </table:table-cell>
          <table:table-cell table:style-name="Default" table:formula="of:=IF(ISERROR([.D57]);0;[.D57])" office:value-type="float" office:value="0" calcext:value-type="float">
            <text:p>0</text:p>
          </table:table-cell>
          <table:table-cell table:style-name="Default" table:formula="of:=IF(ISERROR([.E57]);0;[.E57])" office:value-type="float" office:value="0" calcext:value-type="float">
            <text:p>0</text:p>
          </table:table-cell>
          <table:table-cell table:style-name="Default" table:formula="of:=IF(ISERROR([.F57]);0;[.F57])" office:value-type="float" office:value="0" calcext:value-type="float">
            <text:p>0</text:p>
          </table:table-cell>
          <table:table-cell table:style-name="Default"/>
          <table:table-cell table:style-name="ce24" table:formula="of:=[.A57]" office:value-type="float" office:value="0" calcext:value-type="float">
            <text:p>0</text:p>
          </table:table-cell>
          <table:table-cell table:style-name="ce24" table:formula="of:=[.B57]" office:value-type="float" office:value="0" calcext:value-type="float">
            <text:p>0</text:p>
          </table:table-cell>
          <table:table-cell table:style-name="ce24" table:formula="of:=SUMIFS([.H$3:.H$188];[.$A$2:.$A$187];[.$A57])" office:value-type="float" office:value="392.754166666667" calcext:value-type="float">
            <text:p>392.7541666667</text:p>
          </table:table-cell>
          <table:table-cell table:style-name="ce24" table:formula="of:=SUMIFS([.I$3:.I$188];[.$A$2:.$A$187];[.$A57])" office:value-type="float" office:value="392.754166666667" calcext:value-type="float">
            <text:p>392.7541666667</text:p>
          </table:table-cell>
          <table:table-cell table:style-name="ce24" table:formula="of:=SUMIFS([.J$3:.J$188];[.$A$2:.$A$187];[.$A57])" office:value-type="float" office:value="393.691666666667" calcext:value-type="float">
            <text:p>393.6916666667</text:p>
          </table:table-cell>
          <table:table-cell table:style-name="ce24" table:formula="of:=SUMIFS([.K$3:.K$188];[.$A$2:.$A$187];[.$A57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58]" office:value-type="string" office:string-value="??" calcext:value-type="string">
            <text:p>??</text:p>
          </table:table-cell>
          <table:table-cell table:formula="of:=['Mega Recipe'.Q58]" office:value-type="string" office:string-value="g" calcext:value-type="string">
            <text:p>g</text:p>
          </table:table-cell>
          <table:table-cell table:formula="of:=['Mega Recipe'.R58]" office:value-type="float" office:value="200" calcext:value-type="float">
            <text:p>200</text:p>
          </table:table-cell>
          <table:table-cell table:formula="of:=['Mega Recipe'.S58]" office:value-type="float" office:value="200" calcext:value-type="float">
            <text:p>200</text:p>
          </table:table-cell>
          <table:table-cell table:formula="of:=['Mega Recipe'.T58]" office:value-type="float" office:value="200" calcext:value-type="float">
            <text:p>200</text:p>
          </table:table-cell>
          <table:table-cell table:formula="of:=['Mega Recipe'.U58]" office:value-type="float" office:value="200" calcext:value-type="float">
            <text:p>200</text:p>
          </table:table-cell>
          <table:table-cell/>
          <table:table-cell table:style-name="Default" table:formula="of:=IF(ISERROR([.C58]);0;[.C58])" office:value-type="float" office:value="200" calcext:value-type="float">
            <text:p>200</text:p>
          </table:table-cell>
          <table:table-cell table:style-name="Default" table:formula="of:=IF(ISERROR([.D58]);0;[.D58])" office:value-type="float" office:value="200" calcext:value-type="float">
            <text:p>200</text:p>
          </table:table-cell>
          <table:table-cell table:style-name="Default" table:formula="of:=IF(ISERROR([.E58]);0;[.E58])" office:value-type="float" office:value="200" calcext:value-type="float">
            <text:p>200</text:p>
          </table:table-cell>
          <table:table-cell table:style-name="Default" table:formula="of:=IF(ISERROR([.F58]);0;[.F58])" office:value-type="float" office:value="200" calcext:value-type="float">
            <text:p>200</text:p>
          </table:table-cell>
          <table:table-cell table:style-name="Default"/>
          <table:table-cell table:style-name="ce24" table:formula="of:=[.A58]" office:value-type="string" office:string-value="??" calcext:value-type="string">
            <text:p>??</text:p>
          </table:table-cell>
          <table:table-cell table:style-name="ce24" table:formula="of:=[.B58]" office:value-type="string" office:string-value="g" calcext:value-type="string">
            <text:p>g</text:p>
          </table:table-cell>
          <table:table-cell table:style-name="ce24" table:formula="of:=SUMIFS([.H$3:.H$188];[.$A$2:.$A$187];[.$A58])" office:value-type="float" office:value="0" calcext:value-type="float">
            <text:p>0</text:p>
          </table:table-cell>
          <table:table-cell table:style-name="ce24" table:formula="of:=SUMIFS([.I$3:.I$188];[.$A$2:.$A$187];[.$A58])" office:value-type="float" office:value="0" calcext:value-type="float">
            <text:p>0</text:p>
          </table:table-cell>
          <table:table-cell table:style-name="ce24" table:formula="of:=SUMIFS([.J$3:.J$188];[.$A$2:.$A$187];[.$A58])" office:value-type="float" office:value="0" calcext:value-type="float">
            <text:p>0</text:p>
          </table:table-cell>
          <table:table-cell table:style-name="ce24" table:formula="of:=SUMIFS([.K$3:.K$188];[.$A$2:.$A$187];[.$A58])" office:value-type="float" office:value="0" calcext:value-type="float">
            <text:p>0</text:p>
          </table:table-cell>
        </table:table-row>
        <table:table-row table:style-name="ro1">
          <table:table-cell table:formula="of:=['Mega Recipe'.P59]" office:value-type="float" office:value="0" calcext:value-type="float">
            <text:p>0</text:p>
          </table:table-cell>
          <table:table-cell table:formula="of:=['Mega Recipe'.Q59]" office:value-type="float" office:value="0" calcext:value-type="float">
            <text:p>0</text:p>
          </table:table-cell>
          <table:table-cell table:formula="of:=['Mega Recipe'.R59]" office:value-type="float" office:value="0" calcext:value-type="float">
            <text:p>0</text:p>
          </table:table-cell>
          <table:table-cell table:formula="of:=['Mega Recipe'.S59]" office:value-type="float" office:value="0" calcext:value-type="float">
            <text:p>0</text:p>
          </table:table-cell>
          <table:table-cell table:formula="of:=['Mega Recipe'.T59]" office:value-type="float" office:value="0" calcext:value-type="float">
            <text:p>0</text:p>
          </table:table-cell>
          <table:table-cell table:formula="of:=['Mega Recipe'.U59]" office:value-type="float" office:value="0" calcext:value-type="float">
            <text:p>0</text:p>
          </table:table-cell>
          <table:table-cell/>
          <table:table-cell table:style-name="Default" table:formula="of:=IF(ISERROR([.C59]);0;[.C59])" office:value-type="float" office:value="0" calcext:value-type="float">
            <text:p>0</text:p>
          </table:table-cell>
          <table:table-cell table:style-name="Default" table:formula="of:=IF(ISERROR([.D59]);0;[.D59])" office:value-type="float" office:value="0" calcext:value-type="float">
            <text:p>0</text:p>
          </table:table-cell>
          <table:table-cell table:style-name="Default" table:formula="of:=IF(ISERROR([.E59]);0;[.E59])" office:value-type="float" office:value="0" calcext:value-type="float">
            <text:p>0</text:p>
          </table:table-cell>
          <table:table-cell table:style-name="Default" table:formula="of:=IF(ISERROR([.F59]);0;[.F59])" office:value-type="float" office:value="0" calcext:value-type="float">
            <text:p>0</text:p>
          </table:table-cell>
          <table:table-cell table:style-name="Default"/>
          <table:table-cell table:style-name="ce24" table:formula="of:=[.A59]" office:value-type="float" office:value="0" calcext:value-type="float">
            <text:p>0</text:p>
          </table:table-cell>
          <table:table-cell table:style-name="ce24" table:formula="of:=[.B59]" office:value-type="float" office:value="0" calcext:value-type="float">
            <text:p>0</text:p>
          </table:table-cell>
          <table:table-cell table:style-name="ce24" table:formula="of:=SUMIFS([.H$3:.H$188];[.$A$2:.$A$187];[.$A59])" office:value-type="float" office:value="392.754166666667" calcext:value-type="float">
            <text:p>392.7541666667</text:p>
          </table:table-cell>
          <table:table-cell table:style-name="ce24" table:formula="of:=SUMIFS([.I$3:.I$188];[.$A$2:.$A$187];[.$A59])" office:value-type="float" office:value="392.754166666667" calcext:value-type="float">
            <text:p>392.7541666667</text:p>
          </table:table-cell>
          <table:table-cell table:style-name="ce24" table:formula="of:=SUMIFS([.J$3:.J$188];[.$A$2:.$A$187];[.$A59])" office:value-type="float" office:value="393.691666666667" calcext:value-type="float">
            <text:p>393.6916666667</text:p>
          </table:table-cell>
          <table:table-cell table:style-name="ce24" table:formula="of:=SUMIFS([.K$3:.K$188];[.$A$2:.$A$187];[.$A5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60]" office:value-type="float" office:value="0" calcext:value-type="float">
            <text:p>0</text:p>
          </table:table-cell>
          <table:table-cell table:formula="of:=['Mega Recipe'.Q60]" office:value-type="float" office:value="0" calcext:value-type="float">
            <text:p>0</text:p>
          </table:table-cell>
          <table:table-cell table:formula="of:=['Mega Recipe'.R60]" office:value-type="string" office:string-value="" calcext:value-type="error">
            <text:p>#DIV/0!</text:p>
          </table:table-cell>
          <table:table-cell table:formula="of:=['Mega Recipe'.S60]" office:value-type="string" office:string-value="" calcext:value-type="error">
            <text:p>#DIV/0!</text:p>
          </table:table-cell>
          <table:table-cell table:formula="of:=['Mega Recipe'.T60]" office:value-type="string" office:string-value="" calcext:value-type="error">
            <text:p>#DIV/0!</text:p>
          </table:table-cell>
          <table:table-cell table:formula="of:=['Mega Recipe'.U60]" office:value-type="string" office:string-value="" calcext:value-type="error">
            <text:p>#DIV/0!</text:p>
          </table:table-cell>
          <table:table-cell/>
          <table:table-cell table:style-name="Default" table:formula="of:=IF(ISERROR([.C60]);0;[.C60])" office:value-type="float" office:value="0" calcext:value-type="float">
            <text:p>0</text:p>
          </table:table-cell>
          <table:table-cell table:style-name="Default" table:formula="of:=IF(ISERROR([.D60]);0;[.D60])" office:value-type="float" office:value="0" calcext:value-type="float">
            <text:p>0</text:p>
          </table:table-cell>
          <table:table-cell table:style-name="Default" table:formula="of:=IF(ISERROR([.E60]);0;[.E60])" office:value-type="float" office:value="0" calcext:value-type="float">
            <text:p>0</text:p>
          </table:table-cell>
          <table:table-cell table:style-name="Default" table:formula="of:=IF(ISERROR([.F60]);0;[.F60])" office:value-type="float" office:value="0" calcext:value-type="float">
            <text:p>0</text:p>
          </table:table-cell>
          <table:table-cell table:style-name="Default"/>
          <table:table-cell table:style-name="ce24" table:formula="of:=[.A60]" office:value-type="float" office:value="0" calcext:value-type="float">
            <text:p>0</text:p>
          </table:table-cell>
          <table:table-cell table:style-name="ce24" table:formula="of:=[.B60]" office:value-type="float" office:value="0" calcext:value-type="float">
            <text:p>0</text:p>
          </table:table-cell>
          <table:table-cell table:style-name="ce24" table:formula="of:=SUMIFS([.H$3:.H$188];[.$A$2:.$A$187];[.$A60])" office:value-type="float" office:value="392.754166666667" calcext:value-type="float">
            <text:p>392.7541666667</text:p>
          </table:table-cell>
          <table:table-cell table:style-name="ce24" table:formula="of:=SUMIFS([.I$3:.I$188];[.$A$2:.$A$187];[.$A60])" office:value-type="float" office:value="392.754166666667" calcext:value-type="float">
            <text:p>392.7541666667</text:p>
          </table:table-cell>
          <table:table-cell table:style-name="ce24" table:formula="of:=SUMIFS([.J$3:.J$188];[.$A$2:.$A$187];[.$A60])" office:value-type="float" office:value="393.691666666667" calcext:value-type="float">
            <text:p>393.6916666667</text:p>
          </table:table-cell>
          <table:table-cell table:style-name="ce24" table:formula="of:=SUMIFS([.K$3:.K$188];[.$A$2:.$A$187];[.$A60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61]" office:value-type="string" office:string-value="??" calcext:value-type="string">
            <text:p>??</text:p>
          </table:table-cell>
          <table:table-cell table:formula="of:=['Mega Recipe'.Q61]" office:value-type="string" office:string-value="g" calcext:value-type="string">
            <text:p>g</text:p>
          </table:table-cell>
          <table:table-cell table:formula="of:=['Mega Recipe'.R61]" office:value-type="string" office:string-value="" calcext:value-type="error">
            <text:p>#DIV/0!</text:p>
          </table:table-cell>
          <table:table-cell table:formula="of:=['Mega Recipe'.S61]" office:value-type="string" office:string-value="" calcext:value-type="error">
            <text:p>#DIV/0!</text:p>
          </table:table-cell>
          <table:table-cell table:formula="of:=['Mega Recipe'.T61]" office:value-type="string" office:string-value="" calcext:value-type="error">
            <text:p>#DIV/0!</text:p>
          </table:table-cell>
          <table:table-cell table:formula="of:=['Mega Recipe'.U61]" office:value-type="string" office:string-value="" calcext:value-type="error">
            <text:p>#DIV/0!</text:p>
          </table:table-cell>
          <table:table-cell/>
          <table:table-cell table:style-name="Default" table:formula="of:=IF(ISERROR([.C61]);0;[.C61])" office:value-type="float" office:value="0" calcext:value-type="float">
            <text:p>0</text:p>
          </table:table-cell>
          <table:table-cell table:style-name="Default" table:formula="of:=IF(ISERROR([.D61]);0;[.D61])" office:value-type="float" office:value="0" calcext:value-type="float">
            <text:p>0</text:p>
          </table:table-cell>
          <table:table-cell table:style-name="Default" table:formula="of:=IF(ISERROR([.E61]);0;[.E61])" office:value-type="float" office:value="0" calcext:value-type="float">
            <text:p>0</text:p>
          </table:table-cell>
          <table:table-cell table:style-name="Default" table:formula="of:=IF(ISERROR([.F61]);0;[.F61])" office:value-type="float" office:value="0" calcext:value-type="float">
            <text:p>0</text:p>
          </table:table-cell>
          <table:table-cell table:style-name="Default"/>
          <table:table-cell table:style-name="ce24" table:formula="of:=[.A61]" office:value-type="string" office:string-value="??" calcext:value-type="string">
            <text:p>??</text:p>
          </table:table-cell>
          <table:table-cell table:style-name="ce24" table:formula="of:=[.B61]" office:value-type="string" office:string-value="g" calcext:value-type="string">
            <text:p>g</text:p>
          </table:table-cell>
          <table:table-cell table:style-name="ce24" table:formula="of:=SUMIFS([.H$3:.H$188];[.$A$2:.$A$187];[.$A61])" office:value-type="float" office:value="0" calcext:value-type="float">
            <text:p>0</text:p>
          </table:table-cell>
          <table:table-cell table:style-name="ce24" table:formula="of:=SUMIFS([.I$3:.I$188];[.$A$2:.$A$187];[.$A61])" office:value-type="float" office:value="0" calcext:value-type="float">
            <text:p>0</text:p>
          </table:table-cell>
          <table:table-cell table:style-name="ce24" table:formula="of:=SUMIFS([.J$3:.J$188];[.$A$2:.$A$187];[.$A61])" office:value-type="float" office:value="0" calcext:value-type="float">
            <text:p>0</text:p>
          </table:table-cell>
          <table:table-cell table:style-name="ce24" table:formula="of:=SUMIFS([.K$3:.K$188];[.$A$2:.$A$187];[.$A61])" office:value-type="float" office:value="0" calcext:value-type="float">
            <text:p>0</text:p>
          </table:table-cell>
        </table:table-row>
        <table:table-row table:style-name="ro1">
          <table:table-cell table:formula="of:=['Mega Recipe'.P62]" office:value-type="float" office:value="0" calcext:value-type="float">
            <text:p>0</text:p>
          </table:table-cell>
          <table:table-cell table:formula="of:=['Mega Recipe'.Q62]" office:value-type="float" office:value="0" calcext:value-type="float">
            <text:p>0</text:p>
          </table:table-cell>
          <table:table-cell table:formula="of:=['Mega Recipe'.R62]" office:value-type="string" office:string-value="" calcext:value-type="error">
            <text:p>#DIV/0!</text:p>
          </table:table-cell>
          <table:table-cell table:formula="of:=['Mega Recipe'.S62]" office:value-type="string" office:string-value="" calcext:value-type="error">
            <text:p>#DIV/0!</text:p>
          </table:table-cell>
          <table:table-cell table:formula="of:=['Mega Recipe'.T62]" office:value-type="string" office:string-value="" calcext:value-type="error">
            <text:p>#DIV/0!</text:p>
          </table:table-cell>
          <table:table-cell table:formula="of:=['Mega Recipe'.U62]" office:value-type="string" office:string-value="" calcext:value-type="error">
            <text:p>#DIV/0!</text:p>
          </table:table-cell>
          <table:table-cell/>
          <table:table-cell table:style-name="Default" table:formula="of:=IF(ISERROR([.C62]);0;[.C62])" office:value-type="float" office:value="0" calcext:value-type="float">
            <text:p>0</text:p>
          </table:table-cell>
          <table:table-cell table:style-name="Default" table:formula="of:=IF(ISERROR([.D62]);0;[.D62])" office:value-type="float" office:value="0" calcext:value-type="float">
            <text:p>0</text:p>
          </table:table-cell>
          <table:table-cell table:style-name="Default" table:formula="of:=IF(ISERROR([.E62]);0;[.E62])" office:value-type="float" office:value="0" calcext:value-type="float">
            <text:p>0</text:p>
          </table:table-cell>
          <table:table-cell table:style-name="Default" table:formula="of:=IF(ISERROR([.F62]);0;[.F62])" office:value-type="float" office:value="0" calcext:value-type="float">
            <text:p>0</text:p>
          </table:table-cell>
          <table:table-cell table:style-name="Default"/>
          <table:table-cell table:style-name="ce24" table:formula="of:=[.A62]" office:value-type="float" office:value="0" calcext:value-type="float">
            <text:p>0</text:p>
          </table:table-cell>
          <table:table-cell table:style-name="ce24" table:formula="of:=[.B62]" office:value-type="float" office:value="0" calcext:value-type="float">
            <text:p>0</text:p>
          </table:table-cell>
          <table:table-cell table:style-name="ce24" table:formula="of:=SUMIFS([.H$3:.H$188];[.$A$2:.$A$187];[.$A62])" office:value-type="float" office:value="392.754166666667" calcext:value-type="float">
            <text:p>392.7541666667</text:p>
          </table:table-cell>
          <table:table-cell table:style-name="ce24" table:formula="of:=SUMIFS([.I$3:.I$188];[.$A$2:.$A$187];[.$A62])" office:value-type="float" office:value="392.754166666667" calcext:value-type="float">
            <text:p>392.7541666667</text:p>
          </table:table-cell>
          <table:table-cell table:style-name="ce24" table:formula="of:=SUMIFS([.J$3:.J$188];[.$A$2:.$A$187];[.$A62])" office:value-type="float" office:value="393.691666666667" calcext:value-type="float">
            <text:p>393.6916666667</text:p>
          </table:table-cell>
          <table:table-cell table:style-name="ce24" table:formula="of:=SUMIFS([.K$3:.K$188];[.$A$2:.$A$187];[.$A62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63]" office:value-type="float" office:value="0" calcext:value-type="float">
            <text:p>0</text:p>
          </table:table-cell>
          <table:table-cell table:formula="of:=['Mega Recipe'.Q63]" office:value-type="float" office:value="0" calcext:value-type="float">
            <text:p>0</text:p>
          </table:table-cell>
          <table:table-cell table:formula="of:=['Mega Recipe'.R63]" office:value-type="string" office:string-value="" calcext:value-type="error">
            <text:p>#DIV/0!</text:p>
          </table:table-cell>
          <table:table-cell table:formula="of:=['Mega Recipe'.S63]" office:value-type="string" office:string-value="" calcext:value-type="error">
            <text:p>#DIV/0!</text:p>
          </table:table-cell>
          <table:table-cell table:formula="of:=['Mega Recipe'.T63]" office:value-type="string" office:string-value="" calcext:value-type="error">
            <text:p>#DIV/0!</text:p>
          </table:table-cell>
          <table:table-cell table:formula="of:=['Mega Recipe'.U63]" office:value-type="string" office:string-value="" calcext:value-type="error">
            <text:p>#DIV/0!</text:p>
          </table:table-cell>
          <table:table-cell/>
          <table:table-cell table:style-name="Default" table:formula="of:=IF(ISERROR([.C63]);0;[.C63])" office:value-type="float" office:value="0" calcext:value-type="float">
            <text:p>0</text:p>
          </table:table-cell>
          <table:table-cell table:style-name="Default" table:formula="of:=IF(ISERROR([.D63]);0;[.D63])" office:value-type="float" office:value="0" calcext:value-type="float">
            <text:p>0</text:p>
          </table:table-cell>
          <table:table-cell table:style-name="Default" table:formula="of:=IF(ISERROR([.E63]);0;[.E63])" office:value-type="float" office:value="0" calcext:value-type="float">
            <text:p>0</text:p>
          </table:table-cell>
          <table:table-cell table:style-name="Default" table:formula="of:=IF(ISERROR([.F63]);0;[.F63])" office:value-type="float" office:value="0" calcext:value-type="float">
            <text:p>0</text:p>
          </table:table-cell>
          <table:table-cell table:style-name="Default"/>
          <table:table-cell table:style-name="ce24" table:formula="of:=[.A63]" office:value-type="float" office:value="0" calcext:value-type="float">
            <text:p>0</text:p>
          </table:table-cell>
          <table:table-cell table:style-name="ce24" table:formula="of:=[.B63]" office:value-type="float" office:value="0" calcext:value-type="float">
            <text:p>0</text:p>
          </table:table-cell>
          <table:table-cell table:style-name="ce24" table:formula="of:=SUMIFS([.H$3:.H$188];[.$A$2:.$A$187];[.$A63])" office:value-type="float" office:value="392.754166666667" calcext:value-type="float">
            <text:p>392.7541666667</text:p>
          </table:table-cell>
          <table:table-cell table:style-name="ce24" table:formula="of:=SUMIFS([.I$3:.I$188];[.$A$2:.$A$187];[.$A63])" office:value-type="float" office:value="392.754166666667" calcext:value-type="float">
            <text:p>392.7541666667</text:p>
          </table:table-cell>
          <table:table-cell table:style-name="ce24" table:formula="of:=SUMIFS([.J$3:.J$188];[.$A$2:.$A$187];[.$A63])" office:value-type="float" office:value="393.691666666667" calcext:value-type="float">
            <text:p>393.6916666667</text:p>
          </table:table-cell>
          <table:table-cell table:style-name="ce24" table:formula="of:=SUMIFS([.K$3:.K$188];[.$A$2:.$A$187];[.$A63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64]" office:value-type="string" office:string-value="??" calcext:value-type="string">
            <text:p>??</text:p>
          </table:table-cell>
          <table:table-cell table:formula="of:=['Mega Recipe'.Q64]" office:value-type="string" office:string-value="g" calcext:value-type="string">
            <text:p>g</text:p>
          </table:table-cell>
          <table:table-cell table:formula="of:=['Mega Recipe'.R64]" office:value-type="string" office:string-value="" calcext:value-type="error">
            <text:p>#DIV/0!</text:p>
          </table:table-cell>
          <table:table-cell table:formula="of:=['Mega Recipe'.S64]" office:value-type="string" office:string-value="" calcext:value-type="error">
            <text:p>#DIV/0!</text:p>
          </table:table-cell>
          <table:table-cell table:formula="of:=['Mega Recipe'.T64]" office:value-type="string" office:string-value="" calcext:value-type="error">
            <text:p>#DIV/0!</text:p>
          </table:table-cell>
          <table:table-cell table:formula="of:=['Mega Recipe'.U64]" office:value-type="string" office:string-value="" calcext:value-type="error">
            <text:p>#DIV/0!</text:p>
          </table:table-cell>
          <table:table-cell/>
          <table:table-cell table:style-name="Default" table:formula="of:=IF(ISERROR([.C64]);0;[.C64])" office:value-type="float" office:value="0" calcext:value-type="float">
            <text:p>0</text:p>
          </table:table-cell>
          <table:table-cell table:style-name="Default" table:formula="of:=IF(ISERROR([.D64]);0;[.D64])" office:value-type="float" office:value="0" calcext:value-type="float">
            <text:p>0</text:p>
          </table:table-cell>
          <table:table-cell table:style-name="Default" table:formula="of:=IF(ISERROR([.E64]);0;[.E64])" office:value-type="float" office:value="0" calcext:value-type="float">
            <text:p>0</text:p>
          </table:table-cell>
          <table:table-cell table:style-name="Default" table:formula="of:=IF(ISERROR([.F64]);0;[.F64])" office:value-type="float" office:value="0" calcext:value-type="float">
            <text:p>0</text:p>
          </table:table-cell>
          <table:table-cell table:style-name="Default"/>
          <table:table-cell table:style-name="ce24" table:formula="of:=[.A64]" office:value-type="string" office:string-value="??" calcext:value-type="string">
            <text:p>??</text:p>
          </table:table-cell>
          <table:table-cell table:style-name="ce24" table:formula="of:=[.B64]" office:value-type="string" office:string-value="g" calcext:value-type="string">
            <text:p>g</text:p>
          </table:table-cell>
          <table:table-cell table:style-name="ce24" table:formula="of:=SUMIFS([.H$3:.H$188];[.$A$2:.$A$187];[.$A64])" office:value-type="float" office:value="0" calcext:value-type="float">
            <text:p>0</text:p>
          </table:table-cell>
          <table:table-cell table:style-name="ce24" table:formula="of:=SUMIFS([.I$3:.I$188];[.$A$2:.$A$187];[.$A64])" office:value-type="float" office:value="0" calcext:value-type="float">
            <text:p>0</text:p>
          </table:table-cell>
          <table:table-cell table:style-name="ce24" table:formula="of:=SUMIFS([.J$3:.J$188];[.$A$2:.$A$187];[.$A64])" office:value-type="float" office:value="0" calcext:value-type="float">
            <text:p>0</text:p>
          </table:table-cell>
          <table:table-cell table:style-name="ce24" table:formula="of:=SUMIFS([.K$3:.K$188];[.$A$2:.$A$187];[.$A64])" office:value-type="float" office:value="0" calcext:value-type="float">
            <text:p>0</text:p>
          </table:table-cell>
        </table:table-row>
        <table:table-row table:style-name="ro1">
          <table:table-cell table:formula="of:=['Mega Recipe'.P65]" office:value-type="float" office:value="0" calcext:value-type="float">
            <text:p>0</text:p>
          </table:table-cell>
          <table:table-cell table:formula="of:=['Mega Recipe'.Q65]" office:value-type="float" office:value="0" calcext:value-type="float">
            <text:p>0</text:p>
          </table:table-cell>
          <table:table-cell table:formula="of:=['Mega Recipe'.R65]" office:value-type="string" office:string-value="" calcext:value-type="error">
            <text:p>#DIV/0!</text:p>
          </table:table-cell>
          <table:table-cell table:formula="of:=['Mega Recipe'.S65]" office:value-type="string" office:string-value="" calcext:value-type="error">
            <text:p>#DIV/0!</text:p>
          </table:table-cell>
          <table:table-cell table:formula="of:=['Mega Recipe'.T65]" office:value-type="string" office:string-value="" calcext:value-type="error">
            <text:p>#DIV/0!</text:p>
          </table:table-cell>
          <table:table-cell table:formula="of:=['Mega Recipe'.U65]" office:value-type="string" office:string-value="" calcext:value-type="error">
            <text:p>#DIV/0!</text:p>
          </table:table-cell>
          <table:table-cell/>
          <table:table-cell table:style-name="Default" table:formula="of:=IF(ISERROR([.C65]);0;[.C65])" office:value-type="float" office:value="0" calcext:value-type="float">
            <text:p>0</text:p>
          </table:table-cell>
          <table:table-cell table:style-name="Default" table:formula="of:=IF(ISERROR([.D65]);0;[.D65])" office:value-type="float" office:value="0" calcext:value-type="float">
            <text:p>0</text:p>
          </table:table-cell>
          <table:table-cell table:style-name="Default" table:formula="of:=IF(ISERROR([.E65]);0;[.E65])" office:value-type="float" office:value="0" calcext:value-type="float">
            <text:p>0</text:p>
          </table:table-cell>
          <table:table-cell table:style-name="Default" table:formula="of:=IF(ISERROR([.F65]);0;[.F65])" office:value-type="float" office:value="0" calcext:value-type="float">
            <text:p>0</text:p>
          </table:table-cell>
          <table:table-cell table:style-name="Default"/>
          <table:table-cell table:style-name="ce24" table:formula="of:=[.A65]" office:value-type="float" office:value="0" calcext:value-type="float">
            <text:p>0</text:p>
          </table:table-cell>
          <table:table-cell table:style-name="ce24" table:formula="of:=[.B65]" office:value-type="float" office:value="0" calcext:value-type="float">
            <text:p>0</text:p>
          </table:table-cell>
          <table:table-cell table:style-name="ce24" table:formula="of:=SUMIFS([.H$3:.H$188];[.$A$2:.$A$187];[.$A65])" office:value-type="float" office:value="392.754166666667" calcext:value-type="float">
            <text:p>392.7541666667</text:p>
          </table:table-cell>
          <table:table-cell table:style-name="ce24" table:formula="of:=SUMIFS([.I$3:.I$188];[.$A$2:.$A$187];[.$A65])" office:value-type="float" office:value="392.754166666667" calcext:value-type="float">
            <text:p>392.7541666667</text:p>
          </table:table-cell>
          <table:table-cell table:style-name="ce24" table:formula="of:=SUMIFS([.J$3:.J$188];[.$A$2:.$A$187];[.$A65])" office:value-type="float" office:value="393.691666666667" calcext:value-type="float">
            <text:p>393.6916666667</text:p>
          </table:table-cell>
          <table:table-cell table:style-name="ce24" table:formula="of:=SUMIFS([.K$3:.K$188];[.$A$2:.$A$187];[.$A65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66]" office:value-type="float" office:value="0" calcext:value-type="float">
            <text:p>0</text:p>
          </table:table-cell>
          <table:table-cell table:formula="of:=['Mega Recipe'.Q66]" office:value-type="float" office:value="0" calcext:value-type="float">
            <text:p>0</text:p>
          </table:table-cell>
          <table:table-cell table:formula="of:=['Mega Recipe'.R66]" office:value-type="string" office:string-value="" calcext:value-type="error">
            <text:p>#DIV/0!</text:p>
          </table:table-cell>
          <table:table-cell table:formula="of:=['Mega Recipe'.S66]" office:value-type="string" office:string-value="" calcext:value-type="error">
            <text:p>#DIV/0!</text:p>
          </table:table-cell>
          <table:table-cell table:formula="of:=['Mega Recipe'.T66]" office:value-type="string" office:string-value="" calcext:value-type="error">
            <text:p>#DIV/0!</text:p>
          </table:table-cell>
          <table:table-cell table:formula="of:=['Mega Recipe'.U66]" office:value-type="string" office:string-value="" calcext:value-type="error">
            <text:p>#DIV/0!</text:p>
          </table:table-cell>
          <table:table-cell/>
          <table:table-cell table:style-name="Default" table:formula="of:=IF(ISERROR([.C66]);0;[.C66])" office:value-type="float" office:value="0" calcext:value-type="float">
            <text:p>0</text:p>
          </table:table-cell>
          <table:table-cell table:style-name="Default" table:formula="of:=IF(ISERROR([.D66]);0;[.D66])" office:value-type="float" office:value="0" calcext:value-type="float">
            <text:p>0</text:p>
          </table:table-cell>
          <table:table-cell table:style-name="Default" table:formula="of:=IF(ISERROR([.E66]);0;[.E66])" office:value-type="float" office:value="0" calcext:value-type="float">
            <text:p>0</text:p>
          </table:table-cell>
          <table:table-cell table:style-name="Default" table:formula="of:=IF(ISERROR([.F66]);0;[.F66])" office:value-type="float" office:value="0" calcext:value-type="float">
            <text:p>0</text:p>
          </table:table-cell>
          <table:table-cell table:style-name="Default"/>
          <table:table-cell table:style-name="ce24" table:formula="of:=[.A66]" office:value-type="float" office:value="0" calcext:value-type="float">
            <text:p>0</text:p>
          </table:table-cell>
          <table:table-cell table:style-name="ce24" table:formula="of:=[.B66]" office:value-type="float" office:value="0" calcext:value-type="float">
            <text:p>0</text:p>
          </table:table-cell>
          <table:table-cell table:style-name="ce24" table:formula="of:=SUMIFS([.H$3:.H$188];[.$A$2:.$A$187];[.$A66])" office:value-type="float" office:value="392.754166666667" calcext:value-type="float">
            <text:p>392.7541666667</text:p>
          </table:table-cell>
          <table:table-cell table:style-name="ce24" table:formula="of:=SUMIFS([.I$3:.I$188];[.$A$2:.$A$187];[.$A66])" office:value-type="float" office:value="392.754166666667" calcext:value-type="float">
            <text:p>392.7541666667</text:p>
          </table:table-cell>
          <table:table-cell table:style-name="ce24" table:formula="of:=SUMIFS([.J$3:.J$188];[.$A$2:.$A$187];[.$A66])" office:value-type="float" office:value="393.691666666667" calcext:value-type="float">
            <text:p>393.6916666667</text:p>
          </table:table-cell>
          <table:table-cell table:style-name="ce24" table:formula="of:=SUMIFS([.K$3:.K$188];[.$A$2:.$A$187];[.$A66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67]" office:value-type="string" office:string-value="??" calcext:value-type="string">
            <text:p>??</text:p>
          </table:table-cell>
          <table:table-cell table:formula="of:=['Mega Recipe'.Q67]" office:value-type="float" office:value="0" calcext:value-type="float">
            <text:p>0</text:p>
          </table:table-cell>
          <table:table-cell table:formula="of:=['Mega Recipe'.R67]" office:value-type="string" office:string-value="" calcext:value-type="error">
            <text:p>#DIV/0!</text:p>
          </table:table-cell>
          <table:table-cell table:formula="of:=['Mega Recipe'.S67]" office:value-type="string" office:string-value="" calcext:value-type="error">
            <text:p>#DIV/0!</text:p>
          </table:table-cell>
          <table:table-cell table:formula="of:=['Mega Recipe'.T67]" office:value-type="string" office:string-value="" calcext:value-type="error">
            <text:p>#DIV/0!</text:p>
          </table:table-cell>
          <table:table-cell table:formula="of:=['Mega Recipe'.U67]" office:value-type="string" office:string-value="" calcext:value-type="error">
            <text:p>#DIV/0!</text:p>
          </table:table-cell>
          <table:table-cell/>
          <table:table-cell table:style-name="Default" table:formula="of:=IF(ISERROR([.C67]);0;[.C67])" office:value-type="float" office:value="0" calcext:value-type="float">
            <text:p>0</text:p>
          </table:table-cell>
          <table:table-cell table:style-name="Default" table:formula="of:=IF(ISERROR([.D67]);0;[.D67])" office:value-type="float" office:value="0" calcext:value-type="float">
            <text:p>0</text:p>
          </table:table-cell>
          <table:table-cell table:style-name="Default" table:formula="of:=IF(ISERROR([.E67]);0;[.E67])" office:value-type="float" office:value="0" calcext:value-type="float">
            <text:p>0</text:p>
          </table:table-cell>
          <table:table-cell table:style-name="Default" table:formula="of:=IF(ISERROR([.F67]);0;[.F67])" office:value-type="float" office:value="0" calcext:value-type="float">
            <text:p>0</text:p>
          </table:table-cell>
          <table:table-cell table:style-name="Default"/>
          <table:table-cell table:style-name="ce24" table:formula="of:=[.A67]" office:value-type="string" office:string-value="??" calcext:value-type="string">
            <text:p>??</text:p>
          </table:table-cell>
          <table:table-cell table:style-name="ce24" table:formula="of:=[.B67]" office:value-type="float" office:value="0" calcext:value-type="float">
            <text:p>0</text:p>
          </table:table-cell>
          <table:table-cell table:style-name="ce24" table:formula="of:=SUMIFS([.H$3:.H$188];[.$A$2:.$A$187];[.$A67])" office:value-type="float" office:value="0" calcext:value-type="float">
            <text:p>0</text:p>
          </table:table-cell>
          <table:table-cell table:style-name="ce24" table:formula="of:=SUMIFS([.I$3:.I$188];[.$A$2:.$A$187];[.$A67])" office:value-type="float" office:value="0" calcext:value-type="float">
            <text:p>0</text:p>
          </table:table-cell>
          <table:table-cell table:style-name="ce24" table:formula="of:=SUMIFS([.J$3:.J$188];[.$A$2:.$A$187];[.$A67])" office:value-type="float" office:value="0" calcext:value-type="float">
            <text:p>0</text:p>
          </table:table-cell>
          <table:table-cell table:style-name="ce24" table:formula="of:=SUMIFS([.K$3:.K$188];[.$A$2:.$A$187];[.$A67])" office:value-type="float" office:value="0" calcext:value-type="float">
            <text:p>0</text:p>
          </table:table-cell>
        </table:table-row>
        <table:table-row table:style-name="ro1">
          <table:table-cell table:formula="of:=['Mega Recipe'.P68]" office:value-type="float" office:value="0" calcext:value-type="float">
            <text:p>0</text:p>
          </table:table-cell>
          <table:table-cell table:formula="of:=['Mega Recipe'.Q68]" office:value-type="float" office:value="0" calcext:value-type="float">
            <text:p>0</text:p>
          </table:table-cell>
          <table:table-cell table:formula="of:=['Mega Recipe'.R68]" office:value-type="string" office:string-value="" calcext:value-type="error">
            <text:p>#DIV/0!</text:p>
          </table:table-cell>
          <table:table-cell table:formula="of:=['Mega Recipe'.S68]" office:value-type="string" office:string-value="" calcext:value-type="error">
            <text:p>#DIV/0!</text:p>
          </table:table-cell>
          <table:table-cell table:formula="of:=['Mega Recipe'.T68]" office:value-type="string" office:string-value="" calcext:value-type="error">
            <text:p>#DIV/0!</text:p>
          </table:table-cell>
          <table:table-cell table:formula="of:=['Mega Recipe'.U68]" office:value-type="string" office:string-value="" calcext:value-type="error">
            <text:p>#DIV/0!</text:p>
          </table:table-cell>
          <table:table-cell/>
          <table:table-cell table:style-name="Default" table:formula="of:=IF(ISERROR([.C68]);0;[.C68])" office:value-type="float" office:value="0" calcext:value-type="float">
            <text:p>0</text:p>
          </table:table-cell>
          <table:table-cell table:style-name="Default" table:formula="of:=IF(ISERROR([.D68]);0;[.D68])" office:value-type="float" office:value="0" calcext:value-type="float">
            <text:p>0</text:p>
          </table:table-cell>
          <table:table-cell table:style-name="Default" table:formula="of:=IF(ISERROR([.E68]);0;[.E68])" office:value-type="float" office:value="0" calcext:value-type="float">
            <text:p>0</text:p>
          </table:table-cell>
          <table:table-cell table:style-name="Default" table:formula="of:=IF(ISERROR([.F68]);0;[.F68])" office:value-type="float" office:value="0" calcext:value-type="float">
            <text:p>0</text:p>
          </table:table-cell>
          <table:table-cell table:style-name="Default"/>
          <table:table-cell table:style-name="ce24" table:formula="of:=[.A68]" office:value-type="float" office:value="0" calcext:value-type="float">
            <text:p>0</text:p>
          </table:table-cell>
          <table:table-cell table:style-name="ce24" table:formula="of:=[.B68]" office:value-type="float" office:value="0" calcext:value-type="float">
            <text:p>0</text:p>
          </table:table-cell>
          <table:table-cell table:style-name="ce24" table:formula="of:=SUMIFS([.H$3:.H$188];[.$A$2:.$A$187];[.$A68])" office:value-type="float" office:value="392.754166666667" calcext:value-type="float">
            <text:p>392.7541666667</text:p>
          </table:table-cell>
          <table:table-cell table:style-name="ce24" table:formula="of:=SUMIFS([.I$3:.I$188];[.$A$2:.$A$187];[.$A68])" office:value-type="float" office:value="392.754166666667" calcext:value-type="float">
            <text:p>392.7541666667</text:p>
          </table:table-cell>
          <table:table-cell table:style-name="ce24" table:formula="of:=SUMIFS([.J$3:.J$188];[.$A$2:.$A$187];[.$A68])" office:value-type="float" office:value="393.691666666667" calcext:value-type="float">
            <text:p>393.6916666667</text:p>
          </table:table-cell>
          <table:table-cell table:style-name="ce24" table:formula="of:=SUMIFS([.K$3:.K$188];[.$A$2:.$A$187];[.$A6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69]" office:value-type="float" office:value="0" calcext:value-type="float">
            <text:p>0</text:p>
          </table:table-cell>
          <table:table-cell table:formula="of:=['Mega Recipe'.Q69]" office:value-type="float" office:value="0" calcext:value-type="float">
            <text:p>0</text:p>
          </table:table-cell>
          <table:table-cell table:formula="of:=['Mega Recipe'.R69]" office:value-type="float" office:value="0" calcext:value-type="float">
            <text:p>0</text:p>
          </table:table-cell>
          <table:table-cell table:formula="of:=['Mega Recipe'.S69]" office:value-type="float" office:value="0" calcext:value-type="float">
            <text:p>0</text:p>
          </table:table-cell>
          <table:table-cell table:formula="of:=['Mega Recipe'.T69]" office:value-type="float" office:value="0" calcext:value-type="float">
            <text:p>0</text:p>
          </table:table-cell>
          <table:table-cell table:formula="of:=['Mega Recipe'.U69]" office:value-type="float" office:value="0" calcext:value-type="float">
            <text:p>0</text:p>
          </table:table-cell>
          <table:table-cell/>
          <table:table-cell table:style-name="Default" table:formula="of:=IF(ISERROR([.C69]);0;[.C69])" office:value-type="float" office:value="0" calcext:value-type="float">
            <text:p>0</text:p>
          </table:table-cell>
          <table:table-cell table:style-name="Default" table:formula="of:=IF(ISERROR([.D69]);0;[.D69])" office:value-type="float" office:value="0" calcext:value-type="float">
            <text:p>0</text:p>
          </table:table-cell>
          <table:table-cell table:style-name="Default" table:formula="of:=IF(ISERROR([.E69]);0;[.E69])" office:value-type="float" office:value="0" calcext:value-type="float">
            <text:p>0</text:p>
          </table:table-cell>
          <table:table-cell table:style-name="Default" table:formula="of:=IF(ISERROR([.F69]);0;[.F69])" office:value-type="float" office:value="0" calcext:value-type="float">
            <text:p>0</text:p>
          </table:table-cell>
          <table:table-cell table:style-name="Default"/>
          <table:table-cell table:style-name="ce24" table:formula="of:=[.A69]" office:value-type="float" office:value="0" calcext:value-type="float">
            <text:p>0</text:p>
          </table:table-cell>
          <table:table-cell table:style-name="ce24" table:formula="of:=[.B69]" office:value-type="float" office:value="0" calcext:value-type="float">
            <text:p>0</text:p>
          </table:table-cell>
          <table:table-cell table:style-name="ce24" table:formula="of:=SUMIFS([.H$3:.H$188];[.$A$2:.$A$187];[.$A69])" office:value-type="float" office:value="392.754166666667" calcext:value-type="float">
            <text:p>392.7541666667</text:p>
          </table:table-cell>
          <table:table-cell table:style-name="ce24" table:formula="of:=SUMIFS([.I$3:.I$188];[.$A$2:.$A$187];[.$A69])" office:value-type="float" office:value="392.754166666667" calcext:value-type="float">
            <text:p>392.7541666667</text:p>
          </table:table-cell>
          <table:table-cell table:style-name="ce24" table:formula="of:=SUMIFS([.J$3:.J$188];[.$A$2:.$A$187];[.$A69])" office:value-type="float" office:value="393.691666666667" calcext:value-type="float">
            <text:p>393.6916666667</text:p>
          </table:table-cell>
          <table:table-cell table:style-name="ce24" table:formula="of:=SUMIFS([.K$3:.K$188];[.$A$2:.$A$187];[.$A6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70]" office:value-type="string" office:string-value="Chicken wings (1 is 30g)" calcext:value-type="string">
            <text:p>Chicken wings (1 is 30g)</text:p>
          </table:table-cell>
          <table:table-cell table:formula="of:=['Mega Recipe'.Q70]" office:value-type="string" office:string-value="wings" calcext:value-type="string">
            <text:p>wings</text:p>
          </table:table-cell>
          <table:table-cell table:formula="of:=['Mega Recipe'.R70]" office:value-type="float" office:value="1.66666666666667" calcext:value-type="float">
            <text:p>1.6666666667</text:p>
          </table:table-cell>
          <table:table-cell table:formula="of:=['Mega Recipe'.S70]" office:value-type="float" office:value="1.66666666666667" calcext:value-type="float">
            <text:p>1.6666666667</text:p>
          </table:table-cell>
          <table:table-cell table:formula="of:=['Mega Recipe'.T70]" office:value-type="float" office:value="1.66666666666667" calcext:value-type="float">
            <text:p>1.6666666667</text:p>
          </table:table-cell>
          <table:table-cell table:formula="of:=['Mega Recipe'.U70]" office:value-type="float" office:value="1.66666666666667" calcext:value-type="float">
            <text:p>1.6666666667</text:p>
          </table:table-cell>
          <table:table-cell/>
          <table:table-cell table:style-name="Default" table:formula="of:=IF(ISERROR([.C70]);0;[.C70])" office:value-type="float" office:value="1.66666666666667" calcext:value-type="float">
            <text:p>1.6666666667</text:p>
          </table:table-cell>
          <table:table-cell table:style-name="Default" table:formula="of:=IF(ISERROR([.D70]);0;[.D70])" office:value-type="float" office:value="1.66666666666667" calcext:value-type="float">
            <text:p>1.6666666667</text:p>
          </table:table-cell>
          <table:table-cell table:style-name="Default" table:formula="of:=IF(ISERROR([.E70]);0;[.E70])" office:value-type="float" office:value="1.66666666666667" calcext:value-type="float">
            <text:p>1.6666666667</text:p>
          </table:table-cell>
          <table:table-cell table:style-name="Default" table:formula="of:=IF(ISERROR([.F70]);0;[.F70])" office:value-type="float" office:value="1.66666666666667" calcext:value-type="float">
            <text:p>1.6666666667</text:p>
          </table:table-cell>
          <table:table-cell table:style-name="Default"/>
          <table:table-cell table:style-name="ce24" table:formula="of:=[.A70]" office:value-type="string" office:string-value="Chicken wings (1 is 30g)" calcext:value-type="string">
            <text:p>Chicken wings (1 is 30g)</text:p>
          </table:table-cell>
          <table:table-cell table:style-name="ce24" table:formula="of:=[.B70]" office:value-type="string" office:string-value="wings" calcext:value-type="string">
            <text:p>wings</text:p>
          </table:table-cell>
          <table:table-cell table:style-name="ce24" table:formula="of:=SUMIFS([.H$3:.H$188];[.$A$2:.$A$187];[.$A70])" office:value-type="float" office:value="0" calcext:value-type="float">
            <text:p>0</text:p>
          </table:table-cell>
          <table:table-cell table:style-name="ce24" table:formula="of:=SUMIFS([.I$3:.I$188];[.$A$2:.$A$187];[.$A70])" office:value-type="float" office:value="0" calcext:value-type="float">
            <text:p>0</text:p>
          </table:table-cell>
          <table:table-cell table:style-name="ce24" table:formula="of:=SUMIFS([.J$3:.J$188];[.$A$2:.$A$187];[.$A70])" office:value-type="float" office:value="0" calcext:value-type="float">
            <text:p>0</text:p>
          </table:table-cell>
          <table:table-cell table:style-name="ce24" table:formula="of:=SUMIFS([.K$3:.K$188];[.$A$2:.$A$187];[.$A70])" office:value-type="float" office:value="0" calcext:value-type="float">
            <text:p>0</text:p>
          </table:table-cell>
        </table:table-row>
        <table:table-row table:style-name="ro1">
          <table:table-cell table:formula="of:=['Mega Recipe'.P71]" office:value-type="string" office:string-value="5 spring onions, finely sliced" calcext:value-type="string">
            <text:p>5 spring onions, finely sliced</text:p>
          </table:table-cell>
          <table:table-cell table:formula="of:=['Mega Recipe'.Q71]" office:value-type="string" office:string-value="piece" calcext:value-type="string">
            <text:p>piece</text:p>
          </table:table-cell>
          <table:table-cell table:formula="of:=['Mega Recipe'.R71]" office:value-type="float" office:value="0.333333333333333" calcext:value-type="float">
            <text:p>0.3333333333</text:p>
          </table:table-cell>
          <table:table-cell table:formula="of:=['Mega Recipe'.S71]" office:value-type="float" office:value="0.333333333333333" calcext:value-type="float">
            <text:p>0.3333333333</text:p>
          </table:table-cell>
          <table:table-cell table:formula="of:=['Mega Recipe'.T71]" office:value-type="float" office:value="0.333333333333333" calcext:value-type="float">
            <text:p>0.3333333333</text:p>
          </table:table-cell>
          <table:table-cell table:formula="of:=['Mega Recipe'.U71]" office:value-type="float" office:value="0.333333333333333" calcext:value-type="float">
            <text:p>0.3333333333</text:p>
          </table:table-cell>
          <table:table-cell/>
          <table:table-cell table:style-name="Default" table:formula="of:=IF(ISERROR([.C71]);0;[.C71])" office:value-type="float" office:value="0.333333333333333" calcext:value-type="float">
            <text:p>0.3333333333</text:p>
          </table:table-cell>
          <table:table-cell table:style-name="Default" table:formula="of:=IF(ISERROR([.D71]);0;[.D71])" office:value-type="float" office:value="0.333333333333333" calcext:value-type="float">
            <text:p>0.3333333333</text:p>
          </table:table-cell>
          <table:table-cell table:style-name="Default" table:formula="of:=IF(ISERROR([.E71]);0;[.E71])" office:value-type="float" office:value="0.333333333333333" calcext:value-type="float">
            <text:p>0.3333333333</text:p>
          </table:table-cell>
          <table:table-cell table:style-name="Default" table:formula="of:=IF(ISERROR([.F71]);0;[.F71])" office:value-type="float" office:value="0.333333333333333" calcext:value-type="float">
            <text:p>0.3333333333</text:p>
          </table:table-cell>
          <table:table-cell table:style-name="Default"/>
          <table:table-cell table:style-name="ce24" table:formula="of:=[.A71]" office:value-type="string" office:string-value="5 spring onions, finely sliced" calcext:value-type="string">
            <text:p>5 spring onions, finely sliced</text:p>
          </table:table-cell>
          <table:table-cell table:style-name="ce24" table:formula="of:=[.B71]" office:value-type="string" office:string-value="piece" calcext:value-type="string">
            <text:p>piece</text:p>
          </table:table-cell>
          <table:table-cell table:style-name="ce24" table:formula="of:=SUMIFS([.H$3:.H$188];[.$A$2:.$A$187];[.$A71])" office:value-type="float" office:value="0.333333333333333" calcext:value-type="float">
            <text:p>0.3333333333</text:p>
          </table:table-cell>
          <table:table-cell table:style-name="ce24" table:formula="of:=SUMIFS([.I$3:.I$188];[.$A$2:.$A$187];[.$A71])" office:value-type="float" office:value="0.333333333333333" calcext:value-type="float">
            <text:p>0.3333333333</text:p>
          </table:table-cell>
          <table:table-cell table:style-name="ce24" table:formula="of:=SUMIFS([.J$3:.J$188];[.$A$2:.$A$187];[.$A71])" office:value-type="float" office:value="0.333333333333333" calcext:value-type="float">
            <text:p>0.3333333333</text:p>
          </table:table-cell>
          <table:table-cell table:style-name="ce24" table:formula="of:=SUMIFS([.K$3:.K$188];[.$A$2:.$A$187];[.$A71])" office:value-type="float" office:value="0.333333333333333" calcext:value-type="float">
            <text:p>0.3333333333</text:p>
          </table:table-cell>
        </table:table-row>
        <table:table-row table:style-name="ro1">
          <table:table-cell table:formula="of:=['Mega Recipe'.P72]" office:value-type="string" office:string-value="5 tbsp honey" calcext:value-type="string">
            <text:p>5 tbsp honey</text:p>
          </table:table-cell>
          <table:table-cell table:formula="of:=['Mega Recipe'.Q72]" office:value-type="string" office:string-value="tbsp" calcext:value-type="string">
            <text:p>tbsp</text:p>
          </table:table-cell>
          <table:table-cell table:formula="of:=['Mega Recipe'.R72]" office:value-type="float" office:value="0.333333333333333" calcext:value-type="float">
            <text:p>0.3333333333</text:p>
          </table:table-cell>
          <table:table-cell table:formula="of:=['Mega Recipe'.S72]" office:value-type="float" office:value="0.333333333333333" calcext:value-type="float">
            <text:p>0.3333333333</text:p>
          </table:table-cell>
          <table:table-cell table:formula="of:=['Mega Recipe'.T72]" office:value-type="float" office:value="0.333333333333333" calcext:value-type="float">
            <text:p>0.3333333333</text:p>
          </table:table-cell>
          <table:table-cell table:formula="of:=['Mega Recipe'.U72]" office:value-type="float" office:value="0.333333333333333" calcext:value-type="float">
            <text:p>0.3333333333</text:p>
          </table:table-cell>
          <table:table-cell/>
          <table:table-cell table:style-name="Default" table:formula="of:=IF(ISERROR([.C72]);0;[.C72])" office:value-type="float" office:value="0.333333333333333" calcext:value-type="float">
            <text:p>0.3333333333</text:p>
          </table:table-cell>
          <table:table-cell table:style-name="Default" table:formula="of:=IF(ISERROR([.D72]);0;[.D72])" office:value-type="float" office:value="0.333333333333333" calcext:value-type="float">
            <text:p>0.3333333333</text:p>
          </table:table-cell>
          <table:table-cell table:style-name="Default" table:formula="of:=IF(ISERROR([.E72]);0;[.E72])" office:value-type="float" office:value="0.333333333333333" calcext:value-type="float">
            <text:p>0.3333333333</text:p>
          </table:table-cell>
          <table:table-cell table:style-name="Default" table:formula="of:=IF(ISERROR([.F72]);0;[.F72])" office:value-type="float" office:value="0.333333333333333" calcext:value-type="float">
            <text:p>0.3333333333</text:p>
          </table:table-cell>
          <table:table-cell table:style-name="Default"/>
          <table:table-cell table:style-name="ce24" table:formula="of:=[.A72]" office:value-type="string" office:string-value="5 tbsp honey" calcext:value-type="string">
            <text:p>5 tbsp honey</text:p>
          </table:table-cell>
          <table:table-cell table:style-name="ce24" table:formula="of:=[.B72]" office:value-type="string" office:string-value="tbsp" calcext:value-type="string">
            <text:p>tbsp</text:p>
          </table:table-cell>
          <table:table-cell table:style-name="ce24" table:formula="of:=SUMIFS([.H$3:.H$188];[.$A$2:.$A$187];[.$A72])" office:value-type="float" office:value="0.133333333333333" calcext:value-type="float">
            <text:p>0.1333333333</text:p>
          </table:table-cell>
          <table:table-cell table:style-name="ce24" table:formula="of:=SUMIFS([.I$3:.I$188];[.$A$2:.$A$187];[.$A72])" office:value-type="float" office:value="0.133333333333333" calcext:value-type="float">
            <text:p>0.1333333333</text:p>
          </table:table-cell>
          <table:table-cell table:style-name="ce24" table:formula="of:=SUMIFS([.J$3:.J$188];[.$A$2:.$A$187];[.$A72])" office:value-type="float" office:value="0.133333333333333" calcext:value-type="float">
            <text:p>0.1333333333</text:p>
          </table:table-cell>
          <table:table-cell table:style-name="ce24" table:formula="of:=SUMIFS([.K$3:.K$188];[.$A$2:.$A$187];[.$A72])" office:value-type="float" office:value="0.133333333333333" calcext:value-type="float">
            <text:p>0.1333333333</text:p>
          </table:table-cell>
        </table:table-row>
        <table:table-row table:style-name="ro1">
          <table:table-cell table:formula="of:=['Mega Recipe'.P73]" office:value-type="string" office:string-value="• 2 tbsp soy sauce" calcext:value-type="string">
            <text:p>• 2 tbsp soy sauce</text:p>
          </table:table-cell>
          <table:table-cell table:formula="of:=['Mega Recipe'.Q73]" office:value-type="string" office:string-value="tbsp" calcext:value-type="string">
            <text:p>tbsp</text:p>
          </table:table-cell>
          <table:table-cell table:formula="of:=['Mega Recipe'.R73]" office:value-type="float" office:value="0.133333333333333" calcext:value-type="float">
            <text:p>0.1333333333</text:p>
          </table:table-cell>
          <table:table-cell table:formula="of:=['Mega Recipe'.S73]" office:value-type="float" office:value="0.133333333333333" calcext:value-type="float">
            <text:p>0.1333333333</text:p>
          </table:table-cell>
          <table:table-cell table:formula="of:=['Mega Recipe'.T73]" office:value-type="float" office:value="0.133333333333333" calcext:value-type="float">
            <text:p>0.1333333333</text:p>
          </table:table-cell>
          <table:table-cell table:formula="of:=['Mega Recipe'.U73]" office:value-type="float" office:value="0.133333333333333" calcext:value-type="float">
            <text:p>0.1333333333</text:p>
          </table:table-cell>
          <table:table-cell/>
          <table:table-cell table:style-name="Default" table:formula="of:=IF(ISERROR([.C73]);0;[.C73])" office:value-type="float" office:value="0.133333333333333" calcext:value-type="float">
            <text:p>0.1333333333</text:p>
          </table:table-cell>
          <table:table-cell table:style-name="Default" table:formula="of:=IF(ISERROR([.D73]);0;[.D73])" office:value-type="float" office:value="0.133333333333333" calcext:value-type="float">
            <text:p>0.1333333333</text:p>
          </table:table-cell>
          <table:table-cell table:style-name="Default" table:formula="of:=IF(ISERROR([.E73]);0;[.E73])" office:value-type="float" office:value="0.133333333333333" calcext:value-type="float">
            <text:p>0.1333333333</text:p>
          </table:table-cell>
          <table:table-cell table:style-name="Default" table:formula="of:=IF(ISERROR([.F73]);0;[.F73])" office:value-type="float" office:value="0.133333333333333" calcext:value-type="float">
            <text:p>0.1333333333</text:p>
          </table:table-cell>
          <table:table-cell table:style-name="Default"/>
          <table:table-cell table:style-name="ce24" table:formula="of:=[.A73]" office:value-type="string" office:string-value="• 2 tbsp soy sauce" calcext:value-type="string">
            <text:p>• 2 tbsp soy sauce</text:p>
          </table:table-cell>
          <table:table-cell table:style-name="ce24" table:formula="of:=[.B73]" office:value-type="string" office:string-value="tbsp" calcext:value-type="string">
            <text:p>tbsp</text:p>
          </table:table-cell>
          <table:table-cell table:style-name="ce24" table:formula="of:=SUMIFS([.H$3:.H$188];[.$A$2:.$A$187];[.$A73])" office:value-type="float" office:value="0.0666666666666667" calcext:value-type="float">
            <text:p>0.0666666667</text:p>
          </table:table-cell>
          <table:table-cell table:style-name="ce24" table:formula="of:=SUMIFS([.I$3:.I$188];[.$A$2:.$A$187];[.$A73])" office:value-type="float" office:value="0.0666666666666667" calcext:value-type="float">
            <text:p>0.0666666667</text:p>
          </table:table-cell>
          <table:table-cell table:style-name="ce24" table:formula="of:=SUMIFS([.J$3:.J$188];[.$A$2:.$A$187];[.$A73])" office:value-type="float" office:value="0.0666666666666667" calcext:value-type="float">
            <text:p>0.0666666667</text:p>
          </table:table-cell>
          <table:table-cell table:style-name="ce24" table:formula="of:=SUMIFS([.K$3:.K$188];[.$A$2:.$A$187];[.$A73])" office:value-type="float" office:value="0.0666666666666667" calcext:value-type="float">
            <text:p>0.0666666667</text:p>
          </table:table-cell>
        </table:table-row>
        <table:table-row table:style-name="ro1">
          <table:table-cell table:formula="of:=['Mega Recipe'.P74]" office:value-type="string" office:string-value="• 1 red chilli, sliced" calcext:value-type="string">
            <text:p>• 1 red chilli, sliced</text:p>
          </table:table-cell>
          <table:table-cell table:formula="of:=['Mega Recipe'.Q74]" office:value-type="string" office:string-value="piece" calcext:value-type="string">
            <text:p>piece</text:p>
          </table:table-cell>
          <table:table-cell table:formula="of:=['Mega Recipe'.R74]" office:value-type="float" office:value="0.0666666666666667" calcext:value-type="float">
            <text:p>0.0666666667</text:p>
          </table:table-cell>
          <table:table-cell table:formula="of:=['Mega Recipe'.S74]" office:value-type="float" office:value="0.0666666666666667" calcext:value-type="float">
            <text:p>0.0666666667</text:p>
          </table:table-cell>
          <table:table-cell table:formula="of:=['Mega Recipe'.T74]" office:value-type="float" office:value="0.0666666666666667" calcext:value-type="float">
            <text:p>0.0666666667</text:p>
          </table:table-cell>
          <table:table-cell table:formula="of:=['Mega Recipe'.U74]" office:value-type="float" office:value="0.0666666666666667" calcext:value-type="float">
            <text:p>0.0666666667</text:p>
          </table:table-cell>
          <table:table-cell/>
          <table:table-cell table:style-name="Default" table:formula="of:=IF(ISERROR([.C74]);0;[.C74])" office:value-type="float" office:value="0.0666666666666667" calcext:value-type="float">
            <text:p>0.0666666667</text:p>
          </table:table-cell>
          <table:table-cell table:style-name="Default" table:formula="of:=IF(ISERROR([.D74]);0;[.D74])" office:value-type="float" office:value="0.0666666666666667" calcext:value-type="float">
            <text:p>0.0666666667</text:p>
          </table:table-cell>
          <table:table-cell table:style-name="Default" table:formula="of:=IF(ISERROR([.E74]);0;[.E74])" office:value-type="float" office:value="0.0666666666666667" calcext:value-type="float">
            <text:p>0.0666666667</text:p>
          </table:table-cell>
          <table:table-cell table:style-name="Default" table:formula="of:=IF(ISERROR([.F74]);0;[.F74])" office:value-type="float" office:value="0.0666666666666667" calcext:value-type="float">
            <text:p>0.0666666667</text:p>
          </table:table-cell>
          <table:table-cell table:style-name="Default"/>
          <table:table-cell table:style-name="ce24" table:formula="of:=[.A74]" office:value-type="string" office:string-value="• 1 red chilli, sliced" calcext:value-type="string">
            <text:p>• 1 red chilli, sliced</text:p>
          </table:table-cell>
          <table:table-cell table:style-name="ce24" table:formula="of:=[.B74]" office:value-type="string" office:string-value="piece" calcext:value-type="string">
            <text:p>piece</text:p>
          </table:table-cell>
          <table:table-cell table:style-name="ce24" table:formula="of:=SUMIFS([.H$3:.H$188];[.$A$2:.$A$187];[.$A74])" office:value-type="float" office:value="0.133333333333333" calcext:value-type="float">
            <text:p>0.1333333333</text:p>
          </table:table-cell>
          <table:table-cell table:style-name="ce24" table:formula="of:=SUMIFS([.I$3:.I$188];[.$A$2:.$A$187];[.$A74])" office:value-type="float" office:value="0.133333333333333" calcext:value-type="float">
            <text:p>0.1333333333</text:p>
          </table:table-cell>
          <table:table-cell table:style-name="ce24" table:formula="of:=SUMIFS([.J$3:.J$188];[.$A$2:.$A$187];[.$A74])" office:value-type="float" office:value="0.133333333333333" calcext:value-type="float">
            <text:p>0.1333333333</text:p>
          </table:table-cell>
          <table:table-cell table:style-name="ce24" table:formula="of:=SUMIFS([.K$3:.K$188];[.$A$2:.$A$187];[.$A74])" office:value-type="float" office:value="0.133333333333333" calcext:value-type="float">
            <text:p>0.1333333333</text:p>
          </table:table-cell>
        </table:table-row>
        <table:table-row table:style-name="ro1">
          <table:table-cell table:formula="of:=['Mega Recipe'.P75]" office:value-type="string" office:string-value="• 1–2 cm ginger, grated" calcext:value-type="string">
            <text:p>• 1–2 cm ginger, grated</text:p>
          </table:table-cell>
          <table:table-cell table:formula="of:=['Mega Recipe'.Q75]" office:value-type="string" office:string-value="cm piece" calcext:value-type="string">
            <text:p>cm piece</text:p>
          </table:table-cell>
          <table:table-cell table:formula="of:=['Mega Recipe'.R75]" office:value-type="float" office:value="0.133333333333333" calcext:value-type="float">
            <text:p>0.1333333333</text:p>
          </table:table-cell>
          <table:table-cell table:formula="of:=['Mega Recipe'.S75]" office:value-type="float" office:value="0.133333333333333" calcext:value-type="float">
            <text:p>0.1333333333</text:p>
          </table:table-cell>
          <table:table-cell table:formula="of:=['Mega Recipe'.T75]" office:value-type="float" office:value="0.133333333333333" calcext:value-type="float">
            <text:p>0.1333333333</text:p>
          </table:table-cell>
          <table:table-cell table:formula="of:=['Mega Recipe'.U75]" office:value-type="float" office:value="0.133333333333333" calcext:value-type="float">
            <text:p>0.1333333333</text:p>
          </table:table-cell>
          <table:table-cell/>
          <table:table-cell table:style-name="Default" table:formula="of:=IF(ISERROR([.C75]);0;[.C75])" office:value-type="float" office:value="0.133333333333333" calcext:value-type="float">
            <text:p>0.1333333333</text:p>
          </table:table-cell>
          <table:table-cell table:style-name="Default" table:formula="of:=IF(ISERROR([.D75]);0;[.D75])" office:value-type="float" office:value="0.133333333333333" calcext:value-type="float">
            <text:p>0.1333333333</text:p>
          </table:table-cell>
          <table:table-cell table:style-name="Default" table:formula="of:=IF(ISERROR([.E75]);0;[.E75])" office:value-type="float" office:value="0.133333333333333" calcext:value-type="float">
            <text:p>0.1333333333</text:p>
          </table:table-cell>
          <table:table-cell table:style-name="Default" table:formula="of:=IF(ISERROR([.F75]);0;[.F75])" office:value-type="float" office:value="0.133333333333333" calcext:value-type="float">
            <text:p>0.1333333333</text:p>
          </table:table-cell>
          <table:table-cell table:style-name="Default"/>
          <table:table-cell table:style-name="ce24" table:formula="of:=[.A75]" office:value-type="string" office:string-value="• 1–2 cm ginger, grated" calcext:value-type="string">
            <text:p>• 1–2 cm ginger, grated</text:p>
          </table:table-cell>
          <table:table-cell table:style-name="ce24" table:formula="of:=[.B75]" office:value-type="string" office:string-value="cm piece" calcext:value-type="string">
            <text:p>cm piece</text:p>
          </table:table-cell>
          <table:table-cell table:style-name="ce24" table:formula="of:=SUMIFS([.H$3:.H$188];[.$A$2:.$A$187];[.$A75])" office:value-type="float" office:value="0.0416666666666667" calcext:value-type="float">
            <text:p>0.0416666667</text:p>
          </table:table-cell>
          <table:table-cell table:style-name="ce24" table:formula="of:=SUMIFS([.I$3:.I$188];[.$A$2:.$A$187];[.$A75])" office:value-type="float" office:value="0.0416666666666667" calcext:value-type="float">
            <text:p>0.0416666667</text:p>
          </table:table-cell>
          <table:table-cell table:style-name="ce24" table:formula="of:=SUMIFS([.J$3:.J$188];[.$A$2:.$A$187];[.$A75])" office:value-type="float" office:value="0.0416666666666667" calcext:value-type="float">
            <text:p>0.0416666667</text:p>
          </table:table-cell>
          <table:table-cell table:style-name="ce24" table:formula="of:=SUMIFS([.K$3:.K$188];[.$A$2:.$A$187];[.$A75])" office:value-type="float" office:value="0.0416666666666667" calcext:value-type="float">
            <text:p>0.0416666667</text:p>
          </table:table-cell>
        </table:table-row>
        <table:table-row table:style-name="ro1">
          <table:table-cell table:formula="of:=['Mega Recipe'.P76]" office:value-type="string" office:string-value="0.625 teaspoon thyme" calcext:value-type="string">
            <text:p>0.625 teaspoon thyme</text:p>
          </table:table-cell>
          <table:table-cell table:formula="of:=['Mega Recipe'.Q76]" office:value-type="string" office:string-value="tsp" calcext:value-type="string">
            <text:p>tsp</text:p>
          </table:table-cell>
          <table:table-cell table:formula="of:=['Mega Recipe'.R76]" office:value-type="float" office:value="0.0416666666666667" calcext:value-type="float">
            <text:p>0.0416666667</text:p>
          </table:table-cell>
          <table:table-cell table:formula="of:=['Mega Recipe'.S76]" office:value-type="float" office:value="0.0416666666666667" calcext:value-type="float">
            <text:p>0.0416666667</text:p>
          </table:table-cell>
          <table:table-cell table:formula="of:=['Mega Recipe'.T76]" office:value-type="float" office:value="0.0416666666666667" calcext:value-type="float">
            <text:p>0.0416666667</text:p>
          </table:table-cell>
          <table:table-cell table:formula="of:=['Mega Recipe'.U76]" office:value-type="float" office:value="0.0416666666666667" calcext:value-type="float">
            <text:p>0.0416666667</text:p>
          </table:table-cell>
          <table:table-cell/>
          <table:table-cell table:style-name="Default" table:formula="of:=IF(ISERROR([.C76]);0;[.C76])" office:value-type="float" office:value="0.0416666666666667" calcext:value-type="float">
            <text:p>0.0416666667</text:p>
          </table:table-cell>
          <table:table-cell table:style-name="Default" table:formula="of:=IF(ISERROR([.D76]);0;[.D76])" office:value-type="float" office:value="0.0416666666666667" calcext:value-type="float">
            <text:p>0.0416666667</text:p>
          </table:table-cell>
          <table:table-cell table:style-name="Default" table:formula="of:=IF(ISERROR([.E76]);0;[.E76])" office:value-type="float" office:value="0.0416666666666667" calcext:value-type="float">
            <text:p>0.0416666667</text:p>
          </table:table-cell>
          <table:table-cell table:style-name="Default" table:formula="of:=IF(ISERROR([.F76]);0;[.F76])" office:value-type="float" office:value="0.0416666666666667" calcext:value-type="float">
            <text:p>0.0416666667</text:p>
          </table:table-cell>
          <table:table-cell table:style-name="Default"/>
          <table:table-cell table:style-name="ce24" table:formula="of:=[.A76]" office:value-type="string" office:string-value="0.625 teaspoon thyme" calcext:value-type="string">
            <text:p>0.625 teaspoon thyme</text:p>
          </table:table-cell>
          <table:table-cell table:style-name="ce24" table:formula="of:=[.B76]" office:value-type="string" office:string-value="tsp" calcext:value-type="string">
            <text:p>tsp</text:p>
          </table:table-cell>
          <table:table-cell table:style-name="ce24" table:formula="of:=SUMIFS([.H$3:.H$188];[.$A$2:.$A$187];[.$A76])" office:value-type="float" office:value="0" calcext:value-type="float">
            <text:p>0</text:p>
          </table:table-cell>
          <table:table-cell table:style-name="ce24" table:formula="of:=SUMIFS([.I$3:.I$188];[.$A$2:.$A$187];[.$A76])" office:value-type="float" office:value="0" calcext:value-type="float">
            <text:p>0</text:p>
          </table:table-cell>
          <table:table-cell table:style-name="ce24" table:formula="of:=SUMIFS([.J$3:.J$188];[.$A$2:.$A$187];[.$A76])" office:value-type="float" office:value="0" calcext:value-type="float">
            <text:p>0</text:p>
          </table:table-cell>
          <table:table-cell table:style-name="ce24" table:formula="of:=SUMIFS([.K$3:.K$188];[.$A$2:.$A$187];[.$A76])" office:value-type="float" office:value="0" calcext:value-type="float">
            <text:p>0</text:p>
          </table:table-cell>
        </table:table-row>
        <table:table-row table:style-name="ro1">
          <table:table-cell table:formula="of:=['Mega Recipe'.P77]" office:value-type="float" office:value="0" calcext:value-type="float">
            <text:p>0</text:p>
          </table:table-cell>
          <table:table-cell table:formula="of:=['Mega Recipe'.Q77]" office:value-type="float" office:value="0" calcext:value-type="float">
            <text:p>0</text:p>
          </table:table-cell>
          <table:table-cell table:formula="of:=['Mega Recipe'.R77]" office:value-type="float" office:value="0" calcext:value-type="float">
            <text:p>0</text:p>
          </table:table-cell>
          <table:table-cell table:formula="of:=['Mega Recipe'.S77]" office:value-type="float" office:value="0" calcext:value-type="float">
            <text:p>0</text:p>
          </table:table-cell>
          <table:table-cell table:formula="of:=['Mega Recipe'.T77]" office:value-type="float" office:value="0" calcext:value-type="float">
            <text:p>0</text:p>
          </table:table-cell>
          <table:table-cell table:formula="of:=['Mega Recipe'.U77]" office:value-type="float" office:value="0" calcext:value-type="float">
            <text:p>0</text:p>
          </table:table-cell>
          <table:table-cell/>
          <table:table-cell table:style-name="Default" table:formula="of:=IF(ISERROR([.C77]);0;[.C77])" office:value-type="float" office:value="0" calcext:value-type="float">
            <text:p>0</text:p>
          </table:table-cell>
          <table:table-cell table:style-name="Default" table:formula="of:=IF(ISERROR([.D77]);0;[.D77])" office:value-type="float" office:value="0" calcext:value-type="float">
            <text:p>0</text:p>
          </table:table-cell>
          <table:table-cell table:style-name="Default" table:formula="of:=IF(ISERROR([.E77]);0;[.E77])" office:value-type="float" office:value="0" calcext:value-type="float">
            <text:p>0</text:p>
          </table:table-cell>
          <table:table-cell table:style-name="Default" table:formula="of:=IF(ISERROR([.F77]);0;[.F77])" office:value-type="float" office:value="0" calcext:value-type="float">
            <text:p>0</text:p>
          </table:table-cell>
          <table:table-cell table:style-name="Default"/>
          <table:table-cell table:style-name="ce24" table:formula="of:=[.A77]" office:value-type="float" office:value="0" calcext:value-type="float">
            <text:p>0</text:p>
          </table:table-cell>
          <table:table-cell table:style-name="ce24" table:formula="of:=[.B77]" office:value-type="float" office:value="0" calcext:value-type="float">
            <text:p>0</text:p>
          </table:table-cell>
          <table:table-cell table:style-name="ce24" table:formula="of:=SUMIFS([.H$3:.H$188];[.$A$2:.$A$187];[.$A77])" office:value-type="float" office:value="392.754166666667" calcext:value-type="float">
            <text:p>392.7541666667</text:p>
          </table:table-cell>
          <table:table-cell table:style-name="ce24" table:formula="of:=SUMIFS([.I$3:.I$188];[.$A$2:.$A$187];[.$A77])" office:value-type="float" office:value="392.754166666667" calcext:value-type="float">
            <text:p>392.7541666667</text:p>
          </table:table-cell>
          <table:table-cell table:style-name="ce24" table:formula="of:=SUMIFS([.J$3:.J$188];[.$A$2:.$A$187];[.$A77])" office:value-type="float" office:value="393.691666666667" calcext:value-type="float">
            <text:p>393.6916666667</text:p>
          </table:table-cell>
          <table:table-cell table:style-name="ce24" table:formula="of:=SUMIFS([.K$3:.K$188];[.$A$2:.$A$187];[.$A77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78]" office:value-type="float" office:value="0" calcext:value-type="float">
            <text:p>0</text:p>
          </table:table-cell>
          <table:table-cell table:formula="of:=['Mega Recipe'.Q78]" office:value-type="float" office:value="0" calcext:value-type="float">
            <text:p>0</text:p>
          </table:table-cell>
          <table:table-cell table:formula="of:=['Mega Recipe'.R78]" office:value-type="float" office:value="0" calcext:value-type="float">
            <text:p>0</text:p>
          </table:table-cell>
          <table:table-cell table:formula="of:=['Mega Recipe'.S78]" office:value-type="float" office:value="0" calcext:value-type="float">
            <text:p>0</text:p>
          </table:table-cell>
          <table:table-cell table:formula="of:=['Mega Recipe'.T78]" office:value-type="float" office:value="0" calcext:value-type="float">
            <text:p>0</text:p>
          </table:table-cell>
          <table:table-cell table:formula="of:=['Mega Recipe'.U78]" office:value-type="float" office:value="0" calcext:value-type="float">
            <text:p>0</text:p>
          </table:table-cell>
          <table:table-cell/>
          <table:table-cell table:style-name="Default" table:formula="of:=IF(ISERROR([.C78]);0;[.C78])" office:value-type="float" office:value="0" calcext:value-type="float">
            <text:p>0</text:p>
          </table:table-cell>
          <table:table-cell table:style-name="Default" table:formula="of:=IF(ISERROR([.D78]);0;[.D78])" office:value-type="float" office:value="0" calcext:value-type="float">
            <text:p>0</text:p>
          </table:table-cell>
          <table:table-cell table:style-name="Default" table:formula="of:=IF(ISERROR([.E78]);0;[.E78])" office:value-type="float" office:value="0" calcext:value-type="float">
            <text:p>0</text:p>
          </table:table-cell>
          <table:table-cell table:style-name="Default" table:formula="of:=IF(ISERROR([.F78]);0;[.F78])" office:value-type="float" office:value="0" calcext:value-type="float">
            <text:p>0</text:p>
          </table:table-cell>
          <table:table-cell table:style-name="Default"/>
          <table:table-cell table:style-name="ce24" table:formula="of:=[.A78]" office:value-type="float" office:value="0" calcext:value-type="float">
            <text:p>0</text:p>
          </table:table-cell>
          <table:table-cell table:style-name="ce24" table:formula="of:=[.B78]" office:value-type="float" office:value="0" calcext:value-type="float">
            <text:p>0</text:p>
          </table:table-cell>
          <table:table-cell table:style-name="ce24" table:formula="of:=SUMIFS([.H$3:.H$188];[.$A$2:.$A$187];[.$A78])" office:value-type="float" office:value="392.754166666667" calcext:value-type="float">
            <text:p>392.7541666667</text:p>
          </table:table-cell>
          <table:table-cell table:style-name="ce24" table:formula="of:=SUMIFS([.I$3:.I$188];[.$A$2:.$A$187];[.$A78])" office:value-type="float" office:value="392.754166666667" calcext:value-type="float">
            <text:p>392.7541666667</text:p>
          </table:table-cell>
          <table:table-cell table:style-name="ce24" table:formula="of:=SUMIFS([.J$3:.J$188];[.$A$2:.$A$187];[.$A78])" office:value-type="float" office:value="393.691666666667" calcext:value-type="float">
            <text:p>393.6916666667</text:p>
          </table:table-cell>
          <table:table-cell table:style-name="ce24" table:formula="of:=SUMIFS([.K$3:.K$188];[.$A$2:.$A$187];[.$A7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79]" office:value-type="string" office:string-value="2 potatoes cut in batons" calcext:value-type="string">
            <text:p>2 potatoes cut in batons</text:p>
          </table:table-cell>
          <table:table-cell table:formula="of:=['Mega Recipe'.Q79]" office:value-type="string" office:string-value="g" calcext:value-type="string">
            <text:p>g</text:p>
          </table:table-cell>
          <table:table-cell table:formula="of:=['Mega Recipe'.R79]" office:value-type="float" office:value="30" calcext:value-type="float">
            <text:p>30</text:p>
          </table:table-cell>
          <table:table-cell table:formula="of:=['Mega Recipe'.S79]" office:value-type="float" office:value="30" calcext:value-type="float">
            <text:p>30</text:p>
          </table:table-cell>
          <table:table-cell table:formula="of:=['Mega Recipe'.T79]" office:value-type="float" office:value="30" calcext:value-type="float">
            <text:p>30</text:p>
          </table:table-cell>
          <table:table-cell table:formula="of:=['Mega Recipe'.U79]" office:value-type="float" office:value="30" calcext:value-type="float">
            <text:p>30</text:p>
          </table:table-cell>
          <table:table-cell/>
          <table:table-cell table:style-name="Default" table:formula="of:=IF(ISERROR([.C79]);0;[.C79])" office:value-type="float" office:value="30" calcext:value-type="float">
            <text:p>30</text:p>
          </table:table-cell>
          <table:table-cell table:style-name="Default" table:formula="of:=IF(ISERROR([.D79]);0;[.D79])" office:value-type="float" office:value="30" calcext:value-type="float">
            <text:p>30</text:p>
          </table:table-cell>
          <table:table-cell table:style-name="Default" table:formula="of:=IF(ISERROR([.E79]);0;[.E79])" office:value-type="float" office:value="30" calcext:value-type="float">
            <text:p>30</text:p>
          </table:table-cell>
          <table:table-cell table:style-name="Default" table:formula="of:=IF(ISERROR([.F79]);0;[.F79])" office:value-type="float" office:value="30" calcext:value-type="float">
            <text:p>30</text:p>
          </table:table-cell>
          <table:table-cell table:style-name="Default"/>
          <table:table-cell table:style-name="ce24" table:formula="of:=[.A79]" office:value-type="string" office:string-value="2 potatoes cut in batons" calcext:value-type="string">
            <text:p>2 potatoes cut in batons</text:p>
          </table:table-cell>
          <table:table-cell table:style-name="ce24" table:formula="of:=[.B79]" office:value-type="string" office:string-value="g" calcext:value-type="string">
            <text:p>g</text:p>
          </table:table-cell>
          <table:table-cell table:style-name="ce24" table:formula="of:=SUMIFS([.H$3:.H$188];[.$A$2:.$A$187];[.$A79])" office:value-type="float" office:value="25" calcext:value-type="float">
            <text:p>25</text:p>
          </table:table-cell>
          <table:table-cell table:style-name="ce24" table:formula="of:=SUMIFS([.I$3:.I$188];[.$A$2:.$A$187];[.$A79])" office:value-type="float" office:value="25" calcext:value-type="float">
            <text:p>25</text:p>
          </table:table-cell>
          <table:table-cell table:style-name="ce24" table:formula="of:=SUMIFS([.J$3:.J$188];[.$A$2:.$A$187];[.$A79])" office:value-type="float" office:value="25" calcext:value-type="float">
            <text:p>25</text:p>
          </table:table-cell>
          <table:table-cell table:style-name="ce24" table:formula="of:=SUMIFS([.K$3:.K$188];[.$A$2:.$A$187];[.$A79])" office:value-type="float" office:value="25" calcext:value-type="float">
            <text:p>25</text:p>
          </table:table-cell>
        </table:table-row>
        <table:table-row table:style-name="ro1">
          <table:table-cell table:formula="of:=['Mega Recipe'.P80]" office:value-type="string" office:string-value="4 Carrots cut in batons" calcext:value-type="string">
            <text:p>4 Carrots cut in batons</text:p>
          </table:table-cell>
          <table:table-cell table:formula="of:=['Mega Recipe'.Q80]" office:value-type="string" office:string-value="g" calcext:value-type="string">
            <text:p>g</text:p>
          </table:table-cell>
          <table:table-cell table:formula="of:=['Mega Recipe'.R80]" office:value-type="float" office:value="25" calcext:value-type="float">
            <text:p>25</text:p>
          </table:table-cell>
          <table:table-cell table:formula="of:=['Mega Recipe'.S80]" office:value-type="float" office:value="25" calcext:value-type="float">
            <text:p>25</text:p>
          </table:table-cell>
          <table:table-cell table:formula="of:=['Mega Recipe'.T80]" office:value-type="float" office:value="25" calcext:value-type="float">
            <text:p>25</text:p>
          </table:table-cell>
          <table:table-cell table:formula="of:=['Mega Recipe'.U80]" office:value-type="float" office:value="25" calcext:value-type="float">
            <text:p>25</text:p>
          </table:table-cell>
          <table:table-cell/>
          <table:table-cell table:style-name="Default" table:formula="of:=IF(ISERROR([.C80]);0;[.C80])" office:value-type="float" office:value="25" calcext:value-type="float">
            <text:p>25</text:p>
          </table:table-cell>
          <table:table-cell table:style-name="Default" table:formula="of:=IF(ISERROR([.D80]);0;[.D80])" office:value-type="float" office:value="25" calcext:value-type="float">
            <text:p>25</text:p>
          </table:table-cell>
          <table:table-cell table:style-name="Default" table:formula="of:=IF(ISERROR([.E80]);0;[.E80])" office:value-type="float" office:value="25" calcext:value-type="float">
            <text:p>25</text:p>
          </table:table-cell>
          <table:table-cell table:style-name="Default" table:formula="of:=IF(ISERROR([.F80]);0;[.F80])" office:value-type="float" office:value="25" calcext:value-type="float">
            <text:p>25</text:p>
          </table:table-cell>
          <table:table-cell table:style-name="Default"/>
          <table:table-cell table:style-name="ce24" table:formula="of:=[.A80]" office:value-type="string" office:string-value="4 Carrots cut in batons" calcext:value-type="string">
            <text:p>4 Carrots cut in batons</text:p>
          </table:table-cell>
          <table:table-cell table:style-name="ce24" table:formula="of:=[.B80]" office:value-type="string" office:string-value="g" calcext:value-type="string">
            <text:p>g</text:p>
          </table:table-cell>
          <table:table-cell table:style-name="ce24" table:formula="of:=SUMIFS([.H$3:.H$188];[.$A$2:.$A$187];[.$A80])" office:value-type="float" office:value="10.8333333333333" calcext:value-type="float">
            <text:p>10.8333333333</text:p>
          </table:table-cell>
          <table:table-cell table:style-name="ce24" table:formula="of:=SUMIFS([.I$3:.I$188];[.$A$2:.$A$187];[.$A80])" office:value-type="float" office:value="10.8333333333333" calcext:value-type="float">
            <text:p>10.8333333333</text:p>
          </table:table-cell>
          <table:table-cell table:style-name="ce24" table:formula="of:=SUMIFS([.J$3:.J$188];[.$A$2:.$A$187];[.$A80])" office:value-type="float" office:value="10.8333333333333" calcext:value-type="float">
            <text:p>10.8333333333</text:p>
          </table:table-cell>
          <table:table-cell table:style-name="ce24" table:formula="of:=SUMIFS([.K$3:.K$188];[.$A$2:.$A$187];[.$A80])" office:value-type="float" office:value="10.8333333333333" calcext:value-type="float">
            <text:p>10.8333333333</text:p>
          </table:table-cell>
        </table:table-row>
        <table:table-row table:style-name="ro1">
          <table:table-cell table:formula="of:=['Mega Recipe'.P81]" office:value-type="string" office:string-value="1 Onion" calcext:value-type="string">
            <text:p>1 Onion</text:p>
          </table:table-cell>
          <table:table-cell table:formula="of:=['Mega Recipe'.Q81]" office:value-type="string" office:string-value="g" calcext:value-type="string">
            <text:p>g</text:p>
          </table:table-cell>
          <table:table-cell table:formula="of:=['Mega Recipe'.R81]" office:value-type="float" office:value="10.8333333333333" calcext:value-type="float">
            <text:p>10.8333333333</text:p>
          </table:table-cell>
          <table:table-cell table:formula="of:=['Mega Recipe'.S81]" office:value-type="float" office:value="10.8333333333333" calcext:value-type="float">
            <text:p>10.8333333333</text:p>
          </table:table-cell>
          <table:table-cell table:formula="of:=['Mega Recipe'.T81]" office:value-type="float" office:value="10.8333333333333" calcext:value-type="float">
            <text:p>10.8333333333</text:p>
          </table:table-cell>
          <table:table-cell table:formula="of:=['Mega Recipe'.U81]" office:value-type="float" office:value="10.8333333333333" calcext:value-type="float">
            <text:p>10.8333333333</text:p>
          </table:table-cell>
          <table:table-cell/>
          <table:table-cell table:style-name="Default" table:formula="of:=IF(ISERROR([.C81]);0;[.C81])" office:value-type="float" office:value="10.8333333333333" calcext:value-type="float">
            <text:p>10.8333333333</text:p>
          </table:table-cell>
          <table:table-cell table:style-name="Default" table:formula="of:=IF(ISERROR([.D81]);0;[.D81])" office:value-type="float" office:value="10.8333333333333" calcext:value-type="float">
            <text:p>10.8333333333</text:p>
          </table:table-cell>
          <table:table-cell table:style-name="Default" table:formula="of:=IF(ISERROR([.E81]);0;[.E81])" office:value-type="float" office:value="10.8333333333333" calcext:value-type="float">
            <text:p>10.8333333333</text:p>
          </table:table-cell>
          <table:table-cell table:style-name="Default" table:formula="of:=IF(ISERROR([.F81]);0;[.F81])" office:value-type="float" office:value="10.8333333333333" calcext:value-type="float">
            <text:p>10.8333333333</text:p>
          </table:table-cell>
          <table:table-cell table:style-name="Default"/>
          <table:table-cell table:style-name="ce24" table:formula="of:=[.A81]" office:value-type="string" office:string-value="1 Onion" calcext:value-type="string">
            <text:p>1 Onion</text:p>
          </table:table-cell>
          <table:table-cell table:style-name="ce24" table:formula="of:=[.B81]" office:value-type="string" office:string-value="g" calcext:value-type="string">
            <text:p>g</text:p>
          </table:table-cell>
          <table:table-cell table:style-name="ce24" table:formula="of:=SUMIFS([.H$3:.H$188];[.$A$2:.$A$187];[.$A81])" office:value-type="float" office:value="0.0833333333333333" calcext:value-type="float">
            <text:p>0.0833333333</text:p>
          </table:table-cell>
          <table:table-cell table:style-name="ce24" table:formula="of:=SUMIFS([.I$3:.I$188];[.$A$2:.$A$187];[.$A81])" office:value-type="float" office:value="0.0833333333333333" calcext:value-type="float">
            <text:p>0.0833333333</text:p>
          </table:table-cell>
          <table:table-cell table:style-name="ce24" table:formula="of:=SUMIFS([.J$3:.J$188];[.$A$2:.$A$187];[.$A81])" office:value-type="float" office:value="0.0833333333333333" calcext:value-type="float">
            <text:p>0.0833333333</text:p>
          </table:table-cell>
          <table:table-cell table:style-name="ce24" table:formula="of:=SUMIFS([.K$3:.K$188];[.$A$2:.$A$187];[.$A81])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Mega Recipe'.P82]" office:value-type="string" office:string-value="Parsley" calcext:value-type="string">
            <text:p>Parsley</text:p>
          </table:table-cell>
          <table:table-cell table:formula="of:=['Mega Recipe'.Q82]" office:value-type="string" office:string-value="bunch" calcext:value-type="string">
            <text:p>bunch</text:p>
          </table:table-cell>
          <table:table-cell table:formula="of:=['Mega Recipe'.R82]" office:value-type="float" office:value="0.0833333333333333" calcext:value-type="float">
            <text:p>0.0833333333</text:p>
          </table:table-cell>
          <table:table-cell table:formula="of:=['Mega Recipe'.S82]" office:value-type="float" office:value="0.0833333333333333" calcext:value-type="float">
            <text:p>0.0833333333</text:p>
          </table:table-cell>
          <table:table-cell table:formula="of:=['Mega Recipe'.T82]" office:value-type="float" office:value="0.0833333333333333" calcext:value-type="float">
            <text:p>0.0833333333</text:p>
          </table:table-cell>
          <table:table-cell table:formula="of:=['Mega Recipe'.U82]" office:value-type="float" office:value="0.0833333333333333" calcext:value-type="float">
            <text:p>0.0833333333</text:p>
          </table:table-cell>
          <table:table-cell/>
          <table:table-cell table:style-name="Default" table:formula="of:=IF(ISERROR([.C82]);0;[.C82])" office:value-type="float" office:value="0.0833333333333333" calcext:value-type="float">
            <text:p>0.0833333333</text:p>
          </table:table-cell>
          <table:table-cell table:style-name="Default" table:formula="of:=IF(ISERROR([.D82]);0;[.D82])" office:value-type="float" office:value="0.0833333333333333" calcext:value-type="float">
            <text:p>0.0833333333</text:p>
          </table:table-cell>
          <table:table-cell table:style-name="Default" table:formula="of:=IF(ISERROR([.E82]);0;[.E82])" office:value-type="float" office:value="0.0833333333333333" calcext:value-type="float">
            <text:p>0.0833333333</text:p>
          </table:table-cell>
          <table:table-cell table:style-name="Default" table:formula="of:=IF(ISERROR([.F82]);0;[.F82])" office:value-type="float" office:value="0.0833333333333333" calcext:value-type="float">
            <text:p>0.0833333333</text:p>
          </table:table-cell>
          <table:table-cell table:style-name="Default"/>
          <table:table-cell table:style-name="ce24" table:formula="of:=[.A82]" office:value-type="string" office:string-value="Parsley" calcext:value-type="string">
            <text:p>Parsley</text:p>
          </table:table-cell>
          <table:table-cell table:style-name="ce24" table:formula="of:=[.B82]" office:value-type="string" office:string-value="bunch" calcext:value-type="string">
            <text:p>bunch</text:p>
          </table:table-cell>
          <table:table-cell table:style-name="ce24" table:formula="of:=SUMIFS([.H$3:.H$188];[.$A$2:.$A$187];[.$A82])" office:value-type="float" office:value="0.0833333333333333" calcext:value-type="float">
            <text:p>0.0833333333</text:p>
          </table:table-cell>
          <table:table-cell table:style-name="ce24" table:formula="of:=SUMIFS([.I$3:.I$188];[.$A$2:.$A$187];[.$A82])" office:value-type="float" office:value="0.0833333333333333" calcext:value-type="float">
            <text:p>0.0833333333</text:p>
          </table:table-cell>
          <table:table-cell table:style-name="ce24" table:formula="of:=SUMIFS([.J$3:.J$188];[.$A$2:.$A$187];[.$A82])" office:value-type="float" office:value="0.0833333333333333" calcext:value-type="float">
            <text:p>0.0833333333</text:p>
          </table:table-cell>
          <table:table-cell table:style-name="ce24" table:formula="of:=SUMIFS([.K$3:.K$188];[.$A$2:.$A$187];[.$A82])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Mega Recipe'.P83]" office:value-type="string" office:string-value="Salt" calcext:value-type="string">
            <text:p>Salt</text:p>
          </table:table-cell>
          <table:table-cell table:formula="of:=['Mega Recipe'.Q83]" office:value-type="string" office:string-value="tsp" calcext:value-type="string">
            <text:p>tsp</text:p>
          </table:table-cell>
          <table:table-cell table:formula="of:=['Mega Recipe'.R83]" office:value-type="float" office:value="0.0833333333333333" calcext:value-type="float">
            <text:p>0.0833333333</text:p>
          </table:table-cell>
          <table:table-cell table:formula="of:=['Mega Recipe'.S83]" office:value-type="float" office:value="0.0833333333333333" calcext:value-type="float">
            <text:p>0.0833333333</text:p>
          </table:table-cell>
          <table:table-cell table:formula="of:=['Mega Recipe'.T83]" office:value-type="float" office:value="0.0833333333333333" calcext:value-type="float">
            <text:p>0.0833333333</text:p>
          </table:table-cell>
          <table:table-cell table:formula="of:=['Mega Recipe'.U83]" office:value-type="float" office:value="0.0833333333333333" calcext:value-type="float">
            <text:p>0.0833333333</text:p>
          </table:table-cell>
          <table:table-cell/>
          <table:table-cell table:style-name="Default" table:formula="of:=IF(ISERROR([.C83]);0;[.C83])" office:value-type="float" office:value="0.0833333333333333" calcext:value-type="float">
            <text:p>0.0833333333</text:p>
          </table:table-cell>
          <table:table-cell table:style-name="Default" table:formula="of:=IF(ISERROR([.D83]);0;[.D83])" office:value-type="float" office:value="0.0833333333333333" calcext:value-type="float">
            <text:p>0.0833333333</text:p>
          </table:table-cell>
          <table:table-cell table:style-name="Default" table:formula="of:=IF(ISERROR([.E83]);0;[.E83])" office:value-type="float" office:value="0.0833333333333333" calcext:value-type="float">
            <text:p>0.0833333333</text:p>
          </table:table-cell>
          <table:table-cell table:style-name="Default" table:formula="of:=IF(ISERROR([.F83]);0;[.F83])" office:value-type="float" office:value="0.0833333333333333" calcext:value-type="float">
            <text:p>0.0833333333</text:p>
          </table:table-cell>
          <table:table-cell table:style-name="Default"/>
          <table:table-cell table:style-name="ce24" table:formula="of:=[.A83]" office:value-type="string" office:string-value="Salt" calcext:value-type="string">
            <text:p>Salt</text:p>
          </table:table-cell>
          <table:table-cell table:style-name="ce24" table:formula="of:=[.B83]" office:value-type="string" office:string-value="tsp" calcext:value-type="string">
            <text:p>tsp</text:p>
          </table:table-cell>
          <table:table-cell table:style-name="ce24" table:formula="of:=SUMIFS([.H$3:.H$188];[.$A$2:.$A$187];[.$A83])" office:value-type="float" office:value="0.0911458333333333" calcext:value-type="float">
            <text:p>0.0911458333</text:p>
          </table:table-cell>
          <table:table-cell table:style-name="ce24" table:formula="of:=SUMIFS([.I$3:.I$188];[.$A$2:.$A$187];[.$A83])" office:value-type="float" office:value="0.0911458333333333" calcext:value-type="float">
            <text:p>0.0911458333</text:p>
          </table:table-cell>
          <table:table-cell table:style-name="ce24" table:formula="of:=SUMIFS([.J$3:.J$188];[.$A$2:.$A$187];[.$A83])" office:value-type="float" office:value="0.0911458333333333" calcext:value-type="float">
            <text:p>0.0911458333</text:p>
          </table:table-cell>
          <table:table-cell table:style-name="ce24" table:formula="of:=SUMIFS([.K$3:.K$188];[.$A$2:.$A$187];[.$A83])" office:value-type="float" office:value="0.0911458333333333" calcext:value-type="float">
            <text:p>0.0911458333</text:p>
          </table:table-cell>
        </table:table-row>
        <table:table-row table:style-name="ro1">
          <table:table-cell table:formula="of:=['Mega Recipe'.P84]" office:value-type="string" office:string-value="Pepper" calcext:value-type="string">
            <text:p>Pepper</text:p>
          </table:table-cell>
          <table:table-cell table:formula="of:=['Mega Recipe'.Q84]" office:value-type="string" office:string-value="tsp" calcext:value-type="string">
            <text:p>tsp</text:p>
          </table:table-cell>
          <table:table-cell table:formula="of:=['Mega Recipe'.R84]" office:value-type="float" office:value="0.0833333333333333" calcext:value-type="float">
            <text:p>0.0833333333</text:p>
          </table:table-cell>
          <table:table-cell table:formula="of:=['Mega Recipe'.S84]" office:value-type="float" office:value="0.0833333333333333" calcext:value-type="float">
            <text:p>0.0833333333</text:p>
          </table:table-cell>
          <table:table-cell table:formula="of:=['Mega Recipe'.T84]" office:value-type="float" office:value="0.0833333333333333" calcext:value-type="float">
            <text:p>0.0833333333</text:p>
          </table:table-cell>
          <table:table-cell table:formula="of:=['Mega Recipe'.U84]" office:value-type="float" office:value="0.0833333333333333" calcext:value-type="float">
            <text:p>0.0833333333</text:p>
          </table:table-cell>
          <table:table-cell/>
          <table:table-cell table:style-name="Default" table:formula="of:=IF(ISERROR([.C84]);0;[.C84])" office:value-type="float" office:value="0.0833333333333333" calcext:value-type="float">
            <text:p>0.0833333333</text:p>
          </table:table-cell>
          <table:table-cell table:style-name="Default" table:formula="of:=IF(ISERROR([.D84]);0;[.D84])" office:value-type="float" office:value="0.0833333333333333" calcext:value-type="float">
            <text:p>0.0833333333</text:p>
          </table:table-cell>
          <table:table-cell table:style-name="Default" table:formula="of:=IF(ISERROR([.E84]);0;[.E84])" office:value-type="float" office:value="0.0833333333333333" calcext:value-type="float">
            <text:p>0.0833333333</text:p>
          </table:table-cell>
          <table:table-cell table:style-name="Default" table:formula="of:=IF(ISERROR([.F84]);0;[.F84])" office:value-type="float" office:value="0.0833333333333333" calcext:value-type="float">
            <text:p>0.0833333333</text:p>
          </table:table-cell>
          <table:table-cell table:style-name="Default"/>
          <table:table-cell table:style-name="ce24" table:formula="of:=[.A84]" office:value-type="string" office:string-value="Pepper" calcext:value-type="string">
            <text:p>Pepper</text:p>
          </table:table-cell>
          <table:table-cell table:style-name="ce24" table:formula="of:=[.B84]" office:value-type="string" office:string-value="tsp" calcext:value-type="string">
            <text:p>tsp</text:p>
          </table:table-cell>
          <table:table-cell table:style-name="ce24" table:formula="of:=SUMIFS([.H$3:.H$188];[.$A$2:.$A$187];[.$A84])" office:value-type="float" office:value="15" calcext:value-type="float">
            <text:p>15</text:p>
          </table:table-cell>
          <table:table-cell table:style-name="ce24" table:formula="of:=SUMIFS([.I$3:.I$188];[.$A$2:.$A$187];[.$A84])" office:value-type="float" office:value="15" calcext:value-type="float">
            <text:p>15</text:p>
          </table:table-cell>
          <table:table-cell table:style-name="ce24" table:formula="of:=SUMIFS([.J$3:.J$188];[.$A$2:.$A$187];[.$A84])" office:value-type="float" office:value="15" calcext:value-type="float">
            <text:p>15</text:p>
          </table:table-cell>
          <table:table-cell table:style-name="ce24" table:formula="of:=SUMIFS([.K$3:.K$188];[.$A$2:.$A$187];[.$A84])" office:value-type="float" office:value="15" calcext:value-type="float">
            <text:p>15</text:p>
          </table:table-cell>
        </table:table-row>
        <table:table-row table:style-name="ro1">
          <table:table-cell table:formula="of:=['Mega Recipe'.P85]" office:value-type="string" office:string-value="12 tbsp Butter" calcext:value-type="string">
            <text:p>12 tbsp Butter</text:p>
          </table:table-cell>
          <table:table-cell table:formula="of:=['Mega Recipe'.Q85]" office:value-type="string" office:string-value="g" calcext:value-type="string">
            <text:p>g</text:p>
          </table:table-cell>
          <table:table-cell table:formula="of:=['Mega Recipe'.R85]" office:value-type="float" office:value="15" calcext:value-type="float">
            <text:p>15</text:p>
          </table:table-cell>
          <table:table-cell table:formula="of:=['Mega Recipe'.S85]" office:value-type="float" office:value="15" calcext:value-type="float">
            <text:p>15</text:p>
          </table:table-cell>
          <table:table-cell table:formula="of:=['Mega Recipe'.T85]" office:value-type="float" office:value="15" calcext:value-type="float">
            <text:p>15</text:p>
          </table:table-cell>
          <table:table-cell table:formula="of:=['Mega Recipe'.U85]" office:value-type="float" office:value="15" calcext:value-type="float">
            <text:p>15</text:p>
          </table:table-cell>
          <table:table-cell/>
          <table:table-cell table:style-name="Default" table:formula="of:=IF(ISERROR([.C85]);0;[.C85])" office:value-type="float" office:value="15" calcext:value-type="float">
            <text:p>15</text:p>
          </table:table-cell>
          <table:table-cell table:style-name="Default" table:formula="of:=IF(ISERROR([.D85]);0;[.D85])" office:value-type="float" office:value="15" calcext:value-type="float">
            <text:p>15</text:p>
          </table:table-cell>
          <table:table-cell table:style-name="Default" table:formula="of:=IF(ISERROR([.E85]);0;[.E85])" office:value-type="float" office:value="15" calcext:value-type="float">
            <text:p>15</text:p>
          </table:table-cell>
          <table:table-cell table:style-name="Default" table:formula="of:=IF(ISERROR([.F85]);0;[.F85])" office:value-type="float" office:value="15" calcext:value-type="float">
            <text:p>15</text:p>
          </table:table-cell>
          <table:table-cell table:style-name="Default"/>
          <table:table-cell table:style-name="ce24" table:formula="of:=[.A85]" office:value-type="string" office:string-value="12 tbsp Butter" calcext:value-type="string">
            <text:p>12 tbsp Butter</text:p>
          </table:table-cell>
          <table:table-cell table:style-name="ce24" table:formula="of:=[.B85]" office:value-type="string" office:string-value="g" calcext:value-type="string">
            <text:p>g</text:p>
          </table:table-cell>
          <table:table-cell table:style-name="ce24" table:formula="of:=SUMIFS([.H$3:.H$188];[.$A$2:.$A$187];[.$A85])" office:value-type="float" office:value="0" calcext:value-type="float">
            <text:p>0</text:p>
          </table:table-cell>
          <table:table-cell table:style-name="ce24" table:formula="of:=SUMIFS([.I$3:.I$188];[.$A$2:.$A$187];[.$A85])" office:value-type="float" office:value="0" calcext:value-type="float">
            <text:p>0</text:p>
          </table:table-cell>
          <table:table-cell table:style-name="ce24" table:formula="of:=SUMIFS([.J$3:.J$188];[.$A$2:.$A$187];[.$A85])" office:value-type="float" office:value="0" calcext:value-type="float">
            <text:p>0</text:p>
          </table:table-cell>
          <table:table-cell table:style-name="ce24" table:formula="of:=SUMIFS([.K$3:.K$188];[.$A$2:.$A$187];[.$A85])" office:value-type="float" office:value="0" calcext:value-type="float">
            <text:p>0</text:p>
          </table:table-cell>
        </table:table-row>
        <table:table-row table:style-name="ro1">
          <table:table-cell table:formula="of:=['Mega Recipe'.P86]" office:value-type="float" office:value="0" calcext:value-type="float">
            <text:p>0</text:p>
          </table:table-cell>
          <table:table-cell table:formula="of:=['Mega Recipe'.Q86]" office:value-type="float" office:value="0" calcext:value-type="float">
            <text:p>0</text:p>
          </table:table-cell>
          <table:table-cell table:formula="of:=['Mega Recipe'.R86]" office:value-type="float" office:value="0" calcext:value-type="float">
            <text:p>0</text:p>
          </table:table-cell>
          <table:table-cell table:formula="of:=['Mega Recipe'.S86]" office:value-type="float" office:value="0" calcext:value-type="float">
            <text:p>0</text:p>
          </table:table-cell>
          <table:table-cell table:formula="of:=['Mega Recipe'.T86]" office:value-type="float" office:value="0" calcext:value-type="float">
            <text:p>0</text:p>
          </table:table-cell>
          <table:table-cell table:formula="of:=['Mega Recipe'.U86]" office:value-type="float" office:value="0" calcext:value-type="float">
            <text:p>0</text:p>
          </table:table-cell>
          <table:table-cell/>
          <table:table-cell table:style-name="Default" table:formula="of:=IF(ISERROR([.C86]);0;[.C86])" office:value-type="float" office:value="0" calcext:value-type="float">
            <text:p>0</text:p>
          </table:table-cell>
          <table:table-cell table:style-name="Default" table:formula="of:=IF(ISERROR([.D86]);0;[.D86])" office:value-type="float" office:value="0" calcext:value-type="float">
            <text:p>0</text:p>
          </table:table-cell>
          <table:table-cell table:style-name="Default" table:formula="of:=IF(ISERROR([.E86]);0;[.E86])" office:value-type="float" office:value="0" calcext:value-type="float">
            <text:p>0</text:p>
          </table:table-cell>
          <table:table-cell table:style-name="Default" table:formula="of:=IF(ISERROR([.F86]);0;[.F86])" office:value-type="float" office:value="0" calcext:value-type="float">
            <text:p>0</text:p>
          </table:table-cell>
          <table:table-cell table:style-name="Default"/>
          <table:table-cell table:style-name="ce24" table:formula="of:=[.A86]" office:value-type="float" office:value="0" calcext:value-type="float">
            <text:p>0</text:p>
          </table:table-cell>
          <table:table-cell table:style-name="ce24" table:formula="of:=[.B86]" office:value-type="float" office:value="0" calcext:value-type="float">
            <text:p>0</text:p>
          </table:table-cell>
          <table:table-cell table:style-name="ce24" table:formula="of:=SUMIFS([.H$3:.H$188];[.$A$2:.$A$187];[.$A86])" office:value-type="float" office:value="392.754166666667" calcext:value-type="float">
            <text:p>392.7541666667</text:p>
          </table:table-cell>
          <table:table-cell table:style-name="ce24" table:formula="of:=SUMIFS([.I$3:.I$188];[.$A$2:.$A$187];[.$A86])" office:value-type="float" office:value="392.754166666667" calcext:value-type="float">
            <text:p>392.7541666667</text:p>
          </table:table-cell>
          <table:table-cell table:style-name="ce24" table:formula="of:=SUMIFS([.J$3:.J$188];[.$A$2:.$A$187];[.$A86])" office:value-type="float" office:value="393.691666666667" calcext:value-type="float">
            <text:p>393.6916666667</text:p>
          </table:table-cell>
          <table:table-cell table:style-name="ce24" table:formula="of:=SUMIFS([.K$3:.K$188];[.$A$2:.$A$187];[.$A86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87]" office:value-type="float" office:value="0" calcext:value-type="float">
            <text:p>0</text:p>
          </table:table-cell>
          <table:table-cell table:formula="of:=['Mega Recipe'.Q87]" office:value-type="float" office:value="0" calcext:value-type="float">
            <text:p>0</text:p>
          </table:table-cell>
          <table:table-cell table:formula="of:=['Mega Recipe'.R87]" office:value-type="float" office:value="0" calcext:value-type="float">
            <text:p>0</text:p>
          </table:table-cell>
          <table:table-cell table:formula="of:=['Mega Recipe'.S87]" office:value-type="float" office:value="0" calcext:value-type="float">
            <text:p>0</text:p>
          </table:table-cell>
          <table:table-cell table:formula="of:=['Mega Recipe'.T87]" office:value-type="float" office:value="0" calcext:value-type="float">
            <text:p>0</text:p>
          </table:table-cell>
          <table:table-cell table:formula="of:=['Mega Recipe'.U87]" office:value-type="float" office:value="0" calcext:value-type="float">
            <text:p>0</text:p>
          </table:table-cell>
          <table:table-cell/>
          <table:table-cell table:style-name="Default" table:formula="of:=IF(ISERROR([.C87]);0;[.C87])" office:value-type="float" office:value="0" calcext:value-type="float">
            <text:p>0</text:p>
          </table:table-cell>
          <table:table-cell table:style-name="Default" table:formula="of:=IF(ISERROR([.D87]);0;[.D87])" office:value-type="float" office:value="0" calcext:value-type="float">
            <text:p>0</text:p>
          </table:table-cell>
          <table:table-cell table:style-name="Default" table:formula="of:=IF(ISERROR([.E87]);0;[.E87])" office:value-type="float" office:value="0" calcext:value-type="float">
            <text:p>0</text:p>
          </table:table-cell>
          <table:table-cell table:style-name="Default" table:formula="of:=IF(ISERROR([.F87]);0;[.F87])" office:value-type="float" office:value="0" calcext:value-type="float">
            <text:p>0</text:p>
          </table:table-cell>
          <table:table-cell table:style-name="Default"/>
          <table:table-cell table:style-name="ce24" table:formula="of:=[.A87]" office:value-type="float" office:value="0" calcext:value-type="float">
            <text:p>0</text:p>
          </table:table-cell>
          <table:table-cell table:style-name="ce24" table:formula="of:=[.B87]" office:value-type="float" office:value="0" calcext:value-type="float">
            <text:p>0</text:p>
          </table:table-cell>
          <table:table-cell table:style-name="ce24" table:formula="of:=SUMIFS([.H$3:.H$188];[.$A$2:.$A$187];[.$A87])" office:value-type="float" office:value="392.754166666667" calcext:value-type="float">
            <text:p>392.7541666667</text:p>
          </table:table-cell>
          <table:table-cell table:style-name="ce24" table:formula="of:=SUMIFS([.I$3:.I$188];[.$A$2:.$A$187];[.$A87])" office:value-type="float" office:value="392.754166666667" calcext:value-type="float">
            <text:p>392.7541666667</text:p>
          </table:table-cell>
          <table:table-cell table:style-name="ce24" table:formula="of:=SUMIFS([.J$3:.J$188];[.$A$2:.$A$187];[.$A87])" office:value-type="float" office:value="393.691666666667" calcext:value-type="float">
            <text:p>393.6916666667</text:p>
          </table:table-cell>
          <table:table-cell table:style-name="ce24" table:formula="of:=SUMIFS([.K$3:.K$188];[.$A$2:.$A$187];[.$A87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88]" office:value-type="string" office:string-value="160g couscous" calcext:value-type="string">
            <text:p>160g couscous</text:p>
          </table:table-cell>
          <table:table-cell table:formula="of:=['Mega Recipe'.Q88]" office:value-type="string" office:string-value="g" calcext:value-type="string">
            <text:p>g</text:p>
          </table:table-cell>
          <table:table-cell table:formula="of:=['Mega Recipe'.R88]" office:value-type="float" office:value="5" calcext:value-type="float">
            <text:p>5</text:p>
          </table:table-cell>
          <table:table-cell table:formula="of:=['Mega Recipe'.S88]" office:value-type="float" office:value="5" calcext:value-type="float">
            <text:p>5</text:p>
          </table:table-cell>
          <table:table-cell table:formula="of:=['Mega Recipe'.T88]" office:value-type="float" office:value="5" calcext:value-type="float">
            <text:p>5</text:p>
          </table:table-cell>
          <table:table-cell table:formula="of:=['Mega Recipe'.U88]" office:value-type="float" office:value="5" calcext:value-type="float">
            <text:p>5</text:p>
          </table:table-cell>
          <table:table-cell/>
          <table:table-cell table:style-name="Default" table:formula="of:=IF(ISERROR([.C88]);0;[.C88])" office:value-type="float" office:value="5" calcext:value-type="float">
            <text:p>5</text:p>
          </table:table-cell>
          <table:table-cell table:style-name="Default" table:formula="of:=IF(ISERROR([.D88]);0;[.D88])" office:value-type="float" office:value="5" calcext:value-type="float">
            <text:p>5</text:p>
          </table:table-cell>
          <table:table-cell table:style-name="Default" table:formula="of:=IF(ISERROR([.E88]);0;[.E88])" office:value-type="float" office:value="5" calcext:value-type="float">
            <text:p>5</text:p>
          </table:table-cell>
          <table:table-cell table:style-name="Default" table:formula="of:=IF(ISERROR([.F88]);0;[.F88])" office:value-type="float" office:value="5" calcext:value-type="float">
            <text:p>5</text:p>
          </table:table-cell>
          <table:table-cell table:style-name="Default"/>
          <table:table-cell table:style-name="ce24" table:formula="of:=[.A88]" office:value-type="string" office:string-value="160g couscous" calcext:value-type="string">
            <text:p>160g couscous</text:p>
          </table:table-cell>
          <table:table-cell table:style-name="ce24" table:formula="of:=[.B88]" office:value-type="string" office:string-value="g" calcext:value-type="string">
            <text:p>g</text:p>
          </table:table-cell>
          <table:table-cell table:style-name="ce24" table:formula="of:=SUMIFS([.H$3:.H$188];[.$A$2:.$A$187];[.$A88])" office:value-type="float" office:value="15.625" calcext:value-type="float">
            <text:p>15.625</text:p>
          </table:table-cell>
          <table:table-cell table:style-name="ce24" table:formula="of:=SUMIFS([.I$3:.I$188];[.$A$2:.$A$187];[.$A88])" office:value-type="float" office:value="15.625" calcext:value-type="float">
            <text:p>15.625</text:p>
          </table:table-cell>
          <table:table-cell table:style-name="ce24" table:formula="of:=SUMIFS([.J$3:.J$188];[.$A$2:.$A$187];[.$A88])" office:value-type="float" office:value="15.625" calcext:value-type="float">
            <text:p>15.625</text:p>
          </table:table-cell>
          <table:table-cell table:style-name="ce24" table:formula="of:=SUMIFS([.K$3:.K$188];[.$A$2:.$A$187];[.$A88])" office:value-type="float" office:value="15.625" calcext:value-type="float">
            <text:p>15.625</text:p>
          </table:table-cell>
        </table:table-row>
        <table:table-row table:style-name="ro1">
          <table:table-cell table:formula="of:=['Mega Recipe'.P89]" office:value-type="string" office:string-value="500ml veggie stock" calcext:value-type="string">
            <text:p>500ml veggie stock</text:p>
          </table:table-cell>
          <table:table-cell table:formula="of:=['Mega Recipe'.Q89]" office:value-type="string" office:string-value="ml" calcext:value-type="string">
            <text:p>ml</text:p>
          </table:table-cell>
          <table:table-cell table:formula="of:=['Mega Recipe'.R89]" office:value-type="float" office:value="15.625" calcext:value-type="float">
            <text:p>15.625</text:p>
          </table:table-cell>
          <table:table-cell table:formula="of:=['Mega Recipe'.S89]" office:value-type="float" office:value="15.625" calcext:value-type="float">
            <text:p>15.625</text:p>
          </table:table-cell>
          <table:table-cell table:formula="of:=['Mega Recipe'.T89]" office:value-type="float" office:value="15.625" calcext:value-type="float">
            <text:p>15.625</text:p>
          </table:table-cell>
          <table:table-cell table:formula="of:=['Mega Recipe'.U89]" office:value-type="float" office:value="15.625" calcext:value-type="float">
            <text:p>15.625</text:p>
          </table:table-cell>
          <table:table-cell/>
          <table:table-cell table:style-name="Default" table:formula="of:=IF(ISERROR([.C89]);0;[.C89])" office:value-type="float" office:value="15.625" calcext:value-type="float">
            <text:p>15.625</text:p>
          </table:table-cell>
          <table:table-cell table:style-name="Default" table:formula="of:=IF(ISERROR([.D89]);0;[.D89])" office:value-type="float" office:value="15.625" calcext:value-type="float">
            <text:p>15.625</text:p>
          </table:table-cell>
          <table:table-cell table:style-name="Default" table:formula="of:=IF(ISERROR([.E89]);0;[.E89])" office:value-type="float" office:value="15.625" calcext:value-type="float">
            <text:p>15.625</text:p>
          </table:table-cell>
          <table:table-cell table:style-name="Default" table:formula="of:=IF(ISERROR([.F89]);0;[.F89])" office:value-type="float" office:value="15.625" calcext:value-type="float">
            <text:p>15.625</text:p>
          </table:table-cell>
          <table:table-cell table:style-name="Default"/>
          <table:table-cell table:style-name="ce24" table:formula="of:=[.A89]" office:value-type="string" office:string-value="500ml veggie stock" calcext:value-type="string">
            <text:p>500ml veggie stock</text:p>
          </table:table-cell>
          <table:table-cell table:style-name="ce24" table:formula="of:=[.B89]" office:value-type="string" office:string-value="ml" calcext:value-type="string">
            <text:p>ml</text:p>
          </table:table-cell>
          <table:table-cell table:style-name="ce24" table:formula="of:=SUMIFS([.H$3:.H$188];[.$A$2:.$A$187];[.$A89])" office:value-type="float" office:value="6.25" calcext:value-type="float">
            <text:p>6.25</text:p>
          </table:table-cell>
          <table:table-cell table:style-name="ce24" table:formula="of:=SUMIFS([.I$3:.I$188];[.$A$2:.$A$187];[.$A89])" office:value-type="float" office:value="6.25" calcext:value-type="float">
            <text:p>6.25</text:p>
          </table:table-cell>
          <table:table-cell table:style-name="ce24" table:formula="of:=SUMIFS([.J$3:.J$188];[.$A$2:.$A$187];[.$A89])" office:value-type="float" office:value="6.25" calcext:value-type="float">
            <text:p>6.25</text:p>
          </table:table-cell>
          <table:table-cell table:style-name="ce24" table:formula="of:=SUMIFS([.K$3:.K$188];[.$A$2:.$A$187];[.$A89])" office:value-type="float" office:value="6.25" calcext:value-type="float">
            <text:p>6.25</text:p>
          </table:table-cell>
        </table:table-row>
        <table:table-row table:style-name="ro1">
          <table:table-cell table:formula="of:=['Mega Recipe'.P90]" office:value-type="string" office:string-value="200g dried apricots, chopped into quarters" calcext:value-type="string">
            <text:p>200g dried apricots, chopped into quarters</text:p>
          </table:table-cell>
          <table:table-cell table:formula="of:=['Mega Recipe'.Q90]" office:value-type="string" office:string-value="g" calcext:value-type="string">
            <text:p>g</text:p>
          </table:table-cell>
          <table:table-cell table:formula="of:=['Mega Recipe'.R90]" office:value-type="float" office:value="6.25" calcext:value-type="float">
            <text:p>6.25</text:p>
          </table:table-cell>
          <table:table-cell table:formula="of:=['Mega Recipe'.S90]" office:value-type="float" office:value="6.25" calcext:value-type="float">
            <text:p>6.25</text:p>
          </table:table-cell>
          <table:table-cell table:formula="of:=['Mega Recipe'.T90]" office:value-type="float" office:value="6.25" calcext:value-type="float">
            <text:p>6.25</text:p>
          </table:table-cell>
          <table:table-cell table:formula="of:=['Mega Recipe'.U90]" office:value-type="float" office:value="6.25" calcext:value-type="float">
            <text:p>6.25</text:p>
          </table:table-cell>
          <table:table-cell/>
          <table:table-cell table:style-name="Default" table:formula="of:=IF(ISERROR([.C90]);0;[.C90])" office:value-type="float" office:value="6.25" calcext:value-type="float">
            <text:p>6.25</text:p>
          </table:table-cell>
          <table:table-cell table:style-name="Default" table:formula="of:=IF(ISERROR([.D90]);0;[.D90])" office:value-type="float" office:value="6.25" calcext:value-type="float">
            <text:p>6.25</text:p>
          </table:table-cell>
          <table:table-cell table:style-name="Default" table:formula="of:=IF(ISERROR([.E90]);0;[.E90])" office:value-type="float" office:value="6.25" calcext:value-type="float">
            <text:p>6.25</text:p>
          </table:table-cell>
          <table:table-cell table:style-name="Default" table:formula="of:=IF(ISERROR([.F90]);0;[.F90])" office:value-type="float" office:value="6.25" calcext:value-type="float">
            <text:p>6.25</text:p>
          </table:table-cell>
          <table:table-cell table:style-name="Default"/>
          <table:table-cell table:style-name="ce24" table:formula="of:=[.A90]" office:value-type="string" office:string-value="200g dried apricots, chopped into quarters" calcext:value-type="string">
            <text:p>200g dried apricots, chopped into quarters</text:p>
          </table:table-cell>
          <table:table-cell table:style-name="ce24" table:formula="of:=[.B90]" office:value-type="string" office:string-value="g" calcext:value-type="string">
            <text:p>g</text:p>
          </table:table-cell>
          <table:table-cell table:style-name="ce24" table:formula="of:=SUMIFS([.H$3:.H$188];[.$A$2:.$A$187];[.$A90])" office:value-type="float" office:value="3.125" calcext:value-type="float">
            <text:p>3.125</text:p>
          </table:table-cell>
          <table:table-cell table:style-name="ce24" table:formula="of:=SUMIFS([.I$3:.I$188];[.$A$2:.$A$187];[.$A90])" office:value-type="float" office:value="3.125" calcext:value-type="float">
            <text:p>3.125</text:p>
          </table:table-cell>
          <table:table-cell table:style-name="ce24" table:formula="of:=SUMIFS([.J$3:.J$188];[.$A$2:.$A$187];[.$A90])" office:value-type="float" office:value="3.125" calcext:value-type="float">
            <text:p>3.125</text:p>
          </table:table-cell>
          <table:table-cell table:style-name="ce24" table:formula="of:=SUMIFS([.K$3:.K$188];[.$A$2:.$A$187];[.$A90])" office:value-type="float" office:value="3.125" calcext:value-type="float">
            <text:p>3.125</text:p>
          </table:table-cell>
        </table:table-row>
        <table:table-row table:style-name="ro1">
          <table:table-cell table:formula="of:=['Mega Recipe'.P91]" office:value-type="string" office:string-value="100g walnuts, very roughly chopped" calcext:value-type="string">
            <text:p>100g walnuts, very roughly chopped</text:p>
          </table:table-cell>
          <table:table-cell table:formula="of:=['Mega Recipe'.Q91]" office:value-type="string" office:string-value="g" calcext:value-type="string">
            <text:p>g</text:p>
          </table:table-cell>
          <table:table-cell table:formula="of:=['Mega Recipe'.R91]" office:value-type="float" office:value="3.125" calcext:value-type="float">
            <text:p>3.125</text:p>
          </table:table-cell>
          <table:table-cell table:formula="of:=['Mega Recipe'.S91]" office:value-type="float" office:value="3.125" calcext:value-type="float">
            <text:p>3.125</text:p>
          </table:table-cell>
          <table:table-cell table:formula="of:=['Mega Recipe'.T91]" office:value-type="float" office:value="3.125" calcext:value-type="float">
            <text:p>3.125</text:p>
          </table:table-cell>
          <table:table-cell table:formula="of:=['Mega Recipe'.U91]" office:value-type="float" office:value="3.125" calcext:value-type="float">
            <text:p>3.125</text:p>
          </table:table-cell>
          <table:table-cell/>
          <table:table-cell table:style-name="Default" table:formula="of:=IF(ISERROR([.C91]);0;[.C91])" office:value-type="float" office:value="3.125" calcext:value-type="float">
            <text:p>3.125</text:p>
          </table:table-cell>
          <table:table-cell table:style-name="Default" table:formula="of:=IF(ISERROR([.D91]);0;[.D91])" office:value-type="float" office:value="3.125" calcext:value-type="float">
            <text:p>3.125</text:p>
          </table:table-cell>
          <table:table-cell table:style-name="Default" table:formula="of:=IF(ISERROR([.E91]);0;[.E91])" office:value-type="float" office:value="3.125" calcext:value-type="float">
            <text:p>3.125</text:p>
          </table:table-cell>
          <table:table-cell table:style-name="Default" table:formula="of:=IF(ISERROR([.F91]);0;[.F91])" office:value-type="float" office:value="3.125" calcext:value-type="float">
            <text:p>3.125</text:p>
          </table:table-cell>
          <table:table-cell table:style-name="Default"/>
          <table:table-cell table:style-name="ce24" table:formula="of:=[.A91]" office:value-type="string" office:string-value="100g walnuts, very roughly chopped" calcext:value-type="string">
            <text:p>100g walnuts, very roughly chopped</text:p>
          </table:table-cell>
          <table:table-cell table:style-name="ce24" table:formula="of:=[.B91]" office:value-type="string" office:string-value="g" calcext:value-type="string">
            <text:p>g</text:p>
          </table:table-cell>
          <table:table-cell table:style-name="ce24" table:formula="of:=SUMIFS([.H$3:.H$188];[.$A$2:.$A$187];[.$A91])" office:value-type="float" office:value="3.125" calcext:value-type="float">
            <text:p>3.125</text:p>
          </table:table-cell>
          <table:table-cell table:style-name="ce24" table:formula="of:=SUMIFS([.I$3:.I$188];[.$A$2:.$A$187];[.$A91])" office:value-type="float" office:value="3.125" calcext:value-type="float">
            <text:p>3.125</text:p>
          </table:table-cell>
          <table:table-cell table:style-name="ce24" table:formula="of:=SUMIFS([.J$3:.J$188];[.$A$2:.$A$187];[.$A91])" office:value-type="float" office:value="3.125" calcext:value-type="float">
            <text:p>3.125</text:p>
          </table:table-cell>
          <table:table-cell table:style-name="ce24" table:formula="of:=SUMIFS([.K$3:.K$188];[.$A$2:.$A$187];[.$A91])" office:value-type="float" office:value="3.125" calcext:value-type="float">
            <text:p>3.125</text:p>
          </table:table-cell>
        </table:table-row>
        <table:table-row table:style-name="ro1">
          <table:table-cell table:formula="of:=['Mega Recipe'.P92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'Mega Recipe'.Q92]" office:value-type="string" office:string-value="g" calcext:value-type="string">
            <text:p>g</text:p>
          </table:table-cell>
          <table:table-cell table:formula="of:=['Mega Recipe'.R92]" office:value-type="float" office:value="3.125" calcext:value-type="float">
            <text:p>3.125</text:p>
          </table:table-cell>
          <table:table-cell table:formula="of:=['Mega Recipe'.S92]" office:value-type="float" office:value="3.125" calcext:value-type="float">
            <text:p>3.125</text:p>
          </table:table-cell>
          <table:table-cell table:formula="of:=['Mega Recipe'.T92]" office:value-type="float" office:value="3.125" calcext:value-type="float">
            <text:p>3.125</text:p>
          </table:table-cell>
          <table:table-cell table:formula="of:=['Mega Recipe'.U92]" office:value-type="float" office:value="3.125" calcext:value-type="float">
            <text:p>3.125</text:p>
          </table:table-cell>
          <table:table-cell/>
          <table:table-cell table:style-name="Default" table:formula="of:=IF(ISERROR([.C92]);0;[.C92])" office:value-type="float" office:value="3.125" calcext:value-type="float">
            <text:p>3.125</text:p>
          </table:table-cell>
          <table:table-cell table:style-name="Default" table:formula="of:=IF(ISERROR([.D92]);0;[.D92])" office:value-type="float" office:value="3.125" calcext:value-type="float">
            <text:p>3.125</text:p>
          </table:table-cell>
          <table:table-cell table:style-name="Default" table:formula="of:=IF(ISERROR([.E92]);0;[.E92])" office:value-type="float" office:value="3.125" calcext:value-type="float">
            <text:p>3.125</text:p>
          </table:table-cell>
          <table:table-cell table:style-name="Default" table:formula="of:=IF(ISERROR([.F92]);0;[.F92])" office:value-type="float" office:value="3.125" calcext:value-type="float">
            <text:p>3.125</text:p>
          </table:table-cell>
          <table:table-cell table:style-name="Default"/>
          <table:table-cell table:style-name="ce24" table:formula="of:=[.A92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4" table:formula="of:=[.B92]" office:value-type="string" office:string-value="g" calcext:value-type="string">
            <text:p>g</text:p>
          </table:table-cell>
          <table:table-cell table:style-name="ce24" table:formula="of:=SUMIFS([.H$3:.H$188];[.$A$2:.$A$187];[.$A92])" office:value-type="float" office:value="0" calcext:value-type="float">
            <text:p>0</text:p>
          </table:table-cell>
          <table:table-cell table:style-name="ce24" table:formula="of:=SUMIFS([.I$3:.I$188];[.$A$2:.$A$187];[.$A92])" office:value-type="float" office:value="0" calcext:value-type="float">
            <text:p>0</text:p>
          </table:table-cell>
          <table:table-cell table:style-name="ce24" table:formula="of:=SUMIFS([.J$3:.J$188];[.$A$2:.$A$187];[.$A92])" office:value-type="float" office:value="0" calcext:value-type="float">
            <text:p>0</text:p>
          </table:table-cell>
          <table:table-cell table:style-name="ce24" table:formula="of:=SUMIFS([.K$3:.K$188];[.$A$2:.$A$187];[.$A92])" office:value-type="float" office:value="0" calcext:value-type="float">
            <text:p>0</text:p>
          </table:table-cell>
        </table:table-row>
        <table:table-row table:style-name="ro1">
          <table:table-cell table:formula="of:=['Mega Recipe'.P93]" office:value-type="string" office:string-value="2 spring onions (finely chopped)" calcext:value-type="string">
            <text:p>2 spring onions (finely chopped)</text:p>
          </table:table-cell>
          <table:table-cell table:formula="of:=['Mega Recipe'.Q93]" office:value-type="string" office:string-value="piece" calcext:value-type="string">
            <text:p>piece</text:p>
          </table:table-cell>
          <table:table-cell table:formula="of:=['Mega Recipe'.R93]" office:value-type="float" office:value="0.0625" calcext:value-type="float">
            <text:p>0.0625</text:p>
          </table:table-cell>
          <table:table-cell table:formula="of:=['Mega Recipe'.S93]" office:value-type="float" office:value="0.0625" calcext:value-type="float">
            <text:p>0.0625</text:p>
          </table:table-cell>
          <table:table-cell table:formula="of:=['Mega Recipe'.T93]" office:value-type="float" office:value="0.0625" calcext:value-type="float">
            <text:p>0.0625</text:p>
          </table:table-cell>
          <table:table-cell table:formula="of:=['Mega Recipe'.U93]" office:value-type="float" office:value="0.0625" calcext:value-type="float">
            <text:p>0.0625</text:p>
          </table:table-cell>
          <table:table-cell/>
          <table:table-cell table:style-name="Default" table:formula="of:=IF(ISERROR([.C93]);0;[.C93])" office:value-type="float" office:value="0.0625" calcext:value-type="float">
            <text:p>0.0625</text:p>
          </table:table-cell>
          <table:table-cell table:style-name="Default" table:formula="of:=IF(ISERROR([.D93]);0;[.D93])" office:value-type="float" office:value="0.0625" calcext:value-type="float">
            <text:p>0.0625</text:p>
          </table:table-cell>
          <table:table-cell table:style-name="Default" table:formula="of:=IF(ISERROR([.E93]);0;[.E93])" office:value-type="float" office:value="0.0625" calcext:value-type="float">
            <text:p>0.0625</text:p>
          </table:table-cell>
          <table:table-cell table:style-name="Default" table:formula="of:=IF(ISERROR([.F93]);0;[.F93])" office:value-type="float" office:value="0.0625" calcext:value-type="float">
            <text:p>0.0625</text:p>
          </table:table-cell>
          <table:table-cell table:style-name="Default"/>
          <table:table-cell table:style-name="ce24" table:formula="of:=[.A93]" office:value-type="string" office:string-value="2 spring onions (finely chopped)" calcext:value-type="string">
            <text:p>2 spring onions (finely chopped)</text:p>
          </table:table-cell>
          <table:table-cell table:style-name="ce24" table:formula="of:=[.B93]" office:value-type="string" office:string-value="piece" calcext:value-type="string">
            <text:p>piece</text:p>
          </table:table-cell>
          <table:table-cell table:style-name="ce24" table:formula="of:=SUMIFS([.H$3:.H$188];[.$A$2:.$A$187];[.$A93])" office:value-type="float" office:value="0" calcext:value-type="float">
            <text:p>0</text:p>
          </table:table-cell>
          <table:table-cell table:style-name="ce24" table:formula="of:=SUMIFS([.I$3:.I$188];[.$A$2:.$A$187];[.$A93])" office:value-type="float" office:value="0" calcext:value-type="float">
            <text:p>0</text:p>
          </table:table-cell>
          <table:table-cell table:style-name="ce24" table:formula="of:=SUMIFS([.J$3:.J$188];[.$A$2:.$A$187];[.$A93])" office:value-type="float" office:value="0" calcext:value-type="float">
            <text:p>0</text:p>
          </table:table-cell>
          <table:table-cell table:style-name="ce24" table:formula="of:=SUMIFS([.K$3:.K$188];[.$A$2:.$A$187];[.$A93])" office:value-type="float" office:value="0" calcext:value-type="float">
            <text:p>0</text:p>
          </table:table-cell>
        </table:table-row>
        <table:table-row table:style-name="ro1">
          <table:table-cell table:formula="of:=['Mega Recipe'.P94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'Mega Recipe'.Q94]" office:value-type="string" office:string-value="piece" calcext:value-type="string">
            <text:p>piece</text:p>
          </table:table-cell>
          <table:table-cell table:formula="of:=['Mega Recipe'.R94]" office:value-type="float" office:value="0.0078125" calcext:value-type="float">
            <text:p>0.0078125</text:p>
          </table:table-cell>
          <table:table-cell table:formula="of:=['Mega Recipe'.S94]" office:value-type="float" office:value="0.0078125" calcext:value-type="float">
            <text:p>0.0078125</text:p>
          </table:table-cell>
          <table:table-cell table:formula="of:=['Mega Recipe'.T94]" office:value-type="float" office:value="0.0078125" calcext:value-type="float">
            <text:p>0.0078125</text:p>
          </table:table-cell>
          <table:table-cell table:formula="of:=['Mega Recipe'.U94]" office:value-type="float" office:value="0.0078125" calcext:value-type="float">
            <text:p>0.0078125</text:p>
          </table:table-cell>
          <table:table-cell/>
          <table:table-cell table:style-name="Default" table:formula="of:=IF(ISERROR([.C94]);0;[.C94])" office:value-type="float" office:value="0.0078125" calcext:value-type="float">
            <text:p>0.0078125</text:p>
          </table:table-cell>
          <table:table-cell table:style-name="Default" table:formula="of:=IF(ISERROR([.D94]);0;[.D94])" office:value-type="float" office:value="0.0078125" calcext:value-type="float">
            <text:p>0.0078125</text:p>
          </table:table-cell>
          <table:table-cell table:style-name="Default" table:formula="of:=IF(ISERROR([.E94]);0;[.E94])" office:value-type="float" office:value="0.0078125" calcext:value-type="float">
            <text:p>0.0078125</text:p>
          </table:table-cell>
          <table:table-cell table:style-name="Default" table:formula="of:=IF(ISERROR([.F94]);0;[.F94])" office:value-type="float" office:value="0.0078125" calcext:value-type="float">
            <text:p>0.0078125</text:p>
          </table:table-cell>
          <table:table-cell table:style-name="Default"/>
          <table:table-cell table:style-name="ce24" table:formula="of:=[.A94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4" table:formula="of:=[.B94]" office:value-type="string" office:string-value="piece" calcext:value-type="string">
            <text:p>piece</text:p>
          </table:table-cell>
          <table:table-cell table:style-name="ce24" table:formula="of:=SUMIFS([.H$3:.H$188];[.$A$2:.$A$187];[.$A94])" office:value-type="float" office:value="0" calcext:value-type="float">
            <text:p>0</text:p>
          </table:table-cell>
          <table:table-cell table:style-name="ce24" table:formula="of:=SUMIFS([.I$3:.I$188];[.$A$2:.$A$187];[.$A94])" office:value-type="float" office:value="0" calcext:value-type="float">
            <text:p>0</text:p>
          </table:table-cell>
          <table:table-cell table:style-name="ce24" table:formula="of:=SUMIFS([.J$3:.J$188];[.$A$2:.$A$187];[.$A94])" office:value-type="float" office:value="0" calcext:value-type="float">
            <text:p>0</text:p>
          </table:table-cell>
          <table:table-cell table:style-name="ce24" table:formula="of:=SUMIFS([.K$3:.K$188];[.$A$2:.$A$187];[.$A94])" office:value-type="float" office:value="0" calcext:value-type="float">
            <text:p>0</text:p>
          </table:table-cell>
        </table:table-row>
        <table:table-row table:style-name="ro1">
          <table:table-cell table:formula="of:=['Mega Recipe'.P95]" office:value-type="string" office:string-value="3 tbsp lemon juice" calcext:value-type="string">
            <text:p>3 tbsp lemon juice</text:p>
          </table:table-cell>
          <table:table-cell table:formula="of:=['Mega Recipe'.Q95]" office:value-type="string" office:string-value="ml" calcext:value-type="string">
            <text:p>ml</text:p>
          </table:table-cell>
          <table:table-cell table:formula="of:=['Mega Recipe'.R95]" office:value-type="float" office:value="1.40625" calcext:value-type="float">
            <text:p>1.40625</text:p>
          </table:table-cell>
          <table:table-cell table:formula="of:=['Mega Recipe'.S95]" office:value-type="float" office:value="1.40625" calcext:value-type="float">
            <text:p>1.40625</text:p>
          </table:table-cell>
          <table:table-cell table:formula="of:=['Mega Recipe'.T95]" office:value-type="float" office:value="1.40625" calcext:value-type="float">
            <text:p>1.40625</text:p>
          </table:table-cell>
          <table:table-cell table:formula="of:=['Mega Recipe'.U95]" office:value-type="float" office:value="1.40625" calcext:value-type="float">
            <text:p>1.40625</text:p>
          </table:table-cell>
          <table:table-cell/>
          <table:table-cell table:style-name="Default" table:formula="of:=IF(ISERROR([.C95]);0;[.C95])" office:value-type="float" office:value="1.40625" calcext:value-type="float">
            <text:p>1.40625</text:p>
          </table:table-cell>
          <table:table-cell table:style-name="Default" table:formula="of:=IF(ISERROR([.D95]);0;[.D95])" office:value-type="float" office:value="1.40625" calcext:value-type="float">
            <text:p>1.40625</text:p>
          </table:table-cell>
          <table:table-cell table:style-name="Default" table:formula="of:=IF(ISERROR([.E95]);0;[.E95])" office:value-type="float" office:value="1.40625" calcext:value-type="float">
            <text:p>1.40625</text:p>
          </table:table-cell>
          <table:table-cell table:style-name="Default" table:formula="of:=IF(ISERROR([.F95]);0;[.F95])" office:value-type="float" office:value="1.40625" calcext:value-type="float">
            <text:p>1.40625</text:p>
          </table:table-cell>
          <table:table-cell table:style-name="Default"/>
          <table:table-cell table:style-name="ce24" table:formula="of:=[.A95]" office:value-type="string" office:string-value="3 tbsp lemon juice" calcext:value-type="string">
            <text:p>3 tbsp lemon juice</text:p>
          </table:table-cell>
          <table:table-cell table:style-name="ce24" table:formula="of:=[.B95]" office:value-type="string" office:string-value="ml" calcext:value-type="string">
            <text:p>ml</text:p>
          </table:table-cell>
          <table:table-cell table:style-name="ce24" table:formula="of:=SUMIFS([.H$3:.H$188];[.$A$2:.$A$187];[.$A95])" office:value-type="float" office:value="2.8125" calcext:value-type="float">
            <text:p>2.8125</text:p>
          </table:table-cell>
          <table:table-cell table:style-name="ce24" table:formula="of:=SUMIFS([.I$3:.I$188];[.$A$2:.$A$187];[.$A95])" office:value-type="float" office:value="2.8125" calcext:value-type="float">
            <text:p>2.8125</text:p>
          </table:table-cell>
          <table:table-cell table:style-name="ce24" table:formula="of:=SUMIFS([.J$3:.J$188];[.$A$2:.$A$187];[.$A95])" office:value-type="float" office:value="2.8125" calcext:value-type="float">
            <text:p>2.8125</text:p>
          </table:table-cell>
          <table:table-cell table:style-name="ce24" table:formula="of:=SUMIFS([.K$3:.K$188];[.$A$2:.$A$187];[.$A95])" office:value-type="float" office:value="2.8125" calcext:value-type="float">
            <text:p>2.8125</text:p>
          </table:table-cell>
        </table:table-row>
        <table:table-row table:style-name="ro1">
          <table:table-cell table:formula="of:=['Mega Recipe'.P96]" office:value-type="string" office:string-value="olive oil" calcext:value-type="string">
            <text:p>olive oil</text:p>
          </table:table-cell>
          <table:table-cell table:formula="of:=['Mega Recipe'.Q96]" office:value-type="string" office:string-value="ml" calcext:value-type="string">
            <text:p>ml</text:p>
          </table:table-cell>
          <table:table-cell table:formula="of:=['Mega Recipe'.R96]" office:value-type="float" office:value="2.8125" calcext:value-type="float">
            <text:p>2.8125</text:p>
          </table:table-cell>
          <table:table-cell table:formula="of:=['Mega Recipe'.S96]" office:value-type="float" office:value="2.8125" calcext:value-type="float">
            <text:p>2.8125</text:p>
          </table:table-cell>
          <table:table-cell table:formula="of:=['Mega Recipe'.T96]" office:value-type="float" office:value="2.8125" calcext:value-type="float">
            <text:p>2.8125</text:p>
          </table:table-cell>
          <table:table-cell table:formula="of:=['Mega Recipe'.U96]" office:value-type="float" office:value="2.8125" calcext:value-type="float">
            <text:p>2.8125</text:p>
          </table:table-cell>
          <table:table-cell/>
          <table:table-cell table:style-name="Default" table:formula="of:=IF(ISERROR([.C96]);0;[.C96])" office:value-type="float" office:value="2.8125" calcext:value-type="float">
            <text:p>2.8125</text:p>
          </table:table-cell>
          <table:table-cell table:style-name="Default" table:formula="of:=IF(ISERROR([.D96]);0;[.D96])" office:value-type="float" office:value="2.8125" calcext:value-type="float">
            <text:p>2.8125</text:p>
          </table:table-cell>
          <table:table-cell table:style-name="Default" table:formula="of:=IF(ISERROR([.E96]);0;[.E96])" office:value-type="float" office:value="2.8125" calcext:value-type="float">
            <text:p>2.8125</text:p>
          </table:table-cell>
          <table:table-cell table:style-name="Default" table:formula="of:=IF(ISERROR([.F96]);0;[.F96])" office:value-type="float" office:value="2.8125" calcext:value-type="float">
            <text:p>2.8125</text:p>
          </table:table-cell>
          <table:table-cell table:style-name="Default"/>
          <table:table-cell table:style-name="ce24" table:formula="of:=[.A96]" office:value-type="string" office:string-value="olive oil" calcext:value-type="string">
            <text:p>olive oil</text:p>
          </table:table-cell>
          <table:table-cell table:style-name="ce24" table:formula="of:=[.B96]" office:value-type="string" office:string-value="ml" calcext:value-type="string">
            <text:p>ml</text:p>
          </table:table-cell>
          <table:table-cell table:style-name="ce24" table:formula="of:=SUMIFS([.H$3:.H$188];[.$A$2:.$A$187];[.$A96])" office:value-type="float" office:value="0" calcext:value-type="float">
            <text:p>0</text:p>
          </table:table-cell>
          <table:table-cell table:style-name="ce24" table:formula="of:=SUMIFS([.I$3:.I$188];[.$A$2:.$A$187];[.$A96])" office:value-type="float" office:value="0" calcext:value-type="float">
            <text:p>0</text:p>
          </table:table-cell>
          <table:table-cell table:style-name="ce24" table:formula="of:=SUMIFS([.J$3:.J$188];[.$A$2:.$A$187];[.$A96])" office:value-type="float" office:value="0" calcext:value-type="float">
            <text:p>0</text:p>
          </table:table-cell>
          <table:table-cell table:style-name="ce24" table:formula="of:=SUMIFS([.K$3:.K$188];[.$A$2:.$A$187];[.$A96])" office:value-type="float" office:value="0" calcext:value-type="float">
            <text:p>0</text:p>
          </table:table-cell>
        </table:table-row>
        <table:table-row table:style-name="ro1">
          <table:table-cell table:formula="of:=['Mega Recipe'.P97]" office:value-type="float" office:value="0" calcext:value-type="float">
            <text:p>0</text:p>
          </table:table-cell>
          <table:table-cell table:formula="of:=['Mega Recipe'.Q97]" office:value-type="float" office:value="0" calcext:value-type="float">
            <text:p>0</text:p>
          </table:table-cell>
          <table:table-cell table:formula="of:=['Mega Recipe'.R97]" office:value-type="float" office:value="0" calcext:value-type="float">
            <text:p>0</text:p>
          </table:table-cell>
          <table:table-cell table:formula="of:=['Mega Recipe'.S97]" office:value-type="float" office:value="0" calcext:value-type="float">
            <text:p>0</text:p>
          </table:table-cell>
          <table:table-cell table:formula="of:=['Mega Recipe'.T97]" office:value-type="float" office:value="0" calcext:value-type="float">
            <text:p>0</text:p>
          </table:table-cell>
          <table:table-cell table:formula="of:=['Mega Recipe'.U97]" office:value-type="float" office:value="0" calcext:value-type="float">
            <text:p>0</text:p>
          </table:table-cell>
          <table:table-cell/>
          <table:table-cell table:style-name="Default" table:formula="of:=IF(ISERROR([.C97]);0;[.C97])" office:value-type="float" office:value="0" calcext:value-type="float">
            <text:p>0</text:p>
          </table:table-cell>
          <table:table-cell table:style-name="Default" table:formula="of:=IF(ISERROR([.D97]);0;[.D97])" office:value-type="float" office:value="0" calcext:value-type="float">
            <text:p>0</text:p>
          </table:table-cell>
          <table:table-cell table:style-name="Default" table:formula="of:=IF(ISERROR([.E97]);0;[.E97])" office:value-type="float" office:value="0" calcext:value-type="float">
            <text:p>0</text:p>
          </table:table-cell>
          <table:table-cell table:style-name="Default" table:formula="of:=IF(ISERROR([.F97]);0;[.F97])" office:value-type="float" office:value="0" calcext:value-type="float">
            <text:p>0</text:p>
          </table:table-cell>
          <table:table-cell table:style-name="Default"/>
          <table:table-cell table:style-name="ce24" table:formula="of:=[.A97]" office:value-type="float" office:value="0" calcext:value-type="float">
            <text:p>0</text:p>
          </table:table-cell>
          <table:table-cell table:style-name="ce24" table:formula="of:=[.B97]" office:value-type="float" office:value="0" calcext:value-type="float">
            <text:p>0</text:p>
          </table:table-cell>
          <table:table-cell table:style-name="ce24" table:formula="of:=SUMIFS([.H$3:.H$188];[.$A$2:.$A$187];[.$A97])" office:value-type="float" office:value="392.754166666667" calcext:value-type="float">
            <text:p>392.7541666667</text:p>
          </table:table-cell>
          <table:table-cell table:style-name="ce24" table:formula="of:=SUMIFS([.I$3:.I$188];[.$A$2:.$A$187];[.$A97])" office:value-type="float" office:value="392.754166666667" calcext:value-type="float">
            <text:p>392.7541666667</text:p>
          </table:table-cell>
          <table:table-cell table:style-name="ce24" table:formula="of:=SUMIFS([.J$3:.J$188];[.$A$2:.$A$187];[.$A97])" office:value-type="float" office:value="393.691666666667" calcext:value-type="float">
            <text:p>393.6916666667</text:p>
          </table:table-cell>
          <table:table-cell table:style-name="ce24" table:formula="of:=SUMIFS([.K$3:.K$188];[.$A$2:.$A$187];[.$A97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98]" office:value-type="float" office:value="0" calcext:value-type="float">
            <text:p>0</text:p>
          </table:table-cell>
          <table:table-cell table:formula="of:=['Mega Recipe'.Q98]" office:value-type="float" office:value="0" calcext:value-type="float">
            <text:p>0</text:p>
          </table:table-cell>
          <table:table-cell table:formula="of:=['Mega Recipe'.R98]" office:value-type="float" office:value="0" calcext:value-type="float">
            <text:p>0</text:p>
          </table:table-cell>
          <table:table-cell table:formula="of:=['Mega Recipe'.S98]" office:value-type="float" office:value="0" calcext:value-type="float">
            <text:p>0</text:p>
          </table:table-cell>
          <table:table-cell table:formula="of:=['Mega Recipe'.T98]" office:value-type="float" office:value="0" calcext:value-type="float">
            <text:p>0</text:p>
          </table:table-cell>
          <table:table-cell table:formula="of:=['Mega Recipe'.U98]" office:value-type="float" office:value="0" calcext:value-type="float">
            <text:p>0</text:p>
          </table:table-cell>
          <table:table-cell/>
          <table:table-cell table:style-name="Default" table:formula="of:=IF(ISERROR([.C98]);0;[.C98])" office:value-type="float" office:value="0" calcext:value-type="float">
            <text:p>0</text:p>
          </table:table-cell>
          <table:table-cell table:style-name="Default" table:formula="of:=IF(ISERROR([.D98]);0;[.D98])" office:value-type="float" office:value="0" calcext:value-type="float">
            <text:p>0</text:p>
          </table:table-cell>
          <table:table-cell table:style-name="Default" table:formula="of:=IF(ISERROR([.E98]);0;[.E98])" office:value-type="float" office:value="0" calcext:value-type="float">
            <text:p>0</text:p>
          </table:table-cell>
          <table:table-cell table:style-name="Default" table:formula="of:=IF(ISERROR([.F98]);0;[.F98])" office:value-type="float" office:value="0" calcext:value-type="float">
            <text:p>0</text:p>
          </table:table-cell>
          <table:table-cell table:style-name="Default"/>
          <table:table-cell table:style-name="ce24" table:formula="of:=[.A98]" office:value-type="float" office:value="0" calcext:value-type="float">
            <text:p>0</text:p>
          </table:table-cell>
          <table:table-cell table:style-name="ce24" table:formula="of:=[.B98]" office:value-type="float" office:value="0" calcext:value-type="float">
            <text:p>0</text:p>
          </table:table-cell>
          <table:table-cell table:style-name="ce24" table:formula="of:=SUMIFS([.H$3:.H$188];[.$A$2:.$A$187];[.$A98])" office:value-type="float" office:value="392.754166666667" calcext:value-type="float">
            <text:p>392.7541666667</text:p>
          </table:table-cell>
          <table:table-cell table:style-name="ce24" table:formula="of:=SUMIFS([.I$3:.I$188];[.$A$2:.$A$187];[.$A98])" office:value-type="float" office:value="392.754166666667" calcext:value-type="float">
            <text:p>392.7541666667</text:p>
          </table:table-cell>
          <table:table-cell table:style-name="ce24" table:formula="of:=SUMIFS([.J$3:.J$188];[.$A$2:.$A$187];[.$A98])" office:value-type="float" office:value="393.691666666667" calcext:value-type="float">
            <text:p>393.6916666667</text:p>
          </table:table-cell>
          <table:table-cell table:style-name="ce24" table:formula="of:=SUMIFS([.K$3:.K$188];[.$A$2:.$A$187];[.$A9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99]" office:value-type="string" office:string-value="diced potatos" calcext:value-type="string">
            <text:p>diced potatos</text:p>
          </table:table-cell>
          <table:table-cell table:formula="of:=['Mega Recipe'.Q99]" office:value-type="string" office:string-value="g" calcext:value-type="string">
            <text:p>g</text:p>
          </table:table-cell>
          <table:table-cell table:formula="of:=['Mega Recipe'.R99]" office:value-type="float" office:value="60.9375" calcext:value-type="float">
            <text:p>60.9375</text:p>
          </table:table-cell>
          <table:table-cell table:formula="of:=['Mega Recipe'.S99]" office:value-type="float" office:value="60.9375" calcext:value-type="float">
            <text:p>60.9375</text:p>
          </table:table-cell>
          <table:table-cell table:formula="of:=['Mega Recipe'.T99]" office:value-type="float" office:value="60.9375" calcext:value-type="float">
            <text:p>60.9375</text:p>
          </table:table-cell>
          <table:table-cell table:formula="of:=['Mega Recipe'.U99]" office:value-type="float" office:value="60.9375" calcext:value-type="float">
            <text:p>60.9375</text:p>
          </table:table-cell>
          <table:table-cell/>
          <table:table-cell table:style-name="Default" table:formula="of:=IF(ISERROR([.C99]);0;[.C99])" office:value-type="float" office:value="60.9375" calcext:value-type="float">
            <text:p>60.9375</text:p>
          </table:table-cell>
          <table:table-cell table:style-name="Default" table:formula="of:=IF(ISERROR([.D99]);0;[.D99])" office:value-type="float" office:value="60.9375" calcext:value-type="float">
            <text:p>60.9375</text:p>
          </table:table-cell>
          <table:table-cell table:style-name="Default" table:formula="of:=IF(ISERROR([.E99]);0;[.E99])" office:value-type="float" office:value="60.9375" calcext:value-type="float">
            <text:p>60.9375</text:p>
          </table:table-cell>
          <table:table-cell table:style-name="Default" table:formula="of:=IF(ISERROR([.F99]);0;[.F99])" office:value-type="float" office:value="60.9375" calcext:value-type="float">
            <text:p>60.9375</text:p>
          </table:table-cell>
          <table:table-cell table:style-name="Default"/>
          <table:table-cell table:style-name="ce24" table:formula="of:=[.A99]" office:value-type="string" office:string-value="diced potatos" calcext:value-type="string">
            <text:p>diced potatos</text:p>
          </table:table-cell>
          <table:table-cell table:style-name="ce24" table:formula="of:=[.B99]" office:value-type="string" office:string-value="g" calcext:value-type="string">
            <text:p>g</text:p>
          </table:table-cell>
          <table:table-cell table:style-name="ce24" table:formula="of:=SUMIFS([.H$3:.H$188];[.$A$2:.$A$187];[.$A99])" office:value-type="float" office:value="0.25" calcext:value-type="float">
            <text:p>0.25</text:p>
          </table:table-cell>
          <table:table-cell table:style-name="ce24" table:formula="of:=SUMIFS([.I$3:.I$188];[.$A$2:.$A$187];[.$A99])" office:value-type="float" office:value="0.25" calcext:value-type="float">
            <text:p>0.25</text:p>
          </table:table-cell>
          <table:table-cell table:style-name="ce24" table:formula="of:=SUMIFS([.J$3:.J$188];[.$A$2:.$A$187];[.$A99])" office:value-type="float" office:value="0.25" calcext:value-type="float">
            <text:p>0.25</text:p>
          </table:table-cell>
          <table:table-cell table:style-name="ce24" table:formula="of:=SUMIFS([.K$3:.K$188];[.$A$2:.$A$187];[.$A99])" office:value-type="float" office:value="0.25" calcext:value-type="float">
            <text:p>0.25</text:p>
          </table:table-cell>
        </table:table-row>
        <table:table-row table:style-name="ro1">
          <table:table-cell table:formula="of:=['Mega Recipe'.P100]" office:value-type="string" office:string-value="bacon" calcext:value-type="string">
            <text:p>bacon</text:p>
          </table:table-cell>
          <table:table-cell table:formula="of:=['Mega Recipe'.Q100]" office:value-type="string" office:string-value="slice" calcext:value-type="string">
            <text:p>slice</text:p>
          </table:table-cell>
          <table:table-cell table:formula="of:=['Mega Recipe'.R100]" office:value-type="float" office:value="0.25" calcext:value-type="float">
            <text:p>0.25</text:p>
          </table:table-cell>
          <table:table-cell table:formula="of:=['Mega Recipe'.S100]" office:value-type="float" office:value="0.25" calcext:value-type="float">
            <text:p>0.25</text:p>
          </table:table-cell>
          <table:table-cell table:formula="of:=['Mega Recipe'.T100]" office:value-type="float" office:value="0.25" calcext:value-type="float">
            <text:p>0.25</text:p>
          </table:table-cell>
          <table:table-cell table:formula="of:=['Mega Recipe'.U100]" office:value-type="float" office:value="0.25" calcext:value-type="float">
            <text:p>0.25</text:p>
          </table:table-cell>
          <table:table-cell/>
          <table:table-cell table:style-name="Default" table:formula="of:=IF(ISERROR([.C100]);0;[.C100])" office:value-type="float" office:value="0.25" calcext:value-type="float">
            <text:p>0.25</text:p>
          </table:table-cell>
          <table:table-cell table:style-name="Default" table:formula="of:=IF(ISERROR([.D100]);0;[.D100])" office:value-type="float" office:value="0.25" calcext:value-type="float">
            <text:p>0.25</text:p>
          </table:table-cell>
          <table:table-cell table:style-name="Default" table:formula="of:=IF(ISERROR([.E100]);0;[.E100])" office:value-type="float" office:value="0.25" calcext:value-type="float">
            <text:p>0.25</text:p>
          </table:table-cell>
          <table:table-cell table:style-name="Default" table:formula="of:=IF(ISERROR([.F100]);0;[.F100])" office:value-type="float" office:value="0.25" calcext:value-type="float">
            <text:p>0.25</text:p>
          </table:table-cell>
          <table:table-cell table:style-name="Default"/>
          <table:table-cell table:style-name="ce24" table:formula="of:=[.A100]" office:value-type="string" office:string-value="bacon" calcext:value-type="string">
            <text:p>bacon</text:p>
          </table:table-cell>
          <table:table-cell table:style-name="ce24" table:formula="of:=[.B100]" office:value-type="string" office:string-value="slice" calcext:value-type="string">
            <text:p>slice</text:p>
          </table:table-cell>
          <table:table-cell table:style-name="ce24" table:formula="of:=SUMIFS([.H$3:.H$188];[.$A$2:.$A$187];[.$A100])" office:value-type="float" office:value="0.0625" calcext:value-type="float">
            <text:p>0.0625</text:p>
          </table:table-cell>
          <table:table-cell table:style-name="ce24" table:formula="of:=SUMIFS([.I$3:.I$188];[.$A$2:.$A$187];[.$A100])" office:value-type="float" office:value="0.0625" calcext:value-type="float">
            <text:p>0.0625</text:p>
          </table:table-cell>
          <table:table-cell table:style-name="ce24" table:formula="of:=SUMIFS([.J$3:.J$188];[.$A$2:.$A$187];[.$A100])" office:value-type="float" office:value="0.0625" calcext:value-type="float">
            <text:p>0.0625</text:p>
          </table:table-cell>
          <table:table-cell table:style-name="ce24" table:formula="of:=SUMIFS([.K$3:.K$188];[.$A$2:.$A$187];[.$A100])" office:value-type="float" office:value="0.0625" calcext:value-type="float">
            <text:p>0.0625</text:p>
          </table:table-cell>
        </table:table-row>
        <table:table-row table:style-name="ro1">
          <table:table-cell table:formula="of:=['Mega Recipe'.P101]" office:value-type="string" office:string-value="small onion, diced" calcext:value-type="string">
            <text:p>small onion, diced</text:p>
          </table:table-cell>
          <table:table-cell table:formula="of:=['Mega Recipe'.Q101]" office:value-type="string" office:string-value="onion" calcext:value-type="string">
            <text:p>onion</text:p>
          </table:table-cell>
          <table:table-cell table:formula="of:=['Mega Recipe'.R101]" office:value-type="float" office:value="0.0625" calcext:value-type="float">
            <text:p>0.0625</text:p>
          </table:table-cell>
          <table:table-cell table:formula="of:=['Mega Recipe'.S101]" office:value-type="float" office:value="0.0625" calcext:value-type="float">
            <text:p>0.0625</text:p>
          </table:table-cell>
          <table:table-cell table:formula="of:=['Mega Recipe'.T101]" office:value-type="float" office:value="0.0625" calcext:value-type="float">
            <text:p>0.0625</text:p>
          </table:table-cell>
          <table:table-cell table:formula="of:=['Mega Recipe'.U101]" office:value-type="float" office:value="0.0625" calcext:value-type="float">
            <text:p>0.0625</text:p>
          </table:table-cell>
          <table:table-cell/>
          <table:table-cell table:style-name="Default" table:formula="of:=IF(ISERROR([.C101]);0;[.C101])" office:value-type="float" office:value="0.0625" calcext:value-type="float">
            <text:p>0.0625</text:p>
          </table:table-cell>
          <table:table-cell table:style-name="Default" table:formula="of:=IF(ISERROR([.D101]);0;[.D101])" office:value-type="float" office:value="0.0625" calcext:value-type="float">
            <text:p>0.0625</text:p>
          </table:table-cell>
          <table:table-cell table:style-name="Default" table:formula="of:=IF(ISERROR([.E101]);0;[.E101])" office:value-type="float" office:value="0.0625" calcext:value-type="float">
            <text:p>0.0625</text:p>
          </table:table-cell>
          <table:table-cell table:style-name="Default" table:formula="of:=IF(ISERROR([.F101]);0;[.F101])" office:value-type="float" office:value="0.0625" calcext:value-type="float">
            <text:p>0.0625</text:p>
          </table:table-cell>
          <table:table-cell table:style-name="Default"/>
          <table:table-cell table:style-name="ce24" table:formula="of:=[.A101]" office:value-type="string" office:string-value="small onion, diced" calcext:value-type="string">
            <text:p>small onion, diced</text:p>
          </table:table-cell>
          <table:table-cell table:style-name="ce24" table:formula="of:=[.B101]" office:value-type="string" office:string-value="onion" calcext:value-type="string">
            <text:p>onion</text:p>
          </table:table-cell>
          <table:table-cell table:style-name="ce24" table:formula="of:=SUMIFS([.H$3:.H$188];[.$A$2:.$A$187];[.$A101])" office:value-type="float" office:value="3.90625" calcext:value-type="float">
            <text:p>3.90625</text:p>
          </table:table-cell>
          <table:table-cell table:style-name="ce24" table:formula="of:=SUMIFS([.I$3:.I$188];[.$A$2:.$A$187];[.$A101])" office:value-type="float" office:value="3.90625" calcext:value-type="float">
            <text:p>3.90625</text:p>
          </table:table-cell>
          <table:table-cell table:style-name="ce24" table:formula="of:=SUMIFS([.J$3:.J$188];[.$A$2:.$A$187];[.$A101])" office:value-type="float" office:value="3.90625" calcext:value-type="float">
            <text:p>3.90625</text:p>
          </table:table-cell>
          <table:table-cell table:style-name="ce24" table:formula="of:=SUMIFS([.K$3:.K$188];[.$A$2:.$A$187];[.$A101])" office:value-type="float" office:value="3.90625" calcext:value-type="float">
            <text:p>3.90625</text:p>
          </table:table-cell>
        </table:table-row>
        <table:table-row table:style-name="ro1">
          <table:table-cell table:formula="of:=['Mega Recipe'.P102]" office:value-type="string" office:string-value="white vinegar" calcext:value-type="string">
            <text:p>white vinegar</text:p>
          </table:table-cell>
          <table:table-cell table:formula="of:=['Mega Recipe'.Q102]" office:value-type="string" office:string-value="ml" calcext:value-type="string">
            <text:p>ml</text:p>
          </table:table-cell>
          <table:table-cell table:formula="of:=['Mega Recipe'.R102]" office:value-type="float" office:value="3.90625" calcext:value-type="float">
            <text:p>3.90625</text:p>
          </table:table-cell>
          <table:table-cell table:formula="of:=['Mega Recipe'.S102]" office:value-type="float" office:value="3.90625" calcext:value-type="float">
            <text:p>3.90625</text:p>
          </table:table-cell>
          <table:table-cell table:formula="of:=['Mega Recipe'.T102]" office:value-type="float" office:value="3.90625" calcext:value-type="float">
            <text:p>3.90625</text:p>
          </table:table-cell>
          <table:table-cell table:formula="of:=['Mega Recipe'.U102]" office:value-type="float" office:value="3.90625" calcext:value-type="float">
            <text:p>3.90625</text:p>
          </table:table-cell>
          <table:table-cell/>
          <table:table-cell table:style-name="Default" table:formula="of:=IF(ISERROR([.C102]);0;[.C102])" office:value-type="float" office:value="3.90625" calcext:value-type="float">
            <text:p>3.90625</text:p>
          </table:table-cell>
          <table:table-cell table:style-name="Default" table:formula="of:=IF(ISERROR([.D102]);0;[.D102])" office:value-type="float" office:value="3.90625" calcext:value-type="float">
            <text:p>3.90625</text:p>
          </table:table-cell>
          <table:table-cell table:style-name="Default" table:formula="of:=IF(ISERROR([.E102]);0;[.E102])" office:value-type="float" office:value="3.90625" calcext:value-type="float">
            <text:p>3.90625</text:p>
          </table:table-cell>
          <table:table-cell table:style-name="Default" table:formula="of:=IF(ISERROR([.F102]);0;[.F102])" office:value-type="float" office:value="3.90625" calcext:value-type="float">
            <text:p>3.90625</text:p>
          </table:table-cell>
          <table:table-cell table:style-name="Default"/>
          <table:table-cell table:style-name="ce24" table:formula="of:=[.A102]" office:value-type="string" office:string-value="white vinegar" calcext:value-type="string">
            <text:p>white vinegar</text:p>
          </table:table-cell>
          <table:table-cell table:style-name="ce24" table:formula="of:=[.B102]" office:value-type="string" office:string-value="ml" calcext:value-type="string">
            <text:p>ml</text:p>
          </table:table-cell>
          <table:table-cell table:style-name="ce24" table:formula="of:=SUMIFS([.H$3:.H$188];[.$A$2:.$A$187];[.$A102])" office:value-type="float" office:value="0.125" calcext:value-type="float">
            <text:p>0.125</text:p>
          </table:table-cell>
          <table:table-cell table:style-name="ce24" table:formula="of:=SUMIFS([.I$3:.I$188];[.$A$2:.$A$187];[.$A102])" office:value-type="float" office:value="0.125" calcext:value-type="float">
            <text:p>0.125</text:p>
          </table:table-cell>
          <table:table-cell table:style-name="ce24" table:formula="of:=SUMIFS([.J$3:.J$188];[.$A$2:.$A$187];[.$A102])" office:value-type="float" office:value="0.125" calcext:value-type="float">
            <text:p>0.125</text:p>
          </table:table-cell>
          <table:table-cell table:style-name="ce24" table:formula="of:=SUMIFS([.K$3:.K$188];[.$A$2:.$A$187];[.$A102])" office:value-type="float" office:value="0.125" calcext:value-type="float">
            <text:p>0.125</text:p>
          </table:table-cell>
        </table:table-row>
        <table:table-row table:style-name="ro1">
          <table:table-cell table:formula="of:=['Mega Recipe'.P103]" office:value-type="string" office:string-value="water" calcext:value-type="string">
            <text:p>water</text:p>
          </table:table-cell>
          <table:table-cell table:formula="of:=['Mega Recipe'.Q103]" office:value-type="string" office:string-value="tbsp" calcext:value-type="string">
            <text:p>tbsp</text:p>
          </table:table-cell>
          <table:table-cell table:formula="of:=['Mega Recipe'.R103]" office:value-type="float" office:value="0.125" calcext:value-type="float">
            <text:p>0.125</text:p>
          </table:table-cell>
          <table:table-cell table:formula="of:=['Mega Recipe'.S103]" office:value-type="float" office:value="0.125" calcext:value-type="float">
            <text:p>0.125</text:p>
          </table:table-cell>
          <table:table-cell table:formula="of:=['Mega Recipe'.T103]" office:value-type="float" office:value="0.125" calcext:value-type="float">
            <text:p>0.125</text:p>
          </table:table-cell>
          <table:table-cell table:formula="of:=['Mega Recipe'.U103]" office:value-type="float" office:value="0.125" calcext:value-type="float">
            <text:p>0.125</text:p>
          </table:table-cell>
          <table:table-cell/>
          <table:table-cell table:style-name="Default" table:formula="of:=IF(ISERROR([.C103]);0;[.C103])" office:value-type="float" office:value="0.125" calcext:value-type="float">
            <text:p>0.125</text:p>
          </table:table-cell>
          <table:table-cell table:style-name="Default" table:formula="of:=IF(ISERROR([.D103]);0;[.D103])" office:value-type="float" office:value="0.125" calcext:value-type="float">
            <text:p>0.125</text:p>
          </table:table-cell>
          <table:table-cell table:style-name="Default" table:formula="of:=IF(ISERROR([.E103]);0;[.E103])" office:value-type="float" office:value="0.125" calcext:value-type="float">
            <text:p>0.125</text:p>
          </table:table-cell>
          <table:table-cell table:style-name="Default" table:formula="of:=IF(ISERROR([.F103]);0;[.F103])" office:value-type="float" office:value="0.125" calcext:value-type="float">
            <text:p>0.125</text:p>
          </table:table-cell>
          <table:table-cell table:style-name="Default"/>
          <table:table-cell table:style-name="ce24" table:formula="of:=[.A103]" office:value-type="string" office:string-value="water" calcext:value-type="string">
            <text:p>water</text:p>
          </table:table-cell>
          <table:table-cell table:style-name="ce24" table:formula="of:=[.B103]" office:value-type="string" office:string-value="tbsp" calcext:value-type="string">
            <text:p>tbsp</text:p>
          </table:table-cell>
          <table:table-cell table:style-name="ce24" table:formula="of:=SUMIFS([.H$3:.H$188];[.$A$2:.$A$187];[.$A103])" office:value-type="float" office:value="0.0625" calcext:value-type="float">
            <text:p>0.0625</text:p>
          </table:table-cell>
          <table:table-cell table:style-name="ce24" table:formula="of:=SUMIFS([.I$3:.I$188];[.$A$2:.$A$187];[.$A103])" office:value-type="float" office:value="0.0625" calcext:value-type="float">
            <text:p>0.0625</text:p>
          </table:table-cell>
          <table:table-cell table:style-name="ce24" table:formula="of:=SUMIFS([.J$3:.J$188];[.$A$2:.$A$187];[.$A103])" office:value-type="float" office:value="0.0625" calcext:value-type="float">
            <text:p>0.0625</text:p>
          </table:table-cell>
          <table:table-cell table:style-name="ce24" table:formula="of:=SUMIFS([.K$3:.K$188];[.$A$2:.$A$187];[.$A103])" office:value-type="float" office:value="0.0625" calcext:value-type="float">
            <text:p>0.0625</text:p>
          </table:table-cell>
        </table:table-row>
        <table:table-row table:style-name="ro1">
          <table:table-cell table:formula="of:=['Mega Recipe'.P104]" office:value-type="string" office:string-value="white sugar" calcext:value-type="string">
            <text:p>white sugar</text:p>
          </table:table-cell>
          <table:table-cell table:formula="of:=['Mega Recipe'.Q104]" office:value-type="string" office:string-value="tbsp" calcext:value-type="string">
            <text:p>tbsp</text:p>
          </table:table-cell>
          <table:table-cell table:formula="of:=['Mega Recipe'.R104]" office:value-type="float" office:value="0.0625" calcext:value-type="float">
            <text:p>0.0625</text:p>
          </table:table-cell>
          <table:table-cell table:formula="of:=['Mega Recipe'.S104]" office:value-type="float" office:value="0.0625" calcext:value-type="float">
            <text:p>0.0625</text:p>
          </table:table-cell>
          <table:table-cell table:formula="of:=['Mega Recipe'.T104]" office:value-type="float" office:value="0.0625" calcext:value-type="float">
            <text:p>0.0625</text:p>
          </table:table-cell>
          <table:table-cell table:formula="of:=['Mega Recipe'.U104]" office:value-type="float" office:value="0.0625" calcext:value-type="float">
            <text:p>0.0625</text:p>
          </table:table-cell>
          <table:table-cell/>
          <table:table-cell table:style-name="Default" table:formula="of:=IF(ISERROR([.C104]);0;[.C104])" office:value-type="float" office:value="0.0625" calcext:value-type="float">
            <text:p>0.0625</text:p>
          </table:table-cell>
          <table:table-cell table:style-name="Default" table:formula="of:=IF(ISERROR([.D104]);0;[.D104])" office:value-type="float" office:value="0.0625" calcext:value-type="float">
            <text:p>0.0625</text:p>
          </table:table-cell>
          <table:table-cell table:style-name="Default" table:formula="of:=IF(ISERROR([.E104]);0;[.E104])" office:value-type="float" office:value="0.0625" calcext:value-type="float">
            <text:p>0.0625</text:p>
          </table:table-cell>
          <table:table-cell table:style-name="Default" table:formula="of:=IF(ISERROR([.F104]);0;[.F104])" office:value-type="float" office:value="0.0625" calcext:value-type="float">
            <text:p>0.0625</text:p>
          </table:table-cell>
          <table:table-cell table:style-name="Default"/>
          <table:table-cell table:style-name="ce24" table:formula="of:=[.A104]" office:value-type="string" office:string-value="white sugar" calcext:value-type="string">
            <text:p>white sugar</text:p>
          </table:table-cell>
          <table:table-cell table:style-name="ce24" table:formula="of:=[.B104]" office:value-type="string" office:string-value="tbsp" calcext:value-type="string">
            <text:p>tbsp</text:p>
          </table:table-cell>
          <table:table-cell table:style-name="ce24" table:formula="of:=SUMIFS([.H$3:.H$188];[.$A$2:.$A$187];[.$A104])" office:value-type="float" office:value="0.0625" calcext:value-type="float">
            <text:p>0.0625</text:p>
          </table:table-cell>
          <table:table-cell table:style-name="ce24" table:formula="of:=SUMIFS([.I$3:.I$188];[.$A$2:.$A$187];[.$A104])" office:value-type="float" office:value="0.0625" calcext:value-type="float">
            <text:p>0.0625</text:p>
          </table:table-cell>
          <table:table-cell table:style-name="ce24" table:formula="of:=SUMIFS([.J$3:.J$188];[.$A$2:.$A$187];[.$A104])" office:value-type="float" office:value="0.0625" calcext:value-type="float">
            <text:p>0.0625</text:p>
          </table:table-cell>
          <table:table-cell table:style-name="ce24" table:formula="of:=SUMIFS([.K$3:.K$188];[.$A$2:.$A$187];[.$A104])" office:value-type="float" office:value="0.0625" calcext:value-type="float">
            <text:p>0.0625</text:p>
          </table:table-cell>
        </table:table-row>
        <table:table-row table:style-name="ro1">
          <table:table-cell table:formula="of:=['Mega Recipe'.P105]" office:value-type="string" office:string-value="Salt" calcext:value-type="string">
            <text:p>Salt</text:p>
          </table:table-cell>
          <table:table-cell table:formula="of:=['Mega Recipe'.Q105]" office:value-type="string" office:string-value="tsp" calcext:value-type="string">
            <text:p>tsp</text:p>
          </table:table-cell>
          <table:table-cell table:formula="of:=['Mega Recipe'.R105]" office:value-type="float" office:value="0.0625" calcext:value-type="float">
            <text:p>0.0625</text:p>
          </table:table-cell>
          <table:table-cell table:formula="of:=['Mega Recipe'.S105]" office:value-type="float" office:value="0.0625" calcext:value-type="float">
            <text:p>0.0625</text:p>
          </table:table-cell>
          <table:table-cell table:formula="of:=['Mega Recipe'.T105]" office:value-type="float" office:value="0.0625" calcext:value-type="float">
            <text:p>0.0625</text:p>
          </table:table-cell>
          <table:table-cell table:formula="of:=['Mega Recipe'.U105]" office:value-type="float" office:value="0.0625" calcext:value-type="float">
            <text:p>0.0625</text:p>
          </table:table-cell>
          <table:table-cell/>
          <table:table-cell table:style-name="Default" table:formula="of:=IF(ISERROR([.C105]);0;[.C105])" office:value-type="float" office:value="0.0625" calcext:value-type="float">
            <text:p>0.0625</text:p>
          </table:table-cell>
          <table:table-cell table:style-name="Default" table:formula="of:=IF(ISERROR([.D105]);0;[.D105])" office:value-type="float" office:value="0.0625" calcext:value-type="float">
            <text:p>0.0625</text:p>
          </table:table-cell>
          <table:table-cell table:style-name="Default" table:formula="of:=IF(ISERROR([.E105]);0;[.E105])" office:value-type="float" office:value="0.0625" calcext:value-type="float">
            <text:p>0.0625</text:p>
          </table:table-cell>
          <table:table-cell table:style-name="Default" table:formula="of:=IF(ISERROR([.F105]);0;[.F105])" office:value-type="float" office:value="0.0625" calcext:value-type="float">
            <text:p>0.0625</text:p>
          </table:table-cell>
          <table:table-cell table:style-name="Default"/>
          <table:table-cell table:style-name="ce24" table:formula="of:=[.A105]" office:value-type="string" office:string-value="Salt" calcext:value-type="string">
            <text:p>Salt</text:p>
          </table:table-cell>
          <table:table-cell table:style-name="ce24" table:formula="of:=[.B105]" office:value-type="string" office:string-value="tsp" calcext:value-type="string">
            <text:p>tsp</text:p>
          </table:table-cell>
          <table:table-cell table:style-name="ce24" table:formula="of:=SUMIFS([.H$3:.H$188];[.$A$2:.$A$187];[.$A105])" office:value-type="float" office:value="0.0911458333333333" calcext:value-type="float">
            <text:p>0.0911458333</text:p>
          </table:table-cell>
          <table:table-cell table:style-name="ce24" table:formula="of:=SUMIFS([.I$3:.I$188];[.$A$2:.$A$187];[.$A105])" office:value-type="float" office:value="0.0911458333333333" calcext:value-type="float">
            <text:p>0.0911458333</text:p>
          </table:table-cell>
          <table:table-cell table:style-name="ce24" table:formula="of:=SUMIFS([.J$3:.J$188];[.$A$2:.$A$187];[.$A105])" office:value-type="float" office:value="0.0911458333333333" calcext:value-type="float">
            <text:p>0.0911458333</text:p>
          </table:table-cell>
          <table:table-cell table:style-name="ce24" table:formula="of:=SUMIFS([.K$3:.K$188];[.$A$2:.$A$187];[.$A105])" office:value-type="float" office:value="0.0911458333333333" calcext:value-type="float">
            <text:p>0.0911458333</text:p>
          </table:table-cell>
        </table:table-row>
        <table:table-row table:style-name="ro1">
          <table:table-cell table:formula="of:=['Mega Recipe'.P106]" office:value-type="string" office:string-value="ground black pepper" calcext:value-type="string">
            <text:p>ground black pepper</text:p>
          </table:table-cell>
          <table:table-cell table:formula="of:=['Mega Recipe'.Q106]" office:value-type="string" office:string-value="tsp" calcext:value-type="string">
            <text:p>tsp</text:p>
          </table:table-cell>
          <table:table-cell table:formula="of:=['Mega Recipe'.R106]" office:value-type="float" office:value="0.0078125" calcext:value-type="float">
            <text:p>0.0078125</text:p>
          </table:table-cell>
          <table:table-cell table:formula="of:=['Mega Recipe'.S106]" office:value-type="float" office:value="0.0078125" calcext:value-type="float">
            <text:p>0.0078125</text:p>
          </table:table-cell>
          <table:table-cell table:formula="of:=['Mega Recipe'.T106]" office:value-type="float" office:value="0.0078125" calcext:value-type="float">
            <text:p>0.0078125</text:p>
          </table:table-cell>
          <table:table-cell table:formula="of:=['Mega Recipe'.U106]" office:value-type="float" office:value="0.0078125" calcext:value-type="float">
            <text:p>0.0078125</text:p>
          </table:table-cell>
          <table:table-cell/>
          <table:table-cell table:style-name="Default" table:formula="of:=IF(ISERROR([.C106]);0;[.C106])" office:value-type="float" office:value="0.0078125" calcext:value-type="float">
            <text:p>0.0078125</text:p>
          </table:table-cell>
          <table:table-cell table:style-name="Default" table:formula="of:=IF(ISERROR([.D106]);0;[.D106])" office:value-type="float" office:value="0.0078125" calcext:value-type="float">
            <text:p>0.0078125</text:p>
          </table:table-cell>
          <table:table-cell table:style-name="Default" table:formula="of:=IF(ISERROR([.E106]);0;[.E106])" office:value-type="float" office:value="0.0078125" calcext:value-type="float">
            <text:p>0.0078125</text:p>
          </table:table-cell>
          <table:table-cell table:style-name="Default" table:formula="of:=IF(ISERROR([.F106]);0;[.F106])" office:value-type="float" office:value="0.0078125" calcext:value-type="float">
            <text:p>0.0078125</text:p>
          </table:table-cell>
          <table:table-cell table:style-name="Default"/>
          <table:table-cell table:style-name="ce24" table:formula="of:=[.A106]" office:value-type="string" office:string-value="ground black pepper" calcext:value-type="string">
            <text:p>ground black pepper</text:p>
          </table:table-cell>
          <table:table-cell table:style-name="ce24" table:formula="of:=[.B106]" office:value-type="string" office:string-value="tsp" calcext:value-type="string">
            <text:p>tsp</text:p>
          </table:table-cell>
          <table:table-cell table:style-name="ce24" table:formula="of:=SUMIFS([.H$3:.H$188];[.$A$2:.$A$187];[.$A106])" office:value-type="float" office:value="0.0625" calcext:value-type="float">
            <text:p>0.0625</text:p>
          </table:table-cell>
          <table:table-cell table:style-name="ce24" table:formula="of:=SUMIFS([.I$3:.I$188];[.$A$2:.$A$187];[.$A106])" office:value-type="float" office:value="0.0625" calcext:value-type="float">
            <text:p>0.0625</text:p>
          </table:table-cell>
          <table:table-cell table:style-name="ce24" table:formula="of:=SUMIFS([.J$3:.J$188];[.$A$2:.$A$187];[.$A106])" office:value-type="float" office:value="0.0625" calcext:value-type="float">
            <text:p>0.0625</text:p>
          </table:table-cell>
          <table:table-cell table:style-name="ce24" table:formula="of:=SUMIFS([.K$3:.K$188];[.$A$2:.$A$187];[.$A106])" office:value-type="float" office:value="0.0625" calcext:value-type="float">
            <text:p>0.0625</text:p>
          </table:table-cell>
        </table:table-row>
        <table:table-row table:style-name="ro1">
          <table:table-cell table:formula="of:=['Mega Recipe'.P107]" office:value-type="string" office:string-value="chopped fresh parsley" calcext:value-type="string">
            <text:p>chopped fresh parsley</text:p>
          </table:table-cell>
          <table:table-cell table:formula="of:=['Mega Recipe'.Q107]" office:value-type="string" office:string-value="tbsp" calcext:value-type="string">
            <text:p>tbsp</text:p>
          </table:table-cell>
          <table:table-cell table:formula="of:=['Mega Recipe'.R107]" office:value-type="float" office:value="0.0625" calcext:value-type="float">
            <text:p>0.0625</text:p>
          </table:table-cell>
          <table:table-cell table:formula="of:=['Mega Recipe'.S107]" office:value-type="float" office:value="0.0625" calcext:value-type="float">
            <text:p>0.0625</text:p>
          </table:table-cell>
          <table:table-cell table:formula="of:=['Mega Recipe'.T107]" office:value-type="float" office:value="0.0625" calcext:value-type="float">
            <text:p>0.0625</text:p>
          </table:table-cell>
          <table:table-cell table:formula="of:=['Mega Recipe'.U107]" office:value-type="float" office:value="0.0625" calcext:value-type="float">
            <text:p>0.0625</text:p>
          </table:table-cell>
          <table:table-cell/>
          <table:table-cell table:style-name="Default" table:formula="of:=IF(ISERROR([.C107]);0;[.C107])" office:value-type="float" office:value="0.0625" calcext:value-type="float">
            <text:p>0.0625</text:p>
          </table:table-cell>
          <table:table-cell table:style-name="Default" table:formula="of:=IF(ISERROR([.D107]);0;[.D107])" office:value-type="float" office:value="0.0625" calcext:value-type="float">
            <text:p>0.0625</text:p>
          </table:table-cell>
          <table:table-cell table:style-name="Default" table:formula="of:=IF(ISERROR([.E107]);0;[.E107])" office:value-type="float" office:value="0.0625" calcext:value-type="float">
            <text:p>0.0625</text:p>
          </table:table-cell>
          <table:table-cell table:style-name="Default" table:formula="of:=IF(ISERROR([.F107]);0;[.F107])" office:value-type="float" office:value="0.0625" calcext:value-type="float">
            <text:p>0.0625</text:p>
          </table:table-cell>
          <table:table-cell table:style-name="Default"/>
          <table:table-cell table:style-name="ce24" table:formula="of:=[.A107]" office:value-type="string" office:string-value="chopped fresh parsley" calcext:value-type="string">
            <text:p>chopped fresh parsley</text:p>
          </table:table-cell>
          <table:table-cell table:style-name="ce24" table:formula="of:=[.B107]" office:value-type="string" office:string-value="tbsp" calcext:value-type="string">
            <text:p>tbsp</text:p>
          </table:table-cell>
          <table:table-cell table:style-name="ce24" table:formula="of:=SUMIFS([.H$3:.H$188];[.$A$2:.$A$187];[.$A107])" office:value-type="float" office:value="0" calcext:value-type="float">
            <text:p>0</text:p>
          </table:table-cell>
          <table:table-cell table:style-name="ce24" table:formula="of:=SUMIFS([.I$3:.I$188];[.$A$2:.$A$187];[.$A107])" office:value-type="float" office:value="0" calcext:value-type="float">
            <text:p>0</text:p>
          </table:table-cell>
          <table:table-cell table:style-name="ce24" table:formula="of:=SUMIFS([.J$3:.J$188];[.$A$2:.$A$187];[.$A107])" office:value-type="float" office:value="0" calcext:value-type="float">
            <text:p>0</text:p>
          </table:table-cell>
          <table:table-cell table:style-name="ce24" table:formula="of:=SUMIFS([.K$3:.K$188];[.$A$2:.$A$187];[.$A107])" office:value-type="float" office:value="0" calcext:value-type="float">
            <text:p>0</text:p>
          </table:table-cell>
        </table:table-row>
        <table:table-row table:style-name="ro1">
          <table:table-cell table:formula="of:=['Mega Recipe'.P108]" office:value-type="float" office:value="0" calcext:value-type="float">
            <text:p>0</text:p>
          </table:table-cell>
          <table:table-cell table:formula="of:=['Mega Recipe'.Q108]" office:value-type="float" office:value="0" calcext:value-type="float">
            <text:p>0</text:p>
          </table:table-cell>
          <table:table-cell table:formula="of:=['Mega Recipe'.R108]" office:value-type="float" office:value="0" calcext:value-type="float">
            <text:p>0</text:p>
          </table:table-cell>
          <table:table-cell table:formula="of:=['Mega Recipe'.S108]" office:value-type="float" office:value="0" calcext:value-type="float">
            <text:p>0</text:p>
          </table:table-cell>
          <table:table-cell table:formula="of:=['Mega Recipe'.T108]" office:value-type="float" office:value="0" calcext:value-type="float">
            <text:p>0</text:p>
          </table:table-cell>
          <table:table-cell table:formula="of:=['Mega Recipe'.U108]" office:value-type="float" office:value="0" calcext:value-type="float">
            <text:p>0</text:p>
          </table:table-cell>
          <table:table-cell/>
          <table:table-cell table:style-name="Default" table:formula="of:=IF(ISERROR([.C108]);0;[.C108])" office:value-type="float" office:value="0" calcext:value-type="float">
            <text:p>0</text:p>
          </table:table-cell>
          <table:table-cell table:style-name="Default" table:formula="of:=IF(ISERROR([.D108]);0;[.D108])" office:value-type="float" office:value="0" calcext:value-type="float">
            <text:p>0</text:p>
          </table:table-cell>
          <table:table-cell table:style-name="Default" table:formula="of:=IF(ISERROR([.E108]);0;[.E108])" office:value-type="float" office:value="0" calcext:value-type="float">
            <text:p>0</text:p>
          </table:table-cell>
          <table:table-cell table:style-name="Default" table:formula="of:=IF(ISERROR([.F108]);0;[.F108])" office:value-type="float" office:value="0" calcext:value-type="float">
            <text:p>0</text:p>
          </table:table-cell>
          <table:table-cell table:style-name="Default"/>
          <table:table-cell table:style-name="ce24" table:formula="of:=[.A108]" office:value-type="float" office:value="0" calcext:value-type="float">
            <text:p>0</text:p>
          </table:table-cell>
          <table:table-cell table:style-name="ce24" table:formula="of:=[.B108]" office:value-type="float" office:value="0" calcext:value-type="float">
            <text:p>0</text:p>
          </table:table-cell>
          <table:table-cell table:style-name="ce24" table:formula="of:=SUMIFS([.H$3:.H$188];[.$A$2:.$A$187];[.$A108])" office:value-type="float" office:value="392.754166666667" calcext:value-type="float">
            <text:p>392.7541666667</text:p>
          </table:table-cell>
          <table:table-cell table:style-name="ce24" table:formula="of:=SUMIFS([.I$3:.I$188];[.$A$2:.$A$187];[.$A108])" office:value-type="float" office:value="392.754166666667" calcext:value-type="float">
            <text:p>392.7541666667</text:p>
          </table:table-cell>
          <table:table-cell table:style-name="ce24" table:formula="of:=SUMIFS([.J$3:.J$188];[.$A$2:.$A$187];[.$A108])" office:value-type="float" office:value="393.691666666667" calcext:value-type="float">
            <text:p>393.6916666667</text:p>
          </table:table-cell>
          <table:table-cell table:style-name="ce24" table:formula="of:=SUMIFS([.K$3:.K$188];[.$A$2:.$A$187];[.$A10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09]" office:value-type="float" office:value="0" calcext:value-type="float">
            <text:p>0</text:p>
          </table:table-cell>
          <table:table-cell table:formula="of:=['Mega Recipe'.Q109]" office:value-type="float" office:value="0" calcext:value-type="float">
            <text:p>0</text:p>
          </table:table-cell>
          <table:table-cell table:formula="of:=['Mega Recipe'.R109]" office:value-type="float" office:value="0" calcext:value-type="float">
            <text:p>0</text:p>
          </table:table-cell>
          <table:table-cell table:formula="of:=['Mega Recipe'.S109]" office:value-type="float" office:value="0" calcext:value-type="float">
            <text:p>0</text:p>
          </table:table-cell>
          <table:table-cell table:formula="of:=['Mega Recipe'.T109]" office:value-type="float" office:value="0" calcext:value-type="float">
            <text:p>0</text:p>
          </table:table-cell>
          <table:table-cell table:formula="of:=['Mega Recipe'.U109]" office:value-type="float" office:value="0" calcext:value-type="float">
            <text:p>0</text:p>
          </table:table-cell>
          <table:table-cell/>
          <table:table-cell table:style-name="Default" table:formula="of:=IF(ISERROR([.C109]);0;[.C109])" office:value-type="float" office:value="0" calcext:value-type="float">
            <text:p>0</text:p>
          </table:table-cell>
          <table:table-cell table:style-name="Default" table:formula="of:=IF(ISERROR([.D109]);0;[.D109])" office:value-type="float" office:value="0" calcext:value-type="float">
            <text:p>0</text:p>
          </table:table-cell>
          <table:table-cell table:style-name="Default" table:formula="of:=IF(ISERROR([.E109]);0;[.E109])" office:value-type="float" office:value="0" calcext:value-type="float">
            <text:p>0</text:p>
          </table:table-cell>
          <table:table-cell table:style-name="Default" table:formula="of:=IF(ISERROR([.F109]);0;[.F109])" office:value-type="float" office:value="0" calcext:value-type="float">
            <text:p>0</text:p>
          </table:table-cell>
          <table:table-cell table:style-name="Default"/>
          <table:table-cell table:style-name="ce24" table:formula="of:=[.A109]" office:value-type="float" office:value="0" calcext:value-type="float">
            <text:p>0</text:p>
          </table:table-cell>
          <table:table-cell table:style-name="ce24" table:formula="of:=[.B109]" office:value-type="float" office:value="0" calcext:value-type="float">
            <text:p>0</text:p>
          </table:table-cell>
          <table:table-cell table:style-name="ce24" table:formula="of:=SUMIFS([.H$3:.H$188];[.$A$2:.$A$187];[.$A109])" office:value-type="float" office:value="392.754166666667" calcext:value-type="float">
            <text:p>392.7541666667</text:p>
          </table:table-cell>
          <table:table-cell table:style-name="ce24" table:formula="of:=SUMIFS([.I$3:.I$188];[.$A$2:.$A$187];[.$A109])" office:value-type="float" office:value="392.754166666667" calcext:value-type="float">
            <text:p>392.7541666667</text:p>
          </table:table-cell>
          <table:table-cell table:style-name="ce24" table:formula="of:=SUMIFS([.J$3:.J$188];[.$A$2:.$A$187];[.$A109])" office:value-type="float" office:value="393.691666666667" calcext:value-type="float">
            <text:p>393.6916666667</text:p>
          </table:table-cell>
          <table:table-cell table:style-name="ce24" table:formula="of:=SUMIFS([.K$3:.K$188];[.$A$2:.$A$187];[.$A10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10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'Mega Recipe'.Q110]" office:value-type="string" office:string-value="ml" calcext:value-type="string">
            <text:p>ml</text:p>
          </table:table-cell>
          <table:table-cell table:formula="of:=['Mega Recipe'.R110]" office:value-type="float" office:value="0" calcext:value-type="float">
            <text:p>0</text:p>
          </table:table-cell>
          <table:table-cell table:formula="of:=['Mega Recipe'.S110]" office:value-type="float" office:value="0" calcext:value-type="float">
            <text:p>0</text:p>
          </table:table-cell>
          <table:table-cell table:formula="of:=['Mega Recipe'.T110]" office:value-type="float" office:value="0.9375" calcext:value-type="float">
            <text:p>0.9375</text:p>
          </table:table-cell>
          <table:table-cell table:formula="of:=['Mega Recipe'.U110]" office:value-type="float" office:value="0" calcext:value-type="float">
            <text:p>0</text:p>
          </table:table-cell>
          <table:table-cell/>
          <table:table-cell table:style-name="Default" table:formula="of:=IF(ISERROR([.C110]);0;[.C110])" office:value-type="float" office:value="0" calcext:value-type="float">
            <text:p>0</text:p>
          </table:table-cell>
          <table:table-cell table:style-name="Default" table:formula="of:=IF(ISERROR([.D110]);0;[.D110])" office:value-type="float" office:value="0" calcext:value-type="float">
            <text:p>0</text:p>
          </table:table-cell>
          <table:table-cell table:style-name="Default" table:formula="of:=IF(ISERROR([.E110]);0;[.E110])" office:value-type="float" office:value="0.9375" calcext:value-type="float">
            <text:p>0.9375</text:p>
          </table:table-cell>
          <table:table-cell table:style-name="Default" table:formula="of:=IF(ISERROR([.F110]);0;[.F110])" office:value-type="float" office:value="0" calcext:value-type="float">
            <text:p>0</text:p>
          </table:table-cell>
          <table:table-cell table:style-name="Default"/>
          <table:table-cell table:style-name="ce24" table:formula="of:=[.A110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24" table:formula="of:=[.B110]" office:value-type="string" office:string-value="ml" calcext:value-type="string">
            <text:p>ml</text:p>
          </table:table-cell>
          <table:table-cell table:style-name="ce24" table:formula="of:=SUMIFS([.H$3:.H$188];[.$A$2:.$A$187];[.$A110])" office:value-type="float" office:value="0" calcext:value-type="float">
            <text:p>0</text:p>
          </table:table-cell>
          <table:table-cell table:style-name="ce24" table:formula="of:=SUMIFS([.I$3:.I$188];[.$A$2:.$A$187];[.$A110])" office:value-type="float" office:value="0" calcext:value-type="float">
            <text:p>0</text:p>
          </table:table-cell>
          <table:table-cell table:style-name="ce24" table:formula="of:=SUMIFS([.J$3:.J$188];[.$A$2:.$A$187];[.$A110])" office:value-type="float" office:value="15.625" calcext:value-type="float">
            <text:p>15.625</text:p>
          </table:table-cell>
          <table:table-cell table:style-name="ce24" table:formula="of:=SUMIFS([.K$3:.K$188];[.$A$2:.$A$187];[.$A110])" office:value-type="float" office:value="0" calcext:value-type="float">
            <text:p>0</text:p>
          </table:table-cell>
        </table:table-row>
        <table:table-row table:style-name="ro1">
          <table:table-cell table:formula="of:=['Mega Recipe'.P111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'Mega Recipe'.Q111]" office:value-type="string" office:string-value="g" calcext:value-type="string">
            <text:p>g</text:p>
          </table:table-cell>
          <table:table-cell table:formula="of:=['Mega Recipe'.R111]" office:value-type="float" office:value="0" calcext:value-type="float">
            <text:p>0</text:p>
          </table:table-cell>
          <table:table-cell table:formula="of:=['Mega Recipe'.S111]" office:value-type="float" office:value="0" calcext:value-type="float">
            <text:p>0</text:p>
          </table:table-cell>
          <table:table-cell table:formula="of:=['Mega Recipe'.T111]" office:value-type="float" office:value="15.625" calcext:value-type="float">
            <text:p>15.625</text:p>
          </table:table-cell>
          <table:table-cell table:formula="of:=['Mega Recipe'.U111]" office:value-type="float" office:value="0" calcext:value-type="float">
            <text:p>0</text:p>
          </table:table-cell>
          <table:table-cell/>
          <table:table-cell table:style-name="Default" table:formula="of:=IF(ISERROR([.C111]);0;[.C111])" office:value-type="float" office:value="0" calcext:value-type="float">
            <text:p>0</text:p>
          </table:table-cell>
          <table:table-cell table:style-name="Default" table:formula="of:=IF(ISERROR([.D111]);0;[.D111])" office:value-type="float" office:value="0" calcext:value-type="float">
            <text:p>0</text:p>
          </table:table-cell>
          <table:table-cell table:style-name="Default" table:formula="of:=IF(ISERROR([.E111]);0;[.E111])" office:value-type="float" office:value="15.625" calcext:value-type="float">
            <text:p>15.625</text:p>
          </table:table-cell>
          <table:table-cell table:style-name="Default" table:formula="of:=IF(ISERROR([.F111]);0;[.F111])" office:value-type="float" office:value="0" calcext:value-type="float">
            <text:p>0</text:p>
          </table:table-cell>
          <table:table-cell table:style-name="Default"/>
          <table:table-cell table:style-name="ce24" table:formula="of:=[.A111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24" table:formula="of:=[.B111]" office:value-type="string" office:string-value="g" calcext:value-type="string">
            <text:p>g</text:p>
          </table:table-cell>
          <table:table-cell table:style-name="ce24" table:formula="of:=SUMIFS([.H$3:.H$188];[.$A$2:.$A$187];[.$A111])" office:value-type="float" office:value="0" calcext:value-type="float">
            <text:p>0</text:p>
          </table:table-cell>
          <table:table-cell table:style-name="ce24" table:formula="of:=SUMIFS([.I$3:.I$188];[.$A$2:.$A$187];[.$A111])" office:value-type="float" office:value="0" calcext:value-type="float">
            <text:p>0</text:p>
          </table:table-cell>
          <table:table-cell table:style-name="ce24" table:formula="of:=SUMIFS([.J$3:.J$188];[.$A$2:.$A$187];[.$A111])" office:value-type="float" office:value="0" calcext:value-type="float">
            <text:p>0</text:p>
          </table:table-cell>
          <table:table-cell table:style-name="ce24" table:formula="of:=SUMIFS([.K$3:.K$188];[.$A$2:.$A$187];[.$A111])" office:value-type="float" office:value="0" calcext:value-type="float">
            <text:p>0</text:p>
          </table:table-cell>
        </table:table-row>
        <table:table-row table:style-name="ro1">
          <table:table-cell table:formula="of:=['Mega Recipe'.P112]" office:value-type="string" office:string-value="1 large onion, diced" calcext:value-type="string">
            <text:p>1 large onion, diced</text:p>
          </table:table-cell>
          <table:table-cell table:formula="of:=['Mega Recipe'.Q112]" office:value-type="string" office:string-value="g" calcext:value-type="string">
            <text:p>g</text:p>
          </table:table-cell>
          <table:table-cell table:formula="of:=['Mega Recipe'.R112]" office:value-type="float" office:value="0" calcext:value-type="float">
            <text:p>0</text:p>
          </table:table-cell>
          <table:table-cell table:formula="of:=['Mega Recipe'.S112]" office:value-type="float" office:value="0" calcext:value-type="float">
            <text:p>0</text:p>
          </table:table-cell>
          <table:table-cell table:formula="of:=['Mega Recipe'.T112]" office:value-type="float" office:value="8.125" calcext:value-type="float">
            <text:p>8.125</text:p>
          </table:table-cell>
          <table:table-cell table:formula="of:=['Mega Recipe'.U112]" office:value-type="float" office:value="0" calcext:value-type="float">
            <text:p>0</text:p>
          </table:table-cell>
          <table:table-cell/>
          <table:table-cell table:style-name="Default" table:formula="of:=IF(ISERROR([.C112]);0;[.C112])" office:value-type="float" office:value="0" calcext:value-type="float">
            <text:p>0</text:p>
          </table:table-cell>
          <table:table-cell table:style-name="Default" table:formula="of:=IF(ISERROR([.D112]);0;[.D112])" office:value-type="float" office:value="0" calcext:value-type="float">
            <text:p>0</text:p>
          </table:table-cell>
          <table:table-cell table:style-name="Default" table:formula="of:=IF(ISERROR([.E112]);0;[.E112])" office:value-type="float" office:value="8.125" calcext:value-type="float">
            <text:p>8.125</text:p>
          </table:table-cell>
          <table:table-cell table:style-name="Default" table:formula="of:=IF(ISERROR([.F112]);0;[.F112])" office:value-type="float" office:value="0" calcext:value-type="float">
            <text:p>0</text:p>
          </table:table-cell>
          <table:table-cell table:style-name="Default"/>
          <table:table-cell table:style-name="ce24" table:formula="of:=[.A112]" office:value-type="string" office:string-value="1 large onion, diced" calcext:value-type="string">
            <text:p>1 large onion, diced</text:p>
          </table:table-cell>
          <table:table-cell table:style-name="ce24" table:formula="of:=[.B112]" office:value-type="string" office:string-value="g" calcext:value-type="string">
            <text:p>g</text:p>
          </table:table-cell>
          <table:table-cell table:style-name="ce24" table:formula="of:=SUMIFS([.H$3:.H$188];[.$A$2:.$A$187];[.$A112])" office:value-type="float" office:value="0" calcext:value-type="float">
            <text:p>0</text:p>
          </table:table-cell>
          <table:table-cell table:style-name="ce24" table:formula="of:=SUMIFS([.I$3:.I$188];[.$A$2:.$A$187];[.$A112])" office:value-type="float" office:value="0" calcext:value-type="float">
            <text:p>0</text:p>
          </table:table-cell>
          <table:table-cell table:style-name="ce24" table:formula="of:=SUMIFS([.J$3:.J$188];[.$A$2:.$A$187];[.$A112])" office:value-type="float" office:value="0.25" calcext:value-type="float">
            <text:p>0.25</text:p>
          </table:table-cell>
          <table:table-cell table:style-name="ce24" table:formula="of:=SUMIFS([.K$3:.K$188];[.$A$2:.$A$187];[.$A112])" office:value-type="float" office:value="0" calcext:value-type="float">
            <text:p>0</text:p>
          </table:table-cell>
        </table:table-row>
        <table:table-row table:style-name="ro1">
          <table:table-cell table:formula="of:=['Mega Recipe'.P113]" office:value-type="string" office:string-value="4 cloves garlic, minced" calcext:value-type="string">
            <text:p>4 cloves garlic, minced</text:p>
          </table:table-cell>
          <table:table-cell table:formula="of:=['Mega Recipe'.Q113]" office:value-type="string" office:string-value="cloves" calcext:value-type="string">
            <text:p>cloves</text:p>
          </table:table-cell>
          <table:table-cell table:formula="of:=['Mega Recipe'.R113]" office:value-type="float" office:value="0" calcext:value-type="float">
            <text:p>0</text:p>
          </table:table-cell>
          <table:table-cell table:formula="of:=['Mega Recipe'.S113]" office:value-type="float" office:value="0" calcext:value-type="float">
            <text:p>0</text:p>
          </table:table-cell>
          <table:table-cell table:formula="of:=['Mega Recipe'.T113]" office:value-type="float" office:value="0.25" calcext:value-type="float">
            <text:p>0.25</text:p>
          </table:table-cell>
          <table:table-cell table:formula="of:=['Mega Recipe'.U113]" office:value-type="float" office:value="0" calcext:value-type="float">
            <text:p>0</text:p>
          </table:table-cell>
          <table:table-cell/>
          <table:table-cell table:style-name="Default" table:formula="of:=IF(ISERROR([.C113]);0;[.C113])" office:value-type="float" office:value="0" calcext:value-type="float">
            <text:p>0</text:p>
          </table:table-cell>
          <table:table-cell table:style-name="Default" table:formula="of:=IF(ISERROR([.D113]);0;[.D113])" office:value-type="float" office:value="0" calcext:value-type="float">
            <text:p>0</text:p>
          </table:table-cell>
          <table:table-cell table:style-name="Default" table:formula="of:=IF(ISERROR([.E113]);0;[.E113])" office:value-type="float" office:value="0.25" calcext:value-type="float">
            <text:p>0.25</text:p>
          </table:table-cell>
          <table:table-cell table:style-name="Default" table:formula="of:=IF(ISERROR([.F113]);0;[.F113])" office:value-type="float" office:value="0" calcext:value-type="float">
            <text:p>0</text:p>
          </table:table-cell>
          <table:table-cell table:style-name="Default"/>
          <table:table-cell table:style-name="ce24" table:formula="of:=[.A113]" office:value-type="string" office:string-value="4 cloves garlic, minced" calcext:value-type="string">
            <text:p>4 cloves garlic, minced</text:p>
          </table:table-cell>
          <table:table-cell table:style-name="ce24" table:formula="of:=[.B113]" office:value-type="string" office:string-value="cloves" calcext:value-type="string">
            <text:p>cloves</text:p>
          </table:table-cell>
          <table:table-cell table:style-name="ce24" table:formula="of:=SUMIFS([.H$3:.H$188];[.$A$2:.$A$187];[.$A113])" office:value-type="float" office:value="0" calcext:value-type="float">
            <text:p>0</text:p>
          </table:table-cell>
          <table:table-cell table:style-name="ce24" table:formula="of:=SUMIFS([.I$3:.I$188];[.$A$2:.$A$187];[.$A113])" office:value-type="float" office:value="0" calcext:value-type="float">
            <text:p>0</text:p>
          </table:table-cell>
          <table:table-cell table:style-name="ce24" table:formula="of:=SUMIFS([.J$3:.J$188];[.$A$2:.$A$187];[.$A113])" office:value-type="float" office:value="0.125" calcext:value-type="float">
            <text:p>0.125</text:p>
          </table:table-cell>
          <table:table-cell table:style-name="ce24" table:formula="of:=SUMIFS([.K$3:.K$188];[.$A$2:.$A$187];[.$A113])" office:value-type="float" office:value="0" calcext:value-type="float">
            <text:p>0</text:p>
          </table:table-cell>
        </table:table-row>
        <table:table-row table:style-name="ro1">
          <table:table-cell table:formula="of:=['Mega Recipe'.P114]" office:value-type="string" office:string-value="2 tablespoons chili powder" calcext:value-type="string">
            <text:p>2 tablespoons chili powder</text:p>
          </table:table-cell>
          <table:table-cell table:formula="of:=['Mega Recipe'.Q114]" office:value-type="string" office:string-value="tbsp" calcext:value-type="string">
            <text:p>tbsp</text:p>
          </table:table-cell>
          <table:table-cell table:formula="of:=['Mega Recipe'.R114]" office:value-type="float" office:value="0" calcext:value-type="float">
            <text:p>0</text:p>
          </table:table-cell>
          <table:table-cell table:formula="of:=['Mega Recipe'.S114]" office:value-type="float" office:value="0" calcext:value-type="float">
            <text:p>0</text:p>
          </table:table-cell>
          <table:table-cell table:formula="of:=['Mega Recipe'.T114]" office:value-type="float" office:value="0.125" calcext:value-type="float">
            <text:p>0.125</text:p>
          </table:table-cell>
          <table:table-cell table:formula="of:=['Mega Recipe'.U114]" office:value-type="float" office:value="0" calcext:value-type="float">
            <text:p>0</text:p>
          </table:table-cell>
          <table:table-cell/>
          <table:table-cell table:style-name="Default" table:formula="of:=IF(ISERROR([.C114]);0;[.C114])" office:value-type="float" office:value="0" calcext:value-type="float">
            <text:p>0</text:p>
          </table:table-cell>
          <table:table-cell table:style-name="Default" table:formula="of:=IF(ISERROR([.D114]);0;[.D114])" office:value-type="float" office:value="0" calcext:value-type="float">
            <text:p>0</text:p>
          </table:table-cell>
          <table:table-cell table:style-name="Default" table:formula="of:=IF(ISERROR([.E114]);0;[.E114])" office:value-type="float" office:value="0.125" calcext:value-type="float">
            <text:p>0.125</text:p>
          </table:table-cell>
          <table:table-cell table:style-name="Default" table:formula="of:=IF(ISERROR([.F114]);0;[.F114])" office:value-type="float" office:value="0" calcext:value-type="float">
            <text:p>0</text:p>
          </table:table-cell>
          <table:table-cell table:style-name="Default"/>
          <table:table-cell table:style-name="ce24" table:formula="of:=[.A114]" office:value-type="string" office:string-value="2 tablespoons chili powder" calcext:value-type="string">
            <text:p>2 tablespoons chili powder</text:p>
          </table:table-cell>
          <table:table-cell table:style-name="ce24" table:formula="of:=[.B114]" office:value-type="string" office:string-value="tbsp" calcext:value-type="string">
            <text:p>tbsp</text:p>
          </table:table-cell>
          <table:table-cell table:style-name="ce24" table:formula="of:=SUMIFS([.H$3:.H$188];[.$A$2:.$A$187];[.$A114])" office:value-type="float" office:value="0" calcext:value-type="float">
            <text:p>0</text:p>
          </table:table-cell>
          <table:table-cell table:style-name="ce24" table:formula="of:=SUMIFS([.I$3:.I$188];[.$A$2:.$A$187];[.$A114])" office:value-type="float" office:value="0" calcext:value-type="float">
            <text:p>0</text:p>
          </table:table-cell>
          <table:table-cell table:style-name="ce24" table:formula="of:=SUMIFS([.J$3:.J$188];[.$A$2:.$A$187];[.$A114])" office:value-type="float" office:value="0.25" calcext:value-type="float">
            <text:p>0.25</text:p>
          </table:table-cell>
          <table:table-cell table:style-name="ce24" table:formula="of:=SUMIFS([.K$3:.K$188];[.$A$2:.$A$187];[.$A114])" office:value-type="float" office:value="0" calcext:value-type="float">
            <text:p>0</text:p>
          </table:table-cell>
        </table:table-row>
        <table:table-row table:style-name="ro1">
          <table:table-cell table:formula="of:=['Mega Recipe'.P115]" office:value-type="string" office:string-value="4 teaspoons ground cumin" calcext:value-type="string">
            <text:p>4 teaspoons ground cumin</text:p>
          </table:table-cell>
          <table:table-cell table:formula="of:=['Mega Recipe'.Q115]" office:value-type="string" office:string-value="tsp" calcext:value-type="string">
            <text:p>tsp</text:p>
          </table:table-cell>
          <table:table-cell table:formula="of:=['Mega Recipe'.R115]" office:value-type="float" office:value="0" calcext:value-type="float">
            <text:p>0</text:p>
          </table:table-cell>
          <table:table-cell table:formula="of:=['Mega Recipe'.S115]" office:value-type="float" office:value="0" calcext:value-type="float">
            <text:p>0</text:p>
          </table:table-cell>
          <table:table-cell table:formula="of:=['Mega Recipe'.T115]" office:value-type="float" office:value="0.25" calcext:value-type="float">
            <text:p>0.25</text:p>
          </table:table-cell>
          <table:table-cell table:formula="of:=['Mega Recipe'.U115]" office:value-type="float" office:value="0" calcext:value-type="float">
            <text:p>0</text:p>
          </table:table-cell>
          <table:table-cell/>
          <table:table-cell table:style-name="Default" table:formula="of:=IF(ISERROR([.C115]);0;[.C115])" office:value-type="float" office:value="0" calcext:value-type="float">
            <text:p>0</text:p>
          </table:table-cell>
          <table:table-cell table:style-name="Default" table:formula="of:=IF(ISERROR([.D115]);0;[.D115])" office:value-type="float" office:value="0" calcext:value-type="float">
            <text:p>0</text:p>
          </table:table-cell>
          <table:table-cell table:style-name="Default" table:formula="of:=IF(ISERROR([.E115]);0;[.E115])" office:value-type="float" office:value="0.25" calcext:value-type="float">
            <text:p>0.25</text:p>
          </table:table-cell>
          <table:table-cell table:style-name="Default" table:formula="of:=IF(ISERROR([.F115]);0;[.F115])" office:value-type="float" office:value="0" calcext:value-type="float">
            <text:p>0</text:p>
          </table:table-cell>
          <table:table-cell table:style-name="Default"/>
          <table:table-cell table:style-name="ce24" table:formula="of:=[.A115]" office:value-type="string" office:string-value="4 teaspoons ground cumin" calcext:value-type="string">
            <text:p>4 teaspoons ground cumin</text:p>
          </table:table-cell>
          <table:table-cell table:style-name="ce24" table:formula="of:=[.B115]" office:value-type="string" office:string-value="tsp" calcext:value-type="string">
            <text:p>tsp</text:p>
          </table:table-cell>
          <table:table-cell table:style-name="ce24" table:formula="of:=SUMIFS([.H$3:.H$188];[.$A$2:.$A$187];[.$A115])" office:value-type="float" office:value="0" calcext:value-type="float">
            <text:p>0</text:p>
          </table:table-cell>
          <table:table-cell table:style-name="ce24" table:formula="of:=SUMIFS([.I$3:.I$188];[.$A$2:.$A$187];[.$A115])" office:value-type="float" office:value="0" calcext:value-type="float">
            <text:p>0</text:p>
          </table:table-cell>
          <table:table-cell table:style-name="ce24" table:formula="of:=SUMIFS([.J$3:.J$188];[.$A$2:.$A$187];[.$A115])" office:value-type="float" office:value="0.03125" calcext:value-type="float">
            <text:p>0.03125</text:p>
          </table:table-cell>
          <table:table-cell table:style-name="ce24" table:formula="of:=SUMIFS([.K$3:.K$188];[.$A$2:.$A$187];[.$A115])" office:value-type="float" office:value="0" calcext:value-type="float">
            <text:p>0</text:p>
          </table:table-cell>
        </table:table-row>
        <table:table-row table:style-name="ro1">
          <table:table-cell table:formula="of:=['Mega Recipe'.P116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'Mega Recipe'.Q116]" office:value-type="string" office:string-value="tsp" calcext:value-type="string">
            <text:p>tsp</text:p>
          </table:table-cell>
          <table:table-cell table:formula="of:=['Mega Recipe'.R116]" office:value-type="float" office:value="0" calcext:value-type="float">
            <text:p>0</text:p>
          </table:table-cell>
          <table:table-cell table:formula="of:=['Mega Recipe'.S116]" office:value-type="float" office:value="0" calcext:value-type="float">
            <text:p>0</text:p>
          </table:table-cell>
          <table:table-cell table:formula="of:=['Mega Recipe'.T116]" office:value-type="float" office:value="0.03125" calcext:value-type="float">
            <text:p>0.03125</text:p>
          </table:table-cell>
          <table:table-cell table:formula="of:=['Mega Recipe'.U116]" office:value-type="float" office:value="0" calcext:value-type="float">
            <text:p>0</text:p>
          </table:table-cell>
          <table:table-cell/>
          <table:table-cell table:style-name="Default" table:formula="of:=IF(ISERROR([.C116]);0;[.C116])" office:value-type="float" office:value="0" calcext:value-type="float">
            <text:p>0</text:p>
          </table:table-cell>
          <table:table-cell table:style-name="Default" table:formula="of:=IF(ISERROR([.D116]);0;[.D116])" office:value-type="float" office:value="0" calcext:value-type="float">
            <text:p>0</text:p>
          </table:table-cell>
          <table:table-cell table:style-name="Default" table:formula="of:=IF(ISERROR([.E116]);0;[.E116])" office:value-type="float" office:value="0.03125" calcext:value-type="float">
            <text:p>0.03125</text:p>
          </table:table-cell>
          <table:table-cell table:style-name="Default" table:formula="of:=IF(ISERROR([.F116]);0;[.F116])" office:value-type="float" office:value="0" calcext:value-type="float">
            <text:p>0</text:p>
          </table:table-cell>
          <table:table-cell table:style-name="Default"/>
          <table:table-cell table:style-name="ce24" table:formula="of:=[.A116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24" table:formula="of:=[.B116]" office:value-type="string" office:string-value="tsp" calcext:value-type="string">
            <text:p>tsp</text:p>
          </table:table-cell>
          <table:table-cell table:style-name="ce24" table:formula="of:=SUMIFS([.H$3:.H$188];[.$A$2:.$A$187];[.$A116])" office:value-type="float" office:value="0" calcext:value-type="float">
            <text:p>0</text:p>
          </table:table-cell>
          <table:table-cell table:style-name="ce24" table:formula="of:=SUMIFS([.I$3:.I$188];[.$A$2:.$A$187];[.$A116])" office:value-type="float" office:value="0" calcext:value-type="float">
            <text:p>0</text:p>
          </table:table-cell>
          <table:table-cell table:style-name="ce24" table:formula="of:=SUMIFS([.J$3:.J$188];[.$A$2:.$A$187];[.$A116])" office:value-type="float" office:value="0" calcext:value-type="float">
            <text:p>0</text:p>
          </table:table-cell>
          <table:table-cell table:style-name="ce24" table:formula="of:=SUMIFS([.K$3:.K$188];[.$A$2:.$A$187];[.$A116])" office:value-type="float" office:value="0" calcext:value-type="float">
            <text:p>0</text:p>
          </table:table-cell>
        </table:table-row>
        <table:table-row table:style-name="ro1">
          <table:table-cell table:formula="of:=['Mega Recipe'.P117]" office:value-type="string" office:string-value="1/4 teaspoon salt" calcext:value-type="string">
            <text:p>1/4 teaspoon salt</text:p>
          </table:table-cell>
          <table:table-cell table:formula="of:=['Mega Recipe'.Q117]" office:value-type="string" office:string-value="tsp" calcext:value-type="string">
            <text:p>tsp</text:p>
          </table:table-cell>
          <table:table-cell table:formula="of:=['Mega Recipe'.R117]" office:value-type="float" office:value="0" calcext:value-type="float">
            <text:p>0</text:p>
          </table:table-cell>
          <table:table-cell table:formula="of:=['Mega Recipe'.S117]" office:value-type="float" office:value="0" calcext:value-type="float">
            <text:p>0</text:p>
          </table:table-cell>
          <table:table-cell table:formula="of:=['Mega Recipe'.T117]" office:value-type="float" office:value="0.015625" calcext:value-type="float">
            <text:p>0.015625</text:p>
          </table:table-cell>
          <table:table-cell table:formula="of:=['Mega Recipe'.U117]" office:value-type="float" office:value="0" calcext:value-type="float">
            <text:p>0</text:p>
          </table:table-cell>
          <table:table-cell/>
          <table:table-cell table:style-name="Default" table:formula="of:=IF(ISERROR([.C117]);0;[.C117])" office:value-type="float" office:value="0" calcext:value-type="float">
            <text:p>0</text:p>
          </table:table-cell>
          <table:table-cell table:style-name="Default" table:formula="of:=IF(ISERROR([.D117]);0;[.D117])" office:value-type="float" office:value="0" calcext:value-type="float">
            <text:p>0</text:p>
          </table:table-cell>
          <table:table-cell table:style-name="Default" table:formula="of:=IF(ISERROR([.E117]);0;[.E117])" office:value-type="float" office:value="0.015625" calcext:value-type="float">
            <text:p>0.015625</text:p>
          </table:table-cell>
          <table:table-cell table:style-name="Default" table:formula="of:=IF(ISERROR([.F117]);0;[.F117])" office:value-type="float" office:value="0" calcext:value-type="float">
            <text:p>0</text:p>
          </table:table-cell>
          <table:table-cell table:style-name="Default"/>
          <table:table-cell table:style-name="ce24" table:formula="of:=[.A117]" office:value-type="string" office:string-value="1/4 teaspoon salt" calcext:value-type="string">
            <text:p>1/4 teaspoon salt</text:p>
          </table:table-cell>
          <table:table-cell table:style-name="ce24" table:formula="of:=[.B117]" office:value-type="string" office:string-value="tsp" calcext:value-type="string">
            <text:p>tsp</text:p>
          </table:table-cell>
          <table:table-cell table:style-name="ce24" table:formula="of:=SUMIFS([.H$3:.H$188];[.$A$2:.$A$187];[.$A117])" office:value-type="float" office:value="0" calcext:value-type="float">
            <text:p>0</text:p>
          </table:table-cell>
          <table:table-cell table:style-name="ce24" table:formula="of:=SUMIFS([.I$3:.I$188];[.$A$2:.$A$187];[.$A117])" office:value-type="float" office:value="0" calcext:value-type="float">
            <text:p>0</text:p>
          </table:table-cell>
          <table:table-cell table:style-name="ce24" table:formula="of:=SUMIFS([.J$3:.J$188];[.$A$2:.$A$187];[.$A117])" office:value-type="float" office:value="0.15625" calcext:value-type="float">
            <text:p>0.15625</text:p>
          </table:table-cell>
          <table:table-cell table:style-name="ce24" table:formula="of:=SUMIFS([.K$3:.K$188];[.$A$2:.$A$187];[.$A117])" office:value-type="float" office:value="0" calcext:value-type="float">
            <text:p>0</text:p>
          </table:table-cell>
        </table:table-row>
        <table:table-row table:style-name="ro1">
          <table:table-cell table:formula="of:=['Mega Recipe'.P118]" office:value-type="string" office:string-value="2 1/2 cups water" calcext:value-type="string">
            <text:p>2 1/2 cups water</text:p>
          </table:table-cell>
          <table:table-cell table:formula="of:=['Mega Recipe'.Q118]" office:value-type="string" office:string-value="cups" calcext:value-type="string">
            <text:p>cups</text:p>
          </table:table-cell>
          <table:table-cell table:formula="of:=['Mega Recipe'.R118]" office:value-type="float" office:value="0" calcext:value-type="float">
            <text:p>0</text:p>
          </table:table-cell>
          <table:table-cell table:formula="of:=['Mega Recipe'.S118]" office:value-type="float" office:value="0" calcext:value-type="float">
            <text:p>0</text:p>
          </table:table-cell>
          <table:table-cell table:formula="of:=['Mega Recipe'.T118]" office:value-type="float" office:value="0.15625" calcext:value-type="float">
            <text:p>0.15625</text:p>
          </table:table-cell>
          <table:table-cell table:formula="of:=['Mega Recipe'.U118]" office:value-type="float" office:value="0" calcext:value-type="float">
            <text:p>0</text:p>
          </table:table-cell>
          <table:table-cell/>
          <table:table-cell table:style-name="Default" table:formula="of:=IF(ISERROR([.C118]);0;[.C118])" office:value-type="float" office:value="0" calcext:value-type="float">
            <text:p>0</text:p>
          </table:table-cell>
          <table:table-cell table:style-name="Default" table:formula="of:=IF(ISERROR([.D118]);0;[.D118])" office:value-type="float" office:value="0" calcext:value-type="float">
            <text:p>0</text:p>
          </table:table-cell>
          <table:table-cell table:style-name="Default" table:formula="of:=IF(ISERROR([.E118]);0;[.E118])" office:value-type="float" office:value="0.15625" calcext:value-type="float">
            <text:p>0.15625</text:p>
          </table:table-cell>
          <table:table-cell table:style-name="Default" table:formula="of:=IF(ISERROR([.F118]);0;[.F118])" office:value-type="float" office:value="0" calcext:value-type="float">
            <text:p>0</text:p>
          </table:table-cell>
          <table:table-cell table:style-name="Default"/>
          <table:table-cell table:style-name="ce24" table:formula="of:=[.A118]" office:value-type="string" office:string-value="2 1/2 cups water" calcext:value-type="string">
            <text:p>2 1/2 cups water</text:p>
          </table:table-cell>
          <table:table-cell table:style-name="ce24" table:formula="of:=[.B118]" office:value-type="string" office:string-value="cups" calcext:value-type="string">
            <text:p>cups</text:p>
          </table:table-cell>
          <table:table-cell table:style-name="ce24" table:formula="of:=SUMIFS([.H$3:.H$188];[.$A$2:.$A$187];[.$A118])" office:value-type="float" office:value="0" calcext:value-type="float">
            <text:p>0</text:p>
          </table:table-cell>
          <table:table-cell table:style-name="ce24" table:formula="of:=SUMIFS([.I$3:.I$188];[.$A$2:.$A$187];[.$A118])" office:value-type="float" office:value="0" calcext:value-type="float">
            <text:p>0</text:p>
          </table:table-cell>
          <table:table-cell table:style-name="ce24" table:formula="of:=SUMIFS([.J$3:.J$188];[.$A$2:.$A$187];[.$A118])" office:value-type="float" office:value="53.155375" calcext:value-type="float">
            <text:p>53.155375</text:p>
          </table:table-cell>
          <table:table-cell table:style-name="ce24" table:formula="of:=SUMIFS([.K$3:.K$188];[.$A$2:.$A$187];[.$A118])" office:value-type="float" office:value="0" calcext:value-type="float">
            <text:p>0</text:p>
          </table:table-cell>
        </table:table-row>
        <table:table-row table:style-name="ro1">
          <table:table-cell table:formula="of:=['Mega Recipe'.P119]" office:value-type="string" office:string-value="2 15-ounce cans black beans, rinsed" calcext:value-type="string">
            <text:p>2 15-ounce cans black beans, rinsed</text:p>
          </table:table-cell>
          <table:table-cell table:formula="of:=['Mega Recipe'.Q119]" office:value-type="string" office:string-value="g" calcext:value-type="string">
            <text:p>g</text:p>
          </table:table-cell>
          <table:table-cell table:formula="of:=['Mega Recipe'.R119]" office:value-type="float" office:value="0" calcext:value-type="float">
            <text:p>0</text:p>
          </table:table-cell>
          <table:table-cell table:formula="of:=['Mega Recipe'.S119]" office:value-type="float" office:value="0" calcext:value-type="float">
            <text:p>0</text:p>
          </table:table-cell>
          <table:table-cell table:formula="of:=['Mega Recipe'.T119]" office:value-type="float" office:value="53.155375" calcext:value-type="float">
            <text:p>53.155375</text:p>
          </table:table-cell>
          <table:table-cell table:formula="of:=['Mega Recipe'.U119]" office:value-type="float" office:value="0" calcext:value-type="float">
            <text:p>0</text:p>
          </table:table-cell>
          <table:table-cell/>
          <table:table-cell table:style-name="Default" table:formula="of:=IF(ISERROR([.C119]);0;[.C119])" office:value-type="float" office:value="0" calcext:value-type="float">
            <text:p>0</text:p>
          </table:table-cell>
          <table:table-cell table:style-name="Default" table:formula="of:=IF(ISERROR([.D119]);0;[.D119])" office:value-type="float" office:value="0" calcext:value-type="float">
            <text:p>0</text:p>
          </table:table-cell>
          <table:table-cell table:style-name="Default" table:formula="of:=IF(ISERROR([.E119]);0;[.E119])" office:value-type="float" office:value="53.155375" calcext:value-type="float">
            <text:p>53.155375</text:p>
          </table:table-cell>
          <table:table-cell table:style-name="Default" table:formula="of:=IF(ISERROR([.F119]);0;[.F119])" office:value-type="float" office:value="0" calcext:value-type="float">
            <text:p>0</text:p>
          </table:table-cell>
          <table:table-cell table:style-name="Default"/>
          <table:table-cell table:style-name="ce24" table:formula="of:=[.A119]" office:value-type="string" office:string-value="2 15-ounce cans black beans, rinsed" calcext:value-type="string">
            <text:p>2 15-ounce cans black beans, rinsed</text:p>
          </table:table-cell>
          <table:table-cell table:style-name="ce24" table:formula="of:=[.B119]" office:value-type="string" office:string-value="g" calcext:value-type="string">
            <text:p>g</text:p>
          </table:table-cell>
          <table:table-cell table:style-name="ce24" table:formula="of:=SUMIFS([.H$3:.H$188];[.$A$2:.$A$187];[.$A119])" office:value-type="float" office:value="0" calcext:value-type="float">
            <text:p>0</text:p>
          </table:table-cell>
          <table:table-cell table:style-name="ce24" table:formula="of:=SUMIFS([.I$3:.I$188];[.$A$2:.$A$187];[.$A119])" office:value-type="float" office:value="0" calcext:value-type="float">
            <text:p>0</text:p>
          </table:table-cell>
          <table:table-cell table:style-name="ce24" table:formula="of:=SUMIFS([.J$3:.J$188];[.$A$2:.$A$187];[.$A119])" office:value-type="float" office:value="24.8" calcext:value-type="float">
            <text:p>24.8</text:p>
          </table:table-cell>
          <table:table-cell table:style-name="ce24" table:formula="of:=SUMIFS([.K$3:.K$188];[.$A$2:.$A$187];[.$A119])" office:value-type="float" office:value="0" calcext:value-type="float">
            <text:p>0</text:p>
          </table:table-cell>
        </table:table-row>
        <table:table-row table:style-name="ro1">
          <table:table-cell table:formula="of:=['Mega Recipe'.P120]" office:value-type="string" office:string-value="1 14-ounce can diced tomatoes" calcext:value-type="string">
            <text:p>1 14-ounce can diced tomatoes</text:p>
          </table:table-cell>
          <table:table-cell table:formula="of:=['Mega Recipe'.Q120]" office:value-type="string" office:string-value="g" calcext:value-type="string">
            <text:p>g</text:p>
          </table:table-cell>
          <table:table-cell table:formula="of:=['Mega Recipe'.R120]" office:value-type="float" office:value="0" calcext:value-type="float">
            <text:p>0</text:p>
          </table:table-cell>
          <table:table-cell table:formula="of:=['Mega Recipe'.S120]" office:value-type="float" office:value="0" calcext:value-type="float">
            <text:p>0</text:p>
          </table:table-cell>
          <table:table-cell table:formula="of:=['Mega Recipe'.T120]" office:value-type="float" office:value="24.8" calcext:value-type="float">
            <text:p>24.8</text:p>
          </table:table-cell>
          <table:table-cell table:formula="of:=['Mega Recipe'.U120]" office:value-type="float" office:value="0" calcext:value-type="float">
            <text:p>0</text:p>
          </table:table-cell>
          <table:table-cell/>
          <table:table-cell table:style-name="Default" table:formula="of:=IF(ISERROR([.C120]);0;[.C120])" office:value-type="float" office:value="0" calcext:value-type="float">
            <text:p>0</text:p>
          </table:table-cell>
          <table:table-cell table:style-name="Default" table:formula="of:=IF(ISERROR([.D120]);0;[.D120])" office:value-type="float" office:value="0" calcext:value-type="float">
            <text:p>0</text:p>
          </table:table-cell>
          <table:table-cell table:style-name="Default" table:formula="of:=IF(ISERROR([.E120]);0;[.E120])" office:value-type="float" office:value="24.8" calcext:value-type="float">
            <text:p>24.8</text:p>
          </table:table-cell>
          <table:table-cell table:style-name="Default" table:formula="of:=IF(ISERROR([.F120]);0;[.F120])" office:value-type="float" office:value="0" calcext:value-type="float">
            <text:p>0</text:p>
          </table:table-cell>
          <table:table-cell table:style-name="Default"/>
          <table:table-cell table:style-name="ce24" table:formula="of:=[.A120]" office:value-type="string" office:string-value="1 14-ounce can diced tomatoes" calcext:value-type="string">
            <text:p>1 14-ounce can diced tomatoes</text:p>
          </table:table-cell>
          <table:table-cell table:style-name="ce24" table:formula="of:=[.B120]" office:value-type="string" office:string-value="g" calcext:value-type="string">
            <text:p>g</text:p>
          </table:table-cell>
          <table:table-cell table:style-name="ce24" table:formula="of:=SUMIFS([.H$3:.H$188];[.$A$2:.$A$187];[.$A120])" office:value-type="float" office:value="0" calcext:value-type="float">
            <text:p>0</text:p>
          </table:table-cell>
          <table:table-cell table:style-name="ce24" table:formula="of:=SUMIFS([.I$3:.I$188];[.$A$2:.$A$187];[.$A120])" office:value-type="float" office:value="0" calcext:value-type="float">
            <text:p>0</text:p>
          </table:table-cell>
          <table:table-cell table:style-name="ce24" table:formula="of:=SUMIFS([.J$3:.J$188];[.$A$2:.$A$187];[.$A120])" office:value-type="float" office:value="0.25" calcext:value-type="float">
            <text:p>0.25</text:p>
          </table:table-cell>
          <table:table-cell table:style-name="ce24" table:formula="of:=SUMIFS([.K$3:.K$188];[.$A$2:.$A$187];[.$A120])" office:value-type="float" office:value="0" calcext:value-type="float">
            <text:p>0</text:p>
          </table:table-cell>
        </table:table-row>
        <table:table-row table:style-name="ro1">
          <table:table-cell table:formula="of:=['Mega Recipe'.P121]" office:value-type="string" office:string-value="4 teaspoons lime juice" calcext:value-type="string">
            <text:p>4 teaspoons lime juice</text:p>
          </table:table-cell>
          <table:table-cell table:formula="of:=['Mega Recipe'.Q121]" office:value-type="string" office:string-value="tsp" calcext:value-type="string">
            <text:p>tsp</text:p>
          </table:table-cell>
          <table:table-cell table:formula="of:=['Mega Recipe'.R121]" office:value-type="float" office:value="0" calcext:value-type="float">
            <text:p>0</text:p>
          </table:table-cell>
          <table:table-cell table:formula="of:=['Mega Recipe'.S121]" office:value-type="float" office:value="0" calcext:value-type="float">
            <text:p>0</text:p>
          </table:table-cell>
          <table:table-cell table:formula="of:=['Mega Recipe'.T121]" office:value-type="float" office:value="0.25" calcext:value-type="float">
            <text:p>0.25</text:p>
          </table:table-cell>
          <table:table-cell table:formula="of:=['Mega Recipe'.U121]" office:value-type="float" office:value="0" calcext:value-type="float">
            <text:p>0</text:p>
          </table:table-cell>
          <table:table-cell/>
          <table:table-cell table:style-name="Default" table:formula="of:=IF(ISERROR([.C121]);0;[.C121])" office:value-type="float" office:value="0" calcext:value-type="float">
            <text:p>0</text:p>
          </table:table-cell>
          <table:table-cell table:style-name="Default" table:formula="of:=IF(ISERROR([.D121]);0;[.D121])" office:value-type="float" office:value="0" calcext:value-type="float">
            <text:p>0</text:p>
          </table:table-cell>
          <table:table-cell table:style-name="Default" table:formula="of:=IF(ISERROR([.E121]);0;[.E121])" office:value-type="float" office:value="0.25" calcext:value-type="float">
            <text:p>0.25</text:p>
          </table:table-cell>
          <table:table-cell table:style-name="Default" table:formula="of:=IF(ISERROR([.F121]);0;[.F121])" office:value-type="float" office:value="0" calcext:value-type="float">
            <text:p>0</text:p>
          </table:table-cell>
          <table:table-cell table:style-name="Default"/>
          <table:table-cell table:style-name="ce24" table:formula="of:=[.A121]" office:value-type="string" office:string-value="4 teaspoons lime juice" calcext:value-type="string">
            <text:p>4 teaspoons lime juice</text:p>
          </table:table-cell>
          <table:table-cell table:style-name="ce24" table:formula="of:=[.B121]" office:value-type="string" office:string-value="tsp" calcext:value-type="string">
            <text:p>tsp</text:p>
          </table:table-cell>
          <table:table-cell table:style-name="ce24" table:formula="of:=SUMIFS([.H$3:.H$188];[.$A$2:.$A$187];[.$A121])" office:value-type="float" office:value="0" calcext:value-type="float">
            <text:p>0</text:p>
          </table:table-cell>
          <table:table-cell table:style-name="ce24" table:formula="of:=SUMIFS([.I$3:.I$188];[.$A$2:.$A$187];[.$A121])" office:value-type="float" office:value="0" calcext:value-type="float">
            <text:p>0</text:p>
          </table:table-cell>
          <table:table-cell table:style-name="ce24" table:formula="of:=SUMIFS([.J$3:.J$188];[.$A$2:.$A$187];[.$A121])" office:value-type="float" office:value="0.03125" calcext:value-type="float">
            <text:p>0.03125</text:p>
          </table:table-cell>
          <table:table-cell table:style-name="ce24" table:formula="of:=SUMIFS([.K$3:.K$188];[.$A$2:.$A$187];[.$A121])" office:value-type="float" office:value="0" calcext:value-type="float">
            <text:p>0</text:p>
          </table:table-cell>
        </table:table-row>
        <table:table-row table:style-name="ro1">
          <table:table-cell table:formula="of:=['Mega Recipe'.P122]" office:value-type="string" office:string-value="1/2 cup chopped fresh cilantro" calcext:value-type="string">
            <text:p>1/2 cup chopped fresh cilantro</text:p>
          </table:table-cell>
          <table:table-cell table:formula="of:=['Mega Recipe'.Q122]" office:value-type="string" office:string-value="cup" calcext:value-type="string">
            <text:p>cup</text:p>
          </table:table-cell>
          <table:table-cell table:formula="of:=['Mega Recipe'.R122]" office:value-type="float" office:value="0" calcext:value-type="float">
            <text:p>0</text:p>
          </table:table-cell>
          <table:table-cell table:formula="of:=['Mega Recipe'.S122]" office:value-type="float" office:value="0" calcext:value-type="float">
            <text:p>0</text:p>
          </table:table-cell>
          <table:table-cell table:formula="of:=['Mega Recipe'.T122]" office:value-type="float" office:value="0.03125" calcext:value-type="float">
            <text:p>0.03125</text:p>
          </table:table-cell>
          <table:table-cell table:formula="of:=['Mega Recipe'.U122]" office:value-type="float" office:value="0" calcext:value-type="float">
            <text:p>0</text:p>
          </table:table-cell>
          <table:table-cell/>
          <table:table-cell table:style-name="Default" table:formula="of:=IF(ISERROR([.C122]);0;[.C122])" office:value-type="float" office:value="0" calcext:value-type="float">
            <text:p>0</text:p>
          </table:table-cell>
          <table:table-cell table:style-name="Default" table:formula="of:=IF(ISERROR([.D122]);0;[.D122])" office:value-type="float" office:value="0" calcext:value-type="float">
            <text:p>0</text:p>
          </table:table-cell>
          <table:table-cell table:style-name="Default" table:formula="of:=IF(ISERROR([.E122]);0;[.E122])" office:value-type="float" office:value="0.03125" calcext:value-type="float">
            <text:p>0.03125</text:p>
          </table:table-cell>
          <table:table-cell table:style-name="Default" table:formula="of:=IF(ISERROR([.F122]);0;[.F122])" office:value-type="float" office:value="0" calcext:value-type="float">
            <text:p>0</text:p>
          </table:table-cell>
          <table:table-cell table:style-name="Default"/>
          <table:table-cell table:style-name="ce24" table:formula="of:=[.A122]" office:value-type="string" office:string-value="1/2 cup chopped fresh cilantro" calcext:value-type="string">
            <text:p>1/2 cup chopped fresh cilantro</text:p>
          </table:table-cell>
          <table:table-cell table:style-name="ce24" table:formula="of:=[.B122]" office:value-type="string" office:string-value="cup" calcext:value-type="string">
            <text:p>cup</text:p>
          </table:table-cell>
          <table:table-cell table:style-name="ce24" table:formula="of:=SUMIFS([.H$3:.H$188];[.$A$2:.$A$187];[.$A122])" office:value-type="float" office:value="0" calcext:value-type="float">
            <text:p>0</text:p>
          </table:table-cell>
          <table:table-cell table:style-name="ce24" table:formula="of:=SUMIFS([.I$3:.I$188];[.$A$2:.$A$187];[.$A122])" office:value-type="float" office:value="0" calcext:value-type="float">
            <text:p>0</text:p>
          </table:table-cell>
          <table:table-cell table:style-name="ce24" table:formula="of:=SUMIFS([.J$3:.J$188];[.$A$2:.$A$187];[.$A122])" office:value-type="float" office:value="0" calcext:value-type="float">
            <text:p>0</text:p>
          </table:table-cell>
          <table:table-cell table:style-name="ce24" table:formula="of:=SUMIFS([.K$3:.K$188];[.$A$2:.$A$187];[.$A122])" office:value-type="float" office:value="0" calcext:value-type="float">
            <text:p>0</text:p>
          </table:table-cell>
        </table:table-row>
        <table:table-row table:style-name="ro1">
          <table:table-cell table:formula="of:=['Mega Recipe'.P123]" office:value-type="string" office:string-value="2 teaspoons unsweetened cocoa powder" calcext:value-type="string">
            <text:p>2 teaspoons unsweetened cocoa powder</text:p>
          </table:table-cell>
          <table:table-cell table:formula="of:=['Mega Recipe'.Q123]" office:value-type="float" office:value="0" calcext:value-type="float">
            <text:p>0</text:p>
          </table:table-cell>
          <table:table-cell table:formula="of:=['Mega Recipe'.R123]" office:value-type="float" office:value="0" calcext:value-type="float">
            <text:p>0</text:p>
          </table:table-cell>
          <table:table-cell table:formula="of:=['Mega Recipe'.S123]" office:value-type="float" office:value="0" calcext:value-type="float">
            <text:p>0</text:p>
          </table:table-cell>
          <table:table-cell table:formula="of:=['Mega Recipe'.T123]" office:value-type="float" office:value="0" calcext:value-type="float">
            <text:p>0</text:p>
          </table:table-cell>
          <table:table-cell table:formula="of:=['Mega Recipe'.U123]" office:value-type="float" office:value="0" calcext:value-type="float">
            <text:p>0</text:p>
          </table:table-cell>
          <table:table-cell/>
          <table:table-cell table:style-name="Default" table:formula="of:=IF(ISERROR([.C123]);0;[.C123])" office:value-type="float" office:value="0" calcext:value-type="float">
            <text:p>0</text:p>
          </table:table-cell>
          <table:table-cell table:style-name="Default" table:formula="of:=IF(ISERROR([.D123]);0;[.D123])" office:value-type="float" office:value="0" calcext:value-type="float">
            <text:p>0</text:p>
          </table:table-cell>
          <table:table-cell table:style-name="Default" table:formula="of:=IF(ISERROR([.E123]);0;[.E123])" office:value-type="float" office:value="0" calcext:value-type="float">
            <text:p>0</text:p>
          </table:table-cell>
          <table:table-cell table:style-name="Default" table:formula="of:=IF(ISERROR([.F123]);0;[.F123])" office:value-type="float" office:value="0" calcext:value-type="float">
            <text:p>0</text:p>
          </table:table-cell>
          <table:table-cell table:style-name="Default"/>
          <table:table-cell table:style-name="ce24" table:formula="of:=[.A123]" office:value-type="string" office:string-value="2 teaspoons unsweetened cocoa powder" calcext:value-type="string">
            <text:p>2 teaspoons unsweetened cocoa powder</text:p>
          </table:table-cell>
          <table:table-cell table:style-name="ce24" table:formula="of:=[.B123]" office:value-type="float" office:value="0" calcext:value-type="float">
            <text:p>0</text:p>
          </table:table-cell>
          <table:table-cell table:style-name="ce24" table:formula="of:=SUMIFS([.H$3:.H$188];[.$A$2:.$A$187];[.$A123])" office:value-type="float" office:value="0" calcext:value-type="float">
            <text:p>0</text:p>
          </table:table-cell>
          <table:table-cell table:style-name="ce24" table:formula="of:=SUMIFS([.I$3:.I$188];[.$A$2:.$A$187];[.$A123])" office:value-type="float" office:value="0" calcext:value-type="float">
            <text:p>0</text:p>
          </table:table-cell>
          <table:table-cell table:style-name="ce24" table:formula="of:=SUMIFS([.J$3:.J$188];[.$A$2:.$A$187];[.$A123])" office:value-type="float" office:value="0" calcext:value-type="float">
            <text:p>0</text:p>
          </table:table-cell>
          <table:table-cell table:style-name="ce24" table:formula="of:=SUMIFS([.K$3:.K$188];[.$A$2:.$A$187];[.$A123])" office:value-type="float" office:value="0" calcext:value-type="float">
            <text:p>0</text:p>
          </table:table-cell>
        </table:table-row>
        <table:table-row table:style-name="ro1">
          <table:table-cell table:formula="of:=['Mega Recipe'.P124]" office:value-type="string" office:string-value="¼ teaspoon ground cinnamon" calcext:value-type="string">
            <text:p>¼ teaspoon ground cinnamon</text:p>
          </table:table-cell>
          <table:table-cell table:formula="of:=['Mega Recipe'.Q124]" office:value-type="float" office:value="0" calcext:value-type="float">
            <text:p>0</text:p>
          </table:table-cell>
          <table:table-cell table:formula="of:=['Mega Recipe'.R124]" office:value-type="float" office:value="0" calcext:value-type="float">
            <text:p>0</text:p>
          </table:table-cell>
          <table:table-cell table:formula="of:=['Mega Recipe'.S124]" office:value-type="float" office:value="0" calcext:value-type="float">
            <text:p>0</text:p>
          </table:table-cell>
          <table:table-cell table:formula="of:=['Mega Recipe'.T124]" office:value-type="float" office:value="0" calcext:value-type="float">
            <text:p>0</text:p>
          </table:table-cell>
          <table:table-cell table:formula="of:=['Mega Recipe'.U124]" office:value-type="float" office:value="0" calcext:value-type="float">
            <text:p>0</text:p>
          </table:table-cell>
          <table:table-cell/>
          <table:table-cell table:style-name="Default" table:formula="of:=IF(ISERROR([.C124]);0;[.C124])" office:value-type="float" office:value="0" calcext:value-type="float">
            <text:p>0</text:p>
          </table:table-cell>
          <table:table-cell table:style-name="Default" table:formula="of:=IF(ISERROR([.D124]);0;[.D124])" office:value-type="float" office:value="0" calcext:value-type="float">
            <text:p>0</text:p>
          </table:table-cell>
          <table:table-cell table:style-name="Default" table:formula="of:=IF(ISERROR([.E124]);0;[.E124])" office:value-type="float" office:value="0" calcext:value-type="float">
            <text:p>0</text:p>
          </table:table-cell>
          <table:table-cell table:style-name="Default" table:formula="of:=IF(ISERROR([.F124]);0;[.F124])" office:value-type="float" office:value="0" calcext:value-type="float">
            <text:p>0</text:p>
          </table:table-cell>
          <table:table-cell table:style-name="Default"/>
          <table:table-cell table:style-name="ce24" table:formula="of:=[.A124]" office:value-type="string" office:string-value="¼ teaspoon ground cinnamon" calcext:value-type="string">
            <text:p>¼ teaspoon ground cinnamon</text:p>
          </table:table-cell>
          <table:table-cell table:style-name="ce24" table:formula="of:=[.B124]" office:value-type="float" office:value="0" calcext:value-type="float">
            <text:p>0</text:p>
          </table:table-cell>
          <table:table-cell table:style-name="ce24" table:formula="of:=SUMIFS([.H$3:.H$188];[.$A$2:.$A$187];[.$A124])" office:value-type="float" office:value="0" calcext:value-type="float">
            <text:p>0</text:p>
          </table:table-cell>
          <table:table-cell table:style-name="ce24" table:formula="of:=SUMIFS([.I$3:.I$188];[.$A$2:.$A$187];[.$A124])" office:value-type="float" office:value="0" calcext:value-type="float">
            <text:p>0</text:p>
          </table:table-cell>
          <table:table-cell table:style-name="ce24" table:formula="of:=SUMIFS([.J$3:.J$188];[.$A$2:.$A$187];[.$A124])" office:value-type="float" office:value="0.25" calcext:value-type="float">
            <text:p>0.25</text:p>
          </table:table-cell>
          <table:table-cell table:style-name="ce24" table:formula="of:=SUMIFS([.K$3:.K$188];[.$A$2:.$A$187];[.$A124])" office:value-type="float" office:value="0" calcext:value-type="float">
            <text:p>0</text:p>
          </table:table-cell>
        </table:table-row>
        <table:table-row table:style-name="ro1">
          <table:table-cell table:formula="of:=['Mega Recipe'.P125]" office:value-type="string" office:string-value="avocado" calcext:value-type="string">
            <text:p>avocado</text:p>
          </table:table-cell>
          <table:table-cell table:formula="of:=['Mega Recipe'.Q125]" office:value-type="string" office:string-value="piece" calcext:value-type="string">
            <text:p>piece</text:p>
          </table:table-cell>
          <table:table-cell table:formula="of:=['Mega Recipe'.R125]" office:value-type="float" office:value="0" calcext:value-type="float">
            <text:p>0</text:p>
          </table:table-cell>
          <table:table-cell table:formula="of:=['Mega Recipe'.S125]" office:value-type="float" office:value="0" calcext:value-type="float">
            <text:p>0</text:p>
          </table:table-cell>
          <table:table-cell table:formula="of:=['Mega Recipe'.T125]" office:value-type="float" office:value="0.25" calcext:value-type="float">
            <text:p>0.25</text:p>
          </table:table-cell>
          <table:table-cell table:formula="of:=['Mega Recipe'.U125]" office:value-type="float" office:value="0" calcext:value-type="float">
            <text:p>0</text:p>
          </table:table-cell>
          <table:table-cell/>
          <table:table-cell table:style-name="Default" table:formula="of:=IF(ISERROR([.C125]);0;[.C125])" office:value-type="float" office:value="0" calcext:value-type="float">
            <text:p>0</text:p>
          </table:table-cell>
          <table:table-cell table:style-name="Default" table:formula="of:=IF(ISERROR([.D125]);0;[.D125])" office:value-type="float" office:value="0" calcext:value-type="float">
            <text:p>0</text:p>
          </table:table-cell>
          <table:table-cell table:style-name="Default" table:formula="of:=IF(ISERROR([.E125]);0;[.E125])" office:value-type="float" office:value="0.25" calcext:value-type="float">
            <text:p>0.25</text:p>
          </table:table-cell>
          <table:table-cell table:style-name="Default" table:formula="of:=IF(ISERROR([.F125]);0;[.F125])" office:value-type="float" office:value="0" calcext:value-type="float">
            <text:p>0</text:p>
          </table:table-cell>
          <table:table-cell table:style-name="Default"/>
          <table:table-cell table:style-name="ce24" table:formula="of:=[.A125]" office:value-type="string" office:string-value="avocado" calcext:value-type="string">
            <text:p>avocado</text:p>
          </table:table-cell>
          <table:table-cell table:style-name="ce24" table:formula="of:=[.B125]" office:value-type="string" office:string-value="piece" calcext:value-type="string">
            <text:p>piece</text:p>
          </table:table-cell>
          <table:table-cell table:style-name="ce24" table:formula="of:=SUMIFS([.H$3:.H$188];[.$A$2:.$A$187];[.$A125])" office:value-type="float" office:value="0" calcext:value-type="float">
            <text:p>0</text:p>
          </table:table-cell>
          <table:table-cell table:style-name="ce24" table:formula="of:=SUMIFS([.I$3:.I$188];[.$A$2:.$A$187];[.$A125])" office:value-type="float" office:value="0" calcext:value-type="float">
            <text:p>0</text:p>
          </table:table-cell>
          <table:table-cell table:style-name="ce24" table:formula="of:=SUMIFS([.J$3:.J$188];[.$A$2:.$A$187];[.$A125])" office:value-type="float" office:value="12.5" calcext:value-type="float">
            <text:p>12.5</text:p>
          </table:table-cell>
          <table:table-cell table:style-name="ce24" table:formula="of:=SUMIFS([.K$3:.K$188];[.$A$2:.$A$187];[.$A125])" office:value-type="float" office:value="0" calcext:value-type="float">
            <text:p>0</text:p>
          </table:table-cell>
        </table:table-row>
        <table:table-row table:style-name="ro1">
          <table:table-cell table:formula="of:=['Mega Recipe'.P126]" office:value-type="string" office:string-value="crema" calcext:value-type="string">
            <text:p>crema</text:p>
          </table:table-cell>
          <table:table-cell table:formula="of:=['Mega Recipe'.Q126]" office:value-type="string" office:string-value="g" calcext:value-type="string">
            <text:p>g</text:p>
          </table:table-cell>
          <table:table-cell table:formula="of:=['Mega Recipe'.R126]" office:value-type="float" office:value="0" calcext:value-type="float">
            <text:p>0</text:p>
          </table:table-cell>
          <table:table-cell table:formula="of:=['Mega Recipe'.S126]" office:value-type="float" office:value="0" calcext:value-type="float">
            <text:p>0</text:p>
          </table:table-cell>
          <table:table-cell table:formula="of:=['Mega Recipe'.T126]" office:value-type="float" office:value="12.5" calcext:value-type="float">
            <text:p>12.5</text:p>
          </table:table-cell>
          <table:table-cell table:formula="of:=['Mega Recipe'.U126]" office:value-type="float" office:value="0" calcext:value-type="float">
            <text:p>0</text:p>
          </table:table-cell>
          <table:table-cell/>
          <table:table-cell table:style-name="Default" table:formula="of:=IF(ISERROR([.C126]);0;[.C126])" office:value-type="float" office:value="0" calcext:value-type="float">
            <text:p>0</text:p>
          </table:table-cell>
          <table:table-cell table:style-name="Default" table:formula="of:=IF(ISERROR([.D126]);0;[.D126])" office:value-type="float" office:value="0" calcext:value-type="float">
            <text:p>0</text:p>
          </table:table-cell>
          <table:table-cell table:style-name="Default" table:formula="of:=IF(ISERROR([.E126]);0;[.E126])" office:value-type="float" office:value="12.5" calcext:value-type="float">
            <text:p>12.5</text:p>
          </table:table-cell>
          <table:table-cell table:style-name="Default" table:formula="of:=IF(ISERROR([.F126]);0;[.F126])" office:value-type="float" office:value="0" calcext:value-type="float">
            <text:p>0</text:p>
          </table:table-cell>
          <table:table-cell table:style-name="Default"/>
          <table:table-cell table:style-name="ce24" table:formula="of:=[.A126]" office:value-type="string" office:string-value="crema" calcext:value-type="string">
            <text:p>crema</text:p>
          </table:table-cell>
          <table:table-cell table:style-name="ce24" table:formula="of:=[.B126]" office:value-type="string" office:string-value="g" calcext:value-type="string">
            <text:p>g</text:p>
          </table:table-cell>
          <table:table-cell table:style-name="ce24" table:formula="of:=SUMIFS([.H$3:.H$188];[.$A$2:.$A$187];[.$A126])" office:value-type="float" office:value="0" calcext:value-type="float">
            <text:p>0</text:p>
          </table:table-cell>
          <table:table-cell table:style-name="ce24" table:formula="of:=SUMIFS([.I$3:.I$188];[.$A$2:.$A$187];[.$A126])" office:value-type="float" office:value="0" calcext:value-type="float">
            <text:p>0</text:p>
          </table:table-cell>
          <table:table-cell table:style-name="ce24" table:formula="of:=SUMIFS([.J$3:.J$188];[.$A$2:.$A$187];[.$A126])" office:value-type="float" office:value="18.75" calcext:value-type="float">
            <text:p>18.75</text:p>
          </table:table-cell>
          <table:table-cell table:style-name="ce24" table:formula="of:=SUMIFS([.K$3:.K$188];[.$A$2:.$A$187];[.$A126])" office:value-type="float" office:value="0" calcext:value-type="float">
            <text:p>0</text:p>
          </table:table-cell>
        </table:table-row>
        <table:table-row table:style-name="ro1">
          <table:table-cell table:formula="of:=['Mega Recipe'.P127]" office:value-type="string" office:string-value="Rice" calcext:value-type="string">
            <text:p>Rice</text:p>
          </table:table-cell>
          <table:table-cell table:formula="of:=['Mega Recipe'.Q127]" office:value-type="string" office:string-value="g" calcext:value-type="string">
            <text:p>g</text:p>
          </table:table-cell>
          <table:table-cell table:formula="of:=['Mega Recipe'.R127]" office:value-type="float" office:value="0" calcext:value-type="float">
            <text:p>0</text:p>
          </table:table-cell>
          <table:table-cell table:formula="of:=['Mega Recipe'.S127]" office:value-type="float" office:value="0" calcext:value-type="float">
            <text:p>0</text:p>
          </table:table-cell>
          <table:table-cell table:formula="of:=['Mega Recipe'.T127]" office:value-type="float" office:value="18.75" calcext:value-type="float">
            <text:p>18.75</text:p>
          </table:table-cell>
          <table:table-cell table:formula="of:=['Mega Recipe'.U127]" office:value-type="float" office:value="0" calcext:value-type="float">
            <text:p>0</text:p>
          </table:table-cell>
          <table:table-cell/>
          <table:table-cell table:style-name="Default" table:formula="of:=IF(ISERROR([.C127]);0;[.C127])" office:value-type="float" office:value="0" calcext:value-type="float">
            <text:p>0</text:p>
          </table:table-cell>
          <table:table-cell table:style-name="Default" table:formula="of:=IF(ISERROR([.D127]);0;[.D127])" office:value-type="float" office:value="0" calcext:value-type="float">
            <text:p>0</text:p>
          </table:table-cell>
          <table:table-cell table:style-name="Default" table:formula="of:=IF(ISERROR([.E127]);0;[.E127])" office:value-type="float" office:value="18.75" calcext:value-type="float">
            <text:p>18.75</text:p>
          </table:table-cell>
          <table:table-cell table:style-name="Default" table:formula="of:=IF(ISERROR([.F127]);0;[.F127])" office:value-type="float" office:value="0" calcext:value-type="float">
            <text:p>0</text:p>
          </table:table-cell>
          <table:table-cell table:style-name="Default"/>
          <table:table-cell table:style-name="ce24" table:formula="of:=[.A127]" office:value-type="string" office:string-value="Rice" calcext:value-type="string">
            <text:p>Rice</text:p>
          </table:table-cell>
          <table:table-cell table:style-name="ce24" table:formula="of:=[.B127]" office:value-type="string" office:string-value="g" calcext:value-type="string">
            <text:p>g</text:p>
          </table:table-cell>
          <table:table-cell table:style-name="ce24" table:formula="of:=SUMIFS([.H$3:.H$188];[.$A$2:.$A$187];[.$A127])" office:value-type="float" office:value="0" calcext:value-type="float">
            <text:p>0</text:p>
          </table:table-cell>
          <table:table-cell table:style-name="ce24" table:formula="of:=SUMIFS([.I$3:.I$188];[.$A$2:.$A$187];[.$A127])" office:value-type="float" office:value="0" calcext:value-type="float">
            <text:p>0</text:p>
          </table:table-cell>
          <table:table-cell table:style-name="ce24" table:formula="of:=SUMIFS([.J$3:.J$188];[.$A$2:.$A$187];[.$A127])" office:value-type="float" office:value="0.03075" calcext:value-type="float">
            <text:p>0.03075</text:p>
          </table:table-cell>
          <table:table-cell table:style-name="ce24" table:formula="of:=SUMIFS([.K$3:.K$188];[.$A$2:.$A$187];[.$A127])" office:value-type="float" office:value="0" calcext:value-type="float">
            <text:p>0</text:p>
          </table:table-cell>
        </table:table-row>
        <table:table-row table:style-name="ro1">
          <table:table-cell table:formula="of:=['Mega Recipe'.P128]" office:value-type="string" office:string-value="bread" calcext:value-type="string">
            <text:p>bread</text:p>
          </table:table-cell>
          <table:table-cell table:formula="of:=['Mega Recipe'.Q128]" office:value-type="string" office:string-value="loaf" calcext:value-type="string">
            <text:p>loaf</text:p>
          </table:table-cell>
          <table:table-cell table:formula="of:=['Mega Recipe'.R128]" office:value-type="float" office:value="0" calcext:value-type="float">
            <text:p>0</text:p>
          </table:table-cell>
          <table:table-cell table:formula="of:=['Mega Recipe'.S128]" office:value-type="float" office:value="0" calcext:value-type="float">
            <text:p>0</text:p>
          </table:table-cell>
          <table:table-cell table:formula="of:=['Mega Recipe'.T128]" office:value-type="float" office:value="0.03075" calcext:value-type="float">
            <text:p>0.03075</text:p>
          </table:table-cell>
          <table:table-cell table:formula="of:=['Mega Recipe'.U128]" office:value-type="float" office:value="0" calcext:value-type="float">
            <text:p>0</text:p>
          </table:table-cell>
          <table:table-cell/>
          <table:table-cell table:style-name="Default" table:formula="of:=IF(ISERROR([.C128]);0;[.C128])" office:value-type="float" office:value="0" calcext:value-type="float">
            <text:p>0</text:p>
          </table:table-cell>
          <table:table-cell table:style-name="Default" table:formula="of:=IF(ISERROR([.D128]);0;[.D128])" office:value-type="float" office:value="0" calcext:value-type="float">
            <text:p>0</text:p>
          </table:table-cell>
          <table:table-cell table:style-name="Default" table:formula="of:=IF(ISERROR([.E128]);0;[.E128])" office:value-type="float" office:value="0.03075" calcext:value-type="float">
            <text:p>0.03075</text:p>
          </table:table-cell>
          <table:table-cell table:style-name="Default" table:formula="of:=IF(ISERROR([.F128]);0;[.F128])" office:value-type="float" office:value="0" calcext:value-type="float">
            <text:p>0</text:p>
          </table:table-cell>
          <table:table-cell table:style-name="Default"/>
          <table:table-cell table:style-name="ce24" table:formula="of:=[.A128]" office:value-type="string" office:string-value="bread" calcext:value-type="string">
            <text:p>bread</text:p>
          </table:table-cell>
          <table:table-cell table:style-name="ce24" table:formula="of:=[.B128]" office:value-type="string" office:string-value="loaf" calcext:value-type="string">
            <text:p>loaf</text:p>
          </table:table-cell>
          <table:table-cell table:style-name="ce24" table:formula="of:=SUMIFS([.H$3:.H$188];[.$A$2:.$A$187];[.$A128])" office:value-type="float" office:value="0" calcext:value-type="float">
            <text:p>0</text:p>
          </table:table-cell>
          <table:table-cell table:style-name="ce24" table:formula="of:=SUMIFS([.I$3:.I$188];[.$A$2:.$A$187];[.$A128])" office:value-type="float" office:value="0" calcext:value-type="float">
            <text:p>0</text:p>
          </table:table-cell>
          <table:table-cell table:style-name="ce24" table:formula="of:=SUMIFS([.J$3:.J$188];[.$A$2:.$A$187];[.$A128])" office:value-type="float" office:value="0" calcext:value-type="float">
            <text:p>0</text:p>
          </table:table-cell>
          <table:table-cell table:style-name="ce24" table:formula="of:=SUMIFS([.K$3:.K$188];[.$A$2:.$A$187];[.$A128])" office:value-type="float" office:value="0" calcext:value-type="float">
            <text:p>0</text:p>
          </table:table-cell>
        </table:table-row>
        <table:table-row table:style-name="ro1">
          <table:table-cell table:formula="of:=['Mega Recipe'.P129]" office:value-type="float" office:value="0" calcext:value-type="float">
            <text:p>0</text:p>
          </table:table-cell>
          <table:table-cell table:formula="of:=['Mega Recipe'.Q129]" office:value-type="float" office:value="0" calcext:value-type="float">
            <text:p>0</text:p>
          </table:table-cell>
          <table:table-cell table:formula="of:=['Mega Recipe'.R129]" office:value-type="float" office:value="0" calcext:value-type="float">
            <text:p>0</text:p>
          </table:table-cell>
          <table:table-cell table:formula="of:=['Mega Recipe'.S129]" office:value-type="float" office:value="0" calcext:value-type="float">
            <text:p>0</text:p>
          </table:table-cell>
          <table:table-cell table:formula="of:=['Mega Recipe'.T129]" office:value-type="float" office:value="0" calcext:value-type="float">
            <text:p>0</text:p>
          </table:table-cell>
          <table:table-cell table:formula="of:=['Mega Recipe'.U129]" office:value-type="float" office:value="0" calcext:value-type="float">
            <text:p>0</text:p>
          </table:table-cell>
          <table:table-cell/>
          <table:table-cell table:style-name="Default" table:formula="of:=IF(ISERROR([.C129]);0;[.C129])" office:value-type="float" office:value="0" calcext:value-type="float">
            <text:p>0</text:p>
          </table:table-cell>
          <table:table-cell table:style-name="Default" table:formula="of:=IF(ISERROR([.D129]);0;[.D129])" office:value-type="float" office:value="0" calcext:value-type="float">
            <text:p>0</text:p>
          </table:table-cell>
          <table:table-cell table:style-name="Default" table:formula="of:=IF(ISERROR([.E129]);0;[.E129])" office:value-type="float" office:value="0" calcext:value-type="float">
            <text:p>0</text:p>
          </table:table-cell>
          <table:table-cell table:style-name="Default" table:formula="of:=IF(ISERROR([.F129]);0;[.F129])" office:value-type="float" office:value="0" calcext:value-type="float">
            <text:p>0</text:p>
          </table:table-cell>
          <table:table-cell table:style-name="Default"/>
          <table:table-cell table:style-name="ce24" table:formula="of:=[.A129]" office:value-type="float" office:value="0" calcext:value-type="float">
            <text:p>0</text:p>
          </table:table-cell>
          <table:table-cell table:style-name="ce24" table:formula="of:=[.B129]" office:value-type="float" office:value="0" calcext:value-type="float">
            <text:p>0</text:p>
          </table:table-cell>
          <table:table-cell table:style-name="ce24" table:formula="of:=SUMIFS([.H$3:.H$188];[.$A$2:.$A$187];[.$A129])" office:value-type="float" office:value="392.754166666667" calcext:value-type="float">
            <text:p>392.7541666667</text:p>
          </table:table-cell>
          <table:table-cell table:style-name="ce24" table:formula="of:=SUMIFS([.I$3:.I$188];[.$A$2:.$A$187];[.$A129])" office:value-type="float" office:value="392.754166666667" calcext:value-type="float">
            <text:p>392.7541666667</text:p>
          </table:table-cell>
          <table:table-cell table:style-name="ce24" table:formula="of:=SUMIFS([.J$3:.J$188];[.$A$2:.$A$187];[.$A129])" office:value-type="float" office:value="393.691666666667" calcext:value-type="float">
            <text:p>393.6916666667</text:p>
          </table:table-cell>
          <table:table-cell table:style-name="ce24" table:formula="of:=SUMIFS([.K$3:.K$188];[.$A$2:.$A$187];[.$A12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30]" office:value-type="float" office:value="0" calcext:value-type="float">
            <text:p>0</text:p>
          </table:table-cell>
          <table:table-cell table:formula="of:=['Mega Recipe'.Q130]" office:value-type="float" office:value="0" calcext:value-type="float">
            <text:p>0</text:p>
          </table:table-cell>
          <table:table-cell table:formula="of:=['Mega Recipe'.R130]" office:value-type="float" office:value="0" calcext:value-type="float">
            <text:p>0</text:p>
          </table:table-cell>
          <table:table-cell table:formula="of:=['Mega Recipe'.S130]" office:value-type="float" office:value="0" calcext:value-type="float">
            <text:p>0</text:p>
          </table:table-cell>
          <table:table-cell table:formula="of:=['Mega Recipe'.T130]" office:value-type="float" office:value="0" calcext:value-type="float">
            <text:p>0</text:p>
          </table:table-cell>
          <table:table-cell table:formula="of:=['Mega Recipe'.U130]" office:value-type="float" office:value="0" calcext:value-type="float">
            <text:p>0</text:p>
          </table:table-cell>
          <table:table-cell/>
          <table:table-cell table:style-name="Default" table:formula="of:=IF(ISERROR([.C130]);0;[.C130])" office:value-type="float" office:value="0" calcext:value-type="float">
            <text:p>0</text:p>
          </table:table-cell>
          <table:table-cell table:style-name="Default" table:formula="of:=IF(ISERROR([.D130]);0;[.D130])" office:value-type="float" office:value="0" calcext:value-type="float">
            <text:p>0</text:p>
          </table:table-cell>
          <table:table-cell table:style-name="Default" table:formula="of:=IF(ISERROR([.E130]);0;[.E130])" office:value-type="float" office:value="0" calcext:value-type="float">
            <text:p>0</text:p>
          </table:table-cell>
          <table:table-cell table:style-name="Default" table:formula="of:=IF(ISERROR([.F130]);0;[.F130])" office:value-type="float" office:value="0" calcext:value-type="float">
            <text:p>0</text:p>
          </table:table-cell>
          <table:table-cell table:style-name="Default"/>
          <table:table-cell table:style-name="ce24" table:formula="of:=[.A130]" office:value-type="float" office:value="0" calcext:value-type="float">
            <text:p>0</text:p>
          </table:table-cell>
          <table:table-cell table:style-name="ce24" table:formula="of:=[.B130]" office:value-type="float" office:value="0" calcext:value-type="float">
            <text:p>0</text:p>
          </table:table-cell>
          <table:table-cell table:style-name="ce24" table:formula="of:=SUMIFS([.H$3:.H$188];[.$A$2:.$A$187];[.$A130])" office:value-type="float" office:value="392.754166666667" calcext:value-type="float">
            <text:p>392.7541666667</text:p>
          </table:table-cell>
          <table:table-cell table:style-name="ce24" table:formula="of:=SUMIFS([.I$3:.I$188];[.$A$2:.$A$187];[.$A130])" office:value-type="float" office:value="392.754166666667" calcext:value-type="float">
            <text:p>392.7541666667</text:p>
          </table:table-cell>
          <table:table-cell table:style-name="ce24" table:formula="of:=SUMIFS([.J$3:.J$188];[.$A$2:.$A$187];[.$A130])" office:value-type="float" office:value="393.691666666667" calcext:value-type="float">
            <text:p>393.6916666667</text:p>
          </table:table-cell>
          <table:table-cell table:style-name="ce24" table:formula="of:=SUMIFS([.K$3:.K$188];[.$A$2:.$A$187];[.$A130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31]" office:value-type="float" office:value="0" calcext:value-type="float">
            <text:p>0</text:p>
          </table:table-cell>
          <table:table-cell table:formula="of:=['Mega Recipe'.Q131]" office:value-type="float" office:value="0" calcext:value-type="float">
            <text:p>0</text:p>
          </table:table-cell>
          <table:table-cell table:formula="of:=['Mega Recipe'.R131]" office:value-type="string" office:string-value="" calcext:value-type="error">
            <text:p>#DIV/0!</text:p>
          </table:table-cell>
          <table:table-cell table:formula="of:=['Mega Recipe'.S131]" office:value-type="string" office:string-value="" calcext:value-type="error">
            <text:p>#DIV/0!</text:p>
          </table:table-cell>
          <table:table-cell table:formula="of:=['Mega Recipe'.T131]" office:value-type="string" office:string-value="" calcext:value-type="error">
            <text:p>#DIV/0!</text:p>
          </table:table-cell>
          <table:table-cell table:formula="of:=['Mega Recipe'.U131]" office:value-type="string" office:string-value="" calcext:value-type="error">
            <text:p>#DIV/0!</text:p>
          </table:table-cell>
          <table:table-cell/>
          <table:table-cell table:style-name="Default" table:formula="of:=IF(ISERROR([.C131]);0;[.C131])" office:value-type="float" office:value="0" calcext:value-type="float">
            <text:p>0</text:p>
          </table:table-cell>
          <table:table-cell table:style-name="Default" table:formula="of:=IF(ISERROR([.D131]);0;[.D131])" office:value-type="float" office:value="0" calcext:value-type="float">
            <text:p>0</text:p>
          </table:table-cell>
          <table:table-cell table:style-name="Default" table:formula="of:=IF(ISERROR([.E131]);0;[.E131])" office:value-type="float" office:value="0" calcext:value-type="float">
            <text:p>0</text:p>
          </table:table-cell>
          <table:table-cell table:style-name="Default" table:formula="of:=IF(ISERROR([.F131]);0;[.F131])" office:value-type="float" office:value="0" calcext:value-type="float">
            <text:p>0</text:p>
          </table:table-cell>
          <table:table-cell table:style-name="Default"/>
          <table:table-cell table:style-name="ce24" table:formula="of:=[.A131]" office:value-type="float" office:value="0" calcext:value-type="float">
            <text:p>0</text:p>
          </table:table-cell>
          <table:table-cell table:style-name="ce24" table:formula="of:=[.B131]" office:value-type="float" office:value="0" calcext:value-type="float">
            <text:p>0</text:p>
          </table:table-cell>
          <table:table-cell table:style-name="ce24" table:formula="of:=SUMIFS([.H$3:.H$188];[.$A$2:.$A$187];[.$A131])" office:value-type="float" office:value="392.754166666667" calcext:value-type="float">
            <text:p>392.7541666667</text:p>
          </table:table-cell>
          <table:table-cell table:style-name="ce24" table:formula="of:=SUMIFS([.I$3:.I$188];[.$A$2:.$A$187];[.$A131])" office:value-type="float" office:value="392.754166666667" calcext:value-type="float">
            <text:p>392.7541666667</text:p>
          </table:table-cell>
          <table:table-cell table:style-name="ce24" table:formula="of:=SUMIFS([.J$3:.J$188];[.$A$2:.$A$187];[.$A131])" office:value-type="float" office:value="393.691666666667" calcext:value-type="float">
            <text:p>393.6916666667</text:p>
          </table:table-cell>
          <table:table-cell table:style-name="ce24" table:formula="of:=SUMIFS([.K$3:.K$188];[.$A$2:.$A$187];[.$A131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32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'Mega Recipe'.Q132]" office:value-type="string" office:string-value="g" calcext:value-type="string">
            <text:p>g</text:p>
          </table:table-cell>
          <table:table-cell table:formula="of:=['Mega Recipe'.R132]" office:value-type="string" office:string-value="" calcext:value-type="error">
            <text:p>#DIV/0!</text:p>
          </table:table-cell>
          <table:table-cell table:formula="of:=['Mega Recipe'.S132]" office:value-type="string" office:string-value="" calcext:value-type="error">
            <text:p>#DIV/0!</text:p>
          </table:table-cell>
          <table:table-cell table:formula="of:=['Mega Recipe'.T132]" office:value-type="string" office:string-value="" calcext:value-type="error">
            <text:p>#DIV/0!</text:p>
          </table:table-cell>
          <table:table-cell table:formula="of:=['Mega Recipe'.U132]" office:value-type="string" office:string-value="" calcext:value-type="error">
            <text:p>#DIV/0!</text:p>
          </table:table-cell>
          <table:table-cell/>
          <table:table-cell table:style-name="Default" table:formula="of:=IF(ISERROR([.C132]);0;[.C132])" office:value-type="float" office:value="0" calcext:value-type="float">
            <text:p>0</text:p>
          </table:table-cell>
          <table:table-cell table:style-name="Default" table:formula="of:=IF(ISERROR([.D132]);0;[.D132])" office:value-type="float" office:value="0" calcext:value-type="float">
            <text:p>0</text:p>
          </table:table-cell>
          <table:table-cell table:style-name="Default" table:formula="of:=IF(ISERROR([.E132]);0;[.E132])" office:value-type="float" office:value="0" calcext:value-type="float">
            <text:p>0</text:p>
          </table:table-cell>
          <table:table-cell table:style-name="Default" table:formula="of:=IF(ISERROR([.F132]);0;[.F132])" office:value-type="float" office:value="0" calcext:value-type="float">
            <text:p>0</text:p>
          </table:table-cell>
          <table:table-cell table:style-name="Default"/>
          <table:table-cell table:style-name="ce24" table:formula="of:=[.A132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style-name="ce24" table:formula="of:=[.B132]" office:value-type="string" office:string-value="g" calcext:value-type="string">
            <text:p>g</text:p>
          </table:table-cell>
          <table:table-cell table:style-name="ce24" table:formula="of:=SUMIFS([.H$3:.H$188];[.$A$2:.$A$187];[.$A132])" office:value-type="float" office:value="0" calcext:value-type="float">
            <text:p>0</text:p>
          </table:table-cell>
          <table:table-cell table:style-name="ce24" table:formula="of:=SUMIFS([.I$3:.I$188];[.$A$2:.$A$187];[.$A132])" office:value-type="float" office:value="0" calcext:value-type="float">
            <text:p>0</text:p>
          </table:table-cell>
          <table:table-cell table:style-name="ce24" table:formula="of:=SUMIFS([.J$3:.J$188];[.$A$2:.$A$187];[.$A132])" office:value-type="float" office:value="0" calcext:value-type="float">
            <text:p>0</text:p>
          </table:table-cell>
          <table:table-cell table:style-name="ce24" table:formula="of:=SUMIFS([.K$3:.K$188];[.$A$2:.$A$187];[.$A132])" office:value-type="float" office:value="0" calcext:value-type="float">
            <text:p>0</text:p>
          </table:table-cell>
        </table:table-row>
        <table:table-row table:style-name="ro1">
          <table:table-cell table:formula="of:=['Mega Recipe'.P133]" office:value-type="string" office:string-value="75g sugar powder" calcext:value-type="string">
            <text:p>75g sugar powder</text:p>
          </table:table-cell>
          <table:table-cell table:formula="of:=['Mega Recipe'.Q133]" office:value-type="string" office:string-value="g" calcext:value-type="string">
            <text:p>g</text:p>
          </table:table-cell>
          <table:table-cell table:formula="of:=['Mega Recipe'.R133]" office:value-type="string" office:string-value="" calcext:value-type="error">
            <text:p>#DIV/0!</text:p>
          </table:table-cell>
          <table:table-cell table:formula="of:=['Mega Recipe'.S133]" office:value-type="string" office:string-value="" calcext:value-type="error">
            <text:p>#DIV/0!</text:p>
          </table:table-cell>
          <table:table-cell table:formula="of:=['Mega Recipe'.T133]" office:value-type="string" office:string-value="" calcext:value-type="error">
            <text:p>#DIV/0!</text:p>
          </table:table-cell>
          <table:table-cell table:formula="of:=['Mega Recipe'.U133]" office:value-type="string" office:string-value="" calcext:value-type="error">
            <text:p>#DIV/0!</text:p>
          </table:table-cell>
          <table:table-cell/>
          <table:table-cell table:style-name="Default" table:formula="of:=IF(ISERROR([.C133]);0;[.C133])" office:value-type="float" office:value="0" calcext:value-type="float">
            <text:p>0</text:p>
          </table:table-cell>
          <table:table-cell table:style-name="Default" table:formula="of:=IF(ISERROR([.D133]);0;[.D133])" office:value-type="float" office:value="0" calcext:value-type="float">
            <text:p>0</text:p>
          </table:table-cell>
          <table:table-cell table:style-name="Default" table:formula="of:=IF(ISERROR([.E133]);0;[.E133])" office:value-type="float" office:value="0" calcext:value-type="float">
            <text:p>0</text:p>
          </table:table-cell>
          <table:table-cell table:style-name="Default" table:formula="of:=IF(ISERROR([.F133]);0;[.F133])" office:value-type="float" office:value="0" calcext:value-type="float">
            <text:p>0</text:p>
          </table:table-cell>
          <table:table-cell table:style-name="Default"/>
          <table:table-cell table:style-name="ce24" table:formula="of:=[.A133]" office:value-type="string" office:string-value="75g sugar powder" calcext:value-type="string">
            <text:p>75g sugar powder</text:p>
          </table:table-cell>
          <table:table-cell table:style-name="ce24" table:formula="of:=[.B133]" office:value-type="string" office:string-value="g" calcext:value-type="string">
            <text:p>g</text:p>
          </table:table-cell>
          <table:table-cell table:style-name="ce24" table:formula="of:=SUMIFS([.H$3:.H$188];[.$A$2:.$A$187];[.$A133])" office:value-type="float" office:value="0" calcext:value-type="float">
            <text:p>0</text:p>
          </table:table-cell>
          <table:table-cell table:style-name="ce24" table:formula="of:=SUMIFS([.I$3:.I$188];[.$A$2:.$A$187];[.$A133])" office:value-type="float" office:value="0" calcext:value-type="float">
            <text:p>0</text:p>
          </table:table-cell>
          <table:table-cell table:style-name="ce24" table:formula="of:=SUMIFS([.J$3:.J$188];[.$A$2:.$A$187];[.$A133])" office:value-type="float" office:value="0" calcext:value-type="float">
            <text:p>0</text:p>
          </table:table-cell>
          <table:table-cell table:style-name="ce24" table:formula="of:=SUMIFS([.K$3:.K$188];[.$A$2:.$A$187];[.$A133])" office:value-type="float" office:value="0" calcext:value-type="float">
            <text:p>0</text:p>
          </table:table-cell>
        </table:table-row>
        <table:table-row table:style-name="ro1">
          <table:table-cell table:formula="of:=['Mega Recipe'.P134]" office:value-type="string" office:string-value="75g flour" calcext:value-type="string">
            <text:p>75g flour</text:p>
          </table:table-cell>
          <table:table-cell table:formula="of:=['Mega Recipe'.Q134]" office:value-type="string" office:string-value="g" calcext:value-type="string">
            <text:p>g</text:p>
          </table:table-cell>
          <table:table-cell table:formula="of:=['Mega Recipe'.R134]" office:value-type="string" office:string-value="" calcext:value-type="error">
            <text:p>#DIV/0!</text:p>
          </table:table-cell>
          <table:table-cell table:formula="of:=['Mega Recipe'.S134]" office:value-type="string" office:string-value="" calcext:value-type="error">
            <text:p>#DIV/0!</text:p>
          </table:table-cell>
          <table:table-cell table:formula="of:=['Mega Recipe'.T134]" office:value-type="string" office:string-value="" calcext:value-type="error">
            <text:p>#DIV/0!</text:p>
          </table:table-cell>
          <table:table-cell table:formula="of:=['Mega Recipe'.U134]" office:value-type="string" office:string-value="" calcext:value-type="error">
            <text:p>#DIV/0!</text:p>
          </table:table-cell>
          <table:table-cell/>
          <table:table-cell table:style-name="Default" table:formula="of:=IF(ISERROR([.C134]);0;[.C134])" office:value-type="float" office:value="0" calcext:value-type="float">
            <text:p>0</text:p>
          </table:table-cell>
          <table:table-cell table:style-name="Default" table:formula="of:=IF(ISERROR([.D134]);0;[.D134])" office:value-type="float" office:value="0" calcext:value-type="float">
            <text:p>0</text:p>
          </table:table-cell>
          <table:table-cell table:style-name="Default" table:formula="of:=IF(ISERROR([.E134]);0;[.E134])" office:value-type="float" office:value="0" calcext:value-type="float">
            <text:p>0</text:p>
          </table:table-cell>
          <table:table-cell table:style-name="Default" table:formula="of:=IF(ISERROR([.F134]);0;[.F134])" office:value-type="float" office:value="0" calcext:value-type="float">
            <text:p>0</text:p>
          </table:table-cell>
          <table:table-cell table:style-name="Default"/>
          <table:table-cell table:style-name="ce24" table:formula="of:=[.A134]" office:value-type="string" office:string-value="75g flour" calcext:value-type="string">
            <text:p>75g flour</text:p>
          </table:table-cell>
          <table:table-cell table:style-name="ce24" table:formula="of:=[.B134]" office:value-type="string" office:string-value="g" calcext:value-type="string">
            <text:p>g</text:p>
          </table:table-cell>
          <table:table-cell table:style-name="ce24" table:formula="of:=SUMIFS([.H$3:.H$188];[.$A$2:.$A$187];[.$A134])" office:value-type="float" office:value="0" calcext:value-type="float">
            <text:p>0</text:p>
          </table:table-cell>
          <table:table-cell table:style-name="ce24" table:formula="of:=SUMIFS([.I$3:.I$188];[.$A$2:.$A$187];[.$A134])" office:value-type="float" office:value="0" calcext:value-type="float">
            <text:p>0</text:p>
          </table:table-cell>
          <table:table-cell table:style-name="ce24" table:formula="of:=SUMIFS([.J$3:.J$188];[.$A$2:.$A$187];[.$A134])" office:value-type="float" office:value="0" calcext:value-type="float">
            <text:p>0</text:p>
          </table:table-cell>
          <table:table-cell table:style-name="ce24" table:formula="of:=SUMIFS([.K$3:.K$188];[.$A$2:.$A$187];[.$A134])" office:value-type="float" office:value="0" calcext:value-type="float">
            <text:p>0</text:p>
          </table:table-cell>
        </table:table-row>
        <table:table-row table:style-name="ro1">
          <table:table-cell table:formula="of:=['Mega Recipe'.P135]" office:value-type="string" office:string-value="50g butter" calcext:value-type="string">
            <text:p>50g butter</text:p>
          </table:table-cell>
          <table:table-cell table:formula="of:=['Mega Recipe'.Q135]" office:value-type="string" office:string-value="g" calcext:value-type="string">
            <text:p>g</text:p>
          </table:table-cell>
          <table:table-cell table:formula="of:=['Mega Recipe'.R135]" office:value-type="string" office:string-value="" calcext:value-type="error">
            <text:p>#DIV/0!</text:p>
          </table:table-cell>
          <table:table-cell table:formula="of:=['Mega Recipe'.S135]" office:value-type="string" office:string-value="" calcext:value-type="error">
            <text:p>#DIV/0!</text:p>
          </table:table-cell>
          <table:table-cell table:formula="of:=['Mega Recipe'.T135]" office:value-type="string" office:string-value="" calcext:value-type="error">
            <text:p>#DIV/0!</text:p>
          </table:table-cell>
          <table:table-cell table:formula="of:=['Mega Recipe'.U135]" office:value-type="string" office:string-value="" calcext:value-type="error">
            <text:p>#DIV/0!</text:p>
          </table:table-cell>
          <table:table-cell/>
          <table:table-cell table:style-name="Default" table:formula="of:=IF(ISERROR([.C135]);0;[.C135])" office:value-type="float" office:value="0" calcext:value-type="float">
            <text:p>0</text:p>
          </table:table-cell>
          <table:table-cell table:style-name="Default" table:formula="of:=IF(ISERROR([.D135]);0;[.D135])" office:value-type="float" office:value="0" calcext:value-type="float">
            <text:p>0</text:p>
          </table:table-cell>
          <table:table-cell table:style-name="Default" table:formula="of:=IF(ISERROR([.E135]);0;[.E135])" office:value-type="float" office:value="0" calcext:value-type="float">
            <text:p>0</text:p>
          </table:table-cell>
          <table:table-cell table:style-name="Default" table:formula="of:=IF(ISERROR([.F135]);0;[.F135])" office:value-type="float" office:value="0" calcext:value-type="float">
            <text:p>0</text:p>
          </table:table-cell>
          <table:table-cell table:style-name="Default"/>
          <table:table-cell table:style-name="ce24" table:formula="of:=[.A135]" office:value-type="string" office:string-value="50g butter" calcext:value-type="string">
            <text:p>50g butter</text:p>
          </table:table-cell>
          <table:table-cell table:style-name="ce24" table:formula="of:=[.B135]" office:value-type="string" office:string-value="g" calcext:value-type="string">
            <text:p>g</text:p>
          </table:table-cell>
          <table:table-cell table:style-name="ce24" table:formula="of:=SUMIFS([.H$3:.H$188];[.$A$2:.$A$187];[.$A135])" office:value-type="float" office:value="0" calcext:value-type="float">
            <text:p>0</text:p>
          </table:table-cell>
          <table:table-cell table:style-name="ce24" table:formula="of:=SUMIFS([.I$3:.I$188];[.$A$2:.$A$187];[.$A135])" office:value-type="float" office:value="0" calcext:value-type="float">
            <text:p>0</text:p>
          </table:table-cell>
          <table:table-cell table:style-name="ce24" table:formula="of:=SUMIFS([.J$3:.J$188];[.$A$2:.$A$187];[.$A135])" office:value-type="float" office:value="0" calcext:value-type="float">
            <text:p>0</text:p>
          </table:table-cell>
          <table:table-cell table:style-name="ce24" table:formula="of:=SUMIFS([.K$3:.K$188];[.$A$2:.$A$187];[.$A135])" office:value-type="float" office:value="0" calcext:value-type="float">
            <text:p>0</text:p>
          </table:table-cell>
        </table:table-row>
        <table:table-row table:style-name="ro1">
          <table:table-cell table:formula="of:=['Mega Recipe'.P136]" office:value-type="string" office:string-value="2 egg" calcext:value-type="string">
            <text:p>2 egg</text:p>
          </table:table-cell>
          <table:table-cell table:formula="of:=['Mega Recipe'.Q136]" office:value-type="string" office:string-value="egg" calcext:value-type="string">
            <text:p>egg</text:p>
          </table:table-cell>
          <table:table-cell table:formula="of:=['Mega Recipe'.R136]" office:value-type="string" office:string-value="" calcext:value-type="error">
            <text:p>#DIV/0!</text:p>
          </table:table-cell>
          <table:table-cell table:formula="of:=['Mega Recipe'.S136]" office:value-type="string" office:string-value="" calcext:value-type="error">
            <text:p>#DIV/0!</text:p>
          </table:table-cell>
          <table:table-cell table:formula="of:=['Mega Recipe'.T136]" office:value-type="string" office:string-value="" calcext:value-type="error">
            <text:p>#DIV/0!</text:p>
          </table:table-cell>
          <table:table-cell table:formula="of:=['Mega Recipe'.U136]" office:value-type="string" office:string-value="" calcext:value-type="error">
            <text:p>#DIV/0!</text:p>
          </table:table-cell>
          <table:table-cell/>
          <table:table-cell table:style-name="Default" table:formula="of:=IF(ISERROR([.C136]);0;[.C136])" office:value-type="float" office:value="0" calcext:value-type="float">
            <text:p>0</text:p>
          </table:table-cell>
          <table:table-cell table:style-name="Default" table:formula="of:=IF(ISERROR([.D136]);0;[.D136])" office:value-type="float" office:value="0" calcext:value-type="float">
            <text:p>0</text:p>
          </table:table-cell>
          <table:table-cell table:style-name="Default" table:formula="of:=IF(ISERROR([.E136]);0;[.E136])" office:value-type="float" office:value="0" calcext:value-type="float">
            <text:p>0</text:p>
          </table:table-cell>
          <table:table-cell table:style-name="Default" table:formula="of:=IF(ISERROR([.F136]);0;[.F136])" office:value-type="float" office:value="0" calcext:value-type="float">
            <text:p>0</text:p>
          </table:table-cell>
          <table:table-cell table:style-name="Default"/>
          <table:table-cell table:style-name="ce24" table:formula="of:=[.A136]" office:value-type="string" office:string-value="2 egg" calcext:value-type="string">
            <text:p>2 egg</text:p>
          </table:table-cell>
          <table:table-cell table:style-name="ce24" table:formula="of:=[.B136]" office:value-type="string" office:string-value="egg" calcext:value-type="string">
            <text:p>egg</text:p>
          </table:table-cell>
          <table:table-cell table:style-name="ce24" table:formula="of:=SUMIFS([.H$3:.H$188];[.$A$2:.$A$187];[.$A136])" office:value-type="float" office:value="0" calcext:value-type="float">
            <text:p>0</text:p>
          </table:table-cell>
          <table:table-cell table:style-name="ce24" table:formula="of:=SUMIFS([.I$3:.I$188];[.$A$2:.$A$187];[.$A136])" office:value-type="float" office:value="0" calcext:value-type="float">
            <text:p>0</text:p>
          </table:table-cell>
          <table:table-cell table:style-name="ce24" table:formula="of:=SUMIFS([.J$3:.J$188];[.$A$2:.$A$187];[.$A136])" office:value-type="float" office:value="0" calcext:value-type="float">
            <text:p>0</text:p>
          </table:table-cell>
          <table:table-cell table:style-name="ce24" table:formula="of:=SUMIFS([.K$3:.K$188];[.$A$2:.$A$187];[.$A136])" office:value-type="float" office:value="0" calcext:value-type="float">
            <text:p>0</text:p>
          </table:table-cell>
        </table:table-row>
        <table:table-row table:style-name="ro1">
          <table:table-cell table:formula="of:=['Mega Recipe'.P137]" office:value-type="string" office:string-value="33 ml milk" calcext:value-type="string">
            <text:p>33 ml milk</text:p>
          </table:table-cell>
          <table:table-cell table:formula="of:=['Mega Recipe'.Q137]" office:value-type="string" office:string-value="ml" calcext:value-type="string">
            <text:p>ml</text:p>
          </table:table-cell>
          <table:table-cell table:formula="of:=['Mega Recipe'.R137]" office:value-type="string" office:string-value="" calcext:value-type="error">
            <text:p>#DIV/0!</text:p>
          </table:table-cell>
          <table:table-cell table:formula="of:=['Mega Recipe'.S137]" office:value-type="string" office:string-value="" calcext:value-type="error">
            <text:p>#DIV/0!</text:p>
          </table:table-cell>
          <table:table-cell table:formula="of:=['Mega Recipe'.T137]" office:value-type="string" office:string-value="" calcext:value-type="error">
            <text:p>#DIV/0!</text:p>
          </table:table-cell>
          <table:table-cell table:formula="of:=['Mega Recipe'.U137]" office:value-type="string" office:string-value="" calcext:value-type="error">
            <text:p>#DIV/0!</text:p>
          </table:table-cell>
          <table:table-cell/>
          <table:table-cell table:style-name="Default" table:formula="of:=IF(ISERROR([.C137]);0;[.C137])" office:value-type="float" office:value="0" calcext:value-type="float">
            <text:p>0</text:p>
          </table:table-cell>
          <table:table-cell table:style-name="Default" table:formula="of:=IF(ISERROR([.D137]);0;[.D137])" office:value-type="float" office:value="0" calcext:value-type="float">
            <text:p>0</text:p>
          </table:table-cell>
          <table:table-cell table:style-name="Default" table:formula="of:=IF(ISERROR([.E137]);0;[.E137])" office:value-type="float" office:value="0" calcext:value-type="float">
            <text:p>0</text:p>
          </table:table-cell>
          <table:table-cell table:style-name="Default" table:formula="of:=IF(ISERROR([.F137]);0;[.F137])" office:value-type="float" office:value="0" calcext:value-type="float">
            <text:p>0</text:p>
          </table:table-cell>
          <table:table-cell table:style-name="Default"/>
          <table:table-cell table:style-name="ce24" table:formula="of:=[.A137]" office:value-type="string" office:string-value="33 ml milk" calcext:value-type="string">
            <text:p>33 ml milk</text:p>
          </table:table-cell>
          <table:table-cell table:style-name="ce24" table:formula="of:=[.B137]" office:value-type="string" office:string-value="ml" calcext:value-type="string">
            <text:p>ml</text:p>
          </table:table-cell>
          <table:table-cell table:style-name="ce24" table:formula="of:=SUMIFS([.H$3:.H$188];[.$A$2:.$A$187];[.$A137])" office:value-type="float" office:value="0" calcext:value-type="float">
            <text:p>0</text:p>
          </table:table-cell>
          <table:table-cell table:style-name="ce24" table:formula="of:=SUMIFS([.I$3:.I$188];[.$A$2:.$A$187];[.$A137])" office:value-type="float" office:value="0" calcext:value-type="float">
            <text:p>0</text:p>
          </table:table-cell>
          <table:table-cell table:style-name="ce24" table:formula="of:=SUMIFS([.J$3:.J$188];[.$A$2:.$A$187];[.$A137])" office:value-type="float" office:value="0" calcext:value-type="float">
            <text:p>0</text:p>
          </table:table-cell>
          <table:table-cell table:style-name="ce24" table:formula="of:=SUMIFS([.K$3:.K$188];[.$A$2:.$A$187];[.$A137])" office:value-type="float" office:value="0" calcext:value-type="float">
            <text:p>0</text:p>
          </table:table-cell>
        </table:table-row>
        <table:table-row table:style-name="ro1">
          <table:table-cell table:formula="of:=['Mega Recipe'.P138]" office:value-type="string" office:string-value="200 ml creme fraiche" calcext:value-type="string">
            <text:p>200 ml creme fraiche</text:p>
          </table:table-cell>
          <table:table-cell table:formula="of:=['Mega Recipe'.Q138]" office:value-type="string" office:string-value="ml" calcext:value-type="string">
            <text:p>ml</text:p>
          </table:table-cell>
          <table:table-cell table:formula="of:=['Mega Recipe'.R138]" office:value-type="string" office:string-value="" calcext:value-type="error">
            <text:p>#DIV/0!</text:p>
          </table:table-cell>
          <table:table-cell table:formula="of:=['Mega Recipe'.S138]" office:value-type="string" office:string-value="" calcext:value-type="error">
            <text:p>#DIV/0!</text:p>
          </table:table-cell>
          <table:table-cell table:formula="of:=['Mega Recipe'.T138]" office:value-type="string" office:string-value="" calcext:value-type="error">
            <text:p>#DIV/0!</text:p>
          </table:table-cell>
          <table:table-cell table:formula="of:=['Mega Recipe'.U138]" office:value-type="string" office:string-value="" calcext:value-type="error">
            <text:p>#DIV/0!</text:p>
          </table:table-cell>
          <table:table-cell/>
          <table:table-cell table:style-name="Default" table:formula="of:=IF(ISERROR([.C138]);0;[.C138])" office:value-type="float" office:value="0" calcext:value-type="float">
            <text:p>0</text:p>
          </table:table-cell>
          <table:table-cell table:style-name="Default" table:formula="of:=IF(ISERROR([.D138]);0;[.D138])" office:value-type="float" office:value="0" calcext:value-type="float">
            <text:p>0</text:p>
          </table:table-cell>
          <table:table-cell table:style-name="Default" table:formula="of:=IF(ISERROR([.E138]);0;[.E138])" office:value-type="float" office:value="0" calcext:value-type="float">
            <text:p>0</text:p>
          </table:table-cell>
          <table:table-cell table:style-name="Default" table:formula="of:=IF(ISERROR([.F138]);0;[.F138])" office:value-type="float" office:value="0" calcext:value-type="float">
            <text:p>0</text:p>
          </table:table-cell>
          <table:table-cell table:style-name="Default"/>
          <table:table-cell table:style-name="ce24" table:formula="of:=[.A138]" office:value-type="string" office:string-value="200 ml creme fraiche" calcext:value-type="string">
            <text:p>200 ml creme fraiche</text:p>
          </table:table-cell>
          <table:table-cell table:style-name="ce24" table:formula="of:=[.B138]" office:value-type="string" office:string-value="ml" calcext:value-type="string">
            <text:p>ml</text:p>
          </table:table-cell>
          <table:table-cell table:style-name="ce24" table:formula="of:=SUMIFS([.H$3:.H$188];[.$A$2:.$A$187];[.$A138])" office:value-type="float" office:value="0" calcext:value-type="float">
            <text:p>0</text:p>
          </table:table-cell>
          <table:table-cell table:style-name="ce24" table:formula="of:=SUMIFS([.I$3:.I$188];[.$A$2:.$A$187];[.$A138])" office:value-type="float" office:value="0" calcext:value-type="float">
            <text:p>0</text:p>
          </table:table-cell>
          <table:table-cell table:style-name="ce24" table:formula="of:=SUMIFS([.J$3:.J$188];[.$A$2:.$A$187];[.$A138])" office:value-type="float" office:value="0" calcext:value-type="float">
            <text:p>0</text:p>
          </table:table-cell>
          <table:table-cell table:style-name="ce24" table:formula="of:=SUMIFS([.K$3:.K$188];[.$A$2:.$A$187];[.$A138])" office:value-type="float" office:value="0" calcext:value-type="float">
            <text:p>0</text:p>
          </table:table-cell>
        </table:table-row>
        <table:table-row table:style-name="ro1">
          <table:table-cell table:formula="of:=['Mega Recipe'.P139]" office:value-type="string" office:string-value="1 pinch salt" calcext:value-type="string">
            <text:p>1 pinch salt</text:p>
          </table:table-cell>
          <table:table-cell table:formula="of:=['Mega Recipe'.Q139]" office:value-type="string" office:string-value="pinch" calcext:value-type="string">
            <text:p>pinch</text:p>
          </table:table-cell>
          <table:table-cell table:formula="of:=['Mega Recipe'.R139]" office:value-type="string" office:string-value="" calcext:value-type="error">
            <text:p>#DIV/0!</text:p>
          </table:table-cell>
          <table:table-cell table:formula="of:=['Mega Recipe'.S139]" office:value-type="string" office:string-value="" calcext:value-type="error">
            <text:p>#DIV/0!</text:p>
          </table:table-cell>
          <table:table-cell table:formula="of:=['Mega Recipe'.T139]" office:value-type="string" office:string-value="" calcext:value-type="error">
            <text:p>#DIV/0!</text:p>
          </table:table-cell>
          <table:table-cell table:formula="of:=['Mega Recipe'.U139]" office:value-type="string" office:string-value="" calcext:value-type="error">
            <text:p>#DIV/0!</text:p>
          </table:table-cell>
          <table:table-cell/>
          <table:table-cell table:style-name="Default" table:formula="of:=IF(ISERROR([.C139]);0;[.C139])" office:value-type="float" office:value="0" calcext:value-type="float">
            <text:p>0</text:p>
          </table:table-cell>
          <table:table-cell table:style-name="Default" table:formula="of:=IF(ISERROR([.D139]);0;[.D139])" office:value-type="float" office:value="0" calcext:value-type="float">
            <text:p>0</text:p>
          </table:table-cell>
          <table:table-cell table:style-name="Default" table:formula="of:=IF(ISERROR([.E139]);0;[.E139])" office:value-type="float" office:value="0" calcext:value-type="float">
            <text:p>0</text:p>
          </table:table-cell>
          <table:table-cell table:style-name="Default" table:formula="of:=IF(ISERROR([.F139]);0;[.F139])" office:value-type="float" office:value="0" calcext:value-type="float">
            <text:p>0</text:p>
          </table:table-cell>
          <table:table-cell table:style-name="Default"/>
          <table:table-cell table:style-name="ce24" table:formula="of:=[.A139]" office:value-type="string" office:string-value="1 pinch salt" calcext:value-type="string">
            <text:p>1 pinch salt</text:p>
          </table:table-cell>
          <table:table-cell table:style-name="ce24" table:formula="of:=[.B139]" office:value-type="string" office:string-value="pinch" calcext:value-type="string">
            <text:p>pinch</text:p>
          </table:table-cell>
          <table:table-cell table:style-name="ce24" table:formula="of:=SUMIFS([.H$3:.H$188];[.$A$2:.$A$187];[.$A139])" office:value-type="float" office:value="0" calcext:value-type="float">
            <text:p>0</text:p>
          </table:table-cell>
          <table:table-cell table:style-name="ce24" table:formula="of:=SUMIFS([.I$3:.I$188];[.$A$2:.$A$187];[.$A139])" office:value-type="float" office:value="0" calcext:value-type="float">
            <text:p>0</text:p>
          </table:table-cell>
          <table:table-cell table:style-name="ce24" table:formula="of:=SUMIFS([.J$3:.J$188];[.$A$2:.$A$187];[.$A139])" office:value-type="float" office:value="0" calcext:value-type="float">
            <text:p>0</text:p>
          </table:table-cell>
          <table:table-cell table:style-name="ce24" table:formula="of:=SUMIFS([.K$3:.K$188];[.$A$2:.$A$187];[.$A139])" office:value-type="float" office:value="0" calcext:value-type="float">
            <text:p>0</text:p>
          </table:table-cell>
        </table:table-row>
        <table:table-row table:style-name="ro1">
          <table:table-cell table:formula="of:=['Mega Recipe'.P140]" office:value-type="string" office:string-value="1 sachet vanilla " calcext:value-type="string">
            <text:p>1 sachet vanilla </text:p>
          </table:table-cell>
          <table:table-cell table:formula="of:=['Mega Recipe'.Q140]" office:value-type="string" office:string-value="sachet" calcext:value-type="string">
            <text:p>sachet</text:p>
          </table:table-cell>
          <table:table-cell table:formula="of:=['Mega Recipe'.R140]" office:value-type="string" office:string-value="" calcext:value-type="error">
            <text:p>#DIV/0!</text:p>
          </table:table-cell>
          <table:table-cell table:formula="of:=['Mega Recipe'.S140]" office:value-type="string" office:string-value="" calcext:value-type="error">
            <text:p>#DIV/0!</text:p>
          </table:table-cell>
          <table:table-cell table:formula="of:=['Mega Recipe'.T140]" office:value-type="string" office:string-value="" calcext:value-type="error">
            <text:p>#DIV/0!</text:p>
          </table:table-cell>
          <table:table-cell table:formula="of:=['Mega Recipe'.U140]" office:value-type="string" office:string-value="" calcext:value-type="error">
            <text:p>#DIV/0!</text:p>
          </table:table-cell>
          <table:table-cell/>
          <table:table-cell table:style-name="Default" table:formula="of:=IF(ISERROR([.C140]);0;[.C140])" office:value-type="float" office:value="0" calcext:value-type="float">
            <text:p>0</text:p>
          </table:table-cell>
          <table:table-cell table:style-name="Default" table:formula="of:=IF(ISERROR([.D140]);0;[.D140])" office:value-type="float" office:value="0" calcext:value-type="float">
            <text:p>0</text:p>
          </table:table-cell>
          <table:table-cell table:style-name="Default" table:formula="of:=IF(ISERROR([.E140]);0;[.E140])" office:value-type="float" office:value="0" calcext:value-type="float">
            <text:p>0</text:p>
          </table:table-cell>
          <table:table-cell table:style-name="Default" table:formula="of:=IF(ISERROR([.F140]);0;[.F140])" office:value-type="float" office:value="0" calcext:value-type="float">
            <text:p>0</text:p>
          </table:table-cell>
          <table:table-cell table:style-name="Default"/>
          <table:table-cell table:style-name="ce24" table:formula="of:=[.A140]" office:value-type="string" office:string-value="1 sachet vanilla " calcext:value-type="string">
            <text:p>1 sachet vanilla </text:p>
          </table:table-cell>
          <table:table-cell table:style-name="ce24" table:formula="of:=[.B140]" office:value-type="string" office:string-value="sachet" calcext:value-type="string">
            <text:p>sachet</text:p>
          </table:table-cell>
          <table:table-cell table:style-name="ce24" table:formula="of:=SUMIFS([.H$3:.H$188];[.$A$2:.$A$187];[.$A140])" office:value-type="float" office:value="0" calcext:value-type="float">
            <text:p>0</text:p>
          </table:table-cell>
          <table:table-cell table:style-name="ce24" table:formula="of:=SUMIFS([.I$3:.I$188];[.$A$2:.$A$187];[.$A140])" office:value-type="float" office:value="0" calcext:value-type="float">
            <text:p>0</text:p>
          </table:table-cell>
          <table:table-cell table:style-name="ce24" table:formula="of:=SUMIFS([.J$3:.J$188];[.$A$2:.$A$187];[.$A140])" office:value-type="float" office:value="0" calcext:value-type="float">
            <text:p>0</text:p>
          </table:table-cell>
          <table:table-cell table:style-name="ce24" table:formula="of:=SUMIFS([.K$3:.K$188];[.$A$2:.$A$187];[.$A140])" office:value-type="float" office:value="0" calcext:value-type="float">
            <text:p>0</text:p>
          </table:table-cell>
        </table:table-row>
        <table:table-row table:style-name="ro1">
          <table:table-cell table:formula="of:=['Mega Recipe'.P141]" office:value-type="float" office:value="0" calcext:value-type="float">
            <text:p>0</text:p>
          </table:table-cell>
          <table:table-cell table:formula="of:=['Mega Recipe'.Q141]" office:value-type="float" office:value="0" calcext:value-type="float">
            <text:p>0</text:p>
          </table:table-cell>
          <table:table-cell table:formula="of:=['Mega Recipe'.R141]" office:value-type="string" office:string-value="" calcext:value-type="error">
            <text:p>#DIV/0!</text:p>
          </table:table-cell>
          <table:table-cell table:formula="of:=['Mega Recipe'.S141]" office:value-type="string" office:string-value="" calcext:value-type="error">
            <text:p>#DIV/0!</text:p>
          </table:table-cell>
          <table:table-cell table:formula="of:=['Mega Recipe'.T141]" office:value-type="string" office:string-value="" calcext:value-type="error">
            <text:p>#DIV/0!</text:p>
          </table:table-cell>
          <table:table-cell table:formula="of:=['Mega Recipe'.U141]" office:value-type="string" office:string-value="" calcext:value-type="error">
            <text:p>#DIV/0!</text:p>
          </table:table-cell>
          <table:table-cell/>
          <table:table-cell table:style-name="Default" table:formula="of:=IF(ISERROR([.C141]);0;[.C141])" office:value-type="float" office:value="0" calcext:value-type="float">
            <text:p>0</text:p>
          </table:table-cell>
          <table:table-cell table:style-name="Default" table:formula="of:=IF(ISERROR([.D141]);0;[.D141])" office:value-type="float" office:value="0" calcext:value-type="float">
            <text:p>0</text:p>
          </table:table-cell>
          <table:table-cell table:style-name="Default" table:formula="of:=IF(ISERROR([.E141]);0;[.E141])" office:value-type="float" office:value="0" calcext:value-type="float">
            <text:p>0</text:p>
          </table:table-cell>
          <table:table-cell table:style-name="Default" table:formula="of:=IF(ISERROR([.F141]);0;[.F141])" office:value-type="float" office:value="0" calcext:value-type="float">
            <text:p>0</text:p>
          </table:table-cell>
          <table:table-cell table:style-name="Default"/>
          <table:table-cell table:style-name="ce24" table:formula="of:=[.A141]" office:value-type="float" office:value="0" calcext:value-type="float">
            <text:p>0</text:p>
          </table:table-cell>
          <table:table-cell table:style-name="ce24" table:formula="of:=[.B141]" office:value-type="float" office:value="0" calcext:value-type="float">
            <text:p>0</text:p>
          </table:table-cell>
          <table:table-cell table:style-name="ce24" table:formula="of:=SUMIFS([.H$3:.H$188];[.$A$2:.$A$187];[.$A141])" office:value-type="float" office:value="392.754166666667" calcext:value-type="float">
            <text:p>392.7541666667</text:p>
          </table:table-cell>
          <table:table-cell table:style-name="ce24" table:formula="of:=SUMIFS([.I$3:.I$188];[.$A$2:.$A$187];[.$A141])" office:value-type="float" office:value="392.754166666667" calcext:value-type="float">
            <text:p>392.7541666667</text:p>
          </table:table-cell>
          <table:table-cell table:style-name="ce24" table:formula="of:=SUMIFS([.J$3:.J$188];[.$A$2:.$A$187];[.$A141])" office:value-type="float" office:value="393.691666666667" calcext:value-type="float">
            <text:p>393.6916666667</text:p>
          </table:table-cell>
          <table:table-cell table:style-name="ce24" table:formula="of:=SUMIFS([.K$3:.K$188];[.$A$2:.$A$187];[.$A141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42]" office:value-type="float" office:value="0" calcext:value-type="float">
            <text:p>0</text:p>
          </table:table-cell>
          <table:table-cell table:formula="of:=['Mega Recipe'.Q142]" office:value-type="float" office:value="0" calcext:value-type="float">
            <text:p>0</text:p>
          </table:table-cell>
          <table:table-cell table:formula="of:=['Mega Recipe'.R142]" office:value-type="float" office:value="0" calcext:value-type="float">
            <text:p>0</text:p>
          </table:table-cell>
          <table:table-cell table:formula="of:=['Mega Recipe'.S142]" office:value-type="float" office:value="0" calcext:value-type="float">
            <text:p>0</text:p>
          </table:table-cell>
          <table:table-cell table:formula="of:=['Mega Recipe'.T142]" office:value-type="float" office:value="0" calcext:value-type="float">
            <text:p>0</text:p>
          </table:table-cell>
          <table:table-cell table:formula="of:=['Mega Recipe'.U142]" office:value-type="float" office:value="0" calcext:value-type="float">
            <text:p>0</text:p>
          </table:table-cell>
          <table:table-cell/>
          <table:table-cell table:style-name="Default" table:formula="of:=IF(ISERROR([.C142]);0;[.C142])" office:value-type="float" office:value="0" calcext:value-type="float">
            <text:p>0</text:p>
          </table:table-cell>
          <table:table-cell table:style-name="Default" table:formula="of:=IF(ISERROR([.D142]);0;[.D142])" office:value-type="float" office:value="0" calcext:value-type="float">
            <text:p>0</text:p>
          </table:table-cell>
          <table:table-cell table:style-name="Default" table:formula="of:=IF(ISERROR([.E142]);0;[.E142])" office:value-type="float" office:value="0" calcext:value-type="float">
            <text:p>0</text:p>
          </table:table-cell>
          <table:table-cell table:style-name="Default" table:formula="of:=IF(ISERROR([.F142]);0;[.F142])" office:value-type="float" office:value="0" calcext:value-type="float">
            <text:p>0</text:p>
          </table:table-cell>
          <table:table-cell table:style-name="Default"/>
          <table:table-cell table:style-name="ce24" table:formula="of:=[.A142]" office:value-type="float" office:value="0" calcext:value-type="float">
            <text:p>0</text:p>
          </table:table-cell>
          <table:table-cell table:style-name="ce24" table:formula="of:=[.B142]" office:value-type="float" office:value="0" calcext:value-type="float">
            <text:p>0</text:p>
          </table:table-cell>
          <table:table-cell table:style-name="ce24" table:formula="of:=SUMIFS([.H$3:.H$188];[.$A$2:.$A$187];[.$A142])" office:value-type="float" office:value="392.754166666667" calcext:value-type="float">
            <text:p>392.7541666667</text:p>
          </table:table-cell>
          <table:table-cell table:style-name="ce24" table:formula="of:=SUMIFS([.I$3:.I$188];[.$A$2:.$A$187];[.$A142])" office:value-type="float" office:value="392.754166666667" calcext:value-type="float">
            <text:p>392.7541666667</text:p>
          </table:table-cell>
          <table:table-cell table:style-name="ce24" table:formula="of:=SUMIFS([.J$3:.J$188];[.$A$2:.$A$187];[.$A142])" office:value-type="float" office:value="393.691666666667" calcext:value-type="float">
            <text:p>393.6916666667</text:p>
          </table:table-cell>
          <table:table-cell table:style-name="ce24" table:formula="of:=SUMIFS([.K$3:.K$188];[.$A$2:.$A$187];[.$A142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43]" office:value-type="string" office:string-value="1 cup (250ml) milk" calcext:value-type="string">
            <text:p>1 cup (250ml) milk</text:p>
          </table:table-cell>
          <table:table-cell table:formula="of:=['Mega Recipe'.Q143]" office:value-type="string" office:string-value="ml" calcext:value-type="string">
            <text:p>ml</text:p>
          </table:table-cell>
          <table:table-cell table:formula="of:=['Mega Recipe'.R143]" office:value-type="float" office:value="20.8333333333333" calcext:value-type="float">
            <text:p>20.8333333333</text:p>
          </table:table-cell>
          <table:table-cell table:formula="of:=['Mega Recipe'.S143]" office:value-type="float" office:value="20.8333333333333" calcext:value-type="float">
            <text:p>20.8333333333</text:p>
          </table:table-cell>
          <table:table-cell table:formula="of:=['Mega Recipe'.T143]" office:value-type="float" office:value="20.8333333333333" calcext:value-type="float">
            <text:p>20.8333333333</text:p>
          </table:table-cell>
          <table:table-cell table:formula="of:=['Mega Recipe'.U143]" office:value-type="float" office:value="20.8333333333333" calcext:value-type="float">
            <text:p>20.8333333333</text:p>
          </table:table-cell>
          <table:table-cell/>
          <table:table-cell table:style-name="Default" table:formula="of:=IF(ISERROR([.C143]);0;[.C143])" office:value-type="float" office:value="20.8333333333333" calcext:value-type="float">
            <text:p>20.8333333333</text:p>
          </table:table-cell>
          <table:table-cell table:style-name="Default" table:formula="of:=IF(ISERROR([.D143]);0;[.D143])" office:value-type="float" office:value="20.8333333333333" calcext:value-type="float">
            <text:p>20.8333333333</text:p>
          </table:table-cell>
          <table:table-cell table:style-name="Default" table:formula="of:=IF(ISERROR([.E143]);0;[.E143])" office:value-type="float" office:value="20.8333333333333" calcext:value-type="float">
            <text:p>20.8333333333</text:p>
          </table:table-cell>
          <table:table-cell table:style-name="Default" table:formula="of:=IF(ISERROR([.F143]);0;[.F143])" office:value-type="float" office:value="20.8333333333333" calcext:value-type="float">
            <text:p>20.8333333333</text:p>
          </table:table-cell>
          <table:table-cell table:style-name="Default"/>
          <table:table-cell table:style-name="ce24" table:formula="of:=[.A143]" office:value-type="string" office:string-value="1 cup (250ml) milk" calcext:value-type="string">
            <text:p>1 cup (250ml) milk</text:p>
          </table:table-cell>
          <table:table-cell table:style-name="ce24" table:formula="of:=[.B143]" office:value-type="string" office:string-value="ml" calcext:value-type="string">
            <text:p>ml</text:p>
          </table:table-cell>
          <table:table-cell table:style-name="ce24" table:formula="of:=SUMIFS([.H$3:.H$188];[.$A$2:.$A$187];[.$A143])" office:value-type="float" office:value="0" calcext:value-type="float">
            <text:p>0</text:p>
          </table:table-cell>
          <table:table-cell table:style-name="ce24" table:formula="of:=SUMIFS([.I$3:.I$188];[.$A$2:.$A$187];[.$A143])" office:value-type="float" office:value="0" calcext:value-type="float">
            <text:p>0</text:p>
          </table:table-cell>
          <table:table-cell table:style-name="ce24" table:formula="of:=SUMIFS([.J$3:.J$188];[.$A$2:.$A$187];[.$A143])" office:value-type="float" office:value="0" calcext:value-type="float">
            <text:p>0</text:p>
          </table:table-cell>
          <table:table-cell table:style-name="ce24" table:formula="of:=SUMIFS([.K$3:.K$188];[.$A$2:.$A$187];[.$A143])" office:value-type="float" office:value="0" calcext:value-type="float">
            <text:p>0</text:p>
          </table:table-cell>
        </table:table-row>
        <table:table-row table:style-name="ro1">
          <table:table-cell table:formula="of:=['Mega Recipe'.P144]" office:value-type="string" office:string-value="1 egg" calcext:value-type="string">
            <text:p>1 egg</text:p>
          </table:table-cell>
          <table:table-cell table:formula="of:=['Mega Recipe'.Q144]" office:value-type="string" office:string-value="eggs" calcext:value-type="string">
            <text:p>eggs</text:p>
          </table:table-cell>
          <table:table-cell table:formula="of:=['Mega Recipe'.R144]" office:value-type="float" office:value="0.0833333333333333" calcext:value-type="float">
            <text:p>0.0833333333</text:p>
          </table:table-cell>
          <table:table-cell table:formula="of:=['Mega Recipe'.S144]" office:value-type="float" office:value="0.0833333333333333" calcext:value-type="float">
            <text:p>0.0833333333</text:p>
          </table:table-cell>
          <table:table-cell table:formula="of:=['Mega Recipe'.T144]" office:value-type="float" office:value="0.0833333333333333" calcext:value-type="float">
            <text:p>0.0833333333</text:p>
          </table:table-cell>
          <table:table-cell table:formula="of:=['Mega Recipe'.U144]" office:value-type="float" office:value="0.0833333333333333" calcext:value-type="float">
            <text:p>0.0833333333</text:p>
          </table:table-cell>
          <table:table-cell/>
          <table:table-cell table:style-name="Default" table:formula="of:=IF(ISERROR([.C144]);0;[.C144])" office:value-type="float" office:value="0.0833333333333333" calcext:value-type="float">
            <text:p>0.0833333333</text:p>
          </table:table-cell>
          <table:table-cell table:style-name="Default" table:formula="of:=IF(ISERROR([.D144]);0;[.D144])" office:value-type="float" office:value="0.0833333333333333" calcext:value-type="float">
            <text:p>0.0833333333</text:p>
          </table:table-cell>
          <table:table-cell table:style-name="Default" table:formula="of:=IF(ISERROR([.E144]);0;[.E144])" office:value-type="float" office:value="0.0833333333333333" calcext:value-type="float">
            <text:p>0.0833333333</text:p>
          </table:table-cell>
          <table:table-cell table:style-name="Default" table:formula="of:=IF(ISERROR([.F144]);0;[.F144])" office:value-type="float" office:value="0.0833333333333333" calcext:value-type="float">
            <text:p>0.0833333333</text:p>
          </table:table-cell>
          <table:table-cell table:style-name="Default"/>
          <table:table-cell table:style-name="ce24" table:formula="of:=[.A144]" office:value-type="string" office:string-value="1 egg" calcext:value-type="string">
            <text:p>1 egg</text:p>
          </table:table-cell>
          <table:table-cell table:style-name="ce24" table:formula="of:=[.B144]" office:value-type="string" office:string-value="eggs" calcext:value-type="string">
            <text:p>eggs</text:p>
          </table:table-cell>
          <table:table-cell table:style-name="ce24" table:formula="of:=SUMIFS([.H$3:.H$188];[.$A$2:.$A$187];[.$A144])" office:value-type="float" office:value="2.5" calcext:value-type="float">
            <text:p>2.5</text:p>
          </table:table-cell>
          <table:table-cell table:style-name="ce24" table:formula="of:=SUMIFS([.I$3:.I$188];[.$A$2:.$A$187];[.$A144])" office:value-type="float" office:value="2.5" calcext:value-type="float">
            <text:p>2.5</text:p>
          </table:table-cell>
          <table:table-cell table:style-name="ce24" table:formula="of:=SUMIFS([.J$3:.J$188];[.$A$2:.$A$187];[.$A144])" office:value-type="float" office:value="2.5" calcext:value-type="float">
            <text:p>2.5</text:p>
          </table:table-cell>
          <table:table-cell table:style-name="ce24" table:formula="of:=SUMIFS([.K$3:.K$188];[.$A$2:.$A$187];[.$A144])" office:value-type="float" office:value="2.5" calcext:value-type="float">
            <text:p>2.5</text:p>
          </table:table-cell>
        </table:table-row>
        <table:table-row table:style-name="ro1">
          <table:table-cell table:formula="of:=['Mega Recipe'.P145]" office:value-type="string" office:string-value="2 tbsps CSR Golden Syrup" calcext:value-type="string">
            <text:p>2 tbsps CSR Golden Syrup</text:p>
          </table:table-cell>
          <table:table-cell table:formula="of:=['Mega Recipe'.Q145]" office:value-type="string" office:string-value="ml" calcext:value-type="string">
            <text:p>ml</text:p>
          </table:table-cell>
          <table:table-cell table:formula="of:=['Mega Recipe'.R145]" office:value-type="float" office:value="2.5" calcext:value-type="float">
            <text:p>2.5</text:p>
          </table:table-cell>
          <table:table-cell table:formula="of:=['Mega Recipe'.S145]" office:value-type="float" office:value="2.5" calcext:value-type="float">
            <text:p>2.5</text:p>
          </table:table-cell>
          <table:table-cell table:formula="of:=['Mega Recipe'.T145]" office:value-type="float" office:value="2.5" calcext:value-type="float">
            <text:p>2.5</text:p>
          </table:table-cell>
          <table:table-cell table:formula="of:=['Mega Recipe'.U145]" office:value-type="float" office:value="2.5" calcext:value-type="float">
            <text:p>2.5</text:p>
          </table:table-cell>
          <table:table-cell/>
          <table:table-cell table:style-name="Default" table:formula="of:=IF(ISERROR([.C145]);0;[.C145])" office:value-type="float" office:value="2.5" calcext:value-type="float">
            <text:p>2.5</text:p>
          </table:table-cell>
          <table:table-cell table:style-name="Default" table:formula="of:=IF(ISERROR([.D145]);0;[.D145])" office:value-type="float" office:value="2.5" calcext:value-type="float">
            <text:p>2.5</text:p>
          </table:table-cell>
          <table:table-cell table:style-name="Default" table:formula="of:=IF(ISERROR([.E145]);0;[.E145])" office:value-type="float" office:value="2.5" calcext:value-type="float">
            <text:p>2.5</text:p>
          </table:table-cell>
          <table:table-cell table:style-name="Default" table:formula="of:=IF(ISERROR([.F145]);0;[.F145])" office:value-type="float" office:value="2.5" calcext:value-type="float">
            <text:p>2.5</text:p>
          </table:table-cell>
          <table:table-cell table:style-name="Default"/>
          <table:table-cell table:style-name="ce24" table:formula="of:=[.A145]" office:value-type="string" office:string-value="2 tbsps CSR Golden Syrup" calcext:value-type="string">
            <text:p>2 tbsps CSR Golden Syrup</text:p>
          </table:table-cell>
          <table:table-cell table:style-name="ce24" table:formula="of:=[.B145]" office:value-type="string" office:string-value="ml" calcext:value-type="string">
            <text:p>ml</text:p>
          </table:table-cell>
          <table:table-cell table:style-name="ce24" table:formula="of:=SUMIFS([.H$3:.H$188];[.$A$2:.$A$187];[.$A145])" office:value-type="float" office:value="0.0833333333333333" calcext:value-type="float">
            <text:p>0.0833333333</text:p>
          </table:table-cell>
          <table:table-cell table:style-name="ce24" table:formula="of:=SUMIFS([.I$3:.I$188];[.$A$2:.$A$187];[.$A145])" office:value-type="float" office:value="0.0833333333333333" calcext:value-type="float">
            <text:p>0.0833333333</text:p>
          </table:table-cell>
          <table:table-cell table:style-name="ce24" table:formula="of:=SUMIFS([.J$3:.J$188];[.$A$2:.$A$187];[.$A145])" office:value-type="float" office:value="0.0833333333333333" calcext:value-type="float">
            <text:p>0.0833333333</text:p>
          </table:table-cell>
          <table:table-cell table:style-name="ce24" table:formula="of:=SUMIFS([.K$3:.K$188];[.$A$2:.$A$187];[.$A145])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Mega Recipe'.P146]" office:value-type="string" office:string-value="1 tbsp cornflour" calcext:value-type="string">
            <text:p>1 tbsp cornflour</text:p>
          </table:table-cell>
          <table:table-cell table:formula="of:=['Mega Recipe'.Q146]" office:value-type="string" office:string-value="tbsp" calcext:value-type="string">
            <text:p>tbsp</text:p>
          </table:table-cell>
          <table:table-cell table:formula="of:=['Mega Recipe'.R146]" office:value-type="float" office:value="0.0833333333333333" calcext:value-type="float">
            <text:p>0.0833333333</text:p>
          </table:table-cell>
          <table:table-cell table:formula="of:=['Mega Recipe'.S146]" office:value-type="float" office:value="0.0833333333333333" calcext:value-type="float">
            <text:p>0.0833333333</text:p>
          </table:table-cell>
          <table:table-cell table:formula="of:=['Mega Recipe'.T146]" office:value-type="float" office:value="0.0833333333333333" calcext:value-type="float">
            <text:p>0.0833333333</text:p>
          </table:table-cell>
          <table:table-cell table:formula="of:=['Mega Recipe'.U146]" office:value-type="float" office:value="0.0833333333333333" calcext:value-type="float">
            <text:p>0.0833333333</text:p>
          </table:table-cell>
          <table:table-cell/>
          <table:table-cell table:style-name="Default" table:formula="of:=IF(ISERROR([.C146]);0;[.C146])" office:value-type="float" office:value="0.0833333333333333" calcext:value-type="float">
            <text:p>0.0833333333</text:p>
          </table:table-cell>
          <table:table-cell table:style-name="Default" table:formula="of:=IF(ISERROR([.D146]);0;[.D146])" office:value-type="float" office:value="0.0833333333333333" calcext:value-type="float">
            <text:p>0.0833333333</text:p>
          </table:table-cell>
          <table:table-cell table:style-name="Default" table:formula="of:=IF(ISERROR([.E146]);0;[.E146])" office:value-type="float" office:value="0.0833333333333333" calcext:value-type="float">
            <text:p>0.0833333333</text:p>
          </table:table-cell>
          <table:table-cell table:style-name="Default" table:formula="of:=IF(ISERROR([.F146]);0;[.F146])" office:value-type="float" office:value="0.0833333333333333" calcext:value-type="float">
            <text:p>0.0833333333</text:p>
          </table:table-cell>
          <table:table-cell table:style-name="Default"/>
          <table:table-cell table:style-name="ce24" table:formula="of:=[.A146]" office:value-type="string" office:string-value="1 tbsp cornflour" calcext:value-type="string">
            <text:p>1 tbsp cornflour</text:p>
          </table:table-cell>
          <table:table-cell table:style-name="ce24" table:formula="of:=[.B146]" office:value-type="string" office:string-value="tbsp" calcext:value-type="string">
            <text:p>tbsp</text:p>
          </table:table-cell>
          <table:table-cell table:style-name="ce24" table:formula="of:=SUMIFS([.H$3:.H$188];[.$A$2:.$A$187];[.$A146])" office:value-type="float" office:value="0.416666666666667" calcext:value-type="float">
            <text:p>0.4166666667</text:p>
          </table:table-cell>
          <table:table-cell table:style-name="ce24" table:formula="of:=SUMIFS([.I$3:.I$188];[.$A$2:.$A$187];[.$A146])" office:value-type="float" office:value="0.416666666666667" calcext:value-type="float">
            <text:p>0.4166666667</text:p>
          </table:table-cell>
          <table:table-cell table:style-name="ce24" table:formula="of:=SUMIFS([.J$3:.J$188];[.$A$2:.$A$187];[.$A146])" office:value-type="float" office:value="0.416666666666667" calcext:value-type="float">
            <text:p>0.4166666667</text:p>
          </table:table-cell>
          <table:table-cell table:style-name="ce24" table:formula="of:=SUMIFS([.K$3:.K$188];[.$A$2:.$A$187];[.$A146])" office:value-type="float" office:value="0.416666666666667" calcext:value-type="float">
            <text:p>0.4166666667</text:p>
          </table:table-cell>
        </table:table-row>
        <table:table-row table:style-name="ro1">
          <table:table-cell table:formula="of:=['Mega Recipe'.P147]" office:value-type="string" office:string-value="1/2 tsp vanilla" calcext:value-type="string">
            <text:p>1/2 tsp vanilla</text:p>
          </table:table-cell>
          <table:table-cell table:formula="of:=['Mega Recipe'.Q147]" office:value-type="string" office:string-value="ml" calcext:value-type="string">
            <text:p>ml</text:p>
          </table:table-cell>
          <table:table-cell table:formula="of:=['Mega Recipe'.R147]" office:value-type="float" office:value="0.416666666666667" calcext:value-type="float">
            <text:p>0.4166666667</text:p>
          </table:table-cell>
          <table:table-cell table:formula="of:=['Mega Recipe'.S147]" office:value-type="float" office:value="0.416666666666667" calcext:value-type="float">
            <text:p>0.4166666667</text:p>
          </table:table-cell>
          <table:table-cell table:formula="of:=['Mega Recipe'.T147]" office:value-type="float" office:value="0.416666666666667" calcext:value-type="float">
            <text:p>0.4166666667</text:p>
          </table:table-cell>
          <table:table-cell table:formula="of:=['Mega Recipe'.U147]" office:value-type="float" office:value="0.416666666666667" calcext:value-type="float">
            <text:p>0.4166666667</text:p>
          </table:table-cell>
          <table:table-cell/>
          <table:table-cell table:style-name="Default" table:formula="of:=IF(ISERROR([.C147]);0;[.C147])" office:value-type="float" office:value="0.416666666666667" calcext:value-type="float">
            <text:p>0.4166666667</text:p>
          </table:table-cell>
          <table:table-cell table:style-name="Default" table:formula="of:=IF(ISERROR([.D147]);0;[.D147])" office:value-type="float" office:value="0.416666666666667" calcext:value-type="float">
            <text:p>0.4166666667</text:p>
          </table:table-cell>
          <table:table-cell table:style-name="Default" table:formula="of:=IF(ISERROR([.E147]);0;[.E147])" office:value-type="float" office:value="0.416666666666667" calcext:value-type="float">
            <text:p>0.4166666667</text:p>
          </table:table-cell>
          <table:table-cell table:style-name="Default" table:formula="of:=IF(ISERROR([.F147]);0;[.F147])" office:value-type="float" office:value="0.416666666666667" calcext:value-type="float">
            <text:p>0.4166666667</text:p>
          </table:table-cell>
          <table:table-cell table:style-name="Default"/>
          <table:table-cell table:style-name="ce24" table:formula="of:=[.A147]" office:value-type="string" office:string-value="1/2 tsp vanilla" calcext:value-type="string">
            <text:p>1/2 tsp vanilla</text:p>
          </table:table-cell>
          <table:table-cell table:style-name="ce24" table:formula="of:=[.B147]" office:value-type="string" office:string-value="ml" calcext:value-type="string">
            <text:p>ml</text:p>
          </table:table-cell>
          <table:table-cell table:style-name="ce24" table:formula="of:=SUMIFS([.H$3:.H$188];[.$A$2:.$A$187];[.$A147])" office:value-type="float" office:value="0.0625" calcext:value-type="float">
            <text:p>0.0625</text:p>
          </table:table-cell>
          <table:table-cell table:style-name="ce24" table:formula="of:=SUMIFS([.I$3:.I$188];[.$A$2:.$A$187];[.$A147])" office:value-type="float" office:value="0.0625" calcext:value-type="float">
            <text:p>0.0625</text:p>
          </table:table-cell>
          <table:table-cell table:style-name="ce24" table:formula="of:=SUMIFS([.J$3:.J$188];[.$A$2:.$A$187];[.$A147])" office:value-type="float" office:value="0.0625" calcext:value-type="float">
            <text:p>0.0625</text:p>
          </table:table-cell>
          <table:table-cell table:style-name="ce24" table:formula="of:=SUMIFS([.K$3:.K$188];[.$A$2:.$A$187];[.$A147])" office:value-type="float" office:value="0.0625" calcext:value-type="float">
            <text:p>0.0625</text:p>
          </table:table-cell>
        </table:table-row>
        <table:table-row table:style-name="ro1">
          <table:table-cell table:formula="of:=['Mega Recipe'.P148]" office:value-type="string" office:string-value="3/4 banana" calcext:value-type="string">
            <text:p>3/4 banana</text:p>
          </table:table-cell>
          <table:table-cell table:formula="of:=['Mega Recipe'.Q148]" office:value-type="string" office:string-value="each" calcext:value-type="string">
            <text:p>each</text:p>
          </table:table-cell>
          <table:table-cell table:formula="of:=['Mega Recipe'.R148]" office:value-type="float" office:value="0.0625" calcext:value-type="float">
            <text:p>0.0625</text:p>
          </table:table-cell>
          <table:table-cell table:formula="of:=['Mega Recipe'.S148]" office:value-type="float" office:value="0.0625" calcext:value-type="float">
            <text:p>0.0625</text:p>
          </table:table-cell>
          <table:table-cell table:formula="of:=['Mega Recipe'.T148]" office:value-type="float" office:value="0.0625" calcext:value-type="float">
            <text:p>0.0625</text:p>
          </table:table-cell>
          <table:table-cell table:formula="of:=['Mega Recipe'.U148]" office:value-type="float" office:value="0.0625" calcext:value-type="float">
            <text:p>0.0625</text:p>
          </table:table-cell>
          <table:table-cell/>
          <table:table-cell table:style-name="Default" table:formula="of:=IF(ISERROR([.C148]);0;[.C148])" office:value-type="float" office:value="0.0625" calcext:value-type="float">
            <text:p>0.0625</text:p>
          </table:table-cell>
          <table:table-cell table:style-name="Default" table:formula="of:=IF(ISERROR([.D148]);0;[.D148])" office:value-type="float" office:value="0.0625" calcext:value-type="float">
            <text:p>0.0625</text:p>
          </table:table-cell>
          <table:table-cell table:style-name="Default" table:formula="of:=IF(ISERROR([.E148]);0;[.E148])" office:value-type="float" office:value="0.0625" calcext:value-type="float">
            <text:p>0.0625</text:p>
          </table:table-cell>
          <table:table-cell table:style-name="Default" table:formula="of:=IF(ISERROR([.F148]);0;[.F148])" office:value-type="float" office:value="0.0625" calcext:value-type="float">
            <text:p>0.0625</text:p>
          </table:table-cell>
          <table:table-cell table:style-name="Default"/>
          <table:table-cell table:style-name="ce24" table:formula="of:=[.A148]" office:value-type="string" office:string-value="3/4 banana" calcext:value-type="string">
            <text:p>3/4 banana</text:p>
          </table:table-cell>
          <table:table-cell table:style-name="ce24" table:formula="of:=[.B148]" office:value-type="string" office:string-value="each" calcext:value-type="string">
            <text:p>each</text:p>
          </table:table-cell>
          <table:table-cell table:style-name="ce24" table:formula="of:=SUMIFS([.H$3:.H$188];[.$A$2:.$A$187];[.$A148])" office:value-type="float" office:value="0" calcext:value-type="float">
            <text:p>0</text:p>
          </table:table-cell>
          <table:table-cell table:style-name="ce24" table:formula="of:=SUMIFS([.I$3:.I$188];[.$A$2:.$A$187];[.$A148])" office:value-type="float" office:value="0" calcext:value-type="float">
            <text:p>0</text:p>
          </table:table-cell>
          <table:table-cell table:style-name="ce24" table:formula="of:=SUMIFS([.J$3:.J$188];[.$A$2:.$A$187];[.$A148])" office:value-type="float" office:value="0" calcext:value-type="float">
            <text:p>0</text:p>
          </table:table-cell>
          <table:table-cell table:style-name="ce24" table:formula="of:=SUMIFS([.K$3:.K$188];[.$A$2:.$A$187];[.$A148])" office:value-type="float" office:value="0" calcext:value-type="float">
            <text:p>0</text:p>
          </table:table-cell>
        </table:table-row>
        <table:table-row table:style-name="ro1">
          <table:table-cell table:formula="of:=['Mega Recipe'.P149]" office:value-type="float" office:value="0" calcext:value-type="float">
            <text:p>0</text:p>
          </table:table-cell>
          <table:table-cell table:formula="of:=['Mega Recipe'.Q149]" office:value-type="float" office:value="0" calcext:value-type="float">
            <text:p>0</text:p>
          </table:table-cell>
          <table:table-cell table:formula="of:=['Mega Recipe'.R149]" office:value-type="float" office:value="0" calcext:value-type="float">
            <text:p>0</text:p>
          </table:table-cell>
          <table:table-cell table:formula="of:=['Mega Recipe'.S149]" office:value-type="float" office:value="0" calcext:value-type="float">
            <text:p>0</text:p>
          </table:table-cell>
          <table:table-cell table:formula="of:=['Mega Recipe'.T149]" office:value-type="float" office:value="0" calcext:value-type="float">
            <text:p>0</text:p>
          </table:table-cell>
          <table:table-cell table:formula="of:=['Mega Recipe'.U149]" office:value-type="float" office:value="0" calcext:value-type="float">
            <text:p>0</text:p>
          </table:table-cell>
          <table:table-cell/>
          <table:table-cell table:style-name="Default" table:formula="of:=IF(ISERROR([.C149]);0;[.C149])" office:value-type="float" office:value="0" calcext:value-type="float">
            <text:p>0</text:p>
          </table:table-cell>
          <table:table-cell table:style-name="Default" table:formula="of:=IF(ISERROR([.D149]);0;[.D149])" office:value-type="float" office:value="0" calcext:value-type="float">
            <text:p>0</text:p>
          </table:table-cell>
          <table:table-cell table:style-name="Default" table:formula="of:=IF(ISERROR([.E149]);0;[.E149])" office:value-type="float" office:value="0" calcext:value-type="float">
            <text:p>0</text:p>
          </table:table-cell>
          <table:table-cell table:style-name="Default" table:formula="of:=IF(ISERROR([.F149]);0;[.F149])" office:value-type="float" office:value="0" calcext:value-type="float">
            <text:p>0</text:p>
          </table:table-cell>
          <table:table-cell table:style-name="Default"/>
          <table:table-cell table:style-name="ce24" table:formula="of:=[.A149]" office:value-type="float" office:value="0" calcext:value-type="float">
            <text:p>0</text:p>
          </table:table-cell>
          <table:table-cell table:style-name="ce24" table:formula="of:=[.B149]" office:value-type="float" office:value="0" calcext:value-type="float">
            <text:p>0</text:p>
          </table:table-cell>
          <table:table-cell table:style-name="ce24" table:formula="of:=SUMIFS([.H$3:.H$188];[.$A$2:.$A$187];[.$A149])" office:value-type="float" office:value="392.754166666667" calcext:value-type="float">
            <text:p>392.7541666667</text:p>
          </table:table-cell>
          <table:table-cell table:style-name="ce24" table:formula="of:=SUMIFS([.I$3:.I$188];[.$A$2:.$A$187];[.$A149])" office:value-type="float" office:value="392.754166666667" calcext:value-type="float">
            <text:p>392.7541666667</text:p>
          </table:table-cell>
          <table:table-cell table:style-name="ce24" table:formula="of:=SUMIFS([.J$3:.J$188];[.$A$2:.$A$187];[.$A149])" office:value-type="float" office:value="393.691666666667" calcext:value-type="float">
            <text:p>393.6916666667</text:p>
          </table:table-cell>
          <table:table-cell table:style-name="ce24" table:formula="of:=SUMIFS([.K$3:.K$188];[.$A$2:.$A$187];[.$A14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50]" office:value-type="float" office:value="0" calcext:value-type="float">
            <text:p>0</text:p>
          </table:table-cell>
          <table:table-cell table:formula="of:=['Mega Recipe'.Q150]" office:value-type="float" office:value="0" calcext:value-type="float">
            <text:p>0</text:p>
          </table:table-cell>
          <table:table-cell table:formula="of:=['Mega Recipe'.R150]" office:value-type="string" office:string-value="" calcext:value-type="error">
            <text:p>#DIV/0!</text:p>
          </table:table-cell>
          <table:table-cell table:formula="of:=['Mega Recipe'.S150]" office:value-type="string" office:string-value="" calcext:value-type="error">
            <text:p>#DIV/0!</text:p>
          </table:table-cell>
          <table:table-cell table:formula="of:=['Mega Recipe'.T150]" office:value-type="string" office:string-value="" calcext:value-type="error">
            <text:p>#DIV/0!</text:p>
          </table:table-cell>
          <table:table-cell table:formula="of:=['Mega Recipe'.U150]" office:value-type="string" office:string-value="" calcext:value-type="error">
            <text:p>#DIV/0!</text:p>
          </table:table-cell>
          <table:table-cell/>
          <table:table-cell table:style-name="Default" table:formula="of:=IF(ISERROR([.C150]);0;[.C150])" office:value-type="float" office:value="0" calcext:value-type="float">
            <text:p>0</text:p>
          </table:table-cell>
          <table:table-cell table:style-name="Default" table:formula="of:=IF(ISERROR([.D150]);0;[.D150])" office:value-type="float" office:value="0" calcext:value-type="float">
            <text:p>0</text:p>
          </table:table-cell>
          <table:table-cell table:style-name="Default" table:formula="of:=IF(ISERROR([.E150]);0;[.E150])" office:value-type="float" office:value="0" calcext:value-type="float">
            <text:p>0</text:p>
          </table:table-cell>
          <table:table-cell table:style-name="Default" table:formula="of:=IF(ISERROR([.F150]);0;[.F150])" office:value-type="float" office:value="0" calcext:value-type="float">
            <text:p>0</text:p>
          </table:table-cell>
          <table:table-cell table:style-name="Default"/>
          <table:table-cell table:style-name="ce24" table:formula="of:=[.A150]" office:value-type="float" office:value="0" calcext:value-type="float">
            <text:p>0</text:p>
          </table:table-cell>
          <table:table-cell table:style-name="ce24" table:formula="of:=[.B150]" office:value-type="float" office:value="0" calcext:value-type="float">
            <text:p>0</text:p>
          </table:table-cell>
          <table:table-cell table:style-name="ce24" table:formula="of:=SUMIFS([.H$3:.H$188];[.$A$2:.$A$187];[.$A150])" office:value-type="float" office:value="392.754166666667" calcext:value-type="float">
            <text:p>392.7541666667</text:p>
          </table:table-cell>
          <table:table-cell table:style-name="ce24" table:formula="of:=SUMIFS([.I$3:.I$188];[.$A$2:.$A$187];[.$A150])" office:value-type="float" office:value="392.754166666667" calcext:value-type="float">
            <text:p>392.7541666667</text:p>
          </table:table-cell>
          <table:table-cell table:style-name="ce24" table:formula="of:=SUMIFS([.J$3:.J$188];[.$A$2:.$A$187];[.$A150])" office:value-type="float" office:value="393.691666666667" calcext:value-type="float">
            <text:p>393.6916666667</text:p>
          </table:table-cell>
          <table:table-cell table:style-name="ce24" table:formula="of:=SUMIFS([.K$3:.K$188];[.$A$2:.$A$187];[.$A150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51]" office:value-type="string" office:string-value="hummus " calcext:value-type="string">
            <text:p>hummus </text:p>
          </table:table-cell>
          <table:table-cell table:formula="of:=['Mega Recipe'.Q151]" office:value-type="float" office:value="0" calcext:value-type="float">
            <text:p>0</text:p>
          </table:table-cell>
          <table:table-cell table:formula="of:=['Mega Recipe'.R151]" office:value-type="string" office:string-value="" calcext:value-type="error">
            <text:p>#DIV/0!</text:p>
          </table:table-cell>
          <table:table-cell table:formula="of:=['Mega Recipe'.S151]" office:value-type="string" office:string-value="" calcext:value-type="error">
            <text:p>#DIV/0!</text:p>
          </table:table-cell>
          <table:table-cell table:formula="of:=['Mega Recipe'.T151]" office:value-type="string" office:string-value="" calcext:value-type="error">
            <text:p>#DIV/0!</text:p>
          </table:table-cell>
          <table:table-cell table:formula="of:=['Mega Recipe'.U151]" office:value-type="string" office:string-value="" calcext:value-type="error">
            <text:p>#DIV/0!</text:p>
          </table:table-cell>
          <table:table-cell/>
          <table:table-cell table:style-name="Default" table:formula="of:=IF(ISERROR([.C151]);0;[.C151])" office:value-type="float" office:value="0" calcext:value-type="float">
            <text:p>0</text:p>
          </table:table-cell>
          <table:table-cell table:style-name="Default" table:formula="of:=IF(ISERROR([.D151]);0;[.D151])" office:value-type="float" office:value="0" calcext:value-type="float">
            <text:p>0</text:p>
          </table:table-cell>
          <table:table-cell table:style-name="Default" table:formula="of:=IF(ISERROR([.E151]);0;[.E151])" office:value-type="float" office:value="0" calcext:value-type="float">
            <text:p>0</text:p>
          </table:table-cell>
          <table:table-cell table:style-name="Default" table:formula="of:=IF(ISERROR([.F151]);0;[.F151])" office:value-type="float" office:value="0" calcext:value-type="float">
            <text:p>0</text:p>
          </table:table-cell>
          <table:table-cell table:style-name="Default"/>
          <table:table-cell table:style-name="ce24" table:formula="of:=[.A151]" office:value-type="string" office:string-value="hummus " calcext:value-type="string">
            <text:p>hummus </text:p>
          </table:table-cell>
          <table:table-cell table:style-name="ce24" table:formula="of:=[.B151]" office:value-type="float" office:value="0" calcext:value-type="float">
            <text:p>0</text:p>
          </table:table-cell>
          <table:table-cell table:style-name="ce24" table:formula="of:=SUMIFS([.H$3:.H$188];[.$A$2:.$A$187];[.$A151])" office:value-type="float" office:value="0" calcext:value-type="float">
            <text:p>0</text:p>
          </table:table-cell>
          <table:table-cell table:style-name="ce24" table:formula="of:=SUMIFS([.I$3:.I$188];[.$A$2:.$A$187];[.$A151])" office:value-type="float" office:value="0" calcext:value-type="float">
            <text:p>0</text:p>
          </table:table-cell>
          <table:table-cell table:style-name="ce24" table:formula="of:=SUMIFS([.J$3:.J$188];[.$A$2:.$A$187];[.$A151])" office:value-type="float" office:value="0" calcext:value-type="float">
            <text:p>0</text:p>
          </table:table-cell>
          <table:table-cell table:style-name="ce24" table:formula="of:=SUMIFS([.K$3:.K$188];[.$A$2:.$A$187];[.$A151])" office:value-type="float" office:value="0" calcext:value-type="float">
            <text:p>0</text:p>
          </table:table-cell>
        </table:table-row>
        <table:table-row table:style-name="ro1">
          <table:table-cell table:formula="of:=['Mega Recipe'.P152]" office:value-type="string" office:string-value="pita" calcext:value-type="string">
            <text:p>pita</text:p>
          </table:table-cell>
          <table:table-cell table:formula="of:=['Mega Recipe'.Q152]" office:value-type="float" office:value="0" calcext:value-type="float">
            <text:p>0</text:p>
          </table:table-cell>
          <table:table-cell table:formula="of:=['Mega Recipe'.R152]" office:value-type="string" office:string-value="" calcext:value-type="error">
            <text:p>#DIV/0!</text:p>
          </table:table-cell>
          <table:table-cell table:formula="of:=['Mega Recipe'.S152]" office:value-type="string" office:string-value="" calcext:value-type="error">
            <text:p>#DIV/0!</text:p>
          </table:table-cell>
          <table:table-cell table:formula="of:=['Mega Recipe'.T152]" office:value-type="string" office:string-value="" calcext:value-type="error">
            <text:p>#DIV/0!</text:p>
          </table:table-cell>
          <table:table-cell table:formula="of:=['Mega Recipe'.U152]" office:value-type="string" office:string-value="" calcext:value-type="error">
            <text:p>#DIV/0!</text:p>
          </table:table-cell>
          <table:table-cell/>
          <table:table-cell table:style-name="Default" table:formula="of:=IF(ISERROR([.C152]);0;[.C152])" office:value-type="float" office:value="0" calcext:value-type="float">
            <text:p>0</text:p>
          </table:table-cell>
          <table:table-cell table:style-name="Default" table:formula="of:=IF(ISERROR([.D152]);0;[.D152])" office:value-type="float" office:value="0" calcext:value-type="float">
            <text:p>0</text:p>
          </table:table-cell>
          <table:table-cell table:style-name="Default" table:formula="of:=IF(ISERROR([.E152]);0;[.E152])" office:value-type="float" office:value="0" calcext:value-type="float">
            <text:p>0</text:p>
          </table:table-cell>
          <table:table-cell table:style-name="Default" table:formula="of:=IF(ISERROR([.F152]);0;[.F152])" office:value-type="float" office:value="0" calcext:value-type="float">
            <text:p>0</text:p>
          </table:table-cell>
          <table:table-cell table:style-name="Default"/>
          <table:table-cell table:style-name="ce24" table:formula="of:=[.A152]" office:value-type="string" office:string-value="pita" calcext:value-type="string">
            <text:p>pita</text:p>
          </table:table-cell>
          <table:table-cell table:style-name="ce24" table:formula="of:=[.B152]" office:value-type="float" office:value="0" calcext:value-type="float">
            <text:p>0</text:p>
          </table:table-cell>
          <table:table-cell table:style-name="ce24" table:formula="of:=SUMIFS([.H$3:.H$188];[.$A$2:.$A$187];[.$A152])" office:value-type="float" office:value="0" calcext:value-type="float">
            <text:p>0</text:p>
          </table:table-cell>
          <table:table-cell table:style-name="ce24" table:formula="of:=SUMIFS([.I$3:.I$188];[.$A$2:.$A$187];[.$A152])" office:value-type="float" office:value="0" calcext:value-type="float">
            <text:p>0</text:p>
          </table:table-cell>
          <table:table-cell table:style-name="ce24" table:formula="of:=SUMIFS([.J$3:.J$188];[.$A$2:.$A$187];[.$A152])" office:value-type="float" office:value="0" calcext:value-type="float">
            <text:p>0</text:p>
          </table:table-cell>
          <table:table-cell table:style-name="ce24" table:formula="of:=SUMIFS([.K$3:.K$188];[.$A$2:.$A$187];[.$A152])" office:value-type="float" office:value="0" calcext:value-type="float">
            <text:p>0</text:p>
          </table:table-cell>
        </table:table-row>
        <table:table-row table:style-name="ro1">
          <table:table-cell table:formula="of:=['Mega Recipe'.P153]" office:value-type="string" office:string-value="veggies" calcext:value-type="string">
            <text:p>veggies</text:p>
          </table:table-cell>
          <table:table-cell table:formula="of:=['Mega Recipe'.Q153]" office:value-type="float" office:value="0" calcext:value-type="float">
            <text:p>0</text:p>
          </table:table-cell>
          <table:table-cell table:formula="of:=['Mega Recipe'.R153]" office:value-type="string" office:string-value="" calcext:value-type="error">
            <text:p>#DIV/0!</text:p>
          </table:table-cell>
          <table:table-cell table:formula="of:=['Mega Recipe'.S153]" office:value-type="string" office:string-value="" calcext:value-type="error">
            <text:p>#DIV/0!</text:p>
          </table:table-cell>
          <table:table-cell table:formula="of:=['Mega Recipe'.T153]" office:value-type="string" office:string-value="" calcext:value-type="error">
            <text:p>#DIV/0!</text:p>
          </table:table-cell>
          <table:table-cell table:formula="of:=['Mega Recipe'.U153]" office:value-type="string" office:string-value="" calcext:value-type="error">
            <text:p>#DIV/0!</text:p>
          </table:table-cell>
          <table:table-cell/>
          <table:table-cell table:style-name="Default" table:formula="of:=IF(ISERROR([.C153]);0;[.C153])" office:value-type="float" office:value="0" calcext:value-type="float">
            <text:p>0</text:p>
          </table:table-cell>
          <table:table-cell table:style-name="Default" table:formula="of:=IF(ISERROR([.D153]);0;[.D153])" office:value-type="float" office:value="0" calcext:value-type="float">
            <text:p>0</text:p>
          </table:table-cell>
          <table:table-cell table:style-name="Default" table:formula="of:=IF(ISERROR([.E153]);0;[.E153])" office:value-type="float" office:value="0" calcext:value-type="float">
            <text:p>0</text:p>
          </table:table-cell>
          <table:table-cell table:style-name="Default" table:formula="of:=IF(ISERROR([.F153]);0;[.F153])" office:value-type="float" office:value="0" calcext:value-type="float">
            <text:p>0</text:p>
          </table:table-cell>
          <table:table-cell table:style-name="Default"/>
          <table:table-cell table:style-name="ce24" table:formula="of:=[.A153]" office:value-type="string" office:string-value="veggies" calcext:value-type="string">
            <text:p>veggies</text:p>
          </table:table-cell>
          <table:table-cell table:style-name="ce24" table:formula="of:=[.B153]" office:value-type="float" office:value="0" calcext:value-type="float">
            <text:p>0</text:p>
          </table:table-cell>
          <table:table-cell table:style-name="ce24" table:formula="of:=SUMIFS([.H$3:.H$188];[.$A$2:.$A$187];[.$A153])" office:value-type="float" office:value="0" calcext:value-type="float">
            <text:p>0</text:p>
          </table:table-cell>
          <table:table-cell table:style-name="ce24" table:formula="of:=SUMIFS([.I$3:.I$188];[.$A$2:.$A$187];[.$A153])" office:value-type="float" office:value="0" calcext:value-type="float">
            <text:p>0</text:p>
          </table:table-cell>
          <table:table-cell table:style-name="ce24" table:formula="of:=SUMIFS([.J$3:.J$188];[.$A$2:.$A$187];[.$A153])" office:value-type="float" office:value="0" calcext:value-type="float">
            <text:p>0</text:p>
          </table:table-cell>
          <table:table-cell table:style-name="ce24" table:formula="of:=SUMIFS([.K$3:.K$188];[.$A$2:.$A$187];[.$A153])" office:value-type="float" office:value="0" calcext:value-type="float">
            <text:p>0</text:p>
          </table:table-cell>
        </table:table-row>
        <table:table-row table:style-name="ro1">
          <table:table-cell table:formula="of:=['Mega Recipe'.P154]" office:value-type="string" office:string-value="fruit" calcext:value-type="string">
            <text:p>fruit</text:p>
          </table:table-cell>
          <table:table-cell table:formula="of:=['Mega Recipe'.Q154]" office:value-type="float" office:value="0" calcext:value-type="float">
            <text:p>0</text:p>
          </table:table-cell>
          <table:table-cell table:formula="of:=['Mega Recipe'.R154]" office:value-type="string" office:string-value="" calcext:value-type="error">
            <text:p>#DIV/0!</text:p>
          </table:table-cell>
          <table:table-cell table:formula="of:=['Mega Recipe'.S154]" office:value-type="string" office:string-value="" calcext:value-type="error">
            <text:p>#DIV/0!</text:p>
          </table:table-cell>
          <table:table-cell table:formula="of:=['Mega Recipe'.T154]" office:value-type="string" office:string-value="" calcext:value-type="error">
            <text:p>#DIV/0!</text:p>
          </table:table-cell>
          <table:table-cell table:formula="of:=['Mega Recipe'.U154]" office:value-type="string" office:string-value="" calcext:value-type="error">
            <text:p>#DIV/0!</text:p>
          </table:table-cell>
          <table:table-cell/>
          <table:table-cell table:style-name="Default" table:formula="of:=IF(ISERROR([.C154]);0;[.C154])" office:value-type="float" office:value="0" calcext:value-type="float">
            <text:p>0</text:p>
          </table:table-cell>
          <table:table-cell table:style-name="Default" table:formula="of:=IF(ISERROR([.D154]);0;[.D154])" office:value-type="float" office:value="0" calcext:value-type="float">
            <text:p>0</text:p>
          </table:table-cell>
          <table:table-cell table:style-name="Default" table:formula="of:=IF(ISERROR([.E154]);0;[.E154])" office:value-type="float" office:value="0" calcext:value-type="float">
            <text:p>0</text:p>
          </table:table-cell>
          <table:table-cell table:style-name="Default" table:formula="of:=IF(ISERROR([.F154]);0;[.F154])" office:value-type="float" office:value="0" calcext:value-type="float">
            <text:p>0</text:p>
          </table:table-cell>
          <table:table-cell table:style-name="Default"/>
          <table:table-cell table:style-name="ce24" table:formula="of:=[.A154]" office:value-type="string" office:string-value="fruit" calcext:value-type="string">
            <text:p>fruit</text:p>
          </table:table-cell>
          <table:table-cell table:style-name="ce24" table:formula="of:=[.B154]" office:value-type="float" office:value="0" calcext:value-type="float">
            <text:p>0</text:p>
          </table:table-cell>
          <table:table-cell table:style-name="ce24" table:formula="of:=SUMIFS([.H$3:.H$188];[.$A$2:.$A$187];[.$A154])" office:value-type="float" office:value="0" calcext:value-type="float">
            <text:p>0</text:p>
          </table:table-cell>
          <table:table-cell table:style-name="ce24" table:formula="of:=SUMIFS([.I$3:.I$188];[.$A$2:.$A$187];[.$A154])" office:value-type="float" office:value="0" calcext:value-type="float">
            <text:p>0</text:p>
          </table:table-cell>
          <table:table-cell table:style-name="ce24" table:formula="of:=SUMIFS([.J$3:.J$188];[.$A$2:.$A$187];[.$A154])" office:value-type="float" office:value="0" calcext:value-type="float">
            <text:p>0</text:p>
          </table:table-cell>
          <table:table-cell table:style-name="ce24" table:formula="of:=SUMIFS([.K$3:.K$188];[.$A$2:.$A$187];[.$A154])" office:value-type="float" office:value="0" calcext:value-type="float">
            <text:p>0</text:p>
          </table:table-cell>
        </table:table-row>
        <table:table-row table:style-name="ro1">
          <table:table-cell table:formula="of:=['Mega Recipe'.P155]" office:value-type="string" office:string-value="cookies" calcext:value-type="string">
            <text:p>cookies</text:p>
          </table:table-cell>
          <table:table-cell table:formula="of:=['Mega Recipe'.Q155]" office:value-type="float" office:value="0" calcext:value-type="float">
            <text:p>0</text:p>
          </table:table-cell>
          <table:table-cell table:formula="of:=['Mega Recipe'.R155]" office:value-type="string" office:string-value="" calcext:value-type="error">
            <text:p>#DIV/0!</text:p>
          </table:table-cell>
          <table:table-cell table:formula="of:=['Mega Recipe'.S155]" office:value-type="string" office:string-value="" calcext:value-type="error">
            <text:p>#DIV/0!</text:p>
          </table:table-cell>
          <table:table-cell table:formula="of:=['Mega Recipe'.T155]" office:value-type="string" office:string-value="" calcext:value-type="error">
            <text:p>#DIV/0!</text:p>
          </table:table-cell>
          <table:table-cell table:formula="of:=['Mega Recipe'.U155]" office:value-type="string" office:string-value="" calcext:value-type="error">
            <text:p>#DIV/0!</text:p>
          </table:table-cell>
          <table:table-cell/>
          <table:table-cell table:style-name="Default" table:formula="of:=IF(ISERROR([.C155]);0;[.C155])" office:value-type="float" office:value="0" calcext:value-type="float">
            <text:p>0</text:p>
          </table:table-cell>
          <table:table-cell table:style-name="Default" table:formula="of:=IF(ISERROR([.D155]);0;[.D155])" office:value-type="float" office:value="0" calcext:value-type="float">
            <text:p>0</text:p>
          </table:table-cell>
          <table:table-cell table:style-name="Default" table:formula="of:=IF(ISERROR([.E155]);0;[.E155])" office:value-type="float" office:value="0" calcext:value-type="float">
            <text:p>0</text:p>
          </table:table-cell>
          <table:table-cell table:style-name="Default" table:formula="of:=IF(ISERROR([.F155]);0;[.F155])" office:value-type="float" office:value="0" calcext:value-type="float">
            <text:p>0</text:p>
          </table:table-cell>
          <table:table-cell table:style-name="Default"/>
          <table:table-cell table:style-name="ce24" table:formula="of:=[.A155]" office:value-type="string" office:string-value="cookies" calcext:value-type="string">
            <text:p>cookies</text:p>
          </table:table-cell>
          <table:table-cell table:style-name="ce24" table:formula="of:=[.B155]" office:value-type="float" office:value="0" calcext:value-type="float">
            <text:p>0</text:p>
          </table:table-cell>
          <table:table-cell table:style-name="ce24" table:formula="of:=SUMIFS([.H$3:.H$188];[.$A$2:.$A$187];[.$A155])" office:value-type="float" office:value="0" calcext:value-type="float">
            <text:p>0</text:p>
          </table:table-cell>
          <table:table-cell table:style-name="ce24" table:formula="of:=SUMIFS([.I$3:.I$188];[.$A$2:.$A$187];[.$A155])" office:value-type="float" office:value="0" calcext:value-type="float">
            <text:p>0</text:p>
          </table:table-cell>
          <table:table-cell table:style-name="ce24" table:formula="of:=SUMIFS([.J$3:.J$188];[.$A$2:.$A$187];[.$A155])" office:value-type="float" office:value="0" calcext:value-type="float">
            <text:p>0</text:p>
          </table:table-cell>
          <table:table-cell table:style-name="ce24" table:formula="of:=SUMIFS([.K$3:.K$188];[.$A$2:.$A$187];[.$A155])" office:value-type="float" office:value="0" calcext:value-type="float">
            <text:p>0</text:p>
          </table:table-cell>
        </table:table-row>
        <table:table-row table:style-name="ro1">
          <table:table-cell table:formula="of:=['Mega Recipe'.P156]" office:value-type="string" office:string-value="crisp" calcext:value-type="string">
            <text:p>crisp</text:p>
          </table:table-cell>
          <table:table-cell table:formula="of:=['Mega Recipe'.Q156]" office:value-type="float" office:value="0" calcext:value-type="float">
            <text:p>0</text:p>
          </table:table-cell>
          <table:table-cell table:formula="of:=['Mega Recipe'.R156]" office:value-type="string" office:string-value="" calcext:value-type="error">
            <text:p>#DIV/0!</text:p>
          </table:table-cell>
          <table:table-cell table:formula="of:=['Mega Recipe'.S156]" office:value-type="string" office:string-value="" calcext:value-type="error">
            <text:p>#DIV/0!</text:p>
          </table:table-cell>
          <table:table-cell table:formula="of:=['Mega Recipe'.T156]" office:value-type="string" office:string-value="" calcext:value-type="error">
            <text:p>#DIV/0!</text:p>
          </table:table-cell>
          <table:table-cell table:formula="of:=['Mega Recipe'.U156]" office:value-type="string" office:string-value="" calcext:value-type="error">
            <text:p>#DIV/0!</text:p>
          </table:table-cell>
          <table:table-cell/>
          <table:table-cell table:style-name="Default" table:formula="of:=IF(ISERROR([.C156]);0;[.C156])" office:value-type="float" office:value="0" calcext:value-type="float">
            <text:p>0</text:p>
          </table:table-cell>
          <table:table-cell table:style-name="Default" table:formula="of:=IF(ISERROR([.D156]);0;[.D156])" office:value-type="float" office:value="0" calcext:value-type="float">
            <text:p>0</text:p>
          </table:table-cell>
          <table:table-cell table:style-name="Default" table:formula="of:=IF(ISERROR([.E156]);0;[.E156])" office:value-type="float" office:value="0" calcext:value-type="float">
            <text:p>0</text:p>
          </table:table-cell>
          <table:table-cell table:style-name="Default" table:formula="of:=IF(ISERROR([.F156]);0;[.F156])" office:value-type="float" office:value="0" calcext:value-type="float">
            <text:p>0</text:p>
          </table:table-cell>
          <table:table-cell table:style-name="Default"/>
          <table:table-cell table:style-name="ce24" table:formula="of:=[.A156]" office:value-type="string" office:string-value="crisp" calcext:value-type="string">
            <text:p>crisp</text:p>
          </table:table-cell>
          <table:table-cell table:style-name="ce24" table:formula="of:=[.B156]" office:value-type="float" office:value="0" calcext:value-type="float">
            <text:p>0</text:p>
          </table:table-cell>
          <table:table-cell table:style-name="ce24" table:formula="of:=SUMIFS([.H$3:.H$188];[.$A$2:.$A$187];[.$A156])" office:value-type="float" office:value="0" calcext:value-type="float">
            <text:p>0</text:p>
          </table:table-cell>
          <table:table-cell table:style-name="ce24" table:formula="of:=SUMIFS([.I$3:.I$188];[.$A$2:.$A$187];[.$A156])" office:value-type="float" office:value="0" calcext:value-type="float">
            <text:p>0</text:p>
          </table:table-cell>
          <table:table-cell table:style-name="ce24" table:formula="of:=SUMIFS([.J$3:.J$188];[.$A$2:.$A$187];[.$A156])" office:value-type="float" office:value="0" calcext:value-type="float">
            <text:p>0</text:p>
          </table:table-cell>
          <table:table-cell table:style-name="ce24" table:formula="of:=SUMIFS([.K$3:.K$188];[.$A$2:.$A$187];[.$A156])" office:value-type="float" office:value="0" calcext:value-type="float">
            <text:p>0</text:p>
          </table:table-cell>
        </table:table-row>
        <table:table-row table:style-name="ro1">
          <table:table-cell table:formula="of:=['Mega Recipe'.P157]" office:value-type="string" office:string-value="brezeln" calcext:value-type="string">
            <text:p>brezeln</text:p>
          </table:table-cell>
          <table:table-cell table:formula="of:=['Mega Recipe'.Q157]" office:value-type="float" office:value="0" calcext:value-type="float">
            <text:p>0</text:p>
          </table:table-cell>
          <table:table-cell table:formula="of:=['Mega Recipe'.R157]" office:value-type="string" office:string-value="" calcext:value-type="error">
            <text:p>#DIV/0!</text:p>
          </table:table-cell>
          <table:table-cell table:formula="of:=['Mega Recipe'.S157]" office:value-type="string" office:string-value="" calcext:value-type="error">
            <text:p>#DIV/0!</text:p>
          </table:table-cell>
          <table:table-cell table:formula="of:=['Mega Recipe'.T157]" office:value-type="string" office:string-value="" calcext:value-type="error">
            <text:p>#DIV/0!</text:p>
          </table:table-cell>
          <table:table-cell table:formula="of:=['Mega Recipe'.U157]" office:value-type="string" office:string-value="" calcext:value-type="error">
            <text:p>#DIV/0!</text:p>
          </table:table-cell>
          <table:table-cell/>
          <table:table-cell table:style-name="Default" table:formula="of:=IF(ISERROR([.C157]);0;[.C157])" office:value-type="float" office:value="0" calcext:value-type="float">
            <text:p>0</text:p>
          </table:table-cell>
          <table:table-cell table:style-name="Default" table:formula="of:=IF(ISERROR([.D157]);0;[.D157])" office:value-type="float" office:value="0" calcext:value-type="float">
            <text:p>0</text:p>
          </table:table-cell>
          <table:table-cell table:style-name="Default" table:formula="of:=IF(ISERROR([.E157]);0;[.E157])" office:value-type="float" office:value="0" calcext:value-type="float">
            <text:p>0</text:p>
          </table:table-cell>
          <table:table-cell table:style-name="Default" table:formula="of:=IF(ISERROR([.F157]);0;[.F157])" office:value-type="float" office:value="0" calcext:value-type="float">
            <text:p>0</text:p>
          </table:table-cell>
          <table:table-cell table:style-name="Default"/>
          <table:table-cell table:style-name="ce24" table:formula="of:=[.A157]" office:value-type="string" office:string-value="brezeln" calcext:value-type="string">
            <text:p>brezeln</text:p>
          </table:table-cell>
          <table:table-cell table:style-name="ce24" table:formula="of:=[.B157]" office:value-type="float" office:value="0" calcext:value-type="float">
            <text:p>0</text:p>
          </table:table-cell>
          <table:table-cell table:style-name="ce24" table:formula="of:=SUMIFS([.H$3:.H$188];[.$A$2:.$A$187];[.$A157])" office:value-type="float" office:value="0" calcext:value-type="float">
            <text:p>0</text:p>
          </table:table-cell>
          <table:table-cell table:style-name="ce24" table:formula="of:=SUMIFS([.I$3:.I$188];[.$A$2:.$A$187];[.$A157])" office:value-type="float" office:value="0" calcext:value-type="float">
            <text:p>0</text:p>
          </table:table-cell>
          <table:table-cell table:style-name="ce24" table:formula="of:=SUMIFS([.J$3:.J$188];[.$A$2:.$A$187];[.$A157])" office:value-type="float" office:value="0" calcext:value-type="float">
            <text:p>0</text:p>
          </table:table-cell>
          <table:table-cell table:style-name="ce24" table:formula="of:=SUMIFS([.K$3:.K$188];[.$A$2:.$A$187];[.$A157])" office:value-type="float" office:value="0" calcext:value-type="float">
            <text:p>0</text:p>
          </table:table-cell>
        </table:table-row>
        <table:table-row table:style-name="ro1">
          <table:table-cell table:formula="of:=['Mega Recipe'.P158]" office:value-type="float" office:value="0" calcext:value-type="float">
            <text:p>0</text:p>
          </table:table-cell>
          <table:table-cell table:formula="of:=['Mega Recipe'.Q158]" office:value-type="float" office:value="0" calcext:value-type="float">
            <text:p>0</text:p>
          </table:table-cell>
          <table:table-cell table:formula="of:=['Mega Recipe'.R158]" office:value-type="float" office:value="0" calcext:value-type="float">
            <text:p>0</text:p>
          </table:table-cell>
          <table:table-cell table:formula="of:=['Mega Recipe'.S158]" office:value-type="float" office:value="0" calcext:value-type="float">
            <text:p>0</text:p>
          </table:table-cell>
          <table:table-cell table:formula="of:=['Mega Recipe'.T158]" office:value-type="float" office:value="0" calcext:value-type="float">
            <text:p>0</text:p>
          </table:table-cell>
          <table:table-cell table:formula="of:=['Mega Recipe'.U158]" office:value-type="float" office:value="0" calcext:value-type="float">
            <text:p>0</text:p>
          </table:table-cell>
          <table:table-cell/>
          <table:table-cell table:style-name="Default" table:formula="of:=IF(ISERROR([.C158]);0;[.C158])" office:value-type="float" office:value="0" calcext:value-type="float">
            <text:p>0</text:p>
          </table:table-cell>
          <table:table-cell table:style-name="Default" table:formula="of:=IF(ISERROR([.D158]);0;[.D158])" office:value-type="float" office:value="0" calcext:value-type="float">
            <text:p>0</text:p>
          </table:table-cell>
          <table:table-cell table:style-name="Default" table:formula="of:=IF(ISERROR([.E158]);0;[.E158])" office:value-type="float" office:value="0" calcext:value-type="float">
            <text:p>0</text:p>
          </table:table-cell>
          <table:table-cell table:style-name="Default" table:formula="of:=IF(ISERROR([.F158]);0;[.F158])" office:value-type="float" office:value="0" calcext:value-type="float">
            <text:p>0</text:p>
          </table:table-cell>
          <table:table-cell table:style-name="Default"/>
          <table:table-cell table:style-name="ce24" table:formula="of:=[.A158]" office:value-type="float" office:value="0" calcext:value-type="float">
            <text:p>0</text:p>
          </table:table-cell>
          <table:table-cell table:style-name="ce24" table:formula="of:=[.B158]" office:value-type="float" office:value="0" calcext:value-type="float">
            <text:p>0</text:p>
          </table:table-cell>
          <table:table-cell table:style-name="ce24" table:formula="of:=SUMIFS([.H$3:.H$188];[.$A$2:.$A$187];[.$A158])" office:value-type="float" office:value="392.754166666667" calcext:value-type="float">
            <text:p>392.7541666667</text:p>
          </table:table-cell>
          <table:table-cell table:style-name="ce24" table:formula="of:=SUMIFS([.I$3:.I$188];[.$A$2:.$A$187];[.$A158])" office:value-type="float" office:value="392.754166666667" calcext:value-type="float">
            <text:p>392.7541666667</text:p>
          </table:table-cell>
          <table:table-cell table:style-name="ce24" table:formula="of:=SUMIFS([.J$3:.J$188];[.$A$2:.$A$187];[.$A158])" office:value-type="float" office:value="393.691666666667" calcext:value-type="float">
            <text:p>393.6916666667</text:p>
          </table:table-cell>
          <table:table-cell table:style-name="ce24" table:formula="of:=SUMIFS([.K$3:.K$188];[.$A$2:.$A$187];[.$A15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59]" office:value-type="float" office:value="0" calcext:value-type="float">
            <text:p>0</text:p>
          </table:table-cell>
          <table:table-cell table:formula="of:=['Mega Recipe'.Q159]" office:value-type="float" office:value="0" calcext:value-type="float">
            <text:p>0</text:p>
          </table:table-cell>
          <table:table-cell table:formula="of:=['Mega Recipe'.R159]" office:value-type="float" office:value="0" calcext:value-type="float">
            <text:p>0</text:p>
          </table:table-cell>
          <table:table-cell table:formula="of:=['Mega Recipe'.S159]" office:value-type="float" office:value="0" calcext:value-type="float">
            <text:p>0</text:p>
          </table:table-cell>
          <table:table-cell table:formula="of:=['Mega Recipe'.T159]" office:value-type="float" office:value="0" calcext:value-type="float">
            <text:p>0</text:p>
          </table:table-cell>
          <table:table-cell table:formula="of:=['Mega Recipe'.U159]" office:value-type="float" office:value="0" calcext:value-type="float">
            <text:p>0</text:p>
          </table:table-cell>
          <table:table-cell/>
          <table:table-cell table:style-name="Default" table:formula="of:=IF(ISERROR([.C159]);0;[.C159])" office:value-type="float" office:value="0" calcext:value-type="float">
            <text:p>0</text:p>
          </table:table-cell>
          <table:table-cell table:style-name="Default" table:formula="of:=IF(ISERROR([.D159]);0;[.D159])" office:value-type="float" office:value="0" calcext:value-type="float">
            <text:p>0</text:p>
          </table:table-cell>
          <table:table-cell table:style-name="Default" table:formula="of:=IF(ISERROR([.E159]);0;[.E159])" office:value-type="float" office:value="0" calcext:value-type="float">
            <text:p>0</text:p>
          </table:table-cell>
          <table:table-cell table:style-name="Default" table:formula="of:=IF(ISERROR([.F159]);0;[.F159])" office:value-type="float" office:value="0" calcext:value-type="float">
            <text:p>0</text:p>
          </table:table-cell>
          <table:table-cell table:style-name="Default"/>
          <table:table-cell table:style-name="ce24" table:formula="of:=[.A159]" office:value-type="float" office:value="0" calcext:value-type="float">
            <text:p>0</text:p>
          </table:table-cell>
          <table:table-cell table:style-name="ce24" table:formula="of:=[.B159]" office:value-type="float" office:value="0" calcext:value-type="float">
            <text:p>0</text:p>
          </table:table-cell>
          <table:table-cell table:style-name="ce24" table:formula="of:=SUMIFS([.H$3:.H$188];[.$A$2:.$A$187];[.$A159])" office:value-type="float" office:value="392.754166666667" calcext:value-type="float">
            <text:p>392.7541666667</text:p>
          </table:table-cell>
          <table:table-cell table:style-name="ce24" table:formula="of:=SUMIFS([.I$3:.I$188];[.$A$2:.$A$187];[.$A159])" office:value-type="float" office:value="392.754166666667" calcext:value-type="float">
            <text:p>392.7541666667</text:p>
          </table:table-cell>
          <table:table-cell table:style-name="ce24" table:formula="of:=SUMIFS([.J$3:.J$188];[.$A$2:.$A$187];[.$A159])" office:value-type="float" office:value="393.691666666667" calcext:value-type="float">
            <text:p>393.6916666667</text:p>
          </table:table-cell>
          <table:table-cell table:style-name="ce24" table:formula="of:=SUMIFS([.K$3:.K$188];[.$A$2:.$A$187];[.$A15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0]" office:value-type="float" office:value="0" calcext:value-type="float">
            <text:p>0</text:p>
          </table:table-cell>
          <table:table-cell table:formula="of:=['Mega Recipe'.Q160]" office:value-type="float" office:value="0" calcext:value-type="float">
            <text:p>0</text:p>
          </table:table-cell>
          <table:table-cell table:formula="of:=['Mega Recipe'.R160]" office:value-type="float" office:value="0" calcext:value-type="float">
            <text:p>0</text:p>
          </table:table-cell>
          <table:table-cell table:formula="of:=['Mega Recipe'.S160]" office:value-type="float" office:value="0" calcext:value-type="float">
            <text:p>0</text:p>
          </table:table-cell>
          <table:table-cell table:formula="of:=['Mega Recipe'.T160]" office:value-type="float" office:value="0" calcext:value-type="float">
            <text:p>0</text:p>
          </table:table-cell>
          <table:table-cell table:formula="of:=['Mega Recipe'.U160]" office:value-type="float" office:value="0" calcext:value-type="float">
            <text:p>0</text:p>
          </table:table-cell>
          <table:table-cell/>
          <table:table-cell table:style-name="Default" table:formula="of:=IF(ISERROR([.C160]);0;[.C160])" office:value-type="float" office:value="0" calcext:value-type="float">
            <text:p>0</text:p>
          </table:table-cell>
          <table:table-cell table:style-name="Default" table:formula="of:=IF(ISERROR([.D160]);0;[.D160])" office:value-type="float" office:value="0" calcext:value-type="float">
            <text:p>0</text:p>
          </table:table-cell>
          <table:table-cell table:style-name="Default" table:formula="of:=IF(ISERROR([.E160]);0;[.E160])" office:value-type="float" office:value="0" calcext:value-type="float">
            <text:p>0</text:p>
          </table:table-cell>
          <table:table-cell table:style-name="Default" table:formula="of:=IF(ISERROR([.F160]);0;[.F160])" office:value-type="float" office:value="0" calcext:value-type="float">
            <text:p>0</text:p>
          </table:table-cell>
          <table:table-cell table:style-name="Default"/>
          <table:table-cell table:style-name="ce24" table:formula="of:=[.A160]" office:value-type="float" office:value="0" calcext:value-type="float">
            <text:p>0</text:p>
          </table:table-cell>
          <table:table-cell table:style-name="ce24" table:formula="of:=[.B160]" office:value-type="float" office:value="0" calcext:value-type="float">
            <text:p>0</text:p>
          </table:table-cell>
          <table:table-cell table:style-name="ce24" table:formula="of:=SUMIFS([.H$3:.H$188];[.$A$2:.$A$187];[.$A160])" office:value-type="float" office:value="392.754166666667" calcext:value-type="float">
            <text:p>392.7541666667</text:p>
          </table:table-cell>
          <table:table-cell table:style-name="ce24" table:formula="of:=SUMIFS([.I$3:.I$188];[.$A$2:.$A$187];[.$A160])" office:value-type="float" office:value="392.754166666667" calcext:value-type="float">
            <text:p>392.7541666667</text:p>
          </table:table-cell>
          <table:table-cell table:style-name="ce24" table:formula="of:=SUMIFS([.J$3:.J$188];[.$A$2:.$A$187];[.$A160])" office:value-type="float" office:value="393.691666666667" calcext:value-type="float">
            <text:p>393.6916666667</text:p>
          </table:table-cell>
          <table:table-cell table:style-name="ce24" table:formula="of:=SUMIFS([.K$3:.K$188];[.$A$2:.$A$187];[.$A160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1]" office:value-type="float" office:value="0" calcext:value-type="float">
            <text:p>0</text:p>
          </table:table-cell>
          <table:table-cell table:formula="of:=['Mega Recipe'.Q161]" office:value-type="float" office:value="0" calcext:value-type="float">
            <text:p>0</text:p>
          </table:table-cell>
          <table:table-cell table:formula="of:=['Mega Recipe'.R161]" office:value-type="float" office:value="0" calcext:value-type="float">
            <text:p>0</text:p>
          </table:table-cell>
          <table:table-cell table:formula="of:=['Mega Recipe'.S161]" office:value-type="float" office:value="0" calcext:value-type="float">
            <text:p>0</text:p>
          </table:table-cell>
          <table:table-cell table:formula="of:=['Mega Recipe'.T161]" office:value-type="float" office:value="0" calcext:value-type="float">
            <text:p>0</text:p>
          </table:table-cell>
          <table:table-cell table:formula="of:=['Mega Recipe'.U161]" office:value-type="float" office:value="0" calcext:value-type="float">
            <text:p>0</text:p>
          </table:table-cell>
          <table:table-cell/>
          <table:table-cell table:style-name="Default" table:formula="of:=IF(ISERROR([.C161]);0;[.C161])" office:value-type="float" office:value="0" calcext:value-type="float">
            <text:p>0</text:p>
          </table:table-cell>
          <table:table-cell table:style-name="Default" table:formula="of:=IF(ISERROR([.D161]);0;[.D161])" office:value-type="float" office:value="0" calcext:value-type="float">
            <text:p>0</text:p>
          </table:table-cell>
          <table:table-cell table:style-name="Default" table:formula="of:=IF(ISERROR([.E161]);0;[.E161])" office:value-type="float" office:value="0" calcext:value-type="float">
            <text:p>0</text:p>
          </table:table-cell>
          <table:table-cell table:style-name="Default" table:formula="of:=IF(ISERROR([.F161]);0;[.F161])" office:value-type="float" office:value="0" calcext:value-type="float">
            <text:p>0</text:p>
          </table:table-cell>
          <table:table-cell table:style-name="Default"/>
          <table:table-cell table:style-name="ce24" table:formula="of:=[.A161]" office:value-type="float" office:value="0" calcext:value-type="float">
            <text:p>0</text:p>
          </table:table-cell>
          <table:table-cell table:style-name="ce24" table:formula="of:=[.B161]" office:value-type="float" office:value="0" calcext:value-type="float">
            <text:p>0</text:p>
          </table:table-cell>
          <table:table-cell table:style-name="ce24" table:formula="of:=SUMIFS([.H$3:.H$188];[.$A$2:.$A$187];[.$A161])" office:value-type="float" office:value="392.754166666667" calcext:value-type="float">
            <text:p>392.7541666667</text:p>
          </table:table-cell>
          <table:table-cell table:style-name="ce24" table:formula="of:=SUMIFS([.I$3:.I$188];[.$A$2:.$A$187];[.$A161])" office:value-type="float" office:value="392.754166666667" calcext:value-type="float">
            <text:p>392.7541666667</text:p>
          </table:table-cell>
          <table:table-cell table:style-name="ce24" table:formula="of:=SUMIFS([.J$3:.J$188];[.$A$2:.$A$187];[.$A161])" office:value-type="float" office:value="393.691666666667" calcext:value-type="float">
            <text:p>393.6916666667</text:p>
          </table:table-cell>
          <table:table-cell table:style-name="ce24" table:formula="of:=SUMIFS([.K$3:.K$188];[.$A$2:.$A$187];[.$A161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2]" office:value-type="float" office:value="0" calcext:value-type="float">
            <text:p>0</text:p>
          </table:table-cell>
          <table:table-cell table:formula="of:=['Mega Recipe'.Q162]" office:value-type="float" office:value="0" calcext:value-type="float">
            <text:p>0</text:p>
          </table:table-cell>
          <table:table-cell table:formula="of:=['Mega Recipe'.R162]" office:value-type="float" office:value="0" calcext:value-type="float">
            <text:p>0</text:p>
          </table:table-cell>
          <table:table-cell table:formula="of:=['Mega Recipe'.S162]" office:value-type="float" office:value="0" calcext:value-type="float">
            <text:p>0</text:p>
          </table:table-cell>
          <table:table-cell table:formula="of:=['Mega Recipe'.T162]" office:value-type="float" office:value="0" calcext:value-type="float">
            <text:p>0</text:p>
          </table:table-cell>
          <table:table-cell table:formula="of:=['Mega Recipe'.U162]" office:value-type="float" office:value="0" calcext:value-type="float">
            <text:p>0</text:p>
          </table:table-cell>
          <table:table-cell/>
          <table:table-cell table:style-name="Default" table:formula="of:=IF(ISERROR([.C162]);0;[.C162])" office:value-type="float" office:value="0" calcext:value-type="float">
            <text:p>0</text:p>
          </table:table-cell>
          <table:table-cell table:style-name="Default" table:formula="of:=IF(ISERROR([.D162]);0;[.D162])" office:value-type="float" office:value="0" calcext:value-type="float">
            <text:p>0</text:p>
          </table:table-cell>
          <table:table-cell table:style-name="Default" table:formula="of:=IF(ISERROR([.E162]);0;[.E162])" office:value-type="float" office:value="0" calcext:value-type="float">
            <text:p>0</text:p>
          </table:table-cell>
          <table:table-cell table:style-name="Default" table:formula="of:=IF(ISERROR([.F162]);0;[.F162])" office:value-type="float" office:value="0" calcext:value-type="float">
            <text:p>0</text:p>
          </table:table-cell>
          <table:table-cell table:style-name="Default"/>
          <table:table-cell table:style-name="ce24" table:formula="of:=[.A162]" office:value-type="float" office:value="0" calcext:value-type="float">
            <text:p>0</text:p>
          </table:table-cell>
          <table:table-cell table:style-name="ce24" table:formula="of:=[.B162]" office:value-type="float" office:value="0" calcext:value-type="float">
            <text:p>0</text:p>
          </table:table-cell>
          <table:table-cell table:style-name="ce24" table:formula="of:=SUMIFS([.H$3:.H$188];[.$A$2:.$A$187];[.$A162])" office:value-type="float" office:value="392.754166666667" calcext:value-type="float">
            <text:p>392.7541666667</text:p>
          </table:table-cell>
          <table:table-cell table:style-name="ce24" table:formula="of:=SUMIFS([.I$3:.I$188];[.$A$2:.$A$187];[.$A162])" office:value-type="float" office:value="392.754166666667" calcext:value-type="float">
            <text:p>392.7541666667</text:p>
          </table:table-cell>
          <table:table-cell table:style-name="ce24" table:formula="of:=SUMIFS([.J$3:.J$188];[.$A$2:.$A$187];[.$A162])" office:value-type="float" office:value="393.691666666667" calcext:value-type="float">
            <text:p>393.6916666667</text:p>
          </table:table-cell>
          <table:table-cell table:style-name="ce24" table:formula="of:=SUMIFS([.K$3:.K$188];[.$A$2:.$A$187];[.$A162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3]" office:value-type="float" office:value="0" calcext:value-type="float">
            <text:p>0</text:p>
          </table:table-cell>
          <table:table-cell table:formula="of:=['Mega Recipe'.Q163]" office:value-type="float" office:value="0" calcext:value-type="float">
            <text:p>0</text:p>
          </table:table-cell>
          <table:table-cell table:formula="of:=['Mega Recipe'.R163]" office:value-type="float" office:value="0" calcext:value-type="float">
            <text:p>0</text:p>
          </table:table-cell>
          <table:table-cell table:formula="of:=['Mega Recipe'.S163]" office:value-type="float" office:value="0" calcext:value-type="float">
            <text:p>0</text:p>
          </table:table-cell>
          <table:table-cell table:formula="of:=['Mega Recipe'.T163]" office:value-type="float" office:value="0" calcext:value-type="float">
            <text:p>0</text:p>
          </table:table-cell>
          <table:table-cell table:formula="of:=['Mega Recipe'.U163]" office:value-type="float" office:value="0" calcext:value-type="float">
            <text:p>0</text:p>
          </table:table-cell>
          <table:table-cell/>
          <table:table-cell table:style-name="Default" table:formula="of:=IF(ISERROR([.C163]);0;[.C163])" office:value-type="float" office:value="0" calcext:value-type="float">
            <text:p>0</text:p>
          </table:table-cell>
          <table:table-cell table:style-name="Default" table:formula="of:=IF(ISERROR([.D163]);0;[.D163])" office:value-type="float" office:value="0" calcext:value-type="float">
            <text:p>0</text:p>
          </table:table-cell>
          <table:table-cell table:style-name="Default" table:formula="of:=IF(ISERROR([.E163]);0;[.E163])" office:value-type="float" office:value="0" calcext:value-type="float">
            <text:p>0</text:p>
          </table:table-cell>
          <table:table-cell table:style-name="Default" table:formula="of:=IF(ISERROR([.F163]);0;[.F163])" office:value-type="float" office:value="0" calcext:value-type="float">
            <text:p>0</text:p>
          </table:table-cell>
          <table:table-cell table:style-name="Default"/>
          <table:table-cell table:style-name="ce24" table:formula="of:=[.A163]" office:value-type="float" office:value="0" calcext:value-type="float">
            <text:p>0</text:p>
          </table:table-cell>
          <table:table-cell table:style-name="ce24" table:formula="of:=[.B163]" office:value-type="float" office:value="0" calcext:value-type="float">
            <text:p>0</text:p>
          </table:table-cell>
          <table:table-cell table:style-name="ce24" table:formula="of:=SUMIFS([.H$3:.H$188];[.$A$2:.$A$187];[.$A163])" office:value-type="float" office:value="392.754166666667" calcext:value-type="float">
            <text:p>392.7541666667</text:p>
          </table:table-cell>
          <table:table-cell table:style-name="ce24" table:formula="of:=SUMIFS([.I$3:.I$188];[.$A$2:.$A$187];[.$A163])" office:value-type="float" office:value="392.754166666667" calcext:value-type="float">
            <text:p>392.7541666667</text:p>
          </table:table-cell>
          <table:table-cell table:style-name="ce24" table:formula="of:=SUMIFS([.J$3:.J$188];[.$A$2:.$A$187];[.$A163])" office:value-type="float" office:value="393.691666666667" calcext:value-type="float">
            <text:p>393.6916666667</text:p>
          </table:table-cell>
          <table:table-cell table:style-name="ce24" table:formula="of:=SUMIFS([.K$3:.K$188];[.$A$2:.$A$187];[.$A163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4]" office:value-type="float" office:value="0" calcext:value-type="float">
            <text:p>0</text:p>
          </table:table-cell>
          <table:table-cell table:formula="of:=['Mega Recipe'.Q164]" office:value-type="float" office:value="0" calcext:value-type="float">
            <text:p>0</text:p>
          </table:table-cell>
          <table:table-cell table:formula="of:=['Mega Recipe'.R164]" office:value-type="float" office:value="0" calcext:value-type="float">
            <text:p>0</text:p>
          </table:table-cell>
          <table:table-cell table:formula="of:=['Mega Recipe'.S164]" office:value-type="float" office:value="0" calcext:value-type="float">
            <text:p>0</text:p>
          </table:table-cell>
          <table:table-cell table:formula="of:=['Mega Recipe'.T164]" office:value-type="float" office:value="0" calcext:value-type="float">
            <text:p>0</text:p>
          </table:table-cell>
          <table:table-cell table:formula="of:=['Mega Recipe'.U164]" office:value-type="float" office:value="0" calcext:value-type="float">
            <text:p>0</text:p>
          </table:table-cell>
          <table:table-cell/>
          <table:table-cell table:style-name="Default" table:formula="of:=IF(ISERROR([.C164]);0;[.C164])" office:value-type="float" office:value="0" calcext:value-type="float">
            <text:p>0</text:p>
          </table:table-cell>
          <table:table-cell table:style-name="Default" table:formula="of:=IF(ISERROR([.D164]);0;[.D164])" office:value-type="float" office:value="0" calcext:value-type="float">
            <text:p>0</text:p>
          </table:table-cell>
          <table:table-cell table:style-name="Default" table:formula="of:=IF(ISERROR([.E164]);0;[.E164])" office:value-type="float" office:value="0" calcext:value-type="float">
            <text:p>0</text:p>
          </table:table-cell>
          <table:table-cell table:style-name="Default" table:formula="of:=IF(ISERROR([.F164]);0;[.F164])" office:value-type="float" office:value="0" calcext:value-type="float">
            <text:p>0</text:p>
          </table:table-cell>
          <table:table-cell table:style-name="Default"/>
          <table:table-cell table:style-name="ce24" table:formula="of:=[.A164]" office:value-type="float" office:value="0" calcext:value-type="float">
            <text:p>0</text:p>
          </table:table-cell>
          <table:table-cell table:style-name="ce24" table:formula="of:=[.B164]" office:value-type="float" office:value="0" calcext:value-type="float">
            <text:p>0</text:p>
          </table:table-cell>
          <table:table-cell table:style-name="ce24" table:formula="of:=SUMIFS([.H$3:.H$188];[.$A$2:.$A$187];[.$A164])" office:value-type="float" office:value="392.754166666667" calcext:value-type="float">
            <text:p>392.7541666667</text:p>
          </table:table-cell>
          <table:table-cell table:style-name="ce24" table:formula="of:=SUMIFS([.I$3:.I$188];[.$A$2:.$A$187];[.$A164])" office:value-type="float" office:value="392.754166666667" calcext:value-type="float">
            <text:p>392.7541666667</text:p>
          </table:table-cell>
          <table:table-cell table:style-name="ce24" table:formula="of:=SUMIFS([.J$3:.J$188];[.$A$2:.$A$187];[.$A164])" office:value-type="float" office:value="393.691666666667" calcext:value-type="float">
            <text:p>393.6916666667</text:p>
          </table:table-cell>
          <table:table-cell table:style-name="ce24" table:formula="of:=SUMIFS([.K$3:.K$188];[.$A$2:.$A$187];[.$A164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5]" office:value-type="float" office:value="0" calcext:value-type="float">
            <text:p>0</text:p>
          </table:table-cell>
          <table:table-cell table:formula="of:=['Mega Recipe'.Q165]" office:value-type="float" office:value="0" calcext:value-type="float">
            <text:p>0</text:p>
          </table:table-cell>
          <table:table-cell table:formula="of:=['Mega Recipe'.R165]" office:value-type="float" office:value="0" calcext:value-type="float">
            <text:p>0</text:p>
          </table:table-cell>
          <table:table-cell table:formula="of:=['Mega Recipe'.S165]" office:value-type="float" office:value="0" calcext:value-type="float">
            <text:p>0</text:p>
          </table:table-cell>
          <table:table-cell table:formula="of:=['Mega Recipe'.T165]" office:value-type="float" office:value="0" calcext:value-type="float">
            <text:p>0</text:p>
          </table:table-cell>
          <table:table-cell table:formula="of:=['Mega Recipe'.U165]" office:value-type="float" office:value="0" calcext:value-type="float">
            <text:p>0</text:p>
          </table:table-cell>
          <table:table-cell/>
          <table:table-cell table:style-name="Default" table:formula="of:=IF(ISERROR([.C165]);0;[.C165])" office:value-type="float" office:value="0" calcext:value-type="float">
            <text:p>0</text:p>
          </table:table-cell>
          <table:table-cell table:style-name="Default" table:formula="of:=IF(ISERROR([.D165]);0;[.D165])" office:value-type="float" office:value="0" calcext:value-type="float">
            <text:p>0</text:p>
          </table:table-cell>
          <table:table-cell table:style-name="Default" table:formula="of:=IF(ISERROR([.E165]);0;[.E165])" office:value-type="float" office:value="0" calcext:value-type="float">
            <text:p>0</text:p>
          </table:table-cell>
          <table:table-cell table:style-name="Default" table:formula="of:=IF(ISERROR([.F165]);0;[.F165])" office:value-type="float" office:value="0" calcext:value-type="float">
            <text:p>0</text:p>
          </table:table-cell>
          <table:table-cell table:style-name="Default"/>
          <table:table-cell table:style-name="ce24" table:formula="of:=[.A165]" office:value-type="float" office:value="0" calcext:value-type="float">
            <text:p>0</text:p>
          </table:table-cell>
          <table:table-cell table:style-name="ce24" table:formula="of:=[.B165]" office:value-type="float" office:value="0" calcext:value-type="float">
            <text:p>0</text:p>
          </table:table-cell>
          <table:table-cell table:style-name="ce24" table:formula="of:=SUMIFS([.H$3:.H$188];[.$A$2:.$A$187];[.$A165])" office:value-type="float" office:value="392.754166666667" calcext:value-type="float">
            <text:p>392.7541666667</text:p>
          </table:table-cell>
          <table:table-cell table:style-name="ce24" table:formula="of:=SUMIFS([.I$3:.I$188];[.$A$2:.$A$187];[.$A165])" office:value-type="float" office:value="392.754166666667" calcext:value-type="float">
            <text:p>392.7541666667</text:p>
          </table:table-cell>
          <table:table-cell table:style-name="ce24" table:formula="of:=SUMIFS([.J$3:.J$188];[.$A$2:.$A$187];[.$A165])" office:value-type="float" office:value="393.691666666667" calcext:value-type="float">
            <text:p>393.6916666667</text:p>
          </table:table-cell>
          <table:table-cell table:style-name="ce24" table:formula="of:=SUMIFS([.K$3:.K$188];[.$A$2:.$A$187];[.$A165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6]" office:value-type="float" office:value="0" calcext:value-type="float">
            <text:p>0</text:p>
          </table:table-cell>
          <table:table-cell table:formula="of:=['Mega Recipe'.Q166]" office:value-type="float" office:value="0" calcext:value-type="float">
            <text:p>0</text:p>
          </table:table-cell>
          <table:table-cell table:formula="of:=['Mega Recipe'.R166]" office:value-type="float" office:value="0" calcext:value-type="float">
            <text:p>0</text:p>
          </table:table-cell>
          <table:table-cell table:formula="of:=['Mega Recipe'.S166]" office:value-type="float" office:value="0" calcext:value-type="float">
            <text:p>0</text:p>
          </table:table-cell>
          <table:table-cell table:formula="of:=['Mega Recipe'.T166]" office:value-type="float" office:value="0" calcext:value-type="float">
            <text:p>0</text:p>
          </table:table-cell>
          <table:table-cell table:formula="of:=['Mega Recipe'.U166]" office:value-type="float" office:value="0" calcext:value-type="float">
            <text:p>0</text:p>
          </table:table-cell>
          <table:table-cell/>
          <table:table-cell table:style-name="Default" table:formula="of:=IF(ISERROR([.C166]);0;[.C166])" office:value-type="float" office:value="0" calcext:value-type="float">
            <text:p>0</text:p>
          </table:table-cell>
          <table:table-cell table:style-name="Default" table:formula="of:=IF(ISERROR([.D166]);0;[.D166])" office:value-type="float" office:value="0" calcext:value-type="float">
            <text:p>0</text:p>
          </table:table-cell>
          <table:table-cell table:style-name="Default" table:formula="of:=IF(ISERROR([.E166]);0;[.E166])" office:value-type="float" office:value="0" calcext:value-type="float">
            <text:p>0</text:p>
          </table:table-cell>
          <table:table-cell table:style-name="Default" table:formula="of:=IF(ISERROR([.F166]);0;[.F166])" office:value-type="float" office:value="0" calcext:value-type="float">
            <text:p>0</text:p>
          </table:table-cell>
          <table:table-cell table:style-name="Default"/>
          <table:table-cell table:style-name="ce24" table:formula="of:=[.A166]" office:value-type="float" office:value="0" calcext:value-type="float">
            <text:p>0</text:p>
          </table:table-cell>
          <table:table-cell table:style-name="ce24" table:formula="of:=[.B166]" office:value-type="float" office:value="0" calcext:value-type="float">
            <text:p>0</text:p>
          </table:table-cell>
          <table:table-cell table:style-name="ce24" table:formula="of:=SUMIFS([.H$3:.H$188];[.$A$2:.$A$187];[.$A166])" office:value-type="float" office:value="392.754166666667" calcext:value-type="float">
            <text:p>392.7541666667</text:p>
          </table:table-cell>
          <table:table-cell table:style-name="ce24" table:formula="of:=SUMIFS([.I$3:.I$188];[.$A$2:.$A$187];[.$A166])" office:value-type="float" office:value="392.754166666667" calcext:value-type="float">
            <text:p>392.7541666667</text:p>
          </table:table-cell>
          <table:table-cell table:style-name="ce24" table:formula="of:=SUMIFS([.J$3:.J$188];[.$A$2:.$A$187];[.$A166])" office:value-type="float" office:value="393.691666666667" calcext:value-type="float">
            <text:p>393.6916666667</text:p>
          </table:table-cell>
          <table:table-cell table:style-name="ce24" table:formula="of:=SUMIFS([.K$3:.K$188];[.$A$2:.$A$187];[.$A166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7]" office:value-type="float" office:value="0" calcext:value-type="float">
            <text:p>0</text:p>
          </table:table-cell>
          <table:table-cell table:formula="of:=['Mega Recipe'.Q167]" office:value-type="float" office:value="0" calcext:value-type="float">
            <text:p>0</text:p>
          </table:table-cell>
          <table:table-cell table:formula="of:=['Mega Recipe'.R167]" office:value-type="float" office:value="0" calcext:value-type="float">
            <text:p>0</text:p>
          </table:table-cell>
          <table:table-cell table:formula="of:=['Mega Recipe'.S167]" office:value-type="float" office:value="0" calcext:value-type="float">
            <text:p>0</text:p>
          </table:table-cell>
          <table:table-cell table:formula="of:=['Mega Recipe'.T167]" office:value-type="float" office:value="0" calcext:value-type="float">
            <text:p>0</text:p>
          </table:table-cell>
          <table:table-cell table:formula="of:=['Mega Recipe'.U167]" office:value-type="float" office:value="0" calcext:value-type="float">
            <text:p>0</text:p>
          </table:table-cell>
          <table:table-cell/>
          <table:table-cell table:style-name="Default" table:formula="of:=IF(ISERROR([.C167]);0;[.C167])" office:value-type="float" office:value="0" calcext:value-type="float">
            <text:p>0</text:p>
          </table:table-cell>
          <table:table-cell table:style-name="Default" table:formula="of:=IF(ISERROR([.D167]);0;[.D167])" office:value-type="float" office:value="0" calcext:value-type="float">
            <text:p>0</text:p>
          </table:table-cell>
          <table:table-cell table:style-name="Default" table:formula="of:=IF(ISERROR([.E167]);0;[.E167])" office:value-type="float" office:value="0" calcext:value-type="float">
            <text:p>0</text:p>
          </table:table-cell>
          <table:table-cell table:style-name="Default" table:formula="of:=IF(ISERROR([.F167]);0;[.F167])" office:value-type="float" office:value="0" calcext:value-type="float">
            <text:p>0</text:p>
          </table:table-cell>
          <table:table-cell table:style-name="Default"/>
          <table:table-cell table:style-name="ce24" table:formula="of:=[.A167]" office:value-type="float" office:value="0" calcext:value-type="float">
            <text:p>0</text:p>
          </table:table-cell>
          <table:table-cell table:style-name="ce24" table:formula="of:=[.B167]" office:value-type="float" office:value="0" calcext:value-type="float">
            <text:p>0</text:p>
          </table:table-cell>
          <table:table-cell table:style-name="ce24" table:formula="of:=SUMIFS([.H$3:.H$188];[.$A$2:.$A$187];[.$A167])" office:value-type="float" office:value="392.754166666667" calcext:value-type="float">
            <text:p>392.7541666667</text:p>
          </table:table-cell>
          <table:table-cell table:style-name="ce24" table:formula="of:=SUMIFS([.I$3:.I$188];[.$A$2:.$A$187];[.$A167])" office:value-type="float" office:value="392.754166666667" calcext:value-type="float">
            <text:p>392.7541666667</text:p>
          </table:table-cell>
          <table:table-cell table:style-name="ce24" table:formula="of:=SUMIFS([.J$3:.J$188];[.$A$2:.$A$187];[.$A167])" office:value-type="float" office:value="393.691666666667" calcext:value-type="float">
            <text:p>393.6916666667</text:p>
          </table:table-cell>
          <table:table-cell table:style-name="ce24" table:formula="of:=SUMIFS([.K$3:.K$188];[.$A$2:.$A$187];[.$A167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8]" office:value-type="float" office:value="0" calcext:value-type="float">
            <text:p>0</text:p>
          </table:table-cell>
          <table:table-cell table:formula="of:=['Mega Recipe'.Q168]" office:value-type="float" office:value="0" calcext:value-type="float">
            <text:p>0</text:p>
          </table:table-cell>
          <table:table-cell table:formula="of:=['Mega Recipe'.R168]" office:value-type="float" office:value="0" calcext:value-type="float">
            <text:p>0</text:p>
          </table:table-cell>
          <table:table-cell table:formula="of:=['Mega Recipe'.S168]" office:value-type="float" office:value="0" calcext:value-type="float">
            <text:p>0</text:p>
          </table:table-cell>
          <table:table-cell table:formula="of:=['Mega Recipe'.T168]" office:value-type="float" office:value="0" calcext:value-type="float">
            <text:p>0</text:p>
          </table:table-cell>
          <table:table-cell table:formula="of:=['Mega Recipe'.U168]" office:value-type="float" office:value="0" calcext:value-type="float">
            <text:p>0</text:p>
          </table:table-cell>
          <table:table-cell/>
          <table:table-cell table:style-name="Default" table:formula="of:=IF(ISERROR([.C168]);0;[.C168])" office:value-type="float" office:value="0" calcext:value-type="float">
            <text:p>0</text:p>
          </table:table-cell>
          <table:table-cell table:style-name="Default" table:formula="of:=IF(ISERROR([.D168]);0;[.D168])" office:value-type="float" office:value="0" calcext:value-type="float">
            <text:p>0</text:p>
          </table:table-cell>
          <table:table-cell table:style-name="Default" table:formula="of:=IF(ISERROR([.E168]);0;[.E168])" office:value-type="float" office:value="0" calcext:value-type="float">
            <text:p>0</text:p>
          </table:table-cell>
          <table:table-cell table:style-name="Default" table:formula="of:=IF(ISERROR([.F168]);0;[.F168])" office:value-type="float" office:value="0" calcext:value-type="float">
            <text:p>0</text:p>
          </table:table-cell>
          <table:table-cell table:style-name="Default"/>
          <table:table-cell table:style-name="ce24" table:formula="of:=[.A168]" office:value-type="float" office:value="0" calcext:value-type="float">
            <text:p>0</text:p>
          </table:table-cell>
          <table:table-cell table:style-name="ce24" table:formula="of:=[.B168]" office:value-type="float" office:value="0" calcext:value-type="float">
            <text:p>0</text:p>
          </table:table-cell>
          <table:table-cell table:style-name="ce24" table:formula="of:=SUMIFS([.H$3:.H$188];[.$A$2:.$A$187];[.$A168])" office:value-type="float" office:value="392.754166666667" calcext:value-type="float">
            <text:p>392.7541666667</text:p>
          </table:table-cell>
          <table:table-cell table:style-name="ce24" table:formula="of:=SUMIFS([.I$3:.I$188];[.$A$2:.$A$187];[.$A168])" office:value-type="float" office:value="392.754166666667" calcext:value-type="float">
            <text:p>392.7541666667</text:p>
          </table:table-cell>
          <table:table-cell table:style-name="ce24" table:formula="of:=SUMIFS([.J$3:.J$188];[.$A$2:.$A$187];[.$A168])" office:value-type="float" office:value="393.691666666667" calcext:value-type="float">
            <text:p>393.6916666667</text:p>
          </table:table-cell>
          <table:table-cell table:style-name="ce24" table:formula="of:=SUMIFS([.K$3:.K$188];[.$A$2:.$A$187];[.$A16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9]" office:value-type="float" office:value="0" calcext:value-type="float">
            <text:p>0</text:p>
          </table:table-cell>
          <table:table-cell table:formula="of:=['Mega Recipe'.Q169]" office:value-type="float" office:value="0" calcext:value-type="float">
            <text:p>0</text:p>
          </table:table-cell>
          <table:table-cell table:formula="of:=['Mega Recipe'.R169]" office:value-type="float" office:value="0" calcext:value-type="float">
            <text:p>0</text:p>
          </table:table-cell>
          <table:table-cell table:formula="of:=['Mega Recipe'.S169]" office:value-type="float" office:value="0" calcext:value-type="float">
            <text:p>0</text:p>
          </table:table-cell>
          <table:table-cell table:formula="of:=['Mega Recipe'.T169]" office:value-type="float" office:value="0" calcext:value-type="float">
            <text:p>0</text:p>
          </table:table-cell>
          <table:table-cell table:formula="of:=['Mega Recipe'.U169]" office:value-type="float" office:value="0" calcext:value-type="float">
            <text:p>0</text:p>
          </table:table-cell>
          <table:table-cell/>
          <table:table-cell table:style-name="Default" table:formula="of:=IF(ISERROR([.C169]);0;[.C169])" office:value-type="float" office:value="0" calcext:value-type="float">
            <text:p>0</text:p>
          </table:table-cell>
          <table:table-cell table:style-name="Default" table:formula="of:=IF(ISERROR([.D169]);0;[.D169])" office:value-type="float" office:value="0" calcext:value-type="float">
            <text:p>0</text:p>
          </table:table-cell>
          <table:table-cell table:style-name="Default" table:formula="of:=IF(ISERROR([.E169]);0;[.E169])" office:value-type="float" office:value="0" calcext:value-type="float">
            <text:p>0</text:p>
          </table:table-cell>
          <table:table-cell table:style-name="Default" table:formula="of:=IF(ISERROR([.F169]);0;[.F169])" office:value-type="float" office:value="0" calcext:value-type="float">
            <text:p>0</text:p>
          </table:table-cell>
          <table:table-cell table:style-name="Default"/>
          <table:table-cell table:style-name="ce24" table:formula="of:=[.A169]" office:value-type="float" office:value="0" calcext:value-type="float">
            <text:p>0</text:p>
          </table:table-cell>
          <table:table-cell table:style-name="ce24" table:formula="of:=[.B169]" office:value-type="float" office:value="0" calcext:value-type="float">
            <text:p>0</text:p>
          </table:table-cell>
          <table:table-cell table:style-name="ce24" table:formula="of:=SUMIFS([.H$3:.H$188];[.$A$2:.$A$187];[.$A169])" office:value-type="float" office:value="392.754166666667" calcext:value-type="float">
            <text:p>392.7541666667</text:p>
          </table:table-cell>
          <table:table-cell table:style-name="ce24" table:formula="of:=SUMIFS([.I$3:.I$188];[.$A$2:.$A$187];[.$A169])" office:value-type="float" office:value="392.754166666667" calcext:value-type="float">
            <text:p>392.7541666667</text:p>
          </table:table-cell>
          <table:table-cell table:style-name="ce24" table:formula="of:=SUMIFS([.J$3:.J$188];[.$A$2:.$A$187];[.$A169])" office:value-type="float" office:value="393.691666666667" calcext:value-type="float">
            <text:p>393.6916666667</text:p>
          </table:table-cell>
          <table:table-cell table:style-name="ce24" table:formula="of:=SUMIFS([.K$3:.K$188];[.$A$2:.$A$187];[.$A16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0]" office:value-type="float" office:value="0" calcext:value-type="float">
            <text:p>0</text:p>
          </table:table-cell>
          <table:table-cell table:formula="of:=['Mega Recipe'.Q170]" office:value-type="float" office:value="0" calcext:value-type="float">
            <text:p>0</text:p>
          </table:table-cell>
          <table:table-cell table:formula="of:=['Mega Recipe'.R170]" office:value-type="float" office:value="0" calcext:value-type="float">
            <text:p>0</text:p>
          </table:table-cell>
          <table:table-cell table:formula="of:=['Mega Recipe'.S170]" office:value-type="float" office:value="0" calcext:value-type="float">
            <text:p>0</text:p>
          </table:table-cell>
          <table:table-cell table:formula="of:=['Mega Recipe'.T170]" office:value-type="float" office:value="0" calcext:value-type="float">
            <text:p>0</text:p>
          </table:table-cell>
          <table:table-cell table:formula="of:=['Mega Recipe'.U170]" office:value-type="float" office:value="0" calcext:value-type="float">
            <text:p>0</text:p>
          </table:table-cell>
          <table:table-cell/>
          <table:table-cell table:style-name="Default" table:formula="of:=IF(ISERROR([.C170]);0;[.C170])" office:value-type="float" office:value="0" calcext:value-type="float">
            <text:p>0</text:p>
          </table:table-cell>
          <table:table-cell table:style-name="Default" table:formula="of:=IF(ISERROR([.D170]);0;[.D170])" office:value-type="float" office:value="0" calcext:value-type="float">
            <text:p>0</text:p>
          </table:table-cell>
          <table:table-cell table:style-name="Default" table:formula="of:=IF(ISERROR([.E170]);0;[.E170])" office:value-type="float" office:value="0" calcext:value-type="float">
            <text:p>0</text:p>
          </table:table-cell>
          <table:table-cell table:style-name="Default" table:formula="of:=IF(ISERROR([.F170]);0;[.F170])" office:value-type="float" office:value="0" calcext:value-type="float">
            <text:p>0</text:p>
          </table:table-cell>
          <table:table-cell table:style-name="Default"/>
          <table:table-cell table:style-name="ce24" table:formula="of:=[.A170]" office:value-type="float" office:value="0" calcext:value-type="float">
            <text:p>0</text:p>
          </table:table-cell>
          <table:table-cell table:style-name="ce24" table:formula="of:=[.B170]" office:value-type="float" office:value="0" calcext:value-type="float">
            <text:p>0</text:p>
          </table:table-cell>
          <table:table-cell table:style-name="ce24" table:formula="of:=SUMIFS([.H$3:.H$188];[.$A$2:.$A$187];[.$A170])" office:value-type="float" office:value="392.754166666667" calcext:value-type="float">
            <text:p>392.7541666667</text:p>
          </table:table-cell>
          <table:table-cell table:style-name="ce24" table:formula="of:=SUMIFS([.I$3:.I$188];[.$A$2:.$A$187];[.$A170])" office:value-type="float" office:value="392.754166666667" calcext:value-type="float">
            <text:p>392.7541666667</text:p>
          </table:table-cell>
          <table:table-cell table:style-name="ce24" table:formula="of:=SUMIFS([.J$3:.J$188];[.$A$2:.$A$187];[.$A170])" office:value-type="float" office:value="393.691666666667" calcext:value-type="float">
            <text:p>393.6916666667</text:p>
          </table:table-cell>
          <table:table-cell table:style-name="ce24" table:formula="of:=SUMIFS([.K$3:.K$188];[.$A$2:.$A$187];[.$A170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1]" office:value-type="float" office:value="0" calcext:value-type="float">
            <text:p>0</text:p>
          </table:table-cell>
          <table:table-cell table:formula="of:=['Mega Recipe'.Q171]" office:value-type="float" office:value="0" calcext:value-type="float">
            <text:p>0</text:p>
          </table:table-cell>
          <table:table-cell table:formula="of:=['Mega Recipe'.R171]" office:value-type="float" office:value="0" calcext:value-type="float">
            <text:p>0</text:p>
          </table:table-cell>
          <table:table-cell table:formula="of:=['Mega Recipe'.S171]" office:value-type="float" office:value="0" calcext:value-type="float">
            <text:p>0</text:p>
          </table:table-cell>
          <table:table-cell table:formula="of:=['Mega Recipe'.T171]" office:value-type="float" office:value="0" calcext:value-type="float">
            <text:p>0</text:p>
          </table:table-cell>
          <table:table-cell table:formula="of:=['Mega Recipe'.U171]" office:value-type="float" office:value="0" calcext:value-type="float">
            <text:p>0</text:p>
          </table:table-cell>
          <table:table-cell/>
          <table:table-cell table:style-name="Default" table:formula="of:=IF(ISERROR([.C171]);0;[.C171])" office:value-type="float" office:value="0" calcext:value-type="float">
            <text:p>0</text:p>
          </table:table-cell>
          <table:table-cell table:style-name="Default" table:formula="of:=IF(ISERROR([.D171]);0;[.D171])" office:value-type="float" office:value="0" calcext:value-type="float">
            <text:p>0</text:p>
          </table:table-cell>
          <table:table-cell table:style-name="Default" table:formula="of:=IF(ISERROR([.E171]);0;[.E171])" office:value-type="float" office:value="0" calcext:value-type="float">
            <text:p>0</text:p>
          </table:table-cell>
          <table:table-cell table:style-name="Default" table:formula="of:=IF(ISERROR([.F171]);0;[.F171])" office:value-type="float" office:value="0" calcext:value-type="float">
            <text:p>0</text:p>
          </table:table-cell>
          <table:table-cell table:style-name="Default"/>
          <table:table-cell table:style-name="ce24" table:formula="of:=[.A171]" office:value-type="float" office:value="0" calcext:value-type="float">
            <text:p>0</text:p>
          </table:table-cell>
          <table:table-cell table:style-name="ce24" table:formula="of:=[.B171]" office:value-type="float" office:value="0" calcext:value-type="float">
            <text:p>0</text:p>
          </table:table-cell>
          <table:table-cell table:style-name="ce24" table:formula="of:=SUMIFS([.H$3:.H$188];[.$A$2:.$A$187];[.$A171])" office:value-type="float" office:value="392.754166666667" calcext:value-type="float">
            <text:p>392.7541666667</text:p>
          </table:table-cell>
          <table:table-cell table:style-name="ce24" table:formula="of:=SUMIFS([.I$3:.I$188];[.$A$2:.$A$187];[.$A171])" office:value-type="float" office:value="392.754166666667" calcext:value-type="float">
            <text:p>392.7541666667</text:p>
          </table:table-cell>
          <table:table-cell table:style-name="ce24" table:formula="of:=SUMIFS([.J$3:.J$188];[.$A$2:.$A$187];[.$A171])" office:value-type="float" office:value="393.691666666667" calcext:value-type="float">
            <text:p>393.6916666667</text:p>
          </table:table-cell>
          <table:table-cell table:style-name="ce24" table:formula="of:=SUMIFS([.K$3:.K$188];[.$A$2:.$A$187];[.$A171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2]" office:value-type="float" office:value="0" calcext:value-type="float">
            <text:p>0</text:p>
          </table:table-cell>
          <table:table-cell table:formula="of:=['Mega Recipe'.Q172]" office:value-type="float" office:value="0" calcext:value-type="float">
            <text:p>0</text:p>
          </table:table-cell>
          <table:table-cell table:formula="of:=['Mega Recipe'.R172]" office:value-type="float" office:value="0" calcext:value-type="float">
            <text:p>0</text:p>
          </table:table-cell>
          <table:table-cell table:formula="of:=['Mega Recipe'.S172]" office:value-type="float" office:value="0" calcext:value-type="float">
            <text:p>0</text:p>
          </table:table-cell>
          <table:table-cell table:formula="of:=['Mega Recipe'.T172]" office:value-type="float" office:value="0" calcext:value-type="float">
            <text:p>0</text:p>
          </table:table-cell>
          <table:table-cell table:formula="of:=['Mega Recipe'.U172]" office:value-type="float" office:value="0" calcext:value-type="float">
            <text:p>0</text:p>
          </table:table-cell>
          <table:table-cell/>
          <table:table-cell table:style-name="Default" table:formula="of:=IF(ISERROR([.C172]);0;[.C172])" office:value-type="float" office:value="0" calcext:value-type="float">
            <text:p>0</text:p>
          </table:table-cell>
          <table:table-cell table:style-name="Default" table:formula="of:=IF(ISERROR([.D172]);0;[.D172])" office:value-type="float" office:value="0" calcext:value-type="float">
            <text:p>0</text:p>
          </table:table-cell>
          <table:table-cell table:style-name="Default" table:formula="of:=IF(ISERROR([.E172]);0;[.E172])" office:value-type="float" office:value="0" calcext:value-type="float">
            <text:p>0</text:p>
          </table:table-cell>
          <table:table-cell table:style-name="Default" table:formula="of:=IF(ISERROR([.F172]);0;[.F172])" office:value-type="float" office:value="0" calcext:value-type="float">
            <text:p>0</text:p>
          </table:table-cell>
          <table:table-cell table:style-name="Default"/>
          <table:table-cell table:style-name="ce24" table:formula="of:=[.A172]" office:value-type="float" office:value="0" calcext:value-type="float">
            <text:p>0</text:p>
          </table:table-cell>
          <table:table-cell table:style-name="ce24" table:formula="of:=[.B172]" office:value-type="float" office:value="0" calcext:value-type="float">
            <text:p>0</text:p>
          </table:table-cell>
          <table:table-cell table:style-name="ce24" table:formula="of:=SUMIFS([.H$3:.H$188];[.$A$2:.$A$187];[.$A172])" office:value-type="float" office:value="392.754166666667" calcext:value-type="float">
            <text:p>392.7541666667</text:p>
          </table:table-cell>
          <table:table-cell table:style-name="ce24" table:formula="of:=SUMIFS([.I$3:.I$188];[.$A$2:.$A$187];[.$A172])" office:value-type="float" office:value="392.754166666667" calcext:value-type="float">
            <text:p>392.7541666667</text:p>
          </table:table-cell>
          <table:table-cell table:style-name="ce24" table:formula="of:=SUMIFS([.J$3:.J$188];[.$A$2:.$A$187];[.$A172])" office:value-type="float" office:value="393.691666666667" calcext:value-type="float">
            <text:p>393.6916666667</text:p>
          </table:table-cell>
          <table:table-cell table:style-name="ce24" table:formula="of:=SUMIFS([.K$3:.K$188];[.$A$2:.$A$187];[.$A172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3]" office:value-type="float" office:value="0" calcext:value-type="float">
            <text:p>0</text:p>
          </table:table-cell>
          <table:table-cell table:formula="of:=['Mega Recipe'.Q173]" office:value-type="float" office:value="0" calcext:value-type="float">
            <text:p>0</text:p>
          </table:table-cell>
          <table:table-cell table:formula="of:=['Mega Recipe'.R173]" office:value-type="float" office:value="0" calcext:value-type="float">
            <text:p>0</text:p>
          </table:table-cell>
          <table:table-cell table:formula="of:=['Mega Recipe'.S173]" office:value-type="float" office:value="0" calcext:value-type="float">
            <text:p>0</text:p>
          </table:table-cell>
          <table:table-cell table:formula="of:=['Mega Recipe'.T173]" office:value-type="float" office:value="0" calcext:value-type="float">
            <text:p>0</text:p>
          </table:table-cell>
          <table:table-cell table:formula="of:=['Mega Recipe'.U173]" office:value-type="float" office:value="0" calcext:value-type="float">
            <text:p>0</text:p>
          </table:table-cell>
          <table:table-cell/>
          <table:table-cell table:style-name="Default" table:formula="of:=IF(ISERROR([.C173]);0;[.C173])" office:value-type="float" office:value="0" calcext:value-type="float">
            <text:p>0</text:p>
          </table:table-cell>
          <table:table-cell table:style-name="Default" table:formula="of:=IF(ISERROR([.D173]);0;[.D173])" office:value-type="float" office:value="0" calcext:value-type="float">
            <text:p>0</text:p>
          </table:table-cell>
          <table:table-cell table:style-name="Default" table:formula="of:=IF(ISERROR([.E173]);0;[.E173])" office:value-type="float" office:value="0" calcext:value-type="float">
            <text:p>0</text:p>
          </table:table-cell>
          <table:table-cell table:style-name="Default" table:formula="of:=IF(ISERROR([.F173]);0;[.F173])" office:value-type="float" office:value="0" calcext:value-type="float">
            <text:p>0</text:p>
          </table:table-cell>
          <table:table-cell table:style-name="Default"/>
          <table:table-cell table:style-name="ce24" table:formula="of:=[.A173]" office:value-type="float" office:value="0" calcext:value-type="float">
            <text:p>0</text:p>
          </table:table-cell>
          <table:table-cell table:style-name="ce24" table:formula="of:=[.B173]" office:value-type="float" office:value="0" calcext:value-type="float">
            <text:p>0</text:p>
          </table:table-cell>
          <table:table-cell table:style-name="ce24" table:formula="of:=SUMIFS([.H$3:.H$188];[.$A$2:.$A$187];[.$A173])" office:value-type="float" office:value="392.754166666667" calcext:value-type="float">
            <text:p>392.7541666667</text:p>
          </table:table-cell>
          <table:table-cell table:style-name="ce24" table:formula="of:=SUMIFS([.I$3:.I$188];[.$A$2:.$A$187];[.$A173])" office:value-type="float" office:value="392.754166666667" calcext:value-type="float">
            <text:p>392.7541666667</text:p>
          </table:table-cell>
          <table:table-cell table:style-name="ce24" table:formula="of:=SUMIFS([.J$3:.J$188];[.$A$2:.$A$187];[.$A173])" office:value-type="float" office:value="393.691666666667" calcext:value-type="float">
            <text:p>393.6916666667</text:p>
          </table:table-cell>
          <table:table-cell table:style-name="ce24" table:formula="of:=SUMIFS([.K$3:.K$188];[.$A$2:.$A$187];[.$A173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4]" office:value-type="float" office:value="0" calcext:value-type="float">
            <text:p>0</text:p>
          </table:table-cell>
          <table:table-cell table:formula="of:=['Mega Recipe'.Q174]" office:value-type="float" office:value="0" calcext:value-type="float">
            <text:p>0</text:p>
          </table:table-cell>
          <table:table-cell table:formula="of:=['Mega Recipe'.R174]" office:value-type="float" office:value="0" calcext:value-type="float">
            <text:p>0</text:p>
          </table:table-cell>
          <table:table-cell table:formula="of:=['Mega Recipe'.S174]" office:value-type="float" office:value="0" calcext:value-type="float">
            <text:p>0</text:p>
          </table:table-cell>
          <table:table-cell table:formula="of:=['Mega Recipe'.T174]" office:value-type="float" office:value="0" calcext:value-type="float">
            <text:p>0</text:p>
          </table:table-cell>
          <table:table-cell table:formula="of:=['Mega Recipe'.U174]" office:value-type="float" office:value="0" calcext:value-type="float">
            <text:p>0</text:p>
          </table:table-cell>
          <table:table-cell/>
          <table:table-cell table:style-name="Default" table:formula="of:=IF(ISERROR([.C174]);0;[.C174])" office:value-type="float" office:value="0" calcext:value-type="float">
            <text:p>0</text:p>
          </table:table-cell>
          <table:table-cell table:style-name="Default" table:formula="of:=IF(ISERROR([.D174]);0;[.D174])" office:value-type="float" office:value="0" calcext:value-type="float">
            <text:p>0</text:p>
          </table:table-cell>
          <table:table-cell table:style-name="Default" table:formula="of:=IF(ISERROR([.E174]);0;[.E174])" office:value-type="float" office:value="0" calcext:value-type="float">
            <text:p>0</text:p>
          </table:table-cell>
          <table:table-cell table:style-name="Default" table:formula="of:=IF(ISERROR([.F174]);0;[.F174])" office:value-type="float" office:value="0" calcext:value-type="float">
            <text:p>0</text:p>
          </table:table-cell>
          <table:table-cell table:style-name="Default"/>
          <table:table-cell table:style-name="ce24" table:formula="of:=[.A174]" office:value-type="float" office:value="0" calcext:value-type="float">
            <text:p>0</text:p>
          </table:table-cell>
          <table:table-cell table:style-name="ce24" table:formula="of:=[.B174]" office:value-type="float" office:value="0" calcext:value-type="float">
            <text:p>0</text:p>
          </table:table-cell>
          <table:table-cell table:style-name="ce24" table:formula="of:=SUMIFS([.H$3:.H$188];[.$A$2:.$A$187];[.$A174])" office:value-type="float" office:value="392.754166666667" calcext:value-type="float">
            <text:p>392.7541666667</text:p>
          </table:table-cell>
          <table:table-cell table:style-name="ce24" table:formula="of:=SUMIFS([.I$3:.I$188];[.$A$2:.$A$187];[.$A174])" office:value-type="float" office:value="392.754166666667" calcext:value-type="float">
            <text:p>392.7541666667</text:p>
          </table:table-cell>
          <table:table-cell table:style-name="ce24" table:formula="of:=SUMIFS([.J$3:.J$188];[.$A$2:.$A$187];[.$A174])" office:value-type="float" office:value="393.691666666667" calcext:value-type="float">
            <text:p>393.6916666667</text:p>
          </table:table-cell>
          <table:table-cell table:style-name="ce24" table:formula="of:=SUMIFS([.K$3:.K$188];[.$A$2:.$A$187];[.$A174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5]" office:value-type="float" office:value="0" calcext:value-type="float">
            <text:p>0</text:p>
          </table:table-cell>
          <table:table-cell table:formula="of:=['Mega Recipe'.Q175]" office:value-type="float" office:value="0" calcext:value-type="float">
            <text:p>0</text:p>
          </table:table-cell>
          <table:table-cell table:formula="of:=['Mega Recipe'.R175]" office:value-type="float" office:value="0" calcext:value-type="float">
            <text:p>0</text:p>
          </table:table-cell>
          <table:table-cell table:formula="of:=['Mega Recipe'.S175]" office:value-type="float" office:value="0" calcext:value-type="float">
            <text:p>0</text:p>
          </table:table-cell>
          <table:table-cell table:formula="of:=['Mega Recipe'.T175]" office:value-type="float" office:value="0" calcext:value-type="float">
            <text:p>0</text:p>
          </table:table-cell>
          <table:table-cell table:formula="of:=['Mega Recipe'.U175]" office:value-type="float" office:value="0" calcext:value-type="float">
            <text:p>0</text:p>
          </table:table-cell>
          <table:table-cell/>
          <table:table-cell table:style-name="Default" table:formula="of:=IF(ISERROR([.C175]);0;[.C175])" office:value-type="float" office:value="0" calcext:value-type="float">
            <text:p>0</text:p>
          </table:table-cell>
          <table:table-cell table:style-name="Default" table:formula="of:=IF(ISERROR([.D175]);0;[.D175])" office:value-type="float" office:value="0" calcext:value-type="float">
            <text:p>0</text:p>
          </table:table-cell>
          <table:table-cell table:style-name="Default" table:formula="of:=IF(ISERROR([.E175]);0;[.E175])" office:value-type="float" office:value="0" calcext:value-type="float">
            <text:p>0</text:p>
          </table:table-cell>
          <table:table-cell table:style-name="Default" table:formula="of:=IF(ISERROR([.F175]);0;[.F175])" office:value-type="float" office:value="0" calcext:value-type="float">
            <text:p>0</text:p>
          </table:table-cell>
          <table:table-cell table:style-name="Default"/>
          <table:table-cell table:style-name="ce24" table:formula="of:=[.A175]" office:value-type="float" office:value="0" calcext:value-type="float">
            <text:p>0</text:p>
          </table:table-cell>
          <table:table-cell table:style-name="ce24" table:formula="of:=[.B175]" office:value-type="float" office:value="0" calcext:value-type="float">
            <text:p>0</text:p>
          </table:table-cell>
          <table:table-cell table:style-name="ce24" table:formula="of:=SUMIFS([.H$3:.H$188];[.$A$2:.$A$187];[.$A175])" office:value-type="float" office:value="392.754166666667" calcext:value-type="float">
            <text:p>392.7541666667</text:p>
          </table:table-cell>
          <table:table-cell table:style-name="ce24" table:formula="of:=SUMIFS([.I$3:.I$188];[.$A$2:.$A$187];[.$A175])" office:value-type="float" office:value="392.754166666667" calcext:value-type="float">
            <text:p>392.7541666667</text:p>
          </table:table-cell>
          <table:table-cell table:style-name="ce24" table:formula="of:=SUMIFS([.J$3:.J$188];[.$A$2:.$A$187];[.$A175])" office:value-type="float" office:value="393.691666666667" calcext:value-type="float">
            <text:p>393.6916666667</text:p>
          </table:table-cell>
          <table:table-cell table:style-name="ce24" table:formula="of:=SUMIFS([.K$3:.K$188];[.$A$2:.$A$187];[.$A175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6]" office:value-type="float" office:value="0" calcext:value-type="float">
            <text:p>0</text:p>
          </table:table-cell>
          <table:table-cell table:formula="of:=['Mega Recipe'.Q176]" office:value-type="float" office:value="0" calcext:value-type="float">
            <text:p>0</text:p>
          </table:table-cell>
          <table:table-cell table:formula="of:=['Mega Recipe'.R176]" office:value-type="float" office:value="0" calcext:value-type="float">
            <text:p>0</text:p>
          </table:table-cell>
          <table:table-cell table:formula="of:=['Mega Recipe'.S176]" office:value-type="float" office:value="0" calcext:value-type="float">
            <text:p>0</text:p>
          </table:table-cell>
          <table:table-cell table:formula="of:=['Mega Recipe'.T176]" office:value-type="float" office:value="0" calcext:value-type="float">
            <text:p>0</text:p>
          </table:table-cell>
          <table:table-cell table:formula="of:=['Mega Recipe'.U176]" office:value-type="float" office:value="0" calcext:value-type="float">
            <text:p>0</text:p>
          </table:table-cell>
          <table:table-cell/>
          <table:table-cell table:style-name="Default" table:formula="of:=IF(ISERROR([.C176]);0;[.C176])" office:value-type="float" office:value="0" calcext:value-type="float">
            <text:p>0</text:p>
          </table:table-cell>
          <table:table-cell table:style-name="Default" table:formula="of:=IF(ISERROR([.D176]);0;[.D176])" office:value-type="float" office:value="0" calcext:value-type="float">
            <text:p>0</text:p>
          </table:table-cell>
          <table:table-cell table:style-name="Default" table:formula="of:=IF(ISERROR([.E176]);0;[.E176])" office:value-type="float" office:value="0" calcext:value-type="float">
            <text:p>0</text:p>
          </table:table-cell>
          <table:table-cell table:style-name="Default" table:formula="of:=IF(ISERROR([.F176]);0;[.F176])" office:value-type="float" office:value="0" calcext:value-type="float">
            <text:p>0</text:p>
          </table:table-cell>
          <table:table-cell table:style-name="Default"/>
          <table:table-cell table:style-name="ce24" table:formula="of:=[.A176]" office:value-type="float" office:value="0" calcext:value-type="float">
            <text:p>0</text:p>
          </table:table-cell>
          <table:table-cell table:style-name="ce24" table:formula="of:=[.B176]" office:value-type="float" office:value="0" calcext:value-type="float">
            <text:p>0</text:p>
          </table:table-cell>
          <table:table-cell table:style-name="ce24" table:formula="of:=SUMIFS([.H$3:.H$188];[.$A$2:.$A$187];[.$A176])" office:value-type="float" office:value="392.754166666667" calcext:value-type="float">
            <text:p>392.7541666667</text:p>
          </table:table-cell>
          <table:table-cell table:style-name="ce24" table:formula="of:=SUMIFS([.I$3:.I$188];[.$A$2:.$A$187];[.$A176])" office:value-type="float" office:value="392.754166666667" calcext:value-type="float">
            <text:p>392.7541666667</text:p>
          </table:table-cell>
          <table:table-cell table:style-name="ce24" table:formula="of:=SUMIFS([.J$3:.J$188];[.$A$2:.$A$187];[.$A176])" office:value-type="float" office:value="393.691666666667" calcext:value-type="float">
            <text:p>393.6916666667</text:p>
          </table:table-cell>
          <table:table-cell table:style-name="ce24" table:formula="of:=SUMIFS([.K$3:.K$188];[.$A$2:.$A$187];[.$A176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7]" office:value-type="float" office:value="0" calcext:value-type="float">
            <text:p>0</text:p>
          </table:table-cell>
          <table:table-cell table:formula="of:=['Mega Recipe'.Q177]" office:value-type="float" office:value="0" calcext:value-type="float">
            <text:p>0</text:p>
          </table:table-cell>
          <table:table-cell table:formula="of:=['Mega Recipe'.R177]" office:value-type="float" office:value="0" calcext:value-type="float">
            <text:p>0</text:p>
          </table:table-cell>
          <table:table-cell table:formula="of:=['Mega Recipe'.S177]" office:value-type="float" office:value="0" calcext:value-type="float">
            <text:p>0</text:p>
          </table:table-cell>
          <table:table-cell table:formula="of:=['Mega Recipe'.T177]" office:value-type="float" office:value="0" calcext:value-type="float">
            <text:p>0</text:p>
          </table:table-cell>
          <table:table-cell table:formula="of:=['Mega Recipe'.U177]" office:value-type="float" office:value="0" calcext:value-type="float">
            <text:p>0</text:p>
          </table:table-cell>
          <table:table-cell/>
          <table:table-cell table:style-name="Default" table:formula="of:=IF(ISERROR([.C177]);0;[.C177])" office:value-type="float" office:value="0" calcext:value-type="float">
            <text:p>0</text:p>
          </table:table-cell>
          <table:table-cell table:style-name="Default" table:formula="of:=IF(ISERROR([.D177]);0;[.D177])" office:value-type="float" office:value="0" calcext:value-type="float">
            <text:p>0</text:p>
          </table:table-cell>
          <table:table-cell table:style-name="Default" table:formula="of:=IF(ISERROR([.E177]);0;[.E177])" office:value-type="float" office:value="0" calcext:value-type="float">
            <text:p>0</text:p>
          </table:table-cell>
          <table:table-cell table:style-name="Default" table:formula="of:=IF(ISERROR([.F177]);0;[.F177])" office:value-type="float" office:value="0" calcext:value-type="float">
            <text:p>0</text:p>
          </table:table-cell>
          <table:table-cell table:style-name="Default"/>
          <table:table-cell table:style-name="ce24" table:formula="of:=[.A177]" office:value-type="float" office:value="0" calcext:value-type="float">
            <text:p>0</text:p>
          </table:table-cell>
          <table:table-cell table:style-name="ce24" table:formula="of:=[.B177]" office:value-type="float" office:value="0" calcext:value-type="float">
            <text:p>0</text:p>
          </table:table-cell>
          <table:table-cell table:style-name="ce24" table:formula="of:=SUMIFS([.H$3:.H$188];[.$A$2:.$A$187];[.$A177])" office:value-type="float" office:value="392.754166666667" calcext:value-type="float">
            <text:p>392.7541666667</text:p>
          </table:table-cell>
          <table:table-cell table:style-name="ce24" table:formula="of:=SUMIFS([.I$3:.I$188];[.$A$2:.$A$187];[.$A177])" office:value-type="float" office:value="392.754166666667" calcext:value-type="float">
            <text:p>392.7541666667</text:p>
          </table:table-cell>
          <table:table-cell table:style-name="ce24" table:formula="of:=SUMIFS([.J$3:.J$188];[.$A$2:.$A$187];[.$A177])" office:value-type="float" office:value="393.691666666667" calcext:value-type="float">
            <text:p>393.6916666667</text:p>
          </table:table-cell>
          <table:table-cell table:style-name="ce24" table:formula="of:=SUMIFS([.K$3:.K$188];[.$A$2:.$A$187];[.$A177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8]" office:value-type="float" office:value="0" calcext:value-type="float">
            <text:p>0</text:p>
          </table:table-cell>
          <table:table-cell table:formula="of:=['Mega Recipe'.Q178]" office:value-type="float" office:value="0" calcext:value-type="float">
            <text:p>0</text:p>
          </table:table-cell>
          <table:table-cell table:formula="of:=['Mega Recipe'.R178]" office:value-type="float" office:value="0" calcext:value-type="float">
            <text:p>0</text:p>
          </table:table-cell>
          <table:table-cell table:formula="of:=['Mega Recipe'.S178]" office:value-type="float" office:value="0" calcext:value-type="float">
            <text:p>0</text:p>
          </table:table-cell>
          <table:table-cell table:formula="of:=['Mega Recipe'.T178]" office:value-type="float" office:value="0" calcext:value-type="float">
            <text:p>0</text:p>
          </table:table-cell>
          <table:table-cell table:formula="of:=['Mega Recipe'.U178]" office:value-type="float" office:value="0" calcext:value-type="float">
            <text:p>0</text:p>
          </table:table-cell>
          <table:table-cell/>
          <table:table-cell table:style-name="Default" table:formula="of:=IF(ISERROR([.C178]);0;[.C178])" office:value-type="float" office:value="0" calcext:value-type="float">
            <text:p>0</text:p>
          </table:table-cell>
          <table:table-cell table:style-name="Default" table:formula="of:=IF(ISERROR([.D178]);0;[.D178])" office:value-type="float" office:value="0" calcext:value-type="float">
            <text:p>0</text:p>
          </table:table-cell>
          <table:table-cell table:style-name="Default" table:formula="of:=IF(ISERROR([.E178]);0;[.E178])" office:value-type="float" office:value="0" calcext:value-type="float">
            <text:p>0</text:p>
          </table:table-cell>
          <table:table-cell table:style-name="Default" table:formula="of:=IF(ISERROR([.F178]);0;[.F178])" office:value-type="float" office:value="0" calcext:value-type="float">
            <text:p>0</text:p>
          </table:table-cell>
          <table:table-cell table:style-name="Default"/>
          <table:table-cell table:style-name="ce24" table:formula="of:=[.A178]" office:value-type="float" office:value="0" calcext:value-type="float">
            <text:p>0</text:p>
          </table:table-cell>
          <table:table-cell table:style-name="ce24" table:formula="of:=[.B178]" office:value-type="float" office:value="0" calcext:value-type="float">
            <text:p>0</text:p>
          </table:table-cell>
          <table:table-cell table:style-name="ce24" table:formula="of:=SUMIFS([.H$3:.H$188];[.$A$2:.$A$187];[.$A178])" office:value-type="float" office:value="392.754166666667" calcext:value-type="float">
            <text:p>392.7541666667</text:p>
          </table:table-cell>
          <table:table-cell table:style-name="ce24" table:formula="of:=SUMIFS([.I$3:.I$188];[.$A$2:.$A$187];[.$A178])" office:value-type="float" office:value="392.754166666667" calcext:value-type="float">
            <text:p>392.7541666667</text:p>
          </table:table-cell>
          <table:table-cell table:style-name="ce24" table:formula="of:=SUMIFS([.J$3:.J$188];[.$A$2:.$A$187];[.$A178])" office:value-type="float" office:value="393.691666666667" calcext:value-type="float">
            <text:p>393.6916666667</text:p>
          </table:table-cell>
          <table:table-cell table:style-name="ce24" table:formula="of:=SUMIFS([.K$3:.K$188];[.$A$2:.$A$187];[.$A17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9]" office:value-type="float" office:value="0" calcext:value-type="float">
            <text:p>0</text:p>
          </table:table-cell>
          <table:table-cell table:formula="of:=['Mega Recipe'.Q179]" office:value-type="float" office:value="0" calcext:value-type="float">
            <text:p>0</text:p>
          </table:table-cell>
          <table:table-cell table:formula="of:=['Mega Recipe'.R179]" office:value-type="float" office:value="0" calcext:value-type="float">
            <text:p>0</text:p>
          </table:table-cell>
          <table:table-cell table:formula="of:=['Mega Recipe'.S179]" office:value-type="float" office:value="0" calcext:value-type="float">
            <text:p>0</text:p>
          </table:table-cell>
          <table:table-cell table:formula="of:=['Mega Recipe'.T179]" office:value-type="float" office:value="0" calcext:value-type="float">
            <text:p>0</text:p>
          </table:table-cell>
          <table:table-cell table:formula="of:=['Mega Recipe'.U179]" office:value-type="float" office:value="0" calcext:value-type="float">
            <text:p>0</text:p>
          </table:table-cell>
          <table:table-cell/>
          <table:table-cell table:style-name="Default" table:formula="of:=IF(ISERROR([.C179]);0;[.C179])" office:value-type="float" office:value="0" calcext:value-type="float">
            <text:p>0</text:p>
          </table:table-cell>
          <table:table-cell table:style-name="Default" table:formula="of:=IF(ISERROR([.D179]);0;[.D179])" office:value-type="float" office:value="0" calcext:value-type="float">
            <text:p>0</text:p>
          </table:table-cell>
          <table:table-cell table:style-name="Default" table:formula="of:=IF(ISERROR([.E179]);0;[.E179])" office:value-type="float" office:value="0" calcext:value-type="float">
            <text:p>0</text:p>
          </table:table-cell>
          <table:table-cell table:style-name="Default" table:formula="of:=IF(ISERROR([.F179]);0;[.F179])" office:value-type="float" office:value="0" calcext:value-type="float">
            <text:p>0</text:p>
          </table:table-cell>
          <table:table-cell table:style-name="Default"/>
          <table:table-cell table:style-name="ce24" table:formula="of:=[.A179]" office:value-type="float" office:value="0" calcext:value-type="float">
            <text:p>0</text:p>
          </table:table-cell>
          <table:table-cell table:style-name="ce24" table:formula="of:=[.B179]" office:value-type="float" office:value="0" calcext:value-type="float">
            <text:p>0</text:p>
          </table:table-cell>
          <table:table-cell table:style-name="ce24" table:formula="of:=SUMIFS([.H$3:.H$188];[.$A$2:.$A$187];[.$A179])" office:value-type="float" office:value="392.754166666667" calcext:value-type="float">
            <text:p>392.7541666667</text:p>
          </table:table-cell>
          <table:table-cell table:style-name="ce24" table:formula="of:=SUMIFS([.I$3:.I$188];[.$A$2:.$A$187];[.$A179])" office:value-type="float" office:value="392.754166666667" calcext:value-type="float">
            <text:p>392.7541666667</text:p>
          </table:table-cell>
          <table:table-cell table:style-name="ce24" table:formula="of:=SUMIFS([.J$3:.J$188];[.$A$2:.$A$187];[.$A179])" office:value-type="float" office:value="393.691666666667" calcext:value-type="float">
            <text:p>393.6916666667</text:p>
          </table:table-cell>
          <table:table-cell table:style-name="ce24" table:formula="of:=SUMIFS([.K$3:.K$188];[.$A$2:.$A$187];[.$A17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0]" office:value-type="float" office:value="0" calcext:value-type="float">
            <text:p>0</text:p>
          </table:table-cell>
          <table:table-cell table:formula="of:=['Mega Recipe'.Q180]" office:value-type="float" office:value="0" calcext:value-type="float">
            <text:p>0</text:p>
          </table:table-cell>
          <table:table-cell table:formula="of:=['Mega Recipe'.R180]" office:value-type="float" office:value="0" calcext:value-type="float">
            <text:p>0</text:p>
          </table:table-cell>
          <table:table-cell table:formula="of:=['Mega Recipe'.S180]" office:value-type="float" office:value="0" calcext:value-type="float">
            <text:p>0</text:p>
          </table:table-cell>
          <table:table-cell table:formula="of:=['Mega Recipe'.T180]" office:value-type="float" office:value="0" calcext:value-type="float">
            <text:p>0</text:p>
          </table:table-cell>
          <table:table-cell table:formula="of:=['Mega Recipe'.U180]" office:value-type="float" office:value="0" calcext:value-type="float">
            <text:p>0</text:p>
          </table:table-cell>
          <table:table-cell/>
          <table:table-cell table:style-name="Default" table:formula="of:=IF(ISERROR([.C180]);0;[.C180])" office:value-type="float" office:value="0" calcext:value-type="float">
            <text:p>0</text:p>
          </table:table-cell>
          <table:table-cell table:style-name="Default" table:formula="of:=IF(ISERROR([.D180]);0;[.D180])" office:value-type="float" office:value="0" calcext:value-type="float">
            <text:p>0</text:p>
          </table:table-cell>
          <table:table-cell table:style-name="Default" table:formula="of:=IF(ISERROR([.E180]);0;[.E180])" office:value-type="float" office:value="0" calcext:value-type="float">
            <text:p>0</text:p>
          </table:table-cell>
          <table:table-cell table:style-name="Default" table:formula="of:=IF(ISERROR([.F180]);0;[.F180])" office:value-type="float" office:value="0" calcext:value-type="float">
            <text:p>0</text:p>
          </table:table-cell>
          <table:table-cell table:style-name="Default"/>
          <table:table-cell table:style-name="ce24" table:formula="of:=[.A180]" office:value-type="float" office:value="0" calcext:value-type="float">
            <text:p>0</text:p>
          </table:table-cell>
          <table:table-cell table:style-name="ce24" table:formula="of:=[.B180]" office:value-type="float" office:value="0" calcext:value-type="float">
            <text:p>0</text:p>
          </table:table-cell>
          <table:table-cell table:style-name="ce24" table:formula="of:=SUMIFS([.H$3:.H$188];[.$A$2:.$A$187];[.$A180])" office:value-type="float" office:value="392.754166666667" calcext:value-type="float">
            <text:p>392.7541666667</text:p>
          </table:table-cell>
          <table:table-cell table:style-name="ce24" table:formula="of:=SUMIFS([.I$3:.I$188];[.$A$2:.$A$187];[.$A180])" office:value-type="float" office:value="392.754166666667" calcext:value-type="float">
            <text:p>392.7541666667</text:p>
          </table:table-cell>
          <table:table-cell table:style-name="ce24" table:formula="of:=SUMIFS([.J$3:.J$188];[.$A$2:.$A$187];[.$A180])" office:value-type="float" office:value="393.691666666667" calcext:value-type="float">
            <text:p>393.6916666667</text:p>
          </table:table-cell>
          <table:table-cell table:style-name="ce24" table:formula="of:=SUMIFS([.K$3:.K$188];[.$A$2:.$A$187];[.$A180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1]" office:value-type="float" office:value="0" calcext:value-type="float">
            <text:p>0</text:p>
          </table:table-cell>
          <table:table-cell table:formula="of:=['Mega Recipe'.Q181]" office:value-type="float" office:value="0" calcext:value-type="float">
            <text:p>0</text:p>
          </table:table-cell>
          <table:table-cell table:formula="of:=['Mega Recipe'.R181]" office:value-type="float" office:value="0" calcext:value-type="float">
            <text:p>0</text:p>
          </table:table-cell>
          <table:table-cell table:formula="of:=['Mega Recipe'.S181]" office:value-type="float" office:value="0" calcext:value-type="float">
            <text:p>0</text:p>
          </table:table-cell>
          <table:table-cell table:formula="of:=['Mega Recipe'.T181]" office:value-type="float" office:value="0" calcext:value-type="float">
            <text:p>0</text:p>
          </table:table-cell>
          <table:table-cell table:formula="of:=['Mega Recipe'.U181]" office:value-type="float" office:value="0" calcext:value-type="float">
            <text:p>0</text:p>
          </table:table-cell>
          <table:table-cell/>
          <table:table-cell table:style-name="Default" table:formula="of:=IF(ISERROR([.C181]);0;[.C181])" office:value-type="float" office:value="0" calcext:value-type="float">
            <text:p>0</text:p>
          </table:table-cell>
          <table:table-cell table:style-name="Default" table:formula="of:=IF(ISERROR([.D181]);0;[.D181])" office:value-type="float" office:value="0" calcext:value-type="float">
            <text:p>0</text:p>
          </table:table-cell>
          <table:table-cell table:style-name="Default" table:formula="of:=IF(ISERROR([.E181]);0;[.E181])" office:value-type="float" office:value="0" calcext:value-type="float">
            <text:p>0</text:p>
          </table:table-cell>
          <table:table-cell table:style-name="Default" table:formula="of:=IF(ISERROR([.F181]);0;[.F181])" office:value-type="float" office:value="0" calcext:value-type="float">
            <text:p>0</text:p>
          </table:table-cell>
          <table:table-cell table:style-name="Default"/>
          <table:table-cell table:style-name="ce24" table:formula="of:=[.A181]" office:value-type="float" office:value="0" calcext:value-type="float">
            <text:p>0</text:p>
          </table:table-cell>
          <table:table-cell table:style-name="ce24" table:formula="of:=[.B181]" office:value-type="float" office:value="0" calcext:value-type="float">
            <text:p>0</text:p>
          </table:table-cell>
          <table:table-cell table:style-name="ce24" table:formula="of:=SUMIFS([.H$3:.H$188];[.$A$2:.$A$187];[.$A181])" office:value-type="float" office:value="392.754166666667" calcext:value-type="float">
            <text:p>392.7541666667</text:p>
          </table:table-cell>
          <table:table-cell table:style-name="ce24" table:formula="of:=SUMIFS([.I$3:.I$188];[.$A$2:.$A$187];[.$A181])" office:value-type="float" office:value="392.754166666667" calcext:value-type="float">
            <text:p>392.7541666667</text:p>
          </table:table-cell>
          <table:table-cell table:style-name="ce24" table:formula="of:=SUMIFS([.J$3:.J$188];[.$A$2:.$A$187];[.$A181])" office:value-type="float" office:value="393.691666666667" calcext:value-type="float">
            <text:p>393.6916666667</text:p>
          </table:table-cell>
          <table:table-cell table:style-name="ce24" table:formula="of:=SUMIFS([.K$3:.K$188];[.$A$2:.$A$187];[.$A181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2]" office:value-type="float" office:value="0" calcext:value-type="float">
            <text:p>0</text:p>
          </table:table-cell>
          <table:table-cell table:formula="of:=['Mega Recipe'.Q182]" office:value-type="float" office:value="0" calcext:value-type="float">
            <text:p>0</text:p>
          </table:table-cell>
          <table:table-cell table:formula="of:=['Mega Recipe'.R182]" office:value-type="float" office:value="0" calcext:value-type="float">
            <text:p>0</text:p>
          </table:table-cell>
          <table:table-cell table:formula="of:=['Mega Recipe'.S182]" office:value-type="float" office:value="0" calcext:value-type="float">
            <text:p>0</text:p>
          </table:table-cell>
          <table:table-cell table:formula="of:=['Mega Recipe'.T182]" office:value-type="float" office:value="0" calcext:value-type="float">
            <text:p>0</text:p>
          </table:table-cell>
          <table:table-cell table:formula="of:=['Mega Recipe'.U182]" office:value-type="float" office:value="0" calcext:value-type="float">
            <text:p>0</text:p>
          </table:table-cell>
          <table:table-cell/>
          <table:table-cell table:style-name="Default" table:formula="of:=IF(ISERROR([.C182]);0;[.C182])" office:value-type="float" office:value="0" calcext:value-type="float">
            <text:p>0</text:p>
          </table:table-cell>
          <table:table-cell table:style-name="Default" table:formula="of:=IF(ISERROR([.D182]);0;[.D182])" office:value-type="float" office:value="0" calcext:value-type="float">
            <text:p>0</text:p>
          </table:table-cell>
          <table:table-cell table:style-name="Default" table:formula="of:=IF(ISERROR([.E182]);0;[.E182])" office:value-type="float" office:value="0" calcext:value-type="float">
            <text:p>0</text:p>
          </table:table-cell>
          <table:table-cell table:style-name="Default" table:formula="of:=IF(ISERROR([.F182]);0;[.F182])" office:value-type="float" office:value="0" calcext:value-type="float">
            <text:p>0</text:p>
          </table:table-cell>
          <table:table-cell table:style-name="Default"/>
          <table:table-cell table:style-name="ce24" table:formula="of:=[.A182]" office:value-type="float" office:value="0" calcext:value-type="float">
            <text:p>0</text:p>
          </table:table-cell>
          <table:table-cell table:style-name="ce24" table:formula="of:=[.B182]" office:value-type="float" office:value="0" calcext:value-type="float">
            <text:p>0</text:p>
          </table:table-cell>
          <table:table-cell table:style-name="ce24" table:formula="of:=SUMIFS([.H$3:.H$188];[.$A$2:.$A$187];[.$A182])" office:value-type="float" office:value="392.754166666667" calcext:value-type="float">
            <text:p>392.7541666667</text:p>
          </table:table-cell>
          <table:table-cell table:style-name="ce24" table:formula="of:=SUMIFS([.I$3:.I$188];[.$A$2:.$A$187];[.$A182])" office:value-type="float" office:value="392.754166666667" calcext:value-type="float">
            <text:p>392.7541666667</text:p>
          </table:table-cell>
          <table:table-cell table:style-name="ce24" table:formula="of:=SUMIFS([.J$3:.J$188];[.$A$2:.$A$187];[.$A182])" office:value-type="float" office:value="393.691666666667" calcext:value-type="float">
            <text:p>393.6916666667</text:p>
          </table:table-cell>
          <table:table-cell table:style-name="ce24" table:formula="of:=SUMIFS([.K$3:.K$188];[.$A$2:.$A$187];[.$A182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3]" office:value-type="float" office:value="0" calcext:value-type="float">
            <text:p>0</text:p>
          </table:table-cell>
          <table:table-cell table:formula="of:=['Mega Recipe'.Q183]" office:value-type="float" office:value="0" calcext:value-type="float">
            <text:p>0</text:p>
          </table:table-cell>
          <table:table-cell table:formula="of:=['Mega Recipe'.R183]" office:value-type="float" office:value="0" calcext:value-type="float">
            <text:p>0</text:p>
          </table:table-cell>
          <table:table-cell table:formula="of:=['Mega Recipe'.S183]" office:value-type="float" office:value="0" calcext:value-type="float">
            <text:p>0</text:p>
          </table:table-cell>
          <table:table-cell table:formula="of:=['Mega Recipe'.T183]" office:value-type="float" office:value="0" calcext:value-type="float">
            <text:p>0</text:p>
          </table:table-cell>
          <table:table-cell table:formula="of:=['Mega Recipe'.U183]" office:value-type="float" office:value="0" calcext:value-type="float">
            <text:p>0</text:p>
          </table:table-cell>
          <table:table-cell/>
          <table:table-cell table:style-name="Default" table:formula="of:=IF(ISERROR([.C183]);0;[.C183])" office:value-type="float" office:value="0" calcext:value-type="float">
            <text:p>0</text:p>
          </table:table-cell>
          <table:table-cell table:style-name="Default" table:formula="of:=IF(ISERROR([.D183]);0;[.D183])" office:value-type="float" office:value="0" calcext:value-type="float">
            <text:p>0</text:p>
          </table:table-cell>
          <table:table-cell table:style-name="Default" table:formula="of:=IF(ISERROR([.E183]);0;[.E183])" office:value-type="float" office:value="0" calcext:value-type="float">
            <text:p>0</text:p>
          </table:table-cell>
          <table:table-cell table:style-name="Default" table:formula="of:=IF(ISERROR([.F183]);0;[.F183])" office:value-type="float" office:value="0" calcext:value-type="float">
            <text:p>0</text:p>
          </table:table-cell>
          <table:table-cell table:style-name="Default"/>
          <table:table-cell table:style-name="ce24" table:formula="of:=[.A183]" office:value-type="float" office:value="0" calcext:value-type="float">
            <text:p>0</text:p>
          </table:table-cell>
          <table:table-cell table:style-name="ce24" table:formula="of:=[.B183]" office:value-type="float" office:value="0" calcext:value-type="float">
            <text:p>0</text:p>
          </table:table-cell>
          <table:table-cell table:style-name="ce24" table:formula="of:=SUMIFS([.H$3:.H$188];[.$A$2:.$A$187];[.$A183])" office:value-type="float" office:value="392.754166666667" calcext:value-type="float">
            <text:p>392.7541666667</text:p>
          </table:table-cell>
          <table:table-cell table:style-name="ce24" table:formula="of:=SUMIFS([.I$3:.I$188];[.$A$2:.$A$187];[.$A183])" office:value-type="float" office:value="392.754166666667" calcext:value-type="float">
            <text:p>392.7541666667</text:p>
          </table:table-cell>
          <table:table-cell table:style-name="ce24" table:formula="of:=SUMIFS([.J$3:.J$188];[.$A$2:.$A$187];[.$A183])" office:value-type="float" office:value="393.691666666667" calcext:value-type="float">
            <text:p>393.6916666667</text:p>
          </table:table-cell>
          <table:table-cell table:style-name="ce24" table:formula="of:=SUMIFS([.K$3:.K$188];[.$A$2:.$A$187];[.$A183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4]" office:value-type="float" office:value="0" calcext:value-type="float">
            <text:p>0</text:p>
          </table:table-cell>
          <table:table-cell table:formula="of:=['Mega Recipe'.Q184]" office:value-type="float" office:value="0" calcext:value-type="float">
            <text:p>0</text:p>
          </table:table-cell>
          <table:table-cell table:formula="of:=['Mega Recipe'.R184]" office:value-type="float" office:value="0" calcext:value-type="float">
            <text:p>0</text:p>
          </table:table-cell>
          <table:table-cell table:formula="of:=['Mega Recipe'.S184]" office:value-type="float" office:value="0" calcext:value-type="float">
            <text:p>0</text:p>
          </table:table-cell>
          <table:table-cell table:formula="of:=['Mega Recipe'.T184]" office:value-type="float" office:value="0" calcext:value-type="float">
            <text:p>0</text:p>
          </table:table-cell>
          <table:table-cell table:formula="of:=['Mega Recipe'.U184]" office:value-type="float" office:value="0" calcext:value-type="float">
            <text:p>0</text:p>
          </table:table-cell>
          <table:table-cell/>
          <table:table-cell table:style-name="Default" table:formula="of:=IF(ISERROR([.C184]);0;[.C184])" office:value-type="float" office:value="0" calcext:value-type="float">
            <text:p>0</text:p>
          </table:table-cell>
          <table:table-cell table:style-name="Default" table:formula="of:=IF(ISERROR([.D184]);0;[.D184])" office:value-type="float" office:value="0" calcext:value-type="float">
            <text:p>0</text:p>
          </table:table-cell>
          <table:table-cell table:style-name="Default" table:formula="of:=IF(ISERROR([.E184]);0;[.E184])" office:value-type="float" office:value="0" calcext:value-type="float">
            <text:p>0</text:p>
          </table:table-cell>
          <table:table-cell table:style-name="Default" table:formula="of:=IF(ISERROR([.F184]);0;[.F184])" office:value-type="float" office:value="0" calcext:value-type="float">
            <text:p>0</text:p>
          </table:table-cell>
          <table:table-cell table:style-name="Default"/>
          <table:table-cell table:style-name="ce24" table:formula="of:=[.A184]" office:value-type="float" office:value="0" calcext:value-type="float">
            <text:p>0</text:p>
          </table:table-cell>
          <table:table-cell table:style-name="ce24" table:formula="of:=[.B184]" office:value-type="float" office:value="0" calcext:value-type="float">
            <text:p>0</text:p>
          </table:table-cell>
          <table:table-cell table:style-name="ce24" table:formula="of:=SUMIFS([.H$3:.H$188];[.$A$2:.$A$187];[.$A184])" office:value-type="float" office:value="392.754166666667" calcext:value-type="float">
            <text:p>392.7541666667</text:p>
          </table:table-cell>
          <table:table-cell table:style-name="ce24" table:formula="of:=SUMIFS([.I$3:.I$188];[.$A$2:.$A$187];[.$A184])" office:value-type="float" office:value="392.754166666667" calcext:value-type="float">
            <text:p>392.7541666667</text:p>
          </table:table-cell>
          <table:table-cell table:style-name="ce24" table:formula="of:=SUMIFS([.J$3:.J$188];[.$A$2:.$A$187];[.$A184])" office:value-type="float" office:value="393.691666666667" calcext:value-type="float">
            <text:p>393.6916666667</text:p>
          </table:table-cell>
          <table:table-cell table:style-name="ce24" table:formula="of:=SUMIFS([.K$3:.K$188];[.$A$2:.$A$187];[.$A184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5]" office:value-type="float" office:value="0" calcext:value-type="float">
            <text:p>0</text:p>
          </table:table-cell>
          <table:table-cell table:formula="of:=['Mega Recipe'.Q185]" office:value-type="float" office:value="0" calcext:value-type="float">
            <text:p>0</text:p>
          </table:table-cell>
          <table:table-cell table:formula="of:=['Mega Recipe'.R185]" office:value-type="float" office:value="0" calcext:value-type="float">
            <text:p>0</text:p>
          </table:table-cell>
          <table:table-cell table:formula="of:=['Mega Recipe'.S185]" office:value-type="float" office:value="0" calcext:value-type="float">
            <text:p>0</text:p>
          </table:table-cell>
          <table:table-cell table:formula="of:=['Mega Recipe'.T185]" office:value-type="float" office:value="0" calcext:value-type="float">
            <text:p>0</text:p>
          </table:table-cell>
          <table:table-cell table:formula="of:=['Mega Recipe'.U185]" office:value-type="float" office:value="0" calcext:value-type="float">
            <text:p>0</text:p>
          </table:table-cell>
          <table:table-cell/>
          <table:table-cell table:style-name="Default" table:formula="of:=IF(ISERROR([.C185]);0;[.C185])" office:value-type="float" office:value="0" calcext:value-type="float">
            <text:p>0</text:p>
          </table:table-cell>
          <table:table-cell table:style-name="Default" table:formula="of:=IF(ISERROR([.D185]);0;[.D185])" office:value-type="float" office:value="0" calcext:value-type="float">
            <text:p>0</text:p>
          </table:table-cell>
          <table:table-cell table:style-name="Default" table:formula="of:=IF(ISERROR([.E185]);0;[.E185])" office:value-type="float" office:value="0" calcext:value-type="float">
            <text:p>0</text:p>
          </table:table-cell>
          <table:table-cell table:style-name="Default" table:formula="of:=IF(ISERROR([.F185]);0;[.F185])" office:value-type="float" office:value="0" calcext:value-type="float">
            <text:p>0</text:p>
          </table:table-cell>
          <table:table-cell table:style-name="Default"/>
          <table:table-cell table:style-name="ce24" table:formula="of:=[.A185]" office:value-type="float" office:value="0" calcext:value-type="float">
            <text:p>0</text:p>
          </table:table-cell>
          <table:table-cell table:style-name="ce24" table:formula="of:=[.B185]" office:value-type="float" office:value="0" calcext:value-type="float">
            <text:p>0</text:p>
          </table:table-cell>
          <table:table-cell table:style-name="ce24" table:formula="of:=SUMIFS([.H$3:.H$188];[.$A$2:.$A$187];[.$A185])" office:value-type="float" office:value="392.754166666667" calcext:value-type="float">
            <text:p>392.7541666667</text:p>
          </table:table-cell>
          <table:table-cell table:style-name="ce24" table:formula="of:=SUMIFS([.I$3:.I$188];[.$A$2:.$A$187];[.$A185])" office:value-type="float" office:value="392.754166666667" calcext:value-type="float">
            <text:p>392.7541666667</text:p>
          </table:table-cell>
          <table:table-cell table:style-name="ce24" table:formula="of:=SUMIFS([.J$3:.J$188];[.$A$2:.$A$187];[.$A185])" office:value-type="float" office:value="393.691666666667" calcext:value-type="float">
            <text:p>393.6916666667</text:p>
          </table:table-cell>
          <table:table-cell table:style-name="ce24" table:formula="of:=SUMIFS([.K$3:.K$188];[.$A$2:.$A$187];[.$A185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6]" office:value-type="float" office:value="0" calcext:value-type="float">
            <text:p>0</text:p>
          </table:table-cell>
          <table:table-cell table:formula="of:=['Mega Recipe'.Q186]" office:value-type="float" office:value="0" calcext:value-type="float">
            <text:p>0</text:p>
          </table:table-cell>
          <table:table-cell table:formula="of:=['Mega Recipe'.R186]" office:value-type="float" office:value="0" calcext:value-type="float">
            <text:p>0</text:p>
          </table:table-cell>
          <table:table-cell table:formula="of:=['Mega Recipe'.S186]" office:value-type="float" office:value="0" calcext:value-type="float">
            <text:p>0</text:p>
          </table:table-cell>
          <table:table-cell table:formula="of:=['Mega Recipe'.T186]" office:value-type="float" office:value="0" calcext:value-type="float">
            <text:p>0</text:p>
          </table:table-cell>
          <table:table-cell table:formula="of:=['Mega Recipe'.U186]" office:value-type="float" office:value="0" calcext:value-type="float">
            <text:p>0</text:p>
          </table:table-cell>
          <table:table-cell/>
          <table:table-cell table:style-name="Default" table:formula="of:=IF(ISERROR([.C186]);0;[.C186])" office:value-type="float" office:value="0" calcext:value-type="float">
            <text:p>0</text:p>
          </table:table-cell>
          <table:table-cell table:style-name="Default" table:formula="of:=IF(ISERROR([.D186]);0;[.D186])" office:value-type="float" office:value="0" calcext:value-type="float">
            <text:p>0</text:p>
          </table:table-cell>
          <table:table-cell table:style-name="Default" table:formula="of:=IF(ISERROR([.E186]);0;[.E186])" office:value-type="float" office:value="0" calcext:value-type="float">
            <text:p>0</text:p>
          </table:table-cell>
          <table:table-cell table:style-name="Default" table:formula="of:=IF(ISERROR([.F186]);0;[.F186])" office:value-type="float" office:value="0" calcext:value-type="float">
            <text:p>0</text:p>
          </table:table-cell>
          <table:table-cell table:style-name="Default"/>
          <table:table-cell table:style-name="ce24" table:formula="of:=[.A186]" office:value-type="float" office:value="0" calcext:value-type="float">
            <text:p>0</text:p>
          </table:table-cell>
          <table:table-cell table:style-name="ce24" table:formula="of:=[.B186]" office:value-type="float" office:value="0" calcext:value-type="float">
            <text:p>0</text:p>
          </table:table-cell>
          <table:table-cell table:style-name="ce24" table:formula="of:=SUMIFS([.H$3:.H$188];[.$A$2:.$A$187];[.$A186])" office:value-type="float" office:value="392.754166666667" calcext:value-type="float">
            <text:p>392.7541666667</text:p>
          </table:table-cell>
          <table:table-cell table:style-name="ce24" table:formula="of:=SUMIFS([.I$3:.I$188];[.$A$2:.$A$187];[.$A186])" office:value-type="float" office:value="392.754166666667" calcext:value-type="float">
            <text:p>392.7541666667</text:p>
          </table:table-cell>
          <table:table-cell table:style-name="ce24" table:formula="of:=SUMIFS([.J$3:.J$188];[.$A$2:.$A$187];[.$A186])" office:value-type="float" office:value="393.691666666667" calcext:value-type="float">
            <text:p>393.6916666667</text:p>
          </table:table-cell>
          <table:table-cell table:style-name="ce24" table:formula="of:=SUMIFS([.K$3:.K$188];[.$A$2:.$A$187];[.$A186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7]" office:value-type="float" office:value="0" calcext:value-type="float">
            <text:p>0</text:p>
          </table:table-cell>
          <table:table-cell table:formula="of:=['Mega Recipe'.Q187]" office:value-type="float" office:value="0" calcext:value-type="float">
            <text:p>0</text:p>
          </table:table-cell>
          <table:table-cell table:formula="of:=['Mega Recipe'.R187]" office:value-type="float" office:value="0" calcext:value-type="float">
            <text:p>0</text:p>
          </table:table-cell>
          <table:table-cell table:formula="of:=['Mega Recipe'.S187]" office:value-type="float" office:value="0" calcext:value-type="float">
            <text:p>0</text:p>
          </table:table-cell>
          <table:table-cell table:formula="of:=['Mega Recipe'.T187]" office:value-type="float" office:value="0" calcext:value-type="float">
            <text:p>0</text:p>
          </table:table-cell>
          <table:table-cell table:formula="of:=['Mega Recipe'.U187]" office:value-type="float" office:value="0" calcext:value-type="float">
            <text:p>0</text:p>
          </table:table-cell>
          <table:table-cell/>
          <table:table-cell table:style-name="Default" table:formula="of:=IF(ISERROR([.C187]);0;[.C187])" office:value-type="float" office:value="0" calcext:value-type="float">
            <text:p>0</text:p>
          </table:table-cell>
          <table:table-cell table:style-name="Default" table:formula="of:=IF(ISERROR([.D187]);0;[.D187])" office:value-type="float" office:value="0" calcext:value-type="float">
            <text:p>0</text:p>
          </table:table-cell>
          <table:table-cell table:style-name="Default" table:formula="of:=IF(ISERROR([.E187]);0;[.E187])" office:value-type="float" office:value="0" calcext:value-type="float">
            <text:p>0</text:p>
          </table:table-cell>
          <table:table-cell table:style-name="Default" table:formula="of:=IF(ISERROR([.F187]);0;[.F187])" office:value-type="float" office:value="0" calcext:value-type="float">
            <text:p>0</text:p>
          </table:table-cell>
          <table:table-cell table:style-name="Default"/>
          <table:table-cell table:style-name="ce24" table:formula="of:=[.A187]" office:value-type="float" office:value="0" calcext:value-type="float">
            <text:p>0</text:p>
          </table:table-cell>
          <table:table-cell table:style-name="ce24" table:formula="of:=[.B187]" office:value-type="float" office:value="0" calcext:value-type="float">
            <text:p>0</text:p>
          </table:table-cell>
          <table:table-cell table:style-name="ce24" table:formula="of:=SUMIFS([.H$3:.H$188];[.$A$2:.$A$187];[.$A187])" office:value-type="float" office:value="392.754166666667" calcext:value-type="float">
            <text:p>392.7541666667</text:p>
          </table:table-cell>
          <table:table-cell table:style-name="ce24" table:formula="of:=SUMIFS([.I$3:.I$188];[.$A$2:.$A$187];[.$A187])" office:value-type="float" office:value="392.754166666667" calcext:value-type="float">
            <text:p>392.7541666667</text:p>
          </table:table-cell>
          <table:table-cell table:style-name="ce24" table:formula="of:=SUMIFS([.J$3:.J$188];[.$A$2:.$A$187];[.$A187])" office:value-type="float" office:value="393.691666666667" calcext:value-type="float">
            <text:p>393.6916666667</text:p>
          </table:table-cell>
          <table:table-cell table:style-name="ce24" table:formula="of:=SUMIFS([.K$3:.K$188];[.$A$2:.$A$187];[.$A187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8]" office:value-type="float" office:value="0" calcext:value-type="float">
            <text:p>0</text:p>
          </table:table-cell>
          <table:table-cell table:formula="of:=['Mega Recipe'.Q188]" office:value-type="float" office:value="0" calcext:value-type="float">
            <text:p>0</text:p>
          </table:table-cell>
          <table:table-cell table:formula="of:=['Mega Recipe'.R188]" office:value-type="float" office:value="0" calcext:value-type="float">
            <text:p>0</text:p>
          </table:table-cell>
          <table:table-cell table:formula="of:=['Mega Recipe'.S188]" office:value-type="float" office:value="0" calcext:value-type="float">
            <text:p>0</text:p>
          </table:table-cell>
          <table:table-cell table:formula="of:=['Mega Recipe'.T188]" office:value-type="float" office:value="0" calcext:value-type="float">
            <text:p>0</text:p>
          </table:table-cell>
          <table:table-cell table:formula="of:=['Mega Recipe'.U188]" office:value-type="float" office:value="0" calcext:value-type="float">
            <text:p>0</text:p>
          </table:table-cell>
          <table:table-cell/>
          <table:table-cell table:style-name="Default" table:formula="of:=IF(ISERROR([.C188]);0;[.C188])" office:value-type="float" office:value="0" calcext:value-type="float">
            <text:p>0</text:p>
          </table:table-cell>
          <table:table-cell table:style-name="Default" table:formula="of:=IF(ISERROR([.D188]);0;[.D188])" office:value-type="float" office:value="0" calcext:value-type="float">
            <text:p>0</text:p>
          </table:table-cell>
          <table:table-cell table:style-name="Default" table:formula="of:=IF(ISERROR([.E188]);0;[.E188])" office:value-type="float" office:value="0" calcext:value-type="float">
            <text:p>0</text:p>
          </table:table-cell>
          <table:table-cell table:style-name="Default" table:formula="of:=IF(ISERROR([.F188]);0;[.F188])" office:value-type="float" office:value="0" calcext:value-type="float">
            <text:p>0</text:p>
          </table:table-cell>
          <table:table-cell table:style-name="Default"/>
          <table:table-cell table:style-name="ce24" table:formula="of:=[.A188]" office:value-type="float" office:value="0" calcext:value-type="float">
            <text:p>0</text:p>
          </table:table-cell>
          <table:table-cell table:style-name="ce24" table:formula="of:=[.B188]" office:value-type="float" office:value="0" calcext:value-type="float">
            <text:p>0</text:p>
          </table:table-cell>
          <table:table-cell table:style-name="ce24" table:formula="of:=SUMIFS([.H$3:.H$188];[.$A$2:.$A$187];[.$A188])" office:value-type="float" office:value="392.754166666667" calcext:value-type="float">
            <text:p>392.7541666667</text:p>
          </table:table-cell>
          <table:table-cell table:style-name="ce24" table:formula="of:=SUMIFS([.I$3:.I$188];[.$A$2:.$A$187];[.$A188])" office:value-type="float" office:value="392.754166666667" calcext:value-type="float">
            <text:p>392.7541666667</text:p>
          </table:table-cell>
          <table:table-cell table:style-name="ce24" table:formula="of:=SUMIFS([.J$3:.J$188];[.$A$2:.$A$187];[.$A188])" office:value-type="float" office:value="393.691666666667" calcext:value-type="float">
            <text:p>393.6916666667</text:p>
          </table:table-cell>
          <table:table-cell table:style-name="ce24" table:formula="of:=SUMIFS([.K$3:.K$188];[.$A$2:.$A$187];[.$A188])" office:value-type="float" office:value="392.754166666667" calcext:value-type="float">
            <text:p>392.7541666667</text:p>
          </table:table-cell>
        </table:table-row>
        <table:table-row table:style-name="ro1" table:number-rows-repeated="104838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Deduplicate Ingredients" table:style-name="ta2">
        <office:forms form:automatic-focus="false" form:apply-design-mode="false"/>
        <table:table-column table:style-name="co7" table:visibility="collapse" table:default-cell-style-name="Default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" table:default-cell-style-name="ce33"/>
        <table:table-column table:style-name="co1" table:number-columns-repeated="9" table:default-cell-style-name="Default"/>
        <table:table-row table:style-name="ro1">
          <table:table-cell table:number-columns-repeated="3"/>
          <table:table-cell table:style-name="ce34" office:value-type="string" calcext:value-type="string" table:number-columns-spanned="4" table:number-rows-spanned="1">
            <text:p>For one person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formula="of:=[#REF!.A19]" office:value-type="string" office:string-value="" calcext:value-type="error">
            <text:p>#REF!</text:p>
          </table:table-cell>
          <table:table-cell table:formula="of:=['Merge ingedients'.M2]" office:value-type="string" office:string-value="Ingredient" calcext:value-type="string">
            <text:p>Ingredient</text:p>
          </table:table-cell>
          <table:table-cell table:formula="of:=['Merge ingedients'.N2]" office:value-type="string" office:string-value="Measure" calcext:value-type="string">
            <text:p>Measure</text:p>
          </table:table-cell>
          <table:table-cell table:style-name="ce35" table:formula="of:=['Merge ingedients'.O2]" office:value-type="date" office:date-value="2014-07-18" calcext:value-type="date">
            <text:p>Jul 18, 14</text:p>
          </table:table-cell>
          <table:table-cell table:style-name="ce35" table:formula="of:=['Merge ingedients'.P2]" office:value-type="date" office:date-value="2014-07-19" calcext:value-type="date">
            <text:p>Jul 19, 14</text:p>
          </table:table-cell>
          <table:table-cell table:style-name="ce35" table:formula="of:=['Merge ingedients'.Q2]" office:value-type="date" office:date-value="2014-07-20" calcext:value-type="date">
            <text:p>Jul 20, 14</text:p>
          </table:table-cell>
          <table:table-cell table:style-name="ce35" table:formula="of:=['Merge ingedients'.R2]" office:value-type="date" office:date-value="2014-07-21" calcext:value-type="date">
            <text:p>Jul 21, 14</text:p>
          </table:table-cell>
          <table:table-cell/>
          <table:table-cell office:value-type="string" calcext:value-type="string">
            <text:p>Subsequent duplicates</text:p>
          </table:table-cell>
          <table:table-cell office:value-type="string" calcext:value-type="string">
            <text:p>Display</text:p>
          </table:table-cell>
          <table:table-cell table:formula="of:=[.B2]" office:value-type="string" office:string-value="Ingredient" calcext:value-type="string">
            <text:p>Ingredient</text:p>
          </table:table-cell>
          <table:table-cell table:formula="of:=[.C2]" office:value-type="string" office:string-value="Measure" calcext:value-type="string">
            <text:p>Measure</text:p>
          </table:table-cell>
          <table:table-cell table:style-name="ce16" table:formula="of:=[.D2]" office:value-type="date" office:date-value="2014-07-18" calcext:value-type="date">
            <text:p>07/18/14</text:p>
          </table:table-cell>
          <table:table-cell table:style-name="ce16" table:formula="of:=[.E2]" office:value-type="date" office:date-value="2014-07-19" calcext:value-type="date">
            <text:p>07/19/14</text:p>
          </table:table-cell>
          <table:table-cell table:style-name="ce16" table:formula="of:=[.F2]" office:value-type="date" office:date-value="2014-07-20" calcext:value-type="date">
            <text:p>07/20/14</text:p>
          </table:table-cell>
          <table:table-cell table:style-name="ce16" table:formula="of:=[.G2]" office:value-type="date" office:date-value="2014-07-21" calcext:value-type="date">
            <text:p>07/21/14</text:p>
          </table:table-cell>
        </table:table-row>
        <table:table-row table:style-name="ro1">
          <table:table-cell table:style-name="ce32" table:formula="of:=[#REF!.A20]" office:value-type="string" office:string-value="" calcext:value-type="error">
            <text:p>#REF!</text:p>
          </table:table-cell>
          <table:table-cell table:formula="of:=['Merge ingedients'.M3]" office:value-type="float" office:value="0" calcext:value-type="float">
            <text:p>0</text:p>
          </table:table-cell>
          <table:table-cell table:formula="of:=['Merge ingedients'.N3]" office:value-type="float" office:value="0" calcext:value-type="float">
            <text:p>0</text:p>
          </table:table-cell>
          <table:table-cell table:formula="of:=['Merge ingedients'.O3]" office:value-type="float" office:value="392.754166666667" calcext:value-type="float">
            <text:p>392.7541666667</text:p>
          </table:table-cell>
          <table:table-cell table:formula="of:=['Merge ingedients'.P3]" office:value-type="float" office:value="392.754166666667" calcext:value-type="float">
            <text:p>392.7541666667</text:p>
          </table:table-cell>
          <table:table-cell table:formula="of:=['Merge ingedients'.Q3]" office:value-type="float" office:value="393.691666666667" calcext:value-type="float">
            <text:p>393.6916666667</text:p>
          </table:table-cell>
          <table:table-cell table:formula="of:=['Merge ingedients'.R3]" office:value-type="float" office:value="392.754166666667" calcext:value-type="float">
            <text:p>392.7541666667</text:p>
          </table:table-cell>
          <table:table-cell/>
          <table:table-cell table:formula="of:=COUNTIFS([.B3:.B$108];[.B3];[.C3:.C$108];[.C3])-1" office:value-type="float" office:value="35" calcext:value-type="float">
            <text:p>35</text:p>
          </table:table-cell>
          <table:table-cell table:style-name="ce18" table:formula="of:=[.I3]=0" office:value-type="boolean" office:boolean-value="false" calcext:value-type="boolean">
            <text:p>FALSE</text:p>
          </table:table-cell>
          <table:table-cell table:formula="of:=[.B3]"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392.754166666667" calcext:value-type="float">
            <text:p>392.7541666667</text:p>
          </table:table-cell>
          <table:table-cell table:formula="of:=[.E3]" office:value-type="float" office:value="392.754166666667" calcext:value-type="float">
            <text:p>392.7541666667</text:p>
          </table:table-cell>
          <table:table-cell table:formula="of:=[.F3]" office:value-type="float" office:value="393.691666666667" calcext:value-type="float">
            <text:p>393.6916666667</text:p>
          </table:table-cell>
          <table:table-cell table:formula="of:=[.G3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21]" office:value-type="string" office:string-value="" calcext:value-type="error">
            <text:p>#REF!</text:p>
          </table:table-cell>
          <table:table-cell table:formula="of:=['Merge ingedients'.M4]" office:value-type="string" office:string-value="Joghurt" calcext:value-type="string">
            <text:p>Joghurt</text:p>
          </table:table-cell>
          <table:table-cell table:formula="of:=['Merge ingedients'.N4]" office:value-type="string" office:string-value="ml" calcext:value-type="string">
            <text:p>ml</text:p>
          </table:table-cell>
          <table:table-cell table:formula="of:=['Merge ingedients'.O4]" office:value-type="float" office:value="25" calcext:value-type="float">
            <text:p>25</text:p>
          </table:table-cell>
          <table:table-cell table:formula="of:=['Merge ingedients'.P4]" office:value-type="float" office:value="25" calcext:value-type="float">
            <text:p>25</text:p>
          </table:table-cell>
          <table:table-cell table:formula="of:=['Merge ingedients'.Q4]" office:value-type="float" office:value="25" calcext:value-type="float">
            <text:p>25</text:p>
          </table:table-cell>
          <table:table-cell table:formula="of:=['Merge ingedients'.R4]" office:value-type="float" office:value="25" calcext:value-type="float">
            <text:p>25</text:p>
          </table:table-cell>
          <table:table-cell/>
          <table:table-cell table:formula="of:=COUNTIFS([.B4:.B$108];[.B4];[.C4:.C$108];[.C4])-1" office:value-type="float" office:value="0" calcext:value-type="float">
            <text:p>0</text:p>
          </table:table-cell>
          <table:table-cell table:style-name="ce18" table:formula="of:=[.I4]=0" office:value-type="boolean" office:boolean-value="true" calcext:value-type="boolean">
            <text:p>TRUE</text:p>
          </table:table-cell>
          <table:table-cell table:formula="of:=[.B4]" office:value-type="string" office:string-value="Joghurt" calcext:value-type="string">
            <text:p>Joghurt</text:p>
          </table:table-cell>
          <table:table-cell table:formula="of:=[.C4]" office:value-type="string" office:string-value="ml" calcext:value-type="string">
            <text:p>ml</text:p>
          </table:table-cell>
          <table:table-cell table:formula="of:=[.D4]" office:value-type="float" office:value="25" calcext:value-type="float">
            <text:p>25</text:p>
          </table:table-cell>
          <table:table-cell table:formula="of:=[.E4]" office:value-type="float" office:value="25" calcext:value-type="float">
            <text:p>25</text:p>
          </table:table-cell>
          <table:table-cell table:formula="of:=[.F4]" office:value-type="float" office:value="25" calcext:value-type="float">
            <text:p>25</text:p>
          </table:table-cell>
          <table:table-cell table:formula="of:=[.G4]" office:value-type="float" office:value="25" calcext:value-type="float">
            <text:p>25</text:p>
          </table:table-cell>
        </table:table-row>
        <table:table-row table:style-name="ro1">
          <table:table-cell table:formula="of:=[#REF!.A22]" office:value-type="string" office:string-value="" calcext:value-type="error">
            <text:p>#REF!</text:p>
          </table:table-cell>
          <table:table-cell table:formula="of:=['Merge ingedients'.M5]" office:value-type="string" office:string-value="Milk (UHT)" calcext:value-type="string">
            <text:p>Milk (UHT)</text:p>
          </table:table-cell>
          <table:table-cell table:formula="of:=['Merge ingedients'.N5]" office:value-type="string" office:string-value="ml" calcext:value-type="string">
            <text:p>ml</text:p>
          </table:table-cell>
          <table:table-cell table:formula="of:=['Merge ingedients'.O5]" office:value-type="float" office:value="0" calcext:value-type="float">
            <text:p>0</text:p>
          </table:table-cell>
          <table:table-cell table:formula="of:=['Merge ingedients'.P5]" office:value-type="float" office:value="0" calcext:value-type="float">
            <text:p>0</text:p>
          </table:table-cell>
          <table:table-cell table:formula="of:=['Merge ingedients'.Q5]" office:value-type="float" office:value="0" calcext:value-type="float">
            <text:p>0</text:p>
          </table:table-cell>
          <table:table-cell table:formula="of:=['Merge ingedients'.R5]" office:value-type="float" office:value="0" calcext:value-type="float">
            <text:p>0</text:p>
          </table:table-cell>
          <table:table-cell/>
          <table:table-cell table:formula="of:=COUNTIFS([.B5:.B$108];[.B5];[.C5:.C$108];[.C5])-1" office:value-type="float" office:value="-1" calcext:value-type="float">
            <text:p>-1</text:p>
          </table:table-cell>
          <table:table-cell table:style-name="ce18" table:formula="of:=[.I5]=0" office:value-type="boolean" office:boolean-value="false" calcext:value-type="boolean">
            <text:p>FALSE</text:p>
          </table:table-cell>
          <table:table-cell table:formula="of:=[.B5]" office:value-type="string" office:string-value="Milk (UHT)" calcext:value-type="string">
            <text:p>Milk (UHT)</text:p>
          </table:table-cell>
          <table:table-cell table:formula="of:=[.C5]" office:value-type="string" office:string-value="ml" calcext:value-type="string">
            <text:p>ml</text:p>
          </table:table-cell>
          <table:table-cell table:formula="of:=[.D5]" office:value-type="float" office:value="0" calcext:value-type="float">
            <text:p>0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0" calcext:value-type="float">
            <text:p>0</text:p>
          </table:table-cell>
          <table:table-cell table:formula="of:=[.G5]" office:value-type="float" office:value="0" calcext:value-type="float">
            <text:p>0</text:p>
          </table:table-cell>
        </table:table-row>
        <table:table-row table:style-name="ro1">
          <table:table-cell table:formula="of:=[#REF!.A23]" office:value-type="string" office:string-value="" calcext:value-type="error">
            <text:p>#REF!</text:p>
          </table:table-cell>
          <table:table-cell table:formula="of:=['Merge ingedients'.M6]" office:value-type="string" office:string-value="Cornflakes" calcext:value-type="string">
            <text:p>Cornflakes</text:p>
          </table:table-cell>
          <table:table-cell table:formula="of:=['Merge ingedients'.N6]" office:value-type="string" office:string-value="g" calcext:value-type="string">
            <text:p>g</text:p>
          </table:table-cell>
          <table:table-cell table:formula="of:=['Merge ingedients'.O6]" office:value-type="float" office:value="2.5" calcext:value-type="float">
            <text:p>2.5</text:p>
          </table:table-cell>
          <table:table-cell table:formula="of:=['Merge ingedients'.P6]" office:value-type="float" office:value="2.5" calcext:value-type="float">
            <text:p>2.5</text:p>
          </table:table-cell>
          <table:table-cell table:formula="of:=['Merge ingedients'.Q6]" office:value-type="float" office:value="2.5" calcext:value-type="float">
            <text:p>2.5</text:p>
          </table:table-cell>
          <table:table-cell table:formula="of:=['Merge ingedients'.R6]" office:value-type="float" office:value="2.5" calcext:value-type="float">
            <text:p>2.5</text:p>
          </table:table-cell>
          <table:table-cell/>
          <table:table-cell table:formula="of:=COUNTIFS([.B6:.B$108];[.B6];[.C6:.C$108];[.C6])-1" office:value-type="float" office:value="0" calcext:value-type="float">
            <text:p>0</text:p>
          </table:table-cell>
          <table:table-cell table:style-name="ce18" table:formula="of:=[.I6]=0" office:value-type="boolean" office:boolean-value="true" calcext:value-type="boolean">
            <text:p>TRUE</text:p>
          </table:table-cell>
          <table:table-cell table:formula="of:=[.B6]" office:value-type="string" office:string-value="Cornflakes" calcext:value-type="string">
            <text:p>Cornflakes</text:p>
          </table:table-cell>
          <table:table-cell table:formula="of:=[.C6]" office:value-type="string" office:string-value="g" calcext:value-type="string">
            <text:p>g</text:p>
          </table:table-cell>
          <table:table-cell table:formula="of:=[.D6]" office:value-type="float" office:value="2.5" calcext:value-type="float">
            <text:p>2.5</text:p>
          </table:table-cell>
          <table:table-cell table:formula="of:=[.E6]" office:value-type="float" office:value="2.5" calcext:value-type="float">
            <text:p>2.5</text:p>
          </table:table-cell>
          <table:table-cell table:formula="of:=[.F6]" office:value-type="float" office:value="2.5" calcext:value-type="float">
            <text:p>2.5</text:p>
          </table:table-cell>
          <table:table-cell table:formula="of:=[.G6]" office:value-type="float" office:value="2.5" calcext:value-type="float">
            <text:p>2.5</text:p>
          </table:table-cell>
        </table:table-row>
        <table:table-row table:style-name="ro1">
          <table:table-cell table:formula="of:=[#REF!.A24]" office:value-type="string" office:string-value="" calcext:value-type="error">
            <text:p>#REF!</text:p>
          </table:table-cell>
          <table:table-cell table:formula="of:=['Merge ingedients'.M7]" office:value-type="string" office:string-value="Musli" calcext:value-type="string">
            <text:p>Musli</text:p>
          </table:table-cell>
          <table:table-cell table:formula="of:=['Merge ingedients'.N7]" office:value-type="string" office:string-value="g" calcext:value-type="string">
            <text:p>g</text:p>
          </table:table-cell>
          <table:table-cell table:formula="of:=['Merge ingedients'.O7]" office:value-type="float" office:value="0" calcext:value-type="float">
            <text:p>0</text:p>
          </table:table-cell>
          <table:table-cell table:formula="of:=['Merge ingedients'.P7]" office:value-type="float" office:value="0" calcext:value-type="float">
            <text:p>0</text:p>
          </table:table-cell>
          <table:table-cell table:formula="of:=['Merge ingedients'.Q7]" office:value-type="float" office:value="0" calcext:value-type="float">
            <text:p>0</text:p>
          </table:table-cell>
          <table:table-cell table:formula="of:=['Merge ingedients'.R7]" office:value-type="float" office:value="0" calcext:value-type="float">
            <text:p>0</text:p>
          </table:table-cell>
          <table:table-cell/>
          <table:table-cell table:formula="of:=COUNTIFS([.B7:.B$108];[.B7];[.C7:.C$108];[.C7])-1" office:value-type="float" office:value="0" calcext:value-type="float">
            <text:p>0</text:p>
          </table:table-cell>
          <table:table-cell table:style-name="ce18" table:formula="of:=[.I7]=0" office:value-type="boolean" office:boolean-value="true" calcext:value-type="boolean">
            <text:p>TRUE</text:p>
          </table:table-cell>
          <table:table-cell table:formula="of:=[.B7]" office:value-type="string" office:string-value="Musli" calcext:value-type="string">
            <text:p>Musli</text:p>
          </table:table-cell>
          <table:table-cell table:formula="of:=[.C7]" office:value-type="string" office:string-value="g" calcext:value-type="string">
            <text:p>g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</table:table-row>
        <table:table-row table:style-name="ro1">
          <table:table-cell table:style-name="ce32" table:formula="of:=[#REF!.A25]" office:value-type="string" office:string-value="" calcext:value-type="error">
            <text:p>#REF!</text:p>
          </table:table-cell>
          <table:table-cell table:formula="of:=['Merge ingedients'.M8]" office:value-type="float" office:value="0" calcext:value-type="float">
            <text:p>0</text:p>
          </table:table-cell>
          <table:table-cell table:formula="of:=['Merge ingedients'.N8]" office:value-type="float" office:value="0" calcext:value-type="float">
            <text:p>0</text:p>
          </table:table-cell>
          <table:table-cell table:formula="of:=['Merge ingedients'.O8]" office:value-type="float" office:value="392.754166666667" calcext:value-type="float">
            <text:p>392.7541666667</text:p>
          </table:table-cell>
          <table:table-cell table:formula="of:=['Merge ingedients'.P8]" office:value-type="float" office:value="392.754166666667" calcext:value-type="float">
            <text:p>392.7541666667</text:p>
          </table:table-cell>
          <table:table-cell table:formula="of:=['Merge ingedients'.Q8]" office:value-type="float" office:value="393.691666666667" calcext:value-type="float">
            <text:p>393.6916666667</text:p>
          </table:table-cell>
          <table:table-cell table:formula="of:=['Merge ingedients'.R8]" office:value-type="float" office:value="392.754166666667" calcext:value-type="float">
            <text:p>392.7541666667</text:p>
          </table:table-cell>
          <table:table-cell/>
          <table:table-cell table:formula="of:=COUNTIFS([.B8:.B$108];[.B8];[.C8:.C$108];[.C8])-1" office:value-type="float" office:value="34" calcext:value-type="float">
            <text:p>34</text:p>
          </table:table-cell>
          <table:table-cell table:style-name="ce18" table:formula="of:=[.I8]=0" office:value-type="boolean" office:boolean-value="false" calcext:value-type="boolean">
            <text:p>FALSE</text:p>
          </table:table-cell>
          <table:table-cell table:formula="of:=[.B8]" office:value-type="float" office:value="0" calcext:value-type="float">
            <text:p>0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392.754166666667" calcext:value-type="float">
            <text:p>392.7541666667</text:p>
          </table:table-cell>
          <table:table-cell table:formula="of:=[.E8]" office:value-type="float" office:value="392.754166666667" calcext:value-type="float">
            <text:p>392.7541666667</text:p>
          </table:table-cell>
          <table:table-cell table:formula="of:=[.F8]" office:value-type="float" office:value="393.691666666667" calcext:value-type="float">
            <text:p>393.6916666667</text:p>
          </table:table-cell>
          <table:table-cell table:formula="of:=[.G8]" office:value-type="float" office:value="392.754166666667" calcext:value-type="float">
            <text:p>392.7541666667</text:p>
          </table:table-cell>
        </table:table-row>
        <table:table-row table:style-name="ro1">
          <table:table-cell table:style-name="ce32" table:formula="of:=[#REF!.A26]" office:value-type="string" office:string-value="" calcext:value-type="error">
            <text:p>#REF!</text:p>
          </table:table-cell>
          <table:table-cell table:formula="of:=['Merge ingedients'.M9]" office:value-type="float" office:value="0" calcext:value-type="float">
            <text:p>0</text:p>
          </table:table-cell>
          <table:table-cell table:formula="of:=['Merge ingedients'.N9]" office:value-type="float" office:value="0" calcext:value-type="float">
            <text:p>0</text:p>
          </table:table-cell>
          <table:table-cell table:formula="of:=['Merge ingedients'.O9]" office:value-type="float" office:value="392.754166666667" calcext:value-type="float">
            <text:p>392.7541666667</text:p>
          </table:table-cell>
          <table:table-cell table:formula="of:=['Merge ingedients'.P9]" office:value-type="float" office:value="392.754166666667" calcext:value-type="float">
            <text:p>392.7541666667</text:p>
          </table:table-cell>
          <table:table-cell table:formula="of:=['Merge ingedients'.Q9]" office:value-type="float" office:value="393.691666666667" calcext:value-type="float">
            <text:p>393.6916666667</text:p>
          </table:table-cell>
          <table:table-cell table:formula="of:=['Merge ingedients'.R9]" office:value-type="float" office:value="392.754166666667" calcext:value-type="float">
            <text:p>392.7541666667</text:p>
          </table:table-cell>
          <table:table-cell/>
          <table:table-cell table:formula="of:=COUNTIFS([.B9:.B$108];[.B9];[.C9:.C$108];[.C9])-1" office:value-type="float" office:value="33" calcext:value-type="float">
            <text:p>33</text:p>
          </table:table-cell>
          <table:table-cell table:style-name="ce18" table:formula="of:=[.I9]=0" office:value-type="boolean" office:boolean-value="false" calcext:value-type="boolean">
            <text:p>FALSE</text:p>
          </table:table-cell>
          <table:table-cell table:formula="of:=[.B9]" office:value-type="float" office:value="0" calcext:value-type="float">
            <text:p>0</text:p>
          </table:table-cell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392.754166666667" calcext:value-type="float">
            <text:p>392.7541666667</text:p>
          </table:table-cell>
          <table:table-cell table:formula="of:=[.E9]" office:value-type="float" office:value="392.754166666667" calcext:value-type="float">
            <text:p>392.7541666667</text:p>
          </table:table-cell>
          <table:table-cell table:formula="of:=[.F9]" office:value-type="float" office:value="393.691666666667" calcext:value-type="float">
            <text:p>393.6916666667</text:p>
          </table:table-cell>
          <table:table-cell table:formula="of:=[.G9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27]" office:value-type="string" office:string-value="" calcext:value-type="error">
            <text:p>#REF!</text:p>
          </table:table-cell>
          <table:table-cell table:formula="of:=['Merge ingedients'.M10]" office:value-type="string" office:string-value="- Bananas" calcext:value-type="string">
            <text:p>- Bananas</text:p>
          </table:table-cell>
          <table:table-cell table:formula="of:=['Merge ingedients'.N10]" office:value-type="string" office:string-value="peice" calcext:value-type="string">
            <text:p>peice</text:p>
          </table:table-cell>
          <table:table-cell table:formula="of:=['Merge ingedients'.O10]" office:value-type="float" office:value="0.166666666666667" calcext:value-type="float">
            <text:p>0.1666666667</text:p>
          </table:table-cell>
          <table:table-cell table:formula="of:=['Merge ingedients'.P10]" office:value-type="float" office:value="0.166666666666667" calcext:value-type="float">
            <text:p>0.1666666667</text:p>
          </table:table-cell>
          <table:table-cell table:formula="of:=['Merge ingedients'.Q10]" office:value-type="float" office:value="0.166666666666667" calcext:value-type="float">
            <text:p>0.1666666667</text:p>
          </table:table-cell>
          <table:table-cell table:formula="of:=['Merge ingedients'.R10]" office:value-type="float" office:value="0.166666666666667" calcext:value-type="float">
            <text:p>0.1666666667</text:p>
          </table:table-cell>
          <table:table-cell/>
          <table:table-cell table:formula="of:=COUNTIFS([.B10:.B$108];[.B10];[.C10:.C$108];[.C10])-1" office:value-type="float" office:value="0" calcext:value-type="float">
            <text:p>0</text:p>
          </table:table-cell>
          <table:table-cell table:style-name="ce18" table:formula="of:=[.I10]=0" office:value-type="boolean" office:boolean-value="true" calcext:value-type="boolean">
            <text:p>TRUE</text:p>
          </table:table-cell>
          <table:table-cell table:formula="of:=[.B10]" office:value-type="string" office:string-value="- Bananas" calcext:value-type="string">
            <text:p>- Bananas</text:p>
          </table:table-cell>
          <table:table-cell table:formula="of:=[.C10]" office:value-type="string" office:string-value="peice" calcext:value-type="string">
            <text:p>peice</text:p>
          </table:table-cell>
          <table:table-cell table:formula="of:=[.D10]" office:value-type="float" office:value="0.166666666666667" calcext:value-type="float">
            <text:p>0.1666666667</text:p>
          </table:table-cell>
          <table:table-cell table:formula="of:=[.E10]" office:value-type="float" office:value="0.166666666666667" calcext:value-type="float">
            <text:p>0.1666666667</text:p>
          </table:table-cell>
          <table:table-cell table:formula="of:=[.F10]" office:value-type="float" office:value="0.166666666666667" calcext:value-type="float">
            <text:p>0.1666666667</text:p>
          </table:table-cell>
          <table:table-cell table:formula="of:=[.G10]" office:value-type="float" office:value="0.166666666666667" calcext:value-type="float">
            <text:p>0.1666666667</text:p>
          </table:table-cell>
        </table:table-row>
        <table:table-row table:style-name="ro1">
          <table:table-cell table:formula="of:=[#REF!.A28]" office:value-type="string" office:string-value="" calcext:value-type="error">
            <text:p>#REF!</text:p>
          </table:table-cell>
          <table:table-cell table:formula="of:=['Merge ingedients'.M11]" office:value-type="string" office:string-value="- Apples" calcext:value-type="string">
            <text:p>- Apples</text:p>
          </table:table-cell>
          <table:table-cell table:formula="of:=['Merge ingedients'.N11]" office:value-type="string" office:string-value="peice" calcext:value-type="string">
            <text:p>peice</text:p>
          </table:table-cell>
          <table:table-cell table:formula="of:=['Merge ingedients'.O11]" office:value-type="float" office:value="0.166666666666667" calcext:value-type="float">
            <text:p>0.1666666667</text:p>
          </table:table-cell>
          <table:table-cell table:formula="of:=['Merge ingedients'.P11]" office:value-type="float" office:value="0.166666666666667" calcext:value-type="float">
            <text:p>0.1666666667</text:p>
          </table:table-cell>
          <table:table-cell table:formula="of:=['Merge ingedients'.Q11]" office:value-type="float" office:value="0.166666666666667" calcext:value-type="float">
            <text:p>0.1666666667</text:p>
          </table:table-cell>
          <table:table-cell table:formula="of:=['Merge ingedients'.R11]" office:value-type="float" office:value="0.166666666666667" calcext:value-type="float">
            <text:p>0.1666666667</text:p>
          </table:table-cell>
          <table:table-cell/>
          <table:table-cell table:formula="of:=COUNTIFS([.B11:.B$108];[.B11];[.C11:.C$108];[.C11])-1" office:value-type="float" office:value="0" calcext:value-type="float">
            <text:p>0</text:p>
          </table:table-cell>
          <table:table-cell table:style-name="ce18" table:formula="of:=[.I11]=0" office:value-type="boolean" office:boolean-value="true" calcext:value-type="boolean">
            <text:p>TRUE</text:p>
          </table:table-cell>
          <table:table-cell table:formula="of:=[.B11]" office:value-type="string" office:string-value="- Apples" calcext:value-type="string">
            <text:p>- Apples</text:p>
          </table:table-cell>
          <table:table-cell table:formula="of:=[.C11]" office:value-type="string" office:string-value="peice" calcext:value-type="string">
            <text:p>peice</text:p>
          </table:table-cell>
          <table:table-cell table:formula="of:=[.D11]" office:value-type="float" office:value="0.166666666666667" calcext:value-type="float">
            <text:p>0.1666666667</text:p>
          </table:table-cell>
          <table:table-cell table:formula="of:=[.E11]" office:value-type="float" office:value="0.166666666666667" calcext:value-type="float">
            <text:p>0.1666666667</text:p>
          </table:table-cell>
          <table:table-cell table:formula="of:=[.F11]" office:value-type="float" office:value="0.166666666666667" calcext:value-type="float">
            <text:p>0.1666666667</text:p>
          </table:table-cell>
          <table:table-cell table:formula="of:=[.G11]" office:value-type="float" office:value="0.166666666666667" calcext:value-type="float">
            <text:p>0.1666666667</text:p>
          </table:table-cell>
        </table:table-row>
        <table:table-row table:style-name="ro1">
          <table:table-cell table:formula="of:=[#REF!.A29]" office:value-type="string" office:string-value="" calcext:value-type="error">
            <text:p>#REF!</text:p>
          </table:table-cell>
          <table:table-cell table:formula="of:=['Merge ingedients'.M12]" office:value-type="string" office:string-value="- Other" calcext:value-type="string">
            <text:p>- Other</text:p>
          </table:table-cell>
          <table:table-cell table:formula="of:=['Merge ingedients'.N12]" office:value-type="string" office:string-value="peice" calcext:value-type="string">
            <text:p>peice</text:p>
          </table:table-cell>
          <table:table-cell table:formula="of:=['Merge ingedients'.O12]" office:value-type="float" office:value="0" calcext:value-type="float">
            <text:p>0</text:p>
          </table:table-cell>
          <table:table-cell table:formula="of:=['Merge ingedients'.P12]" office:value-type="float" office:value="0" calcext:value-type="float">
            <text:p>0</text:p>
          </table:table-cell>
          <table:table-cell table:formula="of:=['Merge ingedients'.Q12]" office:value-type="float" office:value="0" calcext:value-type="float">
            <text:p>0</text:p>
          </table:table-cell>
          <table:table-cell table:formula="of:=['Merge ingedients'.R12]" office:value-type="float" office:value="0" calcext:value-type="float">
            <text:p>0</text:p>
          </table:table-cell>
          <table:table-cell/>
          <table:table-cell table:formula="of:=COUNTIFS([.B12:.B$108];[.B12];[.C12:.C$108];[.C12])-1" office:value-type="float" office:value="0" calcext:value-type="float">
            <text:p>0</text:p>
          </table:table-cell>
          <table:table-cell table:style-name="ce18" table:formula="of:=[.I12]=0" office:value-type="boolean" office:boolean-value="true" calcext:value-type="boolean">
            <text:p>TRUE</text:p>
          </table:table-cell>
          <table:table-cell table:formula="of:=[.B12]" office:value-type="string" office:string-value="- Other" calcext:value-type="string">
            <text:p>- Other</text:p>
          </table:table-cell>
          <table:table-cell table:formula="of:=[.C12]" office:value-type="string" office:string-value="peice" calcext:value-type="string">
            <text:p>peice</text:p>
          </table:table-cell>
          <table:table-cell table:formula="of:=[.D12]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0" calcext:value-type="float">
            <text:p>0</text:p>
          </table:table-cell>
        </table:table-row>
        <table:table-row table:style-name="ro1">
          <table:table-cell table:formula="of:=[#REF!.A30]" office:value-type="string" office:string-value="" calcext:value-type="error">
            <text:p>#REF!</text:p>
          </table:table-cell>
          <table:table-cell table:formula="of:=['Merge ingedients'.M13]" office:value-type="float" office:value="0" calcext:value-type="float">
            <text:p>0</text:p>
          </table:table-cell>
          <table:table-cell table:formula="of:=['Merge ingedients'.N13]" office:value-type="float" office:value="0" calcext:value-type="float">
            <text:p>0</text:p>
          </table:table-cell>
          <table:table-cell table:formula="of:=['Merge ingedients'.O13]" office:value-type="float" office:value="392.754166666667" calcext:value-type="float">
            <text:p>392.7541666667</text:p>
          </table:table-cell>
          <table:table-cell table:formula="of:=['Merge ingedients'.P13]" office:value-type="float" office:value="392.754166666667" calcext:value-type="float">
            <text:p>392.7541666667</text:p>
          </table:table-cell>
          <table:table-cell table:formula="of:=['Merge ingedients'.Q13]" office:value-type="float" office:value="393.691666666667" calcext:value-type="float">
            <text:p>393.6916666667</text:p>
          </table:table-cell>
          <table:table-cell table:formula="of:=['Merge ingedients'.R13]" office:value-type="float" office:value="392.754166666667" calcext:value-type="float">
            <text:p>392.7541666667</text:p>
          </table:table-cell>
          <table:table-cell/>
          <table:table-cell table:formula="of:=COUNTIFS([.B13:.B$108];[.B13];[.C13:.C$108];[.C13])-1" office:value-type="float" office:value="32" calcext:value-type="float">
            <text:p>32</text:p>
          </table:table-cell>
          <table:table-cell table:style-name="ce18" table:formula="of:=[.I13]=0" office:value-type="boolean" office:boolean-value="false" calcext:value-type="boolean">
            <text:p>FALSE</text:p>
          </table:table-cell>
          <table:table-cell table:formula="of:=[.B13]" office:value-type="float" office:value="0" calcext:value-type="float">
            <text:p>0</text:p>
          </table:table-cell>
          <table:table-cell table:formula="of:=[.C13]" office:value-type="float" office:value="0" calcext:value-type="float">
            <text:p>0</text:p>
          </table:table-cell>
          <table:table-cell table:formula="of:=[.D13]" office:value-type="float" office:value="392.754166666667" calcext:value-type="float">
            <text:p>392.7541666667</text:p>
          </table:table-cell>
          <table:table-cell table:formula="of:=[.E13]" office:value-type="float" office:value="392.754166666667" calcext:value-type="float">
            <text:p>392.7541666667</text:p>
          </table:table-cell>
          <table:table-cell table:formula="of:=[.F13]" office:value-type="float" office:value="393.691666666667" calcext:value-type="float">
            <text:p>393.6916666667</text:p>
          </table:table-cell>
          <table:table-cell table:formula="of:=[.G13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31]" office:value-type="string" office:string-value="" calcext:value-type="error">
            <text:p>#REF!</text:p>
          </table:table-cell>
          <table:table-cell table:formula="of:=['Merge ingedients'.M14]" office:value-type="float" office:value="0" calcext:value-type="float">
            <text:p>0</text:p>
          </table:table-cell>
          <table:table-cell table:formula="of:=['Merge ingedients'.N14]" office:value-type="float" office:value="0" calcext:value-type="float">
            <text:p>0</text:p>
          </table:table-cell>
          <table:table-cell table:formula="of:=['Merge ingedients'.O14]" office:value-type="float" office:value="392.754166666667" calcext:value-type="float">
            <text:p>392.7541666667</text:p>
          </table:table-cell>
          <table:table-cell table:formula="of:=['Merge ingedients'.P14]" office:value-type="float" office:value="392.754166666667" calcext:value-type="float">
            <text:p>392.7541666667</text:p>
          </table:table-cell>
          <table:table-cell table:formula="of:=['Merge ingedients'.Q14]" office:value-type="float" office:value="393.691666666667" calcext:value-type="float">
            <text:p>393.6916666667</text:p>
          </table:table-cell>
          <table:table-cell table:formula="of:=['Merge ingedients'.R14]" office:value-type="float" office:value="392.754166666667" calcext:value-type="float">
            <text:p>392.7541666667</text:p>
          </table:table-cell>
          <table:table-cell/>
          <table:table-cell table:formula="of:=COUNTIFS([.B14:.B$108];[.B14];[.C14:.C$108];[.C14])-1" office:value-type="float" office:value="31" calcext:value-type="float">
            <text:p>31</text:p>
          </table:table-cell>
          <table:table-cell table:style-name="ce18" table:formula="of:=[.I14]=0" office:value-type="boolean" office:boolean-value="false" calcext:value-type="boolean">
            <text:p>FALSE</text:p>
          </table:table-cell>
          <table:table-cell table:formula="of:=[.B14]" office:value-type="float" office:value="0" calcext:value-type="float">
            <text:p>0</text:p>
          </table:table-cell>
          <table:table-cell table:formula="of:=[.C14]" office:value-type="float" office:value="0" calcext:value-type="float">
            <text:p>0</text:p>
          </table:table-cell>
          <table:table-cell table:formula="of:=[.D14]" office:value-type="float" office:value="392.754166666667" calcext:value-type="float">
            <text:p>392.7541666667</text:p>
          </table:table-cell>
          <table:table-cell table:formula="of:=[.E14]" office:value-type="float" office:value="392.754166666667" calcext:value-type="float">
            <text:p>392.7541666667</text:p>
          </table:table-cell>
          <table:table-cell table:formula="of:=[.F14]" office:value-type="float" office:value="393.691666666667" calcext:value-type="float">
            <text:p>393.6916666667</text:p>
          </table:table-cell>
          <table:table-cell table:formula="of:=[.G14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32]" office:value-type="string" office:string-value="" calcext:value-type="error">
            <text:p>#REF!</text:p>
          </table:table-cell>
          <table:table-cell table:formula="of:=['Merge ingedients'.M15]" office:value-type="string" office:string-value="Brötchen" calcext:value-type="string">
            <text:p>Brötchen</text:p>
          </table:table-cell>
          <table:table-cell table:formula="of:=['Merge ingedients'.N15]" office:value-type="string" office:string-value="peice" calcext:value-type="string">
            <text:p>peice</text:p>
          </table:table-cell>
          <table:table-cell table:formula="of:=['Merge ingedients'.O15]" office:value-type="float" office:value="0.0625" calcext:value-type="float">
            <text:p>0.0625</text:p>
          </table:table-cell>
          <table:table-cell table:formula="of:=['Merge ingedients'.P15]" office:value-type="float" office:value="0.0625" calcext:value-type="float">
            <text:p>0.0625</text:p>
          </table:table-cell>
          <table:table-cell table:formula="of:=['Merge ingedients'.Q15]" office:value-type="float" office:value="0.0625" calcext:value-type="float">
            <text:p>0.0625</text:p>
          </table:table-cell>
          <table:table-cell table:formula="of:=['Merge ingedients'.R15]" office:value-type="float" office:value="0.0625" calcext:value-type="float">
            <text:p>0.0625</text:p>
          </table:table-cell>
          <table:table-cell/>
          <table:table-cell table:formula="of:=COUNTIFS([.B15:.B$108];[.B15];[.C15:.C$108];[.C15])-1" office:value-type="float" office:value="0" calcext:value-type="float">
            <text:p>0</text:p>
          </table:table-cell>
          <table:table-cell table:style-name="ce18" table:formula="of:=[.I15]=0" office:value-type="boolean" office:boolean-value="true" calcext:value-type="boolean">
            <text:p>TRUE</text:p>
          </table:table-cell>
          <table:table-cell table:formula="of:=[.B15]" office:value-type="string" office:string-value="Brötchen" calcext:value-type="string">
            <text:p>Brötchen</text:p>
          </table:table-cell>
          <table:table-cell table:formula="of:=[.C15]" office:value-type="string" office:string-value="peice" calcext:value-type="string">
            <text:p>peice</text:p>
          </table:table-cell>
          <table:table-cell table:formula="of:=[.D15]" office:value-type="float" office:value="0.0625" calcext:value-type="float">
            <text:p>0.0625</text:p>
          </table:table-cell>
          <table:table-cell table:formula="of:=[.E15]" office:value-type="float" office:value="0.0625" calcext:value-type="float">
            <text:p>0.0625</text:p>
          </table:table-cell>
          <table:table-cell table:formula="of:=[.F15]" office:value-type="float" office:value="0.0625" calcext:value-type="float">
            <text:p>0.0625</text:p>
          </table:table-cell>
          <table:table-cell table:formula="of:=[.G15]" office:value-type="float" office:value="0.0625" calcext:value-type="float">
            <text:p>0.0625</text:p>
          </table:table-cell>
        </table:table-row>
        <table:table-row table:style-name="ro1">
          <table:table-cell table:style-name="ce32" table:formula="of:=[#REF!.A33]" office:value-type="string" office:string-value="" calcext:value-type="error">
            <text:p>#REF!</text:p>
          </table:table-cell>
          <table:table-cell table:formula="of:=['Merge ingedients'.M16]" office:value-type="string" office:string-value="Brezen" calcext:value-type="string">
            <text:p>Brezen</text:p>
          </table:table-cell>
          <table:table-cell table:formula="of:=['Merge ingedients'.N16]" office:value-type="string" office:string-value="peice" calcext:value-type="string">
            <text:p>peice</text:p>
          </table:table-cell>
          <table:table-cell table:formula="of:=['Merge ingedients'.O16]" office:value-type="float" office:value="1.25" calcext:value-type="float">
            <text:p>1.25</text:p>
          </table:table-cell>
          <table:table-cell table:formula="of:=['Merge ingedients'.P16]" office:value-type="float" office:value="1.25" calcext:value-type="float">
            <text:p>1.25</text:p>
          </table:table-cell>
          <table:table-cell table:formula="of:=['Merge ingedients'.Q16]" office:value-type="float" office:value="1.25" calcext:value-type="float">
            <text:p>1.25</text:p>
          </table:table-cell>
          <table:table-cell table:formula="of:=['Merge ingedients'.R16]" office:value-type="float" office:value="1.25" calcext:value-type="float">
            <text:p>1.25</text:p>
          </table:table-cell>
          <table:table-cell/>
          <table:table-cell table:formula="of:=COUNTIFS([.B16:.B$108];[.B16];[.C16:.C$108];[.C16])-1" office:value-type="float" office:value="0" calcext:value-type="float">
            <text:p>0</text:p>
          </table:table-cell>
          <table:table-cell table:style-name="ce18" table:formula="of:=[.I16]=0" office:value-type="boolean" office:boolean-value="true" calcext:value-type="boolean">
            <text:p>TRUE</text:p>
          </table:table-cell>
          <table:table-cell table:formula="of:=[.B16]" office:value-type="string" office:string-value="Brezen" calcext:value-type="string">
            <text:p>Brezen</text:p>
          </table:table-cell>
          <table:table-cell table:formula="of:=[.C16]" office:value-type="string" office:string-value="peice" calcext:value-type="string">
            <text:p>peice</text:p>
          </table:table-cell>
          <table:table-cell table:formula="of:=[.D16]" office:value-type="float" office:value="1.25" calcext:value-type="float">
            <text:p>1.25</text:p>
          </table:table-cell>
          <table:table-cell table:formula="of:=[.E16]" office:value-type="float" office:value="1.25" calcext:value-type="float">
            <text:p>1.25</text:p>
          </table:table-cell>
          <table:table-cell table:formula="of:=[.F16]" office:value-type="float" office:value="1.25" calcext:value-type="float">
            <text:p>1.25</text:p>
          </table:table-cell>
          <table:table-cell table:formula="of:=[.G16]" office:value-type="float" office:value="1.25" calcext:value-type="float">
            <text:p>1.25</text:p>
          </table:table-cell>
        </table:table-row>
        <table:table-row table:style-name="ro1">
          <table:table-cell table:style-name="ce32" table:formula="of:=[#REF!.A34]" office:value-type="string" office:string-value="" calcext:value-type="error">
            <text:p>#REF!</text:p>
          </table:table-cell>
          <table:table-cell table:formula="of:=['Merge ingedients'.M17]" office:value-type="string" office:string-value="Butter" calcext:value-type="string">
            <text:p>Butter</text:p>
          </table:table-cell>
          <table:table-cell table:formula="of:=['Merge ingedients'.N17]" office:value-type="string" office:string-value="g" calcext:value-type="string">
            <text:p>g</text:p>
          </table:table-cell>
          <table:table-cell table:formula="of:=['Merge ingedients'.O17]" office:value-type="float" office:value="0" calcext:value-type="float">
            <text:p>0</text:p>
          </table:table-cell>
          <table:table-cell table:formula="of:=['Merge ingedients'.P17]" office:value-type="float" office:value="0" calcext:value-type="float">
            <text:p>0</text:p>
          </table:table-cell>
          <table:table-cell table:formula="of:=['Merge ingedients'.Q17]" office:value-type="float" office:value="0" calcext:value-type="float">
            <text:p>0</text:p>
          </table:table-cell>
          <table:table-cell table:formula="of:=['Merge ingedients'.R17]" office:value-type="float" office:value="0" calcext:value-type="float">
            <text:p>0</text:p>
          </table:table-cell>
          <table:table-cell/>
          <table:table-cell table:formula="of:=COUNTIFS([.B17:.B$108];[.B17];[.C17:.C$108];[.C17])-1" office:value-type="float" office:value="0" calcext:value-type="float">
            <text:p>0</text:p>
          </table:table-cell>
          <table:table-cell table:style-name="ce18" table:formula="of:=[.I17]=0" office:value-type="boolean" office:boolean-value="true" calcext:value-type="boolean">
            <text:p>TRUE</text:p>
          </table:table-cell>
          <table:table-cell table:formula="of:=[.B17]" office:value-type="string" office:string-value="Butter" calcext:value-type="string">
            <text:p>Butter</text:p>
          </table:table-cell>
          <table:table-cell table:formula="of:=[.C17]" office:value-type="string" office:string-value="g" calcext:value-type="string">
            <text:p>g</text:p>
          </table:table-cell>
          <table:table-cell table:formula="of:=[.D17]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  <table:table-cell table:formula="of:=[.F17]" office:value-type="float" office:value="0" calcext:value-type="float">
            <text:p>0</text:p>
          </table:table-cell>
          <table:table-cell table:formula="of:=[.G17]" office:value-type="float" office:value="0" calcext:value-type="float">
            <text:p>0</text:p>
          </table:table-cell>
        </table:table-row>
        <table:table-row table:style-name="ro1">
          <table:table-cell table:formula="of:=[#REF!.A35]" office:value-type="string" office:string-value="" calcext:value-type="error">
            <text:p>#REF!</text:p>
          </table:table-cell>
          <table:table-cell table:formula="of:=['Merge ingedients'.M18]" office:value-type="float" office:value="0" calcext:value-type="float">
            <text:p>0</text:p>
          </table:table-cell>
          <table:table-cell table:formula="of:=['Merge ingedients'.N18]" office:value-type="float" office:value="0" calcext:value-type="float">
            <text:p>0</text:p>
          </table:table-cell>
          <table:table-cell table:formula="of:=['Merge ingedients'.O18]" office:value-type="float" office:value="392.754166666667" calcext:value-type="float">
            <text:p>392.7541666667</text:p>
          </table:table-cell>
          <table:table-cell table:formula="of:=['Merge ingedients'.P18]" office:value-type="float" office:value="392.754166666667" calcext:value-type="float">
            <text:p>392.7541666667</text:p>
          </table:table-cell>
          <table:table-cell table:formula="of:=['Merge ingedients'.Q18]" office:value-type="float" office:value="393.691666666667" calcext:value-type="float">
            <text:p>393.6916666667</text:p>
          </table:table-cell>
          <table:table-cell table:formula="of:=['Merge ingedients'.R18]" office:value-type="float" office:value="392.754166666667" calcext:value-type="float">
            <text:p>392.7541666667</text:p>
          </table:table-cell>
          <table:table-cell/>
          <table:table-cell table:formula="of:=COUNTIFS([.B18:.B$108];[.B18];[.C18:.C$108];[.C18])-1" office:value-type="float" office:value="30" calcext:value-type="float">
            <text:p>30</text:p>
          </table:table-cell>
          <table:table-cell table:style-name="ce18" table:formula="of:=[.I18]=0" office:value-type="boolean" office:boolean-value="false" calcext:value-type="boolean">
            <text:p>FALSE</text:p>
          </table:table-cell>
          <table:table-cell table:formula="of:=[.B18]" office:value-type="float" office:value="0" calcext:value-type="float">
            <text:p>0</text:p>
          </table:table-cell>
          <table:table-cell table:formula="of:=[.C18]" office:value-type="float" office:value="0" calcext:value-type="float">
            <text:p>0</text:p>
          </table:table-cell>
          <table:table-cell table:formula="of:=[.D18]" office:value-type="float" office:value="392.754166666667" calcext:value-type="float">
            <text:p>392.7541666667</text:p>
          </table:table-cell>
          <table:table-cell table:formula="of:=[.E18]" office:value-type="float" office:value="392.754166666667" calcext:value-type="float">
            <text:p>392.7541666667</text:p>
          </table:table-cell>
          <table:table-cell table:formula="of:=[.F18]" office:value-type="float" office:value="393.691666666667" calcext:value-type="float">
            <text:p>393.6916666667</text:p>
          </table:table-cell>
          <table:table-cell table:formula="of:=[.G18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36]" office:value-type="string" office:string-value="" calcext:value-type="error">
            <text:p>#REF!</text:p>
          </table:table-cell>
          <table:table-cell table:formula="of:=['Merge ingedients'.M19]" office:value-type="float" office:value="0" calcext:value-type="float">
            <text:p>0</text:p>
          </table:table-cell>
          <table:table-cell table:formula="of:=['Merge ingedients'.N19]" office:value-type="float" office:value="0" calcext:value-type="float">
            <text:p>0</text:p>
          </table:table-cell>
          <table:table-cell table:formula="of:=['Merge ingedients'.O19]" office:value-type="float" office:value="392.754166666667" calcext:value-type="float">
            <text:p>392.7541666667</text:p>
          </table:table-cell>
          <table:table-cell table:formula="of:=['Merge ingedients'.P19]" office:value-type="float" office:value="392.754166666667" calcext:value-type="float">
            <text:p>392.7541666667</text:p>
          </table:table-cell>
          <table:table-cell table:formula="of:=['Merge ingedients'.Q19]" office:value-type="float" office:value="393.691666666667" calcext:value-type="float">
            <text:p>393.6916666667</text:p>
          </table:table-cell>
          <table:table-cell table:formula="of:=['Merge ingedients'.R19]" office:value-type="float" office:value="392.754166666667" calcext:value-type="float">
            <text:p>392.7541666667</text:p>
          </table:table-cell>
          <table:table-cell/>
          <table:table-cell table:formula="of:=COUNTIFS([.B19:.B$108];[.B19];[.C19:.C$108];[.C19])-1" office:value-type="float" office:value="29" calcext:value-type="float">
            <text:p>29</text:p>
          </table:table-cell>
          <table:table-cell table:style-name="ce18" table:formula="of:=[.I19]=0" office:value-type="boolean" office:boolean-value="false" calcext:value-type="boolean">
            <text:p>FALSE</text:p>
          </table:table-cell>
          <table:table-cell table:formula="of:=[.B19]" office:value-type="float" office:value="0" calcext:value-type="float">
            <text:p>0</text:p>
          </table:table-cell>
          <table:table-cell table:formula="of:=[.C19]" office:value-type="float" office:value="0" calcext:value-type="float">
            <text:p>0</text:p>
          </table:table-cell>
          <table:table-cell table:formula="of:=[.D19]" office:value-type="float" office:value="392.754166666667" calcext:value-type="float">
            <text:p>392.7541666667</text:p>
          </table:table-cell>
          <table:table-cell table:formula="of:=[.E19]" office:value-type="float" office:value="392.754166666667" calcext:value-type="float">
            <text:p>392.7541666667</text:p>
          </table:table-cell>
          <table:table-cell table:formula="of:=[.F19]" office:value-type="float" office:value="393.691666666667" calcext:value-type="float">
            <text:p>393.6916666667</text:p>
          </table:table-cell>
          <table:table-cell table:formula="of:=[.G19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37]" office:value-type="string" office:string-value="" calcext:value-type="error">
            <text:p>#REF!</text:p>
          </table:table-cell>
          <table:table-cell table:formula="of:=['Merge ingedients'.M20]" office:value-type="string" office:string-value="- Orange juice" calcext:value-type="string">
            <text:p>- Orange juice</text:p>
          </table:table-cell>
          <table:table-cell table:formula="of:=['Merge ingedients'.N20]" office:value-type="string" office:string-value="ml" calcext:value-type="string">
            <text:p>ml</text:p>
          </table:table-cell>
          <table:table-cell table:formula="of:=['Merge ingedients'.O20]" office:value-type="float" office:value="11.25" calcext:value-type="float">
            <text:p>11.25</text:p>
          </table:table-cell>
          <table:table-cell table:formula="of:=['Merge ingedients'.P20]" office:value-type="float" office:value="11.25" calcext:value-type="float">
            <text:p>11.25</text:p>
          </table:table-cell>
          <table:table-cell table:formula="of:=['Merge ingedients'.Q20]" office:value-type="float" office:value="11.25" calcext:value-type="float">
            <text:p>11.25</text:p>
          </table:table-cell>
          <table:table-cell table:formula="of:=['Merge ingedients'.R20]" office:value-type="float" office:value="11.25" calcext:value-type="float">
            <text:p>11.25</text:p>
          </table:table-cell>
          <table:table-cell/>
          <table:table-cell table:formula="of:=COUNTIFS([.B20:.B$108];[.B20];[.C20:.C$108];[.C20])-1" office:value-type="float" office:value="0" calcext:value-type="float">
            <text:p>0</text:p>
          </table:table-cell>
          <table:table-cell table:style-name="ce18" table:formula="of:=[.I20]=0" office:value-type="boolean" office:boolean-value="true" calcext:value-type="boolean">
            <text:p>TRUE</text:p>
          </table:table-cell>
          <table:table-cell table:formula="of:=[.B20]" office:value-type="string" office:string-value="- Orange juice" calcext:value-type="string">
            <text:p>- Orange juice</text:p>
          </table:table-cell>
          <table:table-cell table:formula="of:=[.C20]" office:value-type="string" office:string-value="ml" calcext:value-type="string">
            <text:p>ml</text:p>
          </table:table-cell>
          <table:table-cell table:formula="of:=[.D20]" office:value-type="float" office:value="11.25" calcext:value-type="float">
            <text:p>11.25</text:p>
          </table:table-cell>
          <table:table-cell table:formula="of:=[.E20]" office:value-type="float" office:value="11.25" calcext:value-type="float">
            <text:p>11.25</text:p>
          </table:table-cell>
          <table:table-cell table:formula="of:=[.F20]" office:value-type="float" office:value="11.25" calcext:value-type="float">
            <text:p>11.25</text:p>
          </table:table-cell>
          <table:table-cell table:formula="of:=[.G20]" office:value-type="float" office:value="11.25" calcext:value-type="float">
            <text:p>11.25</text:p>
          </table:table-cell>
        </table:table-row>
        <table:table-row table:style-name="ro1">
          <table:table-cell table:formula="of:=[#REF!.A38]" office:value-type="string" office:string-value="" calcext:value-type="error">
            <text:p>#REF!</text:p>
          </table:table-cell>
          <table:table-cell table:formula="of:=['Merge ingedients'.M21]" office:value-type="string" office:string-value="- Apple juice" calcext:value-type="string">
            <text:p>- Apple juice</text:p>
          </table:table-cell>
          <table:table-cell table:formula="of:=['Merge ingedients'.N21]" office:value-type="string" office:string-value="ml" calcext:value-type="string">
            <text:p>ml</text:p>
          </table:table-cell>
          <table:table-cell table:formula="of:=['Merge ingedients'.O21]" office:value-type="float" office:value="0.15" calcext:value-type="float">
            <text:p>0.15</text:p>
          </table:table-cell>
          <table:table-cell table:formula="of:=['Merge ingedients'.P21]" office:value-type="float" office:value="0.15" calcext:value-type="float">
            <text:p>0.15</text:p>
          </table:table-cell>
          <table:table-cell table:formula="of:=['Merge ingedients'.Q21]" office:value-type="float" office:value="0.15" calcext:value-type="float">
            <text:p>0.15</text:p>
          </table:table-cell>
          <table:table-cell table:formula="of:=['Merge ingedients'.R21]" office:value-type="float" office:value="0.15" calcext:value-type="float">
            <text:p>0.15</text:p>
          </table:table-cell>
          <table:table-cell/>
          <table:table-cell table:formula="of:=COUNTIFS([.B21:.B$108];[.B21];[.C21:.C$108];[.C21])-1" office:value-type="float" office:value="0" calcext:value-type="float">
            <text:p>0</text:p>
          </table:table-cell>
          <table:table-cell table:style-name="ce18" table:formula="of:=[.I21]=0" office:value-type="boolean" office:boolean-value="true" calcext:value-type="boolean">
            <text:p>TRUE</text:p>
          </table:table-cell>
          <table:table-cell table:formula="of:=[.B21]" office:value-type="string" office:string-value="- Apple juice" calcext:value-type="string">
            <text:p>- Apple juice</text:p>
          </table:table-cell>
          <table:table-cell table:formula="of:=[.C21]" office:value-type="string" office:string-value="ml" calcext:value-type="string">
            <text:p>ml</text:p>
          </table:table-cell>
          <table:table-cell table:formula="of:=[.D21]" office:value-type="float" office:value="0.15" calcext:value-type="float">
            <text:p>0.15</text:p>
          </table:table-cell>
          <table:table-cell table:formula="of:=[.E21]" office:value-type="float" office:value="0.15" calcext:value-type="float">
            <text:p>0.15</text:p>
          </table:table-cell>
          <table:table-cell table:formula="of:=[.F21]" office:value-type="float" office:value="0.15" calcext:value-type="float">
            <text:p>0.15</text:p>
          </table:table-cell>
          <table:table-cell table:formula="of:=[.G21]" office:value-type="float" office:value="0.15" calcext:value-type="float">
            <text:p>0.15</text:p>
          </table:table-cell>
        </table:table-row>
        <table:table-row table:style-name="ro1">
          <table:table-cell table:formula="of:=[#REF!.A39]" office:value-type="string" office:string-value="" calcext:value-type="error">
            <text:p>#REF!</text:p>
          </table:table-cell>
          <table:table-cell table:formula="of:=['Merge ingedients'.M22]" office:value-type="string" office:string-value="- Tea" calcext:value-type="string">
            <text:p>- Tea</text:p>
          </table:table-cell>
          <table:table-cell table:formula="of:=['Merge ingedients'.N22]" office:value-type="string" office:string-value="bag" calcext:value-type="string">
            <text:p>bag</text:p>
          </table:table-cell>
          <table:table-cell table:formula="of:=['Merge ingedients'.O22]" office:value-type="float" office:value="0" calcext:value-type="float">
            <text:p>0</text:p>
          </table:table-cell>
          <table:table-cell table:formula="of:=['Merge ingedients'.P22]" office:value-type="float" office:value="0" calcext:value-type="float">
            <text:p>0</text:p>
          </table:table-cell>
          <table:table-cell table:formula="of:=['Merge ingedients'.Q22]" office:value-type="float" office:value="0" calcext:value-type="float">
            <text:p>0</text:p>
          </table:table-cell>
          <table:table-cell table:formula="of:=['Merge ingedients'.R22]" office:value-type="float" office:value="0" calcext:value-type="float">
            <text:p>0</text:p>
          </table:table-cell>
          <table:table-cell/>
          <table:table-cell table:formula="of:=COUNTIFS([.B22:.B$108];[.B22];[.C22:.C$108];[.C22])-1" office:value-type="float" office:value="0" calcext:value-type="float">
            <text:p>0</text:p>
          </table:table-cell>
          <table:table-cell table:style-name="ce18" table:formula="of:=[.I22]=0" office:value-type="boolean" office:boolean-value="true" calcext:value-type="boolean">
            <text:p>TRUE</text:p>
          </table:table-cell>
          <table:table-cell table:formula="of:=[.B22]" office:value-type="string" office:string-value="- Tea" calcext:value-type="string">
            <text:p>- Tea</text:p>
          </table:table-cell>
          <table:table-cell table:formula="of:=[.C22]" office:value-type="string" office:string-value="bag" calcext:value-type="string">
            <text:p>bag</text:p>
          </table:table-cell>
          <table:table-cell table:formula="of:=[.D22]" office:value-type="float" office:value="0" calcext:value-type="float">
            <text:p>0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0" calcext:value-type="float">
            <text:p>0</text:p>
          </table:table-cell>
          <table:table-cell table:formula="of:=[.G22]" office:value-type="float" office:value="0" calcext:value-type="float">
            <text:p>0</text:p>
          </table:table-cell>
        </table:table-row>
        <table:table-row table:style-name="ro1">
          <table:table-cell table:style-name="ce32" table:formula="of:=[#REF!.A40]" office:value-type="string" office:string-value="" calcext:value-type="error">
            <text:p>#REF!</text:p>
          </table:table-cell>
          <table:table-cell table:formula="of:=['Merge ingedients'.M23]" office:value-type="string" office:string-value="- Coffee" calcext:value-type="string">
            <text:p>- Coffee</text:p>
          </table:table-cell>
          <table:table-cell table:formula="of:=['Merge ingedients'.N23]" office:value-type="float" office:value="0" calcext:value-type="float">
            <text:p>0</text:p>
          </table:table-cell>
          <table:table-cell table:formula="of:=['Merge ingedients'.O23]" office:value-type="float" office:value="0.125" calcext:value-type="float">
            <text:p>0.125</text:p>
          </table:table-cell>
          <table:table-cell table:formula="of:=['Merge ingedients'.P23]" office:value-type="float" office:value="0.125" calcext:value-type="float">
            <text:p>0.125</text:p>
          </table:table-cell>
          <table:table-cell table:formula="of:=['Merge ingedients'.Q23]" office:value-type="float" office:value="0.125" calcext:value-type="float">
            <text:p>0.125</text:p>
          </table:table-cell>
          <table:table-cell table:formula="of:=['Merge ingedients'.R23]" office:value-type="float" office:value="0.125" calcext:value-type="float">
            <text:p>0.125</text:p>
          </table:table-cell>
          <table:table-cell/>
          <table:table-cell table:formula="of:=COUNTIFS([.B23:.B$108];[.B23];[.C23:.C$108];[.C23])-1" office:value-type="float" office:value="0" calcext:value-type="float">
            <text:p>0</text:p>
          </table:table-cell>
          <table:table-cell table:style-name="ce18" table:formula="of:=[.I23]=0" office:value-type="boolean" office:boolean-value="true" calcext:value-type="boolean">
            <text:p>TRUE</text:p>
          </table:table-cell>
          <table:table-cell table:formula="of:=[.B23]" office:value-type="string" office:string-value="- Coffee" calcext:value-type="string">
            <text:p>- Coffee</text:p>
          </table:table-cell>
          <table:table-cell table:formula="of:=[.C23]" office:value-type="float" office:value="0" calcext:value-type="float">
            <text:p>0</text:p>
          </table:table-cell>
          <table:table-cell table:formula="of:=[.D23]" office:value-type="float" office:value="0.125" calcext:value-type="float">
            <text:p>0.125</text:p>
          </table:table-cell>
          <table:table-cell table:formula="of:=[.E23]" office:value-type="float" office:value="0.125" calcext:value-type="float">
            <text:p>0.125</text:p>
          </table:table-cell>
          <table:table-cell table:formula="of:=[.F23]" office:value-type="float" office:value="0.125" calcext:value-type="float">
            <text:p>0.125</text:p>
          </table:table-cell>
          <table:table-cell table:formula="of:=[.G23]" office:value-type="float" office:value="0.125" calcext:value-type="float">
            <text:p>0.125</text:p>
          </table:table-cell>
        </table:table-row>
        <table:table-row table:style-name="ro1">
          <table:table-cell table:style-name="ce32" table:formula="of:=[#REF!.A41]" office:value-type="string" office:string-value="" calcext:value-type="error">
            <text:p>#REF!</text:p>
          </table:table-cell>
          <table:table-cell table:formula="of:=['Merge ingedients'.M24]" office:value-type="string" office:string-value="- Sugar" calcext:value-type="string">
            <text:p>- Sugar</text:p>
          </table:table-cell>
          <table:table-cell table:formula="of:=['Merge ingedients'.N24]" office:value-type="string" office:string-value="g" calcext:value-type="string">
            <text:p>g</text:p>
          </table:table-cell>
          <table:table-cell table:formula="of:=['Merge ingedients'.O24]" office:value-type="float" office:value="5" calcext:value-type="float">
            <text:p>5</text:p>
          </table:table-cell>
          <table:table-cell table:formula="of:=['Merge ingedients'.P24]" office:value-type="float" office:value="5" calcext:value-type="float">
            <text:p>5</text:p>
          </table:table-cell>
          <table:table-cell table:formula="of:=['Merge ingedients'.Q24]" office:value-type="float" office:value="5" calcext:value-type="float">
            <text:p>5</text:p>
          </table:table-cell>
          <table:table-cell table:formula="of:=['Merge ingedients'.R24]" office:value-type="float" office:value="5" calcext:value-type="float">
            <text:p>5</text:p>
          </table:table-cell>
          <table:table-cell/>
          <table:table-cell table:formula="of:=COUNTIFS([.B24:.B$108];[.B24];[.C24:.C$108];[.C24])-1" office:value-type="float" office:value="0" calcext:value-type="float">
            <text:p>0</text:p>
          </table:table-cell>
          <table:table-cell table:style-name="ce18" table:formula="of:=[.I24]=0" office:value-type="boolean" office:boolean-value="true" calcext:value-type="boolean">
            <text:p>TRUE</text:p>
          </table:table-cell>
          <table:table-cell table:formula="of:=[.B24]" office:value-type="string" office:string-value="- Sugar" calcext:value-type="string">
            <text:p>- Sugar</text:p>
          </table:table-cell>
          <table:table-cell table:formula="of:=[.C24]" office:value-type="string" office:string-value="g" calcext:value-type="string">
            <text:p>g</text:p>
          </table:table-cell>
          <table:table-cell table:formula="of:=[.D24]" office:value-type="float" office:value="5" calcext:value-type="float">
            <text:p>5</text:p>
          </table:table-cell>
          <table:table-cell table:formula="of:=[.E24]" office:value-type="float" office:value="5" calcext:value-type="float">
            <text:p>5</text:p>
          </table:table-cell>
          <table:table-cell table:formula="of:=[.F24]" office:value-type="float" office:value="5" calcext:value-type="float">
            <text:p>5</text:p>
          </table:table-cell>
          <table:table-cell table:formula="of:=[.G24]" office:value-type="float" office:value="5" calcext:value-type="float">
            <text:p>5</text:p>
          </table:table-cell>
        </table:table-row>
        <table:table-row table:style-name="ro1">
          <table:table-cell table:formula="of:=[#REF!.A42]" office:value-type="string" office:string-value="" calcext:value-type="error">
            <text:p>#REF!</text:p>
          </table:table-cell>
          <table:table-cell table:formula="of:=['Merge ingedients'.M25]" office:value-type="string" office:string-value="- Milk" calcext:value-type="string">
            <text:p>- Milk</text:p>
          </table:table-cell>
          <table:table-cell table:formula="of:=['Merge ingedients'.N25]" office:value-type="string" office:string-value="ml" calcext:value-type="string">
            <text:p>ml</text:p>
          </table:table-cell>
          <table:table-cell table:formula="of:=['Merge ingedients'.O25]" office:value-type="float" office:value="0" calcext:value-type="float">
            <text:p>0</text:p>
          </table:table-cell>
          <table:table-cell table:formula="of:=['Merge ingedients'.P25]" office:value-type="float" office:value="0" calcext:value-type="float">
            <text:p>0</text:p>
          </table:table-cell>
          <table:table-cell table:formula="of:=['Merge ingedients'.Q25]" office:value-type="float" office:value="0" calcext:value-type="float">
            <text:p>0</text:p>
          </table:table-cell>
          <table:table-cell table:formula="of:=['Merge ingedients'.R25]" office:value-type="float" office:value="0" calcext:value-type="float">
            <text:p>0</text:p>
          </table:table-cell>
          <table:table-cell/>
          <table:table-cell table:formula="of:=COUNTIFS([.B25:.B$108];[.B25];[.C25:.C$108];[.C25])-1" office:value-type="float" office:value="0" calcext:value-type="float">
            <text:p>0</text:p>
          </table:table-cell>
          <table:table-cell table:style-name="ce18" table:formula="of:=[.I25]=0" office:value-type="boolean" office:boolean-value="true" calcext:value-type="boolean">
            <text:p>TRUE</text:p>
          </table:table-cell>
          <table:table-cell table:formula="of:=[.B25]" office:value-type="string" office:string-value="- Milk" calcext:value-type="string">
            <text:p>- Milk</text:p>
          </table:table-cell>
          <table:table-cell table:formula="of:=[.C25]" office:value-type="string" office:string-value="ml" calcext:value-type="string">
            <text:p>ml</text:p>
          </table:table-cell>
          <table:table-cell table:formula="of:=[.D25]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  <table:table-cell table:formula="of:=[.F25]" office:value-type="float" office:value="0" calcext:value-type="float">
            <text:p>0</text:p>
          </table:table-cell>
          <table:table-cell table:formula="of:=[.G25]" office:value-type="float" office:value="0" calcext:value-type="float">
            <text:p>0</text:p>
          </table:table-cell>
        </table:table-row>
        <table:table-row table:style-name="ro1">
          <table:table-cell table:formula="of:=[#REF!.A43]" office:value-type="string" office:string-value="" calcext:value-type="error">
            <text:p>#REF!</text:p>
          </table:table-cell>
          <table:table-cell table:formula="of:=['Merge ingedients'.M26]" office:value-type="float" office:value="0" calcext:value-type="float">
            <text:p>0</text:p>
          </table:table-cell>
          <table:table-cell table:formula="of:=['Merge ingedients'.N26]" office:value-type="float" office:value="0" calcext:value-type="float">
            <text:p>0</text:p>
          </table:table-cell>
          <table:table-cell table:formula="of:=['Merge ingedients'.O26]" office:value-type="float" office:value="392.754166666667" calcext:value-type="float">
            <text:p>392.7541666667</text:p>
          </table:table-cell>
          <table:table-cell table:formula="of:=['Merge ingedients'.P26]" office:value-type="float" office:value="392.754166666667" calcext:value-type="float">
            <text:p>392.7541666667</text:p>
          </table:table-cell>
          <table:table-cell table:formula="of:=['Merge ingedients'.Q26]" office:value-type="float" office:value="393.691666666667" calcext:value-type="float">
            <text:p>393.6916666667</text:p>
          </table:table-cell>
          <table:table-cell table:formula="of:=['Merge ingedients'.R26]" office:value-type="float" office:value="392.754166666667" calcext:value-type="float">
            <text:p>392.7541666667</text:p>
          </table:table-cell>
          <table:table-cell/>
          <table:table-cell table:formula="of:=COUNTIFS([.B26:.B$108];[.B26];[.C26:.C$108];[.C26])-1" office:value-type="float" office:value="28" calcext:value-type="float">
            <text:p>28</text:p>
          </table:table-cell>
          <table:table-cell table:style-name="ce18" table:formula="of:=[.I26]=0" office:value-type="boolean" office:boolean-value="false" calcext:value-type="boolean">
            <text:p>FALSE</text:p>
          </table:table-cell>
          <table:table-cell table:formula="of:=[.B26]" office:value-type="float" office:value="0" calcext:value-type="float">
            <text:p>0</text:p>
          </table:table-cell>
          <table:table-cell table:formula="of:=[.C26]" office:value-type="float" office:value="0" calcext:value-type="float">
            <text:p>0</text:p>
          </table:table-cell>
          <table:table-cell table:formula="of:=[.D26]" office:value-type="float" office:value="392.754166666667" calcext:value-type="float">
            <text:p>392.7541666667</text:p>
          </table:table-cell>
          <table:table-cell table:formula="of:=[.E26]" office:value-type="float" office:value="392.754166666667" calcext:value-type="float">
            <text:p>392.7541666667</text:p>
          </table:table-cell>
          <table:table-cell table:formula="of:=[.F26]" office:value-type="float" office:value="393.691666666667" calcext:value-type="float">
            <text:p>393.6916666667</text:p>
          </table:table-cell>
          <table:table-cell table:formula="of:=[.G26]" office:value-type="float" office:value="392.754166666667" calcext:value-type="float">
            <text:p>392.7541666667</text:p>
          </table:table-cell>
        </table:table-row>
        <table:table-row table:style-name="ro1">
          <table:table-cell table:style-name="ce32" table:formula="of:=[#REF!.A44]" office:value-type="string" office:string-value="" calcext:value-type="error">
            <text:p>#REF!</text:p>
          </table:table-cell>
          <table:table-cell table:formula="of:=['Merge ingedients'.M27]" office:value-type="float" office:value="0" calcext:value-type="float">
            <text:p>0</text:p>
          </table:table-cell>
          <table:table-cell table:formula="of:=['Merge ingedients'.N27]" office:value-type="float" office:value="0" calcext:value-type="float">
            <text:p>0</text:p>
          </table:table-cell>
          <table:table-cell table:formula="of:=['Merge ingedients'.O27]" office:value-type="float" office:value="392.754166666667" calcext:value-type="float">
            <text:p>392.7541666667</text:p>
          </table:table-cell>
          <table:table-cell table:formula="of:=['Merge ingedients'.P27]" office:value-type="float" office:value="392.754166666667" calcext:value-type="float">
            <text:p>392.7541666667</text:p>
          </table:table-cell>
          <table:table-cell table:formula="of:=['Merge ingedients'.Q27]" office:value-type="float" office:value="393.691666666667" calcext:value-type="float">
            <text:p>393.6916666667</text:p>
          </table:table-cell>
          <table:table-cell table:formula="of:=['Merge ingedients'.R27]" office:value-type="float" office:value="392.754166666667" calcext:value-type="float">
            <text:p>392.7541666667</text:p>
          </table:table-cell>
          <table:table-cell/>
          <table:table-cell table:formula="of:=COUNTIFS([.B27:.B$108];[.B27];[.C27:.C$108];[.C27])-1" office:value-type="float" office:value="27" calcext:value-type="float">
            <text:p>27</text:p>
          </table:table-cell>
          <table:table-cell table:style-name="ce18" table:formula="of:=[.I27]=0" office:value-type="boolean" office:boolean-value="false" calcext:value-type="boolean">
            <text:p>FALSE</text:p>
          </table:table-cell>
          <table:table-cell table:formula="of:=[.B27]" office:value-type="float" office:value="0" calcext:value-type="float">
            <text:p>0</text:p>
          </table:table-cell>
          <table:table-cell table:formula="of:=[.C27]" office:value-type="float" office:value="0" calcext:value-type="float">
            <text:p>0</text:p>
          </table:table-cell>
          <table:table-cell table:formula="of:=[.D27]" office:value-type="float" office:value="392.754166666667" calcext:value-type="float">
            <text:p>392.7541666667</text:p>
          </table:table-cell>
          <table:table-cell table:formula="of:=[.E27]" office:value-type="float" office:value="392.754166666667" calcext:value-type="float">
            <text:p>392.7541666667</text:p>
          </table:table-cell>
          <table:table-cell table:formula="of:=[.F27]" office:value-type="float" office:value="393.691666666667" calcext:value-type="float">
            <text:p>393.6916666667</text:p>
          </table:table-cell>
          <table:table-cell table:formula="of:=[.G27]" office:value-type="float" office:value="392.754166666667" calcext:value-type="float">
            <text:p>392.7541666667</text:p>
          </table:table-cell>
        </table:table-row>
        <table:table-row table:style-name="ro1">
          <table:table-cell table:style-name="ce32" table:formula="of:=[#REF!.A45]" office:value-type="string" office:string-value="" calcext:value-type="error">
            <text:p>#REF!</text:p>
          </table:table-cell>
          <table:table-cell table:formula="of:=['Merge ingedients'.M28]" office:value-type="string" office:string-value="3 hard-boiled eggs, chopped" calcext:value-type="string">
            <text:p>3 hard-boiled eggs, chopped</text:p>
          </table:table-cell>
          <table:table-cell table:formula="of:=['Merge ingedients'.N28]" office:value-type="string" office:string-value="egg" calcext:value-type="string">
            <text:p>egg</text:p>
          </table:table-cell>
          <table:table-cell table:formula="of:=['Merge ingedients'.O28]" office:value-type="float" office:value="0.025" calcext:value-type="float">
            <text:p>0.025</text:p>
          </table:table-cell>
          <table:table-cell table:formula="of:=['Merge ingedients'.P28]" office:value-type="float" office:value="0.025" calcext:value-type="float">
            <text:p>0.025</text:p>
          </table:table-cell>
          <table:table-cell table:formula="of:=['Merge ingedients'.Q28]" office:value-type="float" office:value="0.025" calcext:value-type="float">
            <text:p>0.025</text:p>
          </table:table-cell>
          <table:table-cell table:formula="of:=['Merge ingedients'.R28]" office:value-type="float" office:value="0.025" calcext:value-type="float">
            <text:p>0.025</text:p>
          </table:table-cell>
          <table:table-cell/>
          <table:table-cell table:formula="of:=COUNTIFS([.B28:.B$108];[.B28];[.C28:.C$108];[.C28])-1" office:value-type="float" office:value="0" calcext:value-type="float">
            <text:p>0</text:p>
          </table:table-cell>
          <table:table-cell table:style-name="ce18" table:formula="of:=[.I28]=0" office:value-type="boolean" office:boolean-value="true" calcext:value-type="boolean">
            <text:p>TRUE</text:p>
          </table:table-cell>
          <table:table-cell table:formula="of:=[.B28]" office:value-type="string" office:string-value="3 hard-boiled eggs, chopped" calcext:value-type="string">
            <text:p>3 hard-boiled eggs, chopped</text:p>
          </table:table-cell>
          <table:table-cell table:formula="of:=[.C28]" office:value-type="string" office:string-value="egg" calcext:value-type="string">
            <text:p>egg</text:p>
          </table:table-cell>
          <table:table-cell table:formula="of:=[.D28]" office:value-type="float" office:value="0.025" calcext:value-type="float">
            <text:p>0.025</text:p>
          </table:table-cell>
          <table:table-cell table:formula="of:=[.E28]" office:value-type="float" office:value="0.025" calcext:value-type="float">
            <text:p>0.025</text:p>
          </table:table-cell>
          <table:table-cell table:formula="of:=[.F28]" office:value-type="float" office:value="0.025" calcext:value-type="float">
            <text:p>0.025</text:p>
          </table:table-cell>
          <table:table-cell table:formula="of:=[.G28]" office:value-type="float" office:value="0.025" calcext:value-type="float">
            <text:p>0.025</text:p>
          </table:table-cell>
        </table:table-row>
        <table:table-row table:style-name="ro1">
          <table:table-cell table:formula="of:=[#REF!.A46]" office:value-type="string" office:string-value="" calcext:value-type="error">
            <text:p>#REF!</text:p>
          </table:table-cell>
          <table:table-cell table:formula="of:=['Merge ingedients'.M29]" office:value-type="string" office:string-value="1/3 spring onion" calcext:value-type="string">
            <text:p>1/3 spring onion</text:p>
          </table:table-cell>
          <table:table-cell table:formula="of:=['Merge ingedients'.N29]" office:value-type="string" office:string-value="onion" calcext:value-type="string">
            <text:p>onion</text:p>
          </table:table-cell>
          <table:table-cell table:formula="of:=['Merge ingedients'.O29]" office:value-type="float" office:value="0.25" calcext:value-type="float">
            <text:p>0.25</text:p>
          </table:table-cell>
          <table:table-cell table:formula="of:=['Merge ingedients'.P29]" office:value-type="float" office:value="0.25" calcext:value-type="float">
            <text:p>0.25</text:p>
          </table:table-cell>
          <table:table-cell table:formula="of:=['Merge ingedients'.Q29]" office:value-type="float" office:value="0.25" calcext:value-type="float">
            <text:p>0.25</text:p>
          </table:table-cell>
          <table:table-cell table:formula="of:=['Merge ingedients'.R29]" office:value-type="float" office:value="0.25" calcext:value-type="float">
            <text:p>0.25</text:p>
          </table:table-cell>
          <table:table-cell/>
          <table:table-cell table:formula="of:=COUNTIFS([.B29:.B$108];[.B29];[.C29:.C$108];[.C29])-1" office:value-type="float" office:value="0" calcext:value-type="float">
            <text:p>0</text:p>
          </table:table-cell>
          <table:table-cell table:style-name="ce18" table:formula="of:=[.I29]=0" office:value-type="boolean" office:boolean-value="true" calcext:value-type="boolean">
            <text:p>TRUE</text:p>
          </table:table-cell>
          <table:table-cell table:formula="of:=[.B29]" office:value-type="string" office:string-value="1/3 spring onion" calcext:value-type="string">
            <text:p>1/3 spring onion</text:p>
          </table:table-cell>
          <table:table-cell table:formula="of:=[.C29]" office:value-type="string" office:string-value="onion" calcext:value-type="string">
            <text:p>onion</text:p>
          </table:table-cell>
          <table:table-cell table:formula="of:=[.D29]" office:value-type="float" office:value="0.25" calcext:value-type="float">
            <text:p>0.25</text:p>
          </table:table-cell>
          <table:table-cell table:formula="of:=[.E29]" office:value-type="float" office:value="0.25" calcext:value-type="float">
            <text:p>0.25</text:p>
          </table:table-cell>
          <table:table-cell table:formula="of:=[.F29]" office:value-type="float" office:value="0.25" calcext:value-type="float">
            <text:p>0.25</text:p>
          </table:table-cell>
          <table:table-cell table:formula="of:=[.G29]" office:value-type="float" office:value="0.25" calcext:value-type="float">
            <text:p>0.25</text:p>
          </table:table-cell>
        </table:table-row>
        <table:table-row table:style-name="ro1">
          <table:table-cell table:formula="of:=[#REF!.A47]" office:value-type="string" office:string-value="" calcext:value-type="error">
            <text:p>#REF!</text:p>
          </table:table-cell>
          <table:table-cell table:formula="of:=['Merge ingedients'.M30]" office:value-type="string" office:string-value="3 lettuce leaves" calcext:value-type="string">
            <text:p>3 lettuce leaves</text:p>
          </table:table-cell>
          <table:table-cell table:formula="of:=['Merge ingedients'.N30]" office:value-type="string" office:string-value="leaves" calcext:value-type="string">
            <text:p>leaves</text:p>
          </table:table-cell>
          <table:table-cell table:formula="of:=['Merge ingedients'.O30]" office:value-type="float" office:value="0.25" calcext:value-type="float">
            <text:p>0.25</text:p>
          </table:table-cell>
          <table:table-cell table:formula="of:=['Merge ingedients'.P30]" office:value-type="float" office:value="0.25" calcext:value-type="float">
            <text:p>0.25</text:p>
          </table:table-cell>
          <table:table-cell table:formula="of:=['Merge ingedients'.Q30]" office:value-type="float" office:value="0.25" calcext:value-type="float">
            <text:p>0.25</text:p>
          </table:table-cell>
          <table:table-cell table:formula="of:=['Merge ingedients'.R30]" office:value-type="float" office:value="0.25" calcext:value-type="float">
            <text:p>0.25</text:p>
          </table:table-cell>
          <table:table-cell/>
          <table:table-cell table:formula="of:=COUNTIFS([.B30:.B$108];[.B30];[.C30:.C$108];[.C30])-1" office:value-type="float" office:value="0" calcext:value-type="float">
            <text:p>0</text:p>
          </table:table-cell>
          <table:table-cell table:style-name="ce18" table:formula="of:=[.I30]=0" office:value-type="boolean" office:boolean-value="true" calcext:value-type="boolean">
            <text:p>TRUE</text:p>
          </table:table-cell>
          <table:table-cell table:formula="of:=[.B30]" office:value-type="string" office:string-value="3 lettuce leaves" calcext:value-type="string">
            <text:p>3 lettuce leaves</text:p>
          </table:table-cell>
          <table:table-cell table:formula="of:=[.C30]" office:value-type="string" office:string-value="leaves" calcext:value-type="string">
            <text:p>leaves</text:p>
          </table:table-cell>
          <table:table-cell table:formula="of:=[.D30]" office:value-type="float" office:value="0.25" calcext:value-type="float">
            <text:p>0.25</text:p>
          </table:table-cell>
          <table:table-cell table:formula="of:=[.E30]" office:value-type="float" office:value="0.25" calcext:value-type="float">
            <text:p>0.25</text:p>
          </table:table-cell>
          <table:table-cell table:formula="of:=[.F30]" office:value-type="float" office:value="0.25" calcext:value-type="float">
            <text:p>0.25</text:p>
          </table:table-cell>
          <table:table-cell table:formula="of:=[.G30]" office:value-type="float" office:value="0.25" calcext:value-type="float">
            <text:p>0.25</text:p>
          </table:table-cell>
        </table:table-row>
        <table:table-row table:style-name="ro1">
          <table:table-cell table:style-name="ce32" table:formula="of:=[#REF!.A48]" office:value-type="string" office:string-value="" calcext:value-type="error">
            <text:p>#REF!</text:p>
          </table:table-cell>
          <table:table-cell table:formula="of:=['Merge ingedients'.M31]" office:value-type="string" office:string-value="3 tbsp mayonnaise" calcext:value-type="string">
            <text:p>3 tbsp mayonnaise</text:p>
          </table:table-cell>
          <table:table-cell table:formula="of:=['Merge ingedients'.N31]" office:value-type="string" office:string-value="tbsp" calcext:value-type="string">
            <text:p>tbsp</text:p>
          </table:table-cell>
          <table:table-cell table:formula="of:=['Merge ingedients'.O31]" office:value-type="float" office:value="0.0833333333333333" calcext:value-type="float">
            <text:p>0.0833333333</text:p>
          </table:table-cell>
          <table:table-cell table:formula="of:=['Merge ingedients'.P31]" office:value-type="float" office:value="0.0833333333333333" calcext:value-type="float">
            <text:p>0.0833333333</text:p>
          </table:table-cell>
          <table:table-cell table:formula="of:=['Merge ingedients'.Q31]" office:value-type="float" office:value="0.0833333333333333" calcext:value-type="float">
            <text:p>0.0833333333</text:p>
          </table:table-cell>
          <table:table-cell table:formula="of:=['Merge ingedients'.R31]" office:value-type="float" office:value="0.0833333333333333" calcext:value-type="float">
            <text:p>0.0833333333</text:p>
          </table:table-cell>
          <table:table-cell/>
          <table:table-cell table:formula="of:=COUNTIFS([.B31:.B$108];[.B31];[.C31:.C$108];[.C31])-1" office:value-type="float" office:value="0" calcext:value-type="float">
            <text:p>0</text:p>
          </table:table-cell>
          <table:table-cell table:style-name="ce18" table:formula="of:=[.I31]=0" office:value-type="boolean" office:boolean-value="true" calcext:value-type="boolean">
            <text:p>TRUE</text:p>
          </table:table-cell>
          <table:table-cell table:formula="of:=[.B31]" office:value-type="string" office:string-value="3 tbsp mayonnaise" calcext:value-type="string">
            <text:p>3 tbsp mayonnaise</text:p>
          </table:table-cell>
          <table:table-cell table:formula="of:=[.C31]" office:value-type="string" office:string-value="tbsp" calcext:value-type="string">
            <text:p>tbsp</text:p>
          </table:table-cell>
          <table:table-cell table:formula="of:=[.D31]" office:value-type="float" office:value="0.0833333333333333" calcext:value-type="float">
            <text:p>0.0833333333</text:p>
          </table:table-cell>
          <table:table-cell table:formula="of:=[.E31]" office:value-type="float" office:value="0.0833333333333333" calcext:value-type="float">
            <text:p>0.0833333333</text:p>
          </table:table-cell>
          <table:table-cell table:formula="of:=[.F31]" office:value-type="float" office:value="0.0833333333333333" calcext:value-type="float">
            <text:p>0.0833333333</text:p>
          </table:table-cell>
          <table:table-cell table:formula="of:=[.G31]" office:value-type="float" office:value="0.0833333333333333" calcext:value-type="float">
            <text:p>0.0833333333</text:p>
          </table:table-cell>
        </table:table-row>
        <table:table-row table:style-name="ro1">
          <table:table-cell table:style-name="ce32" table:formula="of:=[#REF!.A49]" office:value-type="string" office:string-value="" calcext:value-type="error">
            <text:p>#REF!</text:p>
          </table:table-cell>
          <table:table-cell table:formula="of:=['Merge ingedients'.M32]" office:value-type="string" office:string-value="1 tsp mustard" calcext:value-type="string">
            <text:p>1 tsp mustard</text:p>
          </table:table-cell>
          <table:table-cell table:formula="of:=['Merge ingedients'.N32]" office:value-type="string" office:string-value="tsp" calcext:value-type="string">
            <text:p>tsp</text:p>
          </table:table-cell>
          <table:table-cell table:formula="of:=['Merge ingedients'.O32]" office:value-type="float" office:value="0.5" calcext:value-type="float">
            <text:p>0.5</text:p>
          </table:table-cell>
          <table:table-cell table:formula="of:=['Merge ingedients'.P32]" office:value-type="float" office:value="0.5" calcext:value-type="float">
            <text:p>0.5</text:p>
          </table:table-cell>
          <table:table-cell table:formula="of:=['Merge ingedients'.Q32]" office:value-type="float" office:value="0.5" calcext:value-type="float">
            <text:p>0.5</text:p>
          </table:table-cell>
          <table:table-cell table:formula="of:=['Merge ingedients'.R32]" office:value-type="float" office:value="0.5" calcext:value-type="float">
            <text:p>0.5</text:p>
          </table:table-cell>
          <table:table-cell/>
          <table:table-cell table:formula="of:=COUNTIFS([.B32:.B$108];[.B32];[.C32:.C$108];[.C32])-1" office:value-type="float" office:value="0" calcext:value-type="float">
            <text:p>0</text:p>
          </table:table-cell>
          <table:table-cell table:style-name="ce18" table:formula="of:=[.I32]=0" office:value-type="boolean" office:boolean-value="true" calcext:value-type="boolean">
            <text:p>TRUE</text:p>
          </table:table-cell>
          <table:table-cell table:formula="of:=[.B32]" office:value-type="string" office:string-value="1 tsp mustard" calcext:value-type="string">
            <text:p>1 tsp mustard</text:p>
          </table:table-cell>
          <table:table-cell table:formula="of:=[.C32]" office:value-type="string" office:string-value="tsp" calcext:value-type="string">
            <text:p>tsp</text:p>
          </table:table-cell>
          <table:table-cell table:formula="of:=[.D32]" office:value-type="float" office:value="0.5" calcext:value-type="float">
            <text:p>0.5</text:p>
          </table:table-cell>
          <table:table-cell table:formula="of:=[.E32]" office:value-type="float" office:value="0.5" calcext:value-type="float">
            <text:p>0.5</text:p>
          </table:table-cell>
          <table:table-cell table:formula="of:=[.F32]" office:value-type="float" office:value="0.5" calcext:value-type="float">
            <text:p>0.5</text:p>
          </table:table-cell>
          <table:table-cell table:formula="of:=[.G32]" office:value-type="float" office:value="0.5" calcext:value-type="float">
            <text:p>0.5</text:p>
          </table:table-cell>
        </table:table-row>
        <table:table-row table:style-name="ro1">
          <table:table-cell table:formula="of:=[#REF!.A50]" office:value-type="string" office:string-value="" calcext:value-type="error">
            <text:p>#REF!</text:p>
          </table:table-cell>
          <table:table-cell table:formula="of:=['Merge ingedients'.M33]" office:value-type="string" office:string-value="bread" calcext:value-type="string">
            <text:p>bread</text:p>
          </table:table-cell>
          <table:table-cell table:formula="of:=['Merge ingedients'.N33]" office:value-type="string" office:string-value="slices" calcext:value-type="string">
            <text:p>slices</text:p>
          </table:table-cell>
          <table:table-cell table:formula="of:=['Merge ingedients'.O33]" office:value-type="float" office:value="0" calcext:value-type="float">
            <text:p>0</text:p>
          </table:table-cell>
          <table:table-cell table:formula="of:=['Merge ingedients'.P33]" office:value-type="float" office:value="0" calcext:value-type="float">
            <text:p>0</text:p>
          </table:table-cell>
          <table:table-cell table:formula="of:=['Merge ingedients'.Q33]" office:value-type="float" office:value="0" calcext:value-type="float">
            <text:p>0</text:p>
          </table:table-cell>
          <table:table-cell table:formula="of:=['Merge ingedients'.R33]" office:value-type="float" office:value="0" calcext:value-type="float">
            <text:p>0</text:p>
          </table:table-cell>
          <table:table-cell/>
          <table:table-cell table:formula="of:=COUNTIFS([.B33:.B$108];[.B33];[.C33:.C$108];[.C33])-1" office:value-type="float" office:value="3" calcext:value-type="float">
            <text:p>3</text:p>
          </table:table-cell>
          <table:table-cell table:style-name="ce18" table:formula="of:=[.I33]=0" office:value-type="boolean" office:boolean-value="false" calcext:value-type="boolean">
            <text:p>FALSE</text:p>
          </table:table-cell>
          <table:table-cell table:formula="of:=[.B33]" office:value-type="string" office:string-value="bread" calcext:value-type="string">
            <text:p>bread</text:p>
          </table:table-cell>
          <table:table-cell table:formula="of:=[.C33]" office:value-type="string" office:string-value="slices" calcext:value-type="string">
            <text:p>slices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0" calcext:value-type="float">
            <text:p>0</text:p>
          </table:table-cell>
          <table:table-cell table:formula="of:=[.G33]" office:value-type="float" office:value="0" calcext:value-type="float">
            <text:p>0</text:p>
          </table:table-cell>
        </table:table-row>
        <table:table-row table:style-name="ro1">
          <table:table-cell table:formula="of:=[#REF!.A51]" office:value-type="string" office:string-value="" calcext:value-type="error">
            <text:p>#REF!</text:p>
          </table:table-cell>
          <table:table-cell table:formula="of:=['Merge ingedients'.M34]" office:value-type="float" office:value="0" calcext:value-type="float">
            <text:p>0</text:p>
          </table:table-cell>
          <table:table-cell table:formula="of:=['Merge ingedients'.N34]" office:value-type="float" office:value="0" calcext:value-type="float">
            <text:p>0</text:p>
          </table:table-cell>
          <table:table-cell table:formula="of:=['Merge ingedients'.O34]" office:value-type="float" office:value="392.754166666667" calcext:value-type="float">
            <text:p>392.7541666667</text:p>
          </table:table-cell>
          <table:table-cell table:formula="of:=['Merge ingedients'.P34]" office:value-type="float" office:value="392.754166666667" calcext:value-type="float">
            <text:p>392.7541666667</text:p>
          </table:table-cell>
          <table:table-cell table:formula="of:=['Merge ingedients'.Q34]" office:value-type="float" office:value="393.691666666667" calcext:value-type="float">
            <text:p>393.6916666667</text:p>
          </table:table-cell>
          <table:table-cell table:formula="of:=['Merge ingedients'.R34]" office:value-type="float" office:value="392.754166666667" calcext:value-type="float">
            <text:p>392.7541666667</text:p>
          </table:table-cell>
          <table:table-cell/>
          <table:table-cell table:formula="of:=COUNTIFS([.B34:.B$108];[.B34];[.C34:.C$108];[.C34])-1" office:value-type="float" office:value="26" calcext:value-type="float">
            <text:p>26</text:p>
          </table:table-cell>
          <table:table-cell table:style-name="ce18" table:formula="of:=[.I34]=0" office:value-type="boolean" office:boolean-value="false" calcext:value-type="boolean">
            <text:p>FALSE</text:p>
          </table:table-cell>
          <table:table-cell table:formula="of:=[.B34]" office:value-type="float" office:value="0" calcext:value-type="float">
            <text:p>0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392.754166666667" calcext:value-type="float">
            <text:p>392.7541666667</text:p>
          </table:table-cell>
          <table:table-cell table:formula="of:=[.E34]" office:value-type="float" office:value="392.754166666667" calcext:value-type="float">
            <text:p>392.7541666667</text:p>
          </table:table-cell>
          <table:table-cell table:formula="of:=[.F34]" office:value-type="float" office:value="393.691666666667" calcext:value-type="float">
            <text:p>393.6916666667</text:p>
          </table:table-cell>
          <table:table-cell table:formula="of:=[.G34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52]" office:value-type="string" office:string-value="" calcext:value-type="error">
            <text:p>#REF!</text:p>
          </table:table-cell>
          <table:table-cell table:formula="of:=['Merge ingedients'.M35]" office:value-type="float" office:value="0" calcext:value-type="float">
            <text:p>0</text:p>
          </table:table-cell>
          <table:table-cell table:formula="of:=['Merge ingedients'.N35]" office:value-type="float" office:value="0" calcext:value-type="float">
            <text:p>0</text:p>
          </table:table-cell>
          <table:table-cell table:formula="of:=['Merge ingedients'.O35]" office:value-type="float" office:value="392.754166666667" calcext:value-type="float">
            <text:p>392.7541666667</text:p>
          </table:table-cell>
          <table:table-cell table:formula="of:=['Merge ingedients'.P35]" office:value-type="float" office:value="392.754166666667" calcext:value-type="float">
            <text:p>392.7541666667</text:p>
          </table:table-cell>
          <table:table-cell table:formula="of:=['Merge ingedients'.Q35]" office:value-type="float" office:value="393.691666666667" calcext:value-type="float">
            <text:p>393.6916666667</text:p>
          </table:table-cell>
          <table:table-cell table:formula="of:=['Merge ingedients'.R35]" office:value-type="float" office:value="392.754166666667" calcext:value-type="float">
            <text:p>392.7541666667</text:p>
          </table:table-cell>
          <table:table-cell/>
          <table:table-cell table:formula="of:=COUNTIFS([.B35:.B$108];[.B35];[.C35:.C$108];[.C35])-1" office:value-type="float" office:value="25" calcext:value-type="float">
            <text:p>25</text:p>
          </table:table-cell>
          <table:table-cell table:style-name="ce18" table:formula="of:=[.I35]=0" office:value-type="boolean" office:boolean-value="false" calcext:value-type="boolean">
            <text:p>FALSE</text:p>
          </table:table-cell>
          <table:table-cell table:formula="of:=[.B35]" office:value-type="float" office:value="0" calcext:value-type="float">
            <text:p>0</text:p>
          </table:table-cell>
          <table:table-cell table:formula="of:=[.C35]" office:value-type="float" office:value="0" calcext:value-type="float">
            <text:p>0</text:p>
          </table:table-cell>
          <table:table-cell table:formula="of:=[.D35]" office:value-type="float" office:value="392.754166666667" calcext:value-type="float">
            <text:p>392.7541666667</text:p>
          </table:table-cell>
          <table:table-cell table:formula="of:=[.E35]" office:value-type="float" office:value="392.754166666667" calcext:value-type="float">
            <text:p>392.7541666667</text:p>
          </table:table-cell>
          <table:table-cell table:formula="of:=[.F35]" office:value-type="float" office:value="393.691666666667" calcext:value-type="float">
            <text:p>393.6916666667</text:p>
          </table:table-cell>
          <table:table-cell table:formula="of:=[.G35]" office:value-type="float" office:value="392.754166666667" calcext:value-type="float">
            <text:p>392.7541666667</text:p>
          </table:table-cell>
        </table:table-row>
        <table:table-row table:style-name="ro1">
          <table:table-cell table:style-name="ce32" table:formula="of:=[#REF!.A53]" office:value-type="string" office:string-value="" calcext:value-type="error">
            <text:p>#REF!</text:p>
          </table:table-cell>
          <table:table-cell table:formula="of:=['Merge ingedients'.M36]" office:value-type="string" office:string-value="1 cucumber" calcext:value-type="string">
            <text:p>1 cucumber</text:p>
          </table:table-cell>
          <table:table-cell table:formula="of:=['Merge ingedients'.N36]" office:value-type="string" office:string-value="piece" calcext:value-type="string">
            <text:p>piece</text:p>
          </table:table-cell>
          <table:table-cell table:formula="of:=['Merge ingedients'.O36]" office:value-type="float" office:value="9.25" calcext:value-type="float">
            <text:p>9.25</text:p>
          </table:table-cell>
          <table:table-cell table:formula="of:=['Merge ingedients'.P36]" office:value-type="float" office:value="9.25" calcext:value-type="float">
            <text:p>9.25</text:p>
          </table:table-cell>
          <table:table-cell table:formula="of:=['Merge ingedients'.Q36]" office:value-type="float" office:value="9.25" calcext:value-type="float">
            <text:p>9.25</text:p>
          </table:table-cell>
          <table:table-cell table:formula="of:=['Merge ingedients'.R36]" office:value-type="float" office:value="9.25" calcext:value-type="float">
            <text:p>9.25</text:p>
          </table:table-cell>
          <table:table-cell/>
          <table:table-cell table:formula="of:=COUNTIFS([.B36:.B$108];[.B36];[.C36:.C$108];[.C36])-1" office:value-type="float" office:value="0" calcext:value-type="float">
            <text:p>0</text:p>
          </table:table-cell>
          <table:table-cell table:style-name="ce18" table:formula="of:=[.I36]=0" office:value-type="boolean" office:boolean-value="true" calcext:value-type="boolean">
            <text:p>TRUE</text:p>
          </table:table-cell>
          <table:table-cell table:formula="of:=[.B36]" office:value-type="string" office:string-value="1 cucumber" calcext:value-type="string">
            <text:p>1 cucumber</text:p>
          </table:table-cell>
          <table:table-cell table:formula="of:=[.C36]" office:value-type="string" office:string-value="piece" calcext:value-type="string">
            <text:p>piece</text:p>
          </table:table-cell>
          <table:table-cell table:formula="of:=[.D36]" office:value-type="float" office:value="9.25" calcext:value-type="float">
            <text:p>9.25</text:p>
          </table:table-cell>
          <table:table-cell table:formula="of:=[.E36]" office:value-type="float" office:value="9.25" calcext:value-type="float">
            <text:p>9.25</text:p>
          </table:table-cell>
          <table:table-cell table:formula="of:=[.F36]" office:value-type="float" office:value="9.25" calcext:value-type="float">
            <text:p>9.25</text:p>
          </table:table-cell>
          <table:table-cell table:formula="of:=[.G36]" office:value-type="float" office:value="9.25" calcext:value-type="float">
            <text:p>9.25</text:p>
          </table:table-cell>
        </table:table-row>
        <table:table-row table:style-name="ro1">
          <table:table-cell table:style-name="ce32" table:formula="of:=[#REF!.A54]" office:value-type="string" office:string-value="" calcext:value-type="error">
            <text:p>#REF!</text:p>
          </table:table-cell>
          <table:table-cell table:formula="of:=['Merge ingedients'.M37]" office:value-type="string" office:string-value="185g cream cheese" calcext:value-type="string">
            <text:p>185g cream cheese</text:p>
          </table:table-cell>
          <table:table-cell table:formula="of:=['Merge ingedients'.N37]" office:value-type="string" office:string-value="g" calcext:value-type="string">
            <text:p>g</text:p>
          </table:table-cell>
          <table:table-cell table:formula="of:=['Merge ingedients'.O37]" office:value-type="float" office:value="0.5" calcext:value-type="float">
            <text:p>0.5</text:p>
          </table:table-cell>
          <table:table-cell table:formula="of:=['Merge ingedients'.P37]" office:value-type="float" office:value="0.5" calcext:value-type="float">
            <text:p>0.5</text:p>
          </table:table-cell>
          <table:table-cell table:formula="of:=['Merge ingedients'.Q37]" office:value-type="float" office:value="0.5" calcext:value-type="float">
            <text:p>0.5</text:p>
          </table:table-cell>
          <table:table-cell table:formula="of:=['Merge ingedients'.R37]" office:value-type="float" office:value="0.5" calcext:value-type="float">
            <text:p>0.5</text:p>
          </table:table-cell>
          <table:table-cell/>
          <table:table-cell table:formula="of:=COUNTIFS([.B37:.B$108];[.B37];[.C37:.C$108];[.C37])-1" office:value-type="float" office:value="0" calcext:value-type="float">
            <text:p>0</text:p>
          </table:table-cell>
          <table:table-cell table:style-name="ce18" table:formula="of:=[.I37]=0" office:value-type="boolean" office:boolean-value="true" calcext:value-type="boolean">
            <text:p>TRUE</text:p>
          </table:table-cell>
          <table:table-cell table:formula="of:=[.B37]" office:value-type="string" office:string-value="185g cream cheese" calcext:value-type="string">
            <text:p>185g cream cheese</text:p>
          </table:table-cell>
          <table:table-cell table:formula="of:=[.C37]" office:value-type="string" office:string-value="g" calcext:value-type="string">
            <text:p>g</text:p>
          </table:table-cell>
          <table:table-cell table:formula="of:=[.D37]" office:value-type="float" office:value="0.5" calcext:value-type="float">
            <text:p>0.5</text:p>
          </table:table-cell>
          <table:table-cell table:formula="of:=[.E37]" office:value-type="float" office:value="0.5" calcext:value-type="float">
            <text:p>0.5</text:p>
          </table:table-cell>
          <table:table-cell table:formula="of:=[.F37]" office:value-type="float" office:value="0.5" calcext:value-type="float">
            <text:p>0.5</text:p>
          </table:table-cell>
          <table:table-cell table:formula="of:=[.G37]" office:value-type="float" office:value="0.5" calcext:value-type="float">
            <text:p>0.5</text:p>
          </table:table-cell>
        </table:table-row>
        <table:table-row table:style-name="ro1">
          <table:table-cell table:formula="of:=[#REF!.A55]" office:value-type="string" office:string-value="" calcext:value-type="error">
            <text:p>#REF!</text:p>
          </table:table-cell>
          <table:table-cell table:formula="of:=['Merge ingedients'.M38]" office:value-type="string" office:string-value="bread" calcext:value-type="string">
            <text:p>bread</text:p>
          </table:table-cell>
          <table:table-cell table:formula="of:=['Merge ingedients'.N38]" office:value-type="string" office:string-value="slices" calcext:value-type="string">
            <text:p>slices</text:p>
          </table:table-cell>
          <table:table-cell table:formula="of:=['Merge ingedients'.O38]" office:value-type="float" office:value="0" calcext:value-type="float">
            <text:p>0</text:p>
          </table:table-cell>
          <table:table-cell table:formula="of:=['Merge ingedients'.P38]" office:value-type="float" office:value="0" calcext:value-type="float">
            <text:p>0</text:p>
          </table:table-cell>
          <table:table-cell table:formula="of:=['Merge ingedients'.Q38]" office:value-type="float" office:value="0" calcext:value-type="float">
            <text:p>0</text:p>
          </table:table-cell>
          <table:table-cell table:formula="of:=['Merge ingedients'.R38]" office:value-type="float" office:value="0" calcext:value-type="float">
            <text:p>0</text:p>
          </table:table-cell>
          <table:table-cell/>
          <table:table-cell table:formula="of:=COUNTIFS([.B38:.B$108];[.B38];[.C38:.C$108];[.C38])-1" office:value-type="float" office:value="2" calcext:value-type="float">
            <text:p>2</text:p>
          </table:table-cell>
          <table:table-cell table:style-name="ce18" table:formula="of:=[.I38]=0" office:value-type="boolean" office:boolean-value="false" calcext:value-type="boolean">
            <text:p>FALSE</text:p>
          </table:table-cell>
          <table:table-cell table:formula="of:=[.B38]" office:value-type="string" office:string-value="bread" calcext:value-type="string">
            <text:p>bread</text:p>
          </table:table-cell>
          <table:table-cell table:formula="of:=[.C38]" office:value-type="string" office:string-value="slices" calcext:value-type="string">
            <text:p>slices</text:p>
          </table:table-cell>
          <table:table-cell table:formula="of:=[.D38]" office:value-type="float" office:value="0" calcext:value-type="float">
            <text:p>0</text:p>
          </table:table-cell>
          <table:table-cell table:formula="of:=[.E38]" office:value-type="float" office:value="0" calcext:value-type="float">
            <text:p>0</text:p>
          </table:table-cell>
          <table:table-cell table:formula="of:=[.F38]" office:value-type="float" office:value="0" calcext:value-type="float">
            <text:p>0</text:p>
          </table:table-cell>
          <table:table-cell table:formula="of:=[.G38]" office:value-type="float" office:value="0" calcext:value-type="float">
            <text:p>0</text:p>
          </table:table-cell>
        </table:table-row>
        <table:table-row table:style-name="ro1">
          <table:table-cell table:style-name="ce32" table:formula="of:=[#REF!.A56]" office:value-type="string" office:string-value="" calcext:value-type="error">
            <text:p>#REF!</text:p>
          </table:table-cell>
          <table:table-cell table:formula="of:=['Merge ingedients'.M39]" office:value-type="float" office:value="0" calcext:value-type="float">
            <text:p>0</text:p>
          </table:table-cell>
          <table:table-cell table:formula="of:=['Merge ingedients'.N39]" office:value-type="float" office:value="0" calcext:value-type="float">
            <text:p>0</text:p>
          </table:table-cell>
          <table:table-cell table:formula="of:=['Merge ingedients'.O39]" office:value-type="float" office:value="392.754166666667" calcext:value-type="float">
            <text:p>392.7541666667</text:p>
          </table:table-cell>
          <table:table-cell table:formula="of:=['Merge ingedients'.P39]" office:value-type="float" office:value="392.754166666667" calcext:value-type="float">
            <text:p>392.7541666667</text:p>
          </table:table-cell>
          <table:table-cell table:formula="of:=['Merge ingedients'.Q39]" office:value-type="float" office:value="393.691666666667" calcext:value-type="float">
            <text:p>393.6916666667</text:p>
          </table:table-cell>
          <table:table-cell table:formula="of:=['Merge ingedients'.R39]" office:value-type="float" office:value="392.754166666667" calcext:value-type="float">
            <text:p>392.7541666667</text:p>
          </table:table-cell>
          <table:table-cell/>
          <table:table-cell table:formula="of:=COUNTIFS([.B39:.B$108];[.B39];[.C39:.C$108];[.C39])-1" office:value-type="float" office:value="24" calcext:value-type="float">
            <text:p>24</text:p>
          </table:table-cell>
          <table:table-cell table:style-name="ce18" table:formula="of:=[.I39]=0" office:value-type="boolean" office:boolean-value="false" calcext:value-type="boolean">
            <text:p>FALSE</text:p>
          </table:table-cell>
          <table:table-cell table:formula="of:=[.B39]" office:value-type="float" office:value="0" calcext:value-type="float">
            <text:p>0</text:p>
          </table:table-cell>
          <table:table-cell table:formula="of:=[.C39]" office:value-type="float" office:value="0" calcext:value-type="float">
            <text:p>0</text:p>
          </table:table-cell>
          <table:table-cell table:formula="of:=[.D39]" office:value-type="float" office:value="392.754166666667" calcext:value-type="float">
            <text:p>392.7541666667</text:p>
          </table:table-cell>
          <table:table-cell table:formula="of:=[.E39]" office:value-type="float" office:value="392.754166666667" calcext:value-type="float">
            <text:p>392.7541666667</text:p>
          </table:table-cell>
          <table:table-cell table:formula="of:=[.F39]" office:value-type="float" office:value="393.691666666667" calcext:value-type="float">
            <text:p>393.6916666667</text:p>
          </table:table-cell>
          <table:table-cell table:formula="of:=[.G39]" office:value-type="float" office:value="392.754166666667" calcext:value-type="float">
            <text:p>392.7541666667</text:p>
          </table:table-cell>
        </table:table-row>
        <table:table-row table:style-name="ro1">
          <table:table-cell table:style-name="ce32" table:formula="of:=[#REF!.A57]" office:value-type="string" office:string-value="" calcext:value-type="error">
            <text:p>#REF!</text:p>
          </table:table-cell>
          <table:table-cell table:formula="of:=['Merge ingedients'.M40]" office:value-type="float" office:value="0" calcext:value-type="float">
            <text:p>0</text:p>
          </table:table-cell>
          <table:table-cell table:formula="of:=['Merge ingedients'.N40]" office:value-type="float" office:value="0" calcext:value-type="float">
            <text:p>0</text:p>
          </table:table-cell>
          <table:table-cell table:formula="of:=['Merge ingedients'.O40]" office:value-type="float" office:value="392.754166666667" calcext:value-type="float">
            <text:p>392.7541666667</text:p>
          </table:table-cell>
          <table:table-cell table:formula="of:=['Merge ingedients'.P40]" office:value-type="float" office:value="392.754166666667" calcext:value-type="float">
            <text:p>392.7541666667</text:p>
          </table:table-cell>
          <table:table-cell table:formula="of:=['Merge ingedients'.Q40]" office:value-type="float" office:value="393.691666666667" calcext:value-type="float">
            <text:p>393.6916666667</text:p>
          </table:table-cell>
          <table:table-cell table:formula="of:=['Merge ingedients'.R40]" office:value-type="float" office:value="392.754166666667" calcext:value-type="float">
            <text:p>392.7541666667</text:p>
          </table:table-cell>
          <table:table-cell/>
          <table:table-cell table:formula="of:=COUNTIFS([.B40:.B$108];[.B40];[.C40:.C$108];[.C40])-1" office:value-type="float" office:value="23" calcext:value-type="float">
            <text:p>23</text:p>
          </table:table-cell>
          <table:table-cell table:style-name="ce18" table:formula="of:=[.I40]=0" office:value-type="boolean" office:boolean-value="false" calcext:value-type="boolean">
            <text:p>FALSE</text:p>
          </table:table-cell>
          <table:table-cell table:formula="of:=[.B40]" office:value-type="float" office:value="0" calcext:value-type="float">
            <text:p>0</text:p>
          </table:table-cell>
          <table:table-cell table:formula="of:=[.C40]" office:value-type="float" office:value="0" calcext:value-type="float">
            <text:p>0</text:p>
          </table:table-cell>
          <table:table-cell table:formula="of:=[.D40]" office:value-type="float" office:value="392.754166666667" calcext:value-type="float">
            <text:p>392.7541666667</text:p>
          </table:table-cell>
          <table:table-cell table:formula="of:=[.E40]" office:value-type="float" office:value="392.754166666667" calcext:value-type="float">
            <text:p>392.7541666667</text:p>
          </table:table-cell>
          <table:table-cell table:formula="of:=[.F40]" office:value-type="float" office:value="393.691666666667" calcext:value-type="float">
            <text:p>393.6916666667</text:p>
          </table:table-cell>
          <table:table-cell table:formula="of:=[.G40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58]" office:value-type="string" office:string-value="" calcext:value-type="error">
            <text:p>#REF!</text:p>
          </table:table-cell>
          <table:table-cell table:formula="of:=['Merge ingedients'.M41]" office:value-type="string" office:string-value="1 apple" calcext:value-type="string">
            <text:p>1 apple</text:p>
          </table:table-cell>
          <table:table-cell table:formula="of:=['Merge ingedients'.N41]" office:value-type="string" office:string-value="piece" calcext:value-type="string">
            <text:p>piece</text:p>
          </table:table-cell>
          <table:table-cell table:formula="of:=['Merge ingedients'.O41]" office:value-type="float" office:value="0" calcext:value-type="float">
            <text:p>0</text:p>
          </table:table-cell>
          <table:table-cell table:formula="of:=['Merge ingedients'.P41]" office:value-type="float" office:value="0" calcext:value-type="float">
            <text:p>0</text:p>
          </table:table-cell>
          <table:table-cell table:formula="of:=['Merge ingedients'.Q41]" office:value-type="float" office:value="0" calcext:value-type="float">
            <text:p>0</text:p>
          </table:table-cell>
          <table:table-cell table:formula="of:=['Merge ingedients'.R41]" office:value-type="float" office:value="0" calcext:value-type="float">
            <text:p>0</text:p>
          </table:table-cell>
          <table:table-cell/>
          <table:table-cell table:formula="of:=COUNTIFS([.B41:.B$108];[.B41];[.C41:.C$108];[.C41])-1" office:value-type="float" office:value="0" calcext:value-type="float">
            <text:p>0</text:p>
          </table:table-cell>
          <table:table-cell table:style-name="ce18" table:formula="of:=[.I41]=0" office:value-type="boolean" office:boolean-value="true" calcext:value-type="boolean">
            <text:p>TRUE</text:p>
          </table:table-cell>
          <table:table-cell table:formula="of:=[.B41]" office:value-type="string" office:string-value="1 apple" calcext:value-type="string">
            <text:p>1 apple</text:p>
          </table:table-cell>
          <table:table-cell table:formula="of:=[.C41]" office:value-type="string" office:string-value="piece" calcext:value-type="string">
            <text:p>piece</text:p>
          </table:table-cell>
          <table:table-cell table:formula="of:=[.D41]" office:value-type="float" office:value="0" calcext:value-type="float">
            <text:p>0</text:p>
          </table:table-cell>
          <table:table-cell table:formula="of:=[.E41]" office:value-type="float" office:value="0" calcext:value-type="float">
            <text:p>0</text:p>
          </table:table-cell>
          <table:table-cell table:formula="of:=[.F41]" office:value-type="float" office:value="0" calcext:value-type="float">
            <text:p>0</text:p>
          </table:table-cell>
          <table:table-cell table:formula="of:=[.G41]" office:value-type="float" office:value="0" calcext:value-type="float">
            <text:p>0</text:p>
          </table:table-cell>
        </table:table-row>
        <table:table-row table:style-name="ro1">
          <table:table-cell table:style-name="ce32" table:formula="of:=[#REF!.A59]" office:value-type="string" office:string-value="" calcext:value-type="error">
            <text:p>#REF!</text:p>
          </table:table-cell>
          <table:table-cell table:formula="of:=['Merge ingedients'.M42]" office:value-type="string" office:string-value="230g brie" calcext:value-type="string">
            <text:p>230g brie</text:p>
          </table:table-cell>
          <table:table-cell table:formula="of:=['Merge ingedients'.N42]" office:value-type="string" office:string-value="g" calcext:value-type="string">
            <text:p>g</text:p>
          </table:table-cell>
          <table:table-cell table:formula="of:=['Merge ingedients'.O42]" office:value-type="float" office:value="0" calcext:value-type="float">
            <text:p>0</text:p>
          </table:table-cell>
          <table:table-cell table:formula="of:=['Merge ingedients'.P42]" office:value-type="float" office:value="0" calcext:value-type="float">
            <text:p>0</text:p>
          </table:table-cell>
          <table:table-cell table:formula="of:=['Merge ingedients'.Q42]" office:value-type="float" office:value="0" calcext:value-type="float">
            <text:p>0</text:p>
          </table:table-cell>
          <table:table-cell table:formula="of:=['Merge ingedients'.R42]" office:value-type="float" office:value="0" calcext:value-type="float">
            <text:p>0</text:p>
          </table:table-cell>
          <table:table-cell/>
          <table:table-cell table:formula="of:=COUNTIFS([.B42:.B$108];[.B42];[.C42:.C$108];[.C42])-1" office:value-type="float" office:value="0" calcext:value-type="float">
            <text:p>0</text:p>
          </table:table-cell>
          <table:table-cell table:style-name="ce18" table:formula="of:=[.I42]=0" office:value-type="boolean" office:boolean-value="true" calcext:value-type="boolean">
            <text:p>TRUE</text:p>
          </table:table-cell>
          <table:table-cell table:formula="of:=[.B42]" office:value-type="string" office:string-value="230g brie" calcext:value-type="string">
            <text:p>230g brie</text:p>
          </table:table-cell>
          <table:table-cell table:formula="of:=[.C42]" office:value-type="string" office:string-value="g" calcext:value-type="string">
            <text:p>g</text:p>
          </table:table-cell>
          <table:table-cell table:formula="of:=[.D42]" office:value-type="float" office:value="0" calcext:value-type="float">
            <text:p>0</text:p>
          </table:table-cell>
          <table:table-cell table:formula="of:=[.E42]" office:value-type="float" office:value="0" calcext:value-type="float">
            <text:p>0</text:p>
          </table:table-cell>
          <table:table-cell table:formula="of:=[.F42]" office:value-type="float" office:value="0" calcext:value-type="float">
            <text:p>0</text:p>
          </table:table-cell>
          <table:table-cell table:formula="of:=[.G42]" office:value-type="float" office:value="0" calcext:value-type="float">
            <text:p>0</text:p>
          </table:table-cell>
        </table:table-row>
        <table:table-row table:style-name="ro1">
          <table:table-cell table:style-name="ce32" table:formula="of:=[#REF!.A60]" office:value-type="string" office:string-value="" calcext:value-type="error">
            <text:p>#REF!</text:p>
          </table:table-cell>
          <table:table-cell table:formula="of:=['Merge ingedients'.M43]" office:value-type="string" office:string-value="bread" calcext:value-type="string">
            <text:p>bread</text:p>
          </table:table-cell>
          <table:table-cell table:formula="of:=['Merge ingedients'.N43]" office:value-type="string" office:string-value="slices" calcext:value-type="string">
            <text:p>slices</text:p>
          </table:table-cell>
          <table:table-cell table:formula="of:=['Merge ingedients'.O43]" office:value-type="float" office:value="0" calcext:value-type="float">
            <text:p>0</text:p>
          </table:table-cell>
          <table:table-cell table:formula="of:=['Merge ingedients'.P43]" office:value-type="float" office:value="0" calcext:value-type="float">
            <text:p>0</text:p>
          </table:table-cell>
          <table:table-cell table:formula="of:=['Merge ingedients'.Q43]" office:value-type="float" office:value="0" calcext:value-type="float">
            <text:p>0</text:p>
          </table:table-cell>
          <table:table-cell table:formula="of:=['Merge ingedients'.R43]" office:value-type="float" office:value="0" calcext:value-type="float">
            <text:p>0</text:p>
          </table:table-cell>
          <table:table-cell/>
          <table:table-cell table:formula="of:=COUNTIFS([.B43:.B$108];[.B43];[.C43:.C$108];[.C43])-1" office:value-type="float" office:value="1" calcext:value-type="float">
            <text:p>1</text:p>
          </table:table-cell>
          <table:table-cell table:style-name="ce18" table:formula="of:=[.I43]=0" office:value-type="boolean" office:boolean-value="false" calcext:value-type="boolean">
            <text:p>FALSE</text:p>
          </table:table-cell>
          <table:table-cell table:formula="of:=[.B43]" office:value-type="string" office:string-value="bread" calcext:value-type="string">
            <text:p>bread</text:p>
          </table:table-cell>
          <table:table-cell table:formula="of:=[.C43]" office:value-type="string" office:string-value="slices" calcext:value-type="string">
            <text:p>slices</text:p>
          </table:table-cell>
          <table:table-cell table:formula="of:=[.D43]" office:value-type="float" office:value="0" calcext:value-type="float">
            <text:p>0</text:p>
          </table:table-cell>
          <table:table-cell table:formula="of:=[.E43]" office:value-type="float" office:value="0" calcext:value-type="float">
            <text:p>0</text:p>
          </table:table-cell>
          <table:table-cell table:formula="of:=[.F43]" office:value-type="float" office:value="0" calcext:value-type="float">
            <text:p>0</text:p>
          </table:table-cell>
          <table:table-cell table:formula="of:=[.G43]" office:value-type="float" office:value="0" calcext:value-type="float">
            <text:p>0</text:p>
          </table:table-cell>
        </table:table-row>
        <table:table-row table:style-name="ro1">
          <table:table-cell table:formula="of:=[#REF!.A61]" office:value-type="string" office:string-value="" calcext:value-type="error">
            <text:p>#REF!</text:p>
          </table:table-cell>
          <table:table-cell table:formula="of:=['Merge ingedients'.M44]" office:value-type="float" office:value="0" calcext:value-type="float">
            <text:p>0</text:p>
          </table:table-cell>
          <table:table-cell table:formula="of:=['Merge ingedients'.N44]" office:value-type="float" office:value="0" calcext:value-type="float">
            <text:p>0</text:p>
          </table:table-cell>
          <table:table-cell table:formula="of:=['Merge ingedients'.O44]" office:value-type="float" office:value="392.754166666667" calcext:value-type="float">
            <text:p>392.7541666667</text:p>
          </table:table-cell>
          <table:table-cell table:formula="of:=['Merge ingedients'.P44]" office:value-type="float" office:value="392.754166666667" calcext:value-type="float">
            <text:p>392.7541666667</text:p>
          </table:table-cell>
          <table:table-cell table:formula="of:=['Merge ingedients'.Q44]" office:value-type="float" office:value="393.691666666667" calcext:value-type="float">
            <text:p>393.6916666667</text:p>
          </table:table-cell>
          <table:table-cell table:formula="of:=['Merge ingedients'.R44]" office:value-type="float" office:value="392.754166666667" calcext:value-type="float">
            <text:p>392.7541666667</text:p>
          </table:table-cell>
          <table:table-cell/>
          <table:table-cell table:formula="of:=COUNTIFS([.B44:.B$108];[.B44];[.C44:.C$108];[.C44])-1" office:value-type="float" office:value="22" calcext:value-type="float">
            <text:p>22</text:p>
          </table:table-cell>
          <table:table-cell table:style-name="ce18" table:formula="of:=[.I44]=0" office:value-type="boolean" office:boolean-value="false" calcext:value-type="boolean">
            <text:p>FALSE</text:p>
          </table:table-cell>
          <table:table-cell table:formula="of:=[.B44]" office:value-type="float" office:value="0" calcext:value-type="float">
            <text:p>0</text:p>
          </table:table-cell>
          <table:table-cell table:formula="of:=[.C44]" office:value-type="float" office:value="0" calcext:value-type="float">
            <text:p>0</text:p>
          </table:table-cell>
          <table:table-cell table:formula="of:=[.D44]" office:value-type="float" office:value="392.754166666667" calcext:value-type="float">
            <text:p>392.7541666667</text:p>
          </table:table-cell>
          <table:table-cell table:formula="of:=[.E44]" office:value-type="float" office:value="392.754166666667" calcext:value-type="float">
            <text:p>392.7541666667</text:p>
          </table:table-cell>
          <table:table-cell table:formula="of:=[.F44]" office:value-type="float" office:value="393.691666666667" calcext:value-type="float">
            <text:p>393.6916666667</text:p>
          </table:table-cell>
          <table:table-cell table:formula="of:=[.G44]" office:value-type="float" office:value="392.754166666667" calcext:value-type="float">
            <text:p>392.7541666667</text:p>
          </table:table-cell>
        </table:table-row>
        <table:table-row table:style-name="ro1">
          <table:table-cell table:style-name="ce32" table:formula="of:=[#REF!.A62]" office:value-type="string" office:string-value="" calcext:value-type="error">
            <text:p>#REF!</text:p>
          </table:table-cell>
          <table:table-cell table:formula="of:=['Merge ingedients'.M45]" office:value-type="float" office:value="0" calcext:value-type="float">
            <text:p>0</text:p>
          </table:table-cell>
          <table:table-cell table:formula="of:=['Merge ingedients'.N45]" office:value-type="float" office:value="0" calcext:value-type="float">
            <text:p>0</text:p>
          </table:table-cell>
          <table:table-cell table:formula="of:=['Merge ingedients'.O45]" office:value-type="float" office:value="392.754166666667" calcext:value-type="float">
            <text:p>392.7541666667</text:p>
          </table:table-cell>
          <table:table-cell table:formula="of:=['Merge ingedients'.P45]" office:value-type="float" office:value="392.754166666667" calcext:value-type="float">
            <text:p>392.7541666667</text:p>
          </table:table-cell>
          <table:table-cell table:formula="of:=['Merge ingedients'.Q45]" office:value-type="float" office:value="393.691666666667" calcext:value-type="float">
            <text:p>393.6916666667</text:p>
          </table:table-cell>
          <table:table-cell table:formula="of:=['Merge ingedients'.R45]" office:value-type="float" office:value="392.754166666667" calcext:value-type="float">
            <text:p>392.7541666667</text:p>
          </table:table-cell>
          <table:table-cell/>
          <table:table-cell table:formula="of:=COUNTIFS([.B45:.B$108];[.B45];[.C45:.C$108];[.C45])-1" office:value-type="float" office:value="21" calcext:value-type="float">
            <text:p>21</text:p>
          </table:table-cell>
          <table:table-cell table:style-name="ce18" table:formula="of:=[.I45]=0" office:value-type="boolean" office:boolean-value="false" calcext:value-type="boolean">
            <text:p>FALSE</text:p>
          </table:table-cell>
          <table:table-cell table:formula="of:=[.B45]" office:value-type="float" office:value="0" calcext:value-type="float">
            <text:p>0</text:p>
          </table:table-cell>
          <table:table-cell table:formula="of:=[.C45]" office:value-type="float" office:value="0" calcext:value-type="float">
            <text:p>0</text:p>
          </table:table-cell>
          <table:table-cell table:formula="of:=[.D45]" office:value-type="float" office:value="392.754166666667" calcext:value-type="float">
            <text:p>392.7541666667</text:p>
          </table:table-cell>
          <table:table-cell table:formula="of:=[.E45]" office:value-type="float" office:value="392.754166666667" calcext:value-type="float">
            <text:p>392.7541666667</text:p>
          </table:table-cell>
          <table:table-cell table:formula="of:=[.F45]" office:value-type="float" office:value="393.691666666667" calcext:value-type="float">
            <text:p>393.6916666667</text:p>
          </table:table-cell>
          <table:table-cell table:formula="of:=[.G45]" office:value-type="float" office:value="392.754166666667" calcext:value-type="float">
            <text:p>392.7541666667</text:p>
          </table:table-cell>
        </table:table-row>
        <table:table-row table:style-name="ro1">
          <table:table-cell table:style-name="ce32" table:formula="of:=[#REF!.A63]" office:value-type="string" office:string-value="" calcext:value-type="error">
            <text:p>#REF!</text:p>
          </table:table-cell>
          <table:table-cell table:formula="of:=['Merge ingedients'.M46]" office:value-type="string" office:string-value="3 sausages" calcext:value-type="string">
            <text:p>3 sausages</text:p>
          </table:table-cell>
          <table:table-cell table:formula="of:=['Merge ingedients'.N46]" office:value-type="string" office:string-value="piece" calcext:value-type="string">
            <text:p>piece</text:p>
          </table:table-cell>
          <table:table-cell table:formula="of:=['Merge ingedients'.O46]" office:value-type="float" office:value="0" calcext:value-type="float">
            <text:p>0</text:p>
          </table:table-cell>
          <table:table-cell table:formula="of:=['Merge ingedients'.P46]" office:value-type="float" office:value="0" calcext:value-type="float">
            <text:p>0</text:p>
          </table:table-cell>
          <table:table-cell table:formula="of:=['Merge ingedients'.Q46]" office:value-type="float" office:value="0" calcext:value-type="float">
            <text:p>0</text:p>
          </table:table-cell>
          <table:table-cell table:formula="of:=['Merge ingedients'.R46]" office:value-type="float" office:value="0" calcext:value-type="float">
            <text:p>0</text:p>
          </table:table-cell>
          <table:table-cell/>
          <table:table-cell table:formula="of:=COUNTIFS([.B46:.B$108];[.B46];[.C46:.C$108];[.C46])-1" office:value-type="float" office:value="0" calcext:value-type="float">
            <text:p>0</text:p>
          </table:table-cell>
          <table:table-cell table:style-name="ce18" table:formula="of:=[.I46]=0" office:value-type="boolean" office:boolean-value="true" calcext:value-type="boolean">
            <text:p>TRUE</text:p>
          </table:table-cell>
          <table:table-cell table:formula="of:=[.B46]" office:value-type="string" office:string-value="3 sausages" calcext:value-type="string">
            <text:p>3 sausages</text:p>
          </table:table-cell>
          <table:table-cell table:formula="of:=[.C46]" office:value-type="string" office:string-value="piece" calcext:value-type="string">
            <text:p>piece</text:p>
          </table:table-cell>
          <table:table-cell table:formula="of:=[.D46]" office:value-type="float" office:value="0" calcext:value-type="float">
            <text:p>0</text:p>
          </table:table-cell>
          <table:table-cell table:formula="of:=[.E46]" office:value-type="float" office:value="0" calcext:value-type="float">
            <text:p>0</text:p>
          </table:table-cell>
          <table:table-cell table:formula="of:=[.F46]" office:value-type="float" office:value="0" calcext:value-type="float">
            <text:p>0</text:p>
          </table:table-cell>
          <table:table-cell table:formula="of:=[.G46]" office:value-type="float" office:value="0" calcext:value-type="float">
            <text:p>0</text:p>
          </table:table-cell>
        </table:table-row>
        <table:table-row table:style-name="ro1">
          <table:table-cell table:formula="of:=[#REF!.A64]" office:value-type="string" office:string-value="" calcext:value-type="error">
            <text:p>#REF!</text:p>
          </table:table-cell>
          <table:table-cell table:formula="of:=['Merge ingedients'.M47]" office:value-type="string" office:string-value="10ml mustard" calcext:value-type="string">
            <text:p>10ml mustard</text:p>
          </table:table-cell>
          <table:table-cell table:formula="of:=['Merge ingedients'.N47]" office:value-type="string" office:string-value="ml" calcext:value-type="string">
            <text:p>ml</text:p>
          </table:table-cell>
          <table:table-cell table:formula="of:=['Merge ingedients'.O47]" office:value-type="float" office:value="0" calcext:value-type="float">
            <text:p>0</text:p>
          </table:table-cell>
          <table:table-cell table:formula="of:=['Merge ingedients'.P47]" office:value-type="float" office:value="0" calcext:value-type="float">
            <text:p>0</text:p>
          </table:table-cell>
          <table:table-cell table:formula="of:=['Merge ingedients'.Q47]" office:value-type="float" office:value="0" calcext:value-type="float">
            <text:p>0</text:p>
          </table:table-cell>
          <table:table-cell table:formula="of:=['Merge ingedients'.R47]" office:value-type="float" office:value="0" calcext:value-type="float">
            <text:p>0</text:p>
          </table:table-cell>
          <table:table-cell/>
          <table:table-cell table:formula="of:=COUNTIFS([.B47:.B$108];[.B47];[.C47:.C$108];[.C47])-1" office:value-type="float" office:value="0" calcext:value-type="float">
            <text:p>0</text:p>
          </table:table-cell>
          <table:table-cell table:style-name="ce18" table:formula="of:=[.I47]=0" office:value-type="boolean" office:boolean-value="true" calcext:value-type="boolean">
            <text:p>TRUE</text:p>
          </table:table-cell>
          <table:table-cell table:formula="of:=[.B47]" office:value-type="string" office:string-value="10ml mustard" calcext:value-type="string">
            <text:p>10ml mustard</text:p>
          </table:table-cell>
          <table:table-cell table:formula="of:=[.C47]" office:value-type="string" office:string-value="ml" calcext:value-type="string">
            <text:p>ml</text:p>
          </table:table-cell>
          <table:table-cell table:formula="of:=[.D47]" office:value-type="float" office:value="0" calcext:value-type="float">
            <text:p>0</text:p>
          </table:table-cell>
          <table:table-cell table:formula="of:=[.E47]" office:value-type="float" office:value="0" calcext:value-type="float">
            <text:p>0</text:p>
          </table:table-cell>
          <table:table-cell table:formula="of:=[.F47]" office:value-type="float" office:value="0" calcext:value-type="float">
            <text:p>0</text:p>
          </table:table-cell>
          <table:table-cell table:formula="of:=[.G47]" office:value-type="float" office:value="0" calcext:value-type="float">
            <text:p>0</text:p>
          </table:table-cell>
        </table:table-row>
        <table:table-row table:style-name="ro1">
          <table:table-cell table:style-name="ce32" table:formula="of:=[#REF!.A65]" office:value-type="string" office:string-value="" calcext:value-type="error">
            <text:p>#REF!</text:p>
          </table:table-cell>
          <table:table-cell table:formula="of:=['Merge ingedients'.M48]" office:value-type="string" office:string-value="10ml horseradish" calcext:value-type="string">
            <text:p>10ml horseradish</text:p>
          </table:table-cell>
          <table:table-cell table:formula="of:=['Merge ingedients'.N48]" office:value-type="string" office:string-value="ml" calcext:value-type="string">
            <text:p>ml</text:p>
          </table:table-cell>
          <table:table-cell table:formula="of:=['Merge ingedients'.O48]" office:value-type="float" office:value="0" calcext:value-type="float">
            <text:p>0</text:p>
          </table:table-cell>
          <table:table-cell table:formula="of:=['Merge ingedients'.P48]" office:value-type="float" office:value="0" calcext:value-type="float">
            <text:p>0</text:p>
          </table:table-cell>
          <table:table-cell table:formula="of:=['Merge ingedients'.Q48]" office:value-type="float" office:value="0" calcext:value-type="float">
            <text:p>0</text:p>
          </table:table-cell>
          <table:table-cell table:formula="of:=['Merge ingedients'.R48]" office:value-type="float" office:value="0" calcext:value-type="float">
            <text:p>0</text:p>
          </table:table-cell>
          <table:table-cell/>
          <table:table-cell table:formula="of:=COUNTIFS([.B48:.B$108];[.B48];[.C48:.C$108];[.C48])-1" office:value-type="float" office:value="0" calcext:value-type="float">
            <text:p>0</text:p>
          </table:table-cell>
          <table:table-cell table:style-name="ce18" table:formula="of:=[.I48]=0" office:value-type="boolean" office:boolean-value="true" calcext:value-type="boolean">
            <text:p>TRUE</text:p>
          </table:table-cell>
          <table:table-cell table:formula="of:=[.B48]" office:value-type="string" office:string-value="10ml horseradish" calcext:value-type="string">
            <text:p>10ml horseradish</text:p>
          </table:table-cell>
          <table:table-cell table:formula="of:=[.C48]" office:value-type="string" office:string-value="ml" calcext:value-type="string">
            <text:p>ml</text:p>
          </table:table-cell>
          <table:table-cell table:formula="of:=[.D48]" office:value-type="float" office:value="0" calcext:value-type="float">
            <text:p>0</text:p>
          </table:table-cell>
          <table:table-cell table:formula="of:=[.E48]" office:value-type="float" office:value="0" calcext:value-type="float">
            <text:p>0</text:p>
          </table:table-cell>
          <table:table-cell table:formula="of:=[.F48]" office:value-type="float" office:value="0" calcext:value-type="float">
            <text:p>0</text:p>
          </table:table-cell>
          <table:table-cell table:formula="of:=[.G48]" office:value-type="float" office:value="0" calcext:value-type="float">
            <text:p>0</text:p>
          </table:table-cell>
        </table:table-row>
        <table:table-row table:style-name="ro1">
          <table:table-cell table:style-name="ce32" table:formula="of:=[#REF!.A66]" office:value-type="string" office:string-value="" calcext:value-type="error">
            <text:p>#REF!</text:p>
          </table:table-cell>
          <table:table-cell table:formula="of:=['Merge ingedients'.M49]" office:value-type="string" office:string-value="bread" calcext:value-type="string">
            <text:p>bread</text:p>
          </table:table-cell>
          <table:table-cell table:formula="of:=['Merge ingedients'.N49]" office:value-type="string" office:string-value="slices" calcext:value-type="string">
            <text:p>slices</text:p>
          </table:table-cell>
          <table:table-cell table:formula="of:=['Merge ingedients'.O49]" office:value-type="float" office:value="0" calcext:value-type="float">
            <text:p>0</text:p>
          </table:table-cell>
          <table:table-cell table:formula="of:=['Merge ingedients'.P49]" office:value-type="float" office:value="0" calcext:value-type="float">
            <text:p>0</text:p>
          </table:table-cell>
          <table:table-cell table:formula="of:=['Merge ingedients'.Q49]" office:value-type="float" office:value="0" calcext:value-type="float">
            <text:p>0</text:p>
          </table:table-cell>
          <table:table-cell table:formula="of:=['Merge ingedients'.R49]" office:value-type="float" office:value="0" calcext:value-type="float">
            <text:p>0</text:p>
          </table:table-cell>
          <table:table-cell/>
          <table:table-cell table:formula="of:=COUNTIFS([.B49:.B$108];[.B49];[.C49:.C$108];[.C49])-1" office:value-type="float" office:value="0" calcext:value-type="float">
            <text:p>0</text:p>
          </table:table-cell>
          <table:table-cell table:style-name="ce18" table:formula="of:=[.I49]=0" office:value-type="boolean" office:boolean-value="true" calcext:value-type="boolean">
            <text:p>TRUE</text:p>
          </table:table-cell>
          <table:table-cell table:formula="of:=[.B49]" office:value-type="string" office:string-value="bread" calcext:value-type="string">
            <text:p>bread</text:p>
          </table:table-cell>
          <table:table-cell table:formula="of:=[.C49]" office:value-type="string" office:string-value="slices" calcext:value-type="string">
            <text:p>slices</text:p>
          </table:table-cell>
          <table:table-cell table:formula="of:=[.D49]" office:value-type="float" office:value="0" calcext:value-type="float">
            <text:p>0</text:p>
          </table:table-cell>
          <table:table-cell table:formula="of:=[.E49]" office:value-type="float" office:value="0" calcext:value-type="float">
            <text:p>0</text:p>
          </table:table-cell>
          <table:table-cell table:formula="of:=[.F49]" office:value-type="float" office:value="0" calcext:value-type="float">
            <text:p>0</text:p>
          </table:table-cell>
          <table:table-cell table:formula="of:=[.G49]" office:value-type="float" office:value="0" calcext:value-type="float">
            <text:p>0</text:p>
          </table:table-cell>
        </table:table-row>
        <table:table-row table:style-name="ro1">
          <table:table-cell table:formula="of:=[#REF!.A67]" office:value-type="string" office:string-value="" calcext:value-type="error">
            <text:p>#REF!</text:p>
          </table:table-cell>
          <table:table-cell table:formula="of:=['Merge ingedients'.M50]" office:value-type="float" office:value="0" calcext:value-type="float">
            <text:p>0</text:p>
          </table:table-cell>
          <table:table-cell table:formula="of:=['Merge ingedients'.N50]" office:value-type="float" office:value="0" calcext:value-type="float">
            <text:p>0</text:p>
          </table:table-cell>
          <table:table-cell table:formula="of:=['Merge ingedients'.O50]" office:value-type="float" office:value="392.754166666667" calcext:value-type="float">
            <text:p>392.7541666667</text:p>
          </table:table-cell>
          <table:table-cell table:formula="of:=['Merge ingedients'.P50]" office:value-type="float" office:value="392.754166666667" calcext:value-type="float">
            <text:p>392.7541666667</text:p>
          </table:table-cell>
          <table:table-cell table:formula="of:=['Merge ingedients'.Q50]" office:value-type="float" office:value="393.691666666667" calcext:value-type="float">
            <text:p>393.6916666667</text:p>
          </table:table-cell>
          <table:table-cell table:formula="of:=['Merge ingedients'.R50]" office:value-type="float" office:value="392.754166666667" calcext:value-type="float">
            <text:p>392.7541666667</text:p>
          </table:table-cell>
          <table:table-cell/>
          <table:table-cell table:formula="of:=COUNTIFS([.B50:.B$108];[.B50];[.C50:.C$108];[.C50])-1" office:value-type="float" office:value="20" calcext:value-type="float">
            <text:p>20</text:p>
          </table:table-cell>
          <table:table-cell table:style-name="ce18" table:formula="of:=[.I50]=0" office:value-type="boolean" office:boolean-value="false" calcext:value-type="boolean">
            <text:p>FALSE</text:p>
          </table:table-cell>
          <table:table-cell table:formula="of:=[.B50]" office:value-type="float" office:value="0" calcext:value-type="float">
            <text:p>0</text:p>
          </table:table-cell>
          <table:table-cell table:formula="of:=[.C50]" office:value-type="float" office:value="0" calcext:value-type="float">
            <text:p>0</text:p>
          </table:table-cell>
          <table:table-cell table:formula="of:=[.D50]" office:value-type="float" office:value="392.754166666667" calcext:value-type="float">
            <text:p>392.7541666667</text:p>
          </table:table-cell>
          <table:table-cell table:formula="of:=[.E50]" office:value-type="float" office:value="392.754166666667" calcext:value-type="float">
            <text:p>392.7541666667</text:p>
          </table:table-cell>
          <table:table-cell table:formula="of:=[.F50]" office:value-type="float" office:value="393.691666666667" calcext:value-type="float">
            <text:p>393.6916666667</text:p>
          </table:table-cell>
          <table:table-cell table:formula="of:=[.G50]" office:value-type="float" office:value="392.754166666667" calcext:value-type="float">
            <text:p>392.7541666667</text:p>
          </table:table-cell>
        </table:table-row>
        <table:table-row table:style-name="ro1">
          <table:table-cell table:style-name="ce32" table:formula="of:=[#REF!.A68]" office:value-type="string" office:string-value="" calcext:value-type="error">
            <text:p>#REF!</text:p>
          </table:table-cell>
          <table:table-cell table:formula="of:=['Merge ingedients'.M51]" office:value-type="float" office:value="0" calcext:value-type="float">
            <text:p>0</text:p>
          </table:table-cell>
          <table:table-cell table:formula="of:=['Merge ingedients'.N51]" office:value-type="float" office:value="0" calcext:value-type="float">
            <text:p>0</text:p>
          </table:table-cell>
          <table:table-cell table:formula="of:=['Merge ingedients'.O51]" office:value-type="float" office:value="392.754166666667" calcext:value-type="float">
            <text:p>392.7541666667</text:p>
          </table:table-cell>
          <table:table-cell table:formula="of:=['Merge ingedients'.P51]" office:value-type="float" office:value="392.754166666667" calcext:value-type="float">
            <text:p>392.7541666667</text:p>
          </table:table-cell>
          <table:table-cell table:formula="of:=['Merge ingedients'.Q51]" office:value-type="float" office:value="393.691666666667" calcext:value-type="float">
            <text:p>393.6916666667</text:p>
          </table:table-cell>
          <table:table-cell table:formula="of:=['Merge ingedients'.R51]" office:value-type="float" office:value="392.754166666667" calcext:value-type="float">
            <text:p>392.7541666667</text:p>
          </table:table-cell>
          <table:table-cell/>
          <table:table-cell table:formula="of:=COUNTIFS([.B51:.B$108];[.B51];[.C51:.C$108];[.C51])-1" office:value-type="float" office:value="19" calcext:value-type="float">
            <text:p>19</text:p>
          </table:table-cell>
          <table:table-cell table:style-name="ce18" table:formula="of:=[.I51]=0" office:value-type="boolean" office:boolean-value="false" calcext:value-type="boolean">
            <text:p>FALSE</text:p>
          </table:table-cell>
          <table:table-cell table:formula="of:=[.B51]" office:value-type="float" office:value="0" calcext:value-type="float">
            <text:p>0</text:p>
          </table:table-cell>
          <table:table-cell table:formula="of:=[.C51]" office:value-type="float" office:value="0" calcext:value-type="float">
            <text:p>0</text:p>
          </table:table-cell>
          <table:table-cell table:formula="of:=[.D51]" office:value-type="float" office:value="392.754166666667" calcext:value-type="float">
            <text:p>392.7541666667</text:p>
          </table:table-cell>
          <table:table-cell table:formula="of:=[.E51]" office:value-type="float" office:value="392.754166666667" calcext:value-type="float">
            <text:p>392.7541666667</text:p>
          </table:table-cell>
          <table:table-cell table:formula="of:=[.F51]" office:value-type="float" office:value="393.691666666667" calcext:value-type="float">
            <text:p>393.6916666667</text:p>
          </table:table-cell>
          <table:table-cell table:formula="of:=[.G51]" office:value-type="float" office:value="392.754166666667" calcext:value-type="float">
            <text:p>392.7541666667</text:p>
          </table:table-cell>
        </table:table-row>
        <table:table-row table:style-name="ro1">
          <table:table-cell table:style-name="ce32" table:formula="of:=[#REF!.A69]" office:value-type="string" office:string-value="" calcext:value-type="error">
            <text:p>#REF!</text:p>
          </table:table-cell>
          <table:table-cell table:formula="of:=['Merge ingedients'.M52]" office:value-type="string" office:string-value="1 sausage" calcext:value-type="string">
            <text:p>1 sausage</text:p>
          </table:table-cell>
          <table:table-cell table:formula="of:=['Merge ingedients'.N52]" office:value-type="string" office:string-value="g" calcext:value-type="string">
            <text:p>g</text:p>
          </table:table-cell>
          <table:table-cell table:formula="of:=['Merge ingedients'.O52]" office:value-type="float" office:value="0" calcext:value-type="float">
            <text:p>0</text:p>
          </table:table-cell>
          <table:table-cell table:formula="of:=['Merge ingedients'.P52]" office:value-type="float" office:value="0" calcext:value-type="float">
            <text:p>0</text:p>
          </table:table-cell>
          <table:table-cell table:formula="of:=['Merge ingedients'.Q52]" office:value-type="float" office:value="0" calcext:value-type="float">
            <text:p>0</text:p>
          </table:table-cell>
          <table:table-cell table:formula="of:=['Merge ingedients'.R52]" office:value-type="float" office:value="0" calcext:value-type="float">
            <text:p>0</text:p>
          </table:table-cell>
          <table:table-cell/>
          <table:table-cell table:formula="of:=COUNTIFS([.B52:.B$108];[.B52];[.C52:.C$108];[.C52])-1" office:value-type="float" office:value="0" calcext:value-type="float">
            <text:p>0</text:p>
          </table:table-cell>
          <table:table-cell table:style-name="ce18" table:formula="of:=[.I52]=0" office:value-type="boolean" office:boolean-value="true" calcext:value-type="boolean">
            <text:p>TRUE</text:p>
          </table:table-cell>
          <table:table-cell table:formula="of:=[.B52]" office:value-type="string" office:string-value="1 sausage" calcext:value-type="string">
            <text:p>1 sausage</text:p>
          </table:table-cell>
          <table:table-cell table:formula="of:=[.C52]" office:value-type="string" office:string-value="g" calcext:value-type="string">
            <text:p>g</text:p>
          </table:table-cell>
          <table:table-cell table:formula="of:=[.D52]" office:value-type="float" office:value="0" calcext:value-type="float">
            <text:p>0</text:p>
          </table:table-cell>
          <table:table-cell table:formula="of:=[.E52]" office:value-type="float" office:value="0" calcext:value-type="float">
            <text:p>0</text:p>
          </table:table-cell>
          <table:table-cell table:formula="of:=[.F52]" office:value-type="float" office:value="0" calcext:value-type="float">
            <text:p>0</text:p>
          </table:table-cell>
          <table:table-cell table:formula="of:=[.G52]" office:value-type="float" office:value="0" calcext:value-type="float">
            <text:p>0</text:p>
          </table:table-cell>
        </table:table-row>
        <table:table-row table:style-name="ro1">
          <table:table-cell table:formula="of:=[#REF!.A70]" office:value-type="string" office:string-value="" calcext:value-type="error">
            <text:p>#REF!</text:p>
          </table:table-cell>
          <table:table-cell table:formula="of:=['Merge ingedients'.M53]" office:value-type="float" office:value="0" calcext:value-type="float">
            <text:p>0</text:p>
          </table:table-cell>
          <table:table-cell table:formula="of:=['Merge ingedients'.N53]" office:value-type="float" office:value="0" calcext:value-type="float">
            <text:p>0</text:p>
          </table:table-cell>
          <table:table-cell table:formula="of:=['Merge ingedients'.O53]" office:value-type="float" office:value="392.754166666667" calcext:value-type="float">
            <text:p>392.7541666667</text:p>
          </table:table-cell>
          <table:table-cell table:formula="of:=['Merge ingedients'.P53]" office:value-type="float" office:value="392.754166666667" calcext:value-type="float">
            <text:p>392.7541666667</text:p>
          </table:table-cell>
          <table:table-cell table:formula="of:=['Merge ingedients'.Q53]" office:value-type="float" office:value="393.691666666667" calcext:value-type="float">
            <text:p>393.6916666667</text:p>
          </table:table-cell>
          <table:table-cell table:formula="of:=['Merge ingedients'.R53]" office:value-type="float" office:value="392.754166666667" calcext:value-type="float">
            <text:p>392.7541666667</text:p>
          </table:table-cell>
          <table:table-cell/>
          <table:table-cell table:formula="of:=COUNTIFS([.B53:.B$108];[.B53];[.C53:.C$108];[.C53])-1" office:value-type="float" office:value="18" calcext:value-type="float">
            <text:p>18</text:p>
          </table:table-cell>
          <table:table-cell table:style-name="ce18" table:formula="of:=[.I53]=0" office:value-type="boolean" office:boolean-value="false" calcext:value-type="boolean">
            <text:p>FALSE</text:p>
          </table:table-cell>
          <table:table-cell table:formula="of:=[.B53]" office:value-type="float" office:value="0" calcext:value-type="float">
            <text:p>0</text:p>
          </table:table-cell>
          <table:table-cell table:formula="of:=[.C53]" office:value-type="float" office:value="0" calcext:value-type="float">
            <text:p>0</text:p>
          </table:table-cell>
          <table:table-cell table:formula="of:=[.D53]" office:value-type="float" office:value="392.754166666667" calcext:value-type="float">
            <text:p>392.7541666667</text:p>
          </table:table-cell>
          <table:table-cell table:formula="of:=[.E53]" office:value-type="float" office:value="392.754166666667" calcext:value-type="float">
            <text:p>392.7541666667</text:p>
          </table:table-cell>
          <table:table-cell table:formula="of:=[.F53]" office:value-type="float" office:value="393.691666666667" calcext:value-type="float">
            <text:p>393.6916666667</text:p>
          </table:table-cell>
          <table:table-cell table:formula="of:=[.G53]" office:value-type="float" office:value="392.754166666667" calcext:value-type="float">
            <text:p>392.7541666667</text:p>
          </table:table-cell>
        </table:table-row>
        <table:table-row table:style-name="ro1">
          <table:table-cell table:style-name="ce32" table:formula="of:=[#REF!.A71]" office:value-type="string" office:string-value="" calcext:value-type="error">
            <text:p>#REF!</text:p>
          </table:table-cell>
          <table:table-cell table:formula="of:=['Merge ingedients'.M54]" office:value-type="float" office:value="0" calcext:value-type="float">
            <text:p>0</text:p>
          </table:table-cell>
          <table:table-cell table:formula="of:=['Merge ingedients'.N54]" office:value-type="float" office:value="0" calcext:value-type="float">
            <text:p>0</text:p>
          </table:table-cell>
          <table:table-cell table:formula="of:=['Merge ingedients'.O54]" office:value-type="float" office:value="392.754166666667" calcext:value-type="float">
            <text:p>392.7541666667</text:p>
          </table:table-cell>
          <table:table-cell table:formula="of:=['Merge ingedients'.P54]" office:value-type="float" office:value="392.754166666667" calcext:value-type="float">
            <text:p>392.7541666667</text:p>
          </table:table-cell>
          <table:table-cell table:formula="of:=['Merge ingedients'.Q54]" office:value-type="float" office:value="393.691666666667" calcext:value-type="float">
            <text:p>393.6916666667</text:p>
          </table:table-cell>
          <table:table-cell table:formula="of:=['Merge ingedients'.R54]" office:value-type="float" office:value="392.754166666667" calcext:value-type="float">
            <text:p>392.7541666667</text:p>
          </table:table-cell>
          <table:table-cell/>
          <table:table-cell table:formula="of:=COUNTIFS([.B54:.B$108];[.B54];[.C54:.C$108];[.C54])-1" office:value-type="float" office:value="17" calcext:value-type="float">
            <text:p>17</text:p>
          </table:table-cell>
          <table:table-cell table:style-name="ce18" table:formula="of:=[.I54]=0" office:value-type="boolean" office:boolean-value="false" calcext:value-type="boolean">
            <text:p>FALSE</text:p>
          </table:table-cell>
          <table:table-cell table:formula="of:=[.B54]" office:value-type="float" office:value="0" calcext:value-type="float">
            <text:p>0</text:p>
          </table:table-cell>
          <table:table-cell table:formula="of:=[.C54]" office:value-type="float" office:value="0" calcext:value-type="float">
            <text:p>0</text:p>
          </table:table-cell>
          <table:table-cell table:formula="of:=[.D54]" office:value-type="float" office:value="392.754166666667" calcext:value-type="float">
            <text:p>392.7541666667</text:p>
          </table:table-cell>
          <table:table-cell table:formula="of:=[.E54]" office:value-type="float" office:value="392.754166666667" calcext:value-type="float">
            <text:p>392.7541666667</text:p>
          </table:table-cell>
          <table:table-cell table:formula="of:=[.F54]" office:value-type="float" office:value="393.691666666667" calcext:value-type="float">
            <text:p>393.6916666667</text:p>
          </table:table-cell>
          <table:table-cell table:formula="of:=[.G54]" office:value-type="float" office:value="392.754166666667" calcext:value-type="float">
            <text:p>392.7541666667</text:p>
          </table:table-cell>
        </table:table-row>
        <table:table-row table:style-name="ro1">
          <table:table-cell table:style-name="ce32" table:formula="of:=[#REF!.A72]" office:value-type="string" office:string-value="" calcext:value-type="error">
            <text:p>#REF!</text:p>
          </table:table-cell>
          <table:table-cell table:formula="of:=['Merge ingedients'.M55]" office:value-type="string" office:string-value="??" calcext:value-type="string">
            <text:p>??</text:p>
          </table:table-cell>
          <table:table-cell table:formula="of:=['Merge ingedients'.N55]" office:value-type="float" office:value="0" calcext:value-type="float">
            <text:p>0</text:p>
          </table:table-cell>
          <table:table-cell table:formula="of:=['Merge ingedients'.O55]" office:value-type="float" office:value="0" calcext:value-type="float">
            <text:p>0</text:p>
          </table:table-cell>
          <table:table-cell table:formula="of:=['Merge ingedients'.P55]" office:value-type="float" office:value="0" calcext:value-type="float">
            <text:p>0</text:p>
          </table:table-cell>
          <table:table-cell table:formula="of:=['Merge ingedients'.Q55]" office:value-type="float" office:value="0" calcext:value-type="float">
            <text:p>0</text:p>
          </table:table-cell>
          <table:table-cell table:formula="of:=['Merge ingedients'.R55]" office:value-type="float" office:value="0" calcext:value-type="float">
            <text:p>0</text:p>
          </table:table-cell>
          <table:table-cell/>
          <table:table-cell table:formula="of:=COUNTIFS([.B55:.B$108];[.B55];[.C55:.C$108];[.C55])-1" office:value-type="float" office:value="-1" calcext:value-type="float">
            <text:p>-1</text:p>
          </table:table-cell>
          <table:table-cell table:style-name="ce18" table:formula="of:=[.I55]=0" office:value-type="boolean" office:boolean-value="false" calcext:value-type="boolean">
            <text:p>FALSE</text:p>
          </table:table-cell>
          <table:table-cell table:formula="of:=[.B55]" office:value-type="string" office:string-value="??" calcext:value-type="string">
            <text:p>??</text:p>
          </table:table-cell>
          <table:table-cell table:formula="of:=[.C55]" office:value-type="float" office:value="0" calcext:value-type="float">
            <text:p>0</text:p>
          </table:table-cell>
          <table:table-cell table:formula="of:=[.D55]" office:value-type="float" office:value="0" calcext:value-type="float">
            <text:p>0</text:p>
          </table:table-cell>
          <table:table-cell table:formula="of:=[.E55]" office:value-type="float" office:value="0" calcext:value-type="float">
            <text:p>0</text:p>
          </table:table-cell>
          <table:table-cell table:formula="of:=[.F55]" office:value-type="float" office:value="0" calcext:value-type="float">
            <text:p>0</text:p>
          </table:table-cell>
          <table:table-cell table:formula="of:=[.G55]" office:value-type="float" office:value="0" calcext:value-type="float">
            <text:p>0</text:p>
          </table:table-cell>
        </table:table-row>
        <table:table-row table:style-name="ro1">
          <table:table-cell table:formula="of:=[#REF!.A73]" office:value-type="string" office:string-value="" calcext:value-type="error">
            <text:p>#REF!</text:p>
          </table:table-cell>
          <table:table-cell table:formula="of:=['Merge ingedients'.M56]" office:value-type="float" office:value="0" calcext:value-type="float">
            <text:p>0</text:p>
          </table:table-cell>
          <table:table-cell table:formula="of:=['Merge ingedients'.N56]" office:value-type="float" office:value="0" calcext:value-type="float">
            <text:p>0</text:p>
          </table:table-cell>
          <table:table-cell table:formula="of:=['Merge ingedients'.O56]" office:value-type="float" office:value="392.754166666667" calcext:value-type="float">
            <text:p>392.7541666667</text:p>
          </table:table-cell>
          <table:table-cell table:formula="of:=['Merge ingedients'.P56]" office:value-type="float" office:value="392.754166666667" calcext:value-type="float">
            <text:p>392.7541666667</text:p>
          </table:table-cell>
          <table:table-cell table:formula="of:=['Merge ingedients'.Q56]" office:value-type="float" office:value="393.691666666667" calcext:value-type="float">
            <text:p>393.6916666667</text:p>
          </table:table-cell>
          <table:table-cell table:formula="of:=['Merge ingedients'.R56]" office:value-type="float" office:value="392.754166666667" calcext:value-type="float">
            <text:p>392.7541666667</text:p>
          </table:table-cell>
          <table:table-cell/>
          <table:table-cell table:formula="of:=COUNTIFS([.B56:.B$108];[.B56];[.C56:.C$108];[.C56])-1" office:value-type="float" office:value="16" calcext:value-type="float">
            <text:p>16</text:p>
          </table:table-cell>
          <table:table-cell table:style-name="ce18" table:formula="of:=[.I56]=0" office:value-type="boolean" office:boolean-value="false" calcext:value-type="boolean">
            <text:p>FALSE</text:p>
          </table:table-cell>
          <table:table-cell table:formula="of:=[.B56]" office:value-type="float" office:value="0" calcext:value-type="float">
            <text:p>0</text:p>
          </table:table-cell>
          <table:table-cell table:formula="of:=[.C56]" office:value-type="float" office:value="0" calcext:value-type="float">
            <text:p>0</text:p>
          </table:table-cell>
          <table:table-cell table:formula="of:=[.D56]" office:value-type="float" office:value="392.754166666667" calcext:value-type="float">
            <text:p>392.7541666667</text:p>
          </table:table-cell>
          <table:table-cell table:formula="of:=[.E56]" office:value-type="float" office:value="392.754166666667" calcext:value-type="float">
            <text:p>392.7541666667</text:p>
          </table:table-cell>
          <table:table-cell table:formula="of:=[.F56]" office:value-type="float" office:value="393.691666666667" calcext:value-type="float">
            <text:p>393.6916666667</text:p>
          </table:table-cell>
          <table:table-cell table:formula="of:=[.G56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74]" office:value-type="string" office:string-value="" calcext:value-type="error">
            <text:p>#REF!</text:p>
          </table:table-cell>
          <table:table-cell table:formula="of:=['Merge ingedients'.M57]" office:value-type="float" office:value="0" calcext:value-type="float">
            <text:p>0</text:p>
          </table:table-cell>
          <table:table-cell table:formula="of:=['Merge ingedients'.N57]" office:value-type="float" office:value="0" calcext:value-type="float">
            <text:p>0</text:p>
          </table:table-cell>
          <table:table-cell table:formula="of:=['Merge ingedients'.O57]" office:value-type="float" office:value="392.754166666667" calcext:value-type="float">
            <text:p>392.7541666667</text:p>
          </table:table-cell>
          <table:table-cell table:formula="of:=['Merge ingedients'.P57]" office:value-type="float" office:value="392.754166666667" calcext:value-type="float">
            <text:p>392.7541666667</text:p>
          </table:table-cell>
          <table:table-cell table:formula="of:=['Merge ingedients'.Q57]" office:value-type="float" office:value="393.691666666667" calcext:value-type="float">
            <text:p>393.6916666667</text:p>
          </table:table-cell>
          <table:table-cell table:formula="of:=['Merge ingedients'.R57]" office:value-type="float" office:value="392.754166666667" calcext:value-type="float">
            <text:p>392.7541666667</text:p>
          </table:table-cell>
          <table:table-cell/>
          <table:table-cell table:formula="of:=COUNTIFS([.B57:.B$108];[.B57];[.C57:.C$108];[.C57])-1" office:value-type="float" office:value="15" calcext:value-type="float">
            <text:p>15</text:p>
          </table:table-cell>
          <table:table-cell table:style-name="ce18" table:formula="of:=[.I57]=0" office:value-type="boolean" office:boolean-value="false" calcext:value-type="boolean">
            <text:p>FALSE</text:p>
          </table:table-cell>
          <table:table-cell table:formula="of:=[.B57]" office:value-type="float" office:value="0" calcext:value-type="float">
            <text:p>0</text:p>
          </table:table-cell>
          <table:table-cell table:formula="of:=[.C57]" office:value-type="float" office:value="0" calcext:value-type="float">
            <text:p>0</text:p>
          </table:table-cell>
          <table:table-cell table:formula="of:=[.D57]" office:value-type="float" office:value="392.754166666667" calcext:value-type="float">
            <text:p>392.7541666667</text:p>
          </table:table-cell>
          <table:table-cell table:formula="of:=[.E57]" office:value-type="float" office:value="392.754166666667" calcext:value-type="float">
            <text:p>392.7541666667</text:p>
          </table:table-cell>
          <table:table-cell table:formula="of:=[.F57]" office:value-type="float" office:value="393.691666666667" calcext:value-type="float">
            <text:p>393.6916666667</text:p>
          </table:table-cell>
          <table:table-cell table:formula="of:=[.G57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75]" office:value-type="string" office:string-value="" calcext:value-type="error">
            <text:p>#REF!</text:p>
          </table:table-cell>
          <table:table-cell table:formula="of:=['Merge ingedients'.M58]" office:value-type="string" office:string-value="??" calcext:value-type="string">
            <text:p>??</text:p>
          </table:table-cell>
          <table:table-cell table:formula="of:=['Merge ingedients'.N58]" office:value-type="string" office:string-value="g" calcext:value-type="string">
            <text:p>g</text:p>
          </table:table-cell>
          <table:table-cell table:formula="of:=['Merge ingedients'.O58]" office:value-type="float" office:value="0" calcext:value-type="float">
            <text:p>0</text:p>
          </table:table-cell>
          <table:table-cell table:formula="of:=['Merge ingedients'.P58]" office:value-type="float" office:value="0" calcext:value-type="float">
            <text:p>0</text:p>
          </table:table-cell>
          <table:table-cell table:formula="of:=['Merge ingedients'.Q58]" office:value-type="float" office:value="0" calcext:value-type="float">
            <text:p>0</text:p>
          </table:table-cell>
          <table:table-cell table:formula="of:=['Merge ingedients'.R58]" office:value-type="float" office:value="0" calcext:value-type="float">
            <text:p>0</text:p>
          </table:table-cell>
          <table:table-cell/>
          <table:table-cell table:formula="of:=COUNTIFS([.B58:.B$108];[.B58];[.C58:.C$108];[.C58])-1" office:value-type="float" office:value="-1" calcext:value-type="float">
            <text:p>-1</text:p>
          </table:table-cell>
          <table:table-cell table:style-name="ce18" table:formula="of:=[.I58]=0" office:value-type="boolean" office:boolean-value="false" calcext:value-type="boolean">
            <text:p>FALSE</text:p>
          </table:table-cell>
          <table:table-cell table:formula="of:=[.B58]" office:value-type="string" office:string-value="??" calcext:value-type="string">
            <text:p>??</text:p>
          </table:table-cell>
          <table:table-cell table:formula="of:=[.C58]" office:value-type="string" office:string-value="g" calcext:value-type="string">
            <text:p>g</text:p>
          </table:table-cell>
          <table:table-cell table:formula="of:=[.D58]" office:value-type="float" office:value="0" calcext:value-type="float">
            <text:p>0</text:p>
          </table:table-cell>
          <table:table-cell table:formula="of:=[.E58]" office:value-type="float" office:value="0" calcext:value-type="float">
            <text:p>0</text:p>
          </table:table-cell>
          <table:table-cell table:formula="of:=[.F58]" office:value-type="float" office:value="0" calcext:value-type="float">
            <text:p>0</text:p>
          </table:table-cell>
          <table:table-cell table:formula="of:=[.G58]" office:value-type="float" office:value="0" calcext:value-type="float">
            <text:p>0</text:p>
          </table:table-cell>
        </table:table-row>
        <table:table-row table:style-name="ro1">
          <table:table-cell table:formula="of:=[#REF!.A76]" office:value-type="string" office:string-value="" calcext:value-type="error">
            <text:p>#REF!</text:p>
          </table:table-cell>
          <table:table-cell table:formula="of:=['Merge ingedients'.M59]" office:value-type="float" office:value="0" calcext:value-type="float">
            <text:p>0</text:p>
          </table:table-cell>
          <table:table-cell table:formula="of:=['Merge ingedients'.N59]" office:value-type="float" office:value="0" calcext:value-type="float">
            <text:p>0</text:p>
          </table:table-cell>
          <table:table-cell table:formula="of:=['Merge ingedients'.O59]" office:value-type="float" office:value="392.754166666667" calcext:value-type="float">
            <text:p>392.7541666667</text:p>
          </table:table-cell>
          <table:table-cell table:formula="of:=['Merge ingedients'.P59]" office:value-type="float" office:value="392.754166666667" calcext:value-type="float">
            <text:p>392.7541666667</text:p>
          </table:table-cell>
          <table:table-cell table:formula="of:=['Merge ingedients'.Q59]" office:value-type="float" office:value="393.691666666667" calcext:value-type="float">
            <text:p>393.6916666667</text:p>
          </table:table-cell>
          <table:table-cell table:formula="of:=['Merge ingedients'.R59]" office:value-type="float" office:value="392.754166666667" calcext:value-type="float">
            <text:p>392.7541666667</text:p>
          </table:table-cell>
          <table:table-cell/>
          <table:table-cell table:formula="of:=COUNTIFS([.B59:.B$108];[.B59];[.C59:.C$108];[.C59])-1" office:value-type="float" office:value="14" calcext:value-type="float">
            <text:p>14</text:p>
          </table:table-cell>
          <table:table-cell table:style-name="ce18" table:formula="of:=[.I59]=0" office:value-type="boolean" office:boolean-value="false" calcext:value-type="boolean">
            <text:p>FALSE</text:p>
          </table:table-cell>
          <table:table-cell table:formula="of:=[.B59]" office:value-type="float" office:value="0" calcext:value-type="float">
            <text:p>0</text:p>
          </table:table-cell>
          <table:table-cell table:formula="of:=[.C59]" office:value-type="float" office:value="0" calcext:value-type="float">
            <text:p>0</text:p>
          </table:table-cell>
          <table:table-cell table:formula="of:=[.D59]" office:value-type="float" office:value="392.754166666667" calcext:value-type="float">
            <text:p>392.7541666667</text:p>
          </table:table-cell>
          <table:table-cell table:formula="of:=[.E59]" office:value-type="float" office:value="392.754166666667" calcext:value-type="float">
            <text:p>392.7541666667</text:p>
          </table:table-cell>
          <table:table-cell table:formula="of:=[.F59]" office:value-type="float" office:value="393.691666666667" calcext:value-type="float">
            <text:p>393.6916666667</text:p>
          </table:table-cell>
          <table:table-cell table:formula="of:=[.G59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77]" office:value-type="string" office:string-value="" calcext:value-type="error">
            <text:p>#REF!</text:p>
          </table:table-cell>
          <table:table-cell table:formula="of:=['Merge ingedients'.M60]" office:value-type="float" office:value="0" calcext:value-type="float">
            <text:p>0</text:p>
          </table:table-cell>
          <table:table-cell table:formula="of:=['Merge ingedients'.N60]" office:value-type="float" office:value="0" calcext:value-type="float">
            <text:p>0</text:p>
          </table:table-cell>
          <table:table-cell table:formula="of:=['Merge ingedients'.O60]" office:value-type="float" office:value="392.754166666667" calcext:value-type="float">
            <text:p>392.7541666667</text:p>
          </table:table-cell>
          <table:table-cell table:formula="of:=['Merge ingedients'.P60]" office:value-type="float" office:value="392.754166666667" calcext:value-type="float">
            <text:p>392.7541666667</text:p>
          </table:table-cell>
          <table:table-cell table:formula="of:=['Merge ingedients'.Q60]" office:value-type="float" office:value="393.691666666667" calcext:value-type="float">
            <text:p>393.6916666667</text:p>
          </table:table-cell>
          <table:table-cell table:formula="of:=['Merge ingedients'.R60]" office:value-type="float" office:value="392.754166666667" calcext:value-type="float">
            <text:p>392.7541666667</text:p>
          </table:table-cell>
          <table:table-cell/>
          <table:table-cell table:formula="of:=COUNTIFS([.B60:.B$108];[.B60];[.C60:.C$108];[.C60])-1" office:value-type="float" office:value="13" calcext:value-type="float">
            <text:p>13</text:p>
          </table:table-cell>
          <table:table-cell table:style-name="ce18" table:formula="of:=[.I60]=0" office:value-type="boolean" office:boolean-value="false" calcext:value-type="boolean">
            <text:p>FALSE</text:p>
          </table:table-cell>
          <table:table-cell table:formula="of:=[.B60]" office:value-type="float" office:value="0" calcext:value-type="float">
            <text:p>0</text:p>
          </table:table-cell>
          <table:table-cell table:formula="of:=[.C60]" office:value-type="float" office:value="0" calcext:value-type="float">
            <text:p>0</text:p>
          </table:table-cell>
          <table:table-cell table:formula="of:=[.D60]" office:value-type="float" office:value="392.754166666667" calcext:value-type="float">
            <text:p>392.7541666667</text:p>
          </table:table-cell>
          <table:table-cell table:formula="of:=[.E60]" office:value-type="float" office:value="392.754166666667" calcext:value-type="float">
            <text:p>392.7541666667</text:p>
          </table:table-cell>
          <table:table-cell table:formula="of:=[.F60]" office:value-type="float" office:value="393.691666666667" calcext:value-type="float">
            <text:p>393.6916666667</text:p>
          </table:table-cell>
          <table:table-cell table:formula="of:=[.G60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78]" office:value-type="string" office:string-value="" calcext:value-type="error">
            <text:p>#REF!</text:p>
          </table:table-cell>
          <table:table-cell table:formula="of:=['Merge ingedients'.M61]" office:value-type="string" office:string-value="??" calcext:value-type="string">
            <text:p>??</text:p>
          </table:table-cell>
          <table:table-cell table:formula="of:=['Merge ingedients'.N61]" office:value-type="string" office:string-value="g" calcext:value-type="string">
            <text:p>g</text:p>
          </table:table-cell>
          <table:table-cell table:formula="of:=['Merge ingedients'.O61]" office:value-type="float" office:value="0" calcext:value-type="float">
            <text:p>0</text:p>
          </table:table-cell>
          <table:table-cell table:formula="of:=['Merge ingedients'.P61]" office:value-type="float" office:value="0" calcext:value-type="float">
            <text:p>0</text:p>
          </table:table-cell>
          <table:table-cell table:formula="of:=['Merge ingedients'.Q61]" office:value-type="float" office:value="0" calcext:value-type="float">
            <text:p>0</text:p>
          </table:table-cell>
          <table:table-cell table:formula="of:=['Merge ingedients'.R61]" office:value-type="float" office:value="0" calcext:value-type="float">
            <text:p>0</text:p>
          </table:table-cell>
          <table:table-cell/>
          <table:table-cell table:formula="of:=COUNTIFS([.B61:.B$108];[.B61];[.C61:.C$108];[.C61])-1" office:value-type="float" office:value="-1" calcext:value-type="float">
            <text:p>-1</text:p>
          </table:table-cell>
          <table:table-cell table:style-name="ce18" table:formula="of:=[.I61]=0" office:value-type="boolean" office:boolean-value="false" calcext:value-type="boolean">
            <text:p>FALSE</text:p>
          </table:table-cell>
          <table:table-cell table:formula="of:=[.B61]" office:value-type="string" office:string-value="??" calcext:value-type="string">
            <text:p>??</text:p>
          </table:table-cell>
          <table:table-cell table:formula="of:=[.C61]" office:value-type="string" office:string-value="g" calcext:value-type="string">
            <text:p>g</text:p>
          </table:table-cell>
          <table:table-cell table:formula="of:=[.D61]" office:value-type="float" office:value="0" calcext:value-type="float">
            <text:p>0</text:p>
          </table:table-cell>
          <table:table-cell table:formula="of:=[.E61]" office:value-type="float" office:value="0" calcext:value-type="float">
            <text:p>0</text:p>
          </table:table-cell>
          <table:table-cell table:formula="of:=[.F61]" office:value-type="float" office:value="0" calcext:value-type="float">
            <text:p>0</text:p>
          </table:table-cell>
          <table:table-cell table:formula="of:=[.G61]" office:value-type="float" office:value="0" calcext:value-type="float">
            <text:p>0</text:p>
          </table:table-cell>
        </table:table-row>
        <table:table-row table:style-name="ro1">
          <table:table-cell table:formula="of:=[#REF!.A79]" office:value-type="string" office:string-value="" calcext:value-type="error">
            <text:p>#REF!</text:p>
          </table:table-cell>
          <table:table-cell table:formula="of:=['Merge ingedients'.M62]" office:value-type="float" office:value="0" calcext:value-type="float">
            <text:p>0</text:p>
          </table:table-cell>
          <table:table-cell table:formula="of:=['Merge ingedients'.N62]" office:value-type="float" office:value="0" calcext:value-type="float">
            <text:p>0</text:p>
          </table:table-cell>
          <table:table-cell table:formula="of:=['Merge ingedients'.O62]" office:value-type="float" office:value="392.754166666667" calcext:value-type="float">
            <text:p>392.7541666667</text:p>
          </table:table-cell>
          <table:table-cell table:formula="of:=['Merge ingedients'.P62]" office:value-type="float" office:value="392.754166666667" calcext:value-type="float">
            <text:p>392.7541666667</text:p>
          </table:table-cell>
          <table:table-cell table:formula="of:=['Merge ingedients'.Q62]" office:value-type="float" office:value="393.691666666667" calcext:value-type="float">
            <text:p>393.6916666667</text:p>
          </table:table-cell>
          <table:table-cell table:formula="of:=['Merge ingedients'.R62]" office:value-type="float" office:value="392.754166666667" calcext:value-type="float">
            <text:p>392.7541666667</text:p>
          </table:table-cell>
          <table:table-cell/>
          <table:table-cell table:formula="of:=COUNTIFS([.B62:.B$108];[.B62];[.C62:.C$108];[.C62])-1" office:value-type="float" office:value="12" calcext:value-type="float">
            <text:p>12</text:p>
          </table:table-cell>
          <table:table-cell table:style-name="ce18" table:formula="of:=[.I62]=0" office:value-type="boolean" office:boolean-value="false" calcext:value-type="boolean">
            <text:p>FALSE</text:p>
          </table:table-cell>
          <table:table-cell table:formula="of:=[.B62]" office:value-type="float" office:value="0" calcext:value-type="float">
            <text:p>0</text:p>
          </table:table-cell>
          <table:table-cell table:formula="of:=[.C62]" office:value-type="float" office:value="0" calcext:value-type="float">
            <text:p>0</text:p>
          </table:table-cell>
          <table:table-cell table:formula="of:=[.D62]" office:value-type="float" office:value="392.754166666667" calcext:value-type="float">
            <text:p>392.7541666667</text:p>
          </table:table-cell>
          <table:table-cell table:formula="of:=[.E62]" office:value-type="float" office:value="392.754166666667" calcext:value-type="float">
            <text:p>392.7541666667</text:p>
          </table:table-cell>
          <table:table-cell table:formula="of:=[.F62]" office:value-type="float" office:value="393.691666666667" calcext:value-type="float">
            <text:p>393.6916666667</text:p>
          </table:table-cell>
          <table:table-cell table:formula="of:=[.G62]" office:value-type="float" office:value="392.754166666667" calcext:value-type="float">
            <text:p>392.7541666667</text:p>
          </table:table-cell>
        </table:table-row>
        <table:table-row table:style-name="ro1">
          <table:table-cell table:style-name="ce32" table:formula="of:=[#REF!.A80]" office:value-type="string" office:string-value="" calcext:value-type="error">
            <text:p>#REF!</text:p>
          </table:table-cell>
          <table:table-cell table:formula="of:=['Merge ingedients'.M63]" office:value-type="float" office:value="0" calcext:value-type="float">
            <text:p>0</text:p>
          </table:table-cell>
          <table:table-cell table:formula="of:=['Merge ingedients'.N63]" office:value-type="float" office:value="0" calcext:value-type="float">
            <text:p>0</text:p>
          </table:table-cell>
          <table:table-cell table:formula="of:=['Merge ingedients'.O63]" office:value-type="float" office:value="392.754166666667" calcext:value-type="float">
            <text:p>392.7541666667</text:p>
          </table:table-cell>
          <table:table-cell table:formula="of:=['Merge ingedients'.P63]" office:value-type="float" office:value="392.754166666667" calcext:value-type="float">
            <text:p>392.7541666667</text:p>
          </table:table-cell>
          <table:table-cell table:formula="of:=['Merge ingedients'.Q63]" office:value-type="float" office:value="393.691666666667" calcext:value-type="float">
            <text:p>393.6916666667</text:p>
          </table:table-cell>
          <table:table-cell table:formula="of:=['Merge ingedients'.R63]" office:value-type="float" office:value="392.754166666667" calcext:value-type="float">
            <text:p>392.7541666667</text:p>
          </table:table-cell>
          <table:table-cell/>
          <table:table-cell table:formula="of:=COUNTIFS([.B63:.B$108];[.B63];[.C63:.C$108];[.C63])-1" office:value-type="float" office:value="11" calcext:value-type="float">
            <text:p>11</text:p>
          </table:table-cell>
          <table:table-cell table:style-name="ce18" table:formula="of:=[.I63]=0" office:value-type="boolean" office:boolean-value="false" calcext:value-type="boolean">
            <text:p>FALSE</text:p>
          </table:table-cell>
          <table:table-cell table:formula="of:=[.B63]" office:value-type="float" office:value="0" calcext:value-type="float">
            <text:p>0</text:p>
          </table:table-cell>
          <table:table-cell table:formula="of:=[.C63]" office:value-type="float" office:value="0" calcext:value-type="float">
            <text:p>0</text:p>
          </table:table-cell>
          <table:table-cell table:formula="of:=[.D63]" office:value-type="float" office:value="392.754166666667" calcext:value-type="float">
            <text:p>392.7541666667</text:p>
          </table:table-cell>
          <table:table-cell table:formula="of:=[.E63]" office:value-type="float" office:value="392.754166666667" calcext:value-type="float">
            <text:p>392.7541666667</text:p>
          </table:table-cell>
          <table:table-cell table:formula="of:=[.F63]" office:value-type="float" office:value="393.691666666667" calcext:value-type="float">
            <text:p>393.6916666667</text:p>
          </table:table-cell>
          <table:table-cell table:formula="of:=[.G63]" office:value-type="float" office:value="392.754166666667" calcext:value-type="float">
            <text:p>392.7541666667</text:p>
          </table:table-cell>
        </table:table-row>
        <table:table-row table:style-name="ro1">
          <table:table-cell table:style-name="ce32" table:formula="of:=[#REF!.A81]" office:value-type="string" office:string-value="" calcext:value-type="error">
            <text:p>#REF!</text:p>
          </table:table-cell>
          <table:table-cell table:formula="of:=['Merge ingedients'.M64]" office:value-type="string" office:string-value="??" calcext:value-type="string">
            <text:p>??</text:p>
          </table:table-cell>
          <table:table-cell table:formula="of:=['Merge ingedients'.N64]" office:value-type="string" office:string-value="g" calcext:value-type="string">
            <text:p>g</text:p>
          </table:table-cell>
          <table:table-cell table:formula="of:=['Merge ingedients'.O64]" office:value-type="float" office:value="0" calcext:value-type="float">
            <text:p>0</text:p>
          </table:table-cell>
          <table:table-cell table:formula="of:=['Merge ingedients'.P64]" office:value-type="float" office:value="0" calcext:value-type="float">
            <text:p>0</text:p>
          </table:table-cell>
          <table:table-cell table:formula="of:=['Merge ingedients'.Q64]" office:value-type="float" office:value="0" calcext:value-type="float">
            <text:p>0</text:p>
          </table:table-cell>
          <table:table-cell table:formula="of:=['Merge ingedients'.R64]" office:value-type="float" office:value="0" calcext:value-type="float">
            <text:p>0</text:p>
          </table:table-cell>
          <table:table-cell/>
          <table:table-cell table:formula="of:=COUNTIFS([.B64:.B$108];[.B64];[.C64:.C$108];[.C64])-1" office:value-type="float" office:value="-1" calcext:value-type="float">
            <text:p>-1</text:p>
          </table:table-cell>
          <table:table-cell table:style-name="ce18" table:formula="of:=[.I64]=0" office:value-type="boolean" office:boolean-value="false" calcext:value-type="boolean">
            <text:p>FALSE</text:p>
          </table:table-cell>
          <table:table-cell table:formula="of:=[.B64]" office:value-type="string" office:string-value="??" calcext:value-type="string">
            <text:p>??</text:p>
          </table:table-cell>
          <table:table-cell table:formula="of:=[.C64]" office:value-type="string" office:string-value="g" calcext:value-type="string">
            <text:p>g</text:p>
          </table:table-cell>
          <table:table-cell table:formula="of:=[.D64]" office:value-type="float" office:value="0" calcext:value-type="float">
            <text:p>0</text:p>
          </table:table-cell>
          <table:table-cell table:formula="of:=[.E64]" office:value-type="float" office:value="0" calcext:value-type="float">
            <text:p>0</text:p>
          </table:table-cell>
          <table:table-cell table:formula="of:=[.F64]" office:value-type="float" office:value="0" calcext:value-type="float">
            <text:p>0</text:p>
          </table:table-cell>
          <table:table-cell table:formula="of:=[.G64]" office:value-type="float" office:value="0" calcext:value-type="float">
            <text:p>0</text:p>
          </table:table-cell>
        </table:table-row>
        <table:table-row table:style-name="ro1">
          <table:table-cell table:formula="of:=[#REF!.A82]" office:value-type="string" office:string-value="" calcext:value-type="error">
            <text:p>#REF!</text:p>
          </table:table-cell>
          <table:table-cell table:formula="of:=['Merge ingedients'.M65]" office:value-type="float" office:value="0" calcext:value-type="float">
            <text:p>0</text:p>
          </table:table-cell>
          <table:table-cell table:formula="of:=['Merge ingedients'.N65]" office:value-type="float" office:value="0" calcext:value-type="float">
            <text:p>0</text:p>
          </table:table-cell>
          <table:table-cell table:formula="of:=['Merge ingedients'.O65]" office:value-type="float" office:value="392.754166666667" calcext:value-type="float">
            <text:p>392.7541666667</text:p>
          </table:table-cell>
          <table:table-cell table:formula="of:=['Merge ingedients'.P65]" office:value-type="float" office:value="392.754166666667" calcext:value-type="float">
            <text:p>392.7541666667</text:p>
          </table:table-cell>
          <table:table-cell table:formula="of:=['Merge ingedients'.Q65]" office:value-type="float" office:value="393.691666666667" calcext:value-type="float">
            <text:p>393.6916666667</text:p>
          </table:table-cell>
          <table:table-cell table:formula="of:=['Merge ingedients'.R65]" office:value-type="float" office:value="392.754166666667" calcext:value-type="float">
            <text:p>392.7541666667</text:p>
          </table:table-cell>
          <table:table-cell/>
          <table:table-cell table:formula="of:=COUNTIFS([.B65:.B$108];[.B65];[.C65:.C$108];[.C65])-1" office:value-type="float" office:value="10" calcext:value-type="float">
            <text:p>10</text:p>
          </table:table-cell>
          <table:table-cell table:style-name="ce18" table:formula="of:=[.I65]=0" office:value-type="boolean" office:boolean-value="false" calcext:value-type="boolean">
            <text:p>FALSE</text:p>
          </table:table-cell>
          <table:table-cell table:formula="of:=[.B65]" office:value-type="float" office:value="0" calcext:value-type="float">
            <text:p>0</text:p>
          </table:table-cell>
          <table:table-cell table:formula="of:=[.C65]" office:value-type="float" office:value="0" calcext:value-type="float">
            <text:p>0</text:p>
          </table:table-cell>
          <table:table-cell table:formula="of:=[.D65]" office:value-type="float" office:value="392.754166666667" calcext:value-type="float">
            <text:p>392.7541666667</text:p>
          </table:table-cell>
          <table:table-cell table:formula="of:=[.E65]" office:value-type="float" office:value="392.754166666667" calcext:value-type="float">
            <text:p>392.7541666667</text:p>
          </table:table-cell>
          <table:table-cell table:formula="of:=[.F65]" office:value-type="float" office:value="393.691666666667" calcext:value-type="float">
            <text:p>393.6916666667</text:p>
          </table:table-cell>
          <table:table-cell table:formula="of:=[.G65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83]" office:value-type="string" office:string-value="" calcext:value-type="error">
            <text:p>#REF!</text:p>
          </table:table-cell>
          <table:table-cell table:formula="of:=['Merge ingedients'.M66]" office:value-type="float" office:value="0" calcext:value-type="float">
            <text:p>0</text:p>
          </table:table-cell>
          <table:table-cell table:formula="of:=['Merge ingedients'.N66]" office:value-type="float" office:value="0" calcext:value-type="float">
            <text:p>0</text:p>
          </table:table-cell>
          <table:table-cell table:formula="of:=['Merge ingedients'.O66]" office:value-type="float" office:value="392.754166666667" calcext:value-type="float">
            <text:p>392.7541666667</text:p>
          </table:table-cell>
          <table:table-cell table:formula="of:=['Merge ingedients'.P66]" office:value-type="float" office:value="392.754166666667" calcext:value-type="float">
            <text:p>392.7541666667</text:p>
          </table:table-cell>
          <table:table-cell table:formula="of:=['Merge ingedients'.Q66]" office:value-type="float" office:value="393.691666666667" calcext:value-type="float">
            <text:p>393.6916666667</text:p>
          </table:table-cell>
          <table:table-cell table:formula="of:=['Merge ingedients'.R66]" office:value-type="float" office:value="392.754166666667" calcext:value-type="float">
            <text:p>392.7541666667</text:p>
          </table:table-cell>
          <table:table-cell/>
          <table:table-cell table:formula="of:=COUNTIFS([.B66:.B$108];[.B66];[.C66:.C$108];[.C66])-1" office:value-type="float" office:value="9" calcext:value-type="float">
            <text:p>9</text:p>
          </table:table-cell>
          <table:table-cell table:style-name="ce18" table:formula="of:=[.I66]=0" office:value-type="boolean" office:boolean-value="false" calcext:value-type="boolean">
            <text:p>FALSE</text:p>
          </table:table-cell>
          <table:table-cell table:formula="of:=[.B66]" office:value-type="float" office:value="0" calcext:value-type="float">
            <text:p>0</text:p>
          </table:table-cell>
          <table:table-cell table:formula="of:=[.C66]" office:value-type="float" office:value="0" calcext:value-type="float">
            <text:p>0</text:p>
          </table:table-cell>
          <table:table-cell table:formula="of:=[.D66]" office:value-type="float" office:value="392.754166666667" calcext:value-type="float">
            <text:p>392.7541666667</text:p>
          </table:table-cell>
          <table:table-cell table:formula="of:=[.E66]" office:value-type="float" office:value="392.754166666667" calcext:value-type="float">
            <text:p>392.7541666667</text:p>
          </table:table-cell>
          <table:table-cell table:formula="of:=[.F66]" office:value-type="float" office:value="393.691666666667" calcext:value-type="float">
            <text:p>393.6916666667</text:p>
          </table:table-cell>
          <table:table-cell table:formula="of:=[.G66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84]" office:value-type="string" office:string-value="" calcext:value-type="error">
            <text:p>#REF!</text:p>
          </table:table-cell>
          <table:table-cell table:formula="of:=['Merge ingedients'.M67]" office:value-type="string" office:string-value="??" calcext:value-type="string">
            <text:p>??</text:p>
          </table:table-cell>
          <table:table-cell table:formula="of:=['Merge ingedients'.N67]" office:value-type="float" office:value="0" calcext:value-type="float">
            <text:p>0</text:p>
          </table:table-cell>
          <table:table-cell table:formula="of:=['Merge ingedients'.O67]" office:value-type="float" office:value="0" calcext:value-type="float">
            <text:p>0</text:p>
          </table:table-cell>
          <table:table-cell table:formula="of:=['Merge ingedients'.P67]" office:value-type="float" office:value="0" calcext:value-type="float">
            <text:p>0</text:p>
          </table:table-cell>
          <table:table-cell table:formula="of:=['Merge ingedients'.Q67]" office:value-type="float" office:value="0" calcext:value-type="float">
            <text:p>0</text:p>
          </table:table-cell>
          <table:table-cell table:formula="of:=['Merge ingedients'.R67]" office:value-type="float" office:value="0" calcext:value-type="float">
            <text:p>0</text:p>
          </table:table-cell>
          <table:table-cell/>
          <table:table-cell table:formula="of:=COUNTIFS([.B67:.B$108];[.B67];[.C67:.C$108];[.C67])-1" office:value-type="float" office:value="-1" calcext:value-type="float">
            <text:p>-1</text:p>
          </table:table-cell>
          <table:table-cell table:style-name="ce18" table:formula="of:=[.I67]=0" office:value-type="boolean" office:boolean-value="false" calcext:value-type="boolean">
            <text:p>FALSE</text:p>
          </table:table-cell>
          <table:table-cell table:formula="of:=[.B67]" office:value-type="string" office:string-value="??" calcext:value-type="string">
            <text:p>??</text:p>
          </table:table-cell>
          <table:table-cell table:formula="of:=[.C67]" office:value-type="float" office:value="0" calcext:value-type="float">
            <text:p>0</text:p>
          </table:table-cell>
          <table:table-cell table:formula="of:=[.D67]" office:value-type="float" office:value="0" calcext:value-type="float">
            <text:p>0</text:p>
          </table:table-cell>
          <table:table-cell table:formula="of:=[.E67]" office:value-type="float" office:value="0" calcext:value-type="float">
            <text:p>0</text:p>
          </table:table-cell>
          <table:table-cell table:formula="of:=[.F67]" office:value-type="float" office:value="0" calcext:value-type="float">
            <text:p>0</text:p>
          </table:table-cell>
          <table:table-cell table:formula="of:=[.G67]" office:value-type="float" office:value="0" calcext:value-type="float">
            <text:p>0</text:p>
          </table:table-cell>
        </table:table-row>
        <table:table-row table:style-name="ro1">
          <table:table-cell table:formula="of:=[#REF!.A85]" office:value-type="string" office:string-value="" calcext:value-type="error">
            <text:p>#REF!</text:p>
          </table:table-cell>
          <table:table-cell table:formula="of:=['Merge ingedients'.M68]" office:value-type="float" office:value="0" calcext:value-type="float">
            <text:p>0</text:p>
          </table:table-cell>
          <table:table-cell table:formula="of:=['Merge ingedients'.N68]" office:value-type="float" office:value="0" calcext:value-type="float">
            <text:p>0</text:p>
          </table:table-cell>
          <table:table-cell table:formula="of:=['Merge ingedients'.O68]" office:value-type="float" office:value="392.754166666667" calcext:value-type="float">
            <text:p>392.7541666667</text:p>
          </table:table-cell>
          <table:table-cell table:formula="of:=['Merge ingedients'.P68]" office:value-type="float" office:value="392.754166666667" calcext:value-type="float">
            <text:p>392.7541666667</text:p>
          </table:table-cell>
          <table:table-cell table:formula="of:=['Merge ingedients'.Q68]" office:value-type="float" office:value="393.691666666667" calcext:value-type="float">
            <text:p>393.6916666667</text:p>
          </table:table-cell>
          <table:table-cell table:formula="of:=['Merge ingedients'.R68]" office:value-type="float" office:value="392.754166666667" calcext:value-type="float">
            <text:p>392.7541666667</text:p>
          </table:table-cell>
          <table:table-cell/>
          <table:table-cell table:formula="of:=COUNTIFS([.B68:.B$108];[.B68];[.C68:.C$108];[.C68])-1" office:value-type="float" office:value="8" calcext:value-type="float">
            <text:p>8</text:p>
          </table:table-cell>
          <table:table-cell table:style-name="ce18" table:formula="of:=[.I68]=0" office:value-type="boolean" office:boolean-value="false" calcext:value-type="boolean">
            <text:p>FALSE</text:p>
          </table:table-cell>
          <table:table-cell table:formula="of:=[.B68]" office:value-type="float" office:value="0" calcext:value-type="float">
            <text:p>0</text:p>
          </table:table-cell>
          <table:table-cell table:formula="of:=[.C68]" office:value-type="float" office:value="0" calcext:value-type="float">
            <text:p>0</text:p>
          </table:table-cell>
          <table:table-cell table:formula="of:=[.D68]" office:value-type="float" office:value="392.754166666667" calcext:value-type="float">
            <text:p>392.7541666667</text:p>
          </table:table-cell>
          <table:table-cell table:formula="of:=[.E68]" office:value-type="float" office:value="392.754166666667" calcext:value-type="float">
            <text:p>392.7541666667</text:p>
          </table:table-cell>
          <table:table-cell table:formula="of:=[.F68]" office:value-type="float" office:value="393.691666666667" calcext:value-type="float">
            <text:p>393.6916666667</text:p>
          </table:table-cell>
          <table:table-cell table:formula="of:=[.G68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86]" office:value-type="string" office:string-value="" calcext:value-type="error">
            <text:p>#REF!</text:p>
          </table:table-cell>
          <table:table-cell table:formula="of:=['Merge ingedients'.M69]" office:value-type="float" office:value="0" calcext:value-type="float">
            <text:p>0</text:p>
          </table:table-cell>
          <table:table-cell table:formula="of:=['Merge ingedients'.N69]" office:value-type="float" office:value="0" calcext:value-type="float">
            <text:p>0</text:p>
          </table:table-cell>
          <table:table-cell table:formula="of:=['Merge ingedients'.O69]" office:value-type="float" office:value="392.754166666667" calcext:value-type="float">
            <text:p>392.7541666667</text:p>
          </table:table-cell>
          <table:table-cell table:formula="of:=['Merge ingedients'.P69]" office:value-type="float" office:value="392.754166666667" calcext:value-type="float">
            <text:p>392.7541666667</text:p>
          </table:table-cell>
          <table:table-cell table:formula="of:=['Merge ingedients'.Q69]" office:value-type="float" office:value="393.691666666667" calcext:value-type="float">
            <text:p>393.6916666667</text:p>
          </table:table-cell>
          <table:table-cell table:formula="of:=['Merge ingedients'.R69]" office:value-type="float" office:value="392.754166666667" calcext:value-type="float">
            <text:p>392.7541666667</text:p>
          </table:table-cell>
          <table:table-cell/>
          <table:table-cell table:formula="of:=COUNTIFS([.B69:.B$108];[.B69];[.C69:.C$108];[.C69])-1" office:value-type="float" office:value="7" calcext:value-type="float">
            <text:p>7</text:p>
          </table:table-cell>
          <table:table-cell table:style-name="ce18" table:formula="of:=[.I69]=0" office:value-type="boolean" office:boolean-value="false" calcext:value-type="boolean">
            <text:p>FALSE</text:p>
          </table:table-cell>
          <table:table-cell table:formula="of:=[.B69]" office:value-type="float" office:value="0" calcext:value-type="float">
            <text:p>0</text:p>
          </table:table-cell>
          <table:table-cell table:formula="of:=[.C69]" office:value-type="float" office:value="0" calcext:value-type="float">
            <text:p>0</text:p>
          </table:table-cell>
          <table:table-cell table:formula="of:=[.D69]" office:value-type="float" office:value="392.754166666667" calcext:value-type="float">
            <text:p>392.7541666667</text:p>
          </table:table-cell>
          <table:table-cell table:formula="of:=[.E69]" office:value-type="float" office:value="392.754166666667" calcext:value-type="float">
            <text:p>392.7541666667</text:p>
          </table:table-cell>
          <table:table-cell table:formula="of:=[.F69]" office:value-type="float" office:value="393.691666666667" calcext:value-type="float">
            <text:p>393.6916666667</text:p>
          </table:table-cell>
          <table:table-cell table:formula="of:=[.G69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87]" office:value-type="string" office:string-value="" calcext:value-type="error">
            <text:p>#REF!</text:p>
          </table:table-cell>
          <table:table-cell table:formula="of:=['Merge ingedients'.M70]" office:value-type="string" office:string-value="Chicken wings (1 is 30g)" calcext:value-type="string">
            <text:p>Chicken wings (1 is 30g)</text:p>
          </table:table-cell>
          <table:table-cell table:formula="of:=['Merge ingedients'.N70]" office:value-type="string" office:string-value="wings" calcext:value-type="string">
            <text:p>wings</text:p>
          </table:table-cell>
          <table:table-cell table:formula="of:=['Merge ingedients'.O70]" office:value-type="float" office:value="0" calcext:value-type="float">
            <text:p>0</text:p>
          </table:table-cell>
          <table:table-cell table:formula="of:=['Merge ingedients'.P70]" office:value-type="float" office:value="0" calcext:value-type="float">
            <text:p>0</text:p>
          </table:table-cell>
          <table:table-cell table:formula="of:=['Merge ingedients'.Q70]" office:value-type="float" office:value="0" calcext:value-type="float">
            <text:p>0</text:p>
          </table:table-cell>
          <table:table-cell table:formula="of:=['Merge ingedients'.R70]" office:value-type="float" office:value="0" calcext:value-type="float">
            <text:p>0</text:p>
          </table:table-cell>
          <table:table-cell/>
          <table:table-cell table:formula="of:=COUNTIFS([.B70:.B$108];[.B70];[.C70:.C$108];[.C70])-1" office:value-type="float" office:value="-1" calcext:value-type="float">
            <text:p>-1</text:p>
          </table:table-cell>
          <table:table-cell table:style-name="ce18" table:formula="of:=[.I70]=0" office:value-type="boolean" office:boolean-value="false" calcext:value-type="boolean">
            <text:p>FALSE</text:p>
          </table:table-cell>
          <table:table-cell table:formula="of:=[.B70]" office:value-type="string" office:string-value="Chicken wings (1 is 30g)" calcext:value-type="string">
            <text:p>Chicken wings (1 is 30g)</text:p>
          </table:table-cell>
          <table:table-cell table:formula="of:=[.C70]" office:value-type="string" office:string-value="wings" calcext:value-type="string">
            <text:p>wings</text:p>
          </table:table-cell>
          <table:table-cell table:formula="of:=[.D70]" office:value-type="float" office:value="0" calcext:value-type="float">
            <text:p>0</text:p>
          </table:table-cell>
          <table:table-cell table:formula="of:=[.E70]" office:value-type="float" office:value="0" calcext:value-type="float">
            <text:p>0</text:p>
          </table:table-cell>
          <table:table-cell table:formula="of:=[.F70]" office:value-type="float" office:value="0" calcext:value-type="float">
            <text:p>0</text:p>
          </table:table-cell>
          <table:table-cell table:formula="of:=[.G70]" office:value-type="float" office:value="0" calcext:value-type="float">
            <text:p>0</text:p>
          </table:table-cell>
        </table:table-row>
        <table:table-row table:style-name="ro1">
          <table:table-cell table:formula="of:=[#REF!.A88]" office:value-type="string" office:string-value="" calcext:value-type="error">
            <text:p>#REF!</text:p>
          </table:table-cell>
          <table:table-cell table:formula="of:=['Merge ingedients'.M71]" office:value-type="string" office:string-value="5 spring onions, finely sliced" calcext:value-type="string">
            <text:p>5 spring onions, finely sliced</text:p>
          </table:table-cell>
          <table:table-cell table:formula="of:=['Merge ingedients'.N71]" office:value-type="string" office:string-value="piece" calcext:value-type="string">
            <text:p>piece</text:p>
          </table:table-cell>
          <table:table-cell table:formula="of:=['Merge ingedients'.O71]" office:value-type="float" office:value="0.333333333333333" calcext:value-type="float">
            <text:p>0.3333333333</text:p>
          </table:table-cell>
          <table:table-cell table:formula="of:=['Merge ingedients'.P71]" office:value-type="float" office:value="0.333333333333333" calcext:value-type="float">
            <text:p>0.3333333333</text:p>
          </table:table-cell>
          <table:table-cell table:formula="of:=['Merge ingedients'.Q71]" office:value-type="float" office:value="0.333333333333333" calcext:value-type="float">
            <text:p>0.3333333333</text:p>
          </table:table-cell>
          <table:table-cell table:formula="of:=['Merge ingedients'.R71]" office:value-type="float" office:value="0.333333333333333" calcext:value-type="float">
            <text:p>0.3333333333</text:p>
          </table:table-cell>
          <table:table-cell/>
          <table:table-cell table:formula="of:=COUNTIFS([.B71:.B$108];[.B71];[.C71:.C$108];[.C71])-1" office:value-type="float" office:value="0" calcext:value-type="float">
            <text:p>0</text:p>
          </table:table-cell>
          <table:table-cell table:style-name="ce18" table:formula="of:=[.I71]=0" office:value-type="boolean" office:boolean-value="true" calcext:value-type="boolean">
            <text:p>TRUE</text:p>
          </table:table-cell>
          <table:table-cell table:formula="of:=[.B71]" office:value-type="string" office:string-value="5 spring onions, finely sliced" calcext:value-type="string">
            <text:p>5 spring onions, finely sliced</text:p>
          </table:table-cell>
          <table:table-cell table:formula="of:=[.C71]" office:value-type="string" office:string-value="piece" calcext:value-type="string">
            <text:p>piece</text:p>
          </table:table-cell>
          <table:table-cell table:formula="of:=[.D71]" office:value-type="float" office:value="0.333333333333333" calcext:value-type="float">
            <text:p>0.3333333333</text:p>
          </table:table-cell>
          <table:table-cell table:formula="of:=[.E71]" office:value-type="float" office:value="0.333333333333333" calcext:value-type="float">
            <text:p>0.3333333333</text:p>
          </table:table-cell>
          <table:table-cell table:formula="of:=[.F71]" office:value-type="float" office:value="0.333333333333333" calcext:value-type="float">
            <text:p>0.3333333333</text:p>
          </table:table-cell>
          <table:table-cell table:formula="of:=[.G71]" office:value-type="float" office:value="0.333333333333333" calcext:value-type="float">
            <text:p>0.3333333333</text:p>
          </table:table-cell>
        </table:table-row>
        <table:table-row table:style-name="ro1">
          <table:table-cell table:style-name="ce32" table:formula="of:=[#REF!.A89]" office:value-type="string" office:string-value="" calcext:value-type="error">
            <text:p>#REF!</text:p>
          </table:table-cell>
          <table:table-cell table:formula="of:=['Merge ingedients'.M72]" office:value-type="string" office:string-value="5 tbsp honey" calcext:value-type="string">
            <text:p>5 tbsp honey</text:p>
          </table:table-cell>
          <table:table-cell table:formula="of:=['Merge ingedients'.N72]" office:value-type="string" office:string-value="tbsp" calcext:value-type="string">
            <text:p>tbsp</text:p>
          </table:table-cell>
          <table:table-cell table:formula="of:=['Merge ingedients'.O72]" office:value-type="float" office:value="0.133333333333333" calcext:value-type="float">
            <text:p>0.1333333333</text:p>
          </table:table-cell>
          <table:table-cell table:formula="of:=['Merge ingedients'.P72]" office:value-type="float" office:value="0.133333333333333" calcext:value-type="float">
            <text:p>0.1333333333</text:p>
          </table:table-cell>
          <table:table-cell table:formula="of:=['Merge ingedients'.Q72]" office:value-type="float" office:value="0.133333333333333" calcext:value-type="float">
            <text:p>0.1333333333</text:p>
          </table:table-cell>
          <table:table-cell table:formula="of:=['Merge ingedients'.R72]" office:value-type="float" office:value="0.133333333333333" calcext:value-type="float">
            <text:p>0.1333333333</text:p>
          </table:table-cell>
          <table:table-cell/>
          <table:table-cell table:formula="of:=COUNTIFS([.B72:.B$108];[.B72];[.C72:.C$108];[.C72])-1" office:value-type="float" office:value="0" calcext:value-type="float">
            <text:p>0</text:p>
          </table:table-cell>
          <table:table-cell table:style-name="ce18" table:formula="of:=[.I72]=0" office:value-type="boolean" office:boolean-value="true" calcext:value-type="boolean">
            <text:p>TRUE</text:p>
          </table:table-cell>
          <table:table-cell table:formula="of:=[.B72]" office:value-type="string" office:string-value="5 tbsp honey" calcext:value-type="string">
            <text:p>5 tbsp honey</text:p>
          </table:table-cell>
          <table:table-cell table:formula="of:=[.C72]" office:value-type="string" office:string-value="tbsp" calcext:value-type="string">
            <text:p>tbsp</text:p>
          </table:table-cell>
          <table:table-cell table:formula="of:=[.D72]" office:value-type="float" office:value="0.133333333333333" calcext:value-type="float">
            <text:p>0.1333333333</text:p>
          </table:table-cell>
          <table:table-cell table:formula="of:=[.E72]" office:value-type="float" office:value="0.133333333333333" calcext:value-type="float">
            <text:p>0.1333333333</text:p>
          </table:table-cell>
          <table:table-cell table:formula="of:=[.F72]" office:value-type="float" office:value="0.133333333333333" calcext:value-type="float">
            <text:p>0.1333333333</text:p>
          </table:table-cell>
          <table:table-cell table:formula="of:=[.G72]" office:value-type="float" office:value="0.133333333333333" calcext:value-type="float">
            <text:p>0.1333333333</text:p>
          </table:table-cell>
        </table:table-row>
        <table:table-row table:style-name="ro1">
          <table:table-cell table:style-name="ce32" table:formula="of:=[#REF!.A90]" office:value-type="string" office:string-value="" calcext:value-type="error">
            <text:p>#REF!</text:p>
          </table:table-cell>
          <table:table-cell table:formula="of:=['Merge ingedients'.M73]" office:value-type="string" office:string-value="• 2 tbsp soy sauce" calcext:value-type="string">
            <text:p>• 2 tbsp soy sauce</text:p>
          </table:table-cell>
          <table:table-cell table:formula="of:=['Merge ingedients'.N73]" office:value-type="string" office:string-value="tbsp" calcext:value-type="string">
            <text:p>tbsp</text:p>
          </table:table-cell>
          <table:table-cell table:formula="of:=['Merge ingedients'.O73]" office:value-type="float" office:value="0.0666666666666667" calcext:value-type="float">
            <text:p>0.0666666667</text:p>
          </table:table-cell>
          <table:table-cell table:formula="of:=['Merge ingedients'.P73]" office:value-type="float" office:value="0.0666666666666667" calcext:value-type="float">
            <text:p>0.0666666667</text:p>
          </table:table-cell>
          <table:table-cell table:formula="of:=['Merge ingedients'.Q73]" office:value-type="float" office:value="0.0666666666666667" calcext:value-type="float">
            <text:p>0.0666666667</text:p>
          </table:table-cell>
          <table:table-cell table:formula="of:=['Merge ingedients'.R73]" office:value-type="float" office:value="0.0666666666666667" calcext:value-type="float">
            <text:p>0.0666666667</text:p>
          </table:table-cell>
          <table:table-cell/>
          <table:table-cell table:formula="of:=COUNTIFS([.B73:.B$108];[.B73];[.C73:.C$108];[.C73])-1" office:value-type="float" office:value="0" calcext:value-type="float">
            <text:p>0</text:p>
          </table:table-cell>
          <table:table-cell table:style-name="ce18" table:formula="of:=[.I73]=0" office:value-type="boolean" office:boolean-value="true" calcext:value-type="boolean">
            <text:p>TRUE</text:p>
          </table:table-cell>
          <table:table-cell table:formula="of:=[.B73]" office:value-type="string" office:string-value="• 2 tbsp soy sauce" calcext:value-type="string">
            <text:p>• 2 tbsp soy sauce</text:p>
          </table:table-cell>
          <table:table-cell table:formula="of:=[.C73]" office:value-type="string" office:string-value="tbsp" calcext:value-type="string">
            <text:p>tbsp</text:p>
          </table:table-cell>
          <table:table-cell table:formula="of:=[.D73]" office:value-type="float" office:value="0.0666666666666667" calcext:value-type="float">
            <text:p>0.0666666667</text:p>
          </table:table-cell>
          <table:table-cell table:formula="of:=[.E73]" office:value-type="float" office:value="0.0666666666666667" calcext:value-type="float">
            <text:p>0.0666666667</text:p>
          </table:table-cell>
          <table:table-cell table:formula="of:=[.F73]" office:value-type="float" office:value="0.0666666666666667" calcext:value-type="float">
            <text:p>0.0666666667</text:p>
          </table:table-cell>
          <table:table-cell table:formula="of:=[.G73]" office:value-type="float" office:value="0.0666666666666667" calcext:value-type="float">
            <text:p>0.0666666667</text:p>
          </table:table-cell>
        </table:table-row>
        <table:table-row table:style-name="ro1">
          <table:table-cell table:formula="of:=[#REF!.A91]" office:value-type="string" office:string-value="" calcext:value-type="error">
            <text:p>#REF!</text:p>
          </table:table-cell>
          <table:table-cell table:formula="of:=['Merge ingedients'.M74]" office:value-type="string" office:string-value="• 1 red chilli, sliced" calcext:value-type="string">
            <text:p>• 1 red chilli, sliced</text:p>
          </table:table-cell>
          <table:table-cell table:formula="of:=['Merge ingedients'.N74]" office:value-type="string" office:string-value="piece" calcext:value-type="string">
            <text:p>piece</text:p>
          </table:table-cell>
          <table:table-cell table:formula="of:=['Merge ingedients'.O74]" office:value-type="float" office:value="0.133333333333333" calcext:value-type="float">
            <text:p>0.1333333333</text:p>
          </table:table-cell>
          <table:table-cell table:formula="of:=['Merge ingedients'.P74]" office:value-type="float" office:value="0.133333333333333" calcext:value-type="float">
            <text:p>0.1333333333</text:p>
          </table:table-cell>
          <table:table-cell table:formula="of:=['Merge ingedients'.Q74]" office:value-type="float" office:value="0.133333333333333" calcext:value-type="float">
            <text:p>0.1333333333</text:p>
          </table:table-cell>
          <table:table-cell table:formula="of:=['Merge ingedients'.R74]" office:value-type="float" office:value="0.133333333333333" calcext:value-type="float">
            <text:p>0.1333333333</text:p>
          </table:table-cell>
          <table:table-cell/>
          <table:table-cell table:formula="of:=COUNTIFS([.B74:.B$108];[.B74];[.C74:.C$108];[.C74])-1" office:value-type="float" office:value="0" calcext:value-type="float">
            <text:p>0</text:p>
          </table:table-cell>
          <table:table-cell table:style-name="ce18" table:formula="of:=[.I74]=0" office:value-type="boolean" office:boolean-value="true" calcext:value-type="boolean">
            <text:p>TRUE</text:p>
          </table:table-cell>
          <table:table-cell table:formula="of:=[.B74]" office:value-type="string" office:string-value="• 1 red chilli, sliced" calcext:value-type="string">
            <text:p>• 1 red chilli, sliced</text:p>
          </table:table-cell>
          <table:table-cell table:formula="of:=[.C74]" office:value-type="string" office:string-value="piece" calcext:value-type="string">
            <text:p>piece</text:p>
          </table:table-cell>
          <table:table-cell table:formula="of:=[.D74]" office:value-type="float" office:value="0.133333333333333" calcext:value-type="float">
            <text:p>0.1333333333</text:p>
          </table:table-cell>
          <table:table-cell table:formula="of:=[.E74]" office:value-type="float" office:value="0.133333333333333" calcext:value-type="float">
            <text:p>0.1333333333</text:p>
          </table:table-cell>
          <table:table-cell table:formula="of:=[.F74]" office:value-type="float" office:value="0.133333333333333" calcext:value-type="float">
            <text:p>0.1333333333</text:p>
          </table:table-cell>
          <table:table-cell table:formula="of:=[.G74]" office:value-type="float" office:value="0.133333333333333" calcext:value-type="float">
            <text:p>0.1333333333</text:p>
          </table:table-cell>
        </table:table-row>
        <table:table-row table:style-name="ro1">
          <table:table-cell table:formula="of:=[#REF!.A92]" office:value-type="string" office:string-value="" calcext:value-type="error">
            <text:p>#REF!</text:p>
          </table:table-cell>
          <table:table-cell table:formula="of:=['Merge ingedients'.M75]" office:value-type="string" office:string-value="• 1–2 cm ginger, grated" calcext:value-type="string">
            <text:p>• 1–2 cm ginger, grated</text:p>
          </table:table-cell>
          <table:table-cell table:formula="of:=['Merge ingedients'.N75]" office:value-type="string" office:string-value="cm piece" calcext:value-type="string">
            <text:p>cm piece</text:p>
          </table:table-cell>
          <table:table-cell table:formula="of:=['Merge ingedients'.O75]" office:value-type="float" office:value="0.0416666666666667" calcext:value-type="float">
            <text:p>0.0416666667</text:p>
          </table:table-cell>
          <table:table-cell table:formula="of:=['Merge ingedients'.P75]" office:value-type="float" office:value="0.0416666666666667" calcext:value-type="float">
            <text:p>0.0416666667</text:p>
          </table:table-cell>
          <table:table-cell table:formula="of:=['Merge ingedients'.Q75]" office:value-type="float" office:value="0.0416666666666667" calcext:value-type="float">
            <text:p>0.0416666667</text:p>
          </table:table-cell>
          <table:table-cell table:formula="of:=['Merge ingedients'.R75]" office:value-type="float" office:value="0.0416666666666667" calcext:value-type="float">
            <text:p>0.0416666667</text:p>
          </table:table-cell>
          <table:table-cell/>
          <table:table-cell table:formula="of:=COUNTIFS([.B75:.B$108];[.B75];[.C75:.C$108];[.C75])-1" office:value-type="float" office:value="0" calcext:value-type="float">
            <text:p>0</text:p>
          </table:table-cell>
          <table:table-cell table:style-name="ce18" table:formula="of:=[.I75]=0" office:value-type="boolean" office:boolean-value="true" calcext:value-type="boolean">
            <text:p>TRUE</text:p>
          </table:table-cell>
          <table:table-cell table:formula="of:=[.B75]" office:value-type="string" office:string-value="• 1–2 cm ginger, grated" calcext:value-type="string">
            <text:p>• 1–2 cm ginger, grated</text:p>
          </table:table-cell>
          <table:table-cell table:formula="of:=[.C75]" office:value-type="string" office:string-value="cm piece" calcext:value-type="string">
            <text:p>cm piece</text:p>
          </table:table-cell>
          <table:table-cell table:formula="of:=[.D75]" office:value-type="float" office:value="0.0416666666666667" calcext:value-type="float">
            <text:p>0.0416666667</text:p>
          </table:table-cell>
          <table:table-cell table:formula="of:=[.E75]" office:value-type="float" office:value="0.0416666666666667" calcext:value-type="float">
            <text:p>0.0416666667</text:p>
          </table:table-cell>
          <table:table-cell table:formula="of:=[.F75]" office:value-type="float" office:value="0.0416666666666667" calcext:value-type="float">
            <text:p>0.0416666667</text:p>
          </table:table-cell>
          <table:table-cell table:formula="of:=[.G75]" office:value-type="float" office:value="0.0416666666666667" calcext:value-type="float">
            <text:p>0.0416666667</text:p>
          </table:table-cell>
        </table:table-row>
        <table:table-row table:style-name="ro1">
          <table:table-cell table:formula="of:=[#REF!.A93]" office:value-type="string" office:string-value="" calcext:value-type="error">
            <text:p>#REF!</text:p>
          </table:table-cell>
          <table:table-cell table:formula="of:=['Merge ingedients'.M76]" office:value-type="string" office:string-value="0.625 teaspoon thyme" calcext:value-type="string">
            <text:p>0.625 teaspoon thyme</text:p>
          </table:table-cell>
          <table:table-cell table:formula="of:=['Merge ingedients'.N76]" office:value-type="string" office:string-value="tsp" calcext:value-type="string">
            <text:p>tsp</text:p>
          </table:table-cell>
          <table:table-cell table:formula="of:=['Merge ingedients'.O76]" office:value-type="float" office:value="0" calcext:value-type="float">
            <text:p>0</text:p>
          </table:table-cell>
          <table:table-cell table:formula="of:=['Merge ingedients'.P76]" office:value-type="float" office:value="0" calcext:value-type="float">
            <text:p>0</text:p>
          </table:table-cell>
          <table:table-cell table:formula="of:=['Merge ingedients'.Q76]" office:value-type="float" office:value="0" calcext:value-type="float">
            <text:p>0</text:p>
          </table:table-cell>
          <table:table-cell table:formula="of:=['Merge ingedients'.R76]" office:value-type="float" office:value="0" calcext:value-type="float">
            <text:p>0</text:p>
          </table:table-cell>
          <table:table-cell/>
          <table:table-cell table:formula="of:=COUNTIFS([.B76:.B$108];[.B76];[.C76:.C$108];[.C76])-1" office:value-type="float" office:value="0" calcext:value-type="float">
            <text:p>0</text:p>
          </table:table-cell>
          <table:table-cell table:style-name="ce18" table:formula="of:=[.I76]=0" office:value-type="boolean" office:boolean-value="true" calcext:value-type="boolean">
            <text:p>TRUE</text:p>
          </table:table-cell>
          <table:table-cell table:formula="of:=[.B76]" office:value-type="string" office:string-value="0.625 teaspoon thyme" calcext:value-type="string">
            <text:p>0.625 teaspoon thyme</text:p>
          </table:table-cell>
          <table:table-cell table:formula="of:=[.C76]" office:value-type="string" office:string-value="tsp" calcext:value-type="string">
            <text:p>tsp</text:p>
          </table:table-cell>
          <table:table-cell table:formula="of:=[.D76]" office:value-type="float" office:value="0" calcext:value-type="float">
            <text:p>0</text:p>
          </table:table-cell>
          <table:table-cell table:formula="of:=[.E76]" office:value-type="float" office:value="0" calcext:value-type="float">
            <text:p>0</text:p>
          </table:table-cell>
          <table:table-cell table:formula="of:=[.F76]" office:value-type="float" office:value="0" calcext:value-type="float">
            <text:p>0</text:p>
          </table:table-cell>
          <table:table-cell table:formula="of:=[.G76]" office:value-type="float" office:value="0" calcext:value-type="float">
            <text:p>0</text:p>
          </table:table-cell>
        </table:table-row>
        <table:table-row table:style-name="ro1">
          <table:table-cell table:formula="of:=[#REF!.A94]" office:value-type="string" office:string-value="" calcext:value-type="error">
            <text:p>#REF!</text:p>
          </table:table-cell>
          <table:table-cell table:formula="of:=['Merge ingedients'.M77]" office:value-type="float" office:value="0" calcext:value-type="float">
            <text:p>0</text:p>
          </table:table-cell>
          <table:table-cell table:formula="of:=['Merge ingedients'.N77]" office:value-type="float" office:value="0" calcext:value-type="float">
            <text:p>0</text:p>
          </table:table-cell>
          <table:table-cell table:formula="of:=['Merge ingedients'.O77]" office:value-type="float" office:value="392.754166666667" calcext:value-type="float">
            <text:p>392.7541666667</text:p>
          </table:table-cell>
          <table:table-cell table:formula="of:=['Merge ingedients'.P77]" office:value-type="float" office:value="392.754166666667" calcext:value-type="float">
            <text:p>392.7541666667</text:p>
          </table:table-cell>
          <table:table-cell table:formula="of:=['Merge ingedients'.Q77]" office:value-type="float" office:value="393.691666666667" calcext:value-type="float">
            <text:p>393.6916666667</text:p>
          </table:table-cell>
          <table:table-cell table:formula="of:=['Merge ingedients'.R77]" office:value-type="float" office:value="392.754166666667" calcext:value-type="float">
            <text:p>392.7541666667</text:p>
          </table:table-cell>
          <table:table-cell/>
          <table:table-cell table:formula="of:=COUNTIFS([.B77:.B$108];[.B77];[.C77:.C$108];[.C77])-1" office:value-type="float" office:value="6" calcext:value-type="float">
            <text:p>6</text:p>
          </table:table-cell>
          <table:table-cell table:style-name="ce18" table:formula="of:=[.I77]=0" office:value-type="boolean" office:boolean-value="false" calcext:value-type="boolean">
            <text:p>FALSE</text:p>
          </table:table-cell>
          <table:table-cell table:formula="of:=[.B77]" office:value-type="float" office:value="0" calcext:value-type="float">
            <text:p>0</text:p>
          </table:table-cell>
          <table:table-cell table:formula="of:=[.C77]" office:value-type="float" office:value="0" calcext:value-type="float">
            <text:p>0</text:p>
          </table:table-cell>
          <table:table-cell table:formula="of:=[.D77]" office:value-type="float" office:value="392.754166666667" calcext:value-type="float">
            <text:p>392.7541666667</text:p>
          </table:table-cell>
          <table:table-cell table:formula="of:=[.E77]" office:value-type="float" office:value="392.754166666667" calcext:value-type="float">
            <text:p>392.7541666667</text:p>
          </table:table-cell>
          <table:table-cell table:formula="of:=[.F77]" office:value-type="float" office:value="393.691666666667" calcext:value-type="float">
            <text:p>393.6916666667</text:p>
          </table:table-cell>
          <table:table-cell table:formula="of:=[.G77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95]" office:value-type="string" office:string-value="" calcext:value-type="error">
            <text:p>#REF!</text:p>
          </table:table-cell>
          <table:table-cell table:formula="of:=['Merge ingedients'.M78]" office:value-type="float" office:value="0" calcext:value-type="float">
            <text:p>0</text:p>
          </table:table-cell>
          <table:table-cell table:formula="of:=['Merge ingedients'.N78]" office:value-type="float" office:value="0" calcext:value-type="float">
            <text:p>0</text:p>
          </table:table-cell>
          <table:table-cell table:formula="of:=['Merge ingedients'.O78]" office:value-type="float" office:value="392.754166666667" calcext:value-type="float">
            <text:p>392.7541666667</text:p>
          </table:table-cell>
          <table:table-cell table:formula="of:=['Merge ingedients'.P78]" office:value-type="float" office:value="392.754166666667" calcext:value-type="float">
            <text:p>392.7541666667</text:p>
          </table:table-cell>
          <table:table-cell table:formula="of:=['Merge ingedients'.Q78]" office:value-type="float" office:value="393.691666666667" calcext:value-type="float">
            <text:p>393.6916666667</text:p>
          </table:table-cell>
          <table:table-cell table:formula="of:=['Merge ingedients'.R78]" office:value-type="float" office:value="392.754166666667" calcext:value-type="float">
            <text:p>392.7541666667</text:p>
          </table:table-cell>
          <table:table-cell/>
          <table:table-cell table:formula="of:=COUNTIFS([.B78:.B$108];[.B78];[.C78:.C$108];[.C78])-1" office:value-type="float" office:value="5" calcext:value-type="float">
            <text:p>5</text:p>
          </table:table-cell>
          <table:table-cell table:style-name="ce18" table:formula="of:=[.I78]=0" office:value-type="boolean" office:boolean-value="false" calcext:value-type="boolean">
            <text:p>FALSE</text:p>
          </table:table-cell>
          <table:table-cell table:formula="of:=[.B78]" office:value-type="float" office:value="0" calcext:value-type="float">
            <text:p>0</text:p>
          </table:table-cell>
          <table:table-cell table:formula="of:=[.C78]" office:value-type="float" office:value="0" calcext:value-type="float">
            <text:p>0</text:p>
          </table:table-cell>
          <table:table-cell table:formula="of:=[.D78]" office:value-type="float" office:value="392.754166666667" calcext:value-type="float">
            <text:p>392.7541666667</text:p>
          </table:table-cell>
          <table:table-cell table:formula="of:=[.E78]" office:value-type="float" office:value="392.754166666667" calcext:value-type="float">
            <text:p>392.7541666667</text:p>
          </table:table-cell>
          <table:table-cell table:formula="of:=[.F78]" office:value-type="float" office:value="393.691666666667" calcext:value-type="float">
            <text:p>393.6916666667</text:p>
          </table:table-cell>
          <table:table-cell table:formula="of:=[.G78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96]" office:value-type="string" office:string-value="" calcext:value-type="error">
            <text:p>#REF!</text:p>
          </table:table-cell>
          <table:table-cell table:formula="of:=['Merge ingedients'.M79]" office:value-type="string" office:string-value="2 potatoes cut in batons" calcext:value-type="string">
            <text:p>2 potatoes cut in batons</text:p>
          </table:table-cell>
          <table:table-cell table:formula="of:=['Merge ingedients'.N79]" office:value-type="string" office:string-value="g" calcext:value-type="string">
            <text:p>g</text:p>
          </table:table-cell>
          <table:table-cell table:formula="of:=['Merge ingedients'.O79]" office:value-type="float" office:value="25" calcext:value-type="float">
            <text:p>25</text:p>
          </table:table-cell>
          <table:table-cell table:formula="of:=['Merge ingedients'.P79]" office:value-type="float" office:value="25" calcext:value-type="float">
            <text:p>25</text:p>
          </table:table-cell>
          <table:table-cell table:formula="of:=['Merge ingedients'.Q79]" office:value-type="float" office:value="25" calcext:value-type="float">
            <text:p>25</text:p>
          </table:table-cell>
          <table:table-cell table:formula="of:=['Merge ingedients'.R79]" office:value-type="float" office:value="25" calcext:value-type="float">
            <text:p>25</text:p>
          </table:table-cell>
          <table:table-cell/>
          <table:table-cell table:formula="of:=COUNTIFS([.B79:.B$108];[.B79];[.C79:.C$108];[.C79])-1" office:value-type="float" office:value="0" calcext:value-type="float">
            <text:p>0</text:p>
          </table:table-cell>
          <table:table-cell table:style-name="ce18" table:formula="of:=[.I79]=0" office:value-type="boolean" office:boolean-value="true" calcext:value-type="boolean">
            <text:p>TRUE</text:p>
          </table:table-cell>
          <table:table-cell table:formula="of:=[.B79]" office:value-type="string" office:string-value="2 potatoes cut in batons" calcext:value-type="string">
            <text:p>2 potatoes cut in batons</text:p>
          </table:table-cell>
          <table:table-cell table:formula="of:=[.C79]" office:value-type="string" office:string-value="g" calcext:value-type="string">
            <text:p>g</text:p>
          </table:table-cell>
          <table:table-cell table:formula="of:=[.D79]" office:value-type="float" office:value="25" calcext:value-type="float">
            <text:p>25</text:p>
          </table:table-cell>
          <table:table-cell table:formula="of:=[.E79]" office:value-type="float" office:value="25" calcext:value-type="float">
            <text:p>25</text:p>
          </table:table-cell>
          <table:table-cell table:formula="of:=[.F79]" office:value-type="float" office:value="25" calcext:value-type="float">
            <text:p>25</text:p>
          </table:table-cell>
          <table:table-cell table:formula="of:=[.G79]" office:value-type="float" office:value="25" calcext:value-type="float">
            <text:p>25</text:p>
          </table:table-cell>
        </table:table-row>
        <table:table-row table:style-name="ro1">
          <table:table-cell table:formula="of:=[#REF!.A97]" office:value-type="string" office:string-value="" calcext:value-type="error">
            <text:p>#REF!</text:p>
          </table:table-cell>
          <table:table-cell table:formula="of:=['Merge ingedients'.M80]" office:value-type="string" office:string-value="4 Carrots cut in batons" calcext:value-type="string">
            <text:p>4 Carrots cut in batons</text:p>
          </table:table-cell>
          <table:table-cell table:formula="of:=['Merge ingedients'.N80]" office:value-type="string" office:string-value="g" calcext:value-type="string">
            <text:p>g</text:p>
          </table:table-cell>
          <table:table-cell table:formula="of:=['Merge ingedients'.O80]" office:value-type="float" office:value="10.8333333333333" calcext:value-type="float">
            <text:p>10.8333333333</text:p>
          </table:table-cell>
          <table:table-cell table:formula="of:=['Merge ingedients'.P80]" office:value-type="float" office:value="10.8333333333333" calcext:value-type="float">
            <text:p>10.8333333333</text:p>
          </table:table-cell>
          <table:table-cell table:formula="of:=['Merge ingedients'.Q80]" office:value-type="float" office:value="10.8333333333333" calcext:value-type="float">
            <text:p>10.8333333333</text:p>
          </table:table-cell>
          <table:table-cell table:formula="of:=['Merge ingedients'.R80]" office:value-type="float" office:value="10.8333333333333" calcext:value-type="float">
            <text:p>10.8333333333</text:p>
          </table:table-cell>
          <table:table-cell/>
          <table:table-cell table:formula="of:=COUNTIFS([.B80:.B$108];[.B80];[.C80:.C$108];[.C80])-1" office:value-type="float" office:value="0" calcext:value-type="float">
            <text:p>0</text:p>
          </table:table-cell>
          <table:table-cell table:style-name="ce18" table:formula="of:=[.I80]=0" office:value-type="boolean" office:boolean-value="true" calcext:value-type="boolean">
            <text:p>TRUE</text:p>
          </table:table-cell>
          <table:table-cell table:formula="of:=[.B80]" office:value-type="string" office:string-value="4 Carrots cut in batons" calcext:value-type="string">
            <text:p>4 Carrots cut in batons</text:p>
          </table:table-cell>
          <table:table-cell table:formula="of:=[.C80]" office:value-type="string" office:string-value="g" calcext:value-type="string">
            <text:p>g</text:p>
          </table:table-cell>
          <table:table-cell table:formula="of:=[.D80]" office:value-type="float" office:value="10.8333333333333" calcext:value-type="float">
            <text:p>10.8333333333</text:p>
          </table:table-cell>
          <table:table-cell table:formula="of:=[.E80]" office:value-type="float" office:value="10.8333333333333" calcext:value-type="float">
            <text:p>10.8333333333</text:p>
          </table:table-cell>
          <table:table-cell table:formula="of:=[.F80]" office:value-type="float" office:value="10.8333333333333" calcext:value-type="float">
            <text:p>10.8333333333</text:p>
          </table:table-cell>
          <table:table-cell table:formula="of:=[.G80]" office:value-type="float" office:value="10.8333333333333" calcext:value-type="float">
            <text:p>10.8333333333</text:p>
          </table:table-cell>
        </table:table-row>
        <table:table-row table:style-name="ro1">
          <table:table-cell table:formula="of:=[#REF!.A98]" office:value-type="string" office:string-value="" calcext:value-type="error">
            <text:p>#REF!</text:p>
          </table:table-cell>
          <table:table-cell table:formula="of:=['Merge ingedients'.M81]" office:value-type="string" office:string-value="1 Onion" calcext:value-type="string">
            <text:p>1 Onion</text:p>
          </table:table-cell>
          <table:table-cell table:formula="of:=['Merge ingedients'.N81]" office:value-type="string" office:string-value="g" calcext:value-type="string">
            <text:p>g</text:p>
          </table:table-cell>
          <table:table-cell table:formula="of:=['Merge ingedients'.O81]" office:value-type="float" office:value="0.0833333333333333" calcext:value-type="float">
            <text:p>0.0833333333</text:p>
          </table:table-cell>
          <table:table-cell table:formula="of:=['Merge ingedients'.P81]" office:value-type="float" office:value="0.0833333333333333" calcext:value-type="float">
            <text:p>0.0833333333</text:p>
          </table:table-cell>
          <table:table-cell table:formula="of:=['Merge ingedients'.Q81]" office:value-type="float" office:value="0.0833333333333333" calcext:value-type="float">
            <text:p>0.0833333333</text:p>
          </table:table-cell>
          <table:table-cell table:formula="of:=['Merge ingedients'.R81]" office:value-type="float" office:value="0.0833333333333333" calcext:value-type="float">
            <text:p>0.0833333333</text:p>
          </table:table-cell>
          <table:table-cell/>
          <table:table-cell table:formula="of:=COUNTIFS([.B81:.B$108];[.B81];[.C81:.C$108];[.C81])-1" office:value-type="float" office:value="0" calcext:value-type="float">
            <text:p>0</text:p>
          </table:table-cell>
          <table:table-cell table:style-name="ce18" table:formula="of:=[.I81]=0" office:value-type="boolean" office:boolean-value="true" calcext:value-type="boolean">
            <text:p>TRUE</text:p>
          </table:table-cell>
          <table:table-cell table:formula="of:=[.B81]" office:value-type="string" office:string-value="1 Onion" calcext:value-type="string">
            <text:p>1 Onion</text:p>
          </table:table-cell>
          <table:table-cell table:formula="of:=[.C81]" office:value-type="string" office:string-value="g" calcext:value-type="string">
            <text:p>g</text:p>
          </table:table-cell>
          <table:table-cell table:formula="of:=[.D81]" office:value-type="float" office:value="0.0833333333333333" calcext:value-type="float">
            <text:p>0.0833333333</text:p>
          </table:table-cell>
          <table:table-cell table:formula="of:=[.E81]" office:value-type="float" office:value="0.0833333333333333" calcext:value-type="float">
            <text:p>0.0833333333</text:p>
          </table:table-cell>
          <table:table-cell table:formula="of:=[.F81]" office:value-type="float" office:value="0.0833333333333333" calcext:value-type="float">
            <text:p>0.0833333333</text:p>
          </table:table-cell>
          <table:table-cell table:formula="of:=[.G81]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#REF!.A99]" office:value-type="string" office:string-value="" calcext:value-type="error">
            <text:p>#REF!</text:p>
          </table:table-cell>
          <table:table-cell table:formula="of:=['Merge ingedients'.M82]" office:value-type="string" office:string-value="Parsley" calcext:value-type="string">
            <text:p>Parsley</text:p>
          </table:table-cell>
          <table:table-cell table:formula="of:=['Merge ingedients'.N82]" office:value-type="string" office:string-value="bunch" calcext:value-type="string">
            <text:p>bunch</text:p>
          </table:table-cell>
          <table:table-cell table:formula="of:=['Merge ingedients'.O82]" office:value-type="float" office:value="0.0833333333333333" calcext:value-type="float">
            <text:p>0.0833333333</text:p>
          </table:table-cell>
          <table:table-cell table:formula="of:=['Merge ingedients'.P82]" office:value-type="float" office:value="0.0833333333333333" calcext:value-type="float">
            <text:p>0.0833333333</text:p>
          </table:table-cell>
          <table:table-cell table:formula="of:=['Merge ingedients'.Q82]" office:value-type="float" office:value="0.0833333333333333" calcext:value-type="float">
            <text:p>0.0833333333</text:p>
          </table:table-cell>
          <table:table-cell table:formula="of:=['Merge ingedients'.R82]" office:value-type="float" office:value="0.0833333333333333" calcext:value-type="float">
            <text:p>0.0833333333</text:p>
          </table:table-cell>
          <table:table-cell/>
          <table:table-cell table:formula="of:=COUNTIFS([.B82:.B$108];[.B82];[.C82:.C$108];[.C82])-1" office:value-type="float" office:value="0" calcext:value-type="float">
            <text:p>0</text:p>
          </table:table-cell>
          <table:table-cell table:style-name="ce18" table:formula="of:=[.I82]=0" office:value-type="boolean" office:boolean-value="true" calcext:value-type="boolean">
            <text:p>TRUE</text:p>
          </table:table-cell>
          <table:table-cell table:formula="of:=[.B82]" office:value-type="string" office:string-value="Parsley" calcext:value-type="string">
            <text:p>Parsley</text:p>
          </table:table-cell>
          <table:table-cell table:formula="of:=[.C82]" office:value-type="string" office:string-value="bunch" calcext:value-type="string">
            <text:p>bunch</text:p>
          </table:table-cell>
          <table:table-cell table:formula="of:=[.D82]" office:value-type="float" office:value="0.0833333333333333" calcext:value-type="float">
            <text:p>0.0833333333</text:p>
          </table:table-cell>
          <table:table-cell table:formula="of:=[.E82]" office:value-type="float" office:value="0.0833333333333333" calcext:value-type="float">
            <text:p>0.0833333333</text:p>
          </table:table-cell>
          <table:table-cell table:formula="of:=[.F82]" office:value-type="float" office:value="0.0833333333333333" calcext:value-type="float">
            <text:p>0.0833333333</text:p>
          </table:table-cell>
          <table:table-cell table:formula="of:=[.G82]" office:value-type="float" office:value="0.0833333333333333" calcext:value-type="float">
            <text:p>0.0833333333</text:p>
          </table:table-cell>
        </table:table-row>
        <table:table-row table:style-name="ro1">
          <table:table-cell table:style-name="ce32" table:formula="of:=[#REF!.A100]" office:value-type="string" office:string-value="" calcext:value-type="error">
            <text:p>#REF!</text:p>
          </table:table-cell>
          <table:table-cell table:formula="of:=['Merge ingedients'.M83]" office:value-type="string" office:string-value="Salt" calcext:value-type="string">
            <text:p>Salt</text:p>
          </table:table-cell>
          <table:table-cell table:formula="of:=['Merge ingedients'.N83]" office:value-type="string" office:string-value="tsp" calcext:value-type="string">
            <text:p>tsp</text:p>
          </table:table-cell>
          <table:table-cell table:formula="of:=['Merge ingedients'.O83]" office:value-type="float" office:value="0.0911458333333333" calcext:value-type="float">
            <text:p>0.0911458333</text:p>
          </table:table-cell>
          <table:table-cell table:formula="of:=['Merge ingedients'.P83]" office:value-type="float" office:value="0.0911458333333333" calcext:value-type="float">
            <text:p>0.0911458333</text:p>
          </table:table-cell>
          <table:table-cell table:formula="of:=['Merge ingedients'.Q83]" office:value-type="float" office:value="0.0911458333333333" calcext:value-type="float">
            <text:p>0.0911458333</text:p>
          </table:table-cell>
          <table:table-cell table:formula="of:=['Merge ingedients'.R83]" office:value-type="float" office:value="0.0911458333333333" calcext:value-type="float">
            <text:p>0.0911458333</text:p>
          </table:table-cell>
          <table:table-cell/>
          <table:table-cell table:formula="of:=COUNTIFS([.B83:.B$108];[.B83];[.C83:.C$108];[.C83])-1" office:value-type="float" office:value="1" calcext:value-type="float">
            <text:p>1</text:p>
          </table:table-cell>
          <table:table-cell table:style-name="ce18" table:formula="of:=[.I83]=0" office:value-type="boolean" office:boolean-value="false" calcext:value-type="boolean">
            <text:p>FALSE</text:p>
          </table:table-cell>
          <table:table-cell table:formula="of:=[.B83]" office:value-type="string" office:string-value="Salt" calcext:value-type="string">
            <text:p>Salt</text:p>
          </table:table-cell>
          <table:table-cell table:formula="of:=[.C83]" office:value-type="string" office:string-value="tsp" calcext:value-type="string">
            <text:p>tsp</text:p>
          </table:table-cell>
          <table:table-cell table:formula="of:=[.D83]" office:value-type="float" office:value="0.0911458333333333" calcext:value-type="float">
            <text:p>0.0911458333</text:p>
          </table:table-cell>
          <table:table-cell table:formula="of:=[.E83]" office:value-type="float" office:value="0.0911458333333333" calcext:value-type="float">
            <text:p>0.0911458333</text:p>
          </table:table-cell>
          <table:table-cell table:formula="of:=[.F83]" office:value-type="float" office:value="0.0911458333333333" calcext:value-type="float">
            <text:p>0.0911458333</text:p>
          </table:table-cell>
          <table:table-cell table:formula="of:=[.G83]" office:value-type="float" office:value="0.0911458333333333" calcext:value-type="float">
            <text:p>0.0911458333</text:p>
          </table:table-cell>
        </table:table-row>
        <table:table-row table:style-name="ro1">
          <table:table-cell table:style-name="ce32" table:formula="of:=[#REF!.A101]" office:value-type="string" office:string-value="" calcext:value-type="error">
            <text:p>#REF!</text:p>
          </table:table-cell>
          <table:table-cell table:formula="of:=['Merge ingedients'.M84]" office:value-type="string" office:string-value="Pepper" calcext:value-type="string">
            <text:p>Pepper</text:p>
          </table:table-cell>
          <table:table-cell table:formula="of:=['Merge ingedients'.N84]" office:value-type="string" office:string-value="tsp" calcext:value-type="string">
            <text:p>tsp</text:p>
          </table:table-cell>
          <table:table-cell table:formula="of:=['Merge ingedients'.O84]" office:value-type="float" office:value="15" calcext:value-type="float">
            <text:p>15</text:p>
          </table:table-cell>
          <table:table-cell table:formula="of:=['Merge ingedients'.P84]" office:value-type="float" office:value="15" calcext:value-type="float">
            <text:p>15</text:p>
          </table:table-cell>
          <table:table-cell table:formula="of:=['Merge ingedients'.Q84]" office:value-type="float" office:value="15" calcext:value-type="float">
            <text:p>15</text:p>
          </table:table-cell>
          <table:table-cell table:formula="of:=['Merge ingedients'.R84]" office:value-type="float" office:value="15" calcext:value-type="float">
            <text:p>15</text:p>
          </table:table-cell>
          <table:table-cell/>
          <table:table-cell table:formula="of:=COUNTIFS([.B84:.B$108];[.B84];[.C84:.C$108];[.C84])-1" office:value-type="float" office:value="0" calcext:value-type="float">
            <text:p>0</text:p>
          </table:table-cell>
          <table:table-cell table:style-name="ce18" table:formula="of:=[.I84]=0" office:value-type="boolean" office:boolean-value="true" calcext:value-type="boolean">
            <text:p>TRUE</text:p>
          </table:table-cell>
          <table:table-cell table:formula="of:=[.B84]" office:value-type="string" office:string-value="Pepper" calcext:value-type="string">
            <text:p>Pepper</text:p>
          </table:table-cell>
          <table:table-cell table:formula="of:=[.C84]" office:value-type="string" office:string-value="tsp" calcext:value-type="string">
            <text:p>tsp</text:p>
          </table:table-cell>
          <table:table-cell table:formula="of:=[.D84]" office:value-type="float" office:value="15" calcext:value-type="float">
            <text:p>15</text:p>
          </table:table-cell>
          <table:table-cell table:formula="of:=[.E84]" office:value-type="float" office:value="15" calcext:value-type="float">
            <text:p>15</text:p>
          </table:table-cell>
          <table:table-cell table:formula="of:=[.F84]" office:value-type="float" office:value="15" calcext:value-type="float">
            <text:p>15</text:p>
          </table:table-cell>
          <table:table-cell table:formula="of:=[.G84]" office:value-type="float" office:value="15" calcext:value-type="float">
            <text:p>15</text:p>
          </table:table-cell>
        </table:table-row>
        <table:table-row table:style-name="ro1">
          <table:table-cell table:formula="of:=[#REF!.A102]" office:value-type="string" office:string-value="" calcext:value-type="error">
            <text:p>#REF!</text:p>
          </table:table-cell>
          <table:table-cell table:formula="of:=['Merge ingedients'.M85]" office:value-type="string" office:string-value="12 tbsp Butter" calcext:value-type="string">
            <text:p>12 tbsp Butter</text:p>
          </table:table-cell>
          <table:table-cell table:formula="of:=['Merge ingedients'.N85]" office:value-type="string" office:string-value="g" calcext:value-type="string">
            <text:p>g</text:p>
          </table:table-cell>
          <table:table-cell table:formula="of:=['Merge ingedients'.O85]" office:value-type="float" office:value="0" calcext:value-type="float">
            <text:p>0</text:p>
          </table:table-cell>
          <table:table-cell table:formula="of:=['Merge ingedients'.P85]" office:value-type="float" office:value="0" calcext:value-type="float">
            <text:p>0</text:p>
          </table:table-cell>
          <table:table-cell table:formula="of:=['Merge ingedients'.Q85]" office:value-type="float" office:value="0" calcext:value-type="float">
            <text:p>0</text:p>
          </table:table-cell>
          <table:table-cell table:formula="of:=['Merge ingedients'.R85]" office:value-type="float" office:value="0" calcext:value-type="float">
            <text:p>0</text:p>
          </table:table-cell>
          <table:table-cell/>
          <table:table-cell table:formula="of:=COUNTIFS([.B85:.B$108];[.B85];[.C85:.C$108];[.C85])-1" office:value-type="float" office:value="0" calcext:value-type="float">
            <text:p>0</text:p>
          </table:table-cell>
          <table:table-cell table:style-name="ce18" table:formula="of:=[.I85]=0" office:value-type="boolean" office:boolean-value="true" calcext:value-type="boolean">
            <text:p>TRUE</text:p>
          </table:table-cell>
          <table:table-cell table:formula="of:=[.B85]" office:value-type="string" office:string-value="12 tbsp Butter" calcext:value-type="string">
            <text:p>12 tbsp Butter</text:p>
          </table:table-cell>
          <table:table-cell table:formula="of:=[.C85]" office:value-type="string" office:string-value="g" calcext:value-type="string">
            <text:p>g</text:p>
          </table:table-cell>
          <table:table-cell table:formula="of:=[.D85]" office:value-type="float" office:value="0" calcext:value-type="float">
            <text:p>0</text:p>
          </table:table-cell>
          <table:table-cell table:formula="of:=[.E85]" office:value-type="float" office:value="0" calcext:value-type="float">
            <text:p>0</text:p>
          </table:table-cell>
          <table:table-cell table:formula="of:=[.F85]" office:value-type="float" office:value="0" calcext:value-type="float">
            <text:p>0</text:p>
          </table:table-cell>
          <table:table-cell table:formula="of:=[.G85]" office:value-type="float" office:value="0" calcext:value-type="float">
            <text:p>0</text:p>
          </table:table-cell>
        </table:table-row>
        <table:table-row table:style-name="ro1">
          <table:table-cell table:formula="of:=[#REF!.A103]" office:value-type="string" office:string-value="" calcext:value-type="error">
            <text:p>#REF!</text:p>
          </table:table-cell>
          <table:table-cell table:formula="of:=['Merge ingedients'.M86]" office:value-type="float" office:value="0" calcext:value-type="float">
            <text:p>0</text:p>
          </table:table-cell>
          <table:table-cell table:formula="of:=['Merge ingedients'.N86]" office:value-type="float" office:value="0" calcext:value-type="float">
            <text:p>0</text:p>
          </table:table-cell>
          <table:table-cell table:formula="of:=['Merge ingedients'.O86]" office:value-type="float" office:value="392.754166666667" calcext:value-type="float">
            <text:p>392.7541666667</text:p>
          </table:table-cell>
          <table:table-cell table:formula="of:=['Merge ingedients'.P86]" office:value-type="float" office:value="392.754166666667" calcext:value-type="float">
            <text:p>392.7541666667</text:p>
          </table:table-cell>
          <table:table-cell table:formula="of:=['Merge ingedients'.Q86]" office:value-type="float" office:value="393.691666666667" calcext:value-type="float">
            <text:p>393.6916666667</text:p>
          </table:table-cell>
          <table:table-cell table:formula="of:=['Merge ingedients'.R86]" office:value-type="float" office:value="392.754166666667" calcext:value-type="float">
            <text:p>392.7541666667</text:p>
          </table:table-cell>
          <table:table-cell/>
          <table:table-cell table:formula="of:=COUNTIFS([.B86:.B$108];[.B86];[.C86:.C$108];[.C86])-1" office:value-type="float" office:value="4" calcext:value-type="float">
            <text:p>4</text:p>
          </table:table-cell>
          <table:table-cell table:style-name="ce18" table:formula="of:=[.I86]=0" office:value-type="boolean" office:boolean-value="false" calcext:value-type="boolean">
            <text:p>FALSE</text:p>
          </table:table-cell>
          <table:table-cell table:formula="of:=[.B86]" office:value-type="float" office:value="0" calcext:value-type="float">
            <text:p>0</text:p>
          </table:table-cell>
          <table:table-cell table:formula="of:=[.C86]" office:value-type="float" office:value="0" calcext:value-type="float">
            <text:p>0</text:p>
          </table:table-cell>
          <table:table-cell table:formula="of:=[.D86]" office:value-type="float" office:value="392.754166666667" calcext:value-type="float">
            <text:p>392.7541666667</text:p>
          </table:table-cell>
          <table:table-cell table:formula="of:=[.E86]" office:value-type="float" office:value="392.754166666667" calcext:value-type="float">
            <text:p>392.7541666667</text:p>
          </table:table-cell>
          <table:table-cell table:formula="of:=[.F86]" office:value-type="float" office:value="393.691666666667" calcext:value-type="float">
            <text:p>393.6916666667</text:p>
          </table:table-cell>
          <table:table-cell table:formula="of:=[.G86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104]" office:value-type="string" office:string-value="" calcext:value-type="error">
            <text:p>#REF!</text:p>
          </table:table-cell>
          <table:table-cell table:formula="of:=['Merge ingedients'.M87]" office:value-type="float" office:value="0" calcext:value-type="float">
            <text:p>0</text:p>
          </table:table-cell>
          <table:table-cell table:formula="of:=['Merge ingedients'.N87]" office:value-type="float" office:value="0" calcext:value-type="float">
            <text:p>0</text:p>
          </table:table-cell>
          <table:table-cell table:formula="of:=['Merge ingedients'.O87]" office:value-type="float" office:value="392.754166666667" calcext:value-type="float">
            <text:p>392.7541666667</text:p>
          </table:table-cell>
          <table:table-cell table:formula="of:=['Merge ingedients'.P87]" office:value-type="float" office:value="392.754166666667" calcext:value-type="float">
            <text:p>392.7541666667</text:p>
          </table:table-cell>
          <table:table-cell table:formula="of:=['Merge ingedients'.Q87]" office:value-type="float" office:value="393.691666666667" calcext:value-type="float">
            <text:p>393.6916666667</text:p>
          </table:table-cell>
          <table:table-cell table:formula="of:=['Merge ingedients'.R87]" office:value-type="float" office:value="392.754166666667" calcext:value-type="float">
            <text:p>392.7541666667</text:p>
          </table:table-cell>
          <table:table-cell/>
          <table:table-cell table:formula="of:=COUNTIFS([.B87:.B$108];[.B87];[.C87:.C$108];[.C87])-1" office:value-type="float" office:value="3" calcext:value-type="float">
            <text:p>3</text:p>
          </table:table-cell>
          <table:table-cell table:style-name="ce18" table:formula="of:=[.I87]=0" office:value-type="boolean" office:boolean-value="false" calcext:value-type="boolean">
            <text:p>FALSE</text:p>
          </table:table-cell>
          <table:table-cell table:formula="of:=[.B87]" office:value-type="float" office:value="0" calcext:value-type="float">
            <text:p>0</text:p>
          </table:table-cell>
          <table:table-cell table:formula="of:=[.C87]" office:value-type="float" office:value="0" calcext:value-type="float">
            <text:p>0</text:p>
          </table:table-cell>
          <table:table-cell table:formula="of:=[.D87]" office:value-type="float" office:value="392.754166666667" calcext:value-type="float">
            <text:p>392.7541666667</text:p>
          </table:table-cell>
          <table:table-cell table:formula="of:=[.E87]" office:value-type="float" office:value="392.754166666667" calcext:value-type="float">
            <text:p>392.7541666667</text:p>
          </table:table-cell>
          <table:table-cell table:formula="of:=[.F87]" office:value-type="float" office:value="393.691666666667" calcext:value-type="float">
            <text:p>393.6916666667</text:p>
          </table:table-cell>
          <table:table-cell table:formula="of:=[.G87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105]" office:value-type="string" office:string-value="" calcext:value-type="error">
            <text:p>#REF!</text:p>
          </table:table-cell>
          <table:table-cell table:formula="of:=['Merge ingedients'.M88]" office:value-type="string" office:string-value="160g couscous" calcext:value-type="string">
            <text:p>160g couscous</text:p>
          </table:table-cell>
          <table:table-cell table:formula="of:=['Merge ingedients'.N88]" office:value-type="string" office:string-value="g" calcext:value-type="string">
            <text:p>g</text:p>
          </table:table-cell>
          <table:table-cell table:formula="of:=['Merge ingedients'.O88]" office:value-type="float" office:value="15.625" calcext:value-type="float">
            <text:p>15.625</text:p>
          </table:table-cell>
          <table:table-cell table:formula="of:=['Merge ingedients'.P88]" office:value-type="float" office:value="15.625" calcext:value-type="float">
            <text:p>15.625</text:p>
          </table:table-cell>
          <table:table-cell table:formula="of:=['Merge ingedients'.Q88]" office:value-type="float" office:value="15.625" calcext:value-type="float">
            <text:p>15.625</text:p>
          </table:table-cell>
          <table:table-cell table:formula="of:=['Merge ingedients'.R88]" office:value-type="float" office:value="15.625" calcext:value-type="float">
            <text:p>15.625</text:p>
          </table:table-cell>
          <table:table-cell/>
          <table:table-cell table:formula="of:=COUNTIFS([.B88:.B$108];[.B88];[.C88:.C$108];[.C88])-1" office:value-type="float" office:value="0" calcext:value-type="float">
            <text:p>0</text:p>
          </table:table-cell>
          <table:table-cell table:style-name="ce18" table:formula="of:=[.I88]=0" office:value-type="boolean" office:boolean-value="true" calcext:value-type="boolean">
            <text:p>TRUE</text:p>
          </table:table-cell>
          <table:table-cell table:formula="of:=[.B88]" office:value-type="string" office:string-value="160g couscous" calcext:value-type="string">
            <text:p>160g couscous</text:p>
          </table:table-cell>
          <table:table-cell table:formula="of:=[.C88]" office:value-type="string" office:string-value="g" calcext:value-type="string">
            <text:p>g</text:p>
          </table:table-cell>
          <table:table-cell table:formula="of:=[.D88]" office:value-type="float" office:value="15.625" calcext:value-type="float">
            <text:p>15.625</text:p>
          </table:table-cell>
          <table:table-cell table:formula="of:=[.E88]" office:value-type="float" office:value="15.625" calcext:value-type="float">
            <text:p>15.625</text:p>
          </table:table-cell>
          <table:table-cell table:formula="of:=[.F88]" office:value-type="float" office:value="15.625" calcext:value-type="float">
            <text:p>15.625</text:p>
          </table:table-cell>
          <table:table-cell table:formula="of:=[.G88]" office:value-type="float" office:value="15.625" calcext:value-type="float">
            <text:p>15.625</text:p>
          </table:table-cell>
        </table:table-row>
        <table:table-row table:style-name="ro1">
          <table:table-cell table:formula="of:=[#REF!.A106]" office:value-type="string" office:string-value="" calcext:value-type="error">
            <text:p>#REF!</text:p>
          </table:table-cell>
          <table:table-cell table:formula="of:=['Merge ingedients'.M89]" office:value-type="string" office:string-value="500ml veggie stock" calcext:value-type="string">
            <text:p>500ml veggie stock</text:p>
          </table:table-cell>
          <table:table-cell table:formula="of:=['Merge ingedients'.N89]" office:value-type="string" office:string-value="ml" calcext:value-type="string">
            <text:p>ml</text:p>
          </table:table-cell>
          <table:table-cell table:formula="of:=['Merge ingedients'.O89]" office:value-type="float" office:value="6.25" calcext:value-type="float">
            <text:p>6.25</text:p>
          </table:table-cell>
          <table:table-cell table:formula="of:=['Merge ingedients'.P89]" office:value-type="float" office:value="6.25" calcext:value-type="float">
            <text:p>6.25</text:p>
          </table:table-cell>
          <table:table-cell table:formula="of:=['Merge ingedients'.Q89]" office:value-type="float" office:value="6.25" calcext:value-type="float">
            <text:p>6.25</text:p>
          </table:table-cell>
          <table:table-cell table:formula="of:=['Merge ingedients'.R89]" office:value-type="float" office:value="6.25" calcext:value-type="float">
            <text:p>6.25</text:p>
          </table:table-cell>
          <table:table-cell/>
          <table:table-cell table:formula="of:=COUNTIFS([.B89:.B$108];[.B89];[.C89:.C$108];[.C89])-1" office:value-type="float" office:value="0" calcext:value-type="float">
            <text:p>0</text:p>
          </table:table-cell>
          <table:table-cell table:style-name="ce18" table:formula="of:=[.I89]=0" office:value-type="boolean" office:boolean-value="true" calcext:value-type="boolean">
            <text:p>TRUE</text:p>
          </table:table-cell>
          <table:table-cell table:formula="of:=[.B89]" office:value-type="string" office:string-value="500ml veggie stock" calcext:value-type="string">
            <text:p>500ml veggie stock</text:p>
          </table:table-cell>
          <table:table-cell table:formula="of:=[.C89]" office:value-type="string" office:string-value="ml" calcext:value-type="string">
            <text:p>ml</text:p>
          </table:table-cell>
          <table:table-cell table:formula="of:=[.D89]" office:value-type="float" office:value="6.25" calcext:value-type="float">
            <text:p>6.25</text:p>
          </table:table-cell>
          <table:table-cell table:formula="of:=[.E89]" office:value-type="float" office:value="6.25" calcext:value-type="float">
            <text:p>6.25</text:p>
          </table:table-cell>
          <table:table-cell table:formula="of:=[.F89]" office:value-type="float" office:value="6.25" calcext:value-type="float">
            <text:p>6.25</text:p>
          </table:table-cell>
          <table:table-cell table:formula="of:=[.G89]" office:value-type="float" office:value="6.25" calcext:value-type="float">
            <text:p>6.25</text:p>
          </table:table-cell>
        </table:table-row>
        <table:table-row table:style-name="ro1">
          <table:table-cell table:formula="of:=[#REF!.A107]" office:value-type="string" office:string-value="" calcext:value-type="error">
            <text:p>#REF!</text:p>
          </table:table-cell>
          <table:table-cell table:formula="of:=['Merge ingedients'.M90]" office:value-type="string" office:string-value="200g dried apricots, chopped into quarters" calcext:value-type="string">
            <text:p>200g dried apricots, chopped into quarters</text:p>
          </table:table-cell>
          <table:table-cell table:formula="of:=['Merge ingedients'.N90]" office:value-type="string" office:string-value="g" calcext:value-type="string">
            <text:p>g</text:p>
          </table:table-cell>
          <table:table-cell table:formula="of:=['Merge ingedients'.O90]" office:value-type="float" office:value="3.125" calcext:value-type="float">
            <text:p>3.125</text:p>
          </table:table-cell>
          <table:table-cell table:formula="of:=['Merge ingedients'.P90]" office:value-type="float" office:value="3.125" calcext:value-type="float">
            <text:p>3.125</text:p>
          </table:table-cell>
          <table:table-cell table:formula="of:=['Merge ingedients'.Q90]" office:value-type="float" office:value="3.125" calcext:value-type="float">
            <text:p>3.125</text:p>
          </table:table-cell>
          <table:table-cell table:formula="of:=['Merge ingedients'.R90]" office:value-type="float" office:value="3.125" calcext:value-type="float">
            <text:p>3.125</text:p>
          </table:table-cell>
          <table:table-cell/>
          <table:table-cell table:formula="of:=COUNTIFS([.B90:.B$108];[.B90];[.C90:.C$108];[.C90])-1" office:value-type="float" office:value="0" calcext:value-type="float">
            <text:p>0</text:p>
          </table:table-cell>
          <table:table-cell table:style-name="ce18" table:formula="of:=[.I90]=0" office:value-type="boolean" office:boolean-value="true" calcext:value-type="boolean">
            <text:p>TRUE</text:p>
          </table:table-cell>
          <table:table-cell table:formula="of:=[.B90]" office:value-type="string" office:string-value="200g dried apricots, chopped into quarters" calcext:value-type="string">
            <text:p>200g dried apricots, chopped into quarters</text:p>
          </table:table-cell>
          <table:table-cell table:formula="of:=[.C90]" office:value-type="string" office:string-value="g" calcext:value-type="string">
            <text:p>g</text:p>
          </table:table-cell>
          <table:table-cell table:formula="of:=[.D90]" office:value-type="float" office:value="3.125" calcext:value-type="float">
            <text:p>3.125</text:p>
          </table:table-cell>
          <table:table-cell table:formula="of:=[.E90]" office:value-type="float" office:value="3.125" calcext:value-type="float">
            <text:p>3.125</text:p>
          </table:table-cell>
          <table:table-cell table:formula="of:=[.F90]" office:value-type="float" office:value="3.125" calcext:value-type="float">
            <text:p>3.125</text:p>
          </table:table-cell>
          <table:table-cell table:formula="of:=[.G90]" office:value-type="float" office:value="3.125" calcext:value-type="float">
            <text:p>3.125</text:p>
          </table:table-cell>
        </table:table-row>
        <table:table-row table:style-name="ro1">
          <table:table-cell table:formula="of:=[#REF!.A108]" office:value-type="string" office:string-value="" calcext:value-type="error">
            <text:p>#REF!</text:p>
          </table:table-cell>
          <table:table-cell table:formula="of:=['Merge ingedients'.M91]" office:value-type="string" office:string-value="100g walnuts, very roughly chopped" calcext:value-type="string">
            <text:p>100g walnuts, very roughly chopped</text:p>
          </table:table-cell>
          <table:table-cell table:formula="of:=['Merge ingedients'.N91]" office:value-type="string" office:string-value="g" calcext:value-type="string">
            <text:p>g</text:p>
          </table:table-cell>
          <table:table-cell table:formula="of:=['Merge ingedients'.O91]" office:value-type="float" office:value="3.125" calcext:value-type="float">
            <text:p>3.125</text:p>
          </table:table-cell>
          <table:table-cell table:formula="of:=['Merge ingedients'.P91]" office:value-type="float" office:value="3.125" calcext:value-type="float">
            <text:p>3.125</text:p>
          </table:table-cell>
          <table:table-cell table:formula="of:=['Merge ingedients'.Q91]" office:value-type="float" office:value="3.125" calcext:value-type="float">
            <text:p>3.125</text:p>
          </table:table-cell>
          <table:table-cell table:formula="of:=['Merge ingedients'.R91]" office:value-type="float" office:value="3.125" calcext:value-type="float">
            <text:p>3.125</text:p>
          </table:table-cell>
          <table:table-cell/>
          <table:table-cell table:formula="of:=COUNTIFS([.B91:.B$108];[.B91];[.C91:.C$108];[.C91])-1" office:value-type="float" office:value="0" calcext:value-type="float">
            <text:p>0</text:p>
          </table:table-cell>
          <table:table-cell table:style-name="ce18" table:formula="of:=[.I91]=0" office:value-type="boolean" office:boolean-value="true" calcext:value-type="boolean">
            <text:p>TRUE</text:p>
          </table:table-cell>
          <table:table-cell table:formula="of:=[.B91]" office:value-type="string" office:string-value="100g walnuts, very roughly chopped" calcext:value-type="string">
            <text:p>100g walnuts, very roughly chopped</text:p>
          </table:table-cell>
          <table:table-cell table:formula="of:=[.C91]" office:value-type="string" office:string-value="g" calcext:value-type="string">
            <text:p>g</text:p>
          </table:table-cell>
          <table:table-cell table:formula="of:=[.D91]" office:value-type="float" office:value="3.125" calcext:value-type="float">
            <text:p>3.125</text:p>
          </table:table-cell>
          <table:table-cell table:formula="of:=[.E91]" office:value-type="float" office:value="3.125" calcext:value-type="float">
            <text:p>3.125</text:p>
          </table:table-cell>
          <table:table-cell table:formula="of:=[.F91]" office:value-type="float" office:value="3.125" calcext:value-type="float">
            <text:p>3.125</text:p>
          </table:table-cell>
          <table:table-cell table:formula="of:=[.G91]" office:value-type="float" office:value="3.125" calcext:value-type="float">
            <text:p>3.125</text:p>
          </table:table-cell>
        </table:table-row>
        <table:table-row table:style-name="ro1">
          <table:table-cell table:formula="of:=[#REF!.A109]" office:value-type="string" office:string-value="" calcext:value-type="error">
            <text:p>#REF!</text:p>
          </table:table-cell>
          <table:table-cell table:formula="of:=['Merge ingedients'.M92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'Merge ingedients'.N92]" office:value-type="string" office:string-value="g" calcext:value-type="string">
            <text:p>g</text:p>
          </table:table-cell>
          <table:table-cell table:formula="of:=['Merge ingedients'.O92]" office:value-type="float" office:value="0" calcext:value-type="float">
            <text:p>0</text:p>
          </table:table-cell>
          <table:table-cell table:formula="of:=['Merge ingedients'.P92]" office:value-type="float" office:value="0" calcext:value-type="float">
            <text:p>0</text:p>
          </table:table-cell>
          <table:table-cell table:formula="of:=['Merge ingedients'.Q92]" office:value-type="float" office:value="0" calcext:value-type="float">
            <text:p>0</text:p>
          </table:table-cell>
          <table:table-cell table:formula="of:=['Merge ingedients'.R92]" office:value-type="float" office:value="0" calcext:value-type="float">
            <text:p>0</text:p>
          </table:table-cell>
          <table:table-cell/>
          <table:table-cell table:formula="of:=COUNTIFS([.B92:.B$108];[.B92];[.C92:.C$108];[.C92])-1" office:value-type="float" office:value="-1" calcext:value-type="float">
            <text:p>-1</text:p>
          </table:table-cell>
          <table:table-cell table:style-name="ce18" table:formula="of:=[.I92]=0" office:value-type="boolean" office:boolean-value="false" calcext:value-type="boolean">
            <text:p>FALSE</text:p>
          </table:table-cell>
          <table:table-cell table:formula="of:=[.B92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.C92]" office:value-type="string" office:string-value="g" calcext:value-type="string">
            <text:p>g</text:p>
          </table:table-cell>
          <table:table-cell table:formula="of:=[.D92]" office:value-type="float" office:value="0" calcext:value-type="float">
            <text:p>0</text:p>
          </table:table-cell>
          <table:table-cell table:formula="of:=[.E92]" office:value-type="float" office:value="0" calcext:value-type="float">
            <text:p>0</text:p>
          </table:table-cell>
          <table:table-cell table:formula="of:=[.F92]" office:value-type="float" office:value="0" calcext:value-type="float">
            <text:p>0</text:p>
          </table:table-cell>
          <table:table-cell table:formula="of:=[.G92]" office:value-type="float" office:value="0" calcext:value-type="float">
            <text:p>0</text:p>
          </table:table-cell>
        </table:table-row>
        <table:table-row table:style-name="ro1">
          <table:table-cell table:formula="of:=[#REF!.A110]" office:value-type="string" office:string-value="" calcext:value-type="error">
            <text:p>#REF!</text:p>
          </table:table-cell>
          <table:table-cell table:formula="of:=['Merge ingedients'.M93]" office:value-type="string" office:string-value="2 spring onions (finely chopped)" calcext:value-type="string">
            <text:p>2 spring onions (finely chopped)</text:p>
          </table:table-cell>
          <table:table-cell table:formula="of:=['Merge ingedients'.N93]" office:value-type="string" office:string-value="piece" calcext:value-type="string">
            <text:p>piece</text:p>
          </table:table-cell>
          <table:table-cell table:formula="of:=['Merge ingedients'.O93]" office:value-type="float" office:value="0" calcext:value-type="float">
            <text:p>0</text:p>
          </table:table-cell>
          <table:table-cell table:formula="of:=['Merge ingedients'.P93]" office:value-type="float" office:value="0" calcext:value-type="float">
            <text:p>0</text:p>
          </table:table-cell>
          <table:table-cell table:formula="of:=['Merge ingedients'.Q93]" office:value-type="float" office:value="0" calcext:value-type="float">
            <text:p>0</text:p>
          </table:table-cell>
          <table:table-cell table:formula="of:=['Merge ingedients'.R93]" office:value-type="float" office:value="0" calcext:value-type="float">
            <text:p>0</text:p>
          </table:table-cell>
          <table:table-cell/>
          <table:table-cell table:formula="of:=COUNTIFS([.B93:.B$108];[.B93];[.C93:.C$108];[.C93])-1" office:value-type="float" office:value="-1" calcext:value-type="float">
            <text:p>-1</text:p>
          </table:table-cell>
          <table:table-cell table:style-name="ce18" table:formula="of:=[.I93]=0" office:value-type="boolean" office:boolean-value="false" calcext:value-type="boolean">
            <text:p>FALSE</text:p>
          </table:table-cell>
          <table:table-cell table:formula="of:=[.B93]" office:value-type="string" office:string-value="2 spring onions (finely chopped)" calcext:value-type="string">
            <text:p>2 spring onions (finely chopped)</text:p>
          </table:table-cell>
          <table:table-cell table:formula="of:=[.C93]" office:value-type="string" office:string-value="piece" calcext:value-type="string">
            <text:p>piece</text:p>
          </table:table-cell>
          <table:table-cell table:formula="of:=[.D93]" office:value-type="float" office:value="0" calcext:value-type="float">
            <text:p>0</text:p>
          </table:table-cell>
          <table:table-cell table:formula="of:=[.E93]" office:value-type="float" office:value="0" calcext:value-type="float">
            <text:p>0</text:p>
          </table:table-cell>
          <table:table-cell table:formula="of:=[.F93]" office:value-type="float" office:value="0" calcext:value-type="float">
            <text:p>0</text:p>
          </table:table-cell>
          <table:table-cell table:formula="of:=[.G93]" office:value-type="float" office:value="0" calcext:value-type="float">
            <text:p>0</text:p>
          </table:table-cell>
        </table:table-row>
        <table:table-row table:style-name="ro1">
          <table:table-cell table:style-name="ce32" table:formula="of:=[#REF!.A111]" office:value-type="string" office:string-value="" calcext:value-type="error">
            <text:p>#REF!</text:p>
          </table:table-cell>
          <table:table-cell table:formula="of:=['Merge ingedients'.M94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'Merge ingedients'.N94]" office:value-type="string" office:string-value="piece" calcext:value-type="string">
            <text:p>piece</text:p>
          </table:table-cell>
          <table:table-cell table:formula="of:=['Merge ingedients'.O94]" office:value-type="float" office:value="0" calcext:value-type="float">
            <text:p>0</text:p>
          </table:table-cell>
          <table:table-cell table:formula="of:=['Merge ingedients'.P94]" office:value-type="float" office:value="0" calcext:value-type="float">
            <text:p>0</text:p>
          </table:table-cell>
          <table:table-cell table:formula="of:=['Merge ingedients'.Q94]" office:value-type="float" office:value="0" calcext:value-type="float">
            <text:p>0</text:p>
          </table:table-cell>
          <table:table-cell table:formula="of:=['Merge ingedients'.R94]" office:value-type="float" office:value="0" calcext:value-type="float">
            <text:p>0</text:p>
          </table:table-cell>
          <table:table-cell/>
          <table:table-cell table:formula="of:=COUNTIFS([.B94:.B$108];[.B94];[.C94:.C$108];[.C94])-1" office:value-type="float" office:value="-1" calcext:value-type="float">
            <text:p>-1</text:p>
          </table:table-cell>
          <table:table-cell table:style-name="ce18" table:formula="of:=[.I94]=0" office:value-type="boolean" office:boolean-value="false" calcext:value-type="boolean">
            <text:p>FALSE</text:p>
          </table:table-cell>
          <table:table-cell table:formula="of:=[.B94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.C94]" office:value-type="string" office:string-value="piece" calcext:value-type="string">
            <text:p>piece</text:p>
          </table:table-cell>
          <table:table-cell table:formula="of:=[.D94]" office:value-type="float" office:value="0" calcext:value-type="float">
            <text:p>0</text:p>
          </table:table-cell>
          <table:table-cell table:formula="of:=[.E94]" office:value-type="float" office:value="0" calcext:value-type="float">
            <text:p>0</text:p>
          </table:table-cell>
          <table:table-cell table:formula="of:=[.F94]" office:value-type="float" office:value="0" calcext:value-type="float">
            <text:p>0</text:p>
          </table:table-cell>
          <table:table-cell table:formula="of:=[.G94]" office:value-type="float" office:value="0" calcext:value-type="float">
            <text:p>0</text:p>
          </table:table-cell>
        </table:table-row>
        <table:table-row table:style-name="ro1">
          <table:table-cell table:style-name="ce32" table:formula="of:=[#REF!.A112]" office:value-type="string" office:string-value="" calcext:value-type="error">
            <text:p>#REF!</text:p>
          </table:table-cell>
          <table:table-cell table:formula="of:=['Merge ingedients'.M95]" office:value-type="string" office:string-value="3 tbsp lemon juice" calcext:value-type="string">
            <text:p>3 tbsp lemon juice</text:p>
          </table:table-cell>
          <table:table-cell table:formula="of:=['Merge ingedients'.N95]" office:value-type="string" office:string-value="ml" calcext:value-type="string">
            <text:p>ml</text:p>
          </table:table-cell>
          <table:table-cell table:formula="of:=['Merge ingedients'.O95]" office:value-type="float" office:value="2.8125" calcext:value-type="float">
            <text:p>2.8125</text:p>
          </table:table-cell>
          <table:table-cell table:formula="of:=['Merge ingedients'.P95]" office:value-type="float" office:value="2.8125" calcext:value-type="float">
            <text:p>2.8125</text:p>
          </table:table-cell>
          <table:table-cell table:formula="of:=['Merge ingedients'.Q95]" office:value-type="float" office:value="2.8125" calcext:value-type="float">
            <text:p>2.8125</text:p>
          </table:table-cell>
          <table:table-cell table:formula="of:=['Merge ingedients'.R95]" office:value-type="float" office:value="2.8125" calcext:value-type="float">
            <text:p>2.8125</text:p>
          </table:table-cell>
          <table:table-cell/>
          <table:table-cell table:formula="of:=COUNTIFS([.B95:.B$108];[.B95];[.C95:.C$108];[.C95])-1" office:value-type="float" office:value="0" calcext:value-type="float">
            <text:p>0</text:p>
          </table:table-cell>
          <table:table-cell table:style-name="ce18" table:formula="of:=[.I95]=0" office:value-type="boolean" office:boolean-value="true" calcext:value-type="boolean">
            <text:p>TRUE</text:p>
          </table:table-cell>
          <table:table-cell table:formula="of:=[.B95]" office:value-type="string" office:string-value="3 tbsp lemon juice" calcext:value-type="string">
            <text:p>3 tbsp lemon juice</text:p>
          </table:table-cell>
          <table:table-cell table:formula="of:=[.C95]" office:value-type="string" office:string-value="ml" calcext:value-type="string">
            <text:p>ml</text:p>
          </table:table-cell>
          <table:table-cell table:formula="of:=[.D95]" office:value-type="float" office:value="2.8125" calcext:value-type="float">
            <text:p>2.8125</text:p>
          </table:table-cell>
          <table:table-cell table:formula="of:=[.E95]" office:value-type="float" office:value="2.8125" calcext:value-type="float">
            <text:p>2.8125</text:p>
          </table:table-cell>
          <table:table-cell table:formula="of:=[.F95]" office:value-type="float" office:value="2.8125" calcext:value-type="float">
            <text:p>2.8125</text:p>
          </table:table-cell>
          <table:table-cell table:formula="of:=[.G95]" office:value-type="float" office:value="2.8125" calcext:value-type="float">
            <text:p>2.8125</text:p>
          </table:table-cell>
        </table:table-row>
        <table:table-row table:style-name="ro1">
          <table:table-cell table:formula="of:=[#REF!.A113]" office:value-type="string" office:string-value="" calcext:value-type="error">
            <text:p>#REF!</text:p>
          </table:table-cell>
          <table:table-cell table:formula="of:=['Merge ingedients'.M96]" office:value-type="string" office:string-value="olive oil" calcext:value-type="string">
            <text:p>olive oil</text:p>
          </table:table-cell>
          <table:table-cell table:formula="of:=['Merge ingedients'.N96]" office:value-type="string" office:string-value="ml" calcext:value-type="string">
            <text:p>ml</text:p>
          </table:table-cell>
          <table:table-cell table:formula="of:=['Merge ingedients'.O96]" office:value-type="float" office:value="0" calcext:value-type="float">
            <text:p>0</text:p>
          </table:table-cell>
          <table:table-cell table:formula="of:=['Merge ingedients'.P96]" office:value-type="float" office:value="0" calcext:value-type="float">
            <text:p>0</text:p>
          </table:table-cell>
          <table:table-cell table:formula="of:=['Merge ingedients'.Q96]" office:value-type="float" office:value="0" calcext:value-type="float">
            <text:p>0</text:p>
          </table:table-cell>
          <table:table-cell table:formula="of:=['Merge ingedients'.R96]" office:value-type="float" office:value="0" calcext:value-type="float">
            <text:p>0</text:p>
          </table:table-cell>
          <table:table-cell/>
          <table:table-cell table:formula="of:=COUNTIFS([.B96:.B$108];[.B96];[.C96:.C$108];[.C96])-1" office:value-type="float" office:value="0" calcext:value-type="float">
            <text:p>0</text:p>
          </table:table-cell>
          <table:table-cell table:style-name="ce18" table:formula="of:=[.I96]=0" office:value-type="boolean" office:boolean-value="true" calcext:value-type="boolean">
            <text:p>TRUE</text:p>
          </table:table-cell>
          <table:table-cell table:formula="of:=[.B96]" office:value-type="string" office:string-value="olive oil" calcext:value-type="string">
            <text:p>olive oil</text:p>
          </table:table-cell>
          <table:table-cell table:formula="of:=[.C96]" office:value-type="string" office:string-value="ml" calcext:value-type="string">
            <text:p>ml</text:p>
          </table:table-cell>
          <table:table-cell table:formula="of:=[.D96]" office:value-type="float" office:value="0" calcext:value-type="float">
            <text:p>0</text:p>
          </table:table-cell>
          <table:table-cell table:formula="of:=[.E96]" office:value-type="float" office:value="0" calcext:value-type="float">
            <text:p>0</text:p>
          </table:table-cell>
          <table:table-cell table:formula="of:=[.F96]" office:value-type="float" office:value="0" calcext:value-type="float">
            <text:p>0</text:p>
          </table:table-cell>
          <table:table-cell table:formula="of:=[.G96]" office:value-type="float" office:value="0" calcext:value-type="float">
            <text:p>0</text:p>
          </table:table-cell>
        </table:table-row>
        <table:table-row table:style-name="ro1">
          <table:table-cell table:formula="of:=[#REF!.A114]" office:value-type="string" office:string-value="" calcext:value-type="error">
            <text:p>#REF!</text:p>
          </table:table-cell>
          <table:table-cell table:formula="of:=['Merge ingedients'.M97]" office:value-type="float" office:value="0" calcext:value-type="float">
            <text:p>0</text:p>
          </table:table-cell>
          <table:table-cell table:formula="of:=['Merge ingedients'.N97]" office:value-type="float" office:value="0" calcext:value-type="float">
            <text:p>0</text:p>
          </table:table-cell>
          <table:table-cell table:formula="of:=['Merge ingedients'.O97]" office:value-type="float" office:value="392.754166666667" calcext:value-type="float">
            <text:p>392.7541666667</text:p>
          </table:table-cell>
          <table:table-cell table:formula="of:=['Merge ingedients'.P97]" office:value-type="float" office:value="392.754166666667" calcext:value-type="float">
            <text:p>392.7541666667</text:p>
          </table:table-cell>
          <table:table-cell table:formula="of:=['Merge ingedients'.Q97]" office:value-type="float" office:value="393.691666666667" calcext:value-type="float">
            <text:p>393.6916666667</text:p>
          </table:table-cell>
          <table:table-cell table:formula="of:=['Merge ingedients'.R97]" office:value-type="float" office:value="392.754166666667" calcext:value-type="float">
            <text:p>392.7541666667</text:p>
          </table:table-cell>
          <table:table-cell/>
          <table:table-cell table:formula="of:=COUNTIFS([.B97:.B$108];[.B97];[.C97:.C$108];[.C97])-1" office:value-type="float" office:value="2" calcext:value-type="float">
            <text:p>2</text:p>
          </table:table-cell>
          <table:table-cell table:style-name="ce18" table:formula="of:=[.I97]=0" office:value-type="boolean" office:boolean-value="false" calcext:value-type="boolean">
            <text:p>FALSE</text:p>
          </table:table-cell>
          <table:table-cell table:formula="of:=[.B97]" office:value-type="float" office:value="0" calcext:value-type="float">
            <text:p>0</text:p>
          </table:table-cell>
          <table:table-cell table:formula="of:=[.C97]" office:value-type="float" office:value="0" calcext:value-type="float">
            <text:p>0</text:p>
          </table:table-cell>
          <table:table-cell table:formula="of:=[.D97]" office:value-type="float" office:value="392.754166666667" calcext:value-type="float">
            <text:p>392.7541666667</text:p>
          </table:table-cell>
          <table:table-cell table:formula="of:=[.E97]" office:value-type="float" office:value="392.754166666667" calcext:value-type="float">
            <text:p>392.7541666667</text:p>
          </table:table-cell>
          <table:table-cell table:formula="of:=[.F97]" office:value-type="float" office:value="393.691666666667" calcext:value-type="float">
            <text:p>393.6916666667</text:p>
          </table:table-cell>
          <table:table-cell table:formula="of:=[.G97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115]" office:value-type="string" office:string-value="" calcext:value-type="error">
            <text:p>#REF!</text:p>
          </table:table-cell>
          <table:table-cell table:formula="of:=['Merge ingedients'.M98]" office:value-type="float" office:value="0" calcext:value-type="float">
            <text:p>0</text:p>
          </table:table-cell>
          <table:table-cell table:formula="of:=['Merge ingedients'.N98]" office:value-type="float" office:value="0" calcext:value-type="float">
            <text:p>0</text:p>
          </table:table-cell>
          <table:table-cell table:formula="of:=['Merge ingedients'.O98]" office:value-type="float" office:value="392.754166666667" calcext:value-type="float">
            <text:p>392.7541666667</text:p>
          </table:table-cell>
          <table:table-cell table:formula="of:=['Merge ingedients'.P98]" office:value-type="float" office:value="392.754166666667" calcext:value-type="float">
            <text:p>392.7541666667</text:p>
          </table:table-cell>
          <table:table-cell table:formula="of:=['Merge ingedients'.Q98]" office:value-type="float" office:value="393.691666666667" calcext:value-type="float">
            <text:p>393.6916666667</text:p>
          </table:table-cell>
          <table:table-cell table:formula="of:=['Merge ingedients'.R98]" office:value-type="float" office:value="392.754166666667" calcext:value-type="float">
            <text:p>392.7541666667</text:p>
          </table:table-cell>
          <table:table-cell/>
          <table:table-cell table:formula="of:=COUNTIFS([.B98:.B$108];[.B98];[.C98:.C$108];[.C98])-1" office:value-type="float" office:value="1" calcext:value-type="float">
            <text:p>1</text:p>
          </table:table-cell>
          <table:table-cell table:style-name="ce18" table:formula="of:=[.I98]=0" office:value-type="boolean" office:boolean-value="false" calcext:value-type="boolean">
            <text:p>FALSE</text:p>
          </table:table-cell>
          <table:table-cell table:formula="of:=[.B98]" office:value-type="float" office:value="0" calcext:value-type="float">
            <text:p>0</text:p>
          </table:table-cell>
          <table:table-cell table:formula="of:=[.C98]" office:value-type="float" office:value="0" calcext:value-type="float">
            <text:p>0</text:p>
          </table:table-cell>
          <table:table-cell table:formula="of:=[.D98]" office:value-type="float" office:value="392.754166666667" calcext:value-type="float">
            <text:p>392.7541666667</text:p>
          </table:table-cell>
          <table:table-cell table:formula="of:=[.E98]" office:value-type="float" office:value="392.754166666667" calcext:value-type="float">
            <text:p>392.7541666667</text:p>
          </table:table-cell>
          <table:table-cell table:formula="of:=[.F98]" office:value-type="float" office:value="393.691666666667" calcext:value-type="float">
            <text:p>393.6916666667</text:p>
          </table:table-cell>
          <table:table-cell table:formula="of:=[.G98]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#REF!.A116]" office:value-type="string" office:string-value="" calcext:value-type="error">
            <text:p>#REF!</text:p>
          </table:table-cell>
          <table:table-cell table:formula="of:=['Merge ingedients'.M99]" office:value-type="string" office:string-value="diced potatos" calcext:value-type="string">
            <text:p>diced potatos</text:p>
          </table:table-cell>
          <table:table-cell table:formula="of:=['Merge ingedients'.N99]" office:value-type="string" office:string-value="g" calcext:value-type="string">
            <text:p>g</text:p>
          </table:table-cell>
          <table:table-cell table:formula="of:=['Merge ingedients'.O99]" office:value-type="float" office:value="0.25" calcext:value-type="float">
            <text:p>0.25</text:p>
          </table:table-cell>
          <table:table-cell table:formula="of:=['Merge ingedients'.P99]" office:value-type="float" office:value="0.25" calcext:value-type="float">
            <text:p>0.25</text:p>
          </table:table-cell>
          <table:table-cell table:formula="of:=['Merge ingedients'.Q99]" office:value-type="float" office:value="0.25" calcext:value-type="float">
            <text:p>0.25</text:p>
          </table:table-cell>
          <table:table-cell table:formula="of:=['Merge ingedients'.R99]" office:value-type="float" office:value="0.25" calcext:value-type="float">
            <text:p>0.25</text:p>
          </table:table-cell>
          <table:table-cell/>
          <table:table-cell table:formula="of:=COUNTIFS([.B99:.B$108];[.B99];[.C99:.C$108];[.C99])-1" office:value-type="float" office:value="0" calcext:value-type="float">
            <text:p>0</text:p>
          </table:table-cell>
          <table:table-cell table:style-name="ce18" table:formula="of:=[.I99]=0" office:value-type="boolean" office:boolean-value="true" calcext:value-type="boolean">
            <text:p>TRUE</text:p>
          </table:table-cell>
          <table:table-cell table:formula="of:=[.B99]" office:value-type="string" office:string-value="diced potatos" calcext:value-type="string">
            <text:p>diced potatos</text:p>
          </table:table-cell>
          <table:table-cell table:formula="of:=[.C99]" office:value-type="string" office:string-value="g" calcext:value-type="string">
            <text:p>g</text:p>
          </table:table-cell>
          <table:table-cell table:formula="of:=[.D99]" office:value-type="float" office:value="0.25" calcext:value-type="float">
            <text:p>0.25</text:p>
          </table:table-cell>
          <table:table-cell table:formula="of:=[.E99]" office:value-type="float" office:value="0.25" calcext:value-type="float">
            <text:p>0.25</text:p>
          </table:table-cell>
          <table:table-cell table:formula="of:=[.F99]" office:value-type="float" office:value="0.25" calcext:value-type="float">
            <text:p>0.25</text:p>
          </table:table-cell>
          <table:table-cell table:formula="of:=[.G99]" office:value-type="float" office:value="0.25" calcext:value-type="float">
            <text:p>0.25</text:p>
          </table:table-cell>
        </table:table-row>
        <table:table-row table:style-name="ro1">
          <table:table-cell table:formula="of:=[#REF!.A117]" office:value-type="string" office:string-value="" calcext:value-type="error">
            <text:p>#REF!</text:p>
          </table:table-cell>
          <table:table-cell table:formula="of:=['Merge ingedients'.M100]" office:value-type="string" office:string-value="bacon" calcext:value-type="string">
            <text:p>bacon</text:p>
          </table:table-cell>
          <table:table-cell table:formula="of:=['Merge ingedients'.N100]" office:value-type="string" office:string-value="slice" calcext:value-type="string">
            <text:p>slice</text:p>
          </table:table-cell>
          <table:table-cell table:formula="of:=['Merge ingedients'.O100]" office:value-type="float" office:value="0.0625" calcext:value-type="float">
            <text:p>0.0625</text:p>
          </table:table-cell>
          <table:table-cell table:formula="of:=['Merge ingedients'.P100]" office:value-type="float" office:value="0.0625" calcext:value-type="float">
            <text:p>0.0625</text:p>
          </table:table-cell>
          <table:table-cell table:formula="of:=['Merge ingedients'.Q100]" office:value-type="float" office:value="0.0625" calcext:value-type="float">
            <text:p>0.0625</text:p>
          </table:table-cell>
          <table:table-cell table:formula="of:=['Merge ingedients'.R100]" office:value-type="float" office:value="0.0625" calcext:value-type="float">
            <text:p>0.0625</text:p>
          </table:table-cell>
          <table:table-cell/>
          <table:table-cell table:formula="of:=COUNTIFS([.B100:.B$108];[.B100];[.C100:.C$108];[.C100])-1" office:value-type="float" office:value="0" calcext:value-type="float">
            <text:p>0</text:p>
          </table:table-cell>
          <table:table-cell table:style-name="ce18" table:formula="of:=[.I100]=0" office:value-type="boolean" office:boolean-value="true" calcext:value-type="boolean">
            <text:p>TRUE</text:p>
          </table:table-cell>
          <table:table-cell table:formula="of:=[.B100]" office:value-type="string" office:string-value="bacon" calcext:value-type="string">
            <text:p>bacon</text:p>
          </table:table-cell>
          <table:table-cell table:formula="of:=[.C100]" office:value-type="string" office:string-value="slice" calcext:value-type="string">
            <text:p>slice</text:p>
          </table:table-cell>
          <table:table-cell table:formula="of:=[.D100]" office:value-type="float" office:value="0.0625" calcext:value-type="float">
            <text:p>0.0625</text:p>
          </table:table-cell>
          <table:table-cell table:formula="of:=[.E100]" office:value-type="float" office:value="0.0625" calcext:value-type="float">
            <text:p>0.0625</text:p>
          </table:table-cell>
          <table:table-cell table:formula="of:=[.F100]" office:value-type="float" office:value="0.0625" calcext:value-type="float">
            <text:p>0.0625</text:p>
          </table:table-cell>
          <table:table-cell table:formula="of:=[.G100]" office:value-type="float" office:value="0.0625" calcext:value-type="float">
            <text:p>0.0625</text:p>
          </table:table-cell>
        </table:table-row>
        <table:table-row table:style-name="ro1">
          <table:table-cell table:formula="of:=[#REF!.A118]" office:value-type="string" office:string-value="" calcext:value-type="error">
            <text:p>#REF!</text:p>
          </table:table-cell>
          <table:table-cell table:formula="of:=['Merge ingedients'.M101]" office:value-type="string" office:string-value="small onion, diced" calcext:value-type="string">
            <text:p>small onion, diced</text:p>
          </table:table-cell>
          <table:table-cell table:formula="of:=['Merge ingedients'.N101]" office:value-type="string" office:string-value="onion" calcext:value-type="string">
            <text:p>onion</text:p>
          </table:table-cell>
          <table:table-cell table:formula="of:=['Merge ingedients'.O101]" office:value-type="float" office:value="3.90625" calcext:value-type="float">
            <text:p>3.90625</text:p>
          </table:table-cell>
          <table:table-cell table:formula="of:=['Merge ingedients'.P101]" office:value-type="float" office:value="3.90625" calcext:value-type="float">
            <text:p>3.90625</text:p>
          </table:table-cell>
          <table:table-cell table:formula="of:=['Merge ingedients'.Q101]" office:value-type="float" office:value="3.90625" calcext:value-type="float">
            <text:p>3.90625</text:p>
          </table:table-cell>
          <table:table-cell table:formula="of:=['Merge ingedients'.R101]" office:value-type="float" office:value="3.90625" calcext:value-type="float">
            <text:p>3.90625</text:p>
          </table:table-cell>
          <table:table-cell/>
          <table:table-cell table:formula="of:=COUNTIFS([.B101:.B$108];[.B101];[.C101:.C$108];[.C101])-1" office:value-type="float" office:value="0" calcext:value-type="float">
            <text:p>0</text:p>
          </table:table-cell>
          <table:table-cell table:style-name="ce18" table:formula="of:=[.I101]=0" office:value-type="boolean" office:boolean-value="true" calcext:value-type="boolean">
            <text:p>TRUE</text:p>
          </table:table-cell>
          <table:table-cell table:formula="of:=[.B101]" office:value-type="string" office:string-value="small onion, diced" calcext:value-type="string">
            <text:p>small onion, diced</text:p>
          </table:table-cell>
          <table:table-cell table:formula="of:=[.C101]" office:value-type="string" office:string-value="onion" calcext:value-type="string">
            <text:p>onion</text:p>
          </table:table-cell>
          <table:table-cell table:formula="of:=[.D101]" office:value-type="float" office:value="3.90625" calcext:value-type="float">
            <text:p>3.90625</text:p>
          </table:table-cell>
          <table:table-cell table:formula="of:=[.E101]" office:value-type="float" office:value="3.90625" calcext:value-type="float">
            <text:p>3.90625</text:p>
          </table:table-cell>
          <table:table-cell table:formula="of:=[.F101]" office:value-type="float" office:value="3.90625" calcext:value-type="float">
            <text:p>3.90625</text:p>
          </table:table-cell>
          <table:table-cell table:formula="of:=[.G101]" office:value-type="float" office:value="3.90625" calcext:value-type="float">
            <text:p>3.90625</text:p>
          </table:table-cell>
        </table:table-row>
        <table:table-row table:style-name="ro1">
          <table:table-cell table:formula="of:=[#REF!.A119]" office:value-type="string" office:string-value="" calcext:value-type="error">
            <text:p>#REF!</text:p>
          </table:table-cell>
          <table:table-cell table:formula="of:=['Merge ingedients'.M102]" office:value-type="string" office:string-value="white vinegar" calcext:value-type="string">
            <text:p>white vinegar</text:p>
          </table:table-cell>
          <table:table-cell table:formula="of:=['Merge ingedients'.N102]" office:value-type="string" office:string-value="ml" calcext:value-type="string">
            <text:p>ml</text:p>
          </table:table-cell>
          <table:table-cell table:formula="of:=['Merge ingedients'.O102]" office:value-type="float" office:value="0.125" calcext:value-type="float">
            <text:p>0.125</text:p>
          </table:table-cell>
          <table:table-cell table:formula="of:=['Merge ingedients'.P102]" office:value-type="float" office:value="0.125" calcext:value-type="float">
            <text:p>0.125</text:p>
          </table:table-cell>
          <table:table-cell table:formula="of:=['Merge ingedients'.Q102]" office:value-type="float" office:value="0.125" calcext:value-type="float">
            <text:p>0.125</text:p>
          </table:table-cell>
          <table:table-cell table:formula="of:=['Merge ingedients'.R102]" office:value-type="float" office:value="0.125" calcext:value-type="float">
            <text:p>0.125</text:p>
          </table:table-cell>
          <table:table-cell/>
          <table:table-cell table:formula="of:=COUNTIFS([.B102:.B$108];[.B102];[.C102:.C$108];[.C102])-1" office:value-type="float" office:value="0" calcext:value-type="float">
            <text:p>0</text:p>
          </table:table-cell>
          <table:table-cell table:style-name="ce18" table:formula="of:=[.I102]=0" office:value-type="boolean" office:boolean-value="true" calcext:value-type="boolean">
            <text:p>TRUE</text:p>
          </table:table-cell>
          <table:table-cell table:formula="of:=[.B102]" office:value-type="string" office:string-value="white vinegar" calcext:value-type="string">
            <text:p>white vinegar</text:p>
          </table:table-cell>
          <table:table-cell table:formula="of:=[.C102]" office:value-type="string" office:string-value="ml" calcext:value-type="string">
            <text:p>ml</text:p>
          </table:table-cell>
          <table:table-cell table:formula="of:=[.D102]" office:value-type="float" office:value="0.125" calcext:value-type="float">
            <text:p>0.125</text:p>
          </table:table-cell>
          <table:table-cell table:formula="of:=[.E102]" office:value-type="float" office:value="0.125" calcext:value-type="float">
            <text:p>0.125</text:p>
          </table:table-cell>
          <table:table-cell table:formula="of:=[.F102]" office:value-type="float" office:value="0.125" calcext:value-type="float">
            <text:p>0.125</text:p>
          </table:table-cell>
          <table:table-cell table:formula="of:=[.G102]" office:value-type="float" office:value="0.125" calcext:value-type="float">
            <text:p>0.125</text:p>
          </table:table-cell>
        </table:table-row>
        <table:table-row table:style-name="ro1">
          <table:table-cell table:formula="of:=[#REF!.A120]" office:value-type="string" office:string-value="" calcext:value-type="error">
            <text:p>#REF!</text:p>
          </table:table-cell>
          <table:table-cell table:formula="of:=['Merge ingedients'.M103]" office:value-type="string" office:string-value="water" calcext:value-type="string">
            <text:p>water</text:p>
          </table:table-cell>
          <table:table-cell table:formula="of:=['Merge ingedients'.N103]" office:value-type="string" office:string-value="tbsp" calcext:value-type="string">
            <text:p>tbsp</text:p>
          </table:table-cell>
          <table:table-cell table:formula="of:=['Merge ingedients'.O103]" office:value-type="float" office:value="0.0625" calcext:value-type="float">
            <text:p>0.0625</text:p>
          </table:table-cell>
          <table:table-cell table:formula="of:=['Merge ingedients'.P103]" office:value-type="float" office:value="0.0625" calcext:value-type="float">
            <text:p>0.0625</text:p>
          </table:table-cell>
          <table:table-cell table:formula="of:=['Merge ingedients'.Q103]" office:value-type="float" office:value="0.0625" calcext:value-type="float">
            <text:p>0.0625</text:p>
          </table:table-cell>
          <table:table-cell table:formula="of:=['Merge ingedients'.R103]" office:value-type="float" office:value="0.0625" calcext:value-type="float">
            <text:p>0.0625</text:p>
          </table:table-cell>
          <table:table-cell/>
          <table:table-cell table:formula="of:=COUNTIFS([.B103:.B$108];[.B103];[.C103:.C$108];[.C103])-1" office:value-type="float" office:value="0" calcext:value-type="float">
            <text:p>0</text:p>
          </table:table-cell>
          <table:table-cell table:style-name="ce18" table:formula="of:=[.I103]=0" office:value-type="boolean" office:boolean-value="true" calcext:value-type="boolean">
            <text:p>TRUE</text:p>
          </table:table-cell>
          <table:table-cell table:formula="of:=[.B103]" office:value-type="string" office:string-value="water" calcext:value-type="string">
            <text:p>water</text:p>
          </table:table-cell>
          <table:table-cell table:formula="of:=[.C103]" office:value-type="string" office:string-value="tbsp" calcext:value-type="string">
            <text:p>tbsp</text:p>
          </table:table-cell>
          <table:table-cell table:formula="of:=[.D103]" office:value-type="float" office:value="0.0625" calcext:value-type="float">
            <text:p>0.0625</text:p>
          </table:table-cell>
          <table:table-cell table:formula="of:=[.E103]" office:value-type="float" office:value="0.0625" calcext:value-type="float">
            <text:p>0.0625</text:p>
          </table:table-cell>
          <table:table-cell table:formula="of:=[.F103]" office:value-type="float" office:value="0.0625" calcext:value-type="float">
            <text:p>0.0625</text:p>
          </table:table-cell>
          <table:table-cell table:formula="of:=[.G103]" office:value-type="float" office:value="0.0625" calcext:value-type="float">
            <text:p>0.0625</text:p>
          </table:table-cell>
        </table:table-row>
        <table:table-row table:style-name="ro1">
          <table:table-cell table:formula="of:=[#REF!.A121]" office:value-type="string" office:string-value="" calcext:value-type="error">
            <text:p>#REF!</text:p>
          </table:table-cell>
          <table:table-cell table:formula="of:=['Merge ingedients'.M104]" office:value-type="string" office:string-value="white sugar" calcext:value-type="string">
            <text:p>white sugar</text:p>
          </table:table-cell>
          <table:table-cell table:formula="of:=['Merge ingedients'.N104]" office:value-type="string" office:string-value="tbsp" calcext:value-type="string">
            <text:p>tbsp</text:p>
          </table:table-cell>
          <table:table-cell table:formula="of:=['Merge ingedients'.O104]" office:value-type="float" office:value="0.0625" calcext:value-type="float">
            <text:p>0.0625</text:p>
          </table:table-cell>
          <table:table-cell table:formula="of:=['Merge ingedients'.P104]" office:value-type="float" office:value="0.0625" calcext:value-type="float">
            <text:p>0.0625</text:p>
          </table:table-cell>
          <table:table-cell table:formula="of:=['Merge ingedients'.Q104]" office:value-type="float" office:value="0.0625" calcext:value-type="float">
            <text:p>0.0625</text:p>
          </table:table-cell>
          <table:table-cell table:formula="of:=['Merge ingedients'.R104]" office:value-type="float" office:value="0.0625" calcext:value-type="float">
            <text:p>0.0625</text:p>
          </table:table-cell>
          <table:table-cell/>
          <table:table-cell table:formula="of:=COUNTIFS([.B104:.B$108];[.B104];[.C104:.C$108];[.C104])-1" office:value-type="float" office:value="0" calcext:value-type="float">
            <text:p>0</text:p>
          </table:table-cell>
          <table:table-cell table:style-name="ce18" table:formula="of:=[.I104]=0" office:value-type="boolean" office:boolean-value="true" calcext:value-type="boolean">
            <text:p>TRUE</text:p>
          </table:table-cell>
          <table:table-cell table:formula="of:=[.B104]" office:value-type="string" office:string-value="white sugar" calcext:value-type="string">
            <text:p>white sugar</text:p>
          </table:table-cell>
          <table:table-cell table:formula="of:=[.C104]" office:value-type="string" office:string-value="tbsp" calcext:value-type="string">
            <text:p>tbsp</text:p>
          </table:table-cell>
          <table:table-cell table:formula="of:=[.D104]" office:value-type="float" office:value="0.0625" calcext:value-type="float">
            <text:p>0.0625</text:p>
          </table:table-cell>
          <table:table-cell table:formula="of:=[.E104]" office:value-type="float" office:value="0.0625" calcext:value-type="float">
            <text:p>0.0625</text:p>
          </table:table-cell>
          <table:table-cell table:formula="of:=[.F104]" office:value-type="float" office:value="0.0625" calcext:value-type="float">
            <text:p>0.0625</text:p>
          </table:table-cell>
          <table:table-cell table:formula="of:=[.G104]" office:value-type="float" office:value="0.0625" calcext:value-type="float">
            <text:p>0.0625</text:p>
          </table:table-cell>
        </table:table-row>
        <table:table-row table:style-name="ro1">
          <table:table-cell table:formula="of:=[#REF!.A122]" office:value-type="string" office:string-value="" calcext:value-type="error">
            <text:p>#REF!</text:p>
          </table:table-cell>
          <table:table-cell table:formula="of:=['Merge ingedients'.M105]" office:value-type="string" office:string-value="Salt" calcext:value-type="string">
            <text:p>Salt</text:p>
          </table:table-cell>
          <table:table-cell table:formula="of:=['Merge ingedients'.N105]" office:value-type="string" office:string-value="tsp" calcext:value-type="string">
            <text:p>tsp</text:p>
          </table:table-cell>
          <table:table-cell table:formula="of:=['Merge ingedients'.O105]" office:value-type="float" office:value="0.0911458333333333" calcext:value-type="float">
            <text:p>0.0911458333</text:p>
          </table:table-cell>
          <table:table-cell table:formula="of:=['Merge ingedients'.P105]" office:value-type="float" office:value="0.0911458333333333" calcext:value-type="float">
            <text:p>0.0911458333</text:p>
          </table:table-cell>
          <table:table-cell table:formula="of:=['Merge ingedients'.Q105]" office:value-type="float" office:value="0.0911458333333333" calcext:value-type="float">
            <text:p>0.0911458333</text:p>
          </table:table-cell>
          <table:table-cell table:formula="of:=['Merge ingedients'.R105]" office:value-type="float" office:value="0.0911458333333333" calcext:value-type="float">
            <text:p>0.0911458333</text:p>
          </table:table-cell>
          <table:table-cell/>
          <table:table-cell table:formula="of:=COUNTIFS([.B105:.B$108];[.B105];[.C105:.C$108];[.C105])-1" office:value-type="float" office:value="0" calcext:value-type="float">
            <text:p>0</text:p>
          </table:table-cell>
          <table:table-cell table:style-name="ce18" table:formula="of:=[.I105]=0" office:value-type="boolean" office:boolean-value="true" calcext:value-type="boolean">
            <text:p>TRUE</text:p>
          </table:table-cell>
          <table:table-cell table:formula="of:=[.B105]" office:value-type="string" office:string-value="Salt" calcext:value-type="string">
            <text:p>Salt</text:p>
          </table:table-cell>
          <table:table-cell table:formula="of:=[.C105]" office:value-type="string" office:string-value="tsp" calcext:value-type="string">
            <text:p>tsp</text:p>
          </table:table-cell>
          <table:table-cell table:formula="of:=[.D105]" office:value-type="float" office:value="0.0911458333333333" calcext:value-type="float">
            <text:p>0.0911458333</text:p>
          </table:table-cell>
          <table:table-cell table:formula="of:=[.E105]" office:value-type="float" office:value="0.0911458333333333" calcext:value-type="float">
            <text:p>0.0911458333</text:p>
          </table:table-cell>
          <table:table-cell table:formula="of:=[.F105]" office:value-type="float" office:value="0.0911458333333333" calcext:value-type="float">
            <text:p>0.0911458333</text:p>
          </table:table-cell>
          <table:table-cell table:formula="of:=[.G105]" office:value-type="float" office:value="0.0911458333333333" calcext:value-type="float">
            <text:p>0.0911458333</text:p>
          </table:table-cell>
        </table:table-row>
        <table:table-row table:style-name="ro1">
          <table:table-cell table:formula="of:=[#REF!.A123]" office:value-type="string" office:string-value="" calcext:value-type="error">
            <text:p>#REF!</text:p>
          </table:table-cell>
          <table:table-cell table:formula="of:=['Merge ingedients'.M106]" office:value-type="string" office:string-value="ground black pepper" calcext:value-type="string">
            <text:p>ground black pepper</text:p>
          </table:table-cell>
          <table:table-cell table:formula="of:=['Merge ingedients'.N106]" office:value-type="string" office:string-value="tsp" calcext:value-type="string">
            <text:p>tsp</text:p>
          </table:table-cell>
          <table:table-cell table:formula="of:=['Merge ingedients'.O106]" office:value-type="float" office:value="0.0625" calcext:value-type="float">
            <text:p>0.0625</text:p>
          </table:table-cell>
          <table:table-cell table:formula="of:=['Merge ingedients'.P106]" office:value-type="float" office:value="0.0625" calcext:value-type="float">
            <text:p>0.0625</text:p>
          </table:table-cell>
          <table:table-cell table:formula="of:=['Merge ingedients'.Q106]" office:value-type="float" office:value="0.0625" calcext:value-type="float">
            <text:p>0.0625</text:p>
          </table:table-cell>
          <table:table-cell table:formula="of:=['Merge ingedients'.R106]" office:value-type="float" office:value="0.0625" calcext:value-type="float">
            <text:p>0.0625</text:p>
          </table:table-cell>
          <table:table-cell/>
          <table:table-cell table:formula="of:=COUNTIFS([.B106:.B$108];[.B106];[.C106:.C$108];[.C106])-1" office:value-type="float" office:value="0" calcext:value-type="float">
            <text:p>0</text:p>
          </table:table-cell>
          <table:table-cell table:style-name="ce18" table:formula="of:=[.I106]=0" office:value-type="boolean" office:boolean-value="true" calcext:value-type="boolean">
            <text:p>TRUE</text:p>
          </table:table-cell>
          <table:table-cell table:formula="of:=[.B106]" office:value-type="string" office:string-value="ground black pepper" calcext:value-type="string">
            <text:p>ground black pepper</text:p>
          </table:table-cell>
          <table:table-cell table:formula="of:=[.C106]" office:value-type="string" office:string-value="tsp" calcext:value-type="string">
            <text:p>tsp</text:p>
          </table:table-cell>
          <table:table-cell table:formula="of:=[.D106]" office:value-type="float" office:value="0.0625" calcext:value-type="float">
            <text:p>0.0625</text:p>
          </table:table-cell>
          <table:table-cell table:formula="of:=[.E106]" office:value-type="float" office:value="0.0625" calcext:value-type="float">
            <text:p>0.0625</text:p>
          </table:table-cell>
          <table:table-cell table:formula="of:=[.F106]" office:value-type="float" office:value="0.0625" calcext:value-type="float">
            <text:p>0.0625</text:p>
          </table:table-cell>
          <table:table-cell table:formula="of:=[.G106]" office:value-type="float" office:value="0.0625" calcext:value-type="float">
            <text:p>0.0625</text:p>
          </table:table-cell>
        </table:table-row>
        <table:table-row table:style-name="ro1">
          <table:table-cell/>
          <table:table-cell table:formula="of:=['Merge ingedients'.M107]" office:value-type="string" office:string-value="chopped fresh parsley" calcext:value-type="string">
            <text:p>chopped fresh parsley</text:p>
          </table:table-cell>
          <table:table-cell table:formula="of:=['Merge ingedients'.N107]" office:value-type="string" office:string-value="tbsp" calcext:value-type="string">
            <text:p>tbsp</text:p>
          </table:table-cell>
          <table:table-cell table:formula="of:=['Merge ingedients'.O107]" office:value-type="float" office:value="0" calcext:value-type="float">
            <text:p>0</text:p>
          </table:table-cell>
          <table:table-cell table:formula="of:=['Merge ingedients'.P107]" office:value-type="float" office:value="0" calcext:value-type="float">
            <text:p>0</text:p>
          </table:table-cell>
          <table:table-cell table:formula="of:=['Merge ingedients'.Q107]" office:value-type="float" office:value="0" calcext:value-type="float">
            <text:p>0</text:p>
          </table:table-cell>
          <table:table-cell table:formula="of:=['Merge ingedients'.R107]" office:value-type="float" office:value="0" calcext:value-type="float">
            <text:p>0</text:p>
          </table:table-cell>
          <table:table-cell/>
          <table:table-cell table:formula="of:=COUNTIFS([.B107:.B$108];[.B107];[.C107:.C$108];[.C107])-1" office:value-type="float" office:value="0" calcext:value-type="float">
            <text:p>0</text:p>
          </table:table-cell>
          <table:table-cell table:style-name="ce18" table:formula="of:=[.I107]=0" office:value-type="boolean" office:boolean-value="true" calcext:value-type="boolean">
            <text:p>TRUE</text:p>
          </table:table-cell>
          <table:table-cell table:formula="of:=[.B107]" office:value-type="string" office:string-value="chopped fresh parsley" calcext:value-type="string">
            <text:p>chopped fresh parsley</text:p>
          </table:table-cell>
          <table:table-cell table:formula="of:=[.C107]" office:value-type="string" office:string-value="tbsp" calcext:value-type="string">
            <text:p>tbsp</text:p>
          </table:table-cell>
          <table:table-cell table:formula="of:=[.D107]" office:value-type="float" office:value="0" calcext:value-type="float">
            <text:p>0</text:p>
          </table:table-cell>
          <table:table-cell table:formula="of:=[.E107]" office:value-type="float" office:value="0" calcext:value-type="float">
            <text:p>0</text:p>
          </table:table-cell>
          <table:table-cell table:formula="of:=[.F107]" office:value-type="float" office:value="0" calcext:value-type="float">
            <text:p>0</text:p>
          </table:table-cell>
          <table:table-cell table:formula="of:=[.G10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Merge ingedients'.M108]" office:value-type="float" office:value="0" calcext:value-type="float">
            <text:p>0</text:p>
          </table:table-cell>
          <table:table-cell table:formula="of:=['Merge ingedients'.N108]" office:value-type="float" office:value="0" calcext:value-type="float">
            <text:p>0</text:p>
          </table:table-cell>
          <table:table-cell table:formula="of:=['Merge ingedients'.O108]" office:value-type="float" office:value="392.754166666667" calcext:value-type="float">
            <text:p>392.7541666667</text:p>
          </table:table-cell>
          <table:table-cell table:formula="of:=['Merge ingedients'.P108]" office:value-type="float" office:value="392.754166666667" calcext:value-type="float">
            <text:p>392.7541666667</text:p>
          </table:table-cell>
          <table:table-cell table:formula="of:=['Merge ingedients'.Q108]" office:value-type="float" office:value="393.691666666667" calcext:value-type="float">
            <text:p>393.6916666667</text:p>
          </table:table-cell>
          <table:table-cell table:formula="of:=['Merge ingedients'.R108]" office:value-type="float" office:value="392.754166666667" calcext:value-type="float">
            <text:p>392.7541666667</text:p>
          </table:table-cell>
          <table:table-cell/>
          <table:table-cell table:formula="of:=COUNTIFS([.B108:.B$108];[.B108];[.C108:.C$108];[.C108])-1" office:value-type="float" office:value="0" calcext:value-type="float">
            <text:p>0</text:p>
          </table:table-cell>
          <table:table-cell table:style-name="ce18" table:formula="of:=[.I108]=0" office:value-type="boolean" office:boolean-value="true" calcext:value-type="boolean">
            <text:p>TRUE</text:p>
          </table:table-cell>
          <table:table-cell table:formula="of:=[.B108]" office:value-type="float" office:value="0" calcext:value-type="float">
            <text:p>0</text:p>
          </table:table-cell>
          <table:table-cell table:formula="of:=[.C108]" office:value-type="float" office:value="0" calcext:value-type="float">
            <text:p>0</text:p>
          </table:table-cell>
          <table:table-cell table:formula="of:=[.D108]" office:value-type="float" office:value="392.754166666667" calcext:value-type="float">
            <text:p>392.7541666667</text:p>
          </table:table-cell>
          <table:table-cell table:formula="of:=[.E108]" office:value-type="float" office:value="392.754166666667" calcext:value-type="float">
            <text:p>392.7541666667</text:p>
          </table:table-cell>
          <table:table-cell table:formula="of:=[.F108]" office:value-type="float" office:value="393.691666666667" calcext:value-type="float">
            <text:p>393.6916666667</text:p>
          </table:table-cell>
          <table:table-cell table:formula="of:=[.G108]" office:value-type="float" office:value="392.754166666667" calcext:value-type="float">
            <text:p>392.7541666667</text:p>
          </table:table-cell>
        </table:table-row>
        <table:table-row table:style-name="ro1" table:number-rows-repeated="104846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opping List" table:style-name="ta3">
        <office:forms form:automatic-focus="false" form:apply-design-mode="false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How many people are eating?</text:p>
          </table:table-cell>
          <table:table-cell office:value-type="float" office:value="60" calcext:value-type="float">
            <text:p>60</text:p>
          </table:table-cell>
          <table:table-cell table:style-name="ce36" office:value-type="string" calcext:value-type="string" table:number-columns-spanned="4" table:number-rows-spanned="1">
            <text:p>Amount to buy</text:p>
          </table:table-cell>
          <table:covered-table-cell table:number-columns-repeated="3"/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37" table:formula="of:=[#REF!]" office:value-type="string" office:string-value="" calcext:value-type="error">
            <text:p>#REF!</text:p>
          </table:table-cell>
          <table:table-cell table:style-name="ce37" table:formula="of:=[#REF!]" office:value-type="string" office:string-value="" calcext:value-type="error">
            <text:p>#REF!</text:p>
          </table:table-cell>
          <table:table-cell table:style-name="ce37" table:formula="of:=[#REF!]" office:value-type="string" office:string-value="" calcext:value-type="error">
            <text:p>#REF!</text:p>
          </table:table-cell>
          <table:table-cell table:style-name="ce37" table:formula="of:=[#REF!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2" table:formula="of:=[#REF!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VALUE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  <table:table-cell table:style-name="ce38" table:formula="of:=[#REF!]*[.$C$1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</table:table>
      <table:table table:name="Manual" table:style-name="ta4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  <table:table-cell/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  <table:table-cell/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rge ingredients</text:p>
          </table:table-cell>
          <table:table-cell office:value-type="string" calcext:value-type="string">
            <text:p>merges multiple ingredient rows into one</text:p>
          </table:table-cell>
        </table:table-row>
      </table:table>
      <table:named-expressions/>
      <table:database-ranges>
        <table:database-range table:name="__Anonymous_DB__1" table:target-range-address="'Merge ingedients'.O2:'Merge ingedients'.O2" table:contains-header="false"/>
        <table:database-range table:name="__Anonymous_DB__2" table:target-range-address="'Merge ingedients'.O3:'Merge ingedients'.R188" table:contains-header="false"/>
        <table:database-range table:name="__Anonymous_DB__3" table:target-range-address="'Merge ingedients'.O2:'Merge ingedients'.R188" table:contains-header="false"/>
        <table:database-range table:name="__Anonymous_Sheet_DB__6" table:target-range-address="'Merge ingedients'.O2:'Merge ingedients'.R157" table:contains-header="false"/>
        <table:database-range table:name="__Anonymous_Sheet_DB__7" table:target-range-address="'Deduplicate Ingredients'.A1:'Deduplicate Ingredients'.G108" table:contains-header="false" table:orientation="column"/>
        <table:database-range table:name="__Anonymous_Sheet_DB__8" table:target-range-address="'Shopping List'.A1:'Shopping List'.G106" table:contains-header="false" table:orientation="column">
          <table:filter>
            <table:filter-or>
              <table:filter-condition table:field-number="1" table:data-type="number" table:value="0" table:operator="!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20:28:26.238919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4T06:18:50.484848676</dc:date>
    <meta:editing-duration>PT14H46M33S</meta:editing-duration>
    <meta:editing-cycles>71</meta:editing-cycles>
    <meta:document-statistic meta:table-count="10" meta:cell-count="13360" meta:object-count="0"/>
  </office:meta>
</office:document-meta>
</file>